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.sender_i.routed_msg_pub.network" table:style-name="ta1">
        <table:shapes>
          <draw:frame draw:z-index="0" draw:style-name="gr1" draw:text-style-name="P1" svg:width="659.4pt" svg:height="406.01pt" svg:x="342.26pt" svg:y="54.79pt">
            <draw:object draw:notify-on-update-of-ranges="'source_2.sender_i.routed_msg_pub.network'.D1:'source_2.sender_i.routed_msg_pub.network'.D1 'source_2.sender_i.routed_msg_pub.network'.D2:'source_2.sender_i.routed_msg_pub.network'.D1575 'source_2.sender_i.routed_msg_pub.network'.E1:'source_2.sender_i.routed_msg_pub.network'.E1 'source_2.sender_i.routed_msg_pub.network'.E2:'source_2.sender_i.routed_msg_pub.network'.E157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00471.94483" calcext:value-type="float">
            <text:p>1442700471.94483</text:p>
          </table:table-cell>
          <table:table-cell office:value-type="float" office:value="8096" calcext:value-type="float">
            <text:p>80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700480.13193" calcext:value-type="float">
            <text:p>1442700480.13193</text:p>
          </table:table-cell>
          <table:table-cell table:formula="of:=[.G2]-[.B2]" office:value-type="float" office:value="8.18710088729858" calcext:value-type="float">
            <text:p>8.1871008873</text:p>
          </table:table-cell>
          <table:table-cell table:formula="of:=MAX([.H2:.H2000])" office:value-type="float" office:value="13.1308157444" calcext:value-type="float">
            <text:p>13.1308157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00480.01126" calcext:value-type="float">
            <text:p>1442700480.01126</text:p>
          </table:table-cell>
          <table:table-cell office:value-type="float" office:value="8096" calcext:value-type="float">
            <text:p>8096</text:p>
          </table:table-cell>
          <table:table-cell table:formula="of:=[.B3]-[.B$2]" office:value-type="float" office:value="8.0664336681366" calcext:value-type="float">
            <text:p>8.0664336681</text:p>
          </table:table-cell>
          <table:table-cell table:formula="of:=[.C3]/([.D3]-[.D2])" office:value-type="float" office:value="1003.66535362216" calcext:value-type="float">
            <text:p>1003.6653536222</text:p>
          </table:table-cell>
          <table:table-cell/>
          <table:table-cell office:value-type="float" office:value="1442700480.15214" calcext:value-type="float">
            <text:p>1442700480.15214</text:p>
          </table:table-cell>
          <table:table-cell table:formula="of:=[.G3]-[.B3]" office:value-type="float" office:value="0.140880584716797" calcext:value-type="float">
            <text:p>0.14088058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00480.02161" calcext:value-type="float">
            <text:p>1442700480.02161</text:p>
          </table:table-cell>
          <table:table-cell office:value-type="float" office:value="8096" calcext:value-type="float">
            <text:p>8096</text:p>
          </table:table-cell>
          <table:table-cell table:formula="of:=[.B4]-[.B$2]" office:value-type="float" office:value="8.07677674293518" calcext:value-type="float">
            <text:p>8.0767767429</text:p>
          </table:table-cell>
          <table:table-cell table:formula="of:=[.C4]/([.D4]-[.D3])" office:value-type="float" office:value="782745.958784749" calcext:value-type="float">
            <text:p>782745.958784749</text:p>
          </table:table-cell>
          <table:table-cell/>
          <table:table-cell office:value-type="float" office:value="1442700480.16241" calcext:value-type="float">
            <text:p>1442700480.16241</text:p>
          </table:table-cell>
          <table:table-cell table:formula="of:=[.G4]-[.B4]" office:value-type="float" office:value="0.140809535980225" calcext:value-type="float">
            <text:p>0.1408095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00480.03191" calcext:value-type="float">
            <text:p>1442700480.03191</text:p>
          </table:table-cell>
          <table:table-cell office:value-type="float" office:value="8096" calcext:value-type="float">
            <text:p>8096</text:p>
          </table:table-cell>
          <table:table-cell table:formula="of:=[.B5]-[.B$2]" office:value-type="float" office:value="8.08707666397095" calcext:value-type="float">
            <text:p>8.087076664</text:p>
          </table:table-cell>
          <table:table-cell table:formula="of:=[.C5]/([.D5]-[.D4])" office:value-type="float" office:value="786025.443485104" calcext:value-type="float">
            <text:p>786025.443485104</text:p>
          </table:table-cell>
          <table:table-cell/>
          <table:table-cell office:value-type="float" office:value="1442700480.18298" calcext:value-type="float">
            <text:p>1442700480.18298</text:p>
          </table:table-cell>
          <table:table-cell table:formula="of:=[.G5]-[.B5]" office:value-type="float" office:value="0.15107536315918" calcext:value-type="float">
            <text:p>0.15107536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00480.04218" calcext:value-type="float">
            <text:p>1442700480.04218</text:p>
          </table:table-cell>
          <table:table-cell office:value-type="float" office:value="8096" calcext:value-type="float">
            <text:p>8096</text:p>
          </table:table-cell>
          <table:table-cell table:formula="of:=[.B6]-[.B$2]" office:value-type="float" office:value="8.0973494052887" calcext:value-type="float">
            <text:p>8.0973494053</text:p>
          </table:table-cell>
          <table:table-cell table:formula="of:=[.C6]/([.D6]-[.D5])" office:value-type="float" office:value="788105.117181517" calcext:value-type="float">
            <text:p>788105.117181517</text:p>
          </table:table-cell>
          <table:table-cell/>
          <table:table-cell office:value-type="float" office:value="1442700480.18652" calcext:value-type="float">
            <text:p>1442700480.18652</text:p>
          </table:table-cell>
          <table:table-cell table:formula="of:=[.G6]-[.B6]" office:value-type="float" office:value="0.144336938858032" calcext:value-type="float">
            <text:p>0.144336938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00480.05245" calcext:value-type="float">
            <text:p>1442700480.05245</text:p>
          </table:table-cell>
          <table:table-cell office:value-type="float" office:value="8096" calcext:value-type="float">
            <text:p>8096</text:p>
          </table:table-cell>
          <table:table-cell table:formula="of:=[.B7]-[.B$2]" office:value-type="float" office:value="8.10762453079224" calcext:value-type="float">
            <text:p>8.1076245308</text:p>
          </table:table-cell>
          <table:table-cell table:formula="of:=[.C7]/([.D7]-[.D6])" office:value-type="float" office:value="787922.249437316" calcext:value-type="float">
            <text:p>787922.249437316</text:p>
          </table:table-cell>
          <table:table-cell/>
          <table:table-cell office:value-type="float" office:value="1442700480.19321" calcext:value-type="float">
            <text:p>1442700480.19321</text:p>
          </table:table-cell>
          <table:table-cell table:formula="of:=[.G7]-[.B7]" office:value-type="float" office:value="0.14075493812561" calcext:value-type="float">
            <text:p>0.140754938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00480.06278" calcext:value-type="float">
            <text:p>1442700480.06278</text:p>
          </table:table-cell>
          <table:table-cell office:value-type="float" office:value="8096" calcext:value-type="float">
            <text:p>8096</text:p>
          </table:table-cell>
          <table:table-cell table:formula="of:=[.B8]-[.B$2]" office:value-type="float" office:value="8.11795568466187" calcext:value-type="float">
            <text:p>8.1179556847</text:p>
          </table:table-cell>
          <table:table-cell table:formula="of:=[.C8]/([.D8]-[.D7])" office:value-type="float" office:value="783649.154989384" calcext:value-type="float">
            <text:p>783649.154989384</text:p>
          </table:table-cell>
          <table:table-cell/>
          <table:table-cell office:value-type="float" office:value="1442700480.21366" calcext:value-type="float">
            <text:p>1442700480.21366</text:p>
          </table:table-cell>
          <table:table-cell table:formula="of:=[.G8]-[.B8]" office:value-type="float" office:value="0.150874376296997" calcext:value-type="float">
            <text:p>0.150874376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00480.07302" calcext:value-type="float">
            <text:p>1442700480.07302</text:p>
          </table:table-cell>
          <table:table-cell office:value-type="float" office:value="8096" calcext:value-type="float">
            <text:p>8096</text:p>
          </table:table-cell>
          <table:table-cell table:formula="of:=[.B9]-[.B$2]" office:value-type="float" office:value="8.12818908691406" calcext:value-type="float">
            <text:p>8.1281890869</text:p>
          </table:table-cell>
          <table:table-cell table:formula="of:=[.C9]/([.D9]-[.D8])" office:value-type="float" office:value="791134.737057919" calcext:value-type="float">
            <text:p>791134.737057919</text:p>
          </table:table-cell>
          <table:table-cell/>
          <table:table-cell office:value-type="float" office:value="1442700480.21717" calcext:value-type="float">
            <text:p>1442700480.21717</text:p>
          </table:table-cell>
          <table:table-cell table:formula="of:=[.G9]-[.B9]" office:value-type="float" office:value="0.144153118133545" calcext:value-type="float">
            <text:p>0.144153118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00480.08325" calcext:value-type="float">
            <text:p>1442700480.08325</text:p>
          </table:table-cell>
          <table:table-cell office:value-type="float" office:value="8096" calcext:value-type="float">
            <text:p>8096</text:p>
          </table:table-cell>
          <table:table-cell table:formula="of:=[.B10]-[.B$2]" office:value-type="float" office:value="8.1384220123291" calcext:value-type="float">
            <text:p>8.1384220123</text:p>
          </table:table-cell>
          <table:table-cell table:formula="of:=[.C10]/([.D10]-[.D9])" office:value-type="float" office:value="791171.602609506" calcext:value-type="float">
            <text:p>791171.602609506</text:p>
          </table:table-cell>
          <table:table-cell/>
          <table:table-cell office:value-type="float" office:value="1442700480.22407" calcext:value-type="float">
            <text:p>1442700480.22407</text:p>
          </table:table-cell>
          <table:table-cell table:formula="of:=[.G10]-[.B10]" office:value-type="float" office:value="0.140814542770386" calcext:value-type="float">
            <text:p>0.140814542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00480.09351" calcext:value-type="float">
            <text:p>1442700480.09351</text:p>
          </table:table-cell>
          <table:table-cell office:value-type="float" office:value="8096" calcext:value-type="float">
            <text:p>8096</text:p>
          </table:table-cell>
          <table:table-cell table:formula="of:=[.B11]-[.B$2]" office:value-type="float" office:value="8.14868211746216" calcext:value-type="float">
            <text:p>8.1486821175</text:p>
          </table:table-cell>
          <table:table-cell table:formula="of:=[.C11]/([.D11]-[.D10])" office:value-type="float" office:value="789075.735093182" calcext:value-type="float">
            <text:p>789075.735093182</text:p>
          </table:table-cell>
          <table:table-cell/>
          <table:table-cell office:value-type="float" office:value="1442700480.30739" calcext:value-type="float">
            <text:p>1442700480.30739</text:p>
          </table:table-cell>
          <table:table-cell table:formula="of:=[.G11]-[.B11]" office:value-type="float" office:value="0.213882923126221" calcext:value-type="float">
            <text:p>0.213882923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00480.10384" calcext:value-type="float">
            <text:p>1442700480.10384</text:p>
          </table:table-cell>
          <table:table-cell office:value-type="float" office:value="8096" calcext:value-type="float">
            <text:p>8096</text:p>
          </table:table-cell>
          <table:table-cell table:formula="of:=[.B12]-[.B$2]" office:value-type="float" office:value="8.15900754928589" calcext:value-type="float">
            <text:p>8.1590075493</text:p>
          </table:table-cell>
          <table:table-cell table:formula="of:=[.C12]/([.D12]-[.D11])" office:value-type="float" office:value="784083.429943659" calcext:value-type="float">
            <text:p>784083.429943659</text:p>
          </table:table-cell>
          <table:table-cell/>
          <table:table-cell office:value-type="float" office:value="1442700480.31409" calcext:value-type="float">
            <text:p>1442700480.31409</text:p>
          </table:table-cell>
          <table:table-cell table:formula="of:=[.G12]-[.B12]" office:value-type="float" office:value="0.210249662399292" calcext:value-type="float">
            <text:p>0.210249662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00480.1141" calcext:value-type="float">
            <text:p>1442700480.1141</text:p>
          </table:table-cell>
          <table:table-cell office:value-type="float" office:value="8096" calcext:value-type="float">
            <text:p>8096</text:p>
          </table:table-cell>
          <table:table-cell table:formula="of:=[.B13]-[.B$2]" office:value-type="float" office:value="8.16927170753479" calcext:value-type="float">
            <text:p>8.1692717075</text:p>
          </table:table-cell>
          <table:table-cell table:formula="of:=[.C13]/([.D13]-[.D12])" office:value-type="float" office:value="788764.144479803" calcext:value-type="float">
            <text:p>788764.144479803</text:p>
          </table:table-cell>
          <table:table-cell/>
          <table:table-cell office:value-type="float" office:value="1442700480.31761" calcext:value-type="float">
            <text:p>1442700480.31761</text:p>
          </table:table-cell>
          <table:table-cell table:formula="of:=[.G13]-[.B13]" office:value-type="float" office:value="0.203514337539673" calcext:value-type="float">
            <text:p>0.20351433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00480.12435" calcext:value-type="float">
            <text:p>1442700480.12435</text:p>
          </table:table-cell>
          <table:table-cell office:value-type="float" office:value="8096" calcext:value-type="float">
            <text:p>8096</text:p>
          </table:table-cell>
          <table:table-cell table:formula="of:=[.B14]-[.B$2]" office:value-type="float" office:value="8.17951679229736" calcext:value-type="float">
            <text:p>8.1795167923</text:p>
          </table:table-cell>
          <table:table-cell table:formula="of:=[.C14]/([.D14]-[.D13])" office:value-type="float" office:value="790232.603011333" calcext:value-type="float">
            <text:p>790232.603011333</text:p>
          </table:table-cell>
          <table:table-cell/>
          <table:table-cell office:value-type="float" office:value="1442700480.33256" calcext:value-type="float">
            <text:p>1442700480.33256</text:p>
          </table:table-cell>
          <table:table-cell table:formula="of:=[.G14]-[.B14]" office:value-type="float" office:value="0.208214044570923" calcext:value-type="float">
            <text:p>0.208214044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00480.13462" calcext:value-type="float">
            <text:p>1442700480.13462</text:p>
          </table:table-cell>
          <table:table-cell office:value-type="float" office:value="8096" calcext:value-type="float">
            <text:p>8096</text:p>
          </table:table-cell>
          <table:table-cell table:formula="of:=[.B15]-[.B$2]" office:value-type="float" office:value="8.1897931098938" calcext:value-type="float">
            <text:p>8.1897931099</text:p>
          </table:table-cell>
          <table:table-cell table:formula="of:=[.C15]/([.D15]-[.D14])" office:value-type="float" office:value="787830.847385272" calcext:value-type="float">
            <text:p>787830.847385272</text:p>
          </table:table-cell>
          <table:table-cell/>
          <table:table-cell office:value-type="float" office:value="1442700480.36347" calcext:value-type="float">
            <text:p>1442700480.36347</text:p>
          </table:table-cell>
          <table:table-cell table:formula="of:=[.G15]-[.B15]" office:value-type="float" office:value="0.228843450546265" calcext:value-type="float">
            <text:p>0.22884345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00480.14487" calcext:value-type="float">
            <text:p>1442700480.14487</text:p>
          </table:table-cell>
          <table:table-cell office:value-type="float" office:value="8096" calcext:value-type="float">
            <text:p>8096</text:p>
          </table:table-cell>
          <table:table-cell table:formula="of:=[.B16]-[.B$2]" office:value-type="float" office:value="8.20003890991211" calcext:value-type="float">
            <text:p>8.2000389099</text:p>
          </table:table-cell>
          <table:table-cell table:formula="of:=[.C16]/([.D16]-[.D15])" office:value-type="float" office:value="790177.437148043" calcext:value-type="float">
            <text:p>790177.437148043</text:p>
          </table:table-cell>
          <table:table-cell/>
          <table:table-cell office:value-type="float" office:value="1442700480.367" calcext:value-type="float">
            <text:p>1442700480.367</text:p>
          </table:table-cell>
          <table:table-cell table:formula="of:=[.G16]-[.B16]" office:value-type="float" office:value="0.222128868103027" calcext:value-type="float">
            <text:p>0.222128868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00480.15515" calcext:value-type="float">
            <text:p>1442700480.15515</text:p>
          </table:table-cell>
          <table:table-cell office:value-type="float" office:value="8096" calcext:value-type="float">
            <text:p>8096</text:p>
          </table:table-cell>
          <table:table-cell table:formula="of:=[.B17]-[.B$2]" office:value-type="float" office:value="8.21032166481018" calcext:value-type="float">
            <text:p>8.2103216648</text:p>
          </table:table-cell>
          <table:table-cell table:formula="of:=[.C17]/([.D17]-[.D16])" office:value-type="float" office:value="787337.642514318" calcext:value-type="float">
            <text:p>787337.642514318</text:p>
          </table:table-cell>
          <table:table-cell/>
          <table:table-cell office:value-type="float" office:value="1442700480.37053" calcext:value-type="float">
            <text:p>1442700480.37053</text:p>
          </table:table-cell>
          <table:table-cell table:formula="of:=[.G17]-[.B17]" office:value-type="float" office:value="0.215375661849976" calcext:value-type="float">
            <text:p>0.21537566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00480.16542" calcext:value-type="float">
            <text:p>1442700480.16542</text:p>
          </table:table-cell>
          <table:table-cell office:value-type="float" office:value="8096" calcext:value-type="float">
            <text:p>8096</text:p>
          </table:table-cell>
          <table:table-cell table:formula="of:=[.B18]-[.B$2]" office:value-type="float" office:value="8.22058773040772" calcext:value-type="float">
            <text:p>8.2205877304</text:p>
          </table:table-cell>
          <table:table-cell table:formula="of:=[.C18]/([.D18]-[.D17])" office:value-type="float" office:value="788617.598736617" calcext:value-type="float">
            <text:p>788617.598736617</text:p>
          </table:table-cell>
          <table:table-cell/>
          <table:table-cell office:value-type="float" office:value="1442700480.66368" calcext:value-type="float">
            <text:p>1442700480.66368</text:p>
          </table:table-cell>
          <table:table-cell table:formula="of:=[.G18]-[.B18]" office:value-type="float" office:value="0.498259782791138" calcext:value-type="float">
            <text:p>0.498259782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00480.17572" calcext:value-type="float">
            <text:p>1442700480.17572</text:p>
          </table:table-cell>
          <table:table-cell office:value-type="float" office:value="8096" calcext:value-type="float">
            <text:p>8096</text:p>
          </table:table-cell>
          <table:table-cell table:formula="of:=[.B19]-[.B$2]" office:value-type="float" office:value="8.23089122772217" calcext:value-type="float">
            <text:p>8.2308912277</text:p>
          </table:table-cell>
          <table:table-cell table:formula="of:=[.C19]/([.D19]-[.D18])" office:value-type="float" office:value="785752.619029989" calcext:value-type="float">
            <text:p>785752.619029989</text:p>
          </table:table-cell>
          <table:table-cell/>
          <table:table-cell office:value-type="float" office:value="1442700480.66718" calcext:value-type="float">
            <text:p>1442700480.66718</text:p>
          </table:table-cell>
          <table:table-cell table:formula="of:=[.G19]-[.B19]" office:value-type="float" office:value="0.491464138031006" calcext:value-type="float">
            <text:p>0.49146413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00480.18598" calcext:value-type="float">
            <text:p>1442700480.18598</text:p>
          </table:table-cell>
          <table:table-cell office:value-type="float" office:value="8096" calcext:value-type="float">
            <text:p>8096</text:p>
          </table:table-cell>
          <table:table-cell table:formula="of:=[.B20]-[.B$2]" office:value-type="float" office:value="8.24115109443665" calcext:value-type="float">
            <text:p>8.2411510944</text:p>
          </table:table-cell>
          <table:table-cell table:formula="of:=[.C20]/([.D20]-[.D19])" office:value-type="float" office:value="789094.071619455" calcext:value-type="float">
            <text:p>789094.071619455</text:p>
          </table:table-cell>
          <table:table-cell/>
          <table:table-cell office:value-type="float" office:value="1442700480.67071" calcext:value-type="float">
            <text:p>1442700480.67071</text:p>
          </table:table-cell>
          <table:table-cell table:formula="of:=[.G20]-[.B20]" office:value-type="float" office:value="0.484731435775757" calcext:value-type="float">
            <text:p>0.484731435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00480.19627" calcext:value-type="float">
            <text:p>1442700480.19627</text:p>
          </table:table-cell>
          <table:table-cell office:value-type="float" office:value="8096" calcext:value-type="float">
            <text:p>8096</text:p>
          </table:table-cell>
          <table:table-cell table:formula="of:=[.B21]-[.B$2]" office:value-type="float" office:value="8.25143933296204" calcext:value-type="float">
            <text:p>8.251439333</text:p>
          </table:table-cell>
          <table:table-cell table:formula="of:=[.C21]/([.D21]-[.D20])" office:value-type="float" office:value="786917.991842788" calcext:value-type="float">
            <text:p>786917.991842788</text:p>
          </table:table-cell>
          <table:table-cell/>
          <table:table-cell office:value-type="float" office:value="1442700480.69051" calcext:value-type="float">
            <text:p>1442700480.69051</text:p>
          </table:table-cell>
          <table:table-cell table:formula="of:=[.G21]-[.B21]" office:value-type="float" office:value="0.494246006011963" calcext:value-type="float">
            <text:p>0.4942460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00480.20653" calcext:value-type="float">
            <text:p>1442700480.20653</text:p>
          </table:table-cell>
          <table:table-cell office:value-type="float" office:value="8096" calcext:value-type="float">
            <text:p>8096</text:p>
          </table:table-cell>
          <table:table-cell table:formula="of:=[.B22]-[.B$2]" office:value-type="float" office:value="8.26169872283936" calcext:value-type="float">
            <text:p>8.2616987228</text:p>
          </table:table-cell>
          <table:table-cell table:formula="of:=[.C22]/([.D22]-[.D21])" office:value-type="float" office:value="789130.747228742" calcext:value-type="float">
            <text:p>789130.747228742</text:p>
          </table:table-cell>
          <table:table-cell/>
          <table:table-cell office:value-type="float" office:value="1442700480.69404" calcext:value-type="float">
            <text:p>1442700480.69404</text:p>
          </table:table-cell>
          <table:table-cell table:formula="of:=[.G22]-[.B22]" office:value-type="float" office:value="0.487515687942505" calcext:value-type="float">
            <text:p>0.487515687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00480.21682" calcext:value-type="float">
            <text:p>1442700480.21682</text:p>
          </table:table-cell>
          <table:table-cell office:value-type="float" office:value="8096" calcext:value-type="float">
            <text:p>8096</text:p>
          </table:table-cell>
          <table:table-cell table:formula="of:=[.B23]-[.B$2]" office:value-type="float" office:value="8.27199482917786" calcext:value-type="float">
            <text:p>8.2719948292</text:p>
          </table:table-cell>
          <table:table-cell table:formula="of:=[.C23]/([.D23]-[.D22])" office:value-type="float" office:value="786316.665138358" calcext:value-type="float">
            <text:p>786316.665138358</text:p>
          </table:table-cell>
          <table:table-cell/>
          <table:table-cell office:value-type="float" office:value="1442700480.69757" calcext:value-type="float">
            <text:p>1442700480.69757</text:p>
          </table:table-cell>
          <table:table-cell table:formula="of:=[.G23]-[.B23]" office:value-type="float" office:value="0.480747222900391" calcext:value-type="float">
            <text:p>0.480747222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00480.22706" calcext:value-type="float">
            <text:p>1442700480.22706</text:p>
          </table:table-cell>
          <table:table-cell office:value-type="float" office:value="8096" calcext:value-type="float">
            <text:p>8096</text:p>
          </table:table-cell>
          <table:table-cell table:formula="of:=[.B24]-[.B$2]" office:value-type="float" office:value="8.28223395347595" calcext:value-type="float">
            <text:p>8.2822339535</text:p>
          </table:table-cell>
          <table:table-cell table:formula="of:=[.C24]/([.D24]-[.D23])" office:value-type="float" office:value="790692.618264798" calcext:value-type="float">
            <text:p>790692.618264798</text:p>
          </table:table-cell>
          <table:table-cell/>
          <table:table-cell office:value-type="float" office:value="1442700480.72361" calcext:value-type="float">
            <text:p>1442700480.72361</text:p>
          </table:table-cell>
          <table:table-cell table:formula="of:=[.G24]-[.B24]" office:value-type="float" office:value="0.496542692184448" calcext:value-type="float">
            <text:p>0.49654269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00480.23736" calcext:value-type="float">
            <text:p>1442700480.23736</text:p>
          </table:table-cell>
          <table:table-cell office:value-type="float" office:value="8096" calcext:value-type="float">
            <text:p>8096</text:p>
          </table:table-cell>
          <table:table-cell table:formula="of:=[.B25]-[.B$2]" office:value-type="float" office:value="8.29253172874451" calcext:value-type="float">
            <text:p>8.2925317287</text:p>
          </table:table-cell>
          <table:table-cell table:formula="of:=[.C25]/([.D25]-[.D24])" office:value-type="float" office:value="786189.229116503" calcext:value-type="float">
            <text:p>786189.229116503</text:p>
          </table:table-cell>
          <table:table-cell/>
          <table:table-cell office:value-type="float" office:value="1442700480.72714" calcext:value-type="float">
            <text:p>1442700480.72714</text:p>
          </table:table-cell>
          <table:table-cell table:formula="of:=[.G25]-[.B25]" office:value-type="float" office:value="0.489774703979492" calcext:value-type="float">
            <text:p>0.48977470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00480.24763" calcext:value-type="float">
            <text:p>1442700480.24763</text:p>
          </table:table-cell>
          <table:table-cell office:value-type="float" office:value="8096" calcext:value-type="float">
            <text:p>8096</text:p>
          </table:table-cell>
          <table:table-cell table:formula="of:=[.B26]-[.B$2]" office:value-type="float" office:value="8.30280303955078" calcext:value-type="float">
            <text:p>8.3028030396</text:p>
          </table:table-cell>
          <table:table-cell table:formula="of:=[.C26]/([.D26]-[.D25])" office:value-type="float" office:value="788214.878577563" calcext:value-type="float">
            <text:p>788214.878577563</text:p>
          </table:table-cell>
          <table:table-cell/>
          <table:table-cell office:value-type="float" office:value="1442700480.73066" calcext:value-type="float">
            <text:p>1442700480.73066</text:p>
          </table:table-cell>
          <table:table-cell table:formula="of:=[.G26]-[.B26]" office:value-type="float" office:value="0.483028888702393" calcext:value-type="float">
            <text:p>0.483028888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00480.2579" calcext:value-type="float">
            <text:p>1442700480.2579</text:p>
          </table:table-cell>
          <table:table-cell office:value-type="float" office:value="8096" calcext:value-type="float">
            <text:p>8096</text:p>
          </table:table-cell>
          <table:table-cell table:formula="of:=[.B27]-[.B$2]" office:value-type="float" office:value="8.31307601928711" calcext:value-type="float">
            <text:p>8.3130760193</text:p>
          </table:table-cell>
          <table:table-cell table:formula="of:=[.C27]/([.D27]-[.D26])" office:value-type="float" office:value="788086.826587449" calcext:value-type="float">
            <text:p>788086.826587449</text:p>
          </table:table-cell>
          <table:table-cell/>
          <table:table-cell office:value-type="float" office:value="1442700480.76418" calcext:value-type="float">
            <text:p>1442700480.76418</text:p>
          </table:table-cell>
          <table:table-cell table:formula="of:=[.G27]-[.B27]" office:value-type="float" office:value="0.506272554397583" calcext:value-type="float">
            <text:p>0.506272554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00480.26818" calcext:value-type="float">
            <text:p>1442700480.26818</text:p>
          </table:table-cell>
          <table:table-cell office:value-type="float" office:value="8096" calcext:value-type="float">
            <text:p>8096</text:p>
          </table:table-cell>
          <table:table-cell table:formula="of:=[.B28]-[.B$2]" office:value-type="float" office:value="8.32334733009338" calcext:value-type="float">
            <text:p>8.3233473301</text:p>
          </table:table-cell>
          <table:table-cell table:formula="of:=[.C28]/([.D28]-[.D27])" office:value-type="float" office:value="788214.878577563" calcext:value-type="float">
            <text:p>788214.878577563</text:p>
          </table:table-cell>
          <table:table-cell/>
          <table:table-cell office:value-type="float" office:value="1442700480.76775" calcext:value-type="float">
            <text:p>1442700480.76775</text:p>
          </table:table-cell>
          <table:table-cell table:formula="of:=[.G28]-[.B28]" office:value-type="float" office:value="0.499572277069092" calcext:value-type="float">
            <text:p>0.499572277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00480.27849" calcext:value-type="float">
            <text:p>1442700480.27849</text:p>
          </table:table-cell>
          <table:table-cell office:value-type="float" office:value="8096" calcext:value-type="float">
            <text:p>8096</text:p>
          </table:table-cell>
          <table:table-cell table:formula="of:=[.B29]-[.B$2]" office:value-type="float" office:value="8.33365869522095" calcext:value-type="float">
            <text:p>8.3336586952</text:p>
          </table:table-cell>
          <table:table-cell table:formula="of:=[.C29]/([.D29]-[.D28])" office:value-type="float" office:value="785153.071377373" calcext:value-type="float">
            <text:p>785153.071377373</text:p>
          </table:table-cell>
          <table:table-cell/>
          <table:table-cell office:value-type="float" office:value="1442700480.77129" calcext:value-type="float">
            <text:p>1442700480.77129</text:p>
          </table:table-cell>
          <table:table-cell table:formula="of:=[.G29]-[.B29]" office:value-type="float" office:value="0.492801904678345" calcext:value-type="float">
            <text:p>0.492801904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00480.28877" calcext:value-type="float">
            <text:p>1442700480.28877</text:p>
          </table:table-cell>
          <table:table-cell office:value-type="float" office:value="8096" calcext:value-type="float">
            <text:p>8096</text:p>
          </table:table-cell>
          <table:table-cell table:formula="of:=[.B30]-[.B$2]" office:value-type="float" office:value="8.34393692016602" calcext:value-type="float">
            <text:p>8.3439369202</text:p>
          </table:table-cell>
          <table:table-cell table:formula="of:=[.C30]/([.D30]-[.D29])" office:value-type="float" office:value="787684.648202273" calcext:value-type="float">
            <text:p>787684.648202273</text:p>
          </table:table-cell>
          <table:table-cell/>
          <table:table-cell office:value-type="float" office:value="1442700480.77482" calcext:value-type="float">
            <text:p>1442700480.77482</text:p>
          </table:table-cell>
          <table:table-cell table:formula="of:=[.G30]-[.B30]" office:value-type="float" office:value="0.486050367355347" calcext:value-type="float">
            <text:p>0.486050367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00480.299" calcext:value-type="float">
            <text:p>1442700480.299</text:p>
          </table:table-cell>
          <table:table-cell office:value-type="float" office:value="8096" calcext:value-type="float">
            <text:p>8096</text:p>
          </table:table-cell>
          <table:table-cell table:formula="of:=[.B31]-[.B$2]" office:value-type="float" office:value="8.35417461395264" calcext:value-type="float">
            <text:p>8.354174614</text:p>
          </table:table-cell>
          <table:table-cell table:formula="of:=[.C31]/([.D31]-[.D30])" office:value-type="float" office:value="790803.101630182" calcext:value-type="float">
            <text:p>790803.101630182</text:p>
          </table:table-cell>
          <table:table-cell/>
          <table:table-cell office:value-type="float" office:value="1442700480.77835" calcext:value-type="float">
            <text:p>1442700480.77835</text:p>
          </table:table-cell>
          <table:table-cell table:formula="of:=[.G31]-[.B31]" office:value-type="float" office:value="0.479342699050903" calcext:value-type="float">
            <text:p>0.479342699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00480.3093" calcext:value-type="float">
            <text:p>1442700480.3093</text:p>
          </table:table-cell>
          <table:table-cell office:value-type="float" office:value="8096" calcext:value-type="float">
            <text:p>8096</text:p>
          </table:table-cell>
          <table:table-cell table:formula="of:=[.B32]-[.B$2]" office:value-type="float" office:value="8.36446809768677" calcext:value-type="float">
            <text:p>8.3644680977</text:p>
          </table:table-cell>
          <table:table-cell table:formula="of:=[.C32]/([.D32]-[.D31])" office:value-type="float" office:value="786517.005234632" calcext:value-type="float">
            <text:p>786517.005234632</text:p>
          </table:table-cell>
          <table:table-cell/>
          <table:table-cell office:value-type="float" office:value="1442700480.78871" calcext:value-type="float">
            <text:p>1442700480.78871</text:p>
          </table:table-cell>
          <table:table-cell table:formula="of:=[.G32]-[.B32]" office:value-type="float" office:value="0.479413747787476" calcext:value-type="float">
            <text:p>0.479413747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00480.31961" calcext:value-type="float">
            <text:p>1442700480.31961</text:p>
          </table:table-cell>
          <table:table-cell office:value-type="float" office:value="8096" calcext:value-type="float">
            <text:p>8096</text:p>
          </table:table-cell>
          <table:table-cell table:formula="of:=[.B33]-[.B$2]" office:value-type="float" office:value="8.37477922439575" calcext:value-type="float">
            <text:p>8.3747792244</text:p>
          </table:table-cell>
          <table:table-cell table:formula="of:=[.C33]/([.D33]-[.D32])" office:value-type="float" office:value="785171.226045135" calcext:value-type="float">
            <text:p>785171.226045135</text:p>
          </table:table-cell>
          <table:table-cell/>
          <table:table-cell office:value-type="float" office:value="1442700480.79224" calcext:value-type="float">
            <text:p>1442700480.79224</text:p>
          </table:table-cell>
          <table:table-cell table:formula="of:=[.G33]-[.B33]" office:value-type="float" office:value="0.472629547119141" calcext:value-type="float">
            <text:p>0.472629547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00480.32987" calcext:value-type="float">
            <text:p>1442700480.32987</text:p>
          </table:table-cell>
          <table:table-cell office:value-type="float" office:value="8096" calcext:value-type="float">
            <text:p>8096</text:p>
          </table:table-cell>
          <table:table-cell table:formula="of:=[.B34]-[.B$2]" office:value-type="float" office:value="8.38504195213318" calcext:value-type="float">
            <text:p>8.3850419521</text:p>
          </table:table-cell>
          <table:table-cell table:formula="of:=[.C34]/([.D34]-[.D33])" office:value-type="float" office:value="788874.089534208" calcext:value-type="float">
            <text:p>788874.089534208</text:p>
          </table:table-cell>
          <table:table-cell/>
          <table:table-cell office:value-type="float" office:value="1442700480.82411" calcext:value-type="float">
            <text:p>1442700480.82411</text:p>
          </table:table-cell>
          <table:table-cell table:formula="of:=[.G34]-[.B34]" office:value-type="float" office:value="0.494239568710327" calcext:value-type="float">
            <text:p>0.494239568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00480.34017" calcext:value-type="float">
            <text:p>1442700480.34017</text:p>
          </table:table-cell>
          <table:table-cell office:value-type="float" office:value="8096" calcext:value-type="float">
            <text:p>8096</text:p>
          </table:table-cell>
          <table:table-cell table:formula="of:=[.B35]-[.B$2]" office:value-type="float" office:value="8.39534044265747" calcext:value-type="float">
            <text:p>8.3953404427</text:p>
          </table:table-cell>
          <table:table-cell table:formula="of:=[.C35]/([.D35]-[.D34])" office:value-type="float" office:value="786134.626322491" calcext:value-type="float">
            <text:p>786134.626322491</text:p>
          </table:table-cell>
          <table:table-cell/>
          <table:table-cell office:value-type="float" office:value="1442700480.82762" calcext:value-type="float">
            <text:p>1442700480.82762</text:p>
          </table:table-cell>
          <table:table-cell table:formula="of:=[.G35]-[.B35]" office:value-type="float" office:value="0.487450838088989" calcext:value-type="float">
            <text:p>0.487450838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00480.35044" calcext:value-type="float">
            <text:p>1442700480.35044</text:p>
          </table:table-cell>
          <table:table-cell office:value-type="float" office:value="8096" calcext:value-type="float">
            <text:p>8096</text:p>
          </table:table-cell>
          <table:table-cell table:formula="of:=[.B36]-[.B$2]" office:value-type="float" office:value="8.40561389923096" calcext:value-type="float">
            <text:p>8.4056138992</text:p>
          </table:table-cell>
          <table:table-cell table:formula="of:=[.C36]/([.D36]-[.D35])" office:value-type="float" office:value="788050.247946159" calcext:value-type="float">
            <text:p>788050.247946159</text:p>
          </table:table-cell>
          <table:table-cell/>
          <table:table-cell office:value-type="float" office:value="1442700480.83119" calcext:value-type="float">
            <text:p>1442700480.83119</text:p>
          </table:table-cell>
          <table:table-cell table:formula="of:=[.G36]-[.B36]" office:value-type="float" office:value="0.480742692947388" calcext:value-type="float">
            <text:p>0.480742692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00480.36072" calcext:value-type="float">
            <text:p>1442700480.36072</text:p>
          </table:table-cell>
          <table:table-cell office:value-type="float" office:value="8096" calcext:value-type="float">
            <text:p>8096</text:p>
          </table:table-cell>
          <table:table-cell table:formula="of:=[.B37]-[.B$2]" office:value-type="float" office:value="8.41589498519897" calcext:value-type="float">
            <text:p>8.4158949852</text:p>
          </table:table-cell>
          <table:table-cell table:formula="of:=[.C37]/([.D37]-[.D36])" office:value-type="float" office:value="787465.45113863" calcext:value-type="float">
            <text:p>787465.45113863</text:p>
          </table:table-cell>
          <table:table-cell/>
          <table:table-cell office:value-type="float" office:value="1442700480.86477" calcext:value-type="float">
            <text:p>1442700480.86477</text:p>
          </table:table-cell>
          <table:table-cell table:formula="of:=[.G37]-[.B37]" office:value-type="float" office:value="0.504048109054565" calcext:value-type="float">
            <text:p>0.504048109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00480.37106" calcext:value-type="float">
            <text:p>1442700480.37106</text:p>
          </table:table-cell>
          <table:table-cell office:value-type="float" office:value="8096" calcext:value-type="float">
            <text:p>8096</text:p>
          </table:table-cell>
          <table:table-cell table:formula="of:=[.B38]-[.B$2]" office:value-type="float" office:value="8.42622756958008" calcext:value-type="float">
            <text:p>8.4262275696</text:p>
          </table:table-cell>
          <table:table-cell table:formula="of:=[.C38]/([.D38]-[.D37])" office:value-type="float" office:value="783540.661405695" calcext:value-type="float">
            <text:p>783540.661405695</text:p>
          </table:table-cell>
          <table:table-cell/>
          <table:table-cell office:value-type="float" office:value="1442700480.86831" calcext:value-type="float">
            <text:p>1442700480.86831</text:p>
          </table:table-cell>
          <table:table-cell table:formula="of:=[.G38]-[.B38]" office:value-type="float" office:value="0.497252941131592" calcext:value-type="float">
            <text:p>0.497252941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00480.38133" calcext:value-type="float">
            <text:p>1442700480.38133</text:p>
          </table:table-cell>
          <table:table-cell office:value-type="float" office:value="8096" calcext:value-type="float">
            <text:p>8096</text:p>
          </table:table-cell>
          <table:table-cell table:formula="of:=[.B39]-[.B$2]" office:value-type="float" office:value="8.43650579452515" calcext:value-type="float">
            <text:p>8.4365057945</text:p>
          </table:table-cell>
          <table:table-cell table:formula="of:=[.C39]/([.D39]-[.D38])" office:value-type="float" office:value="787684.648202273" calcext:value-type="float">
            <text:p>787684.648202273</text:p>
          </table:table-cell>
          <table:table-cell/>
          <table:table-cell office:value-type="float" office:value="1442700480.87183" calcext:value-type="float">
            <text:p>1442700480.87183</text:p>
          </table:table-cell>
          <table:table-cell table:formula="of:=[.G39]-[.B39]" office:value-type="float" office:value="0.490498065948486" calcext:value-type="float">
            <text:p>0.490498065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00480.39162" calcext:value-type="float">
            <text:p>1442700480.39162</text:p>
          </table:table-cell>
          <table:table-cell office:value-type="float" office:value="8096" calcext:value-type="float">
            <text:p>8096</text:p>
          </table:table-cell>
          <table:table-cell table:formula="of:=[.B40]-[.B$2]" office:value-type="float" office:value="8.44678735733032" calcext:value-type="float">
            <text:p>8.4467873573</text:p>
          </table:table-cell>
          <table:table-cell table:formula="of:=[.C40]/([.D40]-[.D39])" office:value-type="float" office:value="787428.930154902" calcext:value-type="float">
            <text:p>787428.930154902</text:p>
          </table:table-cell>
          <table:table-cell/>
          <table:table-cell office:value-type="float" office:value="1442700480.88909" calcext:value-type="float">
            <text:p>1442700480.88909</text:p>
          </table:table-cell>
          <table:table-cell table:formula="of:=[.G40]-[.B40]" office:value-type="float" office:value="0.497471809387207" calcext:value-type="float">
            <text:p>0.497471809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00480.4019" calcext:value-type="float">
            <text:p>1442700480.4019</text:p>
          </table:table-cell>
          <table:table-cell office:value-type="float" office:value="8096" calcext:value-type="float">
            <text:p>8096</text:p>
          </table:table-cell>
          <table:table-cell table:formula="of:=[.B41]-[.B$2]" office:value-type="float" office:value="8.45707392692566" calcext:value-type="float">
            <text:p>8.4570739269</text:p>
          </table:table-cell>
          <table:table-cell table:formula="of:=[.C41]/([.D41]-[.D40])" office:value-type="float" office:value="787045.664248465" calcext:value-type="float">
            <text:p>787045.664248465</text:p>
          </table:table-cell>
          <table:table-cell/>
          <table:table-cell office:value-type="float" office:value="1442700480.89262" calcext:value-type="float">
            <text:p>1442700480.89262</text:p>
          </table:table-cell>
          <table:table-cell table:formula="of:=[.G41]-[.B41]" office:value-type="float" office:value="0.490720510482788" calcext:value-type="float">
            <text:p>0.490720510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00480.41218" calcext:value-type="float">
            <text:p>1442700480.41218</text:p>
          </table:table-cell>
          <table:table-cell office:value-type="float" office:value="8096" calcext:value-type="float">
            <text:p>8096</text:p>
          </table:table-cell>
          <table:table-cell table:formula="of:=[.B42]-[.B$2]" office:value-type="float" office:value="8.46734881401062" calcext:value-type="float">
            <text:p>8.467348814</text:p>
          </table:table-cell>
          <table:table-cell table:formula="of:=[.C42]/([.D42]-[.D41])" office:value-type="float" office:value="787940.532392798" calcext:value-type="float">
            <text:p>787940.532392798</text:p>
          </table:table-cell>
          <table:table-cell/>
          <table:table-cell office:value-type="float" office:value="1442700480.89616" calcext:value-type="float">
            <text:p>1442700480.89616</text:p>
          </table:table-cell>
          <table:table-cell table:formula="of:=[.G42]-[.B42]" office:value-type="float" office:value="0.483980655670166" calcext:value-type="float">
            <text:p>0.483980655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00480.42245" calcext:value-type="float">
            <text:p>1442700480.42245</text:p>
          </table:table-cell>
          <table:table-cell office:value-type="float" office:value="8096" calcext:value-type="float">
            <text:p>8096</text:p>
          </table:table-cell>
          <table:table-cell table:formula="of:=[.B43]-[.B$2]" office:value-type="float" office:value="8.47762274742126" calcext:value-type="float">
            <text:p>8.4776227474</text:p>
          </table:table-cell>
          <table:table-cell table:formula="of:=[.C43]/([.D43]-[.D42])" office:value-type="float" office:value="788013.672700269" calcext:value-type="float">
            <text:p>788013.672700269</text:p>
          </table:table-cell>
          <table:table-cell/>
          <table:table-cell office:value-type="float" office:value="1442700481.27599" calcext:value-type="float">
            <text:p>1442700481.27599</text:p>
          </table:table-cell>
          <table:table-cell table:formula="of:=[.G43]-[.B43]" office:value-type="float" office:value="0.853540182113647" calcext:value-type="float">
            <text:p>0.853540182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00480.43273" calcext:value-type="float">
            <text:p>1442700480.43273</text:p>
          </table:table-cell>
          <table:table-cell office:value-type="float" office:value="8096" calcext:value-type="float">
            <text:p>8096</text:p>
          </table:table-cell>
          <table:table-cell table:formula="of:=[.B44]-[.B$2]" office:value-type="float" office:value="8.48790049552918" calcext:value-type="float">
            <text:p>8.4879004955</text:p>
          </table:table-cell>
          <table:table-cell table:formula="of:=[.C44]/([.D44]-[.D43])" office:value-type="float" office:value="787721.192910829" calcext:value-type="float">
            <text:p>787721.192910829</text:p>
          </table:table-cell>
          <table:table-cell/>
          <table:table-cell office:value-type="float" office:value="1442700481.27942" calcext:value-type="float">
            <text:p>1442700481.27942</text:p>
          </table:table-cell>
          <table:table-cell table:formula="of:=[.G44]-[.B44]" office:value-type="float" office:value="0.846689224243164" calcext:value-type="float">
            <text:p>0.84668922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00480.443" calcext:value-type="float">
            <text:p>1442700480.443</text:p>
          </table:table-cell>
          <table:table-cell office:value-type="float" office:value="8096" calcext:value-type="float">
            <text:p>8096</text:p>
          </table:table-cell>
          <table:table-cell table:formula="of:=[.B45]-[.B$2]" office:value-type="float" office:value="8.49817514419556" calcext:value-type="float">
            <text:p>8.4981751442</text:p>
          </table:table-cell>
          <table:table-cell table:formula="of:=[.C45]/([.D45]-[.D44])" office:value-type="float" office:value="787958.816196775" calcext:value-type="float">
            <text:p>787958.816196775</text:p>
          </table:table-cell>
          <table:table-cell/>
          <table:table-cell office:value-type="float" office:value="1442700481.28283" calcext:value-type="float">
            <text:p>1442700481.28283</text:p>
          </table:table-cell>
          <table:table-cell table:formula="of:=[.G45]-[.B45]" office:value-type="float" office:value="0.839831113815308" calcext:value-type="float">
            <text:p>0.839831113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00480.4533" calcext:value-type="float">
            <text:p>1442700480.4533</text:p>
          </table:table-cell>
          <table:table-cell office:value-type="float" office:value="8096" calcext:value-type="float">
            <text:p>8096</text:p>
          </table:table-cell>
          <table:table-cell table:formula="of:=[.B46]-[.B$2]" office:value-type="float" office:value="8.50847291946411" calcext:value-type="float">
            <text:p>8.5084729195</text:p>
          </table:table-cell>
          <table:table-cell table:formula="of:=[.C46]/([.D46]-[.D45])" office:value-type="float" office:value="786189.229116503" calcext:value-type="float">
            <text:p>786189.229116503</text:p>
          </table:table-cell>
          <table:table-cell/>
          <table:table-cell office:value-type="float" office:value="1442700481.31306" calcext:value-type="float">
            <text:p>1442700481.31306</text:p>
          </table:table-cell>
          <table:table-cell table:formula="of:=[.G46]-[.B46]" office:value-type="float" office:value="0.859756946563721" calcext:value-type="float">
            <text:p>0.859756946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00480.46358" calcext:value-type="float">
            <text:p>1442700480.46358</text:p>
          </table:table-cell>
          <table:table-cell office:value-type="float" office:value="8096" calcext:value-type="float">
            <text:p>8096</text:p>
          </table:table-cell>
          <table:table-cell table:formula="of:=[.B47]-[.B$2]" office:value-type="float" office:value="8.51875329017639" calcext:value-type="float">
            <text:p>8.5187532902</text:p>
          </table:table-cell>
          <table:table-cell table:formula="of:=[.C47]/([.D47]-[.D46])" office:value-type="float" office:value="787520.238966581" calcext:value-type="float">
            <text:p>787520.238966581</text:p>
          </table:table-cell>
          <table:table-cell/>
          <table:table-cell office:value-type="float" office:value="1442700481.31649" calcext:value-type="float">
            <text:p>1442700481.31649</text:p>
          </table:table-cell>
          <table:table-cell table:formula="of:=[.G47]-[.B47]" office:value-type="float" office:value="0.852908611297607" calcext:value-type="float">
            <text:p>0.852908611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00480.47386" calcext:value-type="float">
            <text:p>1442700480.47386</text:p>
          </table:table-cell>
          <table:table-cell office:value-type="float" office:value="8096" calcext:value-type="float">
            <text:p>8096</text:p>
          </table:table-cell>
          <table:table-cell table:formula="of:=[.B48]-[.B$2]" office:value-type="float" office:value="8.52903318405151" calcext:value-type="float">
            <text:p>8.5290331841</text:p>
          </table:table-cell>
          <table:table-cell table:formula="of:=[.C48]/([.D48]-[.D47])" office:value-type="float" office:value="787556.768420809" calcext:value-type="float">
            <text:p>787556.768420809</text:p>
          </table:table-cell>
          <table:table-cell/>
          <table:table-cell office:value-type="float" office:value="1442700481.3199" calcext:value-type="float">
            <text:p>1442700481.3199</text:p>
          </table:table-cell>
          <table:table-cell table:formula="of:=[.G48]-[.B48]" office:value-type="float" office:value="0.846040487289429" calcext:value-type="float">
            <text:p>0.846040487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00480.48437" calcext:value-type="float">
            <text:p>1442700480.48437</text:p>
          </table:table-cell>
          <table:table-cell office:value-type="float" office:value="8096" calcext:value-type="float">
            <text:p>8096</text:p>
          </table:table-cell>
          <table:table-cell table:formula="of:=[.B49]-[.B$2]" office:value-type="float" office:value="8.53954601287842" calcext:value-type="float">
            <text:p>8.5395460129</text:p>
          </table:table-cell>
          <table:table-cell table:formula="of:=[.C49]/([.D49]-[.D48])" office:value-type="float" office:value="770106.708032839" calcext:value-type="float">
            <text:p>770106.708032839</text:p>
          </table:table-cell>
          <table:table-cell/>
          <table:table-cell office:value-type="float" office:value="1442700481.33312" calcext:value-type="float">
            <text:p>1442700481.33312</text:p>
          </table:table-cell>
          <table:table-cell table:formula="of:=[.G49]-[.B49]" office:value-type="float" office:value="0.848742246627808" calcext:value-type="float">
            <text:p>0.848742246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00480.49465" calcext:value-type="float">
            <text:p>1442700480.49465</text:p>
          </table:table-cell>
          <table:table-cell office:value-type="float" office:value="8096" calcext:value-type="float">
            <text:p>8096</text:p>
          </table:table-cell>
          <table:table-cell table:formula="of:=[.B50]-[.B$2]" office:value-type="float" office:value="8.54981684684753" calcext:value-type="float">
            <text:p>8.5498168468</text:p>
          </table:table-cell>
          <table:table-cell table:formula="of:=[.C50]/([.D50]-[.D49])" office:value-type="float" office:value="788251.472504004" calcext:value-type="float">
            <text:p>788251.472504004</text:p>
          </table:table-cell>
          <table:table-cell/>
          <table:table-cell office:value-type="float" office:value="1442700481.33654" calcext:value-type="float">
            <text:p>1442700481.33654</text:p>
          </table:table-cell>
          <table:table-cell table:formula="of:=[.G50]-[.B50]" office:value-type="float" office:value="0.841891765594482" calcext:value-type="float">
            <text:p>0.841891765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00480.50492" calcext:value-type="float">
            <text:p>1442700480.50492</text:p>
          </table:table-cell>
          <table:table-cell office:value-type="float" office:value="8096" calcext:value-type="float">
            <text:p>8096</text:p>
          </table:table-cell>
          <table:table-cell table:formula="of:=[.B51]-[.B$2]" office:value-type="float" office:value="8.56009340286255" calcext:value-type="float">
            <text:p>8.5600934029</text:p>
          </table:table-cell>
          <table:table-cell table:formula="of:=[.C51]/([.D51]-[.D50])" office:value-type="float" office:value="787812.569519523" calcext:value-type="float">
            <text:p>787812.569519523</text:p>
          </table:table-cell>
          <table:table-cell/>
          <table:table-cell office:value-type="float" office:value="1442700481.37651" calcext:value-type="float">
            <text:p>1442700481.37651</text:p>
          </table:table-cell>
          <table:table-cell table:formula="of:=[.G51]-[.B51]" office:value-type="float" office:value="0.871588230133057" calcext:value-type="float">
            <text:p>0.871588230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00480.51519" calcext:value-type="float">
            <text:p>1442700480.51519</text:p>
          </table:table-cell>
          <table:table-cell office:value-type="float" office:value="8096" calcext:value-type="float">
            <text:p>8096</text:p>
          </table:table-cell>
          <table:table-cell table:formula="of:=[.B52]-[.B$2]" office:value-type="float" office:value="8.5703616142273" calcext:value-type="float">
            <text:p>8.5703616142</text:p>
          </table:table-cell>
          <table:table-cell table:formula="of:=[.C52]/([.D52]-[.D51])" office:value-type="float" office:value="788452.799851398" calcext:value-type="float">
            <text:p>788452.799851398</text:p>
          </table:table-cell>
          <table:table-cell/>
          <table:table-cell office:value-type="float" office:value="1442700481.37993" calcext:value-type="float">
            <text:p>1442700481.37993</text:p>
          </table:table-cell>
          <table:table-cell table:formula="of:=[.G52]-[.B52]" office:value-type="float" office:value="0.864741325378418" calcext:value-type="float">
            <text:p>0.864741325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00480.52548" calcext:value-type="float">
            <text:p>1442700480.52548</text:p>
          </table:table-cell>
          <table:table-cell office:value-type="float" office:value="8096" calcext:value-type="float">
            <text:p>8096</text:p>
          </table:table-cell>
          <table:table-cell table:formula="of:=[.B53]-[.B$2]" office:value-type="float" office:value="8.58065176010132" calcext:value-type="float">
            <text:p>8.5806517601</text:p>
          </table:table-cell>
          <table:table-cell table:formula="of:=[.C53]/([.D53]-[.D52])" office:value-type="float" office:value="786772.131232623" calcext:value-type="float">
            <text:p>786772.131232623</text:p>
          </table:table-cell>
          <table:table-cell/>
          <table:table-cell office:value-type="float" office:value="1442700481.38336" calcext:value-type="float">
            <text:p>1442700481.38336</text:p>
          </table:table-cell>
          <table:table-cell table:formula="of:=[.G53]-[.B53]" office:value-type="float" office:value="0.857882022857666" calcext:value-type="float">
            <text:p>0.857882022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00480.53575" calcext:value-type="float">
            <text:p>1442700480.53575</text:p>
          </table:table-cell>
          <table:table-cell office:value-type="float" office:value="8096" calcext:value-type="float">
            <text:p>8096</text:p>
          </table:table-cell>
          <table:table-cell table:formula="of:=[.B54]-[.B$2]" office:value-type="float" office:value="8.59092569351196" calcext:value-type="float">
            <text:p>8.5909256935</text:p>
          </table:table-cell>
          <table:table-cell table:formula="of:=[.C54]/([.D54]-[.D53])" office:value-type="float" office:value="788013.672700269" calcext:value-type="float">
            <text:p>788013.672700269</text:p>
          </table:table-cell>
          <table:table-cell/>
          <table:table-cell office:value-type="float" office:value="1442700481.41363" calcext:value-type="float">
            <text:p>1442700481.41363</text:p>
          </table:table-cell>
          <table:table-cell table:formula="of:=[.G54]-[.B54]" office:value-type="float" office:value="0.877873420715332" calcext:value-type="float">
            <text:p>0.877873420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00480.54614" calcext:value-type="float">
            <text:p>1442700480.54614</text:p>
          </table:table-cell>
          <table:table-cell office:value-type="float" office:value="8096" calcext:value-type="float">
            <text:p>8096</text:p>
          </table:table-cell>
          <table:table-cell table:formula="of:=[.B55]-[.B$2]" office:value-type="float" office:value="8.60131120681763" calcext:value-type="float">
            <text:p>8.6013112068</text:p>
          </table:table-cell>
          <table:table-cell table:formula="of:=[.C55]/([.D55]-[.D54])" office:value-type="float" office:value="779547.41010101" calcext:value-type="float">
            <text:p>779547.41010101</text:p>
          </table:table-cell>
          <table:table-cell/>
          <table:table-cell office:value-type="float" office:value="1442700481.41706" calcext:value-type="float">
            <text:p>1442700481.41706</text:p>
          </table:table-cell>
          <table:table-cell table:formula="of:=[.G55]-[.B55]" office:value-type="float" office:value="0.870919227600098" calcext:value-type="float">
            <text:p>0.870919227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00480.55648" calcext:value-type="float">
            <text:p>1442700480.55648</text:p>
          </table:table-cell>
          <table:table-cell office:value-type="float" office:value="8096" calcext:value-type="float">
            <text:p>8096</text:p>
          </table:table-cell>
          <table:table-cell table:formula="of:=[.B56]-[.B$2]" office:value-type="float" office:value="8.61165237426758" calcext:value-type="float">
            <text:p>8.6116523743</text:p>
          </table:table-cell>
          <table:table-cell table:formula="of:=[.C56]/([.D56]-[.D55])" office:value-type="float" office:value="782890.330243925" calcext:value-type="float">
            <text:p>782890.330243925</text:p>
          </table:table-cell>
          <table:table-cell/>
          <table:table-cell office:value-type="float" office:value="1442700481.42049" calcext:value-type="float">
            <text:p>1442700481.42049</text:p>
          </table:table-cell>
          <table:table-cell table:formula="of:=[.G56]-[.B56]" office:value-type="float" office:value="0.864009857177734" calcext:value-type="float">
            <text:p>0.864009857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00480.5668" calcext:value-type="float">
            <text:p>1442700480.5668</text:p>
          </table:table-cell>
          <table:table-cell office:value-type="float" office:value="8096" calcext:value-type="float">
            <text:p>8096</text:p>
          </table:table-cell>
          <table:table-cell table:formula="of:=[.B57]-[.B$2]" office:value-type="float" office:value="8.6219687461853" calcext:value-type="float">
            <text:p>8.6219687462</text:p>
          </table:table-cell>
          <table:table-cell table:formula="of:=[.C57]/([.D57]-[.D56])" office:value-type="float" office:value="784772.017194361" calcext:value-type="float">
            <text:p>784772.017194361</text:p>
          </table:table-cell>
          <table:table-cell/>
          <table:table-cell office:value-type="float" office:value="1442700481.42392" calcext:value-type="float">
            <text:p>1442700481.42392</text:p>
          </table:table-cell>
          <table:table-cell table:formula="of:=[.G57]-[.B57]" office:value-type="float" office:value="0.857127666473389" calcext:value-type="float">
            <text:p>0.857127666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00480.5771" calcext:value-type="float">
            <text:p>1442700480.5771</text:p>
          </table:table-cell>
          <table:table-cell office:value-type="float" office:value="8096" calcext:value-type="float">
            <text:p>8096</text:p>
          </table:table-cell>
          <table:table-cell table:formula="of:=[.B58]-[.B$2]" office:value-type="float" office:value="8.63226914405823" calcext:value-type="float">
            <text:p>8.6322691441</text:p>
          </table:table-cell>
          <table:table-cell table:formula="of:=[.C58]/([.D58]-[.D57])" office:value-type="float" office:value="785989.055945189" calcext:value-type="float">
            <text:p>785989.055945189</text:p>
          </table:table-cell>
          <table:table-cell/>
          <table:table-cell office:value-type="float" office:value="1442700481.42734" calcext:value-type="float">
            <text:p>1442700481.42734</text:p>
          </table:table-cell>
          <table:table-cell table:formula="of:=[.G58]-[.B58]" office:value-type="float" office:value="0.850244998931885" calcext:value-type="float">
            <text:p>0.850244998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00480.5874" calcext:value-type="float">
            <text:p>1442700480.5874</text:p>
          </table:table-cell>
          <table:table-cell office:value-type="float" office:value="8096" calcext:value-type="float">
            <text:p>8096</text:p>
          </table:table-cell>
          <table:table-cell table:formula="of:=[.B59]-[.B$2]" office:value-type="float" office:value="8.64257264137268" calcext:value-type="float">
            <text:p>8.6425726414</text:p>
          </table:table-cell>
          <table:table-cell table:formula="of:=[.C59]/([.D59]-[.D58])" office:value-type="float" office:value="785752.619029989" calcext:value-type="float">
            <text:p>785752.619029989</text:p>
          </table:table-cell>
          <table:table-cell/>
          <table:table-cell office:value-type="float" office:value="1442700481.43077" calcext:value-type="float">
            <text:p>1442700481.43077</text:p>
          </table:table-cell>
          <table:table-cell table:formula="of:=[.G59]-[.B59]" office:value-type="float" office:value="0.843366861343384" calcext:value-type="float">
            <text:p>0.843366861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00480.59769" calcext:value-type="float">
            <text:p>1442700480.59769</text:p>
          </table:table-cell>
          <table:table-cell office:value-type="float" office:value="8096" calcext:value-type="float">
            <text:p>8096</text:p>
          </table:table-cell>
          <table:table-cell table:formula="of:=[.B60]-[.B$2]" office:value-type="float" office:value="8.65286159515381" calcext:value-type="float">
            <text:p>8.6528615952</text:p>
          </table:table-cell>
          <table:table-cell table:formula="of:=[.C60]/([.D60]-[.D59])" office:value-type="float" office:value="786863.287776619" calcext:value-type="float">
            <text:p>786863.287776619</text:p>
          </table:table-cell>
          <table:table-cell/>
          <table:table-cell office:value-type="float" office:value="1442700481.44978" calcext:value-type="float">
            <text:p>1442700481.44978</text:p>
          </table:table-cell>
          <table:table-cell table:formula="of:=[.G60]-[.B60]" office:value-type="float" office:value="0.852094173431397" calcext:value-type="float">
            <text:p>0.852094173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00480.60798" calcext:value-type="float">
            <text:p>1442700480.60798</text:p>
          </table:table-cell>
          <table:table-cell office:value-type="float" office:value="8096" calcext:value-type="float">
            <text:p>8096</text:p>
          </table:table-cell>
          <table:table-cell table:formula="of:=[.B61]-[.B$2]" office:value-type="float" office:value="8.66314649581909" calcext:value-type="float">
            <text:p>8.6631464958</text:p>
          </table:table-cell>
          <table:table-cell table:formula="of:=[.C61]/([.D61]-[.D60])" office:value-type="float" office:value="787173.378088924" calcext:value-type="float">
            <text:p>787173.378088924</text:p>
          </table:table-cell>
          <table:table-cell/>
          <table:table-cell office:value-type="float" office:value="1442700481.45322" calcext:value-type="float">
            <text:p>1442700481.45322</text:p>
          </table:table-cell>
          <table:table-cell table:formula="of:=[.G61]-[.B61]" office:value-type="float" office:value="0.845242977142334" calcext:value-type="float">
            <text:p>0.845242977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00480.61825" calcext:value-type="float">
            <text:p>1442700480.61825</text:p>
          </table:table-cell>
          <table:table-cell office:value-type="float" office:value="8096" calcext:value-type="float">
            <text:p>8096</text:p>
          </table:table-cell>
          <table:table-cell table:formula="of:=[.B62]-[.B$2]" office:value-type="float" office:value="8.67341709136963" calcext:value-type="float">
            <text:p>8.6734170914</text:p>
          </table:table-cell>
          <table:table-cell table:formula="of:=[.C62]/([.D62]-[.D61])" office:value-type="float" office:value="788269.770741446" calcext:value-type="float">
            <text:p>788269.770741446</text:p>
          </table:table-cell>
          <table:table-cell/>
          <table:table-cell office:value-type="float" office:value="1442700481.45663" calcext:value-type="float">
            <text:p>1442700481.45663</text:p>
          </table:table-cell>
          <table:table-cell table:formula="of:=[.G62]-[.B62]" office:value-type="float" office:value="0.838379859924316" calcext:value-type="float">
            <text:p>0.838379859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00480.62859" calcext:value-type="float">
            <text:p>1442700480.62859</text:p>
          </table:table-cell>
          <table:table-cell office:value-type="float" office:value="8096" calcext:value-type="float">
            <text:p>8096</text:p>
          </table:table-cell>
          <table:table-cell table:formula="of:=[.B63]-[.B$2]" office:value-type="float" office:value="8.6837592124939" calcext:value-type="float">
            <text:p>8.6837592125</text:p>
          </table:table-cell>
          <table:table-cell table:formula="of:=[.C63]/([.D63]-[.D62])" office:value-type="float" office:value="782818.1378579" calcext:value-type="float">
            <text:p>782818.1378579</text:p>
          </table:table-cell>
          <table:table-cell/>
          <table:table-cell office:value-type="float" office:value="1442700481.47718" calcext:value-type="float">
            <text:p>1442700481.47718</text:p>
          </table:table-cell>
          <table:table-cell table:formula="of:=[.G63]-[.B63]" office:value-type="float" office:value="0.848592042922974" calcext:value-type="float">
            <text:p>0.848592042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00480.6389" calcext:value-type="float">
            <text:p>1442700480.6389</text:p>
          </table:table-cell>
          <table:table-cell office:value-type="float" office:value="8096" calcext:value-type="float">
            <text:p>8096</text:p>
          </table:table-cell>
          <table:table-cell table:formula="of:=[.B64]-[.B$2]" office:value-type="float" office:value="8.6940712928772" calcext:value-type="float">
            <text:p>8.6940712929</text:p>
          </table:table-cell>
          <table:table-cell table:formula="of:=[.C64]/([.D64]-[.D63])" office:value-type="float" office:value="785098.612410987" calcext:value-type="float">
            <text:p>785098.612410987</text:p>
          </table:table-cell>
          <table:table-cell/>
          <table:table-cell office:value-type="float" office:value="1442700481.48065" calcext:value-type="float">
            <text:p>1442700481.48065</text:p>
          </table:table-cell>
          <table:table-cell table:formula="of:=[.G64]-[.B64]" office:value-type="float" office:value="0.841750621795654" calcext:value-type="float">
            <text:p>0.841750621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00480.6492" calcext:value-type="float">
            <text:p>1442700480.6492</text:p>
          </table:table-cell>
          <table:table-cell office:value-type="float" office:value="8096" calcext:value-type="float">
            <text:p>8096</text:p>
          </table:table-cell>
          <table:table-cell table:formula="of:=[.B65]-[.B$2]" office:value-type="float" office:value="8.70437622070313" calcext:value-type="float">
            <text:p>8.7043762207</text:p>
          </table:table-cell>
          <table:table-cell table:formula="of:=[.C65]/([.D65]-[.D64])" office:value-type="float" office:value="785643.54227014" calcext:value-type="float">
            <text:p>785643.54227014</text:p>
          </table:table-cell>
          <table:table-cell/>
          <table:table-cell office:value-type="float" office:value="1442700481.48407" calcext:value-type="float">
            <text:p>1442700481.48407</text:p>
          </table:table-cell>
          <table:table-cell table:formula="of:=[.G65]-[.B65]" office:value-type="float" office:value="0.834861278533936" calcext:value-type="float">
            <text:p>0.834861278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00480.65948" calcext:value-type="float">
            <text:p>1442700480.65948</text:p>
          </table:table-cell>
          <table:table-cell office:value-type="float" office:value="8096" calcext:value-type="float">
            <text:p>8096</text:p>
          </table:table-cell>
          <table:table-cell table:formula="of:=[.B66]-[.B$2]" office:value-type="float" office:value="8.71464824676514" calcext:value-type="float">
            <text:p>8.7146482468</text:p>
          </table:table-cell>
          <table:table-cell table:formula="of:=[.C66]/([.D66]-[.D65])" office:value-type="float" office:value="788159.994058119" calcext:value-type="float">
            <text:p>788159.994058119</text:p>
          </table:table-cell>
          <table:table-cell/>
          <table:table-cell office:value-type="float" office:value="1442700481.50547" calcext:value-type="float">
            <text:p>1442700481.50547</text:p>
          </table:table-cell>
          <table:table-cell table:formula="of:=[.G66]-[.B66]" office:value-type="float" office:value="0.845993518829346" calcext:value-type="float">
            <text:p>0.845993518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00480.66981" calcext:value-type="float">
            <text:p>1442700480.66981</text:p>
          </table:table-cell>
          <table:table-cell office:value-type="float" office:value="8096" calcext:value-type="float">
            <text:p>8096</text:p>
          </table:table-cell>
          <table:table-cell table:formula="of:=[.B67]-[.B$2]" office:value-type="float" office:value="8.72497773170471" calcext:value-type="float">
            <text:p>8.7249777317</text:p>
          </table:table-cell>
          <table:table-cell table:formula="of:=[.C67]/([.D67]-[.D66])" office:value-type="float" office:value="783775.76881708" calcext:value-type="float">
            <text:p>783775.76881708</text:p>
          </table:table-cell>
          <table:table-cell/>
          <table:table-cell office:value-type="float" office:value="1442700481.50888" calcext:value-type="float">
            <text:p>1442700481.50888</text:p>
          </table:table-cell>
          <table:table-cell table:formula="of:=[.G67]-[.B67]" office:value-type="float" office:value="0.839074850082397" calcext:value-type="float">
            <text:p>0.839074850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00480.68005" calcext:value-type="float">
            <text:p>1442700480.68005</text:p>
          </table:table-cell>
          <table:table-cell office:value-type="float" office:value="8096" calcext:value-type="float">
            <text:p>8096</text:p>
          </table:table-cell>
          <table:table-cell table:formula="of:=[.B68]-[.B$2]" office:value-type="float" office:value="8.73522019386292" calcext:value-type="float">
            <text:p>8.7352201939</text:p>
          </table:table-cell>
          <table:table-cell table:formula="of:=[.C68]/([.D68]-[.D67])" office:value-type="float" office:value="790434.943761639" calcext:value-type="float">
            <text:p>790434.943761639</text:p>
          </table:table-cell>
          <table:table-cell/>
          <table:table-cell office:value-type="float" office:value="1442700481.51229" calcext:value-type="float">
            <text:p>1442700481.51229</text:p>
          </table:table-cell>
          <table:table-cell table:formula="of:=[.G68]-[.B68]" office:value-type="float" office:value="0.832238435745239" calcext:value-type="float">
            <text:p>0.832238435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00480.69032" calcext:value-type="float">
            <text:p>1442700480.69032</text:p>
          </table:table-cell>
          <table:table-cell office:value-type="float" office:value="8096" calcext:value-type="float">
            <text:p>8096</text:p>
          </table:table-cell>
          <table:table-cell table:formula="of:=[.B69]-[.B$2]" office:value-type="float" office:value="8.74549341201782" calcext:value-type="float">
            <text:p>8.745493412</text:p>
          </table:table-cell>
          <table:table-cell table:formula="of:=[.C69]/([.D69]-[.D68])" office:value-type="float" office:value="788068.53684235" calcext:value-type="float">
            <text:p>788068.53684235</text:p>
          </table:table-cell>
          <table:table-cell/>
          <table:table-cell office:value-type="float" office:value="1442700481.53314" calcext:value-type="float">
            <text:p>1442700481.53314</text:p>
          </table:table-cell>
          <table:table-cell table:formula="of:=[.G69]-[.B69]" office:value-type="float" office:value="0.842814445495606" calcext:value-type="float">
            <text:p>0.842814445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00480.70061" calcext:value-type="float">
            <text:p>1442700480.70061</text:p>
          </table:table-cell>
          <table:table-cell office:value-type="float" office:value="8096" calcext:value-type="float">
            <text:p>8096</text:p>
          </table:table-cell>
          <table:table-cell table:formula="of:=[.B70]-[.B$2]" office:value-type="float" office:value="8.75578045845032" calcext:value-type="float">
            <text:p>8.7557804585</text:p>
          </table:table-cell>
          <table:table-cell table:formula="of:=[.C70]/([.D70]-[.D69])" office:value-type="float" office:value="787009.182191114" calcext:value-type="float">
            <text:p>787009.182191114</text:p>
          </table:table-cell>
          <table:table-cell/>
          <table:table-cell office:value-type="float" office:value="1442700481.53652" calcext:value-type="float">
            <text:p>1442700481.53652</text:p>
          </table:table-cell>
          <table:table-cell table:formula="of:=[.G70]-[.B70]" office:value-type="float" office:value="0.835909843444824" calcext:value-type="float">
            <text:p>0.835909843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00480.71087" calcext:value-type="float">
            <text:p>1442700480.71087</text:p>
          </table:table-cell>
          <table:table-cell office:value-type="float" office:value="8096" calcext:value-type="float">
            <text:p>8096</text:p>
          </table:table-cell>
          <table:table-cell table:formula="of:=[.B71]-[.B$2]" office:value-type="float" office:value="8.76604437828064" calcext:value-type="float">
            <text:p>8.7660443783</text:p>
          </table:table-cell>
          <table:table-cell table:formula="of:=[.C71]/([.D71]-[.D70])" office:value-type="float" office:value="788782.466527294" calcext:value-type="float">
            <text:p>788782.466527294</text:p>
          </table:table-cell>
          <table:table-cell/>
          <table:table-cell office:value-type="float" office:value="1442700481.77068" calcext:value-type="float">
            <text:p>1442700481.77068</text:p>
          </table:table-cell>
          <table:table-cell table:formula="of:=[.G71]-[.B71]" office:value-type="float" office:value="1.05980753898621" calcext:value-type="float">
            <text:p>1.05980753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00480.72121" calcext:value-type="float">
            <text:p>1442700480.72121</text:p>
          </table:table-cell>
          <table:table-cell office:value-type="float" office:value="8096" calcext:value-type="float">
            <text:p>8096</text:p>
          </table:table-cell>
          <table:table-cell table:formula="of:=[.B72]-[.B$2]" office:value-type="float" office:value="8.77638578414917" calcext:value-type="float">
            <text:p>8.7763857841</text:p>
          </table:table-cell>
          <table:table-cell table:formula="of:=[.C72]/([.D72]-[.D71])" office:value-type="float" office:value="782872.280899135" calcext:value-type="float">
            <text:p>782872.280899135</text:p>
          </table:table-cell>
          <table:table-cell/>
          <table:table-cell office:value-type="float" office:value="1442700481.77411" calcext:value-type="float">
            <text:p>1442700481.77411</text:p>
          </table:table-cell>
          <table:table-cell table:formula="of:=[.G72]-[.B72]" office:value-type="float" office:value="1.05290007591248" calcext:value-type="float">
            <text:p>1.052900075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00480.73147" calcext:value-type="float">
            <text:p>1442700480.73147</text:p>
          </table:table-cell>
          <table:table-cell office:value-type="float" office:value="8096" calcext:value-type="float">
            <text:p>8096</text:p>
          </table:table-cell>
          <table:table-cell table:formula="of:=[.B73]-[.B$2]" office:value-type="float" office:value="8.78663682937622" calcext:value-type="float">
            <text:p>8.7866368294</text:p>
          </table:table-cell>
          <table:table-cell table:formula="of:=[.C73]/([.D73]-[.D72])" office:value-type="float" office:value="789773.122709089" calcext:value-type="float">
            <text:p>789773.122709089</text:p>
          </table:table-cell>
          <table:table-cell/>
          <table:table-cell office:value-type="float" office:value="1442700481.77754" calcext:value-type="float">
            <text:p>1442700481.77754</text:p>
          </table:table-cell>
          <table:table-cell table:formula="of:=[.G73]-[.B73]" office:value-type="float" office:value="1.0460786819458" calcext:value-type="float">
            <text:p>1.046078681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00480.7417" calcext:value-type="float">
            <text:p>1442700480.7417</text:p>
          </table:table-cell>
          <table:table-cell office:value-type="float" office:value="8096" calcext:value-type="float">
            <text:p>8096</text:p>
          </table:table-cell>
          <table:table-cell table:formula="of:=[.B74]-[.B$2]" office:value-type="float" office:value="8.79687595367432" calcext:value-type="float">
            <text:p>8.7968759537</text:p>
          </table:table-cell>
          <table:table-cell table:formula="of:=[.C74]/([.D74]-[.D73])" office:value-type="float" office:value="790692.618264798" calcext:value-type="float">
            <text:p>790692.618264798</text:p>
          </table:table-cell>
          <table:table-cell/>
          <table:table-cell office:value-type="float" office:value="1442700481.80675" calcext:value-type="float">
            <text:p>1442700481.80675</text:p>
          </table:table-cell>
          <table:table-cell table:formula="of:=[.G74]-[.B74]" office:value-type="float" office:value="1.06504082679749" calcext:value-type="float">
            <text:p>1.065040826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00480.75195" calcext:value-type="float">
            <text:p>1442700480.75195</text:p>
          </table:table-cell>
          <table:table-cell office:value-type="float" office:value="8096" calcext:value-type="float">
            <text:p>8096</text:p>
          </table:table-cell>
          <table:table-cell table:formula="of:=[.B75]-[.B$2]" office:value-type="float" office:value="8.80711984634399" calcext:value-type="float">
            <text:p>8.8071198463</text:p>
          </table:table-cell>
          <table:table-cell table:formula="of:=[.C75]/([.D75]-[.D74])" office:value-type="float" office:value="790324.563236047" calcext:value-type="float">
            <text:p>790324.563236047</text:p>
          </table:table-cell>
          <table:table-cell/>
          <table:table-cell office:value-type="float" office:value="1442700481.81017" calcext:value-type="float">
            <text:p>1442700481.81017</text:p>
          </table:table-cell>
          <table:table-cell table:formula="of:=[.G75]-[.B75]" office:value-type="float" office:value="1.05821824073792" calcext:value-type="float">
            <text:p>1.058218240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00480.76222" calcext:value-type="float">
            <text:p>1442700480.76222</text:p>
          </table:table-cell>
          <table:table-cell office:value-type="float" office:value="8096" calcext:value-type="float">
            <text:p>8096</text:p>
          </table:table-cell>
          <table:table-cell table:formula="of:=[.B76]-[.B$2]" office:value-type="float" office:value="8.81739282608032" calcext:value-type="float">
            <text:p>8.8173928261</text:p>
          </table:table-cell>
          <table:table-cell table:formula="of:=[.C76]/([.D76]-[.D75])" office:value-type="float" office:value="788086.826587449" calcext:value-type="float">
            <text:p>788086.826587449</text:p>
          </table:table-cell>
          <table:table-cell/>
          <table:table-cell office:value-type="float" office:value="1442700481.81359" calcext:value-type="float">
            <text:p>1442700481.81359</text:p>
          </table:table-cell>
          <table:table-cell table:formula="of:=[.G76]-[.B76]" office:value-type="float" office:value="1.0513653755188" calcext:value-type="float">
            <text:p>1.051365375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00480.7725" calcext:value-type="float">
            <text:p>1442700480.7725</text:p>
          </table:table-cell>
          <table:table-cell office:value-type="float" office:value="8096" calcext:value-type="float">
            <text:p>8096</text:p>
          </table:table-cell>
          <table:table-cell table:formula="of:=[.B77]-[.B$2]" office:value-type="float" office:value="8.82767581939697" calcext:value-type="float">
            <text:p>8.8276758194</text:p>
          </table:table-cell>
          <table:table-cell table:formula="of:=[.C77]/([.D77]-[.D76])" office:value-type="float" office:value="787319.387526084" calcext:value-type="float">
            <text:p>787319.387526084</text:p>
          </table:table-cell>
          <table:table-cell/>
          <table:table-cell office:value-type="float" office:value="1442700481.83479" calcext:value-type="float">
            <text:p>1442700481.83479</text:p>
          </table:table-cell>
          <table:table-cell table:formula="of:=[.G77]-[.B77]" office:value-type="float" office:value="1.06228733062744" calcext:value-type="float">
            <text:p>1.062287330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00480.78282" calcext:value-type="float">
            <text:p>1442700480.78282</text:p>
          </table:table-cell>
          <table:table-cell office:value-type="float" office:value="8096" calcext:value-type="float">
            <text:p>8096</text:p>
          </table:table-cell>
          <table:table-cell table:formula="of:=[.B78]-[.B$2]" office:value-type="float" office:value="8.83799505233765" calcext:value-type="float">
            <text:p>8.8379950523</text:p>
          </table:table-cell>
          <table:table-cell table:formula="of:=[.C78]/([.D78]-[.D77])" office:value-type="float" office:value="784554.437964974" calcext:value-type="float">
            <text:p>784554.437964974</text:p>
          </table:table-cell>
          <table:table-cell/>
          <table:table-cell office:value-type="float" office:value="1442700481.8382" calcext:value-type="float">
            <text:p>1442700481.8382</text:p>
          </table:table-cell>
          <table:table-cell table:formula="of:=[.G78]-[.B78]" office:value-type="float" office:value="1.05537152290344" calcext:value-type="float">
            <text:p>1.055371522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00480.79306" calcext:value-type="float">
            <text:p>1442700480.79306</text:p>
          </table:table-cell>
          <table:table-cell office:value-type="float" office:value="8096" calcext:value-type="float">
            <text:p>8096</text:p>
          </table:table-cell>
          <table:table-cell table:formula="of:=[.B79]-[.B$2]" office:value-type="float" office:value="8.84823322296143" calcext:value-type="float">
            <text:p>8.848233223</text:p>
          </table:table-cell>
          <table:table-cell table:formula="of:=[.C79]/([.D79]-[.D78])" office:value-type="float" office:value="790766.270411252" calcext:value-type="float">
            <text:p>790766.270411252</text:p>
          </table:table-cell>
          <table:table-cell/>
          <table:table-cell office:value-type="float" office:value="1442700481.84159" calcext:value-type="float">
            <text:p>1442700481.84159</text:p>
          </table:table-cell>
          <table:table-cell table:formula="of:=[.G79]-[.B79]" office:value-type="float" office:value="1.04852533340454" calcext:value-type="float">
            <text:p>1.048525333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00480.80336" calcext:value-type="float">
            <text:p>1442700480.80336</text:p>
          </table:table-cell>
          <table:table-cell office:value-type="float" office:value="8096" calcext:value-type="float">
            <text:p>8096</text:p>
          </table:table-cell>
          <table:table-cell table:formula="of:=[.B80]-[.B$2]" office:value-type="float" office:value="8.85852742195129" calcext:value-type="float">
            <text:p>8.858527422</text:p>
          </table:table-cell>
          <table:table-cell table:formula="of:=[.C80]/([.D80]-[.D79])" office:value-type="float" office:value="786462.356902981" calcext:value-type="float">
            <text:p>786462.356902981</text:p>
          </table:table-cell>
          <table:table-cell/>
          <table:table-cell office:value-type="float" office:value="1442700482.0186" calcext:value-type="float">
            <text:p>1442700482.0186</text:p>
          </table:table-cell>
          <table:table-cell table:formula="of:=[.G80]-[.B80]" office:value-type="float" office:value="1.21523904800415" calcext:value-type="float">
            <text:p>1.21523904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00480.81368" calcext:value-type="float">
            <text:p>1442700480.81368</text:p>
          </table:table-cell>
          <table:table-cell office:value-type="float" office:value="8096" calcext:value-type="float">
            <text:p>8096</text:p>
          </table:table-cell>
          <table:table-cell table:formula="of:=[.B81]-[.B$2]" office:value-type="float" office:value="8.86884999275208" calcext:value-type="float">
            <text:p>8.8688499928</text:p>
          </table:table-cell>
          <table:table-cell table:formula="of:=[.C81]/([.D81]-[.D80])" office:value-type="float" office:value="784300.74796748" calcext:value-type="float">
            <text:p>784300.74796748</text:p>
          </table:table-cell>
          <table:table-cell/>
          <table:table-cell office:value-type="float" office:value="1442700482.02172" calcext:value-type="float">
            <text:p>1442700482.02172</text:p>
          </table:table-cell>
          <table:table-cell table:formula="of:=[.G81]-[.B81]" office:value-type="float" office:value="1.2080409526825" calcext:value-type="float">
            <text:p>1.208040952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00480.82397" calcext:value-type="float">
            <text:p>1442700480.82397</text:p>
          </table:table-cell>
          <table:table-cell office:value-type="float" office:value="8096" calcext:value-type="float">
            <text:p>8096</text:p>
          </table:table-cell>
          <table:table-cell table:formula="of:=[.B82]-[.B$2]" office:value-type="float" office:value="8.87914156913757" calcext:value-type="float">
            <text:p>8.8791415691</text:p>
          </table:table-cell>
          <table:table-cell table:formula="of:=[.C82]/([.D82]-[.D81])" office:value-type="float" office:value="786662.771255155" calcext:value-type="float">
            <text:p>786662.771255155</text:p>
          </table:table-cell>
          <table:table-cell/>
          <table:table-cell office:value-type="float" office:value="1442700482.0249" calcext:value-type="float">
            <text:p>1442700482.0249</text:p>
          </table:table-cell>
          <table:table-cell table:formula="of:=[.G82]-[.B82]" office:value-type="float" office:value="1.20092844963074" calcext:value-type="float">
            <text:p>1.200928449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00480.83426" calcext:value-type="float">
            <text:p>1442700480.83426</text:p>
          </table:table-cell>
          <table:table-cell office:value-type="float" office:value="8096" calcext:value-type="float">
            <text:p>8096</text:p>
          </table:table-cell>
          <table:table-cell table:formula="of:=[.B83]-[.B$2]" office:value-type="float" office:value="8.8894362449646" calcext:value-type="float">
            <text:p>8.889436245</text:p>
          </table:table-cell>
          <table:table-cell table:formula="of:=[.C83]/([.D83]-[.D82])" office:value-type="float" office:value="786425.928900623" calcext:value-type="float">
            <text:p>786425.928900623</text:p>
          </table:table-cell>
          <table:table-cell/>
          <table:table-cell office:value-type="float" office:value="1442700482.03553" calcext:value-type="float">
            <text:p>1442700482.03553</text:p>
          </table:table-cell>
          <table:table-cell table:formula="of:=[.G83]-[.B83]" office:value-type="float" office:value="1.20126056671143" calcext:value-type="float">
            <text:p>1.201260566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00480.84457" calcext:value-type="float">
            <text:p>1442700480.84457</text:p>
          </table:table-cell>
          <table:table-cell office:value-type="float" office:value="8096" calcext:value-type="float">
            <text:p>8096</text:p>
          </table:table-cell>
          <table:table-cell table:formula="of:=[.B84]-[.B$2]" office:value-type="float" office:value="8.89973711967468" calcext:value-type="float">
            <text:p>8.8997371197</text:p>
          </table:table-cell>
          <table:table-cell table:formula="of:=[.C84]/([.D84]-[.D83])" office:value-type="float" office:value="785952.6717741" calcext:value-type="float">
            <text:p>785952.6717741</text:p>
          </table:table-cell>
          <table:table-cell/>
          <table:table-cell office:value-type="float" office:value="1442700482.03862" calcext:value-type="float">
            <text:p>1442700482.03862</text:p>
          </table:table-cell>
          <table:table-cell table:formula="of:=[.G84]-[.B84]" office:value-type="float" office:value="1.19405269622803" calcext:value-type="float">
            <text:p>1.194052696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00480.85485" calcext:value-type="float">
            <text:p>1442700480.85485</text:p>
          </table:table-cell>
          <table:table-cell office:value-type="float" office:value="8096" calcext:value-type="float">
            <text:p>8096</text:p>
          </table:table-cell>
          <table:table-cell table:formula="of:=[.B85]-[.B$2]" office:value-type="float" office:value="8.91001772880554" calcext:value-type="float">
            <text:p>8.9100177288</text:p>
          </table:table-cell>
          <table:table-cell table:formula="of:=[.C85]/([.D85]-[.D84])" office:value-type="float" office:value="787501.975510204" calcext:value-type="float">
            <text:p>787501.975510204</text:p>
          </table:table-cell>
          <table:table-cell/>
          <table:table-cell office:value-type="float" office:value="1442700482.04173" calcext:value-type="float">
            <text:p>1442700482.04173</text:p>
          </table:table-cell>
          <table:table-cell table:formula="of:=[.G85]-[.B85]" office:value-type="float" office:value="1.18688488006592" calcext:value-type="float">
            <text:p>1.186884880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00480.86512" calcext:value-type="float">
            <text:p>1442700480.86512</text:p>
          </table:table-cell>
          <table:table-cell office:value-type="float" office:value="8096" calcext:value-type="float">
            <text:p>8096</text:p>
          </table:table-cell>
          <table:table-cell table:formula="of:=[.B86]-[.B$2]" office:value-type="float" office:value="8.92028880119324" calcext:value-type="float">
            <text:p>8.9202888012</text:p>
          </table:table-cell>
          <table:table-cell table:formula="of:=[.C86]/([.D86]-[.D85])" office:value-type="float" office:value="788233.175116063" calcext:value-type="float">
            <text:p>788233.175116063</text:p>
          </table:table-cell>
          <table:table-cell/>
          <table:table-cell office:value-type="float" office:value="1442700482.164" calcext:value-type="float">
            <text:p>1442700482.164</text:p>
          </table:table-cell>
          <table:table-cell table:formula="of:=[.G86]-[.B86]" office:value-type="float" office:value="1.29888582229614" calcext:value-type="float">
            <text:p>1.298885822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00480.87539" calcext:value-type="float">
            <text:p>1442700480.87539</text:p>
          </table:table-cell>
          <table:table-cell office:value-type="float" office:value="8096" calcext:value-type="float">
            <text:p>8096</text:p>
          </table:table-cell>
          <table:table-cell table:formula="of:=[.B87]-[.B$2]" office:value-type="float" office:value="8.93055820465088" calcext:value-type="float">
            <text:p>8.9305582047</text:p>
          </table:table-cell>
          <table:table-cell table:formula="of:=[.C87]/([.D87]-[.D86])" office:value-type="float" office:value="788361.274673229" calcext:value-type="float">
            <text:p>788361.274673229</text:p>
          </table:table-cell>
          <table:table-cell/>
          <table:table-cell office:value-type="float" office:value="1442700482.16708" calcext:value-type="float">
            <text:p>1442700482.16708</text:p>
          </table:table-cell>
          <table:table-cell table:formula="of:=[.G87]-[.B87]" office:value-type="float" office:value="1.2916944026947" calcext:value-type="float">
            <text:p>1.291694402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00480.88566" calcext:value-type="float">
            <text:p>1442700480.88566</text:p>
          </table:table-cell>
          <table:table-cell office:value-type="float" office:value="8096" calcext:value-type="float">
            <text:p>8096</text:p>
          </table:table-cell>
          <table:table-cell table:formula="of:=[.B88]-[.B$2]" office:value-type="float" office:value="8.94082713127136" calcext:value-type="float">
            <text:p>8.9408271313</text:p>
          </table:table-cell>
          <table:table-cell table:formula="of:=[.C88]/([.D88]-[.D87])" office:value-type="float" office:value="788397.882194516" calcext:value-type="float">
            <text:p>788397.882194516</text:p>
          </table:table-cell>
          <table:table-cell/>
          <table:table-cell office:value-type="float" office:value="1442700482.17018" calcext:value-type="float">
            <text:p>1442700482.17018</text:p>
          </table:table-cell>
          <table:table-cell table:formula="of:=[.G88]-[.B88]" office:value-type="float" office:value="1.28452587127686" calcext:value-type="float">
            <text:p>1.284525871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00480.89593" calcext:value-type="float">
            <text:p>1442700480.89593</text:p>
          </table:table-cell>
          <table:table-cell office:value-type="float" office:value="8096" calcext:value-type="float">
            <text:p>8096</text:p>
          </table:table-cell>
          <table:table-cell table:formula="of:=[.B89]-[.B$2]" office:value-type="float" office:value="8.95109868049622" calcext:value-type="float">
            <text:p>8.9510986805</text:p>
          </table:table-cell>
          <table:table-cell table:formula="of:=[.C89]/([.D89]-[.D88])" office:value-type="float" office:value="788196.582888445" calcext:value-type="float">
            <text:p>788196.582888445</text:p>
          </table:table-cell>
          <table:table-cell/>
          <table:table-cell office:value-type="float" office:value="1442700482.19156" calcext:value-type="float">
            <text:p>1442700482.19156</text:p>
          </table:table-cell>
          <table:table-cell table:formula="of:=[.G89]-[.B89]" office:value-type="float" office:value="1.29563617706299" calcext:value-type="float">
            <text:p>1.295636177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00480.90619" calcext:value-type="float">
            <text:p>1442700480.90619</text:p>
          </table:table-cell>
          <table:table-cell office:value-type="float" office:value="8096" calcext:value-type="float">
            <text:p>8096</text:p>
          </table:table-cell>
          <table:table-cell table:formula="of:=[.B90]-[.B$2]" office:value-type="float" office:value="8.96136593818665" calcext:value-type="float">
            <text:p>8.9613659382</text:p>
          </table:table-cell>
          <table:table-cell table:formula="of:=[.C90]/([.D90]-[.D89])" office:value-type="float" office:value="788526.035296303" calcext:value-type="float">
            <text:p>788526.035296303</text:p>
          </table:table-cell>
          <table:table-cell/>
          <table:table-cell office:value-type="float" office:value="1442700482.19465" calcext:value-type="float">
            <text:p>1442700482.19465</text:p>
          </table:table-cell>
          <table:table-cell table:formula="of:=[.G90]-[.B90]" office:value-type="float" office:value="1.28845977783203" calcext:value-type="float">
            <text:p>1.288459777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00480.91648" calcext:value-type="float">
            <text:p>1442700480.91648</text:p>
          </table:table-cell>
          <table:table-cell office:value-type="float" office:value="8096" calcext:value-type="float">
            <text:p>8096</text:p>
          </table:table-cell>
          <table:table-cell table:formula="of:=[.B91]-[.B$2]" office:value-type="float" office:value="8.9716489315033" calcext:value-type="float">
            <text:p>8.9716489315</text:p>
          </table:table-cell>
          <table:table-cell table:formula="of:=[.C91]/([.D91]-[.D90])" office:value-type="float" office:value="787319.387526084" calcext:value-type="float">
            <text:p>787319.387526084</text:p>
          </table:table-cell>
          <table:table-cell/>
          <table:table-cell office:value-type="float" office:value="1442700482.20899" calcext:value-type="float">
            <text:p>1442700482.20899</text:p>
          </table:table-cell>
          <table:table-cell table:formula="of:=[.G91]-[.B91]" office:value-type="float" office:value="1.29250812530518" calcext:value-type="float">
            <text:p>1.292508125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00480.92681" calcext:value-type="float">
            <text:p>1442700480.92681</text:p>
          </table:table-cell>
          <table:table-cell office:value-type="float" office:value="8096" calcext:value-type="float">
            <text:p>8096</text:p>
          </table:table-cell>
          <table:table-cell table:formula="of:=[.B92]-[.B$2]" office:value-type="float" office:value="8.98197913169861" calcext:value-type="float">
            <text:p>8.9819791317</text:p>
          </table:table-cell>
          <table:table-cell table:formula="of:=[.C92]/([.D92]-[.D91])" office:value-type="float" office:value="783721.500738552" calcext:value-type="float">
            <text:p>783721.500738552</text:p>
          </table:table-cell>
          <table:table-cell/>
          <table:table-cell office:value-type="float" office:value="1442700482.21207" calcext:value-type="float">
            <text:p>1442700482.21207</text:p>
          </table:table-cell>
          <table:table-cell table:formula="of:=[.G92]-[.B92]" office:value-type="float" office:value="1.2852668762207" calcext:value-type="float">
            <text:p>1.285266876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00480.93709" calcext:value-type="float">
            <text:p>1442700480.93709</text:p>
          </table:table-cell>
          <table:table-cell office:value-type="float" office:value="8096" calcext:value-type="float">
            <text:p>8096</text:p>
          </table:table-cell>
          <table:table-cell table:formula="of:=[.B93]-[.B$2]" office:value-type="float" office:value="8.99225759506226" calcext:value-type="float">
            <text:p>8.9922575951</text:p>
          </table:table-cell>
          <table:table-cell table:formula="of:=[.C93]/([.D93]-[.D92])" office:value-type="float" office:value="787666.377119529" calcext:value-type="float">
            <text:p>787666.377119529</text:p>
          </table:table-cell>
          <table:table-cell/>
          <table:table-cell office:value-type="float" office:value="1442700482.21516" calcext:value-type="float">
            <text:p>1442700482.21516</text:p>
          </table:table-cell>
          <table:table-cell table:formula="of:=[.G93]-[.B93]" office:value-type="float" office:value="1.27807664871216" calcext:value-type="float">
            <text:p>1.278076648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00480.94736" calcext:value-type="float">
            <text:p>1442700480.94736</text:p>
          </table:table-cell>
          <table:table-cell office:value-type="float" office:value="8096" calcext:value-type="float">
            <text:p>8096</text:p>
          </table:table-cell>
          <table:table-cell table:formula="of:=[.B94]-[.B$2]" office:value-type="float" office:value="9.00253176689148" calcext:value-type="float">
            <text:p>9.0025317669</text:p>
          </table:table-cell>
          <table:table-cell table:formula="of:=[.C94]/([.D94]-[.D93])" office:value-type="float" office:value="787995.386350451" calcext:value-type="float">
            <text:p>787995.386350451</text:p>
          </table:table-cell>
          <table:table-cell/>
          <table:table-cell office:value-type="float" office:value="1442700482.26438" calcext:value-type="float">
            <text:p>1442700482.26438</text:p>
          </table:table-cell>
          <table:table-cell table:formula="of:=[.G94]-[.B94]" office:value-type="float" office:value="1.31702303886414" calcext:value-type="float">
            <text:p>1.317023038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00480.95764" calcext:value-type="float">
            <text:p>1442700480.95764</text:p>
          </table:table-cell>
          <table:table-cell office:value-type="float" office:value="8096" calcext:value-type="float">
            <text:p>8096</text:p>
          </table:table-cell>
          <table:table-cell table:formula="of:=[.B95]-[.B$2]" office:value-type="float" office:value="9.01281332969666" calcext:value-type="float">
            <text:p>9.0128133297</text:p>
          </table:table-cell>
          <table:table-cell table:formula="of:=[.C95]/([.D95]-[.D94])" office:value-type="float" office:value="787428.930154902" calcext:value-type="float">
            <text:p>787428.930154902</text:p>
          </table:table-cell>
          <table:table-cell/>
          <table:table-cell office:value-type="float" office:value="1442700482.26747" calcext:value-type="float">
            <text:p>1442700482.26747</text:p>
          </table:table-cell>
          <table:table-cell table:formula="of:=[.G95]-[.B95]" office:value-type="float" office:value="1.30983233451843" calcext:value-type="float">
            <text:p>1.309832334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00480.96793" calcext:value-type="float">
            <text:p>1442700480.96793</text:p>
          </table:table-cell>
          <table:table-cell office:value-type="float" office:value="8096" calcext:value-type="float">
            <text:p>8096</text:p>
          </table:table-cell>
          <table:table-cell table:formula="of:=[.B96]-[.B$2]" office:value-type="float" office:value="9.02310252189636" calcext:value-type="float">
            <text:p>9.0231025219</text:p>
          </table:table-cell>
          <table:table-cell table:formula="of:=[.C96]/([.D96]-[.D95])" office:value-type="float" office:value="786845.054778015" calcext:value-type="float">
            <text:p>786845.054778015</text:p>
          </table:table-cell>
          <table:table-cell/>
          <table:table-cell office:value-type="float" office:value="1442700482.27056" calcext:value-type="float">
            <text:p>1442700482.27056</text:p>
          </table:table-cell>
          <table:table-cell table:formula="of:=[.G96]-[.B96]" office:value-type="float" office:value="1.30263090133667" calcext:value-type="float">
            <text:p>1.302630901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00480.9782" calcext:value-type="float">
            <text:p>1442700480.9782</text:p>
          </table:table-cell>
          <table:table-cell office:value-type="float" office:value="8096" calcext:value-type="float">
            <text:p>8096</text:p>
          </table:table-cell>
          <table:table-cell table:formula="of:=[.B97]-[.B$2]" office:value-type="float" office:value="9.03337597846985" calcext:value-type="float">
            <text:p>9.0333759785</text:p>
          </table:table-cell>
          <table:table-cell table:formula="of:=[.C97]/([.D97]-[.D96])" office:value-type="float" office:value="788050.247946159" calcext:value-type="float">
            <text:p>788050.247946159</text:p>
          </table:table-cell>
          <table:table-cell/>
          <table:table-cell office:value-type="float" office:value="1442700482.27365" calcext:value-type="float">
            <text:p>1442700482.27365</text:p>
          </table:table-cell>
          <table:table-cell table:formula="of:=[.G97]-[.B97]" office:value-type="float" office:value="1.2954432964325" calcext:value-type="float">
            <text:p>1.295443296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00480.9885" calcext:value-type="float">
            <text:p>1442700480.9885</text:p>
          </table:table-cell>
          <table:table-cell office:value-type="float" office:value="8096" calcext:value-type="float">
            <text:p>8096</text:p>
          </table:table-cell>
          <table:table-cell table:formula="of:=[.B98]-[.B$2]" office:value-type="float" office:value="9.04366993904114" calcext:value-type="float">
            <text:p>9.043669939</text:p>
          </table:table-cell>
          <table:table-cell table:formula="of:=[.C98]/([.D98]-[.D97])" office:value-type="float" office:value="786480.572169724" calcext:value-type="float">
            <text:p>786480.572169724</text:p>
          </table:table-cell>
          <table:table-cell/>
          <table:table-cell office:value-type="float" office:value="1442700482.29207" calcext:value-type="float">
            <text:p>1442700482.29207</text:p>
          </table:table-cell>
          <table:table-cell table:formula="of:=[.G98]-[.B98]" office:value-type="float" office:value="1.30356979370117" calcext:value-type="float">
            <text:p>1.303569793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00480.99882" calcext:value-type="float">
            <text:p>1442700480.99882</text:p>
          </table:table-cell>
          <table:table-cell office:value-type="float" office:value="8096" calcext:value-type="float">
            <text:p>8096</text:p>
          </table:table-cell>
          <table:table-cell table:formula="of:=[.B99]-[.B$2]" office:value-type="float" office:value="9.05399203300476" calcext:value-type="float">
            <text:p>9.053992033</text:p>
          </table:table-cell>
          <table:table-cell table:formula="of:=[.C99]/([.D99]-[.D98])" office:value-type="float" office:value="784336.979350487" calcext:value-type="float">
            <text:p>784336.979350487</text:p>
          </table:table-cell>
          <table:table-cell/>
          <table:table-cell office:value-type="float" office:value="1442700482.29516" calcext:value-type="float">
            <text:p>1442700482.29516</text:p>
          </table:table-cell>
          <table:table-cell table:formula="of:=[.G99]-[.B99]" office:value-type="float" office:value="1.29633474349976" calcext:value-type="float">
            <text:p>1.296334743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00481.00918" calcext:value-type="float">
            <text:p>1442700481.00918</text:p>
          </table:table-cell>
          <table:table-cell office:value-type="float" office:value="8096" calcext:value-type="float">
            <text:p>8096</text:p>
          </table:table-cell>
          <table:table-cell table:formula="of:=[.B100]-[.B$2]" office:value-type="float" office:value="9.06435561180115" calcext:value-type="float">
            <text:p>9.0643556118</text:p>
          </table:table-cell>
          <table:table-cell table:formula="of:=[.C100]/([.D100]-[.D99])" office:value-type="float" office:value="781197.321799945" calcext:value-type="float">
            <text:p>781197.321799945</text:p>
          </table:table-cell>
          <table:table-cell/>
          <table:table-cell office:value-type="float" office:value="1442700482.29824" calcext:value-type="float">
            <text:p>1442700482.29824</text:p>
          </table:table-cell>
          <table:table-cell table:formula="of:=[.G100]-[.B100]" office:value-type="float" office:value="1.28905987739563" calcext:value-type="float">
            <text:p>1.289059877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00481.01953" calcext:value-type="float">
            <text:p>1442700481.01953</text:p>
          </table:table-cell>
          <table:table-cell office:value-type="float" office:value="8096" calcext:value-type="float">
            <text:p>8096</text:p>
          </table:table-cell>
          <table:table-cell table:formula="of:=[.B101]-[.B$2]" office:value-type="float" office:value="9.07469987869263" calcext:value-type="float">
            <text:p>9.0746998787</text:p>
          </table:table-cell>
          <table:table-cell table:formula="of:=[.C101]/([.D101]-[.D100])" office:value-type="float" office:value="782655.75365893" calcext:value-type="float">
            <text:p>782655.75365893</text:p>
          </table:table-cell>
          <table:table-cell/>
          <table:table-cell office:value-type="float" office:value="1442700482.30943" calcext:value-type="float">
            <text:p>1442700482.30943</text:p>
          </table:table-cell>
          <table:table-cell table:formula="of:=[.G101]-[.B101]" office:value-type="float" office:value="1.28990387916565" calcext:value-type="float">
            <text:p>1.289903879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00481.02992" calcext:value-type="float">
            <text:p>1442700481.02992</text:p>
          </table:table-cell>
          <table:table-cell office:value-type="float" office:value="8096" calcext:value-type="float">
            <text:p>8096</text:p>
          </table:table-cell>
          <table:table-cell table:formula="of:=[.B102]-[.B$2]" office:value-type="float" office:value="9.08509612083435" calcext:value-type="float">
            <text:p>9.0850961208</text:p>
          </table:table-cell>
          <table:table-cell table:formula="of:=[.C102]/([.D102]-[.D101])" office:value-type="float" office:value="778742.923609678" calcext:value-type="float">
            <text:p>778742.923609678</text:p>
          </table:table-cell>
          <table:table-cell/>
          <table:table-cell office:value-type="float" office:value="1442700482.31252" calcext:value-type="float">
            <text:p>1442700482.31252</text:p>
          </table:table-cell>
          <table:table-cell table:formula="of:=[.G102]-[.B102]" office:value-type="float" office:value="1.28259420394897" calcext:value-type="float">
            <text:p>1.282594203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00481.04031" calcext:value-type="float">
            <text:p>1442700481.04031</text:p>
          </table:table-cell>
          <table:table-cell office:value-type="float" office:value="8096" calcext:value-type="float">
            <text:p>8096</text:p>
          </table:table-cell>
          <table:table-cell table:formula="of:=[.B103]-[.B$2]" office:value-type="float" office:value="9.09548282623291" calcext:value-type="float">
            <text:p>9.0954828262</text:p>
          </table:table-cell>
          <table:table-cell table:formula="of:=[.C103]/([.D103]-[.D102])" office:value-type="float" office:value="779457.940640422" calcext:value-type="float">
            <text:p>779457.940640422</text:p>
          </table:table-cell>
          <table:table-cell/>
          <table:table-cell office:value-type="float" office:value="1442700482.31562" calcext:value-type="float">
            <text:p>1442700482.31562</text:p>
          </table:table-cell>
          <table:table-cell table:formula="of:=[.G103]-[.B103]" office:value-type="float" office:value="1.27531147003174" calcext:value-type="float">
            <text:p>1.2753114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00481.05066" calcext:value-type="float">
            <text:p>1442700481.05066</text:p>
          </table:table-cell>
          <table:table-cell office:value-type="float" office:value="8096" calcext:value-type="float">
            <text:p>8096</text:p>
          </table:table-cell>
          <table:table-cell table:formula="of:=[.B104]-[.B$2]" office:value-type="float" office:value="9.1058337688446" calcext:value-type="float">
            <text:p>9.1058337688</text:p>
          </table:table-cell>
          <table:table-cell table:formula="of:=[.C104]/([.D104]-[.D103])" office:value-type="float" office:value="782150.98892088" calcext:value-type="float">
            <text:p>782150.98892088</text:p>
          </table:table-cell>
          <table:table-cell/>
          <table:table-cell office:value-type="float" office:value="1442700482.36482" calcext:value-type="float">
            <text:p>1442700482.36482</text:p>
          </table:table-cell>
          <table:table-cell table:formula="of:=[.G104]-[.B104]" office:value-type="float" office:value="1.31415796279907" calcext:value-type="float">
            <text:p>1.314157962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00481.06101" calcext:value-type="float">
            <text:p>1442700481.06101</text:p>
          </table:table-cell>
          <table:table-cell office:value-type="float" office:value="8096" calcext:value-type="float">
            <text:p>8096</text:p>
          </table:table-cell>
          <table:table-cell table:formula="of:=[.B105]-[.B$2]" office:value-type="float" office:value="9.11618113517761" calcext:value-type="float">
            <text:p>9.1161811352</text:p>
          </table:table-cell>
          <table:table-cell table:formula="of:=[.C105]/([.D105]-[.D104])" office:value-type="float" office:value="782421.317603687" calcext:value-type="float">
            <text:p>782421.317603687</text:p>
          </table:table-cell>
          <table:table-cell/>
          <table:table-cell office:value-type="float" office:value="1442700482.36796" calcext:value-type="float">
            <text:p>1442700482.36796</text:p>
          </table:table-cell>
          <table:table-cell table:formula="of:=[.G105]-[.B105]" office:value-type="float" office:value="1.30694532394409" calcext:value-type="float">
            <text:p>1.306945323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00481.0714" calcext:value-type="float">
            <text:p>1442700481.0714</text:p>
          </table:table-cell>
          <table:table-cell office:value-type="float" office:value="8096" calcext:value-type="float">
            <text:p>8096</text:p>
          </table:table-cell>
          <table:table-cell table:formula="of:=[.B106]-[.B$2]" office:value-type="float" office:value="9.1265754699707" calcext:value-type="float">
            <text:p>9.12657547</text:p>
          </table:table-cell>
          <table:table-cell table:formula="of:=[.C106]/([.D106]-[.D105])" office:value-type="float" office:value="778885.822051976" calcext:value-type="float">
            <text:p>778885.822051976</text:p>
          </table:table-cell>
          <table:table-cell/>
          <table:table-cell office:value-type="float" office:value="1442700482.37104" calcext:value-type="float">
            <text:p>1442700482.37104</text:p>
          </table:table-cell>
          <table:table-cell table:formula="of:=[.G106]-[.B106]" office:value-type="float" office:value="1.29963183403015" calcext:value-type="float">
            <text:p>1.29963183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00481.08172" calcext:value-type="float">
            <text:p>1442700481.08172</text:p>
          </table:table-cell>
          <table:table-cell office:value-type="float" office:value="8096" calcext:value-type="float">
            <text:p>8096</text:p>
          </table:table-cell>
          <table:table-cell table:formula="of:=[.B107]-[.B$2]" office:value-type="float" office:value="9.13689088821411" calcext:value-type="float">
            <text:p>9.1368908882</text:p>
          </table:table-cell>
          <table:table-cell table:formula="of:=[.C107]/([.D107]-[.D106])" office:value-type="float" office:value="784844.570424814" calcext:value-type="float">
            <text:p>784844.570424814</text:p>
          </table:table-cell>
          <table:table-cell/>
          <table:table-cell office:value-type="float" office:value="1442700482.7668" calcext:value-type="float">
            <text:p>1442700482.7668</text:p>
          </table:table-cell>
          <table:table-cell table:formula="of:=[.G107]-[.B107]" office:value-type="float" office:value="1.68507695198059" calcext:value-type="float">
            <text:p>1.68507695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00481.09208" calcext:value-type="float">
            <text:p>1442700481.09208</text:p>
          </table:table-cell>
          <table:table-cell office:value-type="float" office:value="8096" calcext:value-type="float">
            <text:p>8096</text:p>
          </table:table-cell>
          <table:table-cell table:formula="of:=[.B108]-[.B$2]" office:value-type="float" office:value="9.1472532749176" calcext:value-type="float">
            <text:p>9.1472532749</text:p>
          </table:table-cell>
          <table:table-cell table:formula="of:=[.C108]/([.D108]-[.D107])" office:value-type="float" office:value="781287.191036054" calcext:value-type="float">
            <text:p>781287.191036054</text:p>
          </table:table-cell>
          <table:table-cell/>
          <table:table-cell office:value-type="float" office:value="1442700482.76988" calcext:value-type="float">
            <text:p>1442700482.76988</text:p>
          </table:table-cell>
          <table:table-cell table:formula="of:=[.G108]-[.B108]" office:value-type="float" office:value="1.67780041694641" calcext:value-type="float">
            <text:p>1.677800416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00481.10248" calcext:value-type="float">
            <text:p>1442700481.10248</text:p>
          </table:table-cell>
          <table:table-cell office:value-type="float" office:value="8096" calcext:value-type="float">
            <text:p>8096</text:p>
          </table:table-cell>
          <table:table-cell table:formula="of:=[.B109]-[.B$2]" office:value-type="float" office:value="9.15764856338501" calcext:value-type="float">
            <text:p>9.1576485634</text:p>
          </table:table-cell>
          <table:table-cell table:formula="of:=[.C109]/([.D109]-[.D108])" office:value-type="float" office:value="778814.366276003" calcext:value-type="float">
            <text:p>778814.366276003</text:p>
          </table:table-cell>
          <table:table-cell/>
          <table:table-cell office:value-type="float" office:value="1442700482.77296" calcext:value-type="float">
            <text:p>1442700482.77296</text:p>
          </table:table-cell>
          <table:table-cell table:formula="of:=[.G109]-[.B109]" office:value-type="float" office:value="1.67047953605652" calcext:value-type="float">
            <text:p>1.670479536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00481.11284" calcext:value-type="float">
            <text:p>1442700481.11284</text:p>
          </table:table-cell>
          <table:table-cell office:value-type="float" office:value="8096" calcext:value-type="float">
            <text:p>8096</text:p>
          </table:table-cell>
          <table:table-cell table:formula="of:=[.B110]-[.B$2]" office:value-type="float" office:value="9.16801238059998" calcext:value-type="float">
            <text:p>9.1680123806</text:p>
          </table:table-cell>
          <table:table-cell table:formula="of:=[.C110]/([.D110]-[.D109])" office:value-type="float" office:value="781179.350433642" calcext:value-type="float">
            <text:p>781179.350433642</text:p>
          </table:table-cell>
          <table:table-cell/>
          <table:table-cell office:value-type="float" office:value="1442700482.79456" calcext:value-type="float">
            <text:p>1442700482.79456</text:p>
          </table:table-cell>
          <table:table-cell table:formula="of:=[.G110]-[.B110]" office:value-type="float" office:value="1.68171644210815" calcext:value-type="float">
            <text:p>1.681716442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00481.12319" calcext:value-type="float">
            <text:p>1442700481.12319</text:p>
          </table:table-cell>
          <table:table-cell office:value-type="float" office:value="8096" calcext:value-type="float">
            <text:p>8096</text:p>
          </table:table-cell>
          <table:table-cell table:formula="of:=[.B111]-[.B$2]" office:value-type="float" office:value="9.1783595085144" calcext:value-type="float">
            <text:p>9.1783595085</text:p>
          </table:table-cell>
          <table:table-cell table:formula="of:=[.C111]/([.D111]-[.D110])" office:value-type="float" office:value="782439.34616005" calcext:value-type="float">
            <text:p>782439.34616005</text:p>
          </table:table-cell>
          <table:table-cell/>
          <table:table-cell office:value-type="float" office:value="1442700482.79766" calcext:value-type="float">
            <text:p>1442700482.79766</text:p>
          </table:table-cell>
          <table:table-cell table:formula="of:=[.G111]-[.B111]" office:value-type="float" office:value="1.6744704246521" calcext:value-type="float">
            <text:p>1.674470424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00481.13351" calcext:value-type="float">
            <text:p>1442700481.13351</text:p>
          </table:table-cell>
          <table:table-cell office:value-type="float" office:value="8096" calcext:value-type="float">
            <text:p>8096</text:p>
          </table:table-cell>
          <table:table-cell table:formula="of:=[.B112]-[.B$2]" office:value-type="float" office:value="9.18868136405945" calcext:value-type="float">
            <text:p>9.1886813641</text:p>
          </table:table-cell>
          <table:table-cell table:formula="of:=[.C112]/([.D112]-[.D111])" office:value-type="float" office:value="784355.096297323" calcext:value-type="float">
            <text:p>784355.096297323</text:p>
          </table:table-cell>
          <table:table-cell/>
          <table:table-cell office:value-type="float" office:value="1442700482.80075" calcext:value-type="float">
            <text:p>1442700482.80075</text:p>
          </table:table-cell>
          <table:table-cell table:formula="of:=[.G112]-[.B112]" office:value-type="float" office:value="1.66724014282227" calcext:value-type="float">
            <text:p>1.667240142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00481.14389" calcext:value-type="float">
            <text:p>1442700481.14389</text:p>
          </table:table-cell>
          <table:table-cell office:value-type="float" office:value="8096" calcext:value-type="float">
            <text:p>8096</text:p>
          </table:table-cell>
          <table:table-cell table:formula="of:=[.B113]-[.B$2]" office:value-type="float" office:value="9.1990659236908" calcext:value-type="float">
            <text:p>9.1990659237</text:p>
          </table:table-cell>
          <table:table-cell table:formula="of:=[.C113]/([.D113]-[.D112])" office:value-type="float" office:value="779619.000459179" calcext:value-type="float">
            <text:p>779619.000459179</text:p>
          </table:table-cell>
          <table:table-cell/>
          <table:table-cell office:value-type="float" office:value="1442700482.94213" calcext:value-type="float">
            <text:p>1442700482.94213</text:p>
          </table:table-cell>
          <table:table-cell table:formula="of:=[.G113]-[.B113]" office:value-type="float" office:value="1.7982382774353" calcext:value-type="float">
            <text:p>1.798238277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00481.15417" calcext:value-type="float">
            <text:p>1442700481.15417</text:p>
          </table:table-cell>
          <table:table-cell office:value-type="float" office:value="8096" calcext:value-type="float">
            <text:p>8096</text:p>
          </table:table-cell>
          <table:table-cell table:formula="of:=[.B114]-[.B$2]" office:value-type="float" office:value="9.2093403339386" calcext:value-type="float">
            <text:p>9.2093403339</text:p>
          </table:table-cell>
          <table:table-cell table:formula="of:=[.C114]/([.D114]-[.D113])" office:value-type="float" office:value="787977.100849306" calcext:value-type="float">
            <text:p>787977.100849306</text:p>
          </table:table-cell>
          <table:table-cell/>
          <table:table-cell office:value-type="float" office:value="1442700482.94523" calcext:value-type="float">
            <text:p>1442700482.94523</text:p>
          </table:table-cell>
          <table:table-cell table:formula="of:=[.G114]-[.B114]" office:value-type="float" office:value="1.79105925559998" calcext:value-type="float">
            <text:p>1.791059255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00481.16444" calcext:value-type="float">
            <text:p>1442700481.16444</text:p>
          </table:table-cell>
          <table:table-cell office:value-type="float" office:value="8096" calcext:value-type="float">
            <text:p>8096</text:p>
          </table:table-cell>
          <table:table-cell table:formula="of:=[.B115]-[.B$2]" office:value-type="float" office:value="9.21961522102356" calcext:value-type="float">
            <text:p>9.219615221</text:p>
          </table:table-cell>
          <table:table-cell table:formula="of:=[.C115]/([.D115]-[.D114])" office:value-type="float" office:value="787940.532392798" calcext:value-type="float">
            <text:p>787940.532392798</text:p>
          </table:table-cell>
          <table:table-cell/>
          <table:table-cell office:value-type="float" office:value="1442700482.94832" calcext:value-type="float">
            <text:p>1442700482.94832</text:p>
          </table:table-cell>
          <table:table-cell table:formula="of:=[.G115]-[.B115]" office:value-type="float" office:value="1.78387188911438" calcext:value-type="float">
            <text:p>1.783871889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00481.17485" calcext:value-type="float">
            <text:p>1442700481.17485</text:p>
          </table:table-cell>
          <table:table-cell office:value-type="float" office:value="8096" calcext:value-type="float">
            <text:p>8096</text:p>
          </table:table-cell>
          <table:table-cell table:formula="of:=[.B116]-[.B$2]" office:value-type="float" office:value="9.2300181388855" calcext:value-type="float">
            <text:p>9.2300181389</text:p>
          </table:table-cell>
          <table:table-cell table:formula="of:=[.C116]/([.D116]-[.D115])" office:value-type="float" office:value="778243.191712695" calcext:value-type="float">
            <text:p>778243.191712695</text:p>
          </table:table-cell>
          <table:table-cell/>
          <table:table-cell office:value-type="float" office:value="1442700482.9514" calcext:value-type="float">
            <text:p>1442700482.9514</text:p>
          </table:table-cell>
          <table:table-cell table:formula="of:=[.G116]-[.B116]" office:value-type="float" office:value="1.77655434608459" calcext:value-type="float">
            <text:p>1.776554346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00481.18522" calcext:value-type="float">
            <text:p>1442700481.18522</text:p>
          </table:table-cell>
          <table:table-cell office:value-type="float" office:value="8096" calcext:value-type="float">
            <text:p>8096</text:p>
          </table:table-cell>
          <table:table-cell table:formula="of:=[.B117]-[.B$2]" office:value-type="float" office:value="9.24039173126221" calcext:value-type="float">
            <text:p>9.2403917313</text:p>
          </table:table-cell>
          <table:table-cell table:formula="of:=[.C117]/([.D117]-[.D116])" office:value-type="float" office:value="780443.235669961" calcext:value-type="float">
            <text:p>780443.235669961</text:p>
          </table:table-cell>
          <table:table-cell/>
          <table:table-cell office:value-type="float" office:value="1442700482.95449" calcext:value-type="float">
            <text:p>1442700482.95449</text:p>
          </table:table-cell>
          <table:table-cell table:formula="of:=[.G117]-[.B117]" office:value-type="float" office:value="1.76926851272583" calcext:value-type="float">
            <text:p>1.769268512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00481.19557" calcext:value-type="float">
            <text:p>1442700481.19557</text:p>
          </table:table-cell>
          <table:table-cell office:value-type="float" office:value="8096" calcext:value-type="float">
            <text:p>8096</text:p>
          </table:table-cell>
          <table:table-cell table:formula="of:=[.B118]-[.B$2]" office:value-type="float" office:value="9.25074338912964" calcext:value-type="float">
            <text:p>9.2507433891</text:p>
          </table:table-cell>
          <table:table-cell table:formula="of:=[.C118]/([.D118]-[.D117])" office:value-type="float" office:value="782096.9455986" calcext:value-type="float">
            <text:p>782096.9455986</text:p>
          </table:table-cell>
          <table:table-cell/>
          <table:table-cell office:value-type="float" office:value="1442700482.96757" calcext:value-type="float">
            <text:p>1442700482.96757</text:p>
          </table:table-cell>
          <table:table-cell table:formula="of:=[.G118]-[.B118]" office:value-type="float" office:value="1.77199387550354" calcext:value-type="float">
            <text:p>1.771993875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00481.20594" calcext:value-type="float">
            <text:p>1442700481.20594</text:p>
          </table:table-cell>
          <table:table-cell office:value-type="float" office:value="8096" calcext:value-type="float">
            <text:p>8096</text:p>
          </table:table-cell>
          <table:table-cell table:formula="of:=[.B119]-[.B$2]" office:value-type="float" office:value="9.26110863685608" calcext:value-type="float">
            <text:p>9.2611086369</text:p>
          </table:table-cell>
          <table:table-cell table:formula="of:=[.C119]/([.D119]-[.D118])" office:value-type="float" office:value="781071.53959747" calcext:value-type="float">
            <text:p>781071.53959747</text:p>
          </table:table-cell>
          <table:table-cell/>
          <table:table-cell office:value-type="float" office:value="1442700482.97067" calcext:value-type="float">
            <text:p>1442700482.97067</text:p>
          </table:table-cell>
          <table:table-cell table:formula="of:=[.G119]-[.B119]" office:value-type="float" office:value="1.76473021507263" calcext:value-type="float">
            <text:p>1.764730215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00481.21633" calcext:value-type="float">
            <text:p>1442700481.21633</text:p>
          </table:table-cell>
          <table:table-cell office:value-type="float" office:value="8096" calcext:value-type="float">
            <text:p>8096</text:p>
          </table:table-cell>
          <table:table-cell table:formula="of:=[.B120]-[.B$2]" office:value-type="float" office:value="9.2715003490448" calcext:value-type="float">
            <text:p>9.271500349</text:p>
          </table:table-cell>
          <table:table-cell table:formula="of:=[.C120]/([.D120]-[.D119])" office:value-type="float" office:value="779082.393061992" calcext:value-type="float">
            <text:p>779082.393061992</text:p>
          </table:table-cell>
          <table:table-cell/>
          <table:table-cell office:value-type="float" office:value="1442700482.97376" calcext:value-type="float">
            <text:p>1442700482.97376</text:p>
          </table:table-cell>
          <table:table-cell table:formula="of:=[.G120]-[.B120]" office:value-type="float" office:value="1.75743222236633" calcext:value-type="float">
            <text:p>1.757432222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00481.22667" calcext:value-type="float">
            <text:p>1442700481.22667</text:p>
          </table:table-cell>
          <table:table-cell office:value-type="float" office:value="8096" calcext:value-type="float">
            <text:p>8096</text:p>
          </table:table-cell>
          <table:table-cell table:formula="of:=[.B121]-[.B$2]" office:value-type="float" office:value="9.28184390068054" calcext:value-type="float">
            <text:p>9.2818439007</text:p>
          </table:table-cell>
          <table:table-cell table:formula="of:=[.C121]/([.D121]-[.D120])" office:value-type="float" office:value="782709.874239351" calcext:value-type="float">
            <text:p>782709.874239351</text:p>
          </table:table-cell>
          <table:table-cell/>
          <table:table-cell office:value-type="float" office:value="1442700482.99047" calcext:value-type="float">
            <text:p>1442700482.99047</text:p>
          </table:table-cell>
          <table:table-cell table:formula="of:=[.G121]-[.B121]" office:value-type="float" office:value="1.76380062103271" calcext:value-type="float">
            <text:p>1.76380062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00481.23702" calcext:value-type="float">
            <text:p>1442700481.23702</text:p>
          </table:table-cell>
          <table:table-cell office:value-type="float" office:value="8096" calcext:value-type="float">
            <text:p>8096</text:p>
          </table:table-cell>
          <table:table-cell table:formula="of:=[.B122]-[.B$2]" office:value-type="float" office:value="9.29219341278076" calcext:value-type="float">
            <text:p>9.2921934128</text:p>
          </table:table-cell>
          <table:table-cell table:formula="of:=[.C122]/([.D122]-[.D121])" office:value-type="float" office:value="782259.097975074" calcext:value-type="float">
            <text:p>782259.097975074</text:p>
          </table:table-cell>
          <table:table-cell/>
          <table:table-cell office:value-type="float" office:value="1442700482.99356" calcext:value-type="float">
            <text:p>1442700482.99356</text:p>
          </table:table-cell>
          <table:table-cell table:formula="of:=[.G122]-[.B122]" office:value-type="float" office:value="1.75653672218323" calcext:value-type="float">
            <text:p>1.756536722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00481.24739" calcext:value-type="float">
            <text:p>1442700481.24739</text:p>
          </table:table-cell>
          <table:table-cell office:value-type="float" office:value="8096" calcext:value-type="float">
            <text:p>8096</text:p>
          </table:table-cell>
          <table:table-cell table:formula="of:=[.B123]-[.B$2]" office:value-type="float" office:value="9.30256223678589" calcext:value-type="float">
            <text:p>9.3025622368</text:p>
          </table:table-cell>
          <table:table-cell table:formula="of:=[.C123]/([.D123]-[.D122])" office:value-type="float" office:value="780802.142653484" calcext:value-type="float">
            <text:p>780802.142653484</text:p>
          </table:table-cell>
          <table:table-cell/>
          <table:table-cell office:value-type="float" office:value="1442700482.99665" calcext:value-type="float">
            <text:p>1442700482.99665</text:p>
          </table:table-cell>
          <table:table-cell table:formula="of:=[.G123]-[.B123]" office:value-type="float" office:value="1.7492573261261" calcext:value-type="float">
            <text:p>1.749257326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00481.25781" calcext:value-type="float">
            <text:p>1442700481.25781</text:p>
          </table:table-cell>
          <table:table-cell office:value-type="float" office:value="8096" calcext:value-type="float">
            <text:p>8096</text:p>
          </table:table-cell>
          <table:table-cell table:formula="of:=[.B124]-[.B$2]" office:value-type="float" office:value="9.31298518180847" calcext:value-type="float">
            <text:p>9.3129851818</text:p>
          </table:table-cell>
          <table:table-cell table:formula="of:=[.C124]/([.D124]-[.D123])" office:value-type="float" office:value="776747.836859803" calcext:value-type="float">
            <text:p>776747.836859803</text:p>
          </table:table-cell>
          <table:table-cell/>
          <table:table-cell office:value-type="float" office:value="1442700483.04252" calcext:value-type="float">
            <text:p>1442700483.04252</text:p>
          </table:table-cell>
          <table:table-cell table:formula="of:=[.G124]-[.B124]" office:value-type="float" office:value="1.78470396995544" calcext:value-type="float">
            <text:p>1.7847039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00481.26843" calcext:value-type="float">
            <text:p>1442700481.26843</text:p>
          </table:table-cell>
          <table:table-cell office:value-type="float" office:value="8096" calcext:value-type="float">
            <text:p>8096</text:p>
          </table:table-cell>
          <table:table-cell table:formula="of:=[.B125]-[.B$2]" office:value-type="float" office:value="9.32360363006592" calcext:value-type="float">
            <text:p>9.3236036301</text:p>
          </table:table-cell>
          <table:table-cell table:formula="of:=[.C125]/([.D125]-[.D124])" office:value-type="float" office:value="762446.621550621" calcext:value-type="float">
            <text:p>762446.621550621</text:p>
          </table:table-cell>
          <table:table-cell/>
          <table:table-cell office:value-type="float" office:value="1442700483.04535" calcext:value-type="float">
            <text:p>1442700483.04535</text:p>
          </table:table-cell>
          <table:table-cell table:formula="of:=[.G125]-[.B125]" office:value-type="float" office:value="1.77692055702209" calcext:value-type="float">
            <text:p>1.77692055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00481.27881" calcext:value-type="float">
            <text:p>1442700481.27881</text:p>
          </table:table-cell>
          <table:table-cell office:value-type="float" office:value="8096" calcext:value-type="float">
            <text:p>8096</text:p>
          </table:table-cell>
          <table:table-cell table:formula="of:=[.B126]-[.B$2]" office:value-type="float" office:value="9.33398127555847" calcext:value-type="float">
            <text:p>9.3339812756</text:p>
          </table:table-cell>
          <table:table-cell table:formula="of:=[.C126]/([.D126]-[.D125])" office:value-type="float" office:value="780138.42405863" calcext:value-type="float">
            <text:p>780138.42405863</text:p>
          </table:table-cell>
          <table:table-cell/>
          <table:table-cell office:value-type="float" office:value="1442700483.04818" calcext:value-type="float">
            <text:p>1442700483.04818</text:p>
          </table:table-cell>
          <table:table-cell table:formula="of:=[.G126]-[.B126]" office:value-type="float" office:value="1.769371509552" calcext:value-type="float">
            <text:p>1.769371509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00481.2891" calcext:value-type="float">
            <text:p>1442700481.2891</text:p>
          </table:table-cell>
          <table:table-cell office:value-type="float" office:value="8096" calcext:value-type="float">
            <text:p>8096</text:p>
          </table:table-cell>
          <table:table-cell table:formula="of:=[.B127]-[.B$2]" office:value-type="float" office:value="9.34427237510681" calcext:value-type="float">
            <text:p>9.3442723751</text:p>
          </table:table-cell>
          <table:table-cell table:formula="of:=[.C127]/([.D127]-[.D126])" office:value-type="float" office:value="786699.221202854" calcext:value-type="float">
            <text:p>786699.221202854</text:p>
          </table:table-cell>
          <table:table-cell/>
          <table:table-cell office:value-type="float" office:value="1442700483.05103" calcext:value-type="float">
            <text:p>1442700483.05103</text:p>
          </table:table-cell>
          <table:table-cell table:formula="of:=[.G127]-[.B127]" office:value-type="float" office:value="1.76192426681519" calcext:value-type="float">
            <text:p>1.761924266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00481.29946" calcext:value-type="float">
            <text:p>1442700481.29946</text:p>
          </table:table-cell>
          <table:table-cell office:value-type="float" office:value="8096" calcext:value-type="float">
            <text:p>8096</text:p>
          </table:table-cell>
          <table:table-cell table:formula="of:=[.B128]-[.B$2]" office:value-type="float" office:value="9.35463118553162" calcext:value-type="float">
            <text:p>9.3546311855</text:p>
          </table:table-cell>
          <table:table-cell table:formula="of:=[.C128]/([.D128]-[.D127])" office:value-type="float" office:value="781556.922850304" calcext:value-type="float">
            <text:p>781556.922850304</text:p>
          </table:table-cell>
          <table:table-cell/>
          <table:table-cell office:value-type="float" office:value="1442700483.05386" calcext:value-type="float">
            <text:p>1442700483.05386</text:p>
          </table:table-cell>
          <table:table-cell table:formula="of:=[.G128]-[.B128]" office:value-type="float" office:value="1.75440168380737" calcext:value-type="float">
            <text:p>1.754401683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00481.30983" calcext:value-type="float">
            <text:p>1442700481.30983</text:p>
          </table:table-cell>
          <table:table-cell office:value-type="float" office:value="8096" calcext:value-type="float">
            <text:p>8096</text:p>
          </table:table-cell>
          <table:table-cell table:formula="of:=[.B129]-[.B$2]" office:value-type="float" office:value="9.36500573158264" calcext:value-type="float">
            <text:p>9.3650057316</text:p>
          </table:table-cell>
          <table:table-cell table:formula="of:=[.C129]/([.D129]-[.D128])" office:value-type="float" office:value="780371.493864044" calcext:value-type="float">
            <text:p>780371.493864044</text:p>
          </table:table-cell>
          <table:table-cell/>
          <table:table-cell office:value-type="float" office:value="1442700483.0567" calcext:value-type="float">
            <text:p>1442700483.0567</text:p>
          </table:table-cell>
          <table:table-cell table:formula="of:=[.G129]-[.B129]" office:value-type="float" office:value="1.74686574935913" calcext:value-type="float">
            <text:p>1.746865749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00481.32019" calcext:value-type="float">
            <text:p>1442700481.32019</text:p>
          </table:table-cell>
          <table:table-cell office:value-type="float" office:value="8096" calcext:value-type="float">
            <text:p>8096</text:p>
          </table:table-cell>
          <table:table-cell table:formula="of:=[.B130]-[.B$2]" office:value-type="float" office:value="9.37536454200745" calcext:value-type="float">
            <text:p>9.375364542</text:p>
          </table:table-cell>
          <table:table-cell table:formula="of:=[.C130]/([.D130]-[.D129])" office:value-type="float" office:value="781556.922850304" calcext:value-type="float">
            <text:p>781556.922850304</text:p>
          </table:table-cell>
          <table:table-cell/>
          <table:table-cell office:value-type="float" office:value="1442700483.068" calcext:value-type="float">
            <text:p>1442700483.068</text:p>
          </table:table-cell>
          <table:table-cell table:formula="of:=[.G130]-[.B130]" office:value-type="float" office:value="1.74780678749084" calcext:value-type="float">
            <text:p>1.747806787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00481.33062" calcext:value-type="float">
            <text:p>1442700481.33062</text:p>
          </table:table-cell>
          <table:table-cell office:value-type="float" office:value="8096" calcext:value-type="float">
            <text:p>8096</text:p>
          </table:table-cell>
          <table:table-cell table:formula="of:=[.B131]-[.B$2]" office:value-type="float" office:value="9.38579392433167" calcext:value-type="float">
            <text:p>9.3857939243</text:p>
          </table:table-cell>
          <table:table-cell table:formula="of:=[.C131]/([.D131]-[.D130])" office:value-type="float" office:value="776268.406730066" calcext:value-type="float">
            <text:p>776268.406730066</text:p>
          </table:table-cell>
          <table:table-cell/>
          <table:table-cell office:value-type="float" office:value="1442700483.07082" calcext:value-type="float">
            <text:p>1442700483.07082</text:p>
          </table:table-cell>
          <table:table-cell table:formula="of:=[.G131]-[.B131]" office:value-type="float" office:value="1.74019837379456" calcext:value-type="float">
            <text:p>1.740198373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00481.34102" calcext:value-type="float">
            <text:p>1442700481.34102</text:p>
          </table:table-cell>
          <table:table-cell office:value-type="float" office:value="8096" calcext:value-type="float">
            <text:p>8096</text:p>
          </table:table-cell>
          <table:table-cell table:formula="of:=[.B132]-[.B$2]" office:value-type="float" office:value="9.39618825912476" calcext:value-type="float">
            <text:p>9.3961882591</text:p>
          </table:table-cell>
          <table:table-cell table:formula="of:=[.C132]/([.D132]-[.D131])" office:value-type="float" office:value="778885.822051976" calcext:value-type="float">
            <text:p>778885.822051976</text:p>
          </table:table-cell>
          <table:table-cell/>
          <table:table-cell office:value-type="float" office:value="1442700483.07366" calcext:value-type="float">
            <text:p>1442700483.07366</text:p>
          </table:table-cell>
          <table:table-cell table:formula="of:=[.G132]-[.B132]" office:value-type="float" office:value="1.73264122009277" calcext:value-type="float">
            <text:p>1.732641220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00481.35138" calcext:value-type="float">
            <text:p>1442700481.35138</text:p>
          </table:table-cell>
          <table:table-cell office:value-type="float" office:value="8096" calcext:value-type="float">
            <text:p>8096</text:p>
          </table:table-cell>
          <table:table-cell table:formula="of:=[.B133]-[.B$2]" office:value-type="float" office:value="9.4065477848053" calcext:value-type="float">
            <text:p>9.4065477848</text:p>
          </table:table-cell>
          <table:table-cell table:formula="of:=[.C133]/([.D133]-[.D132])" office:value-type="float" office:value="781502.961588916" calcext:value-type="float">
            <text:p>781502.961588916</text:p>
          </table:table-cell>
          <table:table-cell/>
          <table:table-cell office:value-type="float" office:value="1442700483.0909" calcext:value-type="float">
            <text:p>1442700483.0909</text:p>
          </table:table-cell>
          <table:table-cell table:formula="of:=[.G133]-[.B133]" office:value-type="float" office:value="1.7395191192627" calcext:value-type="float">
            <text:p>1.739519119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00481.36176" calcext:value-type="float">
            <text:p>1442700481.36176</text:p>
          </table:table-cell>
          <table:table-cell office:value-type="float" office:value="8096" calcext:value-type="float">
            <text:p>8096</text:p>
          </table:table-cell>
          <table:table-cell table:formula="of:=[.B134]-[.B$2]" office:value-type="float" office:value="9.41693425178528" calcext:value-type="float">
            <text:p>9.4169342518</text:p>
          </table:table-cell>
          <table:table-cell table:formula="of:=[.C134]/([.D134]-[.D133])" office:value-type="float" office:value="779475.832889542" calcext:value-type="float">
            <text:p>779475.832889542</text:p>
          </table:table-cell>
          <table:table-cell/>
          <table:table-cell office:value-type="float" office:value="1442700483.09374" calcext:value-type="float">
            <text:p>1442700483.09374</text:p>
          </table:table-cell>
          <table:table-cell table:formula="of:=[.G134]-[.B134]" office:value-type="float" office:value="1.73197245597839" calcext:value-type="float">
            <text:p>1.73197245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00481.37213" calcext:value-type="float">
            <text:p>1442700481.37213</text:p>
          </table:table-cell>
          <table:table-cell office:value-type="float" office:value="8096" calcext:value-type="float">
            <text:p>8096</text:p>
          </table:table-cell>
          <table:table-cell table:formula="of:=[.B135]-[.B$2]" office:value-type="float" office:value="9.42729735374451" calcext:value-type="float">
            <text:p>9.4272973537</text:p>
          </table:table-cell>
          <table:table-cell table:formula="of:=[.C135]/([.D135]-[.D134])" office:value-type="float" office:value="781233.267013298" calcext:value-type="float">
            <text:p>781233.267013298</text:p>
          </table:table-cell>
          <table:table-cell/>
          <table:table-cell office:value-type="float" office:value="1442700483.09657" calcext:value-type="float">
            <text:p>1442700483.09657</text:p>
          </table:table-cell>
          <table:table-cell table:formula="of:=[.G135]-[.B135]" office:value-type="float" office:value="1.72444081306458" calcext:value-type="float">
            <text:p>1.724440813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00481.38242" calcext:value-type="float">
            <text:p>1442700481.38242</text:p>
          </table:table-cell>
          <table:table-cell office:value-type="float" office:value="8096" calcext:value-type="float">
            <text:p>8096</text:p>
          </table:table-cell>
          <table:table-cell table:formula="of:=[.B136]-[.B$2]" office:value-type="float" office:value="9.43759393692017" calcext:value-type="float">
            <text:p>9.4375939369</text:p>
          </table:table-cell>
          <table:table-cell table:formula="of:=[.C136]/([.D136]-[.D135])" office:value-type="float" office:value="786280.250630977" calcext:value-type="float">
            <text:p>786280.250630977</text:p>
          </table:table-cell>
          <table:table-cell/>
          <table:table-cell office:value-type="float" office:value="1442700483.14307" calcext:value-type="float">
            <text:p>1442700483.14307</text:p>
          </table:table-cell>
          <table:table-cell table:formula="of:=[.G136]-[.B136]" office:value-type="float" office:value="1.76065039634705" calcext:value-type="float">
            <text:p>1.760650396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00481.39279" calcext:value-type="float">
            <text:p>1442700481.39279</text:p>
          </table:table-cell>
          <table:table-cell office:value-type="float" office:value="8096" calcext:value-type="float">
            <text:p>8096</text:p>
          </table:table-cell>
          <table:table-cell table:formula="of:=[.B137]-[.B$2]" office:value-type="float" office:value="9.44795870780945" calcext:value-type="float">
            <text:p>9.4479587078</text:p>
          </table:table-cell>
          <table:table-cell table:formula="of:=[.C137]/([.D137]-[.D136])" office:value-type="float" office:value="781107.473236262" calcext:value-type="float">
            <text:p>781107.473236262</text:p>
          </table:table-cell>
          <table:table-cell/>
          <table:table-cell office:value-type="float" office:value="1442700483.14588" calcext:value-type="float">
            <text:p>1442700483.14588</text:p>
          </table:table-cell>
          <table:table-cell table:formula="of:=[.G137]-[.B137]" office:value-type="float" office:value="1.75309538841248" calcext:value-type="float">
            <text:p>1.753095388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00481.40318" calcext:value-type="float">
            <text:p>1442700481.40318</text:p>
          </table:table-cell>
          <table:table-cell office:value-type="float" office:value="8096" calcext:value-type="float">
            <text:p>8096</text:p>
          </table:table-cell>
          <table:table-cell table:formula="of:=[.B138]-[.B$2]" office:value-type="float" office:value="9.45834946632385" calcext:value-type="float">
            <text:p>9.4583494663</text:p>
          </table:table-cell>
          <table:table-cell table:formula="of:=[.C138]/([.D138]-[.D137])" office:value-type="float" office:value="779153.898031297" calcext:value-type="float">
            <text:p>779153.898031297</text:p>
          </table:table-cell>
          <table:table-cell/>
          <table:table-cell office:value-type="float" office:value="1442700483.14871" calcext:value-type="float">
            <text:p>1442700483.14871</text:p>
          </table:table-cell>
          <table:table-cell table:formula="of:=[.G138]-[.B138]" office:value-type="float" office:value="1.7455358505249" calcext:value-type="float">
            <text:p>1.745535850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00481.41353" calcext:value-type="float">
            <text:p>1442700481.41353</text:p>
          </table:table-cell>
          <table:table-cell office:value-type="float" office:value="8096" calcext:value-type="float">
            <text:p>8096</text:p>
          </table:table-cell>
          <table:table-cell table:formula="of:=[.B139]-[.B$2]" office:value-type="float" office:value="9.46870493888855" calcext:value-type="float">
            <text:p>9.4687049389</text:p>
          </table:table-cell>
          <table:table-cell table:formula="of:=[.C139]/([.D139]-[.D138])" office:value-type="float" office:value="781808.840631763" calcext:value-type="float">
            <text:p>781808.840631763</text:p>
          </table:table-cell>
          <table:table-cell/>
          <table:table-cell office:value-type="float" office:value="1442700483.15156" calcext:value-type="float">
            <text:p>1442700483.15156</text:p>
          </table:table-cell>
          <table:table-cell table:formula="of:=[.G139]-[.B139]" office:value-type="float" office:value="1.73803067207336" calcext:value-type="float">
            <text:p>1.738030672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00481.42392" calcext:value-type="float">
            <text:p>1442700481.42392</text:p>
          </table:table-cell>
          <table:table-cell office:value-type="float" office:value="8096" calcext:value-type="float">
            <text:p>8096</text:p>
          </table:table-cell>
          <table:table-cell table:formula="of:=[.B140]-[.B$2]" office:value-type="float" office:value="9.47908735275269" calcext:value-type="float">
            <text:p>9.4790873528</text:p>
          </table:table-cell>
          <table:table-cell table:formula="of:=[.C140]/([.D140]-[.D139])" office:value-type="float" office:value="779780.126851448" calcext:value-type="float">
            <text:p>779780.126851448</text:p>
          </table:table-cell>
          <table:table-cell/>
          <table:table-cell office:value-type="float" office:value="1442700483.15439" calcext:value-type="float">
            <text:p>1442700483.15439</text:p>
          </table:table-cell>
          <table:table-cell table:formula="of:=[.G140]-[.B140]" office:value-type="float" office:value="1.73047804832459" calcext:value-type="float">
            <text:p>1.730478048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00481.43427" calcext:value-type="float">
            <text:p>1442700481.43427</text:p>
          </table:table-cell>
          <table:table-cell office:value-type="float" office:value="8096" calcext:value-type="float">
            <text:p>8096</text:p>
          </table:table-cell>
          <table:table-cell table:formula="of:=[.B141]-[.B$2]" office:value-type="float" office:value="9.48943638801575" calcext:value-type="float">
            <text:p>9.489436388</text:p>
          </table:table-cell>
          <table:table-cell table:formula="of:=[.C141]/([.D141]-[.D140])" office:value-type="float" office:value="782295.140968047" calcext:value-type="float">
            <text:p>782295.140968047</text:p>
          </table:table-cell>
          <table:table-cell/>
          <table:table-cell office:value-type="float" office:value="1442700483.15723" calcext:value-type="float">
            <text:p>1442700483.15723</text:p>
          </table:table-cell>
          <table:table-cell table:formula="of:=[.G141]-[.B141]" office:value-type="float" office:value="1.72296094894409" calcext:value-type="float">
            <text:p>1.722960948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00481.44463" calcext:value-type="float">
            <text:p>1442700481.44463</text:p>
          </table:table-cell>
          <table:table-cell office:value-type="float" office:value="8096" calcext:value-type="float">
            <text:p>8096</text:p>
          </table:table-cell>
          <table:table-cell table:formula="of:=[.B142]-[.B$2]" office:value-type="float" office:value="9.4997980594635" calcext:value-type="float">
            <text:p>9.4997980595</text:p>
          </table:table-cell>
          <table:table-cell table:formula="of:=[.C142]/([.D142]-[.D141])" office:value-type="float" office:value="781341.122503451" calcext:value-type="float">
            <text:p>781341.122503451</text:p>
          </table:table-cell>
          <table:table-cell/>
          <table:table-cell office:value-type="float" office:value="1442700483.16005" calcext:value-type="float">
            <text:p>1442700483.16005</text:p>
          </table:table-cell>
          <table:table-cell table:formula="of:=[.G142]-[.B142]" office:value-type="float" office:value="1.71542692184448" calcext:value-type="float">
            <text:p>1.715426921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00481.45498" calcext:value-type="float">
            <text:p>1442700481.45498</text:p>
          </table:table-cell>
          <table:table-cell office:value-type="float" office:value="8096" calcext:value-type="float">
            <text:p>8096</text:p>
          </table:table-cell>
          <table:table-cell table:formula="of:=[.B143]-[.B$2]" office:value-type="float" office:value="9.51015377044678" calcext:value-type="float">
            <text:p>9.5101537704</text:p>
          </table:table-cell>
          <table:table-cell table:formula="of:=[.C143]/([.D143]-[.D142])" office:value-type="float" office:value="781790.841118913" calcext:value-type="float">
            <text:p>781790.841118913</text:p>
          </table:table-cell>
          <table:table-cell/>
          <table:table-cell office:value-type="float" office:value="1442700483.52078" calcext:value-type="float">
            <text:p>1442700483.52078</text:p>
          </table:table-cell>
          <table:table-cell table:formula="of:=[.G143]-[.B143]" office:value-type="float" office:value="2.06579566001892" calcext:value-type="float">
            <text:p>2.0657956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00481.46536" calcext:value-type="float">
            <text:p>1442700481.46536</text:p>
          </table:table-cell>
          <table:table-cell office:value-type="float" office:value="8096" calcext:value-type="float">
            <text:p>8096</text:p>
          </table:table-cell>
          <table:table-cell table:formula="of:=[.B144]-[.B$2]" office:value-type="float" office:value="9.52052855491638" calcext:value-type="float">
            <text:p>9.5205285549</text:p>
          </table:table-cell>
          <table:table-cell table:formula="of:=[.C144]/([.D144]-[.D143])" office:value-type="float" office:value="780353.5604734" calcext:value-type="float">
            <text:p>780353.5604734</text:p>
          </table:table-cell>
          <table:table-cell/>
          <table:table-cell office:value-type="float" office:value="1442700483.52361" calcext:value-type="float">
            <text:p>1442700483.52361</text:p>
          </table:table-cell>
          <table:table-cell table:formula="of:=[.G144]-[.B144]" office:value-type="float" office:value="2.05825710296631" calcext:value-type="float">
            <text:p>2.05825710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00481.4757" calcext:value-type="float">
            <text:p>1442700481.4757</text:p>
          </table:table-cell>
          <table:table-cell office:value-type="float" office:value="8096" calcext:value-type="float">
            <text:p>8096</text:p>
          </table:table-cell>
          <table:table-cell table:formula="of:=[.B145]-[.B$2]" office:value-type="float" office:value="9.53087472915649" calcext:value-type="float">
            <text:p>9.5308747292</text:p>
          </table:table-cell>
          <table:table-cell table:formula="of:=[.C145]/([.D145]-[.D144])" office:value-type="float" office:value="782511.46869455" calcext:value-type="float">
            <text:p>782511.46869455</text:p>
          </table:table-cell>
          <table:table-cell/>
          <table:table-cell office:value-type="float" office:value="1442700483.52648" calcext:value-type="float">
            <text:p>1442700483.52648</text:p>
          </table:table-cell>
          <table:table-cell table:formula="of:=[.G145]-[.B145]" office:value-type="float" office:value="2.05077242851257" calcext:value-type="float">
            <text:p>2.050772428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00481.48607" calcext:value-type="float">
            <text:p>1442700481.48607</text:p>
          </table:table-cell>
          <table:table-cell office:value-type="float" office:value="8096" calcext:value-type="float">
            <text:p>8096</text:p>
          </table:table-cell>
          <table:table-cell table:formula="of:=[.B146]-[.B$2]" office:value-type="float" office:value="9.5412449836731" calcext:value-type="float">
            <text:p>9.5412449837</text:p>
          </table:table-cell>
          <table:table-cell table:formula="of:=[.C146]/([.D146]-[.D145])" office:value-type="float" office:value="780694.435902152" calcext:value-type="float">
            <text:p>780694.435902152</text:p>
          </table:table-cell>
          <table:table-cell/>
          <table:table-cell office:value-type="float" office:value="1442700483.5485" calcext:value-type="float">
            <text:p>1442700483.5485</text:p>
          </table:table-cell>
          <table:table-cell table:formula="of:=[.G146]-[.B146]" office:value-type="float" office:value="2.06242990493774" calcext:value-type="float">
            <text:p>2.062429904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00481.49643" calcext:value-type="float">
            <text:p>1442700481.49643</text:p>
          </table:table-cell>
          <table:table-cell office:value-type="float" office:value="8096" calcext:value-type="float">
            <text:p>8096</text:p>
          </table:table-cell>
          <table:table-cell table:formula="of:=[.B147]-[.B$2]" office:value-type="float" office:value="9.55159735679626" calcext:value-type="float">
            <text:p>9.5515973568</text:p>
          </table:table-cell>
          <table:table-cell table:formula="of:=[.C147]/([.D147]-[.D146])" office:value-type="float" office:value="782042.909744133" calcext:value-type="float">
            <text:p>782042.909744133</text:p>
          </table:table-cell>
          <table:table-cell/>
          <table:table-cell office:value-type="float" office:value="1442700483.55133" calcext:value-type="float">
            <text:p>1442700483.55133</text:p>
          </table:table-cell>
          <table:table-cell table:formula="of:=[.G147]-[.B147]" office:value-type="float" office:value="2.05490660667419" calcext:value-type="float">
            <text:p>2.054906606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00481.50682" calcext:value-type="float">
            <text:p>1442700481.50682</text:p>
          </table:table-cell>
          <table:table-cell office:value-type="float" office:value="8096" calcext:value-type="float">
            <text:p>8096</text:p>
          </table:table-cell>
          <table:table-cell table:formula="of:=[.B148]-[.B$2]" office:value-type="float" office:value="9.56199526786804" calcext:value-type="float">
            <text:p>9.5619952679</text:p>
          </table:table-cell>
          <table:table-cell table:formula="of:=[.C148]/([.D148]-[.D147])" office:value-type="float" office:value="778617.93047785" calcext:value-type="float">
            <text:p>778617.93047785</text:p>
          </table:table-cell>
          <table:table-cell/>
          <table:table-cell office:value-type="float" office:value="1442700483.57285" calcext:value-type="float">
            <text:p>1442700483.57285</text:p>
          </table:table-cell>
          <table:table-cell table:formula="of:=[.G148]-[.B148]" office:value-type="float" office:value="2.06603026390076" calcext:value-type="float">
            <text:p>2.066030263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00481.51716" calcext:value-type="float">
            <text:p>1442700481.51716</text:p>
          </table:table-cell>
          <table:table-cell office:value-type="float" office:value="8096" calcext:value-type="float">
            <text:p>8096</text:p>
          </table:table-cell>
          <table:table-cell table:formula="of:=[.B149]-[.B$2]" office:value-type="float" office:value="9.57232999801636" calcext:value-type="float">
            <text:p>9.572329998</text:p>
          </table:table-cell>
          <table:table-cell table:formula="of:=[.C149]/([.D149]-[.D148])" office:value-type="float" office:value="783377.977345606" calcext:value-type="float">
            <text:p>783377.977345606</text:p>
          </table:table-cell>
          <table:table-cell/>
          <table:table-cell office:value-type="float" office:value="1442700483.57569" calcext:value-type="float">
            <text:p>1442700483.57569</text:p>
          </table:table-cell>
          <table:table-cell table:formula="of:=[.G149]-[.B149]" office:value-type="float" office:value="2.05852770805359" calcext:value-type="float">
            <text:p>2.058527708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00481.52747" calcext:value-type="float">
            <text:p>1442700481.52747</text:p>
          </table:table-cell>
          <table:table-cell office:value-type="float" office:value="8096" calcext:value-type="float">
            <text:p>8096</text:p>
          </table:table-cell>
          <table:table-cell table:formula="of:=[.B150]-[.B$2]" office:value-type="float" office:value="9.58264470100403" calcext:value-type="float">
            <text:p>9.582644701</text:p>
          </table:table-cell>
          <table:table-cell table:formula="of:=[.C150]/([.D150]-[.D149])" office:value-type="float" office:value="784898.994152047" calcext:value-type="float">
            <text:p>784898.994152047</text:p>
          </table:table-cell>
          <table:table-cell/>
          <table:table-cell office:value-type="float" office:value="1442700483.57853" calcext:value-type="float">
            <text:p>1442700483.57853</text:p>
          </table:table-cell>
          <table:table-cell table:formula="of:=[.G150]-[.B150]" office:value-type="float" office:value="2.05105233192444" calcext:value-type="float">
            <text:p>2.051052331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00481.53785" calcext:value-type="float">
            <text:p>1442700481.53785</text:p>
          </table:table-cell>
          <table:table-cell office:value-type="float" office:value="8096" calcext:value-type="float">
            <text:p>8096</text:p>
          </table:table-cell>
          <table:table-cell table:formula="of:=[.B151]-[.B$2]" office:value-type="float" office:value="9.59301805496216" calcext:value-type="float">
            <text:p>9.593018055</text:p>
          </table:table-cell>
          <table:table-cell table:formula="of:=[.C151]/([.D151]-[.D150])" office:value-type="float" office:value="780461.17318256" calcext:value-type="float">
            <text:p>780461.17318256</text:p>
          </table:table-cell>
          <table:table-cell/>
          <table:table-cell office:value-type="float" office:value="1442700483.64195" calcext:value-type="float">
            <text:p>1442700483.64195</text:p>
          </table:table-cell>
          <table:table-cell table:formula="of:=[.G151]-[.B151]" office:value-type="float" office:value="2.10410571098328" calcext:value-type="float">
            <text:p>2.10410571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00481.54821" calcext:value-type="float">
            <text:p>1442700481.54821</text:p>
          </table:table-cell>
          <table:table-cell office:value-type="float" office:value="8096" calcext:value-type="float">
            <text:p>8096</text:p>
          </table:table-cell>
          <table:table-cell table:formula="of:=[.B152]-[.B$2]" office:value-type="float" office:value="9.60337829589844" calcext:value-type="float">
            <text:p>9.6033782959</text:p>
          </table:table-cell>
          <table:table-cell table:formula="of:=[.C152]/([.D152]-[.D151])" office:value-type="float" office:value="781449.00777834" calcext:value-type="float">
            <text:p>781449.00777834</text:p>
          </table:table-cell>
          <table:table-cell/>
          <table:table-cell office:value-type="float" office:value="1442700483.64479" calcext:value-type="float">
            <text:p>1442700483.64479</text:p>
          </table:table-cell>
          <table:table-cell table:formula="of:=[.G152]-[.B152]" office:value-type="float" office:value="2.09658455848694" calcext:value-type="float">
            <text:p>2.096584558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00481.55854" calcext:value-type="float">
            <text:p>1442700481.55854</text:p>
          </table:table-cell>
          <table:table-cell office:value-type="float" office:value="8096" calcext:value-type="float">
            <text:p>8096</text:p>
          </table:table-cell>
          <table:table-cell table:formula="of:=[.B153]-[.B$2]" office:value-type="float" office:value="9.61371350288391" calcext:value-type="float">
            <text:p>9.6137135029</text:p>
          </table:table-cell>
          <table:table-cell table:formula="of:=[.C153]/([.D153]-[.D152])" office:value-type="float" office:value="783341.834505986" calcext:value-type="float">
            <text:p>783341.834505986</text:p>
          </table:table-cell>
          <table:table-cell/>
          <table:table-cell office:value-type="float" office:value="1442700483.64763" calcext:value-type="float">
            <text:p>1442700483.64763</text:p>
          </table:table-cell>
          <table:table-cell table:formula="of:=[.G153]-[.B153]" office:value-type="float" office:value="2.08908557891846" calcext:value-type="float">
            <text:p>2.089085578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00481.56892" calcext:value-type="float">
            <text:p>1442700481.56892</text:p>
          </table:table-cell>
          <table:table-cell office:value-type="float" office:value="8096" calcext:value-type="float">
            <text:p>8096</text:p>
          </table:table-cell>
          <table:table-cell table:formula="of:=[.B154]-[.B$2]" office:value-type="float" office:value="9.62409257888794" calcext:value-type="float">
            <text:p>9.6240925789</text:p>
          </table:table-cell>
          <table:table-cell table:formula="of:=[.C154]/([.D154]-[.D153])" office:value-type="float" office:value="780030.900328486" calcext:value-type="float">
            <text:p>780030.900328486</text:p>
          </table:table-cell>
          <table:table-cell/>
          <table:table-cell office:value-type="float" office:value="1442700483.67326" calcext:value-type="float">
            <text:p>1442700483.67326</text:p>
          </table:table-cell>
          <table:table-cell table:formula="of:=[.G154]-[.B154]" office:value-type="float" office:value="2.10433888435364" calcext:value-type="float">
            <text:p>2.104338884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00481.57928" calcext:value-type="float">
            <text:p>1442700481.57928</text:p>
          </table:table-cell>
          <table:table-cell office:value-type="float" office:value="8096" calcext:value-type="float">
            <text:p>8096</text:p>
          </table:table-cell>
          <table:table-cell table:formula="of:=[.B155]-[.B$2]" office:value-type="float" office:value="9.63445544242859" calcext:value-type="float">
            <text:p>9.6344554424</text:p>
          </table:table-cell>
          <table:table-cell table:formula="of:=[.C155]/([.D155]-[.D154])" office:value-type="float" office:value="781251.240860462" calcext:value-type="float">
            <text:p>781251.240860462</text:p>
          </table:table-cell>
          <table:table-cell/>
          <table:table-cell office:value-type="float" office:value="1442700483.67609" calcext:value-type="float">
            <text:p>1442700483.67609</text:p>
          </table:table-cell>
          <table:table-cell table:formula="of:=[.G155]-[.B155]" office:value-type="float" office:value="2.09680724143982" calcext:value-type="float">
            <text:p>2.096807241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00481.58965" calcext:value-type="float">
            <text:p>1442700481.58965</text:p>
          </table:table-cell>
          <table:table-cell office:value-type="float" office:value="8096" calcext:value-type="float">
            <text:p>8096</text:p>
          </table:table-cell>
          <table:table-cell table:formula="of:=[.B156]-[.B$2]" office:value-type="float" office:value="9.64481949806213" calcext:value-type="float">
            <text:p>9.6448194981</text:p>
          </table:table-cell>
          <table:table-cell table:formula="of:=[.C156]/([.D156]-[.D155])" office:value-type="float" office:value="781161.37989418" calcext:value-type="float">
            <text:p>781161.37989418</text:p>
          </table:table-cell>
          <table:table-cell/>
          <table:table-cell office:value-type="float" office:value="1442700483.67892" calcext:value-type="float">
            <text:p>1442700483.67892</text:p>
          </table:table-cell>
          <table:table-cell table:formula="of:=[.G156]-[.B156]" office:value-type="float" office:value="2.089275598526" calcext:value-type="float">
            <text:p>2.089275598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00481.59999" calcext:value-type="float">
            <text:p>1442700481.59999</text:p>
          </table:table-cell>
          <table:table-cell office:value-type="float" office:value="8096" calcext:value-type="float">
            <text:p>8096</text:p>
          </table:table-cell>
          <table:table-cell table:formula="of:=[.B157]-[.B$2]" office:value-type="float" office:value="9.65515947341919" calcext:value-type="float">
            <text:p>9.6551594734</text:p>
          </table:table-cell>
          <table:table-cell table:formula="of:=[.C157]/([.D157]-[.D156])" office:value-type="float" office:value="782980.589453296" calcext:value-type="float">
            <text:p>782980.589453296</text:p>
          </table:table-cell>
          <table:table-cell/>
          <table:table-cell office:value-type="float" office:value="1442700483.80531" calcext:value-type="float">
            <text:p>1442700483.80531</text:p>
          </table:table-cell>
          <table:table-cell table:formula="of:=[.G157]-[.B157]" office:value-type="float" office:value="2.20532631874084" calcext:value-type="float">
            <text:p>2.205326318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00481.61034" calcext:value-type="float">
            <text:p>1442700481.61034</text:p>
          </table:table-cell>
          <table:table-cell office:value-type="float" office:value="8096" calcext:value-type="float">
            <text:p>8096</text:p>
          </table:table-cell>
          <table:table-cell table:formula="of:=[.B158]-[.B$2]" office:value-type="float" office:value="9.66550779342651" calcext:value-type="float">
            <text:p>9.6655077934</text:p>
          </table:table-cell>
          <table:table-cell table:formula="of:=[.C158]/([.D158]-[.D157])" office:value-type="float" office:value="782349.211685559" calcext:value-type="float">
            <text:p>782349.211685559</text:p>
          </table:table-cell>
          <table:table-cell/>
          <table:table-cell office:value-type="float" office:value="1442700483.80815" calcext:value-type="float">
            <text:p>1442700483.80815</text:p>
          </table:table-cell>
          <table:table-cell table:formula="of:=[.G158]-[.B158]" office:value-type="float" office:value="2.19781422615051" calcext:value-type="float">
            <text:p>2.197814226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00481.62064" calcext:value-type="float">
            <text:p>1442700481.62064</text:p>
          </table:table-cell>
          <table:table-cell office:value-type="float" office:value="8096" calcext:value-type="float">
            <text:p>8096</text:p>
          </table:table-cell>
          <table:table-cell table:formula="of:=[.B159]-[.B$2]" office:value-type="float" office:value="9.67580914497376" calcext:value-type="float">
            <text:p>9.675809145</text:p>
          </table:table-cell>
          <table:table-cell table:formula="of:=[.C159]/([.D159]-[.D158])" office:value-type="float" office:value="785916.29097137" calcext:value-type="float">
            <text:p>785916.29097137</text:p>
          </table:table-cell>
          <table:table-cell/>
          <table:table-cell office:value-type="float" office:value="1442700483.81098" calcext:value-type="float">
            <text:p>1442700483.81098</text:p>
          </table:table-cell>
          <table:table-cell table:formula="of:=[.G159]-[.B159]" office:value-type="float" office:value="2.19034504890442" calcext:value-type="float">
            <text:p>2.190345048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00481.63097" calcext:value-type="float">
            <text:p>1442700481.63097</text:p>
          </table:table-cell>
          <table:table-cell office:value-type="float" office:value="8096" calcext:value-type="float">
            <text:p>8096</text:p>
          </table:table-cell>
          <table:table-cell table:formula="of:=[.B160]-[.B$2]" office:value-type="float" office:value="9.68613839149475" calcext:value-type="float">
            <text:p>9.6861383915</text:p>
          </table:table-cell>
          <table:table-cell table:formula="of:=[.C160]/([.D160]-[.D159])" office:value-type="float" office:value="783793.859846736" calcext:value-type="float">
            <text:p>783793.859846736</text:p>
          </table:table-cell>
          <table:table-cell/>
          <table:table-cell office:value-type="float" office:value="1442700483.82952" calcext:value-type="float">
            <text:p>1442700483.82952</text:p>
          </table:table-cell>
          <table:table-cell table:formula="of:=[.G160]-[.B160]" office:value-type="float" office:value="2.19855356216431" calcext:value-type="float">
            <text:p>2.198553562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00481.64125" calcext:value-type="float">
            <text:p>1442700481.64125</text:p>
          </table:table-cell>
          <table:table-cell office:value-type="float" office:value="8096" calcext:value-type="float">
            <text:p>8096</text:p>
          </table:table-cell>
          <table:table-cell table:formula="of:=[.B161]-[.B$2]" office:value-type="float" office:value="9.6964168548584" calcext:value-type="float">
            <text:p>9.6964168549</text:p>
          </table:table-cell>
          <table:table-cell table:formula="of:=[.C161]/([.D161]-[.D160])" office:value-type="float" office:value="787666.377119529" calcext:value-type="float">
            <text:p>787666.377119529</text:p>
          </table:table-cell>
          <table:table-cell/>
          <table:table-cell office:value-type="float" office:value="1442700483.83233" calcext:value-type="float">
            <text:p>1442700483.83233</text:p>
          </table:table-cell>
          <table:table-cell table:formula="of:=[.G161]-[.B161]" office:value-type="float" office:value="2.19108057022095" calcext:value-type="float">
            <text:p>2.191080570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00481.65152" calcext:value-type="float">
            <text:p>1442700481.65152</text:p>
          </table:table-cell>
          <table:table-cell office:value-type="float" office:value="8096" calcext:value-type="float">
            <text:p>8096</text:p>
          </table:table-cell>
          <table:table-cell table:formula="of:=[.B162]-[.B$2]" office:value-type="float" office:value="9.70669007301331" calcext:value-type="float">
            <text:p>9.706690073</text:p>
          </table:table-cell>
          <table:table-cell table:formula="of:=[.C162]/([.D162]-[.D161])" office:value-type="float" office:value="788068.53684235" calcext:value-type="float">
            <text:p>788068.53684235</text:p>
          </table:table-cell>
          <table:table-cell/>
          <table:table-cell office:value-type="float" office:value="1442700483.83519" calcext:value-type="float">
            <text:p>1442700483.83519</text:p>
          </table:table-cell>
          <table:table-cell table:formula="of:=[.G162]-[.B162]" office:value-type="float" office:value="2.18367123603821" calcext:value-type="float">
            <text:p>2.18367123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00481.66186" calcext:value-type="float">
            <text:p>1442700481.66186</text:p>
          </table:table-cell>
          <table:table-cell office:value-type="float" office:value="8096" calcext:value-type="float">
            <text:p>8096</text:p>
          </table:table-cell>
          <table:table-cell table:formula="of:=[.B163]-[.B$2]" office:value-type="float" office:value="9.71703195571899" calcext:value-type="float">
            <text:p>9.7170319557</text:p>
          </table:table-cell>
          <table:table-cell table:formula="of:=[.C163]/([.D163]-[.D162])" office:value-type="float" office:value="782836.184706181" calcext:value-type="float">
            <text:p>782836.184706181</text:p>
          </table:table-cell>
          <table:table-cell/>
          <table:table-cell office:value-type="float" office:value="1442700483.87419" calcext:value-type="float">
            <text:p>1442700483.87419</text:p>
          </table:table-cell>
          <table:table-cell table:formula="of:=[.G163]-[.B163]" office:value-type="float" office:value="2.21233415603638" calcext:value-type="float">
            <text:p>2.21233415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00481.6722" calcext:value-type="float">
            <text:p>1442700481.6722</text:p>
          </table:table-cell>
          <table:table-cell office:value-type="float" office:value="8096" calcext:value-type="float">
            <text:p>8096</text:p>
          </table:table-cell>
          <table:table-cell table:formula="of:=[.B164]-[.B$2]" office:value-type="float" office:value="9.72736859321594" calcext:value-type="float">
            <text:p>9.7273685932</text:p>
          </table:table-cell>
          <table:table-cell table:formula="of:=[.C164]/([.D164]-[.D163])" office:value-type="float" office:value="783233.425994695" calcext:value-type="float">
            <text:p>783233.425994695</text:p>
          </table:table-cell>
          <table:table-cell/>
          <table:table-cell office:value-type="float" office:value="1442700483.87702" calcext:value-type="float">
            <text:p>1442700483.87702</text:p>
          </table:table-cell>
          <table:table-cell table:formula="of:=[.G164]-[.B164]" office:value-type="float" office:value="2.20482683181763" calcext:value-type="float">
            <text:p>2.204826831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00481.68258" calcext:value-type="float">
            <text:p>1442700481.68258</text:p>
          </table:table-cell>
          <table:table-cell office:value-type="float" office:value="8096" calcext:value-type="float">
            <text:p>8096</text:p>
          </table:table-cell>
          <table:table-cell table:formula="of:=[.B165]-[.B$2]" office:value-type="float" office:value="9.73774766921997" calcext:value-type="float">
            <text:p>9.7377476692</text:p>
          </table:table-cell>
          <table:table-cell table:formula="of:=[.C165]/([.D165]-[.D164])" office:value-type="float" office:value="780030.900328486" calcext:value-type="float">
            <text:p>780030.900328486</text:p>
          </table:table-cell>
          <table:table-cell/>
          <table:table-cell office:value-type="float" office:value="1442700483.9057" calcext:value-type="float">
            <text:p>1442700483.9057</text:p>
          </table:table-cell>
          <table:table-cell table:formula="of:=[.G165]-[.B165]" office:value-type="float" office:value="2.22312450408936" calcext:value-type="float">
            <text:p>2.223124504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00481.69291" calcext:value-type="float">
            <text:p>1442700481.69291</text:p>
          </table:table-cell>
          <table:table-cell office:value-type="float" office:value="8096" calcext:value-type="float">
            <text:p>8096</text:p>
          </table:table-cell>
          <table:table-cell table:formula="of:=[.B166]-[.B$2]" office:value-type="float" office:value="9.74808406829834" calcext:value-type="float">
            <text:p>9.7480840683</text:p>
          </table:table-cell>
          <table:table-cell table:formula="of:=[.C166]/([.D166]-[.D165])" office:value-type="float" office:value="783251.491996125" calcext:value-type="float">
            <text:p>783251.491996125</text:p>
          </table:table-cell>
          <table:table-cell/>
          <table:table-cell office:value-type="float" office:value="1442700483.90853" calcext:value-type="float">
            <text:p>1442700483.90853</text:p>
          </table:table-cell>
          <table:table-cell table:formula="of:=[.G166]-[.B166]" office:value-type="float" office:value="2.21561312675476" calcext:value-type="float">
            <text:p>2.215613126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00481.70325" calcext:value-type="float">
            <text:p>1442700481.70325</text:p>
          </table:table-cell>
          <table:table-cell office:value-type="float" office:value="8096" calcext:value-type="float">
            <text:p>8096</text:p>
          </table:table-cell>
          <table:table-cell table:formula="of:=[.B167]-[.B$2]" office:value-type="float" office:value="9.75842428207397" calcext:value-type="float">
            <text:p>9.7584242821</text:p>
          </table:table-cell>
          <table:table-cell table:formula="of:=[.C167]/([.D167]-[.D166])" office:value-type="float" office:value="782962.535946507" calcext:value-type="float">
            <text:p>782962.535946507</text:p>
          </table:table-cell>
          <table:table-cell/>
          <table:table-cell office:value-type="float" office:value="1442700483.91136" calcext:value-type="float">
            <text:p>1442700483.91136</text:p>
          </table:table-cell>
          <table:table-cell table:formula="of:=[.G167]-[.B167]" office:value-type="float" office:value="2.20810627937317" calcext:value-type="float">
            <text:p>2.208106279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00481.71361" calcext:value-type="float">
            <text:p>1442700481.71361</text:p>
          </table:table-cell>
          <table:table-cell office:value-type="float" office:value="8096" calcext:value-type="float">
            <text:p>8096</text:p>
          </table:table-cell>
          <table:table-cell table:formula="of:=[.B168]-[.B$2]" office:value-type="float" office:value="9.76877689361572" calcext:value-type="float">
            <text:p>9.7687768936</text:p>
          </table:table-cell>
          <table:table-cell table:formula="of:=[.C168]/([.D168]-[.D167])" office:value-type="float" office:value="782024.899451891" calcext:value-type="float">
            <text:p>782024.899451891</text:p>
          </table:table-cell>
          <table:table-cell/>
          <table:table-cell office:value-type="float" office:value="1442700483.93007" calcext:value-type="float">
            <text:p>1442700483.93007</text:p>
          </table:table-cell>
          <table:table-cell table:formula="of:=[.G168]-[.B168]" office:value-type="float" office:value="2.21645998954773" calcext:value-type="float">
            <text:p>2.216459989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00481.72397" calcext:value-type="float">
            <text:p>1442700481.72397</text:p>
          </table:table-cell>
          <table:table-cell office:value-type="float" office:value="8096" calcext:value-type="float">
            <text:p>8096</text:p>
          </table:table-cell>
          <table:table-cell table:formula="of:=[.B169]-[.B$2]" office:value-type="float" office:value="9.77914166450501" calcext:value-type="float">
            <text:p>9.7791416645</text:p>
          </table:table-cell>
          <table:table-cell table:formula="of:=[.C169]/([.D169]-[.D168])" office:value-type="float" office:value="781107.473236262" calcext:value-type="float">
            <text:p>781107.473236262</text:p>
          </table:table-cell>
          <table:table-cell/>
          <table:table-cell office:value-type="float" office:value="1442700483.9329" calcext:value-type="float">
            <text:p>1442700483.9329</text:p>
          </table:table-cell>
          <table:table-cell table:formula="of:=[.G169]-[.B169]" office:value-type="float" office:value="2.20892691612244" calcext:value-type="float">
            <text:p>2.208926916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00481.73432" calcext:value-type="float">
            <text:p>1442700481.73432</text:p>
          </table:table-cell>
          <table:table-cell office:value-type="float" office:value="8096" calcext:value-type="float">
            <text:p>8096</text:p>
          </table:table-cell>
          <table:table-cell table:formula="of:=[.B170]-[.B$2]" office:value-type="float" office:value="9.78948903083801" calcext:value-type="float">
            <text:p>9.7894890308</text:p>
          </table:table-cell>
          <table:table-cell table:formula="of:=[.C170]/([.D170]-[.D169])" office:value-type="float" office:value="782421.317603687" calcext:value-type="float">
            <text:p>782421.317603687</text:p>
          </table:table-cell>
          <table:table-cell/>
          <table:table-cell office:value-type="float" office:value="1442700483.93575" calcext:value-type="float">
            <text:p>1442700483.93575</text:p>
          </table:table-cell>
          <table:table-cell table:formula="of:=[.G170]-[.B170]" office:value-type="float" office:value="2.20142912864685" calcext:value-type="float">
            <text:p>2.201429128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00481.74462" calcext:value-type="float">
            <text:p>1442700481.74462</text:p>
          </table:table-cell>
          <table:table-cell office:value-type="float" office:value="8096" calcext:value-type="float">
            <text:p>8096</text:p>
          </table:table-cell>
          <table:table-cell table:formula="of:=[.B171]-[.B$2]" office:value-type="float" office:value="9.79979610443115" calcext:value-type="float">
            <text:p>9.7997961044</text:p>
          </table:table-cell>
          <table:table-cell table:formula="of:=[.C171]/([.D171]-[.D170])" office:value-type="float" office:value="785479.983900442" calcext:value-type="float">
            <text:p>785479.983900442</text:p>
          </table:table-cell>
          <table:table-cell/>
          <table:table-cell office:value-type="float" office:value="1442700483.9746" calcext:value-type="float">
            <text:p>1442700483.9746</text:p>
          </table:table-cell>
          <table:table-cell table:formula="of:=[.G171]-[.B171]" office:value-type="float" office:value="2.22997522354126" calcext:value-type="float">
            <text:p>2.229975223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00481.75493" calcext:value-type="float">
            <text:p>1442700481.75493</text:p>
          </table:table-cell>
          <table:table-cell office:value-type="float" office:value="8096" calcext:value-type="float">
            <text:p>8096</text:p>
          </table:table-cell>
          <table:table-cell table:formula="of:=[.B172]-[.B$2]" office:value-type="float" office:value="9.81010389328003" calcext:value-type="float">
            <text:p>9.8101038933</text:p>
          </table:table-cell>
          <table:table-cell table:formula="of:=[.C172]/([.D172]-[.D171])" office:value-type="float" office:value="785425.479576259" calcext:value-type="float">
            <text:p>785425.479576259</text:p>
          </table:table-cell>
          <table:table-cell/>
          <table:table-cell office:value-type="float" office:value="1442700483.97744" calcext:value-type="float">
            <text:p>1442700483.97744</text:p>
          </table:table-cell>
          <table:table-cell table:formula="of:=[.G172]-[.B172]" office:value-type="float" office:value="2.2225079536438" calcext:value-type="float">
            <text:p>2.222507953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00481.76534" calcext:value-type="float">
            <text:p>1442700481.76534</text:p>
          </table:table-cell>
          <table:table-cell office:value-type="float" office:value="8096" calcext:value-type="float">
            <text:p>8096</text:p>
          </table:table-cell>
          <table:table-cell table:formula="of:=[.B173]-[.B$2]" office:value-type="float" office:value="9.82050967216492" calcext:value-type="float">
            <text:p>9.8205096722</text:p>
          </table:table-cell>
          <table:table-cell table:formula="of:=[.C173]/([.D173]-[.D172])" office:value-type="float" office:value="778029.217184099" calcext:value-type="float">
            <text:p>778029.217184099</text:p>
          </table:table-cell>
          <table:table-cell/>
          <table:table-cell office:value-type="float" office:value="1442700483.98028" calcext:value-type="float">
            <text:p>1442700483.98028</text:p>
          </table:table-cell>
          <table:table-cell table:formula="of:=[.G173]-[.B173]" office:value-type="float" office:value="2.21493983268738" calcext:value-type="float">
            <text:p>2.214939832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00481.7757" calcext:value-type="float">
            <text:p>1442700481.7757</text:p>
          </table:table-cell>
          <table:table-cell office:value-type="float" office:value="8096" calcext:value-type="float">
            <text:p>8096</text:p>
          </table:table-cell>
          <table:table-cell table:formula="of:=[.B174]-[.B$2]" office:value-type="float" office:value="9.83087491989136" calcext:value-type="float">
            <text:p>9.8308749199</text:p>
          </table:table-cell>
          <table:table-cell table:formula="of:=[.C174]/([.D174]-[.D173])" office:value-type="float" office:value="781071.53959747" calcext:value-type="float">
            <text:p>781071.53959747</text:p>
          </table:table-cell>
          <table:table-cell/>
          <table:table-cell office:value-type="float" office:value="1442700483.98312" calcext:value-type="float">
            <text:p>1442700483.98312</text:p>
          </table:table-cell>
          <table:table-cell table:formula="of:=[.G174]-[.B174]" office:value-type="float" office:value="2.20741605758667" calcext:value-type="float">
            <text:p>2.207416057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00481.78611" calcext:value-type="float">
            <text:p>1442700481.78611</text:p>
          </table:table-cell>
          <table:table-cell office:value-type="float" office:value="8096" calcext:value-type="float">
            <text:p>8096</text:p>
          </table:table-cell>
          <table:table-cell table:formula="of:=[.B175]-[.B$2]" office:value-type="float" office:value="9.84128308296204" calcext:value-type="float">
            <text:p>9.841283083</text:p>
          </table:table-cell>
          <table:table-cell table:formula="of:=[.C175]/([.D175]-[.D174])" office:value-type="float" office:value="777850.994937579" calcext:value-type="float">
            <text:p>777850.994937579</text:p>
          </table:table-cell>
          <table:table-cell/>
          <table:table-cell office:value-type="float" office:value="1442700483.98596" calcext:value-type="float">
            <text:p>1442700483.98596</text:p>
          </table:table-cell>
          <table:table-cell table:formula="of:=[.G175]-[.B175]" office:value-type="float" office:value="2.19984483718872" calcext:value-type="float">
            <text:p>2.199844837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00481.79648" calcext:value-type="float">
            <text:p>1442700481.79648</text:p>
          </table:table-cell>
          <table:table-cell office:value-type="float" office:value="8096" calcext:value-type="float">
            <text:p>8096</text:p>
          </table:table-cell>
          <table:table-cell table:formula="of:=[.B176]-[.B$2]" office:value-type="float" office:value="9.85165405273438" calcext:value-type="float">
            <text:p>9.8516540527</text:p>
          </table:table-cell>
          <table:table-cell table:formula="of:=[.C176]/([.D176]-[.D175])" office:value-type="float" office:value="780640.59366882" calcext:value-type="float">
            <text:p>780640.59366882</text:p>
          </table:table-cell>
          <table:table-cell/>
          <table:table-cell office:value-type="float" office:value="1442700483.9888" calcext:value-type="float">
            <text:p>1442700483.9888</text:p>
          </table:table-cell>
          <table:table-cell table:formula="of:=[.G176]-[.B176]" office:value-type="float" office:value="2.19231367111206" calcext:value-type="float">
            <text:p>2.192313671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00481.80689" calcext:value-type="float">
            <text:p>1442700481.80689</text:p>
          </table:table-cell>
          <table:table-cell office:value-type="float" office:value="8096" calcext:value-type="float">
            <text:p>8096</text:p>
          </table:table-cell>
          <table:table-cell table:formula="of:=[.B177]-[.B$2]" office:value-type="float" office:value="9.86206030845642" calcext:value-type="float">
            <text:p>9.8620603085</text:p>
          </table:table-cell>
          <table:table-cell table:formula="of:=[.C177]/([.D177]-[.D176])" office:value-type="float" office:value="777993.566201572" calcext:value-type="float">
            <text:p>777993.566201572</text:p>
          </table:table-cell>
          <table:table-cell/>
          <table:table-cell office:value-type="float" office:value="1442700483.99163" calcext:value-type="float">
            <text:p>1442700483.99163</text:p>
          </table:table-cell>
          <table:table-cell table:formula="of:=[.G177]-[.B177]" office:value-type="float" office:value="2.18474435806274" calcext:value-type="float">
            <text:p>2.184744358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00481.81726" calcext:value-type="float">
            <text:p>1442700481.81726</text:p>
          </table:table-cell>
          <table:table-cell office:value-type="float" office:value="8096" calcext:value-type="float">
            <text:p>8096</text:p>
          </table:table-cell>
          <table:table-cell table:formula="of:=[.B178]-[.B$2]" office:value-type="float" office:value="9.87243127822876" calcext:value-type="float">
            <text:p>9.8724312782</text:p>
          </table:table-cell>
          <table:table-cell table:formula="of:=[.C178]/([.D178]-[.D177])" office:value-type="float" office:value="780640.59366882" calcext:value-type="float">
            <text:p>780640.59366882</text:p>
          </table:table-cell>
          <table:table-cell/>
          <table:table-cell office:value-type="float" office:value="1442700484.40492" calcext:value-type="float">
            <text:p>1442700484.40492</text:p>
          </table:table-cell>
          <table:table-cell table:formula="of:=[.G178]-[.B178]" office:value-type="float" office:value="2.58765888214111" calcext:value-type="float">
            <text:p>2.587658882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00481.82763" calcext:value-type="float">
            <text:p>1442700481.82763</text:p>
          </table:table-cell>
          <table:table-cell office:value-type="float" office:value="8096" calcext:value-type="float">
            <text:p>8096</text:p>
          </table:table-cell>
          <table:table-cell table:formula="of:=[.B179]-[.B$2]" office:value-type="float" office:value="9.88279700279236" calcext:value-type="float">
            <text:p>9.8827970028</text:p>
          </table:table-cell>
          <table:table-cell table:formula="of:=[.C179]/([.D179]-[.D178])" office:value-type="float" office:value="781035.609264669" calcext:value-type="float">
            <text:p>781035.609264669</text:p>
          </table:table-cell>
          <table:table-cell/>
          <table:table-cell office:value-type="float" office:value="1442700484.40778" calcext:value-type="float">
            <text:p>1442700484.40778</text:p>
          </table:table-cell>
          <table:table-cell table:formula="of:=[.G179]-[.B179]" office:value-type="float" office:value="2.58015322685242" calcext:value-type="float">
            <text:p>2.580153226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00481.838" calcext:value-type="float">
            <text:p>1442700481.838</text:p>
          </table:table-cell>
          <table:table-cell office:value-type="float" office:value="8096" calcext:value-type="float">
            <text:p>8096</text:p>
          </table:table-cell>
          <table:table-cell table:formula="of:=[.B180]-[.B$2]" office:value-type="float" office:value="9.89317536354065" calcext:value-type="float">
            <text:p>9.8931753635</text:p>
          </table:table-cell>
          <table:table-cell table:formula="of:=[.C180]/([.D180]-[.D179])" office:value-type="float" office:value="780084.658488399" calcext:value-type="float">
            <text:p>780084.658488399</text:p>
          </table:table-cell>
          <table:table-cell/>
          <table:table-cell office:value-type="float" office:value="1442700484.4106" calcext:value-type="float">
            <text:p>1442700484.4106</text:p>
          </table:table-cell>
          <table:table-cell table:formula="of:=[.G180]-[.B180]" office:value-type="float" office:value="2.57259249687195" calcext:value-type="float">
            <text:p>2.572592496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00481.84841" calcext:value-type="float">
            <text:p>1442700481.84841</text:p>
          </table:table-cell>
          <table:table-cell office:value-type="float" office:value="8096" calcext:value-type="float">
            <text:p>8096</text:p>
          </table:table-cell>
          <table:table-cell table:formula="of:=[.B181]-[.B$2]" office:value-type="float" office:value="9.90358066558838" calcext:value-type="float">
            <text:p>9.9035806656</text:p>
          </table:table-cell>
          <table:table-cell table:formula="of:=[.C181]/([.D181]-[.D180])" office:value-type="float" office:value="778064.871434136" calcext:value-type="float">
            <text:p>778064.871434136</text:p>
          </table:table-cell>
          <table:table-cell/>
          <table:table-cell office:value-type="float" office:value="1442700484.41342" calcext:value-type="float">
            <text:p>1442700484.41342</text:p>
          </table:table-cell>
          <table:table-cell table:formula="of:=[.G181]-[.B181]" office:value-type="float" office:value="2.56500577926636" calcext:value-type="float">
            <text:p>2.565005779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00481.85875" calcext:value-type="float">
            <text:p>1442700481.85875</text:p>
          </table:table-cell>
          <table:table-cell office:value-type="float" office:value="8096" calcext:value-type="float">
            <text:p>8096</text:p>
          </table:table-cell>
          <table:table-cell table:formula="of:=[.B182]-[.B$2]" office:value-type="float" office:value="9.91392183303833" calcext:value-type="float">
            <text:p>9.913921833</text:p>
          </table:table-cell>
          <table:table-cell table:formula="of:=[.C182]/([.D182]-[.D181])" office:value-type="float" office:value="782890.330243925" calcext:value-type="float">
            <text:p>782890.330243925</text:p>
          </table:table-cell>
          <table:table-cell/>
          <table:table-cell office:value-type="float" office:value="1442700484.41623" calcext:value-type="float">
            <text:p>1442700484.41623</text:p>
          </table:table-cell>
          <table:table-cell table:formula="of:=[.G182]-[.B182]" office:value-type="float" office:value="2.55747509002686" calcext:value-type="float">
            <text:p>2.5574750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00481.86912" calcext:value-type="float">
            <text:p>1442700481.86912</text:p>
          </table:table-cell>
          <table:table-cell office:value-type="float" office:value="8096" calcext:value-type="float">
            <text:p>8096</text:p>
          </table:table-cell>
          <table:table-cell table:formula="of:=[.B183]-[.B$2]" office:value-type="float" office:value="9.92429518699646" calcext:value-type="float">
            <text:p>9.924295187</text:p>
          </table:table-cell>
          <table:table-cell table:formula="of:=[.C183]/([.D183]-[.D182])" office:value-type="float" office:value="780461.17318256" calcext:value-type="float">
            <text:p>780461.17318256</text:p>
          </table:table-cell>
          <table:table-cell/>
          <table:table-cell office:value-type="float" office:value="1442700484.46789" calcext:value-type="float">
            <text:p>1442700484.46789</text:p>
          </table:table-cell>
          <table:table-cell table:formula="of:=[.G183]-[.B183]" office:value-type="float" office:value="2.59876155853271" calcext:value-type="float">
            <text:p>2.598761558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00481.87947" calcext:value-type="float">
            <text:p>1442700481.87947</text:p>
          </table:table-cell>
          <table:table-cell office:value-type="float" office:value="8096" calcext:value-type="float">
            <text:p>8096</text:p>
          </table:table-cell>
          <table:table-cell table:formula="of:=[.B184]-[.B$2]" office:value-type="float" office:value="9.93464112281799" calcext:value-type="float">
            <text:p>9.9346411228</text:p>
          </table:table-cell>
          <table:table-cell table:formula="of:=[.C184]/([.D184]-[.D183])" office:value-type="float" office:value="782529.501405724" calcext:value-type="float">
            <text:p>782529.501405724</text:p>
          </table:table-cell>
          <table:table-cell/>
          <table:table-cell office:value-type="float" office:value="1442700484.47071" calcext:value-type="float">
            <text:p>1442700484.47071</text:p>
          </table:table-cell>
          <table:table-cell table:formula="of:=[.G184]-[.B184]" office:value-type="float" office:value="2.59123778343201" calcext:value-type="float">
            <text:p>2.591237783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00481.88989" calcext:value-type="float">
            <text:p>1442700481.88989</text:p>
          </table:table-cell>
          <table:table-cell office:value-type="float" office:value="8096" calcext:value-type="float">
            <text:p>8096</text:p>
          </table:table-cell>
          <table:table-cell table:formula="of:=[.B185]-[.B$2]" office:value-type="float" office:value="9.94506239891052" calcext:value-type="float">
            <text:p>9.9450623989</text:p>
          </table:table-cell>
          <table:table-cell table:formula="of:=[.C185]/([.D185]-[.D184])" office:value-type="float" office:value="776872.230244795" calcext:value-type="float">
            <text:p>776872.230244795</text:p>
          </table:table-cell>
          <table:table-cell/>
          <table:table-cell office:value-type="float" office:value="1442700484.47353" calcext:value-type="float">
            <text:p>1442700484.47353</text:p>
          </table:table-cell>
          <table:table-cell table:formula="of:=[.G185]-[.B185]" office:value-type="float" office:value="2.58363580703735" calcext:value-type="float">
            <text:p>2.58363580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00481.9003" calcext:value-type="float">
            <text:p>1442700481.9003</text:p>
          </table:table-cell>
          <table:table-cell office:value-type="float" office:value="8096" calcext:value-type="float">
            <text:p>8096</text:p>
          </table:table-cell>
          <table:table-cell table:formula="of:=[.B186]-[.B$2]" office:value-type="float" office:value="9.95547533035278" calcext:value-type="float">
            <text:p>9.9554753304</text:p>
          </table:table-cell>
          <table:table-cell table:formula="of:=[.C186]/([.D186]-[.D185])" office:value-type="float" office:value="777494.795283343" calcext:value-type="float">
            <text:p>777494.795283343</text:p>
          </table:table-cell>
          <table:table-cell/>
          <table:table-cell office:value-type="float" office:value="1442700484.47635" calcext:value-type="float">
            <text:p>1442700484.47635</text:p>
          </table:table-cell>
          <table:table-cell table:formula="of:=[.G186]-[.B186]" office:value-type="float" office:value="2.57604646682739" calcext:value-type="float">
            <text:p>2.576046466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00481.91069" calcext:value-type="float">
            <text:p>1442700481.91069</text:p>
          </table:table-cell>
          <table:table-cell office:value-type="float" office:value="8096" calcext:value-type="float">
            <text:p>8096</text:p>
          </table:table-cell>
          <table:table-cell table:formula="of:=[.B187]-[.B$2]" office:value-type="float" office:value="9.96586489677429" calcext:value-type="float">
            <text:p>9.9658648968</text:p>
          </table:table-cell>
          <table:table-cell table:formula="of:=[.C187]/([.D187]-[.D186])" office:value-type="float" office:value="779243.297702917" calcext:value-type="float">
            <text:p>779243.297702917</text:p>
          </table:table-cell>
          <table:table-cell/>
          <table:table-cell office:value-type="float" office:value="1442700484.47918" calcext:value-type="float">
            <text:p>1442700484.47918</text:p>
          </table:table-cell>
          <table:table-cell table:formula="of:=[.G187]-[.B187]" office:value-type="float" office:value="2.56848812103271" calcext:value-type="float">
            <text:p>2.56848812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00481.92115" calcext:value-type="float">
            <text:p>1442700481.92115</text:p>
          </table:table-cell>
          <table:table-cell office:value-type="float" office:value="8096" calcext:value-type="float">
            <text:p>8096</text:p>
          </table:table-cell>
          <table:table-cell table:formula="of:=[.B188]-[.B$2]" office:value-type="float" office:value="9.97632074356079" calcext:value-type="float">
            <text:p>9.9763207436</text:p>
          </table:table-cell>
          <table:table-cell table:formula="of:=[.C188]/([.D188]-[.D187])" office:value-type="float" office:value="774303.618378748" calcext:value-type="float">
            <text:p>774303.618378748</text:p>
          </table:table-cell>
          <table:table-cell/>
          <table:table-cell office:value-type="float" office:value="1442700484.66887" calcext:value-type="float">
            <text:p>1442700484.66887</text:p>
          </table:table-cell>
          <table:table-cell table:formula="of:=[.G188]-[.B188]" office:value-type="float" office:value="2.74772071838379" calcext:value-type="float">
            <text:p>2.7477207184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00481.93151" calcext:value-type="float">
            <text:p>1442700481.93151</text:p>
          </table:table-cell>
          <table:table-cell office:value-type="float" office:value="8096" calcext:value-type="float">
            <text:p>8096</text:p>
          </table:table-cell>
          <table:table-cell table:formula="of:=[.B189]-[.B$2]" office:value-type="float" office:value="9.98667669296265" calcext:value-type="float">
            <text:p>9.986676693</text:p>
          </table:table-cell>
          <table:table-cell table:formula="of:=[.C189]/([.D189]-[.D188])" office:value-type="float" office:value="781772.842434847" calcext:value-type="float">
            <text:p>781772.842434847</text:p>
          </table:table-cell>
          <table:table-cell/>
          <table:table-cell office:value-type="float" office:value="1442700484.67169" calcext:value-type="float">
            <text:p>1442700484.67169</text:p>
          </table:table-cell>
          <table:table-cell table:formula="of:=[.G189]-[.B189]" office:value-type="float" office:value="2.74018502235413" calcext:value-type="float">
            <text:p>2.740185022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00481.94185" calcext:value-type="float">
            <text:p>1442700481.94185</text:p>
          </table:table-cell>
          <table:table-cell office:value-type="float" office:value="8096" calcext:value-type="float">
            <text:p>8096</text:p>
          </table:table-cell>
          <table:table-cell table:formula="of:=[.B190]-[.B$2]" office:value-type="float" office:value="9.99702453613281" calcext:value-type="float">
            <text:p>9.9970245361</text:p>
          </table:table-cell>
          <table:table-cell table:formula="of:=[.C190]/([.D190]-[.D189])" office:value-type="float" office:value="782385.262983273" calcext:value-type="float">
            <text:p>782385.262983273</text:p>
          </table:table-cell>
          <table:table-cell/>
          <table:table-cell office:value-type="float" office:value="1442700484.67451" calcext:value-type="float">
            <text:p>1442700484.67451</text:p>
          </table:table-cell>
          <table:table-cell table:formula="of:=[.G190]-[.B190]" office:value-type="float" office:value="2.73265814781189" calcext:value-type="float">
            <text:p>2.732658147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00481.95221" calcext:value-type="float">
            <text:p>1442700481.95221</text:p>
          </table:table-cell>
          <table:table-cell office:value-type="float" office:value="8096" calcext:value-type="float">
            <text:p>8096</text:p>
          </table:table-cell>
          <table:table-cell table:formula="of:=[.B191]-[.B$2]" office:value-type="float" office:value="10.0073781013489" calcext:value-type="float">
            <text:p>10.0073781013</text:p>
          </table:table-cell>
          <table:table-cell table:formula="of:=[.C191]/([.D191]-[.D190])" office:value-type="float" office:value="781952.866577626" calcext:value-type="float">
            <text:p>781952.866577626</text:p>
          </table:table-cell>
          <table:table-cell/>
          <table:table-cell office:value-type="float" office:value="1442700484.70607" calcext:value-type="float">
            <text:p>1442700484.70607</text:p>
          </table:table-cell>
          <table:table-cell table:formula="of:=[.G191]-[.B191]" office:value-type="float" office:value="2.75386500358582" calcext:value-type="float">
            <text:p>2.753865003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00481.96256" calcext:value-type="float">
            <text:p>1442700481.96256</text:p>
          </table:table-cell>
          <table:table-cell office:value-type="float" office:value="8096" calcext:value-type="float">
            <text:p>8096</text:p>
          </table:table-cell>
          <table:table-cell table:formula="of:=[.B192]-[.B$2]" office:value-type="float" office:value="10.0177335739136" calcext:value-type="float">
            <text:p>10.0177335739</text:p>
          </table:table-cell>
          <table:table-cell table:formula="of:=[.C192]/([.D192]-[.D191])" office:value-type="float" office:value="781808.840631763" calcext:value-type="float">
            <text:p>781808.840631763</text:p>
          </table:table-cell>
          <table:table-cell/>
          <table:table-cell office:value-type="float" office:value="1442700484.70889" calcext:value-type="float">
            <text:p>1442700484.70889</text:p>
          </table:table-cell>
          <table:table-cell table:formula="of:=[.G192]-[.B192]" office:value-type="float" office:value="2.74633002281189" calcext:value-type="float">
            <text:p>2.746330022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00481.97292" calcext:value-type="float">
            <text:p>1442700481.97292</text:p>
          </table:table-cell>
          <table:table-cell office:value-type="float" office:value="8096" calcext:value-type="float">
            <text:p>8096</text:p>
          </table:table-cell>
          <table:table-cell table:formula="of:=[.B193]-[.B$2]" office:value-type="float" office:value="10.0280895233154" calcext:value-type="float">
            <text:p>10.0280895233</text:p>
          </table:table-cell>
          <table:table-cell table:formula="of:=[.C193]/([.D193]-[.D192])" office:value-type="float" office:value="781772.842434847" calcext:value-type="float">
            <text:p>781772.842434847</text:p>
          </table:table-cell>
          <table:table-cell/>
          <table:table-cell office:value-type="float" office:value="1442700484.71172" calcext:value-type="float">
            <text:p>1442700484.71172</text:p>
          </table:table-cell>
          <table:table-cell table:formula="of:=[.G193]-[.B193]" office:value-type="float" office:value="2.73880672454834" calcext:value-type="float">
            <text:p>2.738806724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00481.98321" calcext:value-type="float">
            <text:p>1442700481.98321</text:p>
          </table:table-cell>
          <table:table-cell office:value-type="float" office:value="8096" calcext:value-type="float">
            <text:p>8096</text:p>
          </table:table-cell>
          <table:table-cell table:formula="of:=[.B194]-[.B$2]" office:value-type="float" office:value="10.038379907608" calcext:value-type="float">
            <text:p>10.0383799076</text:p>
          </table:table-cell>
          <table:table-cell table:formula="of:=[.C194]/([.D194]-[.D193])" office:value-type="float" office:value="786753.902458238" calcext:value-type="float">
            <text:p>786753.902458238</text:p>
          </table:table-cell>
          <table:table-cell/>
          <table:table-cell office:value-type="float" office:value="1442700484.71454" calcext:value-type="float">
            <text:p>1442700484.71454</text:p>
          </table:table-cell>
          <table:table-cell table:formula="of:=[.G194]-[.B194]" office:value-type="float" office:value="2.73133230209351" calcext:value-type="float">
            <text:p>2.731332302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00481.9936" calcext:value-type="float">
            <text:p>1442700481.9936</text:p>
          </table:table-cell>
          <table:table-cell office:value-type="float" office:value="8096" calcext:value-type="float">
            <text:p>8096</text:p>
          </table:table-cell>
          <table:table-cell table:formula="of:=[.B195]-[.B$2]" office:value-type="float" office:value="10.0487735271454" calcext:value-type="float">
            <text:p>10.0487735271</text:p>
          </table:table-cell>
          <table:table-cell table:formula="of:=[.C195]/([.D195]-[.D194])" office:value-type="float" office:value="778939.422489333" calcext:value-type="float">
            <text:p>778939.422489333</text:p>
          </table:table-cell>
          <table:table-cell/>
          <table:table-cell office:value-type="float" office:value="1442700484.71736" calcext:value-type="float">
            <text:p>1442700484.71736</text:p>
          </table:table-cell>
          <table:table-cell table:formula="of:=[.G195]-[.B195]" office:value-type="float" office:value="2.72375679016113" calcext:value-type="float">
            <text:p>2.723756790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00482.00306" calcext:value-type="float">
            <text:p>1442700482.00306</text:p>
          </table:table-cell>
          <table:table-cell office:value-type="float" office:value="8096" calcext:value-type="float">
            <text:p>8096</text:p>
          </table:table-cell>
          <table:table-cell table:formula="of:=[.B196]-[.B$2]" office:value-type="float" office:value="10.058233499527" calcext:value-type="float">
            <text:p>10.0582334995</text:p>
          </table:table-cell>
          <table:table-cell table:formula="of:=[.C196]/([.D196]-[.D195])" office:value-type="float" office:value="855816.452038913" calcext:value-type="float">
            <text:p>855816.452038913</text:p>
          </table:table-cell>
          <table:table-cell/>
          <table:table-cell office:value-type="float" office:value="1442700484.72017" calcext:value-type="float">
            <text:p>1442700484.72017</text:p>
          </table:table-cell>
          <table:table-cell table:formula="of:=[.G196]-[.B196]" office:value-type="float" office:value="2.71710872650146" calcext:value-type="float">
            <text:p>2.717108726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00482.01154" calcext:value-type="float">
            <text:p>1442700482.01154</text:p>
          </table:table-cell>
          <table:table-cell office:value-type="float" office:value="8096" calcext:value-type="float">
            <text:p>8096</text:p>
          </table:table-cell>
          <table:table-cell table:formula="of:=[.B197]-[.B$2]" office:value-type="float" office:value="10.0667064189911" calcext:value-type="float">
            <text:p>10.066706419</text:p>
          </table:table-cell>
          <table:table-cell table:formula="of:=[.C197]/([.D197]-[.D196])" office:value-type="float" office:value="955514.806235579" calcext:value-type="float">
            <text:p>955514.806235579</text:p>
          </table:table-cell>
          <table:table-cell/>
          <table:table-cell office:value-type="float" office:value="1442700484.74115" calcext:value-type="float">
            <text:p>1442700484.74115</text:p>
          </table:table-cell>
          <table:table-cell table:formula="of:=[.G197]-[.B197]" office:value-type="float" office:value="2.72961020469666" calcext:value-type="float">
            <text:p>2.729610204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00482.02004" calcext:value-type="float">
            <text:p>1442700482.02004</text:p>
          </table:table-cell>
          <table:table-cell office:value-type="float" office:value="8096" calcext:value-type="float">
            <text:p>8096</text:p>
          </table:table-cell>
          <table:table-cell table:formula="of:=[.B198]-[.B$2]" office:value-type="float" office:value="10.0752136707306" calcext:value-type="float">
            <text:p>10.0752136707</text:p>
          </table:table-cell>
          <table:table-cell table:formula="of:=[.C198]/([.D198]-[.D197])" office:value-type="float" office:value="951658.684602881" calcext:value-type="float">
            <text:p>951658.684602881</text:p>
          </table:table-cell>
          <table:table-cell/>
          <table:table-cell office:value-type="float" office:value="1442700484.74397" calcext:value-type="float">
            <text:p>1442700484.74397</text:p>
          </table:table-cell>
          <table:table-cell table:formula="of:=[.G198]-[.B198]" office:value-type="float" office:value="2.72392439842224" calcext:value-type="float">
            <text:p>2.723924398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00482.02862" calcext:value-type="float">
            <text:p>1442700482.02862</text:p>
          </table:table-cell>
          <table:table-cell office:value-type="float" office:value="8096" calcext:value-type="float">
            <text:p>8096</text:p>
          </table:table-cell>
          <table:table-cell table:formula="of:=[.B199]-[.B$2]" office:value-type="float" office:value="10.0837879180908" calcext:value-type="float">
            <text:p>10.0837879181</text:p>
          </table:table-cell>
          <table:table-cell table:formula="of:=[.C199]/([.D199]-[.D198])" office:value-type="float" office:value="944222.817451269" calcext:value-type="float">
            <text:p>944222.817451269</text:p>
          </table:table-cell>
          <table:table-cell/>
          <table:table-cell office:value-type="float" office:value="1442700484.74677" calcext:value-type="float">
            <text:p>1442700484.74677</text:p>
          </table:table-cell>
          <table:table-cell table:formula="of:=[.G199]-[.B199]" office:value-type="float" office:value="2.71814918518066" calcext:value-type="float">
            <text:p>2.718149185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00482.03716" calcext:value-type="float">
            <text:p>1442700482.03716</text:p>
          </table:table-cell>
          <table:table-cell office:value-type="float" office:value="8096" calcext:value-type="float">
            <text:p>8096</text:p>
          </table:table-cell>
          <table:table-cell table:formula="of:=[.B200]-[.B$2]" office:value-type="float" office:value="10.09232878685" calcext:value-type="float">
            <text:p>10.0923287869</text:p>
          </table:table-cell>
          <table:table-cell table:formula="of:=[.C200]/([.D200]-[.D199])" office:value-type="float" office:value="947912.938168216" calcext:value-type="float">
            <text:p>947912.938168216</text:p>
          </table:table-cell>
          <table:table-cell/>
          <table:table-cell office:value-type="float" office:value="1442700484.76934" calcext:value-type="float">
            <text:p>1442700484.76934</text:p>
          </table:table-cell>
          <table:table-cell table:formula="of:=[.G200]-[.B200]" office:value-type="float" office:value="2.73218750953674" calcext:value-type="float">
            <text:p>2.732187509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00482.04568" calcext:value-type="float">
            <text:p>1442700482.04568</text:p>
          </table:table-cell>
          <table:table-cell office:value-type="float" office:value="8096" calcext:value-type="float">
            <text:p>8096</text:p>
          </table:table-cell>
          <table:table-cell table:formula="of:=[.B201]-[.B$2]" office:value-type="float" office:value="10.1008563041687" calcext:value-type="float">
            <text:p>10.1008563042</text:p>
          </table:table-cell>
          <table:table-cell table:formula="of:=[.C201]/([.D201]-[.D200])" office:value-type="float" office:value="949397.075069198" calcext:value-type="float">
            <text:p>949397.075069198</text:p>
          </table:table-cell>
          <table:table-cell/>
          <table:table-cell office:value-type="float" office:value="1442700484.77214" calcext:value-type="float">
            <text:p>1442700484.77214</text:p>
          </table:table-cell>
          <table:table-cell table:formula="of:=[.G201]-[.B201]" office:value-type="float" office:value="2.7264564037323" calcext:value-type="float">
            <text:p>2.726456403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00482.05417" calcext:value-type="float">
            <text:p>1442700482.05417</text:p>
          </table:table-cell>
          <table:table-cell office:value-type="float" office:value="8096" calcext:value-type="float">
            <text:p>8096</text:p>
          </table:table-cell>
          <table:table-cell table:formula="of:=[.B202]-[.B$2]" office:value-type="float" office:value="10.1093428134918" calcext:value-type="float">
            <text:p>10.1093428135</text:p>
          </table:table-cell>
          <table:table-cell table:formula="of:=[.C202]/([.D202]-[.D201])" office:value-type="float" office:value="953984.69403006" calcext:value-type="float">
            <text:p>953984.69403006</text:p>
          </table:table-cell>
          <table:table-cell/>
          <table:table-cell office:value-type="float" office:value="1442700484.77496" calcext:value-type="float">
            <text:p>1442700484.77496</text:p>
          </table:table-cell>
          <table:table-cell table:formula="of:=[.G202]-[.B202]" office:value-type="float" office:value="2.72079086303711" calcext:value-type="float">
            <text:p>2.72079086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00482.06277" calcext:value-type="float">
            <text:p>1442700482.06277</text:p>
          </table:table-cell>
          <table:table-cell office:value-type="float" office:value="8096" calcext:value-type="float">
            <text:p>8096</text:p>
          </table:table-cell>
          <table:table-cell table:formula="of:=[.B203]-[.B$2]" office:value-type="float" office:value="10.1179387569427" calcext:value-type="float">
            <text:p>10.1179387569</text:p>
          </table:table-cell>
          <table:table-cell table:formula="of:=[.C203]/([.D203]-[.D202])" office:value-type="float" office:value="941839.606812004" calcext:value-type="float">
            <text:p>941839.606812004</text:p>
          </table:table-cell>
          <table:table-cell/>
          <table:table-cell office:value-type="float" office:value="1442700484.80658" calcext:value-type="float">
            <text:p>1442700484.80658</text:p>
          </table:table-cell>
          <table:table-cell table:formula="of:=[.G203]-[.B203]" office:value-type="float" office:value="2.74381303787231" calcext:value-type="float">
            <text:p>2.743813037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00482.07134" calcext:value-type="float">
            <text:p>1442700482.07134</text:p>
          </table:table-cell>
          <table:table-cell office:value-type="float" office:value="8096" calcext:value-type="float">
            <text:p>8096</text:p>
          </table:table-cell>
          <table:table-cell table:formula="of:=[.B204]-[.B$2]" office:value-type="float" office:value="10.1265089511871" calcext:value-type="float">
            <text:p>10.1265089512</text:p>
          </table:table-cell>
          <table:table-cell table:formula="of:=[.C204]/([.D204]-[.D203])" office:value-type="float" office:value="944669.370277639" calcext:value-type="float">
            <text:p>944669.370277639</text:p>
          </table:table-cell>
          <table:table-cell/>
          <table:table-cell office:value-type="float" office:value="1442700484.80942" calcext:value-type="float">
            <text:p>1442700484.80942</text:p>
          </table:table-cell>
          <table:table-cell table:formula="of:=[.G204]-[.B204]" office:value-type="float" office:value="2.73807764053345" calcext:value-type="float">
            <text:p>2.738077640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00482.07993" calcext:value-type="float">
            <text:p>1442700482.07993</text:p>
          </table:table-cell>
          <table:table-cell office:value-type="float" office:value="8096" calcext:value-type="float">
            <text:p>8096</text:p>
          </table:table-cell>
          <table:table-cell table:formula="of:=[.B205]-[.B$2]" office:value-type="float" office:value="10.1351044178009" calcext:value-type="float">
            <text:p>10.1351044178</text:p>
          </table:table-cell>
          <table:table-cell table:formula="of:=[.C205]/([.D205]-[.D204])" office:value-type="float" office:value="941891.855763897" calcext:value-type="float">
            <text:p>941891.855763897</text:p>
          </table:table-cell>
          <table:table-cell/>
          <table:table-cell office:value-type="float" office:value="1442700484.84179" calcext:value-type="float">
            <text:p>1442700484.84179</text:p>
          </table:table-cell>
          <table:table-cell table:formula="of:=[.G205]-[.B205]" office:value-type="float" office:value="2.76185941696167" calcext:value-type="float">
            <text:p>2.76185941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00482.0885" calcext:value-type="float">
            <text:p>1442700482.0885</text:p>
          </table:table-cell>
          <table:table-cell office:value-type="float" office:value="8096" calcext:value-type="float">
            <text:p>8096</text:p>
          </table:table-cell>
          <table:table-cell table:formula="of:=[.B206]-[.B$2]" office:value-type="float" office:value="10.1436679363251" calcext:value-type="float">
            <text:p>10.1436679363</text:p>
          </table:table-cell>
          <table:table-cell table:formula="of:=[.C206]/([.D206]-[.D205])" office:value-type="float" office:value="945405.790522858" calcext:value-type="float">
            <text:p>945405.790522858</text:p>
          </table:table-cell>
          <table:table-cell/>
          <table:table-cell office:value-type="float" office:value="1442700484.84464" calcext:value-type="float">
            <text:p>1442700484.84464</text:p>
          </table:table-cell>
          <table:table-cell table:formula="of:=[.G206]-[.B206]" office:value-type="float" office:value="2.75614523887634" calcext:value-type="float">
            <text:p>2.756145238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00482.09714" calcext:value-type="float">
            <text:p>1442700482.09714</text:p>
          </table:table-cell>
          <table:table-cell office:value-type="float" office:value="8096" calcext:value-type="float">
            <text:p>8096</text:p>
          </table:table-cell>
          <table:table-cell table:formula="of:=[.B207]-[.B$2]" office:value-type="float" office:value="10.1523101329803" calcext:value-type="float">
            <text:p>10.152310133</text:p>
          </table:table-cell>
          <table:table-cell table:formula="of:=[.C207]/([.D207]-[.D206])" office:value-type="float" office:value="936798.862944162" calcext:value-type="float">
            <text:p>936798.862944162</text:p>
          </table:table-cell>
          <table:table-cell/>
          <table:table-cell office:value-type="float" office:value="1442700484.84746" calcext:value-type="float">
            <text:p>1442700484.84746</text:p>
          </table:table-cell>
          <table:table-cell table:formula="of:=[.G207]-[.B207]" office:value-type="float" office:value="2.75032329559326" calcext:value-type="float">
            <text:p>2.750323295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00482.10576" calcext:value-type="float">
            <text:p>1442700482.10576</text:p>
          </table:table-cell>
          <table:table-cell office:value-type="float" office:value="8096" calcext:value-type="float">
            <text:p>8096</text:p>
          </table:table-cell>
          <table:table-cell table:formula="of:=[.B208]-[.B$2]" office:value-type="float" office:value="10.1609354019165" calcext:value-type="float">
            <text:p>10.1609354019</text:p>
          </table:table-cell>
          <table:table-cell table:formula="of:=[.C208]/([.D208]-[.D207])" office:value-type="float" office:value="938637.399010421" calcext:value-type="float">
            <text:p>938637.399010421</text:p>
          </table:table-cell>
          <table:table-cell/>
          <table:table-cell office:value-type="float" office:value="1442700484.85029" calcext:value-type="float">
            <text:p>1442700484.85029</text:p>
          </table:table-cell>
          <table:table-cell table:formula="of:=[.G208]-[.B208]" office:value-type="float" office:value="2.74452209472656" calcext:value-type="float">
            <text:p>2.7445220947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2700482.11434" calcext:value-type="float">
            <text:p>1442700482.11434</text:p>
          </table:table-cell>
          <table:table-cell office:value-type="float" office:value="8096" calcext:value-type="float">
            <text:p>8096</text:p>
          </table:table-cell>
          <table:table-cell table:formula="of:=[.B209]-[.B$2]" office:value-type="float" office:value="10.1695144176483" calcext:value-type="float">
            <text:p>10.1695144176</text:p>
          </table:table-cell>
          <table:table-cell table:formula="of:=[.C209]/([.D209]-[.D208])" office:value-type="float" office:value="943698.001389545" calcext:value-type="float">
            <text:p>943698.001389545</text:p>
          </table:table-cell>
          <table:table-cell/>
          <table:table-cell office:value-type="float" office:value="1442700484.8531" calcext:value-type="float">
            <text:p>1442700484.8531</text:p>
          </table:table-cell>
          <table:table-cell table:formula="of:=[.G209]-[.B209]" office:value-type="float" office:value="2.73876094818115" calcext:value-type="float">
            <text:p>2.738760948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2700482.123" calcext:value-type="float">
            <text:p>1442700482.123</text:p>
          </table:table-cell>
          <table:table-cell office:value-type="float" office:value="8096" calcext:value-type="float">
            <text:p>8096</text:p>
          </table:table-cell>
          <table:table-cell table:formula="of:=[.B210]-[.B$2]" office:value-type="float" office:value="10.1781756877899" calcext:value-type="float">
            <text:p>10.1781756878</text:p>
          </table:table-cell>
          <table:table-cell table:formula="of:=[.C210]/([.D210]-[.D209])" office:value-type="float" office:value="934735.883726052" calcext:value-type="float">
            <text:p>934735.883726052</text:p>
          </table:table-cell>
          <table:table-cell/>
          <table:table-cell office:value-type="float" office:value="1442700484.85592" calcext:value-type="float">
            <text:p>1442700484.85592</text:p>
          </table:table-cell>
          <table:table-cell table:formula="of:=[.G210]-[.B210]" office:value-type="float" office:value="2.73291730880737" calcext:value-type="float">
            <text:p>2.732917308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2700482.13155" calcext:value-type="float">
            <text:p>1442700482.13155</text:p>
          </table:table-cell>
          <table:table-cell office:value-type="float" office:value="8096" calcext:value-type="float">
            <text:p>8096</text:p>
          </table:table-cell>
          <table:table-cell table:formula="of:=[.B211]-[.B$2]" office:value-type="float" office:value="10.1867234706879" calcext:value-type="float">
            <text:p>10.1867234707</text:p>
          </table:table-cell>
          <table:table-cell table:formula="of:=[.C211]/([.D211]-[.D210])" office:value-type="float" office:value="947146.189445498" calcext:value-type="float">
            <text:p>947146.189445498</text:p>
          </table:table-cell>
          <table:table-cell/>
          <table:table-cell office:value-type="float" office:value="1442700484.86982" calcext:value-type="float">
            <text:p>1442700484.86982</text:p>
          </table:table-cell>
          <table:table-cell table:formula="of:=[.G211]-[.B211]" office:value-type="float" office:value="2.73826766014099" calcext:value-type="float">
            <text:p>2.738267660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2700482.14012" calcext:value-type="float">
            <text:p>1442700482.14012</text:p>
          </table:table-cell>
          <table:table-cell office:value-type="float" office:value="8096" calcext:value-type="float">
            <text:p>8096</text:p>
          </table:table-cell>
          <table:table-cell table:formula="of:=[.B212]-[.B$2]" office:value-type="float" office:value="10.1952946186066" calcext:value-type="float">
            <text:p>10.1952946186</text:p>
          </table:table-cell>
          <table:table-cell table:formula="of:=[.C212]/([.D212]-[.D211])" office:value-type="float" office:value="944564.261029207" calcext:value-type="float">
            <text:p>944564.261029207</text:p>
          </table:table-cell>
          <table:table-cell/>
          <table:table-cell office:value-type="float" office:value="1442700484.87264" calcext:value-type="float">
            <text:p>1442700484.87264</text:p>
          </table:table-cell>
          <table:table-cell table:formula="of:=[.G212]-[.B212]" office:value-type="float" office:value="2.73251605033875" calcext:value-type="float">
            <text:p>2.732516050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2700482.14873" calcext:value-type="float">
            <text:p>1442700482.14873</text:p>
          </table:table-cell>
          <table:table-cell office:value-type="float" office:value="8096" calcext:value-type="float">
            <text:p>8096</text:p>
          </table:table-cell>
          <table:table-cell table:formula="of:=[.B213]-[.B$2]" office:value-type="float" office:value="10.2039039134979" calcext:value-type="float">
            <text:p>10.2039039135</text:p>
          </table:table-cell>
          <table:table-cell table:formula="of:=[.C213]/([.D213]-[.D212])" office:value-type="float" office:value="940378.985987261" calcext:value-type="float">
            <text:p>940378.985987261</text:p>
          </table:table-cell>
          <table:table-cell/>
          <table:table-cell office:value-type="float" office:value="1442700484.87546" calcext:value-type="float">
            <text:p>1442700484.87546</text:p>
          </table:table-cell>
          <table:table-cell table:formula="of:=[.G213]-[.B213]" office:value-type="float" office:value="2.72672295570374" calcext:value-type="float">
            <text:p>2.726722955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2700482.15734" calcext:value-type="float">
            <text:p>1442700482.15734</text:p>
          </table:table-cell>
          <table:table-cell office:value-type="float" office:value="8096" calcext:value-type="float">
            <text:p>8096</text:p>
          </table:table-cell>
          <table:table-cell table:formula="of:=[.B214]-[.B$2]" office:value-type="float" office:value="10.2125067710876" calcext:value-type="float">
            <text:p>10.2125067711</text:p>
          </table:table-cell>
          <table:table-cell table:formula="of:=[.C214]/([.D214]-[.D213])" office:value-type="float" office:value="941082.647895131" calcext:value-type="float">
            <text:p>941082.647895131</text:p>
          </table:table-cell>
          <table:table-cell/>
          <table:table-cell office:value-type="float" office:value="1442700484.90696" calcext:value-type="float">
            <text:p>1442700484.90696</text:p>
          </table:table-cell>
          <table:table-cell table:formula="of:=[.G214]-[.B214]" office:value-type="float" office:value="2.74962711334229" calcext:value-type="float">
            <text:p>2.749627113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2700482.16591" calcext:value-type="float">
            <text:p>1442700482.16591</text:p>
          </table:table-cell>
          <table:table-cell office:value-type="float" office:value="8096" calcext:value-type="float">
            <text:p>8096</text:p>
          </table:table-cell>
          <table:table-cell table:formula="of:=[.B215]-[.B$2]" office:value-type="float" office:value="10.2210795879364" calcext:value-type="float">
            <text:p>10.2210795879</text:p>
          </table:table-cell>
          <table:table-cell table:formula="of:=[.C215]/([.D215]-[.D214])" office:value-type="float" office:value="944380.376115916" calcext:value-type="float">
            <text:p>944380.376115916</text:p>
          </table:table-cell>
          <table:table-cell/>
          <table:table-cell office:value-type="float" office:value="1442700484.90977" calcext:value-type="float">
            <text:p>1442700484.90977</text:p>
          </table:table-cell>
          <table:table-cell table:formula="of:=[.G215]-[.B215]" office:value-type="float" office:value="2.74386644363403" calcext:value-type="float">
            <text:p>2.7438664436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2700482.17446" calcext:value-type="float">
            <text:p>1442700482.17446</text:p>
          </table:table-cell>
          <table:table-cell office:value-type="float" office:value="8096" calcext:value-type="float">
            <text:p>8096</text:p>
          </table:table-cell>
          <table:table-cell table:formula="of:=[.B216]-[.B$2]" office:value-type="float" office:value="10.2296299934387" calcext:value-type="float">
            <text:p>10.2296299934</text:p>
          </table:table-cell>
          <table:table-cell table:formula="of:=[.C216]/([.D216]-[.D215])" office:value-type="float" office:value="946855.678108357" calcext:value-type="float">
            <text:p>946855.678108357</text:p>
          </table:table-cell>
          <table:table-cell/>
          <table:table-cell office:value-type="float" office:value="1442700484.91262" calcext:value-type="float">
            <text:p>1442700484.91262</text:p>
          </table:table-cell>
          <table:table-cell table:formula="of:=[.G216]-[.B216]" office:value-type="float" office:value="2.73816514015198" calcext:value-type="float">
            <text:p>2.738165140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2700482.18295" calcext:value-type="float">
            <text:p>1442700482.18295</text:p>
          </table:table-cell>
          <table:table-cell office:value-type="float" office:value="8096" calcext:value-type="float">
            <text:p>8096</text:p>
          </table:table-cell>
          <table:table-cell table:formula="of:=[.B217]-[.B$2]" office:value-type="float" office:value="10.2381238937378" calcext:value-type="float">
            <text:p>10.2381238937</text:p>
          </table:table-cell>
          <table:table-cell table:formula="of:=[.C217]/([.D217]-[.D216])" office:value-type="float" office:value="953154.583281873" calcext:value-type="float">
            <text:p>953154.583281873</text:p>
          </table:table-cell>
          <table:table-cell/>
          <table:table-cell office:value-type="float" office:value="1442700484.97037" calcext:value-type="float">
            <text:p>1442700484.97037</text:p>
          </table:table-cell>
          <table:table-cell table:formula="of:=[.G217]-[.B217]" office:value-type="float" office:value="2.78741908073425" calcext:value-type="float">
            <text:p>2.787419080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2700482.19135" calcext:value-type="float">
            <text:p>1442700482.19135</text:p>
          </table:table-cell>
          <table:table-cell office:value-type="float" office:value="8096" calcext:value-type="float">
            <text:p>8096</text:p>
          </table:table-cell>
          <table:table-cell table:formula="of:=[.B218]-[.B$2]" office:value-type="float" office:value="10.2465190887451" calcext:value-type="float">
            <text:p>10.2465190887</text:p>
          </table:table-cell>
          <table:table-cell table:formula="of:=[.C218]/([.D218]-[.D217])" office:value-type="float" office:value="964361.160513461" calcext:value-type="float">
            <text:p>964361.160513461</text:p>
          </table:table-cell>
          <table:table-cell/>
          <table:table-cell office:value-type="float" office:value="1442700484.97319" calcext:value-type="float">
            <text:p>1442700484.97319</text:p>
          </table:table-cell>
          <table:table-cell table:formula="of:=[.G218]-[.B218]" office:value-type="float" office:value="2.78184294700623" calcext:value-type="float">
            <text:p>2.78184294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2700482.19973" calcext:value-type="float">
            <text:p>1442700482.19973</text:p>
          </table:table-cell>
          <table:table-cell office:value-type="float" office:value="8096" calcext:value-type="float">
            <text:p>8096</text:p>
          </table:table-cell>
          <table:table-cell table:formula="of:=[.B219]-[.B$2]" office:value-type="float" office:value="10.2549011707306" calcext:value-type="float">
            <text:p>10.2549011707</text:p>
          </table:table-cell>
          <table:table-cell table:formula="of:=[.C219]/([.D219]-[.D218])" office:value-type="float" office:value="965869.817788776" calcext:value-type="float">
            <text:p>965869.817788776</text:p>
          </table:table-cell>
          <table:table-cell/>
          <table:table-cell office:value-type="float" office:value="1442700484.97601" calcext:value-type="float">
            <text:p>1442700484.97601</text:p>
          </table:table-cell>
          <table:table-cell table:formula="of:=[.G219]-[.B219]" office:value-type="float" office:value="2.77628111839294" calcext:value-type="float">
            <text:p>2.776281118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2700482.20814" calcext:value-type="float">
            <text:p>1442700482.20814</text:p>
          </table:table-cell>
          <table:table-cell office:value-type="float" office:value="8096" calcext:value-type="float">
            <text:p>8096</text:p>
          </table:table-cell>
          <table:table-cell table:formula="of:=[.B220]-[.B$2]" office:value-type="float" office:value="10.2633118629456" calcext:value-type="float">
            <text:p>10.2633118629</text:p>
          </table:table-cell>
          <table:table-cell table:formula="of:=[.C220]/([.D220]-[.D219])" office:value-type="float" office:value="962584.266916121" calcext:value-type="float">
            <text:p>962584.266916121</text:p>
          </table:table-cell>
          <table:table-cell/>
          <table:table-cell office:value-type="float" office:value="1442700485.05596" calcext:value-type="float">
            <text:p>1442700485.05596</text:p>
          </table:table-cell>
          <table:table-cell table:formula="of:=[.G220]-[.B220]" office:value-type="float" office:value="2.84781885147095" calcext:value-type="float">
            <text:p>2.847818851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2700482.21656" calcext:value-type="float">
            <text:p>1442700482.21656</text:p>
          </table:table-cell>
          <table:table-cell office:value-type="float" office:value="8096" calcext:value-type="float">
            <text:p>8096</text:p>
          </table:table-cell>
          <table:table-cell table:formula="of:=[.B221]-[.B$2]" office:value-type="float" office:value="10.2717349529266" calcext:value-type="float">
            <text:p>10.2717349529</text:p>
          </table:table-cell>
          <table:table-cell table:formula="of:=[.C221]/([.D221]-[.D220])" office:value-type="float" office:value="961167.459707323" calcext:value-type="float">
            <text:p>961167.459707323</text:p>
          </table:table-cell>
          <table:table-cell/>
          <table:table-cell office:value-type="float" office:value="1442700485.05854" calcext:value-type="float">
            <text:p>1442700485.05854</text:p>
          </table:table-cell>
          <table:table-cell table:formula="of:=[.G221]-[.B221]" office:value-type="float" office:value="2.84197378158569" calcext:value-type="float">
            <text:p>2.841973781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2700482.22497" calcext:value-type="float">
            <text:p>1442700482.22497</text:p>
          </table:table-cell>
          <table:table-cell office:value-type="float" office:value="8096" calcext:value-type="float">
            <text:p>8096</text:p>
          </table:table-cell>
          <table:table-cell table:formula="of:=[.B222]-[.B$2]" office:value-type="float" office:value="10.2801373004913" calcext:value-type="float">
            <text:p>10.2801373005</text:p>
          </table:table-cell>
          <table:table-cell table:formula="of:=[.C222]/([.D222]-[.D221])" office:value-type="float" office:value="963540.241302991" calcext:value-type="float">
            <text:p>963540.241302991</text:p>
          </table:table-cell>
          <table:table-cell/>
          <table:table-cell office:value-type="float" office:value="1442700485.07879" calcext:value-type="float">
            <text:p>1442700485.07879</text:p>
          </table:table-cell>
          <table:table-cell table:formula="of:=[.G222]-[.B222]" office:value-type="float" office:value="2.85382080078125" calcext:value-type="float">
            <text:p>2.853820800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2700482.23337" calcext:value-type="float">
            <text:p>1442700482.23337</text:p>
          </table:table-cell>
          <table:table-cell office:value-type="float" office:value="8096" calcext:value-type="float">
            <text:p>8096</text:p>
          </table:table-cell>
          <table:table-cell table:formula="of:=[.B223]-[.B$2]" office:value-type="float" office:value="10.2885460853577" calcext:value-type="float">
            <text:p>10.2885460854</text:p>
          </table:table-cell>
          <table:table-cell table:formula="of:=[.C223]/([.D223]-[.D222])" office:value-type="float" office:value="962802.608069409" calcext:value-type="float">
            <text:p>962802.608069409</text:p>
          </table:table-cell>
          <table:table-cell/>
          <table:table-cell office:value-type="float" office:value="1442700485.08138" calcext:value-type="float">
            <text:p>1442700485.08138</text:p>
          </table:table-cell>
          <table:table-cell table:formula="of:=[.G223]-[.B223]" office:value-type="float" office:value="2.84800314903259" calcext:value-type="float">
            <text:p>2.84800314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2700482.24177" calcext:value-type="float">
            <text:p>1442700482.24177</text:p>
          </table:table-cell>
          <table:table-cell office:value-type="float" office:value="8096" calcext:value-type="float">
            <text:p>8096</text:p>
          </table:table-cell>
          <table:table-cell table:formula="of:=[.B224]-[.B$2]" office:value-type="float" office:value="10.2969460487366" calcext:value-type="float">
            <text:p>10.2969460487</text:p>
          </table:table-cell>
          <table:table-cell table:formula="of:=[.C224]/([.D224]-[.D223])" office:value-type="float" office:value="963813.725703906" calcext:value-type="float">
            <text:p>963813.725703906</text:p>
          </table:table-cell>
          <table:table-cell/>
          <table:table-cell office:value-type="float" office:value="1442700485.084" calcext:value-type="float">
            <text:p>1442700485.084</text:p>
          </table:table-cell>
          <table:table-cell table:formula="of:=[.G224]-[.B224]" office:value-type="float" office:value="2.84222173690796" calcext:value-type="float">
            <text:p>2.842221736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2700482.25019" calcext:value-type="float">
            <text:p>1442700482.25019</text:p>
          </table:table-cell>
          <table:table-cell office:value-type="float" office:value="8096" calcext:value-type="float">
            <text:p>8096</text:p>
          </table:table-cell>
          <table:table-cell table:formula="of:=[.B225]-[.B$2]" office:value-type="float" office:value="10.3053631782532" calcext:value-type="float">
            <text:p>10.3053631783</text:p>
          </table:table-cell>
          <table:table-cell table:formula="of:=[.C225]/([.D225]-[.D224])" office:value-type="float" office:value="961848.096079764" calcext:value-type="float">
            <text:p>961848.096079764</text:p>
          </table:table-cell>
          <table:table-cell/>
          <table:table-cell office:value-type="float" office:value="1442700485.42436" calcext:value-type="float">
            <text:p>1442700485.42436</text:p>
          </table:table-cell>
          <table:table-cell table:formula="of:=[.G225]-[.B225]" office:value-type="float" office:value="3.17416763305664" calcext:value-type="float">
            <text:p>3.174167633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2700482.25858" calcext:value-type="float">
            <text:p>1442700482.25858</text:p>
          </table:table-cell>
          <table:table-cell office:value-type="float" office:value="8096" calcext:value-type="float">
            <text:p>8096</text:p>
          </table:table-cell>
          <table:table-cell table:formula="of:=[.B226]-[.B$2]" office:value-type="float" office:value="10.3137536048889" calcext:value-type="float">
            <text:p>10.3137536049</text:p>
          </table:table-cell>
          <table:table-cell table:formula="of:=[.C226]/([.D226]-[.D225])" office:value-type="float" office:value="964909.217549443" calcext:value-type="float">
            <text:p>964909.217549443</text:p>
          </table:table-cell>
          <table:table-cell/>
          <table:table-cell office:value-type="float" office:value="1442700485.427" calcext:value-type="float">
            <text:p>1442700485.427</text:p>
          </table:table-cell>
          <table:table-cell table:formula="of:=[.G226]-[.B226]" office:value-type="float" office:value="3.16841411590576" calcext:value-type="float">
            <text:p>3.168414115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2700482.26699" calcext:value-type="float">
            <text:p>1442700482.26699</text:p>
          </table:table-cell>
          <table:table-cell office:value-type="float" office:value="8096" calcext:value-type="float">
            <text:p>8096</text:p>
          </table:table-cell>
          <table:table-cell table:formula="of:=[.B227]-[.B$2]" office:value-type="float" office:value="10.322160243988" calcext:value-type="float">
            <text:p>10.322160244</text:p>
          </table:table-cell>
          <table:table-cell table:formula="of:=[.C227]/([.D227]-[.D226])" office:value-type="float" office:value="963048.360294952" calcext:value-type="float">
            <text:p>963048.360294952</text:p>
          </table:table-cell>
          <table:table-cell/>
          <table:table-cell office:value-type="float" office:value="1442700485.4296" calcext:value-type="float">
            <text:p>1442700485.4296</text:p>
          </table:table-cell>
          <table:table-cell table:formula="of:=[.G227]-[.B227]" office:value-type="float" office:value="3.16260695457458" calcext:value-type="float">
            <text:p>3.162606954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2700482.27541" calcext:value-type="float">
            <text:p>1442700482.27541</text:p>
          </table:table-cell>
          <table:table-cell office:value-type="float" office:value="8096" calcext:value-type="float">
            <text:p>8096</text:p>
          </table:table-cell>
          <table:table-cell table:formula="of:=[.B228]-[.B$2]" office:value-type="float" office:value="10.3305766582489" calcext:value-type="float">
            <text:p>10.3305766582</text:p>
          </table:table-cell>
          <table:table-cell table:formula="of:=[.C228]/([.D228]-[.D227])" office:value-type="float" office:value="961929.837228407" calcext:value-type="float">
            <text:p>961929.837228407</text:p>
          </table:table-cell>
          <table:table-cell/>
          <table:table-cell office:value-type="float" office:value="1442700485.44632" calcext:value-type="float">
            <text:p>1442700485.44632</text:p>
          </table:table-cell>
          <table:table-cell table:formula="of:=[.G228]-[.B228]" office:value-type="float" office:value="3.17091464996338" calcext:value-type="float">
            <text:p>3.1709146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2700482.28376" calcext:value-type="float">
            <text:p>1442700482.28376</text:p>
          </table:table-cell>
          <table:table-cell office:value-type="float" office:value="8096" calcext:value-type="float">
            <text:p>8096</text:p>
          </table:table-cell>
          <table:table-cell table:formula="of:=[.B229]-[.B$2]" office:value-type="float" office:value="10.3389337062836" calcext:value-type="float">
            <text:p>10.3389337063</text:p>
          </table:table-cell>
          <table:table-cell table:formula="of:=[.C229]/([.D229]-[.D228])" office:value-type="float" office:value="968763.128608924" calcext:value-type="float">
            <text:p>968763.128608924</text:p>
          </table:table-cell>
          <table:table-cell/>
          <table:table-cell office:value-type="float" office:value="1442700485.44889" calcext:value-type="float">
            <text:p>1442700485.44889</text:p>
          </table:table-cell>
          <table:table-cell table:formula="of:=[.G229]-[.B229]" office:value-type="float" office:value="3.16512274742126" calcext:value-type="float">
            <text:p>3.165122747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2700482.29218" calcext:value-type="float">
            <text:p>1442700482.29218</text:p>
          </table:table-cell>
          <table:table-cell office:value-type="float" office:value="8096" calcext:value-type="float">
            <text:p>8096</text:p>
          </table:table-cell>
          <table:table-cell table:formula="of:=[.B230]-[.B$2]" office:value-type="float" office:value="10.3473508358002" calcext:value-type="float">
            <text:p>10.3473508358</text:p>
          </table:table-cell>
          <table:table-cell table:formula="of:=[.C230]/([.D230]-[.D229])" office:value-type="float" office:value="961848.096079764" calcext:value-type="float">
            <text:p>961848.096079764</text:p>
          </table:table-cell>
          <table:table-cell/>
          <table:table-cell office:value-type="float" office:value="1442700485.45144" calcext:value-type="float">
            <text:p>1442700485.45144</text:p>
          </table:table-cell>
          <table:table-cell table:formula="of:=[.G230]-[.B230]" office:value-type="float" office:value="3.15926456451416" calcext:value-type="float">
            <text:p>3.159264564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2700482.3006" calcext:value-type="float">
            <text:p>1442700482.3006</text:p>
          </table:table-cell>
          <table:table-cell office:value-type="float" office:value="8096" calcext:value-type="float">
            <text:p>8096</text:p>
          </table:table-cell>
          <table:table-cell table:formula="of:=[.B231]-[.B$2]" office:value-type="float" office:value="10.3557715415955" calcext:value-type="float">
            <text:p>10.3557715416</text:p>
          </table:table-cell>
          <table:table-cell table:formula="of:=[.C231]/([.D231]-[.D230])" office:value-type="float" office:value="961439.598629633" calcext:value-type="float">
            <text:p>961439.598629633</text:p>
          </table:table-cell>
          <table:table-cell/>
          <table:table-cell office:value-type="float" office:value="1442700485.48108" calcext:value-type="float">
            <text:p>1442700485.48108</text:p>
          </table:table-cell>
          <table:table-cell table:formula="of:=[.G231]-[.B231]" office:value-type="float" office:value="3.18047499656677" calcext:value-type="float">
            <text:p>3.180474996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2700482.30901" calcext:value-type="float">
            <text:p>1442700482.30901</text:p>
          </table:table-cell>
          <table:table-cell office:value-type="float" office:value="8096" calcext:value-type="float">
            <text:p>8096</text:p>
          </table:table-cell>
          <table:table-cell table:formula="of:=[.B232]-[.B$2]" office:value-type="float" office:value="10.364180803299" calcext:value-type="float">
            <text:p>10.3641808033</text:p>
          </table:table-cell>
          <table:table-cell table:formula="of:=[.C232]/([.D232]-[.D231])" office:value-type="float" office:value="962748.013495506" calcext:value-type="float">
            <text:p>962748.013495506</text:p>
          </table:table-cell>
          <table:table-cell/>
          <table:table-cell office:value-type="float" office:value="1442700485.48367" calcext:value-type="float">
            <text:p>1442700485.48367</text:p>
          </table:table-cell>
          <table:table-cell table:formula="of:=[.G232]-[.B232]" office:value-type="float" office:value="3.17466139793396" calcext:value-type="float">
            <text:p>3.174661397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2700482.31739" calcext:value-type="float">
            <text:p>1442700482.31739</text:p>
          </table:table-cell>
          <table:table-cell office:value-type="float" office:value="8096" calcext:value-type="float">
            <text:p>8096</text:p>
          </table:table-cell>
          <table:table-cell table:formula="of:=[.B233]-[.B$2]" office:value-type="float" office:value="10.372565984726" calcext:value-type="float">
            <text:p>10.3725659847</text:p>
          </table:table-cell>
          <table:table-cell table:formula="of:=[.C233]/([.D233]-[.D232])" office:value-type="float" office:value="965512.800227467" calcext:value-type="float">
            <text:p>965512.800227467</text:p>
          </table:table-cell>
          <table:table-cell/>
          <table:table-cell office:value-type="float" office:value="1442700485.48626" calcext:value-type="float">
            <text:p>1442700485.48626</text:p>
          </table:table-cell>
          <table:table-cell table:formula="of:=[.G233]-[.B233]" office:value-type="float" office:value="3.16886878013611" calcext:value-type="float">
            <text:p>3.168868780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2700482.3258" calcext:value-type="float">
            <text:p>1442700482.3258</text:p>
          </table:table-cell>
          <table:table-cell office:value-type="float" office:value="8096" calcext:value-type="float">
            <text:p>8096</text:p>
          </table:table-cell>
          <table:table-cell table:formula="of:=[.B234]-[.B$2]" office:value-type="float" office:value="10.3809762001038" calcext:value-type="float">
            <text:p>10.3809762001</text:p>
          </table:table-cell>
          <table:table-cell table:formula="of:=[.C234]/([.D234]-[.D233])" office:value-type="float" office:value="962638.842919915" calcext:value-type="float">
            <text:p>962638.842919915</text:p>
          </table:table-cell>
          <table:table-cell/>
          <table:table-cell office:value-type="float" office:value="1442700485.48885" calcext:value-type="float">
            <text:p>1442700485.48885</text:p>
          </table:table-cell>
          <table:table-cell table:formula="of:=[.G234]-[.B234]" office:value-type="float" office:value="3.16304898262024" calcext:value-type="float">
            <text:p>3.163048982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2700482.33422" calcext:value-type="float">
            <text:p>1442700482.33422</text:p>
          </table:table-cell>
          <table:table-cell office:value-type="float" office:value="8096" calcext:value-type="float">
            <text:p>8096</text:p>
          </table:table-cell>
          <table:table-cell table:formula="of:=[.B235]-[.B$2]" office:value-type="float" office:value="10.3893904685974" calcext:value-type="float">
            <text:p>10.3893904686</text:p>
          </table:table-cell>
          <table:table-cell table:formula="of:=[.C235]/([.D235]-[.D234])" office:value-type="float" office:value="962175.14405531" calcext:value-type="float">
            <text:p>962175.14405531</text:p>
          </table:table-cell>
          <table:table-cell/>
          <table:table-cell office:value-type="float" office:value="1442700485.49145" calcext:value-type="float">
            <text:p>1442700485.49145</text:p>
          </table:table-cell>
          <table:table-cell table:formula="of:=[.G235]-[.B235]" office:value-type="float" office:value="3.15723037719727" calcext:value-type="float">
            <text:p>3.157230377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2700482.34263" calcext:value-type="float">
            <text:p>1442700482.34263</text:p>
          </table:table-cell>
          <table:table-cell office:value-type="float" office:value="8096" calcext:value-type="float">
            <text:p>8096</text:p>
          </table:table-cell>
          <table:table-cell table:formula="of:=[.B236]-[.B$2]" office:value-type="float" office:value="10.3978018760681" calcext:value-type="float">
            <text:p>10.3978018761</text:p>
          </table:table-cell>
          <table:table-cell table:formula="of:=[.C236]/([.D236]-[.D235])" office:value-type="float" office:value="962502.414512472" calcext:value-type="float">
            <text:p>962502.414512472</text:p>
          </table:table-cell>
          <table:table-cell/>
          <table:table-cell office:value-type="float" office:value="1442700485.49405" calcext:value-type="float">
            <text:p>1442700485.49405</text:p>
          </table:table-cell>
          <table:table-cell table:formula="of:=[.G236]-[.B236]" office:value-type="float" office:value="3.1514151096344" calcext:value-type="float">
            <text:p>3.151415109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2700482.35103" calcext:value-type="float">
            <text:p>1442700482.35103</text:p>
          </table:table-cell>
          <table:table-cell office:value-type="float" office:value="8096" calcext:value-type="float">
            <text:p>8096</text:p>
          </table:table-cell>
          <table:table-cell table:formula="of:=[.B237]-[.B$2]" office:value-type="float" office:value="10.4062008857727" calcext:value-type="float">
            <text:p>10.4062008858</text:p>
          </table:table-cell>
          <table:table-cell table:formula="of:=[.C237]/([.D237]-[.D236])" office:value-type="float" office:value="963923.162938572" calcext:value-type="float">
            <text:p>963923.162938572</text:p>
          </table:table-cell>
          <table:table-cell/>
          <table:table-cell office:value-type="float" office:value="1442700485.50293" calcext:value-type="float">
            <text:p>1442700485.50293</text:p>
          </table:table-cell>
          <table:table-cell table:formula="of:=[.G237]-[.B237]" office:value-type="float" office:value="3.15190029144287" calcext:value-type="float">
            <text:p>3.151900291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2700482.35944" calcext:value-type="float">
            <text:p>1442700482.35944</text:p>
          </table:table-cell>
          <table:table-cell office:value-type="float" office:value="8096" calcext:value-type="float">
            <text:p>8096</text:p>
          </table:table-cell>
          <table:table-cell table:formula="of:=[.B238]-[.B$2]" office:value-type="float" office:value="10.414612531662" calcext:value-type="float">
            <text:p>10.4146125317</text:p>
          </table:table-cell>
          <table:table-cell table:formula="of:=[.C238]/([.D238]-[.D237])" office:value-type="float" office:value="962475.133471273" calcext:value-type="float">
            <text:p>962475.133471273</text:p>
          </table:table-cell>
          <table:table-cell/>
          <table:table-cell office:value-type="float" office:value="1442700485.50553" calcext:value-type="float">
            <text:p>1442700485.50553</text:p>
          </table:table-cell>
          <table:table-cell table:formula="of:=[.G238]-[.B238]" office:value-type="float" office:value="3.14608764648437" calcext:value-type="float">
            <text:p>3.146087646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2700482.36785" calcext:value-type="float">
            <text:p>1442700482.36785</text:p>
          </table:table-cell>
          <table:table-cell office:value-type="float" office:value="8096" calcext:value-type="float">
            <text:p>8096</text:p>
          </table:table-cell>
          <table:table-cell table:formula="of:=[.B239]-[.B$2]" office:value-type="float" office:value="10.4230213165283" calcext:value-type="float">
            <text:p>10.4230213165</text:p>
          </table:table-cell>
          <table:table-cell table:formula="of:=[.C239]/([.D239]-[.D238])" office:value-type="float" office:value="962802.608069409" calcext:value-type="float">
            <text:p>962802.608069409</text:p>
          </table:table-cell>
          <table:table-cell/>
          <table:table-cell office:value-type="float" office:value="1442700485.50813" calcext:value-type="float">
            <text:p>1442700485.50813</text:p>
          </table:table-cell>
          <table:table-cell table:formula="of:=[.G239]-[.B239]" office:value-type="float" office:value="3.14027762413025" calcext:value-type="float">
            <text:p>3.140277624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2700482.37625" calcext:value-type="float">
            <text:p>1442700482.37625</text:p>
          </table:table-cell>
          <table:table-cell office:value-type="float" office:value="8096" calcext:value-type="float">
            <text:p>8096</text:p>
          </table:table-cell>
          <table:table-cell table:formula="of:=[.B240]-[.B$2]" office:value-type="float" office:value="10.4314169883728" calcext:value-type="float">
            <text:p>10.4314169884</text:p>
          </table:table-cell>
          <table:table-cell table:formula="of:=[.C240]/([.D240]-[.D239])" office:value-type="float" office:value="964306.38904981" calcext:value-type="float">
            <text:p>964306.38904981</text:p>
          </table:table-cell>
          <table:table-cell/>
          <table:table-cell office:value-type="float" office:value="1442700485.68541" calcext:value-type="float">
            <text:p>1442700485.68541</text:p>
          </table:table-cell>
          <table:table-cell table:formula="of:=[.G240]-[.B240]" office:value-type="float" office:value="3.30916428565979" calcext:value-type="float">
            <text:p>3.309164285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2700482.38472" calcext:value-type="float">
            <text:p>1442700482.38472</text:p>
          </table:table-cell>
          <table:table-cell office:value-type="float" office:value="8096" calcext:value-type="float">
            <text:p>8096</text:p>
          </table:table-cell>
          <table:table-cell table:formula="of:=[.B241]-[.B$2]" office:value-type="float" office:value="10.4398930072784" calcext:value-type="float">
            <text:p>10.4398930073</text:p>
          </table:table-cell>
          <table:table-cell table:formula="of:=[.C241]/([.D241]-[.D240])" office:value-type="float" office:value="955165.40136705" calcext:value-type="float">
            <text:p>955165.40136705</text:p>
          </table:table-cell>
          <table:table-cell/>
          <table:table-cell office:value-type="float" office:value="1442700485.688" calcext:value-type="float">
            <text:p>1442700485.688</text:p>
          </table:table-cell>
          <table:table-cell table:formula="of:=[.G241]-[.B241]" office:value-type="float" office:value="3.30327749252319" calcext:value-type="float">
            <text:p>3.303277492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2700482.3931" calcext:value-type="float">
            <text:p>1442700482.3931</text:p>
          </table:table-cell>
          <table:table-cell office:value-type="float" office:value="8096" calcext:value-type="float">
            <text:p>8096</text:p>
          </table:table-cell>
          <table:table-cell table:formula="of:=[.B242]-[.B$2]" office:value-type="float" office:value="10.4482758045197" calcext:value-type="float">
            <text:p>10.4482758045</text:p>
          </table:table-cell>
          <table:table-cell table:formula="of:=[.C242]/([.D242]-[.D241])" office:value-type="float" office:value="965787.405688282" calcext:value-type="float">
            <text:p>965787.405688282</text:p>
          </table:table-cell>
          <table:table-cell/>
          <table:table-cell office:value-type="float" office:value="1442700485.72006" calcext:value-type="float">
            <text:p>1442700485.72006</text:p>
          </table:table-cell>
          <table:table-cell table:formula="of:=[.G242]-[.B242]" office:value-type="float" office:value="3.32695150375366" calcext:value-type="float">
            <text:p>3.326951503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2700482.40151" calcext:value-type="float">
            <text:p>1442700482.40151</text:p>
          </table:table-cell>
          <table:table-cell office:value-type="float" office:value="8096" calcext:value-type="float">
            <text:p>8096</text:p>
          </table:table-cell>
          <table:table-cell table:formula="of:=[.B243]-[.B$2]" office:value-type="float" office:value="10.4566764831543" calcext:value-type="float">
            <text:p>10.4566764832</text:p>
          </table:table-cell>
          <table:table-cell table:formula="of:=[.C243]/([.D243]-[.D242])" office:value-type="float" office:value="963731.664084007" calcext:value-type="float">
            <text:p>963731.664084007</text:p>
          </table:table-cell>
          <table:table-cell/>
          <table:table-cell office:value-type="float" office:value="1442700485.72265" calcext:value-type="float">
            <text:p>1442700485.72265</text:p>
          </table:table-cell>
          <table:table-cell table:formula="of:=[.G243]-[.B243]" office:value-type="float" office:value="3.32114410400391" calcext:value-type="float">
            <text:p>3.32114410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2700482.40993" calcext:value-type="float">
            <text:p>1442700482.40993</text:p>
          </table:table-cell>
          <table:table-cell office:value-type="float" office:value="8096" calcext:value-type="float">
            <text:p>8096</text:p>
          </table:table-cell>
          <table:table-cell table:formula="of:=[.B244]-[.B$2]" office:value-type="float" office:value="10.4651026725769" calcext:value-type="float">
            <text:p>10.4651026726</text:p>
          </table:table-cell>
          <table:table-cell table:formula="of:=[.C244]/([.D244]-[.D243])" office:value-type="float" office:value="960813.909342991" calcext:value-type="float">
            <text:p>960813.909342991</text:p>
          </table:table-cell>
          <table:table-cell/>
          <table:table-cell office:value-type="float" office:value="1442700485.72524" calcext:value-type="float">
            <text:p>1442700485.72524</text:p>
          </table:table-cell>
          <table:table-cell table:formula="of:=[.G244]-[.B244]" office:value-type="float" office:value="3.31531286239624" calcext:value-type="float">
            <text:p>3.315312862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2700482.41837" calcext:value-type="float">
            <text:p>1442700482.41837</text:p>
          </table:table-cell>
          <table:table-cell office:value-type="float" office:value="8096" calcext:value-type="float">
            <text:p>8096</text:p>
          </table:table-cell>
          <table:table-cell table:formula="of:=[.B245]-[.B$2]" office:value-type="float" office:value="10.4735369682312" calcext:value-type="float">
            <text:p>10.4735369682</text:p>
          </table:table-cell>
          <table:table-cell table:formula="of:=[.C245]/([.D245]-[.D244])" office:value-type="float" office:value="959890.467661692" calcext:value-type="float">
            <text:p>959890.467661692</text:p>
          </table:table-cell>
          <table:table-cell/>
          <table:table-cell office:value-type="float" office:value="1442700485.72784" calcext:value-type="float">
            <text:p>1442700485.72784</text:p>
          </table:table-cell>
          <table:table-cell table:formula="of:=[.G245]-[.B245]" office:value-type="float" office:value="3.30947422981262" calcext:value-type="float">
            <text:p>3.309474229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2700482.42677" calcext:value-type="float">
            <text:p>1442700482.42677</text:p>
          </table:table-cell>
          <table:table-cell office:value-type="float" office:value="8096" calcext:value-type="float">
            <text:p>8096</text:p>
          </table:table-cell>
          <table:table-cell table:formula="of:=[.B246]-[.B$2]" office:value-type="float" office:value="10.4819419384003" calcext:value-type="float">
            <text:p>10.4819419384</text:p>
          </table:table-cell>
          <table:table-cell table:formula="of:=[.C246]/([.D246]-[.D245])" office:value-type="float" office:value="963239.587666298" calcext:value-type="float">
            <text:p>963239.587666298</text:p>
          </table:table-cell>
          <table:table-cell/>
          <table:table-cell office:value-type="float" office:value="1442700485.73042" calcext:value-type="float">
            <text:p>1442700485.73042</text:p>
          </table:table-cell>
          <table:table-cell table:formula="of:=[.G246]-[.B246]" office:value-type="float" office:value="3.30364966392517" calcext:value-type="float">
            <text:p>3.303649663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2700482.43522" calcext:value-type="float">
            <text:p>1442700482.43522</text:p>
          </table:table-cell>
          <table:table-cell office:value-type="float" office:value="8096" calcext:value-type="float">
            <text:p>8096</text:p>
          </table:table-cell>
          <table:table-cell table:formula="of:=[.B247]-[.B$2]" office:value-type="float" office:value="10.4903872013092" calcext:value-type="float">
            <text:p>10.4903872013</text:p>
          </table:table-cell>
          <table:table-cell table:formula="of:=[.C247]/([.D247]-[.D246])" office:value-type="float" office:value="958643.927050985" calcext:value-type="float">
            <text:p>958643.927050985</text:p>
          </table:table-cell>
          <table:table-cell/>
          <table:table-cell office:value-type="float" office:value="1442700485.74198" calcext:value-type="float">
            <text:p>1442700485.74198</text:p>
          </table:table-cell>
          <table:table-cell table:formula="of:=[.G247]-[.B247]" office:value-type="float" office:value="3.30676317214966" calcext:value-type="float">
            <text:p>3.306763172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2700482.44362" calcext:value-type="float">
            <text:p>1442700482.44362</text:p>
          </table:table-cell>
          <table:table-cell office:value-type="float" office:value="8096" calcext:value-type="float">
            <text:p>8096</text:p>
          </table:table-cell>
          <table:table-cell table:formula="of:=[.B248]-[.B$2]" office:value-type="float" office:value="10.498795747757" calcext:value-type="float">
            <text:p>10.4987957478</text:p>
          </table:table-cell>
          <table:table-cell table:formula="of:=[.C248]/([.D248]-[.D247])" office:value-type="float" office:value="962829.907678349" calcext:value-type="float">
            <text:p>962829.907678349</text:p>
          </table:table-cell>
          <table:table-cell/>
          <table:table-cell office:value-type="float" office:value="1442700485.7446" calcext:value-type="float">
            <text:p>1442700485.7446</text:p>
          </table:table-cell>
          <table:table-cell table:formula="of:=[.G248]-[.B248]" office:value-type="float" office:value="3.30097699165344" calcext:value-type="float">
            <text:p>3.300976991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2700482.45203" calcext:value-type="float">
            <text:p>1442700482.45203</text:p>
          </table:table-cell>
          <table:table-cell office:value-type="float" office:value="8096" calcext:value-type="float">
            <text:p>8096</text:p>
          </table:table-cell>
          <table:table-cell table:formula="of:=[.B249]-[.B$2]" office:value-type="float" office:value="10.5071988105774" calcext:value-type="float">
            <text:p>10.5071988106</text:p>
          </table:table-cell>
          <table:table-cell table:formula="of:=[.C249]/([.D249]-[.D248])" office:value-type="float" office:value="963458.226244858" calcext:value-type="float">
            <text:p>963458.226244858</text:p>
          </table:table-cell>
          <table:table-cell/>
          <table:table-cell office:value-type="float" office:value="1442700485.7472" calcext:value-type="float">
            <text:p>1442700485.7472</text:p>
          </table:table-cell>
          <table:table-cell table:formula="of:=[.G249]-[.B249]" office:value-type="float" office:value="3.29517197608948" calcext:value-type="float">
            <text:p>3.295171976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2700482.46044" calcext:value-type="float">
            <text:p>1442700482.46044</text:p>
          </table:table-cell>
          <table:table-cell office:value-type="float" office:value="8096" calcext:value-type="float">
            <text:p>8096</text:p>
          </table:table-cell>
          <table:table-cell table:formula="of:=[.B250]-[.B$2]" office:value-type="float" office:value="10.5156142711639" calcext:value-type="float">
            <text:p>10.5156142712</text:p>
          </table:table-cell>
          <table:table-cell table:formula="of:=[.C250]/([.D250]-[.D249])" office:value-type="float" office:value="962038.847040825" calcext:value-type="float">
            <text:p>962038.847040825</text:p>
          </table:table-cell>
          <table:table-cell/>
          <table:table-cell office:value-type="float" office:value="1442700485.76382" calcext:value-type="float">
            <text:p>1442700485.76382</text:p>
          </table:table-cell>
          <table:table-cell table:formula="of:=[.G250]-[.B250]" office:value-type="float" office:value="3.30337476730347" calcext:value-type="float">
            <text:p>3.303374767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2700482.46892" calcext:value-type="float">
            <text:p>1442700482.46892</text:p>
          </table:table-cell>
          <table:table-cell office:value-type="float" office:value="8096" calcext:value-type="float">
            <text:p>8096</text:p>
          </table:table-cell>
          <table:table-cell table:formula="of:=[.B251]-[.B$2]" office:value-type="float" office:value="10.5240879058838" calcext:value-type="float">
            <text:p>10.5240879059</text:p>
          </table:table-cell>
          <table:table-cell table:formula="of:=[.C251]/([.D251]-[.D250])" office:value-type="float" office:value="955434.151655834" calcext:value-type="float">
            <text:p>955434.151655834</text:p>
          </table:table-cell>
          <table:table-cell/>
          <table:table-cell office:value-type="float" office:value="1442700485.76642" calcext:value-type="float">
            <text:p>1442700485.76642</text:p>
          </table:table-cell>
          <table:table-cell table:formula="of:=[.G251]-[.B251]" office:value-type="float" office:value="3.29750108718872" calcext:value-type="float">
            <text:p>3.297501087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2700482.4774" calcext:value-type="float">
            <text:p>1442700482.4774</text:p>
          </table:table-cell>
          <table:table-cell office:value-type="float" office:value="8096" calcext:value-type="float">
            <text:p>8096</text:p>
          </table:table-cell>
          <table:table-cell table:formula="of:=[.B252]-[.B$2]" office:value-type="float" office:value="10.5325703620911" calcext:value-type="float">
            <text:p>10.5325703621</text:p>
          </table:table-cell>
          <table:table-cell table:formula="of:=[.C252]/([.D252]-[.D251])" office:value-type="float" office:value="954440.530215302" calcext:value-type="float">
            <text:p>954440.530215302</text:p>
          </table:table-cell>
          <table:table-cell/>
          <table:table-cell office:value-type="float" office:value="1442700485.78593" calcext:value-type="float">
            <text:p>1442700485.78593</text:p>
          </table:table-cell>
          <table:table-cell table:formula="of:=[.G252]-[.B252]" office:value-type="float" office:value="3.30852746963501" calcext:value-type="float">
            <text:p>3.308527469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2700482.48581" calcext:value-type="float">
            <text:p>1442700482.48581</text:p>
          </table:table-cell>
          <table:table-cell office:value-type="float" office:value="8096" calcext:value-type="float">
            <text:p>8096</text:p>
          </table:table-cell>
          <table:table-cell table:formula="of:=[.B253]-[.B$2]" office:value-type="float" office:value="10.5409798622131" calcext:value-type="float">
            <text:p>10.5409798622</text:p>
          </table:table-cell>
          <table:table-cell table:formula="of:=[.C253]/([.D253]-[.D252])" office:value-type="float" office:value="962720.718530279" calcext:value-type="float">
            <text:p>962720.718530279</text:p>
          </table:table-cell>
          <table:table-cell/>
          <table:table-cell office:value-type="float" office:value="1442700485.78853" calcext:value-type="float">
            <text:p>1442700485.78853</text:p>
          </table:table-cell>
          <table:table-cell table:formula="of:=[.G253]-[.B253]" office:value-type="float" office:value="3.30271983146667" calcext:value-type="float">
            <text:p>3.302719831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2700482.49423" calcext:value-type="float">
            <text:p>1442700482.49423</text:p>
          </table:table-cell>
          <table:table-cell office:value-type="float" office:value="8096" calcext:value-type="float">
            <text:p>8096</text:p>
          </table:table-cell>
          <table:table-cell table:formula="of:=[.B254]-[.B$2]" office:value-type="float" office:value="10.5493984222412" calcext:value-type="float">
            <text:p>10.5493984222</text:p>
          </table:table-cell>
          <table:table-cell table:formula="of:=[.C254]/([.D254]-[.D253])" office:value-type="float" office:value="961684.655451713" calcext:value-type="float">
            <text:p>961684.655451713</text:p>
          </table:table-cell>
          <table:table-cell/>
          <table:table-cell office:value-type="float" office:value="1442700485.79113" calcext:value-type="float">
            <text:p>1442700485.79113</text:p>
          </table:table-cell>
          <table:table-cell table:formula="of:=[.G254]-[.B254]" office:value-type="float" office:value="3.29689955711365" calcext:value-type="float">
            <text:p>3.296899557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2700482.50262" calcext:value-type="float">
            <text:p>1442700482.50262</text:p>
          </table:table-cell>
          <table:table-cell office:value-type="float" office:value="8096" calcext:value-type="float">
            <text:p>8096</text:p>
          </table:table-cell>
          <table:table-cell table:formula="of:=[.B255]-[.B$2]" office:value-type="float" office:value="10.5577957630157" calcext:value-type="float">
            <text:p>10.557795763</text:p>
          </table:table-cell>
          <table:table-cell table:formula="of:=[.C255]/([.D255]-[.D254])" office:value-type="float" office:value="964114.737912041" calcext:value-type="float">
            <text:p>964114.737912041</text:p>
          </table:table-cell>
          <table:table-cell/>
          <table:table-cell office:value-type="float" office:value="1442700485.82048" calcext:value-type="float">
            <text:p>1442700485.82048</text:p>
          </table:table-cell>
          <table:table-cell table:formula="of:=[.G255]-[.B255]" office:value-type="float" office:value="3.31785225868225" calcext:value-type="float">
            <text:p>3.317852258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2700482.5111" calcext:value-type="float">
            <text:p>1442700482.5111</text:p>
          </table:table-cell>
          <table:table-cell office:value-type="float" office:value="8096" calcext:value-type="float">
            <text:p>8096</text:p>
          </table:table-cell>
          <table:table-cell table:formula="of:=[.B256]-[.B$2]" office:value-type="float" office:value="10.5662760734558" calcext:value-type="float">
            <text:p>10.5662760735</text:p>
          </table:table-cell>
          <table:table-cell table:formula="of:=[.C256]/([.D256]-[.D255])" office:value-type="float" office:value="954682.03165678" calcext:value-type="float">
            <text:p>954682.03165678</text:p>
          </table:table-cell>
          <table:table-cell/>
          <table:table-cell office:value-type="float" office:value="1442700485.82307" calcext:value-type="float">
            <text:p>1442700485.82307</text:p>
          </table:table-cell>
          <table:table-cell table:formula="of:=[.G256]-[.B256]" office:value-type="float" office:value="3.31196570396423" calcext:value-type="float">
            <text:p>3.31196570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2700482.51953" calcext:value-type="float">
            <text:p>1442700482.51953</text:p>
          </table:table-cell>
          <table:table-cell office:value-type="float" office:value="8096" calcext:value-type="float">
            <text:p>8096</text:p>
          </table:table-cell>
          <table:table-cell table:formula="of:=[.B257]-[.B$2]" office:value-type="float" office:value="10.5746974945068" calcext:value-type="float">
            <text:p>10.5746974945</text:p>
          </table:table-cell>
          <table:table-cell table:formula="of:=[.C257]/([.D257]-[.D256])" office:value-type="float" office:value="961357.940773456" calcext:value-type="float">
            <text:p>961357.940773456</text:p>
          </table:table-cell>
          <table:table-cell/>
          <table:table-cell office:value-type="float" office:value="1442700485.82568" calcext:value-type="float">
            <text:p>1442700485.82568</text:p>
          </table:table-cell>
          <table:table-cell table:formula="of:=[.G257]-[.B257]" office:value-type="float" office:value="3.30615162849426" calcext:value-type="float">
            <text:p>3.306151628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2700482.52794" calcext:value-type="float">
            <text:p>1442700482.52794</text:p>
          </table:table-cell>
          <table:table-cell office:value-type="float" office:value="8096" calcext:value-type="float">
            <text:p>8096</text:p>
          </table:table-cell>
          <table:table-cell table:formula="of:=[.B258]-[.B$2]" office:value-type="float" office:value="10.5831160545349" calcext:value-type="float">
            <text:p>10.5831160545</text:p>
          </table:table-cell>
          <table:table-cell table:formula="of:=[.C258]/([.D258]-[.D257])" office:value-type="float" office:value="961684.655451713" calcext:value-type="float">
            <text:p>961684.655451713</text:p>
          </table:table-cell>
          <table:table-cell/>
          <table:table-cell office:value-type="float" office:value="1442700485.87096" calcext:value-type="float">
            <text:p>1442700485.87096</text:p>
          </table:table-cell>
          <table:table-cell table:formula="of:=[.G258]-[.B258]" office:value-type="float" office:value="3.34301400184631" calcext:value-type="float">
            <text:p>3.343014001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2700482.53655" calcext:value-type="float">
            <text:p>1442700482.53655</text:p>
          </table:table-cell>
          <table:table-cell office:value-type="float" office:value="8096" calcext:value-type="float">
            <text:p>8096</text:p>
          </table:table-cell>
          <table:table-cell table:formula="of:=[.B259]-[.B$2]" office:value-type="float" office:value="10.5917174816132" calcext:value-type="float">
            <text:p>10.5917174816</text:p>
          </table:table-cell>
          <table:table-cell table:formula="of:=[.C259]/([.D259]-[.D258])" office:value-type="float" office:value="941239.160240596" calcext:value-type="float">
            <text:p>941239.160240596</text:p>
          </table:table-cell>
          <table:table-cell/>
          <table:table-cell office:value-type="float" office:value="1442700485.87354" calcext:value-type="float">
            <text:p>1442700485.87354</text:p>
          </table:table-cell>
          <table:table-cell table:formula="of:=[.G259]-[.B259]" office:value-type="float" office:value="3.33699893951416" calcext:value-type="float">
            <text:p>3.336998939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2700482.54498" calcext:value-type="float">
            <text:p>1442700482.54498</text:p>
          </table:table-cell>
          <table:table-cell office:value-type="float" office:value="8096" calcext:value-type="float">
            <text:p>8096</text:p>
          </table:table-cell>
          <table:table-cell table:formula="of:=[.B260]-[.B$2]" office:value-type="float" office:value="10.6001513004303" calcext:value-type="float">
            <text:p>10.6001513004</text:p>
          </table:table-cell>
          <table:table-cell table:formula="of:=[.C260]/([.D260]-[.D259])" office:value-type="float" office:value="959944.738621586" calcext:value-type="float">
            <text:p>959944.738621586</text:p>
          </table:table-cell>
          <table:table-cell/>
          <table:table-cell office:value-type="float" office:value="1442700485.87614" calcext:value-type="float">
            <text:p>1442700485.87614</text:p>
          </table:table-cell>
          <table:table-cell table:formula="of:=[.G260]-[.B260]" office:value-type="float" office:value="3.33116340637207" calcext:value-type="float">
            <text:p>3.331163406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2700482.55335" calcext:value-type="float">
            <text:p>1442700482.55335</text:p>
          </table:table-cell>
          <table:table-cell office:value-type="float" office:value="8096" calcext:value-type="float">
            <text:p>8096</text:p>
          </table:table-cell>
          <table:table-cell table:formula="of:=[.B261]-[.B$2]" office:value-type="float" office:value="10.6085247993469" calcext:value-type="float">
            <text:p>10.6085247993</text:p>
          </table:table-cell>
          <table:table-cell table:formula="of:=[.C261]/([.D261]-[.D260])" office:value-type="float" office:value="966859.861165684" calcext:value-type="float">
            <text:p>966859.861165684</text:p>
          </table:table-cell>
          <table:table-cell/>
          <table:table-cell office:value-type="float" office:value="1442700485.89307" calcext:value-type="float">
            <text:p>1442700485.89307</text:p>
          </table:table-cell>
          <table:table-cell table:formula="of:=[.G261]-[.B261]" office:value-type="float" office:value="3.33971357345581" calcext:value-type="float">
            <text:p>3.339713573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2700482.5618" calcext:value-type="float">
            <text:p>1442700482.5618</text:p>
          </table:table-cell>
          <table:table-cell office:value-type="float" office:value="8096" calcext:value-type="float">
            <text:p>8096</text:p>
          </table:table-cell>
          <table:table-cell table:formula="of:=[.B262]-[.B$2]" office:value-type="float" office:value="10.616970539093" calcext:value-type="float">
            <text:p>10.6169705391</text:p>
          </table:table-cell>
          <table:table-cell table:formula="of:=[.C262]/([.D262]-[.D261])" office:value-type="float" office:value="958589.803071364" calcext:value-type="float">
            <text:p>958589.803071364</text:p>
          </table:table-cell>
          <table:table-cell/>
          <table:table-cell office:value-type="float" office:value="1442700485.89567" calcext:value-type="float">
            <text:p>1442700485.89567</text:p>
          </table:table-cell>
          <table:table-cell table:formula="of:=[.G262]-[.B262]" office:value-type="float" office:value="3.33386731147766" calcext:value-type="float">
            <text:p>3.333867311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2700482.57019" calcext:value-type="float">
            <text:p>1442700482.57019</text:p>
          </table:table-cell>
          <table:table-cell office:value-type="float" office:value="8096" calcext:value-type="float">
            <text:p>8096</text:p>
          </table:table-cell>
          <table:table-cell table:formula="of:=[.B263]-[.B$2]" office:value-type="float" office:value="10.6253635883331" calcext:value-type="float">
            <text:p>10.6253635883</text:p>
          </table:table-cell>
          <table:table-cell table:formula="of:=[.C263]/([.D263]-[.D262])" office:value-type="float" office:value="964607.7091157" calcext:value-type="float">
            <text:p>964607.7091157</text:p>
          </table:table-cell>
          <table:table-cell/>
          <table:table-cell office:value-type="float" office:value="1442700485.89828" calcext:value-type="float">
            <text:p>1442700485.89828</text:p>
          </table:table-cell>
          <table:table-cell table:formula="of:=[.G263]-[.B263]" office:value-type="float" office:value="3.32808661460876" calcext:value-type="float">
            <text:p>3.328086614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2700482.57863" calcext:value-type="float">
            <text:p>1442700482.57863</text:p>
          </table:table-cell>
          <table:table-cell office:value-type="float" office:value="8096" calcext:value-type="float">
            <text:p>8096</text:p>
          </table:table-cell>
          <table:table-cell table:formula="of:=[.B264]-[.B$2]" office:value-type="float" office:value="10.6337966918945" calcext:value-type="float">
            <text:p>10.6337966919</text:p>
          </table:table-cell>
          <table:table-cell table:formula="of:=[.C264]/([.D264]-[.D263])" office:value-type="float" office:value="960026.156568941" calcext:value-type="float">
            <text:p>960026.156568941</text:p>
          </table:table-cell>
          <table:table-cell/>
          <table:table-cell office:value-type="float" office:value="1442700485.9152" calcext:value-type="float">
            <text:p>1442700485.9152</text:p>
          </table:table-cell>
          <table:table-cell table:formula="of:=[.G264]-[.B264]" office:value-type="float" office:value="3.33657217025757" calcext:value-type="float">
            <text:p>3.336572170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2700482.587" calcext:value-type="float">
            <text:p>1442700482.587</text:p>
          </table:table-cell>
          <table:table-cell office:value-type="float" office:value="8096" calcext:value-type="float">
            <text:p>8096</text:p>
          </table:table-cell>
          <table:table-cell table:formula="of:=[.B265]-[.B$2]" office:value-type="float" office:value="10.642174243927" calcext:value-type="float">
            <text:p>10.6421742439</text:p>
          </table:table-cell>
          <table:table-cell table:formula="of:=[.C265]/([.D265]-[.D264])" office:value-type="float" office:value="966392.087882065" calcext:value-type="float">
            <text:p>966392.087882065</text:p>
          </table:table-cell>
          <table:table-cell/>
          <table:table-cell office:value-type="float" office:value="1442700485.91779" calcext:value-type="float">
            <text:p>1442700485.91779</text:p>
          </table:table-cell>
          <table:table-cell table:formula="of:=[.G265]-[.B265]" office:value-type="float" office:value="3.33078861236572" calcext:value-type="float">
            <text:p>3.330788612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2700482.59539" calcext:value-type="float">
            <text:p>1442700482.59539</text:p>
          </table:table-cell>
          <table:table-cell office:value-type="float" office:value="8096" calcext:value-type="float">
            <text:p>8096</text:p>
          </table:table-cell>
          <table:table-cell table:formula="of:=[.B266]-[.B$2]" office:value-type="float" office:value="10.6505661010742" calcext:value-type="float">
            <text:p>10.6505661011</text:p>
          </table:table-cell>
          <table:table-cell table:formula="of:=[.C266]/([.D266]-[.D265])" office:value-type="float" office:value="964744.735041764" calcext:value-type="float">
            <text:p>964744.735041764</text:p>
          </table:table-cell>
          <table:table-cell/>
          <table:table-cell office:value-type="float" office:value="1442700485.92037" calcext:value-type="float">
            <text:p>1442700485.92037</text:p>
          </table:table-cell>
          <table:table-cell table:formula="of:=[.G266]-[.B266]" office:value-type="float" office:value="3.3249785900116" calcext:value-type="float">
            <text:p>3.3249785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2700482.60384" calcext:value-type="float">
            <text:p>1442700482.60384</text:p>
          </table:table-cell>
          <table:table-cell office:value-type="float" office:value="8096" calcext:value-type="float">
            <text:p>8096</text:p>
          </table:table-cell>
          <table:table-cell table:formula="of:=[.B267]-[.B$2]" office:value-type="float" office:value="10.6590123176575" calcext:value-type="float">
            <text:p>10.6590123177</text:p>
          </table:table-cell>
          <table:table-cell table:formula="of:=[.C267]/([.D267]-[.D266])" office:value-type="float" office:value="958535.685202958" calcext:value-type="float">
            <text:p>958535.685202958</text:p>
          </table:table-cell>
          <table:table-cell/>
          <table:table-cell office:value-type="float" office:value="1442700486.38292" calcext:value-type="float">
            <text:p>1442700486.38292</text:p>
          </table:table-cell>
          <table:table-cell table:formula="of:=[.G267]-[.B267]" office:value-type="float" office:value="3.77907991409302" calcext:value-type="float">
            <text:p>3.779079914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2700482.61224" calcext:value-type="float">
            <text:p>1442700482.61224</text:p>
          </table:table-cell>
          <table:table-cell office:value-type="float" office:value="8096" calcext:value-type="float">
            <text:p>8096</text:p>
          </table:table-cell>
          <table:table-cell table:formula="of:=[.B268]-[.B$2]" office:value-type="float" office:value="10.6674098968506" calcext:value-type="float">
            <text:p>10.6674098969</text:p>
          </table:table-cell>
          <table:table-cell table:formula="of:=[.C268]/([.D268]-[.D267])" office:value-type="float" office:value="964087.365396627" calcext:value-type="float">
            <text:p>964087.365396627</text:p>
          </table:table-cell>
          <table:table-cell/>
          <table:table-cell office:value-type="float" office:value="1442700486.38534" calcext:value-type="float">
            <text:p>1442700486.38534</text:p>
          </table:table-cell>
          <table:table-cell table:formula="of:=[.G268]-[.B268]" office:value-type="float" office:value="3.77309703826904" calcext:value-type="float">
            <text:p>3.773097038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2700482.62066" calcext:value-type="float">
            <text:p>1442700482.62066</text:p>
          </table:table-cell>
          <table:table-cell office:value-type="float" office:value="8096" calcext:value-type="float">
            <text:p>8096</text:p>
          </table:table-cell>
          <table:table-cell table:formula="of:=[.B269]-[.B$2]" office:value-type="float" office:value="10.675835609436" calcext:value-type="float">
            <text:p>10.6758356094</text:p>
          </table:table-cell>
          <table:table-cell table:formula="of:=[.C269]/([.D269]-[.D268])" office:value-type="float" office:value="960868.284776457" calcext:value-type="float">
            <text:p>960868.284776457</text:p>
          </table:table-cell>
          <table:table-cell/>
          <table:table-cell office:value-type="float" office:value="1442700486.38778" calcext:value-type="float">
            <text:p>1442700486.38778</text:p>
          </table:table-cell>
          <table:table-cell table:formula="of:=[.G269]-[.B269]" office:value-type="float" office:value="3.76711678504944" calcext:value-type="float">
            <text:p>3.76711678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2700482.6291" calcext:value-type="float">
            <text:p>1442700482.6291</text:p>
          </table:table-cell>
          <table:table-cell office:value-type="float" office:value="8096" calcext:value-type="float">
            <text:p>8096</text:p>
          </table:table-cell>
          <table:table-cell table:formula="of:=[.B270]-[.B$2]" office:value-type="float" office:value="10.6842751502991" calcext:value-type="float">
            <text:p>10.6842751503</text:p>
          </table:table-cell>
          <table:table-cell table:formula="of:=[.C270]/([.D270]-[.D269])" office:value-type="float" office:value="959293.891858297" calcext:value-type="float">
            <text:p>959293.891858297</text:p>
          </table:table-cell>
          <table:table-cell/>
          <table:table-cell office:value-type="float" office:value="1442700486.44411" calcext:value-type="float">
            <text:p>1442700486.44411</text:p>
          </table:table-cell>
          <table:table-cell table:formula="of:=[.G270]-[.B270]" office:value-type="float" office:value="3.81500625610352" calcext:value-type="float">
            <text:p>3.815006256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2700482.63751" calcext:value-type="float">
            <text:p>1442700482.63751</text:p>
          </table:table-cell>
          <table:table-cell office:value-type="float" office:value="8096" calcext:value-type="float">
            <text:p>8096</text:p>
          </table:table-cell>
          <table:table-cell table:formula="of:=[.B271]-[.B$2]" office:value-type="float" office:value="10.6926794052124" calcext:value-type="float">
            <text:p>10.6926794052</text:p>
          </table:table-cell>
          <table:table-cell table:formula="of:=[.C271]/([.D271]-[.D270])" office:value-type="float" office:value="963321.565503546" calcext:value-type="float">
            <text:p>963321.565503546</text:p>
          </table:table-cell>
          <table:table-cell/>
          <table:table-cell office:value-type="float" office:value="1442700486.44673" calcext:value-type="float">
            <text:p>1442700486.44673</text:p>
          </table:table-cell>
          <table:table-cell table:formula="of:=[.G271]-[.B271]" office:value-type="float" office:value="3.80922150611877" calcext:value-type="float">
            <text:p>3.809221506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2700482.64593" calcext:value-type="float">
            <text:p>1442700482.64593</text:p>
          </table:table-cell>
          <table:table-cell office:value-type="float" office:value="8096" calcext:value-type="float">
            <text:p>8096</text:p>
          </table:table-cell>
          <table:table-cell table:formula="of:=[.B272]-[.B$2]" office:value-type="float" office:value="10.7010989189148" calcext:value-type="float">
            <text:p>10.7010989189</text:p>
          </table:table-cell>
          <table:table-cell table:formula="of:=[.C272]/([.D272]-[.D271])" office:value-type="float" office:value="961575.72588775" calcext:value-type="float">
            <text:p>961575.72588775</text:p>
          </table:table-cell>
          <table:table-cell/>
          <table:table-cell office:value-type="float" office:value="1442700486.48345" calcext:value-type="float">
            <text:p>1442700486.48345</text:p>
          </table:table-cell>
          <table:table-cell table:formula="of:=[.G272]-[.B272]" office:value-type="float" office:value="3.8375232219696" calcext:value-type="float">
            <text:p>3.83752322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2700482.65441" calcext:value-type="float">
            <text:p>1442700482.65441</text:p>
          </table:table-cell>
          <table:table-cell office:value-type="float" office:value="8096" calcext:value-type="float">
            <text:p>8096</text:p>
          </table:table-cell>
          <table:table-cell table:formula="of:=[.B273]-[.B$2]" office:value-type="float" office:value="10.7095816135406" calcext:value-type="float">
            <text:p>10.7095816135</text:p>
          </table:table-cell>
          <table:table-cell table:formula="of:=[.C273]/([.D273]-[.D272])" office:value-type="float" office:value="954413.704263751" calcext:value-type="float">
            <text:p>954413.704263751</text:p>
          </table:table-cell>
          <table:table-cell/>
          <table:table-cell office:value-type="float" office:value="1442700486.48586" calcext:value-type="float">
            <text:p>1442700486.48586</text:p>
          </table:table-cell>
          <table:table-cell table:formula="of:=[.G273]-[.B273]" office:value-type="float" office:value="3.83145332336426" calcext:value-type="float">
            <text:p>3.831453323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2700482.66282" calcext:value-type="float">
            <text:p>1442700482.66282</text:p>
          </table:table-cell>
          <table:table-cell office:value-type="float" office:value="8096" calcext:value-type="float">
            <text:p>8096</text:p>
          </table:table-cell>
          <table:table-cell table:formula="of:=[.B274]-[.B$2]" office:value-type="float" office:value="10.7179906368256" calcext:value-type="float">
            <text:p>10.7179906368</text:p>
          </table:table-cell>
          <table:table-cell table:formula="of:=[.C274]/([.D274]-[.D273])" office:value-type="float" office:value="962775.310008506" calcext:value-type="float">
            <text:p>962775.310008506</text:p>
          </table:table-cell>
          <table:table-cell/>
          <table:table-cell office:value-type="float" office:value="1442700486.48825" calcext:value-type="float">
            <text:p>1442700486.48825</text:p>
          </table:table-cell>
          <table:table-cell table:formula="of:=[.G274]-[.B274]" office:value-type="float" office:value="3.82543158531189" calcext:value-type="float">
            <text:p>3.825431585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2700482.67123" calcext:value-type="float">
            <text:p>1442700482.67123</text:p>
          </table:table-cell>
          <table:table-cell office:value-type="float" office:value="8096" calcext:value-type="float">
            <text:p>8096</text:p>
          </table:table-cell>
          <table:table-cell table:formula="of:=[.B275]-[.B$2]" office:value-type="float" office:value="10.7263991832733" calcext:value-type="float">
            <text:p>10.7263991833</text:p>
          </table:table-cell>
          <table:table-cell table:formula="of:=[.C275]/([.D275]-[.D274])" office:value-type="float" office:value="962829.907678349" calcext:value-type="float">
            <text:p>962829.907678349</text:p>
          </table:table-cell>
          <table:table-cell/>
          <table:table-cell office:value-type="float" office:value="1442700486.49066" calcext:value-type="float">
            <text:p>1442700486.49066</text:p>
          </table:table-cell>
          <table:table-cell table:formula="of:=[.G275]-[.B275]" office:value-type="float" office:value="3.81943154335022" calcext:value-type="float">
            <text:p>3.819431543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2700482.67973" calcext:value-type="float">
            <text:p>1442700482.67973</text:p>
          </table:table-cell>
          <table:table-cell office:value-type="float" office:value="8096" calcext:value-type="float">
            <text:p>8096</text:p>
          </table:table-cell>
          <table:table-cell table:formula="of:=[.B276]-[.B$2]" office:value-type="float" office:value="10.7348997592926" calcext:value-type="float">
            <text:p>10.7348997593</text:p>
          </table:table-cell>
          <table:table-cell table:formula="of:=[.C276]/([.D276]-[.D275])" office:value-type="float" office:value="952406.046558591" calcext:value-type="float">
            <text:p>952406.046558591</text:p>
          </table:table-cell>
          <table:table-cell/>
          <table:table-cell office:value-type="float" office:value="1442700486.49307" calcext:value-type="float">
            <text:p>1442700486.49307</text:p>
          </table:table-cell>
          <table:table-cell table:formula="of:=[.G276]-[.B276]" office:value-type="float" office:value="3.81333780288696" calcext:value-type="float">
            <text:p>3.8133378029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2700482.68813" calcext:value-type="float">
            <text:p>1442700482.68813</text:p>
          </table:table-cell>
          <table:table-cell office:value-type="float" office:value="8096" calcext:value-type="float">
            <text:p>8096</text:p>
          </table:table-cell>
          <table:table-cell table:formula="of:=[.B277]-[.B$2]" office:value-type="float" office:value="10.7433016300201" calcext:value-type="float">
            <text:p>10.74330163</text:p>
          </table:table-cell>
          <table:table-cell table:formula="of:=[.C277]/([.D277]-[.D276])" office:value-type="float" office:value="963594.925766175" calcext:value-type="float">
            <text:p>963594.925766175</text:p>
          </table:table-cell>
          <table:table-cell/>
          <table:table-cell office:value-type="float" office:value="1442700486.49547" calcext:value-type="float">
            <text:p>1442700486.49547</text:p>
          </table:table-cell>
          <table:table-cell table:formula="of:=[.G277]-[.B277]" office:value-type="float" office:value="3.80734276771545" calcext:value-type="float">
            <text:p>3.807342767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2700482.69659" calcext:value-type="float">
            <text:p>1442700482.69659</text:p>
          </table:table-cell>
          <table:table-cell office:value-type="float" office:value="8096" calcext:value-type="float">
            <text:p>8096</text:p>
          </table:table-cell>
          <table:table-cell table:formula="of:=[.B278]-[.B$2]" office:value-type="float" office:value="10.7517578601837" calcext:value-type="float">
            <text:p>10.7517578602</text:p>
          </table:table-cell>
          <table:table-cell table:formula="of:=[.C278]/([.D278]-[.D277])" office:value-type="float" office:value="957400.619826322" calcext:value-type="float">
            <text:p>957400.619826322</text:p>
          </table:table-cell>
          <table:table-cell/>
          <table:table-cell office:value-type="float" office:value="1442700486.50555" calcext:value-type="float">
            <text:p>1442700486.50555</text:p>
          </table:table-cell>
          <table:table-cell table:formula="of:=[.G278]-[.B278]" office:value-type="float" office:value="3.80896806716919" calcext:value-type="float">
            <text:p>3.808968067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2700482.70501" calcext:value-type="float">
            <text:p>1442700482.70501</text:p>
          </table:table-cell>
          <table:table-cell office:value-type="float" office:value="8096" calcext:value-type="float">
            <text:p>8096</text:p>
          </table:table-cell>
          <table:table-cell table:formula="of:=[.B279]-[.B$2]" office:value-type="float" office:value="10.7601776123047" calcext:value-type="float">
            <text:p>10.7601776123</text:p>
          </table:table-cell>
          <table:table-cell table:formula="of:=[.C279]/([.D279]-[.D278])" office:value-type="float" office:value="961548.4973524" calcext:value-type="float">
            <text:p>961548.4973524</text:p>
          </table:table-cell>
          <table:table-cell/>
          <table:table-cell office:value-type="float" office:value="1442700486.50796" calcext:value-type="float">
            <text:p>1442700486.50796</text:p>
          </table:table-cell>
          <table:table-cell table:formula="of:=[.G279]-[.B279]" office:value-type="float" office:value="3.80295205116272" calcext:value-type="float">
            <text:p>3.802952051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2700482.7135" calcext:value-type="float">
            <text:p>1442700482.7135</text:p>
          </table:table-cell>
          <table:table-cell office:value-type="float" office:value="8096" calcext:value-type="float">
            <text:p>8096</text:p>
          </table:table-cell>
          <table:table-cell table:formula="of:=[.B280]-[.B$2]" office:value-type="float" office:value="10.7686669826508" calcext:value-type="float">
            <text:p>10.7686669827</text:p>
          </table:table-cell>
          <table:table-cell table:formula="of:=[.C280]/([.D280]-[.D279])" office:value-type="float" office:value="953663.189372876" calcext:value-type="float">
            <text:p>953663.189372876</text:p>
          </table:table-cell>
          <table:table-cell/>
          <table:table-cell office:value-type="float" office:value="1442700486.51036" calcext:value-type="float">
            <text:p>1442700486.51036</text:p>
          </table:table-cell>
          <table:table-cell table:formula="of:=[.G280]-[.B280]" office:value-type="float" office:value="3.79686856269836" calcext:value-type="float">
            <text:p>3.796868562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2700482.72193" calcext:value-type="float">
            <text:p>1442700482.72193</text:p>
          </table:table-cell>
          <table:table-cell office:value-type="float" office:value="8096" calcext:value-type="float">
            <text:p>8096</text:p>
          </table:table-cell>
          <table:table-cell table:formula="of:=[.B281]-[.B$2]" office:value-type="float" office:value="10.7771003246307" calcext:value-type="float">
            <text:p>10.7771003246</text:p>
          </table:table-cell>
          <table:table-cell table:formula="of:=[.C281]/([.D281]-[.D280])" office:value-type="float" office:value="959999.015718648" calcext:value-type="float">
            <text:p>959999.015718648</text:p>
          </table:table-cell>
          <table:table-cell/>
          <table:table-cell office:value-type="float" office:value="1442700486.52741" calcext:value-type="float">
            <text:p>1442700486.52741</text:p>
          </table:table-cell>
          <table:table-cell table:formula="of:=[.G281]-[.B281]" office:value-type="float" office:value="3.80548357963562" calcext:value-type="float">
            <text:p>3.805483579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2700482.73044" calcext:value-type="float">
            <text:p>1442700482.73044</text:p>
          </table:table-cell>
          <table:table-cell office:value-type="float" office:value="8096" calcext:value-type="float">
            <text:p>8096</text:p>
          </table:table-cell>
          <table:table-cell table:formula="of:=[.B282]-[.B$2]" office:value-type="float" office:value="10.7856125831604" calcext:value-type="float">
            <text:p>10.7856125832</text:p>
          </table:table-cell>
          <table:table-cell table:formula="of:=[.C282]/([.D282]-[.D281])" office:value-type="float" office:value="951098.932414643" calcext:value-type="float">
            <text:p>951098.932414643</text:p>
          </table:table-cell>
          <table:table-cell/>
          <table:table-cell office:value-type="float" office:value="1442700486.52982" calcext:value-type="float">
            <text:p>1442700486.52982</text:p>
          </table:table-cell>
          <table:table-cell table:formula="of:=[.G282]-[.B282]" office:value-type="float" office:value="3.79938244819641" calcext:value-type="float">
            <text:p>3.799382448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2700482.73887" calcext:value-type="float">
            <text:p>1442700482.73887</text:p>
          </table:table-cell>
          <table:table-cell office:value-type="float" office:value="8096" calcext:value-type="float">
            <text:p>8096</text:p>
          </table:table-cell>
          <table:table-cell table:formula="of:=[.B283]-[.B$2]" office:value-type="float" office:value="10.794043302536" calcext:value-type="float">
            <text:p>10.7940433025</text:p>
          </table:table-cell>
          <table:table-cell table:formula="of:=[.C283]/([.D283]-[.D282])" office:value-type="float" office:value="960297.649500863" calcext:value-type="float">
            <text:p>960297.649500863</text:p>
          </table:table-cell>
          <table:table-cell/>
          <table:table-cell office:value-type="float" office:value="1442700486.53223" calcext:value-type="float">
            <text:p>1442700486.53223</text:p>
          </table:table-cell>
          <table:table-cell table:formula="of:=[.G283]-[.B283]" office:value-type="float" office:value="3.79335355758667" calcext:value-type="float">
            <text:p>3.793353557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2700482.7474" calcext:value-type="float">
            <text:p>1442700482.7474</text:p>
          </table:table-cell>
          <table:table-cell office:value-type="float" office:value="8096" calcext:value-type="float">
            <text:p>8096</text:p>
          </table:table-cell>
          <table:table-cell table:formula="of:=[.B284]-[.B$2]" office:value-type="float" office:value="10.8025667667389" calcext:value-type="float">
            <text:p>10.8025667667</text:p>
          </table:table-cell>
          <table:table-cell table:formula="of:=[.C284]/([.D284]-[.D283])" office:value-type="float" office:value="949848.536615385" calcext:value-type="float">
            <text:p>949848.536615385</text:p>
          </table:table-cell>
          <table:table-cell/>
          <table:table-cell office:value-type="float" office:value="1442700486.54455" calcext:value-type="float">
            <text:p>1442700486.54455</text:p>
          </table:table-cell>
          <table:table-cell table:formula="of:=[.G284]-[.B284]" office:value-type="float" office:value="3.79715442657471" calcext:value-type="float">
            <text:p>3.797154426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2700482.75581" calcext:value-type="float">
            <text:p>1442700482.75581</text:p>
          </table:table-cell>
          <table:table-cell office:value-type="float" office:value="8096" calcext:value-type="float">
            <text:p>8096</text:p>
          </table:table-cell>
          <table:table-cell table:formula="of:=[.B285]-[.B$2]" office:value-type="float" office:value="10.8109800815582" calcext:value-type="float">
            <text:p>10.8109800816</text:p>
          </table:table-cell>
          <table:table-cell table:formula="of:=[.C285]/([.D285]-[.D284])" office:value-type="float" office:value="962284.209476309" calcext:value-type="float">
            <text:p>962284.209476309</text:p>
          </table:table-cell>
          <table:table-cell/>
          <table:table-cell office:value-type="float" office:value="1442700486.54695" calcext:value-type="float">
            <text:p>1442700486.54695</text:p>
          </table:table-cell>
          <table:table-cell table:formula="of:=[.G285]-[.B285]" office:value-type="float" office:value="3.79114484786987" calcext:value-type="float">
            <text:p>3.7911448479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2700482.76421" calcext:value-type="float">
            <text:p>1442700482.76421</text:p>
          </table:table-cell>
          <table:table-cell office:value-type="float" office:value="8096" calcext:value-type="float">
            <text:p>8096</text:p>
          </table:table-cell>
          <table:table-cell table:formula="of:=[.B286]-[.B$2]" office:value-type="float" office:value="10.8193809986115" calcext:value-type="float">
            <text:p>10.8193809986</text:p>
          </table:table-cell>
          <table:table-cell table:formula="of:=[.C286]/([.D286]-[.D285])" office:value-type="float" office:value="963704.313315927" calcext:value-type="float">
            <text:p>963704.313315927</text:p>
          </table:table-cell>
          <table:table-cell/>
          <table:table-cell office:value-type="float" office:value="1442700486.54936" calcext:value-type="float">
            <text:p>1442700486.54936</text:p>
          </table:table-cell>
          <table:table-cell table:formula="of:=[.G286]-[.B286]" office:value-type="float" office:value="3.78514695167541" calcext:value-type="float">
            <text:p>3.785146951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2700482.77267" calcext:value-type="float">
            <text:p>1442700482.77267</text:p>
          </table:table-cell>
          <table:table-cell office:value-type="float" office:value="8096" calcext:value-type="float">
            <text:p>8096</text:p>
          </table:table-cell>
          <table:table-cell table:formula="of:=[.B287]-[.B$2]" office:value-type="float" office:value="10.8278391361237" calcext:value-type="float">
            <text:p>10.8278391361</text:p>
          </table:table-cell>
          <table:table-cell table:formula="of:=[.C287]/([.D287]-[.D286])" office:value-type="float" office:value="957184.721614613" calcext:value-type="float">
            <text:p>957184.721614613</text:p>
          </table:table-cell>
          <table:table-cell/>
          <table:table-cell office:value-type="float" office:value="1442700486.68444" calcext:value-type="float">
            <text:p>1442700486.68444</text:p>
          </table:table-cell>
          <table:table-cell table:formula="of:=[.G287]-[.B287]" office:value-type="float" office:value="3.91177272796631" calcext:value-type="float">
            <text:p>3.91177272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2700482.78106" calcext:value-type="float">
            <text:p>1442700482.78106</text:p>
          </table:table-cell>
          <table:table-cell office:value-type="float" office:value="8096" calcext:value-type="float">
            <text:p>8096</text:p>
          </table:table-cell>
          <table:table-cell table:formula="of:=[.B288]-[.B$2]" office:value-type="float" office:value="10.8362333774567" calcext:value-type="float">
            <text:p>10.8362333775</text:p>
          </table:table-cell>
          <table:table-cell table:formula="of:=[.C288]/([.D288]-[.D287])" office:value-type="float" office:value="964470.722108612" calcext:value-type="float">
            <text:p>964470.722108612</text:p>
          </table:table-cell>
          <table:table-cell/>
          <table:table-cell office:value-type="float" office:value="1442700486.68684" calcext:value-type="float">
            <text:p>1442700486.68684</text:p>
          </table:table-cell>
          <table:table-cell table:formula="of:=[.G288]-[.B288]" office:value-type="float" office:value="3.9057822227478" calcext:value-type="float">
            <text:p>3.9057822227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2700482.78945" calcext:value-type="float">
            <text:p>1442700482.78945</text:p>
          </table:table-cell>
          <table:table-cell office:value-type="float" office:value="8096" calcext:value-type="float">
            <text:p>8096</text:p>
          </table:table-cell>
          <table:table-cell table:formula="of:=[.B289]-[.B$2]" office:value-type="float" office:value="10.8446218967438" calcext:value-type="float">
            <text:p>10.8446218967</text:p>
          </table:table-cell>
          <table:table-cell table:formula="of:=[.C289]/([.D289]-[.D288])" office:value-type="float" office:value="965128.61482492" calcext:value-type="float">
            <text:p>965128.61482492</text:p>
          </table:table-cell>
          <table:table-cell/>
          <table:table-cell office:value-type="float" office:value="1442700486.73268" calcext:value-type="float">
            <text:p>1442700486.73268</text:p>
          </table:table-cell>
          <table:table-cell table:formula="of:=[.G289]-[.B289]" office:value-type="float" office:value="3.94322896003723" calcext:value-type="float">
            <text:p>3.94322896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2700482.79787" calcext:value-type="float">
            <text:p>1442700482.79787</text:p>
          </table:table-cell>
          <table:table-cell office:value-type="float" office:value="8096" calcext:value-type="float">
            <text:p>8096</text:p>
          </table:table-cell>
          <table:table-cell table:formula="of:=[.B290]-[.B$2]" office:value-type="float" office:value="10.8530449867249" calcext:value-type="float">
            <text:p>10.8530449867</text:p>
          </table:table-cell>
          <table:table-cell table:formula="of:=[.C290]/([.D290]-[.D289])" office:value-type="float" office:value="961167.459707323" calcext:value-type="float">
            <text:p>961167.459707323</text:p>
          </table:table-cell>
          <table:table-cell/>
          <table:table-cell office:value-type="float" office:value="1442700486.73509" calcext:value-type="float">
            <text:p>1442700486.73509</text:p>
          </table:table-cell>
          <table:table-cell table:formula="of:=[.G290]-[.B290]" office:value-type="float" office:value="3.93721795082092" calcext:value-type="float">
            <text:p>3.9372179508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2700482.80629" calcext:value-type="float">
            <text:p>1442700482.80629</text:p>
          </table:table-cell>
          <table:table-cell office:value-type="float" office:value="8096" calcext:value-type="float">
            <text:p>8096</text:p>
          </table:table-cell>
          <table:table-cell table:formula="of:=[.B291]-[.B$2]" office:value-type="float" office:value="10.8614580631256" calcext:value-type="float">
            <text:p>10.8614580631</text:p>
          </table:table-cell>
          <table:table-cell table:formula="of:=[.C291]/([.D291]-[.D290])" office:value-type="float" office:value="962311.479695072" calcext:value-type="float">
            <text:p>962311.479695072</text:p>
          </table:table-cell>
          <table:table-cell/>
          <table:table-cell office:value-type="float" office:value="1442700486.7375" calcext:value-type="float">
            <text:p>1442700486.7375</text:p>
          </table:table-cell>
          <table:table-cell table:formula="of:=[.G291]-[.B291]" office:value-type="float" office:value="3.93120861053467" calcext:value-type="float">
            <text:p>3.931208610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2700482.81469" calcext:value-type="float">
            <text:p>1442700482.81469</text:p>
          </table:table-cell>
          <table:table-cell office:value-type="float" office:value="8096" calcext:value-type="float">
            <text:p>8096</text:p>
          </table:table-cell>
          <table:table-cell table:formula="of:=[.B292]-[.B$2]" office:value-type="float" office:value="10.8698596954346" calcext:value-type="float">
            <text:p>10.8698596954</text:p>
          </table:table-cell>
          <table:table-cell table:formula="of:=[.C292]/([.D292]-[.D291])" office:value-type="float" office:value="963622.270325492" calcext:value-type="float">
            <text:p>963622.270325492</text:p>
          </table:table-cell>
          <table:table-cell/>
          <table:table-cell office:value-type="float" office:value="1442700486.80623" calcext:value-type="float">
            <text:p>1442700486.80623</text:p>
          </table:table-cell>
          <table:table-cell table:formula="of:=[.G292]-[.B292]" office:value-type="float" office:value="3.99154186248779" calcext:value-type="float">
            <text:p>3.991541862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2700482.82309" calcext:value-type="float">
            <text:p>1442700482.82309</text:p>
          </table:table-cell>
          <table:table-cell office:value-type="float" office:value="8096" calcext:value-type="float">
            <text:p>8096</text:p>
          </table:table-cell>
          <table:table-cell table:formula="of:=[.B293]-[.B$2]" office:value-type="float" office:value="10.8782649040222" calcext:value-type="float">
            <text:p>10.878264904</text:p>
          </table:table-cell>
          <table:table-cell table:formula="of:=[.C293]/([.D293]-[.D292])" office:value-type="float" office:value="963212.264821013" calcext:value-type="float">
            <text:p>963212.264821013</text:p>
          </table:table-cell>
          <table:table-cell/>
          <table:table-cell office:value-type="float" office:value="1442700486.80867" calcext:value-type="float">
            <text:p>1442700486.80867</text:p>
          </table:table-cell>
          <table:table-cell table:formula="of:=[.G293]-[.B293]" office:value-type="float" office:value="3.98557543754578" calcext:value-type="float">
            <text:p>3.985575437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2700482.83152" calcext:value-type="float">
            <text:p>1442700482.83152</text:p>
          </table:table-cell>
          <table:table-cell office:value-type="float" office:value="8096" calcext:value-type="float">
            <text:p>8096</text:p>
          </table:table-cell>
          <table:table-cell table:formula="of:=[.B294]-[.B$2]" office:value-type="float" office:value="10.8866872787476" calcext:value-type="float">
            <text:p>10.8866872787</text:p>
          </table:table-cell>
          <table:table-cell table:formula="of:=[.C294]/([.D294]-[.D293])" office:value-type="float" office:value="961249.085206364" calcext:value-type="float">
            <text:p>961249.085206364</text:p>
          </table:table-cell>
          <table:table-cell/>
          <table:table-cell office:value-type="float" office:value="1442700486.81108" calcext:value-type="float">
            <text:p>1442700486.81108</text:p>
          </table:table-cell>
          <table:table-cell table:formula="of:=[.G294]-[.B294]" office:value-type="float" office:value="3.97956109046936" calcext:value-type="float">
            <text:p>3.979561090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2700482.83994" calcext:value-type="float">
            <text:p>1442700482.83994</text:p>
          </table:table-cell>
          <table:table-cell office:value-type="float" office:value="8096" calcext:value-type="float">
            <text:p>8096</text:p>
          </table:table-cell>
          <table:table-cell table:formula="of:=[.B295]-[.B$2]" office:value-type="float" office:value="10.8951070308685" calcext:value-type="float">
            <text:p>10.8951070309</text:p>
          </table:table-cell>
          <table:table-cell table:formula="of:=[.C295]/([.D295]-[.D294])" office:value-type="float" office:value="961548.4973524" calcext:value-type="float">
            <text:p>961548.4973524</text:p>
          </table:table-cell>
          <table:table-cell/>
          <table:table-cell office:value-type="float" office:value="1442700486.83305" calcext:value-type="float">
            <text:p>1442700486.83305</text:p>
          </table:table-cell>
          <table:table-cell table:formula="of:=[.G295]-[.B295]" office:value-type="float" office:value="3.99311065673828" calcext:value-type="float">
            <text:p>3.993110656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2700482.84837" calcext:value-type="float">
            <text:p>1442700482.84837</text:p>
          </table:table-cell>
          <table:table-cell office:value-type="float" office:value="8096" calcext:value-type="float">
            <text:p>8096</text:p>
          </table:table-cell>
          <table:table-cell table:formula="of:=[.B296]-[.B$2]" office:value-type="float" office:value="10.9035396575928" calcext:value-type="float">
            <text:p>10.9035396576</text:p>
          </table:table-cell>
          <table:table-cell table:formula="of:=[.C296]/([.D296]-[.D295])" office:value-type="float" office:value="960080.442873703" calcext:value-type="float">
            <text:p>960080.442873703</text:p>
          </table:table-cell>
          <table:table-cell/>
          <table:table-cell office:value-type="float" office:value="1442700486.83546" calcext:value-type="float">
            <text:p>1442700486.83546</text:p>
          </table:table-cell>
          <table:table-cell table:formula="of:=[.G296]-[.B296]" office:value-type="float" office:value="3.98708915710449" calcext:value-type="float">
            <text:p>3.987089157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2700482.85677" calcext:value-type="float">
            <text:p>1442700482.85677</text:p>
          </table:table-cell>
          <table:table-cell office:value-type="float" office:value="8096" calcext:value-type="float">
            <text:p>8096</text:p>
          </table:table-cell>
          <table:table-cell table:formula="of:=[.B297]-[.B$2]" office:value-type="float" office:value="10.9119393825531" calcext:value-type="float">
            <text:p>10.9119393826</text:p>
          </table:table-cell>
          <table:table-cell table:formula="of:=[.C297]/([.D297]-[.D296])" office:value-type="float" office:value="963841.082682865" calcext:value-type="float">
            <text:p>963841.082682865</text:p>
          </table:table-cell>
          <table:table-cell/>
          <table:table-cell office:value-type="float" office:value="1442700486.83786" calcext:value-type="float">
            <text:p>1442700486.83786</text:p>
          </table:table-cell>
          <table:table-cell table:formula="of:=[.G297]-[.B297]" office:value-type="float" office:value="3.98109245300293" calcext:value-type="float">
            <text:p>3.981092453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2700482.86517" calcext:value-type="float">
            <text:p>1442700482.86517</text:p>
          </table:table-cell>
          <table:table-cell office:value-type="float" office:value="8096" calcext:value-type="float">
            <text:p>8096</text:p>
          </table:table-cell>
          <table:table-cell table:formula="of:=[.B298]-[.B$2]" office:value-type="float" office:value="10.9203391075134" calcext:value-type="float">
            <text:p>10.9203391075</text:p>
          </table:table-cell>
          <table:table-cell table:formula="of:=[.C298]/([.D298]-[.D297])" office:value-type="float" office:value="963841.082682865" calcext:value-type="float">
            <text:p>963841.082682865</text:p>
          </table:table-cell>
          <table:table-cell/>
          <table:table-cell office:value-type="float" office:value="1442700486.86003" calcext:value-type="float">
            <text:p>1442700486.86003</text:p>
          </table:table-cell>
          <table:table-cell table:formula="of:=[.G298]-[.B298]" office:value-type="float" office:value="3.99486541748047" calcext:value-type="float">
            <text:p>3.9948654175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2700482.87355" calcext:value-type="float">
            <text:p>1442700482.87355</text:p>
          </table:table-cell>
          <table:table-cell office:value-type="float" office:value="8096" calcext:value-type="float">
            <text:p>8096</text:p>
          </table:table-cell>
          <table:table-cell table:formula="of:=[.B299]-[.B$2]" office:value-type="float" office:value="10.9287168979645" calcext:value-type="float">
            <text:p>10.928716898</text:p>
          </table:table-cell>
          <table:table-cell table:formula="of:=[.C299]/([.D299]-[.D298])" office:value-type="float" office:value="966364.585901705" calcext:value-type="float">
            <text:p>966364.585901705</text:p>
          </table:table-cell>
          <table:table-cell/>
          <table:table-cell office:value-type="float" office:value="1442700486.86244" calcext:value-type="float">
            <text:p>1442700486.86244</text:p>
          </table:table-cell>
          <table:table-cell table:formula="of:=[.G299]-[.B299]" office:value-type="float" office:value="3.98888945579529" calcext:value-type="float">
            <text:p>3.9888894558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2700482.88205" calcext:value-type="float">
            <text:p>1442700482.88205</text:p>
          </table:table-cell>
          <table:table-cell office:value-type="float" office:value="8096" calcext:value-type="float">
            <text:p>8096</text:p>
          </table:table-cell>
          <table:table-cell table:formula="of:=[.B300]-[.B$2]" office:value-type="float" office:value="10.9372222423553" calcext:value-type="float">
            <text:p>10.9372222424</text:p>
          </table:table-cell>
          <table:table-cell table:formula="of:=[.C300]/([.D300]-[.D299])" office:value-type="float" office:value="951872.096877278" calcext:value-type="float">
            <text:p>951872.096877278</text:p>
          </table:table-cell>
          <table:table-cell/>
          <table:table-cell office:value-type="float" office:value="1442700486.86484" calcext:value-type="float">
            <text:p>1442700486.86484</text:p>
          </table:table-cell>
          <table:table-cell table:formula="of:=[.G300]-[.B300]" office:value-type="float" office:value="3.98278832435608" calcext:value-type="float">
            <text:p>3.982788324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2700482.89044" calcext:value-type="float">
            <text:p>1442700482.89044</text:p>
          </table:table-cell>
          <table:table-cell office:value-type="float" office:value="8096" calcext:value-type="float">
            <text:p>8096</text:p>
          </table:table-cell>
          <table:table-cell table:formula="of:=[.B301]-[.B$2]" office:value-type="float" office:value="10.945613861084" calcext:value-type="float">
            <text:p>10.9456138611</text:p>
          </table:table-cell>
          <table:table-cell table:formula="of:=[.C301]/([.D301]-[.D300])" office:value-type="float" office:value="964772.144898713" calcext:value-type="float">
            <text:p>964772.144898713</text:p>
          </table:table-cell>
          <table:table-cell/>
          <table:table-cell office:value-type="float" office:value="1442700486.88057" calcext:value-type="float">
            <text:p>1442700486.88057</text:p>
          </table:table-cell>
          <table:table-cell table:formula="of:=[.G301]-[.B301]" office:value-type="float" office:value="3.99012422561646" calcext:value-type="float">
            <text:p>3.990124225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2700482.89887" calcext:value-type="float">
            <text:p>1442700482.89887</text:p>
          </table:table-cell>
          <table:table-cell office:value-type="float" office:value="8096" calcext:value-type="float">
            <text:p>8096</text:p>
          </table:table-cell>
          <table:table-cell table:formula="of:=[.B302]-[.B$2]" office:value-type="float" office:value="10.9540371894836" calcext:value-type="float">
            <text:p>10.9540371895</text:p>
          </table:table-cell>
          <table:table-cell table:formula="of:=[.C302]/([.D302]-[.D301])" office:value-type="float" office:value="961140.25428814" calcext:value-type="float">
            <text:p>961140.25428814</text:p>
          </table:table-cell>
          <table:table-cell/>
          <table:table-cell office:value-type="float" office:value="1442700486.88295" calcext:value-type="float">
            <text:p>1442700486.88295</text:p>
          </table:table-cell>
          <table:table-cell table:formula="of:=[.G302]-[.B302]" office:value-type="float" office:value="3.98408532142639" calcext:value-type="float">
            <text:p>3.9840853214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2700482.90724" calcext:value-type="float">
            <text:p>1442700482.90724</text:p>
          </table:table-cell>
          <table:table-cell office:value-type="float" office:value="8096" calcext:value-type="float">
            <text:p>8096</text:p>
          </table:table-cell>
          <table:table-cell table:formula="of:=[.B303]-[.B$2]" office:value-type="float" office:value="10.9624149799347" calcext:value-type="float">
            <text:p>10.9624149799</text:p>
          </table:table-cell>
          <table:table-cell table:formula="of:=[.C303]/([.D303]-[.D302])" office:value-type="float" office:value="966364.585901705" calcext:value-type="float">
            <text:p>966364.585901705</text:p>
          </table:table-cell>
          <table:table-cell/>
          <table:table-cell office:value-type="float" office:value="1442700486.88534" calcext:value-type="float">
            <text:p>1442700486.88534</text:p>
          </table:table-cell>
          <table:table-cell table:formula="of:=[.G303]-[.B303]" office:value-type="float" office:value="3.97809243202209" calcext:value-type="float">
            <text:p>3.978092432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2700482.91562" calcext:value-type="float">
            <text:p>1442700482.91562</text:p>
          </table:table-cell>
          <table:table-cell office:value-type="float" office:value="8096" calcext:value-type="float">
            <text:p>8096</text:p>
          </table:table-cell>
          <table:table-cell table:formula="of:=[.B304]-[.B$2]" office:value-type="float" office:value="10.9707872867584" calcext:value-type="float">
            <text:p>10.9707872868</text:p>
          </table:table-cell>
          <table:table-cell table:formula="of:=[.C304]/([.D304]-[.D303])" office:value-type="float" office:value="966997.527736644" calcext:value-type="float">
            <text:p>966997.527736644</text:p>
          </table:table-cell>
          <table:table-cell/>
          <table:table-cell office:value-type="float" office:value="1442700486.90689" calcext:value-type="float">
            <text:p>1442700486.90689</text:p>
          </table:table-cell>
          <table:table-cell table:formula="of:=[.G304]-[.B304]" office:value-type="float" office:value="3.99127888679504" calcext:value-type="float">
            <text:p>3.9912788868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2700482.92402" calcext:value-type="float">
            <text:p>1442700482.92402</text:p>
          </table:table-cell>
          <table:table-cell office:value-type="float" office:value="8096" calcext:value-type="float">
            <text:p>8096</text:p>
          </table:table-cell>
          <table:table-cell table:formula="of:=[.B305]-[.B$2]" office:value-type="float" office:value="10.9791882038116" calcext:value-type="float">
            <text:p>10.9791882038</text:p>
          </table:table-cell>
          <table:table-cell table:formula="of:=[.C305]/([.D305]-[.D304])" office:value-type="float" office:value="963704.313315927" calcext:value-type="float">
            <text:p>963704.313315927</text:p>
          </table:table-cell>
          <table:table-cell/>
          <table:table-cell office:value-type="float" office:value="1442700486.9093" calcext:value-type="float">
            <text:p>1442700486.9093</text:p>
          </table:table-cell>
          <table:table-cell table:formula="of:=[.G305]-[.B305]" office:value-type="float" office:value="3.98528385162354" calcext:value-type="float">
            <text:p>3.9852838516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2700482.93242" calcext:value-type="float">
            <text:p>1442700482.93242</text:p>
          </table:table-cell>
          <table:table-cell office:value-type="float" office:value="8096" calcext:value-type="float">
            <text:p>8096</text:p>
          </table:table-cell>
          <table:table-cell table:formula="of:=[.B306]-[.B$2]" office:value-type="float" office:value="10.9875946044922" calcext:value-type="float">
            <text:p>10.9875946045</text:p>
          </table:table-cell>
          <table:table-cell table:formula="of:=[.C306]/([.D306]-[.D305])" office:value-type="float" office:value="963075.67384214" calcext:value-type="float">
            <text:p>963075.67384214</text:p>
          </table:table-cell>
          <table:table-cell/>
          <table:table-cell office:value-type="float" office:value="1442700486.91169" calcext:value-type="float">
            <text:p>1442700486.91169</text:p>
          </table:table-cell>
          <table:table-cell table:formula="of:=[.G306]-[.B306]" office:value-type="float" office:value="3.97926950454712" calcext:value-type="float">
            <text:p>3.9792695045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2700482.94093" calcext:value-type="float">
            <text:p>1442700482.94093</text:p>
          </table:table-cell>
          <table:table-cell office:value-type="float" office:value="8096" calcext:value-type="float">
            <text:p>8096</text:p>
          </table:table-cell>
          <table:table-cell table:formula="of:=[.B307]-[.B$2]" office:value-type="float" office:value="10.9961006641388" calcext:value-type="float">
            <text:p>10.9961006641</text:p>
          </table:table-cell>
          <table:table-cell table:formula="of:=[.C307]/([.D307]-[.D306])" office:value-type="float" office:value="951792.056058525" calcext:value-type="float">
            <text:p>951792.056058525</text:p>
          </table:table-cell>
          <table:table-cell/>
          <table:table-cell office:value-type="float" office:value="1442700486.9141" calcext:value-type="float">
            <text:p>1442700486.9141</text:p>
          </table:table-cell>
          <table:table-cell table:formula="of:=[.G307]-[.B307]" office:value-type="float" office:value="3.97317481040955" calcext:value-type="float">
            <text:p>3.973174810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2700482.94942" calcext:value-type="float">
            <text:p>1442700482.94942</text:p>
          </table:table-cell>
          <table:table-cell office:value-type="float" office:value="8096" calcext:value-type="float">
            <text:p>8096</text:p>
          </table:table-cell>
          <table:table-cell table:formula="of:=[.B308]-[.B$2]" office:value-type="float" office:value="11.0045893192291" calcext:value-type="float">
            <text:p>11.0045893192</text:p>
          </table:table-cell>
          <table:table-cell table:formula="of:=[.C308]/([.D308]-[.D307])" office:value-type="float" office:value="953743.545219638" calcext:value-type="float">
            <text:p>953743.545219638</text:p>
          </table:table-cell>
          <table:table-cell/>
          <table:table-cell office:value-type="float" office:value="1442700486.91652" calcext:value-type="float">
            <text:p>1442700486.91652</text:p>
          </table:table-cell>
          <table:table-cell table:formula="of:=[.G308]-[.B308]" office:value-type="float" office:value="3.96709895133972" calcext:value-type="float">
            <text:p>3.9670989513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2700482.95787" calcext:value-type="float">
            <text:p>1442700482.95787</text:p>
          </table:table-cell>
          <table:table-cell office:value-type="float" office:value="8096" calcext:value-type="float">
            <text:p>8096</text:p>
          </table:table-cell>
          <table:table-cell table:formula="of:=[.B309]-[.B$2]" office:value-type="float" office:value="11.0130381584167" calcext:value-type="float">
            <text:p>11.0130381584</text:p>
          </table:table-cell>
          <table:table-cell table:formula="of:=[.C309]/([.D309]-[.D308])" office:value-type="float" office:value="958238.146118464" calcext:value-type="float">
            <text:p>958238.146118464</text:p>
          </table:table-cell>
          <table:table-cell/>
          <table:table-cell office:value-type="float" office:value="1442700486.92189" calcext:value-type="float">
            <text:p>1442700486.92189</text:p>
          </table:table-cell>
          <table:table-cell table:formula="of:=[.G309]-[.B309]" office:value-type="float" office:value="3.964022397995" calcext:value-type="float">
            <text:p>3.964022398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2700482.96629" calcext:value-type="float">
            <text:p>1442700482.96629</text:p>
          </table:table-cell>
          <table:table-cell office:value-type="float" office:value="8096" calcext:value-type="float">
            <text:p>8096</text:p>
          </table:table-cell>
          <table:table-cell table:formula="of:=[.B310]-[.B$2]" office:value-type="float" office:value="11.0214614868164" calcext:value-type="float">
            <text:p>11.0214614868</text:p>
          </table:table-cell>
          <table:table-cell table:formula="of:=[.C310]/([.D310]-[.D309])" office:value-type="float" office:value="961140.25428814" calcext:value-type="float">
            <text:p>961140.25428814</text:p>
          </table:table-cell>
          <table:table-cell/>
          <table:table-cell office:value-type="float" office:value="1442700486.9243" calcext:value-type="float">
            <text:p>1442700486.9243</text:p>
          </table:table-cell>
          <table:table-cell table:formula="of:=[.G310]-[.B310]" office:value-type="float" office:value="3.95800733566284" calcext:value-type="float">
            <text:p>3.9580073357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2700482.9747" calcext:value-type="float">
            <text:p>1442700482.9747</text:p>
          </table:table-cell>
          <table:table-cell office:value-type="float" office:value="8096" calcext:value-type="float">
            <text:p>8096</text:p>
          </table:table-cell>
          <table:table-cell table:formula="of:=[.B311]-[.B$2]" office:value-type="float" office:value="11.0298671722412" calcext:value-type="float">
            <text:p>11.0298671722</text:p>
          </table:table-cell>
          <table:table-cell table:formula="of:=[.C311]/([.D311]-[.D310])" office:value-type="float" office:value="963157.623780349" calcext:value-type="float">
            <text:p>963157.623780349</text:p>
          </table:table-cell>
          <table:table-cell/>
          <table:table-cell office:value-type="float" office:value="1442700486.96104" calcext:value-type="float">
            <text:p>1442700486.96104</text:p>
          </table:table-cell>
          <table:table-cell table:formula="of:=[.G311]-[.B311]" office:value-type="float" office:value="3.98634123802185" calcext:value-type="float">
            <text:p>3.98634123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2700482.98311" calcext:value-type="float">
            <text:p>1442700482.98311</text:p>
          </table:table-cell>
          <table:table-cell office:value-type="float" office:value="8096" calcext:value-type="float">
            <text:p>8096</text:p>
          </table:table-cell>
          <table:table-cell table:formula="of:=[.B312]-[.B$2]" office:value-type="float" office:value="11.0382766723633" calcext:value-type="float">
            <text:p>11.0382766724</text:p>
          </table:table-cell>
          <table:table-cell table:formula="of:=[.C312]/([.D312]-[.D311])" office:value-type="float" office:value="962720.718530279" calcext:value-type="float">
            <text:p>962720.718530279</text:p>
          </table:table-cell>
          <table:table-cell/>
          <table:table-cell office:value-type="float" office:value="1442700486.96346" calcext:value-type="float">
            <text:p>1442700486.96346</text:p>
          </table:table-cell>
          <table:table-cell table:formula="of:=[.G312]-[.B312]" office:value-type="float" office:value="3.98035383224487" calcext:value-type="float">
            <text:p>3.9803538322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2700482.99153" calcext:value-type="float">
            <text:p>1442700482.99153</text:p>
          </table:table-cell>
          <table:table-cell office:value-type="float" office:value="8096" calcext:value-type="float">
            <text:p>8096</text:p>
          </table:table-cell>
          <table:table-cell table:formula="of:=[.B313]-[.B$2]" office:value-type="float" office:value="11.0467042922974" calcext:value-type="float">
            <text:p>11.0467042923</text:p>
          </table:table-cell>
          <table:table-cell table:formula="of:=[.C313]/([.D313]-[.D312])" office:value-type="float" office:value="960650.819961525" calcext:value-type="float">
            <text:p>960650.819961525</text:p>
          </table:table-cell>
          <table:table-cell/>
          <table:table-cell office:value-type="float" office:value="1442700486.96586" calcext:value-type="float">
            <text:p>1442700486.96586</text:p>
          </table:table-cell>
          <table:table-cell table:formula="of:=[.G313]-[.B313]" office:value-type="float" office:value="3.97432231903076" calcext:value-type="float">
            <text:p>3.974322319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2700482.99995" calcext:value-type="float">
            <text:p>1442700482.99995</text:p>
          </table:table-cell>
          <table:table-cell office:value-type="float" office:value="8096" calcext:value-type="float">
            <text:p>8096</text:p>
          </table:table-cell>
          <table:table-cell table:formula="of:=[.B314]-[.B$2]" office:value-type="float" office:value="11.0551164150238" calcext:value-type="float">
            <text:p>11.055116415</text:p>
          </table:table-cell>
          <table:table-cell table:formula="of:=[.C314]/([.D314]-[.D313])" office:value-type="float" office:value="962420.576028116" calcext:value-type="float">
            <text:p>962420.576028116</text:p>
          </table:table-cell>
          <table:table-cell/>
          <table:table-cell office:value-type="float" office:value="1442700486.9683" calcext:value-type="float">
            <text:p>1442700486.9683</text:p>
          </table:table-cell>
          <table:table-cell table:formula="of:=[.G314]-[.B314]" office:value-type="float" office:value="3.96835017204285" calcext:value-type="float">
            <text:p>3.968350172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2700483.00819" calcext:value-type="float">
            <text:p>1442700483.00819</text:p>
          </table:table-cell>
          <table:table-cell office:value-type="float" office:value="8096" calcext:value-type="float">
            <text:p>8096</text:p>
          </table:table-cell>
          <table:table-cell table:formula="of:=[.B315]-[.B$2]" office:value-type="float" office:value="11.0633623600006" calcext:value-type="float">
            <text:p>11.06336236</text:p>
          </table:table-cell>
          <table:table-cell table:formula="of:=[.C315]/([.D315]-[.D314])" office:value-type="float" office:value="981815.913491008" calcext:value-type="float">
            <text:p>981815.913491008</text:p>
          </table:table-cell>
          <table:table-cell/>
          <table:table-cell office:value-type="float" office:value="1442700486.9707" calcext:value-type="float">
            <text:p>1442700486.9707</text:p>
          </table:table-cell>
          <table:table-cell table:formula="of:=[.G315]-[.B315]" office:value-type="float" office:value="3.96250677108765" calcext:value-type="float">
            <text:p>3.962506771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2700483.01646" calcext:value-type="float">
            <text:p>1442700483.01646</text:p>
          </table:table-cell>
          <table:table-cell office:value-type="float" office:value="8096" calcext:value-type="float">
            <text:p>8096</text:p>
          </table:table-cell>
          <table:table-cell table:formula="of:=[.B316]-[.B$2]" office:value-type="float" office:value="11.0716297626495" calcext:value-type="float">
            <text:p>11.0716297626</text:p>
          </table:table-cell>
          <table:table-cell table:formula="of:=[.C316]/([.D316]-[.D315])" office:value-type="float" office:value="979267.654400738" calcext:value-type="float">
            <text:p>979267.654400738</text:p>
          </table:table-cell>
          <table:table-cell/>
          <table:table-cell office:value-type="float" office:value="1442700486.97312" calcext:value-type="float">
            <text:p>1442700486.97312</text:p>
          </table:table-cell>
          <table:table-cell table:formula="of:=[.G316]-[.B316]" office:value-type="float" office:value="3.9566593170166" calcext:value-type="float">
            <text:p>3.956659317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2700483.02478" calcext:value-type="float">
            <text:p>1442700483.02478</text:p>
          </table:table-cell>
          <table:table-cell office:value-type="float" office:value="8096" calcext:value-type="float">
            <text:p>8096</text:p>
          </table:table-cell>
          <table:table-cell table:formula="of:=[.B317]-[.B$2]" office:value-type="float" office:value="11.0799493789673" calcext:value-type="float">
            <text:p>11.079949379</text:p>
          </table:table-cell>
          <table:table-cell table:formula="of:=[.C317]/([.D317]-[.D316])" office:value-type="float" office:value="973121.79922625" calcext:value-type="float">
            <text:p>973121.79922625</text:p>
          </table:table-cell>
          <table:table-cell/>
          <table:table-cell office:value-type="float" office:value="1442700486.98123" calcext:value-type="float">
            <text:p>1442700486.98123</text:p>
          </table:table-cell>
          <table:table-cell table:formula="of:=[.G317]-[.B317]" office:value-type="float" office:value="3.95645332336426" calcext:value-type="float">
            <text:p>3.956453323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2700483.03308" calcext:value-type="float">
            <text:p>1442700483.03308</text:p>
          </table:table-cell>
          <table:table-cell office:value-type="float" office:value="8096" calcext:value-type="float">
            <text:p>8096</text:p>
          </table:table-cell>
          <table:table-cell table:formula="of:=[.B318]-[.B$2]" office:value-type="float" office:value="11.0882544517517" calcext:value-type="float">
            <text:p>11.0882544518</text:p>
          </table:table-cell>
          <table:table-cell table:formula="of:=[.C318]/([.D318]-[.D317])" office:value-type="float" office:value="974825.893781937" calcext:value-type="float">
            <text:p>974825.893781937</text:p>
          </table:table-cell>
          <table:table-cell/>
          <table:table-cell office:value-type="float" office:value="1442700486.98364" calcext:value-type="float">
            <text:p>1442700486.98364</text:p>
          </table:table-cell>
          <table:table-cell table:formula="of:=[.G318]-[.B318]" office:value-type="float" office:value="3.95055937767029" calcext:value-type="float">
            <text:p>3.950559377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2700483.04141" calcext:value-type="float">
            <text:p>1442700483.04141</text:p>
          </table:table-cell>
          <table:table-cell office:value-type="float" office:value="8096" calcext:value-type="float">
            <text:p>8096</text:p>
          </table:table-cell>
          <table:table-cell table:formula="of:=[.B319]-[.B$2]" office:value-type="float" office:value="11.0965793132782" calcext:value-type="float">
            <text:p>11.0965793133</text:p>
          </table:table-cell>
          <table:table-cell table:formula="of:=[.C319]/([.D319]-[.D318])" office:value-type="float" office:value="972508.668671421" calcext:value-type="float">
            <text:p>972508.668671421</text:p>
          </table:table-cell>
          <table:table-cell/>
          <table:table-cell office:value-type="float" office:value="1442700487.02243" calcext:value-type="float">
            <text:p>1442700487.02243</text:p>
          </table:table-cell>
          <table:table-cell table:formula="of:=[.G319]-[.B319]" office:value-type="float" office:value="3.98102498054504" calcext:value-type="float">
            <text:p>3.981024980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2700483.0497" calcext:value-type="float">
            <text:p>1442700483.0497</text:p>
          </table:table-cell>
          <table:table-cell office:value-type="float" office:value="8096" calcext:value-type="float">
            <text:p>8096</text:p>
          </table:table-cell>
          <table:table-cell table:formula="of:=[.B320]-[.B$2]" office:value-type="float" office:value="11.104873418808" calcext:value-type="float">
            <text:p>11.1048734188</text:p>
          </table:table-cell>
          <table:table-cell table:formula="of:=[.C320]/([.D320]-[.D319])" office:value-type="float" office:value="976114.901230309" calcext:value-type="float">
            <text:p>976114.901230309</text:p>
          </table:table-cell>
          <table:table-cell/>
          <table:table-cell office:value-type="float" office:value="1442700490.00358" calcext:value-type="float">
            <text:p>1442700490.00358</text:p>
          </table:table-cell>
          <table:table-cell table:formula="of:=[.G320]-[.B320]" office:value-type="float" office:value="6.95388269424439" calcext:value-type="float">
            <text:p>6.9538826942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2700483.05798" calcext:value-type="float">
            <text:p>1442700483.05798</text:p>
          </table:table-cell>
          <table:table-cell office:value-type="float" office:value="8096" calcext:value-type="float">
            <text:p>8096</text:p>
          </table:table-cell>
          <table:table-cell table:formula="of:=[.B321]-[.B$2]" office:value-type="float" office:value="11.1131527423859" calcext:value-type="float">
            <text:p>11.1131527424</text:p>
          </table:table-cell>
          <table:table-cell table:formula="of:=[.C321]/([.D321]-[.D320])" office:value-type="float" office:value="977857.662385532" calcext:value-type="float">
            <text:p>977857.662385532</text:p>
          </table:table-cell>
          <table:table-cell/>
          <table:table-cell office:value-type="float" office:value="1442700490.00722" calcext:value-type="float">
            <text:p>1442700490.00722</text:p>
          </table:table-cell>
          <table:table-cell table:formula="of:=[.G321]-[.B321]" office:value-type="float" office:value="6.94923520088196" calcext:value-type="float">
            <text:p>6.949235200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2700483.06629" calcext:value-type="float">
            <text:p>1442700483.06629</text:p>
          </table:table-cell>
          <table:table-cell office:value-type="float" office:value="8096" calcext:value-type="float">
            <text:p>8096</text:p>
          </table:table-cell>
          <table:table-cell table:formula="of:=[.B322]-[.B$2]" office:value-type="float" office:value="11.1214661598206" calcext:value-type="float">
            <text:p>11.1214661598</text:p>
          </table:table-cell>
          <table:table-cell table:formula="of:=[.C322]/([.D322]-[.D321])" office:value-type="float" office:value="973847.405546474" calcext:value-type="float">
            <text:p>973847.405546474</text:p>
          </table:table-cell>
          <table:table-cell/>
          <table:table-cell office:value-type="float" office:value="1442700490.01076" calcext:value-type="float">
            <text:p>1442700490.01076</text:p>
          </table:table-cell>
          <table:table-cell table:formula="of:=[.G322]-[.B322]" office:value-type="float" office:value="6.94446802139282" calcext:value-type="float">
            <text:p>6.9444680214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2700483.07457" calcext:value-type="float">
            <text:p>1442700483.07457</text:p>
          </table:table-cell>
          <table:table-cell office:value-type="float" office:value="8096" calcext:value-type="float">
            <text:p>8096</text:p>
          </table:table-cell>
          <table:table-cell table:formula="of:=[.B323]-[.B$2]" office:value-type="float" office:value="11.1297376155853" calcext:value-type="float">
            <text:p>11.1297376156</text:p>
          </table:table-cell>
          <table:table-cell table:formula="of:=[.C323]/([.D323]-[.D322])" office:value-type="float" office:value="978787.801112616" calcext:value-type="float">
            <text:p>978787.801112616</text:p>
          </table:table-cell>
          <table:table-cell/>
          <table:table-cell office:value-type="float" office:value="1442700490.01431" calcext:value-type="float">
            <text:p>1442700490.01431</text:p>
          </table:table-cell>
          <table:table-cell table:formula="of:=[.G323]-[.B323]" office:value-type="float" office:value="6.93974375724793" calcext:value-type="float">
            <text:p>6.9397437572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2700483.08285" calcext:value-type="float">
            <text:p>1442700483.08285</text:p>
          </table:table-cell>
          <table:table-cell office:value-type="float" office:value="8096" calcext:value-type="float">
            <text:p>8096</text:p>
          </table:table-cell>
          <table:table-cell table:formula="of:=[.B324]-[.B$2]" office:value-type="float" office:value="11.1380190849304" calcext:value-type="float">
            <text:p>11.1380190849</text:p>
          </table:table-cell>
          <table:table-cell table:formula="of:=[.C324]/([.D324]-[.D323])" office:value-type="float" office:value="977604.29491867" calcext:value-type="float">
            <text:p>977604.29491867</text:p>
          </table:table-cell>
          <table:table-cell/>
          <table:table-cell office:value-type="float" office:value="1442700490.01786" calcext:value-type="float">
            <text:p>1442700490.01786</text:p>
          </table:table-cell>
          <table:table-cell table:formula="of:=[.G324]-[.B324]" office:value-type="float" office:value="6.93500804901123" calcext:value-type="float">
            <text:p>6.935008049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2700483.09113" calcext:value-type="float">
            <text:p>1442700483.09113</text:p>
          </table:table-cell>
          <table:table-cell office:value-type="float" office:value="8096" calcext:value-type="float">
            <text:p>8096</text:p>
          </table:table-cell>
          <table:table-cell table:formula="of:=[.B325]-[.B$2]" office:value-type="float" office:value="11.1462967395782" calcext:value-type="float">
            <text:p>11.1462967396</text:p>
          </table:table-cell>
          <table:table-cell table:formula="of:=[.C325]/([.D325]-[.D324])" office:value-type="float" office:value="978054.816786198" calcext:value-type="float">
            <text:p>978054.816786198</text:p>
          </table:table-cell>
          <table:table-cell/>
          <table:table-cell office:value-type="float" office:value="1442700490.02146" calcext:value-type="float">
            <text:p>1442700490.02146</text:p>
          </table:table-cell>
          <table:table-cell table:formula="of:=[.G325]-[.B325]" office:value-type="float" office:value="6.93033504486084" calcext:value-type="float">
            <text:p>6.9303350449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2700483.09937" calcext:value-type="float">
            <text:p>1442700483.09937</text:p>
          </table:table-cell>
          <table:table-cell office:value-type="float" office:value="8096" calcext:value-type="float">
            <text:p>8096</text:p>
          </table:table-cell>
          <table:table-cell table:formula="of:=[.B326]-[.B$2]" office:value-type="float" office:value="11.1545403003693" calcext:value-type="float">
            <text:p>11.1545403004</text:p>
          </table:table-cell>
          <table:table-cell table:formula="of:=[.C326]/([.D326]-[.D325])" office:value-type="float" office:value="982099.872281351" calcext:value-type="float">
            <text:p>982099.872281351</text:p>
          </table:table-cell>
          <table:table-cell/>
          <table:table-cell office:value-type="float" office:value="1442700490.025" calcext:value-type="float">
            <text:p>1442700490.025</text:p>
          </table:table-cell>
          <table:table-cell table:formula="of:=[.G326]-[.B326]" office:value-type="float" office:value="6.92563533782959" calcext:value-type="float">
            <text:p>6.9256353378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2700483.10765" calcext:value-type="float">
            <text:p>1442700483.10765</text:p>
          </table:table-cell>
          <table:table-cell office:value-type="float" office:value="8096" calcext:value-type="float">
            <text:p>8096</text:p>
          </table:table-cell>
          <table:table-cell table:formula="of:=[.B327]-[.B$2]" office:value-type="float" office:value="11.1628243923187" calcext:value-type="float">
            <text:p>11.1628243923</text:p>
          </table:table-cell>
          <table:table-cell table:formula="of:=[.C327]/([.D327]-[.D326])" office:value-type="float" office:value="977294.801818914" calcext:value-type="float">
            <text:p>977294.801818914</text:p>
          </table:table-cell>
          <table:table-cell/>
          <table:table-cell office:value-type="float" office:value="1442700490.02853" calcext:value-type="float">
            <text:p>1442700490.02853</text:p>
          </table:table-cell>
          <table:table-cell table:formula="of:=[.G327]-[.B327]" office:value-type="float" office:value="6.92087936401367" calcext:value-type="float">
            <text:p>6.920879364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2700483.11592" calcext:value-type="float">
            <text:p>1442700483.11592</text:p>
          </table:table-cell>
          <table:table-cell office:value-type="float" office:value="8096" calcext:value-type="float">
            <text:p>8096</text:p>
          </table:table-cell>
          <table:table-cell table:formula="of:=[.B328]-[.B$2]" office:value-type="float" office:value="11.1710901260376" calcext:value-type="float">
            <text:p>11.171090126</text:p>
          </table:table-cell>
          <table:table-cell table:formula="of:=[.C328]/([.D328]-[.D327])" office:value-type="float" office:value="979465.377830338" calcext:value-type="float">
            <text:p>979465.377830338</text:p>
          </table:table-cell>
          <table:table-cell/>
          <table:table-cell office:value-type="float" office:value="1442700490.03209" calcext:value-type="float">
            <text:p>1442700490.03209</text:p>
          </table:table-cell>
          <table:table-cell table:formula="of:=[.G328]-[.B328]" office:value-type="float" office:value="6.91616678237915" calcext:value-type="float">
            <text:p>6.9161667824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2700483.12418" calcext:value-type="float">
            <text:p>1442700483.12418</text:p>
          </table:table-cell>
          <table:table-cell office:value-type="float" office:value="8096" calcext:value-type="float">
            <text:p>8096</text:p>
          </table:table-cell>
          <table:table-cell table:formula="of:=[.B329]-[.B$2]" office:value-type="float" office:value="11.1793563365936" calcext:value-type="float">
            <text:p>11.1793563366</text:p>
          </table:table-cell>
          <table:table-cell table:formula="of:=[.C329]/([.D329]-[.D328])" office:value-type="float" office:value="979408.877274956" calcext:value-type="float">
            <text:p>979408.877274956</text:p>
          </table:table-cell>
          <table:table-cell/>
          <table:table-cell office:value-type="float" office:value="1442700490.03565" calcext:value-type="float">
            <text:p>1442700490.03565</text:p>
          </table:table-cell>
          <table:table-cell table:formula="of:=[.G329]-[.B329]" office:value-type="float" office:value="6.91146898269653" calcext:value-type="float">
            <text:p>6.9114689827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2700483.13247" calcext:value-type="float">
            <text:p>1442700483.13247</text:p>
          </table:table-cell>
          <table:table-cell office:value-type="float" office:value="8096" calcext:value-type="float">
            <text:p>8096</text:p>
          </table:table-cell>
          <table:table-cell table:formula="of:=[.B330]-[.B$2]" office:value-type="float" office:value="11.1876428127289" calcext:value-type="float">
            <text:p>11.1876428127</text:p>
          </table:table-cell>
          <table:table-cell table:formula="of:=[.C330]/([.D330]-[.D329])" office:value-type="float" office:value="977013.614455058" calcext:value-type="float">
            <text:p>977013.614455058</text:p>
          </table:table-cell>
          <table:table-cell/>
          <table:table-cell office:value-type="float" office:value="1442700490.0392" calcext:value-type="float">
            <text:p>1442700490.0392</text:p>
          </table:table-cell>
          <table:table-cell table:formula="of:=[.G330]-[.B330]" office:value-type="float" office:value="6.90673279762268" calcext:value-type="float">
            <text:p>6.906732797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2700483.14077" calcext:value-type="float">
            <text:p>1442700483.14077</text:p>
          </table:table-cell>
          <table:table-cell office:value-type="float" office:value="8096" calcext:value-type="float">
            <text:p>8096</text:p>
          </table:table-cell>
          <table:table-cell table:formula="of:=[.B331]-[.B$2]" office:value-type="float" office:value="11.1959376335144" calcext:value-type="float">
            <text:p>11.1959376335</text:p>
          </table:table-cell>
          <table:table-cell table:formula="of:=[.C331]/([.D331]-[.D330])" office:value-type="float" office:value="976030.731625995" calcext:value-type="float">
            <text:p>976030.731625995</text:p>
          </table:table-cell>
          <table:table-cell/>
          <table:table-cell office:value-type="float" office:value="1442700490.04281" calcext:value-type="float">
            <text:p>1442700490.04281</text:p>
          </table:table-cell>
          <table:table-cell table:formula="of:=[.G331]-[.B331]" office:value-type="float" office:value="6.90204524993897" calcext:value-type="float">
            <text:p>6.902045249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2700483.14912" calcext:value-type="float">
            <text:p>1442700483.14912</text:p>
          </table:table-cell>
          <table:table-cell office:value-type="float" office:value="8096" calcext:value-type="float">
            <text:p>8096</text:p>
          </table:table-cell>
          <table:table-cell table:formula="of:=[.B332]-[.B$2]" office:value-type="float" office:value="11.2042915821075" calcext:value-type="float">
            <text:p>11.2042915821</text:p>
          </table:table-cell>
          <table:table-cell table:formula="of:=[.C332]/([.D332]-[.D331])" office:value-type="float" office:value="969122.554410799" calcext:value-type="float">
            <text:p>969122.554410799</text:p>
          </table:table-cell>
          <table:table-cell/>
          <table:table-cell office:value-type="float" office:value="1442700490.04636" calcext:value-type="float">
            <text:p>1442700490.04636</text:p>
          </table:table-cell>
          <table:table-cell table:formula="of:=[.G332]-[.B332]" office:value-type="float" office:value="6.89723515510559" calcext:value-type="float">
            <text:p>6.897235155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2700483.15739" calcext:value-type="float">
            <text:p>1442700483.15739</text:p>
          </table:table-cell>
          <table:table-cell office:value-type="float" office:value="8096" calcext:value-type="float">
            <text:p>8096</text:p>
          </table:table-cell>
          <table:table-cell table:formula="of:=[.B333]-[.B$2]" office:value-type="float" office:value="11.2125651836395" calcext:value-type="float">
            <text:p>11.2125651836</text:p>
          </table:table-cell>
          <table:table-cell table:formula="of:=[.C333]/([.D333]-[.D332])" office:value-type="float" office:value="978533.951472538" calcext:value-type="float">
            <text:p>978533.951472538</text:p>
          </table:table-cell>
          <table:table-cell/>
          <table:table-cell office:value-type="float" office:value="1442700490.04991" calcext:value-type="float">
            <text:p>1442700490.04991</text:p>
          </table:table-cell>
          <table:table-cell table:formula="of:=[.G333]-[.B333]" office:value-type="float" office:value="6.89251899719238" calcext:value-type="float">
            <text:p>6.8925189972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2700483.16567" calcext:value-type="float">
            <text:p>1442700483.16567</text:p>
          </table:table-cell>
          <table:table-cell office:value-type="float" office:value="8096" calcext:value-type="float">
            <text:p>8096</text:p>
          </table:table-cell>
          <table:table-cell table:formula="of:=[.B334]-[.B$2]" office:value-type="float" office:value="11.2208397388458" calcext:value-type="float">
            <text:p>11.2208397388</text:p>
          </table:table-cell>
          <table:table-cell table:formula="of:=[.C334]/([.D334]-[.D333])" office:value-type="float" office:value="978421.171670605" calcext:value-type="float">
            <text:p>978421.171670605</text:p>
          </table:table-cell>
          <table:table-cell/>
          <table:table-cell office:value-type="float" office:value="1442700490.05347" calcext:value-type="float">
            <text:p>1442700490.05347</text:p>
          </table:table-cell>
          <table:table-cell table:formula="of:=[.G334]-[.B334]" office:value-type="float" office:value="6.88779759407043" calcext:value-type="float">
            <text:p>6.887797594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2700483.17396" calcext:value-type="float">
            <text:p>1442700483.17396</text:p>
          </table:table-cell>
          <table:table-cell office:value-type="float" office:value="8096" calcext:value-type="float">
            <text:p>8096</text:p>
          </table:table-cell>
          <table:table-cell table:formula="of:=[.B335]-[.B$2]" office:value-type="float" office:value="11.229129076004" calcext:value-type="float">
            <text:p>11.229129076</text:p>
          </table:table-cell>
          <table:table-cell table:formula="of:=[.C335]/([.D335]-[.D334])" office:value-type="float" office:value="976676.403129314" calcext:value-type="float">
            <text:p>976676.403129314</text:p>
          </table:table-cell>
          <table:table-cell/>
          <table:table-cell office:value-type="float" office:value="1442700490.05701" calcext:value-type="float">
            <text:p>1442700490.05701</text:p>
          </table:table-cell>
          <table:table-cell table:formula="of:=[.G335]-[.B335]" office:value-type="float" office:value="6.88305282592773" calcext:value-type="float">
            <text:p>6.8830528259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2700483.18225" calcext:value-type="float">
            <text:p>1442700483.18225</text:p>
          </table:table-cell>
          <table:table-cell office:value-type="float" office:value="8096" calcext:value-type="float">
            <text:p>8096</text:p>
          </table:table-cell>
          <table:table-cell table:formula="of:=[.B336]-[.B$2]" office:value-type="float" office:value="11.2374243736267" calcext:value-type="float">
            <text:p>11.2374243736</text:p>
          </table:table-cell>
          <table:table-cell table:formula="of:=[.C336]/([.D336]-[.D335])" office:value-type="float" office:value="975974.626620297" calcext:value-type="float">
            <text:p>975974.626620297</text:p>
          </table:table-cell>
          <table:table-cell/>
          <table:table-cell office:value-type="float" office:value="1442700490.06062" calcext:value-type="float">
            <text:p>1442700490.06062</text:p>
          </table:table-cell>
          <table:table-cell table:formula="of:=[.G336]-[.B336]" office:value-type="float" office:value="6.87836742401123" calcext:value-type="float">
            <text:p>6.87836742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2700483.19053" calcext:value-type="float">
            <text:p>1442700483.19053</text:p>
          </table:table-cell>
          <table:table-cell office:value-type="float" office:value="8096" calcext:value-type="float">
            <text:p>8096</text:p>
          </table:table-cell>
          <table:table-cell table:formula="of:=[.B337]-[.B$2]" office:value-type="float" office:value="11.245706319809" calcext:value-type="float">
            <text:p>11.2457063198</text:p>
          </table:table-cell>
          <table:table-cell table:formula="of:=[.C337]/([.D337]-[.D336])" office:value-type="float" office:value="977548.008866626" calcext:value-type="float">
            <text:p>977548.008866626</text:p>
          </table:table-cell>
          <table:table-cell/>
          <table:table-cell office:value-type="float" office:value="1442700490.06417" calcext:value-type="float">
            <text:p>1442700490.06417</text:p>
          </table:table-cell>
          <table:table-cell table:formula="of:=[.G337]-[.B337]" office:value-type="float" office:value="6.87363767623901" calcext:value-type="float">
            <text:p>6.8736376762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2700483.19886" calcext:value-type="float">
            <text:p>1442700483.19886</text:p>
          </table:table-cell>
          <table:table-cell office:value-type="float" office:value="8096" calcext:value-type="float">
            <text:p>8096</text:p>
          </table:table-cell>
          <table:table-cell table:formula="of:=[.B338]-[.B$2]" office:value-type="float" office:value="11.2540299892426" calcext:value-type="float">
            <text:p>11.2540299892</text:p>
          </table:table-cell>
          <table:table-cell table:formula="of:=[.C338]/([.D338]-[.D337])" office:value-type="float" office:value="972647.948670944" calcext:value-type="float">
            <text:p>972647.948670944</text:p>
          </table:table-cell>
          <table:table-cell/>
          <table:table-cell office:value-type="float" office:value="1442700490.06775" calcext:value-type="float">
            <text:p>1442700490.06775</text:p>
          </table:table-cell>
          <table:table-cell table:formula="of:=[.G338]-[.B338]" office:value-type="float" office:value="6.86889147758484" calcext:value-type="float">
            <text:p>6.868891477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2700483.20713" calcext:value-type="float">
            <text:p>1442700483.20713</text:p>
          </table:table-cell>
          <table:table-cell office:value-type="float" office:value="8096" calcext:value-type="float">
            <text:p>8096</text:p>
          </table:table-cell>
          <table:table-cell table:formula="of:=[.B339]-[.B$2]" office:value-type="float" office:value="11.2623023986816" calcext:value-type="float">
            <text:p>11.2623023987</text:p>
          </table:table-cell>
          <table:table-cell table:formula="of:=[.C339]/([.D339]-[.D338])" office:value-type="float" office:value="978674.962792172" calcext:value-type="float">
            <text:p>978674.962792172</text:p>
          </table:table-cell>
          <table:table-cell/>
          <table:table-cell office:value-type="float" office:value="1442700490.07127" calcext:value-type="float">
            <text:p>1442700490.07127</text:p>
          </table:table-cell>
          <table:table-cell table:formula="of:=[.G339]-[.B339]" office:value-type="float" office:value="6.86413621902466" calcext:value-type="float">
            <text:p>6.864136219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2700483.21541" calcext:value-type="float">
            <text:p>1442700483.21541</text:p>
          </table:table-cell>
          <table:table-cell office:value-type="float" office:value="8096" calcext:value-type="float">
            <text:p>8096</text:p>
          </table:table-cell>
          <table:table-cell table:formula="of:=[.B340]-[.B$2]" office:value-type="float" office:value="11.2705776691437" calcext:value-type="float">
            <text:p>11.2705776691</text:p>
          </table:table-cell>
          <table:table-cell table:formula="of:=[.C340]/([.D340]-[.D339])" office:value-type="float" office:value="978336.603877957" calcext:value-type="float">
            <text:p>978336.603877957</text:p>
          </table:table-cell>
          <table:table-cell/>
          <table:table-cell office:value-type="float" office:value="1442700490.0748" calcext:value-type="float">
            <text:p>1442700490.0748</text:p>
          </table:table-cell>
          <table:table-cell table:formula="of:=[.G340]-[.B340]" office:value-type="float" office:value="6.8593909740448" calcext:value-type="float">
            <text:p>6.859390974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2700483.22371" calcext:value-type="float">
            <text:p>1442700483.22371</text:p>
          </table:table-cell>
          <table:table-cell office:value-type="float" office:value="8096" calcext:value-type="float">
            <text:p>8096</text:p>
          </table:table-cell>
          <table:table-cell table:formula="of:=[.B341]-[.B$2]" office:value-type="float" office:value="11.2788846492767" calcext:value-type="float">
            <text:p>11.2788846493</text:p>
          </table:table-cell>
          <table:table-cell table:formula="of:=[.C341]/([.D341]-[.D340])" office:value-type="float" office:value="974602.066012284" calcext:value-type="float">
            <text:p>974602.066012284</text:p>
          </table:table-cell>
          <table:table-cell/>
          <table:table-cell office:value-type="float" office:value="1442700490.0783" calcext:value-type="float">
            <text:p>1442700490.0783</text:p>
          </table:table-cell>
          <table:table-cell table:formula="of:=[.G341]-[.B341]" office:value-type="float" office:value="6.85459160804749" calcext:value-type="float">
            <text:p>6.85459160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2700483.232" calcext:value-type="float">
            <text:p>1442700483.232</text:p>
          </table:table-cell>
          <table:table-cell office:value-type="float" office:value="8096" calcext:value-type="float">
            <text:p>8096</text:p>
          </table:table-cell>
          <table:table-cell table:formula="of:=[.B342]-[.B$2]" office:value-type="float" office:value="11.2871699333191" calcext:value-type="float">
            <text:p>11.2871699333</text:p>
          </table:table-cell>
          <table:table-cell table:formula="of:=[.C342]/([.D342]-[.D341])" office:value-type="float" office:value="977154.187908262" calcext:value-type="float">
            <text:p>977154.187908262</text:p>
          </table:table-cell>
          <table:table-cell/>
          <table:table-cell office:value-type="float" office:value="1442700490.08184" calcext:value-type="float">
            <text:p>1442700490.08184</text:p>
          </table:table-cell>
          <table:table-cell table:formula="of:=[.G342]-[.B342]" office:value-type="float" office:value="6.84984159469605" calcext:value-type="float">
            <text:p>6.8498415947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2700483.24026" calcext:value-type="float">
            <text:p>1442700483.24026</text:p>
          </table:table-cell>
          <table:table-cell office:value-type="float" office:value="8096" calcext:value-type="float">
            <text:p>8096</text:p>
          </table:table-cell>
          <table:table-cell table:formula="of:=[.B343]-[.B$2]" office:value-type="float" office:value="11.2954363822937" calcext:value-type="float">
            <text:p>11.2954363823</text:p>
          </table:table-cell>
          <table:table-cell table:formula="of:=[.C343]/([.D343]-[.D342])" office:value-type="float" office:value="979380.629441624" calcext:value-type="float">
            <text:p>979380.629441624</text:p>
          </table:table-cell>
          <table:table-cell/>
          <table:table-cell office:value-type="float" office:value="1442700490.08538" calcext:value-type="float">
            <text:p>1442700490.08538</text:p>
          </table:table-cell>
          <table:table-cell table:formula="of:=[.G343]-[.B343]" office:value-type="float" office:value="6.84511756896973" calcext:value-type="float">
            <text:p>6.845117569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2700483.24855" calcext:value-type="float">
            <text:p>1442700483.24855</text:p>
          </table:table-cell>
          <table:table-cell office:value-type="float" office:value="8096" calcext:value-type="float">
            <text:p>8096</text:p>
          </table:table-cell>
          <table:table-cell table:formula="of:=[.B344]-[.B$2]" office:value-type="float" office:value="11.3037235736847" calcext:value-type="float">
            <text:p>11.3037235737</text:p>
          </table:table-cell>
          <table:table-cell table:formula="of:=[.C344]/([.D344]-[.D343])" office:value-type="float" office:value="976929.289795449" calcext:value-type="float">
            <text:p>976929.289795449</text:p>
          </table:table-cell>
          <table:table-cell/>
          <table:table-cell office:value-type="float" office:value="1442700490.08892" calcext:value-type="float">
            <text:p>1442700490.08892</text:p>
          </table:table-cell>
          <table:table-cell table:formula="of:=[.G344]-[.B344]" office:value-type="float" office:value="6.84036588668823" calcext:value-type="float">
            <text:p>6.8403658867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2700483.25681" calcext:value-type="float">
            <text:p>1442700483.25681</text:p>
          </table:table-cell>
          <table:table-cell office:value-type="float" office:value="8096" calcext:value-type="float">
            <text:p>8096</text:p>
          </table:table-cell>
          <table:table-cell table:formula="of:=[.B345]-[.B$2]" office:value-type="float" office:value="11.3119852542877" calcext:value-type="float">
            <text:p>11.3119852543</text:p>
          </table:table-cell>
          <table:table-cell table:formula="of:=[.C345]/([.D345]-[.D344])" office:value-type="float" office:value="979945.895879026" calcext:value-type="float">
            <text:p>979945.895879026</text:p>
          </table:table-cell>
          <table:table-cell/>
          <table:table-cell office:value-type="float" office:value="1442700490.09245" calcext:value-type="float">
            <text:p>1442700490.09245</text:p>
          </table:table-cell>
          <table:table-cell table:formula="of:=[.G345]-[.B345]" office:value-type="float" office:value="6.83563613891602" calcext:value-type="float">
            <text:p>6.8356361389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2700483.2651" calcext:value-type="float">
            <text:p>1442700483.2651</text:p>
          </table:table-cell>
          <table:table-cell office:value-type="float" office:value="8096" calcext:value-type="float">
            <text:p>8096</text:p>
          </table:table-cell>
          <table:table-cell table:formula="of:=[.B346]-[.B$2]" office:value-type="float" office:value="11.3202691078186" calcext:value-type="float">
            <text:p>11.3202691078</text:p>
          </table:table-cell>
          <table:table-cell table:formula="of:=[.C346]/([.D346]-[.D345])" office:value-type="float" office:value="977322.929457476" calcext:value-type="float">
            <text:p>977322.929457476</text:p>
          </table:table-cell>
          <table:table-cell/>
          <table:table-cell office:value-type="float" office:value="1442700490.09598" calcext:value-type="float">
            <text:p>1442700490.09598</text:p>
          </table:table-cell>
          <table:table-cell table:formula="of:=[.G346]-[.B346]" office:value-type="float" office:value="6.83088707923889" calcext:value-type="float">
            <text:p>6.8308870792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2700483.27337" calcext:value-type="float">
            <text:p>1442700483.27337</text:p>
          </table:table-cell>
          <table:table-cell office:value-type="float" office:value="8096" calcext:value-type="float">
            <text:p>8096</text:p>
          </table:table-cell>
          <table:table-cell table:formula="of:=[.B347]-[.B$2]" office:value-type="float" office:value="11.3285415172577" calcext:value-type="float">
            <text:p>11.3285415173</text:p>
          </table:table-cell>
          <table:table-cell table:formula="of:=[.C347]/([.D347]-[.D346])" office:value-type="float" office:value="978674.962792172" calcext:value-type="float">
            <text:p>978674.962792172</text:p>
          </table:table-cell>
          <table:table-cell/>
          <table:table-cell office:value-type="float" office:value="1442700490.09952" calcext:value-type="float">
            <text:p>1442700490.09952</text:p>
          </table:table-cell>
          <table:table-cell table:formula="of:=[.G347]-[.B347]" office:value-type="float" office:value="6.82614755630493" calcext:value-type="float">
            <text:p>6.8261475563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2700483.28164" calcext:value-type="float">
            <text:p>1442700483.28164</text:p>
          </table:table-cell>
          <table:table-cell office:value-type="float" office:value="8096" calcext:value-type="float">
            <text:p>8096</text:p>
          </table:table-cell>
          <table:table-cell table:formula="of:=[.B348]-[.B$2]" office:value-type="float" office:value="11.3368108272552" calcext:value-type="float">
            <text:p>11.3368108273</text:p>
          </table:table-cell>
          <table:table-cell table:formula="of:=[.C348]/([.D348]-[.D347])" office:value-type="float" office:value="979041.782493369" calcext:value-type="float">
            <text:p>979041.782493369</text:p>
          </table:table-cell>
          <table:table-cell/>
          <table:table-cell office:value-type="float" office:value="1442700490.10305" calcext:value-type="float">
            <text:p>1442700490.10305</text:p>
          </table:table-cell>
          <table:table-cell table:formula="of:=[.G348]-[.B348]" office:value-type="float" office:value="6.82140564918518" calcext:value-type="float">
            <text:p>6.821405649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2700483.28988" calcext:value-type="float">
            <text:p>1442700483.28988</text:p>
          </table:table-cell>
          <table:table-cell office:value-type="float" office:value="8096" calcext:value-type="float">
            <text:p>8096</text:p>
          </table:table-cell>
          <table:table-cell table:formula="of:=[.B349]-[.B$2]" office:value-type="float" office:value="11.3450512886047" calcext:value-type="float">
            <text:p>11.3450512886</text:p>
          </table:table-cell>
          <table:table-cell table:formula="of:=[.C349]/([.D349]-[.D348])" office:value-type="float" office:value="982469.264357839" calcext:value-type="float">
            <text:p>982469.264357839</text:p>
          </table:table-cell>
          <table:table-cell/>
          <table:table-cell office:value-type="float" office:value="1442700490.10658" calcext:value-type="float">
            <text:p>1442700490.10658</text:p>
          </table:table-cell>
          <table:table-cell table:formula="of:=[.G349]-[.B349]" office:value-type="float" office:value="6.81669855117798" calcext:value-type="float">
            <text:p>6.8166985512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2700483.29818" calcext:value-type="float">
            <text:p>1442700483.29818</text:p>
          </table:table-cell>
          <table:table-cell office:value-type="float" office:value="8096" calcext:value-type="float">
            <text:p>8096</text:p>
          </table:table-cell>
          <table:table-cell table:formula="of:=[.B350]-[.B$2]" office:value-type="float" office:value="11.3533501625061" calcext:value-type="float">
            <text:p>11.3533501625</text:p>
          </table:table-cell>
          <table:table-cell table:formula="of:=[.C350]/([.D350]-[.D349])" office:value-type="float" office:value="975554.044587451" calcext:value-type="float">
            <text:p>975554.044587451</text:p>
          </table:table-cell>
          <table:table-cell/>
          <table:table-cell office:value-type="float" office:value="1442700490.11009" calcext:value-type="float">
            <text:p>1442700490.11009</text:p>
          </table:table-cell>
          <table:table-cell table:formula="of:=[.G350]-[.B350]" office:value-type="float" office:value="6.81191229820251" calcext:value-type="float">
            <text:p>6.8119122982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2700483.30645" calcext:value-type="float">
            <text:p>1442700483.30645</text:p>
          </table:table-cell>
          <table:table-cell office:value-type="float" office:value="8096" calcext:value-type="float">
            <text:p>8096</text:p>
          </table:table-cell>
          <table:table-cell table:formula="of:=[.B351]-[.B$2]" office:value-type="float" office:value="11.3616194725037" calcext:value-type="float">
            <text:p>11.3616194725</text:p>
          </table:table-cell>
          <table:table-cell table:formula="of:=[.C351]/([.D351]-[.D350])" office:value-type="float" office:value="979041.782493369" calcext:value-type="float">
            <text:p>979041.782493369</text:p>
          </table:table-cell>
          <table:table-cell/>
          <table:table-cell office:value-type="float" office:value="1442700490.11362" calcext:value-type="float">
            <text:p>1442700490.11362</text:p>
          </table:table-cell>
          <table:table-cell table:formula="of:=[.G351]-[.B351]" office:value-type="float" office:value="6.8071768283844" calcext:value-type="float">
            <text:p>6.8071768284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2700483.31473" calcext:value-type="float">
            <text:p>1442700483.31473</text:p>
          </table:table-cell>
          <table:table-cell office:value-type="float" office:value="8096" calcext:value-type="float">
            <text:p>8096</text:p>
          </table:table-cell>
          <table:table-cell table:formula="of:=[.B352]-[.B$2]" office:value-type="float" office:value="11.3699021339417" calcext:value-type="float">
            <text:p>11.3699021339</text:p>
          </table:table-cell>
          <table:table-cell table:formula="of:=[.C352]/([.D352]-[.D351])" office:value-type="float" office:value="977463.591940127" calcext:value-type="float">
            <text:p>977463.591940127</text:p>
          </table:table-cell>
          <table:table-cell/>
          <table:table-cell office:value-type="float" office:value="1442700490.11716" calcext:value-type="float">
            <text:p>1442700490.11716</text:p>
          </table:table-cell>
          <table:table-cell table:formula="of:=[.G352]-[.B352]" office:value-type="float" office:value="6.8024263381958" calcext:value-type="float">
            <text:p>6.8024263382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2700483.32301" calcext:value-type="float">
            <text:p>1442700483.32301</text:p>
          </table:table-cell>
          <table:table-cell office:value-type="float" office:value="8096" calcext:value-type="float">
            <text:p>8096</text:p>
          </table:table-cell>
          <table:table-cell table:formula="of:=[.B353]-[.B$2]" office:value-type="float" office:value="11.3781843185425" calcext:value-type="float">
            <text:p>11.3781843185</text:p>
          </table:table-cell>
          <table:table-cell table:formula="of:=[.C353]/([.D353]-[.D352])" office:value-type="float" office:value="977519.868271058" calcext:value-type="float">
            <text:p>977519.868271058</text:p>
          </table:table-cell>
          <table:table-cell/>
          <table:table-cell office:value-type="float" office:value="1442700490.12069" calcext:value-type="float">
            <text:p>1442700490.12069</text:p>
          </table:table-cell>
          <table:table-cell table:formula="of:=[.G353]-[.B353]" office:value-type="float" office:value="6.79767608642578" calcext:value-type="float">
            <text:p>6.7976760864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2700483.33131" calcext:value-type="float">
            <text:p>1442700483.33131</text:p>
          </table:table-cell>
          <table:table-cell office:value-type="float" office:value="8096" calcext:value-type="float">
            <text:p>8096</text:p>
          </table:table-cell>
          <table:table-cell table:formula="of:=[.B354]-[.B$2]" office:value-type="float" office:value="11.3864841461182" calcext:value-type="float">
            <text:p>11.3864841461</text:p>
          </table:table-cell>
          <table:table-cell table:formula="of:=[.C354]/([.D354]-[.D353])" office:value-type="float" office:value="975441.95059175" calcext:value-type="float">
            <text:p>975441.95059175</text:p>
          </table:table-cell>
          <table:table-cell/>
          <table:table-cell office:value-type="float" office:value="1442700490.12422" calcext:value-type="float">
            <text:p>1442700490.12422</text:p>
          </table:table-cell>
          <table:table-cell table:formula="of:=[.G354]-[.B354]" office:value-type="float" office:value="6.79291129112244" calcext:value-type="float">
            <text:p>6.792911291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2700483.33958" calcext:value-type="float">
            <text:p>1442700483.33958</text:p>
          </table:table-cell>
          <table:table-cell office:value-type="float" office:value="8096" calcext:value-type="float">
            <text:p>8096</text:p>
          </table:table-cell>
          <table:table-cell table:formula="of:=[.B355]-[.B$2]" office:value-type="float" office:value="11.3947534561157" calcext:value-type="float">
            <text:p>11.3947534561</text:p>
          </table:table-cell>
          <table:table-cell table:formula="of:=[.C355]/([.D355]-[.D354])" office:value-type="float" office:value="979041.782493369" calcext:value-type="float">
            <text:p>979041.782493369</text:p>
          </table:table-cell>
          <table:table-cell/>
          <table:table-cell office:value-type="float" office:value="1442700490.12781" calcext:value-type="float">
            <text:p>1442700490.12781</text:p>
          </table:table-cell>
          <table:table-cell table:formula="of:=[.G355]-[.B355]" office:value-type="float" office:value="6.78822755813599" calcext:value-type="float">
            <text:p>6.788227558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2700483.34786" calcext:value-type="float">
            <text:p>1442700483.34786</text:p>
          </table:table-cell>
          <table:table-cell office:value-type="float" office:value="8096" calcext:value-type="float">
            <text:p>8096</text:p>
          </table:table-cell>
          <table:table-cell table:formula="of:=[.B356]-[.B$2]" office:value-type="float" office:value="11.4030275344849" calcext:value-type="float">
            <text:p>11.4030275345</text:p>
          </table:table-cell>
          <table:table-cell table:formula="of:=[.C356]/([.D356]-[.D355])" office:value-type="float" office:value="978477.558321807" calcext:value-type="float">
            <text:p>978477.558321807</text:p>
          </table:table-cell>
          <table:table-cell/>
          <table:table-cell office:value-type="float" office:value="1442700490.13133" calcext:value-type="float">
            <text:p>1442700490.13133</text:p>
          </table:table-cell>
          <table:table-cell table:formula="of:=[.G356]-[.B356]" office:value-type="float" office:value="6.78347659111023" calcext:value-type="float">
            <text:p>6.783476591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2700483.35611" calcext:value-type="float">
            <text:p>1442700483.35611</text:p>
          </table:table-cell>
          <table:table-cell office:value-type="float" office:value="8096" calcext:value-type="float">
            <text:p>8096</text:p>
          </table:table-cell>
          <table:table-cell table:formula="of:=[.B357]-[.B$2]" office:value-type="float" office:value="11.4112780094147" calcext:value-type="float">
            <text:p>11.4112780094</text:p>
          </table:table-cell>
          <table:table-cell table:formula="of:=[.C357]/([.D357]-[.D356])" office:value-type="float" office:value="981276.843924288" calcext:value-type="float">
            <text:p>981276.843924288</text:p>
          </table:table-cell>
          <table:table-cell/>
          <table:table-cell office:value-type="float" office:value="1442700490.13486" calcext:value-type="float">
            <text:p>1442700490.13486</text:p>
          </table:table-cell>
          <table:table-cell table:formula="of:=[.G357]-[.B357]" office:value-type="float" office:value="6.77875328063965" calcext:value-type="float">
            <text:p>6.7787532806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2700483.36438" calcext:value-type="float">
            <text:p>1442700483.36438</text:p>
          </table:table-cell>
          <table:table-cell office:value-type="float" office:value="8096" calcext:value-type="float">
            <text:p>8096</text:p>
          </table:table-cell>
          <table:table-cell table:formula="of:=[.B358]-[.B$2]" office:value-type="float" office:value="11.4195501804352" calcext:value-type="float">
            <text:p>11.4195501804</text:p>
          </table:table-cell>
          <table:table-cell table:formula="of:=[.C358]/([.D358]-[.D357])" office:value-type="float" office:value="978703.169933134" calcext:value-type="float">
            <text:p>978703.169933134</text:p>
          </table:table-cell>
          <table:table-cell/>
          <table:table-cell office:value-type="float" office:value="1442700490.13839" calcext:value-type="float">
            <text:p>1442700490.13839</text:p>
          </table:table-cell>
          <table:table-cell table:formula="of:=[.G358]-[.B358]" office:value-type="float" office:value="6.77401089668274" calcext:value-type="float">
            <text:p>6.7740108967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2700483.37263" calcext:value-type="float">
            <text:p>1442700483.37263</text:p>
          </table:table-cell>
          <table:table-cell office:value-type="float" office:value="8096" calcext:value-type="float">
            <text:p>8096</text:p>
          </table:table-cell>
          <table:table-cell table:formula="of:=[.B359]-[.B$2]" office:value-type="float" office:value="11.4278037548065" calcext:value-type="float">
            <text:p>11.4278037548</text:p>
          </table:table-cell>
          <table:table-cell table:formula="of:=[.C359]/([.D359]-[.D358])" office:value-type="float" office:value="980908.347795944" calcext:value-type="float">
            <text:p>980908.347795944</text:p>
          </table:table-cell>
          <table:table-cell/>
          <table:table-cell office:value-type="float" office:value="1442700490.14189" calcext:value-type="float">
            <text:p>1442700490.14189</text:p>
          </table:table-cell>
          <table:table-cell table:formula="of:=[.G359]-[.B359]" office:value-type="float" office:value="6.7692551612854" calcext:value-type="float">
            <text:p>6.7692551613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2700483.38089" calcext:value-type="float">
            <text:p>1442700483.38089</text:p>
          </table:table-cell>
          <table:table-cell office:value-type="float" office:value="8096" calcext:value-type="float">
            <text:p>8096</text:p>
          </table:table-cell>
          <table:table-cell table:formula="of:=[.B360]-[.B$2]" office:value-type="float" office:value="11.4360635280609" calcext:value-type="float">
            <text:p>11.4360635281</text:p>
          </table:table-cell>
          <table:table-cell table:formula="of:=[.C360]/([.D360]-[.D359])" office:value-type="float" office:value="980172.185198014" calcext:value-type="float">
            <text:p>980172.185198014</text:p>
          </table:table-cell>
          <table:table-cell/>
          <table:table-cell office:value-type="float" office:value="1442700490.14541" calcext:value-type="float">
            <text:p>1442700490.14541</text:p>
          </table:table-cell>
          <table:table-cell table:formula="of:=[.G360]-[.B360]" office:value-type="float" office:value="6.76452207565308" calcext:value-type="float">
            <text:p>6.764522075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2700483.38917" calcext:value-type="float">
            <text:p>1442700483.38917</text:p>
          </table:table-cell>
          <table:table-cell office:value-type="float" office:value="8096" calcext:value-type="float">
            <text:p>8096</text:p>
          </table:table-cell>
          <table:table-cell table:formula="of:=[.B361]-[.B$2]" office:value-type="float" office:value="11.4443383216858" calcext:value-type="float">
            <text:p>11.4443383217</text:p>
          </table:table-cell>
          <table:table-cell table:formula="of:=[.C361]/([.D361]-[.D360])" office:value-type="float" office:value="978392.980781975" calcext:value-type="float">
            <text:p>978392.980781975</text:p>
          </table:table-cell>
          <table:table-cell/>
          <table:table-cell office:value-type="float" office:value="1442700490.14895" calcext:value-type="float">
            <text:p>1442700490.14895</text:p>
          </table:table-cell>
          <table:table-cell table:formula="of:=[.G361]-[.B361]" office:value-type="float" office:value="6.75978255271912" calcext:value-type="float">
            <text:p>6.759782552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2700483.39744" calcext:value-type="float">
            <text:p>1442700483.39744</text:p>
          </table:table-cell>
          <table:table-cell office:value-type="float" office:value="8096" calcext:value-type="float">
            <text:p>8096</text:p>
          </table:table-cell>
          <table:table-cell table:formula="of:=[.B362]-[.B$2]" office:value-type="float" office:value="11.4526093006134" calcext:value-type="float">
            <text:p>11.4526093006</text:p>
          </table:table-cell>
          <table:table-cell table:formula="of:=[.C362]/([.D362]-[.D361])" office:value-type="float" office:value="978844.230030844" calcext:value-type="float">
            <text:p>978844.230030844</text:p>
          </table:table-cell>
          <table:table-cell/>
          <table:table-cell office:value-type="float" office:value="1442700490.15252" calcext:value-type="float">
            <text:p>1442700490.15252</text:p>
          </table:table-cell>
          <table:table-cell table:formula="of:=[.G362]-[.B362]" office:value-type="float" office:value="6.75508260726929" calcext:value-type="float">
            <text:p>6.7550826073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2700483.40571" calcext:value-type="float">
            <text:p>1442700483.40571</text:p>
          </table:table-cell>
          <table:table-cell office:value-type="float" office:value="8096" calcext:value-type="float">
            <text:p>8096</text:p>
          </table:table-cell>
          <table:table-cell table:formula="of:=[.B363]-[.B$2]" office:value-type="float" office:value="11.4608819484711" calcext:value-type="float">
            <text:p>11.4608819485</text:p>
          </table:table-cell>
          <table:table-cell table:formula="of:=[.C363]/([.D363]-[.D362])" office:value-type="float" office:value="978646.757277076" calcext:value-type="float">
            <text:p>978646.757277076</text:p>
          </table:table-cell>
          <table:table-cell/>
          <table:table-cell office:value-type="float" office:value="1442700490.15606" calcext:value-type="float">
            <text:p>1442700490.15606</text:p>
          </table:table-cell>
          <table:table-cell table:formula="of:=[.G363]-[.B363]" office:value-type="float" office:value="6.75034546852112" calcext:value-type="float">
            <text:p>6.7503454685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2700483.41398" calcext:value-type="float">
            <text:p>1442700483.41398</text:p>
          </table:table-cell>
          <table:table-cell office:value-type="float" office:value="8096" calcext:value-type="float">
            <text:p>8096</text:p>
          </table:table-cell>
          <table:table-cell table:formula="of:=[.B364]-[.B$2]" office:value-type="float" office:value="11.4691531658173" calcext:value-type="float">
            <text:p>11.4691531658</text:p>
          </table:table-cell>
          <table:table-cell table:formula="of:=[.C364]/([.D364]-[.D363])" office:value-type="float" office:value="978816.014758446" calcext:value-type="float">
            <text:p>978816.014758446</text:p>
          </table:table-cell>
          <table:table-cell/>
          <table:table-cell office:value-type="float" office:value="1442700490.15957" calcext:value-type="float">
            <text:p>1442700490.15957</text:p>
          </table:table-cell>
          <table:table-cell table:formula="of:=[.G364]-[.B364]" office:value-type="float" office:value="6.74558544158936" calcext:value-type="float">
            <text:p>6.7455854416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2700483.42228" calcext:value-type="float">
            <text:p>1442700483.42228</text:p>
          </table:table-cell>
          <table:table-cell office:value-type="float" office:value="8096" calcext:value-type="float">
            <text:p>8096</text:p>
          </table:table-cell>
          <table:table-cell table:formula="of:=[.B365]-[.B$2]" office:value-type="float" office:value="11.4774553775787" calcext:value-type="float">
            <text:p>11.4774553776</text:p>
          </table:table-cell>
          <table:table-cell table:formula="of:=[.C365]/([.D365]-[.D364])" office:value-type="float" office:value="975161.828269485" calcext:value-type="float">
            <text:p>975161.828269485</text:p>
          </table:table-cell>
          <table:table-cell/>
          <table:table-cell office:value-type="float" office:value="1442700490.16306" calcext:value-type="float">
            <text:p>1442700490.16306</text:p>
          </table:table-cell>
          <table:table-cell table:formula="of:=[.G365]-[.B365]" office:value-type="float" office:value="6.74077677726746" calcext:value-type="float">
            <text:p>6.7407767773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2700483.43057" calcext:value-type="float">
            <text:p>1442700483.43057</text:p>
          </table:table-cell>
          <table:table-cell office:value-type="float" office:value="8096" calcext:value-type="float">
            <text:p>8096</text:p>
          </table:table-cell>
          <table:table-cell table:formula="of:=[.B366]-[.B$2]" office:value-type="float" office:value="11.4857442378998" calcext:value-type="float">
            <text:p>11.4857442379</text:p>
          </table:table-cell>
          <table:table-cell table:formula="of:=[.C366]/([.D366]-[.D365])" office:value-type="float" office:value="976732.588851177" calcext:value-type="float">
            <text:p>976732.588851177</text:p>
          </table:table-cell>
          <table:table-cell/>
          <table:table-cell office:value-type="float" office:value="1442700490.16657" calcext:value-type="float">
            <text:p>1442700490.16657</text:p>
          </table:table-cell>
          <table:table-cell table:formula="of:=[.G366]-[.B366]" office:value-type="float" office:value="6.73600196838379" calcext:value-type="float">
            <text:p>6.7360019684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2700483.4389" calcext:value-type="float">
            <text:p>1442700483.4389</text:p>
          </table:table-cell>
          <table:table-cell office:value-type="float" office:value="8096" calcext:value-type="float">
            <text:p>8096</text:p>
          </table:table-cell>
          <table:table-cell table:formula="of:=[.B367]-[.B$2]" office:value-type="float" office:value="11.4940705299377" calcext:value-type="float">
            <text:p>11.4940705299</text:p>
          </table:table-cell>
          <table:table-cell table:formula="of:=[.C367]/([.D367]-[.D366])" office:value-type="float" office:value="972341.585316267" calcext:value-type="float">
            <text:p>972341.585316267</text:p>
          </table:table-cell>
          <table:table-cell/>
          <table:table-cell office:value-type="float" office:value="1442700490.1701" calcext:value-type="float">
            <text:p>1442700490.1701</text:p>
          </table:table-cell>
          <table:table-cell table:formula="of:=[.G367]-[.B367]" office:value-type="float" office:value="6.73120284080505" calcext:value-type="float">
            <text:p>6.7312028408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2700483.44716" calcext:value-type="float">
            <text:p>1442700483.44716</text:p>
          </table:table-cell>
          <table:table-cell office:value-type="float" office:value="8096" calcext:value-type="float">
            <text:p>8096</text:p>
          </table:table-cell>
          <table:table-cell table:formula="of:=[.B368]-[.B$2]" office:value-type="float" office:value="11.5023345947266" calcext:value-type="float">
            <text:p>11.5023345947</text:p>
          </table:table-cell>
          <table:table-cell table:formula="of:=[.C368]/([.D368]-[.D367])" office:value-type="float" office:value="979663.181120536" calcext:value-type="float">
            <text:p>979663.181120536</text:p>
          </table:table-cell>
          <table:table-cell/>
          <table:table-cell office:value-type="float" office:value="1442700490.17363" calcext:value-type="float">
            <text:p>1442700490.17363</text:p>
          </table:table-cell>
          <table:table-cell table:formula="of:=[.G368]-[.B368]" office:value-type="float" office:value="6.72646713256836" calcext:value-type="float">
            <text:p>6.7264671326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2700483.45546" calcext:value-type="float">
            <text:p>1442700483.45546</text:p>
          </table:table-cell>
          <table:table-cell office:value-type="float" office:value="8096" calcext:value-type="float">
            <text:p>8096</text:p>
          </table:table-cell>
          <table:table-cell table:formula="of:=[.B369]-[.B$2]" office:value-type="float" office:value="11.5106346607208" calcext:value-type="float">
            <text:p>11.5106346607</text:p>
          </table:table-cell>
          <table:table-cell table:formula="of:=[.C369]/([.D369]-[.D368])" office:value-type="float" office:value="975413.931117686" calcext:value-type="float">
            <text:p>975413.931117686</text:p>
          </table:table-cell>
          <table:table-cell/>
          <table:table-cell office:value-type="float" office:value="1442700490.17716" calcext:value-type="float">
            <text:p>1442700490.17716</text:p>
          </table:table-cell>
          <table:table-cell table:formula="of:=[.G369]-[.B369]" office:value-type="float" office:value="6.7216968536377" calcext:value-type="float">
            <text:p>6.7216968536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2700483.46377" calcext:value-type="float">
            <text:p>1442700483.46377</text:p>
          </table:table-cell>
          <table:table-cell office:value-type="float" office:value="8096" calcext:value-type="float">
            <text:p>8096</text:p>
          </table:table-cell>
          <table:table-cell table:formula="of:=[.B370]-[.B$2]" office:value-type="float" office:value="11.5189368724823" calcext:value-type="float">
            <text:p>11.5189368725</text:p>
          </table:table-cell>
          <table:table-cell table:formula="of:=[.C370]/([.D370]-[.D369])" office:value-type="float" office:value="975161.828269485" calcext:value-type="float">
            <text:p>975161.828269485</text:p>
          </table:table-cell>
          <table:table-cell/>
          <table:table-cell office:value-type="float" office:value="1442700490.18073" calcext:value-type="float">
            <text:p>1442700490.18073</text:p>
          </table:table-cell>
          <table:table-cell table:formula="of:=[.G370]-[.B370]" office:value-type="float" office:value="6.71696472167969" calcext:value-type="float">
            <text:p>6.7169647217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2700483.47205" calcext:value-type="float">
            <text:p>1442700483.47205</text:p>
          </table:table-cell>
          <table:table-cell office:value-type="float" office:value="8096" calcext:value-type="float">
            <text:p>8096</text:p>
          </table:table-cell>
          <table:table-cell table:formula="of:=[.B371]-[.B$2]" office:value-type="float" office:value="11.527220249176" calcext:value-type="float">
            <text:p>11.5272202492</text:p>
          </table:table-cell>
          <table:table-cell table:formula="of:=[.C371]/([.D371]-[.D370])" office:value-type="float" office:value="977379.189592148" calcext:value-type="float">
            <text:p>977379.189592148</text:p>
          </table:table-cell>
          <table:table-cell/>
          <table:table-cell office:value-type="float" office:value="1442700490.18425" calcext:value-type="float">
            <text:p>1442700490.18425</text:p>
          </table:table-cell>
          <table:table-cell table:formula="of:=[.G371]-[.B371]" office:value-type="float" office:value="6.71220517158508" calcext:value-type="float">
            <text:p>6.7122051716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2700483.48039" calcext:value-type="float">
            <text:p>1442700483.48039</text:p>
          </table:table-cell>
          <table:table-cell office:value-type="float" office:value="8096" calcext:value-type="float">
            <text:p>8096</text:p>
          </table:table-cell>
          <table:table-cell table:formula="of:=[.B372]-[.B$2]" office:value-type="float" office:value="11.5355656147003" calcext:value-type="float">
            <text:p>11.5355656147</text:p>
          </table:table-cell>
          <table:table-cell table:formula="of:=[.C372]/([.D372]-[.D371])" office:value-type="float" office:value="970119.280747364" calcext:value-type="float">
            <text:p>970119.280747364</text:p>
          </table:table-cell>
          <table:table-cell/>
          <table:table-cell office:value-type="float" office:value="1442700490.1878" calcext:value-type="float">
            <text:p>1442700490.1878</text:p>
          </table:table-cell>
          <table:table-cell table:formula="of:=[.G372]-[.B372]" office:value-type="float" office:value="6.70741009712219" calcext:value-type="float">
            <text:p>6.707410097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2700483.48876" calcext:value-type="float">
            <text:p>1442700483.48876</text:p>
          </table:table-cell>
          <table:table-cell office:value-type="float" office:value="8096" calcext:value-type="float">
            <text:p>8096</text:p>
          </table:table-cell>
          <table:table-cell table:formula="of:=[.B373]-[.B$2]" office:value-type="float" office:value="11.5439324378967" calcext:value-type="float">
            <text:p>11.5439324379</text:p>
          </table:table-cell>
          <table:table-cell table:formula="of:=[.C373]/([.D373]-[.D372])" office:value-type="float" office:value="967631.299233465" calcext:value-type="float">
            <text:p>967631.299233465</text:p>
          </table:table-cell>
          <table:table-cell/>
          <table:table-cell office:value-type="float" office:value="1442700490.19134" calcext:value-type="float">
            <text:p>1442700490.19134</text:p>
          </table:table-cell>
          <table:table-cell table:formula="of:=[.G373]-[.B373]" office:value-type="float" office:value="6.70257949829102" calcext:value-type="float">
            <text:p>6.7025794983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2700483.49707" calcext:value-type="float">
            <text:p>1442700483.49707</text:p>
          </table:table-cell>
          <table:table-cell office:value-type="float" office:value="8096" calcext:value-type="float">
            <text:p>8096</text:p>
          </table:table-cell>
          <table:table-cell table:formula="of:=[.B374]-[.B$2]" office:value-type="float" office:value="11.5522422790527" calcext:value-type="float">
            <text:p>11.5522422791</text:p>
          </table:table-cell>
          <table:table-cell table:formula="of:=[.C374]/([.D374]-[.D373])" office:value-type="float" office:value="974266.517013829" calcext:value-type="float">
            <text:p>974266.517013829</text:p>
          </table:table-cell>
          <table:table-cell/>
          <table:table-cell office:value-type="float" office:value="1442700490.19487" calcext:value-type="float">
            <text:p>1442700490.19487</text:p>
          </table:table-cell>
          <table:table-cell table:formula="of:=[.G374]-[.B374]" office:value-type="float" office:value="6.69779801368713" calcext:value-type="float">
            <text:p>6.6977980137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2700483.50538" calcext:value-type="float">
            <text:p>1442700483.50538</text:p>
          </table:table-cell>
          <table:table-cell office:value-type="float" office:value="8096" calcext:value-type="float">
            <text:p>8096</text:p>
          </table:table-cell>
          <table:table-cell table:formula="of:=[.B375]-[.B$2]" office:value-type="float" office:value="11.5605545043945" calcext:value-type="float">
            <text:p>11.5605545044</text:p>
          </table:table-cell>
          <table:table-cell table:formula="of:=[.C375]/([.D375]-[.D374])" office:value-type="float" office:value="973987.069297843" calcext:value-type="float">
            <text:p>973987.069297843</text:p>
          </table:table-cell>
          <table:table-cell/>
          <table:table-cell office:value-type="float" office:value="1442700490.1984" calcext:value-type="float">
            <text:p>1442700490.1984</text:p>
          </table:table-cell>
          <table:table-cell table:formula="of:=[.G375]-[.B375]" office:value-type="float" office:value="6.69301247596741" calcext:value-type="float">
            <text:p>6.69301247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2700483.51369" calcext:value-type="float">
            <text:p>1442700483.51369</text:p>
          </table:table-cell>
          <table:table-cell office:value-type="float" office:value="8096" calcext:value-type="float">
            <text:p>8096</text:p>
          </table:table-cell>
          <table:table-cell table:formula="of:=[.B376]-[.B$2]" office:value-type="float" office:value="11.5688621997833" calcext:value-type="float">
            <text:p>11.5688621998</text:p>
          </table:table-cell>
          <table:table-cell table:formula="of:=[.C376]/([.D376]-[.D375])" office:value-type="float" office:value="974518.15709571" calcext:value-type="float">
            <text:p>974518.15709571</text:p>
          </table:table-cell>
          <table:table-cell/>
          <table:table-cell office:value-type="float" office:value="1442700490.20193" calcext:value-type="float">
            <text:p>1442700490.20193</text:p>
          </table:table-cell>
          <table:table-cell table:formula="of:=[.G376]-[.B376]" office:value-type="float" office:value="6.68823742866516" calcext:value-type="float">
            <text:p>6.688237428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2700483.52199" calcext:value-type="float">
            <text:p>1442700483.52199</text:p>
          </table:table-cell>
          <table:table-cell office:value-type="float" office:value="8096" calcext:value-type="float">
            <text:p>8096</text:p>
          </table:table-cell>
          <table:table-cell table:formula="of:=[.B377]-[.B$2]" office:value-type="float" office:value="11.5771598815918" calcext:value-type="float">
            <text:p>11.5771598816</text:p>
          </table:table-cell>
          <table:table-cell table:formula="of:=[.C377]/([.D377]-[.D376])" office:value-type="float" office:value="975694.198316237" calcext:value-type="float">
            <text:p>975694.198316237</text:p>
          </table:table-cell>
          <table:table-cell/>
          <table:table-cell office:value-type="float" office:value="1442700490.20546" calcext:value-type="float">
            <text:p>1442700490.20546</text:p>
          </table:table-cell>
          <table:table-cell table:formula="of:=[.G377]-[.B377]" office:value-type="float" office:value="6.68346977233887" calcext:value-type="float">
            <text:p>6.6834697723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2700483.53034" calcext:value-type="float">
            <text:p>1442700483.53034</text:p>
          </table:table-cell>
          <table:table-cell office:value-type="float" office:value="8096" calcext:value-type="float">
            <text:p>8096</text:p>
          </table:table-cell>
          <table:table-cell table:formula="of:=[.B378]-[.B$2]" office:value-type="float" office:value="11.5855073928833" calcext:value-type="float">
            <text:p>11.5855073929</text:p>
          </table:table-cell>
          <table:table-cell table:formula="of:=[.C378]/([.D378]-[.D377])" office:value-type="float" office:value="969869.907003313" calcext:value-type="float">
            <text:p>969869.907003313</text:p>
          </table:table-cell>
          <table:table-cell/>
          <table:table-cell office:value-type="float" office:value="1442700490.20899" calcext:value-type="float">
            <text:p>1442700490.20899</text:p>
          </table:table-cell>
          <table:table-cell table:formula="of:=[.G378]-[.B378]" office:value-type="float" office:value="6.67865347862244" calcext:value-type="float">
            <text:p>6.6786534786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2700483.5386" calcext:value-type="float">
            <text:p>1442700483.5386</text:p>
          </table:table-cell>
          <table:table-cell office:value-type="float" office:value="8096" calcext:value-type="float">
            <text:p>8096</text:p>
          </table:table-cell>
          <table:table-cell table:formula="of:=[.B379]-[.B$2]" office:value-type="float" office:value="11.5937693119049" calcext:value-type="float">
            <text:p>11.5937693119</text:p>
          </table:table-cell>
          <table:table-cell table:formula="of:=[.C379]/([.D379]-[.D378])" office:value-type="float" office:value="979917.617060572" calcext:value-type="float">
            <text:p>979917.617060572</text:p>
          </table:table-cell>
          <table:table-cell/>
          <table:table-cell office:value-type="float" office:value="1442700490.21252" calcext:value-type="float">
            <text:p>1442700490.21252</text:p>
          </table:table-cell>
          <table:table-cell table:formula="of:=[.G379]-[.B379]" office:value-type="float" office:value="6.67392039299011" calcext:value-type="float">
            <text:p>6.67392039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2700483.54689" calcext:value-type="float">
            <text:p>1442700483.54689</text:p>
          </table:table-cell>
          <table:table-cell office:value-type="float" office:value="8096" calcext:value-type="float">
            <text:p>8096</text:p>
          </table:table-cell>
          <table:table-cell table:formula="of:=[.B380]-[.B$2]" office:value-type="float" office:value="11.6020660400391" calcext:value-type="float">
            <text:p>11.60206604</text:p>
          </table:table-cell>
          <table:table-cell table:formula="of:=[.C380]/([.D380]-[.D379])" office:value-type="float" office:value="975806.350297422" calcext:value-type="float">
            <text:p>975806.350297422</text:p>
          </table:table-cell>
          <table:table-cell/>
          <table:table-cell office:value-type="float" office:value="1442700490.21605" calcext:value-type="float">
            <text:p>1442700490.21605</text:p>
          </table:table-cell>
          <table:table-cell table:formula="of:=[.G380]-[.B380]" office:value-type="float" office:value="6.66915106773376" calcext:value-type="float">
            <text:p>6.6691510677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2700483.5552" calcext:value-type="float">
            <text:p>1442700483.5552</text:p>
          </table:table-cell>
          <table:table-cell office:value-type="float" office:value="8096" calcext:value-type="float">
            <text:p>8096</text:p>
          </table:table-cell>
          <table:table-cell table:formula="of:=[.B381]-[.B$2]" office:value-type="float" office:value="11.6103665828705" calcext:value-type="float">
            <text:p>11.6103665829</text:p>
          </table:table-cell>
          <table:table-cell table:formula="of:=[.C381]/([.D381]-[.D380])" office:value-type="float" office:value="975357.89699842" calcext:value-type="float">
            <text:p>975357.89699842</text:p>
          </table:table-cell>
          <table:table-cell/>
          <table:table-cell office:value-type="float" office:value="1442700490.21957" calcext:value-type="float">
            <text:p>1442700490.21957</text:p>
          </table:table-cell>
          <table:table-cell table:formula="of:=[.G381]-[.B381]" office:value-type="float" office:value="6.66437792778015" calcext:value-type="float">
            <text:p>6.6643779278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2700483.56349" calcext:value-type="float">
            <text:p>1442700483.56349</text:p>
          </table:table-cell>
          <table:table-cell office:value-type="float" office:value="8096" calcext:value-type="float">
            <text:p>8096</text:p>
          </table:table-cell>
          <table:table-cell table:formula="of:=[.B382]-[.B$2]" office:value-type="float" office:value="11.6186585426331" calcext:value-type="float">
            <text:p>11.6186585426</text:p>
          </table:table-cell>
          <table:table-cell table:formula="of:=[.C382]/([.D382]-[.D381])" office:value-type="float" office:value="976367.497167831" calcext:value-type="float">
            <text:p>976367.497167831</text:p>
          </table:table-cell>
          <table:table-cell/>
          <table:table-cell office:value-type="float" office:value="1442700490.22306" calcext:value-type="float">
            <text:p>1442700490.22306</text:p>
          </table:table-cell>
          <table:table-cell table:formula="of:=[.G382]-[.B382]" office:value-type="float" office:value="6.65957641601563" calcext:value-type="float">
            <text:p>6.659576416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2700483.57178" calcext:value-type="float">
            <text:p>1442700483.57178</text:p>
          </table:table-cell>
          <table:table-cell office:value-type="float" office:value="8096" calcext:value-type="float">
            <text:p>8096</text:p>
          </table:table-cell>
          <table:table-cell table:formula="of:=[.B383]-[.B$2]" office:value-type="float" office:value="11.6269519329071" calcext:value-type="float">
            <text:p>11.6269519329</text:p>
          </table:table-cell>
          <table:table-cell table:formula="of:=[.C383]/([.D383]-[.D382])" office:value-type="float" office:value="976199.085352882" calcext:value-type="float">
            <text:p>976199.085352882</text:p>
          </table:table-cell>
          <table:table-cell/>
          <table:table-cell office:value-type="float" office:value="1442700490.22659" calcext:value-type="float">
            <text:p>1442700490.22659</text:p>
          </table:table-cell>
          <table:table-cell table:formula="of:=[.G383]-[.B383]" office:value-type="float" office:value="6.65481185913086" calcext:value-type="float">
            <text:p>6.654811859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2700483.58006" calcext:value-type="float">
            <text:p>1442700483.58006</text:p>
          </table:table-cell>
          <table:table-cell office:value-type="float" office:value="8096" calcext:value-type="float">
            <text:p>8096</text:p>
          </table:table-cell>
          <table:table-cell table:formula="of:=[.B384]-[.B$2]" office:value-type="float" office:value="11.6352269649506" calcext:value-type="float">
            <text:p>11.635226965</text:p>
          </table:table-cell>
          <table:table-cell table:formula="of:=[.C384]/([.D384]-[.D383])" office:value-type="float" office:value="978364.791517806" calcext:value-type="float">
            <text:p>978364.791517806</text:p>
          </table:table-cell>
          <table:table-cell/>
          <table:table-cell office:value-type="float" office:value="1442700490.38195" calcext:value-type="float">
            <text:p>1442700490.38195</text:p>
          </table:table-cell>
          <table:table-cell table:formula="of:=[.G384]-[.B384]" office:value-type="float" office:value="6.8018970489502" calcext:value-type="float">
            <text:p>6.801897049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2700483.58833" calcext:value-type="float">
            <text:p>1442700483.58833</text:p>
          </table:table-cell>
          <table:table-cell office:value-type="float" office:value="8096" calcext:value-type="float">
            <text:p>8096</text:p>
          </table:table-cell>
          <table:table-cell table:formula="of:=[.B385]-[.B$2]" office:value-type="float" office:value="11.6435008049011" calcext:value-type="float">
            <text:p>11.6435008049</text:p>
          </table:table-cell>
          <table:table-cell table:formula="of:=[.C385]/([.D385]-[.D384])" office:value-type="float" office:value="978505.754084661" calcext:value-type="float">
            <text:p>978505.754084661</text:p>
          </table:table-cell>
          <table:table-cell/>
          <table:table-cell office:value-type="float" office:value="1442700490.38549" calcext:value-type="float">
            <text:p>1442700490.38549</text:p>
          </table:table-cell>
          <table:table-cell table:formula="of:=[.G385]-[.B385]" office:value-type="float" office:value="6.79715800285339" calcext:value-type="float">
            <text:p>6.7971580029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2700483.59664" calcext:value-type="float">
            <text:p>1442700483.59664</text:p>
          </table:table-cell>
          <table:table-cell office:value-type="float" office:value="8096" calcext:value-type="float">
            <text:p>8096</text:p>
          </table:table-cell>
          <table:table-cell table:formula="of:=[.B386]-[.B$2]" office:value-type="float" office:value="11.6518161296845" calcext:value-type="float">
            <text:p>11.6518161297</text:p>
          </table:table-cell>
          <table:table-cell table:formula="of:=[.C386]/([.D386]-[.D385])" office:value-type="float" office:value="973624.026837171" calcext:value-type="float">
            <text:p>973624.026837171</text:p>
          </table:table-cell>
          <table:table-cell/>
          <table:table-cell office:value-type="float" office:value="1442700490.38898" calcext:value-type="float">
            <text:p>1442700490.38898</text:p>
          </table:table-cell>
          <table:table-cell table:formula="of:=[.G386]-[.B386]" office:value-type="float" office:value="6.79233622550964" calcext:value-type="float">
            <text:p>6.792336225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2700483.60496" calcext:value-type="float">
            <text:p>1442700483.60496</text:p>
          </table:table-cell>
          <table:table-cell office:value-type="float" office:value="8096" calcext:value-type="float">
            <text:p>8096</text:p>
          </table:table-cell>
          <table:table-cell table:formula="of:=[.B387]-[.B$2]" office:value-type="float" office:value="11.6601338386536" calcext:value-type="float">
            <text:p>11.6601338387</text:p>
          </table:table-cell>
          <table:table-cell table:formula="of:=[.C387]/([.D387]-[.D386])" office:value-type="float" office:value="973344.947516267" calcext:value-type="float">
            <text:p>973344.947516267</text:p>
          </table:table-cell>
          <table:table-cell/>
          <table:table-cell office:value-type="float" office:value="1442700490.39249" calcext:value-type="float">
            <text:p>1442700490.39249</text:p>
          </table:table-cell>
          <table:table-cell table:formula="of:=[.G387]-[.B387]" office:value-type="float" office:value="6.78752684593201" calcext:value-type="float">
            <text:p>6.7875268459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2700483.61325" calcext:value-type="float">
            <text:p>1442700483.61325</text:p>
          </table:table-cell>
          <table:table-cell office:value-type="float" office:value="8096" calcext:value-type="float">
            <text:p>8096</text:p>
          </table:table-cell>
          <table:table-cell table:formula="of:=[.B388]-[.B$2]" office:value-type="float" office:value="11.6684255599976" calcext:value-type="float">
            <text:p>11.66842556</text:p>
          </table:table-cell>
          <table:table-cell table:formula="of:=[.C388]/([.D388]-[.D387])" office:value-type="float" office:value="976395.571453218" calcext:value-type="float">
            <text:p>976395.571453218</text:p>
          </table:table-cell>
          <table:table-cell/>
          <table:table-cell office:value-type="float" office:value="1442700490.39604" calcext:value-type="float">
            <text:p>1442700490.39604</text:p>
          </table:table-cell>
          <table:table-cell table:formula="of:=[.G388]-[.B388]" office:value-type="float" office:value="6.78278255462647" calcext:value-type="float">
            <text:p>6.7827825546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2700483.62155" calcext:value-type="float">
            <text:p>1442700483.62155</text:p>
          </table:table-cell>
          <table:table-cell office:value-type="float" office:value="8096" calcext:value-type="float">
            <text:p>8096</text:p>
          </table:table-cell>
          <table:table-cell table:formula="of:=[.B389]-[.B$2]" office:value-type="float" office:value="11.676726102829" calcext:value-type="float">
            <text:p>11.6767261028</text:p>
          </table:table-cell>
          <table:table-cell table:formula="of:=[.C389]/([.D389]-[.D388])" office:value-type="float" office:value="975357.89699842" calcext:value-type="float">
            <text:p>975357.89699842</text:p>
          </table:table-cell>
          <table:table-cell/>
          <table:table-cell office:value-type="float" office:value="1442700490.40353" calcext:value-type="float">
            <text:p>1442700490.40353</text:p>
          </table:table-cell>
          <table:table-cell table:formula="of:=[.G389]-[.B389]" office:value-type="float" office:value="6.78197979927063" calcext:value-type="float">
            <text:p>6.7819797993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2700483.62984" calcext:value-type="float">
            <text:p>1442700483.62984</text:p>
          </table:table-cell>
          <table:table-cell office:value-type="float" office:value="8096" calcext:value-type="float">
            <text:p>8096</text:p>
          </table:table-cell>
          <table:table-cell table:formula="of:=[.B390]-[.B$2]" office:value-type="float" office:value="11.6850070953369" calcext:value-type="float">
            <text:p>11.6850070953</text:p>
          </table:table-cell>
          <table:table-cell table:formula="of:=[.C390]/([.D390]-[.D389])" office:value-type="float" office:value="977660.587452855" calcext:value-type="float">
            <text:p>977660.587452855</text:p>
          </table:table-cell>
          <table:table-cell/>
          <table:table-cell office:value-type="float" office:value="1442700490.40706" calcext:value-type="float">
            <text:p>1442700490.40706</text:p>
          </table:table-cell>
          <table:table-cell table:formula="of:=[.G390]-[.B390]" office:value-type="float" office:value="6.77722787857056" calcext:value-type="float">
            <text:p>6.7772278786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2700483.63816" calcext:value-type="float">
            <text:p>1442700483.63816</text:p>
          </table:table-cell>
          <table:table-cell office:value-type="float" office:value="8096" calcext:value-type="float">
            <text:p>8096</text:p>
          </table:table-cell>
          <table:table-cell table:formula="of:=[.B391]-[.B$2]" office:value-type="float" office:value="11.693327665329" calcext:value-type="float">
            <text:p>11.6933276653</text:p>
          </table:table-cell>
          <table:table-cell table:formula="of:=[.C391]/([.D391]-[.D390])" office:value-type="float" office:value="973010.263445944" calcext:value-type="float">
            <text:p>973010.263445944</text:p>
          </table:table-cell>
          <table:table-cell/>
          <table:table-cell office:value-type="float" office:value="1442700490.4106" calcext:value-type="float">
            <text:p>1442700490.4106</text:p>
          </table:table-cell>
          <table:table-cell table:formula="of:=[.G391]-[.B391]" office:value-type="float" office:value="6.77244853973389" calcext:value-type="float">
            <text:p>6.7724485397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2700483.64644" calcext:value-type="float">
            <text:p>1442700483.64644</text:p>
          </table:table-cell>
          <table:table-cell office:value-type="float" office:value="8096" calcext:value-type="float">
            <text:p>8096</text:p>
          </table:table-cell>
          <table:table-cell table:formula="of:=[.B392]-[.B$2]" office:value-type="float" office:value="11.7016065120697" calcext:value-type="float">
            <text:p>11.7016065121</text:p>
          </table:table-cell>
          <table:table-cell table:formula="of:=[.C392]/([.D392]-[.D391])" office:value-type="float" office:value="977913.984103214" calcext:value-type="float">
            <text:p>977913.984103214</text:p>
          </table:table-cell>
          <table:table-cell/>
          <table:table-cell office:value-type="float" office:value="1442700490.43052" calcext:value-type="float">
            <text:p>1442700490.43052</text:p>
          </table:table-cell>
          <table:table-cell table:formula="of:=[.G392]-[.B392]" office:value-type="float" office:value="6.78408312797546" calcext:value-type="float">
            <text:p>6.784083128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2700483.65473" calcext:value-type="float">
            <text:p>1442700483.65473</text:p>
          </table:table-cell>
          <table:table-cell office:value-type="float" office:value="8096" calcext:value-type="float">
            <text:p>8096</text:p>
          </table:table-cell>
          <table:table-cell table:formula="of:=[.B393]-[.B$2]" office:value-type="float" office:value="11.7098972797394" calcext:value-type="float">
            <text:p>11.7098972797</text:p>
          </table:table-cell>
          <table:table-cell table:formula="of:=[.C393]/([.D393]-[.D392])" office:value-type="float" office:value="976507.884741474" calcext:value-type="float">
            <text:p>976507.884741474</text:p>
          </table:table-cell>
          <table:table-cell/>
          <table:table-cell office:value-type="float" office:value="1442700490.43412" calcext:value-type="float">
            <text:p>1442700490.43412</text:p>
          </table:table-cell>
          <table:table-cell table:formula="of:=[.G393]-[.B393]" office:value-type="float" office:value="6.7793915271759" calcext:value-type="float">
            <text:p>6.7793915272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2700483.663" calcext:value-type="float">
            <text:p>1442700483.663</text:p>
          </table:table-cell>
          <table:table-cell office:value-type="float" office:value="8096" calcext:value-type="float">
            <text:p>8096</text:p>
          </table:table-cell>
          <table:table-cell table:formula="of:=[.B394]-[.B$2]" office:value-type="float" office:value="11.7181754112244" calcext:value-type="float">
            <text:p>11.7181754112</text:p>
          </table:table-cell>
          <table:table-cell table:formula="of:=[.C394]/([.D394]-[.D393])" office:value-type="float" office:value="977998.478845655" calcext:value-type="float">
            <text:p>977998.478845655</text:p>
          </table:table-cell>
          <table:table-cell/>
          <table:table-cell office:value-type="float" office:value="1442700490.43765" calcext:value-type="float">
            <text:p>1442700490.43765</text:p>
          </table:table-cell>
          <table:table-cell table:formula="of:=[.G394]-[.B394]" office:value-type="float" office:value="6.77464723587036" calcext:value-type="float">
            <text:p>6.774647235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2700483.67128" calcext:value-type="float">
            <text:p>1442700483.67128</text:p>
          </table:table-cell>
          <table:table-cell office:value-type="float" office:value="8096" calcext:value-type="float">
            <text:p>8096</text:p>
          </table:table-cell>
          <table:table-cell table:formula="of:=[.B395]-[.B$2]" office:value-type="float" office:value="11.7264504432678" calcext:value-type="float">
            <text:p>11.7264504433</text:p>
          </table:table-cell>
          <table:table-cell table:formula="of:=[.C395]/([.D395]-[.D394])" office:value-type="float" office:value="978364.791517806" calcext:value-type="float">
            <text:p>978364.791517806</text:p>
          </table:table-cell>
          <table:table-cell/>
          <table:table-cell office:value-type="float" office:value="1442700490.4826" calcext:value-type="float">
            <text:p>1442700490.4826</text:p>
          </table:table-cell>
          <table:table-cell table:formula="of:=[.G395]-[.B395]" office:value-type="float" office:value="6.81132197380066" calcext:value-type="float">
            <text:p>6.8113219738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2700483.67958" calcext:value-type="float">
            <text:p>1442700483.67958</text:p>
          </table:table-cell>
          <table:table-cell office:value-type="float" office:value="8096" calcext:value-type="float">
            <text:p>8096</text:p>
          </table:table-cell>
          <table:table-cell table:formula="of:=[.B396]-[.B$2]" office:value-type="float" office:value="11.7347543239594" calcext:value-type="float">
            <text:p>11.734754324</text:p>
          </table:table-cell>
          <table:table-cell table:formula="of:=[.C396]/([.D396]-[.D395])" office:value-type="float" office:value="974965.838353097" calcext:value-type="float">
            <text:p>974965.838353097</text:p>
          </table:table-cell>
          <table:table-cell/>
          <table:table-cell office:value-type="float" office:value="1442700490.48612" calcext:value-type="float">
            <text:p>1442700490.48612</text:p>
          </table:table-cell>
          <table:table-cell table:formula="of:=[.G396]-[.B396]" office:value-type="float" office:value="6.80654120445251" calcext:value-type="float">
            <text:p>6.8065412045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2700483.68787" calcext:value-type="float">
            <text:p>1442700483.68787</text:p>
          </table:table-cell>
          <table:table-cell office:value-type="float" office:value="8096" calcext:value-type="float">
            <text:p>8096</text:p>
          </table:table-cell>
          <table:table-cell table:formula="of:=[.B397]-[.B$2]" office:value-type="float" office:value="11.7430446147919" calcext:value-type="float">
            <text:p>11.7430446148</text:p>
          </table:table-cell>
          <table:table-cell table:formula="of:=[.C397]/([.D397]-[.D396])" office:value-type="float" office:value="976564.051075578" calcext:value-type="float">
            <text:p>976564.051075578</text:p>
          </table:table-cell>
          <table:table-cell/>
          <table:table-cell office:value-type="float" office:value="1442700490.48963" calcext:value-type="float">
            <text:p>1442700490.48963</text:p>
          </table:table-cell>
          <table:table-cell table:formula="of:=[.G397]-[.B397]" office:value-type="float" office:value="6.80175614356995" calcext:value-type="float">
            <text:p>6.8017561436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2700483.69615" calcext:value-type="float">
            <text:p>1442700483.69615</text:p>
          </table:table-cell>
          <table:table-cell office:value-type="float" office:value="8096" calcext:value-type="float">
            <text:p>8096</text:p>
          </table:table-cell>
          <table:table-cell table:formula="of:=[.B398]-[.B$2]" office:value-type="float" office:value="11.7513198852539" calcext:value-type="float">
            <text:p>11.7513198853</text:p>
          </table:table-cell>
          <table:table-cell table:formula="of:=[.C398]/([.D398]-[.D397])" office:value-type="float" office:value="978336.603877957" calcext:value-type="float">
            <text:p>978336.603877957</text:p>
          </table:table-cell>
          <table:table-cell/>
          <table:table-cell office:value-type="float" office:value="1442700490.49312" calcext:value-type="float">
            <text:p>1442700490.49312</text:p>
          </table:table-cell>
          <table:table-cell table:formula="of:=[.G398]-[.B398]" office:value-type="float" office:value="6.79696726799011" calcext:value-type="float">
            <text:p>6.796967268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2700483.70442" calcext:value-type="float">
            <text:p>1442700483.70442</text:p>
          </table:table-cell>
          <table:table-cell office:value-type="float" office:value="8096" calcext:value-type="float">
            <text:p>8096</text:p>
          </table:table-cell>
          <table:table-cell table:formula="of:=[.B399]-[.B$2]" office:value-type="float" office:value="11.7595951557159" calcext:value-type="float">
            <text:p>11.7595951557</text:p>
          </table:table-cell>
          <table:table-cell table:formula="of:=[.C399]/([.D399]-[.D398])" office:value-type="float" office:value="978336.603877957" calcext:value-type="float">
            <text:p>978336.603877957</text:p>
          </table:table-cell>
          <table:table-cell/>
          <table:table-cell office:value-type="float" office:value="1442700490.49662" calcext:value-type="float">
            <text:p>1442700490.49662</text:p>
          </table:table-cell>
          <table:table-cell table:formula="of:=[.G399]-[.B399]" office:value-type="float" office:value="6.79219555854797" calcext:value-type="float">
            <text:p>6.7921955585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2700483.7127" calcext:value-type="float">
            <text:p>1442700483.7127</text:p>
          </table:table-cell>
          <table:table-cell office:value-type="float" office:value="8096" calcext:value-type="float">
            <text:p>8096</text:p>
          </table:table-cell>
          <table:table-cell table:formula="of:=[.B400]-[.B$2]" office:value-type="float" office:value="11.7678718566895" calcext:value-type="float">
            <text:p>11.7678718567</text:p>
          </table:table-cell>
          <table:table-cell table:formula="of:=[.C400]/([.D400]-[.D399])" office:value-type="float" office:value="978167.512141726" calcext:value-type="float">
            <text:p>978167.512141726</text:p>
          </table:table-cell>
          <table:table-cell/>
          <table:table-cell office:value-type="float" office:value="1442700490.50011" calcext:value-type="float">
            <text:p>1442700490.50011</text:p>
          </table:table-cell>
          <table:table-cell table:formula="of:=[.G400]-[.B400]" office:value-type="float" office:value="6.78741312026978" calcext:value-type="float">
            <text:p>6.7874131203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2700483.72095" calcext:value-type="float">
            <text:p>1442700483.72095</text:p>
          </table:table-cell>
          <table:table-cell office:value-type="float" office:value="8096" calcext:value-type="float">
            <text:p>8096</text:p>
          </table:table-cell>
          <table:table-cell table:formula="of:=[.B401]-[.B$2]" office:value-type="float" office:value="11.7761170864105" calcext:value-type="float">
            <text:p>11.7761170864</text:p>
          </table:table-cell>
          <table:table-cell table:formula="of:=[.C401]/([.D401]-[.D400])" office:value-type="float" office:value="981901.083885146" calcext:value-type="float">
            <text:p>981901.083885146</text:p>
          </table:table-cell>
          <table:table-cell/>
          <table:table-cell office:value-type="float" office:value="1442700490.5039" calcext:value-type="float">
            <text:p>1442700490.5039</text:p>
          </table:table-cell>
          <table:table-cell table:formula="of:=[.G401]-[.B401]" office:value-type="float" office:value="6.78295159339905" calcext:value-type="float">
            <text:p>6.782951593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2700483.72922" calcext:value-type="float">
            <text:p>1442700483.72922</text:p>
          </table:table-cell>
          <table:table-cell office:value-type="float" office:value="8096" calcext:value-type="float">
            <text:p>8096</text:p>
          </table:table-cell>
          <table:table-cell table:formula="of:=[.B402]-[.B$2]" office:value-type="float" office:value="11.7843897342682" calcext:value-type="float">
            <text:p>11.7843897343</text:p>
          </table:table-cell>
          <table:table-cell table:formula="of:=[.C402]/([.D402]-[.D401])" office:value-type="float" office:value="978646.757277076" calcext:value-type="float">
            <text:p>978646.757277076</text:p>
          </table:table-cell>
          <table:table-cell/>
          <table:table-cell office:value-type="float" office:value="1442700490.50745" calcext:value-type="float">
            <text:p>1442700490.50745</text:p>
          </table:table-cell>
          <table:table-cell table:formula="of:=[.G402]-[.B402]" office:value-type="float" office:value="6.77822685241699" calcext:value-type="float">
            <text:p>6.7782268524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2700483.7375" calcext:value-type="float">
            <text:p>1442700483.7375</text:p>
          </table:table-cell>
          <table:table-cell office:value-type="float" office:value="8096" calcext:value-type="float">
            <text:p>8096</text:p>
          </table:table-cell>
          <table:table-cell table:formula="of:=[.B403]-[.B$2]" office:value-type="float" office:value="11.7926759719849" calcext:value-type="float">
            <text:p>11.792675972</text:p>
          </table:table-cell>
          <table:table-cell table:formula="of:=[.C403]/([.D403]-[.D402])" office:value-type="float" office:value="977041.725909941" calcext:value-type="float">
            <text:p>977041.725909941</text:p>
          </table:table-cell>
          <table:table-cell/>
          <table:table-cell office:value-type="float" office:value="1442700490.58293" calcext:value-type="float">
            <text:p>1442700490.58293</text:p>
          </table:table-cell>
          <table:table-cell table:formula="of:=[.G403]-[.B403]" office:value-type="float" office:value="6.84542965888977" calcext:value-type="float">
            <text:p>6.8454296589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2700483.74579" calcext:value-type="float">
            <text:p>1442700483.74579</text:p>
          </table:table-cell>
          <table:table-cell office:value-type="float" office:value="8096" calcext:value-type="float">
            <text:p>8096</text:p>
          </table:table-cell>
          <table:table-cell table:formula="of:=[.B404]-[.B$2]" office:value-type="float" office:value="11.8009612560272" calcext:value-type="float">
            <text:p>11.800961256</text:p>
          </table:table-cell>
          <table:table-cell table:formula="of:=[.C404]/([.D404]-[.D403])" office:value-type="float" office:value="977154.187908262" calcext:value-type="float">
            <text:p>977154.187908262</text:p>
          </table:table-cell>
          <table:table-cell/>
          <table:table-cell office:value-type="float" office:value="1442700490.58645" calcext:value-type="float">
            <text:p>1442700490.58645</text:p>
          </table:table-cell>
          <table:table-cell table:formula="of:=[.G404]-[.B404]" office:value-type="float" office:value="6.84065771102905" calcext:value-type="float">
            <text:p>6.840657711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2700483.7541" calcext:value-type="float">
            <text:p>1442700483.7541</text:p>
          </table:table-cell>
          <table:table-cell office:value-type="float" office:value="8096" calcext:value-type="float">
            <text:p>8096</text:p>
          </table:table-cell>
          <table:table-cell table:formula="of:=[.B405]-[.B$2]" office:value-type="float" office:value="11.8092761039734" calcext:value-type="float">
            <text:p>11.809276104</text:p>
          </table:table-cell>
          <table:table-cell table:formula="of:=[.C405]/([.D405]-[.D404])" office:value-type="float" office:value="973679.86190681" calcext:value-type="float">
            <text:p>973679.86190681</text:p>
          </table:table-cell>
          <table:table-cell/>
          <table:table-cell office:value-type="float" office:value="1442700490.58993" calcext:value-type="float">
            <text:p>1442700490.58993</text:p>
          </table:table-cell>
          <table:table-cell table:formula="of:=[.G405]-[.B405]" office:value-type="float" office:value="6.83582735061646" calcext:value-type="float">
            <text:p>6.8358273506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2700483.7624" calcext:value-type="float">
            <text:p>1442700483.7624</text:p>
          </table:table-cell>
          <table:table-cell office:value-type="float" office:value="8096" calcext:value-type="float">
            <text:p>8096</text:p>
          </table:table-cell>
          <table:table-cell table:formula="of:=[.B406]-[.B$2]" office:value-type="float" office:value="11.8175675868988" calcext:value-type="float">
            <text:p>11.8175675869</text:p>
          </table:table-cell>
          <table:table-cell table:formula="of:=[.C406]/([.D406]-[.D405])" office:value-type="float" office:value="976423.647353136" calcext:value-type="float">
            <text:p>976423.647353136</text:p>
          </table:table-cell>
          <table:table-cell/>
          <table:table-cell office:value-type="float" office:value="1442700490.59342" calcext:value-type="float">
            <text:p>1442700490.59342</text:p>
          </table:table-cell>
          <table:table-cell table:formula="of:=[.G406]-[.B406]" office:value-type="float" office:value="6.83102583885193" calcext:value-type="float">
            <text:p>6.831025838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2700483.77067" calcext:value-type="float">
            <text:p>1442700483.77067</text:p>
          </table:table-cell>
          <table:table-cell office:value-type="float" office:value="8096" calcext:value-type="float">
            <text:p>8096</text:p>
          </table:table-cell>
          <table:table-cell table:formula="of:=[.B407]-[.B$2]" office:value-type="float" office:value="11.825843334198" calcext:value-type="float">
            <text:p>11.8258433342</text:p>
          </table:table-cell>
          <table:table-cell table:formula="of:=[.C407]/([.D407]-[.D406])" office:value-type="float" office:value="978280.233470658" calcext:value-type="float">
            <text:p>978280.233470658</text:p>
          </table:table-cell>
          <table:table-cell/>
          <table:table-cell office:value-type="float" office:value="1442700490.59693" calcext:value-type="float">
            <text:p>1442700490.59693</text:p>
          </table:table-cell>
          <table:table-cell table:formula="of:=[.G407]-[.B407]" office:value-type="float" office:value="6.82626032829285" calcext:value-type="float">
            <text:p>6.8262603283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2700483.77898" calcext:value-type="float">
            <text:p>1442700483.77898</text:p>
          </table:table-cell>
          <table:table-cell office:value-type="float" office:value="8096" calcext:value-type="float">
            <text:p>8096</text:p>
          </table:table-cell>
          <table:table-cell table:formula="of:=[.B408]-[.B$2]" office:value-type="float" office:value="11.834151506424" calcext:value-type="float">
            <text:p>11.8341515064</text:p>
          </table:table-cell>
          <table:table-cell table:formula="of:=[.C408]/([.D408]-[.D407])" office:value-type="float" office:value="974462.225844406" calcext:value-type="float">
            <text:p>974462.225844406</text:p>
          </table:table-cell>
          <table:table-cell/>
          <table:table-cell office:value-type="float" office:value="1442700490.60044" calcext:value-type="float">
            <text:p>1442700490.60044</text:p>
          </table:table-cell>
          <table:table-cell table:formula="of:=[.G408]-[.B408]" office:value-type="float" office:value="6.8214635848999" calcext:value-type="float">
            <text:p>6.8214635849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2700483.78725" calcext:value-type="float">
            <text:p>1442700483.78725</text:p>
          </table:table-cell>
          <table:table-cell office:value-type="float" office:value="8096" calcext:value-type="float">
            <text:p>8096</text:p>
          </table:table-cell>
          <table:table-cell table:formula="of:=[.B409]-[.B$2]" office:value-type="float" office:value="11.8424236774445" calcext:value-type="float">
            <text:p>11.8424236774</text:p>
          </table:table-cell>
          <table:table-cell table:formula="of:=[.C409]/([.D409]-[.D408])" office:value-type="float" office:value="978703.169933134" calcext:value-type="float">
            <text:p>978703.169933134</text:p>
          </table:table-cell>
          <table:table-cell/>
          <table:table-cell office:value-type="float" office:value="1442700490.60412" calcext:value-type="float">
            <text:p>1442700490.60412</text:p>
          </table:table-cell>
          <table:table-cell table:formula="of:=[.G409]-[.B409]" office:value-type="float" office:value="6.81686758995056" calcext:value-type="float">
            <text:p>6.81686759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2700483.79552" calcext:value-type="float">
            <text:p>1442700483.79552</text:p>
          </table:table-cell>
          <table:table-cell office:value-type="float" office:value="8096" calcext:value-type="float">
            <text:p>8096</text:p>
          </table:table-cell>
          <table:table-cell table:formula="of:=[.B410]-[.B$2]" office:value-type="float" office:value="11.8506963253021" calcext:value-type="float">
            <text:p>11.8506963253</text:p>
          </table:table-cell>
          <table:table-cell table:formula="of:=[.C410]/([.D410]-[.D409])" office:value-type="float" office:value="978646.757277076" calcext:value-type="float">
            <text:p>978646.757277076</text:p>
          </table:table-cell>
          <table:table-cell/>
          <table:table-cell office:value-type="float" office:value="1442700490.60768" calcext:value-type="float">
            <text:p>1442700490.60768</text:p>
          </table:table-cell>
          <table:table-cell table:formula="of:=[.G410]-[.B410]" office:value-type="float" office:value="6.8121509552002" calcext:value-type="float">
            <text:p>6.8121509552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2700483.80383" calcext:value-type="float">
            <text:p>1442700483.80383</text:p>
          </table:table-cell>
          <table:table-cell office:value-type="float" office:value="8096" calcext:value-type="float">
            <text:p>8096</text:p>
          </table:table-cell>
          <table:table-cell table:formula="of:=[.B411]-[.B$2]" office:value-type="float" office:value="11.8590054512024" calcext:value-type="float">
            <text:p>11.8590054512</text:p>
          </table:table-cell>
          <table:table-cell table:formula="of:=[.C411]/([.D411]-[.D410])" office:value-type="float" office:value="974350.382600212" calcext:value-type="float">
            <text:p>974350.382600212</text:p>
          </table:table-cell>
          <table:table-cell/>
          <table:table-cell office:value-type="float" office:value="1442700490.61117" calcext:value-type="float">
            <text:p>1442700490.61117</text:p>
          </table:table-cell>
          <table:table-cell table:formula="of:=[.G411]-[.B411]" office:value-type="float" office:value="6.80733489990234" calcext:value-type="float">
            <text:p>6.8073348999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2700483.81207" calcext:value-type="float">
            <text:p>1442700483.81207</text:p>
          </table:table-cell>
          <table:table-cell office:value-type="float" office:value="8096" calcext:value-type="float">
            <text:p>8096</text:p>
          </table:table-cell>
          <table:table-cell table:formula="of:=[.B412]-[.B$2]" office:value-type="float" office:value="11.8672440052032" calcext:value-type="float">
            <text:p>11.8672440052</text:p>
          </table:table-cell>
          <table:table-cell table:formula="of:=[.C412]/([.D412]-[.D411])" office:value-type="float" office:value="982696.720706121" calcext:value-type="float">
            <text:p>982696.720706121</text:p>
          </table:table-cell>
          <table:table-cell/>
          <table:table-cell office:value-type="float" office:value="1442700490.63136" calcext:value-type="float">
            <text:p>1442700490.63136</text:p>
          </table:table-cell>
          <table:table-cell table:formula="of:=[.G412]-[.B412]" office:value-type="float" office:value="6.8192880153656" calcext:value-type="float">
            <text:p>6.8192880154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2700483.82034" calcext:value-type="float">
            <text:p>1442700483.82034</text:p>
          </table:table-cell>
          <table:table-cell office:value-type="float" office:value="8096" calcext:value-type="float">
            <text:p>8096</text:p>
          </table:table-cell>
          <table:table-cell table:formula="of:=[.B413]-[.B$2]" office:value-type="float" office:value="11.8755130767822" calcext:value-type="float">
            <text:p>11.8755130768</text:p>
          </table:table-cell>
          <table:table-cell table:formula="of:=[.C413]/([.D413]-[.D412])" office:value-type="float" office:value="979070.010783381" calcext:value-type="float">
            <text:p>979070.010783381</text:p>
          </table:table-cell>
          <table:table-cell/>
          <table:table-cell office:value-type="float" office:value="1442700490.63489" calcext:value-type="float">
            <text:p>1442700490.63489</text:p>
          </table:table-cell>
          <table:table-cell table:formula="of:=[.G413]-[.B413]" office:value-type="float" office:value="6.81454825401306" calcext:value-type="float">
            <text:p>6.814548254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2700483.82868" calcext:value-type="float">
            <text:p>1442700483.82868</text:p>
          </table:table-cell>
          <table:table-cell office:value-type="float" office:value="8096" calcext:value-type="float">
            <text:p>8096</text:p>
          </table:table-cell>
          <table:table-cell table:formula="of:=[.B414]-[.B$2]" office:value-type="float" office:value="11.8838543891907" calcext:value-type="float">
            <text:p>11.8838543892</text:p>
          </table:table-cell>
          <table:table-cell table:formula="of:=[.C414]/([.D414]-[.D413])" office:value-type="float" office:value="970590.67009661" calcext:value-type="float">
            <text:p>970590.67009661</text:p>
          </table:table-cell>
          <table:table-cell/>
          <table:table-cell office:value-type="float" office:value="1442700490.63842" calcext:value-type="float">
            <text:p>1442700490.63842</text:p>
          </table:table-cell>
          <table:table-cell table:formula="of:=[.G414]-[.B414]" office:value-type="float" office:value="6.809739112854" calcext:value-type="float">
            <text:p>6.8097391129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2700483.83699" calcext:value-type="float">
            <text:p>1442700483.83699</text:p>
          </table:table-cell>
          <table:table-cell office:value-type="float" office:value="8096" calcext:value-type="float">
            <text:p>8096</text:p>
          </table:table-cell>
          <table:table-cell table:formula="of:=[.B415]-[.B$2]" office:value-type="float" office:value="11.8921661376953" calcext:value-type="float">
            <text:p>11.8921661377</text:p>
          </table:table-cell>
          <table:table-cell table:formula="of:=[.C415]/([.D415]-[.D414])" office:value-type="float" office:value="974042.946015719" calcext:value-type="float">
            <text:p>974042.946015719</text:p>
          </table:table-cell>
          <table:table-cell/>
          <table:table-cell office:value-type="float" office:value="1442700490.68329" calcext:value-type="float">
            <text:p>1442700490.68329</text:p>
          </table:table-cell>
          <table:table-cell table:formula="of:=[.G415]-[.B415]" office:value-type="float" office:value="6.84629154205322" calcext:value-type="float">
            <text:p>6.846291542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2700483.84527" calcext:value-type="float">
            <text:p>1442700483.84527</text:p>
          </table:table-cell>
          <table:table-cell office:value-type="float" office:value="8096" calcext:value-type="float">
            <text:p>8096</text:p>
          </table:table-cell>
          <table:table-cell table:formula="of:=[.B416]-[.B$2]" office:value-type="float" office:value="11.9004392623901" calcext:value-type="float">
            <text:p>11.9004392624</text:p>
          </table:table-cell>
          <table:table-cell table:formula="of:=[.C416]/([.D416]-[.D415])" office:value-type="float" office:value="978590.351123919" calcext:value-type="float">
            <text:p>978590.351123919</text:p>
          </table:table-cell>
          <table:table-cell/>
          <table:table-cell office:value-type="float" office:value="1442700490.68682" calcext:value-type="float">
            <text:p>1442700490.68682</text:p>
          </table:table-cell>
          <table:table-cell table:formula="of:=[.G416]-[.B416]" office:value-type="float" office:value="6.84154868125916" calcext:value-type="float">
            <text:p>6.8415486813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2700483.85356" calcext:value-type="float">
            <text:p>1442700483.85356</text:p>
          </table:table-cell>
          <table:table-cell office:value-type="float" office:value="8096" calcext:value-type="float">
            <text:p>8096</text:p>
          </table:table-cell>
          <table:table-cell table:formula="of:=[.B417]-[.B$2]" office:value-type="float" office:value="11.9087293148041" calcext:value-type="float">
            <text:p>11.9087293148</text:p>
          </table:table-cell>
          <table:table-cell table:formula="of:=[.C417]/([.D417]-[.D416])" office:value-type="float" office:value="976592.136665612" calcext:value-type="float">
            <text:p>976592.136665612</text:p>
          </table:table-cell>
          <table:table-cell/>
          <table:table-cell office:value-type="float" office:value="1442700490.69037" calcext:value-type="float">
            <text:p>1442700490.69037</text:p>
          </table:table-cell>
          <table:table-cell table:formula="of:=[.G417]-[.B417]" office:value-type="float" office:value="6.83680772781372" calcext:value-type="float">
            <text:p>6.8368077278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2700483.86183" calcext:value-type="float">
            <text:p>1442700483.86183</text:p>
          </table:table-cell>
          <table:table-cell office:value-type="float" office:value="8096" calcext:value-type="float">
            <text:p>8096</text:p>
          </table:table-cell>
          <table:table-cell table:formula="of:=[.B418]-[.B$2]" office:value-type="float" office:value="11.9170033931732" calcext:value-type="float">
            <text:p>11.9170033932</text:p>
          </table:table-cell>
          <table:table-cell table:formula="of:=[.C418]/([.D418]-[.D417])" office:value-type="float" office:value="978477.558321807" calcext:value-type="float">
            <text:p>978477.558321807</text:p>
          </table:table-cell>
          <table:table-cell/>
          <table:table-cell office:value-type="float" office:value="1442700490.69384" calcext:value-type="float">
            <text:p>1442700490.69384</text:p>
          </table:table-cell>
          <table:table-cell table:formula="of:=[.G418]-[.B418]" office:value-type="float" office:value="6.83201169967651" calcext:value-type="float">
            <text:p>6.832011699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2700483.87036" calcext:value-type="float">
            <text:p>1442700483.87036</text:p>
          </table:table-cell>
          <table:table-cell office:value-type="float" office:value="8096" calcext:value-type="float">
            <text:p>8096</text:p>
          </table:table-cell>
          <table:table-cell table:formula="of:=[.B419]-[.B$2]" office:value-type="float" office:value="11.9255309104919" calcext:value-type="float">
            <text:p>11.9255309105</text:p>
          </table:table-cell>
          <table:table-cell table:formula="of:=[.C419]/([.D419]-[.D418])" office:value-type="float" office:value="949397.075069198" calcext:value-type="float">
            <text:p>949397.075069198</text:p>
          </table:table-cell>
          <table:table-cell/>
          <table:table-cell office:value-type="float" office:value="1442700490.69735" calcext:value-type="float">
            <text:p>1442700490.69735</text:p>
          </table:table-cell>
          <table:table-cell table:formula="of:=[.G419]-[.B419]" office:value-type="float" office:value="6.82699394226074" calcext:value-type="float">
            <text:p>6.8269939423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2700483.87864" calcext:value-type="float">
            <text:p>1442700483.87864</text:p>
          </table:table-cell>
          <table:table-cell office:value-type="float" office:value="8096" calcext:value-type="float">
            <text:p>8096</text:p>
          </table:table-cell>
          <table:table-cell table:formula="of:=[.B420]-[.B$2]" office:value-type="float" office:value="11.9338083267212" calcext:value-type="float">
            <text:p>11.9338083267</text:p>
          </table:table-cell>
          <table:table-cell table:formula="of:=[.C420]/([.D420]-[.D419])" office:value-type="float" office:value="978082.988190564" calcext:value-type="float">
            <text:p>978082.988190564</text:p>
          </table:table-cell>
          <table:table-cell/>
          <table:table-cell office:value-type="float" office:value="1442700490.70089" calcext:value-type="float">
            <text:p>1442700490.70089</text:p>
          </table:table-cell>
          <table:table-cell table:formula="of:=[.G420]-[.B420]" office:value-type="float" office:value="6.82224845886231" calcext:value-type="float">
            <text:p>6.8222484589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2700483.8869" calcext:value-type="float">
            <text:p>1442700483.8869</text:p>
          </table:table-cell>
          <table:table-cell office:value-type="float" office:value="8096" calcext:value-type="float">
            <text:p>8096</text:p>
          </table:table-cell>
          <table:table-cell table:formula="of:=[.B421]-[.B$2]" office:value-type="float" office:value="11.9420669078827" calcext:value-type="float">
            <text:p>11.9420669079</text:p>
          </table:table-cell>
          <table:table-cell table:formula="of:=[.C421]/([.D421]-[.D420])" office:value-type="float" office:value="980313.669101302" calcext:value-type="float">
            <text:p>980313.669101302</text:p>
          </table:table-cell>
          <table:table-cell/>
          <table:table-cell office:value-type="float" office:value="1442700490.73196" calcext:value-type="float">
            <text:p>1442700490.73196</text:p>
          </table:table-cell>
          <table:table-cell table:formula="of:=[.G421]-[.B421]" office:value-type="float" office:value="6.84506225585938" calcext:value-type="float">
            <text:p>6.8450622559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2700483.89519" calcext:value-type="float">
            <text:p>1442700483.89519</text:p>
          </table:table-cell>
          <table:table-cell office:value-type="float" office:value="8096" calcext:value-type="float">
            <text:p>8096</text:p>
          </table:table-cell>
          <table:table-cell table:formula="of:=[.B422]-[.B$2]" office:value-type="float" office:value="11.9503569602966" calcext:value-type="float">
            <text:p>11.9503569603</text:p>
          </table:table-cell>
          <table:table-cell table:formula="of:=[.C422]/([.D422]-[.D421])" office:value-type="float" office:value="976592.136665612" calcext:value-type="float">
            <text:p>976592.136665612</text:p>
          </table:table-cell>
          <table:table-cell/>
          <table:table-cell office:value-type="float" office:value="1442700490.73562" calcext:value-type="float">
            <text:p>1442700490.73562</text:p>
          </table:table-cell>
          <table:table-cell table:formula="of:=[.G422]-[.B422]" office:value-type="float" office:value="6.84043693542481" calcext:value-type="float">
            <text:p>6.8404369354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2700483.90343" calcext:value-type="float">
            <text:p>1442700483.90343</text:p>
          </table:table-cell>
          <table:table-cell office:value-type="float" office:value="8096" calcext:value-type="float">
            <text:p>8096</text:p>
          </table:table-cell>
          <table:table-cell table:formula="of:=[.B423]-[.B$2]" office:value-type="float" office:value="11.9586043357849" calcext:value-type="float">
            <text:p>11.9586043358</text:p>
          </table:table-cell>
          <table:table-cell table:formula="of:=[.C423]/([.D423]-[.D422])" office:value-type="float" office:value="981645.617021277" calcext:value-type="float">
            <text:p>981645.617021277</text:p>
          </table:table-cell>
          <table:table-cell/>
          <table:table-cell office:value-type="float" office:value="1442700490.78388" calcext:value-type="float">
            <text:p>1442700490.78388</text:p>
          </table:table-cell>
          <table:table-cell table:formula="of:=[.G423]-[.B423]" office:value-type="float" office:value="6.88045167922974" calcext:value-type="float">
            <text:p>6.8804516792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2700483.91171" calcext:value-type="float">
            <text:p>1442700483.91171</text:p>
          </table:table-cell>
          <table:table-cell office:value-type="float" office:value="8096" calcext:value-type="float">
            <text:p>8096</text:p>
          </table:table-cell>
          <table:table-cell table:formula="of:=[.B424]-[.B$2]" office:value-type="float" office:value="11.9668822288513" calcext:value-type="float">
            <text:p>11.9668822289</text:p>
          </table:table-cell>
          <table:table-cell table:formula="of:=[.C424]/([.D424]-[.D423])" office:value-type="float" office:value="978026.647004608" calcext:value-type="float">
            <text:p>978026.647004608</text:p>
          </table:table-cell>
          <table:table-cell/>
          <table:table-cell office:value-type="float" office:value="1442700490.78742" calcext:value-type="float">
            <text:p>1442700490.78742</text:p>
          </table:table-cell>
          <table:table-cell table:formula="of:=[.G424]-[.B424]" office:value-type="float" office:value="6.87570905685425" calcext:value-type="float">
            <text:p>6.8757090569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2700483.91997" calcext:value-type="float">
            <text:p>1442700483.91997</text:p>
          </table:table-cell>
          <table:table-cell office:value-type="float" office:value="8096" calcext:value-type="float">
            <text:p>8096</text:p>
          </table:table-cell>
          <table:table-cell table:formula="of:=[.B425]-[.B$2]" office:value-type="float" office:value="11.9751462936401" calcext:value-type="float">
            <text:p>11.9751462936</text:p>
          </table:table-cell>
          <table:table-cell table:formula="of:=[.C425]/([.D425]-[.D424])" office:value-type="float" office:value="979663.181120536" calcext:value-type="float">
            <text:p>979663.181120536</text:p>
          </table:table-cell>
          <table:table-cell/>
          <table:table-cell office:value-type="float" office:value="1442700490.791" calcext:value-type="float">
            <text:p>1442700490.791</text:p>
          </table:table-cell>
          <table:table-cell table:formula="of:=[.G425]-[.B425]" office:value-type="float" office:value="6.87102365493774" calcext:value-type="float">
            <text:p>6.8710236549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2700483.92825" calcext:value-type="float">
            <text:p>1442700483.92825</text:p>
          </table:table-cell>
          <table:table-cell office:value-type="float" office:value="8096" calcext:value-type="float">
            <text:p>8096</text:p>
          </table:table-cell>
          <table:table-cell table:formula="of:=[.B426]-[.B$2]" office:value-type="float" office:value="11.9834215641022" calcext:value-type="float">
            <text:p>11.9834215641</text:p>
          </table:table-cell>
          <table:table-cell table:formula="of:=[.C426]/([.D426]-[.D425])" office:value-type="float" office:value="978336.603877957" calcext:value-type="float">
            <text:p>978336.603877957</text:p>
          </table:table-cell>
          <table:table-cell/>
          <table:table-cell office:value-type="float" office:value="1442700490.7945" calcext:value-type="float">
            <text:p>1442700490.7945</text:p>
          </table:table-cell>
          <table:table-cell table:formula="of:=[.G426]-[.B426]" office:value-type="float" office:value="6.86624932289124" calcext:value-type="float">
            <text:p>6.866249322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2700483.93655" calcext:value-type="float">
            <text:p>1442700483.93655</text:p>
          </table:table-cell>
          <table:table-cell office:value-type="float" office:value="8096" calcext:value-type="float">
            <text:p>8096</text:p>
          </table:table-cell>
          <table:table-cell table:formula="of:=[.B427]-[.B$2]" office:value-type="float" office:value="11.9917199611664" calcext:value-type="float">
            <text:p>11.9917199612</text:p>
          </table:table-cell>
          <table:table-cell table:formula="of:=[.C427]/([.D427]-[.D426])" office:value-type="float" office:value="975610.101246912" calcext:value-type="float">
            <text:p>975610.101246912</text:p>
          </table:table-cell>
          <table:table-cell/>
          <table:table-cell office:value-type="float" office:value="1442700490.79803" calcext:value-type="float">
            <text:p>1442700490.79803</text:p>
          </table:table-cell>
          <table:table-cell table:formula="of:=[.G427]-[.B427]" office:value-type="float" office:value="6.86148428916931" calcext:value-type="float">
            <text:p>6.8614842892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2700483.94485" calcext:value-type="float">
            <text:p>1442700483.94485</text:p>
          </table:table-cell>
          <table:table-cell office:value-type="float" office:value="8096" calcext:value-type="float">
            <text:p>8096</text:p>
          </table:table-cell>
          <table:table-cell table:formula="of:=[.B428]-[.B$2]" office:value-type="float" office:value="12.0000238418579" calcext:value-type="float">
            <text:p>12.0000238419</text:p>
          </table:table-cell>
          <table:table-cell table:formula="of:=[.C428]/([.D428]-[.D427])" office:value-type="float" office:value="974965.838353097" calcext:value-type="float">
            <text:p>974965.838353097</text:p>
          </table:table-cell>
          <table:table-cell/>
          <table:table-cell office:value-type="float" office:value="1442700490.80156" calcext:value-type="float">
            <text:p>1442700490.80156</text:p>
          </table:table-cell>
          <table:table-cell table:formula="of:=[.G428]-[.B428]" office:value-type="float" office:value="6.85671067237854" calcext:value-type="float">
            <text:p>6.8567106724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2700483.95316" calcext:value-type="float">
            <text:p>1442700483.95316</text:p>
          </table:table-cell>
          <table:table-cell office:value-type="float" office:value="8096" calcext:value-type="float">
            <text:p>8096</text:p>
          </table:table-cell>
          <table:table-cell table:formula="of:=[.B429]-[.B$2]" office:value-type="float" office:value="12.0083336830139" calcext:value-type="float">
            <text:p>12.008333683</text:p>
          </table:table-cell>
          <table:table-cell table:formula="of:=[.C429]/([.D429]-[.D428])" office:value-type="float" office:value="974266.517013829" calcext:value-type="float">
            <text:p>974266.517013829</text:p>
          </table:table-cell>
          <table:table-cell/>
          <table:table-cell office:value-type="float" office:value="1442700490.83246" calcext:value-type="float">
            <text:p>1442700490.83246</text:p>
          </table:table-cell>
          <table:table-cell table:formula="of:=[.G429]-[.B429]" office:value-type="float" office:value="6.87929606437683" calcext:value-type="float">
            <text:p>6.879296064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2700483.96143" calcext:value-type="float">
            <text:p>1442700483.96143</text:p>
          </table:table-cell>
          <table:table-cell office:value-type="float" office:value="8096" calcext:value-type="float">
            <text:p>8096</text:p>
          </table:table-cell>
          <table:table-cell table:formula="of:=[.B430]-[.B$2]" office:value-type="float" office:value="12.0165994167328" calcext:value-type="float">
            <text:p>12.0165994167</text:p>
          </table:table-cell>
          <table:table-cell table:formula="of:=[.C430]/([.D430]-[.D429])" office:value-type="float" office:value="979465.377830338" calcext:value-type="float">
            <text:p>979465.377830338</text:p>
          </table:table-cell>
          <table:table-cell/>
          <table:table-cell office:value-type="float" office:value="1442700490.83599" calcext:value-type="float">
            <text:p>1442700490.83599</text:p>
          </table:table-cell>
          <table:table-cell table:formula="of:=[.G430]-[.B430]" office:value-type="float" office:value="6.87456250190735" calcext:value-type="float">
            <text:p>6.8745625019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2700483.96972" calcext:value-type="float">
            <text:p>1442700483.96972</text:p>
          </table:table-cell>
          <table:table-cell office:value-type="float" office:value="8096" calcext:value-type="float">
            <text:p>8096</text:p>
          </table:table-cell>
          <table:table-cell table:formula="of:=[.B431]-[.B$2]" office:value-type="float" office:value="12.0248928070068" calcext:value-type="float">
            <text:p>12.024892807</text:p>
          </table:table-cell>
          <table:table-cell table:formula="of:=[.C431]/([.D431]-[.D430])" office:value-type="float" office:value="976199.085352882" calcext:value-type="float">
            <text:p>976199.085352882</text:p>
          </table:table-cell>
          <table:table-cell/>
          <table:table-cell office:value-type="float" office:value="1442700490.83952" calcext:value-type="float">
            <text:p>1442700490.83952</text:p>
          </table:table-cell>
          <table:table-cell table:formula="of:=[.G431]-[.B431]" office:value-type="float" office:value="6.86979675292969" calcext:value-type="float">
            <text:p>6.8697967529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2700483.978" calcext:value-type="float">
            <text:p>1442700483.978</text:p>
          </table:table-cell>
          <table:table-cell office:value-type="float" office:value="8096" calcext:value-type="float">
            <text:p>8096</text:p>
          </table:table-cell>
          <table:table-cell table:formula="of:=[.B432]-[.B$2]" office:value-type="float" office:value="12.0331676006317" calcext:value-type="float">
            <text:p>12.0331676006</text:p>
          </table:table-cell>
          <table:table-cell table:formula="of:=[.C432]/([.D432]-[.D431])" office:value-type="float" office:value="978392.980781975" calcext:value-type="float">
            <text:p>978392.980781975</text:p>
          </table:table-cell>
          <table:table-cell/>
          <table:table-cell office:value-type="float" office:value="1442700490.84302" calcext:value-type="float">
            <text:p>1442700490.84302</text:p>
          </table:table-cell>
          <table:table-cell table:formula="of:=[.G432]-[.B432]" office:value-type="float" office:value="6.86502170562744" calcext:value-type="float">
            <text:p>6.8650217056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2700483.98637" calcext:value-type="float">
            <text:p>1442700483.98637</text:p>
          </table:table-cell>
          <table:table-cell office:value-type="float" office:value="8096" calcext:value-type="float">
            <text:p>8096</text:p>
          </table:table-cell>
          <table:table-cell table:formula="of:=[.B433]-[.B$2]" office:value-type="float" office:value="12.0415375232697" calcext:value-type="float">
            <text:p>12.0415375233</text:p>
          </table:table-cell>
          <table:table-cell table:formula="of:=[.C433]/([.D433]-[.D432])" office:value-type="float" office:value="967272.97852219" calcext:value-type="float">
            <text:p>967272.97852219</text:p>
          </table:table-cell>
          <table:table-cell/>
          <table:table-cell office:value-type="float" office:value="1442700490.84655" calcext:value-type="float">
            <text:p>1442700490.84655</text:p>
          </table:table-cell>
          <table:table-cell table:formula="of:=[.G433]-[.B433]" office:value-type="float" office:value="6.86018705368042" calcext:value-type="float">
            <text:p>6.8601870537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2700483.99506" calcext:value-type="float">
            <text:p>1442700483.99506</text:p>
          </table:table-cell>
          <table:table-cell office:value-type="float" office:value="8096" calcext:value-type="float">
            <text:p>8096</text:p>
          </table:table-cell>
          <table:table-cell table:formula="of:=[.B434]-[.B$2]" office:value-type="float" office:value="12.0502338409424" calcext:value-type="float">
            <text:p>12.0502338409</text:p>
          </table:table-cell>
          <table:table-cell table:formula="of:=[.C434]/([.D434]-[.D433])" office:value-type="float" office:value="930968.750760795" calcext:value-type="float">
            <text:p>930968.750760795</text:p>
          </table:table-cell>
          <table:table-cell/>
          <table:table-cell office:value-type="float" office:value="1442700490.85012" calcext:value-type="float">
            <text:p>1442700490.85012</text:p>
          </table:table-cell>
          <table:table-cell table:formula="of:=[.G434]-[.B434]" office:value-type="float" office:value="6.85505843162537" calcext:value-type="float">
            <text:p>6.8550584316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2700484.00392" calcext:value-type="float">
            <text:p>1442700484.00392</text:p>
          </table:table-cell>
          <table:table-cell office:value-type="float" office:value="8096" calcext:value-type="float">
            <text:p>8096</text:p>
          </table:table-cell>
          <table:table-cell table:formula="of:=[.B435]-[.B$2]" office:value-type="float" office:value="12.0590920448303" calcext:value-type="float">
            <text:p>12.0590920448</text:p>
          </table:table-cell>
          <table:table-cell table:formula="of:=[.C435]/([.D435]-[.D434])" office:value-type="float" office:value="913955.029983313" calcext:value-type="float">
            <text:p>913955.029983313</text:p>
          </table:table-cell>
          <table:table-cell/>
          <table:table-cell office:value-type="float" office:value="1442700490.88435" calcext:value-type="float">
            <text:p>1442700490.88435</text:p>
          </table:table-cell>
          <table:table-cell table:formula="of:=[.G435]-[.B435]" office:value-type="float" office:value="6.88042736053467" calcext:value-type="float">
            <text:p>6.8804273605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2700484.01216" calcext:value-type="float">
            <text:p>1442700484.01216</text:p>
          </table:table-cell>
          <table:table-cell office:value-type="float" office:value="8096" calcext:value-type="float">
            <text:p>8096</text:p>
          </table:table-cell>
          <table:table-cell table:formula="of:=[.B436]-[.B$2]" office:value-type="float" office:value="12.0673348903656" calcext:value-type="float">
            <text:p>12.0673348904</text:p>
          </table:table-cell>
          <table:table-cell table:formula="of:=[.C436]/([.D436]-[.D435])" office:value-type="float" office:value="982185.091950366" calcext:value-type="float">
            <text:p>982185.091950366</text:p>
          </table:table-cell>
          <table:table-cell/>
          <table:table-cell office:value-type="float" office:value="1442700490.8879" calcext:value-type="float">
            <text:p>1442700490.8879</text:p>
          </table:table-cell>
          <table:table-cell table:formula="of:=[.G436]-[.B436]" office:value-type="float" office:value="6.87573790550232" calcext:value-type="float">
            <text:p>6.8757379055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2700484.02048" calcext:value-type="float">
            <text:p>1442700484.02048</text:p>
          </table:table-cell>
          <table:table-cell office:value-type="float" office:value="8096" calcext:value-type="float">
            <text:p>8096</text:p>
          </table:table-cell>
          <table:table-cell table:formula="of:=[.B437]-[.B$2]" office:value-type="float" office:value="12.0756552219391" calcext:value-type="float">
            <text:p>12.0756552219</text:p>
          </table:table-cell>
          <table:table-cell table:formula="of:=[.C437]/([.D437]-[.D436])" office:value-type="float" office:value="973038.144993983" calcext:value-type="float">
            <text:p>973038.144993983</text:p>
          </table:table-cell>
          <table:table-cell/>
          <table:table-cell office:value-type="float" office:value="1442700490.89146" calcext:value-type="float">
            <text:p>1442700490.89146</text:p>
          </table:table-cell>
          <table:table-cell table:formula="of:=[.G437]-[.B437]" office:value-type="float" office:value="6.87098073959351" calcext:value-type="float">
            <text:p>6.8709807396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2700484.02881" calcext:value-type="float">
            <text:p>1442700484.02881</text:p>
          </table:table-cell>
          <table:table-cell office:value-type="float" office:value="8096" calcext:value-type="float">
            <text:p>8096</text:p>
          </table:table-cell>
          <table:table-cell table:formula="of:=[.B438]-[.B$2]" office:value-type="float" office:value="12.0839858055115" calcext:value-type="float">
            <text:p>12.0839858055</text:p>
          </table:table-cell>
          <table:table-cell table:formula="of:=[.C438]/([.D438]-[.D437])" office:value-type="float" office:value="971840.67954552" calcext:value-type="float">
            <text:p>971840.67954552</text:p>
          </table:table-cell>
          <table:table-cell/>
          <table:table-cell office:value-type="float" office:value="1442700490.89496" calcext:value-type="float">
            <text:p>1442700490.89496</text:p>
          </table:table-cell>
          <table:table-cell table:formula="of:=[.G438]-[.B438]" office:value-type="float" office:value="6.86614847183228" calcext:value-type="float">
            <text:p>6.8661484718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2700484.03708" calcext:value-type="float">
            <text:p>1442700484.03708</text:p>
          </table:table-cell>
          <table:table-cell office:value-type="float" office:value="8096" calcext:value-type="float">
            <text:p>8096</text:p>
          </table:table-cell>
          <table:table-cell table:formula="of:=[.B439]-[.B$2]" office:value-type="float" office:value="12.0922517776489" calcext:value-type="float">
            <text:p>12.0922517776</text:p>
          </table:table-cell>
          <table:table-cell table:formula="of:=[.C439]/([.D439]-[.D438])" office:value-type="float" office:value="979437.126737814" calcext:value-type="float">
            <text:p>979437.126737814</text:p>
          </table:table-cell>
          <table:table-cell/>
          <table:table-cell office:value-type="float" office:value="1442700490.93295" calcext:value-type="float">
            <text:p>1442700490.93295</text:p>
          </table:table-cell>
          <table:table-cell table:formula="of:=[.G439]-[.B439]" office:value-type="float" office:value="6.89587259292603" calcext:value-type="float">
            <text:p>6.8958725929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2700484.04536" calcext:value-type="float">
            <text:p>1442700484.04536</text:p>
          </table:table-cell>
          <table:table-cell office:value-type="float" office:value="8096" calcext:value-type="float">
            <text:p>8096</text:p>
          </table:table-cell>
          <table:table-cell table:formula="of:=[.B440]-[.B$2]" office:value-type="float" office:value="12.1005294322968" calcext:value-type="float">
            <text:p>12.1005294323</text:p>
          </table:table-cell>
          <table:table-cell table:formula="of:=[.C440]/([.D440]-[.D439])" office:value-type="float" office:value="978054.816786198" calcext:value-type="float">
            <text:p>978054.816786198</text:p>
          </table:table-cell>
          <table:table-cell/>
          <table:table-cell office:value-type="float" office:value="1442700490.93648" calcext:value-type="float">
            <text:p>1442700490.93648</text:p>
          </table:table-cell>
          <table:table-cell table:formula="of:=[.G440]-[.B440]" office:value-type="float" office:value="6.89112091064453" calcext:value-type="float">
            <text:p>6.8911209106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2700484.05363" calcext:value-type="float">
            <text:p>1442700484.05363</text:p>
          </table:table-cell>
          <table:table-cell office:value-type="float" office:value="8096" calcext:value-type="float">
            <text:p>8096</text:p>
          </table:table-cell>
          <table:table-cell table:formula="of:=[.B441]-[.B$2]" office:value-type="float" office:value="12.1087989807129" calcext:value-type="float">
            <text:p>12.1087989807</text:p>
          </table:table-cell>
          <table:table-cell table:formula="of:=[.C441]/([.D441]-[.D440])" office:value-type="float" office:value="979013.555831051" calcext:value-type="float">
            <text:p>979013.555831051</text:p>
          </table:table-cell>
          <table:table-cell/>
          <table:table-cell office:value-type="float" office:value="1442700490.93998" calcext:value-type="float">
            <text:p>1442700490.93998</text:p>
          </table:table-cell>
          <table:table-cell table:formula="of:=[.G441]-[.B441]" office:value-type="float" office:value="6.88635420799255" calcext:value-type="float">
            <text:p>6.886354208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2700484.06188" calcext:value-type="float">
            <text:p>1442700484.06188</text:p>
          </table:table-cell>
          <table:table-cell office:value-type="float" office:value="8096" calcext:value-type="float">
            <text:p>8096</text:p>
          </table:table-cell>
          <table:table-cell table:formula="of:=[.B442]-[.B$2]" office:value-type="float" office:value="12.1170516014099" calcext:value-type="float">
            <text:p>12.1170516014</text:p>
          </table:table-cell>
          <table:table-cell table:formula="of:=[.C442]/([.D442]-[.D441])" office:value-type="float" office:value="981021.701739181" calcext:value-type="float">
            <text:p>981021.701739181</text:p>
          </table:table-cell>
          <table:table-cell/>
          <table:table-cell office:value-type="float" office:value="1442700490.94347" calcext:value-type="float">
            <text:p>1442700490.94347</text:p>
          </table:table-cell>
          <table:table-cell table:formula="of:=[.G442]-[.B442]" office:value-type="float" office:value="6.88159370422363" calcext:value-type="float">
            <text:p>6.881593704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2700484.07015" calcext:value-type="float">
            <text:p>1442700484.07015</text:p>
          </table:table-cell>
          <table:table-cell office:value-type="float" office:value="8096" calcext:value-type="float">
            <text:p>8096</text:p>
          </table:table-cell>
          <table:table-cell table:formula="of:=[.B443]-[.B$2]" office:value-type="float" office:value="12.1253247261047" calcext:value-type="float">
            <text:p>12.1253247261</text:p>
          </table:table-cell>
          <table:table-cell table:formula="of:=[.C443]/([.D443]-[.D442])" office:value-type="float" office:value="978590.351123919" calcext:value-type="float">
            <text:p>978590.351123919</text:p>
          </table:table-cell>
          <table:table-cell/>
          <table:table-cell office:value-type="float" office:value="1442700490.947" calcext:value-type="float">
            <text:p>1442700490.947</text:p>
          </table:table-cell>
          <table:table-cell table:formula="of:=[.G443]-[.B443]" office:value-type="float" office:value="6.8768458366394" calcext:value-type="float">
            <text:p>6.8768458366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2700484.07843" calcext:value-type="float">
            <text:p>1442700484.07843</text:p>
          </table:table-cell>
          <table:table-cell office:value-type="float" office:value="8096" calcext:value-type="float">
            <text:p>8096</text:p>
          </table:table-cell>
          <table:table-cell table:formula="of:=[.B444]-[.B$2]" office:value-type="float" office:value="12.1336007118225" calcext:value-type="float">
            <text:p>12.1336007118</text:p>
          </table:table-cell>
          <table:table-cell table:formula="of:=[.C444]/([.D444]-[.D443])" office:value-type="float" office:value="978252.050702927" calcext:value-type="float">
            <text:p>978252.050702927</text:p>
          </table:table-cell>
          <table:table-cell/>
          <table:table-cell office:value-type="float" office:value="1442700490.95052" calcext:value-type="float">
            <text:p>1442700490.95052</text:p>
          </table:table-cell>
          <table:table-cell table:formula="of:=[.G444]-[.B444]" office:value-type="float" office:value="6.87209415435791" calcext:value-type="float">
            <text:p>6.872094154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2700484.08668" calcext:value-type="float">
            <text:p>1442700484.08668</text:p>
          </table:table-cell>
          <table:table-cell office:value-type="float" office:value="8096" calcext:value-type="float">
            <text:p>8096</text:p>
          </table:table-cell>
          <table:table-cell table:formula="of:=[.B445]-[.B$2]" office:value-type="float" office:value="12.1418519020081" calcext:value-type="float">
            <text:p>12.141851902</text:p>
          </table:table-cell>
          <table:table-cell table:formula="of:=[.C445]/([.D445]-[.D444])" office:value-type="float" office:value="981191.781784558" calcext:value-type="float">
            <text:p>981191.781784558</text:p>
          </table:table-cell>
          <table:table-cell/>
          <table:table-cell office:value-type="float" office:value="1442700490.98491" calcext:value-type="float">
            <text:p>1442700490.98491</text:p>
          </table:table-cell>
          <table:table-cell table:formula="of:=[.G445]-[.B445]" office:value-type="float" office:value="6.89822673797607" calcext:value-type="float">
            <text:p>6.898226738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2700484.095" calcext:value-type="float">
            <text:p>1442700484.095</text:p>
          </table:table-cell>
          <table:table-cell office:value-type="float" office:value="8096" calcext:value-type="float">
            <text:p>8096</text:p>
          </table:table-cell>
          <table:table-cell table:formula="of:=[.B446]-[.B$2]" office:value-type="float" office:value="12.1501679420471" calcext:value-type="float">
            <text:p>12.150167942</text:p>
          </table:table-cell>
          <table:table-cell table:formula="of:=[.C446]/([.D446]-[.D445])" office:value-type="float" office:value="973540.286238532" calcext:value-type="float">
            <text:p>973540.286238532</text:p>
          </table:table-cell>
          <table:table-cell/>
          <table:table-cell office:value-type="float" office:value="1442700490.98844" calcext:value-type="float">
            <text:p>1442700490.98844</text:p>
          </table:table-cell>
          <table:table-cell table:formula="of:=[.G446]-[.B446]" office:value-type="float" office:value="6.89344000816345" calcext:value-type="float">
            <text:p>6.8934400082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2700484.10325" calcext:value-type="float">
            <text:p>1442700484.10325</text:p>
          </table:table-cell>
          <table:table-cell office:value-type="float" office:value="8096" calcext:value-type="float">
            <text:p>8096</text:p>
          </table:table-cell>
          <table:table-cell table:formula="of:=[.B447]-[.B$2]" office:value-type="float" office:value="12.1584222316742" calcext:value-type="float">
            <text:p>12.1584222317</text:p>
          </table:table-cell>
          <table:table-cell table:formula="of:=[.C447]/([.D447]-[.D446])" office:value-type="float" office:value="980823.349527743" calcext:value-type="float">
            <text:p>980823.349527743</text:p>
          </table:table-cell>
          <table:table-cell/>
          <table:table-cell office:value-type="float" office:value="1442700490.99197" calcext:value-type="float">
            <text:p>1442700490.99197</text:p>
          </table:table-cell>
          <table:table-cell table:formula="of:=[.G447]-[.B447]" office:value-type="float" office:value="6.88872075080872" calcext:value-type="float">
            <text:p>6.888720750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2700484.11151" calcext:value-type="float">
            <text:p>1442700484.11151</text:p>
          </table:table-cell>
          <table:table-cell office:value-type="float" office:value="8096" calcext:value-type="float">
            <text:p>8096</text:p>
          </table:table-cell>
          <table:table-cell table:formula="of:=[.B448]-[.B$2]" office:value-type="float" office:value="12.1666815280914" calcext:value-type="float">
            <text:p>12.1666815281</text:p>
          </table:table-cell>
          <table:table-cell table:formula="of:=[.C448]/([.D448]-[.D447])" office:value-type="float" office:value="980228.773858322" calcext:value-type="float">
            <text:p>980228.773858322</text:p>
          </table:table-cell>
          <table:table-cell/>
          <table:table-cell office:value-type="float" office:value="1442700490.99546" calcext:value-type="float">
            <text:p>1442700490.99546</text:p>
          </table:table-cell>
          <table:table-cell table:formula="of:=[.G448]-[.B448]" office:value-type="float" office:value="6.88395214080811" calcext:value-type="float">
            <text:p>6.8839521408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2700484.11986" calcext:value-type="float">
            <text:p>1442700484.11986</text:p>
          </table:table-cell>
          <table:table-cell office:value-type="float" office:value="8096" calcext:value-type="float">
            <text:p>8096</text:p>
          </table:table-cell>
          <table:table-cell table:formula="of:=[.B449]-[.B$2]" office:value-type="float" office:value="12.1750333309174" calcext:value-type="float">
            <text:p>12.1750333309</text:p>
          </table:table-cell>
          <table:table-cell table:formula="of:=[.C449]/([.D449]-[.D448])" office:value-type="float" office:value="969371.543933771" calcext:value-type="float">
            <text:p>969371.543933771</text:p>
          </table:table-cell>
          <table:table-cell/>
          <table:table-cell office:value-type="float" office:value="1442700490.99899" calcext:value-type="float">
            <text:p>1442700490.99899</text:p>
          </table:table-cell>
          <table:table-cell table:formula="of:=[.G449]-[.B449]" office:value-type="float" office:value="6.87912750244141" calcext:value-type="float">
            <text:p>6.8791275024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2700484.12812" calcext:value-type="float">
            <text:p>1442700484.12812</text:p>
          </table:table-cell>
          <table:table-cell office:value-type="float" office:value="8096" calcext:value-type="float">
            <text:p>8096</text:p>
          </table:table-cell>
          <table:table-cell table:formula="of:=[.B450]-[.B$2]" office:value-type="float" office:value="12.1832890510559" calcext:value-type="float">
            <text:p>12.1832890511</text:p>
          </table:table-cell>
          <table:table-cell table:formula="of:=[.C450]/([.D450]-[.D449])" office:value-type="float" office:value="980653.397175614" calcext:value-type="float">
            <text:p>980653.397175614</text:p>
          </table:table-cell>
          <table:table-cell/>
          <table:table-cell office:value-type="float" office:value="1442700491.00244" calcext:value-type="float">
            <text:p>1442700491.00244</text:p>
          </table:table-cell>
          <table:table-cell table:formula="of:=[.G450]-[.B450]" office:value-type="float" office:value="6.8743257522583" calcext:value-type="float">
            <text:p>6.8743257523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2700484.13639" calcext:value-type="float">
            <text:p>1442700484.13639</text:p>
          </table:table-cell>
          <table:table-cell office:value-type="float" office:value="8096" calcext:value-type="float">
            <text:p>8096</text:p>
          </table:table-cell>
          <table:table-cell table:formula="of:=[.B451]-[.B$2]" office:value-type="float" office:value="12.1915583610535" calcext:value-type="float">
            <text:p>12.1915583611</text:p>
          </table:table-cell>
          <table:table-cell table:formula="of:=[.C451]/([.D451]-[.D450])" office:value-type="float" office:value="979041.782493369" calcext:value-type="float">
            <text:p>979041.782493369</text:p>
          </table:table-cell>
          <table:table-cell/>
          <table:table-cell office:value-type="float" office:value="1442700491.02142" calcext:value-type="float">
            <text:p>1442700491.02142</text:p>
          </table:table-cell>
          <table:table-cell table:formula="of:=[.G451]-[.B451]" office:value-type="float" office:value="6.88502860069275" calcext:value-type="float">
            <text:p>6.8850286007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2700484.14467" calcext:value-type="float">
            <text:p>1442700484.14467</text:p>
          </table:table-cell>
          <table:table-cell office:value-type="float" office:value="8096" calcext:value-type="float">
            <text:p>8096</text:p>
          </table:table-cell>
          <table:table-cell table:formula="of:=[.B452]-[.B$2]" office:value-type="float" office:value="12.19984126091" calcext:value-type="float">
            <text:p>12.1998412609</text:p>
          </table:table-cell>
          <table:table-cell table:formula="of:=[.C452]/([.D452]-[.D451])" office:value-type="float" office:value="977435.456204485" calcext:value-type="float">
            <text:p>977435.456204485</text:p>
          </table:table-cell>
          <table:table-cell/>
          <table:table-cell office:value-type="float" office:value="1442700491.02483" calcext:value-type="float">
            <text:p>1442700491.02483</text:p>
          </table:table-cell>
          <table:table-cell table:formula="of:=[.G452]-[.B452]" office:value-type="float" office:value="6.88015723228455" calcext:value-type="float">
            <text:p>6.8801572323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2700484.15293" calcext:value-type="float">
            <text:p>1442700484.15293</text:p>
          </table:table-cell>
          <table:table-cell office:value-type="float" office:value="8096" calcext:value-type="float">
            <text:p>8096</text:p>
          </table:table-cell>
          <table:table-cell table:formula="of:=[.B453]-[.B$2]" office:value-type="float" office:value="12.2081034183502" calcext:value-type="float">
            <text:p>12.2081034184</text:p>
          </table:table-cell>
          <table:table-cell table:formula="of:=[.C453]/([.D453]-[.D452])" office:value-type="float" office:value="979889.339874185" calcext:value-type="float">
            <text:p>979889.339874185</text:p>
          </table:table-cell>
          <table:table-cell/>
          <table:table-cell office:value-type="float" office:value="1442700491.02823" calcext:value-type="float">
            <text:p>1442700491.02823</text:p>
          </table:table-cell>
          <table:table-cell table:formula="of:=[.G453]-[.B453]" office:value-type="float" office:value="6.87530016899109" calcext:value-type="float">
            <text:p>6.875300169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2700484.16127" calcext:value-type="float">
            <text:p>1442700484.16127</text:p>
          </table:table-cell>
          <table:table-cell office:value-type="float" office:value="8096" calcext:value-type="float">
            <text:p>8096</text:p>
          </table:table-cell>
          <table:table-cell table:formula="of:=[.B454]-[.B$2]" office:value-type="float" office:value="12.2164380550385" calcext:value-type="float">
            <text:p>12.216438055</text:p>
          </table:table-cell>
          <table:table-cell table:formula="of:=[.C454]/([.D454]-[.D453])" office:value-type="float" office:value="971368.075519194" calcext:value-type="float">
            <text:p>971368.075519194</text:p>
          </table:table-cell>
          <table:table-cell/>
          <table:table-cell office:value-type="float" office:value="1442700491.03166" calcext:value-type="float">
            <text:p>1442700491.03166</text:p>
          </table:table-cell>
          <table:table-cell table:formula="of:=[.G454]-[.B454]" office:value-type="float" office:value="6.87039232254028" calcext:value-type="float">
            <text:p>6.8703923225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2700484.16955" calcext:value-type="float">
            <text:p>1442700484.16955</text:p>
          </table:table-cell>
          <table:table-cell office:value-type="float" office:value="8096" calcext:value-type="float">
            <text:p>8096</text:p>
          </table:table-cell>
          <table:table-cell table:formula="of:=[.B455]-[.B$2]" office:value-type="float" office:value="12.224723815918" calcext:value-type="float">
            <text:p>12.2247238159</text:p>
          </table:table-cell>
          <table:table-cell table:formula="of:=[.C455]/([.D455]-[.D454])" office:value-type="float" office:value="977097.953673064" calcext:value-type="float">
            <text:p>977097.953673064</text:p>
          </table:table-cell>
          <table:table-cell/>
          <table:table-cell office:value-type="float" office:value="1442700491.03506" calcext:value-type="float">
            <text:p>1442700491.03506</text:p>
          </table:table-cell>
          <table:table-cell table:formula="of:=[.G455]-[.B455]" office:value-type="float" office:value="6.86551070213318" calcext:value-type="float">
            <text:p>6.865510702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2700484.17784" calcext:value-type="float">
            <text:p>1442700484.17784</text:p>
          </table:table-cell>
          <table:table-cell office:value-type="float" office:value="8096" calcext:value-type="float">
            <text:p>8096</text:p>
          </table:table-cell>
          <table:table-cell table:formula="of:=[.B456]-[.B$2]" office:value-type="float" office:value="12.2330152988434" calcext:value-type="float">
            <text:p>12.2330152988</text:p>
          </table:table-cell>
          <table:table-cell table:formula="of:=[.C456]/([.D456]-[.D455])" office:value-type="float" office:value="976423.647353136" calcext:value-type="float">
            <text:p>976423.647353136</text:p>
          </table:table-cell>
          <table:table-cell/>
          <table:table-cell office:value-type="float" office:value="1442700491.03851" calcext:value-type="float">
            <text:p>1442700491.03851</text:p>
          </table:table-cell>
          <table:table-cell table:formula="of:=[.G456]-[.B456]" office:value-type="float" office:value="6.86066174507141" calcext:value-type="float">
            <text:p>6.860661745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2700484.18612" calcext:value-type="float">
            <text:p>1442700484.18612</text:p>
          </table:table-cell>
          <table:table-cell office:value-type="float" office:value="8096" calcext:value-type="float">
            <text:p>8096</text:p>
          </table:table-cell>
          <table:table-cell table:formula="of:=[.B457]-[.B$2]" office:value-type="float" office:value="12.2412912845612" calcext:value-type="float">
            <text:p>12.2412912846</text:p>
          </table:table-cell>
          <table:table-cell table:formula="of:=[.C457]/([.D457]-[.D456])" office:value-type="float" office:value="978252.050702927" calcext:value-type="float">
            <text:p>978252.050702927</text:p>
          </table:table-cell>
          <table:table-cell/>
          <table:table-cell office:value-type="float" office:value="1442700491.04193" calcext:value-type="float">
            <text:p>1442700491.04193</text:p>
          </table:table-cell>
          <table:table-cell table:formula="of:=[.G457]-[.B457]" office:value-type="float" office:value="6.85581302642822" calcext:value-type="float">
            <text:p>6.8558130264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2700484.19441" calcext:value-type="float">
            <text:p>1442700484.19441</text:p>
          </table:table-cell>
          <table:table-cell office:value-type="float" office:value="8096" calcext:value-type="float">
            <text:p>8096</text:p>
          </table:table-cell>
          <table:table-cell table:formula="of:=[.B458]-[.B$2]" office:value-type="float" office:value="12.2495839595795" calcext:value-type="float">
            <text:p>12.2495839596</text:p>
          </table:table-cell>
          <table:table-cell table:formula="of:=[.C458]/([.D458]-[.D457])" office:value-type="float" office:value="976283.28399747" calcext:value-type="float">
            <text:p>976283.28399747</text:p>
          </table:table-cell>
          <table:table-cell/>
          <table:table-cell office:value-type="float" office:value="1442700491.04536" calcext:value-type="float">
            <text:p>1442700491.04536</text:p>
          </table:table-cell>
          <table:table-cell table:formula="of:=[.G458]-[.B458]" office:value-type="float" office:value="6.85094594955444" calcext:value-type="float">
            <text:p>6.8509459496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2700484.20268" calcext:value-type="float">
            <text:p>1442700484.20268</text:p>
          </table:table-cell>
          <table:table-cell office:value-type="float" office:value="8096" calcext:value-type="float">
            <text:p>8096</text:p>
          </table:table-cell>
          <table:table-cell table:formula="of:=[.B459]-[.B$2]" office:value-type="float" office:value="12.2578475475311" calcext:value-type="float">
            <text:p>12.2578475475</text:p>
          </table:table-cell>
          <table:table-cell table:formula="of:=[.C459]/([.D459]-[.D458])" office:value-type="float" office:value="979719.71102135" calcext:value-type="float">
            <text:p>979719.71102135</text:p>
          </table:table-cell>
          <table:table-cell/>
          <table:table-cell office:value-type="float" office:value="1442700491.07357" calcext:value-type="float">
            <text:p>1442700491.07357</text:p>
          </table:table-cell>
          <table:table-cell table:formula="of:=[.G459]-[.B459]" office:value-type="float" office:value="6.87089610099793" calcext:value-type="float">
            <text:p>6.870896101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2700484.21097" calcext:value-type="float">
            <text:p>1442700484.21097</text:p>
          </table:table-cell>
          <table:table-cell office:value-type="float" office:value="8096" calcext:value-type="float">
            <text:p>8096</text:p>
          </table:table-cell>
          <table:table-cell table:formula="of:=[.B460]-[.B$2]" office:value-type="float" office:value="12.2661421298981" calcext:value-type="float">
            <text:p>12.2661421299</text:p>
          </table:table-cell>
          <table:table-cell table:formula="of:=[.C460]/([.D460]-[.D459])" office:value-type="float" office:value="976058.786547859" calcext:value-type="float">
            <text:p>976058.786547859</text:p>
          </table:table-cell>
          <table:table-cell/>
          <table:table-cell office:value-type="float" office:value="1442700491.077" calcext:value-type="float">
            <text:p>1442700491.077</text:p>
          </table:table-cell>
          <table:table-cell table:formula="of:=[.G460]-[.B460]" office:value-type="float" office:value="6.86602520942688" calcext:value-type="float">
            <text:p>6.8660252094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2700484.21927" calcext:value-type="float">
            <text:p>1442700484.21927</text:p>
          </table:table-cell>
          <table:table-cell office:value-type="float" office:value="8096" calcext:value-type="float">
            <text:p>8096</text:p>
          </table:table-cell>
          <table:table-cell table:formula="of:=[.B461]-[.B$2]" office:value-type="float" office:value="12.2744431495667" calcext:value-type="float">
            <text:p>12.2744431496</text:p>
          </table:table-cell>
          <table:table-cell table:formula="of:=[.C461]/([.D461]-[.D460])" office:value-type="float" office:value="975301.869316713" calcext:value-type="float">
            <text:p>975301.869316713</text:p>
          </table:table-cell>
          <table:table-cell/>
          <table:table-cell office:value-type="float" office:value="1442700491.08041" calcext:value-type="float">
            <text:p>1442700491.08041</text:p>
          </table:table-cell>
          <table:table-cell table:formula="of:=[.G461]-[.B461]" office:value-type="float" office:value="6.86114287376404" calcext:value-type="float">
            <text:p>6.8611428738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2700484.22755" calcext:value-type="float">
            <text:p>1442700484.22755</text:p>
          </table:table-cell>
          <table:table-cell office:value-type="float" office:value="8096" calcext:value-type="float">
            <text:p>8096</text:p>
          </table:table-cell>
          <table:table-cell table:formula="of:=[.B462]-[.B$2]" office:value-type="float" office:value="12.2827210426331" calcext:value-type="float">
            <text:p>12.2827210426</text:p>
          </table:table-cell>
          <table:table-cell table:formula="of:=[.C462]/([.D462]-[.D461])" office:value-type="float" office:value="978026.647004608" calcext:value-type="float">
            <text:p>978026.647004608</text:p>
          </table:table-cell>
          <table:table-cell/>
          <table:table-cell office:value-type="float" office:value="1442700491.10031" calcext:value-type="float">
            <text:p>1442700491.10031</text:p>
          </table:table-cell>
          <table:table-cell table:formula="of:=[.G462]-[.B462]" office:value-type="float" office:value="6.8727605342865" calcext:value-type="float">
            <text:p>6.8727605343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2700484.23583" calcext:value-type="float">
            <text:p>1442700484.23583</text:p>
          </table:table-cell>
          <table:table-cell office:value-type="float" office:value="8096" calcext:value-type="float">
            <text:p>8096</text:p>
          </table:table-cell>
          <table:table-cell table:formula="of:=[.B463]-[.B$2]" office:value-type="float" office:value="12.2910027503967" calcext:value-type="float">
            <text:p>12.2910027504</text:p>
          </table:table-cell>
          <table:table-cell table:formula="of:=[.C463]/([.D463]-[.D462])" office:value-type="float" office:value="977576.151082451" calcext:value-type="float">
            <text:p>977576.151082451</text:p>
          </table:table-cell>
          <table:table-cell/>
          <table:table-cell office:value-type="float" office:value="1442700491.10376" calcext:value-type="float">
            <text:p>1442700491.10376</text:p>
          </table:table-cell>
          <table:table-cell table:formula="of:=[.G463]-[.B463]" office:value-type="float" office:value="6.86792373657227" calcext:value-type="float">
            <text:p>6.8679237366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2700484.24412" calcext:value-type="float">
            <text:p>1442700484.24412</text:p>
          </table:table-cell>
          <table:table-cell office:value-type="float" office:value="8096" calcext:value-type="float">
            <text:p>8096</text:p>
          </table:table-cell>
          <table:table-cell table:formula="of:=[.B464]-[.B$2]" office:value-type="float" office:value="12.2992913722992" calcext:value-type="float">
            <text:p>12.2992913723</text:p>
          </table:table-cell>
          <table:table-cell table:formula="of:=[.C464]/([.D464]-[.D463])" office:value-type="float" office:value="976760.684136344" calcext:value-type="float">
            <text:p>976760.684136344</text:p>
          </table:table-cell>
          <table:table-cell/>
          <table:table-cell office:value-type="float" office:value="1442700491.10718" calcext:value-type="float">
            <text:p>1442700491.10718</text:p>
          </table:table-cell>
          <table:table-cell table:formula="of:=[.G464]-[.B464]" office:value-type="float" office:value="6.86305546760559" calcext:value-type="float">
            <text:p>6.8630554676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2700484.25242" calcext:value-type="float">
            <text:p>1442700484.25242</text:p>
          </table:table-cell>
          <table:table-cell office:value-type="float" office:value="8096" calcext:value-type="float">
            <text:p>8096</text:p>
          </table:table-cell>
          <table:table-cell table:formula="of:=[.B465]-[.B$2]" office:value-type="float" office:value="12.3075888156891" calcext:value-type="float">
            <text:p>12.3075888157</text:p>
          </table:table-cell>
          <table:table-cell table:formula="of:=[.C465]/([.D465]-[.D464])" office:value-type="float" office:value="975722.233894604" calcext:value-type="float">
            <text:p>975722.233894604</text:p>
          </table:table-cell>
          <table:table-cell/>
          <table:table-cell office:value-type="float" office:value="1442700491.12177" calcext:value-type="float">
            <text:p>1442700491.12177</text:p>
          </table:table-cell>
          <table:table-cell table:formula="of:=[.G465]-[.B465]" office:value-type="float" office:value="6.86935591697693" calcext:value-type="float">
            <text:p>6.869355917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2700484.26071" calcext:value-type="float">
            <text:p>1442700484.26071</text:p>
          </table:table-cell>
          <table:table-cell office:value-type="float" office:value="8096" calcext:value-type="float">
            <text:p>8096</text:p>
          </table:table-cell>
          <table:table-cell table:formula="of:=[.B466]-[.B$2]" office:value-type="float" office:value="12.3158836364746" calcext:value-type="float">
            <text:p>12.3158836365</text:p>
          </table:table-cell>
          <table:table-cell table:formula="of:=[.C466]/([.D466]-[.D465])" office:value-type="float" office:value="976030.731625995" calcext:value-type="float">
            <text:p>976030.731625995</text:p>
          </table:table-cell>
          <table:table-cell/>
          <table:table-cell office:value-type="float" office:value="1442700491.1252" calcext:value-type="float">
            <text:p>1442700491.1252</text:p>
          </table:table-cell>
          <table:table-cell table:formula="of:=[.G466]-[.B466]" office:value-type="float" office:value="6.86448359489441" calcext:value-type="float">
            <text:p>6.8644835949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2700484.26904" calcext:value-type="float">
            <text:p>1442700484.26904</text:p>
          </table:table-cell>
          <table:table-cell office:value-type="float" office:value="8096" calcext:value-type="float">
            <text:p>8096</text:p>
          </table:table-cell>
          <table:table-cell table:formula="of:=[.B467]-[.B$2]" office:value-type="float" office:value="12.3242127895355" calcext:value-type="float">
            <text:p>12.3242127895</text:p>
          </table:table-cell>
          <table:table-cell table:formula="of:=[.C467]/([.D467]-[.D466])" office:value-type="float" office:value="972007.590782883" calcext:value-type="float">
            <text:p>972007.590782883</text:p>
          </table:table-cell>
          <table:table-cell/>
          <table:table-cell office:value-type="float" office:value="1442700491.12863" calcext:value-type="float">
            <text:p>1442700491.12863</text:p>
          </table:table-cell>
          <table:table-cell table:formula="of:=[.G467]-[.B467]" office:value-type="float" office:value="6.85958766937256" calcext:value-type="float">
            <text:p>6.859587669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2700484.27735" calcext:value-type="float">
            <text:p>1442700484.27735</text:p>
          </table:table-cell>
          <table:table-cell office:value-type="float" office:value="8096" calcext:value-type="float">
            <text:p>8096</text:p>
          </table:table-cell>
          <table:table-cell table:formula="of:=[.B468]-[.B$2]" office:value-type="float" office:value="12.3325164318085" calcext:value-type="float">
            <text:p>12.3325164318</text:p>
          </table:table-cell>
          <table:table-cell table:formula="of:=[.C468]/([.D468]-[.D467])" office:value-type="float" office:value="974993.832089124" calcext:value-type="float">
            <text:p>974993.832089124</text:p>
          </table:table-cell>
          <table:table-cell/>
          <table:table-cell office:value-type="float" office:value="1442700491.16326" calcext:value-type="float">
            <text:p>1442700491.16326</text:p>
          </table:table-cell>
          <table:table-cell table:formula="of:=[.G468]-[.B468]" office:value-type="float" office:value="6.88591647148132" calcext:value-type="float">
            <text:p>6.885916471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2700484.28563" calcext:value-type="float">
            <text:p>1442700484.28563</text:p>
          </table:table-cell>
          <table:table-cell office:value-type="float" office:value="8096" calcext:value-type="float">
            <text:p>8096</text:p>
          </table:table-cell>
          <table:table-cell table:formula="of:=[.B469]-[.B$2]" office:value-type="float" office:value="12.3407981395721" calcext:value-type="float">
            <text:p>12.3407981396</text:p>
          </table:table-cell>
          <table:table-cell table:formula="of:=[.C469]/([.D469]-[.D468])" office:value-type="float" office:value="977576.151082451" calcext:value-type="float">
            <text:p>977576.151082451</text:p>
          </table:table-cell>
          <table:table-cell/>
          <table:table-cell office:value-type="float" office:value="1442700491.16669" calcext:value-type="float">
            <text:p>1442700491.16669</text:p>
          </table:table-cell>
          <table:table-cell table:formula="of:=[.G469]-[.B469]" office:value-type="float" office:value="6.88106179237366" calcext:value-type="float">
            <text:p>6.8810617924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2700484.29393" calcext:value-type="float">
            <text:p>1442700484.29393</text:p>
          </table:table-cell>
          <table:table-cell office:value-type="float" office:value="8096" calcext:value-type="float">
            <text:p>8096</text:p>
          </table:table-cell>
          <table:table-cell table:formula="of:=[.B470]-[.B$2]" office:value-type="float" office:value="12.3491013050079" calcext:value-type="float">
            <text:p>12.349101305</text:p>
          </table:table-cell>
          <table:table-cell table:formula="of:=[.C470]/([.D470]-[.D469])" office:value-type="float" office:value="975049.824384081" calcext:value-type="float">
            <text:p>975049.824384081</text:p>
          </table:table-cell>
          <table:table-cell/>
          <table:table-cell office:value-type="float" office:value="1442700491.17401" calcext:value-type="float">
            <text:p>1442700491.17401</text:p>
          </table:table-cell>
          <table:table-cell table:formula="of:=[.G470]-[.B470]" office:value-type="float" office:value="6.88007879257202" calcext:value-type="float">
            <text:p>6.8800787926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2700484.30226" calcext:value-type="float">
            <text:p>1442700484.30226</text:p>
          </table:table-cell>
          <table:table-cell office:value-type="float" office:value="8096" calcext:value-type="float">
            <text:p>8096</text:p>
          </table:table-cell>
          <table:table-cell table:formula="of:=[.B471]-[.B$2]" office:value-type="float" office:value="12.3574271202087" calcext:value-type="float">
            <text:p>12.3574271202</text:p>
          </table:table-cell>
          <table:table-cell table:formula="of:=[.C471]/([.D471]-[.D470])" office:value-type="float" office:value="972397.273388505" calcext:value-type="float">
            <text:p>972397.273388505</text:p>
          </table:table-cell>
          <table:table-cell/>
          <table:table-cell office:value-type="float" office:value="1442700491.17743" calcext:value-type="float">
            <text:p>1442700491.17743</text:p>
          </table:table-cell>
          <table:table-cell table:formula="of:=[.G471]-[.B471]" office:value-type="float" office:value="6.87517142295837" calcext:value-type="float">
            <text:p>6.875171423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2700484.31056" calcext:value-type="float">
            <text:p>1442700484.31056</text:p>
          </table:table-cell>
          <table:table-cell office:value-type="float" office:value="8096" calcext:value-type="float">
            <text:p>8096</text:p>
          </table:table-cell>
          <table:table-cell table:formula="of:=[.B472]-[.B$2]" office:value-type="float" office:value="12.3657288551331" calcext:value-type="float">
            <text:p>12.3657288551</text:p>
          </table:table-cell>
          <table:table-cell table:formula="of:=[.C472]/([.D472]-[.D471])" office:value-type="float" office:value="975217.839862148" calcext:value-type="float">
            <text:p>975217.839862148</text:p>
          </table:table-cell>
          <table:table-cell/>
          <table:table-cell office:value-type="float" office:value="1442700491.18084" calcext:value-type="float">
            <text:p>1442700491.18084</text:p>
          </table:table-cell>
          <table:table-cell table:formula="of:=[.G472]-[.B472]" office:value-type="float" office:value="6.87028670310974" calcext:value-type="float">
            <text:p>6.870286703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2700484.31884" calcext:value-type="float">
            <text:p>1442700484.31884</text:p>
          </table:table-cell>
          <table:table-cell office:value-type="float" office:value="8096" calcext:value-type="float">
            <text:p>8096</text:p>
          </table:table-cell>
          <table:table-cell table:formula="of:=[.B473]-[.B$2]" office:value-type="float" office:value="12.374011516571" calcext:value-type="float">
            <text:p>12.3740115166</text:p>
          </table:table-cell>
          <table:table-cell table:formula="of:=[.C473]/([.D473]-[.D472])" office:value-type="float" office:value="977463.591940127" calcext:value-type="float">
            <text:p>977463.591940127</text:p>
          </table:table-cell>
          <table:table-cell/>
          <table:table-cell office:value-type="float" office:value="1442700491.22221" calcext:value-type="float">
            <text:p>1442700491.22221</text:p>
          </table:table-cell>
          <table:table-cell table:formula="of:=[.G473]-[.B473]" office:value-type="float" office:value="6.9033739566803" calcext:value-type="float">
            <text:p>6.9033739567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2700484.3271" calcext:value-type="float">
            <text:p>1442700484.3271</text:p>
          </table:table-cell>
          <table:table-cell office:value-type="float" office:value="8096" calcext:value-type="float">
            <text:p>8096</text:p>
          </table:table-cell>
          <table:table-cell table:formula="of:=[.B474]-[.B$2]" office:value-type="float" office:value="12.3822729587555" calcext:value-type="float">
            <text:p>12.3822729588</text:p>
          </table:table-cell>
          <table:table-cell table:formula="of:=[.C474]/([.D474]-[.D473])" office:value-type="float" office:value="979974.176329688" calcext:value-type="float">
            <text:p>979974.176329688</text:p>
          </table:table-cell>
          <table:table-cell/>
          <table:table-cell office:value-type="float" office:value="1442700491.22564" calcext:value-type="float">
            <text:p>1442700491.22564</text:p>
          </table:table-cell>
          <table:table-cell table:formula="of:=[.G474]-[.B474]" office:value-type="float" office:value="6.89853620529175" calcext:value-type="float">
            <text:p>6.8985362053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2700484.33544" calcext:value-type="float">
            <text:p>1442700484.33544</text:p>
          </table:table-cell>
          <table:table-cell office:value-type="float" office:value="8096" calcext:value-type="float">
            <text:p>8096</text:p>
          </table:table-cell>
          <table:table-cell table:formula="of:=[.B475]-[.B$2]" office:value-type="float" office:value="12.3906137943268" calcext:value-type="float">
            <text:p>12.3906137943</text:p>
          </table:table-cell>
          <table:table-cell table:formula="of:=[.C475]/([.D475]-[.D474])" office:value-type="float" office:value="970646.157786417" calcext:value-type="float">
            <text:p>970646.157786417</text:p>
          </table:table-cell>
          <table:table-cell/>
          <table:table-cell office:value-type="float" office:value="1442700491.22904" calcext:value-type="float">
            <text:p>1442700491.22904</text:p>
          </table:table-cell>
          <table:table-cell table:formula="of:=[.G475]-[.B475]" office:value-type="float" office:value="6.89359283447266" calcext:value-type="float">
            <text:p>6.8935928345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2700484.34387" calcext:value-type="float">
            <text:p>1442700484.34387</text:p>
          </table:table-cell>
          <table:table-cell office:value-type="float" office:value="8096" calcext:value-type="float">
            <text:p>8096</text:p>
          </table:table-cell>
          <table:table-cell table:formula="of:=[.B476]-[.B$2]" office:value-type="float" office:value="12.3990399837494" calcext:value-type="float">
            <text:p>12.3990399837</text:p>
          </table:table-cell>
          <table:table-cell table:formula="of:=[.C476]/([.D476]-[.D475])" office:value-type="float" office:value="960813.909342991" calcext:value-type="float">
            <text:p>960813.909342991</text:p>
          </table:table-cell>
          <table:table-cell/>
          <table:table-cell office:value-type="float" office:value="1442700491.26384" calcext:value-type="float">
            <text:p>1442700491.26384</text:p>
          </table:table-cell>
          <table:table-cell table:formula="of:=[.G476]-[.B476]" office:value-type="float" office:value="6.9199709892273" calcext:value-type="float">
            <text:p>6.9199709892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2700484.35215" calcext:value-type="float">
            <text:p>1442700484.35215</text:p>
          </table:table-cell>
          <table:table-cell office:value-type="float" office:value="8096" calcext:value-type="float">
            <text:p>8096</text:p>
          </table:table-cell>
          <table:table-cell table:formula="of:=[.B477]-[.B$2]" office:value-type="float" office:value="12.4073190689087" calcext:value-type="float">
            <text:p>12.4073190689</text:p>
          </table:table-cell>
          <table:table-cell table:formula="of:=[.C477]/([.D477]-[.D476])" office:value-type="float" office:value="977885.822433405" calcext:value-type="float">
            <text:p>977885.822433405</text:p>
          </table:table-cell>
          <table:table-cell/>
          <table:table-cell office:value-type="float" office:value="1442700491.26727" calcext:value-type="float">
            <text:p>1442700491.26727</text:p>
          </table:table-cell>
          <table:table-cell table:formula="of:=[.G477]-[.B477]" office:value-type="float" office:value="6.91511821746826" calcext:value-type="float">
            <text:p>6.9151182175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2700484.36041" calcext:value-type="float">
            <text:p>1442700484.36041</text:p>
          </table:table-cell>
          <table:table-cell office:value-type="float" office:value="8096" calcext:value-type="float">
            <text:p>8096</text:p>
          </table:table-cell>
          <table:table-cell table:formula="of:=[.B478]-[.B$2]" office:value-type="float" office:value="12.4155776500702" calcext:value-type="float">
            <text:p>12.4155776501</text:p>
          </table:table-cell>
          <table:table-cell table:formula="of:=[.C478]/([.D478]-[.D477])" office:value-type="float" office:value="980313.669101302" calcext:value-type="float">
            <text:p>980313.669101302</text:p>
          </table:table-cell>
          <table:table-cell/>
          <table:table-cell office:value-type="float" office:value="1442700491.27069" calcext:value-type="float">
            <text:p>1442700491.27069</text:p>
          </table:table-cell>
          <table:table-cell table:formula="of:=[.G478]-[.B478]" office:value-type="float" office:value="6.91028666496277" calcext:value-type="float">
            <text:p>6.910286665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2700484.36872" calcext:value-type="float">
            <text:p>1442700484.36872</text:p>
          </table:table-cell>
          <table:table-cell office:value-type="float" office:value="8096" calcext:value-type="float">
            <text:p>8096</text:p>
          </table:table-cell>
          <table:table-cell table:formula="of:=[.B479]-[.B$2]" office:value-type="float" office:value="12.4238905906677" calcext:value-type="float">
            <text:p>12.4238905907</text:p>
          </table:table-cell>
          <table:table-cell table:formula="of:=[.C479]/([.D479]-[.D478])" office:value-type="float" office:value="973903.266240285" calcext:value-type="float">
            <text:p>973903.266240285</text:p>
          </table:table-cell>
          <table:table-cell/>
          <table:table-cell office:value-type="float" office:value="1442700491.32287" calcext:value-type="float">
            <text:p>1442700491.32287</text:p>
          </table:table-cell>
          <table:table-cell table:formula="of:=[.G479]-[.B479]" office:value-type="float" office:value="6.95415377616882" calcext:value-type="float">
            <text:p>6.9541537762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2700484.37692" calcext:value-type="float">
            <text:p>1442700484.37692</text:p>
          </table:table-cell>
          <table:table-cell office:value-type="float" office:value="8096" calcext:value-type="float">
            <text:p>8096</text:p>
          </table:table-cell>
          <table:table-cell table:formula="of:=[.B480]-[.B$2]" office:value-type="float" office:value="12.4320909976959" calcext:value-type="float">
            <text:p>12.4320909977</text:p>
          </table:table-cell>
          <table:table-cell table:formula="of:=[.C480]/([.D480]-[.D479])" office:value-type="float" office:value="987268.067567961" calcext:value-type="float">
            <text:p>987268.067567961</text:p>
          </table:table-cell>
          <table:table-cell/>
          <table:table-cell office:value-type="float" office:value="1442700491.32629" calcext:value-type="float">
            <text:p>1442700491.32629</text:p>
          </table:table-cell>
          <table:table-cell table:formula="of:=[.G480]-[.B480]" office:value-type="float" office:value="6.94937133789063" calcext:value-type="float">
            <text:p>6.949371337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2700484.38518" calcext:value-type="float">
            <text:p>1442700484.38518</text:p>
          </table:table-cell>
          <table:table-cell office:value-type="float" office:value="8096" calcext:value-type="float">
            <text:p>8096</text:p>
          </table:table-cell>
          <table:table-cell table:formula="of:=[.B481]-[.B$2]" office:value-type="float" office:value="12.4403548240662" calcext:value-type="float">
            <text:p>12.4403548241</text:p>
          </table:table-cell>
          <table:table-cell table:formula="of:=[.C481]/([.D481]-[.D480])" office:value-type="float" office:value="979691.445255475" calcext:value-type="float">
            <text:p>979691.445255475</text:p>
          </table:table-cell>
          <table:table-cell/>
          <table:table-cell office:value-type="float" office:value="1442700491.32971" calcext:value-type="float">
            <text:p>1442700491.32971</text:p>
          </table:table-cell>
          <table:table-cell table:formula="of:=[.G481]-[.B481]" office:value-type="float" office:value="6.94452619552612" calcext:value-type="float">
            <text:p>6.9445261955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2700484.39345" calcext:value-type="float">
            <text:p>1442700484.39345</text:p>
          </table:table-cell>
          <table:table-cell office:value-type="float" office:value="8096" calcext:value-type="float">
            <text:p>8096</text:p>
          </table:table-cell>
          <table:table-cell table:formula="of:=[.B482]-[.B$2]" office:value-type="float" office:value="12.4486238956451" calcext:value-type="float">
            <text:p>12.4486238956</text:p>
          </table:table-cell>
          <table:table-cell table:formula="of:=[.C482]/([.D482]-[.D481])" office:value-type="float" office:value="979070.010783381" calcext:value-type="float">
            <text:p>979070.010783381</text:p>
          </table:table-cell>
          <table:table-cell/>
          <table:table-cell office:value-type="float" office:value="1442700491.33313" calcext:value-type="float">
            <text:p>1442700491.33313</text:p>
          </table:table-cell>
          <table:table-cell table:formula="of:=[.G482]-[.B482]" office:value-type="float" office:value="6.93968009948731" calcext:value-type="float">
            <text:p>6.9396800995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2700484.40174" calcext:value-type="float">
            <text:p>1442700484.40174</text:p>
          </table:table-cell>
          <table:table-cell office:value-type="float" office:value="8096" calcext:value-type="float">
            <text:p>8096</text:p>
          </table:table-cell>
          <table:table-cell table:formula="of:=[.B483]-[.B$2]" office:value-type="float" office:value="12.4569146633148" calcext:value-type="float">
            <text:p>12.4569146633</text:p>
          </table:table-cell>
          <table:table-cell table:formula="of:=[.C483]/([.D483]-[.D482])" office:value-type="float" office:value="976507.884741474" calcext:value-type="float">
            <text:p>976507.884741474</text:p>
          </table:table-cell>
          <table:table-cell/>
          <table:table-cell office:value-type="float" office:value="1442700491.33656" calcext:value-type="float">
            <text:p>1442700491.33656</text:p>
          </table:table-cell>
          <table:table-cell table:formula="of:=[.G483]-[.B483]" office:value-type="float" office:value="6.93481993675232" calcext:value-type="float">
            <text:p>6.9348199368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2700484.41007" calcext:value-type="float">
            <text:p>1442700484.41007</text:p>
          </table:table-cell>
          <table:table-cell office:value-type="float" office:value="8096" calcext:value-type="float">
            <text:p>8096</text:p>
          </table:table-cell>
          <table:table-cell table:formula="of:=[.B484]-[.B$2]" office:value-type="float" office:value="12.4652366638184" calcext:value-type="float">
            <text:p>12.4652366638</text:p>
          </table:table-cell>
          <table:table-cell table:formula="of:=[.C484]/([.D484]-[.D483])" office:value-type="float" office:value="972843.007706632" calcext:value-type="float">
            <text:p>972843.007706632</text:p>
          </table:table-cell>
          <table:table-cell/>
          <table:table-cell office:value-type="float" office:value="1442700491.33999" calcext:value-type="float">
            <text:p>1442700491.33999</text:p>
          </table:table-cell>
          <table:table-cell table:formula="of:=[.G484]-[.B484]" office:value-type="float" office:value="6.92992305755615" calcext:value-type="float">
            <text:p>6.9299230576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2700484.41834" calcext:value-type="float">
            <text:p>1442700484.41834</text:p>
          </table:table-cell>
          <table:table-cell office:value-type="float" office:value="8096" calcext:value-type="float">
            <text:p>8096</text:p>
          </table:table-cell>
          <table:table-cell table:formula="of:=[.B485]-[.B$2]" office:value-type="float" office:value="12.4735162258148" calcext:value-type="float">
            <text:p>12.4735162258</text:p>
          </table:table-cell>
          <table:table-cell table:formula="of:=[.C485]/([.D485]-[.D484])" office:value-type="float" office:value="977829.503959455" calcext:value-type="float">
            <text:p>977829.503959455</text:p>
          </table:table-cell>
          <table:table-cell/>
          <table:table-cell office:value-type="float" office:value="1442700491.36448" calcext:value-type="float">
            <text:p>1442700491.36448</text:p>
          </table:table-cell>
          <table:table-cell table:formula="of:=[.G485]-[.B485]" office:value-type="float" office:value="6.94613671302795" calcext:value-type="float">
            <text:p>6.946136713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2700484.42664" calcext:value-type="float">
            <text:p>1442700484.42664</text:p>
          </table:table-cell>
          <table:table-cell office:value-type="float" office:value="8096" calcext:value-type="float">
            <text:p>8096</text:p>
          </table:table-cell>
          <table:table-cell table:formula="of:=[.B486]-[.B$2]" office:value-type="float" office:value="12.4818072319031" calcext:value-type="float">
            <text:p>12.4818072319</text:p>
          </table:table-cell>
          <table:table-cell table:formula="of:=[.C486]/([.D486]-[.D485])" office:value-type="float" office:value="976479.803997125" calcext:value-type="float">
            <text:p>976479.803997125</text:p>
          </table:table-cell>
          <table:table-cell/>
          <table:table-cell office:value-type="float" office:value="1442700491.36791" calcext:value-type="float">
            <text:p>1442700491.36791</text:p>
          </table:table-cell>
          <table:table-cell table:formula="of:=[.G486]-[.B486]" office:value-type="float" office:value="6.94127058982849" calcext:value-type="float">
            <text:p>6.9412705898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2700484.43493" calcext:value-type="float">
            <text:p>1442700484.43493</text:p>
          </table:table-cell>
          <table:table-cell office:value-type="float" office:value="8096" calcext:value-type="float">
            <text:p>8096</text:p>
          </table:table-cell>
          <table:table-cell table:formula="of:=[.B487]-[.B$2]" office:value-type="float" office:value="12.4900975227356" calcext:value-type="float">
            <text:p>12.4900975227</text:p>
          </table:table-cell>
          <table:table-cell table:formula="of:=[.C487]/([.D487]-[.D486])" office:value-type="float" office:value="976564.051075578" calcext:value-type="float">
            <text:p>976564.051075578</text:p>
          </table:table-cell>
          <table:table-cell/>
          <table:table-cell office:value-type="float" office:value="1442700491.37133" calcext:value-type="float">
            <text:p>1442700491.37133</text:p>
          </table:table-cell>
          <table:table-cell table:formula="of:=[.G487]-[.B487]" office:value-type="float" office:value="6.93640851974487" calcext:value-type="float">
            <text:p>6.936408519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2700484.44322" calcext:value-type="float">
            <text:p>1442700484.44322</text:p>
          </table:table-cell>
          <table:table-cell office:value-type="float" office:value="8096" calcext:value-type="float">
            <text:p>8096</text:p>
          </table:table-cell>
          <table:table-cell table:formula="of:=[.B488]-[.B$2]" office:value-type="float" office:value="12.498387336731" calcext:value-type="float">
            <text:p>12.4983873367</text:p>
          </table:table-cell>
          <table:table-cell table:formula="of:=[.C488]/([.D488]-[.D487])" office:value-type="float" office:value="976620.223871153" calcext:value-type="float">
            <text:p>976620.223871153</text:p>
          </table:table-cell>
          <table:table-cell/>
          <table:table-cell office:value-type="float" office:value="1442700491.40071" calcext:value-type="float">
            <text:p>1442700491.40071</text:p>
          </table:table-cell>
          <table:table-cell table:formula="of:=[.G488]-[.B488]" office:value-type="float" office:value="6.95749759674072" calcext:value-type="float">
            <text:p>6.9574975967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2700484.4515" calcext:value-type="float">
            <text:p>1442700484.4515</text:p>
          </table:table-cell>
          <table:table-cell office:value-type="float" office:value="8096" calcext:value-type="float">
            <text:p>8096</text:p>
          </table:table-cell>
          <table:table-cell table:formula="of:=[.B489]-[.B$2]" office:value-type="float" office:value="12.506668806076" calcext:value-type="float">
            <text:p>12.5066688061</text:p>
          </table:table-cell>
          <table:table-cell table:formula="of:=[.C489]/([.D489]-[.D488])" office:value-type="float" office:value="977604.29491867" calcext:value-type="float">
            <text:p>977604.29491867</text:p>
          </table:table-cell>
          <table:table-cell/>
          <table:table-cell office:value-type="float" office:value="1442700491.4041" calcext:value-type="float">
            <text:p>1442700491.4041</text:p>
          </table:table-cell>
          <table:table-cell table:formula="of:=[.G489]-[.B489]" office:value-type="float" office:value="6.95260715484619" calcext:value-type="float">
            <text:p>6.9526071548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2700484.45983" calcext:value-type="float">
            <text:p>1442700484.45983</text:p>
          </table:table-cell>
          <table:table-cell office:value-type="float" office:value="8096" calcext:value-type="float">
            <text:p>8096</text:p>
          </table:table-cell>
          <table:table-cell table:formula="of:=[.B490]-[.B$2]" office:value-type="float" office:value="12.5150058269501" calcext:value-type="float">
            <text:p>12.515005827</text:p>
          </table:table-cell>
          <table:table-cell table:formula="of:=[.C490]/([.D490]-[.D489])" office:value-type="float" office:value="971090.287805994" calcext:value-type="float">
            <text:p>971090.287805994</text:p>
          </table:table-cell>
          <table:table-cell/>
          <table:table-cell office:value-type="float" office:value="1442700491.42345" calcext:value-type="float">
            <text:p>1442700491.42345</text:p>
          </table:table-cell>
          <table:table-cell table:formula="of:=[.G490]-[.B490]" office:value-type="float" office:value="6.9636173248291" calcext:value-type="float">
            <text:p>6.9636173248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2700484.4681" calcext:value-type="float">
            <text:p>1442700484.4681</text:p>
          </table:table-cell>
          <table:table-cell office:value-type="float" office:value="8096" calcext:value-type="float">
            <text:p>8096</text:p>
          </table:table-cell>
          <table:table-cell table:formula="of:=[.B491]-[.B$2]" office:value-type="float" office:value="12.5232729911804" calcext:value-type="float">
            <text:p>12.5232729912</text:p>
          </table:table-cell>
          <table:table-cell table:formula="of:=[.C491]/([.D491]-[.D490])" office:value-type="float" office:value="979295.895717376" calcext:value-type="float">
            <text:p>979295.895717376</text:p>
          </table:table-cell>
          <table:table-cell/>
          <table:table-cell office:value-type="float" office:value="1442700491.42689" calcext:value-type="float">
            <text:p>1442700491.42689</text:p>
          </table:table-cell>
          <table:table-cell table:formula="of:=[.G491]-[.B491]" office:value-type="float" office:value="6.95879292488098" calcext:value-type="float">
            <text:p>6.9587929249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2700484.47639" calcext:value-type="float">
            <text:p>1442700484.47639</text:p>
          </table:table-cell>
          <table:table-cell office:value-type="float" office:value="8096" calcext:value-type="float">
            <text:p>8096</text:p>
          </table:table-cell>
          <table:table-cell table:formula="of:=[.B492]-[.B$2]" office:value-type="float" office:value="12.5315592288971" calcext:value-type="float">
            <text:p>12.5315592289</text:p>
          </table:table-cell>
          <table:table-cell table:formula="of:=[.C492]/([.D492]-[.D491])" office:value-type="float" office:value="977041.725909941" calcext:value-type="float">
            <text:p>977041.725909941</text:p>
          </table:table-cell>
          <table:table-cell/>
          <table:table-cell office:value-type="float" office:value="1442700491.43032" calcext:value-type="float">
            <text:p>1442700491.43032</text:p>
          </table:table-cell>
          <table:table-cell table:formula="of:=[.G492]-[.B492]" office:value-type="float" office:value="6.95393514633179" calcext:value-type="float">
            <text:p>6.953935146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2700484.48472" calcext:value-type="float">
            <text:p>1442700484.48472</text:p>
          </table:table-cell>
          <table:table-cell office:value-type="float" office:value="8096" calcext:value-type="float">
            <text:p>8096</text:p>
          </table:table-cell>
          <table:table-cell table:formula="of:=[.B493]-[.B$2]" office:value-type="float" office:value="12.539891242981" calcext:value-type="float">
            <text:p>12.539891243</text:p>
          </table:table-cell>
          <table:table-cell table:formula="of:=[.C493]/([.D493]-[.D492])" office:value-type="float" office:value="971673.825621656" calcext:value-type="float">
            <text:p>971673.825621656</text:p>
          </table:table-cell>
          <table:table-cell/>
          <table:table-cell office:value-type="float" office:value="1442700491.45641" calcext:value-type="float">
            <text:p>1442700491.45641</text:p>
          </table:table-cell>
          <table:table-cell table:formula="of:=[.G493]-[.B493]" office:value-type="float" office:value="6.97168755531311" calcext:value-type="float">
            <text:p>6.9716875553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2700484.49298" calcext:value-type="float">
            <text:p>1442700484.49298</text:p>
          </table:table-cell>
          <table:table-cell office:value-type="float" office:value="8096" calcext:value-type="float">
            <text:p>8096</text:p>
          </table:table-cell>
          <table:table-cell table:formula="of:=[.B494]-[.B$2]" office:value-type="float" office:value="12.5481562614441" calcext:value-type="float">
            <text:p>12.5481562614</text:p>
          </table:table-cell>
          <table:table-cell table:formula="of:=[.C494]/([.D494]-[.D493])" office:value-type="float" office:value="979550.140887325" calcext:value-type="float">
            <text:p>979550.140887325</text:p>
          </table:table-cell>
          <table:table-cell/>
          <table:table-cell office:value-type="float" office:value="1442700491.45985" calcext:value-type="float">
            <text:p>1442700491.45985</text:p>
          </table:table-cell>
          <table:table-cell table:formula="of:=[.G494]-[.B494]" office:value-type="float" office:value="6.96686673164368" calcext:value-type="float">
            <text:p>6.9668667316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2700484.50124" calcext:value-type="float">
            <text:p>1442700484.50124</text:p>
          </table:table-cell>
          <table:table-cell office:value-type="float" office:value="8096" calcext:value-type="float">
            <text:p>8096</text:p>
          </table:table-cell>
          <table:table-cell table:formula="of:=[.B495]-[.B$2]" office:value-type="float" office:value="12.5564103126526" calcext:value-type="float">
            <text:p>12.5564103127</text:p>
          </table:table-cell>
          <table:table-cell table:formula="of:=[.C495]/([.D495]-[.D494])" office:value-type="float" office:value="980851.680647025" calcext:value-type="float">
            <text:p>980851.680647025</text:p>
          </table:table-cell>
          <table:table-cell/>
          <table:table-cell office:value-type="float" office:value="1442700491.46328" calcext:value-type="float">
            <text:p>1442700491.46328</text:p>
          </table:table-cell>
          <table:table-cell table:formula="of:=[.G495]-[.B495]" office:value-type="float" office:value="6.96203780174255" calcext:value-type="float">
            <text:p>6.9620378017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2700484.50953" calcext:value-type="float">
            <text:p>1442700484.50953</text:p>
          </table:table-cell>
          <table:table-cell office:value-type="float" office:value="8096" calcext:value-type="float">
            <text:p>8096</text:p>
          </table:table-cell>
          <table:table-cell table:formula="of:=[.B496]-[.B$2]" office:value-type="float" office:value="12.5646982192993" calcext:value-type="float">
            <text:p>12.5646982193</text:p>
          </table:table-cell>
          <table:table-cell table:formula="of:=[.C496]/([.D496]-[.D495])" office:value-type="float" office:value="976844.979690467" calcext:value-type="float">
            <text:p>976844.979690467</text:p>
          </table:table-cell>
          <table:table-cell/>
          <table:table-cell office:value-type="float" office:value="1442700491.4667" calcext:value-type="float">
            <text:p>1442700491.4667</text:p>
          </table:table-cell>
          <table:table-cell table:formula="of:=[.G496]-[.B496]" office:value-type="float" office:value="6.95717239379883" calcext:value-type="float">
            <text:p>6.9571723938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2700484.51779" calcext:value-type="float">
            <text:p>1442700484.51779</text:p>
          </table:table-cell>
          <table:table-cell office:value-type="float" office:value="8096" calcext:value-type="float">
            <text:p>8096</text:p>
          </table:table-cell>
          <table:table-cell table:formula="of:=[.B497]-[.B$2]" office:value-type="float" office:value="12.5729568004608" calcext:value-type="float">
            <text:p>12.5729568005</text:p>
          </table:table-cell>
          <table:table-cell table:formula="of:=[.C497]/([.D497]-[.D496])" office:value-type="float" office:value="980313.669101302" calcext:value-type="float">
            <text:p>980313.669101302</text:p>
          </table:table-cell>
          <table:table-cell/>
          <table:table-cell office:value-type="float" office:value="1442700491.47012" calcext:value-type="float">
            <text:p>1442700491.47012</text:p>
          </table:table-cell>
          <table:table-cell table:formula="of:=[.G497]-[.B497]" office:value-type="float" office:value="6.95233273506165" calcext:value-type="float">
            <text:p>6.952332735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2700484.52607" calcext:value-type="float">
            <text:p>1442700484.52607</text:p>
          </table:table-cell>
          <table:table-cell office:value-type="float" office:value="8096" calcext:value-type="float">
            <text:p>8096</text:p>
          </table:table-cell>
          <table:table-cell table:formula="of:=[.B498]-[.B$2]" office:value-type="float" office:value="12.5812413692474" calcext:value-type="float">
            <text:p>12.5812413692</text:p>
          </table:table-cell>
          <table:table-cell table:formula="of:=[.C498]/([.D498]-[.D497])" office:value-type="float" office:value="977238.551398642" calcext:value-type="float">
            <text:p>977238.551398642</text:p>
          </table:table-cell>
          <table:table-cell/>
          <table:table-cell office:value-type="float" office:value="1442700491.47353" calcext:value-type="float">
            <text:p>1442700491.47353</text:p>
          </table:table-cell>
          <table:table-cell table:formula="of:=[.G498]-[.B498]" office:value-type="float" office:value="6.94746494293213" calcext:value-type="float">
            <text:p>6.9474649429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2700484.53432" calcext:value-type="float">
            <text:p>1442700484.53432</text:p>
          </table:table-cell>
          <table:table-cell office:value-type="float" office:value="8096" calcext:value-type="float">
            <text:p>8096</text:p>
          </table:table-cell>
          <table:table-cell table:formula="of:=[.B499]-[.B$2]" office:value-type="float" office:value="12.5894906520844" calcext:value-type="float">
            <text:p>12.5894906521</text:p>
          </table:table-cell>
          <table:table-cell table:formula="of:=[.C499]/([.D499]-[.D498])" office:value-type="float" office:value="981418.646936416" calcext:value-type="float">
            <text:p>981418.646936416</text:p>
          </table:table-cell>
          <table:table-cell/>
          <table:table-cell office:value-type="float" office:value="1442700491.49822" calcext:value-type="float">
            <text:p>1442700491.49822</text:p>
          </table:table-cell>
          <table:table-cell table:formula="of:=[.G499]-[.B499]" office:value-type="float" office:value="6.96390581130981" calcext:value-type="float">
            <text:p>6.9639058113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2700484.54255" calcext:value-type="float">
            <text:p>1442700484.54255</text:p>
          </table:table-cell>
          <table:table-cell office:value-type="float" office:value="8096" calcext:value-type="float">
            <text:p>8096</text:p>
          </table:table-cell>
          <table:table-cell table:formula="of:=[.B500]-[.B$2]" office:value-type="float" office:value="12.5977206230164" calcext:value-type="float">
            <text:p>12.597720623</text:p>
          </table:table-cell>
          <table:table-cell table:formula="of:=[.C500]/([.D500]-[.D499])" office:value-type="float" office:value="983721.578956517" calcext:value-type="float">
            <text:p>983721.578956517</text:p>
          </table:table-cell>
          <table:table-cell/>
          <table:table-cell office:value-type="float" office:value="1442700491.50165" calcext:value-type="float">
            <text:p>1442700491.50165</text:p>
          </table:table-cell>
          <table:table-cell table:formula="of:=[.G500]-[.B500]" office:value-type="float" office:value="6.95909953117371" calcext:value-type="float">
            <text:p>6.959099531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2700484.55083" calcext:value-type="float">
            <text:p>1442700484.55083</text:p>
          </table:table-cell>
          <table:table-cell office:value-type="float" office:value="8096" calcext:value-type="float">
            <text:p>8096</text:p>
          </table:table-cell>
          <table:table-cell table:formula="of:=[.B501]-[.B$2]" office:value-type="float" office:value="12.6060047149658" calcext:value-type="float">
            <text:p>12.606004715</text:p>
          </table:table-cell>
          <table:table-cell table:formula="of:=[.C501]/([.D501]-[.D500])" office:value-type="float" office:value="977294.801818914" calcext:value-type="float">
            <text:p>977294.801818914</text:p>
          </table:table-cell>
          <table:table-cell/>
          <table:table-cell office:value-type="float" office:value="1442700491.50507" calcext:value-type="float">
            <text:p>1442700491.50507</text:p>
          </table:table-cell>
          <table:table-cell table:formula="of:=[.G501]-[.B501]" office:value-type="float" office:value="6.95423269271851" calcext:value-type="float">
            <text:p>6.9542326927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2700484.55917" calcext:value-type="float">
            <text:p>1442700484.55917</text:p>
          </table:table-cell>
          <table:table-cell office:value-type="float" office:value="8096" calcext:value-type="float">
            <text:p>8096</text:p>
          </table:table-cell>
          <table:table-cell table:formula="of:=[.B502]-[.B$2]" office:value-type="float" office:value="12.6143455505371" calcext:value-type="float">
            <text:p>12.6143455505</text:p>
          </table:table-cell>
          <table:table-cell table:formula="of:=[.C502]/([.D502]-[.D501])" office:value-type="float" office:value="970646.157786417" calcext:value-type="float">
            <text:p>970646.157786417</text:p>
          </table:table-cell>
          <table:table-cell/>
          <table:table-cell office:value-type="float" office:value="1442700491.52393" calcext:value-type="float">
            <text:p>1442700491.52393</text:p>
          </table:table-cell>
          <table:table-cell table:formula="of:=[.G502]-[.B502]" office:value-type="float" office:value="6.96475148200989" calcext:value-type="float">
            <text:p>6.964751482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2700484.56746" calcext:value-type="float">
            <text:p>1442700484.56746</text:p>
          </table:table-cell>
          <table:table-cell office:value-type="float" office:value="8096" calcext:value-type="float">
            <text:p>8096</text:p>
          </table:table-cell>
          <table:table-cell table:formula="of:=[.B503]-[.B$2]" office:value-type="float" office:value="12.6226286888123" calcext:value-type="float">
            <text:p>12.6226286888</text:p>
          </table:table-cell>
          <table:table-cell table:formula="of:=[.C503]/([.D503]-[.D502])" office:value-type="float" office:value="977407.322088538" calcext:value-type="float">
            <text:p>977407.322088538</text:p>
          </table:table-cell>
          <table:table-cell/>
          <table:table-cell office:value-type="float" office:value="1442700491.55379" calcext:value-type="float">
            <text:p>1442700491.55379</text:p>
          </table:table-cell>
          <table:table-cell table:formula="of:=[.G503]-[.B503]" office:value-type="float" office:value="6.98632979393005" calcext:value-type="float">
            <text:p>6.9863297939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2700484.5757" calcext:value-type="float">
            <text:p>1442700484.5757</text:p>
          </table:table-cell>
          <table:table-cell office:value-type="float" office:value="8096" calcext:value-type="float">
            <text:p>8096</text:p>
          </table:table-cell>
          <table:table-cell table:formula="of:=[.B504]-[.B$2]" office:value-type="float" office:value="12.6308734416962" calcext:value-type="float">
            <text:p>12.6308734417</text:p>
          </table:table-cell>
          <table:table-cell table:formula="of:=[.C504]/([.D504]-[.D503])" office:value-type="float" office:value="981957.872357653" calcext:value-type="float">
            <text:p>981957.872357653</text:p>
          </table:table-cell>
          <table:table-cell/>
          <table:table-cell office:value-type="float" office:value="1442700491.55721" calcext:value-type="float">
            <text:p>1442700491.55721</text:p>
          </table:table-cell>
          <table:table-cell table:formula="of:=[.G504]-[.B504]" office:value-type="float" office:value="6.98150491714478" calcext:value-type="float">
            <text:p>6.981504917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2700484.58398" calcext:value-type="float">
            <text:p>1442700484.58398</text:p>
          </table:table-cell>
          <table:table-cell office:value-type="float" office:value="8096" calcext:value-type="float">
            <text:p>8096</text:p>
          </table:table-cell>
          <table:table-cell table:formula="of:=[.B505]-[.B$2]" office:value-type="float" office:value="12.6391518115997" calcext:value-type="float">
            <text:p>12.6391518116</text:p>
          </table:table-cell>
          <table:table-cell table:formula="of:=[.C505]/([.D505]-[.D504])" office:value-type="float" office:value="977970.312309199" calcext:value-type="float">
            <text:p>977970.312309199</text:p>
          </table:table-cell>
          <table:table-cell/>
          <table:table-cell office:value-type="float" office:value="1442700491.56062" calcext:value-type="float">
            <text:p>1442700491.56062</text:p>
          </table:table-cell>
          <table:table-cell table:formula="of:=[.G505]-[.B505]" office:value-type="float" office:value="6.97664403915405" calcext:value-type="float">
            <text:p>6.9766440392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2700484.59225" calcext:value-type="float">
            <text:p>1442700484.59225</text:p>
          </table:table-cell>
          <table:table-cell office:value-type="float" office:value="8096" calcext:value-type="float">
            <text:p>8096</text:p>
          </table:table-cell>
          <table:table-cell table:formula="of:=[.B506]-[.B$2]" office:value-type="float" office:value="12.647424697876" calcext:value-type="float">
            <text:p>12.6474246979</text:p>
          </table:table-cell>
          <table:table-cell table:formula="of:=[.C506]/([.D506]-[.D505])" office:value-type="float" office:value="978618.553387706" calcext:value-type="float">
            <text:p>978618.553387706</text:p>
          </table:table-cell>
          <table:table-cell/>
          <table:table-cell office:value-type="float" office:value="1442700491.56557" calcext:value-type="float">
            <text:p>1442700491.56557</text:p>
          </table:table-cell>
          <table:table-cell table:formula="of:=[.G506]-[.B506]" office:value-type="float" office:value="6.97331213951111" calcext:value-type="float">
            <text:p>6.9733121395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2700484.60056" calcext:value-type="float">
            <text:p>1442700484.60056</text:p>
          </table:table-cell>
          <table:table-cell office:value-type="float" office:value="8096" calcext:value-type="float">
            <text:p>8096</text:p>
          </table:table-cell>
          <table:table-cell table:formula="of:=[.B507]-[.B$2]" office:value-type="float" office:value="12.6557290554047" calcext:value-type="float">
            <text:p>12.6557290554</text:p>
          </table:table-cell>
          <table:table-cell table:formula="of:=[.C507]/([.D507]-[.D506])" office:value-type="float" office:value="974909.855703253" calcext:value-type="float">
            <text:p>974909.855703253</text:p>
          </table:table-cell>
          <table:table-cell/>
          <table:table-cell office:value-type="float" office:value="1442700491.56904" calcext:value-type="float">
            <text:p>1442700491.56904</text:p>
          </table:table-cell>
          <table:table-cell table:formula="of:=[.G507]-[.B507]" office:value-type="float" office:value="6.96848392486572" calcext:value-type="float">
            <text:p>6.968483924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2700484.60886" calcext:value-type="float">
            <text:p>1442700484.60886</text:p>
          </table:table-cell>
          <table:table-cell office:value-type="float" office:value="8096" calcext:value-type="float">
            <text:p>8096</text:p>
          </table:table-cell>
          <table:table-cell table:formula="of:=[.B508]-[.B$2]" office:value-type="float" office:value="12.6640286445618" calcext:value-type="float">
            <text:p>12.6640286446</text:p>
          </table:table-cell>
          <table:table-cell table:formula="of:=[.C508]/([.D508]-[.D507])" office:value-type="float" office:value="975469.97167562" calcext:value-type="float">
            <text:p>975469.97167562</text:p>
          </table:table-cell>
          <table:table-cell/>
          <table:table-cell office:value-type="float" office:value="1442700491.57246" calcext:value-type="float">
            <text:p>1442700491.57246</text:p>
          </table:table-cell>
          <table:table-cell table:formula="of:=[.G508]-[.B508]" office:value-type="float" office:value="6.96360206604004" calcext:value-type="float">
            <text:p>6.963602066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2700484.61713" calcext:value-type="float">
            <text:p>1442700484.61713</text:p>
          </table:table-cell>
          <table:table-cell office:value-type="float" office:value="8096" calcext:value-type="float">
            <text:p>8096</text:p>
          </table:table-cell>
          <table:table-cell table:formula="of:=[.B509]-[.B$2]" office:value-type="float" office:value="12.6723053455353" calcext:value-type="float">
            <text:p>12.6723053455</text:p>
          </table:table-cell>
          <table:table-cell table:formula="of:=[.C509]/([.D509]-[.D508])" office:value-type="float" office:value="978167.512141726" calcext:value-type="float">
            <text:p>978167.512141726</text:p>
          </table:table-cell>
          <table:table-cell/>
          <table:table-cell office:value-type="float" office:value="1442700491.59866" calcext:value-type="float">
            <text:p>1442700491.59866</text:p>
          </table:table-cell>
          <table:table-cell table:formula="of:=[.G509]-[.B509]" office:value-type="float" office:value="6.98152804374695" calcext:value-type="float">
            <text:p>6.9815280437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2700484.62541" calcext:value-type="float">
            <text:p>1442700484.62541</text:p>
          </table:table-cell>
          <table:table-cell office:value-type="float" office:value="8096" calcext:value-type="float">
            <text:p>8096</text:p>
          </table:table-cell>
          <table:table-cell table:formula="of:=[.B510]-[.B$2]" office:value-type="float" office:value="12.6805808544159" calcext:value-type="float">
            <text:p>12.6805808544</text:p>
          </table:table-cell>
          <table:table-cell table:formula="of:=[.C510]/([.D510]-[.D509])" office:value-type="float" office:value="978308.417862288" calcext:value-type="float">
            <text:p>978308.417862288</text:p>
          </table:table-cell>
          <table:table-cell/>
          <table:table-cell office:value-type="float" office:value="1442700491.60217" calcext:value-type="float">
            <text:p>1442700491.60217</text:p>
          </table:table-cell>
          <table:table-cell table:formula="of:=[.G510]-[.B510]" office:value-type="float" office:value="6.97676491737366" calcext:value-type="float">
            <text:p>6.9767649174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2700484.6337" calcext:value-type="float">
            <text:p>1442700484.6337</text:p>
          </table:table-cell>
          <table:table-cell office:value-type="float" office:value="8096" calcext:value-type="float">
            <text:p>8096</text:p>
          </table:table-cell>
          <table:table-cell table:formula="of:=[.B511]-[.B$2]" office:value-type="float" office:value="12.6888711452484" calcext:value-type="float">
            <text:p>12.6888711452</text:p>
          </table:table-cell>
          <table:table-cell table:formula="of:=[.C511]/([.D511]-[.D510])" office:value-type="float" office:value="976564.051075578" calcext:value-type="float">
            <text:p>976564.051075578</text:p>
          </table:table-cell>
          <table:table-cell/>
          <table:table-cell office:value-type="float" office:value="1442700491.6056" calcext:value-type="float">
            <text:p>1442700491.6056</text:p>
          </table:table-cell>
          <table:table-cell table:formula="of:=[.G511]-[.B511]" office:value-type="float" office:value="6.97190165519714" calcext:value-type="float">
            <text:p>6.9719016552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2700484.64198" calcext:value-type="float">
            <text:p>1442700484.64198</text:p>
          </table:table-cell>
          <table:table-cell office:value-type="float" office:value="8096" calcext:value-type="float">
            <text:p>8096</text:p>
          </table:table-cell>
          <table:table-cell table:formula="of:=[.B512]-[.B$2]" office:value-type="float" office:value="12.6971478462219" calcext:value-type="float">
            <text:p>12.6971478462</text:p>
          </table:table-cell>
          <table:table-cell table:formula="of:=[.C512]/([.D512]-[.D511])" office:value-type="float" office:value="978167.512141726" calcext:value-type="float">
            <text:p>978167.512141726</text:p>
          </table:table-cell>
          <table:table-cell/>
          <table:table-cell office:value-type="float" office:value="1442700491.62447" calcext:value-type="float">
            <text:p>1442700491.62447</text:p>
          </table:table-cell>
          <table:table-cell table:formula="of:=[.G512]-[.B512]" office:value-type="float" office:value="6.98249268531799" calcext:value-type="float">
            <text:p>6.9824926853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2700484.65032" calcext:value-type="float">
            <text:p>1442700484.65032</text:p>
          </table:table-cell>
          <table:table-cell office:value-type="float" office:value="8096" calcext:value-type="float">
            <text:p>8096</text:p>
          </table:table-cell>
          <table:table-cell table:formula="of:=[.B513]-[.B$2]" office:value-type="float" office:value="12.7054932117462" calcext:value-type="float">
            <text:p>12.7054932117</text:p>
          </table:table-cell>
          <table:table-cell table:formula="of:=[.C513]/([.D513]-[.D512])" office:value-type="float" office:value="970119.280747364" calcext:value-type="float">
            <text:p>970119.280747364</text:p>
          </table:table-cell>
          <table:table-cell/>
          <table:table-cell office:value-type="float" office:value="1442700491.6279" calcext:value-type="float">
            <text:p>1442700491.6279</text:p>
          </table:table-cell>
          <table:table-cell table:formula="of:=[.G513]-[.B513]" office:value-type="float" office:value="6.97757720947266" calcext:value-type="float">
            <text:p>6.977577209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2700484.65859" calcext:value-type="float">
            <text:p>1442700484.65859</text:p>
          </table:table-cell>
          <table:table-cell office:value-type="float" office:value="8096" calcext:value-type="float">
            <text:p>8096</text:p>
          </table:table-cell>
          <table:table-cell table:formula="of:=[.B514]-[.B$2]" office:value-type="float" office:value="12.7137651443481" calcext:value-type="float">
            <text:p>12.7137651443</text:p>
          </table:table-cell>
          <table:table-cell table:formula="of:=[.C514]/([.D514]-[.D513])" office:value-type="float" office:value="978731.378700101" calcext:value-type="float">
            <text:p>978731.378700101</text:p>
          </table:table-cell>
          <table:table-cell/>
          <table:table-cell office:value-type="float" office:value="1442700491.63132" calcext:value-type="float">
            <text:p>1442700491.63132</text:p>
          </table:table-cell>
          <table:table-cell table:formula="of:=[.G514]-[.B514]" office:value-type="float" office:value="6.97272396087647" calcext:value-type="float">
            <text:p>6.9727239609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2700484.66742" calcext:value-type="float">
            <text:p>1442700484.66742</text:p>
          </table:table-cell>
          <table:table-cell office:value-type="float" office:value="8096" calcext:value-type="float">
            <text:p>8096</text:p>
          </table:table-cell>
          <table:table-cell table:formula="of:=[.B515]-[.B$2]" office:value-type="float" office:value="12.7225940227509" calcext:value-type="float">
            <text:p>12.7225940228</text:p>
          </table:table-cell>
          <table:table-cell table:formula="of:=[.C515]/([.D515]-[.D514])" office:value-type="float" office:value="916990.769463423" calcext:value-type="float">
            <text:p>916990.769463423</text:p>
          </table:table-cell>
          <table:table-cell/>
          <table:table-cell office:value-type="float" office:value="1442700491.65421" calcext:value-type="float">
            <text:p>1442700491.65421</text:p>
          </table:table-cell>
          <table:table-cell table:formula="of:=[.G515]-[.B515]" office:value-type="float" office:value="6.98678827285767" calcext:value-type="float">
            <text:p>6.9867882729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2700484.67571" calcext:value-type="float">
            <text:p>1442700484.67571</text:p>
          </table:table-cell>
          <table:table-cell office:value-type="float" office:value="8096" calcext:value-type="float">
            <text:p>8096</text:p>
          </table:table-cell>
          <table:table-cell table:formula="of:=[.B516]-[.B$2]" office:value-type="float" office:value="12.7308778762817" calcext:value-type="float">
            <text:p>12.7308778763</text:p>
          </table:table-cell>
          <table:table-cell table:formula="of:=[.C516]/([.D516]-[.D515])" office:value-type="float" office:value="977322.929457476" calcext:value-type="float">
            <text:p>977322.929457476</text:p>
          </table:table-cell>
          <table:table-cell/>
          <table:table-cell office:value-type="float" office:value="1442700491.65761" calcext:value-type="float">
            <text:p>1442700491.65761</text:p>
          </table:table-cell>
          <table:table-cell table:formula="of:=[.G516]-[.B516]" office:value-type="float" office:value="6.98190474510193" calcext:value-type="float">
            <text:p>6.981904745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2700484.68398" calcext:value-type="float">
            <text:p>1442700484.68398</text:p>
          </table:table-cell>
          <table:table-cell office:value-type="float" office:value="8096" calcext:value-type="float">
            <text:p>8096</text:p>
          </table:table-cell>
          <table:table-cell table:formula="of:=[.B517]-[.B$2]" office:value-type="float" office:value="12.7391536235809" calcext:value-type="float">
            <text:p>12.7391536236</text:p>
          </table:table-cell>
          <table:table-cell table:formula="of:=[.C517]/([.D517]-[.D516])" office:value-type="float" office:value="978280.233470658" calcext:value-type="float">
            <text:p>978280.233470658</text:p>
          </table:table-cell>
          <table:table-cell/>
          <table:table-cell office:value-type="float" office:value="1442700491.69279" calcext:value-type="float">
            <text:p>1442700491.69279</text:p>
          </table:table-cell>
          <table:table-cell table:formula="of:=[.G517]-[.B517]" office:value-type="float" office:value="7.0088062286377" calcext:value-type="float">
            <text:p>7.0088062286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2700484.69225" calcext:value-type="float">
            <text:p>1442700484.69225</text:p>
          </table:table-cell>
          <table:table-cell office:value-type="float" office:value="8096" calcext:value-type="float">
            <text:p>8096</text:p>
          </table:table-cell>
          <table:table-cell table:formula="of:=[.B518]-[.B$2]" office:value-type="float" office:value="12.7474255561829" calcext:value-type="float">
            <text:p>12.7474255562</text:p>
          </table:table-cell>
          <table:table-cell table:formula="of:=[.C518]/([.D518]-[.D517])" office:value-type="float" office:value="978731.378700101" calcext:value-type="float">
            <text:p>978731.378700101</text:p>
          </table:table-cell>
          <table:table-cell/>
          <table:table-cell office:value-type="float" office:value="1442700491.69619" calcext:value-type="float">
            <text:p>1442700491.69619</text:p>
          </table:table-cell>
          <table:table-cell table:formula="of:=[.G518]-[.B518]" office:value-type="float" office:value="7.00393462181091" calcext:value-type="float">
            <text:p>7.0039346218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2700484.70052" calcext:value-type="float">
            <text:p>1442700484.70052</text:p>
          </table:table-cell>
          <table:table-cell office:value-type="float" office:value="8096" calcext:value-type="float">
            <text:p>8096</text:p>
          </table:table-cell>
          <table:table-cell table:formula="of:=[.B519]-[.B$2]" office:value-type="float" office:value="12.7556946277618" calcext:value-type="float">
            <text:p>12.7556946278</text:p>
          </table:table-cell>
          <table:table-cell table:formula="of:=[.C519]/([.D519]-[.D518])" office:value-type="float" office:value="979070.010783381" calcext:value-type="float">
            <text:p>979070.010783381</text:p>
          </table:table-cell>
          <table:table-cell/>
          <table:table-cell office:value-type="float" office:value="1442700491.69961" calcext:value-type="float">
            <text:p>1442700491.69961</text:p>
          </table:table-cell>
          <table:table-cell table:formula="of:=[.G519]-[.B519]" office:value-type="float" office:value="6.99908256530762" calcext:value-type="float">
            <text:p>6.9990825653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2700484.70886" calcext:value-type="float">
            <text:p>1442700484.70886</text:p>
          </table:table-cell>
          <table:table-cell office:value-type="float" office:value="8096" calcext:value-type="float">
            <text:p>8096</text:p>
          </table:table-cell>
          <table:table-cell table:formula="of:=[.B520]-[.B$2]" office:value-type="float" office:value="12.7640299797058" calcext:value-type="float">
            <text:p>12.7640299797</text:p>
          </table:table-cell>
          <table:table-cell table:formula="of:=[.C520]/([.D520]-[.D519])" office:value-type="float" office:value="971284.722519379" calcext:value-type="float">
            <text:p>971284.722519379</text:p>
          </table:table-cell>
          <table:table-cell/>
          <table:table-cell office:value-type="float" office:value="1442700491.72077" calcext:value-type="float">
            <text:p>1442700491.72077</text:p>
          </table:table-cell>
          <table:table-cell table:formula="of:=[.G520]-[.B520]" office:value-type="float" office:value="7.01191473007202" calcext:value-type="float">
            <text:p>7.0119147301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2700484.71732" calcext:value-type="float">
            <text:p>1442700484.71732</text:p>
          </table:table-cell>
          <table:table-cell office:value-type="float" office:value="8096" calcext:value-type="float">
            <text:p>8096</text:p>
          </table:table-cell>
          <table:table-cell table:formula="of:=[.B521]-[.B$2]" office:value-type="float" office:value="12.7724885940552" calcext:value-type="float">
            <text:p>12.7724885941</text:p>
          </table:table-cell>
          <table:table-cell table:formula="of:=[.C521]/([.D521]-[.D520])" office:value-type="float" office:value="957130.762275213" calcext:value-type="float">
            <text:p>957130.762275213</text:p>
          </table:table-cell>
          <table:table-cell/>
          <table:table-cell office:value-type="float" office:value="1442700491.72419" calcext:value-type="float">
            <text:p>1442700491.72419</text:p>
          </table:table-cell>
          <table:table-cell table:formula="of:=[.G521]-[.B521]" office:value-type="float" office:value="7.00687503814697" calcext:value-type="float">
            <text:p>7.006875038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2700484.72559" calcext:value-type="float">
            <text:p>1442700484.72559</text:p>
          </table:table-cell>
          <table:table-cell office:value-type="float" office:value="8096" calcext:value-type="float">
            <text:p>8096</text:p>
          </table:table-cell>
          <table:table-cell table:formula="of:=[.B522]-[.B$2]" office:value-type="float" office:value="12.7807633876801" calcext:value-type="float">
            <text:p>12.7807633877</text:p>
          </table:table-cell>
          <table:table-cell table:formula="of:=[.C522]/([.D522]-[.D521])" office:value-type="float" office:value="978392.980781975" calcext:value-type="float">
            <text:p>978392.980781975</text:p>
          </table:table-cell>
          <table:table-cell/>
          <table:table-cell office:value-type="float" office:value="1442700491.72761" calcext:value-type="float">
            <text:p>1442700491.72761</text:p>
          </table:table-cell>
          <table:table-cell table:formula="of:=[.G522]-[.B522]" office:value-type="float" office:value="7.00202012062073" calcext:value-type="float">
            <text:p>7.0020201206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2700484.73387" calcext:value-type="float">
            <text:p>1442700484.73387</text:p>
          </table:table-cell>
          <table:table-cell office:value-type="float" office:value="8096" calcext:value-type="float">
            <text:p>8096</text:p>
          </table:table-cell>
          <table:table-cell table:formula="of:=[.B523]-[.B$2]" office:value-type="float" office:value="12.7890419960022" calcext:value-type="float">
            <text:p>12.789041996</text:p>
          </table:table-cell>
          <table:table-cell table:formula="of:=[.C523]/([.D523]-[.D522])" office:value-type="float" office:value="977942.147395098" calcext:value-type="float">
            <text:p>977942.147395098</text:p>
          </table:table-cell>
          <table:table-cell/>
          <table:table-cell office:value-type="float" office:value="1442700491.74853" calcext:value-type="float">
            <text:p>1442700491.74853</text:p>
          </table:table-cell>
          <table:table-cell table:formula="of:=[.G523]-[.B523]" office:value-type="float" office:value="7.01465940475464" calcext:value-type="float">
            <text:p>7.0146594048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2700484.74215" calcext:value-type="float">
            <text:p>1442700484.74215</text:p>
          </table:table-cell>
          <table:table-cell office:value-type="float" office:value="8096" calcext:value-type="float">
            <text:p>8096</text:p>
          </table:table-cell>
          <table:table-cell table:formula="of:=[.B524]-[.B$2]" office:value-type="float" office:value="12.7973232269287" calcext:value-type="float">
            <text:p>12.7973232269</text:p>
          </table:table-cell>
          <table:table-cell table:formula="of:=[.C524]/([.D524]-[.D523])" office:value-type="float" office:value="977632.440375425" calcext:value-type="float">
            <text:p>977632.440375425</text:p>
          </table:table-cell>
          <table:table-cell/>
          <table:table-cell office:value-type="float" office:value="1442700491.75195" calcext:value-type="float">
            <text:p>1442700491.75195</text:p>
          </table:table-cell>
          <table:table-cell table:formula="of:=[.G524]-[.B524]" office:value-type="float" office:value="7.0097975730896" calcext:value-type="float">
            <text:p>7.009797573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2700484.75041" calcext:value-type="float">
            <text:p>1442700484.75041</text:p>
          </table:table-cell>
          <table:table-cell office:value-type="float" office:value="8096" calcext:value-type="float">
            <text:p>8096</text:p>
          </table:table-cell>
          <table:table-cell table:formula="of:=[.B525]-[.B$2]" office:value-type="float" office:value="12.8055791854858" calcext:value-type="float">
            <text:p>12.8055791855</text:p>
          </table:table-cell>
          <table:table-cell table:formula="of:=[.C525]/([.D525]-[.D524])" office:value-type="float" office:value="980625.07750953" calcext:value-type="float">
            <text:p>980625.07750953</text:p>
          </table:table-cell>
          <table:table-cell/>
          <table:table-cell office:value-type="float" office:value="1442700491.75537" calcext:value-type="float">
            <text:p>1442700491.75537</text:p>
          </table:table-cell>
          <table:table-cell table:formula="of:=[.G525]-[.B525]" office:value-type="float" office:value="7.00496649742126" calcext:value-type="float">
            <text:p>7.0049664974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2700484.75869" calcext:value-type="float">
            <text:p>1442700484.75869</text:p>
          </table:table-cell>
          <table:table-cell office:value-type="float" office:value="8096" calcext:value-type="float">
            <text:p>8096</text:p>
          </table:table-cell>
          <table:table-cell table:formula="of:=[.B526]-[.B$2]" office:value-type="float" office:value="12.8138575553894" calcext:value-type="float">
            <text:p>12.8138575554</text:p>
          </table:table-cell>
          <table:table-cell table:formula="of:=[.C526]/([.D526]-[.D525])" office:value-type="float" office:value="977970.312309199" calcext:value-type="float">
            <text:p>977970.312309199</text:p>
          </table:table-cell>
          <table:table-cell/>
          <table:table-cell office:value-type="float" office:value="1442700491.77634" calcext:value-type="float">
            <text:p>1442700491.77634</text:p>
          </table:table-cell>
          <table:table-cell table:formula="of:=[.G526]-[.B526]" office:value-type="float" office:value="7.01765632629395" calcext:value-type="float">
            <text:p>7.0176563263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2700484.76696" calcext:value-type="float">
            <text:p>1442700484.76696</text:p>
          </table:table-cell>
          <table:table-cell office:value-type="float" office:value="8096" calcext:value-type="float">
            <text:p>8096</text:p>
          </table:table-cell>
          <table:table-cell table:formula="of:=[.B527]-[.B$2]" office:value-type="float" office:value="12.82213306427" calcext:value-type="float">
            <text:p>12.8221330643</text:p>
          </table:table-cell>
          <table:table-cell table:formula="of:=[.C527]/([.D527]-[.D526])" office:value-type="float" office:value="978308.417862288" calcext:value-type="float">
            <text:p>978308.417862288</text:p>
          </table:table-cell>
          <table:table-cell/>
          <table:table-cell office:value-type="float" office:value="1442700491.7798" calcext:value-type="float">
            <text:p>1442700491.7798</text:p>
          </table:table-cell>
          <table:table-cell table:formula="of:=[.G527]-[.B527]" office:value-type="float" office:value="7.01284265518189" calcext:value-type="float">
            <text:p>7.0128426552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2700484.77524" calcext:value-type="float">
            <text:p>1442700484.77524</text:p>
          </table:table-cell>
          <table:table-cell office:value-type="float" office:value="8096" calcext:value-type="float">
            <text:p>8096</text:p>
          </table:table-cell>
          <table:table-cell table:formula="of:=[.B528]-[.B$2]" office:value-type="float" office:value="12.8304088115692" calcext:value-type="float">
            <text:p>12.8304088116</text:p>
          </table:table-cell>
          <table:table-cell table:formula="of:=[.C528]/([.D528]-[.D527])" office:value-type="float" office:value="978280.233470658" calcext:value-type="float">
            <text:p>978280.233470658</text:p>
          </table:table-cell>
          <table:table-cell/>
          <table:table-cell office:value-type="float" office:value="1442700491.78323" calcext:value-type="float">
            <text:p>1442700491.78323</text:p>
          </table:table-cell>
          <table:table-cell table:formula="of:=[.G528]-[.B528]" office:value-type="float" office:value="7.00799250602722" calcext:value-type="float">
            <text:p>7.007992506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2700484.78351" calcext:value-type="float">
            <text:p>1442700484.78351</text:p>
          </table:table-cell>
          <table:table-cell office:value-type="float" office:value="8096" calcext:value-type="float">
            <text:p>8096</text:p>
          </table:table-cell>
          <table:table-cell table:formula="of:=[.B529]-[.B$2]" office:value-type="float" office:value="12.8386857509613" calcext:value-type="float">
            <text:p>12.838685751</text:p>
          </table:table-cell>
          <table:table-cell table:formula="of:=[.C529]/([.D529]-[.D528])" office:value-type="float" office:value="978139.335868188" calcext:value-type="float">
            <text:p>978139.335868188</text:p>
          </table:table-cell>
          <table:table-cell/>
          <table:table-cell office:value-type="float" office:value="1442700491.79333" calcext:value-type="float">
            <text:p>1442700491.79333</text:p>
          </table:table-cell>
          <table:table-cell table:formula="of:=[.G529]-[.B529]" office:value-type="float" office:value="7.00981068611145" calcext:value-type="float">
            <text:p>7.009810686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2700484.79179" calcext:value-type="float">
            <text:p>1442700484.79179</text:p>
          </table:table-cell>
          <table:table-cell office:value-type="float" office:value="8096" calcext:value-type="float">
            <text:p>8096</text:p>
          </table:table-cell>
          <table:table-cell table:formula="of:=[.B530]-[.B$2]" office:value-type="float" office:value="12.8469572067261" calcext:value-type="float">
            <text:p>12.8469572067</text:p>
          </table:table-cell>
          <table:table-cell table:formula="of:=[.C530]/([.D530]-[.D529])" office:value-type="float" office:value="978787.801112616" calcext:value-type="float">
            <text:p>978787.801112616</text:p>
          </table:table-cell>
          <table:table-cell/>
          <table:table-cell office:value-type="float" office:value="1442700491.79675" calcext:value-type="float">
            <text:p>1442700491.79675</text:p>
          </table:table-cell>
          <table:table-cell table:formula="of:=[.G530]-[.B530]" office:value-type="float" office:value="7.00496053695679" calcext:value-type="float">
            <text:p>7.004960537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2700484.80006" calcext:value-type="float">
            <text:p>1442700484.80006</text:p>
          </table:table-cell>
          <table:table-cell office:value-type="float" office:value="8096" calcext:value-type="float">
            <text:p>8096</text:p>
          </table:table-cell>
          <table:table-cell table:formula="of:=[.B531]-[.B$2]" office:value-type="float" office:value="12.8552343845367" calcext:value-type="float">
            <text:p>12.8552343845</text:p>
          </table:table-cell>
          <table:table-cell table:formula="of:=[.C531]/([.D531]-[.D530])" office:value-type="float" office:value="978111.161217847" calcext:value-type="float">
            <text:p>978111.161217847</text:p>
          </table:table-cell>
          <table:table-cell/>
          <table:table-cell office:value-type="float" office:value="1442700491.80016" calcext:value-type="float">
            <text:p>1442700491.80016</text:p>
          </table:table-cell>
          <table:table-cell table:formula="of:=[.G531]-[.B531]" office:value-type="float" office:value="7.00010108947754" calcext:value-type="float">
            <text:p>7.0001010895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2700484.80839" calcext:value-type="float">
            <text:p>1442700484.80839</text:p>
          </table:table-cell>
          <table:table-cell office:value-type="float" office:value="8096" calcext:value-type="float">
            <text:p>8096</text:p>
          </table:table-cell>
          <table:table-cell table:formula="of:=[.B532]-[.B$2]" office:value-type="float" office:value="12.8635609149933" calcext:value-type="float">
            <text:p>12.863560915</text:p>
          </table:table-cell>
          <table:table-cell table:formula="of:=[.C532]/([.D532]-[.D531])" office:value-type="float" office:value="972313.743671974" calcext:value-type="float">
            <text:p>972313.743671974</text:p>
          </table:table-cell>
          <table:table-cell/>
          <table:table-cell office:value-type="float" office:value="1442700491.8213" calcext:value-type="float">
            <text:p>1442700491.8213</text:p>
          </table:table-cell>
          <table:table-cell table:formula="of:=[.G532]-[.B532]" office:value-type="float" office:value="7.01291441917419" calcext:value-type="float">
            <text:p>7.0129144192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2700484.81695" calcext:value-type="float">
            <text:p>1442700484.81695</text:p>
          </table:table-cell>
          <table:table-cell office:value-type="float" office:value="8096" calcext:value-type="float">
            <text:p>8096</text:p>
          </table:table-cell>
          <table:table-cell table:formula="of:=[.B533]-[.B$2]" office:value-type="float" office:value="12.8721182346344" calcext:value-type="float">
            <text:p>12.8721182346</text:p>
          </table:table-cell>
          <table:table-cell table:formula="of:=[.C533]/([.D533]-[.D532])" office:value-type="float" office:value="946090.638136632" calcext:value-type="float">
            <text:p>946090.638136632</text:p>
          </table:table-cell>
          <table:table-cell/>
          <table:table-cell office:value-type="float" office:value="1442700491.82472" calcext:value-type="float">
            <text:p>1442700491.82472</text:p>
          </table:table-cell>
          <table:table-cell table:formula="of:=[.G533]-[.B533]" office:value-type="float" office:value="7.00777578353882" calcext:value-type="float">
            <text:p>7.007775783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2700484.82524" calcext:value-type="float">
            <text:p>1442700484.82524</text:p>
          </table:table-cell>
          <table:table-cell office:value-type="float" office:value="8096" calcext:value-type="float">
            <text:p>8096</text:p>
          </table:table-cell>
          <table:table-cell table:formula="of:=[.B534]-[.B$2]" office:value-type="float" office:value="12.8804109096527" calcext:value-type="float">
            <text:p>12.8804109097</text:p>
          </table:table-cell>
          <table:table-cell table:formula="of:=[.C534]/([.D534]-[.D533])" office:value-type="float" office:value="976283.28399747" calcext:value-type="float">
            <text:p>976283.28399747</text:p>
          </table:table-cell>
          <table:table-cell/>
          <table:table-cell office:value-type="float" office:value="1442700491.82814" calcext:value-type="float">
            <text:p>1442700491.82814</text:p>
          </table:table-cell>
          <table:table-cell table:formula="of:=[.G534]-[.B534]" office:value-type="float" office:value="7.0029034614563" calcext:value-type="float">
            <text:p>7.0029034615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2700484.83352" calcext:value-type="float">
            <text:p>1442700484.83352</text:p>
          </table:table-cell>
          <table:table-cell office:value-type="float" office:value="8096" calcext:value-type="float">
            <text:p>8096</text:p>
          </table:table-cell>
          <table:table-cell table:formula="of:=[.B535]-[.B$2]" office:value-type="float" office:value="12.8886871337891" calcext:value-type="float">
            <text:p>12.8886871338</text:p>
          </table:table-cell>
          <table:table-cell table:formula="of:=[.C535]/([.D535]-[.D534])" office:value-type="float" office:value="978223.869558955" calcext:value-type="float">
            <text:p>978223.869558955</text:p>
          </table:table-cell>
          <table:table-cell/>
          <table:table-cell office:value-type="float" office:value="1442700491.84917" calcext:value-type="float">
            <text:p>1442700491.84917</text:p>
          </table:table-cell>
          <table:table-cell table:formula="of:=[.G535]-[.B535]" office:value-type="float" office:value="7.01565527915955" calcext:value-type="float">
            <text:p>7.0156552792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2700484.84178" calcext:value-type="float">
            <text:p>1442700484.84178</text:p>
          </table:table-cell>
          <table:table-cell office:value-type="float" office:value="8096" calcext:value-type="float">
            <text:p>8096</text:p>
          </table:table-cell>
          <table:table-cell table:formula="of:=[.B536]-[.B$2]" office:value-type="float" office:value="12.896951675415" calcext:value-type="float">
            <text:p>12.8969516754</text:p>
          </table:table-cell>
          <table:table-cell table:formula="of:=[.C536]/([.D536]-[.D535])" office:value-type="float" office:value="979606.657742903" calcext:value-type="float">
            <text:p>979606.657742903</text:p>
          </table:table-cell>
          <table:table-cell/>
          <table:table-cell office:value-type="float" office:value="1442700491.85262" calcext:value-type="float">
            <text:p>1442700491.85262</text:p>
          </table:table-cell>
          <table:table-cell table:formula="of:=[.G536]-[.B536]" office:value-type="float" office:value="7.01083779335022" calcext:value-type="float">
            <text:p>7.0108377934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2700484.85008" calcext:value-type="float">
            <text:p>1442700484.85008</text:p>
          </table:table-cell>
          <table:table-cell office:value-type="float" office:value="8096" calcext:value-type="float">
            <text:p>8096</text:p>
          </table:table-cell>
          <table:table-cell table:formula="of:=[.B537]-[.B$2]" office:value-type="float" office:value="12.9052526950836" calcext:value-type="float">
            <text:p>12.9052526951</text:p>
          </table:table-cell>
          <table:table-cell table:formula="of:=[.C537]/([.D537]-[.D536])" office:value-type="float" office:value="975301.869316713" calcext:value-type="float">
            <text:p>975301.869316713</text:p>
          </table:table-cell>
          <table:table-cell/>
          <table:table-cell office:value-type="float" office:value="1442700491.87694" calcext:value-type="float">
            <text:p>1442700491.87694</text:p>
          </table:table-cell>
          <table:table-cell table:formula="of:=[.G537]-[.B537]" office:value-type="float" office:value="7.0268611907959" calcext:value-type="float">
            <text:p>7.0268611908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2700484.85837" calcext:value-type="float">
            <text:p>1442700484.85837</text:p>
          </table:table-cell>
          <table:table-cell office:value-type="float" office:value="8096" calcext:value-type="float">
            <text:p>8096</text:p>
          </table:table-cell>
          <table:table-cell table:formula="of:=[.B538]-[.B$2]" office:value-type="float" office:value="12.9135377407074" calcext:value-type="float">
            <text:p>12.9135377407</text:p>
          </table:table-cell>
          <table:table-cell table:formula="of:=[.C538]/([.D538]-[.D537])" office:value-type="float" office:value="977182.307453237" calcext:value-type="float">
            <text:p>977182.307453237</text:p>
          </table:table-cell>
          <table:table-cell/>
          <table:table-cell office:value-type="float" office:value="1442700491.88038" calcext:value-type="float">
            <text:p>1442700491.88038</text:p>
          </table:table-cell>
          <table:table-cell table:formula="of:=[.G538]-[.B538]" office:value-type="float" office:value="7.02201461791992" calcext:value-type="float">
            <text:p>7.0220146179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2700484.86666" calcext:value-type="float">
            <text:p>1442700484.86666</text:p>
          </table:table-cell>
          <table:table-cell office:value-type="float" office:value="8096" calcext:value-type="float">
            <text:p>8096</text:p>
          </table:table-cell>
          <table:table-cell table:formula="of:=[.B539]-[.B$2]" office:value-type="float" office:value="12.92182970047" calcext:value-type="float">
            <text:p>12.9218297005</text:p>
          </table:table-cell>
          <table:table-cell table:formula="of:=[.C539]/([.D539]-[.D538])" office:value-type="float" office:value="976367.497167831" calcext:value-type="float">
            <text:p>976367.497167831</text:p>
          </table:table-cell>
          <table:table-cell/>
          <table:table-cell office:value-type="float" office:value="1442700491.88383" calcext:value-type="float">
            <text:p>1442700491.88383</text:p>
          </table:table-cell>
          <table:table-cell table:formula="of:=[.G539]-[.B539]" office:value-type="float" office:value="7.01716685295105" calcext:value-type="float">
            <text:p>7.017166853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2700484.87493" calcext:value-type="float">
            <text:p>1442700484.87493</text:p>
          </table:table-cell>
          <table:table-cell office:value-type="float" office:value="8096" calcext:value-type="float">
            <text:p>8096</text:p>
          </table:table-cell>
          <table:table-cell table:formula="of:=[.B540]-[.B$2]" office:value-type="float" office:value="12.930104970932" calcext:value-type="float">
            <text:p>12.9301049709</text:p>
          </table:table-cell>
          <table:table-cell table:formula="of:=[.C540]/([.D540]-[.D539])" office:value-type="float" office:value="978336.603877957" calcext:value-type="float">
            <text:p>978336.603877957</text:p>
          </table:table-cell>
          <table:table-cell/>
          <table:table-cell office:value-type="float" office:value="1442700491.9153" calcext:value-type="float">
            <text:p>1442700491.9153</text:p>
          </table:table-cell>
          <table:table-cell table:formula="of:=[.G540]-[.B540]" office:value-type="float" office:value="7.04036593437195" calcext:value-type="float">
            <text:p>7.0403659344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2700484.88321" calcext:value-type="float">
            <text:p>1442700484.88321</text:p>
          </table:table-cell>
          <table:table-cell office:value-type="float" office:value="8096" calcext:value-type="float">
            <text:p>8096</text:p>
          </table:table-cell>
          <table:table-cell table:formula="of:=[.B541]-[.B$2]" office:value-type="float" office:value="12.9383783340454" calcext:value-type="float">
            <text:p>12.938378334</text:p>
          </table:table-cell>
          <table:table-cell table:formula="of:=[.C541]/([.D541]-[.D540])" office:value-type="float" office:value="978562.150485577" calcext:value-type="float">
            <text:p>978562.150485577</text:p>
          </table:table-cell>
          <table:table-cell/>
          <table:table-cell office:value-type="float" office:value="1442700491.91872" calcext:value-type="float">
            <text:p>1442700491.91872</text:p>
          </table:table-cell>
          <table:table-cell table:formula="of:=[.G541]-[.B541]" office:value-type="float" office:value="7.03551363945007" calcext:value-type="float">
            <text:p>7.0355136395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2700484.89153" calcext:value-type="float">
            <text:p>1442700484.89153</text:p>
          </table:table-cell>
          <table:table-cell office:value-type="float" office:value="8096" calcext:value-type="float">
            <text:p>8096</text:p>
          </table:table-cell>
          <table:table-cell table:formula="of:=[.B542]-[.B$2]" office:value-type="float" office:value="12.9466969966888" calcext:value-type="float">
            <text:p>12.9466969967</text:p>
          </table:table-cell>
          <table:table-cell table:formula="of:=[.C542]/([.D542]-[.D541])" office:value-type="float" office:value="973233.360580092" calcext:value-type="float">
            <text:p>973233.360580092</text:p>
          </table:table-cell>
          <table:table-cell/>
          <table:table-cell office:value-type="float" office:value="1442700491.92214" calcext:value-type="float">
            <text:p>1442700491.92214</text:p>
          </table:table-cell>
          <table:table-cell table:formula="of:=[.G542]-[.B542]" office:value-type="float" office:value="7.03061366081238" calcext:value-type="float">
            <text:p>7.0306136608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2700484.8998" calcext:value-type="float">
            <text:p>1442700484.8998</text:p>
          </table:table-cell>
          <table:table-cell office:value-type="float" office:value="8096" calcext:value-type="float">
            <text:p>8096</text:p>
          </table:table-cell>
          <table:table-cell table:formula="of:=[.B543]-[.B$2]" office:value-type="float" office:value="12.9549732208252" calcext:value-type="float">
            <text:p>12.9549732208</text:p>
          </table:table-cell>
          <table:table-cell table:formula="of:=[.C543]/([.D543]-[.D542])" office:value-type="float" office:value="978223.869558955" calcext:value-type="float">
            <text:p>978223.869558955</text:p>
          </table:table-cell>
          <table:table-cell/>
          <table:table-cell office:value-type="float" office:value="1442700491.9432" calcext:value-type="float">
            <text:p>1442700491.9432</text:p>
          </table:table-cell>
          <table:table-cell table:formula="of:=[.G543]-[.B543]" office:value-type="float" office:value="7.0433931350708" calcext:value-type="float">
            <text:p>7.043393135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2700484.90808" calcext:value-type="float">
            <text:p>1442700484.90808</text:p>
          </table:table-cell>
          <table:table-cell office:value-type="float" office:value="8096" calcext:value-type="float">
            <text:p>8096</text:p>
          </table:table-cell>
          <table:table-cell table:formula="of:=[.B544]-[.B$2]" office:value-type="float" office:value="12.9632520675659" calcext:value-type="float">
            <text:p>12.9632520676</text:p>
          </table:table-cell>
          <table:table-cell table:formula="of:=[.C544]/([.D544]-[.D543])" office:value-type="float" office:value="977913.984103214" calcext:value-type="float">
            <text:p>977913.984103214</text:p>
          </table:table-cell>
          <table:table-cell/>
          <table:table-cell office:value-type="float" office:value="1442700491.94661" calcext:value-type="float">
            <text:p>1442700491.94661</text:p>
          </table:table-cell>
          <table:table-cell table:formula="of:=[.G544]-[.B544]" office:value-type="float" office:value="7.03853368759155" calcext:value-type="float">
            <text:p>7.038533687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2700484.91635" calcext:value-type="float">
            <text:p>1442700484.91635</text:p>
          </table:table-cell>
          <table:table-cell office:value-type="float" office:value="8096" calcext:value-type="float">
            <text:p>8096</text:p>
          </table:table-cell>
          <table:table-cell table:formula="of:=[.B545]-[.B$2]" office:value-type="float" office:value="12.9715259075165" calcext:value-type="float">
            <text:p>12.9715259075</text:p>
          </table:table-cell>
          <table:table-cell table:formula="of:=[.C545]/([.D545]-[.D544])" office:value-type="float" office:value="978505.754084661" calcext:value-type="float">
            <text:p>978505.754084661</text:p>
          </table:table-cell>
          <table:table-cell/>
          <table:table-cell office:value-type="float" office:value="1442700491.95003" calcext:value-type="float">
            <text:p>1442700491.95003</text:p>
          </table:table-cell>
          <table:table-cell table:formula="of:=[.G545]-[.B545]" office:value-type="float" office:value="7.03367924690247" calcext:value-type="float">
            <text:p>7.0336792469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2700484.92465" calcext:value-type="float">
            <text:p>1442700484.92465</text:p>
          </table:table-cell>
          <table:table-cell office:value-type="float" office:value="8096" calcext:value-type="float">
            <text:p>8096</text:p>
          </table:table-cell>
          <table:table-cell table:formula="of:=[.B546]-[.B$2]" office:value-type="float" office:value="12.9798226356506" calcext:value-type="float">
            <text:p>12.9798226357</text:p>
          </table:table-cell>
          <table:table-cell table:formula="of:=[.C546]/([.D546]-[.D545])" office:value-type="float" office:value="975806.350297422" calcext:value-type="float">
            <text:p>975806.350297422</text:p>
          </table:table-cell>
          <table:table-cell/>
          <table:table-cell office:value-type="float" office:value="1442700491.97107" calcext:value-type="float">
            <text:p>1442700491.97107</text:p>
          </table:table-cell>
          <table:table-cell table:formula="of:=[.G546]-[.B546]" office:value-type="float" office:value="7.04641723632813" calcext:value-type="float">
            <text:p>7.0464172363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2700484.93291" calcext:value-type="float">
            <text:p>1442700484.93291</text:p>
          </table:table-cell>
          <table:table-cell office:value-type="float" office:value="8096" calcext:value-type="float">
            <text:p>8096</text:p>
          </table:table-cell>
          <table:table-cell table:formula="of:=[.B547]-[.B$2]" office:value-type="float" office:value="12.988082408905" calcext:value-type="float">
            <text:p>12.9880824089</text:p>
          </table:table-cell>
          <table:table-cell table:formula="of:=[.C547]/([.D547]-[.D546])" office:value-type="float" office:value="980172.185198014" calcext:value-type="float">
            <text:p>980172.185198014</text:p>
          </table:table-cell>
          <table:table-cell/>
          <table:table-cell office:value-type="float" office:value="1442700491.97448" calcext:value-type="float">
            <text:p>1442700491.97448</text:p>
          </table:table-cell>
          <table:table-cell table:formula="of:=[.G547]-[.B547]" office:value-type="float" office:value="7.04157328605652" calcext:value-type="float">
            <text:p>7.041573286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2700484.94119" calcext:value-type="float">
            <text:p>1442700484.94119</text:p>
          </table:table-cell>
          <table:table-cell office:value-type="float" office:value="8096" calcext:value-type="float">
            <text:p>8096</text:p>
          </table:table-cell>
          <table:table-cell table:formula="of:=[.B548]-[.B$2]" office:value-type="float" office:value="12.99636054039" calcext:value-type="float">
            <text:p>12.9963605404</text:p>
          </table:table-cell>
          <table:table-cell table:formula="of:=[.C548]/([.D548]-[.D547])" office:value-type="float" office:value="977998.478845655" calcext:value-type="float">
            <text:p>977998.478845655</text:p>
          </table:table-cell>
          <table:table-cell/>
          <table:table-cell office:value-type="float" office:value="1442700491.97792" calcext:value-type="float">
            <text:p>1442700491.97792</text:p>
          </table:table-cell>
          <table:table-cell table:formula="of:=[.G548]-[.B548]" office:value-type="float" office:value="7.03672623634338" calcext:value-type="float">
            <text:p>7.0367262363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2700484.94962" calcext:value-type="float">
            <text:p>1442700484.94962</text:p>
          </table:table-cell>
          <table:table-cell office:value-type="float" office:value="8096" calcext:value-type="float">
            <text:p>8096</text:p>
          </table:table-cell>
          <table:table-cell table:formula="of:=[.B549]-[.B$2]" office:value-type="float" office:value="13.0047953128815" calcext:value-type="float">
            <text:p>13.0047953129</text:p>
          </table:table-cell>
          <table:table-cell table:formula="of:=[.C549]/([.D549]-[.D548])" office:value-type="float" office:value="959836.202837922" calcext:value-type="float">
            <text:p>959836.202837922</text:p>
          </table:table-cell>
          <table:table-cell/>
          <table:table-cell office:value-type="float" office:value="1442700491.99879" calcext:value-type="float">
            <text:p>1442700491.99879</text:p>
          </table:table-cell>
          <table:table-cell table:formula="of:=[.G549]-[.B549]" office:value-type="float" office:value="7.04917049407959" calcext:value-type="float">
            <text:p>7.049170494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2700484.95807" calcext:value-type="float">
            <text:p>1442700484.95807</text:p>
          </table:table-cell>
          <table:table-cell office:value-type="float" office:value="8096" calcext:value-type="float">
            <text:p>8096</text:p>
          </table:table-cell>
          <table:table-cell table:formula="of:=[.B550]-[.B$2]" office:value-type="float" office:value="13.0132451057434" calcext:value-type="float">
            <text:p>13.0132451057</text:p>
          </table:table-cell>
          <table:table-cell table:formula="of:=[.C550]/([.D550]-[.D549])" office:value-type="float" office:value="958129.995880477" calcext:value-type="float">
            <text:p>958129.995880477</text:p>
          </table:table-cell>
          <table:table-cell/>
          <table:table-cell office:value-type="float" office:value="1442700492.00202" calcext:value-type="float">
            <text:p>1442700492.00202</text:p>
          </table:table-cell>
          <table:table-cell table:formula="of:=[.G550]-[.B550]" office:value-type="float" office:value="7.04394817352295" calcext:value-type="float">
            <text:p>7.0439481735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2700484.9665" calcext:value-type="float">
            <text:p>1442700484.9665</text:p>
          </table:table-cell>
          <table:table-cell office:value-type="float" office:value="8096" calcext:value-type="float">
            <text:p>8096</text:p>
          </table:table-cell>
          <table:table-cell table:formula="of:=[.B551]-[.B$2]" office:value-type="float" office:value="13.0216729640961" calcext:value-type="float">
            <text:p>13.0216729641</text:p>
          </table:table-cell>
          <table:table-cell table:formula="of:=[.C551]/([.D551]-[.D550])" office:value-type="float" office:value="960623.643780588" calcext:value-type="float">
            <text:p>960623.643780588</text:p>
          </table:table-cell>
          <table:table-cell/>
          <table:table-cell office:value-type="float" office:value="1442700492.00512" calcext:value-type="float">
            <text:p>1442700492.00512</text:p>
          </table:table-cell>
          <table:table-cell table:formula="of:=[.G551]-[.B551]" office:value-type="float" office:value="7.03861474990845" calcext:value-type="float">
            <text:p>7.0386147499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2700484.97492" calcext:value-type="float">
            <text:p>1442700484.97492</text:p>
          </table:table-cell>
          <table:table-cell office:value-type="float" office:value="8096" calcext:value-type="float">
            <text:p>8096</text:p>
          </table:table-cell>
          <table:table-cell table:formula="of:=[.B552]-[.B$2]" office:value-type="float" office:value="13.0300934314728" calcext:value-type="float">
            <text:p>13.0300934315</text:p>
          </table:table-cell>
          <table:table-cell table:formula="of:=[.C552]/([.D552]-[.D551])" office:value-type="float" office:value="961466.820997791" calcext:value-type="float">
            <text:p>961466.820997791</text:p>
          </table:table-cell>
          <table:table-cell/>
          <table:table-cell office:value-type="float" office:value="1442700492.01585" calcext:value-type="float">
            <text:p>1442700492.01585</text:p>
          </table:table-cell>
          <table:table-cell table:formula="of:=[.G552]-[.B552]" office:value-type="float" office:value="7.04092669487" calcext:value-type="float">
            <text:p>7.0409266949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2700484.98333" calcext:value-type="float">
            <text:p>1442700484.98333</text:p>
          </table:table-cell>
          <table:table-cell office:value-type="float" office:value="8096" calcext:value-type="float">
            <text:p>8096</text:p>
          </table:table-cell>
          <table:table-cell table:formula="of:=[.B553]-[.B$2]" office:value-type="float" office:value="13.0385057926178" calcext:value-type="float">
            <text:p>13.0385057926</text:p>
          </table:table-cell>
          <table:table-cell table:formula="of:=[.C553]/([.D553]-[.D552])" office:value-type="float" office:value="962393.299625893" calcext:value-type="float">
            <text:p>962393.299625893</text:p>
          </table:table-cell>
          <table:table-cell/>
          <table:table-cell office:value-type="float" office:value="1442700492.01892" calcext:value-type="float">
            <text:p>1442700492.01892</text:p>
          </table:table-cell>
          <table:table-cell table:formula="of:=[.G553]-[.B553]" office:value-type="float" office:value="7.03558850288391" calcext:value-type="float">
            <text:p>7.0355885029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2700484.99179" calcext:value-type="float">
            <text:p>1442700484.99179</text:p>
          </table:table-cell>
          <table:table-cell office:value-type="float" office:value="8096" calcext:value-type="float">
            <text:p>8096</text:p>
          </table:table-cell>
          <table:table-cell table:formula="of:=[.B554]-[.B$2]" office:value-type="float" office:value="13.0469603538513" calcext:value-type="float">
            <text:p>13.0469603539</text:p>
          </table:table-cell>
          <table:table-cell table:formula="of:=[.C554]/([.D554]-[.D553])" office:value-type="float" office:value="957589.610670878" calcext:value-type="float">
            <text:p>957589.610670878</text:p>
          </table:table-cell>
          <table:table-cell/>
          <table:table-cell office:value-type="float" office:value="1442700492.02201" calcext:value-type="float">
            <text:p>1442700492.02201</text:p>
          </table:table-cell>
          <table:table-cell table:formula="of:=[.G554]-[.B554]" office:value-type="float" office:value="7.03021764755249" calcext:value-type="float">
            <text:p>7.0302176476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2700485.00021" calcext:value-type="float">
            <text:p>1442700485.00021</text:p>
          </table:table-cell>
          <table:table-cell office:value-type="float" office:value="8096" calcext:value-type="float">
            <text:p>8096</text:p>
          </table:table-cell>
          <table:table-cell table:formula="of:=[.B555]-[.B$2]" office:value-type="float" office:value="13.0553846359253" calcext:value-type="float">
            <text:p>13.0553846359</text:p>
          </table:table-cell>
          <table:table-cell table:formula="of:=[.C555]/([.D555]-[.D554])" office:value-type="float" office:value="961031.448010415" calcext:value-type="float">
            <text:p>961031.448010415</text:p>
          </table:table-cell>
          <table:table-cell/>
          <table:table-cell office:value-type="float" office:value="1442700492.0251" calcext:value-type="float">
            <text:p>1442700492.0251</text:p>
          </table:table-cell>
          <table:table-cell table:formula="of:=[.G555]-[.B555]" office:value-type="float" office:value="7.02488732337952" calcext:value-type="float">
            <text:p>7.0248873234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2700485.00869" calcext:value-type="float">
            <text:p>1442700485.00869</text:p>
          </table:table-cell>
          <table:table-cell office:value-type="float" office:value="8096" calcext:value-type="float">
            <text:p>8096</text:p>
          </table:table-cell>
          <table:table-cell table:formula="of:=[.B556]-[.B$2]" office:value-type="float" office:value="13.0638649463654" calcext:value-type="float">
            <text:p>13.0638649464</text:p>
          </table:table-cell>
          <table:table-cell table:formula="of:=[.C556]/([.D556]-[.D555])" office:value-type="float" office:value="954682.03165678" calcext:value-type="float">
            <text:p>954682.03165678</text:p>
          </table:table-cell>
          <table:table-cell/>
          <table:table-cell office:value-type="float" office:value="1442700492.02826" calcext:value-type="float">
            <text:p>1442700492.02826</text:p>
          </table:table-cell>
          <table:table-cell table:formula="of:=[.G556]-[.B556]" office:value-type="float" office:value="7.01956558227539" calcext:value-type="float">
            <text:p>7.0195655823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2700485.01715" calcext:value-type="float">
            <text:p>1442700485.01715</text:p>
          </table:table-cell>
          <table:table-cell office:value-type="float" office:value="8096" calcext:value-type="float">
            <text:p>8096</text:p>
          </table:table-cell>
          <table:table-cell table:formula="of:=[.B557]-[.B$2]" office:value-type="float" office:value="13.0723180770874" calcext:value-type="float">
            <text:p>13.0723180771</text:p>
          </table:table-cell>
          <table:table-cell table:formula="of:=[.C557]/([.D557]-[.D556])" office:value-type="float" office:value="957751.662219715" calcext:value-type="float">
            <text:p>957751.662219715</text:p>
          </table:table-cell>
          <table:table-cell/>
          <table:table-cell office:value-type="float" office:value="1442700492.03136" calcext:value-type="float">
            <text:p>1442700492.03136</text:p>
          </table:table-cell>
          <table:table-cell table:formula="of:=[.G557]-[.B557]" office:value-type="float" office:value="7.01420974731445" calcext:value-type="float">
            <text:p>7.0142097473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2700485.02561" calcext:value-type="float">
            <text:p>1442700485.02561</text:p>
          </table:table-cell>
          <table:table-cell office:value-type="float" office:value="8096" calcext:value-type="float">
            <text:p>8096</text:p>
          </table:table-cell>
          <table:table-cell table:formula="of:=[.B558]-[.B$2]" office:value-type="float" office:value="13.0807824134827" calcext:value-type="float">
            <text:p>13.0807824135</text:p>
          </table:table-cell>
          <table:table-cell table:formula="of:=[.C558]/([.D558]-[.D557])" office:value-type="float" office:value="956483.724409893" calcext:value-type="float">
            <text:p>956483.724409893</text:p>
          </table:table-cell>
          <table:table-cell/>
          <table:table-cell office:value-type="float" office:value="1442700492.03446" calcext:value-type="float">
            <text:p>1442700492.03446</text:p>
          </table:table-cell>
          <table:table-cell table:formula="of:=[.G558]-[.B558]" office:value-type="float" office:value="7.00885224342346" calcext:value-type="float">
            <text:p>7.0088522434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2700485.03405" calcext:value-type="float">
            <text:p>1442700485.03405</text:p>
          </table:table-cell>
          <table:table-cell office:value-type="float" office:value="8096" calcext:value-type="float">
            <text:p>8096</text:p>
          </table:table-cell>
          <table:table-cell table:formula="of:=[.B559]-[.B$2]" office:value-type="float" office:value="13.0892219543457" calcext:value-type="float">
            <text:p>13.0892219543</text:p>
          </table:table-cell>
          <table:table-cell table:formula="of:=[.C559]/([.D559]-[.D558])" office:value-type="float" office:value="959293.891858297" calcext:value-type="float">
            <text:p>959293.891858297</text:p>
          </table:table-cell>
          <table:table-cell/>
          <table:table-cell office:value-type="float" office:value="1442700492.03756" calcext:value-type="float">
            <text:p>1442700492.03756</text:p>
          </table:table-cell>
          <table:table-cell table:formula="of:=[.G559]-[.B559]" office:value-type="float" office:value="7.00350689888001" calcext:value-type="float">
            <text:p>7.003506898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2700485.04244" calcext:value-type="float">
            <text:p>1442700485.04244</text:p>
          </table:table-cell>
          <table:table-cell office:value-type="float" office:value="8096" calcext:value-type="float">
            <text:p>8096</text:p>
          </table:table-cell>
          <table:table-cell table:formula="of:=[.B560]-[.B$2]" office:value-type="float" office:value="13.0976107120514" calcext:value-type="float">
            <text:p>13.0976107121</text:p>
          </table:table-cell>
          <table:table-cell table:formula="of:=[.C560]/([.D560]-[.D559])" office:value-type="float" office:value="965101.184709393" calcext:value-type="float">
            <text:p>965101.184709393</text:p>
          </table:table-cell>
          <table:table-cell/>
          <table:table-cell office:value-type="float" office:value="1442700492.0546" calcext:value-type="float">
            <text:p>1442700492.0546</text:p>
          </table:table-cell>
          <table:table-cell table:formula="of:=[.G560]-[.B560]" office:value-type="float" office:value="7.01215720176697" calcext:value-type="float">
            <text:p>7.0121572018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2700485.0509" calcext:value-type="float">
            <text:p>1442700485.0509</text:p>
          </table:table-cell>
          <table:table-cell office:value-type="float" office:value="8096" calcext:value-type="float">
            <text:p>8096</text:p>
          </table:table-cell>
          <table:table-cell table:formula="of:=[.B561]-[.B$2]" office:value-type="float" office:value="13.1060729026794" calcext:value-type="float">
            <text:p>13.1060729027</text:p>
          </table:table-cell>
          <table:table-cell table:formula="of:=[.C561]/([.D561]-[.D560])" office:value-type="float" office:value="956726.261065562" calcext:value-type="float">
            <text:p>956726.261065562</text:p>
          </table:table-cell>
          <table:table-cell/>
          <table:table-cell office:value-type="float" office:value="1442700492.05768" calcext:value-type="float">
            <text:p>1442700492.05768</text:p>
          </table:table-cell>
          <table:table-cell table:formula="of:=[.G561]-[.B561]" office:value-type="float" office:value="7.00677824020386" calcext:value-type="float">
            <text:p>7.0067782402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2700485.05934" calcext:value-type="float">
            <text:p>1442700485.05934</text:p>
          </table:table-cell>
          <table:table-cell office:value-type="float" office:value="8096" calcext:value-type="float">
            <text:p>8096</text:p>
          </table:table-cell>
          <table:table-cell table:formula="of:=[.B562]-[.B$2]" office:value-type="float" office:value="13.1145071983337" calcext:value-type="float">
            <text:p>13.1145071983</text:p>
          </table:table-cell>
          <table:table-cell table:formula="of:=[.C562]/([.D562]-[.D561])" office:value-type="float" office:value="959890.467661692" calcext:value-type="float">
            <text:p>959890.467661692</text:p>
          </table:table-cell>
          <table:table-cell/>
          <table:table-cell office:value-type="float" office:value="1442700492.06077" calcext:value-type="float">
            <text:p>1442700492.06077</text:p>
          </table:table-cell>
          <table:table-cell table:formula="of:=[.G562]-[.B562]" office:value-type="float" office:value="7.0014374256134" calcext:value-type="float">
            <text:p>7.0014374256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2700485.06777" calcext:value-type="float">
            <text:p>1442700485.06777</text:p>
          </table:table-cell>
          <table:table-cell office:value-type="float" office:value="8096" calcext:value-type="float">
            <text:p>8096</text:p>
          </table:table-cell>
          <table:table-cell table:formula="of:=[.B563]-[.B$2]" office:value-type="float" office:value="13.122939825058" calcext:value-type="float">
            <text:p>13.1229398251</text:p>
          </table:table-cell>
          <table:table-cell table:formula="of:=[.C563]/([.D563]-[.D562])" office:value-type="float" office:value="960080.442873703" calcext:value-type="float">
            <text:p>960080.442873703</text:p>
          </table:table-cell>
          <table:table-cell/>
          <table:table-cell office:value-type="float" office:value="1442700492.08219" calcext:value-type="float">
            <text:p>1442700492.08219</text:p>
          </table:table-cell>
          <table:table-cell table:formula="of:=[.G563]-[.B563]" office:value-type="float" office:value="7.01442122459412" calcext:value-type="float">
            <text:p>7.0144212246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2700485.07627" calcext:value-type="float">
            <text:p>1442700485.07627</text:p>
          </table:table-cell>
          <table:table-cell office:value-type="float" office:value="8096" calcext:value-type="float">
            <text:p>8096</text:p>
          </table:table-cell>
          <table:table-cell table:formula="of:=[.B564]-[.B$2]" office:value-type="float" office:value="13.1314382553101" calcext:value-type="float">
            <text:p>13.1314382553</text:p>
          </table:table-cell>
          <table:table-cell table:formula="of:=[.C564]/([.D564]-[.D563])" office:value-type="float" office:value="952646.519399635" calcext:value-type="float">
            <text:p>952646.519399635</text:p>
          </table:table-cell>
          <table:table-cell/>
          <table:table-cell office:value-type="float" office:value="1442700492.08528" calcext:value-type="float">
            <text:p>1442700492.08528</text:p>
          </table:table-cell>
          <table:table-cell table:formula="of:=[.G564]-[.B564]" office:value-type="float" office:value="7.00901365280151" calcext:value-type="float">
            <text:p>7.0090136528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2700485.08471" calcext:value-type="float">
            <text:p>1442700485.08471</text:p>
          </table:table-cell>
          <table:table-cell office:value-type="float" office:value="8096" calcext:value-type="float">
            <text:p>8096</text:p>
          </table:table-cell>
          <table:table-cell table:formula="of:=[.B565]-[.B$2]" office:value-type="float" office:value="13.1398792266846" calcext:value-type="float">
            <text:p>13.1398792267</text:p>
          </table:table-cell>
          <table:table-cell table:formula="of:=[.C565]/([.D565]-[.D564])" office:value-type="float" office:value="959131.318043159" calcext:value-type="float">
            <text:p>959131.318043159</text:p>
          </table:table-cell>
          <table:table-cell/>
          <table:table-cell office:value-type="float" office:value="1442700492.08837" calcext:value-type="float">
            <text:p>1442700492.08837</text:p>
          </table:table-cell>
          <table:table-cell table:formula="of:=[.G565]-[.B565]" office:value-type="float" office:value="7.0036609172821" calcext:value-type="float">
            <text:p>7.0036609173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2700485.09307" calcext:value-type="float">
            <text:p>1442700485.09307</text:p>
          </table:table-cell>
          <table:table-cell office:value-type="float" office:value="8096" calcext:value-type="float">
            <text:p>8096</text:p>
          </table:table-cell>
          <table:table-cell table:formula="of:=[.B566]-[.B$2]" office:value-type="float" office:value="13.1482458114624" calcext:value-type="float">
            <text:p>13.1482458115</text:p>
          </table:table-cell>
          <table:table-cell table:formula="of:=[.C566]/([.D566]-[.D565])" office:value-type="float" office:value="967658.87336145" calcext:value-type="float">
            <text:p>967658.87336145</text:p>
          </table:table-cell>
          <table:table-cell/>
          <table:table-cell office:value-type="float" office:value="1442700492.09613" calcext:value-type="float">
            <text:p>1442700492.09613</text:p>
          </table:table-cell>
          <table:table-cell table:formula="of:=[.G566]-[.B566]" office:value-type="float" office:value="7.00305914878845" calcext:value-type="float">
            <text:p>7.0030591488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2700485.10149" calcext:value-type="float">
            <text:p>1442700485.10149</text:p>
          </table:table-cell>
          <table:table-cell office:value-type="float" office:value="8096" calcext:value-type="float">
            <text:p>8096</text:p>
          </table:table-cell>
          <table:table-cell table:formula="of:=[.B567]-[.B$2]" office:value-type="float" office:value="13.1566622257233" calcext:value-type="float">
            <text:p>13.1566622257</text:p>
          </table:table-cell>
          <table:table-cell table:formula="of:=[.C567]/([.D567]-[.D566])" office:value-type="float" office:value="961929.837228407" calcext:value-type="float">
            <text:p>961929.837228407</text:p>
          </table:table-cell>
          <table:table-cell/>
          <table:table-cell office:value-type="float" office:value="1442700492.11622" calcext:value-type="float">
            <text:p>1442700492.11622</text:p>
          </table:table-cell>
          <table:table-cell table:formula="of:=[.G567]-[.B567]" office:value-type="float" office:value="7.01472854614258" calcext:value-type="float">
            <text:p>7.014728546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2700485.10992" calcext:value-type="float">
            <text:p>1442700485.10992</text:p>
          </table:table-cell>
          <table:table-cell office:value-type="float" office:value="8096" calcext:value-type="float">
            <text:p>8096</text:p>
          </table:table-cell>
          <table:table-cell table:formula="of:=[.B568]-[.B$2]" office:value-type="float" office:value="13.1650907993317" calcext:value-type="float">
            <text:p>13.1650907993</text:p>
          </table:table-cell>
          <table:table-cell table:formula="of:=[.C568]/([.D568]-[.D567])" office:value-type="float" office:value="960542.124462548" calcext:value-type="float">
            <text:p>960542.124462548</text:p>
          </table:table-cell>
          <table:table-cell/>
          <table:table-cell office:value-type="float" office:value="1442700492.1193" calcext:value-type="float">
            <text:p>1442700492.1193</text:p>
          </table:table-cell>
          <table:table-cell table:formula="of:=[.G568]-[.B568]" office:value-type="float" office:value="7.00938010215759" calcext:value-type="float">
            <text:p>7.0093801022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2700485.11836" calcext:value-type="float">
            <text:p>1442700485.11836</text:p>
          </table:table-cell>
          <table:table-cell office:value-type="float" office:value="8096" calcext:value-type="float">
            <text:p>8096</text:p>
          </table:table-cell>
          <table:table-cell table:formula="of:=[.B569]-[.B$2]" office:value-type="float" office:value="13.1735351085663" calcext:value-type="float">
            <text:p>13.1735351086</text:p>
          </table:table-cell>
          <table:table-cell table:formula="of:=[.C569]/([.D569]-[.D568])" office:value-type="float" office:value="958752.193348015" calcext:value-type="float">
            <text:p>958752.193348015</text:p>
          </table:table-cell>
          <table:table-cell/>
          <table:table-cell office:value-type="float" office:value="1442700492.12239" calcext:value-type="float">
            <text:p>1442700492.12239</text:p>
          </table:table-cell>
          <table:table-cell table:formula="of:=[.G569]-[.B569]" office:value-type="float" office:value="7.00402283668518" calcext:value-type="float">
            <text:p>7.004022836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2700485.12685" calcext:value-type="float">
            <text:p>1442700485.12685</text:p>
          </table:table-cell>
          <table:table-cell office:value-type="float" office:value="8096" calcext:value-type="float">
            <text:p>8096</text:p>
          </table:table-cell>
          <table:table-cell table:formula="of:=[.B570]-[.B$2]" office:value-type="float" office:value="13.1820182800293" calcext:value-type="float">
            <text:p>13.18201828</text:p>
          </table:table-cell>
          <table:table-cell table:formula="of:=[.C570]/([.D570]-[.D569])" office:value-type="float" office:value="954360.056884292" calcext:value-type="float">
            <text:p>954360.056884292</text:p>
          </table:table-cell>
          <table:table-cell/>
          <table:table-cell office:value-type="float" office:value="1442700492.15511" calcext:value-type="float">
            <text:p>1442700492.15511</text:p>
          </table:table-cell>
          <table:table-cell table:formula="of:=[.G570]-[.B570]" office:value-type="float" office:value="7.0282633304596" calcext:value-type="float">
            <text:p>7.0282633305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2700485.13526" calcext:value-type="float">
            <text:p>1442700485.13526</text:p>
          </table:table-cell>
          <table:table-cell office:value-type="float" office:value="8096" calcext:value-type="float">
            <text:p>8096</text:p>
          </table:table-cell>
          <table:table-cell table:formula="of:=[.B571]-[.B$2]" office:value-type="float" office:value="13.1904346942902" calcext:value-type="float">
            <text:p>13.1904346943</text:p>
          </table:table-cell>
          <table:table-cell table:formula="of:=[.C571]/([.D571]-[.D570])" office:value-type="float" office:value="961929.837228407" calcext:value-type="float">
            <text:p>961929.837228407</text:p>
          </table:table-cell>
          <table:table-cell/>
          <table:table-cell office:value-type="float" office:value="1442700492.15821" calcext:value-type="float">
            <text:p>1442700492.15821</text:p>
          </table:table-cell>
          <table:table-cell table:formula="of:=[.G571]-[.B571]" office:value-type="float" office:value="7.022944688797" calcext:value-type="float">
            <text:p>7.0229446888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2700485.14366" calcext:value-type="float">
            <text:p>1442700485.14366</text:p>
          </table:table-cell>
          <table:table-cell office:value-type="float" office:value="8096" calcext:value-type="float">
            <text:p>8096</text:p>
          </table:table-cell>
          <table:table-cell table:formula="of:=[.B572]-[.B$2]" office:value-type="float" office:value="13.1988301277161" calcext:value-type="float">
            <text:p>13.1988301277</text:p>
          </table:table-cell>
          <table:table-cell table:formula="of:=[.C572]/([.D572]-[.D571])" office:value-type="float" office:value="964333.774003919" calcext:value-type="float">
            <text:p>964333.774003919</text:p>
          </table:table-cell>
          <table:table-cell/>
          <table:table-cell office:value-type="float" office:value="1442700492.1613" calcext:value-type="float">
            <text:p>1442700492.1613</text:p>
          </table:table-cell>
          <table:table-cell table:formula="of:=[.G572]-[.B572]" office:value-type="float" office:value="7.01763677597046" calcext:value-type="float">
            <text:p>7.017636776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2700485.1521" calcext:value-type="float">
            <text:p>1442700485.1521</text:p>
          </table:table-cell>
          <table:table-cell office:value-type="float" office:value="8096" calcext:value-type="float">
            <text:p>8096</text:p>
          </table:table-cell>
          <table:table-cell table:formula="of:=[.B573]-[.B$2]" office:value-type="float" office:value="13.207270860672" calcext:value-type="float">
            <text:p>13.2072708607</text:p>
          </table:table-cell>
          <table:table-cell table:formula="of:=[.C573]/([.D573]-[.D572])" office:value-type="float" office:value="959158.409852272" calcext:value-type="float">
            <text:p>959158.409852272</text:p>
          </table:table-cell>
          <table:table-cell/>
          <table:table-cell office:value-type="float" office:value="1442700492.18258" calcext:value-type="float">
            <text:p>1442700492.18258</text:p>
          </table:table-cell>
          <table:table-cell table:formula="of:=[.G573]-[.B573]" office:value-type="float" office:value="7.03047561645508" calcext:value-type="float">
            <text:p>7.0304756165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2700485.1605" calcext:value-type="float">
            <text:p>1442700485.1605</text:p>
          </table:table-cell>
          <table:table-cell office:value-type="float" office:value="8096" calcext:value-type="float">
            <text:p>8096</text:p>
          </table:table-cell>
          <table:table-cell table:formula="of:=[.B574]-[.B$2]" office:value-type="float" office:value="13.2156748771667" calcext:value-type="float">
            <text:p>13.2156748772</text:p>
          </table:table-cell>
          <table:table-cell table:formula="of:=[.C574]/([.D574]-[.D573])" office:value-type="float" office:value="963348.8945502" calcext:value-type="float">
            <text:p>963348.8945502</text:p>
          </table:table-cell>
          <table:table-cell/>
          <table:table-cell office:value-type="float" office:value="1442700492.18568" calcext:value-type="float">
            <text:p>1442700492.18568</text:p>
          </table:table-cell>
          <table:table-cell table:formula="of:=[.G574]-[.B574]" office:value-type="float" office:value="7.02517700195313" calcext:value-type="float">
            <text:p>7.02517700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2700485.169" calcext:value-type="float">
            <text:p>1442700485.169</text:p>
          </table:table-cell>
          <table:table-cell office:value-type="float" office:value="8096" calcext:value-type="float">
            <text:p>8096</text:p>
          </table:table-cell>
          <table:table-cell table:formula="of:=[.B575]-[.B$2]" office:value-type="float" office:value="13.2241759300232" calcext:value-type="float">
            <text:p>13.22417593</text:p>
          </table:table-cell>
          <table:table-cell table:formula="of:=[.C575]/([.D575]-[.D574])" office:value-type="float" office:value="952352.624635405" calcext:value-type="float">
            <text:p>952352.624635405</text:p>
          </table:table-cell>
          <table:table-cell/>
          <table:table-cell office:value-type="float" office:value="1442700492.18876" calcext:value-type="float">
            <text:p>1442700492.18876</text:p>
          </table:table-cell>
          <table:table-cell table:formula="of:=[.G575]-[.B575]" office:value-type="float" office:value="7.01975917816162" calcext:value-type="float">
            <text:p>7.019759178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2700485.17743" calcext:value-type="float">
            <text:p>1442700485.17743</text:p>
          </table:table-cell>
          <table:table-cell office:value-type="float" office:value="8096" calcext:value-type="float">
            <text:p>8096</text:p>
          </table:table-cell>
          <table:table-cell table:formula="of:=[.B576]-[.B$2]" office:value-type="float" office:value="13.2325999736786" calcext:value-type="float">
            <text:p>13.2325999737</text:p>
          </table:table-cell>
          <table:table-cell table:formula="of:=[.C576]/([.D576]-[.D575])" office:value-type="float" office:value="961058.647270257" calcext:value-type="float">
            <text:p>961058.647270257</text:p>
          </table:table-cell>
          <table:table-cell/>
          <table:table-cell office:value-type="float" office:value="1442700492.19676" calcext:value-type="float">
            <text:p>1442700492.19676</text:p>
          </table:table-cell>
          <table:table-cell table:formula="of:=[.G576]-[.B576]" office:value-type="float" office:value="7.01932978630066" calcext:value-type="float">
            <text:p>7.019329786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2700485.18585" calcext:value-type="float">
            <text:p>1442700485.18585</text:p>
          </table:table-cell>
          <table:table-cell office:value-type="float" office:value="8096" calcext:value-type="float">
            <text:p>8096</text:p>
          </table:table-cell>
          <table:table-cell table:formula="of:=[.B577]-[.B$2]" office:value-type="float" office:value="13.2410199642181" calcext:value-type="float">
            <text:p>13.2410199642</text:p>
          </table:table-cell>
          <table:table-cell table:formula="of:=[.C577]/([.D577]-[.D576])" office:value-type="float" office:value="961521.270359044" calcext:value-type="float">
            <text:p>961521.270359044</text:p>
          </table:table-cell>
          <table:table-cell/>
          <table:table-cell office:value-type="float" office:value="1442700492.19986" calcext:value-type="float">
            <text:p>1442700492.19986</text:p>
          </table:table-cell>
          <table:table-cell table:formula="of:=[.G577]-[.B577]" office:value-type="float" office:value="7.0140118598938" calcext:value-type="float">
            <text:p>7.0140118599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2700485.19427" calcext:value-type="float">
            <text:p>1442700485.19427</text:p>
          </table:table-cell>
          <table:table-cell office:value-type="float" office:value="8096" calcext:value-type="float">
            <text:p>8096</text:p>
          </table:table-cell>
          <table:table-cell table:formula="of:=[.B578]-[.B$2]" office:value-type="float" office:value="13.2494378089905" calcext:value-type="float">
            <text:p>13.249437809</text:p>
          </table:table-cell>
          <table:table-cell table:formula="of:=[.C578]/([.D578]-[.D577])" office:value-type="float" office:value="961766.368822047" calcext:value-type="float">
            <text:p>961766.368822047</text:p>
          </table:table-cell>
          <table:table-cell/>
          <table:table-cell office:value-type="float" office:value="1442700492.20294" calcext:value-type="float">
            <text:p>1442700492.20294</text:p>
          </table:table-cell>
          <table:table-cell table:formula="of:=[.G578]-[.B578]" office:value-type="float" office:value="7.00867748260498" calcext:value-type="float">
            <text:p>7.0086774826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2700485.20269" calcext:value-type="float">
            <text:p>1442700485.20269</text:p>
          </table:table-cell>
          <table:table-cell office:value-type="float" office:value="8096" calcext:value-type="float">
            <text:p>8096</text:p>
          </table:table-cell>
          <table:table-cell table:formula="of:=[.B579]-[.B$2]" office:value-type="float" office:value="13.2578575611115" calcext:value-type="float">
            <text:p>13.2578575611</text:p>
          </table:table-cell>
          <table:table-cell table:formula="of:=[.C579]/([.D579]-[.D578])" office:value-type="float" office:value="961548.4973524" calcext:value-type="float">
            <text:p>961548.4973524</text:p>
          </table:table-cell>
          <table:table-cell/>
          <table:table-cell office:value-type="float" office:value="1442700492.23458" calcext:value-type="float">
            <text:p>1442700492.23458</text:p>
          </table:table-cell>
          <table:table-cell table:formula="of:=[.G579]-[.B579]" office:value-type="float" office:value="7.03189086914063" calcext:value-type="float">
            <text:p>7.0318908691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2700485.21111" calcext:value-type="float">
            <text:p>1442700485.21111</text:p>
          </table:table-cell>
          <table:table-cell office:value-type="float" office:value="8096" calcext:value-type="float">
            <text:p>8096</text:p>
          </table:table-cell>
          <table:table-cell table:formula="of:=[.B580]-[.B$2]" office:value-type="float" office:value="13.266282081604" calcext:value-type="float">
            <text:p>13.2662820816</text:p>
          </table:table-cell>
          <table:table-cell table:formula="of:=[.C580]/([.D580]-[.D579])" office:value-type="float" office:value="961004.250290081" calcext:value-type="float">
            <text:p>961004.250290081</text:p>
          </table:table-cell>
          <table:table-cell/>
          <table:table-cell office:value-type="float" office:value="1442700492.23765" calcext:value-type="float">
            <text:p>1442700492.23765</text:p>
          </table:table-cell>
          <table:table-cell table:formula="of:=[.G580]-[.B580]" office:value-type="float" office:value="7.02653980255127" calcext:value-type="float">
            <text:p>7.0265398026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2700485.2195" calcext:value-type="float">
            <text:p>1442700485.2195</text:p>
          </table:table-cell>
          <table:table-cell office:value-type="float" office:value="8096" calcext:value-type="float">
            <text:p>8096</text:p>
          </table:table-cell>
          <table:table-cell table:formula="of:=[.B581]-[.B$2]" office:value-type="float" office:value="13.2746727466583" calcext:value-type="float">
            <text:p>13.2746727467</text:p>
          </table:table-cell>
          <table:table-cell table:formula="of:=[.C581]/([.D581]-[.D580])" office:value-type="float" office:value="964881.79990339" calcext:value-type="float">
            <text:p>964881.79990339</text:p>
          </table:table-cell>
          <table:table-cell/>
          <table:table-cell office:value-type="float" office:value="1442700492.24074" calcext:value-type="float">
            <text:p>1442700492.24074</text:p>
          </table:table-cell>
          <table:table-cell table:formula="of:=[.G581]-[.B581]" office:value-type="float" office:value="7.02123594284058" calcext:value-type="float">
            <text:p>7.0212359428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2700485.22789" calcext:value-type="float">
            <text:p>1442700485.22789</text:p>
          </table:table-cell>
          <table:table-cell office:value-type="float" office:value="8096" calcext:value-type="float">
            <text:p>8096</text:p>
          </table:table-cell>
          <table:table-cell table:formula="of:=[.B582]-[.B$2]" office:value-type="float" office:value="13.2830619812012" calcext:value-type="float">
            <text:p>13.2830619812</text:p>
          </table:table-cell>
          <table:table-cell table:formula="of:=[.C582]/([.D582]-[.D581])" office:value-type="float" office:value="965046.329155654" calcext:value-type="float">
            <text:p>965046.329155654</text:p>
          </table:table-cell>
          <table:table-cell/>
          <table:table-cell office:value-type="float" office:value="1442700492.25553" calcext:value-type="float">
            <text:p>1442700492.25553</text:p>
          </table:table-cell>
          <table:table-cell table:formula="of:=[.G582]-[.B582]" office:value-type="float" office:value="7.02763819694519" calcext:value-type="float">
            <text:p>7.0276381969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2700485.23628" calcext:value-type="float">
            <text:p>1442700485.23628</text:p>
          </table:table-cell>
          <table:table-cell office:value-type="float" office:value="8096" calcext:value-type="float">
            <text:p>8096</text:p>
          </table:table-cell>
          <table:table-cell table:formula="of:=[.B583]-[.B$2]" office:value-type="float" office:value="13.2914538383484" calcext:value-type="float">
            <text:p>13.2914538383</text:p>
          </table:table-cell>
          <table:table-cell table:formula="of:=[.C583]/([.D583]-[.D582])" office:value-type="float" office:value="964744.735041764" calcext:value-type="float">
            <text:p>964744.735041764</text:p>
          </table:table-cell>
          <table:table-cell/>
          <table:table-cell office:value-type="float" office:value="1442700492.25862" calcext:value-type="float">
            <text:p>1442700492.25862</text:p>
          </table:table-cell>
          <table:table-cell table:formula="of:=[.G583]-[.B583]" office:value-type="float" office:value="7.02233338356018" calcext:value-type="float">
            <text:p>7.0223333836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2700485.24473" calcext:value-type="float">
            <text:p>1442700485.24473</text:p>
          </table:table-cell>
          <table:table-cell office:value-type="float" office:value="8096" calcext:value-type="float">
            <text:p>8096</text:p>
          </table:table-cell>
          <table:table-cell table:formula="of:=[.B584]-[.B$2]" office:value-type="float" office:value="13.2999053001404" calcext:value-type="float">
            <text:p>13.2999053001</text:p>
          </table:table-cell>
          <table:table-cell table:formula="of:=[.C584]/([.D584]-[.D583])" office:value-type="float" office:value="957940.791694877" calcext:value-type="float">
            <text:p>957940.791694877</text:p>
          </table:table-cell>
          <table:table-cell/>
          <table:table-cell office:value-type="float" office:value="1442700492.28301" calcext:value-type="float">
            <text:p>1442700492.28301</text:p>
          </table:table-cell>
          <table:table-cell table:formula="of:=[.G584]-[.B584]" office:value-type="float" office:value="7.03827500343323" calcext:value-type="float">
            <text:p>7.0382750034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2700485.25323" calcext:value-type="float">
            <text:p>1442700485.25323</text:p>
          </table:table-cell>
          <table:table-cell office:value-type="float" office:value="8096" calcext:value-type="float">
            <text:p>8096</text:p>
          </table:table-cell>
          <table:table-cell table:formula="of:=[.B585]-[.B$2]" office:value-type="float" office:value="13.3084030151367" calcext:value-type="float">
            <text:p>13.3084030151</text:p>
          </table:table-cell>
          <table:table-cell table:formula="of:=[.C585]/([.D585]-[.D584])" office:value-type="float" office:value="952726.704000898" calcext:value-type="float">
            <text:p>952726.704000898</text:p>
          </table:table-cell>
          <table:table-cell/>
          <table:table-cell office:value-type="float" office:value="1442700492.2861" calcext:value-type="float">
            <text:p>1442700492.2861</text:p>
          </table:table-cell>
          <table:table-cell table:formula="of:=[.G585]-[.B585]" office:value-type="float" office:value="7.03286385536194" calcext:value-type="float">
            <text:p>7.0328638554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2700485.26165" calcext:value-type="float">
            <text:p>1442700485.26165</text:p>
          </table:table-cell>
          <table:table-cell office:value-type="float" office:value="8096" calcext:value-type="float">
            <text:p>8096</text:p>
          </table:table-cell>
          <table:table-cell table:formula="of:=[.B586]-[.B$2]" office:value-type="float" office:value="13.3168234825134" calcext:value-type="float">
            <text:p>13.3168234825</text:p>
          </table:table-cell>
          <table:table-cell table:formula="of:=[.C586]/([.D586]-[.D585])" office:value-type="float" office:value="961466.820997791" calcext:value-type="float">
            <text:p>961466.820997791</text:p>
          </table:table-cell>
          <table:table-cell/>
          <table:table-cell office:value-type="float" office:value="1442700492.28918" calcext:value-type="float">
            <text:p>1442700492.28918</text:p>
          </table:table-cell>
          <table:table-cell table:formula="of:=[.G586]-[.B586]" office:value-type="float" office:value="7.02753186225891" calcext:value-type="float">
            <text:p>7.0275318623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2700485.27009" calcext:value-type="float">
            <text:p>1442700485.27009</text:p>
          </table:table-cell>
          <table:table-cell office:value-type="float" office:value="8096" calcext:value-type="float">
            <text:p>8096</text:p>
          </table:table-cell>
          <table:table-cell table:formula="of:=[.B587]-[.B$2]" office:value-type="float" office:value="13.3252604007721" calcext:value-type="float">
            <text:p>13.3252604008</text:p>
          </table:table-cell>
          <table:table-cell table:formula="of:=[.C587]/([.D587]-[.D586])" office:value-type="float" office:value="959592.087037613" calcext:value-type="float">
            <text:p>959592.087037613</text:p>
          </table:table-cell>
          <table:table-cell/>
          <table:table-cell office:value-type="float" office:value="1442700492.312" calcext:value-type="float">
            <text:p>1442700492.312</text:p>
          </table:table-cell>
          <table:table-cell table:formula="of:=[.G587]-[.B587]" office:value-type="float" office:value="7.04191470146179" calcext:value-type="float">
            <text:p>7.0419147015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2700485.27852" calcext:value-type="float">
            <text:p>1442700485.27852</text:p>
          </table:table-cell>
          <table:table-cell office:value-type="float" office:value="8096" calcext:value-type="float">
            <text:p>8096</text:p>
          </table:table-cell>
          <table:table-cell table:formula="of:=[.B588]-[.B$2]" office:value-type="float" office:value="13.3336870670319" calcext:value-type="float">
            <text:p>13.333687067</text:p>
          </table:table-cell>
          <table:table-cell table:formula="of:=[.C588]/([.D588]-[.D587])" office:value-type="float" office:value="960759.540063377" calcext:value-type="float">
            <text:p>960759.540063377</text:p>
          </table:table-cell>
          <table:table-cell/>
          <table:table-cell office:value-type="float" office:value="1442700492.31509" calcext:value-type="float">
            <text:p>1442700492.31509</text:p>
          </table:table-cell>
          <table:table-cell table:formula="of:=[.G588]-[.B588]" office:value-type="float" office:value="7.03657126426697" calcext:value-type="float">
            <text:p>7.0365712643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2700485.28693" calcext:value-type="float">
            <text:p>1442700485.28693</text:p>
          </table:table-cell>
          <table:table-cell office:value-type="float" office:value="8096" calcext:value-type="float">
            <text:p>8096</text:p>
          </table:table-cell>
          <table:table-cell table:formula="of:=[.B589]-[.B$2]" office:value-type="float" office:value="13.3421015739441" calcext:value-type="float">
            <text:p>13.3421015739</text:p>
          </table:table-cell>
          <table:table-cell table:formula="of:=[.C589]/([.D589]-[.D588])" office:value-type="float" office:value="962147.881562916" calcext:value-type="float">
            <text:p>962147.881562916</text:p>
          </table:table-cell>
          <table:table-cell/>
          <table:table-cell office:value-type="float" office:value="1442700492.31817" calcext:value-type="float">
            <text:p>1442700492.31817</text:p>
          </table:table-cell>
          <table:table-cell table:formula="of:=[.G589]-[.B589]" office:value-type="float" office:value="7.03124356269836" calcext:value-type="float">
            <text:p>7.0312435627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2700485.29537" calcext:value-type="float">
            <text:p>1442700485.29537</text:p>
          </table:table-cell>
          <table:table-cell office:value-type="float" office:value="8096" calcext:value-type="float">
            <text:p>8096</text:p>
          </table:table-cell>
          <table:table-cell table:formula="of:=[.B590]-[.B$2]" office:value-type="float" office:value="13.3505442142487" calcext:value-type="float">
            <text:p>13.3505442142</text:p>
          </table:table-cell>
          <table:table-cell table:formula="of:=[.C590]/([.D590]-[.D589])" office:value-type="float" office:value="958941.718223151" calcext:value-type="float">
            <text:p>958941.718223151</text:p>
          </table:table-cell>
          <table:table-cell/>
          <table:table-cell office:value-type="float" office:value="1442700492.335" calcext:value-type="float">
            <text:p>1442700492.335</text:p>
          </table:table-cell>
          <table:table-cell table:formula="of:=[.G590]-[.B590]" office:value-type="float" office:value="7.03962516784668" calcext:value-type="float">
            <text:p>7.0396251678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2700485.30389" calcext:value-type="float">
            <text:p>1442700485.30389</text:p>
          </table:table-cell>
          <table:table-cell office:value-type="float" office:value="8096" calcext:value-type="float">
            <text:p>8096</text:p>
          </table:table-cell>
          <table:table-cell table:formula="of:=[.B591]-[.B$2]" office:value-type="float" office:value="13.3590579032898" calcext:value-type="float">
            <text:p>13.3590579033</text:p>
          </table:table-cell>
          <table:table-cell table:formula="of:=[.C591]/([.D591]-[.D590])" office:value-type="float" office:value="950939.124142373" calcext:value-type="float">
            <text:p>950939.124142373</text:p>
          </table:table-cell>
          <table:table-cell/>
          <table:table-cell office:value-type="float" office:value="1442700492.33808" calcext:value-type="float">
            <text:p>1442700492.33808</text:p>
          </table:table-cell>
          <table:table-cell table:formula="of:=[.G591]-[.B591]" office:value-type="float" office:value="7.03419327735901" calcext:value-type="float">
            <text:p>7.0341932774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2700485.31231" calcext:value-type="float">
            <text:p>1442700485.31231</text:p>
          </table:table-cell>
          <table:table-cell office:value-type="float" office:value="8096" calcext:value-type="float">
            <text:p>8096</text:p>
          </table:table-cell>
          <table:table-cell table:formula="of:=[.B592]-[.B$2]" office:value-type="float" office:value="13.3674812316895" calcext:value-type="float">
            <text:p>13.3674812317</text:p>
          </table:table-cell>
          <table:table-cell table:formula="of:=[.C592]/([.D592]-[.D591])" office:value-type="float" office:value="961140.25428814" calcext:value-type="float">
            <text:p>961140.25428814</text:p>
          </table:table-cell>
          <table:table-cell/>
          <table:table-cell office:value-type="float" office:value="1442700492.34116" calcext:value-type="float">
            <text:p>1442700492.34116</text:p>
          </table:table-cell>
          <table:table-cell table:formula="of:=[.G592]-[.B592]" office:value-type="float" office:value="7.02885484695435" calcext:value-type="float">
            <text:p>7.028854847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2700485.32076" calcext:value-type="float">
            <text:p>1442700485.32076</text:p>
          </table:table-cell>
          <table:table-cell office:value-type="float" office:value="8096" calcext:value-type="float">
            <text:p>8096</text:p>
          </table:table-cell>
          <table:table-cell table:formula="of:=[.B593]-[.B$2]" office:value-type="float" office:value="13.375928401947" calcext:value-type="float">
            <text:p>13.3759284019</text:p>
          </table:table-cell>
          <table:table-cell table:formula="of:=[.C593]/([.D593]-[.D592])" office:value-type="float" office:value="958427.467795653" calcext:value-type="float">
            <text:p>958427.467795653</text:p>
          </table:table-cell>
          <table:table-cell/>
          <table:table-cell office:value-type="float" office:value="1442700492.3561" calcext:value-type="float">
            <text:p>1442700492.3561</text:p>
          </table:table-cell>
          <table:table-cell table:formula="of:=[.G593]-[.B593]" office:value-type="float" office:value="7.0353434085846" calcext:value-type="float">
            <text:p>7.0353434086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2700485.32918" calcext:value-type="float">
            <text:p>1442700485.32918</text:p>
          </table:table-cell>
          <table:table-cell office:value-type="float" office:value="8096" calcext:value-type="float">
            <text:p>8096</text:p>
          </table:table-cell>
          <table:table-cell table:formula="of:=[.B594]-[.B$2]" office:value-type="float" office:value="13.3843536376953" calcext:value-type="float">
            <text:p>13.3843536377</text:p>
          </table:table-cell>
          <table:table-cell table:formula="of:=[.C594]/([.D594]-[.D593])" office:value-type="float" office:value="960922.66636482" calcext:value-type="float">
            <text:p>960922.66636482</text:p>
          </table:table-cell>
          <table:table-cell/>
          <table:table-cell office:value-type="float" office:value="1442700492.35919" calcext:value-type="float">
            <text:p>1442700492.35919</text:p>
          </table:table-cell>
          <table:table-cell table:formula="of:=[.G594]-[.B594]" office:value-type="float" office:value="7.03000807762146" calcext:value-type="float">
            <text:p>7.0300080776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2700485.33761" calcext:value-type="float">
            <text:p>1442700485.33761</text:p>
          </table:table-cell>
          <table:table-cell office:value-type="float" office:value="8096" calcext:value-type="float">
            <text:p>8096</text:p>
          </table:table-cell>
          <table:table-cell table:formula="of:=[.B595]-[.B$2]" office:value-type="float" office:value="13.3927836418152" calcext:value-type="float">
            <text:p>13.3927836418</text:p>
          </table:table-cell>
          <table:table-cell table:formula="of:=[.C595]/([.D595]-[.D594])" office:value-type="float" office:value="960379.127326206" calcext:value-type="float">
            <text:p>960379.127326206</text:p>
          </table:table-cell>
          <table:table-cell/>
          <table:table-cell office:value-type="float" office:value="1442700492.36227" calcext:value-type="float">
            <text:p>1442700492.36227</text:p>
          </table:table-cell>
          <table:table-cell table:formula="of:=[.G595]-[.B595]" office:value-type="float" office:value="7.02465653419495" calcext:value-type="float">
            <text:p>7.0246565342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2700485.34613" calcext:value-type="float">
            <text:p>1442700485.34613</text:p>
          </table:table-cell>
          <table:table-cell office:value-type="float" office:value="8096" calcext:value-type="float">
            <text:p>8096</text:p>
          </table:table-cell>
          <table:table-cell table:formula="of:=[.B596]-[.B$2]" office:value-type="float" office:value="13.4013035297394" calcext:value-type="float">
            <text:p>13.4013035297</text:p>
          </table:table-cell>
          <table:table-cell table:formula="of:=[.C596]/([.D596]-[.D595])" office:value-type="float" office:value="950247.241751784" calcext:value-type="float">
            <text:p>950247.241751784</text:p>
          </table:table-cell>
          <table:table-cell/>
          <table:table-cell office:value-type="float" office:value="1442700492.38354" calcext:value-type="float">
            <text:p>1442700492.38354</text:p>
          </table:table-cell>
          <table:table-cell table:formula="of:=[.G596]-[.B596]" office:value-type="float" office:value="7.03740310668945" calcext:value-type="float">
            <text:p>7.0374031067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2700485.35457" calcext:value-type="float">
            <text:p>1442700485.35457</text:p>
          </table:table-cell>
          <table:table-cell office:value-type="float" office:value="8096" calcext:value-type="float">
            <text:p>8096</text:p>
          </table:table-cell>
          <table:table-cell table:formula="of:=[.B597]-[.B$2]" office:value-type="float" office:value="13.4097452163696" calcext:value-type="float">
            <text:p>13.4097452164</text:p>
          </table:table-cell>
          <table:table-cell table:formula="of:=[.C597]/([.D597]-[.D596])" office:value-type="float" office:value="959050.051797667" calcext:value-type="float">
            <text:p>959050.051797667</text:p>
          </table:table-cell>
          <table:table-cell/>
          <table:table-cell office:value-type="float" office:value="1442700492.38662" calcext:value-type="float">
            <text:p>1442700492.38662</text:p>
          </table:table-cell>
          <table:table-cell table:formula="of:=[.G597]-[.B597]" office:value-type="float" office:value="7.03205060958862" calcext:value-type="float">
            <text:p>7.0320506096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2700485.36301" calcext:value-type="float">
            <text:p>1442700485.36301</text:p>
          </table:table-cell>
          <table:table-cell office:value-type="float" office:value="8096" calcext:value-type="float">
            <text:p>8096</text:p>
          </table:table-cell>
          <table:table-cell table:formula="of:=[.B598]-[.B$2]" office:value-type="float" office:value="13.4181773662567" calcext:value-type="float">
            <text:p>13.4181773663</text:p>
          </table:table-cell>
          <table:table-cell table:formula="of:=[.C598]/([.D598]-[.D597])" office:value-type="float" office:value="960134.735318235" calcext:value-type="float">
            <text:p>960134.735318235</text:p>
          </table:table-cell>
          <table:table-cell/>
          <table:table-cell office:value-type="float" office:value="1442700492.38971" calcext:value-type="float">
            <text:p>1442700492.38971</text:p>
          </table:table-cell>
          <table:table-cell table:formula="of:=[.G598]-[.B598]" office:value-type="float" office:value="7.02670621871948" calcext:value-type="float">
            <text:p>7.0267062187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2700485.37144" calcext:value-type="float">
            <text:p>1442700485.37144</text:p>
          </table:table-cell>
          <table:table-cell office:value-type="float" office:value="8096" calcext:value-type="float">
            <text:p>8096</text:p>
          </table:table-cell>
          <table:table-cell table:formula="of:=[.B599]-[.B$2]" office:value-type="float" office:value="13.4266119003296" calcext:value-type="float">
            <text:p>13.4266119003</text:p>
          </table:table-cell>
          <table:table-cell table:formula="of:=[.C599]/([.D599]-[.D598])" office:value-type="float" office:value="959863.334482856" calcext:value-type="float">
            <text:p>959863.334482856</text:p>
          </table:table-cell>
          <table:table-cell/>
          <table:table-cell office:value-type="float" office:value="1442700492.41249" calcext:value-type="float">
            <text:p>1442700492.41249</text:p>
          </table:table-cell>
          <table:table-cell table:formula="of:=[.G599]-[.B599]" office:value-type="float" office:value="7.04104709625244" calcext:value-type="float">
            <text:p>7.0410470963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2700485.37986" calcext:value-type="float">
            <text:p>1442700485.37986</text:p>
          </table:table-cell>
          <table:table-cell office:value-type="float" office:value="8096" calcext:value-type="float">
            <text:p>8096</text:p>
          </table:table-cell>
          <table:table-cell table:formula="of:=[.B600]-[.B$2]" office:value-type="float" office:value="13.435028553009" calcext:value-type="float">
            <text:p>13.435028553</text:p>
          </table:table-cell>
          <table:table-cell table:formula="of:=[.C600]/([.D600]-[.D599])" office:value-type="float" office:value="961902.588635205" calcext:value-type="float">
            <text:p>961902.588635205</text:p>
          </table:table-cell>
          <table:table-cell/>
          <table:table-cell office:value-type="float" office:value="1442700492.41559" calcext:value-type="float">
            <text:p>1442700492.41559</text:p>
          </table:table-cell>
          <table:table-cell table:formula="of:=[.G600]-[.B600]" office:value-type="float" office:value="7.03572869300842" calcext:value-type="float">
            <text:p>7.035728693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2700485.38826" calcext:value-type="float">
            <text:p>1442700485.38826</text:p>
          </table:table-cell>
          <table:table-cell office:value-type="float" office:value="8096" calcext:value-type="float">
            <text:p>8096</text:p>
          </table:table-cell>
          <table:table-cell table:formula="of:=[.B601]-[.B$2]" office:value-type="float" office:value="13.4434297084808" calcext:value-type="float">
            <text:p>13.4434297085</text:p>
          </table:table-cell>
          <table:table-cell table:formula="of:=[.C601]/([.D601]-[.D600])" office:value-type="float" office:value="963676.964100235" calcext:value-type="float">
            <text:p>963676.964100235</text:p>
          </table:table-cell>
          <table:table-cell/>
          <table:table-cell office:value-type="float" office:value="1442700492.41867" calcext:value-type="float">
            <text:p>1442700492.41867</text:p>
          </table:table-cell>
          <table:table-cell table:formula="of:=[.G601]-[.B601]" office:value-type="float" office:value="7.03041529655457" calcext:value-type="float">
            <text:p>7.0304152966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2700485.39672" calcext:value-type="float">
            <text:p>1442700485.39672</text:p>
          </table:table-cell>
          <table:table-cell office:value-type="float" office:value="8096" calcext:value-type="float">
            <text:p>8096</text:p>
          </table:table-cell>
          <table:table-cell table:formula="of:=[.B602]-[.B$2]" office:value-type="float" office:value="13.4518933296204" calcext:value-type="float">
            <text:p>13.4518933296</text:p>
          </table:table-cell>
          <table:table-cell table:formula="of:=[.C602]/([.D602]-[.D601])" office:value-type="float" office:value="956564.55629736" calcext:value-type="float">
            <text:p>956564.55629736</text:p>
          </table:table-cell>
          <table:table-cell/>
          <table:table-cell office:value-type="float" office:value="1442700492.43551" calcext:value-type="float">
            <text:p>1442700492.43551</text:p>
          </table:table-cell>
          <table:table-cell table:formula="of:=[.G602]-[.B602]" office:value-type="float" office:value="7.03878355026245" calcext:value-type="float">
            <text:p>7.0387835503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2700485.40525" calcext:value-type="float">
            <text:p>1442700485.40525</text:p>
          </table:table-cell>
          <table:table-cell office:value-type="float" office:value="8096" calcext:value-type="float">
            <text:p>8096</text:p>
          </table:table-cell>
          <table:table-cell table:formula="of:=[.B603]-[.B$2]" office:value-type="float" office:value="13.4604256153107" calcext:value-type="float">
            <text:p>13.4604256153</text:p>
          </table:table-cell>
          <table:table-cell table:formula="of:=[.C603]/([.D603]-[.D602])" office:value-type="float" office:value="948866.492972308" calcext:value-type="float">
            <text:p>948866.492972308</text:p>
          </table:table-cell>
          <table:table-cell/>
          <table:table-cell office:value-type="float" office:value="1442700492.43862" calcext:value-type="float">
            <text:p>1442700492.43862</text:p>
          </table:table-cell>
          <table:table-cell table:formula="of:=[.G603]-[.B603]" office:value-type="float" office:value="7.03336501121521" calcext:value-type="float">
            <text:p>7.0333650112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2700485.41368" calcext:value-type="float">
            <text:p>1442700485.41368</text:p>
          </table:table-cell>
          <table:table-cell office:value-type="float" office:value="8096" calcext:value-type="float">
            <text:p>8096</text:p>
          </table:table-cell>
          <table:table-cell table:formula="of:=[.B604]-[.B$2]" office:value-type="float" office:value="13.4688477516174" calcext:value-type="float">
            <text:p>13.4688477516</text:p>
          </table:table-cell>
          <table:table-cell table:formula="of:=[.C604]/([.D604]-[.D603])" office:value-type="float" office:value="961276.296786978" calcext:value-type="float">
            <text:p>961276.296786978</text:p>
          </table:table-cell>
          <table:table-cell/>
          <table:table-cell office:value-type="float" office:value="1442700492.46624" calcext:value-type="float">
            <text:p>1442700492.46624</text:p>
          </table:table-cell>
          <table:table-cell table:formula="of:=[.G604]-[.B604]" office:value-type="float" office:value="7.05256390571594" calcext:value-type="float">
            <text:p>7.0525639057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2700485.42211" calcext:value-type="float">
            <text:p>1442700485.42211</text:p>
          </table:table-cell>
          <table:table-cell office:value-type="float" office:value="8096" calcext:value-type="float">
            <text:p>8096</text:p>
          </table:table-cell>
          <table:table-cell table:formula="of:=[.B605]-[.B$2]" office:value-type="float" office:value="13.4772801399231" calcext:value-type="float">
            <text:p>13.4772801399</text:p>
          </table:table-cell>
          <table:table-cell table:formula="of:=[.C605]/([.D605]-[.D604])" office:value-type="float" office:value="960107.588328433" calcext:value-type="float">
            <text:p>960107.588328433</text:p>
          </table:table-cell>
          <table:table-cell/>
          <table:table-cell office:value-type="float" office:value="1442700492.46934" calcext:value-type="float">
            <text:p>1442700492.46934</text:p>
          </table:table-cell>
          <table:table-cell table:formula="of:=[.G605]-[.B605]" office:value-type="float" office:value="7.04723024368286" calcext:value-type="float">
            <text:p>7.0472302437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2700485.43059" calcext:value-type="float">
            <text:p>1442700485.43059</text:p>
          </table:table-cell>
          <table:table-cell office:value-type="float" office:value="8096" calcext:value-type="float">
            <text:p>8096</text:p>
          </table:table-cell>
          <table:table-cell table:formula="of:=[.B606]-[.B$2]" office:value-type="float" office:value="13.4857606887817" calcext:value-type="float">
            <text:p>13.4857606888</text:p>
          </table:table-cell>
          <table:table-cell table:formula="of:=[.C606]/([.D606]-[.D605])" office:value-type="float" office:value="954655.192128198" calcext:value-type="float">
            <text:p>954655.192128198</text:p>
          </table:table-cell>
          <table:table-cell/>
          <table:table-cell office:value-type="float" office:value="1442700492.47243" calcext:value-type="float">
            <text:p>1442700492.47243</text:p>
          </table:table-cell>
          <table:table-cell table:formula="of:=[.G606]-[.B606]" office:value-type="float" office:value="7.04183840751648" calcext:value-type="float">
            <text:p>7.0418384075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2700485.439" calcext:value-type="float">
            <text:p>1442700485.439</text:p>
          </table:table-cell>
          <table:table-cell office:value-type="float" office:value="8096" calcext:value-type="float">
            <text:p>8096</text:p>
          </table:table-cell>
          <table:table-cell table:formula="of:=[.B607]-[.B$2]" office:value-type="float" office:value="13.4941759109497" calcext:value-type="float">
            <text:p>13.4941759109</text:p>
          </table:table-cell>
          <table:table-cell table:formula="of:=[.C607]/([.D607]-[.D606])" office:value-type="float" office:value="962066.103354488" calcext:value-type="float">
            <text:p>962066.103354488</text:p>
          </table:table-cell>
          <table:table-cell/>
          <table:table-cell office:value-type="float" office:value="1442700492.49214" calcext:value-type="float">
            <text:p>1442700492.49214</text:p>
          </table:table-cell>
          <table:table-cell table:formula="of:=[.G607]-[.B607]" office:value-type="float" office:value="7.05313396453857" calcext:value-type="float">
            <text:p>7.0531339645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2700485.44744" calcext:value-type="float">
            <text:p>1442700485.44744</text:p>
          </table:table-cell>
          <table:table-cell office:value-type="float" office:value="8096" calcext:value-type="float">
            <text:p>8096</text:p>
          </table:table-cell>
          <table:table-cell table:formula="of:=[.B608]-[.B$2]" office:value-type="float" office:value="13.5026140213013" calcext:value-type="float">
            <text:p>13.5026140213</text:p>
          </table:table-cell>
          <table:table-cell table:formula="of:=[.C608]/([.D608]-[.D607])" office:value-type="float" office:value="959456.52079566" calcext:value-type="float">
            <text:p>959456.52079566</text:p>
          </table:table-cell>
          <table:table-cell/>
          <table:table-cell office:value-type="float" office:value="1442700492.49523" calcext:value-type="float">
            <text:p>1442700492.49523</text:p>
          </table:table-cell>
          <table:table-cell table:formula="of:=[.G608]-[.B608]" office:value-type="float" office:value="7.04778599739075" calcext:value-type="float">
            <text:p>7.0477859974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2700485.45589" calcext:value-type="float">
            <text:p>1442700485.45589</text:p>
          </table:table-cell>
          <table:table-cell office:value-type="float" office:value="8096" calcext:value-type="float">
            <text:p>8096</text:p>
          </table:table-cell>
          <table:table-cell table:formula="of:=[.B609]-[.B$2]" office:value-type="float" office:value="13.5110595226288" calcext:value-type="float">
            <text:p>13.5110595226</text:p>
          </table:table-cell>
          <table:table-cell table:formula="of:=[.C609]/([.D609]-[.D608])" office:value-type="float" office:value="958616.864297208" calcext:value-type="float">
            <text:p>958616.864297208</text:p>
          </table:table-cell>
          <table:table-cell/>
          <table:table-cell office:value-type="float" office:value="1442700492.49832" calcext:value-type="float">
            <text:p>1442700492.49832</text:p>
          </table:table-cell>
          <table:table-cell table:formula="of:=[.G609]-[.B609]" office:value-type="float" office:value="7.04242706298828" calcext:value-type="float">
            <text:p>7.042427063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2700485.46425" calcext:value-type="float">
            <text:p>1442700485.46425</text:p>
          </table:table-cell>
          <table:table-cell office:value-type="float" office:value="8096" calcext:value-type="float">
            <text:p>8096</text:p>
          </table:table-cell>
          <table:table-cell table:formula="of:=[.B610]-[.B$2]" office:value-type="float" office:value="13.5194194316864" calcext:value-type="float">
            <text:p>13.5194194317</text:p>
          </table:table-cell>
          <table:table-cell table:formula="of:=[.C610]/([.D610]-[.D609])" office:value-type="float" office:value="968431.587497148" calcext:value-type="float">
            <text:p>968431.587497148</text:p>
          </table:table-cell>
          <table:table-cell/>
          <table:table-cell office:value-type="float" office:value="1442700492.51293" calcext:value-type="float">
            <text:p>1442700492.51293</text:p>
          </table:table-cell>
          <table:table-cell table:formula="of:=[.G610]-[.B610]" office:value-type="float" office:value="7.04868316650391" calcext:value-type="float">
            <text:p>7.0486831665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2700485.47269" calcext:value-type="float">
            <text:p>1442700485.47269</text:p>
          </table:table-cell>
          <table:table-cell office:value-type="float" office:value="8096" calcext:value-type="float">
            <text:p>8096</text:p>
          </table:table-cell>
          <table:table-cell table:formula="of:=[.B611]-[.B$2]" office:value-type="float" office:value="13.5278627872467" calcext:value-type="float">
            <text:p>13.5278627872</text:p>
          </table:table-cell>
          <table:table-cell table:formula="of:=[.C611]/([.D611]-[.D610])" office:value-type="float" office:value="958860.484102332" calcext:value-type="float">
            <text:p>958860.484102332</text:p>
          </table:table-cell>
          <table:table-cell/>
          <table:table-cell office:value-type="float" office:value="1442700492.51604" calcext:value-type="float">
            <text:p>1442700492.51604</text:p>
          </table:table-cell>
          <table:table-cell table:formula="of:=[.G611]-[.B611]" office:value-type="float" office:value="7.04334855079651" calcext:value-type="float">
            <text:p>7.0433485508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2700485.48113" calcext:value-type="float">
            <text:p>1442700485.48113</text:p>
          </table:table-cell>
          <table:table-cell office:value-type="float" office:value="8096" calcext:value-type="float">
            <text:p>8096</text:p>
          </table:table-cell>
          <table:table-cell table:formula="of:=[.B612]-[.B$2]" office:value-type="float" office:value="13.5362994670868" calcext:value-type="float">
            <text:p>13.5362994671</text:p>
          </table:table-cell>
          <table:table-cell table:formula="of:=[.C612]/([.D612]-[.D611])" office:value-type="float" office:value="959619.204883287" calcext:value-type="float">
            <text:p>959619.204883287</text:p>
          </table:table-cell>
          <table:table-cell/>
          <table:table-cell office:value-type="float" office:value="1442700492.51913" calcext:value-type="float">
            <text:p>1442700492.51913</text:p>
          </table:table-cell>
          <table:table-cell table:formula="of:=[.G612]-[.B612]" office:value-type="float" office:value="7.03800344467163" calcext:value-type="float">
            <text:p>7.0380034447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2700485.48953" calcext:value-type="float">
            <text:p>1442700485.48953</text:p>
          </table:table-cell>
          <table:table-cell office:value-type="float" office:value="8096" calcext:value-type="float">
            <text:p>8096</text:p>
          </table:table-cell>
          <table:table-cell table:formula="of:=[.B613]-[.B$2]" office:value-type="float" office:value="13.5446982383728" calcext:value-type="float">
            <text:p>13.5446982384</text:p>
          </table:table-cell>
          <table:table-cell table:formula="of:=[.C613]/([.D613]-[.D612])" office:value-type="float" office:value="963950.526130525" calcext:value-type="float">
            <text:p>963950.526130525</text:p>
          </table:table-cell>
          <table:table-cell/>
          <table:table-cell office:value-type="float" office:value="1442700492.54354" calcext:value-type="float">
            <text:p>1442700492.54354</text:p>
          </table:table-cell>
          <table:table-cell table:formula="of:=[.G613]-[.B613]" office:value-type="float" office:value="7.05400919914246" calcext:value-type="float">
            <text:p>7.054009199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2700485.49798" calcext:value-type="float">
            <text:p>1442700485.49798</text:p>
          </table:table-cell>
          <table:table-cell office:value-type="float" office:value="8096" calcext:value-type="float">
            <text:p>8096</text:p>
          </table:table-cell>
          <table:table-cell table:formula="of:=[.B614]-[.B$2]" office:value-type="float" office:value="13.5531525611877" calcext:value-type="float">
            <text:p>13.5531525612</text:p>
          </table:table-cell>
          <table:table-cell table:formula="of:=[.C614]/([.D614]-[.D613])" office:value-type="float" office:value="957616.615454033" calcext:value-type="float">
            <text:p>957616.615454033</text:p>
          </table:table-cell>
          <table:table-cell/>
          <table:table-cell office:value-type="float" office:value="1442700492.54662" calcext:value-type="float">
            <text:p>1442700492.54662</text:p>
          </table:table-cell>
          <table:table-cell table:formula="of:=[.G614]-[.B614]" office:value-type="float" office:value="7.0486433506012" calcext:value-type="float">
            <text:p>7.0486433506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2700485.50646" calcext:value-type="float">
            <text:p>1442700485.50646</text:p>
          </table:table-cell>
          <table:table-cell office:value-type="float" office:value="8096" calcext:value-type="float">
            <text:p>8096</text:p>
          </table:table-cell>
          <table:table-cell table:formula="of:=[.B615]-[.B$2]" office:value-type="float" office:value="13.5616328716278" calcext:value-type="float">
            <text:p>13.5616328716</text:p>
          </table:table-cell>
          <table:table-cell table:formula="of:=[.C615]/([.D615]-[.D614])" office:value-type="float" office:value="954682.03165678" calcext:value-type="float">
            <text:p>954682.03165678</text:p>
          </table:table-cell>
          <table:table-cell/>
          <table:table-cell office:value-type="float" office:value="1442700492.54971" calcext:value-type="float">
            <text:p>1442700492.54971</text:p>
          </table:table-cell>
          <table:table-cell table:formula="of:=[.G615]-[.B615]" office:value-type="float" office:value="7.04325032234192" calcext:value-type="float">
            <text:p>7.043250322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2700485.51489" calcext:value-type="float">
            <text:p>1442700485.51489</text:p>
          </table:table-cell>
          <table:table-cell office:value-type="float" office:value="8096" calcext:value-type="float">
            <text:p>8096</text:p>
          </table:table-cell>
          <table:table-cell table:formula="of:=[.B616]-[.B$2]" office:value-type="float" office:value="13.5700659751892" calcext:value-type="float">
            <text:p>13.5700659752</text:p>
          </table:table-cell>
          <table:table-cell table:formula="of:=[.C616]/([.D616]-[.D615])" office:value-type="float" office:value="960026.156568941" calcext:value-type="float">
            <text:p>960026.156568941</text:p>
          </table:table-cell>
          <table:table-cell/>
          <table:table-cell office:value-type="float" office:value="1442700492.5668" calcext:value-type="float">
            <text:p>1442700492.5668</text:p>
          </table:table-cell>
          <table:table-cell table:formula="of:=[.G616]-[.B616]" office:value-type="float" office:value="7.05190110206604" calcext:value-type="float">
            <text:p>7.051901102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2700485.52335" calcext:value-type="float">
            <text:p>1442700485.52335</text:p>
          </table:table-cell>
          <table:table-cell office:value-type="float" office:value="8096" calcext:value-type="float">
            <text:p>8096</text:p>
          </table:table-cell>
          <table:table-cell table:formula="of:=[.B617]-[.B$2]" office:value-type="float" office:value="13.578516960144" calcext:value-type="float">
            <text:p>13.5785169601</text:p>
          </table:table-cell>
          <table:table-cell table:formula="of:=[.C617]/([.D617]-[.D616])" office:value-type="float" office:value="957994.84240817" calcext:value-type="float">
            <text:p>957994.84240817</text:p>
          </table:table-cell>
          <table:table-cell/>
          <table:table-cell office:value-type="float" office:value="1442700492.56986" calcext:value-type="float">
            <text:p>1442700492.56986</text:p>
          </table:table-cell>
          <table:table-cell table:formula="of:=[.G617]-[.B617]" office:value-type="float" office:value="7.04651689529419" calcext:value-type="float">
            <text:p>7.0465168953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2700485.53178" calcext:value-type="float">
            <text:p>1442700485.53178</text:p>
          </table:table-cell>
          <table:table-cell office:value-type="float" office:value="8096" calcext:value-type="float">
            <text:p>8096</text:p>
          </table:table-cell>
          <table:table-cell table:formula="of:=[.B618]-[.B$2]" office:value-type="float" office:value="13.5869517326355" calcext:value-type="float">
            <text:p>13.5869517326</text:p>
          </table:table-cell>
          <table:table-cell table:formula="of:=[.C618]/([.D618]-[.D617])" office:value-type="float" office:value="959836.202837922" calcext:value-type="float">
            <text:p>959836.202837922</text:p>
          </table:table-cell>
          <table:table-cell/>
          <table:table-cell office:value-type="float" office:value="1442700492.57296" calcext:value-type="float">
            <text:p>1442700492.57296</text:p>
          </table:table-cell>
          <table:table-cell table:formula="of:=[.G618]-[.B618]" office:value-type="float" office:value="7.04117965698242" calcext:value-type="float">
            <text:p>7.041179657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2700485.54018" calcext:value-type="float">
            <text:p>1442700485.54018</text:p>
          </table:table-cell>
          <table:table-cell office:value-type="float" office:value="8096" calcext:value-type="float">
            <text:p>8096</text:p>
          </table:table-cell>
          <table:table-cell table:formula="of:=[.B619]-[.B$2]" office:value-type="float" office:value="13.5953497886658" calcext:value-type="float">
            <text:p>13.5953497887</text:p>
          </table:table-cell>
          <table:table-cell table:formula="of:=[.C619]/([.D619]-[.D618])" office:value-type="float" office:value="964032.62502839" calcext:value-type="float">
            <text:p>964032.62502839</text:p>
          </table:table-cell>
          <table:table-cell/>
          <table:table-cell office:value-type="float" office:value="1442700492.59264" calcext:value-type="float">
            <text:p>1442700492.59264</text:p>
          </table:table-cell>
          <table:table-cell table:formula="of:=[.G619]-[.B619]" office:value-type="float" office:value="7.05246019363403" calcext:value-type="float">
            <text:p>7.052460193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2700485.54865" calcext:value-type="float">
            <text:p>1442700485.54865</text:p>
          </table:table-cell>
          <table:table-cell office:value-type="float" office:value="8096" calcext:value-type="float">
            <text:p>8096</text:p>
          </table:table-cell>
          <table:table-cell table:formula="of:=[.B620]-[.B$2]" office:value-type="float" office:value="13.6038229465485" calcext:value-type="float">
            <text:p>13.6038229465</text:p>
          </table:table-cell>
          <table:table-cell table:formula="of:=[.C620]/([.D620]-[.D619])" office:value-type="float" office:value="955487.919862686" calcext:value-type="float">
            <text:p>955487.919862686</text:p>
          </table:table-cell>
          <table:table-cell/>
          <table:table-cell office:value-type="float" office:value="1442700492.59576" calcext:value-type="float">
            <text:p>1442700492.59576</text:p>
          </table:table-cell>
          <table:table-cell table:formula="of:=[.G620]-[.B620]" office:value-type="float" office:value="7.04710507392883" calcext:value-type="float">
            <text:p>7.0471050739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2700485.55708" calcext:value-type="float">
            <text:p>1442700485.55708</text:p>
          </table:table-cell>
          <table:table-cell office:value-type="float" office:value="8096" calcext:value-type="float">
            <text:p>8096</text:p>
          </table:table-cell>
          <table:table-cell table:formula="of:=[.B621]-[.B$2]" office:value-type="float" office:value="13.6122496128082" calcext:value-type="float">
            <text:p>13.6122496128</text:p>
          </table:table-cell>
          <table:table-cell table:formula="of:=[.C621]/([.D621]-[.D620])" office:value-type="float" office:value="960759.540063377" calcext:value-type="float">
            <text:p>960759.540063377</text:p>
          </table:table-cell>
          <table:table-cell/>
          <table:table-cell office:value-type="float" office:value="1442700492.59885" calcext:value-type="float">
            <text:p>1442700492.59885</text:p>
          </table:table-cell>
          <table:table-cell table:formula="of:=[.G621]-[.B621]" office:value-type="float" office:value="7.04177236557007" calcext:value-type="float">
            <text:p>7.0417723656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2700485.56553" calcext:value-type="float">
            <text:p>1442700485.56553</text:p>
          </table:table-cell>
          <table:table-cell office:value-type="float" office:value="8096" calcext:value-type="float">
            <text:p>8096</text:p>
          </table:table-cell>
          <table:table-cell table:formula="of:=[.B622]-[.B$2]" office:value-type="float" office:value="13.6207060813904" calcext:value-type="float">
            <text:p>13.6207060814</text:p>
          </table:table-cell>
          <table:table-cell table:formula="of:=[.C622]/([.D622]-[.D621])" office:value-type="float" office:value="957373.627223773" calcext:value-type="float">
            <text:p>957373.627223773</text:p>
          </table:table-cell>
          <table:table-cell/>
          <table:table-cell office:value-type="float" office:value="1442700492.62074" calcext:value-type="float">
            <text:p>1442700492.62074</text:p>
          </table:table-cell>
          <table:table-cell table:formula="of:=[.G622]-[.B622]" office:value-type="float" office:value="7.05520629882813" calcext:value-type="float">
            <text:p>7.055206298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2700485.57398" calcext:value-type="float">
            <text:p>1442700485.57398</text:p>
          </table:table-cell>
          <table:table-cell office:value-type="float" office:value="8096" calcext:value-type="float">
            <text:p>8096</text:p>
          </table:table-cell>
          <table:table-cell table:formula="of:=[.B623]-[.B$2]" office:value-type="float" office:value="13.6291496753693" calcext:value-type="float">
            <text:p>13.6291496754</text:p>
          </table:table-cell>
          <table:table-cell table:formula="of:=[.C623]/([.D623]-[.D622])" office:value-type="float" office:value="958833.409120429" calcext:value-type="float">
            <text:p>958833.409120429</text:p>
          </table:table-cell>
          <table:table-cell/>
          <table:table-cell office:value-type="float" office:value="1442700492.62383" calcext:value-type="float">
            <text:p>1442700492.62383</text:p>
          </table:table-cell>
          <table:table-cell table:formula="of:=[.G623]-[.B623]" office:value-type="float" office:value="7.04984664916992" calcext:value-type="float">
            <text:p>7.0498466492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2700485.58244" calcext:value-type="float">
            <text:p>1442700485.58244</text:p>
          </table:table-cell>
          <table:table-cell office:value-type="float" office:value="8096" calcext:value-type="float">
            <text:p>8096</text:p>
          </table:table-cell>
          <table:table-cell table:formula="of:=[.B624]-[.B$2]" office:value-type="float" office:value="13.6376097202301" calcext:value-type="float">
            <text:p>13.6376097202</text:p>
          </table:table-cell>
          <table:table-cell table:formula="of:=[.C624]/([.D624]-[.D623])" office:value-type="float" office:value="956968.920753016" calcext:value-type="float">
            <text:p>956968.920753016</text:p>
          </table:table-cell>
          <table:table-cell/>
          <table:table-cell office:value-type="float" office:value="1442700492.6439" calcext:value-type="float">
            <text:p>1442700492.6439</text:p>
          </table:table-cell>
          <table:table-cell table:formula="of:=[.G624]-[.B624]" office:value-type="float" office:value="7.06145858764648" calcext:value-type="float">
            <text:p>7.0614585876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2700485.59086" calcext:value-type="float">
            <text:p>1442700485.59086</text:p>
          </table:table-cell>
          <table:table-cell office:value-type="float" office:value="8096" calcext:value-type="float">
            <text:p>8096</text:p>
          </table:table-cell>
          <table:table-cell table:formula="of:=[.B625]-[.B$2]" office:value-type="float" office:value="13.6460328102112" calcext:value-type="float">
            <text:p>13.6460328102</text:p>
          </table:table-cell>
          <table:table-cell table:formula="of:=[.C625]/([.D625]-[.D624])" office:value-type="float" office:value="961167.459707323" calcext:value-type="float">
            <text:p>961167.459707323</text:p>
          </table:table-cell>
          <table:table-cell/>
          <table:table-cell office:value-type="float" office:value="1442700492.64704" calcext:value-type="float">
            <text:p>1442700492.64704</text:p>
          </table:table-cell>
          <table:table-cell table:formula="of:=[.G625]-[.B625]" office:value-type="float" office:value="7.05618023872376" calcext:value-type="float">
            <text:p>7.0561802387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2700485.59931" calcext:value-type="float">
            <text:p>1442700485.59931</text:p>
          </table:table-cell>
          <table:table-cell office:value-type="float" office:value="8096" calcext:value-type="float">
            <text:p>8096</text:p>
          </table:table-cell>
          <table:table-cell table:formula="of:=[.B626]-[.B$2]" office:value-type="float" office:value="13.6544809341431" calcext:value-type="float">
            <text:p>13.6544809341</text:p>
          </table:table-cell>
          <table:table-cell table:formula="of:=[.C626]/([.D626]-[.D625])" office:value-type="float" office:value="958319.274820794" calcext:value-type="float">
            <text:p>958319.274820794</text:p>
          </table:table-cell>
          <table:table-cell/>
          <table:table-cell office:value-type="float" office:value="1442700492.65013" calcext:value-type="float">
            <text:p>1442700492.65013</text:p>
          </table:table-cell>
          <table:table-cell table:formula="of:=[.G626]-[.B626]" office:value-type="float" office:value="7.05082106590271" calcext:value-type="float">
            <text:p>7.0508210659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2700485.60775" calcext:value-type="float">
            <text:p>1442700485.60775</text:p>
          </table:table-cell>
          <table:table-cell office:value-type="float" office:value="8096" calcext:value-type="float">
            <text:p>8096</text:p>
          </table:table-cell>
          <table:table-cell table:formula="of:=[.B627]-[.B$2]" office:value-type="float" office:value="13.662917137146" calcext:value-type="float">
            <text:p>13.6629171371</text:p>
          </table:table-cell>
          <table:table-cell table:formula="of:=[.C627]/([.D627]-[.D626])" office:value-type="float" office:value="959673.44517296" calcext:value-type="float">
            <text:p>959673.44517296</text:p>
          </table:table-cell>
          <table:table-cell/>
          <table:table-cell office:value-type="float" office:value="1442700492.68511" calcext:value-type="float">
            <text:p>1442700492.68511</text:p>
          </table:table-cell>
          <table:table-cell table:formula="of:=[.G627]-[.B627]" office:value-type="float" office:value="7.07736563682556" calcext:value-type="float">
            <text:p>7.0773656368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2700485.61619" calcext:value-type="float">
            <text:p>1442700485.61619</text:p>
          </table:table-cell>
          <table:table-cell office:value-type="float" office:value="8096" calcext:value-type="float">
            <text:p>8096</text:p>
          </table:table-cell>
          <table:table-cell table:formula="of:=[.B628]-[.B$2]" office:value-type="float" office:value="13.6713569164276" calcext:value-type="float">
            <text:p>13.6713569164</text:p>
          </table:table-cell>
          <table:table-cell table:formula="of:=[.C628]/([.D628]-[.D627])" office:value-type="float" office:value="959266.792395265" calcext:value-type="float">
            <text:p>959266.792395265</text:p>
          </table:table-cell>
          <table:table-cell/>
          <table:table-cell office:value-type="float" office:value="1442700492.6882" calcext:value-type="float">
            <text:p>1442700492.6882</text:p>
          </table:table-cell>
          <table:table-cell table:formula="of:=[.G628]-[.B628]" office:value-type="float" office:value="7.07201600074768" calcext:value-type="float">
            <text:p>7.0720160007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2700485.62464" calcext:value-type="float">
            <text:p>1442700485.62464</text:p>
          </table:table-cell>
          <table:table-cell office:value-type="float" office:value="8096" calcext:value-type="float">
            <text:p>8096</text:p>
          </table:table-cell>
          <table:table-cell table:formula="of:=[.B629]-[.B$2]" office:value-type="float" office:value="13.6798088550568" calcext:value-type="float">
            <text:p>13.6798088551</text:p>
          </table:table-cell>
          <table:table-cell table:formula="of:=[.C629]/([.D629]-[.D628])" office:value-type="float" office:value="957886.747080395" calcext:value-type="float">
            <text:p>957886.747080395</text:p>
          </table:table-cell>
          <table:table-cell/>
          <table:table-cell office:value-type="float" office:value="1442700492.69129" calcext:value-type="float">
            <text:p>1442700492.69129</text:p>
          </table:table-cell>
          <table:table-cell table:formula="of:=[.G629]-[.B629]" office:value-type="float" office:value="7.06665182113647" calcext:value-type="float">
            <text:p>7.0666518211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2700485.63304" calcext:value-type="float">
            <text:p>1442700485.63304</text:p>
          </table:table-cell>
          <table:table-cell office:value-type="float" office:value="8096" calcext:value-type="float">
            <text:p>8096</text:p>
          </table:table-cell>
          <table:table-cell table:formula="of:=[.B630]-[.B$2]" office:value-type="float" office:value="13.6882095336914" calcext:value-type="float">
            <text:p>13.6882095337</text:p>
          </table:table-cell>
          <table:table-cell table:formula="of:=[.C630]/([.D630]-[.D629])" office:value-type="float" office:value="963731.664084007" calcext:value-type="float">
            <text:p>963731.664084007</text:p>
          </table:table-cell>
          <table:table-cell/>
          <table:table-cell office:value-type="float" office:value="1442700492.69435" calcext:value-type="float">
            <text:p>1442700492.69435</text:p>
          </table:table-cell>
          <table:table-cell table:formula="of:=[.G630]-[.B630]" office:value-type="float" office:value="7.06131315231323" calcext:value-type="float">
            <text:p>7.0613131523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2700485.64145" calcext:value-type="float">
            <text:p>1442700485.64145</text:p>
          </table:table-cell>
          <table:table-cell office:value-type="float" office:value="8096" calcext:value-type="float">
            <text:p>8096</text:p>
          </table:table-cell>
          <table:table-cell table:formula="of:=[.B631]-[.B$2]" office:value-type="float" office:value="13.696620464325" calcext:value-type="float">
            <text:p>13.6966204643</text:p>
          </table:table-cell>
          <table:table-cell table:formula="of:=[.C631]/([.D631]-[.D630])" office:value-type="float" office:value="962556.981234764" calcext:value-type="float">
            <text:p>962556.981234764</text:p>
          </table:table-cell>
          <table:table-cell/>
          <table:table-cell office:value-type="float" office:value="1442700492.69745" calcext:value-type="float">
            <text:p>1442700492.69745</text:p>
          </table:table-cell>
          <table:table-cell table:formula="of:=[.G631]-[.B631]" office:value-type="float" office:value="7.05600023269653" calcext:value-type="float">
            <text:p>7.0560002327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2700485.6499" calcext:value-type="float">
            <text:p>1442700485.6499</text:p>
          </table:table-cell>
          <table:table-cell office:value-type="float" office:value="8096" calcext:value-type="float">
            <text:p>8096</text:p>
          </table:table-cell>
          <table:table-cell table:formula="of:=[.B632]-[.B$2]" office:value-type="float" office:value="13.7050757408142" calcext:value-type="float">
            <text:p>13.7050757408</text:p>
          </table:table-cell>
          <table:table-cell table:formula="of:=[.C632]/([.D632]-[.D631])" office:value-type="float" office:value="957508.605459057" calcext:value-type="float">
            <text:p>957508.605459057</text:p>
          </table:table-cell>
          <table:table-cell/>
          <table:table-cell office:value-type="float" office:value="1442700492.71092" calcext:value-type="float">
            <text:p>1442700492.71092</text:p>
          </table:table-cell>
          <table:table-cell table:formula="of:=[.G632]-[.B632]" office:value-type="float" office:value="7.06102061271668" calcext:value-type="float">
            <text:p>7.0610206127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2700485.65843" calcext:value-type="float">
            <text:p>1442700485.65843</text:p>
          </table:table-cell>
          <table:table-cell office:value-type="float" office:value="8096" calcext:value-type="float">
            <text:p>8096</text:p>
          </table:table-cell>
          <table:table-cell table:formula="of:=[.B633]-[.B$2]" office:value-type="float" office:value="13.7136056423187" calcext:value-type="float">
            <text:p>13.7136056423</text:p>
          </table:table-cell>
          <table:table-cell table:formula="of:=[.C633]/([.D633]-[.D632])" office:value-type="float" office:value="949131.709869469" calcext:value-type="float">
            <text:p>949131.709869469</text:p>
          </table:table-cell>
          <table:table-cell/>
          <table:table-cell office:value-type="float" office:value="1442700492.71401" calcext:value-type="float">
            <text:p>1442700492.71401</text:p>
          </table:table-cell>
          <table:table-cell table:formula="of:=[.G633]-[.B633]" office:value-type="float" office:value="7.05557990074158" calcext:value-type="float">
            <text:p>7.0555799007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42700485.66686" calcext:value-type="float">
            <text:p>1442700485.66686</text:p>
          </table:table-cell>
          <table:table-cell office:value-type="float" office:value="8096" calcext:value-type="float">
            <text:p>8096</text:p>
          </table:table-cell>
          <table:table-cell table:formula="of:=[.B634]-[.B$2]" office:value-type="float" office:value="13.7220318317413" calcext:value-type="float">
            <text:p>13.7220318317</text:p>
          </table:table-cell>
          <table:table-cell table:formula="of:=[.C634]/([.D634]-[.D633])" office:value-type="float" office:value="960813.909342991" calcext:value-type="float">
            <text:p>960813.909342991</text:p>
          </table:table-cell>
          <table:table-cell/>
          <table:table-cell office:value-type="float" office:value="1442700492.73665" calcext:value-type="float">
            <text:p>1442700492.73665</text:p>
          </table:table-cell>
          <table:table-cell table:formula="of:=[.G634]-[.B634]" office:value-type="float" office:value="7.06979012489319" calcext:value-type="float">
            <text:p>7.0697901249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42700485.67528" calcext:value-type="float">
            <text:p>1442700485.67528</text:p>
          </table:table-cell>
          <table:table-cell office:value-type="float" office:value="8096" calcext:value-type="float">
            <text:p>8096</text:p>
          </table:table-cell>
          <table:table-cell table:formula="of:=[.B635]-[.B$2]" office:value-type="float" office:value="13.7304520606995" calcext:value-type="float">
            <text:p>13.7304520607</text:p>
          </table:table-cell>
          <table:table-cell table:formula="of:=[.C635]/([.D635]-[.D634])" office:value-type="float" office:value="961494.044907552" calcext:value-type="float">
            <text:p>961494.044907552</text:p>
          </table:table-cell>
          <table:table-cell/>
          <table:table-cell office:value-type="float" office:value="1442700492.73977" calcext:value-type="float">
            <text:p>1442700492.73977</text:p>
          </table:table-cell>
          <table:table-cell table:formula="of:=[.G635]-[.B635]" office:value-type="float" office:value="7.06448602676392" calcext:value-type="float">
            <text:p>7.0644860268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42700485.68369" calcext:value-type="float">
            <text:p>1442700485.68369</text:p>
          </table:table-cell>
          <table:table-cell office:value-type="float" office:value="8096" calcext:value-type="float">
            <text:p>8096</text:p>
          </table:table-cell>
          <table:table-cell table:formula="of:=[.B636]-[.B$2]" office:value-type="float" office:value="13.7388579845428" calcext:value-type="float">
            <text:p>13.7388579845</text:p>
          </table:table-cell>
          <table:table-cell table:formula="of:=[.C636]/([.D636]-[.D635])" office:value-type="float" office:value="963130.305584707" calcext:value-type="float">
            <text:p>963130.305584707</text:p>
          </table:table-cell>
          <table:table-cell/>
          <table:table-cell office:value-type="float" office:value="1442700492.74286" calcext:value-type="float">
            <text:p>1442700492.74286</text:p>
          </table:table-cell>
          <table:table-cell table:formula="of:=[.G636]-[.B636]" office:value-type="float" office:value="7.05916905403137" calcext:value-type="float">
            <text:p>7.059169054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42700485.69209" calcext:value-type="float">
            <text:p>1442700485.69209</text:p>
          </table:table-cell>
          <table:table-cell office:value-type="float" office:value="8096" calcext:value-type="float">
            <text:p>8096</text:p>
          </table:table-cell>
          <table:table-cell table:formula="of:=[.B637]-[.B$2]" office:value-type="float" office:value="13.7472569942474" calcext:value-type="float">
            <text:p>13.7472569942</text:p>
          </table:table-cell>
          <table:table-cell table:formula="of:=[.C637]/([.D637]-[.D636])" office:value-type="float" office:value="963923.162938572" calcext:value-type="float">
            <text:p>963923.162938572</text:p>
          </table:table-cell>
          <table:table-cell/>
          <table:table-cell office:value-type="float" office:value="1442700492.76235" calcext:value-type="float">
            <text:p>1442700492.76235</text:p>
          </table:table-cell>
          <table:table-cell table:formula="of:=[.G637]-[.B637]" office:value-type="float" office:value="7.07026124000549" calcext:value-type="float">
            <text:p>7.07026124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42700485.70076" calcext:value-type="float">
            <text:p>1442700485.70076</text:p>
          </table:table-cell>
          <table:table-cell office:value-type="float" office:value="8096" calcext:value-type="float">
            <text:p>8096</text:p>
          </table:table-cell>
          <table:table-cell table:formula="of:=[.B638]-[.B$2]" office:value-type="float" office:value="13.7559356689453" calcext:value-type="float">
            <text:p>13.7559356689</text:p>
          </table:table-cell>
          <table:table-cell table:formula="of:=[.C638]/([.D638]-[.D637])" office:value-type="float" office:value="932861.327545947" calcext:value-type="float">
            <text:p>932861.327545947</text:p>
          </table:table-cell>
          <table:table-cell/>
          <table:table-cell office:value-type="float" office:value="1442700492.76543" calcext:value-type="float">
            <text:p>1442700492.76543</text:p>
          </table:table-cell>
          <table:table-cell table:formula="of:=[.G638]-[.B638]" office:value-type="float" office:value="7.06466221809387" calcext:value-type="float">
            <text:p>7.0646622181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42700485.70925" calcext:value-type="float">
            <text:p>1442700485.70925</text:p>
          </table:table-cell>
          <table:table-cell office:value-type="float" office:value="8096" calcext:value-type="float">
            <text:p>8096</text:p>
          </table:table-cell>
          <table:table-cell table:formula="of:=[.B639]-[.B$2]" office:value-type="float" office:value="13.7644219398499" calcext:value-type="float">
            <text:p>13.7644219398</text:p>
          </table:table-cell>
          <table:table-cell table:formula="of:=[.C639]/([.D639]-[.D638])" office:value-type="float" office:value="954011.49587009" calcext:value-type="float">
            <text:p>954011.49587009</text:p>
          </table:table-cell>
          <table:table-cell/>
          <table:table-cell office:value-type="float" office:value="1442700492.76851" calcext:value-type="float">
            <text:p>1442700492.76851</text:p>
          </table:table-cell>
          <table:table-cell table:formula="of:=[.G639]-[.B639]" office:value-type="float" office:value="7.0592634677887" calcext:value-type="float">
            <text:p>7.0592634678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42700485.71768" calcext:value-type="float">
            <text:p>1442700485.71768</text:p>
          </table:table-cell>
          <table:table-cell office:value-type="float" office:value="8096" calcext:value-type="float">
            <text:p>8096</text:p>
          </table:table-cell>
          <table:table-cell table:formula="of:=[.B640]-[.B$2]" office:value-type="float" office:value="13.7728555202484" calcext:value-type="float">
            <text:p>13.7728555202</text:p>
          </table:table-cell>
          <table:table-cell table:formula="of:=[.C640]/([.D640]-[.D639])" office:value-type="float" office:value="959971.876402906" calcext:value-type="float">
            <text:p>959971.876402906</text:p>
          </table:table-cell>
          <table:table-cell/>
          <table:table-cell office:value-type="float" office:value="1442700492.78808" calcext:value-type="float">
            <text:p>1442700492.78808</text:p>
          </table:table-cell>
          <table:table-cell table:formula="of:=[.G640]-[.B640]" office:value-type="float" office:value="7.07039999961853" calcext:value-type="float">
            <text:p>7.0703999996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42700485.72612" calcext:value-type="float">
            <text:p>1442700485.72612</text:p>
          </table:table-cell>
          <table:table-cell office:value-type="float" office:value="8096" calcext:value-type="float">
            <text:p>8096</text:p>
          </table:table-cell>
          <table:table-cell table:formula="of:=[.B641]-[.B$2]" office:value-type="float" office:value="13.7812910079956" calcext:value-type="float">
            <text:p>13.781291008</text:p>
          </table:table-cell>
          <table:table-cell table:formula="of:=[.C641]/([.D641]-[.D640])" office:value-type="float" office:value="959754.817105226" calcext:value-type="float">
            <text:p>959754.817105226</text:p>
          </table:table-cell>
          <table:table-cell/>
          <table:table-cell office:value-type="float" office:value="1442700492.79117" calcext:value-type="float">
            <text:p>1442700492.79117</text:p>
          </table:table-cell>
          <table:table-cell table:formula="of:=[.G641]-[.B641]" office:value-type="float" office:value="7.06505465507507" calcext:value-type="float">
            <text:p>7.0650546551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42700485.73455" calcext:value-type="float">
            <text:p>1442700485.73455</text:p>
          </table:table-cell>
          <table:table-cell office:value-type="float" office:value="8096" calcext:value-type="float">
            <text:p>8096</text:p>
          </table:table-cell>
          <table:table-cell table:formula="of:=[.B642]-[.B$2]" office:value-type="float" office:value="13.7897219657898" calcext:value-type="float">
            <text:p>13.7897219658</text:p>
          </table:table-cell>
          <table:table-cell table:formula="of:=[.C642]/([.D642]-[.D641])" office:value-type="float" office:value="960270.49329789" calcext:value-type="float">
            <text:p>960270.49329789</text:p>
          </table:table-cell>
          <table:table-cell/>
          <table:table-cell office:value-type="float" office:value="1442700492.79424" calcext:value-type="float">
            <text:p>1442700492.79424</text:p>
          </table:table-cell>
          <table:table-cell table:formula="of:=[.G642]-[.B642]" office:value-type="float" office:value="7.05969309806824" calcext:value-type="float">
            <text:p>7.0596930981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42700485.74298" calcext:value-type="float">
            <text:p>1442700485.74298</text:p>
          </table:table-cell>
          <table:table-cell office:value-type="float" office:value="8096" calcext:value-type="float">
            <text:p>8096</text:p>
          </table:table-cell>
          <table:table-cell table:formula="of:=[.B643]-[.B$2]" office:value-type="float" office:value="13.7981522083282" calcext:value-type="float">
            <text:p>13.7981522083</text:p>
          </table:table-cell>
          <table:table-cell table:formula="of:=[.C643]/([.D643]-[.D642])" office:value-type="float" office:value="960351.96651489" calcext:value-type="float">
            <text:p>960351.96651489</text:p>
          </table:table-cell>
          <table:table-cell/>
          <table:table-cell office:value-type="float" office:value="1442700492.81388" calcext:value-type="float">
            <text:p>1442700492.81388</text:p>
          </table:table-cell>
          <table:table-cell table:formula="of:=[.G643]-[.B643]" office:value-type="float" office:value="7.07089757919312" calcext:value-type="float">
            <text:p>7.0708975792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42700485.7514" calcext:value-type="float">
            <text:p>1442700485.7514</text:p>
          </table:table-cell>
          <table:table-cell office:value-type="float" office:value="8096" calcext:value-type="float">
            <text:p>8096</text:p>
          </table:table-cell>
          <table:table-cell table:formula="of:=[.B644]-[.B$2]" office:value-type="float" office:value="13.8065674304962" calcext:value-type="float">
            <text:p>13.8065674305</text:p>
          </table:table-cell>
          <table:table-cell table:formula="of:=[.C644]/([.D644]-[.D643])" office:value-type="float" office:value="962066.103354488" calcext:value-type="float">
            <text:p>962066.103354488</text:p>
          </table:table-cell>
          <table:table-cell/>
          <table:table-cell office:value-type="float" office:value="1442700492.81697" calcext:value-type="float">
            <text:p>1442700492.81697</text:p>
          </table:table-cell>
          <table:table-cell table:formula="of:=[.G644]-[.B644]" office:value-type="float" office:value="7.06557106971741" calcext:value-type="float">
            <text:p>7.0655710697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42700485.75982" calcext:value-type="float">
            <text:p>1442700485.75982</text:p>
          </table:table-cell>
          <table:table-cell office:value-type="float" office:value="8096" calcext:value-type="float">
            <text:p>8096</text:p>
          </table:table-cell>
          <table:table-cell table:formula="of:=[.B645]-[.B$2]" office:value-type="float" office:value="13.8149881362915" calcext:value-type="float">
            <text:p>13.8149881363</text:p>
          </table:table-cell>
          <table:table-cell table:formula="of:=[.C645]/([.D645]-[.D644])" office:value-type="float" office:value="961439.598629633" calcext:value-type="float">
            <text:p>961439.598629633</text:p>
          </table:table-cell>
          <table:table-cell/>
          <table:table-cell office:value-type="float" office:value="1442700492.82005" calcext:value-type="float">
            <text:p>1442700492.82005</text:p>
          </table:table-cell>
          <table:table-cell table:formula="of:=[.G645]-[.B645]" office:value-type="float" office:value="7.06023740768433" calcext:value-type="float">
            <text:p>7.0602374077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42700485.76823" calcext:value-type="float">
            <text:p>1442700485.76823</text:p>
          </table:table-cell>
          <table:table-cell office:value-type="float" office:value="8096" calcext:value-type="float">
            <text:p>8096</text:p>
          </table:table-cell>
          <table:table-cell table:formula="of:=[.B646]-[.B$2]" office:value-type="float" office:value="13.8233988285065" calcext:value-type="float">
            <text:p>13.8233988285</text:p>
          </table:table-cell>
          <table:table-cell table:formula="of:=[.C646]/([.D646]-[.D645])" office:value-type="float" office:value="962584.266916121" calcext:value-type="float">
            <text:p>962584.266916121</text:p>
          </table:table-cell>
          <table:table-cell/>
          <table:table-cell office:value-type="float" office:value="1442700492.83954" calcext:value-type="float">
            <text:p>1442700492.83954</text:p>
          </table:table-cell>
          <table:table-cell table:formula="of:=[.G646]-[.B646]" office:value-type="float" office:value="7.07131099700928" calcext:value-type="float">
            <text:p>7.071310997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42700485.77665" calcext:value-type="float">
            <text:p>1442700485.77665</text:p>
          </table:table-cell>
          <table:table-cell office:value-type="float" office:value="8096" calcext:value-type="float">
            <text:p>8096</text:p>
          </table:table-cell>
          <table:table-cell table:formula="of:=[.B647]-[.B$2]" office:value-type="float" office:value="13.8318164348602" calcext:value-type="float">
            <text:p>13.8318164349</text:p>
          </table:table-cell>
          <table:table-cell table:formula="of:=[.C647]/([.D647]-[.D646])" office:value-type="float" office:value="961793.609698068" calcext:value-type="float">
            <text:p>961793.609698068</text:p>
          </table:table-cell>
          <table:table-cell/>
          <table:table-cell office:value-type="float" office:value="1442700492.84263" calcext:value-type="float">
            <text:p>1442700492.84263</text:p>
          </table:table-cell>
          <table:table-cell table:formula="of:=[.G647]-[.B647]" office:value-type="float" office:value="7.06598496437073" calcext:value-type="float">
            <text:p>7.0659849644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42700485.78508" calcext:value-type="float">
            <text:p>1442700485.78508</text:p>
          </table:table-cell>
          <table:table-cell office:value-type="float" office:value="8096" calcext:value-type="float">
            <text:p>8096</text:p>
          </table:table-cell>
          <table:table-cell table:formula="of:=[.B648]-[.B$2]" office:value-type="float" office:value="13.8402485847473" calcext:value-type="float">
            <text:p>13.8402485847</text:p>
          </table:table-cell>
          <table:table-cell table:formula="of:=[.C648]/([.D648]-[.D647])" office:value-type="float" office:value="960134.735318235" calcext:value-type="float">
            <text:p>960134.735318235</text:p>
          </table:table-cell>
          <table:table-cell/>
          <table:table-cell office:value-type="float" office:value="1442700492.84572" calcext:value-type="float">
            <text:p>1442700492.84572</text:p>
          </table:table-cell>
          <table:table-cell table:formula="of:=[.G648]-[.B648]" office:value-type="float" office:value="7.06064200401306" calcext:value-type="float">
            <text:p>7.060642004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42700485.79351" calcext:value-type="float">
            <text:p>1442700485.79351</text:p>
          </table:table-cell>
          <table:table-cell office:value-type="float" office:value="8096" calcext:value-type="float">
            <text:p>8096</text:p>
          </table:table-cell>
          <table:table-cell table:formula="of:=[.B649]-[.B$2]" office:value-type="float" office:value="13.8486793041229" calcext:value-type="float">
            <text:p>13.8486793041</text:p>
          </table:table-cell>
          <table:table-cell table:formula="of:=[.C649]/([.D649]-[.D648])" office:value-type="float" office:value="960297.649500863" calcext:value-type="float">
            <text:p>960297.649500863</text:p>
          </table:table-cell>
          <table:table-cell/>
          <table:table-cell office:value-type="float" office:value="1442700492.88856" calcext:value-type="float">
            <text:p>1442700492.88856</text:p>
          </table:table-cell>
          <table:table-cell table:formula="of:=[.G649]-[.B649]" office:value-type="float" office:value="7.09504842758179" calcext:value-type="float">
            <text:p>7.0950484276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42700485.80194" calcext:value-type="float">
            <text:p>1442700485.80194</text:p>
          </table:table-cell>
          <table:table-cell office:value-type="float" office:value="8096" calcext:value-type="float">
            <text:p>8096</text:p>
          </table:table-cell>
          <table:table-cell table:formula="of:=[.B650]-[.B$2]" office:value-type="float" office:value="13.8571138381958" calcext:value-type="float">
            <text:p>13.8571138382</text:p>
          </table:table-cell>
          <table:table-cell table:formula="of:=[.C650]/([.D650]-[.D649])" office:value-type="float" office:value="959863.334482856" calcext:value-type="float">
            <text:p>959863.334482856</text:p>
          </table:table-cell>
          <table:table-cell/>
          <table:table-cell office:value-type="float" office:value="1442700492.89166" calcext:value-type="float">
            <text:p>1442700492.89166</text:p>
          </table:table-cell>
          <table:table-cell table:formula="of:=[.G650]-[.B650]" office:value-type="float" office:value="7.08971452713013" calcext:value-type="float">
            <text:p>7.0897145271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42700485.81042" calcext:value-type="float">
            <text:p>1442700485.81042</text:p>
          </table:table-cell>
          <table:table-cell office:value-type="float" office:value="8096" calcext:value-type="float">
            <text:p>8096</text:p>
          </table:table-cell>
          <table:table-cell table:formula="of:=[.B651]-[.B$2]" office:value-type="float" office:value="13.8655891418457" calcext:value-type="float">
            <text:p>13.8655891418</text:p>
          </table:table-cell>
          <table:table-cell table:formula="of:=[.C651]/([.D651]-[.D650])" office:value-type="float" office:value="955246.010577248" calcext:value-type="float">
            <text:p>955246.010577248</text:p>
          </table:table-cell>
          <table:table-cell/>
          <table:table-cell office:value-type="float" office:value="1442700492.91438" calcext:value-type="float">
            <text:p>1442700492.91438</text:p>
          </table:table-cell>
          <table:table-cell table:formula="of:=[.G651]-[.B651]" office:value-type="float" office:value="7.10396265983582" calcext:value-type="float">
            <text:p>7.103962659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42700485.81883" calcext:value-type="float">
            <text:p>1442700485.81883</text:p>
          </table:table-cell>
          <table:table-cell office:value-type="float" office:value="8096" calcext:value-type="float">
            <text:p>8096</text:p>
          </table:table-cell>
          <table:table-cell table:formula="of:=[.B652]-[.B$2]" office:value-type="float" office:value="13.8739972114563" calcext:value-type="float">
            <text:p>13.8739972115</text:p>
          </table:table-cell>
          <table:table-cell table:formula="of:=[.C652]/([.D652]-[.D651])" office:value-type="float" office:value="962884.511540861" calcext:value-type="float">
            <text:p>962884.511540861</text:p>
          </table:table-cell>
          <table:table-cell/>
          <table:table-cell office:value-type="float" office:value="1442700492.91746" calcext:value-type="float">
            <text:p>1442700492.91746</text:p>
          </table:table-cell>
          <table:table-cell table:formula="of:=[.G652]-[.B652]" office:value-type="float" office:value="7.09863805770874" calcext:value-type="float">
            <text:p>7.0986380577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42700485.8273" calcext:value-type="float">
            <text:p>1442700485.8273</text:p>
          </table:table-cell>
          <table:table-cell office:value-type="float" office:value="8096" calcext:value-type="float">
            <text:p>8096</text:p>
          </table:table-cell>
          <table:table-cell table:formula="of:=[.B653]-[.B$2]" office:value-type="float" office:value="13.8824708461761" calcext:value-type="float">
            <text:p>13.8824708462</text:p>
          </table:table-cell>
          <table:table-cell table:formula="of:=[.C653]/([.D653]-[.D652])" office:value-type="float" office:value="955434.151655834" calcext:value-type="float">
            <text:p>955434.151655834</text:p>
          </table:table-cell>
          <table:table-cell/>
          <table:table-cell office:value-type="float" office:value="1442700492.92056" calcext:value-type="float">
            <text:p>1442700492.92056</text:p>
          </table:table-cell>
          <table:table-cell table:formula="of:=[.G653]-[.B653]" office:value-type="float" office:value="7.09325766563416" calcext:value-type="float">
            <text:p>7.0932576656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42700485.83574" calcext:value-type="float">
            <text:p>1442700485.83574</text:p>
          </table:table-cell>
          <table:table-cell office:value-type="float" office:value="8096" calcext:value-type="float">
            <text:p>8096</text:p>
          </table:table-cell>
          <table:table-cell table:formula="of:=[.B654]-[.B$2]" office:value-type="float" office:value="13.8909139633179" calcext:value-type="float">
            <text:p>13.8909139633</text:p>
          </table:table-cell>
          <table:table-cell table:formula="of:=[.C654]/([.D654]-[.D653])" office:value-type="float" office:value="958887.560613334" calcext:value-type="float">
            <text:p>958887.560613334</text:p>
          </table:table-cell>
          <table:table-cell/>
          <table:table-cell office:value-type="float" office:value="1442700492.94005" calcext:value-type="float">
            <text:p>1442700492.94005</text:p>
          </table:table-cell>
          <table:table-cell table:formula="of:=[.G654]-[.B654]" office:value-type="float" office:value="7.10431146621704" calcext:value-type="float">
            <text:p>7.1043114662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42700485.84416" calcext:value-type="float">
            <text:p>1442700485.84416</text:p>
          </table:table-cell>
          <table:table-cell office:value-type="float" office:value="8096" calcext:value-type="float">
            <text:p>8096</text:p>
          </table:table-cell>
          <table:table-cell table:formula="of:=[.B655]-[.B$2]" office:value-type="float" office:value="13.8993318080902" calcext:value-type="float">
            <text:p>13.8993318081</text:p>
          </table:table-cell>
          <table:table-cell table:formula="of:=[.C655]/([.D655]-[.D654])" office:value-type="float" office:value="961766.368822047" calcext:value-type="float">
            <text:p>961766.368822047</text:p>
          </table:table-cell>
          <table:table-cell/>
          <table:table-cell office:value-type="float" office:value="1442700492.94315" calcext:value-type="float">
            <text:p>1442700492.94315</text:p>
          </table:table-cell>
          <table:table-cell table:formula="of:=[.G655]-[.B655]" office:value-type="float" office:value="7.0989944934845" calcext:value-type="float">
            <text:p>7.0989944935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42700485.85264" calcext:value-type="float">
            <text:p>1442700485.85264</text:p>
          </table:table-cell>
          <table:table-cell office:value-type="float" office:value="8096" calcext:value-type="float">
            <text:p>8096</text:p>
          </table:table-cell>
          <table:table-cell table:formula="of:=[.B656]-[.B$2]" office:value-type="float" office:value="13.9078080654144" calcext:value-type="float">
            <text:p>13.9078080654</text:p>
          </table:table-cell>
          <table:table-cell table:formula="of:=[.C656]/([.D656]-[.D655])" office:value-type="float" office:value="955138.534653465" calcext:value-type="float">
            <text:p>955138.534653465</text:p>
          </table:table-cell>
          <table:table-cell/>
          <table:table-cell office:value-type="float" office:value="1442700492.94625" calcext:value-type="float">
            <text:p>1442700492.94625</text:p>
          </table:table-cell>
          <table:table-cell table:formula="of:=[.G656]-[.B656]" office:value-type="float" office:value="7.09361267089844" calcext:value-type="float">
            <text:p>7.0936126709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42700485.86107" calcext:value-type="float">
            <text:p>1442700485.86107</text:p>
          </table:table-cell>
          <table:table-cell office:value-type="float" office:value="8096" calcext:value-type="float">
            <text:p>8096</text:p>
          </table:table-cell>
          <table:table-cell table:formula="of:=[.B657]-[.B$2]" office:value-type="float" office:value="13.916246175766" calcext:value-type="float">
            <text:p>13.9162461758</text:p>
          </table:table-cell>
          <table:table-cell table:formula="of:=[.C657]/([.D657]-[.D656])" office:value-type="float" office:value="959456.52079566" calcext:value-type="float">
            <text:p>959456.52079566</text:p>
          </table:table-cell>
          <table:table-cell/>
          <table:table-cell office:value-type="float" office:value="1442700492.96815" calcext:value-type="float">
            <text:p>1442700492.96815</text:p>
          </table:table-cell>
          <table:table-cell table:formula="of:=[.G657]-[.B657]" office:value-type="float" office:value="7.10707545280457" calcext:value-type="float">
            <text:p>7.1070754528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42700485.86952" calcext:value-type="float">
            <text:p>1442700485.86952</text:p>
          </table:table-cell>
          <table:table-cell office:value-type="float" office:value="8096" calcext:value-type="float">
            <text:p>8096</text:p>
          </table:table-cell>
          <table:table-cell table:formula="of:=[.B658]-[.B$2]" office:value-type="float" office:value="13.9246921539307" calcext:value-type="float">
            <text:p>13.9246921539</text:p>
          </table:table-cell>
          <table:table-cell table:formula="of:=[.C658]/([.D658]-[.D657])" office:value-type="float" office:value="958562.743373324" calcext:value-type="float">
            <text:p>958562.743373324</text:p>
          </table:table-cell>
          <table:table-cell/>
          <table:table-cell office:value-type="float" office:value="1442700492.97125" calcext:value-type="float">
            <text:p>1442700492.97125</text:p>
          </table:table-cell>
          <table:table-cell table:formula="of:=[.G658]-[.B658]" office:value-type="float" office:value="7.10172438621521" calcext:value-type="float">
            <text:p>7.1017243862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42700485.87794" calcext:value-type="float">
            <text:p>1442700485.87794</text:p>
          </table:table-cell>
          <table:table-cell office:value-type="float" office:value="8096" calcext:value-type="float">
            <text:p>8096</text:p>
          </table:table-cell>
          <table:table-cell table:formula="of:=[.B659]-[.B$2]" office:value-type="float" office:value="13.9331095218658" calcext:value-type="float">
            <text:p>13.9331095219</text:p>
          </table:table-cell>
          <table:table-cell table:formula="of:=[.C659]/([.D659]-[.D658])" office:value-type="float" office:value="961820.852117264" calcext:value-type="float">
            <text:p>961820.852117264</text:p>
          </table:table-cell>
          <table:table-cell/>
          <table:table-cell office:value-type="float" office:value="1442700492.97434" calcext:value-type="float">
            <text:p>1442700492.97434</text:p>
          </table:table-cell>
          <table:table-cell table:formula="of:=[.G659]-[.B659]" office:value-type="float" office:value="7.09640288352966" calcext:value-type="float">
            <text:p>7.0964028835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42700485.88644" calcext:value-type="float">
            <text:p>1442700485.88644</text:p>
          </table:table-cell>
          <table:table-cell office:value-type="float" office:value="8096" calcext:value-type="float">
            <text:p>8096</text:p>
          </table:table-cell>
          <table:table-cell table:formula="of:=[.B660]-[.B$2]" office:value-type="float" office:value="13.9416065216064" calcext:value-type="float">
            <text:p>13.9416065216</text:p>
          </table:table-cell>
          <table:table-cell table:formula="of:=[.C660]/([.D660]-[.D659])" office:value-type="float" office:value="952806.90210163" calcext:value-type="float">
            <text:p>952806.90210163</text:p>
          </table:table-cell>
          <table:table-cell/>
          <table:table-cell office:value-type="float" office:value="1442700492.98898" calcext:value-type="float">
            <text:p>1442700492.98898</text:p>
          </table:table-cell>
          <table:table-cell table:formula="of:=[.G660]-[.B660]" office:value-type="float" office:value="7.10254311561585" calcext:value-type="float">
            <text:p>7.1025431156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42700485.89497" calcext:value-type="float">
            <text:p>1442700485.89497</text:p>
          </table:table-cell>
          <table:table-cell office:value-type="float" office:value="8096" calcext:value-type="float">
            <text:p>8096</text:p>
          </table:table-cell>
          <table:table-cell table:formula="of:=[.B661]-[.B$2]" office:value-type="float" office:value="13.9501371383667" calcext:value-type="float">
            <text:p>13.9501371384</text:p>
          </table:table-cell>
          <table:table-cell table:formula="of:=[.C661]/([.D661]-[.D660])" office:value-type="float" office:value="949052.129234209" calcext:value-type="float">
            <text:p>949052.129234209</text:p>
          </table:table-cell>
          <table:table-cell/>
          <table:table-cell office:value-type="float" office:value="1442700492.99211" calcext:value-type="float">
            <text:p>1442700492.99211</text:p>
          </table:table-cell>
          <table:table-cell table:formula="of:=[.G661]-[.B661]" office:value-type="float" office:value="7.09714579582214" calcext:value-type="float">
            <text:p>7.0971457958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42700485.90333" calcext:value-type="float">
            <text:p>1442700485.90333</text:p>
          </table:table-cell>
          <table:table-cell office:value-type="float" office:value="8096" calcext:value-type="float">
            <text:p>8096</text:p>
          </table:table-cell>
          <table:table-cell table:formula="of:=[.B662]-[.B$2]" office:value-type="float" office:value="13.9585020542145" calcext:value-type="float">
            <text:p>13.9585020542</text:p>
          </table:table-cell>
          <table:table-cell table:formula="of:=[.C662]/([.D662]-[.D661])" office:value-type="float" office:value="967851.936269061" calcext:value-type="float">
            <text:p>967851.936269061</text:p>
          </table:table-cell>
          <table:table-cell/>
          <table:table-cell office:value-type="float" office:value="1442700492.9952" calcext:value-type="float">
            <text:p>1442700492.9952</text:p>
          </table:table-cell>
          <table:table-cell table:formula="of:=[.G662]-[.B662]" office:value-type="float" office:value="7.09186792373657" calcext:value-type="float">
            <text:p>7.0918679237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42700485.91174" calcext:value-type="float">
            <text:p>1442700485.91174</text:p>
          </table:table-cell>
          <table:table-cell office:value-type="float" office:value="8096" calcext:value-type="float">
            <text:p>8096</text:p>
          </table:table-cell>
          <table:table-cell table:formula="of:=[.B663]-[.B$2]" office:value-type="float" office:value="13.9669077396393" calcext:value-type="float">
            <text:p>13.9669077396</text:p>
          </table:table-cell>
          <table:table-cell table:formula="of:=[.C663]/([.D663]-[.D662])" office:value-type="float" office:value="963157.623780349" calcext:value-type="float">
            <text:p>963157.623780349</text:p>
          </table:table-cell>
          <table:table-cell/>
          <table:table-cell office:value-type="float" office:value="1442700493.015" calcext:value-type="float">
            <text:p>1442700493.015</text:p>
          </table:table-cell>
          <table:table-cell table:formula="of:=[.G663]-[.B663]" office:value-type="float" office:value="7.10326719284058" calcext:value-type="float">
            <text:p>7.1032671928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42700485.92017" calcext:value-type="float">
            <text:p>1442700485.92017</text:p>
          </table:table-cell>
          <table:table-cell office:value-type="float" office:value="8096" calcext:value-type="float">
            <text:p>8096</text:p>
          </table:table-cell>
          <table:table-cell table:formula="of:=[.B664]-[.B$2]" office:value-type="float" office:value="13.9753389358521" calcext:value-type="float">
            <text:p>13.9753389359</text:p>
          </table:table-cell>
          <table:table-cell table:formula="of:=[.C664]/([.D664]-[.D663])" office:value-type="float" office:value="960243.338630772" calcext:value-type="float">
            <text:p>960243.338630772</text:p>
          </table:table-cell>
          <table:table-cell/>
          <table:table-cell office:value-type="float" office:value="1442700493.01784" calcext:value-type="float">
            <text:p>1442700493.01784</text:p>
          </table:table-cell>
          <table:table-cell table:formula="of:=[.G664]-[.B664]" office:value-type="float" office:value="7.09767484664917" calcext:value-type="float">
            <text:p>7.097674846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42700485.92859" calcext:value-type="float">
            <text:p>1442700485.92859</text:p>
          </table:table-cell>
          <table:table-cell office:value-type="float" office:value="8096" calcext:value-type="float">
            <text:p>8096</text:p>
          </table:table-cell>
          <table:table-cell table:formula="of:=[.B665]-[.B$2]" office:value-type="float" office:value="13.9837579727173" calcext:value-type="float">
            <text:p>13.9837579727</text:p>
          </table:table-cell>
          <table:table-cell table:formula="of:=[.C665]/([.D665]-[.D664])" office:value-type="float" office:value="961630.187584957" calcext:value-type="float">
            <text:p>961630.187584957</text:p>
          </table:table-cell>
          <table:table-cell/>
          <table:table-cell office:value-type="float" office:value="1442700493.02068" calcext:value-type="float">
            <text:p>1442700493.02068</text:p>
          </table:table-cell>
          <table:table-cell table:formula="of:=[.G665]-[.B665]" office:value-type="float" office:value="7.09209680557251" calcext:value-type="float">
            <text:p>7.0920968056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42700485.93702" calcext:value-type="float">
            <text:p>1442700485.93702</text:p>
          </table:table-cell>
          <table:table-cell office:value-type="float" office:value="8096" calcext:value-type="float">
            <text:p>8096</text:p>
          </table:table-cell>
          <table:table-cell table:formula="of:=[.B666]-[.B$2]" office:value-type="float" office:value="13.9921936988831" calcext:value-type="float">
            <text:p>13.9921936989</text:p>
          </table:table-cell>
          <table:table-cell table:formula="of:=[.C666]/([.D666]-[.D665])" office:value-type="float" office:value="959727.691594596" calcext:value-type="float">
            <text:p>959727.691594596</text:p>
          </table:table-cell>
          <table:table-cell/>
          <table:table-cell office:value-type="float" office:value="1442700493.02351" calcext:value-type="float">
            <text:p>1442700493.02351</text:p>
          </table:table-cell>
          <table:table-cell table:formula="of:=[.G666]-[.B666]" office:value-type="float" office:value="7.0864908695221" calcext:value-type="float">
            <text:p>7.0864908695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42700485.9454" calcext:value-type="float">
            <text:p>1442700485.9454</text:p>
          </table:table-cell>
          <table:table-cell office:value-type="float" office:value="8096" calcext:value-type="float">
            <text:p>8096</text:p>
          </table:table-cell>
          <table:table-cell table:formula="of:=[.B667]-[.B$2]" office:value-type="float" office:value="14.0005688667297" calcext:value-type="float">
            <text:p>14.0005688667</text:p>
          </table:table-cell>
          <table:table-cell table:formula="of:=[.C667]/([.D667]-[.D666])" office:value-type="float" office:value="966667.193805511" calcext:value-type="float">
            <text:p>966667.193805511</text:p>
          </table:table-cell>
          <table:table-cell/>
          <table:table-cell office:value-type="float" office:value="1442700493.02632" calcext:value-type="float">
            <text:p>1442700493.02632</text:p>
          </table:table-cell>
          <table:table-cell table:formula="of:=[.G667]-[.B667]" office:value-type="float" office:value="7.0809211730957" calcext:value-type="float">
            <text:p>7.0809211731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42700485.95391" calcext:value-type="float">
            <text:p>1442700485.95391</text:p>
          </table:table-cell>
          <table:table-cell office:value-type="float" office:value="8096" calcext:value-type="float">
            <text:p>8096</text:p>
          </table:table-cell>
          <table:table-cell table:formula="of:=[.B668]-[.B$2]" office:value-type="float" office:value="14.0090780258179" calcext:value-type="float">
            <text:p>14.0090780258</text:p>
          </table:table-cell>
          <table:table-cell table:formula="of:=[.C668]/([.D668]-[.D667])" office:value-type="float" office:value="951445.368002242" calcext:value-type="float">
            <text:p>951445.368002242</text:p>
          </table:table-cell>
          <table:table-cell/>
          <table:table-cell office:value-type="float" office:value="1442700493.02915" calcext:value-type="float">
            <text:p>1442700493.02915</text:p>
          </table:table-cell>
          <table:table-cell table:formula="of:=[.G668]-[.B668]" office:value-type="float" office:value="7.07524347305298" calcext:value-type="float">
            <text:p>7.0752434731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42700485.96237" calcext:value-type="float">
            <text:p>1442700485.96237</text:p>
          </table:table-cell>
          <table:table-cell office:value-type="float" office:value="8096" calcext:value-type="float">
            <text:p>8096</text:p>
          </table:table-cell>
          <table:table-cell table:formula="of:=[.B669]-[.B$2]" office:value-type="float" office:value="14.0175397396088" calcext:value-type="float">
            <text:p>14.0175397396</text:p>
          </table:table-cell>
          <table:table-cell table:formula="of:=[.C669]/([.D669]-[.D668])" office:value-type="float" office:value="956780.17480488" calcext:value-type="float">
            <text:p>956780.17480488</text:p>
          </table:table-cell>
          <table:table-cell/>
          <table:table-cell office:value-type="float" office:value="1442700493.04066" calcext:value-type="float">
            <text:p>1442700493.04066</text:p>
          </table:table-cell>
          <table:table-cell table:formula="of:=[.G669]-[.B669]" office:value-type="float" office:value="7.078289270401" calcext:value-type="float">
            <text:p>7.0782892704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42700485.97087" calcext:value-type="float">
            <text:p>1442700485.97087</text:p>
          </table:table-cell>
          <table:table-cell office:value-type="float" office:value="8096" calcext:value-type="float">
            <text:p>8096</text:p>
          </table:table-cell>
          <table:table-cell table:formula="of:=[.B670]-[.B$2]" office:value-type="float" office:value="14.0260372161865" calcext:value-type="float">
            <text:p>14.0260372162</text:p>
          </table:table-cell>
          <table:table-cell table:formula="of:=[.C670]/([.D670]-[.D669])" office:value-type="float" office:value="952753.435201033" calcext:value-type="float">
            <text:p>952753.435201033</text:p>
          </table:table-cell>
          <table:table-cell/>
          <table:table-cell office:value-type="float" office:value="1442700493.04349" calcext:value-type="float">
            <text:p>1442700493.04349</text:p>
          </table:table-cell>
          <table:table-cell table:formula="of:=[.G670]-[.B670]" office:value-type="float" office:value="7.07262396812439" calcext:value-type="float">
            <text:p>7.0726239681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42700485.97937" calcext:value-type="float">
            <text:p>1442700485.97937</text:p>
          </table:table-cell>
          <table:table-cell office:value-type="float" office:value="8096" calcext:value-type="float">
            <text:p>8096</text:p>
          </table:table-cell>
          <table:table-cell table:formula="of:=[.B671]-[.B$2]" office:value-type="float" office:value="14.034544467926" calcext:value-type="float">
            <text:p>14.0345444679</text:p>
          </table:table-cell>
          <table:table-cell table:formula="of:=[.C671]/([.D671]-[.D670])" office:value-type="float" office:value="951658.684602881" calcext:value-type="float">
            <text:p>951658.684602881</text:p>
          </table:table-cell>
          <table:table-cell/>
          <table:table-cell office:value-type="float" office:value="1442700493.06879" calcext:value-type="float">
            <text:p>1442700493.06879</text:p>
          </table:table-cell>
          <table:table-cell table:formula="of:=[.G671]-[.B671]" office:value-type="float" office:value="7.08941864967346" calcext:value-type="float">
            <text:p>7.0894186497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42700485.98782" calcext:value-type="float">
            <text:p>1442700485.98782</text:p>
          </table:table-cell>
          <table:table-cell office:value-type="float" office:value="8096" calcext:value-type="float">
            <text:p>8096</text:p>
          </table:table-cell>
          <table:table-cell table:formula="of:=[.B672]-[.B$2]" office:value-type="float" office:value="14.0429906845093" calcext:value-type="float">
            <text:p>14.0429906845</text:p>
          </table:table-cell>
          <table:table-cell table:formula="of:=[.C672]/([.D672]-[.D671])" office:value-type="float" office:value="958535.685202958" calcext:value-type="float">
            <text:p>958535.685202958</text:p>
          </table:table-cell>
          <table:table-cell/>
          <table:table-cell office:value-type="float" office:value="1442700493.07163" calcext:value-type="float">
            <text:p>1442700493.07163</text:p>
          </table:table-cell>
          <table:table-cell table:formula="of:=[.G672]-[.B672]" office:value-type="float" office:value="7.08380699157715" calcext:value-type="float">
            <text:p>7.0838069916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42700485.99628" calcext:value-type="float">
            <text:p>1442700485.99628</text:p>
          </table:table-cell>
          <table:table-cell office:value-type="float" office:value="8096" calcext:value-type="float">
            <text:p>8096</text:p>
          </table:table-cell>
          <table:table-cell table:formula="of:=[.B673]-[.B$2]" office:value-type="float" office:value="14.0514521598816" calcext:value-type="float">
            <text:p>14.0514521599</text:p>
          </table:table-cell>
          <table:table-cell table:formula="of:=[.C673]/([.D673]-[.D672])" office:value-type="float" office:value="956807.133953226" calcext:value-type="float">
            <text:p>956807.133953226</text:p>
          </table:table-cell>
          <table:table-cell/>
          <table:table-cell office:value-type="float" office:value="1442700493.07447" calcext:value-type="float">
            <text:p>1442700493.07447</text:p>
          </table:table-cell>
          <table:table-cell table:formula="of:=[.G673]-[.B673]" office:value-type="float" office:value="7.07818412780762" calcext:value-type="float">
            <text:p>7.0781841278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42700486.00487" calcext:value-type="float">
            <text:p>1442700486.00487</text:p>
          </table:table-cell>
          <table:table-cell office:value-type="float" office:value="8096" calcext:value-type="float">
            <text:p>8096</text:p>
          </table:table-cell>
          <table:table-cell table:formula="of:=[.B674]-[.B$2]" office:value-type="float" office:value="14.0600373744965" calcext:value-type="float">
            <text:p>14.0600373745</text:p>
          </table:table-cell>
          <table:table-cell table:formula="of:=[.C674]/([.D674]-[.D673])" office:value-type="float" office:value="943016.612069205" calcext:value-type="float">
            <text:p>943016.612069205</text:p>
          </table:table-cell>
          <table:table-cell/>
          <table:table-cell office:value-type="float" office:value="1442700493.08946" calcext:value-type="float">
            <text:p>1442700493.08946</text:p>
          </table:table-cell>
          <table:table-cell table:formula="of:=[.G674]-[.B674]" office:value-type="float" office:value="7.08459830284119" calcext:value-type="float">
            <text:p>7.0845983028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42700486.01321" calcext:value-type="float">
            <text:p>1442700486.01321</text:p>
          </table:table-cell>
          <table:table-cell office:value-type="float" office:value="8096" calcext:value-type="float">
            <text:p>8096</text:p>
          </table:table-cell>
          <table:table-cell table:formula="of:=[.B675]-[.B$2]" office:value-type="float" office:value="14.0683770179749" calcext:value-type="float">
            <text:p>14.068377018</text:p>
          </table:table-cell>
          <table:table-cell table:formula="of:=[.C675]/([.D675]-[.D674])" office:value-type="float" office:value="970784.904771434" calcext:value-type="float">
            <text:p>970784.904771434</text:p>
          </table:table-cell>
          <table:table-cell/>
          <table:table-cell office:value-type="float" office:value="1442700493.09229" calcext:value-type="float">
            <text:p>1442700493.09229</text:p>
          </table:table-cell>
          <table:table-cell table:formula="of:=[.G675]-[.B675]" office:value-type="float" office:value="7.07908344268799" calcext:value-type="float">
            <text:p>7.0790834427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42700486.02163" calcext:value-type="float">
            <text:p>1442700486.02163</text:p>
          </table:table-cell>
          <table:table-cell office:value-type="float" office:value="8096" calcext:value-type="float">
            <text:p>8096</text:p>
          </table:table-cell>
          <table:table-cell table:formula="of:=[.B676]-[.B$2]" office:value-type="float" office:value="14.0768024921417" calcext:value-type="float">
            <text:p>14.0768024921</text:p>
          </table:table-cell>
          <table:table-cell table:formula="of:=[.C676]/([.D676]-[.D675])" office:value-type="float" office:value="960895.474801211" calcext:value-type="float">
            <text:p>960895.474801211</text:p>
          </table:table-cell>
          <table:table-cell/>
          <table:table-cell office:value-type="float" office:value="1442700493.09512" calcext:value-type="float">
            <text:p>1442700493.09512</text:p>
          </table:table-cell>
          <table:table-cell table:formula="of:=[.G676]-[.B676]" office:value-type="float" office:value="7.07348918914795" calcext:value-type="float">
            <text:p>7.0734891891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42700486.0301" calcext:value-type="float">
            <text:p>1442700486.0301</text:p>
          </table:table-cell>
          <table:table-cell office:value-type="float" office:value="8096" calcext:value-type="float">
            <text:p>8096</text:p>
          </table:table-cell>
          <table:table-cell table:formula="of:=[.B677]-[.B$2]" office:value-type="float" office:value="14.0852694511414" calcext:value-type="float">
            <text:p>14.0852694511</text:p>
          </table:table-cell>
          <table:table-cell table:formula="of:=[.C677]/([.D677]-[.D676])" office:value-type="float" office:value="956187.457663391" calcext:value-type="float">
            <text:p>956187.457663391</text:p>
          </table:table-cell>
          <table:table-cell/>
          <table:table-cell office:value-type="float" office:value="1442700493.11552" calcext:value-type="float">
            <text:p>1442700493.11552</text:p>
          </table:table-cell>
          <table:table-cell table:formula="of:=[.G677]-[.B677]" office:value-type="float" office:value="7.08542060852051" calcext:value-type="float">
            <text:p>7.0854206085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42700486.03852" calcext:value-type="float">
            <text:p>1442700486.03852</text:p>
          </table:table-cell>
          <table:table-cell office:value-type="float" office:value="8096" calcext:value-type="float">
            <text:p>8096</text:p>
          </table:table-cell>
          <table:table-cell table:formula="of:=[.B678]-[.B$2]" office:value-type="float" office:value="14.0936951637268" calcext:value-type="float">
            <text:p>14.0936951637</text:p>
          </table:table-cell>
          <table:table-cell table:formula="of:=[.C678]/([.D678]-[.D677])" office:value-type="float" office:value="960868.284776457" calcext:value-type="float">
            <text:p>960868.284776457</text:p>
          </table:table-cell>
          <table:table-cell/>
          <table:table-cell office:value-type="float" office:value="1442700493.11836" calcext:value-type="float">
            <text:p>1442700493.11836</text:p>
          </table:table-cell>
          <table:table-cell table:formula="of:=[.G678]-[.B678]" office:value-type="float" office:value="7.07983469963074" calcext:value-type="float">
            <text:p>7.0798346996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42700486.04695" calcext:value-type="float">
            <text:p>1442700486.04695</text:p>
          </table:table-cell>
          <table:table-cell office:value-type="float" office:value="8096" calcext:value-type="float">
            <text:p>8096</text:p>
          </table:table-cell>
          <table:table-cell table:formula="of:=[.B679]-[.B$2]" office:value-type="float" office:value="14.1021173000336" calcext:value-type="float">
            <text:p>14.1021173</text:p>
          </table:table-cell>
          <table:table-cell table:formula="of:=[.C679]/([.D679]-[.D678])" office:value-type="float" office:value="961276.296786978" calcext:value-type="float">
            <text:p>961276.296786978</text:p>
          </table:table-cell>
          <table:table-cell/>
          <table:table-cell office:value-type="float" office:value="1442700493.1212" calcext:value-type="float">
            <text:p>1442700493.1212</text:p>
          </table:table-cell>
          <table:table-cell table:formula="of:=[.G679]-[.B679]" office:value-type="float" office:value="7.07425498962402" calcext:value-type="float">
            <text:p>7.074254989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42700486.05536" calcext:value-type="float">
            <text:p>1442700486.05536</text:p>
          </table:table-cell>
          <table:table-cell office:value-type="float" office:value="8096" calcext:value-type="float">
            <text:p>8096</text:p>
          </table:table-cell>
          <table:table-cell table:formula="of:=[.B680]-[.B$2]" office:value-type="float" office:value="14.1105287075043" calcext:value-type="float">
            <text:p>14.1105287075</text:p>
          </table:table-cell>
          <table:table-cell table:formula="of:=[.C680]/([.D680]-[.D679])" office:value-type="float" office:value="962502.414512472" calcext:value-type="float">
            <text:p>962502.414512472</text:p>
          </table:table-cell>
          <table:table-cell/>
          <table:table-cell office:value-type="float" office:value="1442700493.12403" calcext:value-type="float">
            <text:p>1442700493.12403</text:p>
          </table:table-cell>
          <table:table-cell table:formula="of:=[.G680]-[.B680]" office:value-type="float" office:value="7.06867718696594" calcext:value-type="float">
            <text:p>7.068677187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42700486.06378" calcext:value-type="float">
            <text:p>1442700486.06378</text:p>
          </table:table-cell>
          <table:table-cell office:value-type="float" office:value="8096" calcext:value-type="float">
            <text:p>8096</text:p>
          </table:table-cell>
          <table:table-cell table:formula="of:=[.B681]-[.B$2]" office:value-type="float" office:value="14.1189520359039" calcext:value-type="float">
            <text:p>14.1189520359</text:p>
          </table:table-cell>
          <table:table-cell table:formula="of:=[.C681]/([.D681]-[.D680])" office:value-type="float" office:value="961140.25428814" calcext:value-type="float">
            <text:p>961140.25428814</text:p>
          </table:table-cell>
          <table:table-cell/>
          <table:table-cell office:value-type="float" office:value="1442700493.12686" calcext:value-type="float">
            <text:p>1442700493.12686</text:p>
          </table:table-cell>
          <table:table-cell table:formula="of:=[.G681]-[.B681]" office:value-type="float" office:value="7.06307864189148" calcext:value-type="float">
            <text:p>7.0630786419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42700486.07222" calcext:value-type="float">
            <text:p>1442700486.07222</text:p>
          </table:table-cell>
          <table:table-cell office:value-type="float" office:value="8096" calcext:value-type="float">
            <text:p>8096</text:p>
          </table:table-cell>
          <table:table-cell table:formula="of:=[.B682]-[.B$2]" office:value-type="float" office:value="14.1273946762085" calcext:value-type="float">
            <text:p>14.1273946762</text:p>
          </table:table-cell>
          <table:table-cell table:formula="of:=[.C682]/([.D682]-[.D681])" office:value-type="float" office:value="958941.718223151" calcext:value-type="float">
            <text:p>958941.718223151</text:p>
          </table:table-cell>
          <table:table-cell/>
          <table:table-cell office:value-type="float" office:value="1442700493.12969" calcext:value-type="float">
            <text:p>1442700493.12969</text:p>
          </table:table-cell>
          <table:table-cell table:formula="of:=[.G682]-[.B682]" office:value-type="float" office:value="7.05746459960938" calcext:value-type="float">
            <text:p>7.0574645996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42700486.08066" calcext:value-type="float">
            <text:p>1442700486.08066</text:p>
          </table:table-cell>
          <table:table-cell office:value-type="float" office:value="8096" calcext:value-type="float">
            <text:p>8096</text:p>
          </table:table-cell>
          <table:table-cell table:formula="of:=[.B683]-[.B$2]" office:value-type="float" office:value="14.1358263492584" calcext:value-type="float">
            <text:p>14.1358263493</text:p>
          </table:table-cell>
          <table:table-cell table:formula="of:=[.C683]/([.D683]-[.D682])" office:value-type="float" office:value="960189.033903577" calcext:value-type="float">
            <text:p>960189.033903577</text:p>
          </table:table-cell>
          <table:table-cell/>
          <table:table-cell office:value-type="float" office:value="1442700493.14853" calcext:value-type="float">
            <text:p>1442700493.14853</text:p>
          </table:table-cell>
          <table:table-cell table:formula="of:=[.G683]-[.B683]" office:value-type="float" office:value="7.06787610054016" calcext:value-type="float">
            <text:p>7.0678761005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42700486.08906" calcext:value-type="float">
            <text:p>1442700486.08906</text:p>
          </table:table-cell>
          <table:table-cell office:value-type="float" office:value="8096" calcext:value-type="float">
            <text:p>8096</text:p>
          </table:table-cell>
          <table:table-cell table:formula="of:=[.B684]-[.B$2]" office:value-type="float" office:value="14.1442267894745" calcext:value-type="float">
            <text:p>14.1442267895</text:p>
          </table:table-cell>
          <table:table-cell table:formula="of:=[.C684]/([.D684]-[.D683])" office:value-type="float" office:value="963759.016404609" calcext:value-type="float">
            <text:p>963759.016404609</text:p>
          </table:table-cell>
          <table:table-cell/>
          <table:table-cell office:value-type="float" office:value="1442700493.15136" calcext:value-type="float">
            <text:p>1442700493.15136</text:p>
          </table:table-cell>
          <table:table-cell table:formula="of:=[.G684]-[.B684]" office:value-type="float" office:value="7.06230401992798" calcext:value-type="float">
            <text:p>7.062304019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42700486.09751" calcext:value-type="float">
            <text:p>1442700486.09751</text:p>
          </table:table-cell>
          <table:table-cell office:value-type="float" office:value="8096" calcext:value-type="float">
            <text:p>8096</text:p>
          </table:table-cell>
          <table:table-cell table:formula="of:=[.B685]-[.B$2]" office:value-type="float" office:value="14.1526792049408" calcext:value-type="float">
            <text:p>14.1526792049</text:p>
          </table:table-cell>
          <table:table-cell table:formula="of:=[.C685]/([.D685]-[.D684])" office:value-type="float" office:value="957832.708563692" calcext:value-type="float">
            <text:p>957832.708563692</text:p>
          </table:table-cell>
          <table:table-cell/>
          <table:table-cell office:value-type="float" office:value="1442700493.15422" calcext:value-type="float">
            <text:p>1442700493.15422</text:p>
          </table:table-cell>
          <table:table-cell table:formula="of:=[.G685]-[.B685]" office:value-type="float" office:value="7.05671262741089" calcext:value-type="float">
            <text:p>7.0567126274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42700486.10604" calcext:value-type="float">
            <text:p>1442700486.10604</text:p>
          </table:table-cell>
          <table:table-cell office:value-type="float" office:value="8096" calcext:value-type="float">
            <text:p>8096</text:p>
          </table:table-cell>
          <table:table-cell table:formula="of:=[.B686]-[.B$2]" office:value-type="float" office:value="14.1612138748169" calcext:value-type="float">
            <text:p>14.1612138748</text:p>
          </table:table-cell>
          <table:table-cell table:formula="of:=[.C686]/([.D686]-[.D685])" office:value-type="float" office:value="948601.424253429" calcext:value-type="float">
            <text:p>948601.424253429</text:p>
          </table:table-cell>
          <table:table-cell/>
          <table:table-cell office:value-type="float" office:value="1442700493.18995" calcext:value-type="float">
            <text:p>1442700493.18995</text:p>
          </table:table-cell>
          <table:table-cell table:formula="of:=[.G686]-[.B686]" office:value-type="float" office:value="7.08391189575195" calcext:value-type="float">
            <text:p>7.0839118958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42700486.11444" calcext:value-type="float">
            <text:p>1442700486.11444</text:p>
          </table:table-cell>
          <table:table-cell office:value-type="float" office:value="8096" calcext:value-type="float">
            <text:p>8096</text:p>
          </table:table-cell>
          <table:table-cell table:formula="of:=[.B687]-[.B$2]" office:value-type="float" office:value="14.1696076393127" calcext:value-type="float">
            <text:p>14.1696076393</text:p>
          </table:table-cell>
          <table:table-cell table:formula="of:=[.C687]/([.D687]-[.D686])" office:value-type="float" office:value="964525.512242231" calcext:value-type="float">
            <text:p>964525.512242231</text:p>
          </table:table-cell>
          <table:table-cell/>
          <table:table-cell office:value-type="float" office:value="1442700493.19279" calcext:value-type="float">
            <text:p>1442700493.19279</text:p>
          </table:table-cell>
          <table:table-cell table:formula="of:=[.G687]-[.B687]" office:value-type="float" office:value="7.07835578918457" calcext:value-type="float">
            <text:p>7.0783557892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42700486.12283" calcext:value-type="float">
            <text:p>1442700486.12283</text:p>
          </table:table-cell>
          <table:table-cell office:value-type="float" office:value="8096" calcext:value-type="float">
            <text:p>8096</text:p>
          </table:table-cell>
          <table:table-cell table:formula="of:=[.B688]-[.B$2]" office:value-type="float" office:value="14.1780035495758" calcext:value-type="float">
            <text:p>14.1780035496</text:p>
          </table:table-cell>
          <table:table-cell table:formula="of:=[.C688]/([.D688]-[.D687])" office:value-type="float" office:value="964279.005651001" calcext:value-type="float">
            <text:p>964279.005651001</text:p>
          </table:table-cell>
          <table:table-cell/>
          <table:table-cell office:value-type="float" office:value="1442700493.19562" calcext:value-type="float">
            <text:p>1442700493.19562</text:p>
          </table:table-cell>
          <table:table-cell table:formula="of:=[.G688]-[.B688]" office:value-type="float" office:value="7.07278943061829" calcext:value-type="float">
            <text:p>7.0727894306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42700486.13125" calcext:value-type="float">
            <text:p>1442700486.13125</text:p>
          </table:table-cell>
          <table:table-cell office:value-type="float" office:value="8096" calcext:value-type="float">
            <text:p>8096</text:p>
          </table:table-cell>
          <table:table-cell table:formula="of:=[.B689]-[.B$2]" office:value-type="float" office:value="14.1864256858826" calcext:value-type="float">
            <text:p>14.1864256859</text:p>
          </table:table-cell>
          <table:table-cell table:formula="of:=[.C689]/([.D689]-[.D688])" office:value-type="float" office:value="961276.296786978" calcext:value-type="float">
            <text:p>961276.296786978</text:p>
          </table:table-cell>
          <table:table-cell/>
          <table:table-cell office:value-type="float" office:value="1442700493.21593" calcext:value-type="float">
            <text:p>1442700493.21593</text:p>
          </table:table-cell>
          <table:table-cell table:formula="of:=[.G689]-[.B689]" office:value-type="float" office:value="7.08467888832092" calcext:value-type="float">
            <text:p>7.0846788883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42700486.13966" calcext:value-type="float">
            <text:p>1442700486.13966</text:p>
          </table:table-cell>
          <table:table-cell office:value-type="float" office:value="8096" calcext:value-type="float">
            <text:p>8096</text:p>
          </table:table-cell>
          <table:table-cell table:formula="of:=[.B690]-[.B$2]" office:value-type="float" office:value="14.194833278656" calcext:value-type="float">
            <text:p>14.1948332787</text:p>
          </table:table-cell>
          <table:table-cell table:formula="of:=[.C690]/([.D690]-[.D689])" office:value-type="float" office:value="962939.121597096" calcext:value-type="float">
            <text:p>962939.121597096</text:p>
          </table:table-cell>
          <table:table-cell/>
          <table:table-cell office:value-type="float" office:value="1442700493.21877" calcext:value-type="float">
            <text:p>1442700493.21877</text:p>
          </table:table-cell>
          <table:table-cell table:formula="of:=[.G690]-[.B690]" office:value-type="float" office:value="7.07910919189453" calcext:value-type="float">
            <text:p>7.0791091919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42700486.14808" calcext:value-type="float">
            <text:p>1442700486.14808</text:p>
          </table:table-cell>
          <table:table-cell office:value-type="float" office:value="8096" calcext:value-type="float">
            <text:p>8096</text:p>
          </table:table-cell>
          <table:table-cell table:formula="of:=[.B691]-[.B$2]" office:value-type="float" office:value="14.2032470703125" calcext:value-type="float">
            <text:p>14.2032470703</text:p>
          </table:table-cell>
          <table:table-cell table:formula="of:=[.C691]/([.D691]-[.D690])" office:value-type="float" office:value="962229.673675262" calcext:value-type="float">
            <text:p>962229.673675262</text:p>
          </table:table-cell>
          <table:table-cell/>
          <table:table-cell office:value-type="float" office:value="1442700493.22298" calcext:value-type="float">
            <text:p>1442700493.22298</text:p>
          </table:table-cell>
          <table:table-cell table:formula="of:=[.G691]-[.B691]" office:value-type="float" office:value="7.07490253448486" calcext:value-type="float">
            <text:p>7.0749025345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42700486.1565" calcext:value-type="float">
            <text:p>1442700486.1565</text:p>
          </table:table-cell>
          <table:table-cell office:value-type="float" office:value="8096" calcext:value-type="float">
            <text:p>8096</text:p>
          </table:table-cell>
          <table:table-cell table:formula="of:=[.B692]-[.B$2]" office:value-type="float" office:value="14.2116758823395" calcext:value-type="float">
            <text:p>14.2116758823</text:p>
          </table:table-cell>
          <table:table-cell table:formula="of:=[.C692]/([.D692]-[.D691])" office:value-type="float" office:value="960514.954431024" calcext:value-type="float">
            <text:p>960514.954431024</text:p>
          </table:table-cell>
          <table:table-cell/>
          <table:table-cell office:value-type="float" office:value="1442700493.22582" calcext:value-type="float">
            <text:p>1442700493.22582</text:p>
          </table:table-cell>
          <table:table-cell table:formula="of:=[.G692]-[.B692]" office:value-type="float" office:value="7.06931114196777" calcext:value-type="float">
            <text:p>7.069311142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42700486.16493" calcext:value-type="float">
            <text:p>1442700486.16493</text:p>
          </table:table-cell>
          <table:table-cell office:value-type="float" office:value="8096" calcext:value-type="float">
            <text:p>8096</text:p>
          </table:table-cell>
          <table:table-cell table:formula="of:=[.B693]-[.B$2]" office:value-type="float" office:value="14.2201011180878" calcext:value-type="float">
            <text:p>14.2201011181</text:p>
          </table:table-cell>
          <table:table-cell table:formula="of:=[.C693]/([.D693]-[.D692])" office:value-type="float" office:value="960922.66636482" calcext:value-type="float">
            <text:p>960922.66636482</text:p>
          </table:table-cell>
          <table:table-cell/>
          <table:table-cell office:value-type="float" office:value="1442700493.22865" calcext:value-type="float">
            <text:p>1442700493.22865</text:p>
          </table:table-cell>
          <table:table-cell table:formula="of:=[.G693]-[.B693]" office:value-type="float" office:value="7.06372332572937" calcext:value-type="float">
            <text:p>7.0637233257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42700486.17332" calcext:value-type="float">
            <text:p>1442700486.17332</text:p>
          </table:table-cell>
          <table:table-cell office:value-type="float" office:value="8096" calcext:value-type="float">
            <text:p>8096</text:p>
          </table:table-cell>
          <table:table-cell table:formula="of:=[.B694]-[.B$2]" office:value-type="float" office:value="14.2284908294678" calcext:value-type="float">
            <text:p>14.2284908295</text:p>
          </table:table-cell>
          <table:table-cell table:formula="of:=[.C694]/([.D694]-[.D693])" office:value-type="float" office:value="964991.479837449" calcext:value-type="float">
            <text:p>964991.479837449</text:p>
          </table:table-cell>
          <table:table-cell/>
          <table:table-cell office:value-type="float" office:value="1442700493.24034" calcext:value-type="float">
            <text:p>1442700493.24034</text:p>
          </table:table-cell>
          <table:table-cell table:formula="of:=[.G694]-[.B694]" office:value-type="float" office:value="7.06702089309692" calcext:value-type="float">
            <text:p>7.0670208931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42700486.18176" calcext:value-type="float">
            <text:p>1442700486.18176</text:p>
          </table:table-cell>
          <table:table-cell office:value-type="float" office:value="8096" calcext:value-type="float">
            <text:p>8096</text:p>
          </table:table-cell>
          <table:table-cell table:formula="of:=[.B695]-[.B$2]" office:value-type="float" office:value="14.236935377121" calcext:value-type="float">
            <text:p>14.2369353771</text:p>
          </table:table-cell>
          <table:table-cell table:formula="of:=[.C695]/([.D695]-[.D694])" office:value-type="float" office:value="958725.124481211" calcext:value-type="float">
            <text:p>958725.124481211</text:p>
          </table:table-cell>
          <table:table-cell/>
          <table:table-cell office:value-type="float" office:value="1442700493.24316" calcext:value-type="float">
            <text:p>1442700493.24316</text:p>
          </table:table-cell>
          <table:table-cell table:formula="of:=[.G695]-[.B695]" office:value-type="float" office:value="7.06139993667603" calcext:value-type="float">
            <text:p>7.0613999367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42700486.19022" calcext:value-type="float">
            <text:p>1442700486.19022</text:p>
          </table:table-cell>
          <table:table-cell office:value-type="float" office:value="8096" calcext:value-type="float">
            <text:p>8096</text:p>
          </table:table-cell>
          <table:table-cell table:formula="of:=[.B696]-[.B$2]" office:value-type="float" office:value="14.2453894615173" calcext:value-type="float">
            <text:p>14.2453894615</text:p>
          </table:table-cell>
          <table:table-cell table:formula="of:=[.C696]/([.D696]-[.D695])" office:value-type="float" office:value="957643.621760343" calcext:value-type="float">
            <text:p>957643.621760343</text:p>
          </table:table-cell>
          <table:table-cell/>
          <table:table-cell office:value-type="float" office:value="1442700493.26465" calcext:value-type="float">
            <text:p>1442700493.26465</text:p>
          </table:table-cell>
          <table:table-cell table:formula="of:=[.G696]-[.B696]" office:value-type="float" office:value="7.07443571090698" calcext:value-type="float">
            <text:p>7.0744357109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42700486.19865" calcext:value-type="float">
            <text:p>1442700486.19865</text:p>
          </table:table-cell>
          <table:table-cell office:value-type="float" office:value="8096" calcext:value-type="float">
            <text:p>8096</text:p>
          </table:table-cell>
          <table:table-cell table:formula="of:=[.B697]-[.B$2]" office:value-type="float" office:value="14.2538192272186" calcext:value-type="float">
            <text:p>14.2538192272</text:p>
          </table:table-cell>
          <table:table-cell table:formula="of:=[.C697]/([.D697]-[.D696])" office:value-type="float" office:value="960406.289673898" calcext:value-type="float">
            <text:p>960406.289673898</text:p>
          </table:table-cell>
          <table:table-cell/>
          <table:table-cell office:value-type="float" office:value="1442700493.26749" calcext:value-type="float">
            <text:p>1442700493.26749</text:p>
          </table:table-cell>
          <table:table-cell table:formula="of:=[.G697]-[.B697]" office:value-type="float" office:value="7.06884098052979" calcext:value-type="float">
            <text:p>7.0688409805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42700486.20707" calcext:value-type="float">
            <text:p>1442700486.20707</text:p>
          </table:table-cell>
          <table:table-cell office:value-type="float" office:value="8096" calcext:value-type="float">
            <text:p>8096</text:p>
          </table:table-cell>
          <table:table-cell table:formula="of:=[.B698]-[.B$2]" office:value-type="float" office:value="14.2622458934784" calcext:value-type="float">
            <text:p>14.2622458935</text:p>
          </table:table-cell>
          <table:table-cell table:formula="of:=[.C698]/([.D698]-[.D697])" office:value-type="float" office:value="960759.540063377" calcext:value-type="float">
            <text:p>960759.540063377</text:p>
          </table:table-cell>
          <table:table-cell/>
          <table:table-cell office:value-type="float" office:value="1442700493.28882" calcext:value-type="float">
            <text:p>1442700493.28882</text:p>
          </table:table-cell>
          <table:table-cell table:formula="of:=[.G698]-[.B698]" office:value-type="float" office:value="7.08174467086792" calcext:value-type="float">
            <text:p>7.0817446709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42700486.21552" calcext:value-type="float">
            <text:p>1442700486.21552</text:p>
          </table:table-cell>
          <table:table-cell office:value-type="float" office:value="8096" calcext:value-type="float">
            <text:p>8096</text:p>
          </table:table-cell>
          <table:table-cell table:formula="of:=[.B699]-[.B$2]" office:value-type="float" office:value="14.2706899642944" calcext:value-type="float">
            <text:p>14.2706899643</text:p>
          </table:table-cell>
          <table:table-cell table:formula="of:=[.C699]/([.D699]-[.D698])" office:value-type="float" office:value="958779.2637434" calcext:value-type="float">
            <text:p>958779.2637434</text:p>
          </table:table-cell>
          <table:table-cell/>
          <table:table-cell office:value-type="float" office:value="1442700493.29164" calcext:value-type="float">
            <text:p>1442700493.29164</text:p>
          </table:table-cell>
          <table:table-cell table:formula="of:=[.G699]-[.B699]" office:value-type="float" office:value="7.07612490653992" calcext:value-type="float">
            <text:p>7.0761249065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42700486.22391" calcext:value-type="float">
            <text:p>1442700486.22391</text:p>
          </table:table-cell>
          <table:table-cell office:value-type="float" office:value="8096" calcext:value-type="float">
            <text:p>8096</text:p>
          </table:table-cell>
          <table:table-cell table:formula="of:=[.B700]-[.B$2]" office:value-type="float" office:value="14.2790853977203" calcext:value-type="float">
            <text:p>14.2790853977</text:p>
          </table:table-cell>
          <table:table-cell table:formula="of:=[.C700]/([.D700]-[.D699])" office:value-type="float" office:value="964333.774003919" calcext:value-type="float">
            <text:p>964333.774003919</text:p>
          </table:table-cell>
          <table:table-cell/>
          <table:table-cell office:value-type="float" office:value="1442700493.29448" calcext:value-type="float">
            <text:p>1442700493.29448</text:p>
          </table:table-cell>
          <table:table-cell table:formula="of:=[.G700]-[.B700]" office:value-type="float" office:value="7.07056665420532" calcext:value-type="float">
            <text:p>7.0705666542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42700486.23236" calcext:value-type="float">
            <text:p>1442700486.23236</text:p>
          </table:table-cell>
          <table:table-cell office:value-type="float" office:value="8096" calcext:value-type="float">
            <text:p>8096</text:p>
          </table:table-cell>
          <table:table-cell table:formula="of:=[.B701]-[.B$2]" office:value-type="float" office:value="14.2875311374664" calcext:value-type="float">
            <text:p>14.2875311375</text:p>
          </table:table-cell>
          <table:table-cell table:formula="of:=[.C701]/([.D701]-[.D700])" office:value-type="float" office:value="958589.803071364" calcext:value-type="float">
            <text:p>958589.803071364</text:p>
          </table:table-cell>
          <table:table-cell/>
          <table:table-cell office:value-type="float" office:value="1442700493.31312" calcext:value-type="float">
            <text:p>1442700493.31312</text:p>
          </table:table-cell>
          <table:table-cell table:formula="of:=[.G701]-[.B701]" office:value-type="float" office:value="7.08076167106628" calcext:value-type="float">
            <text:p>7.0807616711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42700486.2408" calcext:value-type="float">
            <text:p>1442700486.2408</text:p>
          </table:table-cell>
          <table:table-cell office:value-type="float" office:value="8096" calcext:value-type="float">
            <text:p>8096</text:p>
          </table:table-cell>
          <table:table-cell table:formula="of:=[.B702]-[.B$2]" office:value-type="float" office:value="14.2959678173065" calcext:value-type="float">
            <text:p>14.2959678173</text:p>
          </table:table-cell>
          <table:table-cell table:formula="of:=[.C702]/([.D702]-[.D701])" office:value-type="float" office:value="959619.204883287" calcext:value-type="float">
            <text:p>959619.204883287</text:p>
          </table:table-cell>
          <table:table-cell/>
          <table:table-cell office:value-type="float" office:value="1442700493.31596" calcext:value-type="float">
            <text:p>1442700493.31596</text:p>
          </table:table-cell>
          <table:table-cell table:formula="of:=[.G702]-[.B702]" office:value-type="float" office:value="7.07516264915466" calcext:value-type="float">
            <text:p>7.0751626492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42700486.24922" calcext:value-type="float">
            <text:p>1442700486.24922</text:p>
          </table:table-cell>
          <table:table-cell office:value-type="float" office:value="8096" calcext:value-type="float">
            <text:p>8096</text:p>
          </table:table-cell>
          <table:table-cell table:formula="of:=[.B703]-[.B$2]" office:value-type="float" office:value="14.3043918609619" calcext:value-type="float">
            <text:p>14.304391861</text:p>
          </table:table-cell>
          <table:table-cell table:formula="of:=[.C703]/([.D703]-[.D702])" office:value-type="float" office:value="961058.647270257" calcext:value-type="float">
            <text:p>961058.647270257</text:p>
          </table:table-cell>
          <table:table-cell/>
          <table:table-cell office:value-type="float" office:value="1442700493.3188" calcext:value-type="float">
            <text:p>1442700493.3188</text:p>
          </table:table-cell>
          <table:table-cell table:formula="of:=[.G703]-[.B703]" office:value-type="float" office:value="7.06957697868347" calcext:value-type="float">
            <text:p>7.0695769787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42700486.25763" calcext:value-type="float">
            <text:p>1442700486.25763</text:p>
          </table:table-cell>
          <table:table-cell office:value-type="float" office:value="8096" calcext:value-type="float">
            <text:p>8096</text:p>
          </table:table-cell>
          <table:table-cell table:formula="of:=[.B704]-[.B$2]" office:value-type="float" office:value="14.3128018379211" calcext:value-type="float">
            <text:p>14.3128018379</text:p>
          </table:table-cell>
          <table:table-cell table:formula="of:=[.C704]/([.D704]-[.D703])" office:value-type="float" office:value="962666.133242615" calcext:value-type="float">
            <text:p>962666.133242615</text:p>
          </table:table-cell>
          <table:table-cell/>
          <table:table-cell office:value-type="float" office:value="1442700493.33715" calcext:value-type="float">
            <text:p>1442700493.33715</text:p>
          </table:table-cell>
          <table:table-cell table:formula="of:=[.G704]-[.B704]" office:value-type="float" office:value="7.07952070236206" calcext:value-type="float">
            <text:p>7.0795207024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42700486.26608" calcext:value-type="float">
            <text:p>1442700486.26608</text:p>
          </table:table-cell>
          <table:table-cell office:value-type="float" office:value="8096" calcext:value-type="float">
            <text:p>8096</text:p>
          </table:table-cell>
          <table:table-cell table:formula="of:=[.B705]-[.B$2]" office:value-type="float" office:value="14.3212552070618" calcext:value-type="float">
            <text:p>14.3212552071</text:p>
          </table:table-cell>
          <table:table-cell table:formula="of:=[.C705]/([.D705]-[.D704])" office:value-type="float" office:value="957724.649819495" calcext:value-type="float">
            <text:p>957724.649819495</text:p>
          </table:table-cell>
          <table:table-cell/>
          <table:table-cell office:value-type="float" office:value="1442700493.33998" calcext:value-type="float">
            <text:p>1442700493.33998</text:p>
          </table:table-cell>
          <table:table-cell table:formula="of:=[.G705]-[.B705]" office:value-type="float" office:value="7.07389879226685" calcext:value-type="float">
            <text:p>7.0738987923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42700486.27451" calcext:value-type="float">
            <text:p>1442700486.27451</text:p>
          </table:table-cell>
          <table:table-cell office:value-type="float" office:value="8096" calcext:value-type="float">
            <text:p>8096</text:p>
          </table:table-cell>
          <table:table-cell table:formula="of:=[.B706]-[.B$2]" office:value-type="float" office:value="14.3296768665314" calcext:value-type="float">
            <text:p>14.3296768665</text:p>
          </table:table-cell>
          <table:table-cell table:formula="of:=[.C706]/([.D706]-[.D705])" office:value-type="float" office:value="961330.724570393" calcext:value-type="float">
            <text:p>961330.724570393</text:p>
          </table:table-cell>
          <table:table-cell/>
          <table:table-cell office:value-type="float" office:value="1442700493.34282" calcext:value-type="float">
            <text:p>1442700493.34282</text:p>
          </table:table-cell>
          <table:table-cell table:formula="of:=[.G706]-[.B706]" office:value-type="float" office:value="7.06831407546997" calcext:value-type="float">
            <text:p>7.0683140755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42700486.28293" calcext:value-type="float">
            <text:p>1442700486.28293</text:p>
          </table:table-cell>
          <table:table-cell office:value-type="float" office:value="8096" calcext:value-type="float">
            <text:p>8096</text:p>
          </table:table-cell>
          <table:table-cell table:formula="of:=[.B707]-[.B$2]" office:value-type="float" office:value="14.3381025791168" calcext:value-type="float">
            <text:p>14.3381025791</text:p>
          </table:table-cell>
          <table:table-cell table:formula="of:=[.C707]/([.D707]-[.D706])" office:value-type="float" office:value="960868.284776457" calcext:value-type="float">
            <text:p>960868.284776457</text:p>
          </table:table-cell>
          <table:table-cell/>
          <table:table-cell office:value-type="float" office:value="1442700493.36141" calcext:value-type="float">
            <text:p>1442700493.36141</text:p>
          </table:table-cell>
          <table:table-cell table:formula="of:=[.G707]-[.B707]" office:value-type="float" office:value="7.07847714424133" calcext:value-type="float">
            <text:p>7.078477144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42700486.29132" calcext:value-type="float">
            <text:p>1442700486.29132</text:p>
          </table:table-cell>
          <table:table-cell office:value-type="float" office:value="8096" calcext:value-type="float">
            <text:p>8096</text:p>
          </table:table-cell>
          <table:table-cell table:formula="of:=[.B708]-[.B$2]" office:value-type="float" office:value="14.3464908599854" calcext:value-type="float">
            <text:p>14.34649086</text:p>
          </table:table-cell>
          <table:table-cell table:formula="of:=[.C708]/([.D708]-[.D707])" office:value-type="float" office:value="965156.04649973" calcext:value-type="float">
            <text:p>965156.04649973</text:p>
          </table:table-cell>
          <table:table-cell/>
          <table:table-cell office:value-type="float" office:value="1442700493.36423" calcext:value-type="float">
            <text:p>1442700493.36423</text:p>
          </table:table-cell>
          <table:table-cell table:formula="of:=[.G708]-[.B708]" office:value-type="float" office:value="7.07291173934937" calcext:value-type="float">
            <text:p>7.0729117393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42700486.29976" calcext:value-type="float">
            <text:p>1442700486.29976</text:p>
          </table:table-cell>
          <table:table-cell office:value-type="float" office:value="8096" calcext:value-type="float">
            <text:p>8096</text:p>
          </table:table-cell>
          <table:table-cell table:formula="of:=[.B709]-[.B$2]" office:value-type="float" office:value="14.3549308776855" calcext:value-type="float">
            <text:p>14.3549308777</text:p>
          </table:table-cell>
          <table:table-cell table:formula="of:=[.C709]/([.D709]-[.D708])" office:value-type="float" office:value="959239.694463277" calcext:value-type="float">
            <text:p>959239.694463277</text:p>
          </table:table-cell>
          <table:table-cell/>
          <table:table-cell office:value-type="float" office:value="1442700493.36707" calcext:value-type="float">
            <text:p>1442700493.36707</text:p>
          </table:table-cell>
          <table:table-cell table:formula="of:=[.G709]-[.B709]" office:value-type="float" office:value="7.06731224060059" calcext:value-type="float">
            <text:p>7.0673122406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42700486.30818" calcext:value-type="float">
            <text:p>1442700486.30818</text:p>
          </table:table-cell>
          <table:table-cell office:value-type="float" office:value="8096" calcext:value-type="float">
            <text:p>8096</text:p>
          </table:table-cell>
          <table:table-cell table:formula="of:=[.B710]-[.B$2]" office:value-type="float" office:value="14.3633539676666" calcext:value-type="float">
            <text:p>14.3633539677</text:p>
          </table:table-cell>
          <table:table-cell table:formula="of:=[.C710]/([.D710]-[.D709])" office:value-type="float" office:value="961167.459707323" calcext:value-type="float">
            <text:p>961167.459707323</text:p>
          </table:table-cell>
          <table:table-cell/>
          <table:table-cell office:value-type="float" office:value="1442700493.38564" calcext:value-type="float">
            <text:p>1442700493.38564</text:p>
          </table:table-cell>
          <table:table-cell table:formula="of:=[.G710]-[.B710]" office:value-type="float" office:value="7.07745409011841" calcext:value-type="float">
            <text:p>7.0774540901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42700486.31663" calcext:value-type="float">
            <text:p>1442700486.31663</text:p>
          </table:table-cell>
          <table:table-cell office:value-type="float" office:value="8096" calcext:value-type="float">
            <text:p>8096</text:p>
          </table:table-cell>
          <table:table-cell table:formula="of:=[.B711]-[.B$2]" office:value-type="float" office:value="14.3718032836914" calcext:value-type="float">
            <text:p>14.3718032837</text:p>
          </table:table-cell>
          <table:table-cell table:formula="of:=[.C711]/([.D711]-[.D710])" office:value-type="float" office:value="958184.067947741" calcext:value-type="float">
            <text:p>958184.067947741</text:p>
          </table:table-cell>
          <table:table-cell/>
          <table:table-cell office:value-type="float" office:value="1442700493.38847" calcext:value-type="float">
            <text:p>1442700493.38847</text:p>
          </table:table-cell>
          <table:table-cell table:formula="of:=[.G711]-[.B711]" office:value-type="float" office:value="7.07183527946472" calcext:value-type="float">
            <text:p>7.0718352795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42700486.32506" calcext:value-type="float">
            <text:p>1442700486.32506</text:p>
          </table:table-cell>
          <table:table-cell office:value-type="float" office:value="8096" calcext:value-type="float">
            <text:p>8096</text:p>
          </table:table-cell>
          <table:table-cell table:formula="of:=[.B712]-[.B$2]" office:value-type="float" office:value="14.3802268505096" calcext:value-type="float">
            <text:p>14.3802268505</text:p>
          </table:table-cell>
          <table:table-cell table:formula="of:=[.C712]/([.D712]-[.D711])" office:value-type="float" office:value="961113.050408989" calcext:value-type="float">
            <text:p>961113.050408989</text:p>
          </table:table-cell>
          <table:table-cell/>
          <table:table-cell office:value-type="float" office:value="1442700493.3913" calcext:value-type="float">
            <text:p>1442700493.3913</text:p>
          </table:table-cell>
          <table:table-cell table:formula="of:=[.G712]-[.B712]" office:value-type="float" office:value="7.0662477016449" calcext:value-type="float">
            <text:p>7.0662477016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42700486.33349" calcext:value-type="float">
            <text:p>1442700486.33349</text:p>
          </table:table-cell>
          <table:table-cell office:value-type="float" office:value="8096" calcext:value-type="float">
            <text:p>8096</text:p>
          </table:table-cell>
          <table:table-cell table:formula="of:=[.B713]-[.B$2]" office:value-type="float" office:value="14.3886613845825" calcext:value-type="float">
            <text:p>14.3886613846</text:p>
          </table:table-cell>
          <table:table-cell table:formula="of:=[.C713]/([.D713]-[.D712])" office:value-type="float" office:value="959863.334482856" calcext:value-type="float">
            <text:p>959863.334482856</text:p>
          </table:table-cell>
          <table:table-cell/>
          <table:table-cell office:value-type="float" office:value="1442700493.40978" calcext:value-type="float">
            <text:p>1442700493.40978</text:p>
          </table:table-cell>
          <table:table-cell table:formula="of:=[.G713]-[.B713]" office:value-type="float" office:value="7.07629013061523" calcext:value-type="float">
            <text:p>7.0762901306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42700486.34189" calcext:value-type="float">
            <text:p>1442700486.34189</text:p>
          </table:table-cell>
          <table:table-cell office:value-type="float" office:value="8096" calcext:value-type="float">
            <text:p>8096</text:p>
          </table:table-cell>
          <table:table-cell table:formula="of:=[.B714]-[.B$2]" office:value-type="float" office:value="14.3970627784729" calcext:value-type="float">
            <text:p>14.3970627785</text:p>
          </table:table-cell>
          <table:table-cell table:formula="of:=[.C714]/([.D714]-[.D713])" office:value-type="float" office:value="963649.616436801" calcext:value-type="float">
            <text:p>963649.616436801</text:p>
          </table:table-cell>
          <table:table-cell/>
          <table:table-cell office:value-type="float" office:value="1442700493.41262" calcext:value-type="float">
            <text:p>1442700493.41262</text:p>
          </table:table-cell>
          <table:table-cell table:formula="of:=[.G714]-[.B714]" office:value-type="float" office:value="7.0707266330719" calcext:value-type="float">
            <text:p>7.0707266331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42700486.3503" calcext:value-type="float">
            <text:p>1442700486.3503</text:p>
          </table:table-cell>
          <table:table-cell office:value-type="float" office:value="8096" calcext:value-type="float">
            <text:p>8096</text:p>
          </table:table-cell>
          <table:table-cell table:formula="of:=[.B715]-[.B$2]" office:value-type="float" office:value="14.4054746627808" calcext:value-type="float">
            <text:p>14.4054746628</text:p>
          </table:table-cell>
          <table:table-cell table:formula="of:=[.C715]/([.D715]-[.D714])" office:value-type="float" office:value="962447.853976532" calcext:value-type="float">
            <text:p>962447.853976532</text:p>
          </table:table-cell>
          <table:table-cell/>
          <table:table-cell office:value-type="float" office:value="1442700493.41546" calcext:value-type="float">
            <text:p>1442700493.41546</text:p>
          </table:table-cell>
          <table:table-cell table:formula="of:=[.G715]-[.B715]" office:value-type="float" office:value="7.06516146659851" calcext:value-type="float">
            <text:p>7.0651614666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42700486.35871" calcext:value-type="float">
            <text:p>1442700486.35871</text:p>
          </table:table-cell>
          <table:table-cell office:value-type="float" office:value="8096" calcext:value-type="float">
            <text:p>8096</text:p>
          </table:table-cell>
          <table:table-cell table:formula="of:=[.B716]-[.B$2]" office:value-type="float" office:value="14.4138832092285" calcext:value-type="float">
            <text:p>14.4138832092</text:p>
          </table:table-cell>
          <table:table-cell table:formula="of:=[.C716]/([.D716]-[.D715])" office:value-type="float" office:value="962829.907678349" calcext:value-type="float">
            <text:p>962829.907678349</text:p>
          </table:table-cell>
          <table:table-cell/>
          <table:table-cell office:value-type="float" office:value="1442700493.43401" calcext:value-type="float">
            <text:p>1442700493.43401</text:p>
          </table:table-cell>
          <table:table-cell table:formula="of:=[.G716]-[.B716]" office:value-type="float" office:value="7.07529783248901" calcext:value-type="float">
            <text:p>7.0752978325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42700486.36717" calcext:value-type="float">
            <text:p>1442700486.36717</text:p>
          </table:table-cell>
          <table:table-cell office:value-type="float" office:value="8096" calcext:value-type="float">
            <text:p>8096</text:p>
          </table:table-cell>
          <table:table-cell table:formula="of:=[.B717]-[.B$2]" office:value-type="float" office:value="14.4223458766937" calcext:value-type="float">
            <text:p>14.4223458767</text:p>
          </table:table-cell>
          <table:table-cell table:formula="of:=[.C717]/([.D717]-[.D716])" office:value-type="float" office:value="956672.353401888" calcext:value-type="float">
            <text:p>956672.353401888</text:p>
          </table:table-cell>
          <table:table-cell/>
          <table:table-cell office:value-type="float" office:value="1442700493.43685" calcext:value-type="float">
            <text:p>1442700493.43685</text:p>
          </table:table-cell>
          <table:table-cell table:formula="of:=[.G717]-[.B717]" office:value-type="float" office:value="7.06967234611511" calcext:value-type="float">
            <text:p>7.0696723461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42700486.37559" calcext:value-type="float">
            <text:p>1442700486.37559</text:p>
          </table:table-cell>
          <table:table-cell office:value-type="float" office:value="8096" calcext:value-type="float">
            <text:p>8096</text:p>
          </table:table-cell>
          <table:table-cell table:formula="of:=[.B718]-[.B$2]" office:value-type="float" office:value="14.4307634830475" calcext:value-type="float">
            <text:p>14.430763483</text:p>
          </table:table-cell>
          <table:table-cell table:formula="of:=[.C718]/([.D718]-[.D717])" office:value-type="float" office:value="961793.609698068" calcext:value-type="float">
            <text:p>961793.609698068</text:p>
          </table:table-cell>
          <table:table-cell/>
          <table:table-cell office:value-type="float" office:value="1442700493.46184" calcext:value-type="float">
            <text:p>1442700493.46184</text:p>
          </table:table-cell>
          <table:table-cell table:formula="of:=[.G718]-[.B718]" office:value-type="float" office:value="7.08625102043152" calcext:value-type="float">
            <text:p>7.0862510204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42700486.38401" calcext:value-type="float">
            <text:p>1442700486.38401</text:p>
          </table:table-cell>
          <table:table-cell office:value-type="float" office:value="8096" calcext:value-type="float">
            <text:p>8096</text:p>
          </table:table-cell>
          <table:table-cell table:formula="of:=[.B719]-[.B$2]" office:value-type="float" office:value="14.4391827583313" calcext:value-type="float">
            <text:p>14.4391827583</text:p>
          </table:table-cell>
          <table:table-cell table:formula="of:=[.C719]/([.D719]-[.D718])" office:value-type="float" office:value="961602.955965225" calcext:value-type="float">
            <text:p>961602.955965225</text:p>
          </table:table-cell>
          <table:table-cell/>
          <table:table-cell office:value-type="float" office:value="1442700493.4647" calcext:value-type="float">
            <text:p>1442700493.4647</text:p>
          </table:table-cell>
          <table:table-cell table:formula="of:=[.G719]-[.B719]" office:value-type="float" office:value="7.08068656921387" calcext:value-type="float">
            <text:p>7.0806865692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42700486.39244" calcext:value-type="float">
            <text:p>1442700486.39244</text:p>
          </table:table-cell>
          <table:table-cell office:value-type="float" office:value="8096" calcext:value-type="float">
            <text:p>8096</text:p>
          </table:table-cell>
          <table:table-cell table:formula="of:=[.B720]-[.B$2]" office:value-type="float" office:value="14.4476113319397" calcext:value-type="float">
            <text:p>14.4476113319</text:p>
          </table:table-cell>
          <table:table-cell table:formula="of:=[.C720]/([.D720]-[.D719])" office:value-type="float" office:value="960542.124462548" calcext:value-type="float">
            <text:p>960542.124462548</text:p>
          </table:table-cell>
          <table:table-cell/>
          <table:table-cell office:value-type="float" office:value="1442700493.46753" calcext:value-type="float">
            <text:p>1442700493.46753</text:p>
          </table:table-cell>
          <table:table-cell table:formula="of:=[.G720]-[.B720]" office:value-type="float" office:value="7.07509303092957" calcext:value-type="float">
            <text:p>7.075093030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42700486.40096" calcext:value-type="float">
            <text:p>1442700486.40096</text:p>
          </table:table-cell>
          <table:table-cell office:value-type="float" office:value="8096" calcext:value-type="float">
            <text:p>8096</text:p>
          </table:table-cell>
          <table:table-cell table:formula="of:=[.B721]-[.B$2]" office:value-type="float" office:value="14.4561331272125" calcext:value-type="float">
            <text:p>14.4561331272</text:p>
          </table:table-cell>
          <table:table-cell table:formula="of:=[.C721]/([.D721]-[.D720])" office:value-type="float" office:value="950034.557367876" calcext:value-type="float">
            <text:p>950034.557367876</text:p>
          </table:table-cell>
          <table:table-cell/>
          <table:table-cell office:value-type="float" office:value="1442700493.48618" calcext:value-type="float">
            <text:p>1442700493.48618</text:p>
          </table:table-cell>
          <table:table-cell table:formula="of:=[.G721]-[.B721]" office:value-type="float" office:value="7.08521676063538" calcext:value-type="float">
            <text:p>7.0852167606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2700486.40943" calcext:value-type="float">
            <text:p>1442700486.40943</text:p>
          </table:table-cell>
          <table:table-cell office:value-type="float" office:value="8096" calcext:value-type="float">
            <text:p>8096</text:p>
          </table:table-cell>
          <table:table-cell table:formula="of:=[.B722]-[.B$2]" office:value-type="float" office:value="14.4645998477936" calcext:value-type="float">
            <text:p>14.4645998478</text:p>
          </table:table-cell>
          <table:table-cell table:formula="of:=[.C722]/([.D722]-[.D721])" office:value-type="float" office:value="956214.383419689" calcext:value-type="float">
            <text:p>956214.383419689</text:p>
          </table:table-cell>
          <table:table-cell/>
          <table:table-cell office:value-type="float" office:value="1442700493.48902" calcext:value-type="float">
            <text:p>1442700493.48902</text:p>
          </table:table-cell>
          <table:table-cell table:formula="of:=[.G722]-[.B722]" office:value-type="float" office:value="7.07959127426147" calcext:value-type="float">
            <text:p>7.0795912743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42700486.41786" calcext:value-type="float">
            <text:p>1442700486.41786</text:p>
          </table:table-cell>
          <table:table-cell office:value-type="float" office:value="8096" calcext:value-type="float">
            <text:p>8096</text:p>
          </table:table-cell>
          <table:table-cell table:formula="of:=[.B723]-[.B$2]" office:value-type="float" office:value="14.4730308055878" calcext:value-type="float">
            <text:p>14.4730308056</text:p>
          </table:table-cell>
          <table:table-cell table:formula="of:=[.C723]/([.D723]-[.D722])" office:value-type="float" office:value="960270.49329789" calcext:value-type="float">
            <text:p>960270.49329789</text:p>
          </table:table-cell>
          <table:table-cell/>
          <table:table-cell office:value-type="float" office:value="1442700493.49182" calcext:value-type="float">
            <text:p>1442700493.49182</text:p>
          </table:table-cell>
          <table:table-cell table:formula="of:=[.G723]-[.B723]" office:value-type="float" office:value="7.07396411895752" calcext:value-type="float">
            <text:p>7.073964119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42700486.42633" calcext:value-type="float">
            <text:p>1442700486.42633</text:p>
          </table:table-cell>
          <table:table-cell office:value-type="float" office:value="8096" calcext:value-type="float">
            <text:p>8096</text:p>
          </table:table-cell>
          <table:table-cell table:formula="of:=[.B724]-[.B$2]" office:value-type="float" office:value="14.4815001487732" calcext:value-type="float">
            <text:p>14.4815001488</text:p>
          </table:table-cell>
          <table:table-cell table:formula="of:=[.C724]/([.D724]-[.D723])" office:value-type="float" office:value="955918.28347831" calcext:value-type="float">
            <text:p>955918.28347831</text:p>
          </table:table-cell>
          <table:table-cell/>
          <table:table-cell office:value-type="float" office:value="1442700493.51016" calcext:value-type="float">
            <text:p>1442700493.51016</text:p>
          </table:table-cell>
          <table:table-cell table:formula="of:=[.G724]-[.B724]" office:value-type="float" office:value="7.0838315486908" calcext:value-type="float">
            <text:p>7.0838315487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42700486.43477" calcext:value-type="float">
            <text:p>1442700486.43477</text:p>
          </table:table-cell>
          <table:table-cell office:value-type="float" office:value="8096" calcext:value-type="float">
            <text:p>8096</text:p>
          </table:table-cell>
          <table:table-cell table:formula="of:=[.B725]-[.B$2]" office:value-type="float" office:value="14.4899394512177" calcext:value-type="float">
            <text:p>14.4899394512</text:p>
          </table:table-cell>
          <table:table-cell table:formula="of:=[.C725]/([.D725]-[.D724])" office:value-type="float" office:value="959320.992852502" calcext:value-type="float">
            <text:p>959320.992852502</text:p>
          </table:table-cell>
          <table:table-cell/>
          <table:table-cell office:value-type="float" office:value="1442700493.51298" calcext:value-type="float">
            <text:p>1442700493.51298</text:p>
          </table:table-cell>
          <table:table-cell table:formula="of:=[.G725]-[.B725]" office:value-type="float" office:value="7.07820868492126" calcext:value-type="float">
            <text:p>7.0782086849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42700486.44326" calcext:value-type="float">
            <text:p>1442700486.44326</text:p>
          </table:table-cell>
          <table:table-cell office:value-type="float" office:value="8096" calcext:value-type="float">
            <text:p>8096</text:p>
          </table:table-cell>
          <table:table-cell table:formula="of:=[.B726]-[.B$2]" office:value-type="float" office:value="14.4984302520752" calcext:value-type="float">
            <text:p>14.4984302521</text:p>
          </table:table-cell>
          <table:table-cell table:formula="of:=[.C726]/([.D726]-[.D725])" office:value-type="float" office:value="953502.518293881" calcext:value-type="float">
            <text:p>953502.518293881</text:p>
          </table:table-cell>
          <table:table-cell/>
          <table:table-cell office:value-type="float" office:value="1442700493.51579" calcext:value-type="float">
            <text:p>1442700493.51579</text:p>
          </table:table-cell>
          <table:table-cell table:formula="of:=[.G726]-[.B726]" office:value-type="float" office:value="7.07252740859985" calcext:value-type="float">
            <text:p>7.0725274086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42700486.45173" calcext:value-type="float">
            <text:p>1442700486.45173</text:p>
          </table:table-cell>
          <table:table-cell office:value-type="float" office:value="8096" calcext:value-type="float">
            <text:p>8096</text:p>
          </table:table-cell>
          <table:table-cell table:formula="of:=[.B727]-[.B$2]" office:value-type="float" office:value="14.5068964958191" calcext:value-type="float">
            <text:p>14.5068964958</text:p>
          </table:table-cell>
          <table:table-cell table:formula="of:=[.C727]/([.D727]-[.D726])" office:value-type="float" office:value="956268.239481836" calcext:value-type="float">
            <text:p>956268.239481836</text:p>
          </table:table-cell>
          <table:table-cell/>
          <table:table-cell office:value-type="float" office:value="1442700493.53449" calcext:value-type="float">
            <text:p>1442700493.53449</text:p>
          </table:table-cell>
          <table:table-cell table:formula="of:=[.G727]-[.B727]" office:value-type="float" office:value="7.08276653289795" calcext:value-type="float">
            <text:p>7.0827665329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42700486.46015" calcext:value-type="float">
            <text:p>1442700486.46015</text:p>
          </table:table-cell>
          <table:table-cell office:value-type="float" office:value="8096" calcext:value-type="float">
            <text:p>8096</text:p>
          </table:table-cell>
          <table:table-cell table:formula="of:=[.B728]-[.B$2]" office:value-type="float" office:value="14.5153193473816" calcext:value-type="float">
            <text:p>14.5153193474</text:p>
          </table:table-cell>
          <table:table-cell table:formula="of:=[.C728]/([.D728]-[.D727])" office:value-type="float" office:value="961194.666666667" calcext:value-type="float">
            <text:p>961194.666666667</text:p>
          </table:table-cell>
          <table:table-cell/>
          <table:table-cell office:value-type="float" office:value="1442700493.53733" calcext:value-type="float">
            <text:p>1442700493.53733</text:p>
          </table:table-cell>
          <table:table-cell table:formula="of:=[.G728]-[.B728]" office:value-type="float" office:value="7.0771849155426" calcext:value-type="float">
            <text:p>7.0771849155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42700486.46864" calcext:value-type="float">
            <text:p>1442700486.46864</text:p>
          </table:table-cell>
          <table:table-cell office:value-type="float" office:value="8096" calcext:value-type="float">
            <text:p>8096</text:p>
          </table:table-cell>
          <table:table-cell table:formula="of:=[.B729]-[.B$2]" office:value-type="float" office:value="14.5238077640533" calcext:value-type="float">
            <text:p>14.5238077641</text:p>
          </table:table-cell>
          <table:table-cell table:formula="of:=[.C729]/([.D729]-[.D728])" office:value-type="float" office:value="953770.333511221" calcext:value-type="float">
            <text:p>953770.333511221</text:p>
          </table:table-cell>
          <table:table-cell/>
          <table:table-cell office:value-type="float" office:value="1442700493.54016" calcext:value-type="float">
            <text:p>1442700493.54016</text:p>
          </table:table-cell>
          <table:table-cell table:formula="of:=[.G729]-[.B729]" office:value-type="float" office:value="7.0715274810791" calcext:value-type="float">
            <text:p>7.0715274811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42700486.47703" calcext:value-type="float">
            <text:p>1442700486.47703</text:p>
          </table:table-cell>
          <table:table-cell office:value-type="float" office:value="8096" calcext:value-type="float">
            <text:p>8096</text:p>
          </table:table-cell>
          <table:table-cell table:formula="of:=[.B730]-[.B$2]" office:value-type="float" office:value="14.5322031974792" calcext:value-type="float">
            <text:p>14.5322031975</text:p>
          </table:table-cell>
          <table:table-cell table:formula="of:=[.C730]/([.D730]-[.D729])" office:value-type="float" office:value="964333.774003919" calcext:value-type="float">
            <text:p>964333.774003919</text:p>
          </table:table-cell>
          <table:table-cell/>
          <table:table-cell office:value-type="float" office:value="1442700493.56228" calcext:value-type="float">
            <text:p>1442700493.56228</text:p>
          </table:table-cell>
          <table:table-cell table:formula="of:=[.G730]-[.B730]" office:value-type="float" office:value="7.08524322509766" calcext:value-type="float">
            <text:p>7.0852432251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42700486.48544" calcext:value-type="float">
            <text:p>1442700486.48544</text:p>
          </table:table-cell>
          <table:table-cell office:value-type="float" office:value="8096" calcext:value-type="float">
            <text:p>8096</text:p>
          </table:table-cell>
          <table:table-cell table:formula="of:=[.B731]-[.B$2]" office:value-type="float" office:value="14.5406143665314" calcext:value-type="float">
            <text:p>14.5406143665</text:p>
          </table:table-cell>
          <table:table-cell table:formula="of:=[.C731]/([.D731]-[.D730])" office:value-type="float" office:value="962529.697100258" calcext:value-type="float">
            <text:p>962529.697100258</text:p>
          </table:table-cell>
          <table:table-cell/>
          <table:table-cell office:value-type="float" office:value="1442700493.56511" calcext:value-type="float">
            <text:p>1442700493.56511</text:p>
          </table:table-cell>
          <table:table-cell table:formula="of:=[.G731]-[.B731]" office:value-type="float" office:value="7.07966923713684" calcext:value-type="float">
            <text:p>7.0796692371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42700486.49386" calcext:value-type="float">
            <text:p>1442700486.49386</text:p>
          </table:table-cell>
          <table:table-cell office:value-type="float" office:value="8096" calcext:value-type="float">
            <text:p>8096</text:p>
          </table:table-cell>
          <table:table-cell table:formula="of:=[.B732]-[.B$2]" office:value-type="float" office:value="14.5490312576294" calcext:value-type="float">
            <text:p>14.5490312576</text:p>
          </table:table-cell>
          <table:table-cell table:formula="of:=[.C732]/([.D732]-[.D731])" office:value-type="float" office:value="961875.341585701" calcext:value-type="float">
            <text:p>961875.341585701</text:p>
          </table:table-cell>
          <table:table-cell/>
          <table:table-cell office:value-type="float" office:value="1442700493.56795" calcext:value-type="float">
            <text:p>1442700493.56795</text:p>
          </table:table-cell>
          <table:table-cell table:formula="of:=[.G732]-[.B732]" office:value-type="float" office:value="7.07408952713013" calcext:value-type="float">
            <text:p>7.0740895271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42700486.5023" calcext:value-type="float">
            <text:p>1442700486.5023</text:p>
          </table:table-cell>
          <table:table-cell office:value-type="float" office:value="8096" calcext:value-type="float">
            <text:p>8096</text:p>
          </table:table-cell>
          <table:table-cell table:formula="of:=[.B733]-[.B$2]" office:value-type="float" office:value="14.5574750900269" calcext:value-type="float">
            <text:p>14.55747509</text:p>
          </table:table-cell>
          <table:table-cell table:formula="of:=[.C733]/([.D733]-[.D732])" office:value-type="float" office:value="958806.335667495" calcext:value-type="float">
            <text:p>958806.335667495</text:p>
          </table:table-cell>
          <table:table-cell/>
          <table:table-cell office:value-type="float" office:value="1442700493.58661" calcext:value-type="float">
            <text:p>1442700493.58661</text:p>
          </table:table-cell>
          <table:table-cell table:formula="of:=[.G733]-[.B733]" office:value-type="float" office:value="7.08430194854736" calcext:value-type="float">
            <text:p>7.0843019485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42700486.51072" calcext:value-type="float">
            <text:p>1442700486.51072</text:p>
          </table:table-cell>
          <table:table-cell office:value-type="float" office:value="8096" calcext:value-type="float">
            <text:p>8096</text:p>
          </table:table-cell>
          <table:table-cell table:formula="of:=[.B734]-[.B$2]" office:value-type="float" office:value="14.5658888816833" calcext:value-type="float">
            <text:p>14.5658888817</text:p>
          </table:table-cell>
          <table:table-cell table:formula="of:=[.C734]/([.D734]-[.D733])" office:value-type="float" office:value="962229.673675262" calcext:value-type="float">
            <text:p>962229.673675262</text:p>
          </table:table-cell>
          <table:table-cell/>
          <table:table-cell office:value-type="float" office:value="1442700493.58944" calcext:value-type="float">
            <text:p>1442700493.58944</text:p>
          </table:table-cell>
          <table:table-cell table:formula="of:=[.G734]-[.B734]" office:value-type="float" office:value="7.07872557640076" calcext:value-type="float">
            <text:p>7.0787255764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42700486.51909" calcext:value-type="float">
            <text:p>1442700486.51909</text:p>
          </table:table-cell>
          <table:table-cell office:value-type="float" office:value="8096" calcext:value-type="float">
            <text:p>8096</text:p>
          </table:table-cell>
          <table:table-cell table:formula="of:=[.B735]-[.B$2]" office:value-type="float" office:value="14.5742571353912" calcext:value-type="float">
            <text:p>14.5742571354</text:p>
          </table:table-cell>
          <table:table-cell table:formula="of:=[.C735]/([.D735]-[.D734])" office:value-type="float" office:value="967465.887461181" calcext:value-type="float">
            <text:p>967465.887461181</text:p>
          </table:table-cell>
          <table:table-cell/>
          <table:table-cell office:value-type="float" office:value="1442700493.59225" calcext:value-type="float">
            <text:p>1442700493.59225</text:p>
          </table:table-cell>
          <table:table-cell table:formula="of:=[.G735]-[.B735]" office:value-type="float" office:value="7.07316613197327" calcext:value-type="float">
            <text:p>7.073166132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42700486.5275" calcext:value-type="float">
            <text:p>1442700486.5275</text:p>
          </table:table-cell>
          <table:table-cell office:value-type="float" office:value="8096" calcext:value-type="float">
            <text:p>8096</text:p>
          </table:table-cell>
          <table:table-cell table:formula="of:=[.B736]-[.B$2]" office:value-type="float" office:value="14.5826728343964" calcext:value-type="float">
            <text:p>14.5826728344</text:p>
          </table:table-cell>
          <table:table-cell table:formula="of:=[.C736]/([.D736]-[.D735])" office:value-type="float" office:value="962011.592271517" calcext:value-type="float">
            <text:p>962011.592271517</text:p>
          </table:table-cell>
          <table:table-cell/>
          <table:table-cell office:value-type="float" office:value="1442700493.61052" calcext:value-type="float">
            <text:p>1442700493.61052</text:p>
          </table:table-cell>
          <table:table-cell table:formula="of:=[.G736]-[.B736]" office:value-type="float" office:value="7.08301711082459" calcext:value-type="float">
            <text:p>7.0830171108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42700486.53595" calcext:value-type="float">
            <text:p>1442700486.53595</text:p>
          </table:table-cell>
          <table:table-cell office:value-type="float" office:value="8096" calcext:value-type="float">
            <text:p>8096</text:p>
          </table:table-cell>
          <table:table-cell table:formula="of:=[.B737]-[.B$2]" office:value-type="float" office:value="14.5911190509796" calcext:value-type="float">
            <text:p>14.591119051</text:p>
          </table:table-cell>
          <table:table-cell table:formula="of:=[.C737]/([.D737]-[.D736])" office:value-type="float" office:value="958535.685202958" calcext:value-type="float">
            <text:p>958535.685202958</text:p>
          </table:table-cell>
          <table:table-cell/>
          <table:table-cell office:value-type="float" office:value="1442700493.61336" calcext:value-type="float">
            <text:p>1442700493.61336</text:p>
          </table:table-cell>
          <table:table-cell table:formula="of:=[.G737]-[.B737]" office:value-type="float" office:value="7.07740783691406" calcext:value-type="float">
            <text:p>7.0774078369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42700486.54442" calcext:value-type="float">
            <text:p>1442700486.54442</text:p>
          </table:table-cell>
          <table:table-cell office:value-type="float" office:value="8096" calcext:value-type="float">
            <text:p>8096</text:p>
          </table:table-cell>
          <table:table-cell table:formula="of:=[.B738]-[.B$2]" office:value-type="float" office:value="14.5995907783508" calcext:value-type="float">
            <text:p>14.5995907784</text:p>
          </table:table-cell>
          <table:table-cell table:formula="of:=[.C738]/([.D738]-[.D737])" office:value-type="float" office:value="955649.26079982" calcext:value-type="float">
            <text:p>955649.26079982</text:p>
          </table:table-cell>
          <table:table-cell/>
          <table:table-cell office:value-type="float" office:value="1442700493.63505" calcext:value-type="float">
            <text:p>1442700493.63505</text:p>
          </table:table-cell>
          <table:table-cell table:formula="of:=[.G738]-[.B738]" office:value-type="float" office:value="7.09063148498535" calcext:value-type="float">
            <text:p>7.090631485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42700486.55282" calcext:value-type="float">
            <text:p>1442700486.55282</text:p>
          </table:table-cell>
          <table:table-cell office:value-type="float" office:value="8096" calcext:value-type="float">
            <text:p>8096</text:p>
          </table:table-cell>
          <table:table-cell table:formula="of:=[.B739]-[.B$2]" office:value-type="float" office:value="14.6079921722412" calcext:value-type="float">
            <text:p>14.6079921722</text:p>
          </table:table-cell>
          <table:table-cell table:formula="of:=[.C739]/([.D739]-[.D738])" office:value-type="float" office:value="963649.616436801" calcext:value-type="float">
            <text:p>963649.616436801</text:p>
          </table:table-cell>
          <table:table-cell/>
          <table:table-cell office:value-type="float" office:value="1442700493.63789" calcext:value-type="float">
            <text:p>1442700493.63789</text:p>
          </table:table-cell>
          <table:table-cell table:formula="of:=[.G739]-[.B739]" office:value-type="float" office:value="7.08507227897644" calcext:value-type="float">
            <text:p>7.085072279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42700486.56134" calcext:value-type="float">
            <text:p>1442700486.56134</text:p>
          </table:table-cell>
          <table:table-cell office:value-type="float" office:value="8096" calcext:value-type="float">
            <text:p>8096</text:p>
          </table:table-cell>
          <table:table-cell table:formula="of:=[.B740]-[.B$2]" office:value-type="float" office:value="14.6165072917938" calcext:value-type="float">
            <text:p>14.6165072918</text:p>
          </table:table-cell>
          <table:table-cell table:formula="of:=[.C740]/([.D740]-[.D739])" office:value-type="float" office:value="950779.369564609" calcext:value-type="float">
            <text:p>950779.369564609</text:p>
          </table:table-cell>
          <table:table-cell/>
          <table:table-cell office:value-type="float" office:value="1442700493.64073" calcext:value-type="float">
            <text:p>1442700493.64073</text:p>
          </table:table-cell>
          <table:table-cell table:formula="of:=[.G740]-[.B740]" office:value-type="float" office:value="7.07939457893372" calcext:value-type="float">
            <text:p>7.0793945789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42700486.56982" calcext:value-type="float">
            <text:p>1442700486.56982</text:p>
          </table:table-cell>
          <table:table-cell office:value-type="float" office:value="8096" calcext:value-type="float">
            <text:p>8096</text:p>
          </table:table-cell>
          <table:table-cell table:formula="of:=[.B741]-[.B$2]" office:value-type="float" office:value="14.624986410141" calcext:value-type="float">
            <text:p>14.6249864101</text:p>
          </table:table-cell>
          <table:table-cell table:formula="of:=[.C741]/([.D741]-[.D740])" office:value-type="float" office:value="954816.251940164" calcext:value-type="float">
            <text:p>954816.251940164</text:p>
          </table:table-cell>
          <table:table-cell/>
          <table:table-cell office:value-type="float" office:value="1442700493.66273" calcext:value-type="float">
            <text:p>1442700493.66273</text:p>
          </table:table-cell>
          <table:table-cell table:formula="of:=[.G741]-[.B741]" office:value-type="float" office:value="7.09291958808899" calcext:value-type="float">
            <text:p>7.0929195881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42700486.57824" calcext:value-type="float">
            <text:p>1442700486.57824</text:p>
          </table:table-cell>
          <table:table-cell office:value-type="float" office:value="8096" calcext:value-type="float">
            <text:p>8096</text:p>
          </table:table-cell>
          <table:table-cell table:formula="of:=[.B742]-[.B$2]" office:value-type="float" office:value="14.6334149837494" calcext:value-type="float">
            <text:p>14.6334149837</text:p>
          </table:table-cell>
          <table:table-cell table:formula="of:=[.C742]/([.D742]-[.D741])" office:value-type="float" office:value="960542.124462548" calcext:value-type="float">
            <text:p>960542.124462548</text:p>
          </table:table-cell>
          <table:table-cell/>
          <table:table-cell office:value-type="float" office:value="1442700493.66557" calcext:value-type="float">
            <text:p>1442700493.66557</text:p>
          </table:table-cell>
          <table:table-cell table:formula="of:=[.G742]-[.B742]" office:value-type="float" office:value="7.08732295036316" calcext:value-type="float">
            <text:p>7.0873229504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42700486.58668" calcext:value-type="float">
            <text:p>1442700486.58668</text:p>
          </table:table-cell>
          <table:table-cell office:value-type="float" office:value="8096" calcext:value-type="float">
            <text:p>8096</text:p>
          </table:table-cell>
          <table:table-cell table:formula="of:=[.B743]-[.B$2]" office:value-type="float" office:value="14.6418519020081" calcext:value-type="float">
            <text:p>14.641851902</text:p>
          </table:table-cell>
          <table:table-cell table:formula="of:=[.C743]/([.D743]-[.D742])" office:value-type="float" office:value="959592.087037613" calcext:value-type="float">
            <text:p>959592.087037613</text:p>
          </table:table-cell>
          <table:table-cell/>
          <table:table-cell office:value-type="float" office:value="1442700493.6684" calcext:value-type="float">
            <text:p>1442700493.6684</text:p>
          </table:table-cell>
          <table:table-cell table:formula="of:=[.G743]-[.B743]" office:value-type="float" office:value="7.08171534538269" calcext:value-type="float">
            <text:p>7.0817153454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42700486.59511" calcext:value-type="float">
            <text:p>1442700486.59511</text:p>
          </table:table-cell>
          <table:table-cell office:value-type="float" office:value="8096" calcext:value-type="float">
            <text:p>8096</text:p>
          </table:table-cell>
          <table:table-cell table:formula="of:=[.B744]-[.B$2]" office:value-type="float" office:value="14.6502826213837" calcext:value-type="float">
            <text:p>14.6502826214</text:p>
          </table:table-cell>
          <table:table-cell table:formula="of:=[.C744]/([.D744]-[.D743])" office:value-type="float" office:value="960297.649500863" calcext:value-type="float">
            <text:p>960297.649500863</text:p>
          </table:table-cell>
          <table:table-cell/>
          <table:table-cell office:value-type="float" office:value="1442700493.68711" calcext:value-type="float">
            <text:p>1442700493.68711</text:p>
          </table:table-cell>
          <table:table-cell table:formula="of:=[.G744]-[.B744]" office:value-type="float" office:value="7.09200096130371" calcext:value-type="float">
            <text:p>7.0920009613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42700486.60357" calcext:value-type="float">
            <text:p>1442700486.60357</text:p>
          </table:table-cell>
          <table:table-cell office:value-type="float" office:value="8096" calcext:value-type="float">
            <text:p>8096</text:p>
          </table:table-cell>
          <table:table-cell table:formula="of:=[.B745]-[.B$2]" office:value-type="float" office:value="14.6587450504303" calcext:value-type="float">
            <text:p>14.6587450504</text:p>
          </table:table-cell>
          <table:table-cell table:formula="of:=[.C745]/([.D745]-[.D744])" office:value-type="float" office:value="956699.306474334" calcext:value-type="float">
            <text:p>956699.306474334</text:p>
          </table:table-cell>
          <table:table-cell/>
          <table:table-cell office:value-type="float" office:value="1442700493.68995" calcext:value-type="float">
            <text:p>1442700493.68995</text:p>
          </table:table-cell>
          <table:table-cell table:formula="of:=[.G745]-[.B745]" office:value-type="float" office:value="7.08637142181397" calcext:value-type="float">
            <text:p>7.0863714218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42700486.61198" calcext:value-type="float">
            <text:p>1442700486.61198</text:p>
          </table:table-cell>
          <table:table-cell office:value-type="float" office:value="8096" calcext:value-type="float">
            <text:p>8096</text:p>
          </table:table-cell>
          <table:table-cell table:formula="of:=[.B746]-[.B$2]" office:value-type="float" office:value="14.6671545505524" calcext:value-type="float">
            <text:p>14.6671545506</text:p>
          </table:table-cell>
          <table:table-cell table:formula="of:=[.C746]/([.D746]-[.D745])" office:value-type="float" office:value="962720.718530279" calcext:value-type="float">
            <text:p>962720.718530279</text:p>
          </table:table-cell>
          <table:table-cell/>
          <table:table-cell office:value-type="float" office:value="1442700493.69278" calcext:value-type="float">
            <text:p>1442700493.69278</text:p>
          </table:table-cell>
          <table:table-cell table:formula="of:=[.G746]-[.B746]" office:value-type="float" office:value="7.08079338073731" calcext:value-type="float">
            <text:p>7.0807933807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42700486.6204" calcext:value-type="float">
            <text:p>1442700486.6204</text:p>
          </table:table-cell>
          <table:table-cell office:value-type="float" office:value="8096" calcext:value-type="float">
            <text:p>8096</text:p>
          </table:table-cell>
          <table:table-cell table:formula="of:=[.B747]-[.B$2]" office:value-type="float" office:value="14.6755759716034" calcext:value-type="float">
            <text:p>14.6755759716</text:p>
          </table:table-cell>
          <table:table-cell table:formula="of:=[.C747]/([.D747]-[.D746])" office:value-type="float" office:value="961357.940773456" calcext:value-type="float">
            <text:p>961357.940773456</text:p>
          </table:table-cell>
          <table:table-cell/>
          <table:table-cell office:value-type="float" office:value="1442700493.71106" calcext:value-type="float">
            <text:p>1442700493.71106</text:p>
          </table:table-cell>
          <table:table-cell table:formula="of:=[.G747]-[.B747]" office:value-type="float" office:value="7.09065723419189" calcext:value-type="float">
            <text:p>7.0906572342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42700486.62883" calcext:value-type="float">
            <text:p>1442700486.62883</text:p>
          </table:table-cell>
          <table:table-cell office:value-type="float" office:value="8096" calcext:value-type="float">
            <text:p>8096</text:p>
          </table:table-cell>
          <table:table-cell table:formula="of:=[.B748]-[.B$2]" office:value-type="float" office:value="14.6839981079102" calcext:value-type="float">
            <text:p>14.6839981079</text:p>
          </table:table-cell>
          <table:table-cell table:formula="of:=[.C748]/([.D748]-[.D747])" office:value-type="float" office:value="961276.296786978" calcext:value-type="float">
            <text:p>961276.296786978</text:p>
          </table:table-cell>
          <table:table-cell/>
          <table:table-cell office:value-type="float" office:value="1442700493.71391" calcext:value-type="float">
            <text:p>1442700493.71391</text:p>
          </table:table-cell>
          <table:table-cell table:formula="of:=[.G748]-[.B748]" office:value-type="float" office:value="7.08508634567261" calcext:value-type="float">
            <text:p>7.0850863457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42700486.63725" calcext:value-type="float">
            <text:p>1442700486.63725</text:p>
          </table:table-cell>
          <table:table-cell office:value-type="float" office:value="8096" calcext:value-type="float">
            <text:p>8096</text:p>
          </table:table-cell>
          <table:table-cell table:formula="of:=[.B749]-[.B$2]" office:value-type="float" office:value="14.6924262046814" calcext:value-type="float">
            <text:p>14.6924262047</text:p>
          </table:table-cell>
          <table:table-cell table:formula="of:=[.C749]/([.D749]-[.D748])" office:value-type="float" office:value="960596.469137199" calcext:value-type="float">
            <text:p>960596.469137199</text:p>
          </table:table-cell>
          <table:table-cell/>
          <table:table-cell office:value-type="float" office:value="1442700493.71675" calcext:value-type="float">
            <text:p>1442700493.71675</text:p>
          </table:table-cell>
          <table:table-cell table:formula="of:=[.G749]-[.B749]" office:value-type="float" office:value="7.07949566841126" calcext:value-type="float">
            <text:p>7.0794956684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42700486.64569" calcext:value-type="float">
            <text:p>1442700486.64569</text:p>
          </table:table-cell>
          <table:table-cell office:value-type="float" office:value="8096" calcext:value-type="float">
            <text:p>8096</text:p>
          </table:table-cell>
          <table:table-cell table:formula="of:=[.B750]-[.B$2]" office:value-type="float" office:value="14.7008626461029" calcext:value-type="float">
            <text:p>14.7008626461</text:p>
          </table:table-cell>
          <table:table-cell table:formula="of:=[.C750]/([.D750]-[.D749])" office:value-type="float" office:value="959646.324261693" calcext:value-type="float">
            <text:p>959646.324261693</text:p>
          </table:table-cell>
          <table:table-cell/>
          <table:table-cell office:value-type="float" office:value="1442700493.73551" calcext:value-type="float">
            <text:p>1442700493.73551</text:p>
          </table:table-cell>
          <table:table-cell table:formula="of:=[.G750]-[.B750]" office:value-type="float" office:value="7.0898163318634" calcext:value-type="float">
            <text:p>7.0898163319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42700486.6541" calcext:value-type="float">
            <text:p>1442700486.6541</text:p>
          </table:table-cell>
          <table:table-cell office:value-type="float" office:value="8096" calcext:value-type="float">
            <text:p>8096</text:p>
          </table:table-cell>
          <table:table-cell table:formula="of:=[.B751]-[.B$2]" office:value-type="float" office:value="14.7092735767365" calcext:value-type="float">
            <text:p>14.7092735767</text:p>
          </table:table-cell>
          <table:table-cell table:formula="of:=[.C751]/([.D751]-[.D750])" office:value-type="float" office:value="962556.981234764" calcext:value-type="float">
            <text:p>962556.981234764</text:p>
          </table:table-cell>
          <table:table-cell/>
          <table:table-cell office:value-type="float" office:value="1442700493.73834" calcext:value-type="float">
            <text:p>1442700493.73834</text:p>
          </table:table-cell>
          <table:table-cell table:formula="of:=[.G751]-[.B751]" office:value-type="float" office:value="7.08423662185669" calcext:value-type="float">
            <text:p>7.0842366219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42700486.66251" calcext:value-type="float">
            <text:p>1442700486.66251</text:p>
          </table:table-cell>
          <table:table-cell office:value-type="float" office:value="8096" calcext:value-type="float">
            <text:p>8096</text:p>
          </table:table-cell>
          <table:table-cell table:formula="of:=[.B752]-[.B$2]" office:value-type="float" office:value="14.7176849842072" calcext:value-type="float">
            <text:p>14.7176849842</text:p>
          </table:table-cell>
          <table:table-cell table:formula="of:=[.C752]/([.D752]-[.D751])" office:value-type="float" office:value="962502.414512472" calcext:value-type="float">
            <text:p>962502.414512472</text:p>
          </table:table-cell>
          <table:table-cell/>
          <table:table-cell office:value-type="float" office:value="1442700493.74117" calcext:value-type="float">
            <text:p>1442700493.74117</text:p>
          </table:table-cell>
          <table:table-cell table:formula="of:=[.G752]-[.B752]" office:value-type="float" office:value="7.07865595817566" calcext:value-type="float">
            <text:p>7.0786559582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42700486.67095" calcext:value-type="float">
            <text:p>1442700486.67095</text:p>
          </table:table-cell>
          <table:table-cell office:value-type="float" office:value="8096" calcext:value-type="float">
            <text:p>8096</text:p>
          </table:table-cell>
          <table:table-cell table:formula="of:=[.B753]-[.B$2]" office:value-type="float" office:value="14.7261168956757" calcext:value-type="float">
            <text:p>14.7261168957</text:p>
          </table:table-cell>
          <table:table-cell table:formula="of:=[.C753]/([.D753]-[.D752])" office:value-type="float" office:value="960161.883843239" calcext:value-type="float">
            <text:p>960161.883843239</text:p>
          </table:table-cell>
          <table:table-cell/>
          <table:table-cell office:value-type="float" office:value="1442700493.76325" calcext:value-type="float">
            <text:p>1442700493.76325</text:p>
          </table:table-cell>
          <table:table-cell table:formula="of:=[.G753]-[.B753]" office:value-type="float" office:value="7.09230089187622" calcext:value-type="float">
            <text:p>7.0923008919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42700486.67936" calcext:value-type="float">
            <text:p>1442700486.67936</text:p>
          </table:table-cell>
          <table:table-cell office:value-type="float" office:value="8096" calcext:value-type="float">
            <text:p>8096</text:p>
          </table:table-cell>
          <table:table-cell table:formula="of:=[.B754]-[.B$2]" office:value-type="float" office:value="14.7345352172852" calcext:value-type="float">
            <text:p>14.7345352173</text:p>
          </table:table-cell>
          <table:table-cell table:formula="of:=[.C754]/([.D754]-[.D753])" office:value-type="float" office:value="961711.891699" calcext:value-type="float">
            <text:p>961711.891699</text:p>
          </table:table-cell>
          <table:table-cell/>
          <table:table-cell office:value-type="float" office:value="1442700493.76606" calcext:value-type="float">
            <text:p>1442700493.76606</text:p>
          </table:table-cell>
          <table:table-cell table:formula="of:=[.G754]-[.B754]" office:value-type="float" office:value="7.08669686317444" calcext:value-type="float">
            <text:p>7.0866968632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42700486.68778" calcext:value-type="float">
            <text:p>1442700486.68778</text:p>
          </table:table-cell>
          <table:table-cell office:value-type="float" office:value="8096" calcext:value-type="float">
            <text:p>8096</text:p>
          </table:table-cell>
          <table:table-cell table:formula="of:=[.B755]-[.B$2]" office:value-type="float" office:value="14.7429530620575" calcext:value-type="float">
            <text:p>14.7429530621</text:p>
          </table:table-cell>
          <table:table-cell table:formula="of:=[.C755]/([.D755]-[.D754])" office:value-type="float" office:value="961766.368822047" calcext:value-type="float">
            <text:p>961766.368822047</text:p>
          </table:table-cell>
          <table:table-cell/>
          <table:table-cell office:value-type="float" office:value="1442700493.76889" calcext:value-type="float">
            <text:p>1442700493.76889</text:p>
          </table:table-cell>
          <table:table-cell table:formula="of:=[.G755]-[.B755]" office:value-type="float" office:value="7.08111119270325" calcext:value-type="float">
            <text:p>7.0811111927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42700486.69623" calcext:value-type="float">
            <text:p>1442700486.69623</text:p>
          </table:table-cell>
          <table:table-cell office:value-type="float" office:value="8096" calcext:value-type="float">
            <text:p>8096</text:p>
          </table:table-cell>
          <table:table-cell table:formula="of:=[.B756]-[.B$2]" office:value-type="float" office:value="14.7513973712921" calcext:value-type="float">
            <text:p>14.7513973713</text:p>
          </table:table-cell>
          <table:table-cell table:formula="of:=[.C756]/([.D756]-[.D755])" office:value-type="float" office:value="958752.193348015" calcext:value-type="float">
            <text:p>958752.193348015</text:p>
          </table:table-cell>
          <table:table-cell/>
          <table:table-cell office:value-type="float" office:value="1442700493.78763" calcext:value-type="float">
            <text:p>1442700493.78763</text:p>
          </table:table-cell>
          <table:table-cell table:formula="of:=[.G756]-[.B756]" office:value-type="float" office:value="7.09140253067017" calcext:value-type="float">
            <text:p>7.0914025307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42700486.70467" calcext:value-type="float">
            <text:p>1442700486.70467</text:p>
          </table:table-cell>
          <table:table-cell office:value-type="float" office:value="8096" calcext:value-type="float">
            <text:p>8096</text:p>
          </table:table-cell>
          <table:table-cell table:formula="of:=[.B757]-[.B$2]" office:value-type="float" office:value="14.7598457336426" calcext:value-type="float">
            <text:p>14.7598457336</text:p>
          </table:table-cell>
          <table:table-cell table:formula="of:=[.C757]/([.D757]-[.D756])" office:value-type="float" office:value="958292.230393679" calcext:value-type="float">
            <text:p>958292.230393679</text:p>
          </table:table-cell>
          <table:table-cell/>
          <table:table-cell office:value-type="float" office:value="1442700493.79047" calcext:value-type="float">
            <text:p>1442700493.79047</text:p>
          </table:table-cell>
          <table:table-cell table:formula="of:=[.G757]-[.B757]" office:value-type="float" office:value="7.08579277992249" calcext:value-type="float">
            <text:p>7.0857927799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42700486.71324" calcext:value-type="float">
            <text:p>1442700486.71324</text:p>
          </table:table-cell>
          <table:table-cell office:value-type="float" office:value="8096" calcext:value-type="float">
            <text:p>8096</text:p>
          </table:table-cell>
          <table:table-cell table:formula="of:=[.B758]-[.B$2]" office:value-type="float" office:value="14.7684075832367" calcext:value-type="float">
            <text:p>14.7684075832</text:p>
          </table:table-cell>
          <table:table-cell table:formula="of:=[.C758]/([.D758]-[.D757])" office:value-type="float" office:value="945590.075018797" calcext:value-type="float">
            <text:p>945590.075018797</text:p>
          </table:table-cell>
          <table:table-cell/>
          <table:table-cell office:value-type="float" office:value="1442700493.81155" calcext:value-type="float">
            <text:p>1442700493.81155</text:p>
          </table:table-cell>
          <table:table-cell table:formula="of:=[.G758]-[.B758]" office:value-type="float" office:value="7.09830927848816" calcext:value-type="float">
            <text:p>7.0983092785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42700486.72182" calcext:value-type="float">
            <text:p>1442700486.72182</text:p>
          </table:table-cell>
          <table:table-cell office:value-type="float" office:value="8096" calcext:value-type="float">
            <text:p>8096</text:p>
          </table:table-cell>
          <table:table-cell table:formula="of:=[.B759]-[.B$2]" office:value-type="float" office:value="14.776992559433" calcext:value-type="float">
            <text:p>14.7769925594</text:p>
          </table:table-cell>
          <table:table-cell table:formula="of:=[.C759]/([.D759]-[.D758])" office:value-type="float" office:value="943042.801155299" calcext:value-type="float">
            <text:p>943042.801155299</text:p>
          </table:table-cell>
          <table:table-cell/>
          <table:table-cell office:value-type="float" office:value="1442700493.81437" calcext:value-type="float">
            <text:p>1442700493.81437</text:p>
          </table:table-cell>
          <table:table-cell table:formula="of:=[.G759]-[.B759]" office:value-type="float" office:value="7.09254932403564" calcext:value-type="float">
            <text:p>7.092549324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42700486.73026" calcext:value-type="float">
            <text:p>1442700486.73026</text:p>
          </table:table-cell>
          <table:table-cell office:value-type="float" office:value="8096" calcext:value-type="float">
            <text:p>8096</text:p>
          </table:table-cell>
          <table:table-cell table:formula="of:=[.B760]-[.B$2]" office:value-type="float" office:value="14.7854332923889" calcext:value-type="float">
            <text:p>14.7854332924</text:p>
          </table:table-cell>
          <table:table-cell table:formula="of:=[.C760]/([.D760]-[.D759])" office:value-type="float" office:value="959158.409852272" calcext:value-type="float">
            <text:p>959158.409852272</text:p>
          </table:table-cell>
          <table:table-cell/>
          <table:table-cell office:value-type="float" office:value="1442700493.83594" calcext:value-type="float">
            <text:p>1442700493.83594</text:p>
          </table:table-cell>
          <table:table-cell table:formula="of:=[.G760]-[.B760]" office:value-type="float" office:value="7.10568022727966" calcext:value-type="float">
            <text:p>7.1056802273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42700486.73868" calcext:value-type="float">
            <text:p>1442700486.73868</text:p>
          </table:table-cell>
          <table:table-cell office:value-type="float" office:value="8096" calcext:value-type="float">
            <text:p>8096</text:p>
          </table:table-cell>
          <table:table-cell table:formula="of:=[.B761]-[.B$2]" office:value-type="float" office:value="14.7938482761383" calcext:value-type="float">
            <text:p>14.7938482761</text:p>
          </table:table-cell>
          <table:table-cell table:formula="of:=[.C761]/([.D761]-[.D760])" office:value-type="float" office:value="962093.361212636" calcext:value-type="float">
            <text:p>962093.361212636</text:p>
          </table:table-cell>
          <table:table-cell/>
          <table:table-cell office:value-type="float" office:value="1442700493.83878" calcext:value-type="float">
            <text:p>1442700493.83878</text:p>
          </table:table-cell>
          <table:table-cell table:formula="of:=[.G761]-[.B761]" office:value-type="float" office:value="7.10009980201721" calcext:value-type="float">
            <text:p>7.100099802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42700486.74712" calcext:value-type="float">
            <text:p>1442700486.74712</text:p>
          </table:table-cell>
          <table:table-cell office:value-type="float" office:value="8096" calcext:value-type="float">
            <text:p>8096</text:p>
          </table:table-cell>
          <table:table-cell table:formula="of:=[.B762]-[.B$2]" office:value-type="float" office:value="14.8022904396057" calcext:value-type="float">
            <text:p>14.8022904396</text:p>
          </table:table-cell>
          <table:table-cell table:formula="of:=[.C762]/([.D762]-[.D761])" office:value-type="float" office:value="958995.881950917" calcext:value-type="float">
            <text:p>958995.881950917</text:p>
          </table:table-cell>
          <table:table-cell/>
          <table:table-cell office:value-type="float" office:value="1442700493.84161" calcext:value-type="float">
            <text:p>1442700493.84161</text:p>
          </table:table-cell>
          <table:table-cell table:formula="of:=[.G762]-[.B762]" office:value-type="float" office:value="7.09448838233948" calcext:value-type="float">
            <text:p>7.0944883823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42700486.75555" calcext:value-type="float">
            <text:p>1442700486.75555</text:p>
          </table:table-cell>
          <table:table-cell office:value-type="float" office:value="8096" calcext:value-type="float">
            <text:p>8096</text:p>
          </table:table-cell>
          <table:table-cell table:formula="of:=[.B763]-[.B$2]" office:value-type="float" office:value="14.8107194900513" calcext:value-type="float">
            <text:p>14.8107194901</text:p>
          </table:table-cell>
          <table:table-cell table:formula="of:=[.C763]/([.D763]-[.D762])" office:value-type="float" office:value="960487.785936528" calcext:value-type="float">
            <text:p>960487.785936528</text:p>
          </table:table-cell>
          <table:table-cell/>
          <table:table-cell office:value-type="float" office:value="1442700493.86384" calcext:value-type="float">
            <text:p>1442700493.86384</text:p>
          </table:table-cell>
          <table:table-cell table:formula="of:=[.G763]-[.B763]" office:value-type="float" office:value="7.10829496383667" calcext:value-type="float">
            <text:p>7.1082949638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42700486.76399" calcext:value-type="float">
            <text:p>1442700486.76399</text:p>
          </table:table-cell>
          <table:table-cell office:value-type="float" office:value="8096" calcext:value-type="float">
            <text:p>8096</text:p>
          </table:table-cell>
          <table:table-cell table:formula="of:=[.B764]-[.B$2]" office:value-type="float" office:value="14.8191602230072" calcext:value-type="float">
            <text:p>14.819160223</text:p>
          </table:table-cell>
          <table:table-cell table:formula="of:=[.C764]/([.D764]-[.D763])" office:value-type="float" office:value="959158.409852272" calcext:value-type="float">
            <text:p>959158.409852272</text:p>
          </table:table-cell>
          <table:table-cell/>
          <table:table-cell office:value-type="float" office:value="1442700493.86668" calcext:value-type="float">
            <text:p>1442700493.86668</text:p>
          </table:table-cell>
          <table:table-cell table:formula="of:=[.G764]-[.B764]" office:value-type="float" office:value="7.10268926620483" calcext:value-type="float">
            <text:p>7.1026892662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42700486.7724" calcext:value-type="float">
            <text:p>1442700486.7724</text:p>
          </table:table-cell>
          <table:table-cell office:value-type="float" office:value="8096" calcext:value-type="float">
            <text:p>8096</text:p>
          </table:table-cell>
          <table:table-cell table:formula="of:=[.B765]-[.B$2]" office:value-type="float" office:value="14.8275685310364" calcext:value-type="float">
            <text:p>14.827568531</text:p>
          </table:table-cell>
          <table:table-cell table:formula="of:=[.C765]/([.D765]-[.D764])" office:value-type="float" office:value="962857.208835455" calcext:value-type="float">
            <text:p>962857.208835455</text:p>
          </table:table-cell>
          <table:table-cell/>
          <table:table-cell office:value-type="float" office:value="1442700493.86951" calcext:value-type="float">
            <text:p>1442700493.86951</text:p>
          </table:table-cell>
          <table:table-cell table:formula="of:=[.G765]-[.B765]" office:value-type="float" office:value="7.09711790084839" calcext:value-type="float">
            <text:p>7.0971179008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42700486.78079" calcext:value-type="float">
            <text:p>1442700486.78079</text:p>
          </table:table-cell>
          <table:table-cell office:value-type="float" office:value="8096" calcext:value-type="float">
            <text:p>8096</text:p>
          </table:table-cell>
          <table:table-cell table:formula="of:=[.B766]-[.B$2]" office:value-type="float" office:value="14.8359649181366" calcext:value-type="float">
            <text:p>14.8359649181</text:p>
          </table:table-cell>
          <table:table-cell table:formula="of:=[.C766]/([.D766]-[.D765])" office:value-type="float" office:value="964224.243518755" calcext:value-type="float">
            <text:p>964224.243518755</text:p>
          </table:table-cell>
          <table:table-cell/>
          <table:table-cell office:value-type="float" office:value="1442700493.87235" calcext:value-type="float">
            <text:p>1442700493.87235</text:p>
          </table:table-cell>
          <table:table-cell table:formula="of:=[.G766]-[.B766]" office:value-type="float" office:value="7.09156060218811" calcext:value-type="float">
            <text:p>7.0915606022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42700486.78922" calcext:value-type="float">
            <text:p>1442700486.78922</text:p>
          </table:table-cell>
          <table:table-cell office:value-type="float" office:value="8096" calcext:value-type="float">
            <text:p>8096</text:p>
          </table:table-cell>
          <table:table-cell table:formula="of:=[.B767]-[.B$2]" office:value-type="float" office:value="14.8443865776062" calcext:value-type="float">
            <text:p>14.8443865776</text:p>
          </table:table-cell>
          <table:table-cell table:formula="of:=[.C767]/([.D767]-[.D766])" office:value-type="float" office:value="961330.724570393" calcext:value-type="float">
            <text:p>961330.724570393</text:p>
          </table:table-cell>
          <table:table-cell/>
          <table:table-cell office:value-type="float" office:value="1442700493.87519" calcext:value-type="float">
            <text:p>1442700493.87519</text:p>
          </table:table-cell>
          <table:table-cell table:formula="of:=[.G767]-[.B767]" office:value-type="float" office:value="7.08597445487976" calcext:value-type="float">
            <text:p>7.0859744549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42700486.79766" calcext:value-type="float">
            <text:p>1442700486.79766</text:p>
          </table:table-cell>
          <table:table-cell office:value-type="float" office:value="8096" calcext:value-type="float">
            <text:p>8096</text:p>
          </table:table-cell>
          <table:table-cell table:formula="of:=[.B768]-[.B$2]" office:value-type="float" office:value="14.8528335094452" calcext:value-type="float">
            <text:p>14.8528335094</text:p>
          </table:table-cell>
          <table:table-cell table:formula="of:=[.C768]/([.D768]-[.D767])" office:value-type="float" office:value="958454.519856615" calcext:value-type="float">
            <text:p>958454.519856615</text:p>
          </table:table-cell>
          <table:table-cell/>
          <table:table-cell office:value-type="float" office:value="1442700493.88812" calcext:value-type="float">
            <text:p>1442700493.88812</text:p>
          </table:table-cell>
          <table:table-cell table:formula="of:=[.G768]-[.B768]" office:value-type="float" office:value="7.0904541015625" calcext:value-type="float">
            <text:p>7.0904541016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42700486.80609" calcext:value-type="float">
            <text:p>1442700486.80609</text:p>
          </table:table-cell>
          <table:table-cell office:value-type="float" office:value="8096" calcext:value-type="float">
            <text:p>8096</text:p>
          </table:table-cell>
          <table:table-cell table:formula="of:=[.B769]-[.B$2]" office:value-type="float" office:value="14.8612577915192" calcext:value-type="float">
            <text:p>14.8612577915</text:p>
          </table:table-cell>
          <table:table-cell table:formula="of:=[.C769]/([.D769]-[.D768])" office:value-type="float" office:value="961031.448010415" calcext:value-type="float">
            <text:p>961031.448010415</text:p>
          </table:table-cell>
          <table:table-cell/>
          <table:table-cell office:value-type="float" office:value="1442700493.89095" calcext:value-type="float">
            <text:p>1442700493.89095</text:p>
          </table:table-cell>
          <table:table-cell table:formula="of:=[.G769]-[.B769]" office:value-type="float" office:value="7.08486771583557" calcext:value-type="float">
            <text:p>7.0848677158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42700486.81453" calcext:value-type="float">
            <text:p>1442700486.81453</text:p>
          </table:table-cell>
          <table:table-cell office:value-type="float" office:value="8096" calcext:value-type="float">
            <text:p>8096</text:p>
          </table:table-cell>
          <table:table-cell table:formula="of:=[.B770]-[.B$2]" office:value-type="float" office:value="14.8696978092194" calcext:value-type="float">
            <text:p>14.8696978092</text:p>
          </table:table-cell>
          <table:table-cell table:formula="of:=[.C770]/([.D770]-[.D769])" office:value-type="float" office:value="959239.694463277" calcext:value-type="float">
            <text:p>959239.694463277</text:p>
          </table:table-cell>
          <table:table-cell/>
          <table:table-cell office:value-type="float" office:value="1442700493.89378" calcext:value-type="float">
            <text:p>1442700493.89378</text:p>
          </table:table-cell>
          <table:table-cell table:formula="of:=[.G770]-[.B770]" office:value-type="float" office:value="7.0792555809021" calcext:value-type="float">
            <text:p>7.0792555809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42700486.82303" calcext:value-type="float">
            <text:p>1442700486.82303</text:p>
          </table:table-cell>
          <table:table-cell office:value-type="float" office:value="8096" calcext:value-type="float">
            <text:p>8096</text:p>
          </table:table-cell>
          <table:table-cell table:formula="of:=[.B771]-[.B$2]" office:value-type="float" office:value="14.8782012462616" calcext:value-type="float">
            <text:p>14.8782012463</text:p>
          </table:table-cell>
          <table:table-cell table:formula="of:=[.C771]/([.D771]-[.D770])" office:value-type="float" office:value="952085.604889811" calcext:value-type="float">
            <text:p>952085.604889811</text:p>
          </table:table-cell>
          <table:table-cell/>
          <table:table-cell office:value-type="float" office:value="1442700493.93653" calcext:value-type="float">
            <text:p>1442700493.93653</text:p>
          </table:table-cell>
          <table:table-cell table:formula="of:=[.G771]-[.B771]" office:value-type="float" office:value="7.11349987983704" calcext:value-type="float">
            <text:p>7.1134998798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42700486.83146" calcext:value-type="float">
            <text:p>1442700486.83146</text:p>
          </table:table-cell>
          <table:table-cell office:value-type="float" office:value="8096" calcext:value-type="float">
            <text:p>8096</text:p>
          </table:table-cell>
          <table:table-cell table:formula="of:=[.B772]-[.B$2]" office:value-type="float" office:value="14.8866283893585" calcext:value-type="float">
            <text:p>14.8866283894</text:p>
          </table:table-cell>
          <table:table-cell table:formula="of:=[.C772]/([.D772]-[.D771])" office:value-type="float" office:value="960705.17693657" calcext:value-type="float">
            <text:p>960705.17693657</text:p>
          </table:table-cell>
          <table:table-cell/>
          <table:table-cell office:value-type="float" office:value="1442700493.93938" calcext:value-type="float">
            <text:p>1442700493.93938</text:p>
          </table:table-cell>
          <table:table-cell table:formula="of:=[.G772]-[.B772]" office:value-type="float" office:value="7.10792565345764" calcext:value-type="float">
            <text:p>7.107925653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42700486.83988" calcext:value-type="float">
            <text:p>1442700486.83988</text:p>
          </table:table-cell>
          <table:table-cell office:value-type="float" office:value="8096" calcext:value-type="float">
            <text:p>8096</text:p>
          </table:table-cell>
          <table:table-cell table:formula="of:=[.B773]-[.B$2]" office:value-type="float" office:value="14.8950517177582" calcext:value-type="float">
            <text:p>14.8950517178</text:p>
          </table:table-cell>
          <table:table-cell table:formula="of:=[.C773]/([.D773]-[.D772])" office:value-type="float" office:value="961140.25428814" calcext:value-type="float">
            <text:p>961140.25428814</text:p>
          </table:table-cell>
          <table:table-cell/>
          <table:table-cell office:value-type="float" office:value="1442700493.94222" calcext:value-type="float">
            <text:p>1442700493.94222</text:p>
          </table:table-cell>
          <table:table-cell table:formula="of:=[.G773]-[.B773]" office:value-type="float" office:value="7.10234379768372" calcext:value-type="float">
            <text:p>7.1023437977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42700486.8483" calcext:value-type="float">
            <text:p>1442700486.8483</text:p>
          </table:table-cell>
          <table:table-cell office:value-type="float" office:value="8096" calcext:value-type="float">
            <text:p>8096</text:p>
          </table:table-cell>
          <table:table-cell table:formula="of:=[.B774]-[.B$2]" office:value-type="float" office:value="14.9034738540649" calcext:value-type="float">
            <text:p>14.9034738541</text:p>
          </table:table-cell>
          <table:table-cell table:formula="of:=[.C774]/([.D774]-[.D773])" office:value-type="float" office:value="961276.296786978" calcext:value-type="float">
            <text:p>961276.296786978</text:p>
          </table:table-cell>
          <table:table-cell/>
          <table:table-cell office:value-type="float" office:value="1442700493.96429" calcext:value-type="float">
            <text:p>1442700493.96429</text:p>
          </table:table-cell>
          <table:table-cell table:formula="of:=[.G774]-[.B774]" office:value-type="float" office:value="7.11598324775696" calcext:value-type="float">
            <text:p>7.1159832478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42700486.85672" calcext:value-type="float">
            <text:p>1442700486.85672</text:p>
          </table:table-cell>
          <table:table-cell office:value-type="float" office:value="8096" calcext:value-type="float">
            <text:p>8096</text:p>
          </table:table-cell>
          <table:table-cell table:formula="of:=[.B775]-[.B$2]" office:value-type="float" office:value="14.91188788414" calcext:value-type="float">
            <text:p>14.9118878841</text:p>
          </table:table-cell>
          <table:table-cell table:formula="of:=[.C775]/([.D775]-[.D774])" office:value-type="float" office:value="962202.408092715" calcext:value-type="float">
            <text:p>962202.408092715</text:p>
          </table:table-cell>
          <table:table-cell/>
          <table:table-cell office:value-type="float" office:value="1442700493.96712" calcext:value-type="float">
            <text:p>1442700493.96712</text:p>
          </table:table-cell>
          <table:table-cell table:formula="of:=[.G775]-[.B775]" office:value-type="float" office:value="7.11040639877319" calcext:value-type="float">
            <text:p>7.1104063988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42700486.86516" calcext:value-type="float">
            <text:p>1442700486.86516</text:p>
          </table:table-cell>
          <table:table-cell office:value-type="float" office:value="8096" calcext:value-type="float">
            <text:p>8096</text:p>
          </table:table-cell>
          <table:table-cell table:formula="of:=[.B776]-[.B$2]" office:value-type="float" office:value="14.9203288555145" calcext:value-type="float">
            <text:p>14.9203288555</text:p>
          </table:table-cell>
          <table:table-cell table:formula="of:=[.C776]/([.D776]-[.D775])" office:value-type="float" office:value="959131.318043159" calcext:value-type="float">
            <text:p>959131.318043159</text:p>
          </table:table-cell>
          <table:table-cell/>
          <table:table-cell office:value-type="float" office:value="1442700493.96996" calcext:value-type="float">
            <text:p>1442700493.96996</text:p>
          </table:table-cell>
          <table:table-cell table:formula="of:=[.G776]-[.B776]" office:value-type="float" office:value="7.10480332374573" calcext:value-type="float">
            <text:p>7.104803323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42700486.8736" calcext:value-type="float">
            <text:p>1442700486.8736</text:p>
          </table:table-cell>
          <table:table-cell office:value-type="float" office:value="8096" calcext:value-type="float">
            <text:p>8096</text:p>
          </table:table-cell>
          <table:table-cell table:formula="of:=[.B777]-[.B$2]" office:value-type="float" office:value="14.928772687912" calcext:value-type="float">
            <text:p>14.9287726879</text:p>
          </table:table-cell>
          <table:table-cell table:formula="of:=[.C777]/([.D777]-[.D776])" office:value-type="float" office:value="958806.335667495" calcext:value-type="float">
            <text:p>958806.335667495</text:p>
          </table:table-cell>
          <table:table-cell/>
          <table:table-cell office:value-type="float" office:value="1442700493.97282" calcext:value-type="float">
            <text:p>1442700493.97282</text:p>
          </table:table-cell>
          <table:table-cell table:formula="of:=[.G777]-[.B777]" office:value-type="float" office:value="7.0992214679718" calcext:value-type="float">
            <text:p>7.099221468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42700486.88209" calcext:value-type="float">
            <text:p>1442700486.88209</text:p>
          </table:table-cell>
          <table:table-cell office:value-type="float" office:value="8096" calcext:value-type="float">
            <text:p>8096</text:p>
          </table:table-cell>
          <table:table-cell table:formula="of:=[.B778]-[.B$2]" office:value-type="float" office:value="14.937260389328" calcext:value-type="float">
            <text:p>14.9372603893</text:p>
          </table:table-cell>
          <table:table-cell table:formula="of:=[.C778]/([.D778]-[.D777])" office:value-type="float" office:value="953850.70741573" calcext:value-type="float">
            <text:p>953850.70741573</text:p>
          </table:table-cell>
          <table:table-cell/>
          <table:table-cell office:value-type="float" office:value="1442700493.97566" calcext:value-type="float">
            <text:p>1442700493.97566</text:p>
          </table:table-cell>
          <table:table-cell table:formula="of:=[.G778]-[.B778]" office:value-type="float" office:value="7.09356832504272" calcext:value-type="float">
            <text:p>7.093568325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42700486.89056" calcext:value-type="float">
            <text:p>1442700486.89056</text:p>
          </table:table-cell>
          <table:table-cell office:value-type="float" office:value="8096" calcext:value-type="float">
            <text:p>8096</text:p>
          </table:table-cell>
          <table:table-cell table:formula="of:=[.B779]-[.B$2]" office:value-type="float" office:value="14.9457278251648" calcext:value-type="float">
            <text:p>14.9457278252</text:p>
          </table:table-cell>
          <table:table-cell table:formula="of:=[.C779]/([.D779]-[.D778])" office:value-type="float" office:value="956133.610699704" calcext:value-type="float">
            <text:p>956133.610699704</text:p>
          </table:table-cell>
          <table:table-cell/>
          <table:table-cell office:value-type="float" office:value="1442700493.97849" calcext:value-type="float">
            <text:p>1442700493.97849</text:p>
          </table:table-cell>
          <table:table-cell table:formula="of:=[.G779]-[.B779]" office:value-type="float" office:value="7.08793759346008" calcext:value-type="float">
            <text:p>7.0879375935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42700486.89903" calcext:value-type="float">
            <text:p>1442700486.89903</text:p>
          </table:table-cell>
          <table:table-cell office:value-type="float" office:value="8096" calcext:value-type="float">
            <text:p>8096</text:p>
          </table:table-cell>
          <table:table-cell table:formula="of:=[.B780]-[.B$2]" office:value-type="float" office:value="14.954197883606" calcext:value-type="float">
            <text:p>14.9541978836</text:p>
          </table:table-cell>
          <table:table-cell table:formula="of:=[.C780]/([.D780]-[.D779])" office:value-type="float" office:value="955837.560772392" calcext:value-type="float">
            <text:p>955837.560772392</text:p>
          </table:table-cell>
          <table:table-cell/>
          <table:table-cell office:value-type="float" office:value="1442700493.98854" calcext:value-type="float">
            <text:p>1442700493.98854</text:p>
          </table:table-cell>
          <table:table-cell table:formula="of:=[.G780]-[.B780]" office:value-type="float" office:value="7.08951163291931" calcext:value-type="float">
            <text:p>7.0895116329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42700486.90747" calcext:value-type="float">
            <text:p>1442700486.90747</text:p>
          </table:table-cell>
          <table:table-cell office:value-type="float" office:value="8096" calcext:value-type="float">
            <text:p>8096</text:p>
          </table:table-cell>
          <table:table-cell table:formula="of:=[.B781]-[.B$2]" office:value-type="float" office:value="14.9626414775848" calcext:value-type="float">
            <text:p>14.9626414776</text:p>
          </table:table-cell>
          <table:table-cell table:formula="of:=[.C781]/([.D781]-[.D780])" office:value-type="float" office:value="958833.409120429" calcext:value-type="float">
            <text:p>958833.409120429</text:p>
          </table:table-cell>
          <table:table-cell/>
          <table:table-cell office:value-type="float" office:value="1442700493.99137" calcext:value-type="float">
            <text:p>1442700493.99137</text:p>
          </table:table-cell>
          <table:table-cell table:formula="of:=[.G781]-[.B781]" office:value-type="float" office:value="7.08390378952026" calcext:value-type="float">
            <text:p>7.0839037895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42700486.91588" calcext:value-type="float">
            <text:p>1442700486.91588</text:p>
          </table:table-cell>
          <table:table-cell office:value-type="float" office:value="8096" calcext:value-type="float">
            <text:p>8096</text:p>
          </table:table-cell>
          <table:table-cell table:formula="of:=[.B782]-[.B$2]" office:value-type="float" office:value="14.9710505008698" calcext:value-type="float">
            <text:p>14.9710505009</text:p>
          </table:table-cell>
          <table:table-cell table:formula="of:=[.C782]/([.D782]-[.D781])" office:value-type="float" office:value="962775.310008506" calcext:value-type="float">
            <text:p>962775.310008506</text:p>
          </table:table-cell>
          <table:table-cell/>
          <table:table-cell office:value-type="float" office:value="1442700493.99421" calcext:value-type="float">
            <text:p>1442700493.99421</text:p>
          </table:table-cell>
          <table:table-cell table:formula="of:=[.G782]-[.B782]" office:value-type="float" office:value="7.0783314704895" calcext:value-type="float">
            <text:p>7.0783314705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42700486.92432" calcext:value-type="float">
            <text:p>1442700486.92432</text:p>
          </table:table-cell>
          <table:table-cell office:value-type="float" office:value="8096" calcext:value-type="float">
            <text:p>8096</text:p>
          </table:table-cell>
          <table:table-cell table:formula="of:=[.B783]-[.B$2]" office:value-type="float" office:value="14.9794914722443" calcext:value-type="float">
            <text:p>14.9794914722</text:p>
          </table:table-cell>
          <table:table-cell table:formula="of:=[.C783]/([.D783]-[.D782])" office:value-type="float" office:value="959131.318043159" calcext:value-type="float">
            <text:p>959131.318043159</text:p>
          </table:table-cell>
          <table:table-cell/>
          <table:table-cell office:value-type="float" office:value="1442700494.03693" calcext:value-type="float">
            <text:p>1442700494.03693</text:p>
          </table:table-cell>
          <table:table-cell table:formula="of:=[.G783]-[.B783]" office:value-type="float" office:value="7.11260771751404" calcext:value-type="float">
            <text:p>7.1126077175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42700486.93274" calcext:value-type="float">
            <text:p>1442700486.93274</text:p>
          </table:table-cell>
          <table:table-cell office:value-type="float" office:value="8096" calcext:value-type="float">
            <text:p>8096</text:p>
          </table:table-cell>
          <table:table-cell table:formula="of:=[.B784]-[.B$2]" office:value-type="float" office:value="14.9879152774811" calcext:value-type="float">
            <text:p>14.9879152775</text:p>
          </table:table-cell>
          <table:table-cell table:formula="of:=[.C784]/([.D784]-[.D783])" office:value-type="float" office:value="961085.848069738" calcext:value-type="float">
            <text:p>961085.848069738</text:p>
          </table:table-cell>
          <table:table-cell/>
          <table:table-cell office:value-type="float" office:value="1442700494.0398" calcext:value-type="float">
            <text:p>1442700494.0398</text:p>
          </table:table-cell>
          <table:table-cell table:formula="of:=[.G784]-[.B784]" office:value-type="float" office:value="7.10705876350403" calcext:value-type="float">
            <text:p>7.1070587635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42700486.94129" calcext:value-type="float">
            <text:p>1442700486.94129</text:p>
          </table:table-cell>
          <table:table-cell office:value-type="float" office:value="8096" calcext:value-type="float">
            <text:p>8096</text:p>
          </table:table-cell>
          <table:table-cell table:formula="of:=[.B785]-[.B$2]" office:value-type="float" office:value="14.9964570999146" calcext:value-type="float">
            <text:p>14.9964570999</text:p>
          </table:table-cell>
          <table:table-cell table:formula="of:=[.C785]/([.D785]-[.D784])" office:value-type="float" office:value="947807.105925699" calcext:value-type="float">
            <text:p>947807.105925699</text:p>
          </table:table-cell>
          <table:table-cell/>
          <table:table-cell office:value-type="float" office:value="1442700494.04262" calcext:value-type="float">
            <text:p>1442700494.04262</text:p>
          </table:table-cell>
          <table:table-cell table:formula="of:=[.G785]-[.B785]" office:value-type="float" office:value="7.10133409500122" calcext:value-type="float">
            <text:p>7.101334095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42700486.94971" calcext:value-type="float">
            <text:p>1442700486.94971</text:p>
          </table:table-cell>
          <table:table-cell office:value-type="float" office:value="8096" calcext:value-type="float">
            <text:p>8096</text:p>
          </table:table-cell>
          <table:table-cell table:formula="of:=[.B786]-[.B$2]" office:value-type="float" office:value="15.0048851966858" calcext:value-type="float">
            <text:p>15.0048851967</text:p>
          </table:table-cell>
          <table:table-cell table:formula="of:=[.C786]/([.D786]-[.D785])" office:value-type="float" office:value="960596.469137199" calcext:value-type="float">
            <text:p>960596.469137199</text:p>
          </table:table-cell>
          <table:table-cell/>
          <table:table-cell office:value-type="float" office:value="1442700494.04543" calcext:value-type="float">
            <text:p>1442700494.04543</text:p>
          </table:table-cell>
          <table:table-cell table:formula="of:=[.G786]-[.B786]" office:value-type="float" office:value="7.0957202911377" calcext:value-type="float">
            <text:p>7.095720291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42700486.95815" calcext:value-type="float">
            <text:p>1442700486.95815</text:p>
          </table:table-cell>
          <table:table-cell office:value-type="float" office:value="8096" calcext:value-type="float">
            <text:p>8096</text:p>
          </table:table-cell>
          <table:table-cell table:formula="of:=[.B787]-[.B$2]" office:value-type="float" office:value="15.0133192539215" calcext:value-type="float">
            <text:p>15.0133192539</text:p>
          </table:table-cell>
          <table:table-cell table:formula="of:=[.C787]/([.D787]-[.D786])" office:value-type="float" office:value="959917.602374558" calcext:value-type="float">
            <text:p>959917.602374558</text:p>
          </table:table-cell>
          <table:table-cell/>
          <table:table-cell office:value-type="float" office:value="1442700494.04825" calcext:value-type="float">
            <text:p>1442700494.04825</text:p>
          </table:table-cell>
          <table:table-cell table:formula="of:=[.G787]-[.B787]" office:value-type="float" office:value="7.09010338783264" calcext:value-type="float">
            <text:p>7.0901033878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42700486.96655" calcext:value-type="float">
            <text:p>1442700486.96655</text:p>
          </table:table-cell>
          <table:table-cell office:value-type="float" office:value="8096" calcext:value-type="float">
            <text:p>8096</text:p>
          </table:table-cell>
          <table:table-cell table:formula="of:=[.B788]-[.B$2]" office:value-type="float" office:value="15.0217199325562" calcext:value-type="float">
            <text:p>15.0217199326</text:p>
          </table:table-cell>
          <table:table-cell table:formula="of:=[.C788]/([.D788]-[.D787])" office:value-type="float" office:value="963731.664084007" calcext:value-type="float">
            <text:p>963731.664084007</text:p>
          </table:table-cell>
          <table:table-cell/>
          <table:table-cell office:value-type="float" office:value="1442700494.06481" calcext:value-type="float">
            <text:p>1442700494.06481</text:p>
          </table:table-cell>
          <table:table-cell table:formula="of:=[.G788]-[.B788]" office:value-type="float" office:value="7.09826183319092" calcext:value-type="float">
            <text:p>7.0982618332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42700486.97496" calcext:value-type="float">
            <text:p>1442700486.97496</text:p>
          </table:table-cell>
          <table:table-cell office:value-type="float" office:value="8096" calcext:value-type="float">
            <text:p>8096</text:p>
          </table:table-cell>
          <table:table-cell table:formula="of:=[.B789]-[.B$2]" office:value-type="float" office:value="15.0301268100739" calcext:value-type="float">
            <text:p>15.0301268101</text:p>
          </table:table-cell>
          <table:table-cell table:formula="of:=[.C789]/([.D789]-[.D788])" office:value-type="float" office:value="963021.048296985" calcext:value-type="float">
            <text:p>963021.048296985</text:p>
          </table:table-cell>
          <table:table-cell/>
          <table:table-cell office:value-type="float" office:value="1442700494.06762" calcext:value-type="float">
            <text:p>1442700494.06762</text:p>
          </table:table-cell>
          <table:table-cell table:formula="of:=[.G789]-[.B789]" office:value-type="float" office:value="7.09266948699951" calcext:value-type="float">
            <text:p>7.092669487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42700486.98337" calcext:value-type="float">
            <text:p>1442700486.98337</text:p>
          </table:table-cell>
          <table:table-cell office:value-type="float" office:value="8096" calcext:value-type="float">
            <text:p>8096</text:p>
          </table:table-cell>
          <table:table-cell table:formula="of:=[.B790]-[.B$2]" office:value-type="float" office:value="15.038544178009" calcext:value-type="float">
            <text:p>15.038544178</text:p>
          </table:table-cell>
          <table:table-cell table:formula="of:=[.C790]/([.D790]-[.D789])" office:value-type="float" office:value="961820.852117264" calcext:value-type="float">
            <text:p>961820.852117264</text:p>
          </table:table-cell>
          <table:table-cell/>
          <table:table-cell office:value-type="float" office:value="1442700494.07044" calcext:value-type="float">
            <text:p>1442700494.07044</text:p>
          </table:table-cell>
          <table:table-cell table:formula="of:=[.G790]-[.B790]" office:value-type="float" office:value="7.08706903457642" calcext:value-type="float">
            <text:p>7.0870690346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42700486.99184" calcext:value-type="float">
            <text:p>1442700486.99184</text:p>
          </table:table-cell>
          <table:table-cell office:value-type="float" office:value="8096" calcext:value-type="float">
            <text:p>8096</text:p>
          </table:table-cell>
          <table:table-cell table:formula="of:=[.B791]-[.B$2]" office:value-type="float" office:value="15.0470097064972" calcext:value-type="float">
            <text:p>15.0470097065</text:p>
          </table:table-cell>
          <table:table-cell table:formula="of:=[.C791]/([.D791]-[.D790])" office:value-type="float" office:value="956349.034950855" calcext:value-type="float">
            <text:p>956349.034950855</text:p>
          </table:table-cell>
          <table:table-cell/>
          <table:table-cell office:value-type="float" office:value="1442700494.07326" calcext:value-type="float">
            <text:p>1442700494.07326</text:p>
          </table:table-cell>
          <table:table-cell table:formula="of:=[.G791]-[.B791]" office:value-type="float" office:value="7.08141803741455" calcext:value-type="float">
            <text:p>7.081418037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42700487.00026" calcext:value-type="float">
            <text:p>1442700487.00026</text:p>
          </table:table-cell>
          <table:table-cell office:value-type="float" office:value="8096" calcext:value-type="float">
            <text:p>8096</text:p>
          </table:table-cell>
          <table:table-cell table:formula="of:=[.B792]-[.B$2]" office:value-type="float" office:value="15.0554320812225" calcext:value-type="float">
            <text:p>15.0554320812</text:p>
          </table:table-cell>
          <table:table-cell table:formula="of:=[.C792]/([.D792]-[.D791])" office:value-type="float" office:value="961249.085206364" calcext:value-type="float">
            <text:p>961249.085206364</text:p>
          </table:table-cell>
          <table:table-cell/>
          <table:table-cell office:value-type="float" office:value="1442700500.13108" calcext:value-type="float">
            <text:p>1442700500.13108</text:p>
          </table:table-cell>
          <table:table-cell table:formula="of:=[.G792]-[.B792]" office:value-type="float" office:value="13.1308157444" calcext:value-type="float">
            <text:p>13.1308157444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42700500.0108" calcext:value-type="float">
            <text:p>1442700500.0108</text:p>
          </table:table-cell>
          <table:table-cell office:value-type="float" office:value="8096" calcext:value-type="float">
            <text:p>8096</text:p>
          </table:table-cell>
          <table:table-cell table:formula="of:=[.B793]-[.B$2]" office:value-type="float" office:value="28.0659730434418" calcext:value-type="float">
            <text:p>28.0659730434</text:p>
          </table:table-cell>
          <table:table-cell table:formula="of:=[.C793]/([.D793]-[.D792])" office:value-type="float" office:value="622.264671661973" calcext:value-type="float">
            <text:p>622.264671662</text:p>
          </table:table-cell>
          <table:table-cell/>
          <table:table-cell office:value-type="float" office:value="1442700500.15212" calcext:value-type="float">
            <text:p>1442700500.15212</text:p>
          </table:table-cell>
          <table:table-cell table:formula="of:=[.G793]-[.B793]" office:value-type="float" office:value="0.141313791275024" calcext:value-type="float">
            <text:p>0.1413137913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42700500.02147" calcext:value-type="float">
            <text:p>1442700500.02147</text:p>
          </table:table-cell>
          <table:table-cell office:value-type="float" office:value="8096" calcext:value-type="float">
            <text:p>8096</text:p>
          </table:table-cell>
          <table:table-cell table:formula="of:=[.B794]-[.B$2]" office:value-type="float" office:value="28.0766403675079" calcext:value-type="float">
            <text:p>28.0766403675</text:p>
          </table:table-cell>
          <table:table-cell table:formula="of:=[.C794]/([.D794]-[.D793])" office:value-type="float" office:value="758953.224799964" calcext:value-type="float">
            <text:p>758953.224799964</text:p>
          </table:table-cell>
          <table:table-cell/>
          <table:table-cell office:value-type="float" office:value="1442700500.16289" calcext:value-type="float">
            <text:p>1442700500.16289</text:p>
          </table:table-cell>
          <table:table-cell table:formula="of:=[.G794]-[.B794]" office:value-type="float" office:value="0.141422033309937" calcext:value-type="float">
            <text:p>0.1414220333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42700500.03202" calcext:value-type="float">
            <text:p>1442700500.03202</text:p>
          </table:table-cell>
          <table:table-cell office:value-type="float" office:value="8096" calcext:value-type="float">
            <text:p>8096</text:p>
          </table:table-cell>
          <table:table-cell table:formula="of:=[.B795]-[.B$2]" office:value-type="float" office:value="28.087192773819" calcext:value-type="float">
            <text:p>28.0871927738</text:p>
          </table:table-cell>
          <table:table-cell table:formula="of:=[.C795]/([.D795]-[.D794])" office:value-type="float" office:value="767218.372887483" calcext:value-type="float">
            <text:p>767218.372887483</text:p>
          </table:table-cell>
          <table:table-cell/>
          <table:table-cell office:value-type="float" office:value="1442700500.18397" calcext:value-type="float">
            <text:p>1442700500.18397</text:p>
          </table:table-cell>
          <table:table-cell table:formula="of:=[.G795]-[.B795]" office:value-type="float" office:value="0.151944398880005" calcext:value-type="float">
            <text:p>0.1519443989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42700500.04286" calcext:value-type="float">
            <text:p>1442700500.04286</text:p>
          </table:table-cell>
          <table:table-cell office:value-type="float" office:value="8096" calcext:value-type="float">
            <text:p>8096</text:p>
          </table:table-cell>
          <table:table-cell table:formula="of:=[.B796]-[.B$2]" office:value-type="float" office:value="28.0980277061462" calcext:value-type="float">
            <text:p>28.0980277061</text:p>
          </table:table-cell>
          <table:table-cell table:formula="of:=[.C796]/([.D796]-[.D795])" office:value-type="float" office:value="747212.788733634" calcext:value-type="float">
            <text:p>747212.788733634</text:p>
          </table:table-cell>
          <table:table-cell/>
          <table:table-cell office:value-type="float" office:value="1442700500.18752" calcext:value-type="float">
            <text:p>1442700500.18752</text:p>
          </table:table-cell>
          <table:table-cell table:formula="of:=[.G796]-[.B796]" office:value-type="float" office:value="0.144660949707031" calcext:value-type="float">
            <text:p>0.1446609497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42700500.05342" calcext:value-type="float">
            <text:p>1442700500.05342</text:p>
          </table:table-cell>
          <table:table-cell office:value-type="float" office:value="8096" calcext:value-type="float">
            <text:p>8096</text:p>
          </table:table-cell>
          <table:table-cell table:formula="of:=[.B797]-[.B$2]" office:value-type="float" office:value="28.1085872650146" calcext:value-type="float">
            <text:p>28.108587265</text:p>
          </table:table-cell>
          <table:table-cell table:formula="of:=[.C797]/([.D797]-[.D796])" office:value-type="float" office:value="766698.694603748" calcext:value-type="float">
            <text:p>766698.694603748</text:p>
          </table:table-cell>
          <table:table-cell/>
          <table:table-cell office:value-type="float" office:value="1442700500.19441" calcext:value-type="float">
            <text:p>1442700500.19441</text:p>
          </table:table-cell>
          <table:table-cell table:formula="of:=[.G797]-[.B797]" office:value-type="float" office:value="0.140990972518921" calcext:value-type="float">
            <text:p>0.1409909725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42700500.06391" calcext:value-type="float">
            <text:p>1442700500.06391</text:p>
          </table:table-cell>
          <table:table-cell office:value-type="float" office:value="8096" calcext:value-type="float">
            <text:p>8096</text:p>
          </table:table-cell>
          <table:table-cell table:formula="of:=[.B798]-[.B$2]" office:value-type="float" office:value="28.1190793514252" calcext:value-type="float">
            <text:p>28.1190793514</text:p>
          </table:table-cell>
          <table:table-cell table:formula="of:=[.C798]/([.D798]-[.D797])" office:value-type="float" office:value="771629.17681278" calcext:value-type="float">
            <text:p>771629.17681278</text:p>
          </table:table-cell>
          <table:table-cell/>
          <table:table-cell office:value-type="float" office:value="1442700500.21554" calcext:value-type="float">
            <text:p>1442700500.21554</text:p>
          </table:table-cell>
          <table:table-cell table:formula="of:=[.G798]-[.B798]" office:value-type="float" office:value="0.151631116867065" calcext:value-type="float">
            <text:p>0.1516311169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42700500.07443" calcext:value-type="float">
            <text:p>1442700500.07443</text:p>
          </table:table-cell>
          <table:table-cell office:value-type="float" office:value="8096" calcext:value-type="float">
            <text:p>8096</text:p>
          </table:table-cell>
          <table:table-cell table:formula="of:=[.B799]-[.B$2]" office:value-type="float" office:value="28.1295990943909" calcext:value-type="float">
            <text:p>28.1295990944</text:p>
          </table:table-cell>
          <table:table-cell table:formula="of:=[.C799]/([.D799]-[.D798])" office:value-type="float" office:value="769600.552636947" calcext:value-type="float">
            <text:p>769600.552636947</text:p>
          </table:table-cell>
          <table:table-cell/>
          <table:table-cell office:value-type="float" office:value="1442700500.21907" calcext:value-type="float">
            <text:p>1442700500.21907</text:p>
          </table:table-cell>
          <table:table-cell table:formula="of:=[.G799]-[.B799]" office:value-type="float" office:value="0.144640207290649" calcext:value-type="float">
            <text:p>0.1446402073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42700500.08494" calcext:value-type="float">
            <text:p>1442700500.08494</text:p>
          </table:table-cell>
          <table:table-cell office:value-type="float" office:value="8096" calcext:value-type="float">
            <text:p>8096</text:p>
          </table:table-cell>
          <table:table-cell table:formula="of:=[.B800]-[.B$2]" office:value-type="float" office:value="28.1401143074036" calcext:value-type="float">
            <text:p>28.1401143074</text:p>
          </table:table-cell>
          <table:table-cell table:formula="of:=[.C800]/([.D800]-[.D799])" office:value-type="float" office:value="769932.096499184" calcext:value-type="float">
            <text:p>769932.096499184</text:p>
          </table:table-cell>
          <table:table-cell/>
          <table:table-cell office:value-type="float" office:value="1442700500.23149" calcext:value-type="float">
            <text:p>1442700500.23149</text:p>
          </table:table-cell>
          <table:table-cell table:formula="of:=[.G800]-[.B800]" office:value-type="float" office:value="0.146548986434937" calcext:value-type="float">
            <text:p>0.1465489864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42700500.09545" calcext:value-type="float">
            <text:p>1442700500.09545</text:p>
          </table:table-cell>
          <table:table-cell office:value-type="float" office:value="8096" calcext:value-type="float">
            <text:p>8096</text:p>
          </table:table-cell>
          <table:table-cell table:formula="of:=[.B801]-[.B$2]" office:value-type="float" office:value="28.1506237983704" calcext:value-type="float">
            <text:p>28.1506237984</text:p>
          </table:table-cell>
          <table:table-cell table:formula="of:=[.C801]/([.D801]-[.D800])" office:value-type="float" office:value="770351.297277677" calcext:value-type="float">
            <text:p>770351.297277677</text:p>
          </table:table-cell>
          <table:table-cell/>
          <table:table-cell office:value-type="float" office:value="1442700500.32206" calcext:value-type="float">
            <text:p>1442700500.32206</text:p>
          </table:table-cell>
          <table:table-cell table:formula="of:=[.G801]-[.B801]" office:value-type="float" office:value="0.226603984832764" calcext:value-type="float">
            <text:p>0.226603984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42700500.10605" calcext:value-type="float">
            <text:p>1442700500.10605</text:p>
          </table:table-cell>
          <table:table-cell office:value-type="float" office:value="8096" calcext:value-type="float">
            <text:p>8096</text:p>
          </table:table-cell>
          <table:table-cell table:formula="of:=[.B802]-[.B$2]" office:value-type="float" office:value="28.1612250804901" calcext:value-type="float">
            <text:p>28.1612250805</text:p>
          </table:table-cell>
          <table:table-cell table:formula="of:=[.C802]/([.D802]-[.D801])" office:value-type="float" office:value="763681.214078489" calcext:value-type="float">
            <text:p>763681.214078489</text:p>
          </table:table-cell>
          <table:table-cell/>
          <table:table-cell office:value-type="float" office:value="1442700500.49032" calcext:value-type="float">
            <text:p>1442700500.49032</text:p>
          </table:table-cell>
          <table:table-cell table:formula="of:=[.G802]-[.B802]" office:value-type="float" office:value="0.384265899658203" calcext:value-type="float">
            <text:p>0.3842658997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42700500.11655" calcext:value-type="float">
            <text:p>1442700500.11655</text:p>
          </table:table-cell>
          <table:table-cell office:value-type="float" office:value="8096" calcext:value-type="float">
            <text:p>8096</text:p>
          </table:table-cell>
          <table:table-cell table:formula="of:=[.B803]-[.B$2]" office:value-type="float" office:value="28.1717219352722" calcext:value-type="float">
            <text:p>28.1717219353</text:p>
          </table:table-cell>
          <table:table-cell table:formula="of:=[.C803]/([.D803]-[.D802])" office:value-type="float" office:value="771278.651373021" calcext:value-type="float">
            <text:p>771278.651373021</text:p>
          </table:table-cell>
          <table:table-cell/>
          <table:table-cell office:value-type="float" office:value="1442700500.49385" calcext:value-type="float">
            <text:p>1442700500.49385</text:p>
          </table:table-cell>
          <table:table-cell table:formula="of:=[.G803]-[.B803]" office:value-type="float" office:value="0.377303123474121" calcext:value-type="float">
            <text:p>0.3773031235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42700500.12731" calcext:value-type="float">
            <text:p>1442700500.12731</text:p>
          </table:table-cell>
          <table:table-cell office:value-type="float" office:value="8096" calcext:value-type="float">
            <text:p>8096</text:p>
          </table:table-cell>
          <table:table-cell table:formula="of:=[.B804]-[.B$2]" office:value-type="float" office:value="28.1824796199799" calcext:value-type="float">
            <text:p>28.18247962</text:p>
          </table:table-cell>
          <table:table-cell table:formula="of:=[.C804]/([.D804]-[.D803])" office:value-type="float" office:value="752578.293566189" calcext:value-type="float">
            <text:p>752578.293566189</text:p>
          </table:table-cell>
          <table:table-cell/>
          <table:table-cell office:value-type="float" office:value="1442700500.66871" calcext:value-type="float">
            <text:p>1442700500.66871</text:p>
          </table:table-cell>
          <table:table-cell table:formula="of:=[.G804]-[.B804]" office:value-type="float" office:value="0.541402578353882" calcext:value-type="float">
            <text:p>0.5414025784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42700500.13795" calcext:value-type="float">
            <text:p>1442700500.13795</text:p>
          </table:table-cell>
          <table:table-cell office:value-type="float" office:value="8096" calcext:value-type="float">
            <text:p>8096</text:p>
          </table:table-cell>
          <table:table-cell table:formula="of:=[.B805]-[.B$2]" office:value-type="float" office:value="28.1931207180023" calcext:value-type="float">
            <text:p>28.193120718</text:p>
          </table:table-cell>
          <table:table-cell table:formula="of:=[.C805]/([.D805]-[.D804])" office:value-type="float" office:value="760823.740455279" calcext:value-type="float">
            <text:p>760823.740455279</text:p>
          </table:table-cell>
          <table:table-cell/>
          <table:table-cell office:value-type="float" office:value="1442700500.70001" calcext:value-type="float">
            <text:p>1442700500.70001</text:p>
          </table:table-cell>
          <table:table-cell table:formula="of:=[.G805]-[.B805]" office:value-type="float" office:value="0.562055826187134" calcext:value-type="float">
            <text:p>0.5620558262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42700500.14875" calcext:value-type="float">
            <text:p>1442700500.14875</text:p>
          </table:table-cell>
          <table:table-cell office:value-type="float" office:value="8096" calcext:value-type="float">
            <text:p>8096</text:p>
          </table:table-cell>
          <table:table-cell table:formula="of:=[.B806]-[.B$2]" office:value-type="float" office:value="28.2039217948914" calcext:value-type="float">
            <text:p>28.2039217949</text:p>
          </table:table-cell>
          <table:table-cell table:formula="of:=[.C806]/([.D806]-[.D805])" office:value-type="float" office:value="749554.890051432" calcext:value-type="float">
            <text:p>749554.890051432</text:p>
          </table:table-cell>
          <table:table-cell/>
          <table:table-cell office:value-type="float" office:value="1442700500.70356" calcext:value-type="float">
            <text:p>1442700500.70356</text:p>
          </table:table-cell>
          <table:table-cell table:formula="of:=[.G806]-[.B806]" office:value-type="float" office:value="0.554805517196655" calcext:value-type="float">
            <text:p>0.5548055172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42700500.15929" calcext:value-type="float">
            <text:p>1442700500.15929</text:p>
          </table:table-cell>
          <table:table-cell office:value-type="float" office:value="8096" calcext:value-type="float">
            <text:p>8096</text:p>
          </table:table-cell>
          <table:table-cell table:formula="of:=[.B807]-[.B$2]" office:value-type="float" office:value="28.2144594192505" calcext:value-type="float">
            <text:p>28.2144594193</text:p>
          </table:table-cell>
          <table:table-cell table:formula="of:=[.C807]/([.D807]-[.D806])" office:value-type="float" office:value="768294.610253858" calcext:value-type="float">
            <text:p>768294.610253858</text:p>
          </table:table-cell>
          <table:table-cell/>
          <table:table-cell office:value-type="float" office:value="1442700500.72086" calcext:value-type="float">
            <text:p>1442700500.72086</text:p>
          </table:table-cell>
          <table:table-cell table:formula="of:=[.G807]-[.B807]" office:value-type="float" office:value="0.561570882797241" calcext:value-type="float">
            <text:p>0.5615708828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42700500.16992" calcext:value-type="float">
            <text:p>1442700500.16992</text:p>
          </table:table-cell>
          <table:table-cell office:value-type="float" office:value="8096" calcext:value-type="float">
            <text:p>8096</text:p>
          </table:table-cell>
          <table:table-cell table:formula="of:=[.B808]-[.B$2]" office:value-type="float" office:value="28.2250950336456" calcext:value-type="float">
            <text:p>28.2250950336</text:p>
          </table:table-cell>
          <table:table-cell table:formula="of:=[.C808]/([.D808]-[.D807])" office:value-type="float" office:value="761216.014346881" calcext:value-type="float">
            <text:p>761216.014346881</text:p>
          </table:table-cell>
          <table:table-cell/>
          <table:table-cell office:value-type="float" office:value="1442700500.7418" calcext:value-type="float">
            <text:p>1442700500.7418</text:p>
          </table:table-cell>
          <table:table-cell table:formula="of:=[.G808]-[.B808]" office:value-type="float" office:value="0.571876525878906" calcext:value-type="float">
            <text:p>0.5718765259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42700500.18043" calcext:value-type="float">
            <text:p>1442700500.18043</text:p>
          </table:table-cell>
          <table:table-cell office:value-type="float" office:value="8096" calcext:value-type="float">
            <text:p>8096</text:p>
          </table:table-cell>
          <table:table-cell table:formula="of:=[.B809]-[.B$2]" office:value-type="float" office:value="28.2356011867523" calcext:value-type="float">
            <text:p>28.2356011868</text:p>
          </table:table-cell>
          <table:table-cell table:formula="of:=[.C809]/([.D809]-[.D808])" office:value-type="float" office:value="770596.041937094" calcext:value-type="float">
            <text:p>770596.041937094</text:p>
          </table:table-cell>
          <table:table-cell/>
          <table:table-cell office:value-type="float" office:value="1442700500.74532" calcext:value-type="float">
            <text:p>1442700500.74532</text:p>
          </table:table-cell>
          <table:table-cell table:formula="of:=[.G809]-[.B809]" office:value-type="float" office:value="0.564887285232544" calcext:value-type="float">
            <text:p>0.5648872852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42700500.19121" calcext:value-type="float">
            <text:p>1442700500.19121</text:p>
          </table:table-cell>
          <table:table-cell office:value-type="float" office:value="8096" calcext:value-type="float">
            <text:p>8096</text:p>
          </table:table-cell>
          <table:table-cell table:formula="of:=[.B810]-[.B$2]" office:value-type="float" office:value="28.2463777065277" calcext:value-type="float">
            <text:p>28.2463777065</text:p>
          </table:table-cell>
          <table:table-cell table:formula="of:=[.C810]/([.D810]-[.D809])" office:value-type="float" office:value="751262.946548673" calcext:value-type="float">
            <text:p>751262.946548673</text:p>
          </table:table-cell>
          <table:table-cell/>
          <table:table-cell office:value-type="float" office:value="1442700500.75796" calcext:value-type="float">
            <text:p>1442700500.75796</text:p>
          </table:table-cell>
          <table:table-cell table:formula="of:=[.G810]-[.B810]" office:value-type="float" office:value="0.566752672195435" calcext:value-type="float">
            <text:p>0.5667526722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42700500.2019" calcext:value-type="float">
            <text:p>1442700500.2019</text:p>
          </table:table-cell>
          <table:table-cell office:value-type="float" office:value="8096" calcext:value-type="float">
            <text:p>8096</text:p>
          </table:table-cell>
          <table:table-cell table:formula="of:=[.B811]-[.B$2]" office:value-type="float" office:value="28.2570741176605" calcext:value-type="float">
            <text:p>28.2570741177</text:p>
          </table:table-cell>
          <table:table-cell table:formula="of:=[.C811]/([.D811]-[.D810])" office:value-type="float" office:value="756889.380884451" calcext:value-type="float">
            <text:p>756889.380884451</text:p>
          </table:table-cell>
          <table:table-cell/>
          <table:table-cell office:value-type="float" office:value="1442700500.76248" calcext:value-type="float">
            <text:p>1442700500.76248</text:p>
          </table:table-cell>
          <table:table-cell table:formula="of:=[.G811]-[.B811]" office:value-type="float" office:value="0.560578107833862" calcext:value-type="float">
            <text:p>0.5605781078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42700500.21243" calcext:value-type="float">
            <text:p>1442700500.21243</text:p>
          </table:table-cell>
          <table:table-cell office:value-type="float" office:value="8096" calcext:value-type="float">
            <text:p>8096</text:p>
          </table:table-cell>
          <table:table-cell table:formula="of:=[.B812]-[.B$2]" office:value-type="float" office:value="28.2676026821136" calcext:value-type="float">
            <text:p>28.2676026821</text:p>
          </table:table-cell>
          <table:table-cell table:formula="of:=[.C812]/([.D812]-[.D811])" office:value-type="float" office:value="768955.733333333" calcext:value-type="float">
            <text:p>768955.733333333</text:p>
          </table:table-cell>
          <table:table-cell/>
          <table:table-cell office:value-type="float" office:value="1442700500.90836" calcext:value-type="float">
            <text:p>1442700500.90836</text:p>
          </table:table-cell>
          <table:table-cell table:formula="of:=[.G812]-[.B812]" office:value-type="float" office:value="0.69592809677124" calcext:value-type="float">
            <text:p>0.6959280968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42700500.22307" calcext:value-type="float">
            <text:p>1442700500.22307</text:p>
          </table:table-cell>
          <table:table-cell office:value-type="float" office:value="8096" calcext:value-type="float">
            <text:p>8096</text:p>
          </table:table-cell>
          <table:table-cell table:formula="of:=[.B813]-[.B$2]" office:value-type="float" office:value="28.2782421112061" calcext:value-type="float">
            <text:p>28.2782421112</text:p>
          </table:table-cell>
          <table:table-cell table:formula="of:=[.C813]/([.D813]-[.D812])" office:value-type="float" office:value="760943.085355742" calcext:value-type="float">
            <text:p>760943.085355742</text:p>
          </table:table-cell>
          <table:table-cell/>
          <table:table-cell office:value-type="float" office:value="1442700500.92902" calcext:value-type="float">
            <text:p>1442700500.92902</text:p>
          </table:table-cell>
          <table:table-cell table:formula="of:=[.G813]-[.B813]" office:value-type="float" office:value="0.705944776535034" calcext:value-type="float">
            <text:p>0.7059447765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42700500.23354" calcext:value-type="float">
            <text:p>1442700500.23354</text:p>
          </table:table-cell>
          <table:table-cell office:value-type="float" office:value="8096" calcext:value-type="float">
            <text:p>8096</text:p>
          </table:table-cell>
          <table:table-cell table:formula="of:=[.B814]-[.B$2]" office:value-type="float" office:value="28.2887086868286" calcext:value-type="float">
            <text:p>28.2887086868</text:p>
          </table:table-cell>
          <table:table-cell table:formula="of:=[.C814]/([.D814]-[.D813])" office:value-type="float" office:value="773509.913075171" calcext:value-type="float">
            <text:p>773509.913075171</text:p>
          </table:table-cell>
          <table:table-cell/>
          <table:table-cell office:value-type="float" office:value="1442700500.93254" calcext:value-type="float">
            <text:p>1442700500.93254</text:p>
          </table:table-cell>
          <table:table-cell table:formula="of:=[.G814]-[.B814]" office:value-type="float" office:value="0.699004650115967" calcext:value-type="float">
            <text:p>0.6990046501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42700500.24406" calcext:value-type="float">
            <text:p>1442700500.24406</text:p>
          </table:table-cell>
          <table:table-cell office:value-type="float" office:value="8096" calcext:value-type="float">
            <text:p>8096</text:p>
          </table:table-cell>
          <table:table-cell table:formula="of:=[.B815]-[.B$2]" office:value-type="float" office:value="28.2992296218872" calcext:value-type="float">
            <text:p>28.2992296219</text:p>
          </table:table-cell>
          <table:table-cell table:formula="of:=[.C815]/([.D815]-[.D814])" office:value-type="float" office:value="769513.351704133" calcext:value-type="float">
            <text:p>769513.351704133</text:p>
          </table:table-cell>
          <table:table-cell/>
          <table:table-cell office:value-type="float" office:value="1442700500.9395" calcext:value-type="float">
            <text:p>1442700500.9395</text:p>
          </table:table-cell>
          <table:table-cell table:formula="of:=[.G815]-[.B815]" office:value-type="float" office:value="0.695440530776978" calcext:value-type="float">
            <text:p>0.6954405308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42700500.25452" calcext:value-type="float">
            <text:p>1442700500.25452</text:p>
          </table:table-cell>
          <table:table-cell office:value-type="float" office:value="8096" calcext:value-type="float">
            <text:p>8096</text:p>
          </table:table-cell>
          <table:table-cell table:formula="of:=[.B816]-[.B$2]" office:value-type="float" office:value="28.309690952301" calcext:value-type="float">
            <text:p>28.3096909523</text:p>
          </table:table-cell>
          <table:table-cell table:formula="of:=[.C816]/([.D816]-[.D815])" office:value-type="float" office:value="773897.74337937" calcext:value-type="float">
            <text:p>773897.74337937</text:p>
          </table:table-cell>
          <table:table-cell/>
          <table:table-cell office:value-type="float" office:value="1442700500.94992" calcext:value-type="float">
            <text:p>1442700500.94992</text:p>
          </table:table-cell>
          <table:table-cell table:formula="of:=[.G816]-[.B816]" office:value-type="float" office:value="0.69540286064148" calcext:value-type="float">
            <text:p>0.6954028606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42700500.26505" calcext:value-type="float">
            <text:p>1442700500.26505</text:p>
          </table:table-cell>
          <table:table-cell office:value-type="float" office:value="8096" calcext:value-type="float">
            <text:p>8096</text:p>
          </table:table-cell>
          <table:table-cell table:formula="of:=[.B817]-[.B$2]" office:value-type="float" office:value="28.3202171325684" calcext:value-type="float">
            <text:p>28.3202171326</text:p>
          </table:table-cell>
          <table:table-cell table:formula="of:=[.C817]/([.D817]-[.D816])" office:value-type="float" office:value="769129.902242356" calcext:value-type="float">
            <text:p>769129.902242356</text:p>
          </table:table-cell>
          <table:table-cell/>
          <table:table-cell office:value-type="float" office:value="1442700500.95344" calcext:value-type="float">
            <text:p>1442700500.95344</text:p>
          </table:table-cell>
          <table:table-cell table:formula="of:=[.G817]-[.B817]" office:value-type="float" office:value="0.68839430809021" calcext:value-type="float">
            <text:p>0.6883943081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42700500.27547" calcext:value-type="float">
            <text:p>1442700500.27547</text:p>
          </table:table-cell>
          <table:table-cell office:value-type="float" office:value="8096" calcext:value-type="float">
            <text:p>8096</text:p>
          </table:table-cell>
          <table:table-cell table:formula="of:=[.B818]-[.B$2]" office:value-type="float" office:value="28.3306365013123" calcext:value-type="float">
            <text:p>28.3306365013</text:p>
          </table:table-cell>
          <table:table-cell table:formula="of:=[.C818]/([.D818]-[.D817])" office:value-type="float" office:value="777014.442908791" calcext:value-type="float">
            <text:p>777014.442908791</text:p>
          </table:table-cell>
          <table:table-cell/>
          <table:table-cell office:value-type="float" office:value="1442700500.96701" calcext:value-type="float">
            <text:p>1442700500.96701</text:p>
          </table:table-cell>
          <table:table-cell table:formula="of:=[.G818]-[.B818]" office:value-type="float" office:value="0.691541910171509" calcext:value-type="float">
            <text:p>0.6915419102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42700500.28619" calcext:value-type="float">
            <text:p>1442700500.28619</text:p>
          </table:table-cell>
          <table:table-cell office:value-type="float" office:value="8096" calcext:value-type="float">
            <text:p>8096</text:p>
          </table:table-cell>
          <table:table-cell table:formula="of:=[.B819]-[.B$2]" office:value-type="float" office:value="28.3413662910461" calcext:value-type="float">
            <text:p>28.341366291</text:p>
          </table:table-cell>
          <table:table-cell table:formula="of:=[.C819]/([.D819]-[.D818])" office:value-type="float" office:value="754534.823215714" calcext:value-type="float">
            <text:p>754534.823215714</text:p>
          </table:table-cell>
          <table:table-cell/>
          <table:table-cell office:value-type="float" office:value="1442700500.99236" calcext:value-type="float">
            <text:p>1442700500.99236</text:p>
          </table:table-cell>
          <table:table-cell table:formula="of:=[.G819]-[.B819]" office:value-type="float" office:value="0.706167936325073" calcext:value-type="float">
            <text:p>0.7061679363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42700500.29685" calcext:value-type="float">
            <text:p>1442700500.29685</text:p>
          </table:table-cell>
          <table:table-cell office:value-type="float" office:value="8096" calcext:value-type="float">
            <text:p>8096</text:p>
          </table:table-cell>
          <table:table-cell table:formula="of:=[.B820]-[.B$2]" office:value-type="float" office:value="28.3520224094391" calcext:value-type="float">
            <text:p>28.3520224094</text:p>
          </table:table-cell>
          <table:table-cell table:formula="of:=[.C820]/([.D820]-[.D819])" office:value-type="float" office:value="759751.318581497" calcext:value-type="float">
            <text:p>759751.318581497</text:p>
          </table:table-cell>
          <table:table-cell/>
          <table:table-cell office:value-type="float" office:value="1442700500.9959" calcext:value-type="float">
            <text:p>1442700500.9959</text:p>
          </table:table-cell>
          <table:table-cell table:formula="of:=[.G820]-[.B820]" office:value-type="float" office:value="0.699048280715942" calcext:value-type="float">
            <text:p>0.6990482807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42700500.30726" calcext:value-type="float">
            <text:p>1442700500.30726</text:p>
          </table:table-cell>
          <table:table-cell office:value-type="float" office:value="8096" calcext:value-type="float">
            <text:p>8096</text:p>
          </table:table-cell>
          <table:table-cell table:formula="of:=[.B821]-[.B$2]" office:value-type="float" office:value="28.3624272346497" calcext:value-type="float">
            <text:p>28.3624272346</text:p>
          </table:table-cell>
          <table:table-cell table:formula="of:=[.C821]/([.D821]-[.D820])" office:value-type="float" office:value="778100.528952132" calcext:value-type="float">
            <text:p>778100.528952132</text:p>
          </table:table-cell>
          <table:table-cell/>
          <table:table-cell office:value-type="float" office:value="1442700500.99943" calcext:value-type="float">
            <text:p>1442700500.99943</text:p>
          </table:table-cell>
          <table:table-cell table:formula="of:=[.G821]-[.B821]" office:value-type="float" office:value="0.6921706199646" calcext:value-type="float">
            <text:p>0.69217062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42700500.3178" calcext:value-type="float">
            <text:p>1442700500.3178</text:p>
          </table:table-cell>
          <table:table-cell office:value-type="float" office:value="8096" calcext:value-type="float">
            <text:p>8096</text:p>
          </table:table-cell>
          <table:table-cell table:formula="of:=[.B822]-[.B$2]" office:value-type="float" office:value="28.3729681968689" calcext:value-type="float">
            <text:p>28.3729681969</text:p>
          </table:table-cell>
          <table:table-cell table:formula="of:=[.C822]/([.D822]-[.D821])" office:value-type="float" office:value="768051.325070117" calcext:value-type="float">
            <text:p>768051.325070117</text:p>
          </table:table-cell>
          <table:table-cell/>
          <table:table-cell office:value-type="float" office:value="1442700501.16813" calcext:value-type="float">
            <text:p>1442700501.16813</text:p>
          </table:table-cell>
          <table:table-cell table:formula="of:=[.G822]-[.B822]" office:value-type="float" office:value="0.850331544876099" calcext:value-type="float">
            <text:p>0.8503315449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42700500.32827" calcext:value-type="float">
            <text:p>1442700500.32827</text:p>
          </table:table-cell>
          <table:table-cell office:value-type="float" office:value="8096" calcext:value-type="float">
            <text:p>8096</text:p>
          </table:table-cell>
          <table:table-cell table:formula="of:=[.B823]-[.B$2]" office:value-type="float" office:value="28.383442401886" calcext:value-type="float">
            <text:p>28.3834424019</text:p>
          </table:table-cell>
          <table:table-cell table:formula="of:=[.C823]/([.D823]-[.D822])" office:value-type="float" office:value="772946.489665847" calcext:value-type="float">
            <text:p>772946.489665847</text:p>
          </table:table-cell>
          <table:table-cell/>
          <table:table-cell office:value-type="float" office:value="1442700501.19807" calcext:value-type="float">
            <text:p>1442700501.19807</text:p>
          </table:table-cell>
          <table:table-cell table:formula="of:=[.G823]-[.B823]" office:value-type="float" office:value="0.869795083999634" calcext:value-type="float">
            <text:p>0.869795084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42700500.33879" calcext:value-type="float">
            <text:p>1442700500.33879</text:p>
          </table:table-cell>
          <table:table-cell office:value-type="float" office:value="8096" calcext:value-type="float">
            <text:p>8096</text:p>
          </table:table-cell>
          <table:table-cell table:formula="of:=[.B824]-[.B$2]" office:value-type="float" office:value="28.3939604759216" calcext:value-type="float">
            <text:p>28.3939604759</text:p>
          </table:table-cell>
          <table:table-cell table:formula="of:=[.C824]/([.D824]-[.D823])" office:value-type="float" office:value="769722.66715024" calcext:value-type="float">
            <text:p>769722.66715024</text:p>
          </table:table-cell>
          <table:table-cell/>
          <table:table-cell office:value-type="float" office:value="1442700501.20147" calcext:value-type="float">
            <text:p>1442700501.20147</text:p>
          </table:table-cell>
          <table:table-cell table:formula="of:=[.G824]-[.B824]" office:value-type="float" office:value="0.862685441970825" calcext:value-type="float">
            <text:p>0.862685442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42700500.34929" calcext:value-type="float">
            <text:p>1442700500.34929</text:p>
          </table:table-cell>
          <table:table-cell office:value-type="float" office:value="8096" calcext:value-type="float">
            <text:p>8096</text:p>
          </table:table-cell>
          <table:table-cell table:formula="of:=[.B825]-[.B$2]" office:value-type="float" office:value="28.4044649600983" calcext:value-type="float">
            <text:p>28.4044649601</text:p>
          </table:table-cell>
          <table:table-cell table:formula="of:=[.C825]/([.D825]-[.D824])" office:value-type="float" office:value="770718.472593568" calcext:value-type="float">
            <text:p>770718.472593568</text:p>
          </table:table-cell>
          <table:table-cell/>
          <table:table-cell office:value-type="float" office:value="1442700501.2049" calcext:value-type="float">
            <text:p>1442700501.2049</text:p>
          </table:table-cell>
          <table:table-cell table:formula="of:=[.G825]-[.B825]" office:value-type="float" office:value="0.855608701705933" calcext:value-type="float">
            <text:p>0.8556087017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42700500.3598" calcext:value-type="float">
            <text:p>1442700500.3598</text:p>
          </table:table-cell>
          <table:table-cell office:value-type="float" office:value="8096" calcext:value-type="float">
            <text:p>8096</text:p>
          </table:table-cell>
          <table:table-cell table:formula="of:=[.B826]-[.B$2]" office:value-type="float" office:value="28.4149672985077" calcext:value-type="float">
            <text:p>28.4149672985</text:p>
          </table:table-cell>
          <table:table-cell table:formula="of:=[.C826]/([.D826]-[.D825])" office:value-type="float" office:value="770875.94061294" calcext:value-type="float">
            <text:p>770875.94061294</text:p>
          </table:table-cell>
          <table:table-cell/>
          <table:table-cell office:value-type="float" office:value="1442700501.22502" calcext:value-type="float">
            <text:p>1442700501.22502</text:p>
          </table:table-cell>
          <table:table-cell table:formula="of:=[.G826]-[.B826]" office:value-type="float" office:value="0.865228176116943" calcext:value-type="float">
            <text:p>0.8652281761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42700500.37027" calcext:value-type="float">
            <text:p>1442700500.37027</text:p>
          </table:table-cell>
          <table:table-cell office:value-type="float" office:value="8096" calcext:value-type="float">
            <text:p>8096</text:p>
          </table:table-cell>
          <table:table-cell table:formula="of:=[.B827]-[.B$2]" office:value-type="float" office:value="28.4254400730133" calcext:value-type="float">
            <text:p>28.425440073</text:p>
          </table:table-cell>
          <table:table-cell table:formula="of:=[.C827]/([.D827]-[.D826])" office:value-type="float" office:value="773052.069025179" calcext:value-type="float">
            <text:p>773052.069025179</text:p>
          </table:table-cell>
          <table:table-cell/>
          <table:table-cell office:value-type="float" office:value="1442700501.22844" calcext:value-type="float">
            <text:p>1442700501.22844</text:p>
          </table:table-cell>
          <table:table-cell table:formula="of:=[.G827]-[.B827]" office:value-type="float" office:value="0.858171939849854" calcext:value-type="float">
            <text:p>0.8581719398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42700500.38067" calcext:value-type="float">
            <text:p>1442700500.38067</text:p>
          </table:table-cell>
          <table:table-cell office:value-type="float" office:value="8096" calcext:value-type="float">
            <text:p>8096</text:p>
          </table:table-cell>
          <table:table-cell table:formula="of:=[.B828]-[.B$2]" office:value-type="float" office:value="28.4358451366425" calcext:value-type="float">
            <text:p>28.4358451366</text:p>
          </table:table-cell>
          <table:table-cell table:formula="of:=[.C828]/([.D828]-[.D827])" office:value-type="float" office:value="778082.699784611" calcext:value-type="float">
            <text:p>778082.699784611</text:p>
          </table:table-cell>
          <table:table-cell/>
          <table:table-cell office:value-type="float" office:value="1442700501.23188" calcext:value-type="float">
            <text:p>1442700501.23188</text:p>
          </table:table-cell>
          <table:table-cell table:formula="of:=[.G828]-[.B828]" office:value-type="float" office:value="0.851201295852661" calcext:value-type="float">
            <text:p>0.8512012959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42700500.39115" calcext:value-type="float">
            <text:p>1442700500.39115</text:p>
          </table:table-cell>
          <table:table-cell office:value-type="float" office:value="8096" calcext:value-type="float">
            <text:p>8096</text:p>
          </table:table-cell>
          <table:table-cell table:formula="of:=[.B829]-[.B$2]" office:value-type="float" office:value="28.4463202953339" calcext:value-type="float">
            <text:p>28.4463202953</text:p>
          </table:table-cell>
          <table:table-cell table:formula="of:=[.C829]/([.D829]-[.D828])" office:value-type="float" office:value="772876.119446468" calcext:value-type="float">
            <text:p>772876.119446468</text:p>
          </table:table-cell>
          <table:table-cell/>
          <table:table-cell office:value-type="float" office:value="1442700501.26847" calcext:value-type="float">
            <text:p>1442700501.26847</text:p>
          </table:table-cell>
          <table:table-cell table:formula="of:=[.G829]-[.B829]" office:value-type="float" office:value="0.877319812774658" calcext:value-type="float">
            <text:p>0.8773198128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42700500.40166" calcext:value-type="float">
            <text:p>1442700500.40166</text:p>
          </table:table-cell>
          <table:table-cell office:value-type="float" office:value="8096" calcext:value-type="float">
            <text:p>8096</text:p>
          </table:table-cell>
          <table:table-cell table:formula="of:=[.B830]-[.B$2]" office:value-type="float" office:value="28.456835269928" calcext:value-type="float">
            <text:p>28.4568352699</text:p>
          </table:table-cell>
          <table:table-cell table:formula="of:=[.C830]/([.D830]-[.D829])" office:value-type="float" office:value="769949.554089291" calcext:value-type="float">
            <text:p>769949.554089291</text:p>
          </table:table-cell>
          <table:table-cell/>
          <table:table-cell office:value-type="float" office:value="1442700501.49099" calcext:value-type="float">
            <text:p>1442700501.49099</text:p>
          </table:table-cell>
          <table:table-cell table:formula="of:=[.G830]-[.B830]" office:value-type="float" office:value="1.08932209014893" calcext:value-type="float">
            <text:p>1.0893220901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42700500.41217" calcext:value-type="float">
            <text:p>1442700500.41217</text:p>
          </table:table-cell>
          <table:table-cell office:value-type="float" office:value="8096" calcext:value-type="float">
            <text:p>8096</text:p>
          </table:table-cell>
          <table:table-cell table:formula="of:=[.B831]-[.B$2]" office:value-type="float" office:value="28.4673452377319" calcext:value-type="float">
            <text:p>28.4673452377</text:p>
          </table:table-cell>
          <table:table-cell table:formula="of:=[.C831]/([.D831]-[.D830])" office:value-type="float" office:value="770316.346445261" calcext:value-type="float">
            <text:p>770316.346445261</text:p>
          </table:table-cell>
          <table:table-cell/>
          <table:table-cell office:value-type="float" office:value="1442700501.49439" calcext:value-type="float">
            <text:p>1442700501.49439</text:p>
          </table:table-cell>
          <table:table-cell table:formula="of:=[.G831]-[.B831]" office:value-type="float" office:value="1.08221936225891" calcext:value-type="float">
            <text:p>1.0822193623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42700500.42265" calcext:value-type="float">
            <text:p>1442700500.42265</text:p>
          </table:table-cell>
          <table:table-cell office:value-type="float" office:value="8096" calcext:value-type="float">
            <text:p>8096</text:p>
          </table:table-cell>
          <table:table-cell table:formula="of:=[.B832]-[.B$2]" office:value-type="float" office:value="28.4778196811676" calcext:value-type="float">
            <text:p>28.4778196812</text:p>
          </table:table-cell>
          <table:table-cell table:formula="of:=[.C832]/([.D832]-[.D831])" office:value-type="float" office:value="772928.895909681" calcext:value-type="float">
            <text:p>772928.895909681</text:p>
          </table:table-cell>
          <table:table-cell/>
          <table:table-cell office:value-type="float" office:value="1442700501.49781" calcext:value-type="float">
            <text:p>1442700501.49781</text:p>
          </table:table-cell>
          <table:table-cell table:formula="of:=[.G832]-[.B832]" office:value-type="float" office:value="1.0751576423645" calcext:value-type="float">
            <text:p>1.0751576424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42700500.43306" calcext:value-type="float">
            <text:p>1442700500.43306</text:p>
          </table:table-cell>
          <table:table-cell office:value-type="float" office:value="8096" calcext:value-type="float">
            <text:p>8096</text:p>
          </table:table-cell>
          <table:table-cell table:formula="of:=[.B833]-[.B$2]" office:value-type="float" office:value="28.4882364273071" calcext:value-type="float">
            <text:p>28.4882364273</text:p>
          </table:table-cell>
          <table:table-cell table:formula="of:=[.C833]/([.D833]-[.D832])" office:value-type="float" office:value="777210.07035774" calcext:value-type="float">
            <text:p>777210.07035774</text:p>
          </table:table-cell>
          <table:table-cell/>
          <table:table-cell office:value-type="float" office:value="1442700501.51847" calcext:value-type="float">
            <text:p>1442700501.51847</text:p>
          </table:table-cell>
          <table:table-cell table:formula="of:=[.G833]-[.B833]" office:value-type="float" office:value="1.08540773391724" calcext:value-type="float">
            <text:p>1.0854077339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42700500.44367" calcext:value-type="float">
            <text:p>1442700500.44367</text:p>
          </table:table-cell>
          <table:table-cell office:value-type="float" office:value="8096" calcext:value-type="float">
            <text:p>8096</text:p>
          </table:table-cell>
          <table:table-cell table:formula="of:=[.B834]-[.B$2]" office:value-type="float" office:value="28.4988462924957" calcext:value-type="float">
            <text:p>28.4988462925</text:p>
          </table:table-cell>
          <table:table-cell table:formula="of:=[.C834]/([.D834]-[.D833])" office:value-type="float" office:value="763063.418440035" calcext:value-type="float">
            <text:p>763063.418440035</text:p>
          </table:table-cell>
          <table:table-cell/>
          <table:table-cell office:value-type="float" office:value="1442700501.52189" calcext:value-type="float">
            <text:p>1442700501.52189</text:p>
          </table:table-cell>
          <table:table-cell table:formula="of:=[.G834]-[.B834]" office:value-type="float" office:value="1.07821345329285" calcext:value-type="float">
            <text:p>1.0782134533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42700500.45406" calcext:value-type="float">
            <text:p>1442700500.45406</text:p>
          </table:table-cell>
          <table:table-cell office:value-type="float" office:value="8096" calcext:value-type="float">
            <text:p>8096</text:p>
          </table:table-cell>
          <table:table-cell table:formula="of:=[.B835]-[.B$2]" office:value-type="float" office:value="28.5092277526855" calcext:value-type="float">
            <text:p>28.5092277527</text:p>
          </table:table-cell>
          <table:table-cell table:formula="of:=[.C835]/([.D835]-[.D834])" office:value-type="float" office:value="779851.759961417" calcext:value-type="float">
            <text:p>779851.759961417</text:p>
          </table:table-cell>
          <table:table-cell/>
          <table:table-cell office:value-type="float" office:value="1442700501.5253" calcext:value-type="float">
            <text:p>1442700501.5253</text:p>
          </table:table-cell>
          <table:table-cell table:formula="of:=[.G835]-[.B835]" office:value-type="float" office:value="1.07124781608582" calcext:value-type="float">
            <text:p>1.0712478161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42700500.4646" calcext:value-type="float">
            <text:p>1442700500.4646</text:p>
          </table:table-cell>
          <table:table-cell office:value-type="float" office:value="8096" calcext:value-type="float">
            <text:p>8096</text:p>
          </table:table-cell>
          <table:table-cell table:formula="of:=[.B836]-[.B$2]" office:value-type="float" office:value="28.5197694301605" calcext:value-type="float">
            <text:p>28.5197694302</text:p>
          </table:table-cell>
          <table:table-cell table:formula="of:=[.C836]/([.D836]-[.D835])" office:value-type="float" office:value="767999.212574918" calcext:value-type="float">
            <text:p>767999.212574918</text:p>
          </table:table-cell>
          <table:table-cell/>
          <table:table-cell office:value-type="float" office:value="1442700501.56372" calcext:value-type="float">
            <text:p>1442700501.56372</text:p>
          </table:table-cell>
          <table:table-cell table:formula="of:=[.G836]-[.B836]" office:value-type="float" office:value="1.099125623703" calcext:value-type="float">
            <text:p>1.0991256237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42700500.47518" calcext:value-type="float">
            <text:p>1442700500.47518</text:p>
          </table:table-cell>
          <table:table-cell office:value-type="float" office:value="8096" calcext:value-type="float">
            <text:p>8096</text:p>
          </table:table-cell>
          <table:table-cell table:formula="of:=[.B837]-[.B$2]" office:value-type="float" office:value="28.5303516387939" calcext:value-type="float">
            <text:p>28.5303516388</text:p>
          </table:table-cell>
          <table:table-cell table:formula="of:=[.C837]/([.D837]-[.D836])" office:value-type="float" office:value="765057.681288724" calcext:value-type="float">
            <text:p>765057.681288724</text:p>
          </table:table-cell>
          <table:table-cell/>
          <table:table-cell office:value-type="float" office:value="1442700501.56714" calcext:value-type="float">
            <text:p>1442700501.56714</text:p>
          </table:table-cell>
          <table:table-cell table:formula="of:=[.G837]-[.B837]" office:value-type="float" office:value="1.09195828437805" calcext:value-type="float">
            <text:p>1.0919582844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42700500.48574" calcext:value-type="float">
            <text:p>1442700500.48574</text:p>
          </table:table-cell>
          <table:table-cell office:value-type="float" office:value="8096" calcext:value-type="float">
            <text:p>8096</text:p>
          </table:table-cell>
          <table:table-cell table:formula="of:=[.B838]-[.B$2]" office:value-type="float" office:value="28.5409080982208" calcext:value-type="float">
            <text:p>28.5409080982</text:p>
          </table:table-cell>
          <table:table-cell table:formula="of:=[.C838]/([.D838]-[.D837])" office:value-type="float" office:value="766923.802064277" calcext:value-type="float">
            <text:p>766923.802064277</text:p>
          </table:table-cell>
          <table:table-cell/>
          <table:table-cell office:value-type="float" office:value="1442700501.57053" calcext:value-type="float">
            <text:p>1442700501.57053</text:p>
          </table:table-cell>
          <table:table-cell table:formula="of:=[.G838]-[.B838]" office:value-type="float" office:value="1.08479404449463" calcext:value-type="float">
            <text:p>1.0847940445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42700500.4962" calcext:value-type="float">
            <text:p>1442700500.4962</text:p>
          </table:table-cell>
          <table:table-cell office:value-type="float" office:value="8096" calcext:value-type="float">
            <text:p>8096</text:p>
          </table:table-cell>
          <table:table-cell table:formula="of:=[.B839]-[.B$2]" office:value-type="float" office:value="28.5513732433319" calcext:value-type="float">
            <text:p>28.5513732433</text:p>
          </table:table-cell>
          <table:table-cell table:formula="of:=[.C839]/([.D839]-[.D838])" office:value-type="float" office:value="773615.646420923" calcext:value-type="float">
            <text:p>773615.646420923</text:p>
          </table:table-cell>
          <table:table-cell/>
          <table:table-cell office:value-type="float" office:value="1442700501.57395" calcext:value-type="float">
            <text:p>1442700501.57395</text:p>
          </table:table-cell>
          <table:table-cell table:formula="of:=[.G839]-[.B839]" office:value-type="float" office:value="1.07775211334229" calcext:value-type="float">
            <text:p>1.0777521133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42700500.5067" calcext:value-type="float">
            <text:p>1442700500.5067</text:p>
          </table:table-cell>
          <table:table-cell office:value-type="float" office:value="8096" calcext:value-type="float">
            <text:p>8096</text:p>
          </table:table-cell>
          <table:table-cell table:formula="of:=[.B840]-[.B$2]" office:value-type="float" office:value="28.5618734359741" calcext:value-type="float">
            <text:p>28.561873436</text:p>
          </table:table-cell>
          <table:table-cell table:formula="of:=[.C840]/([.D840]-[.D839])" office:value-type="float" office:value="771033.472991077" calcext:value-type="float">
            <text:p>771033.472991077</text:p>
          </table:table-cell>
          <table:table-cell/>
          <table:table-cell office:value-type="float" office:value="1442700501.76482" calcext:value-type="float">
            <text:p>1442700501.76482</text:p>
          </table:table-cell>
          <table:table-cell table:formula="of:=[.G840]-[.B840]" office:value-type="float" office:value="1.25811624526978" calcext:value-type="float">
            <text:p>1.2581162453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42700500.51718" calcext:value-type="float">
            <text:p>1442700500.51718</text:p>
          </table:table-cell>
          <table:table-cell office:value-type="float" office:value="8096" calcext:value-type="float">
            <text:p>8096</text:p>
          </table:table-cell>
          <table:table-cell table:formula="of:=[.B841]-[.B$2]" office:value-type="float" office:value="28.5723531246185" calcext:value-type="float">
            <text:p>28.5723531246</text:p>
          </table:table-cell>
          <table:table-cell table:formula="of:=[.C841]/([.D841]-[.D840])" office:value-type="float" office:value="772542.03580935" calcext:value-type="float">
            <text:p>772542.03580935</text:p>
          </table:table-cell>
          <table:table-cell/>
          <table:table-cell office:value-type="float" office:value="1442700501.76825" calcext:value-type="float">
            <text:p>1442700501.76825</text:p>
          </table:table-cell>
          <table:table-cell table:formula="of:=[.G841]-[.B841]" office:value-type="float" office:value="1.25106906890869" calcext:value-type="float">
            <text:p>1.2510690689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42700500.52765" calcext:value-type="float">
            <text:p>1442700500.52765</text:p>
          </table:table-cell>
          <table:table-cell office:value-type="float" office:value="8096" calcext:value-type="float">
            <text:p>8096</text:p>
          </table:table-cell>
          <table:table-cell table:formula="of:=[.B842]-[.B$2]" office:value-type="float" office:value="28.5828261375427" calcext:value-type="float">
            <text:p>28.5828261375</text:p>
          </table:table-cell>
          <table:table-cell table:formula="of:=[.C842]/([.D842]-[.D841])" office:value-type="float" office:value="773034.470462358" calcext:value-type="float">
            <text:p>773034.470462358</text:p>
          </table:table-cell>
          <table:table-cell/>
          <table:table-cell office:value-type="float" office:value="1442700501.77167" calcext:value-type="float">
            <text:p>1442700501.77167</text:p>
          </table:table-cell>
          <table:table-cell table:formula="of:=[.G842]-[.B842]" office:value-type="float" office:value="1.24401688575745" calcext:value-type="float">
            <text:p>1.2440168858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42700500.53811" calcext:value-type="float">
            <text:p>1442700500.53811</text:p>
          </table:table-cell>
          <table:table-cell office:value-type="float" office:value="8096" calcext:value-type="float">
            <text:p>8096</text:p>
          </table:table-cell>
          <table:table-cell table:formula="of:=[.B843]-[.B$2]" office:value-type="float" office:value="28.5932836532593" calcext:value-type="float">
            <text:p>28.5932836533</text:p>
          </table:table-cell>
          <table:table-cell table:formula="of:=[.C843]/([.D843]-[.D842])" office:value-type="float" office:value="774180.046144727" calcext:value-type="float">
            <text:p>774180.046144727</text:p>
          </table:table-cell>
          <table:table-cell/>
          <table:table-cell office:value-type="float" office:value="1442700501.77508" calcext:value-type="float">
            <text:p>1442700501.77508</text:p>
          </table:table-cell>
          <table:table-cell table:formula="of:=[.G843]-[.B843]" office:value-type="float" office:value="1.23696756362915" calcext:value-type="float">
            <text:p>1.236967563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42700500.54861" calcext:value-type="float">
            <text:p>1442700500.54861</text:p>
          </table:table-cell>
          <table:table-cell office:value-type="float" office:value="8096" calcext:value-type="float">
            <text:p>8096</text:p>
          </table:table-cell>
          <table:table-cell table:formula="of:=[.B844]-[.B$2]" office:value-type="float" office:value="28.6037776470184" calcext:value-type="float">
            <text:p>28.603777647</text:p>
          </table:table-cell>
          <table:table-cell table:formula="of:=[.C844]/([.D844]-[.D843])" office:value-type="float" office:value="771488.928410769" calcext:value-type="float">
            <text:p>771488.928410769</text:p>
          </table:table-cell>
          <table:table-cell/>
          <table:table-cell office:value-type="float" office:value="1442700501.77851" calcext:value-type="float">
            <text:p>1442700501.77851</text:p>
          </table:table-cell>
          <table:table-cell table:formula="of:=[.G844]-[.B844]" office:value-type="float" office:value="1.22989892959595" calcext:value-type="float">
            <text:p>1.229898929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42700500.55909" calcext:value-type="float">
            <text:p>1442700500.55909</text:p>
          </table:table-cell>
          <table:table-cell office:value-type="float" office:value="8096" calcext:value-type="float">
            <text:p>8096</text:p>
          </table:table-cell>
          <table:table-cell table:formula="of:=[.B845]-[.B$2]" office:value-type="float" office:value="28.6142632961273" calcext:value-type="float">
            <text:p>28.6142632961</text:p>
          </table:table-cell>
          <table:table-cell table:formula="of:=[.C845]/([.D845]-[.D844])" office:value-type="float" office:value="772102.891859936" calcext:value-type="float">
            <text:p>772102.891859936</text:p>
          </table:table-cell>
          <table:table-cell/>
          <table:table-cell office:value-type="float" office:value="1442700501.80079" calcext:value-type="float">
            <text:p>1442700501.80079</text:p>
          </table:table-cell>
          <table:table-cell table:formula="of:=[.G845]-[.B845]" office:value-type="float" office:value="1.24169564247131" calcext:value-type="float">
            <text:p>1.2416956425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42700500.56948" calcext:value-type="float">
            <text:p>1442700500.56948</text:p>
          </table:table-cell>
          <table:table-cell office:value-type="float" office:value="8096" calcext:value-type="float">
            <text:p>8096</text:p>
          </table:table-cell>
          <table:table-cell table:formula="of:=[.B846]-[.B$2]" office:value-type="float" office:value="28.6246500015259" calcext:value-type="float">
            <text:p>28.6246500015</text:p>
          </table:table-cell>
          <table:table-cell table:formula="of:=[.C846]/([.D846]-[.D845])" office:value-type="float" office:value="779457.940640422" calcext:value-type="float">
            <text:p>779457.940640422</text:p>
          </table:table-cell>
          <table:table-cell/>
          <table:table-cell office:value-type="float" office:value="1442700501.8042" calcext:value-type="float">
            <text:p>1442700501.8042</text:p>
          </table:table-cell>
          <table:table-cell table:formula="of:=[.G846]-[.B846]" office:value-type="float" office:value="1.23472237586975" calcext:value-type="float">
            <text:p>1.2347223759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42700500.57994" calcext:value-type="float">
            <text:p>1442700500.57994</text:p>
          </table:table-cell>
          <table:table-cell office:value-type="float" office:value="8096" calcext:value-type="float">
            <text:p>8096</text:p>
          </table:table-cell>
          <table:table-cell table:formula="of:=[.B847]-[.B$2]" office:value-type="float" office:value="28.6351084709167" calcext:value-type="float">
            <text:p>28.6351084709</text:p>
          </table:table-cell>
          <table:table-cell table:formula="of:=[.C847]/([.D847]-[.D846])" office:value-type="float" office:value="774109.451146674" calcext:value-type="float">
            <text:p>774109.451146674</text:p>
          </table:table-cell>
          <table:table-cell/>
          <table:table-cell office:value-type="float" office:value="1442700501.80762" calcext:value-type="float">
            <text:p>1442700501.80762</text:p>
          </table:table-cell>
          <table:table-cell table:formula="of:=[.G847]-[.B847]" office:value-type="float" office:value="1.22768473625183" calcext:value-type="float">
            <text:p>1.2276847363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42700500.59039" calcext:value-type="float">
            <text:p>1442700500.59039</text:p>
          </table:table-cell>
          <table:table-cell office:value-type="float" office:value="8096" calcext:value-type="float">
            <text:p>8096</text:p>
          </table:table-cell>
          <table:table-cell table:formula="of:=[.B848]-[.B$2]" office:value-type="float" office:value="28.6455619335175" calcext:value-type="float">
            <text:p>28.6455619335</text:p>
          </table:table-cell>
          <table:table-cell table:formula="of:=[.C848]/([.D848]-[.D847])" office:value-type="float" office:value="774480.218588208" calcext:value-type="float">
            <text:p>774480.218588208</text:p>
          </table:table-cell>
          <table:table-cell/>
          <table:table-cell office:value-type="float" office:value="1442700501.90107" calcext:value-type="float">
            <text:p>1442700501.90107</text:p>
          </table:table-cell>
          <table:table-cell table:formula="of:=[.G848]-[.B848]" office:value-type="float" office:value="1.31068062782288" calcext:value-type="float">
            <text:p>1.3106806278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42700500.6008" calcext:value-type="float">
            <text:p>1442700500.6008</text:p>
          </table:table-cell>
          <table:table-cell office:value-type="float" office:value="8096" calcext:value-type="float">
            <text:p>8096</text:p>
          </table:table-cell>
          <table:table-cell table:formula="of:=[.B849]-[.B$2]" office:value-type="float" office:value="28.6559710502625" calcext:value-type="float">
            <text:p>28.6559710503</text:p>
          </table:table-cell>
          <table:table-cell table:formula="of:=[.C849]/([.D849]-[.D848])" office:value-type="float" office:value="777779.728898967" calcext:value-type="float">
            <text:p>777779.728898967</text:p>
          </table:table-cell>
          <table:table-cell/>
          <table:table-cell office:value-type="float" office:value="1442700502.00148" calcext:value-type="float">
            <text:p>1442700502.00148</text:p>
          </table:table-cell>
          <table:table-cell table:formula="of:=[.G849]-[.B849]" office:value-type="float" office:value="1.40068364143372" calcext:value-type="float">
            <text:p>1.4006836414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42700500.61126" calcext:value-type="float">
            <text:p>1442700500.61126</text:p>
          </table:table-cell>
          <table:table-cell office:value-type="float" office:value="8096" calcext:value-type="float">
            <text:p>8096</text:p>
          </table:table-cell>
          <table:table-cell table:formula="of:=[.B850]-[.B$2]" office:value-type="float" office:value="28.6664297580719" calcext:value-type="float">
            <text:p>28.6664297581</text:p>
          </table:table-cell>
          <table:table-cell table:formula="of:=[.C850]/([.D850]-[.D849])" office:value-type="float" office:value="774091.804408781" calcext:value-type="float">
            <text:p>774091.804408781</text:p>
          </table:table-cell>
          <table:table-cell/>
          <table:table-cell office:value-type="float" office:value="1442700502.03006" calcext:value-type="float">
            <text:p>1442700502.03006</text:p>
          </table:table-cell>
          <table:table-cell table:formula="of:=[.G850]-[.B850]" office:value-type="float" office:value="1.41879820823669" calcext:value-type="float">
            <text:p>1.4187982082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42700500.62176" calcext:value-type="float">
            <text:p>1442700500.62176</text:p>
          </table:table-cell>
          <table:table-cell office:value-type="float" office:value="8096" calcext:value-type="float">
            <text:p>8096</text:p>
          </table:table-cell>
          <table:table-cell table:formula="of:=[.B851]-[.B$2]" office:value-type="float" office:value="28.6769320964813" calcext:value-type="float">
            <text:p>28.6769320965</text:p>
          </table:table-cell>
          <table:table-cell table:formula="of:=[.C851]/([.D851]-[.D850])" office:value-type="float" office:value="770875.94061294" calcext:value-type="float">
            <text:p>770875.94061294</text:p>
          </table:table-cell>
          <table:table-cell/>
          <table:table-cell office:value-type="float" office:value="1442700502.03314" calcext:value-type="float">
            <text:p>1442700502.03314</text:p>
          </table:table-cell>
          <table:table-cell table:formula="of:=[.G851]-[.B851]" office:value-type="float" office:value="1.41137456893921" calcext:value-type="float">
            <text:p>1.4113745689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42700500.63216" calcext:value-type="float">
            <text:p>1442700500.63216</text:p>
          </table:table-cell>
          <table:table-cell office:value-type="float" office:value="8096" calcext:value-type="float">
            <text:p>8096</text:p>
          </table:table-cell>
          <table:table-cell table:formula="of:=[.B852]-[.B$2]" office:value-type="float" office:value="28.6873359680176" calcext:value-type="float">
            <text:p>28.687335968</text:p>
          </table:table-cell>
          <table:table-cell table:formula="of:=[.C852]/([.D852]-[.D851])" office:value-type="float" office:value="778171.853793799" calcext:value-type="float">
            <text:p>778171.853793799</text:p>
          </table:table-cell>
          <table:table-cell/>
          <table:table-cell office:value-type="float" office:value="1442700502.03623" calcext:value-type="float">
            <text:p>1442700502.03623</text:p>
          </table:table-cell>
          <table:table-cell table:formula="of:=[.G852]-[.B852]" office:value-type="float" office:value="1.40406370162964" calcext:value-type="float">
            <text:p>1.4040637016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42700500.64252" calcext:value-type="float">
            <text:p>1442700500.64252</text:p>
          </table:table-cell>
          <table:table-cell office:value-type="float" office:value="8096" calcext:value-type="float">
            <text:p>8096</text:p>
          </table:table-cell>
          <table:table-cell table:formula="of:=[.B853]-[.B$2]" office:value-type="float" office:value="28.6976962089539" calcext:value-type="float">
            <text:p>28.697696209</text:p>
          </table:table-cell>
          <table:table-cell table:formula="of:=[.C853]/([.D853]-[.D852])" office:value-type="float" office:value="781449.00777834" calcext:value-type="float">
            <text:p>781449.00777834</text:p>
          </table:table-cell>
          <table:table-cell/>
          <table:table-cell office:value-type="float" office:value="1442700502.0393" calcext:value-type="float">
            <text:p>1442700502.0393</text:p>
          </table:table-cell>
          <table:table-cell table:formula="of:=[.G853]-[.B853]" office:value-type="float" office:value="1.39677405357361" calcext:value-type="float">
            <text:p>1.3967740536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42700500.6529" calcext:value-type="float">
            <text:p>1442700500.6529</text:p>
          </table:table-cell>
          <table:table-cell office:value-type="float" office:value="8096" calcext:value-type="float">
            <text:p>8096</text:p>
          </table:table-cell>
          <table:table-cell table:formula="of:=[.B854]-[.B$2]" office:value-type="float" office:value="28.7080743312836" calcext:value-type="float">
            <text:p>28.7080743313</text:p>
          </table:table-cell>
          <table:table-cell table:formula="of:=[.C854]/([.D854]-[.D853])" office:value-type="float" office:value="780102.579521698" calcext:value-type="float">
            <text:p>780102.579521698</text:p>
          </table:table-cell>
          <table:table-cell/>
          <table:table-cell office:value-type="float" office:value="1442700502.04235" calcext:value-type="float">
            <text:p>1442700502.04235</text:p>
          </table:table-cell>
          <table:table-cell table:formula="of:=[.G854]-[.B854]" office:value-type="float" office:value="1.38945007324219" calcext:value-type="float">
            <text:p>1.3894500732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42700500.66331" calcext:value-type="float">
            <text:p>1442700500.66331</text:p>
          </table:table-cell>
          <table:table-cell office:value-type="float" office:value="8096" calcext:value-type="float">
            <text:p>8096</text:p>
          </table:table-cell>
          <table:table-cell table:formula="of:=[.B855]-[.B$2]" office:value-type="float" office:value="28.7184772491455" calcext:value-type="float">
            <text:p>28.7184772491</text:p>
          </table:table-cell>
          <table:table-cell table:formula="of:=[.C855]/([.D855]-[.D854])" office:value-type="float" office:value="778243.191712695" calcext:value-type="float">
            <text:p>778243.191712695</text:p>
          </table:table-cell>
          <table:table-cell/>
          <table:table-cell office:value-type="float" office:value="1442700502.04545" calcext:value-type="float">
            <text:p>1442700502.04545</text:p>
          </table:table-cell>
          <table:table-cell table:formula="of:=[.G855]-[.B855]" office:value-type="float" office:value="1.38214063644409" calcext:value-type="float">
            <text:p>1.3821406364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42700500.67365" calcext:value-type="float">
            <text:p>1442700500.67365</text:p>
          </table:table-cell>
          <table:table-cell office:value-type="float" office:value="8096" calcext:value-type="float">
            <text:p>8096</text:p>
          </table:table-cell>
          <table:table-cell table:formula="of:=[.B856]-[.B$2]" office:value-type="float" office:value="28.7288255691528" calcext:value-type="float">
            <text:p>28.7288255692</text:p>
          </table:table-cell>
          <table:table-cell table:formula="of:=[.C856]/([.D856]-[.D855])" office:value-type="float" office:value="782349.211685559" calcext:value-type="float">
            <text:p>782349.211685559</text:p>
          </table:table-cell>
          <table:table-cell/>
          <table:table-cell office:value-type="float" office:value="1442700502.04854" calcext:value-type="float">
            <text:p>1442700502.04854</text:p>
          </table:table-cell>
          <table:table-cell table:formula="of:=[.G856]-[.B856]" office:value-type="float" office:value="1.37488675117493" calcext:value-type="float">
            <text:p>1.3748867512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42700500.68404" calcext:value-type="float">
            <text:p>1442700500.68404</text:p>
          </table:table-cell>
          <table:table-cell office:value-type="float" office:value="8096" calcext:value-type="float">
            <text:p>8096</text:p>
          </table:table-cell>
          <table:table-cell table:formula="of:=[.B857]-[.B$2]" office:value-type="float" office:value="28.7392065525055" calcext:value-type="float">
            <text:p>28.7392065525</text:p>
          </table:table-cell>
          <table:table-cell table:formula="of:=[.C857]/([.D857]-[.D856])" office:value-type="float" office:value="779887.581451965" calcext:value-type="float">
            <text:p>779887.581451965</text:p>
          </table:table-cell>
          <table:table-cell/>
          <table:table-cell office:value-type="float" office:value="1442700502.05163" calcext:value-type="float">
            <text:p>1442700502.05163</text:p>
          </table:table-cell>
          <table:table-cell table:formula="of:=[.G857]-[.B857]" office:value-type="float" office:value="1.3675971031189" calcext:value-type="float">
            <text:p>1.367597103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42700500.69442" calcext:value-type="float">
            <text:p>1442700500.69442</text:p>
          </table:table-cell>
          <table:table-cell office:value-type="float" office:value="8096" calcext:value-type="float">
            <text:p>8096</text:p>
          </table:table-cell>
          <table:table-cell table:formula="of:=[.B858]-[.B$2]" office:value-type="float" office:value="28.749588727951" calcext:value-type="float">
            <text:p>28.749588728</text:p>
          </table:table-cell>
          <table:table-cell table:formula="of:=[.C858]/([.D858]-[.D857])" office:value-type="float" office:value="779798.033895191" calcext:value-type="float">
            <text:p>779798.033895191</text:p>
          </table:table-cell>
          <table:table-cell/>
          <table:table-cell office:value-type="float" office:value="1442700502.05765" calcext:value-type="float">
            <text:p>1442700502.05765</text:p>
          </table:table-cell>
          <table:table-cell table:formula="of:=[.G858]-[.B858]" office:value-type="float" office:value="1.36323046684265" calcext:value-type="float">
            <text:p>1.3632304668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42700500.7048" calcext:value-type="float">
            <text:p>1442700500.7048</text:p>
          </table:table-cell>
          <table:table-cell office:value-type="float" office:value="8096" calcext:value-type="float">
            <text:p>8096</text:p>
          </table:table-cell>
          <table:table-cell table:formula="of:=[.B859]-[.B$2]" office:value-type="float" office:value="28.7599704265594" calcext:value-type="float">
            <text:p>28.7599704266</text:p>
          </table:table-cell>
          <table:table-cell table:formula="of:=[.C859]/([.D859]-[.D858])" office:value-type="float" office:value="779833.85045012" calcext:value-type="float">
            <text:p>779833.85045012</text:p>
          </table:table-cell>
          <table:table-cell/>
          <table:table-cell office:value-type="float" office:value="1442700502.06075" calcext:value-type="float">
            <text:p>1442700502.06075</text:p>
          </table:table-cell>
          <table:table-cell table:formula="of:=[.G859]-[.B859]" office:value-type="float" office:value="1.35594797134399" calcext:value-type="float">
            <text:p>1.3559479713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42700500.71519" calcext:value-type="float">
            <text:p>1442700500.71519</text:p>
          </table:table-cell>
          <table:table-cell office:value-type="float" office:value="8096" calcext:value-type="float">
            <text:p>8096</text:p>
          </table:table-cell>
          <table:table-cell table:formula="of:=[.B860]-[.B$2]" office:value-type="float" office:value="28.7703597545624" calcext:value-type="float">
            <text:p>28.7703597546</text:p>
          </table:table-cell>
          <table:table-cell table:formula="of:=[.C860]/([.D860]-[.D859])" office:value-type="float" office:value="779261.180099137" calcext:value-type="float">
            <text:p>779261.180099137</text:p>
          </table:table-cell>
          <table:table-cell/>
          <table:table-cell office:value-type="float" office:value="1442700502.0894" calcext:value-type="float">
            <text:p>1442700502.0894</text:p>
          </table:table-cell>
          <table:table-cell table:formula="of:=[.G860]-[.B860]" office:value-type="float" office:value="1.37421488761902" calcext:value-type="float">
            <text:p>1.3742148876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42700500.72561" calcext:value-type="float">
            <text:p>1442700500.72561</text:p>
          </table:table-cell>
          <table:table-cell office:value-type="float" office:value="8096" calcext:value-type="float">
            <text:p>8096</text:p>
          </table:table-cell>
          <table:table-cell table:formula="of:=[.B861]-[.B$2]" office:value-type="float" office:value="28.7807824611664" calcext:value-type="float">
            <text:p>28.7807824612</text:p>
          </table:table-cell>
          <table:table-cell table:formula="of:=[.C861]/([.D861]-[.D860])" office:value-type="float" office:value="776765.604904383" calcext:value-type="float">
            <text:p>776765.604904383</text:p>
          </table:table-cell>
          <table:table-cell/>
          <table:table-cell office:value-type="float" office:value="1442700502.0925" calcext:value-type="float">
            <text:p>1442700502.0925</text:p>
          </table:table-cell>
          <table:table-cell table:formula="of:=[.G861]-[.B861]" office:value-type="float" office:value="1.36688590049744" calcext:value-type="float">
            <text:p>1.3668859005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42700500.73604" calcext:value-type="float">
            <text:p>1442700500.73604</text:p>
          </table:table-cell>
          <table:table-cell office:value-type="float" office:value="8096" calcext:value-type="float">
            <text:p>8096</text:p>
          </table:table-cell>
          <table:table-cell table:formula="of:=[.B862]-[.B$2]" office:value-type="float" office:value="28.7912104129791" calcext:value-type="float">
            <text:p>28.791210413</text:p>
          </table:table-cell>
          <table:table-cell table:formula="of:=[.C862]/([.D862]-[.D861])" office:value-type="float" office:value="776374.895605652" calcext:value-type="float">
            <text:p>776374.895605652</text:p>
          </table:table-cell>
          <table:table-cell/>
          <table:table-cell office:value-type="float" office:value="1442700502.09556" calcext:value-type="float">
            <text:p>1442700502.09556</text:p>
          </table:table-cell>
          <table:table-cell table:formula="of:=[.G862]-[.B862]" office:value-type="float" office:value="1.35952043533325" calcext:value-type="float">
            <text:p>1.359520435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42700500.74643" calcext:value-type="float">
            <text:p>1442700500.74643</text:p>
          </table:table-cell>
          <table:table-cell office:value-type="float" office:value="8096" calcext:value-type="float">
            <text:p>8096</text:p>
          </table:table-cell>
          <table:table-cell table:formula="of:=[.B863]-[.B$2]" office:value-type="float" office:value="28.8016011714935" calcext:value-type="float">
            <text:p>28.8016011715</text:p>
          </table:table-cell>
          <table:table-cell table:formula="of:=[.C863]/([.D863]-[.D862])" office:value-type="float" office:value="779153.898031297" calcext:value-type="float">
            <text:p>779153.898031297</text:p>
          </table:table-cell>
          <table:table-cell/>
          <table:table-cell office:value-type="float" office:value="1442700502.18969" calcext:value-type="float">
            <text:p>1442700502.18969</text:p>
          </table:table-cell>
          <table:table-cell table:formula="of:=[.G863]-[.B863]" office:value-type="float" office:value="1.44325613975525" calcext:value-type="float">
            <text:p>1.4432561398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42700500.7569" calcext:value-type="float">
            <text:p>1442700500.7569</text:p>
          </table:table-cell>
          <table:table-cell office:value-type="float" office:value="8096" calcext:value-type="float">
            <text:p>8096</text:p>
          </table:table-cell>
          <table:table-cell table:formula="of:=[.B864]-[.B$2]" office:value-type="float" office:value="28.8120732307434" calcext:value-type="float">
            <text:p>28.8120732307</text:p>
          </table:table-cell>
          <table:table-cell table:formula="of:=[.C864]/([.D864]-[.D863])" office:value-type="float" office:value="773104.869521663" calcext:value-type="float">
            <text:p>773104.869521663</text:p>
          </table:table-cell>
          <table:table-cell/>
          <table:table-cell office:value-type="float" office:value="1442700502.19278" calcext:value-type="float">
            <text:p>1442700502.19278</text:p>
          </table:table-cell>
          <table:table-cell table:formula="of:=[.G864]-[.B864]" office:value-type="float" office:value="1.43587636947632" calcext:value-type="float">
            <text:p>1.4358763695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42700500.76736" calcext:value-type="float">
            <text:p>1442700500.76736</text:p>
          </table:table-cell>
          <table:table-cell office:value-type="float" office:value="8096" calcext:value-type="float">
            <text:p>8096</text:p>
          </table:table-cell>
          <table:table-cell table:formula="of:=[.B865]-[.B$2]" office:value-type="float" office:value="28.8225340843201" calcext:value-type="float">
            <text:p>28.8225340843</text:p>
          </table:table-cell>
          <table:table-cell table:formula="of:=[.C865]/([.D865]-[.D864])" office:value-type="float" office:value="773933.019965357" calcext:value-type="float">
            <text:p>773933.019965357</text:p>
          </table:table-cell>
          <table:table-cell/>
          <table:table-cell office:value-type="float" office:value="1442700502.19587" calcext:value-type="float">
            <text:p>1442700502.19587</text:p>
          </table:table-cell>
          <table:table-cell table:formula="of:=[.G865]-[.B865]" office:value-type="float" office:value="1.42850780487061" calcext:value-type="float">
            <text:p>1.4285078049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42700500.77775" calcext:value-type="float">
            <text:p>1442700500.77775</text:p>
          </table:table-cell>
          <table:table-cell office:value-type="float" office:value="8096" calcext:value-type="float">
            <text:p>8096</text:p>
          </table:table-cell>
          <table:table-cell table:formula="of:=[.B866]-[.B$2]" office:value-type="float" office:value="28.8329176902771" calcext:value-type="float">
            <text:p>28.8329176903</text:p>
          </table:table-cell>
          <table:table-cell table:formula="of:=[.C866]/([.D866]-[.D865])" office:value-type="float" office:value="779690.603967671" calcext:value-type="float">
            <text:p>779690.603967671</text:p>
          </table:table-cell>
          <table:table-cell/>
          <table:table-cell office:value-type="float" office:value="1442700502.33923" calcext:value-type="float">
            <text:p>1442700502.33923</text:p>
          </table:table-cell>
          <table:table-cell table:formula="of:=[.G866]-[.B866]" office:value-type="float" office:value="1.56148314476013" calcext:value-type="float">
            <text:p>1.5614831448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42700500.78823" calcext:value-type="float">
            <text:p>1442700500.78823</text:p>
          </table:table-cell>
          <table:table-cell office:value-type="float" office:value="8096" calcext:value-type="float">
            <text:p>8096</text:p>
          </table:table-cell>
          <table:table-cell table:formula="of:=[.B867]-[.B$2]" office:value-type="float" office:value="28.8434045314789" calcext:value-type="float">
            <text:p>28.8434045315</text:p>
          </table:table-cell>
          <table:table-cell table:formula="of:=[.C867]/([.D867]-[.D866])" office:value-type="float" office:value="772015.122973741" calcext:value-type="float">
            <text:p>772015.122973741</text:p>
          </table:table-cell>
          <table:table-cell/>
          <table:table-cell office:value-type="float" office:value="1442700502.34233" calcext:value-type="float">
            <text:p>1442700502.34233</text:p>
          </table:table-cell>
          <table:table-cell table:formula="of:=[.G867]-[.B867]" office:value-type="float" office:value="1.55409622192383" calcext:value-type="float">
            <text:p>1.5540962219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42700500.79867" calcext:value-type="float">
            <text:p>1442700500.79867</text:p>
          </table:table-cell>
          <table:table-cell office:value-type="float" office:value="8096" calcext:value-type="float">
            <text:p>8096</text:p>
          </table:table-cell>
          <table:table-cell table:formula="of:=[.B868]-[.B$2]" office:value-type="float" office:value="28.8538424968719" calcext:value-type="float">
            <text:p>28.8538424969</text:p>
          </table:table-cell>
          <table:table-cell table:formula="of:=[.C868]/([.D868]-[.D867])" office:value-type="float" office:value="775630.086432161" calcext:value-type="float">
            <text:p>775630.086432161</text:p>
          </table:table-cell>
          <table:table-cell/>
          <table:table-cell office:value-type="float" office:value="1442700502.34542" calcext:value-type="float">
            <text:p>1442700502.34542</text:p>
          </table:table-cell>
          <table:table-cell table:formula="of:=[.G868]-[.B868]" office:value-type="float" office:value="1.54675126075745" calcext:value-type="float">
            <text:p>1.546751260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42700500.80905" calcext:value-type="float">
            <text:p>1442700500.80905</text:p>
          </table:table-cell>
          <table:table-cell office:value-type="float" office:value="8096" calcext:value-type="float">
            <text:p>8096</text:p>
          </table:table-cell>
          <table:table-cell table:formula="of:=[.B869]-[.B$2]" office:value-type="float" office:value="28.8642239570618" calcext:value-type="float">
            <text:p>28.8642239571</text:p>
          </table:table-cell>
          <table:table-cell table:formula="of:=[.C869]/([.D869]-[.D868])" office:value-type="float" office:value="779851.759961417" calcext:value-type="float">
            <text:p>779851.759961417</text:p>
          </table:table-cell>
          <table:table-cell/>
          <table:table-cell office:value-type="float" office:value="1442700502.39056" calcext:value-type="float">
            <text:p>1442700502.39056</text:p>
          </table:table-cell>
          <table:table-cell table:formula="of:=[.G869]-[.B869]" office:value-type="float" office:value="1.58150577545166" calcext:value-type="float">
            <text:p>1.5815057755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42700500.81951" calcext:value-type="float">
            <text:p>1442700500.81951</text:p>
          </table:table-cell>
          <table:table-cell office:value-type="float" office:value="8096" calcext:value-type="float">
            <text:p>8096</text:p>
          </table:table-cell>
          <table:table-cell table:formula="of:=[.B870]-[.B$2]" office:value-type="float" office:value="28.8746819496155" calcext:value-type="float">
            <text:p>28.8746819496</text:p>
          </table:table-cell>
          <table:table-cell table:formula="of:=[.C870]/([.D870]-[.D869])" office:value-type="float" office:value="774144.747036294" calcext:value-type="float">
            <text:p>774144.747036294</text:p>
          </table:table-cell>
          <table:table-cell/>
          <table:table-cell office:value-type="float" office:value="1442700502.39365" calcext:value-type="float">
            <text:p>1442700502.39365</text:p>
          </table:table-cell>
          <table:table-cell table:formula="of:=[.G870]-[.B870]" office:value-type="float" office:value="1.57414126396179" calcext:value-type="float">
            <text:p>1.574141264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42700500.82999" calcext:value-type="float">
            <text:p>1442700500.82999</text:p>
          </table:table-cell>
          <table:table-cell office:value-type="float" office:value="8096" calcext:value-type="float">
            <text:p>8096</text:p>
          </table:table-cell>
          <table:table-cell table:formula="of:=[.B871]-[.B$2]" office:value-type="float" office:value="28.8851587772369" calcext:value-type="float">
            <text:p>28.8851587772</text:p>
          </table:table-cell>
          <table:table-cell table:formula="of:=[.C871]/([.D871]-[.D870])" office:value-type="float" office:value="772753.002389459" calcext:value-type="float">
            <text:p>772753.002389459</text:p>
          </table:table-cell>
          <table:table-cell/>
          <table:table-cell office:value-type="float" office:value="1442700502.39673" calcext:value-type="float">
            <text:p>1442700502.39673</text:p>
          </table:table-cell>
          <table:table-cell table:formula="of:=[.G871]-[.B871]" office:value-type="float" office:value="1.56673979759216" calcext:value-type="float">
            <text:p>1.566739797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42700500.84054" calcext:value-type="float">
            <text:p>1442700500.84054</text:p>
          </table:table-cell>
          <table:table-cell office:value-type="float" office:value="8096" calcext:value-type="float">
            <text:p>8096</text:p>
          </table:table-cell>
          <table:table-cell table:formula="of:=[.B872]-[.B$2]" office:value-type="float" office:value="28.8957154750824" calcext:value-type="float">
            <text:p>28.8957154751</text:p>
          </table:table-cell>
          <table:table-cell table:formula="of:=[.C872]/([.D872]-[.D871])" office:value-type="float" office:value="766906.481412891" calcext:value-type="float">
            <text:p>766906.481412891</text:p>
          </table:table-cell>
          <table:table-cell/>
          <table:table-cell office:value-type="float" office:value="1442700502.39985" calcext:value-type="float">
            <text:p>1442700502.39985</text:p>
          </table:table-cell>
          <table:table-cell table:formula="of:=[.G872]-[.B872]" office:value-type="float" office:value="1.55930471420288" calcext:value-type="float">
            <text:p>1.5593047142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42700500.85123" calcext:value-type="float">
            <text:p>1442700500.85123</text:p>
          </table:table-cell>
          <table:table-cell office:value-type="float" office:value="8096" calcext:value-type="float">
            <text:p>8096</text:p>
          </table:table-cell>
          <table:table-cell table:formula="of:=[.B873]-[.B$2]" office:value-type="float" office:value="28.906400680542" calcext:value-type="float">
            <text:p>28.9064006805</text:p>
          </table:table-cell>
          <table:table-cell table:formula="of:=[.C873]/([.D873]-[.D872])" office:value-type="float" office:value="757683.137737912" calcext:value-type="float">
            <text:p>757683.137737912</text:p>
          </table:table-cell>
          <table:table-cell/>
          <table:table-cell office:value-type="float" office:value="1442700502.41635" calcext:value-type="float">
            <text:p>1442700502.41635</text:p>
          </table:table-cell>
          <table:table-cell table:formula="of:=[.G873]-[.B873]" office:value-type="float" office:value="1.56511950492859" calcext:value-type="float">
            <text:p>1.5651195049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42700500.8617" calcext:value-type="float">
            <text:p>1442700500.8617</text:p>
          </table:table-cell>
          <table:table-cell office:value-type="float" office:value="8096" calcext:value-type="float">
            <text:p>8096</text:p>
          </table:table-cell>
          <table:table-cell table:formula="of:=[.B874]-[.B$2]" office:value-type="float" office:value="28.9168694019318" calcext:value-type="float">
            <text:p>28.9168694019</text:p>
          </table:table-cell>
          <table:table-cell table:formula="of:=[.C874]/([.D874]-[.D873])" office:value-type="float" office:value="773351.367236785" calcext:value-type="float">
            <text:p>773351.367236785</text:p>
          </table:table-cell>
          <table:table-cell/>
          <table:table-cell office:value-type="float" office:value="1442700502.41944" calcext:value-type="float">
            <text:p>1442700502.41944</text:p>
          </table:table-cell>
          <table:table-cell table:formula="of:=[.G874]-[.B874]" office:value-type="float" office:value="1.5577449798584" calcext:value-type="float">
            <text:p>1.5577449799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42700500.87222" calcext:value-type="float">
            <text:p>1442700500.87222</text:p>
          </table:table-cell>
          <table:table-cell office:value-type="float" office:value="8096" calcext:value-type="float">
            <text:p>8096</text:p>
          </table:table-cell>
          <table:table-cell table:formula="of:=[.B875]-[.B$2]" office:value-type="float" office:value="28.9273865222931" calcext:value-type="float">
            <text:p>28.9273865223</text:p>
          </table:table-cell>
          <table:table-cell table:formula="of:=[.C875]/([.D875]-[.D874])" office:value-type="float" office:value="769792.46427276" calcext:value-type="float">
            <text:p>769792.46427276</text:p>
          </table:table-cell>
          <table:table-cell/>
          <table:table-cell office:value-type="float" office:value="1442700502.42254" calcext:value-type="float">
            <text:p>1442700502.42254</text:p>
          </table:table-cell>
          <table:table-cell table:formula="of:=[.G875]-[.B875]" office:value-type="float" office:value="1.55032062530518" calcext:value-type="float">
            <text:p>1.5503206253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42700500.88279" calcext:value-type="float">
            <text:p>1442700500.88279</text:p>
          </table:table-cell>
          <table:table-cell office:value-type="float" office:value="8096" calcext:value-type="float">
            <text:p>8096</text:p>
          </table:table-cell>
          <table:table-cell table:formula="of:=[.B876]-[.B$2]" office:value-type="float" office:value="28.9379580020905" calcext:value-type="float">
            <text:p>28.9379580021</text:p>
          </table:table-cell>
          <table:table-cell table:formula="of:=[.C876]/([.D876]-[.D875])" office:value-type="float" office:value="765834.126838069" calcext:value-type="float">
            <text:p>765834.126838069</text:p>
          </table:table-cell>
          <table:table-cell/>
          <table:table-cell office:value-type="float" office:value="1442700503.27438" calcext:value-type="float">
            <text:p>1442700503.27438</text:p>
          </table:table-cell>
          <table:table-cell table:formula="of:=[.G876]-[.B876]" office:value-type="float" office:value="2.39159059524536" calcext:value-type="float">
            <text:p>2.3915905952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42700500.89321" calcext:value-type="float">
            <text:p>1442700500.89321</text:p>
          </table:table-cell>
          <table:table-cell office:value-type="float" office:value="8096" calcext:value-type="float">
            <text:p>8096</text:p>
          </table:table-cell>
          <table:table-cell table:formula="of:=[.B877]-[.B$2]" office:value-type="float" office:value="28.94837641716" calcext:value-type="float">
            <text:p>28.9483764172</text:p>
          </table:table-cell>
          <table:table-cell table:formula="of:=[.C877]/([.D877]-[.D876])" office:value-type="float" office:value="777085.568767449" calcext:value-type="float">
            <text:p>777085.568767449</text:p>
          </table:table-cell>
          <table:table-cell/>
          <table:table-cell office:value-type="float" office:value="1442700503.27721" calcext:value-type="float">
            <text:p>1442700503.27721</text:p>
          </table:table-cell>
          <table:table-cell table:formula="of:=[.G877]-[.B877]" office:value-type="float" office:value="2.38400864601135" calcext:value-type="float">
            <text:p>2.384008646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42700500.90364" calcext:value-type="float">
            <text:p>1442700500.90364</text:p>
          </table:table-cell>
          <table:table-cell office:value-type="float" office:value="8096" calcext:value-type="float">
            <text:p>8096</text:p>
          </table:table-cell>
          <table:table-cell table:formula="of:=[.B878]-[.B$2]" office:value-type="float" office:value="28.9588067531586" calcext:value-type="float">
            <text:p>28.9588067532</text:p>
          </table:table-cell>
          <table:table-cell table:formula="of:=[.C878]/([.D878]-[.D877])" office:value-type="float" office:value="776197.43037396" calcext:value-type="float">
            <text:p>776197.43037396</text:p>
          </table:table-cell>
          <table:table-cell/>
          <table:table-cell office:value-type="float" office:value="1442700503.28006" calcext:value-type="float">
            <text:p>1442700503.28006</text:p>
          </table:table-cell>
          <table:table-cell table:formula="of:=[.G878]-[.B878]" office:value-type="float" office:value="2.37642121315002" calcext:value-type="float">
            <text:p>2.3764212132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42700500.91411" calcext:value-type="float">
            <text:p>1442700500.91411</text:p>
          </table:table-cell>
          <table:table-cell office:value-type="float" office:value="8096" calcext:value-type="float">
            <text:p>8096</text:p>
          </table:table-cell>
          <table:table-cell table:formula="of:=[.B879]-[.B$2]" office:value-type="float" office:value="28.9692780971527" calcext:value-type="float">
            <text:p>28.9692780972</text:p>
          </table:table-cell>
          <table:table-cell table:formula="of:=[.C879]/([.D879]-[.D878])" office:value-type="float" office:value="773157.67723133" calcext:value-type="float">
            <text:p>773157.67723133</text:p>
          </table:table-cell>
          <table:table-cell/>
          <table:table-cell office:value-type="float" office:value="1442700503.31796" calcext:value-type="float">
            <text:p>1442700503.31796</text:p>
          </table:table-cell>
          <table:table-cell table:formula="of:=[.G879]-[.B879]" office:value-type="float" office:value="2.40384936332703" calcext:value-type="float">
            <text:p>2.4038493633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42700500.92463" calcext:value-type="float">
            <text:p>1442700500.92463</text:p>
          </table:table-cell>
          <table:table-cell office:value-type="float" office:value="8096" calcext:value-type="float">
            <text:p>8096</text:p>
          </table:table-cell>
          <table:table-cell table:formula="of:=[.B880]-[.B$2]" office:value-type="float" office:value="28.9798035621643" calcext:value-type="float">
            <text:p>28.9798035622</text:p>
          </table:table-cell>
          <table:table-cell table:formula="of:=[.C880]/([.D880]-[.D879])" office:value-type="float" office:value="769182.168301357" calcext:value-type="float">
            <text:p>769182.168301357</text:p>
          </table:table-cell>
          <table:table-cell/>
          <table:table-cell office:value-type="float" office:value="1442700503.32079" calcext:value-type="float">
            <text:p>1442700503.32079</text:p>
          </table:table-cell>
          <table:table-cell table:formula="of:=[.G880]-[.B880]" office:value-type="float" office:value="2.39616012573242" calcext:value-type="float">
            <text:p>2.3961601257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42700500.93514" calcext:value-type="float">
            <text:p>1442700500.93514</text:p>
          </table:table-cell>
          <table:table-cell office:value-type="float" office:value="8096" calcext:value-type="float">
            <text:p>8096</text:p>
          </table:table-cell>
          <table:table-cell table:formula="of:=[.B881]-[.B$2]" office:value-type="float" office:value="28.9903147220612" calcext:value-type="float">
            <text:p>28.9903147221</text:p>
          </table:table-cell>
          <table:table-cell table:formula="of:=[.C881]/([.D881]-[.D880])" office:value-type="float" office:value="770228.983237689" calcext:value-type="float">
            <text:p>770228.983237689</text:p>
          </table:table-cell>
          <table:table-cell/>
          <table:table-cell office:value-type="float" office:value="1442700503.32364" calcext:value-type="float">
            <text:p>1442700503.32364</text:p>
          </table:table-cell>
          <table:table-cell table:formula="of:=[.G881]-[.B881]" office:value-type="float" office:value="2.38849854469299" calcext:value-type="float">
            <text:p>2.3884985447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42700500.94565" calcext:value-type="float">
            <text:p>1442700500.94565</text:p>
          </table:table-cell>
          <table:table-cell office:value-type="float" office:value="8096" calcext:value-type="float">
            <text:p>8096</text:p>
          </table:table-cell>
          <table:table-cell table:formula="of:=[.B882]-[.B$2]" office:value-type="float" office:value="29.0008251667023" calcext:value-type="float">
            <text:p>29.0008251667</text:p>
          </table:table-cell>
          <table:table-cell table:formula="of:=[.C882]/([.D882]-[.D881])" office:value-type="float" office:value="770281.398784139" calcext:value-type="float">
            <text:p>770281.398784139</text:p>
          </table:table-cell>
          <table:table-cell/>
          <table:table-cell office:value-type="float" office:value="1442700503.34352" calcext:value-type="float">
            <text:p>1442700503.34352</text:p>
          </table:table-cell>
          <table:table-cell table:formula="of:=[.G882]-[.B882]" office:value-type="float" office:value="2.39786410331726" calcext:value-type="float">
            <text:p>2.3978641033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42700500.95611" calcext:value-type="float">
            <text:p>1442700500.95611</text:p>
          </table:table-cell>
          <table:table-cell office:value-type="float" office:value="8096" calcext:value-type="float">
            <text:p>8096</text:p>
          </table:table-cell>
          <table:table-cell table:formula="of:=[.B883]-[.B$2]" office:value-type="float" office:value="29.0112850666046" calcext:value-type="float">
            <text:p>29.0112850666</text:p>
          </table:table-cell>
          <table:table-cell table:formula="of:=[.C883]/([.D883]-[.D882])" office:value-type="float" office:value="774003.582786287" calcext:value-type="float">
            <text:p>774003.582786287</text:p>
          </table:table-cell>
          <table:table-cell/>
          <table:table-cell office:value-type="float" office:value="1442700503.34635" calcext:value-type="float">
            <text:p>1442700503.34635</text:p>
          </table:table-cell>
          <table:table-cell table:formula="of:=[.G883]-[.B883]" office:value-type="float" office:value="2.39023780822754" calcext:value-type="float">
            <text:p>2.3902378082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42700500.96654" calcext:value-type="float">
            <text:p>1442700500.96654</text:p>
          </table:table-cell>
          <table:table-cell office:value-type="float" office:value="8096" calcext:value-type="float">
            <text:p>8096</text:p>
          </table:table-cell>
          <table:table-cell table:formula="of:=[.B884]-[.B$2]" office:value-type="float" office:value="29.0217115879059" calcext:value-type="float">
            <text:p>29.0217115879</text:p>
          </table:table-cell>
          <table:table-cell table:formula="of:=[.C884]/([.D884]-[.D883])" office:value-type="float" office:value="776481.413701637" calcext:value-type="float">
            <text:p>776481.413701637</text:p>
          </table:table-cell>
          <table:table-cell/>
          <table:table-cell office:value-type="float" office:value="1442700503.34918" calcext:value-type="float">
            <text:p>1442700503.34918</text:p>
          </table:table-cell>
          <table:table-cell table:formula="of:=[.G884]-[.B884]" office:value-type="float" office:value="2.38264393806458" calcext:value-type="float">
            <text:p>2.382643938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42700500.97705" calcext:value-type="float">
            <text:p>1442700500.97705</text:p>
          </table:table-cell>
          <table:table-cell office:value-type="float" office:value="8096" calcext:value-type="float">
            <text:p>8096</text:p>
          </table:table-cell>
          <table:table-cell table:formula="of:=[.B885]-[.B$2]" office:value-type="float" office:value="29.0322170257568" calcext:value-type="float">
            <text:p>29.0322170258</text:p>
          </table:table-cell>
          <table:table-cell table:formula="of:=[.C885]/([.D885]-[.D884])" office:value-type="float" office:value="770648.507455235" calcext:value-type="float">
            <text:p>770648.507455235</text:p>
          </table:table-cell>
          <table:table-cell/>
          <table:table-cell office:value-type="float" office:value="1442700503.79722" calcext:value-type="float">
            <text:p>1442700503.79722</text:p>
          </table:table-cell>
          <table:table-cell table:formula="of:=[.G885]-[.B885]" office:value-type="float" office:value="2.82017874717712" calcext:value-type="float">
            <text:p>2.8201787472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42700500.98773" calcext:value-type="float">
            <text:p>1442700500.98773</text:p>
          </table:table-cell>
          <table:table-cell office:value-type="float" office:value="8096" calcext:value-type="float">
            <text:p>8096</text:p>
          </table:table-cell>
          <table:table-cell table:formula="of:=[.B886]-[.B$2]" office:value-type="float" office:value="29.0428984165192" calcext:value-type="float">
            <text:p>29.0428984165</text:p>
          </table:table-cell>
          <table:table-cell table:formula="of:=[.C886]/([.D886]-[.D885])" office:value-type="float" office:value="757953.732818464" calcext:value-type="float">
            <text:p>757953.732818464</text:p>
          </table:table-cell>
          <table:table-cell/>
          <table:table-cell office:value-type="float" office:value="1442700503.80003" calcext:value-type="float">
            <text:p>1442700503.80003</text:p>
          </table:table-cell>
          <table:table-cell table:formula="of:=[.G886]-[.B886]" office:value-type="float" office:value="2.81230568885803" calcext:value-type="float">
            <text:p>2.8123056889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42700500.99843" calcext:value-type="float">
            <text:p>1442700500.99843</text:p>
          </table:table-cell>
          <table:table-cell office:value-type="float" office:value="8096" calcext:value-type="float">
            <text:p>8096</text:p>
          </table:table-cell>
          <table:table-cell table:formula="of:=[.B887]-[.B$2]" office:value-type="float" office:value="29.0535995960236" calcext:value-type="float">
            <text:p>29.053599596</text:p>
          </table:table-cell>
          <table:table-cell table:formula="of:=[.C887]/([.D887]-[.D886])" office:value-type="float" office:value="756552.116210676" calcext:value-type="float">
            <text:p>756552.116210676</text:p>
          </table:table-cell>
          <table:table-cell/>
          <table:table-cell office:value-type="float" office:value="1442700503.8203" calcext:value-type="float">
            <text:p>1442700503.8203</text:p>
          </table:table-cell>
          <table:table-cell table:formula="of:=[.G887]-[.B887]" office:value-type="float" office:value="2.82187128067017" calcext:value-type="float">
            <text:p>2.8218712807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42700501.00907" calcext:value-type="float">
            <text:p>1442700501.00907</text:p>
          </table:table-cell>
          <table:table-cell office:value-type="float" office:value="8096" calcext:value-type="float">
            <text:p>8096</text:p>
          </table:table-cell>
          <table:table-cell table:formula="of:=[.B888]-[.B$2]" office:value-type="float" office:value="29.0642387866974" calcext:value-type="float">
            <text:p>29.0642387867</text:p>
          </table:table-cell>
          <table:table-cell table:formula="of:=[.C888]/([.D888]-[.D887])" office:value-type="float" office:value="760960.137683758" calcext:value-type="float">
            <text:p>760960.137683758</text:p>
          </table:table-cell>
          <table:table-cell/>
          <table:table-cell office:value-type="float" office:value="1442700503.82314" calcext:value-type="float">
            <text:p>1442700503.82314</text:p>
          </table:table-cell>
          <table:table-cell table:formula="of:=[.G888]-[.B888]" office:value-type="float" office:value="2.81407642364502" calcext:value-type="float">
            <text:p>2.8140764236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42700501.01974" calcext:value-type="float">
            <text:p>1442700501.01974</text:p>
          </table:table-cell>
          <table:table-cell office:value-type="float" office:value="8096" calcext:value-type="float">
            <text:p>8096</text:p>
          </table:table-cell>
          <table:table-cell table:formula="of:=[.B889]-[.B$2]" office:value-type="float" office:value="29.0749125480652" calcext:value-type="float">
            <text:p>29.0749125481</text:p>
          </table:table-cell>
          <table:table-cell table:formula="of:=[.C889]/([.D889]-[.D888])" office:value-type="float" office:value="758495.50322768" calcext:value-type="float">
            <text:p>758495.50322768</text:p>
          </table:table-cell>
          <table:table-cell/>
          <table:table-cell office:value-type="float" office:value="1442700503.82596" calcext:value-type="float">
            <text:p>1442700503.82596</text:p>
          </table:table-cell>
          <table:table-cell table:formula="of:=[.G889]-[.B889]" office:value-type="float" office:value="2.80621767044067" calcext:value-type="float">
            <text:p>2.8062176704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42700501.0304" calcext:value-type="float">
            <text:p>1442700501.0304</text:p>
          </table:table-cell>
          <table:table-cell office:value-type="float" office:value="8096" calcext:value-type="float">
            <text:p>8096</text:p>
          </table:table-cell>
          <table:table-cell table:formula="of:=[.B890]-[.B$2]" office:value-type="float" office:value="29.0855760574341" calcext:value-type="float">
            <text:p>29.0855760574</text:p>
          </table:table-cell>
          <table:table-cell table:formula="of:=[.C890]/([.D890]-[.D889])" office:value-type="float" office:value="759224.727988195" calcext:value-type="float">
            <text:p>759224.727988195</text:p>
          </table:table-cell>
          <table:table-cell/>
          <table:table-cell office:value-type="float" office:value="1442700503.84549" calcext:value-type="float">
            <text:p>1442700503.84549</text:p>
          </table:table-cell>
          <table:table-cell table:formula="of:=[.G890]-[.B890]" office:value-type="float" office:value="2.81508159637451" calcext:value-type="float">
            <text:p>2.8150815964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42700501.04097" calcext:value-type="float">
            <text:p>1442700501.04097</text:p>
          </table:table-cell>
          <table:table-cell office:value-type="float" office:value="8096" calcext:value-type="float">
            <text:p>8096</text:p>
          </table:table-cell>
          <table:table-cell table:formula="of:=[.B891]-[.B$2]" office:value-type="float" office:value="29.0961420536041" calcext:value-type="float">
            <text:p>29.0961420536</text:p>
          </table:table-cell>
          <table:table-cell table:formula="of:=[.C891]/([.D891]-[.D890])" office:value-type="float" office:value="766231.585712029" calcext:value-type="float">
            <text:p>766231.585712029</text:p>
          </table:table-cell>
          <table:table-cell/>
          <table:table-cell office:value-type="float" office:value="1442700503.84832" calcext:value-type="float">
            <text:p>1442700503.84832</text:p>
          </table:table-cell>
          <table:table-cell table:formula="of:=[.G891]-[.B891]" office:value-type="float" office:value="2.80734515190125" calcext:value-type="float">
            <text:p>2.8073451519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42700501.05158" calcext:value-type="float">
            <text:p>1442700501.05158</text:p>
          </table:table-cell>
          <table:table-cell office:value-type="float" office:value="8096" calcext:value-type="float">
            <text:p>8096</text:p>
          </table:table-cell>
          <table:table-cell table:formula="of:=[.B892]-[.B$2]" office:value-type="float" office:value="29.1067497730255" calcext:value-type="float">
            <text:p>29.106749773</text:p>
          </table:table-cell>
          <table:table-cell table:formula="of:=[.C892]/([.D892]-[.D891])" office:value-type="float" office:value="763217.773622224" calcext:value-type="float">
            <text:p>763217.773622224</text:p>
          </table:table-cell>
          <table:table-cell/>
          <table:table-cell office:value-type="float" office:value="1442700503.85115" calcext:value-type="float">
            <text:p>1442700503.85115</text:p>
          </table:table-cell>
          <table:table-cell table:formula="of:=[.G892]-[.B892]" office:value-type="float" office:value="2.79957032203674" calcext:value-type="float">
            <text:p>2.799570322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42700501.06221" calcext:value-type="float">
            <text:p>1442700501.06221</text:p>
          </table:table-cell>
          <table:table-cell office:value-type="float" office:value="8096" calcext:value-type="float">
            <text:p>8096</text:p>
          </table:table-cell>
          <table:table-cell table:formula="of:=[.B893]-[.B$2]" office:value-type="float" office:value="29.1173815727234" calcext:value-type="float">
            <text:p>29.1173815727</text:p>
          </table:table-cell>
          <table:table-cell table:formula="of:=[.C893]/([.D893]-[.D892])" office:value-type="float" office:value="761489.13919225" calcext:value-type="float">
            <text:p>761489.13919225</text:p>
          </table:table-cell>
          <table:table-cell/>
          <table:table-cell office:value-type="float" office:value="1442700503.87353" calcext:value-type="float">
            <text:p>1442700503.87353</text:p>
          </table:table-cell>
          <table:table-cell table:formula="of:=[.G893]-[.B893]" office:value-type="float" office:value="2.81132197380066" calcext:value-type="float">
            <text:p>2.8113219738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42700501.07283" calcext:value-type="float">
            <text:p>1442700501.07283</text:p>
          </table:table-cell>
          <table:table-cell office:value-type="float" office:value="8096" calcext:value-type="float">
            <text:p>8096</text:p>
          </table:table-cell>
          <table:table-cell table:formula="of:=[.B894]-[.B$2]" office:value-type="float" office:value="29.1279969215393" calcext:value-type="float">
            <text:p>29.1279969215</text:p>
          </table:table-cell>
          <table:table-cell table:formula="of:=[.C894]/([.D894]-[.D893])" office:value-type="float" office:value="762669.238702722" calcext:value-type="float">
            <text:p>762669.238702722</text:p>
          </table:table-cell>
          <table:table-cell/>
          <table:table-cell office:value-type="float" office:value="1442700503.87634" calcext:value-type="float">
            <text:p>1442700503.87634</text:p>
          </table:table-cell>
          <table:table-cell table:formula="of:=[.G894]-[.B894]" office:value-type="float" office:value="2.80351495742798" calcext:value-type="float">
            <text:p>2.8035149574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42700501.08338" calcext:value-type="float">
            <text:p>1442700501.08338</text:p>
          </table:table-cell>
          <table:table-cell office:value-type="float" office:value="8096" calcext:value-type="float">
            <text:p>8096</text:p>
          </table:table-cell>
          <table:table-cell table:formula="of:=[.B895]-[.B$2]" office:value-type="float" office:value="29.1385552883148" calcext:value-type="float">
            <text:p>29.1385552883</text:p>
          </table:table-cell>
          <table:table-cell table:formula="of:=[.C895]/([.D895]-[.D894])" office:value-type="float" office:value="766785.258755786" calcext:value-type="float">
            <text:p>766785.258755786</text:p>
          </table:table-cell>
          <table:table-cell/>
          <table:table-cell office:value-type="float" office:value="1442700503.87923" calcext:value-type="float">
            <text:p>1442700503.87923</text:p>
          </table:table-cell>
          <table:table-cell table:formula="of:=[.G895]-[.B895]" office:value-type="float" office:value="2.79584217071533" calcext:value-type="float">
            <text:p>2.7958421707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42700501.094" calcext:value-type="float">
            <text:p>1442700501.094</text:p>
          </table:table-cell>
          <table:table-cell office:value-type="float" office:value="8096" calcext:value-type="float">
            <text:p>8096</text:p>
          </table:table-cell>
          <table:table-cell table:formula="of:=[.B896]-[.B$2]" office:value-type="float" office:value="29.1491758823395" calcext:value-type="float">
            <text:p>29.1491758823</text:p>
          </table:table-cell>
          <table:table-cell table:formula="of:=[.C896]/([.D896]-[.D895])" office:value-type="float" office:value="762292.578099044" calcext:value-type="float">
            <text:p>762292.578099044</text:p>
          </table:table-cell>
          <table:table-cell/>
          <table:table-cell office:value-type="float" office:value="1442700503.89762" calcext:value-type="float">
            <text:p>1442700503.89762</text:p>
          </table:table-cell>
          <table:table-cell table:formula="of:=[.G896]-[.B896]" office:value-type="float" office:value="2.80361604690552" calcext:value-type="float">
            <text:p>2.8036160469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42700501.1047" calcext:value-type="float">
            <text:p>1442700501.1047</text:p>
          </table:table-cell>
          <table:table-cell office:value-type="float" office:value="8096" calcext:value-type="float">
            <text:p>8096</text:p>
          </table:table-cell>
          <table:table-cell table:formula="of:=[.B897]-[.B$2]" office:value-type="float" office:value="29.159866809845" calcext:value-type="float">
            <text:p>29.1598668098</text:p>
          </table:table-cell>
          <table:table-cell table:formula="of:=[.C897]/([.D897]-[.D896])" office:value-type="float" office:value="757277.607189849" calcext:value-type="float">
            <text:p>757277.607189849</text:p>
          </table:table-cell>
          <table:table-cell/>
          <table:table-cell office:value-type="float" office:value="1442700503.90047" calcext:value-type="float">
            <text:p>1442700503.90047</text:p>
          </table:table-cell>
          <table:table-cell table:formula="of:=[.G897]-[.B897]" office:value-type="float" office:value="2.79577016830444" calcext:value-type="float">
            <text:p>2.7957701683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42700501.11533" calcext:value-type="float">
            <text:p>1442700501.11533</text:p>
          </table:table-cell>
          <table:table-cell office:value-type="float" office:value="8096" calcext:value-type="float">
            <text:p>8096</text:p>
          </table:table-cell>
          <table:table-cell table:formula="of:=[.B898]-[.B$2]" office:value-type="float" office:value="29.1704969406128" calcext:value-type="float">
            <text:p>29.1704969406</text:p>
          </table:table-cell>
          <table:table-cell table:formula="of:=[.C898]/([.D898]-[.D897])" office:value-type="float" office:value="761608.692952945" calcext:value-type="float">
            <text:p>761608.692952945</text:p>
          </table:table-cell>
          <table:table-cell/>
          <table:table-cell office:value-type="float" office:value="1442700503.9033" calcext:value-type="float">
            <text:p>1442700503.9033</text:p>
          </table:table-cell>
          <table:table-cell table:formula="of:=[.G898]-[.B898]" office:value-type="float" office:value="2.78797769546509" calcext:value-type="float">
            <text:p>2.7879776955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42700501.12601" calcext:value-type="float">
            <text:p>1442700501.12601</text:p>
          </table:table-cell>
          <table:table-cell office:value-type="float" office:value="8096" calcext:value-type="float">
            <text:p>8096</text:p>
          </table:table-cell>
          <table:table-cell table:formula="of:=[.B899]-[.B$2]" office:value-type="float" office:value="29.1811776161194" calcext:value-type="float">
            <text:p>29.1811776161</text:p>
          </table:table-cell>
          <table:table-cell table:formula="of:=[.C899]/([.D899]-[.D898])" office:value-type="float" office:value="758004.490914773" calcext:value-type="float">
            <text:p>758004.490914773</text:p>
          </table:table-cell>
          <table:table-cell/>
          <table:table-cell office:value-type="float" office:value="1442700503.92085" calcext:value-type="float">
            <text:p>1442700503.92085</text:p>
          </table:table-cell>
          <table:table-cell table:formula="of:=[.G899]-[.B899]" office:value-type="float" office:value="2.79484748840332" calcext:value-type="float">
            <text:p>2.7948474884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42700501.13672" calcext:value-type="float">
            <text:p>1442700501.13672</text:p>
          </table:table-cell>
          <table:table-cell office:value-type="float" office:value="8096" calcext:value-type="float">
            <text:p>8096</text:p>
          </table:table-cell>
          <table:table-cell table:formula="of:=[.B900]-[.B$2]" office:value-type="float" office:value="29.19189620018" calcext:value-type="float">
            <text:p>29.1918962002</text:p>
          </table:table-cell>
          <table:table-cell table:formula="of:=[.C900]/([.D900]-[.D899])" office:value-type="float" office:value="755323.64668461" calcext:value-type="float">
            <text:p>755323.64668461</text:p>
          </table:table-cell>
          <table:table-cell/>
          <table:table-cell office:value-type="float" office:value="1442700503.92368" calcext:value-type="float">
            <text:p>1442700503.92368</text:p>
          </table:table-cell>
          <table:table-cell table:formula="of:=[.G900]-[.B900]" office:value-type="float" office:value="2.7869508266449" calcext:value-type="float">
            <text:p>2.7869508266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42700501.14739" calcext:value-type="float">
            <text:p>1442700501.14739</text:p>
          </table:table-cell>
          <table:table-cell office:value-type="float" office:value="8096" calcext:value-type="float">
            <text:p>8096</text:p>
          </table:table-cell>
          <table:table-cell table:formula="of:=[.B901]-[.B$2]" office:value-type="float" office:value="29.2025582790375" calcext:value-type="float">
            <text:p>29.202558279</text:p>
          </table:table-cell>
          <table:table-cell table:formula="of:=[.C901]/([.D901]-[.D900])" office:value-type="float" office:value="759326.59177102" calcext:value-type="float">
            <text:p>759326.59177102</text:p>
          </table:table-cell>
          <table:table-cell/>
          <table:table-cell office:value-type="float" office:value="1442700503.92651" calcext:value-type="float">
            <text:p>1442700503.92651</text:p>
          </table:table-cell>
          <table:table-cell table:formula="of:=[.G901]-[.B901]" office:value-type="float" office:value="2.77912664413452" calcext:value-type="float">
            <text:p>2.7791266441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42700501.15806" calcext:value-type="float">
            <text:p>1442700501.15806</text:p>
          </table:table-cell>
          <table:table-cell office:value-type="float" office:value="8096" calcext:value-type="float">
            <text:p>8096</text:p>
          </table:table-cell>
          <table:table-cell table:formula="of:=[.B902]-[.B$2]" office:value-type="float" office:value="29.2132298946381" calcext:value-type="float">
            <text:p>29.2132298946</text:p>
          </table:table-cell>
          <table:table-cell table:formula="of:=[.C902]/([.D902]-[.D901])" office:value-type="float" office:value="758648.015728329" calcext:value-type="float">
            <text:p>758648.015728329</text:p>
          </table:table-cell>
          <table:table-cell/>
          <table:table-cell office:value-type="float" office:value="1442700503.94603" calcext:value-type="float">
            <text:p>1442700503.94603</text:p>
          </table:table-cell>
          <table:table-cell table:formula="of:=[.G902]-[.B902]" office:value-type="float" office:value="2.78796863555908" calcext:value-type="float">
            <text:p>2.7879686356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42700501.16875" calcext:value-type="float">
            <text:p>1442700501.16875</text:p>
          </table:table-cell>
          <table:table-cell office:value-type="float" office:value="8096" calcext:value-type="float">
            <text:p>8096</text:p>
          </table:table-cell>
          <table:table-cell table:formula="of:=[.B903]-[.B$2]" office:value-type="float" office:value="29.2239167690277" calcext:value-type="float">
            <text:p>29.223916769</text:p>
          </table:table-cell>
          <table:table-cell table:formula="of:=[.C903]/([.D903]-[.D902])" office:value-type="float" office:value="757564.81313582" calcext:value-type="float">
            <text:p>757564.81313582</text:p>
          </table:table-cell>
          <table:table-cell/>
          <table:table-cell office:value-type="float" office:value="1442700503.94887" calcext:value-type="float">
            <text:p>1442700503.94887</text:p>
          </table:table-cell>
          <table:table-cell table:formula="of:=[.G903]-[.B903]" office:value-type="float" office:value="2.78011989593506" calcext:value-type="float">
            <text:p>2.7801198959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42700501.1794" calcext:value-type="float">
            <text:p>1442700501.1794</text:p>
          </table:table-cell>
          <table:table-cell office:value-type="float" office:value="8096" calcext:value-type="float">
            <text:p>8096</text:p>
          </table:table-cell>
          <table:table-cell table:formula="of:=[.B904]-[.B$2]" office:value-type="float" office:value="29.234570980072" calcext:value-type="float">
            <text:p>29.2345709801</text:p>
          </table:table-cell>
          <table:table-cell table:formula="of:=[.C904]/([.D904]-[.D903])" office:value-type="float" office:value="759887.331528185" calcext:value-type="float">
            <text:p>759887.331528185</text:p>
          </table:table-cell>
          <table:table-cell/>
          <table:table-cell office:value-type="float" office:value="1442700503.9517" calcext:value-type="float">
            <text:p>1442700503.9517</text:p>
          </table:table-cell>
          <table:table-cell table:formula="of:=[.G904]-[.B904]" office:value-type="float" office:value="2.77230143547058" calcext:value-type="float">
            <text:p>2.7723014355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42700501.19011" calcext:value-type="float">
            <text:p>1442700501.19011</text:p>
          </table:table-cell>
          <table:table-cell office:value-type="float" office:value="8096" calcext:value-type="float">
            <text:p>8096</text:p>
          </table:table-cell>
          <table:table-cell table:formula="of:=[.B905]-[.B$2]" office:value-type="float" office:value="29.2452836036682" calcext:value-type="float">
            <text:p>29.2452836037</text:p>
          </table:table-cell>
          <table:table-cell table:formula="of:=[.C905]/([.D905]-[.D904])" office:value-type="float" office:value="755743.905991276" calcext:value-type="float">
            <text:p>755743.905991276</text:p>
          </table:table-cell>
          <table:table-cell/>
          <table:table-cell office:value-type="float" office:value="1442700504.24705" calcext:value-type="float">
            <text:p>1442700504.24705</text:p>
          </table:table-cell>
          <table:table-cell table:formula="of:=[.G905]-[.B905]" office:value-type="float" office:value="3.05693578720093" calcext:value-type="float">
            <text:p>3.0569357872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42700501.20079" calcext:value-type="float">
            <text:p>1442700501.20079</text:p>
          </table:table-cell>
          <table:table-cell office:value-type="float" office:value="8096" calcext:value-type="float">
            <text:p>8096</text:p>
          </table:table-cell>
          <table:table-cell table:formula="of:=[.B906]-[.B$2]" office:value-type="float" office:value="29.2559621334076" calcext:value-type="float">
            <text:p>29.2559621334</text:p>
          </table:table-cell>
          <table:table-cell table:formula="of:=[.C906]/([.D906]-[.D905])" office:value-type="float" office:value="758156.806001474" calcext:value-type="float">
            <text:p>758156.806001474</text:p>
          </table:table-cell>
          <table:table-cell/>
          <table:table-cell office:value-type="float" office:value="1442700504.24987" calcext:value-type="float">
            <text:p>1442700504.24987</text:p>
          </table:table-cell>
          <table:table-cell table:formula="of:=[.G906]-[.B906]" office:value-type="float" office:value="3.04907846450806" calcext:value-type="float">
            <text:p>3.0490784645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42700501.21147" calcext:value-type="float">
            <text:p>1442700501.21147</text:p>
          </table:table-cell>
          <table:table-cell office:value-type="float" office:value="8096" calcext:value-type="float">
            <text:p>8096</text:p>
          </table:table-cell>
          <table:table-cell table:formula="of:=[.B907]-[.B$2]" office:value-type="float" office:value="29.2666397094727" calcext:value-type="float">
            <text:p>29.2666397095</text:p>
          </table:table-cell>
          <table:table-cell table:formula="of:=[.C907]/([.D907]-[.D906])" office:value-type="float" office:value="758224.521245953" calcext:value-type="float">
            <text:p>758224.521245953</text:p>
          </table:table-cell>
          <table:table-cell/>
          <table:table-cell office:value-type="float" office:value="1442700504.29961" calcext:value-type="float">
            <text:p>1442700504.29961</text:p>
          </table:table-cell>
          <table:table-cell table:formula="of:=[.G907]-[.B907]" office:value-type="float" office:value="3.08813762664795" calcext:value-type="float">
            <text:p>3.0881376266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42700501.22212" calcext:value-type="float">
            <text:p>1442700501.22212</text:p>
          </table:table-cell>
          <table:table-cell office:value-type="float" office:value="8096" calcext:value-type="float">
            <text:p>8096</text:p>
          </table:table-cell>
          <table:table-cell table:formula="of:=[.B908]-[.B$2]" office:value-type="float" office:value="29.2772872447968" calcext:value-type="float">
            <text:p>29.2772872448</text:p>
          </table:table-cell>
          <table:table-cell table:formula="of:=[.C908]/([.D908]-[.D907])" office:value-type="float" office:value="760363.760585772" calcext:value-type="float">
            <text:p>760363.760585772</text:p>
          </table:table-cell>
          <table:table-cell/>
          <table:table-cell office:value-type="float" office:value="1442700504.30243" calcext:value-type="float">
            <text:p>1442700504.30243</text:p>
          </table:table-cell>
          <table:table-cell table:formula="of:=[.G908]-[.B908]" office:value-type="float" office:value="3.08031058311462" calcext:value-type="float">
            <text:p>3.0803105831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42700501.23283" calcext:value-type="float">
            <text:p>1442700501.23283</text:p>
          </table:table-cell>
          <table:table-cell office:value-type="float" office:value="8096" calcext:value-type="float">
            <text:p>8096</text:p>
          </table:table-cell>
          <table:table-cell table:formula="of:=[.B909]-[.B$2]" office:value-type="float" office:value="29.2880001068115" calcext:value-type="float">
            <text:p>29.2880001068</text:p>
          </table:table-cell>
          <table:table-cell table:formula="of:=[.C909]/([.D909]-[.D908])" office:value-type="float" office:value="755727.086640109" calcext:value-type="float">
            <text:p>755727.086640109</text:p>
          </table:table-cell>
          <table:table-cell/>
          <table:table-cell office:value-type="float" office:value="1442700504.30524" calcext:value-type="float">
            <text:p>1442700504.30524</text:p>
          </table:table-cell>
          <table:table-cell table:formula="of:=[.G909]-[.B909]" office:value-type="float" office:value="3.0724139213562" calcext:value-type="float">
            <text:p>3.0724139214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42700501.24346" calcext:value-type="float">
            <text:p>1442700501.24346</text:p>
          </table:table-cell>
          <table:table-cell office:value-type="float" office:value="8096" calcext:value-type="float">
            <text:p>8096</text:p>
          </table:table-cell>
          <table:table-cell table:formula="of:=[.B910]-[.B$2]" office:value-type="float" office:value="29.2986359596252" calcext:value-type="float">
            <text:p>29.2986359596</text:p>
          </table:table-cell>
          <table:table-cell table:formula="of:=[.C910]/([.D910]-[.D909])" office:value-type="float" office:value="761198.950549204" calcext:value-type="float">
            <text:p>761198.950549204</text:p>
          </table:table-cell>
          <table:table-cell/>
          <table:table-cell office:value-type="float" office:value="1442700504.30806" calcext:value-type="float">
            <text:p>1442700504.30806</text:p>
          </table:table-cell>
          <table:table-cell table:formula="of:=[.G910]-[.B910]" office:value-type="float" office:value="3.06459498405457" calcext:value-type="float">
            <text:p>3.0645949841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42700501.25409" calcext:value-type="float">
            <text:p>1442700501.25409</text:p>
          </table:table-cell>
          <table:table-cell office:value-type="float" office:value="8096" calcext:value-type="float">
            <text:p>8096</text:p>
          </table:table-cell>
          <table:table-cell table:formula="of:=[.B911]-[.B$2]" office:value-type="float" office:value="29.30925989151" calcext:value-type="float">
            <text:p>29.3092598915</text:p>
          </table:table-cell>
          <table:table-cell table:formula="of:=[.C911]/([.D911]-[.D910])" office:value-type="float" office:value="762053.078635548" calcext:value-type="float">
            <text:p>762053.078635548</text:p>
          </table:table-cell>
          <table:table-cell/>
          <table:table-cell office:value-type="float" office:value="1442700504.31089" calcext:value-type="float">
            <text:p>1442700504.31089</text:p>
          </table:table-cell>
          <table:table-cell table:formula="of:=[.G911]-[.B911]" office:value-type="float" office:value="3.05679678916931" calcext:value-type="float">
            <text:p>3.0567967892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42700501.26482" calcext:value-type="float">
            <text:p>1442700501.26482</text:p>
          </table:table-cell>
          <table:table-cell office:value-type="float" office:value="8096" calcext:value-type="float">
            <text:p>8096</text:p>
          </table:table-cell>
          <table:table-cell table:formula="of:=[.B912]-[.B$2]" office:value-type="float" office:value="29.3199927806854" calcext:value-type="float">
            <text:p>29.3199927807</text:p>
          </table:table-cell>
          <table:table-cell table:formula="of:=[.C912]/([.D912]-[.D911])" office:value-type="float" office:value="754316.928804674" calcext:value-type="float">
            <text:p>754316.928804674</text:p>
          </table:table-cell>
          <table:table-cell/>
          <table:table-cell office:value-type="float" office:value="1442700504.3137" calcext:value-type="float">
            <text:p>1442700504.3137</text:p>
          </table:table-cell>
          <table:table-cell table:formula="of:=[.G912]-[.B912]" office:value-type="float" office:value="3.04887509346008" calcext:value-type="float">
            <text:p>3.0488750935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42700501.27539" calcext:value-type="float">
            <text:p>1442700501.27539</text:p>
          </table:table-cell>
          <table:table-cell office:value-type="float" office:value="8096" calcext:value-type="float">
            <text:p>8096</text:p>
          </table:table-cell>
          <table:table-cell table:formula="of:=[.B913]-[.B$2]" office:value-type="float" office:value="29.33056640625" calcext:value-type="float">
            <text:p>29.3305664063</text:p>
          </table:table-cell>
          <table:table-cell table:formula="of:=[.C913]/([.D913]-[.D912])" office:value-type="float" office:value="765678.711673318" calcext:value-type="float">
            <text:p>765678.711673318</text:p>
          </table:table-cell>
          <table:table-cell/>
          <table:table-cell office:value-type="float" office:value="1442700504.32372" calcext:value-type="float">
            <text:p>1442700504.32372</text:p>
          </table:table-cell>
          <table:table-cell table:formula="of:=[.G913]-[.B913]" office:value-type="float" office:value="3.04832816123962" calcext:value-type="float">
            <text:p>3.0483281612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42700501.28606" calcext:value-type="float">
            <text:p>1442700501.28606</text:p>
          </table:table-cell>
          <table:table-cell office:value-type="float" office:value="8096" calcext:value-type="float">
            <text:p>8096</text:p>
          </table:table-cell>
          <table:table-cell table:formula="of:=[.B914]-[.B$2]" office:value-type="float" office:value="29.3412353992462" calcext:value-type="float">
            <text:p>29.3412353992</text:p>
          </table:table-cell>
          <table:table-cell table:formula="of:=[.C914]/([.D914]-[.D913])" office:value-type="float" office:value="758834.503206776" calcext:value-type="float">
            <text:p>758834.503206776</text:p>
          </table:table-cell>
          <table:table-cell/>
          <table:table-cell office:value-type="float" office:value="1442700504.32655" calcext:value-type="float">
            <text:p>1442700504.32655</text:p>
          </table:table-cell>
          <table:table-cell table:formula="of:=[.G914]-[.B914]" office:value-type="float" office:value="3.04048681259155" calcext:value-type="float">
            <text:p>3.0404868126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42700501.29677" calcext:value-type="float">
            <text:p>1442700501.29677</text:p>
          </table:table-cell>
          <table:table-cell office:value-type="float" office:value="8096" calcext:value-type="float">
            <text:p>8096</text:p>
          </table:table-cell>
          <table:table-cell table:formula="of:=[.B915]-[.B$2]" office:value-type="float" office:value="29.3519365787506" calcext:value-type="float">
            <text:p>29.3519365788</text:p>
          </table:table-cell>
          <table:table-cell table:formula="of:=[.C915]/([.D915]-[.D914])" office:value-type="float" office:value="756552.116210676" calcext:value-type="float">
            <text:p>756552.116210676</text:p>
          </table:table-cell>
          <table:table-cell/>
          <table:table-cell office:value-type="float" office:value="1442700504.32935" calcext:value-type="float">
            <text:p>1442700504.32935</text:p>
          </table:table-cell>
          <table:table-cell table:formula="of:=[.G915]-[.B915]" office:value-type="float" office:value="3.03258347511291" calcext:value-type="float">
            <text:p>3.0325834751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42700501.3074" calcext:value-type="float">
            <text:p>1442700501.3074</text:p>
          </table:table-cell>
          <table:table-cell office:value-type="float" office:value="8096" calcext:value-type="float">
            <text:p>8096</text:p>
          </table:table-cell>
          <table:table-cell table:formula="of:=[.B916]-[.B$2]" office:value-type="float" office:value="29.3625748157501" calcext:value-type="float">
            <text:p>29.3625748158</text:p>
          </table:table-cell>
          <table:table-cell table:formula="of:=[.C916]/([.D916]-[.D915])" office:value-type="float" office:value="761028.354639175" calcext:value-type="float">
            <text:p>761028.354639175</text:p>
          </table:table-cell>
          <table:table-cell/>
          <table:table-cell office:value-type="float" office:value="1442700504.36594" calcext:value-type="float">
            <text:p>1442700504.36594</text:p>
          </table:table-cell>
          <table:table-cell table:formula="of:=[.G916]-[.B916]" office:value-type="float" office:value="3.05853223800659" calcext:value-type="float">
            <text:p>3.058532238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42700501.31796" calcext:value-type="float">
            <text:p>1442700501.31796</text:p>
          </table:table-cell>
          <table:table-cell office:value-type="float" office:value="8096" calcext:value-type="float">
            <text:p>8096</text:p>
          </table:table-cell>
          <table:table-cell table:formula="of:=[.B917]-[.B$2]" office:value-type="float" office:value="29.3731362819672" calcext:value-type="float">
            <text:p>29.373136282</text:p>
          </table:table-cell>
          <table:table-cell table:formula="of:=[.C917]/([.D917]-[.D916])" office:value-type="float" office:value="766560.232606438" calcext:value-type="float">
            <text:p>766560.232606438</text:p>
          </table:table-cell>
          <table:table-cell/>
          <table:table-cell office:value-type="float" office:value="1442700504.36881" calcext:value-type="float">
            <text:p>1442700504.36881</text:p>
          </table:table-cell>
          <table:table-cell table:formula="of:=[.G917]-[.B917]" office:value-type="float" office:value="3.05084323883057" calcext:value-type="float">
            <text:p>3.0508432388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42700501.32865" calcext:value-type="float">
            <text:p>1442700501.32865</text:p>
          </table:table-cell>
          <table:table-cell office:value-type="float" office:value="8096" calcext:value-type="float">
            <text:p>8096</text:p>
          </table:table-cell>
          <table:table-cell table:formula="of:=[.B918]-[.B$2]" office:value-type="float" office:value="29.3838188648224" calcext:value-type="float">
            <text:p>29.3838188648</text:p>
          </table:table-cell>
          <table:table-cell table:formula="of:=[.C918]/([.D918]-[.D917])" office:value-type="float" office:value="757869.151095835" calcext:value-type="float">
            <text:p>757869.151095835</text:p>
          </table:table-cell>
          <table:table-cell/>
          <table:table-cell office:value-type="float" office:value="1442700504.37163" calcext:value-type="float">
            <text:p>1442700504.37163</text:p>
          </table:table-cell>
          <table:table-cell table:formula="of:=[.G918]-[.B918]" office:value-type="float" office:value="3.04298305511475" calcext:value-type="float">
            <text:p>3.0429830551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42700501.33931" calcext:value-type="float">
            <text:p>1442700501.33931</text:p>
          </table:table-cell>
          <table:table-cell office:value-type="float" office:value="8096" calcext:value-type="float">
            <text:p>8096</text:p>
          </table:table-cell>
          <table:table-cell table:formula="of:=[.B919]-[.B$2]" office:value-type="float" office:value="29.3944797515869" calcext:value-type="float">
            <text:p>29.3944797516</text:p>
          </table:table-cell>
          <table:table-cell table:formula="of:=[.C919]/([.D919]-[.D918])" office:value-type="float" office:value="759411.499138991" calcext:value-type="float">
            <text:p>759411.499138991</text:p>
          </table:table-cell>
          <table:table-cell/>
          <table:table-cell office:value-type="float" office:value="1442700504.6016" calcext:value-type="float">
            <text:p>1442700504.6016</text:p>
          </table:table-cell>
          <table:table-cell table:formula="of:=[.G919]-[.B919]" office:value-type="float" office:value="3.26229572296143" calcext:value-type="float">
            <text:p>3.262295723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42700501.34995" calcext:value-type="float">
            <text:p>1442700501.34995</text:p>
          </table:table-cell>
          <table:table-cell office:value-type="float" office:value="8096" calcext:value-type="float">
            <text:p>8096</text:p>
          </table:table-cell>
          <table:table-cell table:formula="of:=[.B920]-[.B$2]" office:value-type="float" office:value="29.405116558075" calcext:value-type="float">
            <text:p>29.4051165581</text:p>
          </table:table-cell>
          <table:table-cell table:formula="of:=[.C920]/([.D920]-[.D919])" office:value-type="float" office:value="761130.703008024" calcext:value-type="float">
            <text:p>761130.703008024</text:p>
          </table:table-cell>
          <table:table-cell/>
          <table:table-cell office:value-type="float" office:value="1442700504.60443" calcext:value-type="float">
            <text:p>1442700504.60443</text:p>
          </table:table-cell>
          <table:table-cell table:formula="of:=[.G920]-[.B920]" office:value-type="float" office:value="3.2544858455658" calcext:value-type="float">
            <text:p>3.2544858456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42700501.36061" calcext:value-type="float">
            <text:p>1442700501.36061</text:p>
          </table:table-cell>
          <table:table-cell office:value-type="float" office:value="8096" calcext:value-type="float">
            <text:p>8096</text:p>
          </table:table-cell>
          <table:table-cell table:formula="of:=[.B921]-[.B$2]" office:value-type="float" office:value="29.4157781600952" calcext:value-type="float">
            <text:p>29.4157781601</text:p>
          </table:table-cell>
          <table:table-cell table:formula="of:=[.C921]/([.D921]-[.D920])" office:value-type="float" office:value="759360.552439733" calcext:value-type="float">
            <text:p>759360.552439733</text:p>
          </table:table-cell>
          <table:table-cell/>
          <table:table-cell office:value-type="float" office:value="1442700504.60726" calcext:value-type="float">
            <text:p>1442700504.60726</text:p>
          </table:table-cell>
          <table:table-cell table:formula="of:=[.G921]-[.B921]" office:value-type="float" office:value="3.24664831161499" calcext:value-type="float">
            <text:p>3.2466483116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42700501.37128" calcext:value-type="float">
            <text:p>1442700501.37128</text:p>
          </table:table-cell>
          <table:table-cell office:value-type="float" office:value="8096" calcext:value-type="float">
            <text:p>8096</text:p>
          </table:table-cell>
          <table:table-cell table:formula="of:=[.B922]-[.B$2]" office:value-type="float" office:value="29.4264509677887" calcext:value-type="float">
            <text:p>29.4264509678</text:p>
          </table:table-cell>
          <table:table-cell table:formula="of:=[.C922]/([.D922]-[.D921])" office:value-type="float" office:value="758563.278990283" calcext:value-type="float">
            <text:p>758563.278990283</text:p>
          </table:table-cell>
          <table:table-cell/>
          <table:table-cell office:value-type="float" office:value="1442700504.65787" calcext:value-type="float">
            <text:p>1442700504.65787</text:p>
          </table:table-cell>
          <table:table-cell table:formula="of:=[.G922]-[.B922]" office:value-type="float" office:value="3.28658628463745" calcext:value-type="float">
            <text:p>3.2865862846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42700501.382" calcext:value-type="float">
            <text:p>1442700501.382</text:p>
          </table:table-cell>
          <table:table-cell office:value-type="float" office:value="8096" calcext:value-type="float">
            <text:p>8096</text:p>
          </table:table-cell>
          <table:table-cell table:formula="of:=[.B923]-[.B$2]" office:value-type="float" office:value="29.4371671676636" calcext:value-type="float">
            <text:p>29.4371671677</text:p>
          </table:table-cell>
          <table:table-cell table:formula="of:=[.C923]/([.D923]-[.D922])" office:value-type="float" office:value="755491.694306628" calcext:value-type="float">
            <text:p>755491.694306628</text:p>
          </table:table-cell>
          <table:table-cell/>
          <table:table-cell office:value-type="float" office:value="1442700504.6607" calcext:value-type="float">
            <text:p>1442700504.6607</text:p>
          </table:table-cell>
          <table:table-cell table:formula="of:=[.G923]-[.B923]" office:value-type="float" office:value="3.27870440483093" calcext:value-type="float">
            <text:p>3.2787044048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42700501.39272" calcext:value-type="float">
            <text:p>1442700501.39272</text:p>
          </table:table-cell>
          <table:table-cell office:value-type="float" office:value="8096" calcext:value-type="float">
            <text:p>8096</text:p>
          </table:table-cell>
          <table:table-cell table:formula="of:=[.B924]-[.B$2]" office:value-type="float" office:value="29.4478907585144" calcext:value-type="float">
            <text:p>29.4478907585</text:p>
          </table:table-cell>
          <table:table-cell table:formula="of:=[.C924]/([.D924]-[.D923])" office:value-type="float" office:value="754970.989906176" calcext:value-type="float">
            <text:p>754970.989906176</text:p>
          </table:table-cell>
          <table:table-cell/>
          <table:table-cell office:value-type="float" office:value="1442700504.66352" calcext:value-type="float">
            <text:p>1442700504.66352</text:p>
          </table:table-cell>
          <table:table-cell table:formula="of:=[.G924]-[.B924]" office:value-type="float" office:value="3.27079749107361" calcext:value-type="float">
            <text:p>3.2707974911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42700501.40336" calcext:value-type="float">
            <text:p>1442700501.40336</text:p>
          </table:table-cell>
          <table:table-cell office:value-type="float" office:value="8096" calcext:value-type="float">
            <text:p>8096</text:p>
          </table:table-cell>
          <table:table-cell table:formula="of:=[.B925]-[.B$2]" office:value-type="float" office:value="29.4585285186768" calcext:value-type="float">
            <text:p>29.4585285187</text:p>
          </table:table-cell>
          <table:table-cell table:formula="of:=[.C925]/([.D925]-[.D924])" office:value-type="float" office:value="761062.467703617" calcext:value-type="float">
            <text:p>761062.467703617</text:p>
          </table:table-cell>
          <table:table-cell/>
          <table:table-cell office:value-type="float" office:value="1442700504.66634" calcext:value-type="float">
            <text:p>1442700504.66634</text:p>
          </table:table-cell>
          <table:table-cell table:formula="of:=[.G925]-[.B925]" office:value-type="float" office:value="3.26298093795776" calcext:value-type="float">
            <text:p>3.262980938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42700501.41395" calcext:value-type="float">
            <text:p>1442700501.41395</text:p>
          </table:table-cell>
          <table:table-cell office:value-type="float" office:value="8096" calcext:value-type="float">
            <text:p>8096</text:p>
          </table:table-cell>
          <table:table-cell table:formula="of:=[.B926]-[.B$2]" office:value-type="float" office:value="29.4691257476807" calcext:value-type="float">
            <text:p>29.4691257477</text:p>
          </table:table-cell>
          <table:table-cell table:formula="of:=[.C926]/([.D926]-[.D925])" office:value-type="float" office:value="763973.298776098" calcext:value-type="float">
            <text:p>763973.298776098</text:p>
          </table:table-cell>
          <table:table-cell/>
          <table:table-cell office:value-type="float" office:value="1442700504.66912" calcext:value-type="float">
            <text:p>1442700504.66912</text:p>
          </table:table-cell>
          <table:table-cell table:formula="of:=[.G926]-[.B926]" office:value-type="float" office:value="3.25516939163208" calcext:value-type="float">
            <text:p>3.2551693916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42700501.42453" calcext:value-type="float">
            <text:p>1442700501.42453</text:p>
          </table:table-cell>
          <table:table-cell office:value-type="float" office:value="8096" calcext:value-type="float">
            <text:p>8096</text:p>
          </table:table-cell>
          <table:table-cell table:formula="of:=[.B927]-[.B$2]" office:value-type="float" office:value="29.4797055721283" calcext:value-type="float">
            <text:p>29.4797055721</text:p>
          </table:table-cell>
          <table:table-cell table:formula="of:=[.C927]/([.D927]-[.D926])" office:value-type="float" office:value="765230.088653521" calcext:value-type="float">
            <text:p>765230.088653521</text:p>
          </table:table-cell>
          <table:table-cell/>
          <table:table-cell office:value-type="float" office:value="1442700504.67195" calcext:value-type="float">
            <text:p>1442700504.67195</text:p>
          </table:table-cell>
          <table:table-cell table:formula="of:=[.G927]-[.B927]" office:value-type="float" office:value="3.24741339683533" calcext:value-type="float">
            <text:p>3.2474133968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42700501.43515" calcext:value-type="float">
            <text:p>1442700501.43515</text:p>
          </table:table-cell>
          <table:table-cell office:value-type="float" office:value="8096" calcext:value-type="float">
            <text:p>8096</text:p>
          </table:table-cell>
          <table:table-cell table:formula="of:=[.B928]-[.B$2]" office:value-type="float" office:value="29.4903194904327" calcext:value-type="float">
            <text:p>29.4903194904</text:p>
          </table:table-cell>
          <table:table-cell table:formula="of:=[.C928]/([.D928]-[.D927])" office:value-type="float" office:value="762772.028932117" calcext:value-type="float">
            <text:p>762772.028932117</text:p>
          </table:table-cell>
          <table:table-cell/>
          <table:table-cell office:value-type="float" office:value="1442700504.67478" calcext:value-type="float">
            <text:p>1442700504.67478</text:p>
          </table:table-cell>
          <table:table-cell table:formula="of:=[.G928]-[.B928]" office:value-type="float" office:value="3.2396297454834" calcext:value-type="float">
            <text:p>3.2396297455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42700501.44565" calcext:value-type="float">
            <text:p>1442700501.44565</text:p>
          </table:table-cell>
          <table:table-cell office:value-type="float" office:value="8096" calcext:value-type="float">
            <text:p>8096</text:p>
          </table:table-cell>
          <table:table-cell table:formula="of:=[.B929]-[.B$2]" office:value-type="float" office:value="29.5008232593536" calcext:value-type="float">
            <text:p>29.5008232594</text:p>
          </table:table-cell>
          <table:table-cell table:formula="of:=[.C929]/([.D929]-[.D928])" office:value-type="float" office:value="770770.954784819" calcext:value-type="float">
            <text:p>770770.954784819</text:p>
          </table:table-cell>
          <table:table-cell/>
          <table:table-cell office:value-type="float" office:value="1442700504.67756" calcext:value-type="float">
            <text:p>1442700504.67756</text:p>
          </table:table-cell>
          <table:table-cell table:formula="of:=[.G929]-[.B929]" office:value-type="float" office:value="3.23190355300903" calcext:value-type="float">
            <text:p>3.231903553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42700501.45627" calcext:value-type="float">
            <text:p>1442700501.45627</text:p>
          </table:table-cell>
          <table:table-cell office:value-type="float" office:value="8096" calcext:value-type="float">
            <text:p>8096</text:p>
          </table:table-cell>
          <table:table-cell table:formula="of:=[.B930]-[.B$2]" office:value-type="float" office:value="29.5114376544952" calcext:value-type="float">
            <text:p>29.5114376545</text:p>
          </table:table-cell>
          <table:table-cell table:formula="of:=[.C930]/([.D930]-[.D929])" office:value-type="float" office:value="762737.762443846" calcext:value-type="float">
            <text:p>762737.762443846</text:p>
          </table:table-cell>
          <table:table-cell/>
          <table:table-cell office:value-type="float" office:value="1442700504.85894" calcext:value-type="float">
            <text:p>1442700504.85894</text:p>
          </table:table-cell>
          <table:table-cell table:formula="of:=[.G930]-[.B930]" office:value-type="float" office:value="3.40267157554626" calcext:value-type="float">
            <text:p>3.4026715755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42700501.46679" calcext:value-type="float">
            <text:p>1442700501.46679</text:p>
          </table:table-cell>
          <table:table-cell office:value-type="float" office:value="8096" calcext:value-type="float">
            <text:p>8096</text:p>
          </table:table-cell>
          <table:table-cell table:formula="of:=[.B931]-[.B$2]" office:value-type="float" office:value="29.5219578742981" calcext:value-type="float">
            <text:p>29.5219578743</text:p>
          </table:table-cell>
          <table:table-cell table:formula="of:=[.C931]/([.D931]-[.D930])" office:value-type="float" office:value="769565.669892351" calcext:value-type="float">
            <text:p>769565.669892351</text:p>
          </table:table-cell>
          <table:table-cell/>
          <table:table-cell office:value-type="float" office:value="1442700504.86173" calcext:value-type="float">
            <text:p>1442700504.86173</text:p>
          </table:table-cell>
          <table:table-cell table:formula="of:=[.G931]-[.B931]" office:value-type="float" office:value="3.394939661026" calcext:value-type="float">
            <text:p>3.394939661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42700501.47729" calcext:value-type="float">
            <text:p>1442700501.47729</text:p>
          </table:table-cell>
          <table:table-cell office:value-type="float" office:value="8096" calcext:value-type="float">
            <text:p>8096</text:p>
          </table:table-cell>
          <table:table-cell table:formula="of:=[.B932]-[.B$2]" office:value-type="float" office:value="29.5324578285217" calcext:value-type="float">
            <text:p>29.5324578285</text:p>
          </table:table-cell>
          <table:table-cell table:formula="of:=[.C932]/([.D932]-[.D931])" office:value-type="float" office:value="771050.980563124" calcext:value-type="float">
            <text:p>771050.980563124</text:p>
          </table:table-cell>
          <table:table-cell/>
          <table:table-cell office:value-type="float" office:value="1442700504.86455" calcext:value-type="float">
            <text:p>1442700504.86455</text:p>
          </table:table-cell>
          <table:table-cell table:formula="of:=[.G932]-[.B932]" office:value-type="float" office:value="3.38726186752319" calcext:value-type="float">
            <text:p>3.3872618675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42700501.48777" calcext:value-type="float">
            <text:p>1442700501.48777</text:p>
          </table:table-cell>
          <table:table-cell office:value-type="float" office:value="8096" calcext:value-type="float">
            <text:p>8096</text:p>
          </table:table-cell>
          <table:table-cell table:formula="of:=[.B933]-[.B$2]" office:value-type="float" office:value="29.542941570282" calcext:value-type="float">
            <text:p>29.5429415703</text:p>
          </table:table-cell>
          <table:table-cell table:formula="of:=[.C933]/([.D933]-[.D932])" office:value-type="float" office:value="772243.363595015" calcext:value-type="float">
            <text:p>772243.363595015</text:p>
          </table:table-cell>
          <table:table-cell/>
          <table:table-cell office:value-type="float" office:value="1442700504.90305" calcext:value-type="float">
            <text:p>1442700504.90305</text:p>
          </table:table-cell>
          <table:table-cell table:formula="of:=[.G933]-[.B933]" office:value-type="float" office:value="3.41528081893921" calcext:value-type="float">
            <text:p>3.4152808189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42700501.49828" calcext:value-type="float">
            <text:p>1442700501.49828</text:p>
          </table:table-cell>
          <table:table-cell office:value-type="float" office:value="8096" calcext:value-type="float">
            <text:p>8096</text:p>
          </table:table-cell>
          <table:table-cell table:formula="of:=[.B934]-[.B$2]" office:value-type="float" office:value="29.5534541606903" calcext:value-type="float">
            <text:p>29.5534541607</text:p>
          </table:table-cell>
          <table:table-cell table:formula="of:=[.C934]/([.D934]-[.D933])" office:value-type="float" office:value="770124.173542286" calcext:value-type="float">
            <text:p>770124.173542286</text:p>
          </table:table-cell>
          <table:table-cell/>
          <table:table-cell office:value-type="float" office:value="1442700504.90587" calcext:value-type="float">
            <text:p>1442700504.90587</text:p>
          </table:table-cell>
          <table:table-cell table:formula="of:=[.G934]-[.B934]" office:value-type="float" office:value="3.40758633613586" calcext:value-type="float">
            <text:p>3.4075863361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42700501.50877" calcext:value-type="float">
            <text:p>1442700501.50877</text:p>
          </table:table-cell>
          <table:table-cell office:value-type="float" office:value="8096" calcext:value-type="float">
            <text:p>8096</text:p>
          </table:table-cell>
          <table:table-cell table:formula="of:=[.B935]-[.B$2]" office:value-type="float" office:value="29.5639371871948" calcext:value-type="float">
            <text:p>29.5639371872</text:p>
          </table:table-cell>
          <table:table-cell table:formula="of:=[.C935]/([.D935]-[.D934])" office:value-type="float" office:value="772296.053674179" calcext:value-type="float">
            <text:p>772296.053674179</text:p>
          </table:table-cell>
          <table:table-cell/>
          <table:table-cell office:value-type="float" office:value="1442700504.90867" calcext:value-type="float">
            <text:p>1442700504.90867</text:p>
          </table:table-cell>
          <table:table-cell table:formula="of:=[.G935]-[.B935]" office:value-type="float" office:value="3.39990472793579" calcext:value-type="float">
            <text:p>3.3999047279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42700501.51927" calcext:value-type="float">
            <text:p>1442700501.51927</text:p>
          </table:table-cell>
          <table:table-cell office:value-type="float" office:value="8096" calcext:value-type="float">
            <text:p>8096</text:p>
          </table:table-cell>
          <table:table-cell table:formula="of:=[.B936]-[.B$2]" office:value-type="float" office:value="29.5744369029999" calcext:value-type="float">
            <text:p>29.574436903</text:p>
          </table:table-cell>
          <table:table-cell table:formula="of:=[.C936]/([.D936]-[.D935])" office:value-type="float" office:value="771068.488930266" calcext:value-type="float">
            <text:p>771068.488930266</text:p>
          </table:table-cell>
          <table:table-cell/>
          <table:table-cell office:value-type="float" office:value="1442700504.92167" calcext:value-type="float">
            <text:p>1442700504.92167</text:p>
          </table:table-cell>
          <table:table-cell table:formula="of:=[.G936]-[.B936]" office:value-type="float" office:value="3.40240573883057" calcext:value-type="float">
            <text:p>3.4024057388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42700501.52988" calcext:value-type="float">
            <text:p>1442700501.52988</text:p>
          </table:table-cell>
          <table:table-cell office:value-type="float" office:value="8096" calcext:value-type="float">
            <text:p>8096</text:p>
          </table:table-cell>
          <table:table-cell table:formula="of:=[.B937]-[.B$2]" office:value-type="float" office:value="29.5850548744202" calcext:value-type="float">
            <text:p>29.5850548744</text:p>
          </table:table-cell>
          <table:table-cell table:formula="of:=[.C937]/([.D937]-[.D936])" office:value-type="float" office:value="762480.861883912" calcext:value-type="float">
            <text:p>762480.861883912</text:p>
          </table:table-cell>
          <table:table-cell/>
          <table:table-cell office:value-type="float" office:value="1442700504.9245" calcext:value-type="float">
            <text:p>1442700504.9245</text:p>
          </table:table-cell>
          <table:table-cell table:formula="of:=[.G937]-[.B937]" office:value-type="float" office:value="3.39461326599121" calcext:value-type="float">
            <text:p>3.394613266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42700501.54038" calcext:value-type="float">
            <text:p>1442700501.54038</text:p>
          </table:table-cell>
          <table:table-cell office:value-type="float" office:value="8096" calcext:value-type="float">
            <text:p>8096</text:p>
          </table:table-cell>
          <table:table-cell table:formula="of:=[.B938]-[.B$2]" office:value-type="float" office:value="29.5955533981323" calcext:value-type="float">
            <text:p>29.5955533981</text:p>
          </table:table-cell>
          <table:table-cell table:formula="of:=[.C938]/([.D938]-[.D937])" office:value-type="float" office:value="771156.042694282" calcext:value-type="float">
            <text:p>771156.042694282</text:p>
          </table:table-cell>
          <table:table-cell/>
          <table:table-cell office:value-type="float" office:value="1442700504.92732" calcext:value-type="float">
            <text:p>1442700504.92732</text:p>
          </table:table-cell>
          <table:table-cell table:formula="of:=[.G938]-[.B938]" office:value-type="float" office:value="3.38693928718567" calcext:value-type="float">
            <text:p>3.3869392872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42700501.55099" calcext:value-type="float">
            <text:p>1442700501.55099</text:p>
          </table:table-cell>
          <table:table-cell office:value-type="float" office:value="8096" calcext:value-type="float">
            <text:p>8096</text:p>
          </table:table-cell>
          <table:table-cell table:formula="of:=[.B939]-[.B$2]" office:value-type="float" office:value="29.6061642169952" calcext:value-type="float">
            <text:p>29.606164217</text:p>
          </table:table-cell>
          <table:table-cell table:formula="of:=[.C939]/([.D939]-[.D938])" office:value-type="float" office:value="762994.836175711" calcext:value-type="float">
            <text:p>762994.836175711</text:p>
          </table:table-cell>
          <table:table-cell/>
          <table:table-cell office:value-type="float" office:value="1442700505.05999" calcext:value-type="float">
            <text:p>1442700505.05999</text:p>
          </table:table-cell>
          <table:table-cell table:formula="of:=[.G939]-[.B939]" office:value-type="float" office:value="3.50899887084961" calcext:value-type="float">
            <text:p>3.5089988708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42700501.56159" calcext:value-type="float">
            <text:p>1442700501.56159</text:p>
          </table:table-cell>
          <table:table-cell office:value-type="float" office:value="8096" calcext:value-type="float">
            <text:p>8096</text:p>
          </table:table-cell>
          <table:table-cell table:formula="of:=[.B940]-[.B$2]" office:value-type="float" office:value="29.6167576313019" calcext:value-type="float">
            <text:p>29.6167576313</text:p>
          </table:table-cell>
          <table:table-cell table:formula="of:=[.C940]/([.D940]-[.D939])" office:value-type="float" office:value="764248.406193734" calcext:value-type="float">
            <text:p>764248.406193734</text:p>
          </table:table-cell>
          <table:table-cell/>
          <table:table-cell office:value-type="float" office:value="1442700505.06259" calcext:value-type="float">
            <text:p>1442700505.06259</text:p>
          </table:table-cell>
          <table:table-cell table:formula="of:=[.G940]-[.B940]" office:value-type="float" office:value="3.50100207328796" calcext:value-type="float">
            <text:p>3.5010020733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42700501.57221" calcext:value-type="float">
            <text:p>1442700501.57221</text:p>
          </table:table-cell>
          <table:table-cell office:value-type="float" office:value="8096" calcext:value-type="float">
            <text:p>8096</text:p>
          </table:table-cell>
          <table:table-cell table:formula="of:=[.B941]-[.B$2]" office:value-type="float" office:value="29.6273863315582" calcext:value-type="float">
            <text:p>29.6273863316</text:p>
          </table:table-cell>
          <table:table-cell table:formula="of:=[.C941]/([.D941]-[.D940])" office:value-type="float" office:value="761711.197487663" calcext:value-type="float">
            <text:p>761711.197487663</text:p>
          </table:table-cell>
          <table:table-cell/>
          <table:table-cell office:value-type="float" office:value="1442700505.0652" calcext:value-type="float">
            <text:p>1442700505.0652</text:p>
          </table:table-cell>
          <table:table-cell table:formula="of:=[.G941]-[.B941]" office:value-type="float" office:value="3.49298334121704" calcext:value-type="float">
            <text:p>3.4929833412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42700501.58285" calcext:value-type="float">
            <text:p>1442700501.58285</text:p>
          </table:table-cell>
          <table:table-cell office:value-type="float" office:value="8096" calcext:value-type="float">
            <text:p>8096</text:p>
          </table:table-cell>
          <table:table-cell table:formula="of:=[.B942]-[.B$2]" office:value-type="float" office:value="29.6380178928375" calcext:value-type="float">
            <text:p>29.6380178928</text:p>
          </table:table-cell>
          <table:table-cell table:formula="of:=[.C942]/([.D942]-[.D941])" office:value-type="float" office:value="761506.216002871" calcext:value-type="float">
            <text:p>761506.216002871</text:p>
          </table:table-cell>
          <table:table-cell/>
          <table:table-cell office:value-type="float" office:value="1442700505.13505" calcext:value-type="float">
            <text:p>1442700505.13505</text:p>
          </table:table-cell>
          <table:table-cell table:formula="of:=[.G942]-[.B942]" office:value-type="float" office:value="3.55220293998718" calcext:value-type="float">
            <text:p>3.55220294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42700501.5935" calcext:value-type="float">
            <text:p>1442700501.5935</text:p>
          </table:table-cell>
          <table:table-cell office:value-type="float" office:value="8096" calcext:value-type="float">
            <text:p>8096</text:p>
          </table:table-cell>
          <table:table-cell table:formula="of:=[.B943]-[.B$2]" office:value-type="float" office:value="29.648668050766" calcext:value-type="float">
            <text:p>29.6486680508</text:p>
          </table:table-cell>
          <table:table-cell table:formula="of:=[.C943]/([.D943]-[.D942])" office:value-type="float" office:value="760176.520796956" calcext:value-type="float">
            <text:p>760176.520796956</text:p>
          </table:table-cell>
          <table:table-cell/>
          <table:table-cell office:value-type="float" office:value="1442700505.44645" calcext:value-type="float">
            <text:p>1442700505.44645</text:p>
          </table:table-cell>
          <table:table-cell table:formula="of:=[.G943]-[.B943]" office:value-type="float" office:value="3.85295820236206" calcext:value-type="float">
            <text:p>3.8529582024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42700501.60409" calcext:value-type="float">
            <text:p>1442700501.60409</text:p>
          </table:table-cell>
          <table:table-cell office:value-type="float" office:value="8096" calcext:value-type="float">
            <text:p>8096</text:p>
          </table:table-cell>
          <table:table-cell table:formula="of:=[.B944]-[.B$2]" office:value-type="float" office:value="29.6592643260956" calcext:value-type="float">
            <text:p>29.6592643261</text:p>
          </table:table-cell>
          <table:table-cell table:formula="of:=[.C944]/([.D944]-[.D943])" office:value-type="float" office:value="764042.057060571" calcext:value-type="float">
            <text:p>764042.057060571</text:p>
          </table:table-cell>
          <table:table-cell/>
          <table:table-cell office:value-type="float" office:value="1442700505.49094" calcext:value-type="float">
            <text:p>1442700505.49094</text:p>
          </table:table-cell>
          <table:table-cell table:formula="of:=[.G944]-[.B944]" office:value-type="float" office:value="3.88684916496277" calcext:value-type="float">
            <text:p>3.886849165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42700501.61475" calcext:value-type="float">
            <text:p>1442700501.61475</text:p>
          </table:table-cell>
          <table:table-cell office:value-type="float" office:value="8096" calcext:value-type="float">
            <text:p>8096</text:p>
          </table:table-cell>
          <table:table-cell table:formula="of:=[.B945]-[.B$2]" office:value-type="float" office:value="29.6699230670929" calcext:value-type="float">
            <text:p>29.6699230671</text:p>
          </table:table-cell>
          <table:table-cell table:formula="of:=[.C945]/([.D945]-[.D944])" office:value-type="float" office:value="759564.380262157" calcext:value-type="float">
            <text:p>759564.380262157</text:p>
          </table:table-cell>
          <table:table-cell/>
          <table:table-cell office:value-type="float" office:value="1442700505.49362" calcext:value-type="float">
            <text:p>1442700505.49362</text:p>
          </table:table-cell>
          <table:table-cell table:formula="of:=[.G945]-[.B945]" office:value-type="float" office:value="3.87886643409729" calcext:value-type="float">
            <text:p>3.8788664341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42700501.62573" calcext:value-type="float">
            <text:p>1442700501.62573</text:p>
          </table:table-cell>
          <table:table-cell office:value-type="float" office:value="8096" calcext:value-type="float">
            <text:p>8096</text:p>
          </table:table-cell>
          <table:table-cell table:formula="of:=[.B946]-[.B$2]" office:value-type="float" office:value="29.6808965206146" calcext:value-type="float">
            <text:p>29.6808965206</text:p>
          </table:table-cell>
          <table:table-cell table:formula="of:=[.C946]/([.D946]-[.D945])" office:value-type="float" office:value="737780.497631773" calcext:value-type="float">
            <text:p>737780.497631773</text:p>
          </table:table-cell>
          <table:table-cell/>
          <table:table-cell office:value-type="float" office:value="1442700505.49623" calcext:value-type="float">
            <text:p>1442700505.49623</text:p>
          </table:table-cell>
          <table:table-cell table:formula="of:=[.G946]-[.B946]" office:value-type="float" office:value="3.87050652503967" calcext:value-type="float">
            <text:p>3.870506525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42700501.63636" calcext:value-type="float">
            <text:p>1442700501.63636</text:p>
          </table:table-cell>
          <table:table-cell office:value-type="float" office:value="8096" calcext:value-type="float">
            <text:p>8096</text:p>
          </table:table-cell>
          <table:table-cell table:formula="of:=[.B947]-[.B$2]" office:value-type="float" office:value="29.6915357112884" calcext:value-type="float">
            <text:p>29.6915357113</text:p>
          </table:table-cell>
          <table:table-cell table:formula="of:=[.C947]/([.D947]-[.D946])" office:value-type="float" office:value="760960.137683758" calcext:value-type="float">
            <text:p>760960.137683758</text:p>
          </table:table-cell>
          <table:table-cell/>
          <table:table-cell office:value-type="float" office:value="1442700505.50595" calcext:value-type="float">
            <text:p>1442700505.50595</text:p>
          </table:table-cell>
          <table:table-cell table:formula="of:=[.G947]-[.B947]" office:value-type="float" office:value="3.86958909034729" calcext:value-type="float">
            <text:p>3.8695890903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42700501.64704" calcext:value-type="float">
            <text:p>1442700501.64704</text:p>
          </table:table-cell>
          <table:table-cell office:value-type="float" office:value="8096" calcext:value-type="float">
            <text:p>8096</text:p>
          </table:table-cell>
          <table:table-cell table:formula="of:=[.B948]-[.B$2]" office:value-type="float" office:value="29.7022149562836" calcext:value-type="float">
            <text:p>29.7022149563</text:p>
          </table:table-cell>
          <table:table-cell table:formula="of:=[.C948]/([.D948]-[.D947])" office:value-type="float" office:value="758106.027504912" calcext:value-type="float">
            <text:p>758106.027504912</text:p>
          </table:table-cell>
          <table:table-cell/>
          <table:table-cell office:value-type="float" office:value="1442700505.50854" calcext:value-type="float">
            <text:p>1442700505.50854</text:p>
          </table:table-cell>
          <table:table-cell table:formula="of:=[.G948]-[.B948]" office:value-type="float" office:value="3.86149549484253" calcext:value-type="float">
            <text:p>3.8614954948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42700501.65766" calcext:value-type="float">
            <text:p>1442700501.65766</text:p>
          </table:table-cell>
          <table:table-cell office:value-type="float" office:value="8096" calcext:value-type="float">
            <text:p>8096</text:p>
          </table:table-cell>
          <table:table-cell table:formula="of:=[.B949]-[.B$2]" office:value-type="float" office:value="29.712827205658" calcext:value-type="float">
            <text:p>29.7128272057</text:p>
          </table:table-cell>
          <table:table-cell table:formula="of:=[.C949]/([.D949]-[.D948])" office:value-type="float" office:value="762891.985891128" calcext:value-type="float">
            <text:p>762891.985891128</text:p>
          </table:table-cell>
          <table:table-cell/>
          <table:table-cell office:value-type="float" office:value="1442700505.51113" calcext:value-type="float">
            <text:p>1442700505.51113</text:p>
          </table:table-cell>
          <table:table-cell table:formula="of:=[.G949]-[.B949]" office:value-type="float" office:value="3.85347461700439" calcext:value-type="float">
            <text:p>3.853474617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42700501.66828" calcext:value-type="float">
            <text:p>1442700501.66828</text:p>
          </table:table-cell>
          <table:table-cell office:value-type="float" office:value="8096" calcext:value-type="float">
            <text:p>8096</text:p>
          </table:table-cell>
          <table:table-cell table:formula="of:=[.B950]-[.B$2]" office:value-type="float" office:value="29.7234542369843" calcext:value-type="float">
            <text:p>29.723454237</text:p>
          </table:table-cell>
          <table:table-cell table:formula="of:=[.C950]/([.D950]-[.D949])" office:value-type="float" office:value="761830.820990286" calcext:value-type="float">
            <text:p>761830.820990286</text:p>
          </table:table-cell>
          <table:table-cell/>
          <table:table-cell office:value-type="float" office:value="1442700505.54698" calcext:value-type="float">
            <text:p>1442700505.54698</text:p>
          </table:table-cell>
          <table:table-cell table:formula="of:=[.G950]-[.B950]" office:value-type="float" office:value="3.8786997795105" calcext:value-type="float">
            <text:p>3.8786997795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42700501.6789" calcext:value-type="float">
            <text:p>1442700501.6789</text:p>
          </table:table-cell>
          <table:table-cell office:value-type="float" office:value="8096" calcext:value-type="float">
            <text:p>8096</text:p>
          </table:table-cell>
          <table:table-cell table:formula="of:=[.B951]-[.B$2]" office:value-type="float" office:value="29.7340750694275" calcext:value-type="float">
            <text:p>29.7340750694</text:p>
          </table:table-cell>
          <table:table-cell table:formula="of:=[.C951]/([.D951]-[.D950])" office:value-type="float" office:value="762275.4660022" calcext:value-type="float">
            <text:p>762275.4660022</text:p>
          </table:table-cell>
          <table:table-cell/>
          <table:table-cell office:value-type="float" office:value="1442700505.54955" calcext:value-type="float">
            <text:p>1442700505.54955</text:p>
          </table:table-cell>
          <table:table-cell table:formula="of:=[.G951]-[.B951]" office:value-type="float" office:value="3.87065076828003" calcext:value-type="float">
            <text:p>3.8706507683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42700501.68951" calcext:value-type="float">
            <text:p>1442700501.68951</text:p>
          </table:table-cell>
          <table:table-cell office:value-type="float" office:value="8096" calcext:value-type="float">
            <text:p>8096</text:p>
          </table:table-cell>
          <table:table-cell table:formula="of:=[.B952]-[.B$2]" office:value-type="float" office:value="29.7446792125702" calcext:value-type="float">
            <text:p>29.7446792126</text:p>
          </table:table-cell>
          <table:table-cell table:formula="of:=[.C952]/([.D952]-[.D951])" office:value-type="float" office:value="763475.171077186" calcext:value-type="float">
            <text:p>763475.171077186</text:p>
          </table:table-cell>
          <table:table-cell/>
          <table:table-cell office:value-type="float" office:value="1442700505.55212" calcext:value-type="float">
            <text:p>1442700505.55212</text:p>
          </table:table-cell>
          <table:table-cell table:formula="of:=[.G952]-[.B952]" office:value-type="float" office:value="3.86261439323425" calcext:value-type="float">
            <text:p>3.8626143932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42700501.70013" calcext:value-type="float">
            <text:p>1442700501.70013</text:p>
          </table:table-cell>
          <table:table-cell office:value-type="float" office:value="8096" calcext:value-type="float">
            <text:p>8096</text:p>
          </table:table-cell>
          <table:table-cell table:formula="of:=[.B953]-[.B$2]" office:value-type="float" office:value="29.755298614502" calcext:value-type="float">
            <text:p>29.7552986145</text:p>
          </table:table-cell>
          <table:table-cell table:formula="of:=[.C953]/([.D953]-[.D952])" office:value-type="float" office:value="762378.150108888" calcext:value-type="float">
            <text:p>762378.150108888</text:p>
          </table:table-cell>
          <table:table-cell/>
          <table:table-cell office:value-type="float" office:value="1442700505.55471" calcext:value-type="float">
            <text:p>1442700505.55471</text:p>
          </table:table-cell>
          <table:table-cell table:formula="of:=[.G953]-[.B953]" office:value-type="float" office:value="3.8545835018158" calcext:value-type="float">
            <text:p>3.8545835018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42700501.71077" calcext:value-type="float">
            <text:p>1442700501.71077</text:p>
          </table:table-cell>
          <table:table-cell office:value-type="float" office:value="8096" calcext:value-type="float">
            <text:p>8096</text:p>
          </table:table-cell>
          <table:table-cell table:formula="of:=[.B954]-[.B$2]" office:value-type="float" office:value="29.7659430503845" calcext:value-type="float">
            <text:p>29.7659430504</text:p>
          </table:table-cell>
          <table:table-cell table:formula="of:=[.C954]/([.D954]-[.D953])" office:value-type="float" office:value="760585.16292613" calcext:value-type="float">
            <text:p>760585.16292613</text:p>
          </table:table-cell>
          <table:table-cell/>
          <table:table-cell office:value-type="float" office:value="1442700505.55726" calcext:value-type="float">
            <text:p>1442700505.55726</text:p>
          </table:table-cell>
          <table:table-cell table:formula="of:=[.G954]-[.B954]" office:value-type="float" office:value="3.8464834690094" calcext:value-type="float">
            <text:p>3.846483469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42700501.7213" calcext:value-type="float">
            <text:p>1442700501.7213</text:p>
          </table:table-cell>
          <table:table-cell office:value-type="float" office:value="8096" calcext:value-type="float">
            <text:p>8096</text:p>
          </table:table-cell>
          <table:table-cell table:formula="of:=[.B955]-[.B$2]" office:value-type="float" office:value="29.7764720916748" calcext:value-type="float">
            <text:p>29.7764720917</text:p>
          </table:table-cell>
          <table:table-cell table:formula="of:=[.C955]/([.D955]-[.D954])" office:value-type="float" office:value="768920.909016802" calcext:value-type="float">
            <text:p>768920.909016802</text:p>
          </table:table-cell>
          <table:table-cell/>
          <table:table-cell office:value-type="float" office:value="1442700505.55982" calcext:value-type="float">
            <text:p>1442700505.55982</text:p>
          </table:table-cell>
          <table:table-cell table:formula="of:=[.G955]-[.B955]" office:value-type="float" office:value="3.8385169506073" calcext:value-type="float">
            <text:p>3.8385169506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42700501.73191" calcext:value-type="float">
            <text:p>1442700501.73191</text:p>
          </table:table-cell>
          <table:table-cell office:value-type="float" office:value="8096" calcext:value-type="float">
            <text:p>8096</text:p>
          </table:table-cell>
          <table:table-cell table:formula="of:=[.B956]-[.B$2]" office:value-type="float" office:value="29.7870802879333" calcext:value-type="float">
            <text:p>29.7870802879</text:p>
          </table:table-cell>
          <table:table-cell table:formula="of:=[.C956]/([.D956]-[.D955])" office:value-type="float" office:value="763183.467074212" calcext:value-type="float">
            <text:p>763183.467074212</text:p>
          </table:table-cell>
          <table:table-cell/>
          <table:table-cell office:value-type="float" office:value="1442700505.90048" calcext:value-type="float">
            <text:p>1442700505.90048</text:p>
          </table:table-cell>
          <table:table-cell table:formula="of:=[.G956]-[.B956]" office:value-type="float" office:value="4.16856861114502" calcext:value-type="float">
            <text:p>4.1685686111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42700501.74269" calcext:value-type="float">
            <text:p>1442700501.74269</text:p>
          </table:table-cell>
          <table:table-cell office:value-type="float" office:value="8096" calcext:value-type="float">
            <text:p>8096</text:p>
          </table:table-cell>
          <table:table-cell table:formula="of:=[.B957]-[.B$2]" office:value-type="float" office:value="29.7978591918945" calcext:value-type="float">
            <text:p>29.7978591919</text:p>
          </table:table-cell>
          <table:table-cell table:formula="of:=[.C957]/([.D957]-[.D956])" office:value-type="float" office:value="751096.774695864" calcext:value-type="float">
            <text:p>751096.774695864</text:p>
          </table:table-cell>
          <table:table-cell/>
          <table:table-cell office:value-type="float" office:value="1442700505.90306" calcext:value-type="float">
            <text:p>1442700505.90306</text:p>
          </table:table-cell>
          <table:table-cell table:formula="of:=[.G957]-[.B957]" office:value-type="float" office:value="4.16037321090698" calcext:value-type="float">
            <text:p>4.1603732109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42700501.75331" calcext:value-type="float">
            <text:p>1442700501.75331</text:p>
          </table:table-cell>
          <table:table-cell office:value-type="float" office:value="8096" calcext:value-type="float">
            <text:p>8096</text:p>
          </table:table-cell>
          <table:table-cell table:formula="of:=[.B958]-[.B$2]" office:value-type="float" office:value="29.8084809780121" calcext:value-type="float">
            <text:p>29.808480978</text:p>
          </table:table-cell>
          <table:table-cell table:formula="of:=[.C958]/([.D958]-[.D957])" office:value-type="float" office:value="762207.025296851" calcext:value-type="float">
            <text:p>762207.025296851</text:p>
          </table:table-cell>
          <table:table-cell/>
          <table:table-cell office:value-type="float" office:value="1442700505.90566" calcext:value-type="float">
            <text:p>1442700505.90566</text:p>
          </table:table-cell>
          <table:table-cell table:formula="of:=[.G958]-[.B958]" office:value-type="float" office:value="4.15235257148743" calcext:value-type="float">
            <text:p>4.1523525715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42700501.76394" calcext:value-type="float">
            <text:p>1442700501.76394</text:p>
          </table:table-cell>
          <table:table-cell office:value-type="float" office:value="8096" calcext:value-type="float">
            <text:p>8096</text:p>
          </table:table-cell>
          <table:table-cell table:formula="of:=[.B959]-[.B$2]" office:value-type="float" office:value="29.8191103935242" calcext:value-type="float">
            <text:p>29.8191103935</text:p>
          </table:table-cell>
          <table:table-cell table:formula="of:=[.C959]/([.D959]-[.D958])" office:value-type="float" office:value="761659.941771527" calcext:value-type="float">
            <text:p>761659.941771527</text:p>
          </table:table-cell>
          <table:table-cell/>
          <table:table-cell office:value-type="float" office:value="1442700505.92237" calcext:value-type="float">
            <text:p>1442700505.92237</text:p>
          </table:table-cell>
          <table:table-cell table:formula="of:=[.G959]-[.B959]" office:value-type="float" office:value="4.15843343734741" calcext:value-type="float">
            <text:p>4.1584334373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42700501.7746" calcext:value-type="float">
            <text:p>1442700501.7746</text:p>
          </table:table-cell>
          <table:table-cell office:value-type="float" office:value="8096" calcext:value-type="float">
            <text:p>8096</text:p>
          </table:table-cell>
          <table:table-cell table:formula="of:=[.B960]-[.B$2]" office:value-type="float" office:value="29.8297748565674" calcext:value-type="float">
            <text:p>29.8297748566</text:p>
          </table:table-cell>
          <table:table-cell table:formula="of:=[.C960]/([.D960]-[.D959])" office:value-type="float" office:value="759156.833981668" calcext:value-type="float">
            <text:p>759156.833981668</text:p>
          </table:table-cell>
          <table:table-cell/>
          <table:table-cell office:value-type="float" office:value="1442700505.92496" calcext:value-type="float">
            <text:p>1442700505.92496</text:p>
          </table:table-cell>
          <table:table-cell table:formula="of:=[.G960]-[.B960]" office:value-type="float" office:value="4.15035510063171" calcext:value-type="float">
            <text:p>4.150355100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42700501.78525" calcext:value-type="float">
            <text:p>1442700501.78525</text:p>
          </table:table-cell>
          <table:table-cell office:value-type="float" office:value="8096" calcext:value-type="float">
            <text:p>8096</text:p>
          </table:table-cell>
          <table:table-cell table:formula="of:=[.B961]-[.B$2]" office:value-type="float" office:value="29.8404173851013" calcext:value-type="float">
            <text:p>29.8404173851</text:p>
          </table:table-cell>
          <table:table-cell table:formula="of:=[.C961]/([.D961]-[.D960])" office:value-type="float" office:value="760721.474618038" calcext:value-type="float">
            <text:p>760721.474618038</text:p>
          </table:table-cell>
          <table:table-cell/>
          <table:table-cell office:value-type="float" office:value="1442700505.92766" calcext:value-type="float">
            <text:p>1442700505.92766</text:p>
          </table:table-cell>
          <table:table-cell table:formula="of:=[.G961]-[.B961]" office:value-type="float" office:value="4.14241456985474" calcext:value-type="float">
            <text:p>4.1424145699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42700501.79589" calcext:value-type="float">
            <text:p>1442700501.79589</text:p>
          </table:table-cell>
          <table:table-cell office:value-type="float" office:value="8096" calcext:value-type="float">
            <text:p>8096</text:p>
          </table:table-cell>
          <table:table-cell table:formula="of:=[.B962]-[.B$2]" office:value-type="float" office:value="29.8510563373566" calcext:value-type="float">
            <text:p>29.8510563374</text:p>
          </table:table-cell>
          <table:table-cell table:formula="of:=[.C962]/([.D962]-[.D961])" office:value-type="float" office:value="760977.190776057" calcext:value-type="float">
            <text:p>760977.190776057</text:p>
          </table:table-cell>
          <table:table-cell/>
          <table:table-cell office:value-type="float" office:value="1442700505.95685" calcext:value-type="float">
            <text:p>1442700505.95685</text:p>
          </table:table-cell>
          <table:table-cell table:formula="of:=[.G962]-[.B962]" office:value-type="float" office:value="4.16096615791321" calcext:value-type="float">
            <text:p>4.1609661579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42700501.8065" calcext:value-type="float">
            <text:p>1442700501.8065</text:p>
          </table:table-cell>
          <table:table-cell office:value-type="float" office:value="8096" calcext:value-type="float">
            <text:p>8096</text:p>
          </table:table-cell>
          <table:table-cell table:formula="of:=[.B963]-[.B$2]" office:value-type="float" office:value="29.8616678714752" calcext:value-type="float">
            <text:p>29.8616678715</text:p>
          </table:table-cell>
          <table:table-cell table:formula="of:=[.C963]/([.D963]-[.D962])" office:value-type="float" office:value="762943.407567179" calcext:value-type="float">
            <text:p>762943.407567179</text:p>
          </table:table-cell>
          <table:table-cell/>
          <table:table-cell office:value-type="float" office:value="1442700505.95944" calcext:value-type="float">
            <text:p>1442700505.95944</text:p>
          </table:table-cell>
          <table:table-cell table:formula="of:=[.G963]-[.B963]" office:value-type="float" office:value="4.15294718742371" calcext:value-type="float">
            <text:p>4.1529471874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42700501.81715" calcext:value-type="float">
            <text:p>1442700501.81715</text:p>
          </table:table-cell>
          <table:table-cell office:value-type="float" office:value="8096" calcext:value-type="float">
            <text:p>8096</text:p>
          </table:table-cell>
          <table:table-cell table:formula="of:=[.B964]-[.B$2]" office:value-type="float" office:value="29.8723168373108" calcext:value-type="float">
            <text:p>29.8723168373</text:p>
          </table:table-cell>
          <table:table-cell table:formula="of:=[.C964]/([.D964]-[.D963])" office:value-type="float" office:value="760261.618358894" calcext:value-type="float">
            <text:p>760261.618358894</text:p>
          </table:table-cell>
          <table:table-cell/>
          <table:table-cell office:value-type="float" office:value="1442700505.96204" calcext:value-type="float">
            <text:p>1442700505.96204</text:p>
          </table:table-cell>
          <table:table-cell table:formula="of:=[.G964]-[.B964]" office:value-type="float" office:value="4.14489650726318" calcext:value-type="float">
            <text:p>4.1448965073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42700501.82779" calcext:value-type="float">
            <text:p>1442700501.82779</text:p>
          </table:table-cell>
          <table:table-cell office:value-type="float" office:value="8096" calcext:value-type="float">
            <text:p>8096</text:p>
          </table:table-cell>
          <table:table-cell table:formula="of:=[.B965]-[.B$2]" office:value-type="float" office:value="29.8829584121704" calcext:value-type="float">
            <text:p>29.8829584122</text:p>
          </table:table-cell>
          <table:table-cell table:formula="of:=[.C965]/([.D965]-[.D964])" office:value-type="float" office:value="760789.64878792" calcext:value-type="float">
            <text:p>760789.64878792</text:p>
          </table:table-cell>
          <table:table-cell/>
          <table:table-cell office:value-type="float" office:value="1442700505.96464" calcext:value-type="float">
            <text:p>1442700505.96464</text:p>
          </table:table-cell>
          <table:table-cell table:formula="of:=[.G965]-[.B965]" office:value-type="float" office:value="4.13684821128845" calcext:value-type="float">
            <text:p>4.1368482113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42700501.83849" calcext:value-type="float">
            <text:p>1442700501.83849</text:p>
          </table:table-cell>
          <table:table-cell office:value-type="float" office:value="8096" calcext:value-type="float">
            <text:p>8096</text:p>
          </table:table-cell>
          <table:table-cell table:formula="of:=[.B966]-[.B$2]" office:value-type="float" office:value="29.8936629295349" calcext:value-type="float">
            <text:p>29.8936629295</text:p>
          </table:table-cell>
          <table:table-cell table:formula="of:=[.C966]/([.D966]-[.D965])" office:value-type="float" office:value="756316.209719809" calcext:value-type="float">
            <text:p>756316.209719809</text:p>
          </table:table-cell>
          <table:table-cell/>
          <table:table-cell office:value-type="float" office:value="1442700505.96718" calcext:value-type="float">
            <text:p>1442700505.96718</text:p>
          </table:table-cell>
          <table:table-cell table:formula="of:=[.G966]-[.B966]" office:value-type="float" office:value="4.12868928909302" calcext:value-type="float">
            <text:p>4.1286892891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42700501.84912" calcext:value-type="float">
            <text:p>1442700501.84912</text:p>
          </table:table-cell>
          <table:table-cell office:value-type="float" office:value="8096" calcext:value-type="float">
            <text:p>8096</text:p>
          </table:table-cell>
          <table:table-cell table:formula="of:=[.B967]-[.B$2]" office:value-type="float" office:value="29.9042932987213" calcext:value-type="float">
            <text:p>29.9042932987</text:p>
          </table:table-cell>
          <table:table-cell table:formula="of:=[.C967]/([.D967]-[.D966])" office:value-type="float" office:value="761591.611545966" calcext:value-type="float">
            <text:p>761591.611545966</text:p>
          </table:table-cell>
          <table:table-cell/>
          <table:table-cell office:value-type="float" office:value="1442700505.97873" calcext:value-type="float">
            <text:p>1442700505.97873</text:p>
          </table:table-cell>
          <table:table-cell table:formula="of:=[.G967]-[.B967]" office:value-type="float" office:value="4.12960696220398" calcext:value-type="float">
            <text:p>4.1296069622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42700501.85972" calcext:value-type="float">
            <text:p>1442700501.85972</text:p>
          </table:table-cell>
          <table:table-cell office:value-type="float" office:value="8096" calcext:value-type="float">
            <text:p>8096</text:p>
          </table:table-cell>
          <table:table-cell table:formula="of:=[.B968]-[.B$2]" office:value-type="float" office:value="29.9148952960968" calcext:value-type="float">
            <text:p>29.9148952961</text:p>
          </table:table-cell>
          <table:table-cell table:formula="of:=[.C968]/([.D968]-[.D967])" office:value-type="float" office:value="763629.692902762" calcext:value-type="float">
            <text:p>763629.692902762</text:p>
          </table:table-cell>
          <table:table-cell/>
          <table:table-cell office:value-type="float" office:value="1442700505.98132" calcext:value-type="float">
            <text:p>1442700505.98132</text:p>
          </table:table-cell>
          <table:table-cell table:formula="of:=[.G968]-[.B968]" office:value-type="float" office:value="4.12160015106201" calcext:value-type="float">
            <text:p>4.1216001511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42700501.87041" calcext:value-type="float">
            <text:p>1442700501.87041</text:p>
          </table:table-cell>
          <table:table-cell office:value-type="float" office:value="8096" calcext:value-type="float">
            <text:p>8096</text:p>
          </table:table-cell>
          <table:table-cell table:formula="of:=[.B969]-[.B$2]" office:value-type="float" office:value="29.9255793094635" calcext:value-type="float">
            <text:p>29.9255793095</text:p>
          </table:table-cell>
          <table:table-cell table:formula="of:=[.C969]/([.D969]-[.D968])" office:value-type="float" office:value="757767.677943408" calcext:value-type="float">
            <text:p>757767.677943408</text:p>
          </table:table-cell>
          <table:table-cell/>
          <table:table-cell office:value-type="float" office:value="1442700505.98391" calcext:value-type="float">
            <text:p>1442700505.98391</text:p>
          </table:table-cell>
          <table:table-cell table:formula="of:=[.G969]-[.B969]" office:value-type="float" office:value="4.11350584030151" calcext:value-type="float">
            <text:p>4.1135058403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42700501.88106" calcext:value-type="float">
            <text:p>1442700501.88106</text:p>
          </table:table-cell>
          <table:table-cell office:value-type="float" office:value="8096" calcext:value-type="float">
            <text:p>8096</text:p>
          </table:table-cell>
          <table:table-cell table:formula="of:=[.B970]-[.B$2]" office:value-type="float" office:value="29.9362323284149" calcext:value-type="float">
            <text:p>29.9362323284</text:p>
          </table:table-cell>
          <table:table-cell table:formula="of:=[.C970]/([.D970]-[.D969])" office:value-type="float" office:value="759972.364352536" calcext:value-type="float">
            <text:p>759972.364352536</text:p>
          </table:table-cell>
          <table:table-cell/>
          <table:table-cell office:value-type="float" office:value="1442700506.00086" calcext:value-type="float">
            <text:p>1442700506.00086</text:p>
          </table:table-cell>
          <table:table-cell table:formula="of:=[.G970]-[.B970]" office:value-type="float" office:value="4.11979532241821" calcext:value-type="float">
            <text:p>4.1197953224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42700501.89183" calcext:value-type="float">
            <text:p>1442700501.89183</text:p>
          </table:table-cell>
          <table:table-cell office:value-type="float" office:value="8096" calcext:value-type="float">
            <text:p>8096</text:p>
          </table:table-cell>
          <table:table-cell table:formula="of:=[.B971]-[.B$2]" office:value-type="float" office:value="29.9469990730286" calcext:value-type="float">
            <text:p>29.946999073</text:p>
          </table:table-cell>
          <table:table-cell table:formula="of:=[.C971]/([.D971]-[.D970])" office:value-type="float" office:value="751945.020571758" calcext:value-type="float">
            <text:p>751945.020571758</text:p>
          </table:table-cell>
          <table:table-cell/>
          <table:table-cell office:value-type="float" office:value="1442700506.00326" calcext:value-type="float">
            <text:p>1442700506.00326</text:p>
          </table:table-cell>
          <table:table-cell table:formula="of:=[.G971]-[.B971]" office:value-type="float" office:value="4.11143136024475" calcext:value-type="float">
            <text:p>4.1114313602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42700501.9025" calcext:value-type="float">
            <text:p>1442700501.9025</text:p>
          </table:table-cell>
          <table:table-cell office:value-type="float" office:value="8096" calcext:value-type="float">
            <text:p>8096</text:p>
          </table:table-cell>
          <table:table-cell table:formula="of:=[.B972]-[.B$2]" office:value-type="float" office:value="29.9576668739319" calcext:value-type="float">
            <text:p>29.9576668739</text:p>
          </table:table-cell>
          <table:table-cell table:formula="of:=[.C972]/([.D972]-[.D971])" office:value-type="float" office:value="758919.300554264" calcext:value-type="float">
            <text:p>758919.300554264</text:p>
          </table:table-cell>
          <table:table-cell/>
          <table:table-cell office:value-type="float" office:value="1442700506.00569" calcext:value-type="float">
            <text:p>1442700506.00569</text:p>
          </table:table-cell>
          <table:table-cell table:formula="of:=[.G972]-[.B972]" office:value-type="float" office:value="4.10319256782532" calcext:value-type="float">
            <text:p>4.1031925678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42700501.91315" calcext:value-type="float">
            <text:p>1442700501.91315</text:p>
          </table:table-cell>
          <table:table-cell office:value-type="float" office:value="8096" calcext:value-type="float">
            <text:p>8096</text:p>
          </table:table-cell>
          <table:table-cell table:formula="of:=[.B973]-[.B$2]" office:value-type="float" office:value="29.9683213233948" calcext:value-type="float">
            <text:p>29.9683213234</text:p>
          </table:table-cell>
          <table:table-cell table:formula="of:=[.C973]/([.D973]-[.D972])" office:value-type="float" office:value="759870.327246688" calcext:value-type="float">
            <text:p>759870.327246688</text:p>
          </table:table-cell>
          <table:table-cell/>
          <table:table-cell office:value-type="float" office:value="1442700506.07922" calcext:value-type="float">
            <text:p>1442700506.07922</text:p>
          </table:table-cell>
          <table:table-cell table:formula="of:=[.G973]-[.B973]" office:value-type="float" office:value="4.16607308387756" calcext:value-type="float">
            <text:p>4.1660730839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42700501.92362" calcext:value-type="float">
            <text:p>1442700501.92362</text:p>
          </table:table-cell>
          <table:table-cell office:value-type="float" office:value="8096" calcext:value-type="float">
            <text:p>8096</text:p>
          </table:table-cell>
          <table:table-cell table:formula="of:=[.B974]-[.B$2]" office:value-type="float" office:value="29.9787919521332" calcext:value-type="float">
            <text:p>29.9787919521</text:p>
          </table:table-cell>
          <table:table-cell table:formula="of:=[.C974]/([.D974]-[.D973])" office:value-type="float" office:value="773210.492155657" calcext:value-type="float">
            <text:p>773210.492155657</text:p>
          </table:table-cell>
          <table:table-cell/>
          <table:table-cell office:value-type="float" office:value="1442700506.08161" calcext:value-type="float">
            <text:p>1442700506.08161</text:p>
          </table:table-cell>
          <table:table-cell table:formula="of:=[.G974]-[.B974]" office:value-type="float" office:value="4.15799427032471" calcext:value-type="float">
            <text:p>4.1579942703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42700501.93431" calcext:value-type="float">
            <text:p>1442700501.93431</text:p>
          </table:table-cell>
          <table:table-cell office:value-type="float" office:value="8096" calcext:value-type="float">
            <text:p>8096</text:p>
          </table:table-cell>
          <table:table-cell table:formula="of:=[.B975]-[.B$2]" office:value-type="float" office:value="29.9894800186157" calcext:value-type="float">
            <text:p>29.9894800186</text:p>
          </table:table-cell>
          <table:table-cell table:formula="of:=[.C975]/([.D975]-[.D974])" office:value-type="float" office:value="757480.318186888" calcext:value-type="float">
            <text:p>757480.318186888</text:p>
          </table:table-cell>
          <table:table-cell/>
          <table:table-cell office:value-type="float" office:value="1442700506.08402" calcext:value-type="float">
            <text:p>1442700506.08402</text:p>
          </table:table-cell>
          <table:table-cell table:formula="of:=[.G975]-[.B975]" office:value-type="float" office:value="4.14971137046814" calcext:value-type="float">
            <text:p>4.1497113705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42700501.94484" calcext:value-type="float">
            <text:p>1442700501.94484</text:p>
          </table:table-cell>
          <table:table-cell office:value-type="float" office:value="8096" calcext:value-type="float">
            <text:p>8096</text:p>
          </table:table-cell>
          <table:table-cell table:formula="of:=[.B976]-[.B$2]" office:value-type="float" office:value="30.0000097751617" calcext:value-type="float">
            <text:p>30.0000097752</text:p>
          </table:table-cell>
          <table:table-cell table:formula="of:=[.C976]/([.D976]-[.D975])" office:value-type="float" office:value="768868.678455791" calcext:value-type="float">
            <text:p>768868.678455791</text:p>
          </table:table-cell>
          <table:table-cell/>
          <table:table-cell office:value-type="float" office:value="1442700506.17963" calcext:value-type="float">
            <text:p>1442700506.17963</text:p>
          </table:table-cell>
          <table:table-cell table:formula="of:=[.G976]-[.B976]" office:value-type="float" office:value="4.23479437828064" calcext:value-type="float">
            <text:p>4.2347943783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42700501.95532" calcext:value-type="float">
            <text:p>1442700501.95532</text:p>
          </table:table-cell>
          <table:table-cell office:value-type="float" office:value="8096" calcext:value-type="float">
            <text:p>8096</text:p>
          </table:table-cell>
          <table:table-cell table:formula="of:=[.B977]-[.B$2]" office:value-type="float" office:value="30.0104961395264" calcext:value-type="float">
            <text:p>30.0104961395</text:p>
          </table:table-cell>
          <table:table-cell table:formula="of:=[.C977]/([.D977]-[.D976])" office:value-type="float" office:value="772050.228133597" calcext:value-type="float">
            <text:p>772050.228133597</text:p>
          </table:table-cell>
          <table:table-cell/>
          <table:table-cell office:value-type="float" office:value="1442700506.18204" calcext:value-type="float">
            <text:p>1442700506.18204</text:p>
          </table:table-cell>
          <table:table-cell table:formula="of:=[.G977]-[.B977]" office:value-type="float" office:value="4.22671556472778" calcext:value-type="float">
            <text:p>4.2267155647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42700501.96599" calcext:value-type="float">
            <text:p>1442700501.96599</text:p>
          </table:table-cell>
          <table:table-cell office:value-type="float" office:value="8096" calcext:value-type="float">
            <text:p>8096</text:p>
          </table:table-cell>
          <table:table-cell table:formula="of:=[.B978]-[.B$2]" office:value-type="float" office:value="30.0211629867554" calcext:value-type="float">
            <text:p>30.0211629868</text:p>
          </table:table-cell>
          <table:table-cell table:formula="of:=[.C978]/([.D978]-[.D977])" office:value-type="float" office:value="758987.152078677" calcext:value-type="float">
            <text:p>758987.152078677</text:p>
          </table:table-cell>
          <table:table-cell/>
          <table:table-cell office:value-type="float" office:value="1442700506.18444" calcext:value-type="float">
            <text:p>1442700506.18444</text:p>
          </table:table-cell>
          <table:table-cell table:formula="of:=[.G978]-[.B978]" office:value-type="float" office:value="4.21845126152039" calcext:value-type="float">
            <text:p>4.2184512615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42700501.97675" calcext:value-type="float">
            <text:p>1442700501.97675</text:p>
          </table:table-cell>
          <table:table-cell office:value-type="float" office:value="8096" calcext:value-type="float">
            <text:p>8096</text:p>
          </table:table-cell>
          <table:table-cell table:formula="of:=[.B979]-[.B$2]" office:value-type="float" office:value="30.0319213867188" calcext:value-type="float">
            <text:p>30.0319213867</text:p>
          </table:table-cell>
          <table:table-cell table:formula="of:=[.C979]/([.D979]-[.D978])" office:value-type="float" office:value="752528.259551458" calcext:value-type="float">
            <text:p>752528.259551458</text:p>
          </table:table-cell>
          <table:table-cell/>
          <table:table-cell office:value-type="float" office:value="1442700506.22389" calcext:value-type="float">
            <text:p>1442700506.22389</text:p>
          </table:table-cell>
          <table:table-cell table:formula="of:=[.G979]-[.B979]" office:value-type="float" office:value="4.24714255332947" calcext:value-type="float">
            <text:p>4.2471425533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42700501.98737" calcext:value-type="float">
            <text:p>1442700501.98737</text:p>
          </table:table-cell>
          <table:table-cell office:value-type="float" office:value="8096" calcext:value-type="float">
            <text:p>8096</text:p>
          </table:table-cell>
          <table:table-cell table:formula="of:=[.B980]-[.B$2]" office:value-type="float" office:value="30.0425455570221" calcext:value-type="float">
            <text:p>30.042545557</text:p>
          </table:table-cell>
          <table:table-cell table:formula="of:=[.C980]/([.D980]-[.D979])" office:value-type="float" office:value="762035.977289558" calcext:value-type="float">
            <text:p>762035.977289558</text:p>
          </table:table-cell>
          <table:table-cell/>
          <table:table-cell office:value-type="float" office:value="1442700506.22629" calcext:value-type="float">
            <text:p>1442700506.22629</text:p>
          </table:table-cell>
          <table:table-cell table:formula="of:=[.G980]-[.B980]" office:value-type="float" office:value="4.23892045021057" calcext:value-type="float">
            <text:p>4.2389204502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42700501.99813" calcext:value-type="float">
            <text:p>1442700501.99813</text:p>
          </table:table-cell>
          <table:table-cell office:value-type="float" office:value="8096" calcext:value-type="float">
            <text:p>8096</text:p>
          </table:table-cell>
          <table:table-cell table:formula="of:=[.B981]-[.B$2]" office:value-type="float" office:value="30.0533037185669" calcext:value-type="float">
            <text:p>30.0533037186</text:p>
          </table:table-cell>
          <table:table-cell table:formula="of:=[.C981]/([.D981]-[.D980])" office:value-type="float" office:value="752544.936817144" calcext:value-type="float">
            <text:p>752544.936817144</text:p>
          </table:table-cell>
          <table:table-cell/>
          <table:table-cell office:value-type="float" office:value="1442700506.22869" calcext:value-type="float">
            <text:p>1442700506.22869</text:p>
          </table:table-cell>
          <table:table-cell table:formula="of:=[.G981]-[.B981]" office:value-type="float" office:value="4.23055768013001" calcext:value-type="float">
            <text:p>4.2305576801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42700502.00664" calcext:value-type="float">
            <text:p>1442700502.00664</text:p>
          </table:table-cell>
          <table:table-cell office:value-type="float" office:value="8096" calcext:value-type="float">
            <text:p>8096</text:p>
          </table:table-cell>
          <table:table-cell table:formula="of:=[.B982]-[.B$2]" office:value-type="float" office:value="30.0618162155151" calcext:value-type="float">
            <text:p>30.0618162155</text:p>
          </table:table-cell>
          <table:table-cell table:formula="of:=[.C982]/([.D982]-[.D981])" office:value-type="float" office:value="951072.293972664" calcext:value-type="float">
            <text:p>951072.293972664</text:p>
          </table:table-cell>
          <table:table-cell/>
          <table:table-cell office:value-type="float" office:value="1442700506.24531" calcext:value-type="float">
            <text:p>1442700506.24531</text:p>
          </table:table-cell>
          <table:table-cell table:formula="of:=[.G982]-[.B982]" office:value-type="float" office:value="4.23866558074951" calcext:value-type="float">
            <text:p>4.2386655807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42700502.01532" calcext:value-type="float">
            <text:p>1442700502.01532</text:p>
          </table:table-cell>
          <table:table-cell office:value-type="float" office:value="8096" calcext:value-type="float">
            <text:p>8096</text:p>
          </table:table-cell>
          <table:table-cell table:formula="of:=[.B983]-[.B$2]" office:value-type="float" office:value="30.0704874992371" calcext:value-type="float">
            <text:p>30.0704874992</text:p>
          </table:table-cell>
          <table:table-cell table:formula="of:=[.C983]/([.D983]-[.D982])" office:value-type="float" office:value="933656.452680781" calcext:value-type="float">
            <text:p>933656.452680781</text:p>
          </table:table-cell>
          <table:table-cell/>
          <table:table-cell office:value-type="float" office:value="1442700506.2477" calcext:value-type="float">
            <text:p>1442700506.2477</text:p>
          </table:table-cell>
          <table:table-cell table:formula="of:=[.G983]-[.B983]" office:value-type="float" office:value="4.23238778114319" calcext:value-type="float">
            <text:p>4.2323877811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42700502.02404" calcext:value-type="float">
            <text:p>1442700502.02404</text:p>
          </table:table-cell>
          <table:table-cell office:value-type="float" office:value="8096" calcext:value-type="float">
            <text:p>8096</text:p>
          </table:table-cell>
          <table:table-cell table:formula="of:=[.B984]-[.B$2]" office:value-type="float" office:value="30.0792162418365" calcext:value-type="float">
            <text:p>30.0792162418</text:p>
          </table:table-cell>
          <table:table-cell table:formula="of:=[.C984]/([.D984]-[.D983])" office:value-type="float" office:value="927510.452705471" calcext:value-type="float">
            <text:p>927510.452705471</text:p>
          </table:table-cell>
          <table:table-cell/>
          <table:table-cell office:value-type="float" office:value="1442700506.26333" calcext:value-type="float">
            <text:p>1442700506.26333</text:p>
          </table:table-cell>
          <table:table-cell table:formula="of:=[.G984]-[.B984]" office:value-type="float" office:value="4.23928880691528" calcext:value-type="float">
            <text:p>4.2392888069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42700502.03275" calcext:value-type="float">
            <text:p>1442700502.03275</text:p>
          </table:table-cell>
          <table:table-cell office:value-type="float" office:value="8096" calcext:value-type="float">
            <text:p>8096</text:p>
          </table:table-cell>
          <table:table-cell table:formula="of:=[.B985]-[.B$2]" office:value-type="float" office:value="30.0879225730896" calcext:value-type="float">
            <text:p>30.0879225731</text:p>
          </table:table-cell>
          <table:table-cell table:formula="of:=[.C985]/([.D985]-[.D984])" office:value-type="float" office:value="929897.997754471" calcext:value-type="float">
            <text:p>929897.997754471</text:p>
          </table:table-cell>
          <table:table-cell/>
          <table:table-cell office:value-type="float" office:value="1442700506.26574" calcext:value-type="float">
            <text:p>1442700506.26574</text:p>
          </table:table-cell>
          <table:table-cell table:formula="of:=[.G985]-[.B985]" office:value-type="float" office:value="4.23298573493958" calcext:value-type="float">
            <text:p>4.2329857349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42700502.04137" calcext:value-type="float">
            <text:p>1442700502.04137</text:p>
          </table:table-cell>
          <table:table-cell office:value-type="float" office:value="8096" calcext:value-type="float">
            <text:p>8096</text:p>
          </table:table-cell>
          <table:table-cell table:formula="of:=[.B986]-[.B$2]" office:value-type="float" office:value="30.0965428352356" calcext:value-type="float">
            <text:p>30.0965428352</text:p>
          </table:table-cell>
          <table:table-cell table:formula="of:=[.C986]/([.D986]-[.D985])" office:value-type="float" office:value="939182.575063613" calcext:value-type="float">
            <text:p>939182.575063613</text:p>
          </table:table-cell>
          <table:table-cell/>
          <table:table-cell office:value-type="float" office:value="1442700506.26815" calcext:value-type="float">
            <text:p>1442700506.26815</text:p>
          </table:table-cell>
          <table:table-cell table:formula="of:=[.G986]-[.B986]" office:value-type="float" office:value="4.22677803039551" calcext:value-type="float">
            <text:p>4.2267780304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42700502.04998" calcext:value-type="float">
            <text:p>1442700502.04998</text:p>
          </table:table-cell>
          <table:table-cell office:value-type="float" office:value="8096" calcext:value-type="float">
            <text:p>8096</text:p>
          </table:table-cell>
          <table:table-cell table:formula="of:=[.B987]-[.B$2]" office:value-type="float" office:value="30.1051516532898" calcext:value-type="float">
            <text:p>30.1051516533</text:p>
          </table:table-cell>
          <table:table-cell table:formula="of:=[.C987]/([.D987]-[.D986])" office:value-type="float" office:value="940431.073003213" calcext:value-type="float">
            <text:p>940431.073003213</text:p>
          </table:table-cell>
          <table:table-cell/>
          <table:table-cell office:value-type="float" office:value="1442700506.481" calcext:value-type="float">
            <text:p>1442700506.481</text:p>
          </table:table-cell>
          <table:table-cell table:formula="of:=[.G987]-[.B987]" office:value-type="float" office:value="4.43102192878723" calcext:value-type="float">
            <text:p>4.4310219288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42700502.05862" calcext:value-type="float">
            <text:p>1442700502.05862</text:p>
          </table:table-cell>
          <table:table-cell office:value-type="float" office:value="8096" calcext:value-type="float">
            <text:p>8096</text:p>
          </table:table-cell>
          <table:table-cell table:formula="of:=[.B988]-[.B$2]" office:value-type="float" office:value="30.1137893199921" calcext:value-type="float">
            <text:p>30.11378932</text:p>
          </table:table-cell>
          <table:table-cell table:formula="of:=[.C988]/([.D988]-[.D987])" office:value-type="float" office:value="937290.159375086" calcext:value-type="float">
            <text:p>937290.159375086</text:p>
          </table:table-cell>
          <table:table-cell/>
          <table:table-cell office:value-type="float" office:value="1442700506.48339" calcext:value-type="float">
            <text:p>1442700506.48339</text:p>
          </table:table-cell>
          <table:table-cell table:formula="of:=[.G988]-[.B988]" office:value-type="float" office:value="4.42476773262024" calcext:value-type="float">
            <text:p>4.4247677326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42700502.06726" calcext:value-type="float">
            <text:p>1442700502.06726</text:p>
          </table:table-cell>
          <table:table-cell office:value-type="float" office:value="8096" calcext:value-type="float">
            <text:p>8096</text:p>
          </table:table-cell>
          <table:table-cell table:formula="of:=[.B989]-[.B$2]" office:value-type="float" office:value="30.1224362850189" calcext:value-type="float">
            <text:p>30.122436285</text:p>
          </table:table-cell>
          <table:table-cell table:formula="of:=[.C989]/([.D989]-[.D988])" office:value-type="float" office:value="936282.264916731" calcext:value-type="float">
            <text:p>936282.264916731</text:p>
          </table:table-cell>
          <table:table-cell/>
          <table:table-cell office:value-type="float" office:value="1442700506.4858" calcext:value-type="float">
            <text:p>1442700506.4858</text:p>
          </table:table-cell>
          <table:table-cell table:formula="of:=[.G989]-[.B989]" office:value-type="float" office:value="4.41853094100952" calcext:value-type="float">
            <text:p>4.418530941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42700502.07591" calcext:value-type="float">
            <text:p>1442700502.07591</text:p>
          </table:table-cell>
          <table:table-cell office:value-type="float" office:value="8096" calcext:value-type="float">
            <text:p>8096</text:p>
          </table:table-cell>
          <table:table-cell table:formula="of:=[.B990]-[.B$2]" office:value-type="float" office:value="30.1310796737671" calcext:value-type="float">
            <text:p>30.1310796738</text:p>
          </table:table-cell>
          <table:table-cell table:formula="of:=[.C990]/([.D990]-[.D989])" office:value-type="float" office:value="936669.660000552" calcext:value-type="float">
            <text:p>936669.660000552</text:p>
          </table:table-cell>
          <table:table-cell/>
          <table:table-cell office:value-type="float" office:value="1442700506.53909" calcext:value-type="float">
            <text:p>1442700506.53909</text:p>
          </table:table-cell>
          <table:table-cell table:formula="of:=[.G990]-[.B990]" office:value-type="float" office:value="4.46318292617798" calcext:value-type="float">
            <text:p>4.4631829262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42700502.08459" calcext:value-type="float">
            <text:p>1442700502.08459</text:p>
          </table:table-cell>
          <table:table-cell office:value-type="float" office:value="8096" calcext:value-type="float">
            <text:p>8096</text:p>
          </table:table-cell>
          <table:table-cell table:formula="of:=[.B991]-[.B$2]" office:value-type="float" office:value="30.139764547348" calcext:value-type="float">
            <text:p>30.1397645473</text:p>
          </table:table-cell>
          <table:table-cell table:formula="of:=[.C991]/([.D991]-[.D990])" office:value-type="float" office:value="932195.491915338" calcext:value-type="float">
            <text:p>932195.491915338</text:p>
          </table:table-cell>
          <table:table-cell/>
          <table:table-cell office:value-type="float" office:value="1442700506.5415" calcext:value-type="float">
            <text:p>1442700506.5415</text:p>
          </table:table-cell>
          <table:table-cell table:formula="of:=[.G991]-[.B991]" office:value-type="float" office:value="4.45690512657166" calcext:value-type="float">
            <text:p>4.4569051266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42700502.09324" calcext:value-type="float">
            <text:p>1442700502.09324</text:p>
          </table:table-cell>
          <table:table-cell office:value-type="float" office:value="8096" calcext:value-type="float">
            <text:p>8096</text:p>
          </table:table-cell>
          <table:table-cell table:formula="of:=[.B992]-[.B$2]" office:value-type="float" office:value="30.1484153270721" calcext:value-type="float">
            <text:p>30.1484153271</text:p>
          </table:table-cell>
          <table:table-cell table:formula="of:=[.C992]/([.D992]-[.D991])" office:value-type="float" office:value="935869.396538419" calcext:value-type="float">
            <text:p>935869.396538419</text:p>
          </table:table-cell>
          <table:table-cell/>
          <table:table-cell office:value-type="float" office:value="1442700506.5439" calcext:value-type="float">
            <text:p>1442700506.5439</text:p>
          </table:table-cell>
          <table:table-cell table:formula="of:=[.G992]-[.B992]" office:value-type="float" office:value="4.45065999031067" calcext:value-type="float">
            <text:p>4.4506599903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42700502.1019" calcext:value-type="float">
            <text:p>1442700502.1019</text:p>
          </table:table-cell>
          <table:table-cell office:value-type="float" office:value="8096" calcext:value-type="float">
            <text:p>8096</text:p>
          </table:table-cell>
          <table:table-cell table:formula="of:=[.B993]-[.B$2]" office:value-type="float" office:value="30.157071352005" calcext:value-type="float">
            <text:p>30.157071352</text:p>
          </table:table-cell>
          <table:table-cell table:formula="of:=[.C993]/([.D993]-[.D992])" office:value-type="float" office:value="935302.29670027" calcext:value-type="float">
            <text:p>935302.29670027</text:p>
          </table:table-cell>
          <table:table-cell/>
          <table:table-cell office:value-type="float" office:value="1442700506.66402" calcext:value-type="float">
            <text:p>1442700506.66402</text:p>
          </table:table-cell>
          <table:table-cell table:formula="of:=[.G993]-[.B993]" office:value-type="float" office:value="4.56212186813355" calcext:value-type="float">
            <text:p>4.5621218681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42700502.11053" calcext:value-type="float">
            <text:p>1442700502.11053</text:p>
          </table:table-cell>
          <table:table-cell office:value-type="float" office:value="8096" calcext:value-type="float">
            <text:p>8096</text:p>
          </table:table-cell>
          <table:table-cell table:formula="of:=[.B994]-[.B$2]" office:value-type="float" office:value="30.1657021045685" calcext:value-type="float">
            <text:p>30.1657021046</text:p>
          </table:table-cell>
          <table:table-cell table:formula="of:=[.C994]/([.D994]-[.D993])" office:value-type="float" office:value="938041.027182321" calcext:value-type="float">
            <text:p>938041.027182321</text:p>
          </table:table-cell>
          <table:table-cell/>
          <table:table-cell office:value-type="float" office:value="1442700506.66643" calcext:value-type="float">
            <text:p>1442700506.66643</text:p>
          </table:table-cell>
          <table:table-cell table:formula="of:=[.G994]-[.B994]" office:value-type="float" office:value="4.55589723587036" calcext:value-type="float">
            <text:p>4.5558972359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42700502.11918" calcext:value-type="float">
            <text:p>1442700502.11918</text:p>
          </table:table-cell>
          <table:table-cell office:value-type="float" office:value="8096" calcext:value-type="float">
            <text:p>8096</text:p>
          </table:table-cell>
          <table:table-cell table:formula="of:=[.B995]-[.B$2]" office:value-type="float" office:value="30.1743543148041" calcext:value-type="float">
            <text:p>30.1743543148</text:p>
          </table:table-cell>
          <table:table-cell table:formula="of:=[.C995]/([.D995]-[.D994])" office:value-type="float" office:value="935714.664756131" calcext:value-type="float">
            <text:p>935714.664756131</text:p>
          </table:table-cell>
          <table:table-cell/>
          <table:table-cell office:value-type="float" office:value="1442700506.66881" calcext:value-type="float">
            <text:p>1442700506.66881</text:p>
          </table:table-cell>
          <table:table-cell table:formula="of:=[.G995]-[.B995]" office:value-type="float" office:value="4.54962635040283" calcext:value-type="float">
            <text:p>4.5496263504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42700502.12782" calcext:value-type="float">
            <text:p>1442700502.12782</text:p>
          </table:table-cell>
          <table:table-cell office:value-type="float" office:value="8096" calcext:value-type="float">
            <text:p>8096</text:p>
          </table:table-cell>
          <table:table-cell table:formula="of:=[.B996]-[.B$2]" office:value-type="float" office:value="30.1829884052277" calcext:value-type="float">
            <text:p>30.1829884052</text:p>
          </table:table-cell>
          <table:table-cell table:formula="of:=[.C996]/([.D996]-[.D995])" office:value-type="float" office:value="937678.389131275" calcext:value-type="float">
            <text:p>937678.389131275</text:p>
          </table:table-cell>
          <table:table-cell/>
          <table:table-cell office:value-type="float" office:value="1442700506.72496" calcext:value-type="float">
            <text:p>1442700506.72496</text:p>
          </table:table-cell>
          <table:table-cell table:formula="of:=[.G996]-[.B996]" office:value-type="float" office:value="4.5971462726593" calcext:value-type="float">
            <text:p>4.5971462727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42700502.13646" calcext:value-type="float">
            <text:p>1442700502.13646</text:p>
          </table:table-cell>
          <table:table-cell office:value-type="float" office:value="8096" calcext:value-type="float">
            <text:p>8096</text:p>
          </table:table-cell>
          <table:table-cell table:formula="of:=[.B997]-[.B$2]" office:value-type="float" office:value="30.1916303634644" calcext:value-type="float">
            <text:p>30.1916303635</text:p>
          </table:table-cell>
          <table:table-cell table:formula="of:=[.C997]/([.D997]-[.D996])" office:value-type="float" office:value="936824.707810302" calcext:value-type="float">
            <text:p>936824.707810302</text:p>
          </table:table-cell>
          <table:table-cell/>
          <table:table-cell office:value-type="float" office:value="1442700506.72738" calcext:value-type="float">
            <text:p>1442700506.72738</text:p>
          </table:table-cell>
          <table:table-cell table:formula="of:=[.G997]-[.B997]" office:value-type="float" office:value="4.59092140197754" calcext:value-type="float">
            <text:p>4.590921402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42700502.14516" calcext:value-type="float">
            <text:p>1442700502.14516</text:p>
          </table:table-cell>
          <table:table-cell office:value-type="float" office:value="8096" calcext:value-type="float">
            <text:p>8096</text:p>
          </table:table-cell>
          <table:table-cell table:formula="of:=[.B998]-[.B$2]" office:value-type="float" office:value="30.2003331184387" calcext:value-type="float">
            <text:p>30.2003331184</text:p>
          </table:table-cell>
          <table:table-cell table:formula="of:=[.C998]/([.D998]-[.D997])" office:value-type="float" office:value="930280.12667799" calcext:value-type="float">
            <text:p>930280.12667799</text:p>
          </table:table-cell>
          <table:table-cell/>
          <table:table-cell office:value-type="float" office:value="1442700506.72978" calcext:value-type="float">
            <text:p>1442700506.72978</text:p>
          </table:table-cell>
          <table:table-cell table:formula="of:=[.G998]-[.B998]" office:value-type="float" office:value="4.5846221446991" calcext:value-type="float">
            <text:p>4.5846221447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42700502.1538" calcext:value-type="float">
            <text:p>1442700502.1538</text:p>
          </table:table-cell>
          <table:table-cell office:value-type="float" office:value="8096" calcext:value-type="float">
            <text:p>8096</text:p>
          </table:table-cell>
          <table:table-cell table:formula="of:=[.B999]-[.B$2]" office:value-type="float" office:value="30.2089684009552" calcext:value-type="float">
            <text:p>30.208968401</text:p>
          </table:table-cell>
          <table:table-cell table:formula="of:=[.C999]/([.D999]-[.D998])" office:value-type="float" office:value="937548.943482702" calcext:value-type="float">
            <text:p>937548.943482702</text:p>
          </table:table-cell>
          <table:table-cell/>
          <table:table-cell office:value-type="float" office:value="1442700506.75171" calcext:value-type="float">
            <text:p>1442700506.75171</text:p>
          </table:table-cell>
          <table:table-cell table:formula="of:=[.G999]-[.B999]" office:value-type="float" office:value="4.59790897369385" calcext:value-type="float">
            <text:p>4.5979089737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42700502.16249" calcext:value-type="float">
            <text:p>1442700502.16249</text:p>
          </table:table-cell>
          <table:table-cell office:value-type="float" office:value="8096" calcext:value-type="float">
            <text:p>8096</text:p>
          </table:table-cell>
          <table:table-cell table:formula="of:=[.B1000]-[.B$2]" office:value-type="float" office:value="30.2176632881165" calcext:value-type="float">
            <text:p>30.2176632881</text:p>
          </table:table-cell>
          <table:table-cell table:formula="of:=[.C1000]/([.D1000]-[.D999])" office:value-type="float" office:value="931121.916806054" calcext:value-type="float">
            <text:p>931121.916806054</text:p>
          </table:table-cell>
          <table:table-cell/>
          <table:table-cell office:value-type="float" office:value="1442700506.75413" calcext:value-type="float">
            <text:p>1442700506.75413</text:p>
          </table:table-cell>
          <table:table-cell table:formula="of:=[.G1000]-[.B1000]" office:value-type="float" office:value="4.59163379669189" calcext:value-type="float">
            <text:p>4.5916337967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42700502.17114" calcext:value-type="float">
            <text:p>1442700502.17114</text:p>
          </table:table-cell>
          <table:table-cell office:value-type="float" office:value="8096" calcext:value-type="float">
            <text:p>8096</text:p>
          </table:table-cell>
          <table:table-cell table:formula="of:=[.B1001]-[.B$2]" office:value-type="float" office:value="30.2263107299805" calcext:value-type="float">
            <text:p>30.22631073</text:p>
          </table:table-cell>
          <table:table-cell table:formula="of:=[.C1001]/([.D1001]-[.D1000])" office:value-type="float" office:value="936230.636448856" calcext:value-type="float">
            <text:p>936230.636448856</text:p>
          </table:table-cell>
          <table:table-cell/>
          <table:table-cell office:value-type="float" office:value="1442700506.76451" calcext:value-type="float">
            <text:p>1442700506.76451</text:p>
          </table:table-cell>
          <table:table-cell table:formula="of:=[.G1001]-[.B1001]" office:value-type="float" office:value="4.59337568283081" calcext:value-type="float">
            <text:p>4.593375682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42700502.17975" calcext:value-type="float">
            <text:p>1442700502.17975</text:p>
          </table:table-cell>
          <table:table-cell office:value-type="float" office:value="8096" calcext:value-type="float">
            <text:p>8096</text:p>
          </table:table-cell>
          <table:table-cell table:formula="of:=[.B1002]-[.B$2]" office:value-type="float" office:value="30.2349238395691" calcext:value-type="float">
            <text:p>30.2349238396</text:p>
          </table:table-cell>
          <table:table-cell table:formula="of:=[.C1002]/([.D1002]-[.D1001])" office:value-type="float" office:value="939962.497481039" calcext:value-type="float">
            <text:p>939962.497481039</text:p>
          </table:table-cell>
          <table:table-cell/>
          <table:table-cell office:value-type="float" office:value="1442700506.76692" calcext:value-type="float">
            <text:p>1442700506.76692</text:p>
          </table:table-cell>
          <table:table-cell table:formula="of:=[.G1002]-[.B1002]" office:value-type="float" office:value="4.5871639251709" calcext:value-type="float">
            <text:p>4.5871639252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42700502.18836" calcext:value-type="float">
            <text:p>1442700502.18836</text:p>
          </table:table-cell>
          <table:table-cell office:value-type="float" office:value="8096" calcext:value-type="float">
            <text:p>8096</text:p>
          </table:table-cell>
          <table:table-cell table:formula="of:=[.B1003]-[.B$2]" office:value-type="float" office:value="30.2435338497162" calcext:value-type="float">
            <text:p>30.2435338497</text:p>
          </table:table-cell>
          <table:table-cell table:formula="of:=[.C1003]/([.D1003]-[.D1002])" office:value-type="float" office:value="940300.866280841" calcext:value-type="float">
            <text:p>940300.866280841</text:p>
          </table:table-cell>
          <table:table-cell/>
          <table:table-cell office:value-type="float" office:value="1442700506.76932" calcext:value-type="float">
            <text:p>1442700506.76932</text:p>
          </table:table-cell>
          <table:table-cell table:formula="of:=[.G1003]-[.B1003]" office:value-type="float" office:value="4.58095812797546" calcext:value-type="float">
            <text:p>4.580958128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442700502.19704" calcext:value-type="float">
            <text:p>1442700502.19704</text:p>
          </table:table-cell>
          <table:table-cell office:value-type="float" office:value="8096" calcext:value-type="float">
            <text:p>8096</text:p>
          </table:table-cell>
          <table:table-cell table:formula="of:=[.B1004]-[.B$2]" office:value-type="float" office:value="30.2522156238556" calcext:value-type="float">
            <text:p>30.2522156239</text:p>
          </table:table-cell>
          <table:table-cell table:formula="of:=[.C1004]/([.D1004]-[.D1003])" office:value-type="float" office:value="932528.290877135" calcext:value-type="float">
            <text:p>932528.290877135</text:p>
          </table:table-cell>
          <table:table-cell/>
          <table:table-cell office:value-type="float" office:value="1442700506.78231" calcext:value-type="float">
            <text:p>1442700506.78231</text:p>
          </table:table-cell>
          <table:table-cell table:formula="of:=[.G1004]-[.B1004]" office:value-type="float" office:value="4.58526706695557" calcext:value-type="float">
            <text:p>4.585267067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442700502.2057" calcext:value-type="float">
            <text:p>1442700502.2057</text:p>
          </table:table-cell>
          <table:table-cell office:value-type="float" office:value="8096" calcext:value-type="float">
            <text:p>8096</text:p>
          </table:table-cell>
          <table:table-cell table:formula="of:=[.B1005]-[.B$2]" office:value-type="float" office:value="30.2608735561371" calcext:value-type="float">
            <text:p>30.2608735561</text:p>
          </table:table-cell>
          <table:table-cell table:formula="of:=[.C1005]/([.D1005]-[.D1004])" office:value-type="float" office:value="935096.248939803" calcext:value-type="float">
            <text:p>935096.248939803</text:p>
          </table:table-cell>
          <table:table-cell/>
          <table:table-cell office:value-type="float" office:value="1442700506.78472" calcext:value-type="float">
            <text:p>1442700506.78472</text:p>
          </table:table-cell>
          <table:table-cell table:formula="of:=[.G1005]-[.B1005]" office:value-type="float" office:value="4.57901358604431" calcext:value-type="float">
            <text:p>4.579013586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42700502.2143" calcext:value-type="float">
            <text:p>1442700502.2143</text:p>
          </table:table-cell>
          <table:table-cell office:value-type="float" office:value="8096" calcext:value-type="float">
            <text:p>8096</text:p>
          </table:table-cell>
          <table:table-cell table:formula="of:=[.B1006]-[.B$2]" office:value-type="float" office:value="30.2694742679596" calcext:value-type="float">
            <text:p>30.269474268</text:p>
          </table:table-cell>
          <table:table-cell table:formula="of:=[.C1006]/([.D1006]-[.D1005])" office:value-type="float" office:value="941317.43593724" calcext:value-type="float">
            <text:p>941317.43593724</text:p>
          </table:table-cell>
          <table:table-cell/>
          <table:table-cell office:value-type="float" office:value="1442700506.78712" calcext:value-type="float">
            <text:p>1442700506.78712</text:p>
          </table:table-cell>
          <table:table-cell table:formula="of:=[.G1006]-[.B1006]" office:value-type="float" office:value="4.57281875610352" calcext:value-type="float">
            <text:p>4.5728187561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442700502.22295" calcext:value-type="float">
            <text:p>1442700502.22295</text:p>
          </table:table-cell>
          <table:table-cell office:value-type="float" office:value="8096" calcext:value-type="float">
            <text:p>8096</text:p>
          </table:table-cell>
          <table:table-cell table:formula="of:=[.B1007]-[.B$2]" office:value-type="float" office:value="30.278116941452" calcext:value-type="float">
            <text:p>30.2781169415</text:p>
          </table:table-cell>
          <table:table-cell table:formula="of:=[.C1007]/([.D1007]-[.D1006])" office:value-type="float" office:value="936747.177489655" calcext:value-type="float">
            <text:p>936747.177489655</text:p>
          </table:table-cell>
          <table:table-cell/>
          <table:table-cell office:value-type="float" office:value="1442700506.82542" calcext:value-type="float">
            <text:p>1442700506.82542</text:p>
          </table:table-cell>
          <table:table-cell table:formula="of:=[.G1007]-[.B1007]" office:value-type="float" office:value="4.60247707366943" calcext:value-type="float">
            <text:p>4.6024770737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442700502.23157" calcext:value-type="float">
            <text:p>1442700502.23157</text:p>
          </table:table-cell>
          <table:table-cell office:value-type="float" office:value="8096" calcext:value-type="float">
            <text:p>8096</text:p>
          </table:table-cell>
          <table:table-cell table:formula="of:=[.B1008]-[.B$2]" office:value-type="float" office:value="30.2867453098297" calcext:value-type="float">
            <text:p>30.2867453098</text:p>
          </table:table-cell>
          <table:table-cell table:formula="of:=[.C1008]/([.D1008]-[.D1007])" office:value-type="float" office:value="938300.226139818" calcext:value-type="float">
            <text:p>938300.226139818</text:p>
          </table:table-cell>
          <table:table-cell/>
          <table:table-cell office:value-type="float" office:value="1442700506.82785" calcext:value-type="float">
            <text:p>1442700506.82785</text:p>
          </table:table-cell>
          <table:table-cell table:formula="of:=[.G1008]-[.B1008]" office:value-type="float" office:value="4.59627676010132" calcext:value-type="float">
            <text:p>4.5962767601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442700502.24027" calcext:value-type="float">
            <text:p>1442700502.24027</text:p>
          </table:table-cell>
          <table:table-cell office:value-type="float" office:value="8096" calcext:value-type="float">
            <text:p>8096</text:p>
          </table:table-cell>
          <table:table-cell table:formula="of:=[.B1009]-[.B$2]" office:value-type="float" office:value="30.2954442501068" calcext:value-type="float">
            <text:p>30.2954442501</text:p>
          </table:table-cell>
          <table:table-cell table:formula="of:=[.C1009]/([.D1009]-[.D1008])" office:value-type="float" office:value="930688.077180288" calcext:value-type="float">
            <text:p>930688.077180288</text:p>
          </table:table-cell>
          <table:table-cell/>
          <table:table-cell office:value-type="float" office:value="1442700506.83025" calcext:value-type="float">
            <text:p>1442700506.83025</text:p>
          </table:table-cell>
          <table:table-cell table:formula="of:=[.G1009]-[.B1009]" office:value-type="float" office:value="4.5899772644043" calcext:value-type="float">
            <text:p>4.5899772644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42700502.24892" calcext:value-type="float">
            <text:p>1442700502.24892</text:p>
          </table:table-cell>
          <table:table-cell office:value-type="float" office:value="8096" calcext:value-type="float">
            <text:p>8096</text:p>
          </table:table-cell>
          <table:table-cell table:formula="of:=[.B1010]-[.B$2]" office:value-type="float" office:value="30.3040955066681" calcext:value-type="float">
            <text:p>30.3040955067</text:p>
          </table:table-cell>
          <table:table-cell table:formula="of:=[.C1010]/([.D1010]-[.D1009])" office:value-type="float" office:value="935817.813592019" calcext:value-type="float">
            <text:p>935817.813592019</text:p>
          </table:table-cell>
          <table:table-cell/>
          <table:table-cell office:value-type="float" office:value="1442700506.83265" calcext:value-type="float">
            <text:p>1442700506.83265</text:p>
          </table:table-cell>
          <table:table-cell table:formula="of:=[.G1010]-[.B1010]" office:value-type="float" office:value="4.58372783660889" calcext:value-type="float">
            <text:p>4.5837278366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442700502.25757" calcext:value-type="float">
            <text:p>1442700502.25757</text:p>
          </table:table-cell>
          <table:table-cell office:value-type="float" office:value="8096" calcext:value-type="float">
            <text:p>8096</text:p>
          </table:table-cell>
          <table:table-cell table:formula="of:=[.B1011]-[.B$2]" office:value-type="float" office:value="30.312736749649" calcext:value-type="float">
            <text:p>30.3127367496</text:p>
          </table:table-cell>
          <table:table-cell table:formula="of:=[.C1011]/([.D1011]-[.D1010])" office:value-type="float" office:value="936902.250965677" calcext:value-type="float">
            <text:p>936902.250965677</text:p>
          </table:table-cell>
          <table:table-cell/>
          <table:table-cell office:value-type="float" office:value="1442700506.83505" calcext:value-type="float">
            <text:p>1442700506.83505</text:p>
          </table:table-cell>
          <table:table-cell table:formula="of:=[.G1011]-[.B1011]" office:value-type="float" office:value="4.57748889923096" calcext:value-type="float">
            <text:p>4.5774888992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442700502.26617" calcext:value-type="float">
            <text:p>1442700502.26617</text:p>
          </table:table-cell>
          <table:table-cell office:value-type="float" office:value="8096" calcext:value-type="float">
            <text:p>8096</text:p>
          </table:table-cell>
          <table:table-cell table:formula="of:=[.B1012]-[.B$2]" office:value-type="float" office:value="30.3213427066803" calcext:value-type="float">
            <text:p>30.3213427067</text:p>
          </table:table-cell>
          <table:table-cell table:formula="of:=[.C1012]/([.D1012]-[.D1011])" office:value-type="float" office:value="940743.716312057" calcext:value-type="float">
            <text:p>940743.716312057</text:p>
          </table:table-cell>
          <table:table-cell/>
          <table:table-cell office:value-type="float" office:value="1442700506.83746" calcext:value-type="float">
            <text:p>1442700506.83746</text:p>
          </table:table-cell>
          <table:table-cell table:formula="of:=[.G1012]-[.B1012]" office:value-type="float" office:value="4.57129144668579" calcext:value-type="float">
            <text:p>4.5712914467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442700502.27482" calcext:value-type="float">
            <text:p>1442700502.27482</text:p>
          </table:table-cell>
          <table:table-cell office:value-type="float" office:value="8096" calcext:value-type="float">
            <text:p>8096</text:p>
          </table:table-cell>
          <table:table-cell table:formula="of:=[.B1013]-[.B$2]" office:value-type="float" office:value="30.3299903869629" calcext:value-type="float">
            <text:p>30.329990387</text:p>
          </table:table-cell>
          <table:table-cell table:formula="of:=[.C1013]/([.D1013]-[.D1012])" office:value-type="float" office:value="936204.824350032" calcext:value-type="float">
            <text:p>936204.824350032</text:p>
          </table:table-cell>
          <table:table-cell/>
          <table:table-cell office:value-type="float" office:value="1442700506.83988" calcext:value-type="float">
            <text:p>1442700506.83988</text:p>
          </table:table-cell>
          <table:table-cell table:formula="of:=[.G1013]-[.B1013]" office:value-type="float" office:value="4.56506323814392" calcext:value-type="float">
            <text:p>4.5650632381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42700502.28348" calcext:value-type="float">
            <text:p>1442700502.28348</text:p>
          </table:table-cell>
          <table:table-cell office:value-type="float" office:value="8096" calcext:value-type="float">
            <text:p>8096</text:p>
          </table:table-cell>
          <table:table-cell table:formula="of:=[.B1014]-[.B$2]" office:value-type="float" office:value="30.3386514186859" calcext:value-type="float">
            <text:p>30.3386514187</text:p>
          </table:table-cell>
          <table:table-cell table:formula="of:=[.C1014]/([.D1014]-[.D1013])" office:value-type="float" office:value="934761.614886999" calcext:value-type="float">
            <text:p>934761.614886999</text:p>
          </table:table-cell>
          <table:table-cell/>
          <table:table-cell office:value-type="float" office:value="1442700506.84229" calcext:value-type="float">
            <text:p>1442700506.84229</text:p>
          </table:table-cell>
          <table:table-cell table:formula="of:=[.G1014]-[.B1014]" office:value-type="float" office:value="4.5588059425354" calcext:value-type="float">
            <text:p>4.5588059425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442700502.29211" calcext:value-type="float">
            <text:p>1442700502.29211</text:p>
          </table:table-cell>
          <table:table-cell office:value-type="float" office:value="8096" calcext:value-type="float">
            <text:p>8096</text:p>
          </table:table-cell>
          <table:table-cell table:formula="of:=[.B1015]-[.B$2]" office:value-type="float" office:value="30.3472805023193" calcext:value-type="float">
            <text:p>30.3472805023</text:p>
          </table:table-cell>
          <table:table-cell table:formula="of:=[.C1015]/([.D1015]-[.D1014])" office:value-type="float" office:value="938222.451413257" calcext:value-type="float">
            <text:p>938222.451413257</text:p>
          </table:table-cell>
          <table:table-cell/>
          <table:table-cell office:value-type="float" office:value="1442700506.84469" calcext:value-type="float">
            <text:p>1442700506.84469</text:p>
          </table:table-cell>
          <table:table-cell table:formula="of:=[.G1015]-[.B1015]" office:value-type="float" office:value="4.55257987976074" calcext:value-type="float">
            <text:p>4.5525798798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42700502.30077" calcext:value-type="float">
            <text:p>1442700502.30077</text:p>
          </table:table-cell>
          <table:table-cell office:value-type="float" office:value="8096" calcext:value-type="float">
            <text:p>8096</text:p>
          </table:table-cell>
          <table:table-cell table:formula="of:=[.B1016]-[.B$2]" office:value-type="float" office:value="30.3559443950653" calcext:value-type="float">
            <text:p>30.3559443951</text:p>
          </table:table-cell>
          <table:table-cell table:formula="of:=[.C1016]/([.D1016]-[.D1015])" office:value-type="float" office:value="934452.934423072" calcext:value-type="float">
            <text:p>934452.934423072</text:p>
          </table:table-cell>
          <table:table-cell/>
          <table:table-cell office:value-type="float" office:value="1442700506.8649" calcext:value-type="float">
            <text:p>1442700506.8649</text:p>
          </table:table-cell>
          <table:table-cell table:formula="of:=[.G1016]-[.B1016]" office:value-type="float" office:value="4.56413006782532" calcext:value-type="float">
            <text:p>4.5641300678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442700502.3094" calcext:value-type="float">
            <text:p>1442700502.3094</text:p>
          </table:table-cell>
          <table:table-cell office:value-type="float" office:value="8096" calcext:value-type="float">
            <text:p>8096</text:p>
          </table:table-cell>
          <table:table-cell table:formula="of:=[.B1017]-[.B$2]" office:value-type="float" office:value="30.3645737171173" calcext:value-type="float">
            <text:p>30.3645737171</text:p>
          </table:table-cell>
          <table:table-cell table:formula="of:=[.C1017]/([.D1017]-[.D1016])" office:value-type="float" office:value="938196.529369509" calcext:value-type="float">
            <text:p>938196.529369509</text:p>
          </table:table-cell>
          <table:table-cell/>
          <table:table-cell office:value-type="float" office:value="1442700506.8673" calcext:value-type="float">
            <text:p>1442700506.8673</text:p>
          </table:table-cell>
          <table:table-cell table:formula="of:=[.G1017]-[.B1017]" office:value-type="float" office:value="4.55790233612061" calcext:value-type="float">
            <text:p>4.5579023361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42700502.31807" calcext:value-type="float">
            <text:p>1442700502.31807</text:p>
          </table:table-cell>
          <table:table-cell office:value-type="float" office:value="8096" calcext:value-type="float">
            <text:p>8096</text:p>
          </table:table-cell>
          <table:table-cell table:formula="of:=[.B1018]-[.B$2]" office:value-type="float" office:value="30.3732445240021" calcext:value-type="float">
            <text:p>30.373244524</text:p>
          </table:table-cell>
          <table:table-cell table:formula="of:=[.C1018]/([.D1018]-[.D1017])" office:value-type="float" office:value="933707.797624285" calcext:value-type="float">
            <text:p>933707.797624285</text:p>
          </table:table-cell>
          <table:table-cell/>
          <table:table-cell office:value-type="float" office:value="1442700506.86971" calcext:value-type="float">
            <text:p>1442700506.86971</text:p>
          </table:table-cell>
          <table:table-cell table:formula="of:=[.G1018]-[.B1018]" office:value-type="float" office:value="4.5516369342804" calcext:value-type="float">
            <text:p>4.5516369343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442700502.32667" calcext:value-type="float">
            <text:p>1442700502.32667</text:p>
          </table:table-cell>
          <table:table-cell office:value-type="float" office:value="8096" calcext:value-type="float">
            <text:p>8096</text:p>
          </table:table-cell>
          <table:table-cell table:formula="of:=[.B1019]-[.B$2]" office:value-type="float" office:value="30.3818461894989" calcext:value-type="float">
            <text:p>30.3818461895</text:p>
          </table:table-cell>
          <table:table-cell table:formula="of:=[.C1019]/([.D1019]-[.D1018])" office:value-type="float" office:value="941213.071234547" calcext:value-type="float">
            <text:p>941213.071234547</text:p>
          </table:table-cell>
          <table:table-cell/>
          <table:table-cell office:value-type="float" office:value="1442700506.88271" calcext:value-type="float">
            <text:p>1442700506.88271</text:p>
          </table:table-cell>
          <table:table-cell table:formula="of:=[.G1019]-[.B1019]" office:value-type="float" office:value="4.55603957176209" calcext:value-type="float">
            <text:p>4.5560395718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42700502.3353" calcext:value-type="float">
            <text:p>1442700502.3353</text:p>
          </table:table-cell>
          <table:table-cell office:value-type="float" office:value="8096" calcext:value-type="float">
            <text:p>8096</text:p>
          </table:table-cell>
          <table:table-cell table:formula="of:=[.B1020]-[.B$2]" office:value-type="float" office:value="30.3904728889465" calcext:value-type="float">
            <text:p>30.3904728889</text:p>
          </table:table-cell>
          <table:table-cell table:formula="of:=[.C1020]/([.D1020]-[.D1019])" office:value-type="float" office:value="938481.750656386" calcext:value-type="float">
            <text:p>938481.750656386</text:p>
          </table:table-cell>
          <table:table-cell/>
          <table:table-cell office:value-type="float" office:value="1442700506.88512" calcext:value-type="float">
            <text:p>1442700506.88512</text:p>
          </table:table-cell>
          <table:table-cell table:formula="of:=[.G1020]-[.B1020]" office:value-type="float" office:value="4.54981660842896" calcext:value-type="float">
            <text:p>4.5498166084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42700502.34388" calcext:value-type="float">
            <text:p>1442700502.34388</text:p>
          </table:table-cell>
          <table:table-cell office:value-type="float" office:value="8096" calcext:value-type="float">
            <text:p>8096</text:p>
          </table:table-cell>
          <table:table-cell table:formula="of:=[.B1021]-[.B$2]" office:value-type="float" office:value="30.3990535736084" calcext:value-type="float">
            <text:p>30.3990535736</text:p>
          </table:table-cell>
          <table:table-cell table:formula="of:=[.C1021]/([.D1021]-[.D1020])" office:value-type="float" office:value="943514.453570436" calcext:value-type="float">
            <text:p>943514.453570436</text:p>
          </table:table-cell>
          <table:table-cell/>
          <table:table-cell office:value-type="float" office:value="1442700506.92595" calcext:value-type="float">
            <text:p>1442700506.92595</text:p>
          </table:table-cell>
          <table:table-cell table:formula="of:=[.G1021]-[.B1021]" office:value-type="float" office:value="4.58206963539124" calcext:value-type="float">
            <text:p>4.5820696354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42700502.35253" calcext:value-type="float">
            <text:p>1442700502.35253</text:p>
          </table:table-cell>
          <table:table-cell office:value-type="float" office:value="8096" calcext:value-type="float">
            <text:p>8096</text:p>
          </table:table-cell>
          <table:table-cell table:formula="of:=[.B1022]-[.B$2]" office:value-type="float" office:value="30.4077055454254" calcext:value-type="float">
            <text:p>30.4077055454</text:p>
          </table:table-cell>
          <table:table-cell table:formula="of:=[.C1022]/([.D1022]-[.D1021])" office:value-type="float" office:value="935740.449833283" calcext:value-type="float">
            <text:p>935740.449833283</text:p>
          </table:table-cell>
          <table:table-cell/>
          <table:table-cell office:value-type="float" office:value="1442700506.92835" calcext:value-type="float">
            <text:p>1442700506.92835</text:p>
          </table:table-cell>
          <table:table-cell table:formula="of:=[.G1022]-[.B1022]" office:value-type="float" office:value="4.57581377029419" calcext:value-type="float">
            <text:p>4.5758137703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442700502.36125" calcext:value-type="float">
            <text:p>1442700502.36125</text:p>
          </table:table-cell>
          <table:table-cell office:value-type="float" office:value="8096" calcext:value-type="float">
            <text:p>8096</text:p>
          </table:table-cell>
          <table:table-cell table:formula="of:=[.B1023]-[.B$2]" office:value-type="float" office:value="30.4164180755615" calcext:value-type="float">
            <text:p>30.4164180756</text:p>
          </table:table-cell>
          <table:table-cell table:formula="of:=[.C1023]/([.D1023]-[.D1022])" office:value-type="float" office:value="929236.384095449" calcext:value-type="float">
            <text:p>929236.384095449</text:p>
          </table:table-cell>
          <table:table-cell/>
          <table:table-cell office:value-type="float" office:value="1442700506.93075" calcext:value-type="float">
            <text:p>1442700506.93075</text:p>
          </table:table-cell>
          <table:table-cell table:formula="of:=[.G1023]-[.B1023]" office:value-type="float" office:value="4.56950211524963" calcext:value-type="float">
            <text:p>4.5695021152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442700502.36993" calcext:value-type="float">
            <text:p>1442700502.36993</text:p>
          </table:table-cell>
          <table:table-cell office:value-type="float" office:value="8096" calcext:value-type="float">
            <text:p>8096</text:p>
          </table:table-cell>
          <table:table-cell table:formula="of:=[.B1024]-[.B$2]" office:value-type="float" office:value="30.4250979423523" calcext:value-type="float">
            <text:p>30.4250979424</text:p>
          </table:table-cell>
          <table:table-cell table:formula="of:=[.C1024]/([.D1024]-[.D1023])" office:value-type="float" office:value="932733.208372246" calcext:value-type="float">
            <text:p>932733.208372246</text:p>
          </table:table-cell>
          <table:table-cell/>
          <table:table-cell office:value-type="float" office:value="1442700508.86186" calcext:value-type="float">
            <text:p>1442700508.86186</text:p>
          </table:table-cell>
          <table:table-cell table:formula="of:=[.G1024]-[.B1024]" office:value-type="float" office:value="6.4919331073761" calcext:value-type="float">
            <text:p>6.4919331074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442700502.3786" calcext:value-type="float">
            <text:p>1442700502.3786</text:p>
          </table:table-cell>
          <table:table-cell office:value-type="float" office:value="8096" calcext:value-type="float">
            <text:p>8096</text:p>
          </table:table-cell>
          <table:table-cell table:formula="of:=[.B1025]-[.B$2]" office:value-type="float" office:value="30.4337711334229" calcext:value-type="float">
            <text:p>30.4337711334</text:p>
          </table:table-cell>
          <table:table-cell table:formula="of:=[.C1025]/([.D1025]-[.D1024])" office:value-type="float" office:value="933451.129363901" calcext:value-type="float">
            <text:p>933451.129363901</text:p>
          </table:table-cell>
          <table:table-cell/>
          <table:table-cell office:value-type="float" office:value="1442700510.00357" calcext:value-type="float">
            <text:p>1442700510.00357</text:p>
          </table:table-cell>
          <table:table-cell table:formula="of:=[.G1025]-[.B1025]" office:value-type="float" office:value="7.62496948242188" calcext:value-type="float">
            <text:p>7.6249694824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42700502.38723" calcext:value-type="float">
            <text:p>1442700502.38723</text:p>
          </table:table-cell>
          <table:table-cell office:value-type="float" office:value="8096" calcext:value-type="float">
            <text:p>8096</text:p>
          </table:table-cell>
          <table:table-cell table:formula="of:=[.B1026]-[.B$2]" office:value-type="float" office:value="30.4423973560333" calcext:value-type="float">
            <text:p>30.442397356</text:p>
          </table:table-cell>
          <table:table-cell table:formula="of:=[.C1026]/([.D1026]-[.D1025])" office:value-type="float" office:value="938533.627705149" calcext:value-type="float">
            <text:p>938533.627705149</text:p>
          </table:table-cell>
          <table:table-cell/>
          <table:table-cell office:value-type="float" office:value="1442700510.00715" calcext:value-type="float">
            <text:p>1442700510.00715</text:p>
          </table:table-cell>
          <table:table-cell table:formula="of:=[.G1026]-[.B1026]" office:value-type="float" office:value="7.61992573738098" calcext:value-type="float">
            <text:p>7.6199257374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42700502.39574" calcext:value-type="float">
            <text:p>1442700502.39574</text:p>
          </table:table-cell>
          <table:table-cell office:value-type="float" office:value="8096" calcext:value-type="float">
            <text:p>8096</text:p>
          </table:table-cell>
          <table:table-cell table:formula="of:=[.B1027]-[.B$2]" office:value-type="float" office:value="30.4509108066559" calcext:value-type="float">
            <text:p>30.4509108067</text:p>
          </table:table-cell>
          <table:table-cell table:formula="of:=[.C1027]/([.D1027]-[.D1026])" office:value-type="float" office:value="950965.755124902" calcext:value-type="float">
            <text:p>950965.755124902</text:p>
          </table:table-cell>
          <table:table-cell/>
          <table:table-cell office:value-type="float" office:value="1442700510.01068" calcext:value-type="float">
            <text:p>1442700510.01068</text:p>
          </table:table-cell>
          <table:table-cell table:formula="of:=[.G1027]-[.B1027]" office:value-type="float" office:value="7.61494565010071" calcext:value-type="float">
            <text:p>7.6149456501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442700502.40438" calcext:value-type="float">
            <text:p>1442700502.40438</text:p>
          </table:table-cell>
          <table:table-cell office:value-type="float" office:value="8096" calcext:value-type="float">
            <text:p>8096</text:p>
          </table:table-cell>
          <table:table-cell table:formula="of:=[.B1028]-[.B$2]" office:value-type="float" office:value="30.4595468044281" calcext:value-type="float">
            <text:p>30.4595468044</text:p>
          </table:table-cell>
          <table:table-cell table:formula="of:=[.C1028]/([.D1028]-[.D1027])" office:value-type="float" office:value="937471.293247198" calcext:value-type="float">
            <text:p>937471.293247198</text:p>
          </table:table-cell>
          <table:table-cell/>
          <table:table-cell office:value-type="float" office:value="1442700510.01422" calcext:value-type="float">
            <text:p>1442700510.01422</text:p>
          </table:table-cell>
          <table:table-cell table:formula="of:=[.G1028]-[.B1028]" office:value-type="float" office:value="7.60984325408936" calcext:value-type="float">
            <text:p>7.6098432541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442700502.41299" calcext:value-type="float">
            <text:p>1442700502.41299</text:p>
          </table:table-cell>
          <table:table-cell office:value-type="float" office:value="8096" calcext:value-type="float">
            <text:p>8096</text:p>
          </table:table-cell>
          <table:table-cell table:formula="of:=[.B1029]-[.B$2]" office:value-type="float" office:value="30.4681613445282" calcext:value-type="float">
            <text:p>30.4681613445</text:p>
          </table:table-cell>
          <table:table-cell table:formula="of:=[.C1029]/([.D1029]-[.D1028])" office:value-type="float" office:value="939806.4093878" calcext:value-type="float">
            <text:p>939806.4093878</text:p>
          </table:table-cell>
          <table:table-cell/>
          <table:table-cell office:value-type="float" office:value="1442700510.01778" calcext:value-type="float">
            <text:p>1442700510.01778</text:p>
          </table:table-cell>
          <table:table-cell table:formula="of:=[.G1029]-[.B1029]" office:value-type="float" office:value="7.60478806495667" calcext:value-type="float">
            <text:p>7.604788065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442700502.42176" calcext:value-type="float">
            <text:p>1442700502.42176</text:p>
          </table:table-cell>
          <table:table-cell office:value-type="float" office:value="8096" calcext:value-type="float">
            <text:p>8096</text:p>
          </table:table-cell>
          <table:table-cell table:formula="of:=[.B1030]-[.B$2]" office:value-type="float" office:value="30.4769296646118" calcext:value-type="float">
            <text:p>30.4769296646</text:p>
          </table:table-cell>
          <table:table-cell table:formula="of:=[.C1030]/([.D1030]-[.D1029])" office:value-type="float" office:value="923323.957473421" calcext:value-type="float">
            <text:p>923323.957473421</text:p>
          </table:table-cell>
          <table:table-cell/>
          <table:table-cell office:value-type="float" office:value="1442700510.02134" calcext:value-type="float">
            <text:p>1442700510.02134</text:p>
          </table:table-cell>
          <table:table-cell table:formula="of:=[.G1030]-[.B1030]" office:value-type="float" office:value="7.59957718849182" calcext:value-type="float">
            <text:p>7.5995771885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42700502.43054" calcext:value-type="float">
            <text:p>1442700502.43054</text:p>
          </table:table-cell>
          <table:table-cell office:value-type="float" office:value="8096" calcext:value-type="float">
            <text:p>8096</text:p>
          </table:table-cell>
          <table:table-cell table:formula="of:=[.B1031]-[.B$2]" office:value-type="float" office:value="30.4857089519501" calcext:value-type="float">
            <text:p>30.485708952</text:p>
          </table:table-cell>
          <table:table-cell table:formula="of:=[.C1031]/([.D1031]-[.D1030])" office:value-type="float" office:value="922170.523422861" calcext:value-type="float">
            <text:p>922170.523422861</text:p>
          </table:table-cell>
          <table:table-cell/>
          <table:table-cell office:value-type="float" office:value="1442700510.0249" calcext:value-type="float">
            <text:p>1442700510.0249</text:p>
          </table:table-cell>
          <table:table-cell table:formula="of:=[.G1031]-[.B1031]" office:value-type="float" office:value="7.5943591594696" calcext:value-type="float">
            <text:p>7.5943591595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442700502.43916" calcext:value-type="float">
            <text:p>1442700502.43916</text:p>
          </table:table-cell>
          <table:table-cell office:value-type="float" office:value="8096" calcext:value-type="float">
            <text:p>8096</text:p>
          </table:table-cell>
          <table:table-cell table:formula="of:=[.B1032]-[.B$2]" office:value-type="float" office:value="30.4943299293518" calcext:value-type="float">
            <text:p>30.4943299294</text:p>
          </table:table-cell>
          <table:table-cell table:formula="of:=[.C1032]/([.D1032]-[.D1031])" office:value-type="float" office:value="939104.654000387" calcext:value-type="float">
            <text:p>939104.654000387</text:p>
          </table:table-cell>
          <table:table-cell/>
          <table:table-cell office:value-type="float" office:value="1442700510.02844" calcext:value-type="float">
            <text:p>1442700510.02844</text:p>
          </table:table-cell>
          <table:table-cell table:formula="of:=[.G1032]-[.B1032]" office:value-type="float" office:value="7.58928489685059" calcext:value-type="float">
            <text:p>7.5892848969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442700502.44782" calcext:value-type="float">
            <text:p>1442700502.44782</text:p>
          </table:table-cell>
          <table:table-cell office:value-type="float" office:value="8096" calcext:value-type="float">
            <text:p>8096</text:p>
          </table:table-cell>
          <table:table-cell table:formula="of:=[.B1033]-[.B$2]" office:value-type="float" office:value="30.5029911994934" calcext:value-type="float">
            <text:p>30.5029911995</text:p>
          </table:table-cell>
          <table:table-cell table:formula="of:=[.C1033]/([.D1033]-[.D1032])" office:value-type="float" office:value="934735.883726052" calcext:value-type="float">
            <text:p>934735.883726052</text:p>
          </table:table-cell>
          <table:table-cell/>
          <table:table-cell office:value-type="float" office:value="1442700510.03202" calcext:value-type="float">
            <text:p>1442700510.03202</text:p>
          </table:table-cell>
          <table:table-cell table:formula="of:=[.G1033]-[.B1033]" office:value-type="float" office:value="7.58419585227966" calcext:value-type="float">
            <text:p>7.5841958523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442700502.45637" calcext:value-type="float">
            <text:p>1442700502.45637</text:p>
          </table:table-cell>
          <table:table-cell office:value-type="float" office:value="8096" calcext:value-type="float">
            <text:p>8096</text:p>
          </table:table-cell>
          <table:table-cell table:formula="of:=[.B1034]-[.B$2]" office:value-type="float" office:value="30.5115370750427" calcext:value-type="float">
            <text:p>30.511537075</text:p>
          </table:table-cell>
          <table:table-cell table:formula="of:=[.C1034]/([.D1034]-[.D1033])" office:value-type="float" office:value="947357.582412677" calcext:value-type="float">
            <text:p>947357.582412677</text:p>
          </table:table-cell>
          <table:table-cell/>
          <table:table-cell office:value-type="float" office:value="1442700510.03559" calcext:value-type="float">
            <text:p>1442700510.03559</text:p>
          </table:table-cell>
          <table:table-cell table:formula="of:=[.G1034]-[.B1034]" office:value-type="float" office:value="7.57922530174255" calcext:value-type="float">
            <text:p>7.5792253017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442700502.46504" calcext:value-type="float">
            <text:p>1442700502.46504</text:p>
          </table:table-cell>
          <table:table-cell office:value-type="float" office:value="8096" calcext:value-type="float">
            <text:p>8096</text:p>
          </table:table-cell>
          <table:table-cell table:formula="of:=[.B1035]-[.B$2]" office:value-type="float" office:value="30.5202152729034" calcext:value-type="float">
            <text:p>30.5202152729</text:p>
          </table:table-cell>
          <table:table-cell table:formula="of:=[.C1035]/([.D1035]-[.D1034])" office:value-type="float" office:value="932912.585071018" calcext:value-type="float">
            <text:p>932912.585071018</text:p>
          </table:table-cell>
          <table:table-cell/>
          <table:table-cell office:value-type="float" office:value="1442700510.03914" calcext:value-type="float">
            <text:p>1442700510.03914</text:p>
          </table:table-cell>
          <table:table-cell table:formula="of:=[.G1035]-[.B1035]" office:value-type="float" office:value="7.57409954071045" calcext:value-type="float">
            <text:p>7.5740995407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442700502.47361" calcext:value-type="float">
            <text:p>1442700502.47361</text:p>
          </table:table-cell>
          <table:table-cell office:value-type="float" office:value="8096" calcext:value-type="float">
            <text:p>8096</text:p>
          </table:table-cell>
          <table:table-cell table:formula="of:=[.B1036]-[.B$2]" office:value-type="float" office:value="30.528785943985" calcext:value-type="float">
            <text:p>30.528785944</text:p>
          </table:table-cell>
          <table:table-cell table:formula="of:=[.C1036]/([.D1036]-[.D1035])" office:value-type="float" office:value="944616.812729498" calcext:value-type="float">
            <text:p>944616.812729498</text:p>
          </table:table-cell>
          <table:table-cell/>
          <table:table-cell office:value-type="float" office:value="1442700510.04271" calcext:value-type="float">
            <text:p>1442700510.04271</text:p>
          </table:table-cell>
          <table:table-cell table:formula="of:=[.G1036]-[.B1036]" office:value-type="float" office:value="7.56909155845642" calcext:value-type="float">
            <text:p>7.5690915585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442700502.4821" calcext:value-type="float">
            <text:p>1442700502.4821</text:p>
          </table:table-cell>
          <table:table-cell office:value-type="float" office:value="8096" calcext:value-type="float">
            <text:p>8096</text:p>
          </table:table-cell>
          <table:table-cell table:formula="of:=[.B1037]-[.B$2]" office:value-type="float" office:value="30.537273645401" calcext:value-type="float">
            <text:p>30.5372736454</text:p>
          </table:table-cell>
          <table:table-cell table:formula="of:=[.C1037]/([.D1037]-[.D1036])" office:value-type="float" office:value="953850.70741573" calcext:value-type="float">
            <text:p>953850.70741573</text:p>
          </table:table-cell>
          <table:table-cell/>
          <table:table-cell office:value-type="float" office:value="1442700510.04624" calcext:value-type="float">
            <text:p>1442700510.04624</text:p>
          </table:table-cell>
          <table:table-cell table:formula="of:=[.G1037]-[.B1037]" office:value-type="float" office:value="7.5641393661499" calcext:value-type="float">
            <text:p>7.5641393661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442700502.49051" calcext:value-type="float">
            <text:p>1442700502.49051</text:p>
          </table:table-cell>
          <table:table-cell office:value-type="float" office:value="8096" calcext:value-type="float">
            <text:p>8096</text:p>
          </table:table-cell>
          <table:table-cell table:formula="of:=[.B1038]-[.B$2]" office:value-type="float" office:value="30.5456836223602" calcext:value-type="float">
            <text:p>30.5456836224</text:p>
          </table:table-cell>
          <table:table-cell table:formula="of:=[.C1038]/([.D1038]-[.D1037])" office:value-type="float" office:value="962666.133242615" calcext:value-type="float">
            <text:p>962666.133242615</text:p>
          </table:table-cell>
          <table:table-cell/>
          <table:table-cell office:value-type="float" office:value="1442700510.04982" calcext:value-type="float">
            <text:p>1442700510.04982</text:p>
          </table:table-cell>
          <table:table-cell table:formula="of:=[.G1038]-[.B1038]" office:value-type="float" office:value="7.55930328369141" calcext:value-type="float">
            <text:p>7.5593032837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442700502.49884" calcext:value-type="float">
            <text:p>1442700502.49884</text:p>
          </table:table-cell>
          <table:table-cell office:value-type="float" office:value="8096" calcext:value-type="float">
            <text:p>8096</text:p>
          </table:table-cell>
          <table:table-cell table:formula="of:=[.B1039]-[.B$2]" office:value-type="float" office:value="30.5540120601654" calcext:value-type="float">
            <text:p>30.5540120602</text:p>
          </table:table-cell>
          <table:table-cell table:formula="of:=[.C1039]/([.D1039]-[.D1038])" office:value-type="float" office:value="972091.067903355" calcext:value-type="float">
            <text:p>972091.067903355</text:p>
          </table:table-cell>
          <table:table-cell/>
          <table:table-cell office:value-type="float" office:value="1442700510.05338" calcext:value-type="float">
            <text:p>1442700510.05338</text:p>
          </table:table-cell>
          <table:table-cell table:formula="of:=[.G1039]-[.B1039]" office:value-type="float" office:value="7.55453872680664" calcext:value-type="float">
            <text:p>7.5545387268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42700502.50717" calcext:value-type="float">
            <text:p>1442700502.50717</text:p>
          </table:table-cell>
          <table:table-cell office:value-type="float" office:value="8096" calcext:value-type="float">
            <text:p>8096</text:p>
          </table:table-cell>
          <table:table-cell table:formula="of:=[.B1040]-[.B$2]" office:value-type="float" office:value="30.5623443126678" calcext:value-type="float">
            <text:p>30.5623443127</text:p>
          </table:table-cell>
          <table:table-cell table:formula="of:=[.C1040]/([.D1040]-[.D1039])" office:value-type="float" office:value="971646.022204418" calcext:value-type="float">
            <text:p>971646.022204418</text:p>
          </table:table-cell>
          <table:table-cell/>
          <table:table-cell office:value-type="float" office:value="1442700510.05696" calcext:value-type="float">
            <text:p>1442700510.05696</text:p>
          </table:table-cell>
          <table:table-cell table:formula="of:=[.G1040]-[.B1040]" office:value-type="float" office:value="7.54978609085083" calcext:value-type="float">
            <text:p>7.5497860909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442700502.51555" calcext:value-type="float">
            <text:p>1442700502.51555</text:p>
          </table:table-cell>
          <table:table-cell office:value-type="float" office:value="8096" calcext:value-type="float">
            <text:p>8096</text:p>
          </table:table-cell>
          <table:table-cell table:formula="of:=[.B1041]-[.B$2]" office:value-type="float" office:value="30.5707213878632" calcext:value-type="float">
            <text:p>30.5707213879</text:p>
          </table:table-cell>
          <table:table-cell table:formula="of:=[.C1041]/([.D1041]-[.D1040])" office:value-type="float" office:value="966447.096539162" calcext:value-type="float">
            <text:p>966447.096539162</text:p>
          </table:table-cell>
          <table:table-cell/>
          <table:table-cell office:value-type="float" office:value="1442700510.06052" calcext:value-type="float">
            <text:p>1442700510.06052</text:p>
          </table:table-cell>
          <table:table-cell table:formula="of:=[.G1041]-[.B1041]" office:value-type="float" office:value="7.54496908187866" calcext:value-type="float">
            <text:p>7.5449690819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442700502.52392" calcext:value-type="float">
            <text:p>1442700502.52392</text:p>
          </table:table-cell>
          <table:table-cell office:value-type="float" office:value="8096" calcext:value-type="float">
            <text:p>8096</text:p>
          </table:table-cell>
          <table:table-cell table:formula="of:=[.B1042]-[.B$2]" office:value-type="float" office:value="30.579089641571" calcext:value-type="float">
            <text:p>30.5790896416</text:p>
          </table:table-cell>
          <table:table-cell table:formula="of:=[.C1042]/([.D1042]-[.D1041])" office:value-type="float" office:value="967465.887461181" calcext:value-type="float">
            <text:p>967465.887461181</text:p>
          </table:table-cell>
          <table:table-cell/>
          <table:table-cell office:value-type="float" office:value="1442700510.06408" calcext:value-type="float">
            <text:p>1442700510.06408</text:p>
          </table:table-cell>
          <table:table-cell table:formula="of:=[.G1042]-[.B1042]" office:value-type="float" office:value="7.54016637802124" calcext:value-type="float">
            <text:p>7.540166378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442700502.53229" calcext:value-type="float">
            <text:p>1442700502.53229</text:p>
          </table:table-cell>
          <table:table-cell office:value-type="float" office:value="8096" calcext:value-type="float">
            <text:p>8096</text:p>
          </table:table-cell>
          <table:table-cell table:formula="of:=[.B1043]-[.B$2]" office:value-type="float" office:value="30.5874598026276" calcext:value-type="float">
            <text:p>30.5874598026</text:p>
          </table:table-cell>
          <table:table-cell table:formula="of:=[.C1043]/([.D1043]-[.D1042])" office:value-type="float" office:value="967245.426382203" calcext:value-type="float">
            <text:p>967245.426382203</text:p>
          </table:table-cell>
          <table:table-cell/>
          <table:table-cell office:value-type="float" office:value="1442700510.06765" calcext:value-type="float">
            <text:p>1442700510.06765</text:p>
          </table:table-cell>
          <table:table-cell table:formula="of:=[.G1043]-[.B1043]" office:value-type="float" office:value="7.53535676002502" calcext:value-type="float">
            <text:p>7.53535676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442700502.54066" calcext:value-type="float">
            <text:p>1442700502.54066</text:p>
          </table:table-cell>
          <table:table-cell office:value-type="float" office:value="8096" calcext:value-type="float">
            <text:p>8096</text:p>
          </table:table-cell>
          <table:table-cell table:formula="of:=[.B1044]-[.B$2]" office:value-type="float" office:value="30.5958306789398" calcext:value-type="float">
            <text:p>30.5958306789</text:p>
          </table:table-cell>
          <table:table-cell table:formula="of:=[.C1044]/([.D1044]-[.D1043])" office:value-type="float" office:value="967162.779379094" calcext:value-type="float">
            <text:p>967162.779379094</text:p>
          </table:table-cell>
          <table:table-cell/>
          <table:table-cell office:value-type="float" office:value="1442700510.07126" calcext:value-type="float">
            <text:p>1442700510.07126</text:p>
          </table:table-cell>
          <table:table-cell table:formula="of:=[.G1044]-[.B1044]" office:value-type="float" office:value="7.53060340881348" calcext:value-type="float">
            <text:p>7.5306034088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42700502.54903" calcext:value-type="float">
            <text:p>1442700502.54903</text:p>
          </table:table-cell>
          <table:table-cell office:value-type="float" office:value="8096" calcext:value-type="float">
            <text:p>8096</text:p>
          </table:table-cell>
          <table:table-cell table:formula="of:=[.B1045]-[.B$2]" office:value-type="float" office:value="30.6041996479034" calcext:value-type="float">
            <text:p>30.6041996479</text:p>
          </table:table-cell>
          <table:table-cell table:formula="of:=[.C1045]/([.D1045]-[.D1044])" office:value-type="float" office:value="967383.202780468" calcext:value-type="float">
            <text:p>967383.202780468</text:p>
          </table:table-cell>
          <table:table-cell/>
          <table:table-cell office:value-type="float" office:value="1442700510.07482" calcext:value-type="float">
            <text:p>1442700510.07482</text:p>
          </table:table-cell>
          <table:table-cell table:formula="of:=[.G1045]-[.B1045]" office:value-type="float" office:value="7.52579474449158" calcext:value-type="float">
            <text:p>7.5257947445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442700502.55742" calcext:value-type="float">
            <text:p>1442700502.55742</text:p>
          </table:table-cell>
          <table:table-cell office:value-type="float" office:value="8096" calcext:value-type="float">
            <text:p>8096</text:p>
          </table:table-cell>
          <table:table-cell table:formula="of:=[.B1046]-[.B$2]" office:value-type="float" office:value="30.6125905513763" calcext:value-type="float">
            <text:p>30.6125905514</text:p>
          </table:table-cell>
          <table:table-cell table:formula="of:=[.C1046]/([.D1046]-[.D1045])" office:value-type="float" office:value="964854.383815423" calcext:value-type="float">
            <text:p>964854.383815423</text:p>
          </table:table-cell>
          <table:table-cell/>
          <table:table-cell office:value-type="float" office:value="1442700510.07836" calcext:value-type="float">
            <text:p>1442700510.07836</text:p>
          </table:table-cell>
          <table:table-cell table:formula="of:=[.G1046]-[.B1046]" office:value-type="float" office:value="7.52093887329102" calcext:value-type="float">
            <text:p>7.5209388733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442700502.56581" calcext:value-type="float">
            <text:p>1442700502.56581</text:p>
          </table:table-cell>
          <table:table-cell office:value-type="float" office:value="8096" calcext:value-type="float">
            <text:p>8096</text:p>
          </table:table-cell>
          <table:table-cell table:formula="of:=[.B1047]-[.B$2]" office:value-type="float" office:value="30.6209831237793" calcext:value-type="float">
            <text:p>30.6209831238</text:p>
          </table:table-cell>
          <table:table-cell table:formula="of:=[.C1047]/([.D1047]-[.D1046])" office:value-type="float" office:value="964662.51481492" calcext:value-type="float">
            <text:p>964662.51481492</text:p>
          </table:table-cell>
          <table:table-cell/>
          <table:table-cell office:value-type="float" office:value="1442700510.08189" calcext:value-type="float">
            <text:p>1442700510.08189</text:p>
          </table:table-cell>
          <table:table-cell table:formula="of:=[.G1047]-[.B1047]" office:value-type="float" office:value="7.51607918739319" calcext:value-type="float">
            <text:p>7.5160791874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442700502.57418" calcext:value-type="float">
            <text:p>1442700502.57418</text:p>
          </table:table-cell>
          <table:table-cell office:value-type="float" office:value="8096" calcext:value-type="float">
            <text:p>8096</text:p>
          </table:table-cell>
          <table:table-cell table:formula="of:=[.B1048]-[.B$2]" office:value-type="float" office:value="30.6293478012085" calcext:value-type="float">
            <text:p>30.6293478012</text:p>
          </table:table-cell>
          <table:table-cell table:formula="of:=[.C1048]/([.D1048]-[.D1047])" office:value-type="float" office:value="967879.522973435" calcext:value-type="float">
            <text:p>967879.522973435</text:p>
          </table:table-cell>
          <table:table-cell/>
          <table:table-cell office:value-type="float" office:value="1442700510.08545" calcext:value-type="float">
            <text:p>1442700510.08545</text:p>
          </table:table-cell>
          <table:table-cell table:formula="of:=[.G1048]-[.B1048]" office:value-type="float" office:value="7.51127362251282" calcext:value-type="float">
            <text:p>7.5112736225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442700502.58252" calcext:value-type="float">
            <text:p>1442700502.58252</text:p>
          </table:table-cell>
          <table:table-cell office:value-type="float" office:value="8096" calcext:value-type="float">
            <text:p>8096</text:p>
          </table:table-cell>
          <table:table-cell table:formula="of:=[.B1049]-[.B$2]" office:value-type="float" office:value="30.6376950740814" calcext:value-type="float">
            <text:p>30.6376950741</text:p>
          </table:table-cell>
          <table:table-cell table:formula="of:=[.C1049]/([.D1049]-[.D1048])" office:value-type="float" office:value="969897.608865785" calcext:value-type="float">
            <text:p>969897.608865785</text:p>
          </table:table-cell>
          <table:table-cell/>
          <table:table-cell office:value-type="float" office:value="1442700510.089" calcext:value-type="float">
            <text:p>1442700510.089</text:p>
          </table:table-cell>
          <table:table-cell table:formula="of:=[.G1049]-[.B1049]" office:value-type="float" office:value="7.50647854804993" calcext:value-type="float">
            <text:p>7.506478548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442700502.59084" calcext:value-type="float">
            <text:p>1442700502.59084</text:p>
          </table:table-cell>
          <table:table-cell office:value-type="float" office:value="8096" calcext:value-type="float">
            <text:p>8096</text:p>
          </table:table-cell>
          <table:table-cell table:formula="of:=[.B1050]-[.B$2]" office:value-type="float" office:value="30.6460082530975" calcext:value-type="float">
            <text:p>30.6460082531</text:p>
          </table:table-cell>
          <table:table-cell table:formula="of:=[.C1050]/([.D1050]-[.D1049])" office:value-type="float" office:value="973875.335092348" calcext:value-type="float">
            <text:p>973875.335092348</text:p>
          </table:table-cell>
          <table:table-cell/>
          <table:table-cell office:value-type="float" office:value="1442700510.09256" calcext:value-type="float">
            <text:p>1442700510.09256</text:p>
          </table:table-cell>
          <table:table-cell table:formula="of:=[.G1050]-[.B1050]" office:value-type="float" office:value="7.50172543525696" calcext:value-type="float">
            <text:p>7.5017254353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442700502.59917" calcext:value-type="float">
            <text:p>1442700502.59917</text:p>
          </table:table-cell>
          <table:table-cell office:value-type="float" office:value="8096" calcext:value-type="float">
            <text:p>8096</text:p>
          </table:table-cell>
          <table:table-cell table:formula="of:=[.B1051]-[.B$2]" office:value-type="float" office:value="30.6543383598328" calcext:value-type="float">
            <text:p>30.6543383598</text:p>
          </table:table-cell>
          <table:table-cell table:formula="of:=[.C1051]/([.D1051]-[.D1050])" office:value-type="float" office:value="971896.310255016" calcext:value-type="float">
            <text:p>971896.310255016</text:p>
          </table:table-cell>
          <table:table-cell/>
          <table:table-cell office:value-type="float" office:value="1442700510.09615" calcext:value-type="float">
            <text:p>1442700510.09615</text:p>
          </table:table-cell>
          <table:table-cell table:formula="of:=[.G1051]-[.B1051]" office:value-type="float" office:value="7.49698281288147" calcext:value-type="float">
            <text:p>7.4969828129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442700502.60751" calcext:value-type="float">
            <text:p>1442700502.60751</text:p>
          </table:table-cell>
          <table:table-cell office:value-type="float" office:value="8096" calcext:value-type="float">
            <text:p>8096</text:p>
          </table:table-cell>
          <table:table-cell table:formula="of:=[.B1052]-[.B$2]" office:value-type="float" office:value="30.6626772880554" calcext:value-type="float">
            <text:p>30.6626772881</text:p>
          </table:table-cell>
          <table:table-cell table:formula="of:=[.C1052]/([.D1052]-[.D1051])" office:value-type="float" office:value="970868.17200366" calcext:value-type="float">
            <text:p>970868.17200366</text:p>
          </table:table-cell>
          <table:table-cell/>
          <table:table-cell office:value-type="float" office:value="1442700510.09968" calcext:value-type="float">
            <text:p>1442700510.09968</text:p>
          </table:table-cell>
          <table:table-cell table:formula="of:=[.G1052]-[.B1052]" office:value-type="float" office:value="7.49217081069946" calcext:value-type="float">
            <text:p>7.4921708107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442700502.61586" calcext:value-type="float">
            <text:p>1442700502.61586</text:p>
          </table:table-cell>
          <table:table-cell office:value-type="float" office:value="8096" calcext:value-type="float">
            <text:p>8096</text:p>
          </table:table-cell>
          <table:table-cell table:formula="of:=[.B1053]-[.B$2]" office:value-type="float" office:value="30.6710288524628" calcext:value-type="float">
            <text:p>30.6710288525</text:p>
          </table:table-cell>
          <table:table-cell table:formula="of:=[.C1053]/([.D1053]-[.D1052])" office:value-type="float" office:value="969399.217334209" calcext:value-type="float">
            <text:p>969399.217334209</text:p>
          </table:table-cell>
          <table:table-cell/>
          <table:table-cell office:value-type="float" office:value="1442700510.10323" calcext:value-type="float">
            <text:p>1442700510.10323</text:p>
          </table:table-cell>
          <table:table-cell table:formula="of:=[.G1053]-[.B1053]" office:value-type="float" office:value="7.48736763000488" calcext:value-type="float">
            <text:p>7.48736763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442700502.62419" calcext:value-type="float">
            <text:p>1442700502.62419</text:p>
          </table:table-cell>
          <table:table-cell office:value-type="float" office:value="8096" calcext:value-type="float">
            <text:p>8096</text:p>
          </table:table-cell>
          <table:table-cell table:formula="of:=[.B1054]-[.B$2]" office:value-type="float" office:value="30.6793582439423" calcext:value-type="float">
            <text:p>30.6793582439</text:p>
          </table:table-cell>
          <table:table-cell table:formula="of:=[.C1054]/([.D1054]-[.D1053])" office:value-type="float" office:value="971979.768261965" calcext:value-type="float">
            <text:p>971979.768261965</text:p>
          </table:table-cell>
          <table:table-cell/>
          <table:table-cell office:value-type="float" office:value="1442700510.10679" calcext:value-type="float">
            <text:p>1442700510.10679</text:p>
          </table:table-cell>
          <table:table-cell table:formula="of:=[.G1054]-[.B1054]" office:value-type="float" office:value="7.48260045051575" calcext:value-type="float">
            <text:p>7.4826004505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442700502.63247" calcext:value-type="float">
            <text:p>1442700502.63247</text:p>
          </table:table-cell>
          <table:table-cell office:value-type="float" office:value="8096" calcext:value-type="float">
            <text:p>8096</text:p>
          </table:table-cell>
          <table:table-cell table:formula="of:=[.B1055]-[.B$2]" office:value-type="float" office:value="30.6876404285431" calcext:value-type="float">
            <text:p>30.6876404285</text:p>
          </table:table-cell>
          <table:table-cell table:formula="of:=[.C1055]/([.D1055]-[.D1054])" office:value-type="float" office:value="977519.868271058" calcext:value-type="float">
            <text:p>977519.868271058</text:p>
          </table:table-cell>
          <table:table-cell/>
          <table:table-cell office:value-type="float" office:value="1442700510.11035" calcext:value-type="float">
            <text:p>1442700510.11035</text:p>
          </table:table-cell>
          <table:table-cell table:formula="of:=[.G1055]-[.B1055]" office:value-type="float" office:value="7.47787666320801" calcext:value-type="float">
            <text:p>7.4778766632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442700502.64082" calcext:value-type="float">
            <text:p>1442700502.64082</text:p>
          </table:table-cell>
          <table:table-cell office:value-type="float" office:value="8096" calcext:value-type="float">
            <text:p>8096</text:p>
          </table:table-cell>
          <table:table-cell table:formula="of:=[.B1056]-[.B$2]" office:value-type="float" office:value="30.6959962844849" calcext:value-type="float">
            <text:p>30.6959962845</text:p>
          </table:table-cell>
          <table:table-cell table:formula="of:=[.C1056]/([.D1056]-[.D1055])" office:value-type="float" office:value="968901.337746455" calcext:value-type="float">
            <text:p>968901.337746455</text:p>
          </table:table-cell>
          <table:table-cell/>
          <table:table-cell office:value-type="float" office:value="1442700510.11391" calcext:value-type="float">
            <text:p>1442700510.11391</text:p>
          </table:table-cell>
          <table:table-cell table:formula="of:=[.G1056]-[.B1056]" office:value-type="float" office:value="7.4730806350708" calcext:value-type="float">
            <text:p>7.4730806351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442700502.64922" calcext:value-type="float">
            <text:p>1442700502.64922</text:p>
          </table:table-cell>
          <table:table-cell office:value-type="float" office:value="8096" calcext:value-type="float">
            <text:p>8096</text:p>
          </table:table-cell>
          <table:table-cell table:formula="of:=[.B1057]-[.B$2]" office:value-type="float" office:value="30.7043929100037" calcext:value-type="float">
            <text:p>30.70439291</text:p>
          </table:table-cell>
          <table:table-cell table:formula="of:=[.C1057]/([.D1057]-[.D1056])" office:value-type="float" office:value="964196.864785053" calcext:value-type="float">
            <text:p>964196.864785053</text:p>
          </table:table-cell>
          <table:table-cell/>
          <table:table-cell office:value-type="float" office:value="1442700510.11747" calcext:value-type="float">
            <text:p>1442700510.11747</text:p>
          </table:table-cell>
          <table:table-cell table:formula="of:=[.G1057]-[.B1057]" office:value-type="float" office:value="7.46825337409973" calcext:value-type="float">
            <text:p>7.4682533741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442700502.65762" calcext:value-type="float">
            <text:p>1442700502.65762</text:p>
          </table:table-cell>
          <table:table-cell office:value-type="float" office:value="8096" calcext:value-type="float">
            <text:p>8096</text:p>
          </table:table-cell>
          <table:table-cell table:formula="of:=[.B1058]-[.B$2]" office:value-type="float" office:value="30.7127921581268" calcext:value-type="float">
            <text:p>30.7127921581</text:p>
          </table:table-cell>
          <table:table-cell table:formula="of:=[.C1058]/([.D1058]-[.D1057])" office:value-type="float" office:value="963895.801300065" calcext:value-type="float">
            <text:p>963895.801300065</text:p>
          </table:table-cell>
          <table:table-cell/>
          <table:table-cell office:value-type="float" office:value="1442700510.12104" calcext:value-type="float">
            <text:p>1442700510.12104</text:p>
          </table:table-cell>
          <table:table-cell table:formula="of:=[.G1058]-[.B1058]" office:value-type="float" office:value="7.4634165763855" calcext:value-type="float">
            <text:p>7.4634165764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42700502.66609" calcext:value-type="float">
            <text:p>1442700502.66609</text:p>
          </table:table-cell>
          <table:table-cell office:value-type="float" office:value="8096" calcext:value-type="float">
            <text:p>8096</text:p>
          </table:table-cell>
          <table:table-cell table:formula="of:=[.B1059]-[.B$2]" office:value-type="float" office:value="30.7212600708008" calcext:value-type="float">
            <text:p>30.7212600708</text:p>
          </table:table-cell>
          <table:table-cell table:formula="of:=[.C1059]/([.D1059]-[.D1058])" office:value-type="float" office:value="956079.769800377" calcext:value-type="float">
            <text:p>956079.769800377</text:p>
          </table:table-cell>
          <table:table-cell/>
          <table:table-cell office:value-type="float" office:value="1442700510.12463" calcext:value-type="float">
            <text:p>1442700510.12463</text:p>
          </table:table-cell>
          <table:table-cell table:formula="of:=[.G1059]-[.B1059]" office:value-type="float" office:value="7.4585382938385" calcext:value-type="float">
            <text:p>7.4585382938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442700502.67469" calcext:value-type="float">
            <text:p>1442700502.67469</text:p>
          </table:table-cell>
          <table:table-cell office:value-type="float" office:value="8096" calcext:value-type="float">
            <text:p>8096</text:p>
          </table:table-cell>
          <table:table-cell table:formula="of:=[.B1060]-[.B$2]" office:value-type="float" office:value="30.7298607826233" calcext:value-type="float">
            <text:p>30.7298607826</text:p>
          </table:table-cell>
          <table:table-cell table:formula="of:=[.C1060]/([.D1060]-[.D1059])" office:value-type="float" office:value="941317.43593724" calcext:value-type="float">
            <text:p>941317.43593724</text:p>
          </table:table-cell>
          <table:table-cell/>
          <table:table-cell office:value-type="float" office:value="1442700510.12818" calcext:value-type="float">
            <text:p>1442700510.12818</text:p>
          </table:table-cell>
          <table:table-cell table:formula="of:=[.G1060]-[.B1060]" office:value-type="float" office:value="7.45349144935608" calcext:value-type="float">
            <text:p>7.4534914494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442700502.68328" calcext:value-type="float">
            <text:p>1442700502.68328</text:p>
          </table:table-cell>
          <table:table-cell office:value-type="float" office:value="8096" calcext:value-type="float">
            <text:p>8096</text:p>
          </table:table-cell>
          <table:table-cell table:formula="of:=[.B1061]-[.B$2]" office:value-type="float" office:value="30.7384526729584" calcext:value-type="float">
            <text:p>30.738452673</text:p>
          </table:table-cell>
          <table:table-cell table:formula="of:=[.C1061]/([.D1061]-[.D1060])" office:value-type="float" office:value="942283.907761467" calcext:value-type="float">
            <text:p>942283.907761467</text:p>
          </table:table-cell>
          <table:table-cell/>
          <table:table-cell office:value-type="float" office:value="1442700510.13174" calcext:value-type="float">
            <text:p>1442700510.13174</text:p>
          </table:table-cell>
          <table:table-cell table:formula="of:=[.G1061]-[.B1061]" office:value-type="float" office:value="7.44845867156982" calcext:value-type="float">
            <text:p>7.4484586716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442700502.69184" calcext:value-type="float">
            <text:p>1442700502.69184</text:p>
          </table:table-cell>
          <table:table-cell office:value-type="float" office:value="8096" calcext:value-type="float">
            <text:p>8096</text:p>
          </table:table-cell>
          <table:table-cell table:formula="of:=[.B1062]-[.B$2]" office:value-type="float" office:value="30.7470104694366" calcext:value-type="float">
            <text:p>30.7470104694</text:p>
          </table:table-cell>
          <table:table-cell table:formula="of:=[.C1062]/([.D1062]-[.D1061])" office:value-type="float" office:value="946037.922326851" calcext:value-type="float">
            <text:p>946037.922326851</text:p>
          </table:table-cell>
          <table:table-cell/>
          <table:table-cell office:value-type="float" office:value="1442700510.1353" calcext:value-type="float">
            <text:p>1442700510.1353</text:p>
          </table:table-cell>
          <table:table-cell table:formula="of:=[.G1062]-[.B1062]" office:value-type="float" office:value="7.44345808029175" calcext:value-type="float">
            <text:p>7.4434580803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442700502.70041" calcext:value-type="float">
            <text:p>1442700502.70041</text:p>
          </table:table-cell>
          <table:table-cell office:value-type="float" office:value="8096" calcext:value-type="float">
            <text:p>8096</text:p>
          </table:table-cell>
          <table:table-cell table:formula="of:=[.B1063]-[.B$2]" office:value-type="float" office:value="30.755580663681" calcext:value-type="float">
            <text:p>30.7555806637</text:p>
          </table:table-cell>
          <table:table-cell table:formula="of:=[.C1063]/([.D1063]-[.D1062])" office:value-type="float" office:value="944669.370277639" calcext:value-type="float">
            <text:p>944669.370277639</text:p>
          </table:table-cell>
          <table:table-cell/>
          <table:table-cell office:value-type="float" office:value="1442700510.13888" calcext:value-type="float">
            <text:p>1442700510.13888</text:p>
          </table:table-cell>
          <table:table-cell table:formula="of:=[.G1063]-[.B1063]" office:value-type="float" office:value="7.43847274780273" calcext:value-type="float">
            <text:p>7.4384727478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442700502.70903" calcext:value-type="float">
            <text:p>1442700502.70903</text:p>
          </table:table-cell>
          <table:table-cell office:value-type="float" office:value="8096" calcext:value-type="float">
            <text:p>8096</text:p>
          </table:table-cell>
          <table:table-cell table:formula="of:=[.B1064]-[.B$2]" office:value-type="float" office:value="30.7642047405243" calcext:value-type="float">
            <text:p>30.7642047405</text:p>
          </table:table-cell>
          <table:table-cell table:formula="of:=[.C1064]/([.D1064]-[.D1063])" office:value-type="float" office:value="938767.145416344" calcext:value-type="float">
            <text:p>938767.145416344</text:p>
          </table:table-cell>
          <table:table-cell/>
          <table:table-cell office:value-type="float" office:value="1442700510.14249" calcext:value-type="float">
            <text:p>1442700510.14249</text:p>
          </table:table-cell>
          <table:table-cell table:formula="of:=[.G1064]-[.B1064]" office:value-type="float" office:value="7.43345665931702" calcext:value-type="float">
            <text:p>7.4334566593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442700502.71766" calcext:value-type="float">
            <text:p>1442700502.71766</text:p>
          </table:table-cell>
          <table:table-cell office:value-type="float" office:value="8096" calcext:value-type="float">
            <text:p>8096</text:p>
          </table:table-cell>
          <table:table-cell table:formula="of:=[.B1065]-[.B$2]" office:value-type="float" office:value="30.772830247879" calcext:value-type="float">
            <text:p>30.7728302479</text:p>
          </table:table-cell>
          <table:table-cell table:formula="of:=[.C1065]/([.D1065]-[.D1064])" office:value-type="float" office:value="938611.454032838" calcext:value-type="float">
            <text:p>938611.454032838</text:p>
          </table:table-cell>
          <table:table-cell/>
          <table:table-cell office:value-type="float" office:value="1442700510.14602" calcext:value-type="float">
            <text:p>1442700510.14602</text:p>
          </table:table-cell>
          <table:table-cell table:formula="of:=[.G1065]-[.B1065]" office:value-type="float" office:value="7.42835998535156" calcext:value-type="float">
            <text:p>7.4283599854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442700502.7263" calcext:value-type="float">
            <text:p>1442700502.7263</text:p>
          </table:table-cell>
          <table:table-cell office:value-type="float" office:value="8096" calcext:value-type="float">
            <text:p>8096</text:p>
          </table:table-cell>
          <table:table-cell table:formula="of:=[.B1066]-[.B$2]" office:value-type="float" office:value="30.7814757823944" calcext:value-type="float">
            <text:p>30.7814757824</text:p>
          </table:table-cell>
          <table:table-cell table:formula="of:=[.C1066]/([.D1066]-[.D1065])" office:value-type="float" office:value="936437.184490651" calcext:value-type="float">
            <text:p>936437.184490651</text:p>
          </table:table-cell>
          <table:table-cell/>
          <table:table-cell office:value-type="float" office:value="1442700510.14958" calcext:value-type="float">
            <text:p>1442700510.14958</text:p>
          </table:table-cell>
          <table:table-cell table:formula="of:=[.G1066]-[.B1066]" office:value-type="float" office:value="7.42327666282654" calcext:value-type="float">
            <text:p>7.4232766628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42700502.735" calcext:value-type="float">
            <text:p>1442700502.735</text:p>
          </table:table-cell>
          <table:table-cell office:value-type="float" office:value="8096" calcext:value-type="float">
            <text:p>8096</text:p>
          </table:table-cell>
          <table:table-cell table:formula="of:=[.B1067]-[.B$2]" office:value-type="float" office:value="30.7901678085327" calcext:value-type="float">
            <text:p>30.7901678085</text:p>
          </table:table-cell>
          <table:table-cell table:formula="of:=[.C1067]/([.D1067]-[.D1066])" office:value-type="float" office:value="931428.400142634" calcext:value-type="float">
            <text:p>931428.400142634</text:p>
          </table:table-cell>
          <table:table-cell/>
          <table:table-cell office:value-type="float" office:value="1442700510.15315" calcext:value-type="float">
            <text:p>1442700510.15315</text:p>
          </table:table-cell>
          <table:table-cell table:formula="of:=[.G1067]-[.B1067]" office:value-type="float" office:value="7.41815543174744" calcext:value-type="float">
            <text:p>7.4181554317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442700502.74356" calcext:value-type="float">
            <text:p>1442700502.74356</text:p>
          </table:table-cell>
          <table:table-cell office:value-type="float" office:value="8096" calcext:value-type="float">
            <text:p>8096</text:p>
          </table:table-cell>
          <table:table-cell table:formula="of:=[.B1068]-[.B$2]" office:value-type="float" office:value="30.7987270355225" calcext:value-type="float">
            <text:p>30.7987270355</text:p>
          </table:table-cell>
          <table:table-cell table:formula="of:=[.C1068]/([.D1068]-[.D1067])" office:value-type="float" office:value="945879.810139276" calcext:value-type="float">
            <text:p>945879.810139276</text:p>
          </table:table-cell>
          <table:table-cell/>
          <table:table-cell office:value-type="float" office:value="1442700510.15668" calcext:value-type="float">
            <text:p>1442700510.15668</text:p>
          </table:table-cell>
          <table:table-cell table:formula="of:=[.G1068]-[.B1068]" office:value-type="float" office:value="7.41312193870544" calcext:value-type="float">
            <text:p>7.4131219387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442700502.75224" calcext:value-type="float">
            <text:p>1442700502.75224</text:p>
          </table:table-cell>
          <table:table-cell office:value-type="float" office:value="8096" calcext:value-type="float">
            <text:p>8096</text:p>
          </table:table-cell>
          <table:table-cell table:formula="of:=[.B1069]-[.B$2]" office:value-type="float" office:value="30.8074116706848" calcext:value-type="float">
            <text:p>30.8074116707</text:p>
          </table:table-cell>
          <table:table-cell table:formula="of:=[.C1069]/([.D1069]-[.D1068])" office:value-type="float" office:value="932221.083401966" calcext:value-type="float">
            <text:p>932221.083401966</text:p>
          </table:table-cell>
          <table:table-cell/>
          <table:table-cell office:value-type="float" office:value="1442700510.16024" calcext:value-type="float">
            <text:p>1442700510.16024</text:p>
          </table:table-cell>
          <table:table-cell table:formula="of:=[.G1069]-[.B1069]" office:value-type="float" office:value="7.40799951553345" calcext:value-type="float">
            <text:p>7.4079995155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442700502.76079" calcext:value-type="float">
            <text:p>1442700502.76079</text:p>
          </table:table-cell>
          <table:table-cell office:value-type="float" office:value="8096" calcext:value-type="float">
            <text:p>8096</text:p>
          </table:table-cell>
          <table:table-cell table:formula="of:=[.B1070]-[.B$2]" office:value-type="float" office:value="30.8159663677216" calcext:value-type="float">
            <text:p>30.8159663677</text:p>
          </table:table-cell>
          <table:table-cell table:formula="of:=[.C1070]/([.D1070]-[.D1069])" office:value-type="float" office:value="946380.68013712" calcext:value-type="float">
            <text:p>946380.68013712</text:p>
          </table:table-cell>
          <table:table-cell/>
          <table:table-cell office:value-type="float" office:value="1442700510.16384" calcext:value-type="float">
            <text:p>1442700510.16384</text:p>
          </table:table-cell>
          <table:table-cell table:formula="of:=[.G1070]-[.B1070]" office:value-type="float" office:value="7.40304327011108" calcext:value-type="float">
            <text:p>7.4030432701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442700502.76937" calcext:value-type="float">
            <text:p>1442700502.76937</text:p>
          </table:table-cell>
          <table:table-cell office:value-type="float" office:value="8096" calcext:value-type="float">
            <text:p>8096</text:p>
          </table:table-cell>
          <table:table-cell table:formula="of:=[.B1071]-[.B$2]" office:value-type="float" office:value="30.8245408535004" calcext:value-type="float">
            <text:p>30.8245408535</text:p>
          </table:table-cell>
          <table:table-cell table:formula="of:=[.C1071]/([.D1071]-[.D1070])" office:value-type="float" office:value="944196.562785007" calcext:value-type="float">
            <text:p>944196.562785007</text:p>
          </table:table-cell>
          <table:table-cell/>
          <table:table-cell office:value-type="float" office:value="1442700510.16739" calcext:value-type="float">
            <text:p>1442700510.16739</text:p>
          </table:table-cell>
          <table:table-cell table:formula="of:=[.G1071]-[.B1071]" office:value-type="float" office:value="7.39802122116089" calcext:value-type="float">
            <text:p>7.3980212212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442700502.77812" calcext:value-type="float">
            <text:p>1442700502.77812</text:p>
          </table:table-cell>
          <table:table-cell office:value-type="float" office:value="8096" calcext:value-type="float">
            <text:p>8096</text:p>
          </table:table-cell>
          <table:table-cell table:formula="of:=[.B1072]-[.B$2]" office:value-type="float" office:value="30.8332936763763" calcext:value-type="float">
            <text:p>30.8332936764</text:p>
          </table:table-cell>
          <table:table-cell table:formula="of:=[.C1072]/([.D1072]-[.D1071])" office:value-type="float" office:value="924958.737851384" calcext:value-type="float">
            <text:p>924958.737851384</text:p>
          </table:table-cell>
          <table:table-cell/>
          <table:table-cell office:value-type="float" office:value="1442700510.17097" calcext:value-type="float">
            <text:p>1442700510.17097</text:p>
          </table:table-cell>
          <table:table-cell table:formula="of:=[.G1072]-[.B1072]" office:value-type="float" office:value="7.39284515380859" calcext:value-type="float">
            <text:p>7.3928451538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442700502.78665" calcext:value-type="float">
            <text:p>1442700502.78665</text:p>
          </table:table-cell>
          <table:table-cell office:value-type="float" office:value="8096" calcext:value-type="float">
            <text:p>8096</text:p>
          </table:table-cell>
          <table:table-cell table:formula="of:=[.B1073]-[.B$2]" office:value-type="float" office:value="30.8418207168579" calcext:value-type="float">
            <text:p>30.8418207169</text:p>
          </table:table-cell>
          <table:table-cell table:formula="of:=[.C1073]/([.D1073]-[.D1072])" office:value-type="float" office:value="949450.165916399" calcext:value-type="float">
            <text:p>949450.165916399</text:p>
          </table:table-cell>
          <table:table-cell/>
          <table:table-cell office:value-type="float" office:value="1442700510.17453" calcext:value-type="float">
            <text:p>1442700510.17453</text:p>
          </table:table-cell>
          <table:table-cell table:formula="of:=[.G1073]-[.B1073]" office:value-type="float" office:value="7.38787841796875" calcext:value-type="float">
            <text:p>7.387878418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442700502.79521" calcext:value-type="float">
            <text:p>1442700502.79521</text:p>
          </table:table-cell>
          <table:table-cell office:value-type="float" office:value="8096" calcext:value-type="float">
            <text:p>8096</text:p>
          </table:table-cell>
          <table:table-cell table:formula="of:=[.B1074]-[.B$2]" office:value-type="float" office:value="30.8503792285919" calcext:value-type="float">
            <text:p>30.8503792286</text:p>
          </table:table-cell>
          <table:table-cell table:formula="of:=[.C1074]/([.D1074]-[.D1073])" office:value-type="float" office:value="945958.859626153" calcext:value-type="float">
            <text:p>945958.859626153</text:p>
          </table:table-cell>
          <table:table-cell/>
          <table:table-cell office:value-type="float" office:value="1442700510.17809" calcext:value-type="float">
            <text:p>1442700510.17809</text:p>
          </table:table-cell>
          <table:table-cell table:formula="of:=[.G1074]-[.B1074]" office:value-type="float" office:value="7.38288593292236" calcext:value-type="float">
            <text:p>7.3828859329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442700502.80375" calcext:value-type="float">
            <text:p>1442700502.80375</text:p>
          </table:table-cell>
          <table:table-cell office:value-type="float" office:value="8096" calcext:value-type="float">
            <text:p>8096</text:p>
          </table:table-cell>
          <table:table-cell table:formula="of:=[.B1075]-[.B$2]" office:value-type="float" office:value="30.8589248657227" calcext:value-type="float">
            <text:p>30.8589248657</text:p>
          </table:table-cell>
          <table:table-cell table:formula="of:=[.C1075]/([.D1075]-[.D1074])" office:value-type="float" office:value="947384.013168541" calcext:value-type="float">
            <text:p>947384.013168541</text:p>
          </table:table-cell>
          <table:table-cell/>
          <table:table-cell office:value-type="float" office:value="1442700510.18162" calcext:value-type="float">
            <text:p>1442700510.18162</text:p>
          </table:table-cell>
          <table:table-cell table:formula="of:=[.G1075]-[.B1075]" office:value-type="float" office:value="7.37786412239075" calcext:value-type="float">
            <text:p>7.3778641224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442700502.81226" calcext:value-type="float">
            <text:p>1442700502.81226</text:p>
          </table:table-cell>
          <table:table-cell office:value-type="float" office:value="8096" calcext:value-type="float">
            <text:p>8096</text:p>
          </table:table-cell>
          <table:table-cell table:formula="of:=[.B1076]-[.B$2]" office:value-type="float" office:value="30.8674325942993" calcext:value-type="float">
            <text:p>30.8674325943</text:p>
          </table:table-cell>
          <table:table-cell table:formula="of:=[.C1076]/([.D1076]-[.D1075])" office:value-type="float" office:value="951605.34648582" calcext:value-type="float">
            <text:p>951605.34648582</text:p>
          </table:table-cell>
          <table:table-cell/>
          <table:table-cell office:value-type="float" office:value="1442700510.18517" calcext:value-type="float">
            <text:p>1442700510.18517</text:p>
          </table:table-cell>
          <table:table-cell table:formula="of:=[.G1076]-[.B1076]" office:value-type="float" office:value="7.37290668487549" calcext:value-type="float">
            <text:p>7.3729066849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442700502.8208" calcext:value-type="float">
            <text:p>1442700502.8208</text:p>
          </table:table-cell>
          <table:table-cell office:value-type="float" office:value="8096" calcext:value-type="float">
            <text:p>8096</text:p>
          </table:table-cell>
          <table:table-cell table:formula="of:=[.B1077]-[.B$2]" office:value-type="float" office:value="30.8759684562683" calcext:value-type="float">
            <text:p>30.8759684563</text:p>
          </table:table-cell>
          <table:table-cell table:formula="of:=[.C1077]/([.D1077]-[.D1076])" office:value-type="float" office:value="948468.945422044" calcext:value-type="float">
            <text:p>948468.945422044</text:p>
          </table:table-cell>
          <table:table-cell/>
          <table:table-cell office:value-type="float" office:value="1442700510.18873" calcext:value-type="float">
            <text:p>1442700510.18873</text:p>
          </table:table-cell>
          <table:table-cell table:formula="of:=[.G1077]-[.B1077]" office:value-type="float" office:value="7.36793112754822" calcext:value-type="float">
            <text:p>7.3679311275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442700502.82942" calcext:value-type="float">
            <text:p>1442700502.82942</text:p>
          </table:table-cell>
          <table:table-cell office:value-type="float" office:value="8096" calcext:value-type="float">
            <text:p>8096</text:p>
          </table:table-cell>
          <table:table-cell table:formula="of:=[.B1078]-[.B$2]" office:value-type="float" office:value="30.8845961093903" calcext:value-type="float">
            <text:p>30.8845961094</text:p>
          </table:table-cell>
          <table:table-cell table:formula="of:=[.C1078]/([.D1078]-[.D1077])" office:value-type="float" office:value="938378.013761848" calcext:value-type="float">
            <text:p>938378.013761848</text:p>
          </table:table-cell>
          <table:table-cell/>
          <table:table-cell office:value-type="float" office:value="1442700510.19229" calcext:value-type="float">
            <text:p>1442700510.19229</text:p>
          </table:table-cell>
          <table:table-cell table:formula="of:=[.G1078]-[.B1078]" office:value-type="float" office:value="7.3628613948822" calcext:value-type="float">
            <text:p>7.3628613949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42700502.83809" calcext:value-type="float">
            <text:p>1442700502.83809</text:p>
          </table:table-cell>
          <table:table-cell office:value-type="float" office:value="8096" calcext:value-type="float">
            <text:p>8096</text:p>
          </table:table-cell>
          <table:table-cell table:formula="of:=[.B1079]-[.B$2]" office:value-type="float" office:value="30.8932609558105" calcext:value-type="float">
            <text:p>30.8932609558</text:p>
          </table:table-cell>
          <table:table-cell table:formula="of:=[.C1079]/([.D1079]-[.D1078])" office:value-type="float" office:value="934350.086233938" calcext:value-type="float">
            <text:p>934350.086233938</text:p>
          </table:table-cell>
          <table:table-cell/>
          <table:table-cell office:value-type="float" office:value="1442700510.19586" calcext:value-type="float">
            <text:p>1442700510.19586</text:p>
          </table:table-cell>
          <table:table-cell table:formula="of:=[.G1079]-[.B1079]" office:value-type="float" office:value="7.35777449607849" calcext:value-type="float">
            <text:p>7.3577744961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442700502.84669" calcext:value-type="float">
            <text:p>1442700502.84669</text:p>
          </table:table-cell>
          <table:table-cell office:value-type="float" office:value="8096" calcext:value-type="float">
            <text:p>8096</text:p>
          </table:table-cell>
          <table:table-cell table:formula="of:=[.B1080]-[.B$2]" office:value-type="float" office:value="30.9018654823303" calcext:value-type="float">
            <text:p>30.9018654823</text:p>
          </table:table-cell>
          <table:table-cell table:formula="of:=[.C1080]/([.D1080]-[.D1079])" office:value-type="float" office:value="940900.115932391" calcext:value-type="float">
            <text:p>940900.115932391</text:p>
          </table:table-cell>
          <table:table-cell/>
          <table:table-cell office:value-type="float" office:value="1442700510.19942" calcext:value-type="float">
            <text:p>1442700510.19942</text:p>
          </table:table-cell>
          <table:table-cell table:formula="of:=[.G1080]-[.B1080]" office:value-type="float" office:value="7.35272645950317" calcext:value-type="float">
            <text:p>7.3527264595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442700502.85537" calcext:value-type="float">
            <text:p>1442700502.85537</text:p>
          </table:table-cell>
          <table:table-cell office:value-type="float" office:value="8096" calcext:value-type="float">
            <text:p>8096</text:p>
          </table:table-cell>
          <table:table-cell table:formula="of:=[.B1081]-[.B$2]" office:value-type="float" office:value="30.9105393886566" calcext:value-type="float">
            <text:p>30.9105393887</text:p>
          </table:table-cell>
          <table:table-cell table:formula="of:=[.C1081]/([.D1081]-[.D1080])" office:value-type="float" office:value="933374.156400319" calcext:value-type="float">
            <text:p>933374.156400319</text:p>
          </table:table-cell>
          <table:table-cell/>
          <table:table-cell office:value-type="float" office:value="1442700510.20298" calcext:value-type="float">
            <text:p>1442700510.20298</text:p>
          </table:table-cell>
          <table:table-cell table:formula="of:=[.G1081]-[.B1081]" office:value-type="float" office:value="7.34761095046997" calcext:value-type="float">
            <text:p>7.3476109505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442700502.86401" calcext:value-type="float">
            <text:p>1442700502.86401</text:p>
          </table:table-cell>
          <table:table-cell office:value-type="float" office:value="8096" calcext:value-type="float">
            <text:p>8096</text:p>
          </table:table-cell>
          <table:table-cell table:formula="of:=[.B1082]-[.B$2]" office:value-type="float" office:value="30.9191856384277" calcext:value-type="float">
            <text:p>30.9191856384</text:p>
          </table:table-cell>
          <table:table-cell table:formula="of:=[.C1082]/([.D1082]-[.D1081])" office:value-type="float" office:value="936359.718295878" calcext:value-type="float">
            <text:p>936359.718295878</text:p>
          </table:table-cell>
          <table:table-cell/>
          <table:table-cell office:value-type="float" office:value="1442700510.20654" calcext:value-type="float">
            <text:p>1442700510.20654</text:p>
          </table:table-cell>
          <table:table-cell table:formula="of:=[.G1082]-[.B1082]" office:value-type="float" office:value="7.34252214431763" calcext:value-type="float">
            <text:p>7.3425221443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442700502.87266" calcext:value-type="float">
            <text:p>1442700502.87266</text:p>
          </table:table-cell>
          <table:table-cell office:value-type="float" office:value="8096" calcext:value-type="float">
            <text:p>8096</text:p>
          </table:table-cell>
          <table:table-cell table:formula="of:=[.B1083]-[.B$2]" office:value-type="float" office:value="30.9278347492218" calcext:value-type="float">
            <text:p>30.9278347492</text:p>
          </table:table-cell>
          <table:table-cell table:formula="of:=[.C1083]/([.D1083]-[.D1082])" office:value-type="float" office:value="936049.98164126" calcext:value-type="float">
            <text:p>936049.98164126</text:p>
          </table:table-cell>
          <table:table-cell/>
          <table:table-cell office:value-type="float" office:value="1442700510.2101" calcext:value-type="float">
            <text:p>1442700510.2101</text:p>
          </table:table-cell>
          <table:table-cell table:formula="of:=[.G1083]-[.B1083]" office:value-type="float" office:value="7.33743667602539" calcext:value-type="float">
            <text:p>7.337436676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442700502.8813" calcext:value-type="float">
            <text:p>1442700502.8813</text:p>
          </table:table-cell>
          <table:table-cell office:value-type="float" office:value="8096" calcext:value-type="float">
            <text:p>8096</text:p>
          </table:table-cell>
          <table:table-cell table:formula="of:=[.B1084]-[.B$2]" office:value-type="float" office:value="30.9364743232727" calcext:value-type="float">
            <text:p>30.9364743233</text:p>
          </table:table-cell>
          <table:table-cell table:formula="of:=[.C1084]/([.D1084]-[.D1083])" office:value-type="float" office:value="937083.234925628" calcext:value-type="float">
            <text:p>937083.234925628</text:p>
          </table:table-cell>
          <table:table-cell/>
          <table:table-cell office:value-type="float" office:value="1442700510.21366" calcext:value-type="float">
            <text:p>1442700510.21366</text:p>
          </table:table-cell>
          <table:table-cell table:formula="of:=[.G1084]-[.B1084]" office:value-type="float" office:value="7.33235836029053" calcext:value-type="float">
            <text:p>7.3323583603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442700502.88997" calcext:value-type="float">
            <text:p>1442700502.88997</text:p>
          </table:table-cell>
          <table:table-cell office:value-type="float" office:value="8096" calcext:value-type="float">
            <text:p>8096</text:p>
          </table:table-cell>
          <table:table-cell table:formula="of:=[.B1085]-[.B$2]" office:value-type="float" office:value="30.9451394081116" calcext:value-type="float">
            <text:p>30.9451394081</text:p>
          </table:table-cell>
          <table:table-cell table:formula="of:=[.C1085]/([.D1085]-[.D1084])" office:value-type="float" office:value="934324.377723971" calcext:value-type="float">
            <text:p>934324.377723971</text:p>
          </table:table-cell>
          <table:table-cell/>
          <table:table-cell office:value-type="float" office:value="1442700510.21721" calcext:value-type="float">
            <text:p>1442700510.21721</text:p>
          </table:table-cell>
          <table:table-cell table:formula="of:=[.G1085]-[.B1085]" office:value-type="float" office:value="7.3272385597229" calcext:value-type="float">
            <text:p>7.3272385597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442700502.89873" calcext:value-type="float">
            <text:p>1442700502.89873</text:p>
          </table:table-cell>
          <table:table-cell office:value-type="float" office:value="8096" calcext:value-type="float">
            <text:p>8096</text:p>
          </table:table-cell>
          <table:table-cell table:formula="of:=[.B1086]-[.B$2]" office:value-type="float" office:value="30.9539029598236" calcext:value-type="float">
            <text:p>30.9539029598</text:p>
          </table:table-cell>
          <table:table-cell table:formula="of:=[.C1086]/([.D1086]-[.D1085])" office:value-type="float" office:value="923826.351007971" calcext:value-type="float">
            <text:p>923826.351007971</text:p>
          </table:table-cell>
          <table:table-cell/>
          <table:table-cell office:value-type="float" office:value="1442700510.22074" calcext:value-type="float">
            <text:p>1442700510.22074</text:p>
          </table:table-cell>
          <table:table-cell table:formula="of:=[.G1086]-[.B1086]" office:value-type="float" office:value="7.32201242446899" calcext:value-type="float">
            <text:p>7.3220124245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442700502.90744" calcext:value-type="float">
            <text:p>1442700502.90744</text:p>
          </table:table-cell>
          <table:table-cell office:value-type="float" office:value="8096" calcext:value-type="float">
            <text:p>8096</text:p>
          </table:table-cell>
          <table:table-cell table:formula="of:=[.B1087]-[.B$2]" office:value-type="float" office:value="30.9626076221466" calcext:value-type="float">
            <text:p>30.9626076221</text:p>
          </table:table-cell>
          <table:table-cell table:formula="of:=[.C1087]/([.D1087]-[.D1086])" office:value-type="float" office:value="930076.285510819" calcext:value-type="float">
            <text:p>930076.285510819</text:p>
          </table:table-cell>
          <table:table-cell/>
          <table:table-cell office:value-type="float" office:value="1442700510.2243" calcext:value-type="float">
            <text:p>1442700510.2243</text:p>
          </table:table-cell>
          <table:table-cell table:formula="of:=[.G1087]-[.B1087]" office:value-type="float" office:value="7.31686544418335" calcext:value-type="float">
            <text:p>7.3168654442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442700502.91608" calcext:value-type="float">
            <text:p>1442700502.91608</text:p>
          </table:table-cell>
          <table:table-cell office:value-type="float" office:value="8096" calcext:value-type="float">
            <text:p>8096</text:p>
          </table:table-cell>
          <table:table-cell table:formula="of:=[.B1088]-[.B$2]" office:value-type="float" office:value="30.9712545871735" calcext:value-type="float">
            <text:p>30.9712545872</text:p>
          </table:table-cell>
          <table:table-cell table:formula="of:=[.C1088]/([.D1088]-[.D1087])" office:value-type="float" office:value="936282.264916731" calcext:value-type="float">
            <text:p>936282.264916731</text:p>
          </table:table-cell>
          <table:table-cell/>
          <table:table-cell office:value-type="float" office:value="1442700510.22789" calcext:value-type="float">
            <text:p>1442700510.22789</text:p>
          </table:table-cell>
          <table:table-cell table:formula="of:=[.G1088]-[.B1088]" office:value-type="float" office:value="7.31180691719055" calcext:value-type="float">
            <text:p>7.3118069172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442700502.92476" calcext:value-type="float">
            <text:p>1442700502.92476</text:p>
          </table:table-cell>
          <table:table-cell office:value-type="float" office:value="8096" calcext:value-type="float">
            <text:p>8096</text:p>
          </table:table-cell>
          <table:table-cell table:formula="of:=[.B1089]-[.B$2]" office:value-type="float" office:value="30.9799356460571" calcext:value-type="float">
            <text:p>30.9799356461</text:p>
          </table:table-cell>
          <table:table-cell table:formula="of:=[.C1089]/([.D1089]-[.D1088])" office:value-type="float" office:value="932605.124385488" calcext:value-type="float">
            <text:p>932605.124385488</text:p>
          </table:table-cell>
          <table:table-cell/>
          <table:table-cell office:value-type="float" office:value="1442700510.23145" calcext:value-type="float">
            <text:p>1442700510.23145</text:p>
          </table:table-cell>
          <table:table-cell table:formula="of:=[.G1089]-[.B1089]" office:value-type="float" office:value="7.30668640136719" calcext:value-type="float">
            <text:p>7.3066864014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442700502.93338" calcext:value-type="float">
            <text:p>1442700502.93338</text:p>
          </table:table-cell>
          <table:table-cell office:value-type="float" office:value="8096" calcext:value-type="float">
            <text:p>8096</text:p>
          </table:table-cell>
          <table:table-cell table:formula="of:=[.B1090]-[.B$2]" office:value-type="float" office:value="30.9885499477386" calcext:value-type="float">
            <text:p>30.9885499477</text:p>
          </table:table-cell>
          <table:table-cell table:formula="of:=[.C1090]/([.D1090]-[.D1089])" office:value-type="float" office:value="939832.420469957" calcext:value-type="float">
            <text:p>939832.420469957</text:p>
          </table:table-cell>
          <table:table-cell/>
          <table:table-cell office:value-type="float" office:value="1442700510.23502" calcext:value-type="float">
            <text:p>1442700510.23502</text:p>
          </table:table-cell>
          <table:table-cell table:formula="of:=[.G1090]-[.B1090]" office:value-type="float" office:value="7.30164575576782" calcext:value-type="float">
            <text:p>7.3016457558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442700502.94204" calcext:value-type="float">
            <text:p>1442700502.94204</text:p>
          </table:table-cell>
          <table:table-cell office:value-type="float" office:value="8096" calcext:value-type="float">
            <text:p>8096</text:p>
          </table:table-cell>
          <table:table-cell table:formula="of:=[.B1091]-[.B$2]" office:value-type="float" office:value="30.9972162246704" calcext:value-type="float">
            <text:p>30.9972162247</text:p>
          </table:table-cell>
          <table:table-cell table:formula="of:=[.C1091]/([.D1091]-[.D1090])" office:value-type="float" office:value="934195.856392198" calcext:value-type="float">
            <text:p>934195.856392198</text:p>
          </table:table-cell>
          <table:table-cell/>
          <table:table-cell office:value-type="float" office:value="1442700510.23859" calcext:value-type="float">
            <text:p>1442700510.23859</text:p>
          </table:table-cell>
          <table:table-cell table:formula="of:=[.G1091]-[.B1091]" office:value-type="float" office:value="7.29654765129089" calcext:value-type="float">
            <text:p>7.2965476513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442700502.95066" calcext:value-type="float">
            <text:p>1442700502.95066</text:p>
          </table:table-cell>
          <table:table-cell office:value-type="float" office:value="8096" calcext:value-type="float">
            <text:p>8096</text:p>
          </table:table-cell>
          <table:table-cell table:formula="of:=[.B1092]-[.B$2]" office:value-type="float" office:value="31.005832195282" calcext:value-type="float">
            <text:p>31.0058321953</text:p>
          </table:table-cell>
          <table:table-cell table:formula="of:=[.C1092]/([.D1092]-[.D1091])" office:value-type="float" office:value="939650.373125242" calcext:value-type="float">
            <text:p>939650.373125242</text:p>
          </table:table-cell>
          <table:table-cell/>
          <table:table-cell office:value-type="float" office:value="1442700510.24215" calcext:value-type="float">
            <text:p>1442700510.24215</text:p>
          </table:table-cell>
          <table:table-cell table:formula="of:=[.G1092]-[.B1092]" office:value-type="float" office:value="7.29149341583252" calcext:value-type="float">
            <text:p>7.2914934158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442700502.95931" calcext:value-type="float">
            <text:p>1442700502.95931</text:p>
          </table:table-cell>
          <table:table-cell office:value-type="float" office:value="8096" calcext:value-type="float">
            <text:p>8096</text:p>
          </table:table-cell>
          <table:table-cell table:formula="of:=[.B1093]-[.B$2]" office:value-type="float" office:value="31.0144844055176" calcext:value-type="float">
            <text:p>31.0144844055</text:p>
          </table:table-cell>
          <table:table-cell table:formula="of:=[.C1093]/([.D1093]-[.D1092])" office:value-type="float" office:value="935714.664756131" calcext:value-type="float">
            <text:p>935714.664756131</text:p>
          </table:table-cell>
          <table:table-cell/>
          <table:table-cell office:value-type="float" office:value="1442700510.24573" calcext:value-type="float">
            <text:p>1442700510.24573</text:p>
          </table:table-cell>
          <table:table-cell table:formula="of:=[.G1093]-[.B1093]" office:value-type="float" office:value="7.28641366958618" calcext:value-type="float">
            <text:p>7.2864136696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442700502.96796" calcext:value-type="float">
            <text:p>1442700502.96796</text:p>
          </table:table-cell>
          <table:table-cell office:value-type="float" office:value="8096" calcext:value-type="float">
            <text:p>8096</text:p>
          </table:table-cell>
          <table:table-cell table:formula="of:=[.B1094]-[.B$2]" office:value-type="float" office:value="31.0231323242188" calcext:value-type="float">
            <text:p>31.0231323242</text:p>
          </table:table-cell>
          <table:table-cell table:formula="of:=[.C1094]/([.D1094]-[.D1093])" office:value-type="float" office:value="936179.01367446" calcext:value-type="float">
            <text:p>936179.01367446</text:p>
          </table:table-cell>
          <table:table-cell/>
          <table:table-cell office:value-type="float" office:value="1442700510.24929" calcext:value-type="float">
            <text:p>1442700510.24929</text:p>
          </table:table-cell>
          <table:table-cell table:formula="of:=[.G1094]-[.B1094]" office:value-type="float" office:value="7.28132820129395" calcext:value-type="float">
            <text:p>7.2813282013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442700502.97662" calcext:value-type="float">
            <text:p>1442700502.97662</text:p>
          </table:table-cell>
          <table:table-cell office:value-type="float" office:value="8096" calcext:value-type="float">
            <text:p>8096</text:p>
          </table:table-cell>
          <table:table-cell table:formula="of:=[.B1095]-[.B$2]" office:value-type="float" office:value="31.0317957401276" calcext:value-type="float">
            <text:p>31.0317957401</text:p>
          </table:table-cell>
          <table:table-cell table:formula="of:=[.C1095]/([.D1095]-[.D1094])" office:value-type="float" office:value="934504.367008834" calcext:value-type="float">
            <text:p>934504.367008834</text:p>
          </table:table-cell>
          <table:table-cell/>
          <table:table-cell office:value-type="float" office:value="1442700510.25284" calcext:value-type="float">
            <text:p>1442700510.25284</text:p>
          </table:table-cell>
          <table:table-cell table:formula="of:=[.G1095]-[.B1095]" office:value-type="float" office:value="7.27621626853943" calcext:value-type="float">
            <text:p>7.2762162685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442700502.98523" calcext:value-type="float">
            <text:p>1442700502.98523</text:p>
          </table:table-cell>
          <table:table-cell office:value-type="float" office:value="8096" calcext:value-type="float">
            <text:p>8096</text:p>
          </table:table-cell>
          <table:table-cell table:formula="of:=[.B1096]-[.B$2]" office:value-type="float" office:value="31.040402173996" calcext:value-type="float">
            <text:p>31.040402174</text:p>
          </table:table-cell>
          <table:table-cell table:formula="of:=[.C1096]/([.D1096]-[.D1095])" office:value-type="float" office:value="940691.594658984" calcext:value-type="float">
            <text:p>940691.594658984</text:p>
          </table:table-cell>
          <table:table-cell/>
          <table:table-cell office:value-type="float" office:value="1442700510.25641" calcext:value-type="float">
            <text:p>1442700510.25641</text:p>
          </table:table-cell>
          <table:table-cell table:formula="of:=[.G1096]-[.B1096]" office:value-type="float" office:value="7.27117490768433" calcext:value-type="float">
            <text:p>7.2711749077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442700502.99395" calcext:value-type="float">
            <text:p>1442700502.99395</text:p>
          </table:table-cell>
          <table:table-cell office:value-type="float" office:value="8096" calcext:value-type="float">
            <text:p>8096</text:p>
          </table:table-cell>
          <table:table-cell table:formula="of:=[.B1097]-[.B$2]" office:value-type="float" office:value="31.0491261482239" calcext:value-type="float">
            <text:p>31.0491261482</text:p>
          </table:table-cell>
          <table:table-cell table:formula="of:=[.C1097]/([.D1097]-[.D1096])" office:value-type="float" office:value="928017.41368096" calcext:value-type="float">
            <text:p>928017.41368096</text:p>
          </table:table-cell>
          <table:table-cell/>
          <table:table-cell office:value-type="float" office:value="1442700510.25998" calcext:value-type="float">
            <text:p>1442700510.25998</text:p>
          </table:table-cell>
          <table:table-cell table:formula="of:=[.G1097]-[.B1097]" office:value-type="float" office:value="7.26602268218994" calcext:value-type="float">
            <text:p>7.2660226822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42700503.00332" calcext:value-type="float">
            <text:p>1442700503.00332</text:p>
          </table:table-cell>
          <table:table-cell office:value-type="float" office:value="8096" calcext:value-type="float">
            <text:p>8096</text:p>
          </table:table-cell>
          <table:table-cell table:formula="of:=[.B1098]-[.B$2]" office:value-type="float" office:value="31.0584886074066" calcext:value-type="float">
            <text:p>31.0584886074</text:p>
          </table:table-cell>
          <table:table-cell table:formula="of:=[.C1098]/([.D1098]-[.D1097])" office:value-type="float" office:value="864730.071659579" calcext:value-type="float">
            <text:p>864730.071659579</text:p>
          </table:table-cell>
          <table:table-cell/>
          <table:table-cell office:value-type="float" office:value="1442700510.26354" calcext:value-type="float">
            <text:p>1442700510.26354</text:p>
          </table:table-cell>
          <table:table-cell table:formula="of:=[.G1098]-[.B1098]" office:value-type="float" office:value="7.26021957397461" calcext:value-type="float">
            <text:p>7.260219574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442700503.01172" calcext:value-type="float">
            <text:p>1442700503.01172</text:p>
          </table:table-cell>
          <table:table-cell office:value-type="float" office:value="8096" calcext:value-type="float">
            <text:p>8096</text:p>
          </table:table-cell>
          <table:table-cell table:formula="of:=[.B1099]-[.B$2]" office:value-type="float" office:value="31.0668928623199" calcext:value-type="float">
            <text:p>31.0668928623</text:p>
          </table:table-cell>
          <table:table-cell table:formula="of:=[.C1099]/([.D1099]-[.D1098])" office:value-type="float" office:value="963321.565503546" calcext:value-type="float">
            <text:p>963321.565503546</text:p>
          </table:table-cell>
          <table:table-cell/>
          <table:table-cell office:value-type="float" office:value="1442700510.26706" calcext:value-type="float">
            <text:p>1442700510.26706</text:p>
          </table:table-cell>
          <table:table-cell table:formula="of:=[.G1099]-[.B1099]" office:value-type="float" office:value="7.25534057617188" calcext:value-type="float">
            <text:p>7.2553405762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42700503.02006" calcext:value-type="float">
            <text:p>1442700503.02006</text:p>
          </table:table-cell>
          <table:table-cell office:value-type="float" office:value="8096" calcext:value-type="float">
            <text:p>8096</text:p>
          </table:table-cell>
          <table:table-cell table:formula="of:=[.B1100]-[.B$2]" office:value-type="float" office:value="31.0752325057983" calcext:value-type="float">
            <text:p>31.0752325058</text:p>
          </table:table-cell>
          <table:table-cell table:formula="of:=[.C1100]/([.D1100]-[.D1099])" office:value-type="float" office:value="970784.904771434" calcext:value-type="float">
            <text:p>970784.904771434</text:p>
          </table:table-cell>
          <table:table-cell/>
          <table:table-cell office:value-type="float" office:value="1442700510.27062" calcext:value-type="float">
            <text:p>1442700510.27062</text:p>
          </table:table-cell>
          <table:table-cell table:formula="of:=[.G1100]-[.B1100]" office:value-type="float" office:value="7.25056290626526" calcext:value-type="float">
            <text:p>7.2505629063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42700503.02842" calcext:value-type="float">
            <text:p>1442700503.02842</text:p>
          </table:table-cell>
          <table:table-cell office:value-type="float" office:value="8096" calcext:value-type="float">
            <text:p>8096</text:p>
          </table:table-cell>
          <table:table-cell table:formula="of:=[.B1101]-[.B$2]" office:value-type="float" office:value="31.0835909843445" calcext:value-type="float">
            <text:p>31.0835909843</text:p>
          </table:table-cell>
          <table:table-cell table:formula="of:=[.C1101]/([.D1101]-[.D1100])" office:value-type="float" office:value="968597.329682241" calcext:value-type="float">
            <text:p>968597.329682241</text:p>
          </table:table-cell>
          <table:table-cell/>
          <table:table-cell office:value-type="float" office:value="1442700510.27418" calcext:value-type="float">
            <text:p>1442700510.27418</text:p>
          </table:table-cell>
          <table:table-cell table:formula="of:=[.G1101]-[.B1101]" office:value-type="float" office:value="7.24575662612915" calcext:value-type="float">
            <text:p>7.2457566261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42700503.03684" calcext:value-type="float">
            <text:p>1442700503.03684</text:p>
          </table:table-cell>
          <table:table-cell office:value-type="float" office:value="8096" calcext:value-type="float">
            <text:p>8096</text:p>
          </table:table-cell>
          <table:table-cell table:formula="of:=[.B1102]-[.B$2]" office:value-type="float" office:value="31.0920102596283" calcext:value-type="float">
            <text:p>31.0920102596</text:p>
          </table:table-cell>
          <table:table-cell table:formula="of:=[.C1102]/([.D1102]-[.D1101])" office:value-type="float" office:value="961602.955965225" calcext:value-type="float">
            <text:p>961602.955965225</text:p>
          </table:table-cell>
          <table:table-cell/>
          <table:table-cell office:value-type="float" office:value="1442700510.27774" calcext:value-type="float">
            <text:p>1442700510.27774</text:p>
          </table:table-cell>
          <table:table-cell table:formula="of:=[.G1102]-[.B1102]" office:value-type="float" office:value="7.24089956283569" calcext:value-type="float">
            <text:p>7.2408995628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442700503.04518" calcext:value-type="float">
            <text:p>1442700503.04518</text:p>
          </table:table-cell>
          <table:table-cell office:value-type="float" office:value="8096" calcext:value-type="float">
            <text:p>8096</text:p>
          </table:table-cell>
          <table:table-cell table:formula="of:=[.B1103]-[.B$2]" office:value-type="float" office:value="31.1003470420837" calcext:value-type="float">
            <text:p>31.1003470421</text:p>
          </table:table-cell>
          <table:table-cell table:formula="of:=[.C1103]/([.D1103]-[.D1102])" office:value-type="float" office:value="971118.05942746" calcext:value-type="float">
            <text:p>971118.05942746</text:p>
          </table:table-cell>
          <table:table-cell/>
          <table:table-cell office:value-type="float" office:value="1442700510.2813" calcext:value-type="float">
            <text:p>1442700510.2813</text:p>
          </table:table-cell>
          <table:table-cell table:formula="of:=[.G1103]-[.B1103]" office:value-type="float" office:value="7.23612093925476" calcext:value-type="float">
            <text:p>7.2361209393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442700503.05367" calcext:value-type="float">
            <text:p>1442700503.05367</text:p>
          </table:table-cell>
          <table:table-cell office:value-type="float" office:value="8096" calcext:value-type="float">
            <text:p>8096</text:p>
          </table:table-cell>
          <table:table-cell table:formula="of:=[.B1104]-[.B$2]" office:value-type="float" office:value="31.1088411808014" calcext:value-type="float">
            <text:p>31.1088411808</text:p>
          </table:table-cell>
          <table:table-cell table:formula="of:=[.C1104]/([.D1104]-[.D1103])" office:value-type="float" office:value="953127.829567463" calcext:value-type="float">
            <text:p>953127.829567463</text:p>
          </table:table-cell>
          <table:table-cell/>
          <table:table-cell office:value-type="float" office:value="1442700510.28486" calcext:value-type="float">
            <text:p>1442700510.28486</text:p>
          </table:table-cell>
          <table:table-cell table:formula="of:=[.G1104]-[.B1104]" office:value-type="float" office:value="7.23118782043457" calcext:value-type="float">
            <text:p>7.2311878204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442700503.06219" calcext:value-type="float">
            <text:p>1442700503.06219</text:p>
          </table:table-cell>
          <table:table-cell office:value-type="float" office:value="8096" calcext:value-type="float">
            <text:p>8096</text:p>
          </table:table-cell>
          <table:table-cell table:formula="of:=[.B1105]-[.B$2]" office:value-type="float" office:value="31.1173620223999" calcext:value-type="float">
            <text:p>31.1173620224</text:p>
          </table:table-cell>
          <table:table-cell table:formula="of:=[.C1105]/([.D1105]-[.D1104])" office:value-type="float" office:value="950140.887657741" calcext:value-type="float">
            <text:p>950140.887657741</text:p>
          </table:table-cell>
          <table:table-cell/>
          <table:table-cell office:value-type="float" office:value="1442700510.28842" calcext:value-type="float">
            <text:p>1442700510.28842</text:p>
          </table:table-cell>
          <table:table-cell table:formula="of:=[.G1105]-[.B1105]" office:value-type="float" office:value="7.22623348236084" calcext:value-type="float">
            <text:p>7.2262334824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442700503.07053" calcext:value-type="float">
            <text:p>1442700503.07053</text:p>
          </table:table-cell>
          <table:table-cell office:value-type="float" office:value="8096" calcext:value-type="float">
            <text:p>8096</text:p>
          </table:table-cell>
          <table:table-cell table:formula="of:=[.B1106]-[.B$2]" office:value-type="float" office:value="31.1257033348083" calcext:value-type="float">
            <text:p>31.1257033348</text:p>
          </table:table-cell>
          <table:table-cell table:formula="of:=[.C1106]/([.D1106]-[.D1105])" office:value-type="float" office:value="970590.67009661" calcext:value-type="float">
            <text:p>970590.67009661</text:p>
          </table:table-cell>
          <table:table-cell/>
          <table:table-cell office:value-type="float" office:value="1442700510.29199" calcext:value-type="float">
            <text:p>1442700510.29199</text:p>
          </table:table-cell>
          <table:table-cell table:formula="of:=[.G1106]-[.B1106]" office:value-type="float" office:value="7.22145771980286" calcext:value-type="float">
            <text:p>7.2214577198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442700503.07886" calcext:value-type="float">
            <text:p>1442700503.07886</text:p>
          </table:table-cell>
          <table:table-cell office:value-type="float" office:value="8096" calcext:value-type="float">
            <text:p>8096</text:p>
          </table:table-cell>
          <table:table-cell table:formula="of:=[.B1107]-[.B$2]" office:value-type="float" office:value="31.1340281963348" calcext:value-type="float">
            <text:p>31.1340281963</text:p>
          </table:table-cell>
          <table:table-cell table:formula="of:=[.C1107]/([.D1107]-[.D1106])" office:value-type="float" office:value="972508.668671421" calcext:value-type="float">
            <text:p>972508.668671421</text:p>
          </table:table-cell>
          <table:table-cell/>
          <table:table-cell office:value-type="float" office:value="1442700510.29556" calcext:value-type="float">
            <text:p>1442700510.29556</text:p>
          </table:table-cell>
          <table:table-cell table:formula="of:=[.G1107]-[.B1107]" office:value-type="float" office:value="7.2167022228241" calcext:value-type="float">
            <text:p>7.2167022228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442700503.08719" calcext:value-type="float">
            <text:p>1442700503.08719</text:p>
          </table:table-cell>
          <table:table-cell office:value-type="float" office:value="8096" calcext:value-type="float">
            <text:p>8096</text:p>
          </table:table-cell>
          <table:table-cell table:formula="of:=[.B1108]-[.B$2]" office:value-type="float" office:value="31.1423630714417" calcext:value-type="float">
            <text:p>31.1423630714</text:p>
          </table:table-cell>
          <table:table-cell table:formula="of:=[.C1108]/([.D1108]-[.D1107])" office:value-type="float" office:value="971340.289596384" calcext:value-type="float">
            <text:p>971340.289596384</text:p>
          </table:table-cell>
          <table:table-cell/>
          <table:table-cell office:value-type="float" office:value="1442700510.29912" calcext:value-type="float">
            <text:p>1442700510.29912</text:p>
          </table:table-cell>
          <table:table-cell table:formula="of:=[.G1108]-[.B1108]" office:value-type="float" office:value="7.2119312286377" calcext:value-type="float">
            <text:p>7.2119312286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442700503.09552" calcext:value-type="float">
            <text:p>1442700503.09552</text:p>
          </table:table-cell>
          <table:table-cell office:value-type="float" office:value="8096" calcext:value-type="float">
            <text:p>8096</text:p>
          </table:table-cell>
          <table:table-cell table:formula="of:=[.B1109]-[.B$2]" office:value-type="float" office:value="31.1506960391998" calcext:value-type="float">
            <text:p>31.1506960392</text:p>
          </table:table-cell>
          <table:table-cell table:formula="of:=[.C1109]/([.D1109]-[.D1108])" office:value-type="float" office:value="971562.62149867" calcext:value-type="float">
            <text:p>971562.62149867</text:p>
          </table:table-cell>
          <table:table-cell/>
          <table:table-cell office:value-type="float" office:value="1442700510.30273" calcext:value-type="float">
            <text:p>1442700510.30273</text:p>
          </table:table-cell>
          <table:table-cell table:formula="of:=[.G1109]-[.B1109]" office:value-type="float" office:value="7.20720839500427" calcext:value-type="float">
            <text:p>7.207208395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442700503.10386" calcext:value-type="float">
            <text:p>1442700503.10386</text:p>
          </table:table-cell>
          <table:table-cell office:value-type="float" office:value="8096" calcext:value-type="float">
            <text:p>8096</text:p>
          </table:table-cell>
          <table:table-cell table:formula="of:=[.B1110]-[.B$2]" office:value-type="float" office:value="31.1590337753296" calcext:value-type="float">
            <text:p>31.1590337753</text:p>
          </table:table-cell>
          <table:table-cell table:formula="of:=[.C1110]/([.D1110]-[.D1109])" office:value-type="float" office:value="971006.98247119" calcext:value-type="float">
            <text:p>971006.98247119</text:p>
          </table:table-cell>
          <table:table-cell/>
          <table:table-cell office:value-type="float" office:value="1442700510.3063" calcext:value-type="float">
            <text:p>1442700510.3063</text:p>
          </table:table-cell>
          <table:table-cell table:formula="of:=[.G1110]-[.B1110]" office:value-type="float" office:value="7.20243453979492" calcext:value-type="float">
            <text:p>7.2024345398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442700503.11219" calcext:value-type="float">
            <text:p>1442700503.11219</text:p>
          </table:table-cell>
          <table:table-cell office:value-type="float" office:value="8096" calcext:value-type="float">
            <text:p>8096</text:p>
          </table:table-cell>
          <table:table-cell table:formula="of:=[.B1111]-[.B$2]" office:value-type="float" office:value="31.1673634052277" calcext:value-type="float">
            <text:p>31.1673634052</text:p>
          </table:table-cell>
          <table:table-cell table:formula="of:=[.C1111]/([.D1111]-[.D1110])" office:value-type="float" office:value="971951.947333772" calcext:value-type="float">
            <text:p>971951.947333772</text:p>
          </table:table-cell>
          <table:table-cell/>
          <table:table-cell office:value-type="float" office:value="1442700510.30988" calcext:value-type="float">
            <text:p>1442700510.30988</text:p>
          </table:table-cell>
          <table:table-cell table:formula="of:=[.G1111]-[.B1111]" office:value-type="float" office:value="7.19769048690796" calcext:value-type="float">
            <text:p>7.1976904869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442700503.12052" calcext:value-type="float">
            <text:p>1442700503.12052</text:p>
          </table:table-cell>
          <table:table-cell office:value-type="float" office:value="8096" calcext:value-type="float">
            <text:p>8096</text:p>
          </table:table-cell>
          <table:table-cell table:formula="of:=[.B1112]-[.B$2]" office:value-type="float" office:value="31.1756868362427" calcext:value-type="float">
            <text:p>31.1756868362</text:p>
          </table:table-cell>
          <table:table-cell table:formula="of:=[.C1112]/([.D1112]-[.D1111])" office:value-type="float" office:value="972675.809458337" calcext:value-type="float">
            <text:p>972675.809458337</text:p>
          </table:table-cell>
          <table:table-cell/>
          <table:table-cell office:value-type="float" office:value="1442700510.31344" calcext:value-type="float">
            <text:p>1442700510.31344</text:p>
          </table:table-cell>
          <table:table-cell table:formula="of:=[.G1112]-[.B1112]" office:value-type="float" office:value="7.1929292678833" calcext:value-type="float">
            <text:p>7.1929292679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42700503.12889" calcext:value-type="float">
            <text:p>1442700503.12889</text:p>
          </table:table-cell>
          <table:table-cell office:value-type="float" office:value="8096" calcext:value-type="float">
            <text:p>8096</text:p>
          </table:table-cell>
          <table:table-cell table:formula="of:=[.B1113]-[.B$2]" office:value-type="float" office:value="31.1840591430664" calcext:value-type="float">
            <text:p>31.1840591431</text:p>
          </table:table-cell>
          <table:table-cell table:formula="of:=[.C1113]/([.D1113]-[.D1112])" office:value-type="float" office:value="966997.527736644" calcext:value-type="float">
            <text:p>966997.527736644</text:p>
          </table:table-cell>
          <table:table-cell/>
          <table:table-cell office:value-type="float" office:value="1442700510.31701" calcext:value-type="float">
            <text:p>1442700510.31701</text:p>
          </table:table-cell>
          <table:table-cell table:formula="of:=[.G1113]-[.B1113]" office:value-type="float" office:value="7.18811845779419" calcext:value-type="float">
            <text:p>7.1881184578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442700503.13724" calcext:value-type="float">
            <text:p>1442700503.13724</text:p>
          </table:table-cell>
          <table:table-cell office:value-type="float" office:value="8096" calcext:value-type="float">
            <text:p>8096</text:p>
          </table:table-cell>
          <table:table-cell table:formula="of:=[.B1114]-[.B$2]" office:value-type="float" office:value="31.1924071311951" calcext:value-type="float">
            <text:p>31.1924071312</text:p>
          </table:table-cell>
          <table:table-cell table:formula="of:=[.C1114]/([.D1114]-[.D1113])" office:value-type="float" office:value="969814.508025361" calcext:value-type="float">
            <text:p>969814.508025361</text:p>
          </table:table-cell>
          <table:table-cell/>
          <table:table-cell office:value-type="float" office:value="1442700510.32057" calcext:value-type="float">
            <text:p>1442700510.32057</text:p>
          </table:table-cell>
          <table:table-cell table:formula="of:=[.G1114]-[.B1114]" office:value-type="float" office:value="7.18333244323731" calcext:value-type="float">
            <text:p>7.1833324432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442700503.14559" calcext:value-type="float">
            <text:p>1442700503.14559</text:p>
          </table:table-cell>
          <table:table-cell office:value-type="float" office:value="8096" calcext:value-type="float">
            <text:p>8096</text:p>
          </table:table-cell>
          <table:table-cell table:formula="of:=[.B1115]-[.B$2]" office:value-type="float" office:value="31.2007615566254" calcext:value-type="float">
            <text:p>31.2007615566</text:p>
          </table:table-cell>
          <table:table-cell table:formula="of:=[.C1115]/([.D1115]-[.D1114])" office:value-type="float" office:value="969067.240775092" calcext:value-type="float">
            <text:p>969067.240775092</text:p>
          </table:table-cell>
          <table:table-cell/>
          <table:table-cell office:value-type="float" office:value="1442700510.32413" calcext:value-type="float">
            <text:p>1442700510.32413</text:p>
          </table:table-cell>
          <table:table-cell table:formula="of:=[.G1115]-[.B1115]" office:value-type="float" office:value="7.17854142189026" calcext:value-type="float">
            <text:p>7.1785414219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442700503.1539" calcext:value-type="float">
            <text:p>1442700503.1539</text:p>
          </table:table-cell>
          <table:table-cell office:value-type="float" office:value="8096" calcext:value-type="float">
            <text:p>8096</text:p>
          </table:table-cell>
          <table:table-cell table:formula="of:=[.B1116]-[.B$2]" office:value-type="float" office:value="31.2090680599213" calcext:value-type="float">
            <text:p>31.2090680599</text:p>
          </table:table-cell>
          <table:table-cell table:formula="of:=[.C1116]/([.D1116]-[.D1115])" office:value-type="float" office:value="974658.013318025" calcext:value-type="float">
            <text:p>974658.013318025</text:p>
          </table:table-cell>
          <table:table-cell/>
          <table:table-cell office:value-type="float" office:value="1442700510.32766" calcext:value-type="float">
            <text:p>1442700510.32766</text:p>
          </table:table-cell>
          <table:table-cell table:formula="of:=[.G1116]-[.B1116]" office:value-type="float" office:value="7.17376661300659" calcext:value-type="float">
            <text:p>7.173766613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442700503.16226" calcext:value-type="float">
            <text:p>1442700503.16226</text:p>
          </table:table-cell>
          <table:table-cell office:value-type="float" office:value="8096" calcext:value-type="float">
            <text:p>8096</text:p>
          </table:table-cell>
          <table:table-cell table:formula="of:=[.B1117]-[.B$2]" office:value-type="float" office:value="31.2174296379089" calcext:value-type="float">
            <text:p>31.2174296379</text:p>
          </table:table-cell>
          <table:table-cell table:formula="of:=[.C1117]/([.D1117]-[.D1116])" office:value-type="float" office:value="968238.293290753" calcext:value-type="float">
            <text:p>968238.293290753</text:p>
          </table:table-cell>
          <table:table-cell/>
          <table:table-cell office:value-type="float" office:value="1442700510.33123" calcext:value-type="float">
            <text:p>1442700510.33123</text:p>
          </table:table-cell>
          <table:table-cell table:formula="of:=[.G1117]-[.B1117]" office:value-type="float" office:value="7.16896843910217" calcext:value-type="float">
            <text:p>7.1689684391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442700503.1706" calcext:value-type="float">
            <text:p>1442700503.1706</text:p>
          </table:table-cell>
          <table:table-cell office:value-type="float" office:value="8096" calcext:value-type="float">
            <text:p>8096</text:p>
          </table:table-cell>
          <table:table-cell table:formula="of:=[.B1118]-[.B$2]" office:value-type="float" office:value="31.225766658783" calcext:value-type="float">
            <text:p>31.2257666588</text:p>
          </table:table-cell>
          <table:table-cell table:formula="of:=[.C1118]/([.D1118]-[.D1117])" office:value-type="float" office:value="971090.287805994" calcext:value-type="float">
            <text:p>971090.287805994</text:p>
          </table:table-cell>
          <table:table-cell/>
          <table:table-cell office:value-type="float" office:value="1442700510.33479" calcext:value-type="float">
            <text:p>1442700510.33479</text:p>
          </table:table-cell>
          <table:table-cell table:formula="of:=[.G1118]-[.B1118]" office:value-type="float" office:value="7.16419100761414" calcext:value-type="float">
            <text:p>7.1641910076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442700503.17894" calcext:value-type="float">
            <text:p>1442700503.17894</text:p>
          </table:table-cell>
          <table:table-cell office:value-type="float" office:value="8096" calcext:value-type="float">
            <text:p>8096</text:p>
          </table:table-cell>
          <table:table-cell table:formula="of:=[.B1119]-[.B$2]" office:value-type="float" office:value="31.234114408493" calcext:value-type="float">
            <text:p>31.2341144085</text:p>
          </table:table-cell>
          <table:table-cell table:formula="of:=[.C1119]/([.D1119]-[.D1118])" office:value-type="float" office:value="969842.206723217" calcext:value-type="float">
            <text:p>969842.206723217</text:p>
          </table:table-cell>
          <table:table-cell/>
          <table:table-cell office:value-type="float" office:value="1442700510.33835" calcext:value-type="float">
            <text:p>1442700510.33835</text:p>
          </table:table-cell>
          <table:table-cell table:formula="of:=[.G1119]-[.B1119]" office:value-type="float" office:value="7.15940976142883" calcext:value-type="float">
            <text:p>7.1594097614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442700503.18729" calcext:value-type="float">
            <text:p>1442700503.18729</text:p>
          </table:table-cell>
          <table:table-cell office:value-type="float" office:value="8096" calcext:value-type="float">
            <text:p>8096</text:p>
          </table:table-cell>
          <table:table-cell table:formula="of:=[.B1120]-[.B$2]" office:value-type="float" office:value="31.2424600124359" calcext:value-type="float">
            <text:p>31.2424600124</text:p>
          </table:table-cell>
          <table:table-cell table:formula="of:=[.C1120]/([.D1120]-[.D1119])" office:value-type="float" office:value="970091.566221003" calcext:value-type="float">
            <text:p>970091.566221003</text:p>
          </table:table-cell>
          <table:table-cell/>
          <table:table-cell office:value-type="float" office:value="1442700510.34193" calcext:value-type="float">
            <text:p>1442700510.34193</text:p>
          </table:table-cell>
          <table:table-cell table:formula="of:=[.G1120]-[.B1120]" office:value-type="float" office:value="7.15464019775391" calcext:value-type="float">
            <text:p>7.1546401978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442700503.19563" calcext:value-type="float">
            <text:p>1442700503.19563</text:p>
          </table:table-cell>
          <table:table-cell office:value-type="float" office:value="8096" calcext:value-type="float">
            <text:p>8096</text:p>
          </table:table-cell>
          <table:table-cell table:formula="of:=[.B1121]-[.B$2]" office:value-type="float" office:value="31.2508053779602" calcext:value-type="float">
            <text:p>31.250805378</text:p>
          </table:table-cell>
          <table:table-cell table:formula="of:=[.C1121]/([.D1121]-[.D1120])" office:value-type="float" office:value="970119.280747364" calcext:value-type="float">
            <text:p>970119.280747364</text:p>
          </table:table-cell>
          <table:table-cell/>
          <table:table-cell office:value-type="float" office:value="1442700510.34549" calcext:value-type="float">
            <text:p>1442700510.34549</text:p>
          </table:table-cell>
          <table:table-cell table:formula="of:=[.G1121]-[.B1121]" office:value-type="float" office:value="7.14985609054565" calcext:value-type="float">
            <text:p>7.1498560905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442700503.20398" calcext:value-type="float">
            <text:p>1442700503.20398</text:p>
          </table:table-cell>
          <table:table-cell office:value-type="float" office:value="8096" calcext:value-type="float">
            <text:p>8096</text:p>
          </table:table-cell>
          <table:table-cell table:formula="of:=[.B1122]-[.B$2]" office:value-type="float" office:value="31.2591507434845" calcext:value-type="float">
            <text:p>31.2591507435</text:p>
          </table:table-cell>
          <table:table-cell table:formula="of:=[.C1122]/([.D1122]-[.D1121])" office:value-type="float" office:value="970119.280747364" calcext:value-type="float">
            <text:p>970119.280747364</text:p>
          </table:table-cell>
          <table:table-cell/>
          <table:table-cell office:value-type="float" office:value="1442700510.34909" calcext:value-type="float">
            <text:p>1442700510.34909</text:p>
          </table:table-cell>
          <table:table-cell table:formula="of:=[.G1122]-[.B1122]" office:value-type="float" office:value="7.14511513710022" calcext:value-type="float">
            <text:p>7.1451151371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42700503.21237" calcext:value-type="float">
            <text:p>1442700503.21237</text:p>
          </table:table-cell>
          <table:table-cell office:value-type="float" office:value="8096" calcext:value-type="float">
            <text:p>8096</text:p>
          </table:table-cell>
          <table:table-cell table:formula="of:=[.B1123]-[.B$2]" office:value-type="float" office:value="31.2675368785858" calcext:value-type="float">
            <text:p>31.2675368786</text:p>
          </table:table-cell>
          <table:table-cell table:formula="of:=[.C1123]/([.D1123]-[.D1122])" office:value-type="float" office:value="965403.001762666" calcext:value-type="float">
            <text:p>965403.001762666</text:p>
          </table:table-cell>
          <table:table-cell/>
          <table:table-cell office:value-type="float" office:value="1442700510.35265" calcext:value-type="float">
            <text:p>1442700510.35265</text:p>
          </table:table-cell>
          <table:table-cell table:formula="of:=[.G1123]-[.B1123]" office:value-type="float" office:value="7.14028930664063" calcext:value-type="float">
            <text:p>7.1402893066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42700503.22075" calcext:value-type="float">
            <text:p>1442700503.22075</text:p>
          </table:table-cell>
          <table:table-cell office:value-type="float" office:value="8096" calcext:value-type="float">
            <text:p>8096</text:p>
          </table:table-cell>
          <table:table-cell table:formula="of:=[.B1124]-[.B$2]" office:value-type="float" office:value="31.2759175300598" calcext:value-type="float">
            <text:p>31.2759175301</text:p>
          </table:table-cell>
          <table:table-cell table:formula="of:=[.C1124]/([.D1124]-[.D1123])" office:value-type="float" office:value="966034.684191061" calcext:value-type="float">
            <text:p>966034.684191061</text:p>
          </table:table-cell>
          <table:table-cell/>
          <table:table-cell office:value-type="float" office:value="1442700510.35622" calcext:value-type="float">
            <text:p>1442700510.35622</text:p>
          </table:table-cell>
          <table:table-cell table:formula="of:=[.G1124]-[.B1124]" office:value-type="float" office:value="7.13547110557556" calcext:value-type="float">
            <text:p>7.1354711056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42700503.22912" calcext:value-type="float">
            <text:p>1442700503.22912</text:p>
          </table:table-cell>
          <table:table-cell office:value-type="float" office:value="8096" calcext:value-type="float">
            <text:p>8096</text:p>
          </table:table-cell>
          <table:table-cell table:formula="of:=[.B1125]-[.B$2]" office:value-type="float" office:value="31.2842929363251" calcext:value-type="float">
            <text:p>31.2842929363</text:p>
          </table:table-cell>
          <table:table-cell table:formula="of:=[.C1125]/([.D1125]-[.D1124])" office:value-type="float" office:value="966639.676164992" calcext:value-type="float">
            <text:p>966639.676164992</text:p>
          </table:table-cell>
          <table:table-cell/>
          <table:table-cell office:value-type="float" office:value="1442700510.35981" calcext:value-type="float">
            <text:p>1442700510.35981</text:p>
          </table:table-cell>
          <table:table-cell table:formula="of:=[.G1125]-[.B1125]" office:value-type="float" office:value="7.13068389892578" calcext:value-type="float">
            <text:p>7.1306838989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442700503.23753" calcext:value-type="float">
            <text:p>1442700503.23753</text:p>
          </table:table-cell>
          <table:table-cell office:value-type="float" office:value="8096" calcext:value-type="float">
            <text:p>8096</text:p>
          </table:table-cell>
          <table:table-cell table:formula="of:=[.B1126]-[.B$2]" office:value-type="float" office:value="31.2926967144012" calcext:value-type="float">
            <text:p>31.2926967144</text:p>
          </table:table-cell>
          <table:table-cell table:formula="of:=[.C1126]/([.D1126]-[.D1125])" office:value-type="float" office:value="963376.225147526" calcext:value-type="float">
            <text:p>963376.225147526</text:p>
          </table:table-cell>
          <table:table-cell/>
          <table:table-cell office:value-type="float" office:value="1442700510.36337" calcext:value-type="float">
            <text:p>1442700510.36337</text:p>
          </table:table-cell>
          <table:table-cell table:formula="of:=[.G1126]-[.B1126]" office:value-type="float" office:value="7.12584233283997" calcext:value-type="float">
            <text:p>7.1258423328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442700503.24586" calcext:value-type="float">
            <text:p>1442700503.24586</text:p>
          </table:table-cell>
          <table:table-cell office:value-type="float" office:value="8096" calcext:value-type="float">
            <text:p>8096</text:p>
          </table:table-cell>
          <table:table-cell table:formula="of:=[.B1127]-[.B$2]" office:value-type="float" office:value="31.3010308742523" calcext:value-type="float">
            <text:p>31.3010308743</text:p>
          </table:table-cell>
          <table:table-cell table:formula="of:=[.C1127]/([.D1127]-[.D1126])" office:value-type="float" office:value="971423.652134112" calcext:value-type="float">
            <text:p>971423.652134112</text:p>
          </table:table-cell>
          <table:table-cell/>
          <table:table-cell office:value-type="float" office:value="1442700510.36693" calcext:value-type="float">
            <text:p>1442700510.36693</text:p>
          </table:table-cell>
          <table:table-cell table:formula="of:=[.G1127]-[.B1127]" office:value-type="float" office:value="7.12106585502625" calcext:value-type="float">
            <text:p>7.121065855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442700503.2542" calcext:value-type="float">
            <text:p>1442700503.2542</text:p>
          </table:table-cell>
          <table:table-cell office:value-type="float" office:value="8096" calcext:value-type="float">
            <text:p>8096</text:p>
          </table:table-cell>
          <table:table-cell table:formula="of:=[.B1128]-[.B$2]" office:value-type="float" office:value="31.3093671798706" calcext:value-type="float">
            <text:p>31.3093671799</text:p>
          </table:table-cell>
          <table:table-cell table:formula="of:=[.C1128]/([.D1128]-[.D1127])" office:value-type="float" office:value="971173.607436008" calcext:value-type="float">
            <text:p>971173.607436008</text:p>
          </table:table-cell>
          <table:table-cell/>
          <table:table-cell office:value-type="float" office:value="1442700510.37049" calcext:value-type="float">
            <text:p>1442700510.37049</text:p>
          </table:table-cell>
          <table:table-cell table:formula="of:=[.G1128]-[.B1128]" office:value-type="float" office:value="7.11629033088684" calcext:value-type="float">
            <text:p>7.1162903309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442700503.2625" calcext:value-type="float">
            <text:p>1442700503.2625</text:p>
          </table:table-cell>
          <table:table-cell office:value-type="float" office:value="8096" calcext:value-type="float">
            <text:p>8096</text:p>
          </table:table-cell>
          <table:table-cell table:formula="of:=[.B1129]-[.B$2]" office:value-type="float" office:value="31.3176712989807" calcext:value-type="float">
            <text:p>31.317671299</text:p>
          </table:table-cell>
          <table:table-cell table:formula="of:=[.C1129]/([.D1129]-[.D1128])" office:value-type="float" office:value="974937.846224519" calcext:value-type="float">
            <text:p>974937.846224519</text:p>
          </table:table-cell>
          <table:table-cell/>
          <table:table-cell office:value-type="float" office:value="1442700510.37419" calcext:value-type="float">
            <text:p>1442700510.37419</text:p>
          </table:table-cell>
          <table:table-cell table:formula="of:=[.G1129]-[.B1129]" office:value-type="float" office:value="7.11169052124023" calcext:value-type="float">
            <text:p>7.1116905212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442700503.2709" calcext:value-type="float">
            <text:p>1442700503.2709</text:p>
          </table:table-cell>
          <table:table-cell office:value-type="float" office:value="8096" calcext:value-type="float">
            <text:p>8096</text:p>
          </table:table-cell>
          <table:table-cell table:formula="of:=[.B1130]-[.B$2]" office:value-type="float" office:value="31.3260669708252" calcext:value-type="float">
            <text:p>31.3260669708</text:p>
          </table:table-cell>
          <table:table-cell table:formula="of:=[.C1130]/([.D1130]-[.D1129])" office:value-type="float" office:value="964306.38904981" calcext:value-type="float">
            <text:p>964306.38904981</text:p>
          </table:table-cell>
          <table:table-cell/>
          <table:table-cell office:value-type="float" office:value="1442700510.37775" calcext:value-type="float">
            <text:p>1442700510.37775</text:p>
          </table:table-cell>
          <table:table-cell table:formula="of:=[.G1130]-[.B1130]" office:value-type="float" office:value="7.10685515403748" calcext:value-type="float">
            <text:p>7.106855154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442700503.27921" calcext:value-type="float">
            <text:p>1442700503.27921</text:p>
          </table:table-cell>
          <table:table-cell office:value-type="float" office:value="8096" calcext:value-type="float">
            <text:p>8096</text:p>
          </table:table-cell>
          <table:table-cell table:formula="of:=[.B1131]-[.B$2]" office:value-type="float" office:value="31.3343844413757" calcext:value-type="float">
            <text:p>31.3343844414</text:p>
          </table:table-cell>
          <table:table-cell table:formula="of:=[.C1131]/([.D1131]-[.D1130])" office:value-type="float" office:value="973372.848248581" calcext:value-type="float">
            <text:p>973372.848248581</text:p>
          </table:table-cell>
          <table:table-cell/>
          <table:table-cell office:value-type="float" office:value="1442700510.38133" calcext:value-type="float">
            <text:p>1442700510.38133</text:p>
          </table:table-cell>
          <table:table-cell table:formula="of:=[.G1131]-[.B1131]" office:value-type="float" office:value="7.10212016105652" calcext:value-type="float">
            <text:p>7.1021201611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442700503.28753" calcext:value-type="float">
            <text:p>1442700503.28753</text:p>
          </table:table-cell>
          <table:table-cell office:value-type="float" office:value="8096" calcext:value-type="float">
            <text:p>8096</text:p>
          </table:table-cell>
          <table:table-cell table:formula="of:=[.B1132]-[.B$2]" office:value-type="float" office:value="31.3426969051361" calcext:value-type="float">
            <text:p>31.3426969051</text:p>
          </table:table-cell>
          <table:table-cell table:formula="of:=[.C1132]/([.D1132]-[.D1131])" office:value-type="float" office:value="973959.133342894" calcext:value-type="float">
            <text:p>973959.133342894</text:p>
          </table:table-cell>
          <table:table-cell/>
          <table:table-cell office:value-type="float" office:value="1442700510.3849" calcext:value-type="float">
            <text:p>1442700510.3849</text:p>
          </table:table-cell>
          <table:table-cell table:formula="of:=[.G1132]-[.B1132]" office:value-type="float" office:value="7.0973699092865" calcext:value-type="float">
            <text:p>7.0973699093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442700503.29586" calcext:value-type="float">
            <text:p>1442700503.29586</text:p>
          </table:table-cell>
          <table:table-cell office:value-type="float" office:value="8096" calcext:value-type="float">
            <text:p>8096</text:p>
          </table:table-cell>
          <table:table-cell table:formula="of:=[.B1133]-[.B$2]" office:value-type="float" office:value="31.3510298728943" calcext:value-type="float">
            <text:p>31.3510298729</text:p>
          </table:table-cell>
          <table:table-cell table:formula="of:=[.C1133]/([.D1133]-[.D1132])" office:value-type="float" office:value="971562.62149867" calcext:value-type="float">
            <text:p>971562.62149867</text:p>
          </table:table-cell>
          <table:table-cell/>
          <table:table-cell office:value-type="float" office:value="1442700510.38846" calcext:value-type="float">
            <text:p>1442700510.38846</text:p>
          </table:table-cell>
          <table:table-cell table:formula="of:=[.G1133]-[.B1133]" office:value-type="float" office:value="7.09259700775147" calcext:value-type="float">
            <text:p>7.0925970078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442700503.30417" calcext:value-type="float">
            <text:p>1442700503.30417</text:p>
          </table:table-cell>
          <table:table-cell office:value-type="float" office:value="8096" calcext:value-type="float">
            <text:p>8096</text:p>
          </table:table-cell>
          <table:table-cell table:formula="of:=[.B1134]-[.B$2]" office:value-type="float" office:value="31.3593447208405" calcext:value-type="float">
            <text:p>31.3593447208</text:p>
          </table:table-cell>
          <table:table-cell table:formula="of:=[.C1134]/([.D1134]-[.D1133])" office:value-type="float" office:value="973679.86190681" calcext:value-type="float">
            <text:p>973679.86190681</text:p>
          </table:table-cell>
          <table:table-cell/>
          <table:table-cell office:value-type="float" office:value="1442700510.39201" calcext:value-type="float">
            <text:p>1442700510.39201</text:p>
          </table:table-cell>
          <table:table-cell table:formula="of:=[.G1134]-[.B1134]" office:value-type="float" office:value="7.08783340454102" calcext:value-type="float">
            <text:p>7.0878334045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442700503.31248" calcext:value-type="float">
            <text:p>1442700503.31248</text:p>
          </table:table-cell>
          <table:table-cell office:value-type="float" office:value="8096" calcext:value-type="float">
            <text:p>8096</text:p>
          </table:table-cell>
          <table:table-cell table:formula="of:=[.B1135]-[.B$2]" office:value-type="float" office:value="31.3676552772522" calcext:value-type="float">
            <text:p>31.3676552773</text:p>
          </table:table-cell>
          <table:table-cell table:formula="of:=[.C1135]/([.D1135]-[.D1134])" office:value-type="float" office:value="974182.665863385" calcext:value-type="float">
            <text:p>974182.665863385</text:p>
          </table:table-cell>
          <table:table-cell/>
          <table:table-cell office:value-type="float" office:value="1442700510.39557" calcext:value-type="float">
            <text:p>1442700510.39557</text:p>
          </table:table-cell>
          <table:table-cell table:formula="of:=[.G1135]-[.B1135]" office:value-type="float" office:value="7.08308291435242" calcext:value-type="float">
            <text:p>7.0830829144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442700503.32083" calcext:value-type="float">
            <text:p>1442700503.32083</text:p>
          </table:table-cell>
          <table:table-cell office:value-type="float" office:value="8096" calcext:value-type="float">
            <text:p>8096</text:p>
          </table:table-cell>
          <table:table-cell table:formula="of:=[.B1136]-[.B$2]" office:value-type="float" office:value="31.3760006427765" calcext:value-type="float">
            <text:p>31.3760006428</text:p>
          </table:table-cell>
          <table:table-cell table:formula="of:=[.C1136]/([.D1136]-[.D1135])" office:value-type="float" office:value="970119.280747364" calcext:value-type="float">
            <text:p>970119.280747364</text:p>
          </table:table-cell>
          <table:table-cell/>
          <table:table-cell office:value-type="float" office:value="1442700510.39913" calcext:value-type="float">
            <text:p>1442700510.39913</text:p>
          </table:table-cell>
          <table:table-cell table:formula="of:=[.G1136]-[.B1136]" office:value-type="float" office:value="7.07830262184143" calcext:value-type="float">
            <text:p>7.0783026218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442700503.32915" calcext:value-type="float">
            <text:p>1442700503.32915</text:p>
          </table:table-cell>
          <table:table-cell office:value-type="float" office:value="8096" calcext:value-type="float">
            <text:p>8096</text:p>
          </table:table-cell>
          <table:table-cell table:formula="of:=[.B1137]-[.B$2]" office:value-type="float" office:value="31.3843207359314" calcext:value-type="float">
            <text:p>31.3843207359</text:p>
          </table:table-cell>
          <table:table-cell table:formula="of:=[.C1137]/([.D1137]-[.D1136])" office:value-type="float" office:value="973066.028139955" calcext:value-type="float">
            <text:p>973066.028139955</text:p>
          </table:table-cell>
          <table:table-cell/>
          <table:table-cell office:value-type="float" office:value="1442700510.40273" calcext:value-type="float">
            <text:p>1442700510.40273</text:p>
          </table:table-cell>
          <table:table-cell table:formula="of:=[.G1137]-[.B1137]" office:value-type="float" office:value="7.07357716560364" calcext:value-type="float">
            <text:p>7.0735771656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442700503.33746" calcext:value-type="float">
            <text:p>1442700503.33746</text:p>
          </table:table-cell>
          <table:table-cell office:value-type="float" office:value="8096" calcext:value-type="float">
            <text:p>8096</text:p>
          </table:table-cell>
          <table:table-cell table:formula="of:=[.B1138]-[.B$2]" office:value-type="float" office:value="31.3926312923431" calcext:value-type="float">
            <text:p>31.3926312923</text:p>
          </table:table-cell>
          <table:table-cell table:formula="of:=[.C1138]/([.D1138]-[.D1137])" office:value-type="float" office:value="974182.665863385" calcext:value-type="float">
            <text:p>974182.665863385</text:p>
          </table:table-cell>
          <table:table-cell/>
          <table:table-cell office:value-type="float" office:value="1442700510.40628" calcext:value-type="float">
            <text:p>1442700510.40628</text:p>
          </table:table-cell>
          <table:table-cell table:formula="of:=[.G1138]-[.B1138]" office:value-type="float" office:value="7.06882166862488" calcext:value-type="float">
            <text:p>7.0688216686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442700503.34581" calcext:value-type="float">
            <text:p>1442700503.34581</text:p>
          </table:table-cell>
          <table:table-cell office:value-type="float" office:value="8096" calcext:value-type="float">
            <text:p>8096</text:p>
          </table:table-cell>
          <table:table-cell table:formula="of:=[.B1139]-[.B$2]" office:value-type="float" office:value="31.4009788036346" calcext:value-type="float">
            <text:p>31.4009788036</text:p>
          </table:table-cell>
          <table:table-cell table:formula="of:=[.C1139]/([.D1139]-[.D1138])" office:value-type="float" office:value="969869.907003313" calcext:value-type="float">
            <text:p>969869.907003313</text:p>
          </table:table-cell>
          <table:table-cell/>
          <table:table-cell office:value-type="float" office:value="1442700510.40986" calcext:value-type="float">
            <text:p>1442700510.40986</text:p>
          </table:table-cell>
          <table:table-cell table:formula="of:=[.G1139]-[.B1139]" office:value-type="float" office:value="7.06405067443848" calcext:value-type="float">
            <text:p>7.0640506744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442700503.35413" calcext:value-type="float">
            <text:p>1442700503.35413</text:p>
          </table:table-cell>
          <table:table-cell office:value-type="float" office:value="8096" calcext:value-type="float">
            <text:p>8096</text:p>
          </table:table-cell>
          <table:table-cell table:formula="of:=[.B1140]-[.B$2]" office:value-type="float" office:value="31.4092969894409" calcext:value-type="float">
            <text:p>31.4092969894</text:p>
          </table:table-cell>
          <table:table-cell table:formula="of:=[.C1140]/([.D1140]-[.D1139])" office:value-type="float" office:value="973289.150849838" calcext:value-type="float">
            <text:p>973289.150849838</text:p>
          </table:table-cell>
          <table:table-cell/>
          <table:table-cell office:value-type="float" office:value="1442700510.41338" calcext:value-type="float">
            <text:p>1442700510.41338</text:p>
          </table:table-cell>
          <table:table-cell table:formula="of:=[.G1140]-[.B1140]" office:value-type="float" office:value="7.05925703048706" calcext:value-type="float">
            <text:p>7.0592570305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442700503.36245" calcext:value-type="float">
            <text:p>1442700503.36245</text:p>
          </table:table-cell>
          <table:table-cell office:value-type="float" office:value="8096" calcext:value-type="float">
            <text:p>8096</text:p>
          </table:table-cell>
          <table:table-cell table:formula="of:=[.B1141]-[.B$2]" office:value-type="float" office:value="31.4176218509674" calcext:value-type="float">
            <text:p>31.417621851</text:p>
          </table:table-cell>
          <table:table-cell table:formula="of:=[.C1141]/([.D1141]-[.D1140])" office:value-type="float" office:value="972508.668671421" calcext:value-type="float">
            <text:p>972508.668671421</text:p>
          </table:table-cell>
          <table:table-cell/>
          <table:table-cell office:value-type="float" office:value="1442700510.41692" calcext:value-type="float">
            <text:p>1442700510.41692</text:p>
          </table:table-cell>
          <table:table-cell table:formula="of:=[.G1141]-[.B1141]" office:value-type="float" office:value="7.05447292327881" calcext:value-type="float">
            <text:p>7.0544729233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42700503.37078" calcext:value-type="float">
            <text:p>1442700503.37078</text:p>
          </table:table-cell>
          <table:table-cell office:value-type="float" office:value="8096" calcext:value-type="float">
            <text:p>8096</text:p>
          </table:table-cell>
          <table:table-cell table:formula="of:=[.B1142]-[.B$2]" office:value-type="float" office:value="31.4259517192841" calcext:value-type="float">
            <text:p>31.4259517193</text:p>
          </table:table-cell>
          <table:table-cell table:formula="of:=[.C1142]/([.D1142]-[.D1141])" office:value-type="float" office:value="971924.127998168" calcext:value-type="float">
            <text:p>971924.127998168</text:p>
          </table:table-cell>
          <table:table-cell/>
          <table:table-cell office:value-type="float" office:value="1442700510.42049" calcext:value-type="float">
            <text:p>1442700510.42049</text:p>
          </table:table-cell>
          <table:table-cell table:formula="of:=[.G1142]-[.B1142]" office:value-type="float" office:value="7.04970765113831" calcext:value-type="float">
            <text:p>7.0497076511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442700503.37909" calcext:value-type="float">
            <text:p>1442700503.37909</text:p>
          </table:table-cell>
          <table:table-cell office:value-type="float" office:value="8096" calcext:value-type="float">
            <text:p>8096</text:p>
          </table:table-cell>
          <table:table-cell table:formula="of:=[.B1143]-[.B$2]" office:value-type="float" office:value="31.4342646598816" calcext:value-type="float">
            <text:p>31.4342646599</text:p>
          </table:table-cell>
          <table:table-cell table:formula="of:=[.C1143]/([.D1143]-[.D1142])" office:value-type="float" office:value="973903.266240285" calcext:value-type="float">
            <text:p>973903.266240285</text:p>
          </table:table-cell>
          <table:table-cell/>
          <table:table-cell office:value-type="float" office:value="1442700510.424" calcext:value-type="float">
            <text:p>1442700510.424</text:p>
          </table:table-cell>
          <table:table-cell table:formula="of:=[.G1143]-[.B1143]" office:value-type="float" office:value="7.04490327835083" calcext:value-type="float">
            <text:p>7.0449032784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442700503.3874" calcext:value-type="float">
            <text:p>1442700503.3874</text:p>
          </table:table-cell>
          <table:table-cell office:value-type="float" office:value="8096" calcext:value-type="float">
            <text:p>8096</text:p>
          </table:table-cell>
          <table:table-cell table:formula="of:=[.B1144]-[.B$2]" office:value-type="float" office:value="31.4425721168518" calcext:value-type="float">
            <text:p>31.4425721169</text:p>
          </table:table-cell>
          <table:table-cell table:formula="of:=[.C1144]/([.D1144]-[.D1143])" office:value-type="float" office:value="974546.125129147" calcext:value-type="float">
            <text:p>974546.125129147</text:p>
          </table:table-cell>
          <table:table-cell/>
          <table:table-cell office:value-type="float" office:value="1442700510.42755" calcext:value-type="float">
            <text:p>1442700510.42755</text:p>
          </table:table-cell>
          <table:table-cell table:formula="of:=[.G1144]-[.B1144]" office:value-type="float" office:value="7.04015040397644" calcext:value-type="float">
            <text:p>7.040150404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442700503.39572" calcext:value-type="float">
            <text:p>1442700503.39572</text:p>
          </table:table-cell>
          <table:table-cell office:value-type="float" office:value="8096" calcext:value-type="float">
            <text:p>8096</text:p>
          </table:table-cell>
          <table:table-cell table:formula="of:=[.B1145]-[.B$2]" office:value-type="float" office:value="31.4508936405182" calcext:value-type="float">
            <text:p>31.4508936405</text:p>
          </table:table-cell>
          <table:table-cell table:formula="of:=[.C1145]/([.D1145]-[.D1144])" office:value-type="float" office:value="972898.753230381" calcext:value-type="float">
            <text:p>972898.753230381</text:p>
          </table:table-cell>
          <table:table-cell/>
          <table:table-cell office:value-type="float" office:value="1442700510.43106" calcext:value-type="float">
            <text:p>1442700510.43106</text:p>
          </table:table-cell>
          <table:table-cell table:formula="of:=[.G1145]-[.B1145]" office:value-type="float" office:value="7.03533959388733" calcext:value-type="float">
            <text:p>7.0353395939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442700503.40403" calcext:value-type="float">
            <text:p>1442700503.40403</text:p>
          </table:table-cell>
          <table:table-cell office:value-type="float" office:value="8096" calcext:value-type="float">
            <text:p>8096</text:p>
          </table:table-cell>
          <table:table-cell table:formula="of:=[.B1146]-[.B$2]" office:value-type="float" office:value="31.4592053890228" calcext:value-type="float">
            <text:p>31.459205389</text:p>
          </table:table-cell>
          <table:table-cell table:formula="of:=[.C1146]/([.D1146]-[.D1145])" office:value-type="float" office:value="974042.946015719" calcext:value-type="float">
            <text:p>974042.946015719</text:p>
          </table:table-cell>
          <table:table-cell/>
          <table:table-cell office:value-type="float" office:value="1442700510.4346" calcext:value-type="float">
            <text:p>1442700510.4346</text:p>
          </table:table-cell>
          <table:table-cell table:formula="of:=[.G1146]-[.B1146]" office:value-type="float" office:value="7.03056120872498" calcext:value-type="float">
            <text:p>7.0305612087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42700503.41238" calcext:value-type="float">
            <text:p>1442700503.41238</text:p>
          </table:table-cell>
          <table:table-cell office:value-type="float" office:value="8096" calcext:value-type="float">
            <text:p>8096</text:p>
          </table:table-cell>
          <table:table-cell table:formula="of:=[.B1147]-[.B$2]" office:value-type="float" office:value="31.4675524234772" calcext:value-type="float">
            <text:p>31.4675524235</text:p>
          </table:table-cell>
          <table:table-cell table:formula="of:=[.C1147]/([.D1147]-[.D1146])" office:value-type="float" office:value="969925.312310768" calcext:value-type="float">
            <text:p>969925.312310768</text:p>
          </table:table-cell>
          <table:table-cell/>
          <table:table-cell office:value-type="float" office:value="1442700510.43813" calcext:value-type="float">
            <text:p>1442700510.43813</text:p>
          </table:table-cell>
          <table:table-cell table:formula="of:=[.G1147]-[.B1147]" office:value-type="float" office:value="7.0257453918457" calcext:value-type="float">
            <text:p>7.0257453918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42700503.42069" calcext:value-type="float">
            <text:p>1442700503.42069</text:p>
          </table:table-cell>
          <table:table-cell office:value-type="float" office:value="8096" calcext:value-type="float">
            <text:p>8096</text:p>
          </table:table-cell>
          <table:table-cell table:formula="of:=[.B1148]-[.B$2]" office:value-type="float" office:value="31.4758608341217" calcext:value-type="float">
            <text:p>31.4758608341</text:p>
          </table:table-cell>
          <table:table-cell table:formula="of:=[.C1148]/([.D1148]-[.D1147])" office:value-type="float" office:value="974434.262626263" calcext:value-type="float">
            <text:p>974434.262626263</text:p>
          </table:table-cell>
          <table:table-cell/>
          <table:table-cell office:value-type="float" office:value="1442700510.44165" calcext:value-type="float">
            <text:p>1442700510.44165</text:p>
          </table:table-cell>
          <table:table-cell table:formula="of:=[.G1148]-[.B1148]" office:value-type="float" office:value="7.02096033096314" calcext:value-type="float">
            <text:p>7.020960331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42700503.42899" calcext:value-type="float">
            <text:p>1442700503.42899</text:p>
          </table:table-cell>
          <table:table-cell office:value-type="float" office:value="8096" calcext:value-type="float">
            <text:p>8096</text:p>
          </table:table-cell>
          <table:table-cell table:formula="of:=[.B1149]-[.B$2]" office:value-type="float" office:value="31.4841632843018" calcext:value-type="float">
            <text:p>31.4841632843</text:p>
          </table:table-cell>
          <table:table-cell table:formula="of:=[.C1149]/([.D1149]-[.D1148])" office:value-type="float" office:value="975133.824885851" calcext:value-type="float">
            <text:p>975133.824885851</text:p>
          </table:table-cell>
          <table:table-cell/>
          <table:table-cell office:value-type="float" office:value="1442700510.44518" calcext:value-type="float">
            <text:p>1442700510.44518</text:p>
          </table:table-cell>
          <table:table-cell table:formula="of:=[.G1149]-[.B1149]" office:value-type="float" office:value="7.01618409156799" calcext:value-type="float">
            <text:p>7.0161840916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42700503.43738" calcext:value-type="float">
            <text:p>1442700503.43738</text:p>
          </table:table-cell>
          <table:table-cell office:value-type="float" office:value="8096" calcext:value-type="float">
            <text:p>8096</text:p>
          </table:table-cell>
          <table:table-cell table:formula="of:=[.B1150]-[.B$2]" office:value-type="float" office:value="31.4925544261932" calcext:value-type="float">
            <text:p>31.4925544262</text:p>
          </table:table-cell>
          <table:table-cell table:formula="of:=[.C1150]/([.D1150]-[.D1149])" office:value-type="float" office:value="964826.96928541" calcext:value-type="float">
            <text:p>964826.96928541</text:p>
          </table:table-cell>
          <table:table-cell/>
          <table:table-cell office:value-type="float" office:value="1442700510.4487" calcext:value-type="float">
            <text:p>1442700510.4487</text:p>
          </table:table-cell>
          <table:table-cell table:formula="of:=[.G1150]-[.B1150]" office:value-type="float" office:value="7.0113160610199" calcext:value-type="float">
            <text:p>7.011316061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442700503.44569" calcext:value-type="float">
            <text:p>1442700503.44569</text:p>
          </table:table-cell>
          <table:table-cell office:value-type="float" office:value="8096" calcext:value-type="float">
            <text:p>8096</text:p>
          </table:table-cell>
          <table:table-cell table:formula="of:=[.B1151]-[.B$2]" office:value-type="float" office:value="31.5008625984192" calcext:value-type="float">
            <text:p>31.5008625984</text:p>
          </table:table-cell>
          <table:table-cell table:formula="of:=[.C1151]/([.D1151]-[.D1150])" office:value-type="float" office:value="974462.225844406" calcext:value-type="float">
            <text:p>974462.225844406</text:p>
          </table:table-cell>
          <table:table-cell/>
          <table:table-cell office:value-type="float" office:value="1442700510.45222" calcext:value-type="float">
            <text:p>1442700510.45222</text:p>
          </table:table-cell>
          <table:table-cell table:formula="of:=[.G1151]-[.B1151]" office:value-type="float" office:value="7.0065324306488" calcext:value-type="float">
            <text:p>7.0065324306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42700503.45406" calcext:value-type="float">
            <text:p>1442700503.45406</text:p>
          </table:table-cell>
          <table:table-cell office:value-type="float" office:value="8096" calcext:value-type="float">
            <text:p>8096</text:p>
          </table:table-cell>
          <table:table-cell table:formula="of:=[.B1152]-[.B$2]" office:value-type="float" office:value="31.5092306137085" calcext:value-type="float">
            <text:p>31.5092306137</text:p>
          </table:table-cell>
          <table:table-cell table:formula="of:=[.C1152]/([.D1152]-[.D1151])" office:value-type="float" office:value="967493.452162517" calcext:value-type="float">
            <text:p>967493.452162517</text:p>
          </table:table-cell>
          <table:table-cell/>
          <table:table-cell office:value-type="float" office:value="1442700510.45575" calcext:value-type="float">
            <text:p>1442700510.45575</text:p>
          </table:table-cell>
          <table:table-cell table:formula="of:=[.G1152]-[.B1152]" office:value-type="float" office:value="7.00169062614441" calcext:value-type="float">
            <text:p>7.0016906261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442700503.46238" calcext:value-type="float">
            <text:p>1442700503.46238</text:p>
          </table:table-cell>
          <table:table-cell office:value-type="float" office:value="8096" calcext:value-type="float">
            <text:p>8096</text:p>
          </table:table-cell>
          <table:table-cell table:formula="of:=[.B1153]-[.B$2]" office:value-type="float" office:value="31.5175471305847" calcext:value-type="float">
            <text:p>31.5175471306</text:p>
          </table:table-cell>
          <table:table-cell table:formula="of:=[.C1153]/([.D1153]-[.D1152])" office:value-type="float" office:value="973484.467175047" calcext:value-type="float">
            <text:p>973484.467175047</text:p>
          </table:table-cell>
          <table:table-cell/>
          <table:table-cell office:value-type="float" office:value="1442700510.45926" calcext:value-type="float">
            <text:p>1442700510.45926</text:p>
          </table:table-cell>
          <table:table-cell table:formula="of:=[.G1153]-[.B1153]" office:value-type="float" office:value="6.99688768386841" calcext:value-type="float">
            <text:p>6.9968876839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42700503.4707" calcext:value-type="float">
            <text:p>1442700503.4707</text:p>
          </table:table-cell>
          <table:table-cell office:value-type="float" office:value="8096" calcext:value-type="float">
            <text:p>8096</text:p>
          </table:table-cell>
          <table:table-cell table:formula="of:=[.B1154]-[.B$2]" office:value-type="float" office:value="31.5258681774139" calcext:value-type="float">
            <text:p>31.5258681774</text:p>
          </table:table-cell>
          <table:table-cell table:formula="of:=[.C1154]/([.D1154]-[.D1153])" office:value-type="float" office:value="972954.505143119" calcext:value-type="float">
            <text:p>972954.505143119</text:p>
          </table:table-cell>
          <table:table-cell/>
          <table:table-cell office:value-type="float" office:value="1442700510.4628" calcext:value-type="float">
            <text:p>1442700510.4628</text:p>
          </table:table-cell>
          <table:table-cell table:formula="of:=[.G1154]-[.B1154]" office:value-type="float" office:value="6.99210429191589" calcext:value-type="float">
            <text:p>6.9921042919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442700503.47915" calcext:value-type="float">
            <text:p>1442700503.47915</text:p>
          </table:table-cell>
          <table:table-cell office:value-type="float" office:value="8096" calcext:value-type="float">
            <text:p>8096</text:p>
          </table:table-cell>
          <table:table-cell table:formula="of:=[.B1155]-[.B$2]" office:value-type="float" office:value="31.5343194007874" calcext:value-type="float">
            <text:p>31.5343194008</text:p>
          </table:table-cell>
          <table:table-cell table:formula="of:=[.C1155]/([.D1155]-[.D1154])" office:value-type="float" office:value="957967.816289108" calcext:value-type="float">
            <text:p>957967.816289108</text:p>
          </table:table-cell>
          <table:table-cell/>
          <table:table-cell office:value-type="float" office:value="1442700510.46633" calcext:value-type="float">
            <text:p>1442700510.46633</text:p>
          </table:table-cell>
          <table:table-cell table:formula="of:=[.G1155]-[.B1155]" office:value-type="float" office:value="6.98717761039734" calcext:value-type="float">
            <text:p>6.9871776104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442700503.48745" calcext:value-type="float">
            <text:p>1442700503.48745</text:p>
          </table:table-cell>
          <table:table-cell office:value-type="float" office:value="8096" calcext:value-type="float">
            <text:p>8096</text:p>
          </table:table-cell>
          <table:table-cell table:formula="of:=[.B1156]-[.B$2]" office:value-type="float" office:value="31.5426261425018" calcext:value-type="float">
            <text:p>31.5426261425</text:p>
          </table:table-cell>
          <table:table-cell table:formula="of:=[.C1156]/([.D1156]-[.D1155])" office:value-type="float" office:value="974630.03886226" calcext:value-type="float">
            <text:p>974630.03886226</text:p>
          </table:table-cell>
          <table:table-cell/>
          <table:table-cell office:value-type="float" office:value="1442700510.46986" calcext:value-type="float">
            <text:p>1442700510.46986</text:p>
          </table:table-cell>
          <table:table-cell table:formula="of:=[.G1156]-[.B1156]" office:value-type="float" office:value="6.98240756988525" calcext:value-type="float">
            <text:p>6.9824075699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42700503.49583" calcext:value-type="float">
            <text:p>1442700503.49583</text:p>
          </table:table-cell>
          <table:table-cell office:value-type="float" office:value="8096" calcext:value-type="float">
            <text:p>8096</text:p>
          </table:table-cell>
          <table:table-cell table:formula="of:=[.B1157]-[.B$2]" office:value-type="float" office:value="31.5509970188141" calcext:value-type="float">
            <text:p>31.5509970188</text:p>
          </table:table-cell>
          <table:table-cell table:formula="of:=[.C1157]/([.D1157]-[.D1156])" office:value-type="float" office:value="967162.779379094" calcext:value-type="float">
            <text:p>967162.779379094</text:p>
          </table:table-cell>
          <table:table-cell/>
          <table:table-cell office:value-type="float" office:value="1442700510.47336" calcext:value-type="float">
            <text:p>1442700510.47336</text:p>
          </table:table-cell>
          <table:table-cell table:formula="of:=[.G1157]-[.B1157]" office:value-type="float" office:value="6.97753691673279" calcext:value-type="float">
            <text:p>6.9775369167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42700503.50418" calcext:value-type="float">
            <text:p>1442700503.50418</text:p>
          </table:table-cell>
          <table:table-cell office:value-type="float" office:value="8096" calcext:value-type="float">
            <text:p>8096</text:p>
          </table:table-cell>
          <table:table-cell table:formula="of:=[.B1158]-[.B$2]" office:value-type="float" office:value="31.5593514442444" calcext:value-type="float">
            <text:p>31.5593514442</text:p>
          </table:table-cell>
          <table:table-cell table:formula="of:=[.C1158]/([.D1158]-[.D1157])" office:value-type="float" office:value="969067.240775092" calcext:value-type="float">
            <text:p>969067.240775092</text:p>
          </table:table-cell>
          <table:table-cell/>
          <table:table-cell office:value-type="float" office:value="1442700510.47689" calcext:value-type="float">
            <text:p>1442700510.47689</text:p>
          </table:table-cell>
          <table:table-cell table:formula="of:=[.G1158]-[.B1158]" office:value-type="float" office:value="6.97271347045898" calcext:value-type="float">
            <text:p>6.9727134705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42700503.51252" calcext:value-type="float">
            <text:p>1442700503.51252</text:p>
          </table:table-cell>
          <table:table-cell office:value-type="float" office:value="8096" calcext:value-type="float">
            <text:p>8096</text:p>
          </table:table-cell>
          <table:table-cell table:formula="of:=[.B1159]-[.B$2]" office:value-type="float" office:value="31.5676918029785" calcext:value-type="float">
            <text:p>31.567691803</text:p>
          </table:table-cell>
          <table:table-cell table:formula="of:=[.C1159]/([.D1159]-[.D1158])" office:value-type="float" office:value="970701.651820936" calcext:value-type="float">
            <text:p>970701.651820936</text:p>
          </table:table-cell>
          <table:table-cell/>
          <table:table-cell office:value-type="float" office:value="1442700510.48042" calcext:value-type="float">
            <text:p>1442700510.48042</text:p>
          </table:table-cell>
          <table:table-cell table:formula="of:=[.G1159]-[.B1159]" office:value-type="float" office:value="6.96790242195129" calcext:value-type="float">
            <text:p>6.967902422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442700503.52088" calcext:value-type="float">
            <text:p>1442700503.52088</text:p>
          </table:table-cell>
          <table:table-cell office:value-type="float" office:value="8096" calcext:value-type="float">
            <text:p>8096</text:p>
          </table:table-cell>
          <table:table-cell table:formula="of:=[.B1160]-[.B$2]" office:value-type="float" office:value="31.5760531425476" calcext:value-type="float">
            <text:p>31.5760531425</text:p>
          </table:table-cell>
          <table:table-cell table:formula="of:=[.C1160]/([.D1160]-[.D1159])" office:value-type="float" office:value="968265.902024522" calcext:value-type="float">
            <text:p>968265.902024522</text:p>
          </table:table-cell>
          <table:table-cell/>
          <table:table-cell office:value-type="float" office:value="1442700510.48401" calcext:value-type="float">
            <text:p>1442700510.48401</text:p>
          </table:table-cell>
          <table:table-cell table:formula="of:=[.G1160]-[.B1160]" office:value-type="float" office:value="6.96312522888184" calcext:value-type="float">
            <text:p>6.9631252289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42700503.52921" calcext:value-type="float">
            <text:p>1442700503.52921</text:p>
          </table:table-cell>
          <table:table-cell office:value-type="float" office:value="8096" calcext:value-type="float">
            <text:p>8096</text:p>
          </table:table-cell>
          <table:table-cell table:formula="of:=[.B1161]-[.B$2]" office:value-type="float" office:value="31.5843813419342" calcext:value-type="float">
            <text:p>31.5843813419</text:p>
          </table:table-cell>
          <table:table-cell table:formula="of:=[.C1161]/([.D1161]-[.D1160])" office:value-type="float" office:value="972118.896796542" calcext:value-type="float">
            <text:p>972118.896796542</text:p>
          </table:table-cell>
          <table:table-cell/>
          <table:table-cell office:value-type="float" office:value="1442700510.48759" calcext:value-type="float">
            <text:p>1442700510.48759</text:p>
          </table:table-cell>
          <table:table-cell table:formula="of:=[.G1161]-[.B1161]" office:value-type="float" office:value="6.95837879180908" calcext:value-type="float">
            <text:p>6.9583787918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42700503.53755" calcext:value-type="float">
            <text:p>1442700503.53755</text:p>
          </table:table-cell>
          <table:table-cell office:value-type="float" office:value="8096" calcext:value-type="float">
            <text:p>8096</text:p>
          </table:table-cell>
          <table:table-cell table:formula="of:=[.B1162]-[.B$2]" office:value-type="float" office:value="31.592719078064" calcext:value-type="float">
            <text:p>31.5927190781</text:p>
          </table:table-cell>
          <table:table-cell table:formula="of:=[.C1162]/([.D1162]-[.D1161])" office:value-type="float" office:value="971006.98247119" calcext:value-type="float">
            <text:p>971006.98247119</text:p>
          </table:table-cell>
          <table:table-cell/>
          <table:table-cell office:value-type="float" office:value="1442700510.49112" calcext:value-type="float">
            <text:p>1442700510.49112</text:p>
          </table:table-cell>
          <table:table-cell table:formula="of:=[.G1162]-[.B1162]" office:value-type="float" office:value="6.95357704162598" calcext:value-type="float">
            <text:p>6.9535770416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442700503.54589" calcext:value-type="float">
            <text:p>1442700503.54589</text:p>
          </table:table-cell>
          <table:table-cell office:value-type="float" office:value="8096" calcext:value-type="float">
            <text:p>8096</text:p>
          </table:table-cell>
          <table:table-cell table:formula="of:=[.B1163]-[.B$2]" office:value-type="float" office:value="31.6010572910309" calcext:value-type="float">
            <text:p>31.601057291</text:p>
          </table:table-cell>
          <table:table-cell table:formula="of:=[.C1163]/([.D1163]-[.D1162])" office:value-type="float" office:value="970951.453521288" calcext:value-type="float">
            <text:p>970951.453521288</text:p>
          </table:table-cell>
          <table:table-cell/>
          <table:table-cell office:value-type="float" office:value="1442700510.49466" calcext:value-type="float">
            <text:p>1442700510.49466</text:p>
          </table:table-cell>
          <table:table-cell table:formula="of:=[.G1163]-[.B1163]" office:value-type="float" office:value="6.94877099990845" calcext:value-type="float">
            <text:p>6.9487709999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42700503.55424" calcext:value-type="float">
            <text:p>1442700503.55424</text:p>
          </table:table-cell>
          <table:table-cell office:value-type="float" office:value="8096" calcext:value-type="float">
            <text:p>8096</text:p>
          </table:table-cell>
          <table:table-cell table:formula="of:=[.B1164]-[.B$2]" office:value-type="float" office:value="31.6094088554382" calcext:value-type="float">
            <text:p>31.6094088554</text:p>
          </table:table-cell>
          <table:table-cell table:formula="of:=[.C1164]/([.D1164]-[.D1163])" office:value-type="float" office:value="969399.217334209" calcext:value-type="float">
            <text:p>969399.217334209</text:p>
          </table:table-cell>
          <table:table-cell/>
          <table:table-cell office:value-type="float" office:value="1442700510.49817" calcext:value-type="float">
            <text:p>1442700510.49817</text:p>
          </table:table-cell>
          <table:table-cell table:formula="of:=[.G1164]-[.B1164]" office:value-type="float" office:value="6.94393444061279" calcext:value-type="float">
            <text:p>6.9439344406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42700503.56254" calcext:value-type="float">
            <text:p>1442700503.56254</text:p>
          </table:table-cell>
          <table:table-cell office:value-type="float" office:value="8096" calcext:value-type="float">
            <text:p>8096</text:p>
          </table:table-cell>
          <table:table-cell table:formula="of:=[.B1165]-[.B$2]" office:value-type="float" office:value="31.6177151203156" calcext:value-type="float">
            <text:p>31.6177151203</text:p>
          </table:table-cell>
          <table:table-cell table:formula="of:=[.C1165]/([.D1165]-[.D1164])" office:value-type="float" office:value="974685.989379718" calcext:value-type="float">
            <text:p>974685.989379718</text:p>
          </table:table-cell>
          <table:table-cell/>
          <table:table-cell office:value-type="float" office:value="1442700510.5017" calcext:value-type="float">
            <text:p>1442700510.5017</text:p>
          </table:table-cell>
          <table:table-cell table:formula="of:=[.G1165]-[.B1165]" office:value-type="float" office:value="6.9391610622406" calcext:value-type="float">
            <text:p>6.9391610622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442700503.57092" calcext:value-type="float">
            <text:p>1442700503.57092</text:p>
          </table:table-cell>
          <table:table-cell office:value-type="float" office:value="8096" calcext:value-type="float">
            <text:p>8096</text:p>
          </table:table-cell>
          <table:table-cell table:formula="of:=[.B1166]-[.B$2]" office:value-type="float" office:value="31.6260874271393" calcext:value-type="float">
            <text:p>31.6260874271</text:p>
          </table:table-cell>
          <table:table-cell table:formula="of:=[.C1166]/([.D1166]-[.D1165])" office:value-type="float" office:value="966997.527736644" calcext:value-type="float">
            <text:p>966997.527736644</text:p>
          </table:table-cell>
          <table:table-cell/>
          <table:table-cell office:value-type="float" office:value="1442700510.50525" calcext:value-type="float">
            <text:p>1442700510.50525</text:p>
          </table:table-cell>
          <table:table-cell table:formula="of:=[.G1166]-[.B1166]" office:value-type="float" office:value="6.93433117866516" calcext:value-type="float">
            <text:p>6.9343311787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442700503.57921" calcext:value-type="float">
            <text:p>1442700503.57921</text:p>
          </table:table-cell>
          <table:table-cell office:value-type="float" office:value="8096" calcext:value-type="float">
            <text:p>8096</text:p>
          </table:table-cell>
          <table:table-cell table:formula="of:=[.B1167]-[.B$2]" office:value-type="float" office:value="31.634382724762" calcext:value-type="float">
            <text:p>31.6343827248</text:p>
          </table:table-cell>
          <table:table-cell table:formula="of:=[.C1167]/([.D1167]-[.D1166])" office:value-type="float" office:value="975974.626620297" calcext:value-type="float">
            <text:p>975974.626620297</text:p>
          </table:table-cell>
          <table:table-cell/>
          <table:table-cell office:value-type="float" office:value="1442700510.50878" calcext:value-type="float">
            <text:p>1442700510.50878</text:p>
          </table:table-cell>
          <table:table-cell table:formula="of:=[.G1167]-[.B1167]" office:value-type="float" office:value="6.92956852912903" calcext:value-type="float">
            <text:p>6.9295685291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42700503.58754" calcext:value-type="float">
            <text:p>1442700503.58754</text:p>
          </table:table-cell>
          <table:table-cell office:value-type="float" office:value="8096" calcext:value-type="float">
            <text:p>8096</text:p>
          </table:table-cell>
          <table:table-cell table:formula="of:=[.B1168]-[.B$2]" office:value-type="float" office:value="31.6427128314972" calcext:value-type="float">
            <text:p>31.6427128315</text:p>
          </table:table-cell>
          <table:table-cell table:formula="of:=[.C1168]/([.D1168]-[.D1167])" office:value-type="float" office:value="971896.310255016" calcext:value-type="float">
            <text:p>971896.310255016</text:p>
          </table:table-cell>
          <table:table-cell/>
          <table:table-cell office:value-type="float" office:value="1442700510.51231" calcext:value-type="float">
            <text:p>1442700510.51231</text:p>
          </table:table-cell>
          <table:table-cell table:formula="of:=[.G1168]-[.B1168]" office:value-type="float" office:value="6.92476630210876" calcext:value-type="float">
            <text:p>6.9247663021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42700503.59586" calcext:value-type="float">
            <text:p>1442700503.59586</text:p>
          </table:table-cell>
          <table:table-cell office:value-type="float" office:value="8096" calcext:value-type="float">
            <text:p>8096</text:p>
          </table:table-cell>
          <table:table-cell table:formula="of:=[.B1169]-[.B$2]" office:value-type="float" office:value="31.651031255722" calcext:value-type="float">
            <text:p>31.6510312557</text:p>
          </table:table-cell>
          <table:table-cell table:formula="of:=[.C1169]/([.D1169]-[.D1168])" office:value-type="float" office:value="973261.254915449" calcext:value-type="float">
            <text:p>973261.254915449</text:p>
          </table:table-cell>
          <table:table-cell/>
          <table:table-cell office:value-type="float" office:value="1442700510.51585" calcext:value-type="float">
            <text:p>1442700510.51585</text:p>
          </table:table-cell>
          <table:table-cell table:formula="of:=[.G1169]-[.B1169]" office:value-type="float" office:value="6.91998982429504" calcext:value-type="float">
            <text:p>6.9199898243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42700503.6042" calcext:value-type="float">
            <text:p>1442700503.6042</text:p>
          </table:table-cell>
          <table:table-cell office:value-type="float" office:value="8096" calcext:value-type="float">
            <text:p>8096</text:p>
          </table:table-cell>
          <table:table-cell table:formula="of:=[.B1170]-[.B$2]" office:value-type="float" office:value="31.659371137619" calcext:value-type="float">
            <text:p>31.6593711376</text:p>
          </table:table-cell>
          <table:table-cell table:formula="of:=[.C1170]/([.D1170]-[.D1169])" office:value-type="float" office:value="970757.152201258" calcext:value-type="float">
            <text:p>970757.152201258</text:p>
          </table:table-cell>
          <table:table-cell/>
          <table:table-cell office:value-type="float" office:value="1442700510.51938" calcext:value-type="float">
            <text:p>1442700510.51938</text:p>
          </table:table-cell>
          <table:table-cell table:formula="of:=[.G1170]-[.B1170]" office:value-type="float" office:value="6.9151782989502" calcext:value-type="float">
            <text:p>6.915178299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42700503.6126" calcext:value-type="float">
            <text:p>1442700503.6126</text:p>
          </table:table-cell>
          <table:table-cell office:value-type="float" office:value="8096" calcext:value-type="float">
            <text:p>8096</text:p>
          </table:table-cell>
          <table:table-cell table:formula="of:=[.B1171]-[.B$2]" office:value-type="float" office:value="31.6677718162537" calcext:value-type="float">
            <text:p>31.6677718163</text:p>
          </table:table-cell>
          <table:table-cell table:formula="of:=[.C1171]/([.D1171]-[.D1170])" office:value-type="float" office:value="963731.664084007" calcext:value-type="float">
            <text:p>963731.664084007</text:p>
          </table:table-cell>
          <table:table-cell/>
          <table:table-cell office:value-type="float" office:value="1442700510.52291" calcext:value-type="float">
            <text:p>1442700510.52291</text:p>
          </table:table-cell>
          <table:table-cell table:formula="of:=[.G1171]-[.B1171]" office:value-type="float" office:value="6.91030740737915" calcext:value-type="float">
            <text:p>6.9103074074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42700503.6209" calcext:value-type="float">
            <text:p>1442700503.6209</text:p>
          </table:table-cell>
          <table:table-cell office:value-type="float" office:value="8096" calcext:value-type="float">
            <text:p>8096</text:p>
          </table:table-cell>
          <table:table-cell table:formula="of:=[.B1172]-[.B$2]" office:value-type="float" office:value="31.6760742664337" calcext:value-type="float">
            <text:p>31.6760742664</text:p>
          </table:table-cell>
          <table:table-cell table:formula="of:=[.C1172]/([.D1172]-[.D1171])" office:value-type="float" office:value="975133.824885851" calcext:value-type="float">
            <text:p>975133.824885851</text:p>
          </table:table-cell>
          <table:table-cell/>
          <table:table-cell office:value-type="float" office:value="1442700510.52643" calcext:value-type="float">
            <text:p>1442700510.52643</text:p>
          </table:table-cell>
          <table:table-cell table:formula="of:=[.G1172]-[.B1172]" office:value-type="float" office:value="6.90552306175232" calcext:value-type="float">
            <text:p>6.9055230618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42700503.62922" calcext:value-type="float">
            <text:p>1442700503.62922</text:p>
          </table:table-cell>
          <table:table-cell office:value-type="float" office:value="8096" calcext:value-type="float">
            <text:p>8096</text:p>
          </table:table-cell>
          <table:table-cell table:formula="of:=[.B1173]-[.B$2]" office:value-type="float" office:value="31.6843907833099" calcext:value-type="float">
            <text:p>31.6843907833</text:p>
          </table:table-cell>
          <table:table-cell table:formula="of:=[.C1173]/([.D1173]-[.D1172])" office:value-type="float" office:value="973484.467175047" calcext:value-type="float">
            <text:p>973484.467175047</text:p>
          </table:table-cell>
          <table:table-cell/>
          <table:table-cell office:value-type="float" office:value="1442700510.52997" calcext:value-type="float">
            <text:p>1442700510.52997</text:p>
          </table:table-cell>
          <table:table-cell table:formula="of:=[.G1173]-[.B1173]" office:value-type="float" office:value="6.90074682235718" calcext:value-type="float">
            <text:p>6.9007468224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42700503.63756" calcext:value-type="float">
            <text:p>1442700503.63756</text:p>
          </table:table-cell>
          <table:table-cell office:value-type="float" office:value="8096" calcext:value-type="float">
            <text:p>8096</text:p>
          </table:table-cell>
          <table:table-cell table:formula="of:=[.B1174]-[.B$2]" office:value-type="float" office:value="31.6927275657654" calcext:value-type="float">
            <text:p>31.6927275658</text:p>
          </table:table-cell>
          <table:table-cell table:formula="of:=[.C1174]/([.D1174]-[.D1173])" office:value-type="float" office:value="971118.05942746" calcext:value-type="float">
            <text:p>971118.05942746</text:p>
          </table:table-cell>
          <table:table-cell/>
          <table:table-cell office:value-type="float" office:value="1442700510.5335" calcext:value-type="float">
            <text:p>1442700510.5335</text:p>
          </table:table-cell>
          <table:table-cell table:formula="of:=[.G1174]-[.B1174]" office:value-type="float" office:value="6.89594459533691" calcext:value-type="float">
            <text:p>6.8959445953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42700503.64589" calcext:value-type="float">
            <text:p>1442700503.64589</text:p>
          </table:table-cell>
          <table:table-cell office:value-type="float" office:value="8096" calcext:value-type="float">
            <text:p>8096</text:p>
          </table:table-cell>
          <table:table-cell table:formula="of:=[.B1175]-[.B$2]" office:value-type="float" office:value="31.7010569572449" calcext:value-type="float">
            <text:p>31.7010569572</text:p>
          </table:table-cell>
          <table:table-cell table:formula="of:=[.C1175]/([.D1175]-[.D1174])" office:value-type="float" office:value="971979.768261965" calcext:value-type="float">
            <text:p>971979.768261965</text:p>
          </table:table-cell>
          <table:table-cell/>
          <table:table-cell office:value-type="float" office:value="1442700510.53701" calcext:value-type="float">
            <text:p>1442700510.53701</text:p>
          </table:table-cell>
          <table:table-cell table:formula="of:=[.G1175]-[.B1175]" office:value-type="float" office:value="6.89112877845764" calcext:value-type="float">
            <text:p>6.8911287785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42700503.65422" calcext:value-type="float">
            <text:p>1442700503.65422</text:p>
          </table:table-cell>
          <table:table-cell office:value-type="float" office:value="8096" calcext:value-type="float">
            <text:p>8096</text:p>
          </table:table-cell>
          <table:table-cell table:formula="of:=[.B1176]-[.B$2]" office:value-type="float" office:value="31.7093865871429" calcext:value-type="float">
            <text:p>31.7093865871</text:p>
          </table:table-cell>
          <table:table-cell table:formula="of:=[.C1176]/([.D1176]-[.D1175])" office:value-type="float" office:value="971951.947333772" calcext:value-type="float">
            <text:p>971951.947333772</text:p>
          </table:table-cell>
          <table:table-cell/>
          <table:table-cell office:value-type="float" office:value="1442700510.54055" calcext:value-type="float">
            <text:p>1442700510.54055</text:p>
          </table:table-cell>
          <table:table-cell table:formula="of:=[.G1176]-[.B1176]" office:value-type="float" office:value="6.88633251190186" calcext:value-type="float">
            <text:p>6.8863325119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42700503.66257" calcext:value-type="float">
            <text:p>1442700503.66257</text:p>
          </table:table-cell>
          <table:table-cell office:value-type="float" office:value="8096" calcext:value-type="float">
            <text:p>8096</text:p>
          </table:table-cell>
          <table:table-cell table:formula="of:=[.B1177]-[.B$2]" office:value-type="float" office:value="31.7177407741547" calcext:value-type="float">
            <text:p>31.7177407742</text:p>
          </table:table-cell>
          <table:table-cell table:formula="of:=[.C1177]/([.D1177]-[.D1176])" office:value-type="float" office:value="969094.896803653" calcext:value-type="float">
            <text:p>969094.896803653</text:p>
          </table:table-cell>
          <table:table-cell/>
          <table:table-cell office:value-type="float" office:value="1442700510.54409" calcext:value-type="float">
            <text:p>1442700510.54409</text:p>
          </table:table-cell>
          <table:table-cell table:formula="of:=[.G1177]-[.B1177]" office:value-type="float" office:value="6.88152122497559" calcext:value-type="float">
            <text:p>6.881521225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442700503.6709" calcext:value-type="float">
            <text:p>1442700503.6709</text:p>
          </table:table-cell>
          <table:table-cell office:value-type="float" office:value="8096" calcext:value-type="float">
            <text:p>8096</text:p>
          </table:table-cell>
          <table:table-cell table:formula="of:=[.B1178]-[.B$2]" office:value-type="float" office:value="31.7260704040527" calcext:value-type="float">
            <text:p>31.7260704041</text:p>
          </table:table-cell>
          <table:table-cell table:formula="of:=[.C1178]/([.D1178]-[.D1177])" office:value-type="float" office:value="971951.947333772" calcext:value-type="float">
            <text:p>971951.947333772</text:p>
          </table:table-cell>
          <table:table-cell/>
          <table:table-cell office:value-type="float" office:value="1442700510.54788" calcext:value-type="float">
            <text:p>1442700510.54788</text:p>
          </table:table-cell>
          <table:table-cell table:formula="of:=[.G1178]-[.B1178]" office:value-type="float" office:value="6.87698340415955" calcext:value-type="float">
            <text:p>6.8769834042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442700503.67924" calcext:value-type="float">
            <text:p>1442700503.67924</text:p>
          </table:table-cell>
          <table:table-cell office:value-type="float" office:value="8096" calcext:value-type="float">
            <text:p>8096</text:p>
          </table:table-cell>
          <table:table-cell table:formula="of:=[.B1179]-[.B$2]" office:value-type="float" office:value="31.7344152927399" calcext:value-type="float">
            <text:p>31.7344152927</text:p>
          </table:table-cell>
          <table:table-cell table:formula="of:=[.C1179]/([.D1179]-[.D1178])" office:value-type="float" office:value="970174.714551013" calcext:value-type="float">
            <text:p>970174.714551013</text:p>
          </table:table-cell>
          <table:table-cell/>
          <table:table-cell office:value-type="float" office:value="1442700510.55142" calcext:value-type="float">
            <text:p>1442700510.55142</text:p>
          </table:table-cell>
          <table:table-cell table:formula="of:=[.G1179]-[.B1179]" office:value-type="float" office:value="6.8721718788147" calcext:value-type="float">
            <text:p>6.8721718788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442700503.68757" calcext:value-type="float">
            <text:p>1442700503.68757</text:p>
          </table:table-cell>
          <table:table-cell office:value-type="float" office:value="8096" calcext:value-type="float">
            <text:p>8096</text:p>
          </table:table-cell>
          <table:table-cell table:formula="of:=[.B1180]-[.B$2]" office:value-type="float" office:value="31.7427461147308" calcext:value-type="float">
            <text:p>31.7427461147</text:p>
          </table:table-cell>
          <table:table-cell table:formula="of:=[.C1180]/([.D1180]-[.D1179])" office:value-type="float" office:value="971812.866578902" calcext:value-type="float">
            <text:p>971812.866578902</text:p>
          </table:table-cell>
          <table:table-cell/>
          <table:table-cell office:value-type="float" office:value="1442700510.55495" calcext:value-type="float">
            <text:p>1442700510.55495</text:p>
          </table:table-cell>
          <table:table-cell table:formula="of:=[.G1180]-[.B1180]" office:value-type="float" office:value="6.86737608909607" calcext:value-type="float">
            <text:p>6.8673760891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442700503.69591" calcext:value-type="float">
            <text:p>1442700503.69591</text:p>
          </table:table-cell>
          <table:table-cell office:value-type="float" office:value="8096" calcext:value-type="float">
            <text:p>8096</text:p>
          </table:table-cell>
          <table:table-cell table:formula="of:=[.B1181]-[.B$2]" office:value-type="float" office:value="31.7510800361633" calcext:value-type="float">
            <text:p>31.7510800362</text:p>
          </table:table-cell>
          <table:table-cell table:formula="of:=[.C1181]/([.D1181]-[.D1180])" office:value-type="float" office:value="971451.442826491" calcext:value-type="float">
            <text:p>971451.442826491</text:p>
          </table:table-cell>
          <table:table-cell/>
          <table:table-cell office:value-type="float" office:value="1442700510.55846" calcext:value-type="float">
            <text:p>1442700510.55846</text:p>
          </table:table-cell>
          <table:table-cell table:formula="of:=[.G1181]-[.B1181]" office:value-type="float" office:value="6.86255240440369" calcext:value-type="float">
            <text:p>6.8625524044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442700503.70422" calcext:value-type="float">
            <text:p>1442700503.70422</text:p>
          </table:table-cell>
          <table:table-cell office:value-type="float" office:value="8096" calcext:value-type="float">
            <text:p>8096</text:p>
          </table:table-cell>
          <table:table-cell table:formula="of:=[.B1182]-[.B$2]" office:value-type="float" office:value="31.7593915462494" calcext:value-type="float">
            <text:p>31.7593915462</text:p>
          </table:table-cell>
          <table:table-cell table:formula="of:=[.C1182]/([.D1182]-[.D1181])" office:value-type="float" office:value="974070.886778922" calcext:value-type="float">
            <text:p>974070.886778922</text:p>
          </table:table-cell>
          <table:table-cell/>
          <table:table-cell office:value-type="float" office:value="1442700510.56199" calcext:value-type="float">
            <text:p>1442700510.56199</text:p>
          </table:table-cell>
          <table:table-cell table:formula="of:=[.G1182]-[.B1182]" office:value-type="float" office:value="6.85777425765991" calcext:value-type="float">
            <text:p>6.8577742577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442700503.71251" calcext:value-type="float">
            <text:p>1442700503.71251</text:p>
          </table:table-cell>
          <table:table-cell office:value-type="float" office:value="8096" calcext:value-type="float">
            <text:p>8096</text:p>
          </table:table-cell>
          <table:table-cell table:formula="of:=[.B1183]-[.B$2]" office:value-type="float" office:value="31.7676830291748" calcext:value-type="float">
            <text:p>31.7676830292</text:p>
          </table:table-cell>
          <table:table-cell table:formula="of:=[.C1183]/([.D1183]-[.D1182])" office:value-type="float" office:value="976423.647353136" calcext:value-type="float">
            <text:p>976423.647353136</text:p>
          </table:table-cell>
          <table:table-cell/>
          <table:table-cell office:value-type="float" office:value="1442700510.56553" calcext:value-type="float">
            <text:p>1442700510.56553</text:p>
          </table:table-cell>
          <table:table-cell table:formula="of:=[.G1183]-[.B1183]" office:value-type="float" office:value="6.85301470756531" calcext:value-type="float">
            <text:p>6.8530147076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442700503.72087" calcext:value-type="float">
            <text:p>1442700503.72087</text:p>
          </table:table-cell>
          <table:table-cell office:value-type="float" office:value="8096" calcext:value-type="float">
            <text:p>8096</text:p>
          </table:table-cell>
          <table:table-cell table:formula="of:=[.B1184]-[.B$2]" office:value-type="float" office:value="31.7760374546051" calcext:value-type="float">
            <text:p>31.7760374546</text:p>
          </table:table-cell>
          <table:table-cell table:formula="of:=[.C1184]/([.D1184]-[.D1183])" office:value-type="float" office:value="969067.240775092" calcext:value-type="float">
            <text:p>969067.240775092</text:p>
          </table:table-cell>
          <table:table-cell/>
          <table:table-cell office:value-type="float" office:value="1442700510.56906" calcext:value-type="float">
            <text:p>1442700510.56906</text:p>
          </table:table-cell>
          <table:table-cell table:formula="of:=[.G1184]-[.B1184]" office:value-type="float" office:value="6.84819579124451" calcext:value-type="float">
            <text:p>6.8481957912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442700503.72919" calcext:value-type="float">
            <text:p>1442700503.72919</text:p>
          </table:table-cell>
          <table:table-cell office:value-type="float" office:value="8096" calcext:value-type="float">
            <text:p>8096</text:p>
          </table:table-cell>
          <table:table-cell table:formula="of:=[.B1185]-[.B$2]" office:value-type="float" office:value="31.7843642234802" calcext:value-type="float">
            <text:p>31.7843642235</text:p>
          </table:table-cell>
          <table:table-cell table:formula="of:=[.C1185]/([.D1185]-[.D1184])" office:value-type="float" office:value="972285.903622047" calcext:value-type="float">
            <text:p>972285.903622047</text:p>
          </table:table-cell>
          <table:table-cell/>
          <table:table-cell office:value-type="float" office:value="1442700510.57263" calcext:value-type="float">
            <text:p>1442700510.57263</text:p>
          </table:table-cell>
          <table:table-cell table:formula="of:=[.G1185]-[.B1185]" office:value-type="float" office:value="6.84343600273132" calcext:value-type="float">
            <text:p>6.8434360027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442700503.73755" calcext:value-type="float">
            <text:p>1442700503.73755</text:p>
          </table:table-cell>
          <table:table-cell office:value-type="float" office:value="8096" calcext:value-type="float">
            <text:p>8096</text:p>
          </table:table-cell>
          <table:table-cell table:formula="of:=[.B1186]-[.B$2]" office:value-type="float" office:value="31.7927236557007" calcext:value-type="float">
            <text:p>31.7927236557</text:p>
          </table:table-cell>
          <table:table-cell table:formula="of:=[.C1186]/([.D1186]-[.D1185])" office:value-type="float" office:value="968486.828589356" calcext:value-type="float">
            <text:p>968486.828589356</text:p>
          </table:table-cell>
          <table:table-cell/>
          <table:table-cell office:value-type="float" office:value="1442700510.57615" calcext:value-type="float">
            <text:p>1442700510.57615</text:p>
          </table:table-cell>
          <table:table-cell table:formula="of:=[.G1186]-[.B1186]" office:value-type="float" office:value="6.83860158920288" calcext:value-type="float">
            <text:p>6.8386015892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442700503.74596" calcext:value-type="float">
            <text:p>1442700503.74596</text:p>
          </table:table-cell>
          <table:table-cell office:value-type="float" office:value="8096" calcext:value-type="float">
            <text:p>8096</text:p>
          </table:table-cell>
          <table:table-cell table:formula="of:=[.B1187]-[.B$2]" office:value-type="float" office:value="31.8011276721954" calcext:value-type="float">
            <text:p>31.8011276722</text:p>
          </table:table-cell>
          <table:table-cell table:formula="of:=[.C1187]/([.D1187]-[.D1186])" office:value-type="float" office:value="963348.8945502" calcext:value-type="float">
            <text:p>963348.8945502</text:p>
          </table:table-cell>
          <table:table-cell/>
          <table:table-cell office:value-type="float" office:value="1442700510.57968" calcext:value-type="float">
            <text:p>1442700510.57968</text:p>
          </table:table-cell>
          <table:table-cell table:formula="of:=[.G1187]-[.B1187]" office:value-type="float" office:value="6.83372473716736" calcext:value-type="float">
            <text:p>6.8337247372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442700503.75445" calcext:value-type="float">
            <text:p>1442700503.75445</text:p>
          </table:table-cell>
          <table:table-cell office:value-type="float" office:value="8096" calcext:value-type="float">
            <text:p>8096</text:p>
          </table:table-cell>
          <table:table-cell table:formula="of:=[.B1188]-[.B$2]" office:value-type="float" office:value="31.8096263408661" calcext:value-type="float">
            <text:p>31.8096263409</text:p>
          </table:table-cell>
          <table:table-cell table:formula="of:=[.C1188]/([.D1188]-[.D1187])" office:value-type="float" office:value="952619.794198508" calcext:value-type="float">
            <text:p>952619.794198508</text:p>
          </table:table-cell>
          <table:table-cell/>
          <table:table-cell office:value-type="float" office:value="1442700510.5832" calcext:value-type="float">
            <text:p>1442700510.5832</text:p>
          </table:table-cell>
          <table:table-cell table:formula="of:=[.G1188]-[.B1188]" office:value-type="float" office:value="6.82874369621277" calcext:value-type="float">
            <text:p>6.8287436962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42700503.76281" calcext:value-type="float">
            <text:p>1442700503.76281</text:p>
          </table:table-cell>
          <table:table-cell office:value-type="float" office:value="8096" calcext:value-type="float">
            <text:p>8096</text:p>
          </table:table-cell>
          <table:table-cell table:formula="of:=[.B1189]-[.B$2]" office:value-type="float" office:value="31.8179776668549" calcext:value-type="float">
            <text:p>31.8179776669</text:p>
          </table:table-cell>
          <table:table-cell table:formula="of:=[.C1189]/([.D1189]-[.D1188])" office:value-type="float" office:value="969426.89231472" calcext:value-type="float">
            <text:p>969426.89231472</text:p>
          </table:table-cell>
          <table:table-cell/>
          <table:table-cell office:value-type="float" office:value="1442700510.58672" calcext:value-type="float">
            <text:p>1442700510.58672</text:p>
          </table:table-cell>
          <table:table-cell table:formula="of:=[.G1189]-[.B1189]" office:value-type="float" office:value="6.82391357421875" calcext:value-type="float">
            <text:p>6.8239135742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442700503.77113" calcext:value-type="float">
            <text:p>1442700503.77113</text:p>
          </table:table-cell>
          <table:table-cell office:value-type="float" office:value="8096" calcext:value-type="float">
            <text:p>8096</text:p>
          </table:table-cell>
          <table:table-cell table:formula="of:=[.B1190]-[.B$2]" office:value-type="float" office:value="31.8263039588928" calcext:value-type="float">
            <text:p>31.8263039589</text:p>
          </table:table-cell>
          <table:table-cell table:formula="of:=[.C1190]/([.D1190]-[.D1189])" office:value-type="float" office:value="972341.585316267" calcext:value-type="float">
            <text:p>972341.585316267</text:p>
          </table:table-cell>
          <table:table-cell/>
          <table:table-cell office:value-type="float" office:value="1442700510.59024" calcext:value-type="float">
            <text:p>1442700510.59024</text:p>
          </table:table-cell>
          <table:table-cell table:formula="of:=[.G1190]-[.B1190]" office:value-type="float" office:value="6.81910371780396" calcext:value-type="float">
            <text:p>6.8191037178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442700503.77945" calcext:value-type="float">
            <text:p>1442700503.77945</text:p>
          </table:table-cell>
          <table:table-cell office:value-type="float" office:value="8096" calcext:value-type="float">
            <text:p>8096</text:p>
          </table:table-cell>
          <table:table-cell table:formula="of:=[.B1191]-[.B$2]" office:value-type="float" office:value="31.8346247673035" calcext:value-type="float">
            <text:p>31.8346247673</text:p>
          </table:table-cell>
          <table:table-cell table:formula="of:=[.C1191]/([.D1191]-[.D1190])" office:value-type="float" office:value="972982.383495702" calcext:value-type="float">
            <text:p>972982.383495702</text:p>
          </table:table-cell>
          <table:table-cell/>
          <table:table-cell office:value-type="float" office:value="1442700510.59376" calcext:value-type="float">
            <text:p>1442700510.59376</text:p>
          </table:table-cell>
          <table:table-cell table:formula="of:=[.G1191]-[.B1191]" office:value-type="float" office:value="6.81430649757385" calcext:value-type="float">
            <text:p>6.8143064976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442700503.78781" calcext:value-type="float">
            <text:p>1442700503.78781</text:p>
          </table:table-cell>
          <table:table-cell office:value-type="float" office:value="8096" calcext:value-type="float">
            <text:p>8096</text:p>
          </table:table-cell>
          <table:table-cell table:formula="of:=[.B1192]-[.B$2]" office:value-type="float" office:value="31.8429834842682" calcext:value-type="float">
            <text:p>31.8429834843</text:p>
          </table:table-cell>
          <table:table-cell table:formula="of:=[.C1192]/([.D1192]-[.D1191])" office:value-type="float" office:value="968569.702045124" calcext:value-type="float">
            <text:p>968569.702045124</text:p>
          </table:table-cell>
          <table:table-cell/>
          <table:table-cell office:value-type="float" office:value="1442700510.59728" calcext:value-type="float">
            <text:p>1442700510.59728</text:p>
          </table:table-cell>
          <table:table-cell table:formula="of:=[.G1192]-[.B1192]" office:value-type="float" office:value="6.80946612358093" calcext:value-type="float">
            <text:p>6.8094661236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442700503.79615" calcext:value-type="float">
            <text:p>1442700503.79615</text:p>
          </table:table-cell>
          <table:table-cell office:value-type="float" office:value="8096" calcext:value-type="float">
            <text:p>8096</text:p>
          </table:table-cell>
          <table:table-cell table:formula="of:=[.B1193]-[.B$2]" office:value-type="float" office:value="31.8513243198395" calcext:value-type="float">
            <text:p>31.8513243198</text:p>
          </table:table-cell>
          <table:table-cell table:formula="of:=[.C1193]/([.D1193]-[.D1192])" office:value-type="float" office:value="970646.157786417" calcext:value-type="float">
            <text:p>970646.157786417</text:p>
          </table:table-cell>
          <table:table-cell/>
          <table:table-cell office:value-type="float" office:value="1442700510.60081" calcext:value-type="float">
            <text:p>1442700510.60081</text:p>
          </table:table-cell>
          <table:table-cell table:formula="of:=[.G1193]-[.B1193]" office:value-type="float" office:value="6.80465316772461" calcext:value-type="float">
            <text:p>6.8046531677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442700503.80448" calcext:value-type="float">
            <text:p>1442700503.80448</text:p>
          </table:table-cell>
          <table:table-cell office:value-type="float" office:value="8096" calcext:value-type="float">
            <text:p>8096</text:p>
          </table:table-cell>
          <table:table-cell table:formula="of:=[.B1194]-[.B$2]" office:value-type="float" office:value="31.8596510887146" calcext:value-type="float">
            <text:p>31.8596510887</text:p>
          </table:table-cell>
          <table:table-cell table:formula="of:=[.C1194]/([.D1194]-[.D1193])" office:value-type="float" office:value="972285.903622047" calcext:value-type="float">
            <text:p>972285.903622047</text:p>
          </table:table-cell>
          <table:table-cell/>
          <table:table-cell office:value-type="float" office:value="1442700510.6043" calcext:value-type="float">
            <text:p>1442700510.6043</text:p>
          </table:table-cell>
          <table:table-cell table:formula="of:=[.G1194]-[.B1194]" office:value-type="float" office:value="6.79981637001038" calcext:value-type="float">
            <text:p>6.79981637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442700503.81286" calcext:value-type="float">
            <text:p>1442700503.81286</text:p>
          </table:table-cell>
          <table:table-cell office:value-type="float" office:value="8096" calcext:value-type="float">
            <text:p>8096</text:p>
          </table:table-cell>
          <table:table-cell table:formula="of:=[.B1195]-[.B$2]" office:value-type="float" office:value="31.8680362701416" calcext:value-type="float">
            <text:p>31.8680362701</text:p>
          </table:table-cell>
          <table:table-cell table:formula="of:=[.C1195]/([.D1195]-[.D1194])" office:value-type="float" office:value="965512.800227467" calcext:value-type="float">
            <text:p>965512.800227467</text:p>
          </table:table-cell>
          <table:table-cell/>
          <table:table-cell office:value-type="float" office:value="1442700510.60785" calcext:value-type="float">
            <text:p>1442700510.60785</text:p>
          </table:table-cell>
          <table:table-cell table:formula="of:=[.G1195]-[.B1195]" office:value-type="float" office:value="6.79498744010925" calcext:value-type="float">
            <text:p>6.7949874401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442700503.82118" calcext:value-type="float">
            <text:p>1442700503.82118</text:p>
          </table:table-cell>
          <table:table-cell office:value-type="float" office:value="8096" calcext:value-type="float">
            <text:p>8096</text:p>
          </table:table-cell>
          <table:table-cell table:formula="of:=[.B1196]-[.B$2]" office:value-type="float" office:value="31.876350402832" calcext:value-type="float">
            <text:p>31.8763504028</text:p>
          </table:table-cell>
          <table:table-cell table:formula="of:=[.C1196]/([.D1196]-[.D1195])" office:value-type="float" office:value="973763.626519844" calcext:value-type="float">
            <text:p>973763.626519844</text:p>
          </table:table-cell>
          <table:table-cell/>
          <table:table-cell office:value-type="float" office:value="1442700510.61135" calcext:value-type="float">
            <text:p>1442700510.61135</text:p>
          </table:table-cell>
          <table:table-cell table:formula="of:=[.G1196]-[.B1196]" office:value-type="float" office:value="6.79017281532288" calcext:value-type="float">
            <text:p>6.7901728153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442700503.8295" calcext:value-type="float">
            <text:p>1442700503.8295</text:p>
          </table:table-cell>
          <table:table-cell office:value-type="float" office:value="8096" calcext:value-type="float">
            <text:p>8096</text:p>
          </table:table-cell>
          <table:table-cell table:formula="of:=[.B1197]-[.B$2]" office:value-type="float" office:value="31.8846709728241" calcext:value-type="float">
            <text:p>31.8846709728</text:p>
          </table:table-cell>
          <table:table-cell table:formula="of:=[.C1197]/([.D1197]-[.D1196])" office:value-type="float" office:value="973010.263445944" calcext:value-type="float">
            <text:p>973010.263445944</text:p>
          </table:table-cell>
          <table:table-cell/>
          <table:table-cell office:value-type="float" office:value="1442700510.61485" calcext:value-type="float">
            <text:p>1442700510.61485</text:p>
          </table:table-cell>
          <table:table-cell table:formula="of:=[.G1197]-[.B1197]" office:value-type="float" office:value="6.7853467464447" calcext:value-type="float">
            <text:p>6.7853467464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442700503.83782" calcext:value-type="float">
            <text:p>1442700503.83782</text:p>
          </table:table-cell>
          <table:table-cell office:value-type="float" office:value="8096" calcext:value-type="float">
            <text:p>8096</text:p>
          </table:table-cell>
          <table:table-cell table:formula="of:=[.B1198]-[.B$2]" office:value-type="float" office:value="31.8929922580719" calcext:value-type="float">
            <text:p>31.8929922581</text:p>
          </table:table-cell>
          <table:table-cell table:formula="of:=[.C1198]/([.D1198]-[.D1197])" office:value-type="float" office:value="972926.628388058" calcext:value-type="float">
            <text:p>972926.628388058</text:p>
          </table:table-cell>
          <table:table-cell/>
          <table:table-cell office:value-type="float" office:value="1442700510.61837" calcext:value-type="float">
            <text:p>1442700510.61837</text:p>
          </table:table-cell>
          <table:table-cell table:formula="of:=[.G1198]-[.B1198]" office:value-type="float" office:value="6.78055381774902" calcext:value-type="float">
            <text:p>6.7805538177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442700503.84614" calcext:value-type="float">
            <text:p>1442700503.84614</text:p>
          </table:table-cell>
          <table:table-cell office:value-type="float" office:value="8096" calcext:value-type="float">
            <text:p>8096</text:p>
          </table:table-cell>
          <table:table-cell table:formula="of:=[.B1199]-[.B$2]" office:value-type="float" office:value="31.901312828064" calcext:value-type="float">
            <text:p>31.9013128281</text:p>
          </table:table-cell>
          <table:table-cell table:formula="of:=[.C1199]/([.D1199]-[.D1198])" office:value-type="float" office:value="973010.263445944" calcext:value-type="float">
            <text:p>973010.263445944</text:p>
          </table:table-cell>
          <table:table-cell/>
          <table:table-cell office:value-type="float" office:value="1442700510.6219" calcext:value-type="float">
            <text:p>1442700510.6219</text:p>
          </table:table-cell>
          <table:table-cell table:formula="of:=[.G1199]-[.B1199]" office:value-type="float" office:value="6.77575755119324" calcext:value-type="float">
            <text:p>6.7757575512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442700503.85445" calcext:value-type="float">
            <text:p>1442700503.85445</text:p>
          </table:table-cell>
          <table:table-cell office:value-type="float" office:value="8096" calcext:value-type="float">
            <text:p>8096</text:p>
          </table:table-cell>
          <table:table-cell table:formula="of:=[.B1200]-[.B$2]" office:value-type="float" office:value="31.90962266922" calcext:value-type="float">
            <text:p>31.9096226692</text:p>
          </table:table-cell>
          <table:table-cell table:formula="of:=[.C1200]/([.D1200]-[.D1199])" office:value-type="float" office:value="974266.517013829" calcext:value-type="float">
            <text:p>974266.517013829</text:p>
          </table:table-cell>
          <table:table-cell/>
          <table:table-cell office:value-type="float" office:value="1442700510.62544" calcext:value-type="float">
            <text:p>1442700510.62544</text:p>
          </table:table-cell>
          <table:table-cell table:formula="of:=[.G1200]-[.B1200]" office:value-type="float" office:value="6.77098536491394" calcext:value-type="float">
            <text:p>6.7709853649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442700503.86279" calcext:value-type="float">
            <text:p>1442700503.86279</text:p>
          </table:table-cell>
          <table:table-cell office:value-type="float" office:value="8096" calcext:value-type="float">
            <text:p>8096</text:p>
          </table:table-cell>
          <table:table-cell table:formula="of:=[.B1201]-[.B$2]" office:value-type="float" office:value="31.917961359024" calcext:value-type="float">
            <text:p>31.917961359</text:p>
          </table:table-cell>
          <table:table-cell table:formula="of:=[.C1201]/([.D1201]-[.D1200])" office:value-type="float" office:value="970895.930922087" calcext:value-type="float">
            <text:p>970895.930922087</text:p>
          </table:table-cell>
          <table:table-cell/>
          <table:table-cell office:value-type="float" office:value="1442700510.62897" calcext:value-type="float">
            <text:p>1442700510.62897</text:p>
          </table:table-cell>
          <table:table-cell table:formula="of:=[.G1201]-[.B1201]" office:value-type="float" office:value="6.76617980003357" calcext:value-type="float">
            <text:p>6.7661798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42700503.87112" calcext:value-type="float">
            <text:p>1442700503.87112</text:p>
          </table:table-cell>
          <table:table-cell office:value-type="float" office:value="8096" calcext:value-type="float">
            <text:p>8096</text:p>
          </table:table-cell>
          <table:table-cell table:formula="of:=[.B1202]-[.B$2]" office:value-type="float" office:value="31.926290512085" calcext:value-type="float">
            <text:p>31.9262905121</text:p>
          </table:table-cell>
          <table:table-cell table:formula="of:=[.C1202]/([.D1202]-[.D1201])" office:value-type="float" office:value="972007.590782883" calcext:value-type="float">
            <text:p>972007.590782883</text:p>
          </table:table-cell>
          <table:table-cell/>
          <table:table-cell office:value-type="float" office:value="1442700510.63251" calcext:value-type="float">
            <text:p>1442700510.63251</text:p>
          </table:table-cell>
          <table:table-cell table:formula="of:=[.G1202]-[.B1202]" office:value-type="float" office:value="6.76139068603516" calcext:value-type="float">
            <text:p>6.761390686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42700503.87944" calcext:value-type="float">
            <text:p>1442700503.87944</text:p>
          </table:table-cell>
          <table:table-cell office:value-type="float" office:value="8096" calcext:value-type="float">
            <text:p>8096</text:p>
          </table:table-cell>
          <table:table-cell table:formula="of:=[.B1203]-[.B$2]" office:value-type="float" office:value="31.9346127510071" calcext:value-type="float">
            <text:p>31.934612751</text:p>
          </table:table-cell>
          <table:table-cell table:formula="of:=[.C1203]/([.D1203]-[.D1202])" office:value-type="float" office:value="972815.137340285" calcext:value-type="float">
            <text:p>972815.137340285</text:p>
          </table:table-cell>
          <table:table-cell/>
          <table:table-cell office:value-type="float" office:value="1442700510.63605" calcext:value-type="float">
            <text:p>1442700510.63605</text:p>
          </table:table-cell>
          <table:table-cell table:formula="of:=[.G1203]-[.B1203]" office:value-type="float" office:value="6.7566077709198" calcext:value-type="float">
            <text:p>6.7566077709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442700503.88776" calcext:value-type="float">
            <text:p>1442700503.88776</text:p>
          </table:table-cell>
          <table:table-cell office:value-type="float" office:value="8096" calcext:value-type="float">
            <text:p>8096</text:p>
          </table:table-cell>
          <table:table-cell table:formula="of:=[.B1204]-[.B$2]" office:value-type="float" office:value="31.9429302215576" calcext:value-type="float">
            <text:p>31.9429302216</text:p>
          </table:table-cell>
          <table:table-cell table:formula="of:=[.C1204]/([.D1204]-[.D1203])" office:value-type="float" office:value="973372.848248581" calcext:value-type="float">
            <text:p>973372.848248581</text:p>
          </table:table-cell>
          <table:table-cell/>
          <table:table-cell office:value-type="float" office:value="1442700510.63958" calcext:value-type="float">
            <text:p>1442700510.63958</text:p>
          </table:table-cell>
          <table:table-cell table:formula="of:=[.G1204]-[.B1204]" office:value-type="float" office:value="6.75182580947876" calcext:value-type="float">
            <text:p>6.7518258095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442700503.89607" calcext:value-type="float">
            <text:p>1442700503.89607</text:p>
          </table:table-cell>
          <table:table-cell office:value-type="float" office:value="8096" calcext:value-type="float">
            <text:p>8096</text:p>
          </table:table-cell>
          <table:table-cell table:formula="of:=[.B1205]-[.B$2]" office:value-type="float" office:value="31.9512453079224" calcext:value-type="float">
            <text:p>31.9512453079</text:p>
          </table:table-cell>
          <table:table-cell table:formula="of:=[.C1205]/([.D1205]-[.D1204])" office:value-type="float" office:value="973651.94357151" calcext:value-type="float">
            <text:p>973651.94357151</text:p>
          </table:table-cell>
          <table:table-cell/>
          <table:table-cell office:value-type="float" office:value="1442700510.64312" calcext:value-type="float">
            <text:p>1442700510.64312</text:p>
          </table:table-cell>
          <table:table-cell table:formula="of:=[.G1205]-[.B1205]" office:value-type="float" office:value="6.74704170227051" calcext:value-type="float">
            <text:p>6.7470417023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442700503.90439" calcext:value-type="float">
            <text:p>1442700503.90439</text:p>
          </table:table-cell>
          <table:table-cell office:value-type="float" office:value="8096" calcext:value-type="float">
            <text:p>8096</text:p>
          </table:table-cell>
          <table:table-cell table:formula="of:=[.B1206]-[.B$2]" office:value-type="float" office:value="31.9595606327057" calcext:value-type="float">
            <text:p>31.9595606327</text:p>
          </table:table-cell>
          <table:table-cell table:formula="of:=[.C1206]/([.D1206]-[.D1205])" office:value-type="float" office:value="973624.026837171" calcext:value-type="float">
            <text:p>973624.026837171</text:p>
          </table:table-cell>
          <table:table-cell/>
          <table:table-cell office:value-type="float" office:value="1442700510.64665" calcext:value-type="float">
            <text:p>1442700510.64665</text:p>
          </table:table-cell>
          <table:table-cell table:formula="of:=[.G1206]-[.B1206]" office:value-type="float" office:value="6.74225902557373" calcext:value-type="float">
            <text:p>6.7422590256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442700503.91271" calcext:value-type="float">
            <text:p>1442700503.91271</text:p>
          </table:table-cell>
          <table:table-cell office:value-type="float" office:value="8096" calcext:value-type="float">
            <text:p>8096</text:p>
          </table:table-cell>
          <table:table-cell table:formula="of:=[.B1207]-[.B$2]" office:value-type="float" office:value="31.9678845405579" calcext:value-type="float">
            <text:p>31.9678845406</text:p>
          </table:table-cell>
          <table:table-cell table:formula="of:=[.C1207]/([.D1207]-[.D1206])" office:value-type="float" office:value="972620.089479564" calcext:value-type="float">
            <text:p>972620.089479564</text:p>
          </table:table-cell>
          <table:table-cell/>
          <table:table-cell office:value-type="float" office:value="1442700510.65019" calcext:value-type="float">
            <text:p>1442700510.65019</text:p>
          </table:table-cell>
          <table:table-cell table:formula="of:=[.G1207]-[.B1207]" office:value-type="float" office:value="6.73747992515564" calcext:value-type="float">
            <text:p>6.7374799252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42700503.921" calcext:value-type="float">
            <text:p>1442700503.921</text:p>
          </table:table-cell>
          <table:table-cell office:value-type="float" office:value="8096" calcext:value-type="float">
            <text:p>8096</text:p>
          </table:table-cell>
          <table:table-cell table:formula="of:=[.B1208]-[.B$2]" office:value-type="float" office:value="31.9761738777161" calcext:value-type="float">
            <text:p>31.9761738777</text:p>
          </table:table-cell>
          <table:table-cell table:formula="of:=[.C1208]/([.D1208]-[.D1207])" office:value-type="float" office:value="976676.403129314" calcext:value-type="float">
            <text:p>976676.403129314</text:p>
          </table:table-cell>
          <table:table-cell/>
          <table:table-cell office:value-type="float" office:value="1442700510.65373" calcext:value-type="float">
            <text:p>1442700510.65373</text:p>
          </table:table-cell>
          <table:table-cell table:formula="of:=[.G1208]-[.B1208]" office:value-type="float" office:value="6.73272514343262" calcext:value-type="float">
            <text:p>6.7327251434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442700503.9293" calcext:value-type="float">
            <text:p>1442700503.9293</text:p>
          </table:table-cell>
          <table:table-cell office:value-type="float" office:value="8096" calcext:value-type="float">
            <text:p>8096</text:p>
          </table:table-cell>
          <table:table-cell table:formula="of:=[.B1209]-[.B$2]" office:value-type="float" office:value="31.9844708442688" calcext:value-type="float">
            <text:p>31.9844708443</text:p>
          </table:table-cell>
          <table:table-cell table:formula="of:=[.C1209]/([.D1209]-[.D1208])" office:value-type="float" office:value="975778.309885058" calcext:value-type="float">
            <text:p>975778.309885058</text:p>
          </table:table-cell>
          <table:table-cell/>
          <table:table-cell office:value-type="float" office:value="1442700510.65725" calcext:value-type="float">
            <text:p>1442700510.65725</text:p>
          </table:table-cell>
          <table:table-cell table:formula="of:=[.G1209]-[.B1209]" office:value-type="float" office:value="6.7279531955719" calcext:value-type="float">
            <text:p>6.7279531956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442700503.93762" calcext:value-type="float">
            <text:p>1442700503.93762</text:p>
          </table:table-cell>
          <table:table-cell office:value-type="float" office:value="8096" calcext:value-type="float">
            <text:p>8096</text:p>
          </table:table-cell>
          <table:table-cell table:formula="of:=[.B1210]-[.B$2]" office:value-type="float" office:value="31.9927923679352" calcext:value-type="float">
            <text:p>31.9927923679</text:p>
          </table:table-cell>
          <table:table-cell table:formula="of:=[.C1210]/([.D1210]-[.D1209])" office:value-type="float" office:value="972898.753230381" calcext:value-type="float">
            <text:p>972898.753230381</text:p>
          </table:table-cell>
          <table:table-cell/>
          <table:table-cell office:value-type="float" office:value="1442700510.66078" calcext:value-type="float">
            <text:p>1442700510.66078</text:p>
          </table:table-cell>
          <table:table-cell table:formula="of:=[.G1210]-[.B1210]" office:value-type="float" office:value="6.72316217422485" calcext:value-type="float">
            <text:p>6.7231621742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442700503.94597" calcext:value-type="float">
            <text:p>1442700503.94597</text:p>
          </table:table-cell>
          <table:table-cell office:value-type="float" office:value="8096" calcext:value-type="float">
            <text:p>8096</text:p>
          </table:table-cell>
          <table:table-cell table:formula="of:=[.B1211]-[.B$2]" office:value-type="float" office:value="32.0011391639709" calcext:value-type="float">
            <text:p>32.001139164</text:p>
          </table:table-cell>
          <table:table-cell table:formula="of:=[.C1211]/([.D1211]-[.D1210])" office:value-type="float" office:value="969953.017338399" calcext:value-type="float">
            <text:p>969953.017338399</text:p>
          </table:table-cell>
          <table:table-cell/>
          <table:table-cell office:value-type="float" office:value="1442700510.67852" calcext:value-type="float">
            <text:p>1442700510.67852</text:p>
          </table:table-cell>
          <table:table-cell table:formula="of:=[.G1211]-[.B1211]" office:value-type="float" office:value="6.73255395889282" calcext:value-type="float">
            <text:p>6.7325539589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42700503.95437" calcext:value-type="float">
            <text:p>1442700503.95437</text:p>
          </table:table-cell>
          <table:table-cell office:value-type="float" office:value="8096" calcext:value-type="float">
            <text:p>8096</text:p>
          </table:table-cell>
          <table:table-cell table:formula="of:=[.B1212]-[.B$2]" office:value-type="float" office:value="32.0095410346985" calcext:value-type="float">
            <text:p>32.0095410347</text:p>
          </table:table-cell>
          <table:table-cell table:formula="of:=[.C1212]/([.D1212]-[.D1211])" office:value-type="float" office:value="963594.925766175" calcext:value-type="float">
            <text:p>963594.925766175</text:p>
          </table:table-cell>
          <table:table-cell/>
          <table:table-cell office:value-type="float" office:value="1442700510.68206" calcext:value-type="float">
            <text:p>1442700510.68206</text:p>
          </table:table-cell>
          <table:table-cell table:formula="of:=[.G1212]-[.B1212]" office:value-type="float" office:value="6.72768950462341" calcext:value-type="float">
            <text:p>6.7276895046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442700503.96274" calcext:value-type="float">
            <text:p>1442700503.96274</text:p>
          </table:table-cell>
          <table:table-cell office:value-type="float" office:value="8096" calcext:value-type="float">
            <text:p>8096</text:p>
          </table:table-cell>
          <table:table-cell table:formula="of:=[.B1213]-[.B$2]" office:value-type="float" office:value="32.0179095268249" calcext:value-type="float">
            <text:p>32.0179095268</text:p>
          </table:table-cell>
          <table:table-cell table:formula="of:=[.C1213]/([.D1213]-[.D1212])" office:value-type="float" office:value="967438.324330484" calcext:value-type="float">
            <text:p>967438.324330484</text:p>
          </table:table-cell>
          <table:table-cell/>
          <table:table-cell office:value-type="float" office:value="1442700510.68561" calcext:value-type="float">
            <text:p>1442700510.68561</text:p>
          </table:table-cell>
          <table:table-cell table:formula="of:=[.G1213]-[.B1213]" office:value-type="float" office:value="6.72287344932556" calcext:value-type="float">
            <text:p>6.7228734493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42700503.97104" calcext:value-type="float">
            <text:p>1442700503.97104</text:p>
          </table:table-cell>
          <table:table-cell office:value-type="float" office:value="8096" calcext:value-type="float">
            <text:p>8096</text:p>
          </table:table-cell>
          <table:table-cell table:formula="of:=[.B1214]-[.B$2]" office:value-type="float" office:value="32.0262155532837" calcext:value-type="float">
            <text:p>32.0262155533</text:p>
          </table:table-cell>
          <table:table-cell table:formula="of:=[.C1214]/([.D1214]-[.D1213])" office:value-type="float" office:value="974713.967047477" calcext:value-type="float">
            <text:p>974713.967047477</text:p>
          </table:table-cell>
          <table:table-cell/>
          <table:table-cell office:value-type="float" office:value="1442700510.7316" calcext:value-type="float">
            <text:p>1442700510.7316</text:p>
          </table:table-cell>
          <table:table-cell table:formula="of:=[.G1214]-[.B1214]" office:value-type="float" office:value="6.76055526733398" calcext:value-type="float">
            <text:p>6.7605552673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42700503.97939" calcext:value-type="float">
            <text:p>1442700503.97939</text:p>
          </table:table-cell>
          <table:table-cell office:value-type="float" office:value="8096" calcext:value-type="float">
            <text:p>8096</text:p>
          </table:table-cell>
          <table:table-cell table:formula="of:=[.B1215]-[.B$2]" office:value-type="float" office:value="32.0345585346222" calcext:value-type="float">
            <text:p>32.0345585346</text:p>
          </table:table-cell>
          <table:table-cell table:formula="of:=[.C1215]/([.D1215]-[.D1214])" office:value-type="float" office:value="970396.513131198" calcext:value-type="float">
            <text:p>970396.513131198</text:p>
          </table:table-cell>
          <table:table-cell/>
          <table:table-cell office:value-type="float" office:value="1442700510.73514" calcext:value-type="float">
            <text:p>1442700510.73514</text:p>
          </table:table-cell>
          <table:table-cell table:formula="of:=[.G1215]-[.B1215]" office:value-type="float" office:value="6.75574827194214" calcext:value-type="float">
            <text:p>6.7557482719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42700503.98773" calcext:value-type="float">
            <text:p>1442700503.98773</text:p>
          </table:table-cell>
          <table:table-cell office:value-type="float" office:value="8096" calcext:value-type="float">
            <text:p>8096</text:p>
          </table:table-cell>
          <table:table-cell table:formula="of:=[.B1216]-[.B$2]" office:value-type="float" office:value="32.0428998470306" calcext:value-type="float">
            <text:p>32.042899847</text:p>
          </table:table-cell>
          <table:table-cell table:formula="of:=[.C1216]/([.D1216]-[.D1215])" office:value-type="float" office:value="970590.67009661" calcext:value-type="float">
            <text:p>970590.67009661</text:p>
          </table:table-cell>
          <table:table-cell/>
          <table:table-cell office:value-type="float" office:value="1442700510.73872" calcext:value-type="float">
            <text:p>1442700510.73872</text:p>
          </table:table-cell>
          <table:table-cell table:formula="of:=[.G1216]-[.B1216]" office:value-type="float" office:value="6.75098729133606" calcext:value-type="float">
            <text:p>6.7509872913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442700503.99607" calcext:value-type="float">
            <text:p>1442700503.99607</text:p>
          </table:table-cell>
          <table:table-cell office:value-type="float" office:value="8096" calcext:value-type="float">
            <text:p>8096</text:p>
          </table:table-cell>
          <table:table-cell table:formula="of:=[.B1217]-[.B$2]" office:value-type="float" office:value="32.0512390136719" calcext:value-type="float">
            <text:p>32.0512390137</text:p>
          </table:table-cell>
          <table:table-cell table:formula="of:=[.C1217]/([.D1217]-[.D1216])" office:value-type="float" office:value="970840.414672499" calcext:value-type="float">
            <text:p>970840.414672499</text:p>
          </table:table-cell>
          <table:table-cell/>
          <table:table-cell office:value-type="float" office:value="1442700510.75212" calcext:value-type="float">
            <text:p>1442700510.75212</text:p>
          </table:table-cell>
          <table:table-cell table:formula="of:=[.G1217]-[.B1217]" office:value-type="float" office:value="6.75605058670044" calcext:value-type="float">
            <text:p>6.7560505867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442700504.00441" calcext:value-type="float">
            <text:p>1442700504.00441</text:p>
          </table:table-cell>
          <table:table-cell office:value-type="float" office:value="8096" calcext:value-type="float">
            <text:p>8096</text:p>
          </table:table-cell>
          <table:table-cell table:formula="of:=[.B1218]-[.B$2]" office:value-type="float" office:value="32.0595862865448" calcext:value-type="float">
            <text:p>32.0595862865</text:p>
          </table:table-cell>
          <table:table-cell table:formula="of:=[.C1218]/([.D1218]-[.D1217])" office:value-type="float" office:value="969897.608865785" calcext:value-type="float">
            <text:p>969897.608865785</text:p>
          </table:table-cell>
          <table:table-cell/>
          <table:table-cell office:value-type="float" office:value="1442700510.75564" calcext:value-type="float">
            <text:p>1442700510.75564</text:p>
          </table:table-cell>
          <table:table-cell table:formula="of:=[.G1218]-[.B1218]" office:value-type="float" office:value="6.75122928619385" calcext:value-type="float">
            <text:p>6.7512292862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442700504.01272" calcext:value-type="float">
            <text:p>1442700504.01272</text:p>
          </table:table-cell>
          <table:table-cell office:value-type="float" office:value="8096" calcext:value-type="float">
            <text:p>8096</text:p>
          </table:table-cell>
          <table:table-cell table:formula="of:=[.B1219]-[.B$2]" office:value-type="float" office:value="32.0678923130035" calcext:value-type="float">
            <text:p>32.067892313</text:p>
          </table:table-cell>
          <table:table-cell table:formula="of:=[.C1219]/([.D1219]-[.D1218])" office:value-type="float" office:value="974713.967047477" calcext:value-type="float">
            <text:p>974713.967047477</text:p>
          </table:table-cell>
          <table:table-cell/>
          <table:table-cell office:value-type="float" office:value="1442700510.75918" calcext:value-type="float">
            <text:p>1442700510.75918</text:p>
          </table:table-cell>
          <table:table-cell table:formula="of:=[.G1219]-[.B1219]" office:value-type="float" office:value="6.74645447731018" calcext:value-type="float">
            <text:p>6.7464544773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442700504.02108" calcext:value-type="float">
            <text:p>1442700504.02108</text:p>
          </table:table-cell>
          <table:table-cell office:value-type="float" office:value="8096" calcext:value-type="float">
            <text:p>8096</text:p>
          </table:table-cell>
          <table:table-cell table:formula="of:=[.B1220]-[.B$2]" office:value-type="float" office:value="32.0762553215027" calcext:value-type="float">
            <text:p>32.0762553215</text:p>
          </table:table-cell>
          <table:table-cell table:formula="of:=[.C1220]/([.D1220]-[.D1219])" office:value-type="float" office:value="968072.673945891" calcext:value-type="float">
            <text:p>968072.673945891</text:p>
          </table:table-cell>
          <table:table-cell/>
          <table:table-cell office:value-type="float" office:value="1442700510.77894" calcext:value-type="float">
            <text:p>1442700510.77894</text:p>
          </table:table-cell>
          <table:table-cell table:formula="of:=[.G1220]-[.B1220]" office:value-type="float" office:value="6.75785970687866" calcext:value-type="float">
            <text:p>6.7578597069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442700504.02944" calcext:value-type="float">
            <text:p>1442700504.02944</text:p>
          </table:table-cell>
          <table:table-cell office:value-type="float" office:value="8096" calcext:value-type="float">
            <text:p>8096</text:p>
          </table:table-cell>
          <table:table-cell table:formula="of:=[.B1221]-[.B$2]" office:value-type="float" office:value="32.0846104621887" calcext:value-type="float">
            <text:p>32.0846104622</text:p>
          </table:table-cell>
          <table:table-cell table:formula="of:=[.C1221]/([.D1221]-[.D1220])" office:value-type="float" office:value="968984.282159571" calcext:value-type="float">
            <text:p>968984.282159571</text:p>
          </table:table-cell>
          <table:table-cell/>
          <table:table-cell office:value-type="float" office:value="1442700510.78245" calcext:value-type="float">
            <text:p>1442700510.78245</text:p>
          </table:table-cell>
          <table:table-cell table:formula="of:=[.G1221]-[.B1221]" office:value-type="float" office:value="6.75301170349121" calcext:value-type="float">
            <text:p>6.7530117035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442700504.03776" calcext:value-type="float">
            <text:p>1442700504.03776</text:p>
          </table:table-cell>
          <table:table-cell office:value-type="float" office:value="8096" calcext:value-type="float">
            <text:p>8096</text:p>
          </table:table-cell>
          <table:table-cell table:formula="of:=[.B1222]-[.B$2]" office:value-type="float" office:value="32.0929324626923" calcext:value-type="float">
            <text:p>32.0929324627</text:p>
          </table:table-cell>
          <table:table-cell table:formula="of:=[.C1222]/([.D1222]-[.D1221])" office:value-type="float" office:value="972843.007706632" calcext:value-type="float">
            <text:p>972843.007706632</text:p>
          </table:table-cell>
          <table:table-cell/>
          <table:table-cell office:value-type="float" office:value="1442700510.81305" calcext:value-type="float">
            <text:p>1442700510.81305</text:p>
          </table:table-cell>
          <table:table-cell table:formula="of:=[.G1222]-[.B1222]" office:value-type="float" office:value="6.77529072761536" calcext:value-type="float">
            <text:p>6.7752907276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442700504.04609" calcext:value-type="float">
            <text:p>1442700504.04609</text:p>
          </table:table-cell>
          <table:table-cell office:value-type="float" office:value="8096" calcext:value-type="float">
            <text:p>8096</text:p>
          </table:table-cell>
          <table:table-cell table:formula="of:=[.B1223]-[.B$2]" office:value-type="float" office:value="32.1012630462646" calcext:value-type="float">
            <text:p>32.1012630463</text:p>
          </table:table-cell>
          <table:table-cell table:formula="of:=[.C1223]/([.D1223]-[.D1222])" office:value-type="float" office:value="971840.67954552" calcext:value-type="float">
            <text:p>971840.67954552</text:p>
          </table:table-cell>
          <table:table-cell/>
          <table:table-cell office:value-type="float" office:value="1442700510.81661" calcext:value-type="float">
            <text:p>1442700510.81661</text:p>
          </table:table-cell>
          <table:table-cell table:formula="of:=[.G1223]-[.B1223]" office:value-type="float" office:value="6.77051782608032" calcext:value-type="float">
            <text:p>6.7705178261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442700504.0545" calcext:value-type="float">
            <text:p>1442700504.0545</text:p>
          </table:table-cell>
          <table:table-cell office:value-type="float" office:value="8096" calcext:value-type="float">
            <text:p>8096</text:p>
          </table:table-cell>
          <table:table-cell table:formula="of:=[.B1224]-[.B$2]" office:value-type="float" office:value="32.1096723079681" calcext:value-type="float">
            <text:p>32.109672308</text:p>
          </table:table-cell>
          <table:table-cell table:formula="of:=[.C1224]/([.D1224]-[.D1223])" office:value-type="float" office:value="962748.013495506" calcext:value-type="float">
            <text:p>962748.013495506</text:p>
          </table:table-cell>
          <table:table-cell/>
          <table:table-cell office:value-type="float" office:value="1442700510.82012" calcext:value-type="float">
            <text:p>1442700510.82012</text:p>
          </table:table-cell>
          <table:table-cell table:formula="of:=[.G1224]-[.B1224]" office:value-type="float" office:value="6.76562142372131" calcext:value-type="float">
            <text:p>6.7656214237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442700504.06288" calcext:value-type="float">
            <text:p>1442700504.06288</text:p>
          </table:table-cell>
          <table:table-cell office:value-type="float" office:value="8096" calcext:value-type="float">
            <text:p>8096</text:p>
          </table:table-cell>
          <table:table-cell table:formula="of:=[.B1225]-[.B$2]" office:value-type="float" office:value="32.1180520057678" calcext:value-type="float">
            <text:p>32.1180520058</text:p>
          </table:table-cell>
          <table:table-cell table:formula="of:=[.C1225]/([.D1225]-[.D1224])" office:value-type="float" office:value="966144.626397701" calcext:value-type="float">
            <text:p>966144.626397701</text:p>
          </table:table-cell>
          <table:table-cell/>
          <table:table-cell office:value-type="float" office:value="1442700510.83204" calcext:value-type="float">
            <text:p>1442700510.83204</text:p>
          </table:table-cell>
          <table:table-cell table:formula="of:=[.G1225]-[.B1225]" office:value-type="float" office:value="6.76916170120239" calcext:value-type="float">
            <text:p>6.7691617012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442700504.07121" calcext:value-type="float">
            <text:p>1442700504.07121</text:p>
          </table:table-cell>
          <table:table-cell office:value-type="float" office:value="8096" calcext:value-type="float">
            <text:p>8096</text:p>
          </table:table-cell>
          <table:table-cell table:formula="of:=[.B1226]-[.B$2]" office:value-type="float" office:value="32.1263842582703" calcext:value-type="float">
            <text:p>32.1263842583</text:p>
          </table:table-cell>
          <table:table-cell table:formula="of:=[.C1226]/([.D1226]-[.D1225])" office:value-type="float" office:value="971646.022204418" calcext:value-type="float">
            <text:p>971646.022204418</text:p>
          </table:table-cell>
          <table:table-cell/>
          <table:table-cell office:value-type="float" office:value="1442700510.83557" calcext:value-type="float">
            <text:p>1442700510.83557</text:p>
          </table:table-cell>
          <table:table-cell table:formula="of:=[.G1226]-[.B1226]" office:value-type="float" office:value="6.76435613632202" calcext:value-type="float">
            <text:p>6.7643561363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442700504.07951" calcext:value-type="float">
            <text:p>1442700504.07951</text:p>
          </table:table-cell>
          <table:table-cell office:value-type="float" office:value="8096" calcext:value-type="float">
            <text:p>8096</text:p>
          </table:table-cell>
          <table:table-cell table:formula="of:=[.B1227]-[.B$2]" office:value-type="float" office:value="32.134685754776" calcext:value-type="float">
            <text:p>32.1346857548</text:p>
          </table:table-cell>
          <table:table-cell table:formula="of:=[.C1227]/([.D1227]-[.D1226])" office:value-type="float" office:value="975245.848071455" calcext:value-type="float">
            <text:p>975245.848071455</text:p>
          </table:table-cell>
          <table:table-cell/>
          <table:table-cell office:value-type="float" office:value="1442700510.8391" calcext:value-type="float">
            <text:p>1442700510.8391</text:p>
          </table:table-cell>
          <table:table-cell table:formula="of:=[.G1227]-[.B1227]" office:value-type="float" office:value="6.75958251953125" calcext:value-type="float">
            <text:p>6.7595825195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442700504.08784" calcext:value-type="float">
            <text:p>1442700504.08784</text:p>
          </table:table-cell>
          <table:table-cell office:value-type="float" office:value="8096" calcext:value-type="float">
            <text:p>8096</text:p>
          </table:table-cell>
          <table:table-cell table:formula="of:=[.B1228]-[.B$2]" office:value-type="float" office:value="32.1430122852325" calcext:value-type="float">
            <text:p>32.1430122852</text:p>
          </table:table-cell>
          <table:table-cell table:formula="of:=[.C1228]/([.D1228]-[.D1227])" office:value-type="float" office:value="972313.743671974" calcext:value-type="float">
            <text:p>972313.743671974</text:p>
          </table:table-cell>
          <table:table-cell/>
          <table:table-cell office:value-type="float" office:value="1442700510.85257" calcext:value-type="float">
            <text:p>1442700510.85257</text:p>
          </table:table-cell>
          <table:table-cell table:formula="of:=[.G1228]-[.B1228]" office:value-type="float" office:value="6.76472949981689" calcext:value-type="float">
            <text:p>6.7647294998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442700504.09616" calcext:value-type="float">
            <text:p>1442700504.09616</text:p>
          </table:table-cell>
          <table:table-cell office:value-type="float" office:value="8096" calcext:value-type="float">
            <text:p>8096</text:p>
          </table:table-cell>
          <table:table-cell table:formula="of:=[.B1229]-[.B$2]" office:value-type="float" office:value="32.1513361930847" calcext:value-type="float">
            <text:p>32.1513361931</text:p>
          </table:table-cell>
          <table:table-cell table:formula="of:=[.C1229]/([.D1229]-[.D1228])" office:value-type="float" office:value="972620.089479564" calcext:value-type="float">
            <text:p>972620.089479564</text:p>
          </table:table-cell>
          <table:table-cell/>
          <table:table-cell office:value-type="float" office:value="1442700510.8561" calcext:value-type="float">
            <text:p>1442700510.8561</text:p>
          </table:table-cell>
          <table:table-cell table:formula="of:=[.G1229]-[.B1229]" office:value-type="float" office:value="6.75993585586548" calcext:value-type="float">
            <text:p>6.7599358559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42700504.10448" calcext:value-type="float">
            <text:p>1442700504.10448</text:p>
          </table:table-cell>
          <table:table-cell office:value-type="float" office:value="8096" calcext:value-type="float">
            <text:p>8096</text:p>
          </table:table-cell>
          <table:table-cell table:formula="of:=[.B1230]-[.B$2]" office:value-type="float" office:value="32.159654378891" calcext:value-type="float">
            <text:p>32.1596543789</text:p>
          </table:table-cell>
          <table:table-cell table:formula="of:=[.C1230]/([.D1230]-[.D1229])" office:value-type="float" office:value="973289.150849838" calcext:value-type="float">
            <text:p>973289.150849838</text:p>
          </table:table-cell>
          <table:table-cell/>
          <table:table-cell office:value-type="float" office:value="1442700510.85967" calcext:value-type="float">
            <text:p>1442700510.85967</text:p>
          </table:table-cell>
          <table:table-cell table:formula="of:=[.G1230]-[.B1230]" office:value-type="float" office:value="6.75518774986267" calcext:value-type="float">
            <text:p>6.7551877499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442700504.11285" calcext:value-type="float">
            <text:p>1442700504.11285</text:p>
          </table:table-cell>
          <table:table-cell office:value-type="float" office:value="8096" calcext:value-type="float">
            <text:p>8096</text:p>
          </table:table-cell>
          <table:table-cell table:formula="of:=[.B1231]-[.B$2]" office:value-type="float" office:value="32.168025970459" calcext:value-type="float">
            <text:p>32.1680259705</text:p>
          </table:table-cell>
          <table:table-cell table:formula="of:=[.C1231]/([.D1231]-[.D1230])" office:value-type="float" office:value="967080.146498448" calcext:value-type="float">
            <text:p>967080.146498448</text:p>
          </table:table-cell>
          <table:table-cell/>
          <table:table-cell office:value-type="float" office:value="1442700510.87953" calcext:value-type="float">
            <text:p>1442700510.87953</text:p>
          </table:table-cell>
          <table:table-cell table:formula="of:=[.G1231]-[.B1231]" office:value-type="float" office:value="6.76667475700378" calcext:value-type="float">
            <text:p>6.766674757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42700504.12116" calcext:value-type="float">
            <text:p>1442700504.12116</text:p>
          </table:table-cell>
          <table:table-cell office:value-type="float" office:value="8096" calcext:value-type="float">
            <text:p>8096</text:p>
          </table:table-cell>
          <table:table-cell table:formula="of:=[.B1232]-[.B$2]" office:value-type="float" office:value="32.1763319969177" calcext:value-type="float">
            <text:p>32.1763319969</text:p>
          </table:table-cell>
          <table:table-cell table:formula="of:=[.C1232]/([.D1232]-[.D1231])" office:value-type="float" office:value="974713.967047477" calcext:value-type="float">
            <text:p>974713.967047477</text:p>
          </table:table-cell>
          <table:table-cell/>
          <table:table-cell office:value-type="float" office:value="1442700510.88306" calcext:value-type="float">
            <text:p>1442700510.88306</text:p>
          </table:table-cell>
          <table:table-cell table:formula="of:=[.G1232]-[.B1232]" office:value-type="float" office:value="6.76189661026001" calcext:value-type="float">
            <text:p>6.7618966103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442700504.12946" calcext:value-type="float">
            <text:p>1442700504.12946</text:p>
          </table:table-cell>
          <table:table-cell office:value-type="float" office:value="8096" calcext:value-type="float">
            <text:p>8096</text:p>
          </table:table-cell>
          <table:table-cell table:formula="of:=[.B1233]-[.B$2]" office:value-type="float" office:value="32.1846330165863" calcext:value-type="float">
            <text:p>32.1846330166</text:p>
          </table:table-cell>
          <table:table-cell table:formula="of:=[.C1233]/([.D1233]-[.D1232])" office:value-type="float" office:value="975301.869316713" calcext:value-type="float">
            <text:p>975301.869316713</text:p>
          </table:table-cell>
          <table:table-cell/>
          <table:table-cell office:value-type="float" office:value="1442700510.88659" calcext:value-type="float">
            <text:p>1442700510.88659</text:p>
          </table:table-cell>
          <table:table-cell table:formula="of:=[.G1233]-[.B1233]" office:value-type="float" office:value="6.7571291923523" calcext:value-type="float">
            <text:p>6.7571291924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442700504.13776" calcext:value-type="float">
            <text:p>1442700504.13776</text:p>
          </table:table-cell>
          <table:table-cell office:value-type="float" office:value="8096" calcext:value-type="float">
            <text:p>8096</text:p>
          </table:table-cell>
          <table:table-cell table:formula="of:=[.B1234]-[.B$2]" office:value-type="float" office:value="32.1929361820221" calcext:value-type="float">
            <text:p>32.192936182</text:p>
          </table:table-cell>
          <table:table-cell table:formula="of:=[.C1234]/([.D1234]-[.D1233])" office:value-type="float" office:value="975049.824384081" calcext:value-type="float">
            <text:p>975049.824384081</text:p>
          </table:table-cell>
          <table:table-cell/>
          <table:table-cell office:value-type="float" office:value="1442700510.91352" calcext:value-type="float">
            <text:p>1442700510.91352</text:p>
          </table:table-cell>
          <table:table-cell table:formula="of:=[.G1234]-[.B1234]" office:value-type="float" office:value="6.77575254440308" calcext:value-type="float">
            <text:p>6.7757525444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442700504.14609" calcext:value-type="float">
            <text:p>1442700504.14609</text:p>
          </table:table-cell>
          <table:table-cell office:value-type="float" office:value="8096" calcext:value-type="float">
            <text:p>8096</text:p>
          </table:table-cell>
          <table:table-cell table:formula="of:=[.B1235]-[.B$2]" office:value-type="float" office:value="32.2012655735016" calcext:value-type="float">
            <text:p>32.2012655735</text:p>
          </table:table-cell>
          <table:table-cell table:formula="of:=[.C1235]/([.D1235]-[.D1234])" office:value-type="float" office:value="971979.768261965" calcext:value-type="float">
            <text:p>971979.768261965</text:p>
          </table:table-cell>
          <table:table-cell/>
          <table:table-cell office:value-type="float" office:value="1442700510.91705" calcext:value-type="float">
            <text:p>1442700510.91705</text:p>
          </table:table-cell>
          <table:table-cell table:formula="of:=[.G1235]-[.B1235]" office:value-type="float" office:value="6.77095079421997" calcext:value-type="float">
            <text:p>6.7709507942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42700504.15443" calcext:value-type="float">
            <text:p>1442700504.15443</text:p>
          </table:table-cell>
          <table:table-cell office:value-type="float" office:value="8096" calcext:value-type="float">
            <text:p>8096</text:p>
          </table:table-cell>
          <table:table-cell table:formula="of:=[.B1236]-[.B$2]" office:value-type="float" office:value="32.2096011638641" calcext:value-type="float">
            <text:p>32.2096011639</text:p>
          </table:table-cell>
          <table:table-cell table:formula="of:=[.C1236]/([.D1236]-[.D1235])" office:value-type="float" office:value="971256.94136491" calcext:value-type="float">
            <text:p>971256.94136491</text:p>
          </table:table-cell>
          <table:table-cell/>
          <table:table-cell office:value-type="float" office:value="1442700510.9206" calcext:value-type="float">
            <text:p>1442700510.9206</text:p>
          </table:table-cell>
          <table:table-cell table:formula="of:=[.G1236]-[.B1236]" office:value-type="float" office:value="6.76616740226746" calcext:value-type="float">
            <text:p>6.7661674023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442700504.16276" calcext:value-type="float">
            <text:p>1442700504.16276</text:p>
          </table:table-cell>
          <table:table-cell office:value-type="float" office:value="8096" calcext:value-type="float">
            <text:p>8096</text:p>
          </table:table-cell>
          <table:table-cell table:formula="of:=[.B1237]-[.B$2]" office:value-type="float" office:value="32.2179293632507" calcext:value-type="float">
            <text:p>32.2179293633</text:p>
          </table:table-cell>
          <table:table-cell table:formula="of:=[.C1237]/([.D1237]-[.D1236])" office:value-type="float" office:value="972118.896796542" calcext:value-type="float">
            <text:p>972118.896796542</text:p>
          </table:table-cell>
          <table:table-cell/>
          <table:table-cell office:value-type="float" office:value="1442700510.93245" calcext:value-type="float">
            <text:p>1442700510.93245</text:p>
          </table:table-cell>
          <table:table-cell table:formula="of:=[.G1237]-[.B1237]" office:value-type="float" office:value="6.76968765258789" calcext:value-type="float">
            <text:p>6.7696876526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42700504.17108" calcext:value-type="float">
            <text:p>1442700504.17108</text:p>
          </table:table-cell>
          <table:table-cell office:value-type="float" office:value="8096" calcext:value-type="float">
            <text:p>8096</text:p>
          </table:table-cell>
          <table:table-cell table:formula="of:=[.B1238]-[.B$2]" office:value-type="float" office:value="32.2262513637543" calcext:value-type="float">
            <text:p>32.2262513638</text:p>
          </table:table-cell>
          <table:table-cell table:formula="of:=[.C1238]/([.D1238]-[.D1237])" office:value-type="float" office:value="972843.007706632" calcext:value-type="float">
            <text:p>972843.007706632</text:p>
          </table:table-cell>
          <table:table-cell/>
          <table:table-cell office:value-type="float" office:value="1442700510.93597" calcext:value-type="float">
            <text:p>1442700510.93597</text:p>
          </table:table-cell>
          <table:table-cell table:formula="of:=[.G1238]-[.B1238]" office:value-type="float" office:value="6.76488780975342" calcext:value-type="float">
            <text:p>6.7648878098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442700504.1794" calcext:value-type="float">
            <text:p>1442700504.1794</text:p>
          </table:table-cell>
          <table:table-cell office:value-type="float" office:value="8096" calcext:value-type="float">
            <text:p>8096</text:p>
          </table:table-cell>
          <table:table-cell table:formula="of:=[.B1239]-[.B$2]" office:value-type="float" office:value="32.2345683574677" calcext:value-type="float">
            <text:p>32.2345683575</text:p>
          </table:table-cell>
          <table:table-cell table:formula="of:=[.C1239]/([.D1239]-[.D1238])" office:value-type="float" office:value="973428.654512097" calcext:value-type="float">
            <text:p>973428.654512097</text:p>
          </table:table-cell>
          <table:table-cell/>
          <table:table-cell office:value-type="float" office:value="1442700510.953" calcext:value-type="float">
            <text:p>1442700510.953</text:p>
          </table:table-cell>
          <table:table-cell table:formula="of:=[.G1239]-[.B1239]" office:value-type="float" office:value="6.773606300354" calcext:value-type="float">
            <text:p>6.7736063004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442700504.18776" calcext:value-type="float">
            <text:p>1442700504.18776</text:p>
          </table:table-cell>
          <table:table-cell office:value-type="float" office:value="8096" calcext:value-type="float">
            <text:p>8096</text:p>
          </table:table-cell>
          <table:table-cell table:formula="of:=[.B1240]-[.B$2]" office:value-type="float" office:value="32.242927312851" calcext:value-type="float">
            <text:p>32.2429273129</text:p>
          </table:table-cell>
          <table:table-cell table:formula="of:=[.C1240]/([.D1240]-[.D1239])" office:value-type="float" office:value="968542.075984027" calcext:value-type="float">
            <text:p>968542.075984027</text:p>
          </table:table-cell>
          <table:table-cell/>
          <table:table-cell office:value-type="float" office:value="1442700510.95656" calcext:value-type="float">
            <text:p>1442700510.95656</text:p>
          </table:table-cell>
          <table:table-cell table:formula="of:=[.G1240]-[.B1240]" office:value-type="float" office:value="6.7688090801239" calcext:value-type="float">
            <text:p>6.7688090801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442700504.19608" calcext:value-type="float">
            <text:p>1442700504.19608</text:p>
          </table:table-cell>
          <table:table-cell office:value-type="float" office:value="8096" calcext:value-type="float">
            <text:p>8096</text:p>
          </table:table-cell>
          <table:table-cell table:formula="of:=[.B1241]-[.B$2]" office:value-type="float" office:value="32.2512533664703" calcext:value-type="float">
            <text:p>32.2512533665</text:p>
          </table:table-cell>
          <table:table-cell table:formula="of:=[.C1241]/([.D1241]-[.D1240])" office:value-type="float" office:value="972369.428555066" calcext:value-type="float">
            <text:p>972369.428555066</text:p>
          </table:table-cell>
          <table:table-cell/>
          <table:table-cell office:value-type="float" office:value="1442700510.96007" calcext:value-type="float">
            <text:p>1442700510.96007</text:p>
          </table:table-cell>
          <table:table-cell table:formula="of:=[.G1241]-[.B1241]" office:value-type="float" office:value="6.7639856338501" calcext:value-type="float">
            <text:p>6.7639856339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42700504.20441" calcext:value-type="float">
            <text:p>1442700504.20441</text:p>
          </table:table-cell>
          <table:table-cell office:value-type="float" office:value="8096" calcext:value-type="float">
            <text:p>8096</text:p>
          </table:table-cell>
          <table:table-cell table:formula="of:=[.B1242]-[.B$2]" office:value-type="float" office:value="32.2595798969269" calcext:value-type="float">
            <text:p>32.2595798969</text:p>
          </table:table-cell>
          <table:table-cell table:formula="of:=[.C1242]/([.D1242]-[.D1241])" office:value-type="float" office:value="972313.743671974" calcext:value-type="float">
            <text:p>972313.743671974</text:p>
          </table:table-cell>
          <table:table-cell/>
          <table:table-cell office:value-type="float" office:value="1442700511.0014" calcext:value-type="float">
            <text:p>1442700511.0014</text:p>
          </table:table-cell>
          <table:table-cell table:formula="of:=[.G1242]-[.B1242]" office:value-type="float" office:value="6.79699039459229" calcext:value-type="float">
            <text:p>6.7969903946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442700504.21272" calcext:value-type="float">
            <text:p>1442700504.21272</text:p>
          </table:table-cell>
          <table:table-cell office:value-type="float" office:value="8096" calcext:value-type="float">
            <text:p>8096</text:p>
          </table:table-cell>
          <table:table-cell table:formula="of:=[.B1243]-[.B$2]" office:value-type="float" office:value="32.2678956985474" calcext:value-type="float">
            <text:p>32.2678956985</text:p>
          </table:table-cell>
          <table:table-cell table:formula="of:=[.C1243]/([.D1243]-[.D1242])" office:value-type="float" office:value="973568.198170819" calcext:value-type="float">
            <text:p>973568.198170819</text:p>
          </table:table-cell>
          <table:table-cell/>
          <table:table-cell office:value-type="float" office:value="1442700511.00482" calcext:value-type="float">
            <text:p>1442700511.00482</text:p>
          </table:table-cell>
          <table:table-cell table:formula="of:=[.G1243]-[.B1243]" office:value-type="float" office:value="6.79209899902344" calcext:value-type="float">
            <text:p>6.792098999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442700504.22102" calcext:value-type="float">
            <text:p>1442700504.22102</text:p>
          </table:table-cell>
          <table:table-cell office:value-type="float" office:value="8096" calcext:value-type="float">
            <text:p>8096</text:p>
          </table:table-cell>
          <table:table-cell table:formula="of:=[.B1244]-[.B$2]" office:value-type="float" office:value="32.27618932724" calcext:value-type="float">
            <text:p>32.2761893272</text:p>
          </table:table-cell>
          <table:table-cell table:formula="of:=[.C1244]/([.D1244]-[.D1243])" office:value-type="float" office:value="976171.022365319" calcext:value-type="float">
            <text:p>976171.022365319</text:p>
          </table:table-cell>
          <table:table-cell/>
          <table:table-cell office:value-type="float" office:value="1442700511.00827" calcext:value-type="float">
            <text:p>1442700511.00827</text:p>
          </table:table-cell>
          <table:table-cell table:formula="of:=[.G1244]-[.B1244]" office:value-type="float" office:value="6.78725600242615" calcext:value-type="float">
            <text:p>6.7872560024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442700504.22934" calcext:value-type="float">
            <text:p>1442700504.22934</text:p>
          </table:table-cell>
          <table:table-cell office:value-type="float" office:value="8096" calcext:value-type="float">
            <text:p>8096</text:p>
          </table:table-cell>
          <table:table-cell table:formula="of:=[.B1245]-[.B$2]" office:value-type="float" office:value="32.2845163345337" calcext:value-type="float">
            <text:p>32.2845163345</text:p>
          </table:table-cell>
          <table:table-cell table:formula="of:=[.C1245]/([.D1245]-[.D1244])" office:value-type="float" office:value="972258.065166352" calcext:value-type="float">
            <text:p>972258.065166352</text:p>
          </table:table-cell>
          <table:table-cell/>
          <table:table-cell office:value-type="float" office:value="1442700511.01414" calcext:value-type="float">
            <text:p>1442700511.01414</text:p>
          </table:table-cell>
          <table:table-cell table:formula="of:=[.G1245]-[.B1245]" office:value-type="float" office:value="6.7847945690155" calcext:value-type="float">
            <text:p>6.784794569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42700504.23767" calcext:value-type="float">
            <text:p>1442700504.23767</text:p>
          </table:table-cell>
          <table:table-cell office:value-type="float" office:value="8096" calcext:value-type="float">
            <text:p>8096</text:p>
          </table:table-cell>
          <table:table-cell table:formula="of:=[.B1246]-[.B$2]" office:value-type="float" office:value="32.2928447723389" calcext:value-type="float">
            <text:p>32.2928447723</text:p>
          </table:table-cell>
          <table:table-cell table:formula="of:=[.C1246]/([.D1246]-[.D1245])" office:value-type="float" office:value="972091.067903355" calcext:value-type="float">
            <text:p>972091.067903355</text:p>
          </table:table-cell>
          <table:table-cell/>
          <table:table-cell office:value-type="float" office:value="1442700511.01756" calcext:value-type="float">
            <text:p>1442700511.01756</text:p>
          </table:table-cell>
          <table:table-cell table:formula="of:=[.G1246]-[.B1246]" office:value-type="float" office:value="6.77988481521606" calcext:value-type="float">
            <text:p>6.7798848152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442700504.24604" calcext:value-type="float">
            <text:p>1442700504.24604</text:p>
          </table:table-cell>
          <table:table-cell office:value-type="float" office:value="8096" calcext:value-type="float">
            <text:p>8096</text:p>
          </table:table-cell>
          <table:table-cell table:formula="of:=[.B1247]-[.B$2]" office:value-type="float" office:value="32.3012132644653" calcext:value-type="float">
            <text:p>32.3012132645</text:p>
          </table:table-cell>
          <table:table-cell table:formula="of:=[.C1247]/([.D1247]-[.D1246])" office:value-type="float" office:value="967438.324330484" calcext:value-type="float">
            <text:p>967438.324330484</text:p>
          </table:table-cell>
          <table:table-cell/>
          <table:table-cell office:value-type="float" office:value="1442700511.02098" calcext:value-type="float">
            <text:p>1442700511.02098</text:p>
          </table:table-cell>
          <table:table-cell table:formula="of:=[.G1247]-[.B1247]" office:value-type="float" office:value="6.77493643760681" calcext:value-type="float">
            <text:p>6.7749364376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442700504.25438" calcext:value-type="float">
            <text:p>1442700504.25438</text:p>
          </table:table-cell>
          <table:table-cell office:value-type="float" office:value="8096" calcext:value-type="float">
            <text:p>8096</text:p>
          </table:table-cell>
          <table:table-cell table:formula="of:=[.B1248]-[.B$2]" office:value-type="float" office:value="32.3095510005951" calcext:value-type="float">
            <text:p>32.3095510006</text:p>
          </table:table-cell>
          <table:table-cell table:formula="of:=[.C1248]/([.D1248]-[.D1247])" office:value-type="float" office:value="971006.98247119" calcext:value-type="float">
            <text:p>971006.98247119</text:p>
          </table:table-cell>
          <table:table-cell/>
          <table:table-cell office:value-type="float" office:value="1442700511.02436" calcext:value-type="float">
            <text:p>1442700511.02436</text:p>
          </table:table-cell>
          <table:table-cell table:formula="of:=[.G1248]-[.B1248]" office:value-type="float" office:value="6.76998138427734" calcext:value-type="float">
            <text:p>6.7699813843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442700504.2627" calcext:value-type="float">
            <text:p>1442700504.2627</text:p>
          </table:table-cell>
          <table:table-cell office:value-type="float" office:value="8096" calcext:value-type="float">
            <text:p>8096</text:p>
          </table:table-cell>
          <table:table-cell table:formula="of:=[.B1249]-[.B$2]" office:value-type="float" office:value="32.3178739547729" calcext:value-type="float">
            <text:p>32.3178739548</text:p>
          </table:table-cell>
          <table:table-cell table:formula="of:=[.C1249]/([.D1249]-[.D1248])" office:value-type="float" office:value="972731.535821708" calcext:value-type="float">
            <text:p>972731.535821708</text:p>
          </table:table-cell>
          <table:table-cell/>
          <table:table-cell office:value-type="float" office:value="1442700511.0281" calcext:value-type="float">
            <text:p>1442700511.0281</text:p>
          </table:table-cell>
          <table:table-cell table:formula="of:=[.G1249]-[.B1249]" office:value-type="float" office:value="6.76539945602417" calcext:value-type="float">
            <text:p>6.765399456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42700504.27103" calcext:value-type="float">
            <text:p>1442700504.27103</text:p>
          </table:table-cell>
          <table:table-cell office:value-type="float" office:value="8096" calcext:value-type="float">
            <text:p>8096</text:p>
          </table:table-cell>
          <table:table-cell table:formula="of:=[.B1250]-[.B$2]" office:value-type="float" office:value="32.3261969089508" calcext:value-type="float">
            <text:p>32.326196909</text:p>
          </table:table-cell>
          <table:table-cell table:formula="of:=[.C1250]/([.D1250]-[.D1249])" office:value-type="float" office:value="972731.535821708" calcext:value-type="float">
            <text:p>972731.535821708</text:p>
          </table:table-cell>
          <table:table-cell/>
          <table:table-cell office:value-type="float" office:value="1442700511.03152" calcext:value-type="float">
            <text:p>1442700511.03152</text:p>
          </table:table-cell>
          <table:table-cell table:formula="of:=[.G1250]-[.B1250]" office:value-type="float" office:value="6.76049494743347" calcext:value-type="float">
            <text:p>6.7604949474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442700504.27937" calcext:value-type="float">
            <text:p>1442700504.27937</text:p>
          </table:table-cell>
          <table:table-cell office:value-type="float" office:value="8096" calcext:value-type="float">
            <text:p>8096</text:p>
          </table:table-cell>
          <table:table-cell table:formula="of:=[.B1251]-[.B$2]" office:value-type="float" office:value="32.3345391750336" calcext:value-type="float">
            <text:p>32.334539175</text:p>
          </table:table-cell>
          <table:table-cell table:formula="of:=[.C1251]/([.D1251]-[.D1250])" office:value-type="float" office:value="970479.713746785" calcext:value-type="float">
            <text:p>970479.713746785</text:p>
          </table:table-cell>
          <table:table-cell/>
          <table:table-cell office:value-type="float" office:value="1442700511.03492" calcext:value-type="float">
            <text:p>1442700511.03492</text:p>
          </table:table-cell>
          <table:table-cell table:formula="of:=[.G1251]-[.B1251]" office:value-type="float" office:value="6.75555109977722" calcext:value-type="float">
            <text:p>6.7555510998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42700504.28773" calcext:value-type="float">
            <text:p>1442700504.28773</text:p>
          </table:table-cell>
          <table:table-cell office:value-type="float" office:value="8096" calcext:value-type="float">
            <text:p>8096</text:p>
          </table:table-cell>
          <table:table-cell table:formula="of:=[.B1252]-[.B$2]" office:value-type="float" office:value="32.3429043292999" calcext:value-type="float">
            <text:p>32.3429043293</text:p>
          </table:table-cell>
          <table:table-cell table:formula="of:=[.C1252]/([.D1252]-[.D1251])" office:value-type="float" office:value="967824.351137206" calcext:value-type="float">
            <text:p>967824.351137206</text:p>
          </table:table-cell>
          <table:table-cell/>
          <table:table-cell office:value-type="float" office:value="1442700511.03831" calcext:value-type="float">
            <text:p>1442700511.03831</text:p>
          </table:table-cell>
          <table:table-cell table:formula="of:=[.G1252]-[.B1252]" office:value-type="float" office:value="6.75057458877564" calcext:value-type="float">
            <text:p>6.7505745888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42700504.2961" calcext:value-type="float">
            <text:p>1442700504.2961</text:p>
          </table:table-cell>
          <table:table-cell office:value-type="float" office:value="8096" calcext:value-type="float">
            <text:p>8096</text:p>
          </table:table-cell>
          <table:table-cell table:formula="of:=[.B1253]-[.B$2]" office:value-type="float" office:value="32.3512678146362" calcext:value-type="float">
            <text:p>32.3512678146</text:p>
          </table:table-cell>
          <table:table-cell table:formula="of:=[.C1253]/([.D1253]-[.D1252])" office:value-type="float" office:value="968017.480087802" calcext:value-type="float">
            <text:p>968017.480087802</text:p>
          </table:table-cell>
          <table:table-cell/>
          <table:table-cell office:value-type="float" office:value="1442700511.04173" calcext:value-type="float">
            <text:p>1442700511.04173</text:p>
          </table:table-cell>
          <table:table-cell table:formula="of:=[.G1253]-[.B1253]" office:value-type="float" office:value="6.7456316947937" calcext:value-type="float">
            <text:p>6.7456316948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42700504.30442" calcext:value-type="float">
            <text:p>1442700504.30442</text:p>
          </table:table-cell>
          <table:table-cell office:value-type="float" office:value="8096" calcext:value-type="float">
            <text:p>8096</text:p>
          </table:table-cell>
          <table:table-cell table:formula="of:=[.B1254]-[.B$2]" office:value-type="float" office:value="32.3595952987671" calcext:value-type="float">
            <text:p>32.3595952988</text:p>
          </table:table-cell>
          <table:table-cell table:formula="of:=[.C1254]/([.D1254]-[.D1253])" office:value-type="float" office:value="972202.393037105" calcext:value-type="float">
            <text:p>972202.393037105</text:p>
          </table:table-cell>
          <table:table-cell/>
          <table:table-cell office:value-type="float" office:value="1442700511.05353" calcext:value-type="float">
            <text:p>1442700511.05353</text:p>
          </table:table-cell>
          <table:table-cell table:formula="of:=[.G1254]-[.B1254]" office:value-type="float" office:value="6.74910831451416" calcext:value-type="float">
            <text:p>6.7491083145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442700504.31304" calcext:value-type="float">
            <text:p>1442700504.31304</text:p>
          </table:table-cell>
          <table:table-cell office:value-type="float" office:value="8096" calcext:value-type="float">
            <text:p>8096</text:p>
          </table:table-cell>
          <table:table-cell table:formula="of:=[.B1255]-[.B$2]" office:value-type="float" office:value="32.3682091236114" calcext:value-type="float">
            <text:p>32.3682091236</text:p>
          </table:table-cell>
          <table:table-cell table:formula="of:=[.C1255]/([.D1255]-[.D1254])" office:value-type="float" office:value="939884.446953971" calcext:value-type="float">
            <text:p>939884.446953971</text:p>
          </table:table-cell>
          <table:table-cell/>
          <table:table-cell office:value-type="float" office:value="1442700511.05692" calcext:value-type="float">
            <text:p>1442700511.05692</text:p>
          </table:table-cell>
          <table:table-cell table:formula="of:=[.G1255]-[.B1255]" office:value-type="float" office:value="6.74388265609741" calcext:value-type="float">
            <text:p>6.7438826561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442700504.32137" calcext:value-type="float">
            <text:p>1442700504.32137</text:p>
          </table:table-cell>
          <table:table-cell office:value-type="float" office:value="8096" calcext:value-type="float">
            <text:p>8096</text:p>
          </table:table-cell>
          <table:table-cell table:formula="of:=[.B1256]-[.B$2]" office:value-type="float" office:value="32.3765425682068" calcext:value-type="float">
            <text:p>32.3765425682</text:p>
          </table:table-cell>
          <table:table-cell table:formula="of:=[.C1256]/([.D1256]-[.D1255])" office:value-type="float" office:value="971507.028981775" calcext:value-type="float">
            <text:p>971507.028981775</text:p>
          </table:table-cell>
          <table:table-cell/>
          <table:table-cell office:value-type="float" office:value="1442700511.06034" calcext:value-type="float">
            <text:p>1442700511.06034</text:p>
          </table:table-cell>
          <table:table-cell table:formula="of:=[.G1256]-[.B1256]" office:value-type="float" office:value="6.73896646499634" calcext:value-type="float">
            <text:p>6.738966465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42700504.32969" calcext:value-type="float">
            <text:p>1442700504.32969</text:p>
          </table:table-cell>
          <table:table-cell office:value-type="float" office:value="8096" calcext:value-type="float">
            <text:p>8096</text:p>
          </table:table-cell>
          <table:table-cell table:formula="of:=[.B1257]-[.B$2]" office:value-type="float" office:value="32.3848581314087" calcext:value-type="float">
            <text:p>32.3848581314</text:p>
          </table:table-cell>
          <table:table-cell table:formula="of:=[.C1257]/([.D1257]-[.D1256])" office:value-type="float" office:value="973596.111703653" calcext:value-type="float">
            <text:p>973596.111703653</text:p>
          </table:table-cell>
          <table:table-cell/>
          <table:table-cell office:value-type="float" office:value="1442700511.08193" calcext:value-type="float">
            <text:p>1442700511.08193</text:p>
          </table:table-cell>
          <table:table-cell table:formula="of:=[.G1257]-[.B1257]" office:value-type="float" office:value="6.75224113464356" calcext:value-type="float">
            <text:p>6.7522411346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42700504.338" calcext:value-type="float">
            <text:p>1442700504.338</text:p>
          </table:table-cell>
          <table:table-cell office:value-type="float" office:value="8096" calcext:value-type="float">
            <text:p>8096</text:p>
          </table:table-cell>
          <table:table-cell table:formula="of:=[.B1258]-[.B$2]" office:value-type="float" office:value="32.3931694030762" calcext:value-type="float">
            <text:p>32.3931694031</text:p>
          </table:table-cell>
          <table:table-cell table:formula="of:=[.C1258]/([.D1258]-[.D1257])" office:value-type="float" office:value="974098.829145152" calcext:value-type="float">
            <text:p>974098.829145152</text:p>
          </table:table-cell>
          <table:table-cell/>
          <table:table-cell office:value-type="float" office:value="1442700511.08535" calcext:value-type="float">
            <text:p>1442700511.08535</text:p>
          </table:table-cell>
          <table:table-cell table:formula="of:=[.G1258]-[.B1258]" office:value-type="float" office:value="6.74734878540039" calcext:value-type="float">
            <text:p>6.7473487854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42700504.34646" calcext:value-type="float">
            <text:p>1442700504.34646</text:p>
          </table:table-cell>
          <table:table-cell office:value-type="float" office:value="8096" calcext:value-type="float">
            <text:p>8096</text:p>
          </table:table-cell>
          <table:table-cell table:formula="of:=[.B1259]-[.B$2]" office:value-type="float" office:value="32.4016315937042" calcext:value-type="float">
            <text:p>32.4016315937</text:p>
          </table:table-cell>
          <table:table-cell table:formula="of:=[.C1259]/([.D1259]-[.D1258])" office:value-type="float" office:value="956726.261065562" calcext:value-type="float">
            <text:p>956726.261065562</text:p>
          </table:table-cell>
          <table:table-cell/>
          <table:table-cell office:value-type="float" office:value="1442700511.10887" calcext:value-type="float">
            <text:p>1442700511.10887</text:p>
          </table:table-cell>
          <table:table-cell table:formula="of:=[.G1259]-[.B1259]" office:value-type="float" office:value="6.76240944862366" calcext:value-type="float">
            <text:p>6.7624094486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42700504.3548" calcext:value-type="float">
            <text:p>1442700504.3548</text:p>
          </table:table-cell>
          <table:table-cell office:value-type="float" office:value="8096" calcext:value-type="float">
            <text:p>8096</text:p>
          </table:table-cell>
          <table:table-cell table:formula="of:=[.B1260]-[.B$2]" office:value-type="float" office:value="32.4099695682526" calcext:value-type="float">
            <text:p>32.4099695683</text:p>
          </table:table-cell>
          <table:table-cell table:formula="of:=[.C1260]/([.D1260]-[.D1259])" office:value-type="float" office:value="970979.217202333" calcext:value-type="float">
            <text:p>970979.217202333</text:p>
          </table:table-cell>
          <table:table-cell/>
          <table:table-cell office:value-type="float" office:value="1442700511.11229" calcext:value-type="float">
            <text:p>1442700511.11229</text:p>
          </table:table-cell>
          <table:table-cell table:formula="of:=[.G1260]-[.B1260]" office:value-type="float" office:value="6.75748944282532" calcext:value-type="float">
            <text:p>6.7574894428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42700504.36314" calcext:value-type="float">
            <text:p>1442700504.36314</text:p>
          </table:table-cell>
          <table:table-cell office:value-type="float" office:value="8096" calcext:value-type="float">
            <text:p>8096</text:p>
          </table:table-cell>
          <table:table-cell table:formula="of:=[.B1261]-[.B$2]" office:value-type="float" office:value="32.4183094501495" calcext:value-type="float">
            <text:p>32.4183094501</text:p>
          </table:table-cell>
          <table:table-cell table:formula="of:=[.C1261]/([.D1261]-[.D1260])" office:value-type="float" office:value="970757.152201258" calcext:value-type="float">
            <text:p>970757.152201258</text:p>
          </table:table-cell>
          <table:table-cell/>
          <table:table-cell office:value-type="float" office:value="1442700511.11571" calcext:value-type="float">
            <text:p>1442700511.11571</text:p>
          </table:table-cell>
          <table:table-cell table:formula="of:=[.G1261]-[.B1261]" office:value-type="float" office:value="6.75257015228272" calcext:value-type="float">
            <text:p>6.7525701523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42700504.37147" calcext:value-type="float">
            <text:p>1442700504.37147</text:p>
          </table:table-cell>
          <table:table-cell office:value-type="float" office:value="8096" calcext:value-type="float">
            <text:p>8096</text:p>
          </table:table-cell>
          <table:table-cell table:formula="of:=[.B1262]-[.B$2]" office:value-type="float" office:value="32.4266395568848" calcext:value-type="float">
            <text:p>32.4266395569</text:p>
          </table:table-cell>
          <table:table-cell table:formula="of:=[.C1262]/([.D1262]-[.D1261])" office:value-type="float" office:value="971896.310255016" calcext:value-type="float">
            <text:p>971896.310255016</text:p>
          </table:table-cell>
          <table:table-cell/>
          <table:table-cell office:value-type="float" office:value="1442700511.12851" calcext:value-type="float">
            <text:p>1442700511.12851</text:p>
          </table:table-cell>
          <table:table-cell table:formula="of:=[.G1262]-[.B1262]" office:value-type="float" office:value="6.75703763961792" calcext:value-type="float">
            <text:p>6.7570376396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42700504.3798" calcext:value-type="float">
            <text:p>1442700504.3798</text:p>
          </table:table-cell>
          <table:table-cell office:value-type="float" office:value="8096" calcext:value-type="float">
            <text:p>8096</text:p>
          </table:table-cell>
          <table:table-cell table:formula="of:=[.B1263]-[.B$2]" office:value-type="float" office:value="32.4349710941315" calcext:value-type="float">
            <text:p>32.4349710941</text:p>
          </table:table-cell>
          <table:table-cell table:formula="of:=[.C1263]/([.D1263]-[.D1262])" office:value-type="float" office:value="971729.437229933" calcext:value-type="float">
            <text:p>971729.437229933</text:p>
          </table:table-cell>
          <table:table-cell/>
          <table:table-cell office:value-type="float" office:value="1442700511.132" calcext:value-type="float">
            <text:p>1442700511.132</text:p>
          </table:table-cell>
          <table:table-cell table:formula="of:=[.G1263]-[.B1263]" office:value-type="float" office:value="6.75220108032227" calcext:value-type="float">
            <text:p>6.7522010803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42700504.38813" calcext:value-type="float">
            <text:p>1442700504.38813</text:p>
          </table:table-cell>
          <table:table-cell office:value-type="float" office:value="8096" calcext:value-type="float">
            <text:p>8096</text:p>
          </table:table-cell>
          <table:table-cell table:formula="of:=[.B1264]-[.B$2]" office:value-type="float" office:value="32.4432983398437" calcext:value-type="float">
            <text:p>32.4432983398</text:p>
          </table:table-cell>
          <table:table-cell table:formula="of:=[.C1264]/([.D1264]-[.D1263])" office:value-type="float" office:value="972230.22830475" calcext:value-type="float">
            <text:p>972230.22830475</text:p>
          </table:table-cell>
          <table:table-cell/>
          <table:table-cell office:value-type="float" office:value="1442700511.154" calcext:value-type="float">
            <text:p>1442700511.154</text:p>
          </table:table-cell>
          <table:table-cell table:formula="of:=[.G1264]-[.B1264]" office:value-type="float" office:value="6.76587772369385" calcext:value-type="float">
            <text:p>6.7658777237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442700504.39645" calcext:value-type="float">
            <text:p>1442700504.39645</text:p>
          </table:table-cell>
          <table:table-cell office:value-type="float" office:value="8096" calcext:value-type="float">
            <text:p>8096</text:p>
          </table:table-cell>
          <table:table-cell table:formula="of:=[.B1265]-[.B$2]" office:value-type="float" office:value="32.4516172409058" calcext:value-type="float">
            <text:p>32.4516172409</text:p>
          </table:table-cell>
          <table:table-cell table:formula="of:=[.C1265]/([.D1265]-[.D1264])" office:value-type="float" office:value="973205.467843632" calcext:value-type="float">
            <text:p>973205.467843632</text:p>
          </table:table-cell>
          <table:table-cell/>
          <table:table-cell office:value-type="float" office:value="1442700511.15742" calcext:value-type="float">
            <text:p>1442700511.15742</text:p>
          </table:table-cell>
          <table:table-cell table:formula="of:=[.G1265]-[.B1265]" office:value-type="float" office:value="6.76097512245178" calcext:value-type="float">
            <text:p>6.7609751225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442700504.40481" calcext:value-type="float">
            <text:p>1442700504.40481</text:p>
          </table:table-cell>
          <table:table-cell office:value-type="float" office:value="8096" calcext:value-type="float">
            <text:p>8096</text:p>
          </table:table-cell>
          <table:table-cell table:formula="of:=[.B1266]-[.B$2]" office:value-type="float" office:value="32.4599826335907" calcext:value-type="float">
            <text:p>32.4599826336</text:p>
          </table:table-cell>
          <table:table-cell table:formula="of:=[.C1266]/([.D1266]-[.D1265])" office:value-type="float" office:value="967796.767577735" calcext:value-type="float">
            <text:p>967796.767577735</text:p>
          </table:table-cell>
          <table:table-cell/>
          <table:table-cell office:value-type="float" office:value="1442700511.16084" calcext:value-type="float">
            <text:p>1442700511.16084</text:p>
          </table:table-cell>
          <table:table-cell table:formula="of:=[.G1266]-[.B1266]" office:value-type="float" office:value="6.75602912902832" calcext:value-type="float">
            <text:p>6.756029129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42700504.41313" calcext:value-type="float">
            <text:p>1442700504.41313</text:p>
          </table:table-cell>
          <table:table-cell office:value-type="float" office:value="8096" calcext:value-type="float">
            <text:p>8096</text:p>
          </table:table-cell>
          <table:table-cell table:formula="of:=[.B1267]-[.B$2]" office:value-type="float" office:value="32.4683036804199" calcext:value-type="float">
            <text:p>32.4683036804</text:p>
          </table:table-cell>
          <table:table-cell table:formula="of:=[.C1267]/([.D1267]-[.D1266])" office:value-type="float" office:value="972954.505143119" calcext:value-type="float">
            <text:p>972954.505143119</text:p>
          </table:table-cell>
          <table:table-cell/>
          <table:table-cell office:value-type="float" office:value="1442700511.18241" calcext:value-type="float">
            <text:p>1442700511.18241</text:p>
          </table:table-cell>
          <table:table-cell table:formula="of:=[.G1267]-[.B1267]" office:value-type="float" office:value="6.76927781105042" calcext:value-type="float">
            <text:p>6.7692778111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42700504.42146" calcext:value-type="float">
            <text:p>1442700504.42146</text:p>
          </table:table-cell>
          <table:table-cell office:value-type="float" office:value="8096" calcext:value-type="float">
            <text:p>8096</text:p>
          </table:table-cell>
          <table:table-cell table:formula="of:=[.B1268]-[.B$2]" office:value-type="float" office:value="32.476630449295" calcext:value-type="float">
            <text:p>32.4766304493</text:p>
          </table:table-cell>
          <table:table-cell table:formula="of:=[.C1268]/([.D1268]-[.D1267])" office:value-type="float" office:value="972285.903622047" calcext:value-type="float">
            <text:p>972285.903622047</text:p>
          </table:table-cell>
          <table:table-cell/>
          <table:table-cell office:value-type="float" office:value="1442700511.18583" calcext:value-type="float">
            <text:p>1442700511.18583</text:p>
          </table:table-cell>
          <table:table-cell table:formula="of:=[.G1268]-[.B1268]" office:value-type="float" office:value="6.76436853408814" calcext:value-type="float">
            <text:p>6.7643685341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42700504.42978" calcext:value-type="float">
            <text:p>1442700504.42978</text:p>
          </table:table-cell>
          <table:table-cell office:value-type="float" office:value="8096" calcext:value-type="float">
            <text:p>8096</text:p>
          </table:table-cell>
          <table:table-cell table:formula="of:=[.B1269]-[.B$2]" office:value-type="float" office:value="32.4849491119385" calcext:value-type="float">
            <text:p>32.4849491119</text:p>
          </table:table-cell>
          <table:table-cell table:formula="of:=[.C1269]/([.D1269]-[.D1268])" office:value-type="float" office:value="973233.360580092" calcext:value-type="float">
            <text:p>973233.360580092</text:p>
          </table:table-cell>
          <table:table-cell/>
          <table:table-cell office:value-type="float" office:value="1442700511.21343" calcext:value-type="float">
            <text:p>1442700511.21343</text:p>
          </table:table-cell>
          <table:table-cell table:formula="of:=[.G1269]-[.B1269]" office:value-type="float" office:value="6.78365564346314" calcext:value-type="float">
            <text:p>6.7836556435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42700504.43815" calcext:value-type="float">
            <text:p>1442700504.43815</text:p>
          </table:table-cell>
          <table:table-cell office:value-type="float" office:value="8096" calcext:value-type="float">
            <text:p>8096</text:p>
          </table:table-cell>
          <table:table-cell table:formula="of:=[.B1270]-[.B$2]" office:value-type="float" office:value="32.4933230876923" calcext:value-type="float">
            <text:p>32.4933230877</text:p>
          </table:table-cell>
          <table:table-cell table:formula="of:=[.C1270]/([.D1270]-[.D1269])" office:value-type="float" office:value="966804.805512058" calcext:value-type="float">
            <text:p>966804.805512058</text:p>
          </table:table-cell>
          <table:table-cell/>
          <table:table-cell office:value-type="float" office:value="1442700511.21686" calcext:value-type="float">
            <text:p>1442700511.21686</text:p>
          </table:table-cell>
          <table:table-cell table:formula="of:=[.G1270]-[.B1270]" office:value-type="float" office:value="6.7787082195282" calcext:value-type="float">
            <text:p>6.7787082195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42700504.44649" calcext:value-type="float">
            <text:p>1442700504.44649</text:p>
          </table:table-cell>
          <table:table-cell office:value-type="float" office:value="8096" calcext:value-type="float">
            <text:p>8096</text:p>
          </table:table-cell>
          <table:table-cell table:formula="of:=[.B1271]-[.B$2]" office:value-type="float" office:value="32.5016634464264" calcext:value-type="float">
            <text:p>32.5016634464</text:p>
          </table:table-cell>
          <table:table-cell table:formula="of:=[.C1271]/([.D1271]-[.D1270])" office:value-type="float" office:value="970701.651820936" calcext:value-type="float">
            <text:p>970701.651820936</text:p>
          </table:table-cell>
          <table:table-cell/>
          <table:table-cell office:value-type="float" office:value="1442700511.22026" calcext:value-type="float">
            <text:p>1442700511.22026</text:p>
          </table:table-cell>
          <table:table-cell table:formula="of:=[.G1271]-[.B1271]" office:value-type="float" office:value="6.77376937866211" calcext:value-type="float">
            <text:p>6.7737693787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42700504.45483" calcext:value-type="float">
            <text:p>1442700504.45483</text:p>
          </table:table-cell>
          <table:table-cell office:value-type="float" office:value="8096" calcext:value-type="float">
            <text:p>8096</text:p>
          </table:table-cell>
          <table:table-cell table:formula="of:=[.B1272]-[.B$2]" office:value-type="float" office:value="32.5099964141846" calcext:value-type="float">
            <text:p>32.5099964142</text:p>
          </table:table-cell>
          <table:table-cell table:formula="of:=[.C1272]/([.D1272]-[.D1271])" office:value-type="float" office:value="971562.62149867" calcext:value-type="float">
            <text:p>971562.62149867</text:p>
          </table:table-cell>
          <table:table-cell/>
          <table:table-cell office:value-type="float" office:value="1442700511.24133" calcext:value-type="float">
            <text:p>1442700511.24133</text:p>
          </table:table-cell>
          <table:table-cell table:formula="of:=[.G1272]-[.B1272]" office:value-type="float" office:value="6.7865092754364" calcext:value-type="float">
            <text:p>6.7865092754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42700504.46316" calcext:value-type="float">
            <text:p>1442700504.46316</text:p>
          </table:table-cell>
          <table:table-cell office:value-type="float" office:value="8096" calcext:value-type="float">
            <text:p>8096</text:p>
          </table:table-cell>
          <table:table-cell table:formula="of:=[.B1273]-[.B$2]" office:value-type="float" office:value="32.5183327198029" calcext:value-type="float">
            <text:p>32.5183327198</text:p>
          </table:table-cell>
          <table:table-cell table:formula="of:=[.C1273]/([.D1273]-[.D1272])" office:value-type="float" office:value="971173.607436008" calcext:value-type="float">
            <text:p>971173.607436008</text:p>
          </table:table-cell>
          <table:table-cell/>
          <table:table-cell office:value-type="float" office:value="1442700511.24477" calcext:value-type="float">
            <text:p>1442700511.24477</text:p>
          </table:table-cell>
          <table:table-cell table:formula="of:=[.G1273]-[.B1273]" office:value-type="float" office:value="6.78160452842712" calcext:value-type="float">
            <text:p>6.7816045284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442700504.4715" calcext:value-type="float">
            <text:p>1442700504.4715</text:p>
          </table:table-cell>
          <table:table-cell office:value-type="float" office:value="8096" calcext:value-type="float">
            <text:p>8096</text:p>
          </table:table-cell>
          <table:table-cell table:formula="of:=[.B1274]-[.B$2]" office:value-type="float" office:value="32.5266726016998" calcext:value-type="float">
            <text:p>32.5266726017</text:p>
          </table:table-cell>
          <table:table-cell table:formula="of:=[.C1274]/([.D1274]-[.D1273])" office:value-type="float" office:value="970757.152201258" calcext:value-type="float">
            <text:p>970757.152201258</text:p>
          </table:table-cell>
          <table:table-cell/>
          <table:table-cell office:value-type="float" office:value="1442700511.24818" calcext:value-type="float">
            <text:p>1442700511.24818</text:p>
          </table:table-cell>
          <table:table-cell table:formula="of:=[.G1274]-[.B1274]" office:value-type="float" office:value="6.77667927742004" calcext:value-type="float">
            <text:p>6.7766792774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442700504.47986" calcext:value-type="float">
            <text:p>1442700504.47986</text:p>
          </table:table-cell>
          <table:table-cell office:value-type="float" office:value="8096" calcext:value-type="float">
            <text:p>8096</text:p>
          </table:table-cell>
          <table:table-cell table:formula="of:=[.B1275]-[.B$2]" office:value-type="float" office:value="32.5350270271301" calcext:value-type="float">
            <text:p>32.5350270271</text:p>
          </table:table-cell>
          <table:table-cell table:formula="of:=[.C1275]/([.D1275]-[.D1274])" office:value-type="float" office:value="969067.240775092" calcext:value-type="float">
            <text:p>969067.240775092</text:p>
          </table:table-cell>
          <table:table-cell/>
          <table:table-cell office:value-type="float" office:value="1442700511.26909" calcext:value-type="float">
            <text:p>1442700511.26909</text:p>
          </table:table-cell>
          <table:table-cell table:formula="of:=[.G1275]-[.B1275]" office:value-type="float" office:value="6.78923010826111" calcext:value-type="float">
            <text:p>6.7892301083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442700504.48821" calcext:value-type="float">
            <text:p>1442700504.48821</text:p>
          </table:table-cell>
          <table:table-cell office:value-type="float" office:value="8096" calcext:value-type="float">
            <text:p>8096</text:p>
          </table:table-cell>
          <table:table-cell table:formula="of:=[.B1276]-[.B$2]" office:value-type="float" office:value="32.5433783531189" calcext:value-type="float">
            <text:p>32.5433783531</text:p>
          </table:table-cell>
          <table:table-cell table:formula="of:=[.C1276]/([.D1276]-[.D1275])" office:value-type="float" office:value="969426.89231472" calcext:value-type="float">
            <text:p>969426.89231472</text:p>
          </table:table-cell>
          <table:table-cell/>
          <table:table-cell office:value-type="float" office:value="1442700511.2725" calcext:value-type="float">
            <text:p>1442700511.2725</text:p>
          </table:table-cell>
          <table:table-cell table:formula="of:=[.G1276]-[.B1276]" office:value-type="float" office:value="6.78429102897644" calcext:value-type="float">
            <text:p>6.784291029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442700504.49654" calcext:value-type="float">
            <text:p>1442700504.49654</text:p>
          </table:table-cell>
          <table:table-cell office:value-type="float" office:value="8096" calcext:value-type="float">
            <text:p>8096</text:p>
          </table:table-cell>
          <table:table-cell table:formula="of:=[.B1277]-[.B$2]" office:value-type="float" office:value="32.5517115592957" calcext:value-type="float">
            <text:p>32.5517115593</text:p>
          </table:table-cell>
          <table:table-cell table:formula="of:=[.C1277]/([.D1277]-[.D1276])" office:value-type="float" office:value="971534.824444953" calcext:value-type="float">
            <text:p>971534.824444953</text:p>
          </table:table-cell>
          <table:table-cell/>
          <table:table-cell office:value-type="float" office:value="1442700511.27592" calcext:value-type="float">
            <text:p>1442700511.27592</text:p>
          </table:table-cell>
          <table:table-cell table:formula="of:=[.G1277]-[.B1277]" office:value-type="float" office:value="6.77938008308411" calcext:value-type="float">
            <text:p>6.7793800831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42700504.50492" calcext:value-type="float">
            <text:p>1442700504.50492</text:p>
          </table:table-cell>
          <table:table-cell office:value-type="float" office:value="8096" calcext:value-type="float">
            <text:p>8096</text:p>
          </table:table-cell>
          <table:table-cell table:formula="of:=[.B1278]-[.B$2]" office:value-type="float" office:value="32.5600945949554" calcext:value-type="float">
            <text:p>32.560094595</text:p>
          </table:table-cell>
          <table:table-cell table:formula="of:=[.C1278]/([.D1278]-[.D1277])" office:value-type="float" office:value="965759.93811325" calcext:value-type="float">
            <text:p>965759.93811325</text:p>
          </table:table-cell>
          <table:table-cell/>
          <table:table-cell office:value-type="float" office:value="1442700511.29686" calcext:value-type="float">
            <text:p>1442700511.29686</text:p>
          </table:table-cell>
          <table:table-cell table:formula="of:=[.G1278]-[.B1278]" office:value-type="float" office:value="6.79193735122681" calcext:value-type="float">
            <text:p>6.7919373512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42700504.51324" calcext:value-type="float">
            <text:p>1442700504.51324</text:p>
          </table:table-cell>
          <table:table-cell office:value-type="float" office:value="8096" calcext:value-type="float">
            <text:p>8096</text:p>
          </table:table-cell>
          <table:table-cell table:formula="of:=[.B1279]-[.B$2]" office:value-type="float" office:value="32.5684139728546" calcext:value-type="float">
            <text:p>32.5684139729</text:p>
          </table:table-cell>
          <table:table-cell table:formula="of:=[.C1279]/([.D1279]-[.D1278])" office:value-type="float" office:value="973149.687166848" calcext:value-type="float">
            <text:p>973149.687166848</text:p>
          </table:table-cell>
          <table:table-cell/>
          <table:table-cell office:value-type="float" office:value="1442700511.30027" calcext:value-type="float">
            <text:p>1442700511.30027</text:p>
          </table:table-cell>
          <table:table-cell table:formula="of:=[.G1279]-[.B1279]" office:value-type="float" office:value="6.78702282905579" calcext:value-type="float">
            <text:p>6.7870228291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42700504.52157" calcext:value-type="float">
            <text:p>1442700504.52157</text:p>
          </table:table-cell>
          <table:table-cell office:value-type="float" office:value="8096" calcext:value-type="float">
            <text:p>8096</text:p>
          </table:table-cell>
          <table:table-cell table:formula="of:=[.B1280]-[.B$2]" office:value-type="float" office:value="32.576744556427" calcext:value-type="float">
            <text:p>32.5767445564</text:p>
          </table:table-cell>
          <table:table-cell table:formula="of:=[.C1280]/([.D1280]-[.D1279])" office:value-type="float" office:value="971840.67954552" calcext:value-type="float">
            <text:p>971840.67954552</text:p>
          </table:table-cell>
          <table:table-cell/>
          <table:table-cell office:value-type="float" office:value="1442700511.30368" calcext:value-type="float">
            <text:p>1442700511.30368</text:p>
          </table:table-cell>
          <table:table-cell table:formula="of:=[.G1280]-[.B1280]" office:value-type="float" office:value="6.7821102142334" calcext:value-type="float">
            <text:p>6.7821102142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442700504.52991" calcext:value-type="float">
            <text:p>1442700504.52991</text:p>
          </table:table-cell>
          <table:table-cell office:value-type="float" office:value="8096" calcext:value-type="float">
            <text:p>8096</text:p>
          </table:table-cell>
          <table:table-cell table:formula="of:=[.B1281]-[.B$2]" office:value-type="float" office:value="32.585077047348" calcext:value-type="float">
            <text:p>32.5850770473</text:p>
          </table:table-cell>
          <table:table-cell table:formula="of:=[.C1281]/([.D1281]-[.D1280])" office:value-type="float" office:value="971618.220378265" calcext:value-type="float">
            <text:p>971618.220378265</text:p>
          </table:table-cell>
          <table:table-cell/>
          <table:table-cell office:value-type="float" office:value="1442700511.32475" calcext:value-type="float">
            <text:p>1442700511.32475</text:p>
          </table:table-cell>
          <table:table-cell table:formula="of:=[.G1281]-[.B1281]" office:value-type="float" office:value="6.79484295845032" calcext:value-type="float">
            <text:p>6.7948429585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42700504.53829" calcext:value-type="float">
            <text:p>1442700504.53829</text:p>
          </table:table-cell>
          <table:table-cell office:value-type="float" office:value="8096" calcext:value-type="float">
            <text:p>8096</text:p>
          </table:table-cell>
          <table:table-cell table:formula="of:=[.B1282]-[.B$2]" office:value-type="float" office:value="32.5934579372406" calcext:value-type="float">
            <text:p>32.5934579372</text:p>
          </table:table-cell>
          <table:table-cell table:formula="of:=[.C1282]/([.D1282]-[.D1281])" office:value-type="float" office:value="966007.20254893" calcext:value-type="float">
            <text:p>966007.20254893</text:p>
          </table:table-cell>
          <table:table-cell/>
          <table:table-cell office:value-type="float" office:value="1442700511.32817" calcext:value-type="float">
            <text:p>1442700511.32817</text:p>
          </table:table-cell>
          <table:table-cell table:formula="of:=[.G1282]-[.B1282]" office:value-type="float" office:value="6.78988766670227" calcext:value-type="float">
            <text:p>6.7898876667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42700504.5467" calcext:value-type="float">
            <text:p>1442700504.5467</text:p>
          </table:table-cell>
          <table:table-cell office:value-type="float" office:value="8096" calcext:value-type="float">
            <text:p>8096</text:p>
          </table:table-cell>
          <table:table-cell table:formula="of:=[.B1283]-[.B$2]" office:value-type="float" office:value="32.601870059967" calcext:value-type="float">
            <text:p>32.60187006</text:p>
          </table:table-cell>
          <table:table-cell table:formula="of:=[.C1283]/([.D1283]-[.D1282])" office:value-type="float" office:value="962420.576028116" calcext:value-type="float">
            <text:p>962420.576028116</text:p>
          </table:table-cell>
          <table:table-cell/>
          <table:table-cell office:value-type="float" office:value="1442700511.33159" calcext:value-type="float">
            <text:p>1442700511.33159</text:p>
          </table:table-cell>
          <table:table-cell table:formula="of:=[.G1283]-[.B1283]" office:value-type="float" office:value="6.78488969802856" calcext:value-type="float">
            <text:p>6.784889698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442700504.55504" calcext:value-type="float">
            <text:p>1442700504.55504</text:p>
          </table:table-cell>
          <table:table-cell office:value-type="float" office:value="8096" calcext:value-type="float">
            <text:p>8096</text:p>
          </table:table-cell>
          <table:table-cell table:formula="of:=[.B1284]-[.B$2]" office:value-type="float" office:value="32.6102094650269" calcext:value-type="float">
            <text:p>32.610209465</text:p>
          </table:table-cell>
          <table:table-cell table:formula="of:=[.C1284]/([.D1284]-[.D1283])" office:value-type="float" office:value="970812.658928469" calcext:value-type="float">
            <text:p>970812.658928469</text:p>
          </table:table-cell>
          <table:table-cell/>
          <table:table-cell office:value-type="float" office:value="1442700511.35267" calcext:value-type="float">
            <text:p>1442700511.35267</text:p>
          </table:table-cell>
          <table:table-cell table:formula="of:=[.G1284]-[.B1284]" office:value-type="float" office:value="6.79763531684876" calcext:value-type="float">
            <text:p>6.7976353168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42700504.56342" calcext:value-type="float">
            <text:p>1442700504.56342</text:p>
          </table:table-cell>
          <table:table-cell office:value-type="float" office:value="8096" calcext:value-type="float">
            <text:p>8096</text:p>
          </table:table-cell>
          <table:table-cell table:formula="of:=[.B1285]-[.B$2]" office:value-type="float" office:value="32.6185874938965" calcext:value-type="float">
            <text:p>32.6185874939</text:p>
          </table:table-cell>
          <table:table-cell table:formula="of:=[.C1285]/([.D1285]-[.D1284])" office:value-type="float" office:value="966337.085486625" calcext:value-type="float">
            <text:p>966337.085486625</text:p>
          </table:table-cell>
          <table:table-cell/>
          <table:table-cell office:value-type="float" office:value="1442700511.35606" calcext:value-type="float">
            <text:p>1442700511.35606</text:p>
          </table:table-cell>
          <table:table-cell table:formula="of:=[.G1285]-[.B1285]" office:value-type="float" office:value="6.79264831542969" calcext:value-type="float">
            <text:p>6.7926483154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442700504.57176" calcext:value-type="float">
            <text:p>1442700504.57176</text:p>
          </table:table-cell>
          <table:table-cell office:value-type="float" office:value="8096" calcext:value-type="float">
            <text:p>8096</text:p>
          </table:table-cell>
          <table:table-cell table:formula="of:=[.B1286]-[.B$2]" office:value-type="float" office:value="32.6269307136536" calcext:value-type="float">
            <text:p>32.6269307137</text:p>
          </table:table-cell>
          <table:table-cell table:formula="of:=[.C1286]/([.D1286]-[.D1285])" office:value-type="float" office:value="970368.782762759" calcext:value-type="float">
            <text:p>970368.782762759</text:p>
          </table:table-cell>
          <table:table-cell/>
          <table:table-cell office:value-type="float" office:value="1442700511.35946" calcext:value-type="float">
            <text:p>1442700511.35946</text:p>
          </table:table-cell>
          <table:table-cell table:formula="of:=[.G1286]-[.B1286]" office:value-type="float" office:value="6.78769755363464" calcext:value-type="float">
            <text:p>6.7876975536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442700504.58015" calcext:value-type="float">
            <text:p>1442700504.58015</text:p>
          </table:table-cell>
          <table:table-cell office:value-type="float" office:value="8096" calcext:value-type="float">
            <text:p>8096</text:p>
          </table:table-cell>
          <table:table-cell table:formula="of:=[.B1287]-[.B$2]" office:value-type="float" office:value="32.635321855545" calcext:value-type="float">
            <text:p>32.6353218555</text:p>
          </table:table-cell>
          <table:table-cell table:formula="of:=[.C1287]/([.D1287]-[.D1286])" office:value-type="float" office:value="964826.96928541" calcext:value-type="float">
            <text:p>964826.96928541</text:p>
          </table:table-cell>
          <table:table-cell/>
          <table:table-cell office:value-type="float" office:value="1442700511.38034" calcext:value-type="float">
            <text:p>1442700511.38034</text:p>
          </table:table-cell>
          <table:table-cell table:formula="of:=[.G1287]-[.B1287]" office:value-type="float" office:value="6.80019187927246" calcext:value-type="float">
            <text:p>6.8001918793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42700504.58849" calcext:value-type="float">
            <text:p>1442700504.58849</text:p>
          </table:table-cell>
          <table:table-cell office:value-type="float" office:value="8096" calcext:value-type="float">
            <text:p>8096</text:p>
          </table:table-cell>
          <table:table-cell table:formula="of:=[.B1288]-[.B$2]" office:value-type="float" office:value="32.6436603069305" calcext:value-type="float">
            <text:p>32.6436603069</text:p>
          </table:table-cell>
          <table:table-cell table:formula="of:=[.C1288]/([.D1288]-[.D1287])" office:value-type="float" office:value="970923.691427918" calcext:value-type="float">
            <text:p>970923.691427918</text:p>
          </table:table-cell>
          <table:table-cell/>
          <table:table-cell office:value-type="float" office:value="1442700511.38375" calcext:value-type="float">
            <text:p>1442700511.38375</text:p>
          </table:table-cell>
          <table:table-cell table:formula="of:=[.G1288]-[.B1288]" office:value-type="float" office:value="6.7952606678009" calcext:value-type="float">
            <text:p>6.7952606678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42700504.59687" calcext:value-type="float">
            <text:p>1442700504.59687</text:p>
          </table:table-cell>
          <table:table-cell office:value-type="float" office:value="8096" calcext:value-type="float">
            <text:p>8096</text:p>
          </table:table-cell>
          <table:table-cell table:formula="of:=[.B1289]-[.B$2]" office:value-type="float" office:value="32.6520371437073" calcext:value-type="float">
            <text:p>32.6520371437</text:p>
          </table:table-cell>
          <table:table-cell table:formula="of:=[.C1289]/([.D1289]-[.D1288])" office:value-type="float" office:value="966474.603216166" calcext:value-type="float">
            <text:p>966474.603216166</text:p>
          </table:table-cell>
          <table:table-cell/>
          <table:table-cell office:value-type="float" office:value="1442700511.40818" calcext:value-type="float">
            <text:p>1442700511.40818</text:p>
          </table:table-cell>
          <table:table-cell table:formula="of:=[.G1289]-[.B1289]" office:value-type="float" office:value="6.81131529808044" calcext:value-type="float">
            <text:p>6.8113152981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442700504.6052" calcext:value-type="float">
            <text:p>1442700504.6052</text:p>
          </table:table-cell>
          <table:table-cell office:value-type="float" office:value="8096" calcext:value-type="float">
            <text:p>8096</text:p>
          </table:table-cell>
          <table:table-cell table:formula="of:=[.B1290]-[.B$2]" office:value-type="float" office:value="32.6603674888611" calcext:value-type="float">
            <text:p>32.6603674889</text:p>
          </table:table-cell>
          <table:table-cell table:formula="of:=[.C1290]/([.D1290]-[.D1289])" office:value-type="float" office:value="971868.494104179" calcext:value-type="float">
            <text:p>971868.494104179</text:p>
          </table:table-cell>
          <table:table-cell/>
          <table:table-cell office:value-type="float" office:value="1442700511.4116" calcext:value-type="float">
            <text:p>1442700511.4116</text:p>
          </table:table-cell>
          <table:table-cell table:formula="of:=[.G1290]-[.B1290]" office:value-type="float" office:value="6.80640268325806" calcext:value-type="float">
            <text:p>6.8064026833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442700504.61353" calcext:value-type="float">
            <text:p>1442700504.61353</text:p>
          </table:table-cell>
          <table:table-cell office:value-type="float" office:value="8096" calcext:value-type="float">
            <text:p>8096</text:p>
          </table:table-cell>
          <table:table-cell table:formula="of:=[.B1291]-[.B$2]" office:value-type="float" office:value="32.6686985492706" calcext:value-type="float">
            <text:p>32.6686985493</text:p>
          </table:table-cell>
          <table:table-cell table:formula="of:=[.C1291]/([.D1291]-[.D1290])" office:value-type="float" office:value="971785.05520419" calcext:value-type="float">
            <text:p>971785.05520419</text:p>
          </table:table-cell>
          <table:table-cell/>
          <table:table-cell office:value-type="float" office:value="1442700511.41503" calcext:value-type="float">
            <text:p>1442700511.41503</text:p>
          </table:table-cell>
          <table:table-cell table:formula="of:=[.G1291]-[.B1291]" office:value-type="float" office:value="6.80150151252747" calcext:value-type="float">
            <text:p>6.8015015125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42700504.62191" calcext:value-type="float">
            <text:p>1442700504.62191</text:p>
          </table:table-cell>
          <table:table-cell office:value-type="float" office:value="8096" calcext:value-type="float">
            <text:p>8096</text:p>
          </table:table-cell>
          <table:table-cell table:formula="of:=[.B1292]-[.B$2]" office:value-type="float" office:value="32.6770832538605" calcext:value-type="float">
            <text:p>32.6770832539</text:p>
          </table:table-cell>
          <table:table-cell table:formula="of:=[.C1292]/([.D1292]-[.D1291])" office:value-type="float" office:value="965567.708826206" calcext:value-type="float">
            <text:p>965567.708826206</text:p>
          </table:table-cell>
          <table:table-cell/>
          <table:table-cell office:value-type="float" office:value="1442700511.45303" calcext:value-type="float">
            <text:p>1442700511.45303</text:p>
          </table:table-cell>
          <table:table-cell table:formula="of:=[.G1292]-[.B1292]" office:value-type="float" office:value="6.83111500740051" calcext:value-type="float">
            <text:p>6.8311150074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42700504.63028" calcext:value-type="float">
            <text:p>1442700504.63028</text:p>
          </table:table-cell>
          <table:table-cell office:value-type="float" office:value="8096" calcext:value-type="float">
            <text:p>8096</text:p>
          </table:table-cell>
          <table:table-cell table:formula="of:=[.B1293]-[.B$2]" office:value-type="float" office:value="32.685455083847" calcext:value-type="float">
            <text:p>32.6854550838</text:p>
          </table:table-cell>
          <table:table-cell table:formula="of:=[.C1293]/([.D1293]-[.D1292])" office:value-type="float" office:value="967052.605342598" calcext:value-type="float">
            <text:p>967052.605342598</text:p>
          </table:table-cell>
          <table:table-cell/>
          <table:table-cell office:value-type="float" office:value="1442700511.45644" calcext:value-type="float">
            <text:p>1442700511.45644</text:p>
          </table:table-cell>
          <table:table-cell table:formula="of:=[.G1293]-[.B1293]" office:value-type="float" office:value="6.82616019248962" calcext:value-type="float">
            <text:p>6.8261601925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42700504.63863" calcext:value-type="float">
            <text:p>1442700504.63863</text:p>
          </table:table-cell>
          <table:table-cell office:value-type="float" office:value="8096" calcext:value-type="float">
            <text:p>8096</text:p>
          </table:table-cell>
          <table:table-cell table:formula="of:=[.B1294]-[.B$2]" office:value-type="float" office:value="32.6938052177429" calcext:value-type="float">
            <text:p>32.6938052177</text:p>
          </table:table-cell>
          <table:table-cell table:formula="of:=[.C1294]/([.D1294]-[.D1293])" office:value-type="float" office:value="969565.290923108" calcext:value-type="float">
            <text:p>969565.290923108</text:p>
          </table:table-cell>
          <table:table-cell/>
          <table:table-cell office:value-type="float" office:value="1442700511.45987" calcext:value-type="float">
            <text:p>1442700511.45987</text:p>
          </table:table-cell>
          <table:table-cell table:formula="of:=[.G1294]-[.B1294]" office:value-type="float" office:value="6.8212320804596" calcext:value-type="float">
            <text:p>6.8212320805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42700504.64702" calcext:value-type="float">
            <text:p>1442700504.64702</text:p>
          </table:table-cell>
          <table:table-cell office:value-type="float" office:value="8096" calcext:value-type="float">
            <text:p>8096</text:p>
          </table:table-cell>
          <table:table-cell table:formula="of:=[.B1295]-[.B$2]" office:value-type="float" office:value="32.7021946907043" calcext:value-type="float">
            <text:p>32.7021946907</text:p>
          </table:table-cell>
          <table:table-cell table:formula="of:=[.C1295]/([.D1295]-[.D1294])" office:value-type="float" office:value="965018.903717176" calcext:value-type="float">
            <text:p>965018.903717176</text:p>
          </table:table-cell>
          <table:table-cell/>
          <table:table-cell office:value-type="float" office:value="1442700511.48102" calcext:value-type="float">
            <text:p>1442700511.48102</text:p>
          </table:table-cell>
          <table:table-cell table:formula="of:=[.G1295]-[.B1295]" office:value-type="float" office:value="6.8339958190918" calcext:value-type="float">
            <text:p>6.8339958191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42700504.65535" calcext:value-type="float">
            <text:p>1442700504.65535</text:p>
          </table:table-cell>
          <table:table-cell office:value-type="float" office:value="8096" calcext:value-type="float">
            <text:p>8096</text:p>
          </table:table-cell>
          <table:table-cell table:formula="of:=[.B1296]-[.B$2]" office:value-type="float" office:value="32.7105247974396" calcext:value-type="float">
            <text:p>32.7105247974</text:p>
          </table:table-cell>
          <table:table-cell table:formula="of:=[.C1296]/([.D1296]-[.D1295])" office:value-type="float" office:value="971896.310255016" calcext:value-type="float">
            <text:p>971896.310255016</text:p>
          </table:table-cell>
          <table:table-cell/>
          <table:table-cell office:value-type="float" office:value="1442700511.48444" calcext:value-type="float">
            <text:p>1442700511.48444</text:p>
          </table:table-cell>
          <table:table-cell table:formula="of:=[.G1296]-[.B1296]" office:value-type="float" office:value="6.82908487319946" calcext:value-type="float">
            <text:p>6.8290848732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42700504.6637" calcext:value-type="float">
            <text:p>1442700504.6637</text:p>
          </table:table-cell>
          <table:table-cell office:value-type="float" office:value="8096" calcext:value-type="float">
            <text:p>8096</text:p>
          </table:table-cell>
          <table:table-cell table:formula="of:=[.B1297]-[.B$2]" office:value-type="float" office:value="32.7188696861267" calcext:value-type="float">
            <text:p>32.7188696861</text:p>
          </table:table-cell>
          <table:table-cell table:formula="of:=[.C1297]/([.D1297]-[.D1296])" office:value-type="float" office:value="970174.714551013" calcext:value-type="float">
            <text:p>970174.714551013</text:p>
          </table:table-cell>
          <table:table-cell/>
          <table:table-cell office:value-type="float" office:value="1442700511.48787" calcext:value-type="float">
            <text:p>1442700511.48787</text:p>
          </table:table-cell>
          <table:table-cell table:formula="of:=[.G1297]-[.B1297]" office:value-type="float" office:value="6.82417297363281" calcext:value-type="float">
            <text:p>6.8241729736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42700504.67203" calcext:value-type="float">
            <text:p>1442700504.67203</text:p>
          </table:table-cell>
          <table:table-cell office:value-type="float" office:value="8096" calcext:value-type="float">
            <text:p>8096</text:p>
          </table:table-cell>
          <table:table-cell table:formula="of:=[.B1298]-[.B$2]" office:value-type="float" office:value="32.7272062301636" calcext:value-type="float">
            <text:p>32.7272062302</text:p>
          </table:table-cell>
          <table:table-cell table:formula="of:=[.C1298]/([.D1298]-[.D1297])" office:value-type="float" office:value="971145.832637419" calcext:value-type="float">
            <text:p>971145.832637419</text:p>
          </table:table-cell>
          <table:table-cell/>
          <table:table-cell office:value-type="float" office:value="1442700511.50876" calcext:value-type="float">
            <text:p>1442700511.50876</text:p>
          </table:table-cell>
          <table:table-cell table:formula="of:=[.G1298]-[.B1298]" office:value-type="float" office:value="6.83672165870667" calcext:value-type="float">
            <text:p>6.8367216587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42700504.68038" calcext:value-type="float">
            <text:p>1442700504.68038</text:p>
          </table:table-cell>
          <table:table-cell office:value-type="float" office:value="8096" calcext:value-type="float">
            <text:p>8096</text:p>
          </table:table-cell>
          <table:table-cell table:formula="of:=[.B1299]-[.B$2]" office:value-type="float" office:value="32.7355499267578" calcext:value-type="float">
            <text:p>32.7355499268</text:p>
          </table:table-cell>
          <table:table-cell table:formula="of:=[.C1299]/([.D1299]-[.D1298])" office:value-type="float" office:value="970313.326780203" calcext:value-type="float">
            <text:p>970313.326780203</text:p>
          </table:table-cell>
          <table:table-cell/>
          <table:table-cell office:value-type="float" office:value="1442700511.51217" calcext:value-type="float">
            <text:p>1442700511.51217</text:p>
          </table:table-cell>
          <table:table-cell table:formula="of:=[.G1299]-[.B1299]" office:value-type="float" office:value="6.83178663253784" calcext:value-type="float">
            <text:p>6.8317866325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42700504.68872" calcext:value-type="float">
            <text:p>1442700504.68872</text:p>
          </table:table-cell>
          <table:table-cell office:value-type="float" office:value="8096" calcext:value-type="float">
            <text:p>8096</text:p>
          </table:table-cell>
          <table:table-cell table:formula="of:=[.B1300]-[.B$2]" office:value-type="float" office:value="32.7438876628876" calcext:value-type="float">
            <text:p>32.7438876629</text:p>
          </table:table-cell>
          <table:table-cell table:formula="of:=[.C1300]/([.D1300]-[.D1299])" office:value-type="float" office:value="971006.98247119" calcext:value-type="float">
            <text:p>971006.98247119</text:p>
          </table:table-cell>
          <table:table-cell/>
          <table:table-cell office:value-type="float" office:value="1442700511.51558" calcext:value-type="float">
            <text:p>1442700511.51558</text:p>
          </table:table-cell>
          <table:table-cell table:formula="of:=[.G1300]-[.B1300]" office:value-type="float" office:value="6.82686233520508" calcext:value-type="float">
            <text:p>6.8268623352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442700504.69704" calcext:value-type="float">
            <text:p>1442700504.69704</text:p>
          </table:table-cell>
          <table:table-cell office:value-type="float" office:value="8096" calcext:value-type="float">
            <text:p>8096</text:p>
          </table:table-cell>
          <table:table-cell table:formula="of:=[.B1301]-[.B$2]" office:value-type="float" office:value="32.7522161006927" calcext:value-type="float">
            <text:p>32.7522161007</text:p>
          </table:table-cell>
          <table:table-cell table:formula="of:=[.C1301]/([.D1301]-[.D1300])" office:value-type="float" office:value="972091.067903355" calcext:value-type="float">
            <text:p>972091.067903355</text:p>
          </table:table-cell>
          <table:table-cell/>
          <table:table-cell office:value-type="float" office:value="1442700511.54732" calcext:value-type="float">
            <text:p>1442700511.54732</text:p>
          </table:table-cell>
          <table:table-cell table:formula="of:=[.G1301]-[.B1301]" office:value-type="float" office:value="6.85027265548706" calcext:value-type="float">
            <text:p>6.8502726555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42700504.70537" calcext:value-type="float">
            <text:p>1442700504.70537</text:p>
          </table:table-cell>
          <table:table-cell office:value-type="float" office:value="8096" calcext:value-type="float">
            <text:p>8096</text:p>
          </table:table-cell>
          <table:table-cell table:formula="of:=[.B1302]-[.B$2]" office:value-type="float" office:value="32.7605440616608" calcext:value-type="float">
            <text:p>32.7605440617</text:p>
          </table:table-cell>
          <table:table-cell table:formula="of:=[.C1302]/([.D1302]-[.D1301])" office:value-type="float" office:value="972146.727283138" calcext:value-type="float">
            <text:p>972146.727283138</text:p>
          </table:table-cell>
          <table:table-cell/>
          <table:table-cell office:value-type="float" office:value="1442700511.55076" calcext:value-type="float">
            <text:p>1442700511.55076</text:p>
          </table:table-cell>
          <table:table-cell table:formula="of:=[.G1302]-[.B1302]" office:value-type="float" office:value="6.8453848361969" calcext:value-type="float">
            <text:p>6.8453848362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442700504.7137" calcext:value-type="float">
            <text:p>1442700504.7137</text:p>
          </table:table-cell>
          <table:table-cell office:value-type="float" office:value="8096" calcext:value-type="float">
            <text:p>8096</text:p>
          </table:table-cell>
          <table:table-cell table:formula="of:=[.B1303]-[.B$2]" office:value-type="float" office:value="32.7688665390015" calcext:value-type="float">
            <text:p>32.768866539</text:p>
          </table:table-cell>
          <table:table-cell table:formula="of:=[.C1303]/([.D1303]-[.D1302])" office:value-type="float" office:value="972787.268570774" calcext:value-type="float">
            <text:p>972787.268570774</text:p>
          </table:table-cell>
          <table:table-cell/>
          <table:table-cell office:value-type="float" office:value="1442700511.55415" calcext:value-type="float">
            <text:p>1442700511.55415</text:p>
          </table:table-cell>
          <table:table-cell table:formula="of:=[.G1303]-[.B1303]" office:value-type="float" office:value="6.8404541015625" calcext:value-type="float">
            <text:p>6.8404541016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442700504.72204" calcext:value-type="float">
            <text:p>1442700504.72204</text:p>
          </table:table-cell>
          <table:table-cell office:value-type="float" office:value="8096" calcext:value-type="float">
            <text:p>8096</text:p>
          </table:table-cell>
          <table:table-cell table:formula="of:=[.B1304]-[.B$2]" office:value-type="float" office:value="32.7772092819214" calcext:value-type="float">
            <text:p>32.7772092819</text:p>
          </table:table-cell>
          <table:table-cell table:formula="of:=[.C1304]/([.D1304]-[.D1303])" office:value-type="float" office:value="970424.245084591" calcext:value-type="float">
            <text:p>970424.245084591</text:p>
          </table:table-cell>
          <table:table-cell/>
          <table:table-cell office:value-type="float" office:value="1442700511.55757" calcext:value-type="float">
            <text:p>1442700511.55757</text:p>
          </table:table-cell>
          <table:table-cell table:formula="of:=[.G1304]-[.B1304]" office:value-type="float" office:value="6.83552718162537" calcext:value-type="float">
            <text:p>6.8355271816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442700504.73036" calcext:value-type="float">
            <text:p>1442700504.73036</text:p>
          </table:table-cell>
          <table:table-cell office:value-type="float" office:value="8096" calcext:value-type="float">
            <text:p>8096</text:p>
          </table:table-cell>
          <table:table-cell table:formula="of:=[.B1305]-[.B$2]" office:value-type="float" office:value="32.7855319976807" calcext:value-type="float">
            <text:p>32.7855319977</text:p>
          </table:table-cell>
          <table:table-cell table:formula="of:=[.C1305]/([.D1305]-[.D1304])" office:value-type="float" office:value="972759.40139796" calcext:value-type="float">
            <text:p>972759.40139796</text:p>
          </table:table-cell>
          <table:table-cell/>
          <table:table-cell office:value-type="float" office:value="1442700511.56098" calcext:value-type="float">
            <text:p>1442700511.56098</text:p>
          </table:table-cell>
          <table:table-cell table:formula="of:=[.G1305]-[.B1305]" office:value-type="float" office:value="6.83061861991882" calcext:value-type="float">
            <text:p>6.8306186199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442700504.73869" calcext:value-type="float">
            <text:p>1442700504.73869</text:p>
          </table:table-cell>
          <table:table-cell office:value-type="float" office:value="8096" calcext:value-type="float">
            <text:p>8096</text:p>
          </table:table-cell>
          <table:table-cell table:formula="of:=[.B1306]-[.B$2]" office:value-type="float" office:value="32.7938594818115" calcext:value-type="float">
            <text:p>32.7938594818</text:p>
          </table:table-cell>
          <table:table-cell table:formula="of:=[.C1306]/([.D1306]-[.D1305])" office:value-type="float" office:value="972202.393037105" calcext:value-type="float">
            <text:p>972202.393037105</text:p>
          </table:table-cell>
          <table:table-cell/>
          <table:table-cell office:value-type="float" office:value="1442700511.58134" calcext:value-type="float">
            <text:p>1442700511.58134</text:p>
          </table:table-cell>
          <table:table-cell table:formula="of:=[.G1306]-[.B1306]" office:value-type="float" office:value="6.84265661239624" calcext:value-type="float">
            <text:p>6.8426566124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42700504.74705" calcext:value-type="float">
            <text:p>1442700504.74705</text:p>
          </table:table-cell>
          <table:table-cell office:value-type="float" office:value="8096" calcext:value-type="float">
            <text:p>8096</text:p>
          </table:table-cell>
          <table:table-cell table:formula="of:=[.B1307]-[.B$2]" office:value-type="float" office:value="32.8022241592407" calcext:value-type="float">
            <text:p>32.8022241592</text:p>
          </table:table-cell>
          <table:table-cell table:formula="of:=[.C1307]/([.D1307]-[.D1306])" office:value-type="float" office:value="967879.522973435" calcext:value-type="float">
            <text:p>967879.522973435</text:p>
          </table:table-cell>
          <table:table-cell/>
          <table:table-cell office:value-type="float" office:value="1442700511.58476" calcext:value-type="float">
            <text:p>1442700511.58476</text:p>
          </table:table-cell>
          <table:table-cell table:formula="of:=[.G1307]-[.B1307]" office:value-type="float" office:value="6.83770298957825" calcext:value-type="float">
            <text:p>6.8377029896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42700504.75538" calcext:value-type="float">
            <text:p>1442700504.75538</text:p>
          </table:table-cell>
          <table:table-cell office:value-type="float" office:value="8096" calcext:value-type="float">
            <text:p>8096</text:p>
          </table:table-cell>
          <table:table-cell table:formula="of:=[.B1308]-[.B$2]" office:value-type="float" office:value="32.8105475902557" calcext:value-type="float">
            <text:p>32.8105475903</text:p>
          </table:table-cell>
          <table:table-cell table:formula="of:=[.C1308]/([.D1308]-[.D1307])" office:value-type="float" office:value="972675.809458337" calcext:value-type="float">
            <text:p>972675.809458337</text:p>
          </table:table-cell>
          <table:table-cell/>
          <table:table-cell office:value-type="float" office:value="1442700511.58817" calcext:value-type="float">
            <text:p>1442700511.58817</text:p>
          </table:table-cell>
          <table:table-cell table:formula="of:=[.G1308]-[.B1308]" office:value-type="float" office:value="6.8327956199646" calcext:value-type="float">
            <text:p>6.83279562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442700504.76371" calcext:value-type="float">
            <text:p>1442700504.76371</text:p>
          </table:table-cell>
          <table:table-cell office:value-type="float" office:value="8096" calcext:value-type="float">
            <text:p>8096</text:p>
          </table:table-cell>
          <table:table-cell table:formula="of:=[.B1309]-[.B$2]" office:value-type="float" office:value="32.8188860416412" calcext:value-type="float">
            <text:p>32.8188860416</text:p>
          </table:table-cell>
          <table:table-cell table:formula="of:=[.C1309]/([.D1309]-[.D1308])" office:value-type="float" office:value="970923.691427918" calcext:value-type="float">
            <text:p>970923.691427918</text:p>
          </table:table-cell>
          <table:table-cell/>
          <table:table-cell office:value-type="float" office:value="1442700511.60907" calcext:value-type="float">
            <text:p>1442700511.60907</text:p>
          </table:table-cell>
          <table:table-cell table:formula="of:=[.G1309]-[.B1309]" office:value-type="float" office:value="6.84535622596741" calcext:value-type="float">
            <text:p>6.845356226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42700504.77206" calcext:value-type="float">
            <text:p>1442700504.77206</text:p>
          </table:table-cell>
          <table:table-cell office:value-type="float" office:value="8096" calcext:value-type="float">
            <text:p>8096</text:p>
          </table:table-cell>
          <table:table-cell table:formula="of:=[.B1310]-[.B$2]" office:value-type="float" office:value="32.827228307724" calcext:value-type="float">
            <text:p>32.8272283077</text:p>
          </table:table-cell>
          <table:table-cell table:formula="of:=[.C1310]/([.D1310]-[.D1309])" office:value-type="float" office:value="970479.713746785" calcext:value-type="float">
            <text:p>970479.713746785</text:p>
          </table:table-cell>
          <table:table-cell/>
          <table:table-cell office:value-type="float" office:value="1442700511.61249" calcext:value-type="float">
            <text:p>1442700511.61249</text:p>
          </table:table-cell>
          <table:table-cell table:formula="of:=[.G1310]-[.B1310]" office:value-type="float" office:value="6.84042906761169" calcext:value-type="float">
            <text:p>6.8404290676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442700504.78039" calcext:value-type="float">
            <text:p>1442700504.78039</text:p>
          </table:table-cell>
          <table:table-cell office:value-type="float" office:value="8096" calcext:value-type="float">
            <text:p>8096</text:p>
          </table:table-cell>
          <table:table-cell table:formula="of:=[.B1311]-[.B$2]" office:value-type="float" office:value="32.8355572223663" calcext:value-type="float">
            <text:p>32.8355572224</text:p>
          </table:table-cell>
          <table:table-cell table:formula="of:=[.C1311]/([.D1311]-[.D1310])" office:value-type="float" office:value="972035.414896662" calcext:value-type="float">
            <text:p>972035.414896662</text:p>
          </table:table-cell>
          <table:table-cell/>
          <table:table-cell office:value-type="float" office:value="1442700511.61591" calcext:value-type="float">
            <text:p>1442700511.61591</text:p>
          </table:table-cell>
          <table:table-cell table:formula="of:=[.G1311]-[.B1311]" office:value-type="float" office:value="6.83551931381226" calcext:value-type="float">
            <text:p>6.8355193138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442700504.78873" calcext:value-type="float">
            <text:p>1442700504.78873</text:p>
          </table:table-cell>
          <table:table-cell office:value-type="float" office:value="8096" calcext:value-type="float">
            <text:p>8096</text:p>
          </table:table-cell>
          <table:table-cell table:formula="of:=[.B1312]-[.B$2]" office:value-type="float" office:value="32.8438966274261" calcext:value-type="float">
            <text:p>32.8438966274</text:p>
          </table:table-cell>
          <table:table-cell table:formula="of:=[.C1312]/([.D1312]-[.D1311])" office:value-type="float" office:value="970812.658928469" calcext:value-type="float">
            <text:p>970812.658928469</text:p>
          </table:table-cell>
          <table:table-cell/>
          <table:table-cell office:value-type="float" office:value="1442700511.64761" calcext:value-type="float">
            <text:p>1442700511.64761</text:p>
          </table:table-cell>
          <table:table-cell table:formula="of:=[.G1312]-[.B1312]" office:value-type="float" office:value="6.8588855266571" calcext:value-type="float">
            <text:p>6.8588855267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42700504.79705" calcext:value-type="float">
            <text:p>1442700504.79705</text:p>
          </table:table-cell>
          <table:table-cell office:value-type="float" office:value="8096" calcext:value-type="float">
            <text:p>8096</text:p>
          </table:table-cell>
          <table:table-cell table:formula="of:=[.B1313]-[.B$2]" office:value-type="float" office:value="32.8522193431854" calcext:value-type="float">
            <text:p>32.8522193432</text:p>
          </table:table-cell>
          <table:table-cell table:formula="of:=[.C1313]/([.D1313]-[.D1312])" office:value-type="float" office:value="972759.40139796" calcext:value-type="float">
            <text:p>972759.40139796</text:p>
          </table:table-cell>
          <table:table-cell/>
          <table:table-cell office:value-type="float" office:value="1442700511.65101" calcext:value-type="float">
            <text:p>1442700511.65101</text:p>
          </table:table-cell>
          <table:table-cell table:formula="of:=[.G1313]-[.B1313]" office:value-type="float" office:value="6.85396099090576" calcext:value-type="float">
            <text:p>6.8539609909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442700504.80538" calcext:value-type="float">
            <text:p>1442700504.80538</text:p>
          </table:table-cell>
          <table:table-cell office:value-type="float" office:value="8096" calcext:value-type="float">
            <text:p>8096</text:p>
          </table:table-cell>
          <table:table-cell table:formula="of:=[.B1314]-[.B$2]" office:value-type="float" office:value="32.8605492115021" calcext:value-type="float">
            <text:p>32.8605492115</text:p>
          </table:table-cell>
          <table:table-cell table:formula="of:=[.C1314]/([.D1314]-[.D1313])" office:value-type="float" office:value="971924.127998168" calcext:value-type="float">
            <text:p>971924.127998168</text:p>
          </table:table-cell>
          <table:table-cell/>
          <table:table-cell office:value-type="float" office:value="1442700511.6544" calcext:value-type="float">
            <text:p>1442700511.6544</text:p>
          </table:table-cell>
          <table:table-cell table:formula="of:=[.G1314]-[.B1314]" office:value-type="float" office:value="6.84902167320251" calcext:value-type="float">
            <text:p>6.8490216732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442700504.81382" calcext:value-type="float">
            <text:p>1442700504.81382</text:p>
          </table:table-cell>
          <table:table-cell office:value-type="float" office:value="8096" calcext:value-type="float">
            <text:p>8096</text:p>
          </table:table-cell>
          <table:table-cell table:formula="of:=[.B1315]-[.B$2]" office:value-type="float" office:value="32.8689947128296" calcext:value-type="float">
            <text:p>32.8689947128</text:p>
          </table:table-cell>
          <table:table-cell table:formula="of:=[.C1315]/([.D1315]-[.D1314])" office:value-type="float" office:value="958616.864297208" calcext:value-type="float">
            <text:p>958616.864297208</text:p>
          </table:table-cell>
          <table:table-cell/>
          <table:table-cell office:value-type="float" office:value="1442700511.68176" calcext:value-type="float">
            <text:p>1442700511.68176</text:p>
          </table:table-cell>
          <table:table-cell table:formula="of:=[.G1315]-[.B1315]" office:value-type="float" office:value="6.86793422698975" calcext:value-type="float">
            <text:p>6.867934227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442700504.82218" calcext:value-type="float">
            <text:p>1442700504.82218</text:p>
          </table:table-cell>
          <table:table-cell office:value-type="float" office:value="8096" calcext:value-type="float">
            <text:p>8096</text:p>
          </table:table-cell>
          <table:table-cell table:formula="of:=[.B1316]-[.B$2]" office:value-type="float" office:value="32.8773534297943" calcext:value-type="float">
            <text:p>32.8773534298</text:p>
          </table:table-cell>
          <table:table-cell table:formula="of:=[.C1316]/([.D1316]-[.D1315])" office:value-type="float" office:value="968569.702045124" calcext:value-type="float">
            <text:p>968569.702045124</text:p>
          </table:table-cell>
          <table:table-cell/>
          <table:table-cell office:value-type="float" office:value="1442700511.68518" calcext:value-type="float">
            <text:p>1442700511.68518</text:p>
          </table:table-cell>
          <table:table-cell table:formula="of:=[.G1316]-[.B1316]" office:value-type="float" office:value="6.86299538612366" calcext:value-type="float">
            <text:p>6.8629953861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442700504.83052" calcext:value-type="float">
            <text:p>1442700504.83052</text:p>
          </table:table-cell>
          <table:table-cell office:value-type="float" office:value="8096" calcext:value-type="float">
            <text:p>8096</text:p>
          </table:table-cell>
          <table:table-cell table:formula="of:=[.B1317]-[.B$2]" office:value-type="float" office:value="32.8856914043426" calcext:value-type="float">
            <text:p>32.8856914043</text:p>
          </table:table-cell>
          <table:table-cell table:formula="of:=[.C1317]/([.D1317]-[.D1316])" office:value-type="float" office:value="970979.217202333" calcext:value-type="float">
            <text:p>970979.217202333</text:p>
          </table:table-cell>
          <table:table-cell/>
          <table:table-cell office:value-type="float" office:value="1442700511.68862" calcext:value-type="float">
            <text:p>1442700511.68862</text:p>
          </table:table-cell>
          <table:table-cell table:formula="of:=[.G1317]-[.B1317]" office:value-type="float" office:value="6.85810089111328" calcext:value-type="float">
            <text:p>6.8581008911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442700504.83889" calcext:value-type="float">
            <text:p>1442700504.83889</text:p>
          </table:table-cell>
          <table:table-cell office:value-type="float" office:value="8096" calcext:value-type="float">
            <text:p>8096</text:p>
          </table:table-cell>
          <table:table-cell table:formula="of:=[.B1318]-[.B$2]" office:value-type="float" office:value="32.894061088562" calcext:value-type="float">
            <text:p>32.8940610886</text:p>
          </table:table-cell>
          <table:table-cell table:formula="of:=[.C1318]/([.D1318]-[.D1317])" office:value-type="float" office:value="967300.532231876" calcext:value-type="float">
            <text:p>967300.532231876</text:p>
          </table:table-cell>
          <table:table-cell/>
          <table:table-cell office:value-type="float" office:value="1442700511.70962" calcext:value-type="float">
            <text:p>1442700511.70962</text:p>
          </table:table-cell>
          <table:table-cell table:formula="of:=[.G1318]-[.B1318]" office:value-type="float" office:value="6.87072706222534" calcext:value-type="float">
            <text:p>6.8707270622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442700504.84723" calcext:value-type="float">
            <text:p>1442700504.84723</text:p>
          </table:table-cell>
          <table:table-cell office:value-type="float" office:value="8096" calcext:value-type="float">
            <text:p>8096</text:p>
          </table:table-cell>
          <table:table-cell table:formula="of:=[.B1319]-[.B$2]" office:value-type="float" office:value="32.902400970459" calcext:value-type="float">
            <text:p>32.9024009705</text:p>
          </table:table-cell>
          <table:table-cell table:formula="of:=[.C1319]/([.D1319]-[.D1318])" office:value-type="float" office:value="970757.152201258" calcext:value-type="float">
            <text:p>970757.152201258</text:p>
          </table:table-cell>
          <table:table-cell/>
          <table:table-cell office:value-type="float" office:value="1442700511.71304" calcext:value-type="float">
            <text:p>1442700511.71304</text:p>
          </table:table-cell>
          <table:table-cell table:formula="of:=[.G1319]-[.B1319]" office:value-type="float" office:value="6.86581063270569" calcext:value-type="float">
            <text:p>6.8658106327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442700504.85572" calcext:value-type="float">
            <text:p>1442700504.85572</text:p>
          </table:table-cell>
          <table:table-cell office:value-type="float" office:value="8096" calcext:value-type="float">
            <text:p>8096</text:p>
          </table:table-cell>
          <table:table-cell table:formula="of:=[.B1320]-[.B$2]" office:value-type="float" office:value="32.9108929634094" calcext:value-type="float">
            <text:p>32.9108929634</text:p>
          </table:table-cell>
          <table:table-cell table:formula="of:=[.C1320]/([.D1320]-[.D1319])" office:value-type="float" office:value="953368.667078443" calcext:value-type="float">
            <text:p>953368.667078443</text:p>
          </table:table-cell>
          <table:table-cell/>
          <table:table-cell office:value-type="float" office:value="1442700511.71647" calcext:value-type="float">
            <text:p>1442700511.71647</text:p>
          </table:table-cell>
          <table:table-cell table:formula="of:=[.G1320]-[.B1320]" office:value-type="float" office:value="6.86075067520142" calcext:value-type="float">
            <text:p>6.8607506752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442700504.86402" calcext:value-type="float">
            <text:p>1442700504.86402</text:p>
          </table:table-cell>
          <table:table-cell office:value-type="float" office:value="8096" calcext:value-type="float">
            <text:p>8096</text:p>
          </table:table-cell>
          <table:table-cell table:formula="of:=[.B1321]-[.B$2]" office:value-type="float" office:value="32.9191954135895" calcext:value-type="float">
            <text:p>32.9191954136</text:p>
          </table:table-cell>
          <table:table-cell table:formula="of:=[.C1321]/([.D1321]-[.D1320])" office:value-type="float" office:value="975133.824885851" calcext:value-type="float">
            <text:p>975133.824885851</text:p>
          </table:table-cell>
          <table:table-cell/>
          <table:table-cell office:value-type="float" office:value="1442700511.74189" calcext:value-type="float">
            <text:p>1442700511.74189</text:p>
          </table:table-cell>
          <table:table-cell table:formula="of:=[.G1321]-[.B1321]" office:value-type="float" office:value="6.87786769866943" calcext:value-type="float">
            <text:p>6.8778676987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442700504.87233" calcext:value-type="float">
            <text:p>1442700504.87233</text:p>
          </table:table-cell>
          <table:table-cell office:value-type="float" office:value="8096" calcext:value-type="float">
            <text:p>8096</text:p>
          </table:table-cell>
          <table:table-cell table:formula="of:=[.B1322]-[.B$2]" office:value-type="float" office:value="32.9275057315826" calcext:value-type="float">
            <text:p>32.9275057316</text:p>
          </table:table-cell>
          <table:table-cell table:formula="of:=[.C1322]/([.D1322]-[.D1321])" office:value-type="float" office:value="974210.614643103" calcext:value-type="float">
            <text:p>974210.614643103</text:p>
          </table:table-cell>
          <table:table-cell/>
          <table:table-cell office:value-type="float" office:value="1442700511.74531" calcext:value-type="float">
            <text:p>1442700511.74531</text:p>
          </table:table-cell>
          <table:table-cell table:formula="of:=[.G1322]-[.B1322]" office:value-type="float" office:value="6.87297344207764" calcext:value-type="float">
            <text:p>6.8729734421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442700504.88066" calcext:value-type="float">
            <text:p>1442700504.88066</text:p>
          </table:table-cell>
          <table:table-cell office:value-type="float" office:value="8096" calcext:value-type="float">
            <text:p>8096</text:p>
          </table:table-cell>
          <table:table-cell table:formula="of:=[.B1323]-[.B$2]" office:value-type="float" office:value="32.9358279705048" calcext:value-type="float">
            <text:p>32.9358279705</text:p>
          </table:table-cell>
          <table:table-cell table:formula="of:=[.C1323]/([.D1323]-[.D1322])" office:value-type="float" office:value="972815.137340285" calcext:value-type="float">
            <text:p>972815.137340285</text:p>
          </table:table-cell>
          <table:table-cell/>
          <table:table-cell office:value-type="float" office:value="1442700511.74872" calcext:value-type="float">
            <text:p>1442700511.74872</text:p>
          </table:table-cell>
          <table:table-cell table:formula="of:=[.G1323]-[.B1323]" office:value-type="float" office:value="6.86806678771973" calcext:value-type="float">
            <text:p>6.8680667877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442700504.88897" calcext:value-type="float">
            <text:p>1442700504.88897</text:p>
          </table:table-cell>
          <table:table-cell office:value-type="float" office:value="8096" calcext:value-type="float">
            <text:p>8096</text:p>
          </table:table-cell>
          <table:table-cell table:formula="of:=[.B1324]-[.B$2]" office:value-type="float" office:value="32.9441456794739" calcext:value-type="float">
            <text:p>32.9441456795</text:p>
          </table:table-cell>
          <table:table-cell table:formula="of:=[.C1324]/([.D1324]-[.D1323])" office:value-type="float" office:value="973344.947516267" calcext:value-type="float">
            <text:p>973344.947516267</text:p>
          </table:table-cell>
          <table:table-cell/>
          <table:table-cell office:value-type="float" office:value="1442700511.76985" calcext:value-type="float">
            <text:p>1442700511.76985</text:p>
          </table:table-cell>
          <table:table-cell table:formula="of:=[.G1324]-[.B1324]" office:value-type="float" office:value="6.88087320327759" calcext:value-type="float">
            <text:p>6.8808732033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442700504.89728" calcext:value-type="float">
            <text:p>1442700504.89728</text:p>
          </table:table-cell>
          <table:table-cell office:value-type="float" office:value="8096" calcext:value-type="float">
            <text:p>8096</text:p>
          </table:table-cell>
          <table:table-cell table:formula="of:=[.B1325]-[.B$2]" office:value-type="float" office:value="32.9524490833282" calcext:value-type="float">
            <text:p>32.9524490833</text:p>
          </table:table-cell>
          <table:table-cell table:formula="of:=[.C1325]/([.D1325]-[.D1324])" office:value-type="float" office:value="975021.827432739" calcext:value-type="float">
            <text:p>975021.827432739</text:p>
          </table:table-cell>
          <table:table-cell/>
          <table:table-cell office:value-type="float" office:value="1442700511.77327" calcext:value-type="float">
            <text:p>1442700511.77327</text:p>
          </table:table-cell>
          <table:table-cell table:formula="of:=[.G1325]-[.B1325]" office:value-type="float" office:value="6.87598848342896" calcext:value-type="float">
            <text:p>6.8759884834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42700504.90558" calcext:value-type="float">
            <text:p>1442700504.90558</text:p>
          </table:table-cell>
          <table:table-cell office:value-type="float" office:value="8096" calcext:value-type="float">
            <text:p>8096</text:p>
          </table:table-cell>
          <table:table-cell table:formula="of:=[.B1326]-[.B$2]" office:value-type="float" office:value="32.9607534408569" calcext:value-type="float">
            <text:p>32.9607534409</text:p>
          </table:table-cell>
          <table:table-cell table:formula="of:=[.C1326]/([.D1326]-[.D1325])" office:value-type="float" office:value="974909.855703253" calcext:value-type="float">
            <text:p>974909.855703253</text:p>
          </table:table-cell>
          <table:table-cell/>
          <table:table-cell office:value-type="float" office:value="1442700511.77668" calcext:value-type="float">
            <text:p>1442700511.77668</text:p>
          </table:table-cell>
          <table:table-cell table:formula="of:=[.G1326]-[.B1326]" office:value-type="float" office:value="6.87109756469727" calcext:value-type="float">
            <text:p>6.8710975647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442700504.91388" calcext:value-type="float">
            <text:p>1442700504.91388</text:p>
          </table:table-cell>
          <table:table-cell office:value-type="float" office:value="8096" calcext:value-type="float">
            <text:p>8096</text:p>
          </table:table-cell>
          <table:table-cell table:formula="of:=[.B1327]-[.B$2]" office:value-type="float" office:value="32.969055891037" calcext:value-type="float">
            <text:p>32.969055891</text:p>
          </table:table-cell>
          <table:table-cell table:formula="of:=[.C1327]/([.D1327]-[.D1326])" office:value-type="float" office:value="975133.824885851" calcext:value-type="float">
            <text:p>975133.824885851</text:p>
          </table:table-cell>
          <table:table-cell/>
          <table:table-cell office:value-type="float" office:value="1442700511.78006" calcext:value-type="float">
            <text:p>1442700511.78006</text:p>
          </table:table-cell>
          <table:table-cell table:formula="of:=[.G1327]-[.B1327]" office:value-type="float" office:value="6.8661789894104" calcext:value-type="float">
            <text:p>6.8661789894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442700504.92222" calcext:value-type="float">
            <text:p>1442700504.92222</text:p>
          </table:table-cell>
          <table:table-cell office:value-type="float" office:value="8096" calcext:value-type="float">
            <text:p>8096</text:p>
          </table:table-cell>
          <table:table-cell table:formula="of:=[.B1328]-[.B$2]" office:value-type="float" office:value="32.977392911911" calcext:value-type="float">
            <text:p>32.9773929119</text:p>
          </table:table-cell>
          <table:table-cell table:formula="of:=[.C1328]/([.D1328]-[.D1327])" office:value-type="float" office:value="971090.287805994" calcext:value-type="float">
            <text:p>971090.287805994</text:p>
          </table:table-cell>
          <table:table-cell/>
          <table:table-cell office:value-type="float" office:value="1442700511.79757" calcext:value-type="float">
            <text:p>1442700511.79757</text:p>
          </table:table-cell>
          <table:table-cell table:formula="of:=[.G1328]-[.B1328]" office:value-type="float" office:value="6.8753514289856" calcext:value-type="float">
            <text:p>6.875351429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42700504.93053" calcext:value-type="float">
            <text:p>1442700504.93053</text:p>
          </table:table-cell>
          <table:table-cell office:value-type="float" office:value="8096" calcext:value-type="float">
            <text:p>8096</text:p>
          </table:table-cell>
          <table:table-cell table:formula="of:=[.B1329]-[.B$2]" office:value-type="float" office:value="32.9856998920441" calcext:value-type="float">
            <text:p>32.985699892</text:p>
          </table:table-cell>
          <table:table-cell table:formula="of:=[.C1329]/([.D1329]-[.D1328])" office:value-type="float" office:value="974602.066012284" calcext:value-type="float">
            <text:p>974602.066012284</text:p>
          </table:table-cell>
          <table:table-cell/>
          <table:table-cell office:value-type="float" office:value="1442700511.80099" calcext:value-type="float">
            <text:p>1442700511.80099</text:p>
          </table:table-cell>
          <table:table-cell table:formula="of:=[.G1329]-[.B1329]" office:value-type="float" office:value="6.87045979499817" calcext:value-type="float">
            <text:p>6.870459795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442700504.93883" calcext:value-type="float">
            <text:p>1442700504.93883</text:p>
          </table:table-cell>
          <table:table-cell office:value-type="float" office:value="8096" calcext:value-type="float">
            <text:p>8096</text:p>
          </table:table-cell>
          <table:table-cell table:formula="of:=[.B1330]-[.B$2]" office:value-type="float" office:value="32.9940059185028" calcext:value-type="float">
            <text:p>32.9940059185</text:p>
          </table:table-cell>
          <table:table-cell table:formula="of:=[.C1330]/([.D1330]-[.D1329])" office:value-type="float" office:value="974713.967047477" calcext:value-type="float">
            <text:p>974713.967047477</text:p>
          </table:table-cell>
          <table:table-cell/>
          <table:table-cell office:value-type="float" office:value="1442700511.8044" calcext:value-type="float">
            <text:p>1442700511.8044</text:p>
          </table:table-cell>
          <table:table-cell table:formula="of:=[.G1330]-[.B1330]" office:value-type="float" office:value="6.8655698299408" calcext:value-type="float">
            <text:p>6.8655698299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442700504.94714" calcext:value-type="float">
            <text:p>1442700504.94714</text:p>
          </table:table-cell>
          <table:table-cell office:value-type="float" office:value="8096" calcext:value-type="float">
            <text:p>8096</text:p>
          </table:table-cell>
          <table:table-cell table:formula="of:=[.B1331]-[.B$2]" office:value-type="float" office:value="33.0023112297058" calcext:value-type="float">
            <text:p>33.0023112297</text:p>
          </table:table-cell>
          <table:table-cell table:formula="of:=[.C1331]/([.D1331]-[.D1330])" office:value-type="float" office:value="974797.909688532" calcext:value-type="float">
            <text:p>974797.909688532</text:p>
          </table:table-cell>
          <table:table-cell/>
          <table:table-cell office:value-type="float" office:value="1442700511.82542" calcext:value-type="float">
            <text:p>1442700511.82542</text:p>
          </table:table-cell>
          <table:table-cell table:formula="of:=[.G1331]-[.B1331]" office:value-type="float" office:value="6.87828302383423" calcext:value-type="float">
            <text:p>6.8782830238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442700504.95545" calcext:value-type="float">
            <text:p>1442700504.95545</text:p>
          </table:table-cell>
          <table:table-cell office:value-type="float" office:value="8096" calcext:value-type="float">
            <text:p>8096</text:p>
          </table:table-cell>
          <table:table-cell table:formula="of:=[.B1332]-[.B$2]" office:value-type="float" office:value="33.010617017746" calcext:value-type="float">
            <text:p>33.0106170177</text:p>
          </table:table-cell>
          <table:table-cell table:formula="of:=[.C1332]/([.D1332]-[.D1331])" office:value-type="float" office:value="974741.94632144" calcext:value-type="float">
            <text:p>974741.94632144</text:p>
          </table:table-cell>
          <table:table-cell/>
          <table:table-cell office:value-type="float" office:value="1442700511.82884" calcext:value-type="float">
            <text:p>1442700511.82884</text:p>
          </table:table-cell>
          <table:table-cell table:formula="of:=[.G1332]-[.B1332]" office:value-type="float" office:value="6.87339615821838" calcext:value-type="float">
            <text:p>6.8733961582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42700504.96377" calcext:value-type="float">
            <text:p>1442700504.96377</text:p>
          </table:table-cell>
          <table:table-cell office:value-type="float" office:value="8096" calcext:value-type="float">
            <text:p>8096</text:p>
          </table:table-cell>
          <table:table-cell table:formula="of:=[.B1333]-[.B$2]" office:value-type="float" office:value="33.0189459323883" calcext:value-type="float">
            <text:p>33.0189459324</text:p>
          </table:table-cell>
          <table:table-cell table:formula="of:=[.C1333]/([.D1333]-[.D1332])" office:value-type="float" office:value="972035.414896662" calcext:value-type="float">
            <text:p>972035.414896662</text:p>
          </table:table-cell>
          <table:table-cell/>
          <table:table-cell office:value-type="float" office:value="1442700511.83227" calcext:value-type="float">
            <text:p>1442700511.83227</text:p>
          </table:table-cell>
          <table:table-cell table:formula="of:=[.G1333]-[.B1333]" office:value-type="float" office:value="6.86849689483643" calcext:value-type="float">
            <text:p>6.8684968948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442700504.9721" calcext:value-type="float">
            <text:p>1442700504.9721</text:p>
          </table:table-cell>
          <table:table-cell office:value-type="float" office:value="8096" calcext:value-type="float">
            <text:p>8096</text:p>
          </table:table-cell>
          <table:table-cell table:formula="of:=[.B1334]-[.B$2]" office:value-type="float" office:value="33.0272734165192" calcext:value-type="float">
            <text:p>33.0272734165</text:p>
          </table:table-cell>
          <table:table-cell table:formula="of:=[.C1334]/([.D1334]-[.D1333])" office:value-type="float" office:value="972202.393037105" calcext:value-type="float">
            <text:p>972202.393037105</text:p>
          </table:table-cell>
          <table:table-cell/>
          <table:table-cell office:value-type="float" office:value="1442700511.86719" calcext:value-type="float">
            <text:p>1442700511.86719</text:p>
          </table:table-cell>
          <table:table-cell table:formula="of:=[.G1334]-[.B1334]" office:value-type="float" office:value="6.89509010314941" calcext:value-type="float">
            <text:p>6.8950901031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442700504.98043" calcext:value-type="float">
            <text:p>1442700504.98043</text:p>
          </table:table-cell>
          <table:table-cell office:value-type="float" office:value="8096" calcext:value-type="float">
            <text:p>8096</text:p>
          </table:table-cell>
          <table:table-cell table:formula="of:=[.B1335]-[.B$2]" office:value-type="float" office:value="33.0356032848358" calcext:value-type="float">
            <text:p>33.0356032848</text:p>
          </table:table-cell>
          <table:table-cell table:formula="of:=[.C1335]/([.D1335]-[.D1334])" office:value-type="float" office:value="971924.127998168" calcext:value-type="float">
            <text:p>971924.127998168</text:p>
          </table:table-cell>
          <table:table-cell/>
          <table:table-cell office:value-type="float" office:value="1442700511.87061" calcext:value-type="float">
            <text:p>1442700511.87061</text:p>
          </table:table-cell>
          <table:table-cell table:formula="of:=[.G1335]-[.B1335]" office:value-type="float" office:value="6.8901789188385" calcext:value-type="float">
            <text:p>6.8901789188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42700504.98901" calcext:value-type="float">
            <text:p>1442700504.98901</text:p>
          </table:table-cell>
          <table:table-cell office:value-type="float" office:value="8096" calcext:value-type="float">
            <text:p>8096</text:p>
          </table:table-cell>
          <table:table-cell table:formula="of:=[.B1336]-[.B$2]" office:value-type="float" office:value="33.0441863536835" calcext:value-type="float">
            <text:p>33.0441863537</text:p>
          </table:table-cell>
          <table:table-cell table:formula="of:=[.C1336]/([.D1336]-[.D1335])" office:value-type="float" office:value="943252.366222222" calcext:value-type="float">
            <text:p>943252.366222222</text:p>
          </table:table-cell>
          <table:table-cell/>
          <table:table-cell office:value-type="float" office:value="1442700511.89509" calcext:value-type="float">
            <text:p>1442700511.89509</text:p>
          </table:table-cell>
          <table:table-cell table:formula="of:=[.G1336]-[.B1336]" office:value-type="float" office:value="6.90607953071594" calcext:value-type="float">
            <text:p>6.9060795307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442700504.99738" calcext:value-type="float">
            <text:p>1442700504.99738</text:p>
          </table:table-cell>
          <table:table-cell office:value-type="float" office:value="8096" calcext:value-type="float">
            <text:p>8096</text:p>
          </table:table-cell>
          <table:table-cell table:formula="of:=[.B1337]-[.B$2]" office:value-type="float" office:value="33.0525505542755" calcext:value-type="float">
            <text:p>33.0525505543</text:p>
          </table:table-cell>
          <table:table-cell table:formula="of:=[.C1337]/([.D1337]-[.D1336])" office:value-type="float" office:value="967934.701100279" calcext:value-type="float">
            <text:p>967934.701100279</text:p>
          </table:table-cell>
          <table:table-cell/>
          <table:table-cell office:value-type="float" office:value="1442700511.89852" calcext:value-type="float">
            <text:p>1442700511.89852</text:p>
          </table:table-cell>
          <table:table-cell table:formula="of:=[.G1337]-[.B1337]" office:value-type="float" office:value="6.90113639831543" calcext:value-type="float">
            <text:p>6.9011363983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442700505.0058" calcext:value-type="float">
            <text:p>1442700505.0058</text:p>
          </table:table-cell>
          <table:table-cell office:value-type="float" office:value="8096" calcext:value-type="float">
            <text:p>8096</text:p>
          </table:table-cell>
          <table:table-cell table:formula="of:=[.B1338]-[.B$2]" office:value-type="float" office:value="33.0609726905823" calcext:value-type="float">
            <text:p>33.0609726906</text:p>
          </table:table-cell>
          <table:table-cell table:formula="of:=[.C1338]/([.D1338]-[.D1337])" office:value-type="float" office:value="961276.296786978" calcext:value-type="float">
            <text:p>961276.296786978</text:p>
          </table:table-cell>
          <table:table-cell/>
          <table:table-cell office:value-type="float" office:value="1442700511.90193" calcext:value-type="float">
            <text:p>1442700511.90193</text:p>
          </table:table-cell>
          <table:table-cell table:formula="of:=[.G1338]-[.B1338]" office:value-type="float" office:value="6.89613366127014" calcext:value-type="float">
            <text:p>6.8961336613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442700505.01427" calcext:value-type="float">
            <text:p>1442700505.01427</text:p>
          </table:table-cell>
          <table:table-cell office:value-type="float" office:value="8096" calcext:value-type="float">
            <text:p>8096</text:p>
          </table:table-cell>
          <table:table-cell table:formula="of:=[.B1339]-[.B$2]" office:value-type="float" office:value="33.0694417953491" calcext:value-type="float">
            <text:p>33.0694417953</text:p>
          </table:table-cell>
          <table:table-cell table:formula="of:=[.C1339]/([.D1339]-[.D1338])" office:value-type="float" office:value="955945.19407691" calcext:value-type="float">
            <text:p>955945.19407691</text:p>
          </table:table-cell>
          <table:table-cell/>
          <table:table-cell office:value-type="float" office:value="1442700511.92279" calcext:value-type="float">
            <text:p>1442700511.92279</text:p>
          </table:table-cell>
          <table:table-cell table:formula="of:=[.G1339]-[.B1339]" office:value-type="float" office:value="6.90851593017578" calcext:value-type="float">
            <text:p>6.9085159302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442700505.02273" calcext:value-type="float">
            <text:p>1442700505.02273</text:p>
          </table:table-cell>
          <table:table-cell office:value-type="float" office:value="8096" calcext:value-type="float">
            <text:p>8096</text:p>
          </table:table-cell>
          <table:table-cell table:formula="of:=[.B1340]-[.B$2]" office:value-type="float" office:value="33.0779004096985" calcext:value-type="float">
            <text:p>33.0779004097</text:p>
          </table:table-cell>
          <table:table-cell table:formula="of:=[.C1340]/([.D1340]-[.D1339])" office:value-type="float" office:value="957130.762275213" calcext:value-type="float">
            <text:p>957130.762275213</text:p>
          </table:table-cell>
          <table:table-cell/>
          <table:table-cell office:value-type="float" office:value="1442700511.92621" calcext:value-type="float">
            <text:p>1442700511.92621</text:p>
          </table:table-cell>
          <table:table-cell table:formula="of:=[.G1340]-[.B1340]" office:value-type="float" office:value="6.90347623825073" calcext:value-type="float">
            <text:p>6.9034762383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442700505.03126" calcext:value-type="float">
            <text:p>1442700505.03126</text:p>
          </table:table-cell>
          <table:table-cell office:value-type="float" office:value="8096" calcext:value-type="float">
            <text:p>8096</text:p>
          </table:table-cell>
          <table:table-cell table:formula="of:=[.B1341]-[.B$2]" office:value-type="float" office:value="33.086430311203" calcext:value-type="float">
            <text:p>33.0864303112</text:p>
          </table:table-cell>
          <table:table-cell table:formula="of:=[.C1341]/([.D1341]-[.D1340])" office:value-type="float" office:value="949131.709869469" calcext:value-type="float">
            <text:p>949131.709869469</text:p>
          </table:table-cell>
          <table:table-cell/>
          <table:table-cell office:value-type="float" office:value="1442700511.92962" calcext:value-type="float">
            <text:p>1442700511.92962</text:p>
          </table:table-cell>
          <table:table-cell table:formula="of:=[.G1341]-[.B1341]" office:value-type="float" office:value="6.89836597442627" calcext:value-type="float">
            <text:p>6.8983659744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442700505.03965" calcext:value-type="float">
            <text:p>1442700505.03965</text:p>
          </table:table-cell>
          <table:table-cell office:value-type="float" office:value="8096" calcext:value-type="float">
            <text:p>8096</text:p>
          </table:table-cell>
          <table:table-cell table:formula="of:=[.B1342]-[.B$2]" office:value-type="float" office:value="33.0948188304901" calcext:value-type="float">
            <text:p>33.0948188305</text:p>
          </table:table-cell>
          <table:table-cell table:formula="of:=[.C1342]/([.D1342]-[.D1341])" office:value-type="float" office:value="965128.61482492" calcext:value-type="float">
            <text:p>965128.61482492</text:p>
          </table:table-cell>
          <table:table-cell/>
          <table:table-cell office:value-type="float" office:value="1442700511.95067" calcext:value-type="float">
            <text:p>1442700511.95067</text:p>
          </table:table-cell>
          <table:table-cell table:formula="of:=[.G1342]-[.B1342]" office:value-type="float" office:value="6.91102528572083" calcext:value-type="float">
            <text:p>6.9110252857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442700505.04811" calcext:value-type="float">
            <text:p>1442700505.04811</text:p>
          </table:table-cell>
          <table:table-cell office:value-type="float" office:value="8096" calcext:value-type="float">
            <text:p>8096</text:p>
          </table:table-cell>
          <table:table-cell table:formula="of:=[.B1343]-[.B$2]" office:value-type="float" office:value="33.1032774448395" calcext:value-type="float">
            <text:p>33.1032774448</text:p>
          </table:table-cell>
          <table:table-cell table:formula="of:=[.C1343]/([.D1343]-[.D1342])" office:value-type="float" office:value="957130.762275213" calcext:value-type="float">
            <text:p>957130.762275213</text:p>
          </table:table-cell>
          <table:table-cell/>
          <table:table-cell office:value-type="float" office:value="1442700511.95409" calcext:value-type="float">
            <text:p>1442700511.95409</text:p>
          </table:table-cell>
          <table:table-cell table:formula="of:=[.G1343]-[.B1343]" office:value-type="float" office:value="6.90598011016846" calcext:value-type="float">
            <text:p>6.9059801102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442700505.05653" calcext:value-type="float">
            <text:p>1442700505.05653</text:p>
          </table:table-cell>
          <table:table-cell office:value-type="float" office:value="8096" calcext:value-type="float">
            <text:p>8096</text:p>
          </table:table-cell>
          <table:table-cell table:formula="of:=[.B1344]-[.B$2]" office:value-type="float" office:value="33.1117062568665" calcext:value-type="float">
            <text:p>33.1117062569</text:p>
          </table:table-cell>
          <table:table-cell table:formula="of:=[.C1344]/([.D1344]-[.D1343])" office:value-type="float" office:value="960514.954431024" calcext:value-type="float">
            <text:p>960514.954431024</text:p>
          </table:table-cell>
          <table:table-cell/>
          <table:table-cell office:value-type="float" office:value="1442700511.95752" calcext:value-type="float">
            <text:p>1442700511.95752</text:p>
          </table:table-cell>
          <table:table-cell table:formula="of:=[.G1344]-[.B1344]" office:value-type="float" office:value="6.90098285675049" calcext:value-type="float">
            <text:p>6.9009828568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42700505.06503" calcext:value-type="float">
            <text:p>1442700505.06503</text:p>
          </table:table-cell>
          <table:table-cell office:value-type="float" office:value="8096" calcext:value-type="float">
            <text:p>8096</text:p>
          </table:table-cell>
          <table:table-cell table:formula="of:=[.B1345]-[.B$2]" office:value-type="float" office:value="33.1202063560486" calcext:value-type="float">
            <text:p>33.120206356</text:p>
          </table:table-cell>
          <table:table-cell table:formula="of:=[.C1345]/([.D1345]-[.D1344])" office:value-type="float" office:value="952459.474475485" calcext:value-type="float">
            <text:p>952459.474475485</text:p>
          </table:table-cell>
          <table:table-cell/>
          <table:table-cell office:value-type="float" office:value="1442700511.96785" calcext:value-type="float">
            <text:p>1442700511.96785</text:p>
          </table:table-cell>
          <table:table-cell table:formula="of:=[.G1345]-[.B1345]" office:value-type="float" office:value="6.90281891822815" calcext:value-type="float">
            <text:p>6.9028189182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42700505.07347" calcext:value-type="float">
            <text:p>1442700505.07347</text:p>
          </table:table-cell>
          <table:table-cell office:value-type="float" office:value="8096" calcext:value-type="float">
            <text:p>8096</text:p>
          </table:table-cell>
          <table:table-cell table:formula="of:=[.B1346]-[.B$2]" office:value-type="float" office:value="33.1286423206329" calcext:value-type="float">
            <text:p>33.1286423206</text:p>
          </table:table-cell>
          <table:table-cell table:formula="of:=[.C1346]/([.D1346]-[.D1345])" office:value-type="float" office:value="959700.567617217" calcext:value-type="float">
            <text:p>959700.567617217</text:p>
          </table:table-cell>
          <table:table-cell/>
          <table:table-cell office:value-type="float" office:value="1442700511.97127" calcext:value-type="float">
            <text:p>1442700511.97127</text:p>
          </table:table-cell>
          <table:table-cell table:formula="of:=[.G1346]-[.B1346]" office:value-type="float" office:value="6.89780068397522" calcext:value-type="float">
            <text:p>6.897800684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42700505.08197" calcext:value-type="float">
            <text:p>1442700505.08197</text:p>
          </table:table-cell>
          <table:table-cell office:value-type="float" office:value="8096" calcext:value-type="float">
            <text:p>8096</text:p>
          </table:table-cell>
          <table:table-cell table:formula="of:=[.B1347]-[.B$2]" office:value-type="float" office:value="33.1371431350708" calcext:value-type="float">
            <text:p>33.1371431351</text:p>
          </table:table-cell>
          <table:table-cell table:formula="of:=[.C1347]/([.D1347]-[.D1346])" office:value-type="float" office:value="952379.334847847" calcext:value-type="float">
            <text:p>952379.334847847</text:p>
          </table:table-cell>
          <table:table-cell/>
          <table:table-cell office:value-type="float" office:value="1442700511.97469" calcext:value-type="float">
            <text:p>1442700511.97469</text:p>
          </table:table-cell>
          <table:table-cell table:formula="of:=[.G1347]-[.B1347]" office:value-type="float" office:value="6.89271950721741" calcext:value-type="float">
            <text:p>6.8927195072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42700505.09095" calcext:value-type="float">
            <text:p>1442700505.09095</text:p>
          </table:table-cell>
          <table:table-cell office:value-type="float" office:value="8096" calcext:value-type="float">
            <text:p>8096</text:p>
          </table:table-cell>
          <table:table-cell table:formula="of:=[.B1348]-[.B$2]" office:value-type="float" office:value="33.1461226940155" calcext:value-type="float">
            <text:p>33.146122694</text:p>
          </table:table-cell>
          <table:table-cell table:formula="of:=[.C1348]/([.D1348]-[.D1347])" office:value-type="float" office:value="901603.302551576" calcext:value-type="float">
            <text:p>901603.302551576</text:p>
          </table:table-cell>
          <table:table-cell/>
          <table:table-cell office:value-type="float" office:value="1442700511.9956" calcext:value-type="float">
            <text:p>1442700511.9956</text:p>
          </table:table-cell>
          <table:table-cell table:formula="of:=[.G1348]-[.B1348]" office:value-type="float" office:value="6.9046483039856" calcext:value-type="float">
            <text:p>6.904648304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42700505.0994" calcext:value-type="float">
            <text:p>1442700505.0994</text:p>
          </table:table-cell>
          <table:table-cell office:value-type="float" office:value="8096" calcext:value-type="float">
            <text:p>8096</text:p>
          </table:table-cell>
          <table:table-cell table:formula="of:=[.B1349]-[.B$2]" office:value-type="float" office:value="33.1545739173889" calcext:value-type="float">
            <text:p>33.1545739174</text:p>
          </table:table-cell>
          <table:table-cell table:formula="of:=[.C1349]/([.D1349]-[.D1348])" office:value-type="float" office:value="957967.816289108" calcext:value-type="float">
            <text:p>957967.816289108</text:p>
          </table:table-cell>
          <table:table-cell/>
          <table:table-cell office:value-type="float" office:value="1442700511.99902" calcext:value-type="float">
            <text:p>1442700511.99902</text:p>
          </table:table-cell>
          <table:table-cell table:formula="of:=[.G1349]-[.B1349]" office:value-type="float" office:value="6.89962124824524" calcext:value-type="float">
            <text:p>6.8996212482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42700505.10787" calcext:value-type="float">
            <text:p>1442700505.10787</text:p>
          </table:table-cell>
          <table:table-cell office:value-type="float" office:value="8096" calcext:value-type="float">
            <text:p>8096</text:p>
          </table:table-cell>
          <table:table-cell table:formula="of:=[.B1350]-[.B$2]" office:value-type="float" office:value="33.1630425453186" calcext:value-type="float">
            <text:p>33.1630425453</text:p>
          </table:table-cell>
          <table:table-cell table:formula="of:=[.C1350]/([.D1350]-[.D1349])" office:value-type="float" office:value="955999.01981982" calcext:value-type="float">
            <text:p>955999.01981982</text:p>
          </table:table-cell>
          <table:table-cell/>
          <table:table-cell office:value-type="float" office:value="1442700512.00221" calcext:value-type="float">
            <text:p>1442700512.00221</text:p>
          </table:table-cell>
          <table:table-cell table:formula="of:=[.G1350]-[.B1350]" office:value-type="float" office:value="6.8943395614624" calcext:value-type="float">
            <text:p>6.8943395615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42700505.11628" calcext:value-type="float">
            <text:p>1442700505.11628</text:p>
          </table:table-cell>
          <table:table-cell office:value-type="float" office:value="8096" calcext:value-type="float">
            <text:p>8096</text:p>
          </table:table-cell>
          <table:table-cell table:formula="of:=[.B1351]-[.B$2]" office:value-type="float" office:value="33.1714494228363" calcext:value-type="float">
            <text:p>33.1714494228</text:p>
          </table:table-cell>
          <table:table-cell table:formula="of:=[.C1351]/([.D1351]-[.D1350])" office:value-type="float" office:value="963021.048296985" calcext:value-type="float">
            <text:p>963021.048296985</text:p>
          </table:table-cell>
          <table:table-cell/>
          <table:table-cell office:value-type="float" office:value="1442700512.02344" calcext:value-type="float">
            <text:p>1442700512.02344</text:p>
          </table:table-cell>
          <table:table-cell table:formula="of:=[.G1351]-[.B1351]" office:value-type="float" office:value="6.90716195106506" calcext:value-type="float">
            <text:p>6.9071619511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42700505.1247" calcext:value-type="float">
            <text:p>1442700505.1247</text:p>
          </table:table-cell>
          <table:table-cell office:value-type="float" office:value="8096" calcext:value-type="float">
            <text:p>8096</text:p>
          </table:table-cell>
          <table:table-cell table:formula="of:=[.B1352]-[.B$2]" office:value-type="float" office:value="33.1798665523529" calcext:value-type="float">
            <text:p>33.1798665524</text:p>
          </table:table-cell>
          <table:table-cell table:formula="of:=[.C1352]/([.D1352]-[.D1351])" office:value-type="float" office:value="961848.096079764" calcext:value-type="float">
            <text:p>961848.096079764</text:p>
          </table:table-cell>
          <table:table-cell/>
          <table:table-cell office:value-type="float" office:value="1442700512.02653" calcext:value-type="float">
            <text:p>1442700512.02653</text:p>
          </table:table-cell>
          <table:table-cell table:formula="of:=[.G1352]-[.B1352]" office:value-type="float" office:value="6.90183162689209" calcext:value-type="float">
            <text:p>6.9018316269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442700505.13314" calcext:value-type="float">
            <text:p>1442700505.13314</text:p>
          </table:table-cell>
          <table:table-cell office:value-type="float" office:value="8096" calcext:value-type="float">
            <text:p>8096</text:p>
          </table:table-cell>
          <table:table-cell table:formula="of:=[.B1353]-[.B$2]" office:value-type="float" office:value="33.188309431076" calcext:value-type="float">
            <text:p>33.1883094311</text:p>
          </table:table-cell>
          <table:table-cell table:formula="of:=[.C1353]/([.D1353]-[.D1352])" office:value-type="float" office:value="958914.638653564" calcext:value-type="float">
            <text:p>958914.638653564</text:p>
          </table:table-cell>
          <table:table-cell/>
          <table:table-cell office:value-type="float" office:value="1442700512.0296" calcext:value-type="float">
            <text:p>1442700512.0296</text:p>
          </table:table-cell>
          <table:table-cell table:formula="of:=[.G1353]-[.B1353]" office:value-type="float" office:value="6.89646100997925" calcext:value-type="float">
            <text:p>6.89646101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42700505.14155" calcext:value-type="float">
            <text:p>1442700505.14155</text:p>
          </table:table-cell>
          <table:table-cell office:value-type="float" office:value="8096" calcext:value-type="float">
            <text:p>8096</text:p>
          </table:table-cell>
          <table:table-cell table:formula="of:=[.B1354]-[.B$2]" office:value-type="float" office:value="33.1967210769653" calcext:value-type="float">
            <text:p>33.196721077</text:p>
          </table:table-cell>
          <table:table-cell table:formula="of:=[.C1354]/([.D1354]-[.D1353])" office:value-type="float" office:value="962475.133471273" calcext:value-type="float">
            <text:p>962475.133471273</text:p>
          </table:table-cell>
          <table:table-cell/>
          <table:table-cell office:value-type="float" office:value="1442700512.03269" calcext:value-type="float">
            <text:p>1442700512.03269</text:p>
          </table:table-cell>
          <table:table-cell table:formula="of:=[.G1354]-[.B1354]" office:value-type="float" office:value="6.89114332199097" calcext:value-type="float">
            <text:p>6.891143322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442700505.14995" calcext:value-type="float">
            <text:p>1442700505.14995</text:p>
          </table:table-cell>
          <table:table-cell office:value-type="float" office:value="8096" calcext:value-type="float">
            <text:p>8096</text:p>
          </table:table-cell>
          <table:table-cell table:formula="of:=[.B1355]-[.B$2]" office:value-type="float" office:value="33.2051210403442" calcext:value-type="float">
            <text:p>33.2051210403</text:p>
          </table:table-cell>
          <table:table-cell table:formula="of:=[.C1355]/([.D1355]-[.D1354])" office:value-type="float" office:value="963813.725703906" calcext:value-type="float">
            <text:p>963813.725703906</text:p>
          </table:table-cell>
          <table:table-cell/>
          <table:table-cell office:value-type="float" office:value="1442700512.03583" calcext:value-type="float">
            <text:p>1442700512.03583</text:p>
          </table:table-cell>
          <table:table-cell table:formula="of:=[.G1355]-[.B1355]" office:value-type="float" office:value="6.88587713241577" calcext:value-type="float">
            <text:p>6.8858771324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442700505.15841" calcext:value-type="float">
            <text:p>1442700505.15841</text:p>
          </table:table-cell>
          <table:table-cell office:value-type="float" office:value="8096" calcext:value-type="float">
            <text:p>8096</text:p>
          </table:table-cell>
          <table:table-cell table:formula="of:=[.B1356]-[.B$2]" office:value-type="float" office:value="33.2135820388794" calcext:value-type="float">
            <text:p>33.2135820389</text:p>
          </table:table-cell>
          <table:table-cell table:formula="of:=[.C1356]/([.D1356]-[.D1355])" office:value-type="float" office:value="956861.056807935" calcext:value-type="float">
            <text:p>956861.056807935</text:p>
          </table:table-cell>
          <table:table-cell/>
          <table:table-cell office:value-type="float" office:value="1442700512.0389" calcext:value-type="float">
            <text:p>1442700512.0389</text:p>
          </table:table-cell>
          <table:table-cell table:formula="of:=[.G1356]-[.B1356]" office:value-type="float" office:value="6.88048672676086" calcext:value-type="float">
            <text:p>6.8804867268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442700505.1668" calcext:value-type="float">
            <text:p>1442700505.1668</text:p>
          </table:table-cell>
          <table:table-cell office:value-type="float" office:value="8096" calcext:value-type="float">
            <text:p>8096</text:p>
          </table:table-cell>
          <table:table-cell table:formula="of:=[.B1357]-[.B$2]" office:value-type="float" office:value="33.2219707965851" calcext:value-type="float">
            <text:p>33.2219707966</text:p>
          </table:table-cell>
          <table:table-cell table:formula="of:=[.C1357]/([.D1357]-[.D1356])" office:value-type="float" office:value="965101.184709393" calcext:value-type="float">
            <text:p>965101.184709393</text:p>
          </table:table-cell>
          <table:table-cell/>
          <table:table-cell office:value-type="float" office:value="1442700512.04198" calcext:value-type="float">
            <text:p>1442700512.04198</text:p>
          </table:table-cell>
          <table:table-cell table:formula="of:=[.G1357]-[.B1357]" office:value-type="float" office:value="6.87518429756165" calcext:value-type="float">
            <text:p>6.8751842976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442700505.17519" calcext:value-type="float">
            <text:p>1442700505.17519</text:p>
          </table:table-cell>
          <table:table-cell office:value-type="float" office:value="8096" calcext:value-type="float">
            <text:p>8096</text:p>
          </table:table-cell>
          <table:table-cell table:formula="of:=[.B1358]-[.B$2]" office:value-type="float" office:value="33.2303595542908" calcext:value-type="float">
            <text:p>33.2303595543</text:p>
          </table:table-cell>
          <table:table-cell table:formula="of:=[.C1358]/([.D1358]-[.D1357])" office:value-type="float" office:value="965101.184709393" calcext:value-type="float">
            <text:p>965101.184709393</text:p>
          </table:table-cell>
          <table:table-cell/>
          <table:table-cell office:value-type="float" office:value="1442700512.04507" calcext:value-type="float">
            <text:p>1442700512.04507</text:p>
          </table:table-cell>
          <table:table-cell table:formula="of:=[.G1358]-[.B1358]" office:value-type="float" office:value="6.86988377571106" calcext:value-type="float">
            <text:p>6.8698837757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442700505.18358" calcext:value-type="float">
            <text:p>1442700505.18358</text:p>
          </table:table-cell>
          <table:table-cell office:value-type="float" office:value="8096" calcext:value-type="float">
            <text:p>8096</text:p>
          </table:table-cell>
          <table:table-cell table:formula="of:=[.B1359]-[.B$2]" office:value-type="float" office:value="33.2387564182281" calcext:value-type="float">
            <text:p>33.2387564182</text:p>
          </table:table-cell>
          <table:table-cell table:formula="of:=[.C1359]/([.D1359]-[.D1358])" office:value-type="float" office:value="964169.487606122" calcext:value-type="float">
            <text:p>964169.487606122</text:p>
          </table:table-cell>
          <table:table-cell/>
          <table:table-cell office:value-type="float" office:value="1442700512.06195" calcext:value-type="float">
            <text:p>1442700512.06195</text:p>
          </table:table-cell>
          <table:table-cell table:formula="of:=[.G1359]-[.B1359]" office:value-type="float" office:value="6.87836503982544" calcext:value-type="float">
            <text:p>6.8783650398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442700505.19197" calcext:value-type="float">
            <text:p>1442700505.19197</text:p>
          </table:table-cell>
          <table:table-cell office:value-type="float" office:value="8096" calcext:value-type="float">
            <text:p>8096</text:p>
          </table:table-cell>
          <table:table-cell table:formula="of:=[.B1360]-[.B$2]" office:value-type="float" office:value="33.2471430301666" calcext:value-type="float">
            <text:p>33.2471430302</text:p>
          </table:table-cell>
          <table:table-cell table:formula="of:=[.C1360]/([.D1360]-[.D1359])" office:value-type="float" office:value="965348.111894474" calcext:value-type="float">
            <text:p>965348.111894474</text:p>
          </table:table-cell>
          <table:table-cell/>
          <table:table-cell office:value-type="float" office:value="1442700512.06504" calcext:value-type="float">
            <text:p>1442700512.06504</text:p>
          </table:table-cell>
          <table:table-cell table:formula="of:=[.G1360]-[.B1360]" office:value-type="float" office:value="6.8730640411377" calcext:value-type="float">
            <text:p>6.8730640411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442700505.20038" calcext:value-type="float">
            <text:p>1442700505.20038</text:p>
          </table:table-cell>
          <table:table-cell office:value-type="float" office:value="8096" calcext:value-type="float">
            <text:p>8096</text:p>
          </table:table-cell>
          <table:table-cell table:formula="of:=[.B1361]-[.B$2]" office:value-type="float" office:value="33.2555513381958" calcext:value-type="float">
            <text:p>33.2555513382</text:p>
          </table:table-cell>
          <table:table-cell table:formula="of:=[.C1361]/([.D1361]-[.D1360])" office:value-type="float" office:value="962857.208835455" calcext:value-type="float">
            <text:p>962857.208835455</text:p>
          </table:table-cell>
          <table:table-cell/>
          <table:table-cell office:value-type="float" office:value="1442700512.06815" calcext:value-type="float">
            <text:p>1442700512.06815</text:p>
          </table:table-cell>
          <table:table-cell table:formula="of:=[.G1361]-[.B1361]" office:value-type="float" office:value="6.8677670955658" calcext:value-type="float">
            <text:p>6.8677670956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442700505.20881" calcext:value-type="float">
            <text:p>1442700505.20881</text:p>
          </table:table-cell>
          <table:table-cell office:value-type="float" office:value="8096" calcext:value-type="float">
            <text:p>8096</text:p>
          </table:table-cell>
          <table:table-cell table:formula="of:=[.B1362]-[.B$2]" office:value-type="float" office:value="33.2639851570129" calcext:value-type="float">
            <text:p>33.263985157</text:p>
          </table:table-cell>
          <table:table-cell table:formula="of:=[.C1362]/([.D1362]-[.D1361])" office:value-type="float" office:value="959944.738621586" calcext:value-type="float">
            <text:p>959944.738621586</text:p>
          </table:table-cell>
          <table:table-cell/>
          <table:table-cell office:value-type="float" office:value="1442700512.08978" calcext:value-type="float">
            <text:p>1442700512.08978</text:p>
          </table:table-cell>
          <table:table-cell table:formula="of:=[.G1362]-[.B1362]" office:value-type="float" office:value="6.88096594810486" calcext:value-type="float">
            <text:p>6.8809659481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42700505.21726" calcext:value-type="float">
            <text:p>1442700505.21726</text:p>
          </table:table-cell>
          <table:table-cell office:value-type="float" office:value="8096" calcext:value-type="float">
            <text:p>8096</text:p>
          </table:table-cell>
          <table:table-cell table:formula="of:=[.B1363]-[.B$2]" office:value-type="float" office:value="33.2724277973175" calcext:value-type="float">
            <text:p>33.2724277973</text:p>
          </table:table-cell>
          <table:table-cell table:formula="of:=[.C1363]/([.D1363]-[.D1362])" office:value-type="float" office:value="958941.718223151" calcext:value-type="float">
            <text:p>958941.718223151</text:p>
          </table:table-cell>
          <table:table-cell/>
          <table:table-cell office:value-type="float" office:value="1442700512.09288" calcext:value-type="float">
            <text:p>1442700512.09288</text:p>
          </table:table-cell>
          <table:table-cell table:formula="of:=[.G1363]-[.B1363]" office:value-type="float" office:value="6.87561941146851" calcext:value-type="float">
            <text:p>6.8756194115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442700505.22569" calcext:value-type="float">
            <text:p>1442700505.22569</text:p>
          </table:table-cell>
          <table:table-cell office:value-type="float" office:value="8096" calcext:value-type="float">
            <text:p>8096</text:p>
          </table:table-cell>
          <table:table-cell table:formula="of:=[.B1364]-[.B$2]" office:value-type="float" office:value="33.2808628082275" calcext:value-type="float">
            <text:p>33.2808628082</text:p>
          </table:table-cell>
          <table:table-cell table:formula="of:=[.C1364]/([.D1364]-[.D1363])" office:value-type="float" office:value="959809.072726759" calcext:value-type="float">
            <text:p>959809.072726759</text:p>
          </table:table-cell>
          <table:table-cell/>
          <table:table-cell office:value-type="float" office:value="1442700512.09597" calcext:value-type="float">
            <text:p>1442700512.09597</text:p>
          </table:table-cell>
          <table:table-cell table:formula="of:=[.G1364]-[.B1364]" office:value-type="float" office:value="6.87028098106384" calcext:value-type="float">
            <text:p>6.8702809811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442700505.2341" calcext:value-type="float">
            <text:p>1442700505.2341</text:p>
          </table:table-cell>
          <table:table-cell office:value-type="float" office:value="8096" calcext:value-type="float">
            <text:p>8096</text:p>
          </table:table-cell>
          <table:table-cell table:formula="of:=[.B1365]-[.B$2]" office:value-type="float" office:value="33.289274930954" calcext:value-type="float">
            <text:p>33.289274931</text:p>
          </table:table-cell>
          <table:table-cell table:formula="of:=[.C1365]/([.D1365]-[.D1364])" office:value-type="float" office:value="962420.576028116" calcext:value-type="float">
            <text:p>962420.576028116</text:p>
          </table:table-cell>
          <table:table-cell/>
          <table:table-cell office:value-type="float" office:value="1442700512.1175" calcext:value-type="float">
            <text:p>1442700512.1175</text:p>
          </table:table-cell>
          <table:table-cell table:formula="of:=[.G1365]-[.B1365]" office:value-type="float" office:value="6.88339185714722" calcext:value-type="float">
            <text:p>6.8833918571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442700505.24251" calcext:value-type="float">
            <text:p>1442700505.24251</text:p>
          </table:table-cell>
          <table:table-cell office:value-type="float" office:value="8096" calcext:value-type="float">
            <text:p>8096</text:p>
          </table:table-cell>
          <table:table-cell table:formula="of:=[.B1366]-[.B$2]" office:value-type="float" office:value="33.2976846694946" calcext:value-type="float">
            <text:p>33.2976846695</text:p>
          </table:table-cell>
          <table:table-cell table:formula="of:=[.C1366]/([.D1366]-[.D1365])" office:value-type="float" office:value="962693.425112692" calcext:value-type="float">
            <text:p>962693.425112692</text:p>
          </table:table-cell>
          <table:table-cell/>
          <table:table-cell office:value-type="float" office:value="1442700512.12061" calcext:value-type="float">
            <text:p>1442700512.12061</text:p>
          </table:table-cell>
          <table:table-cell table:formula="of:=[.G1366]-[.B1366]" office:value-type="float" office:value="6.8780996799469" calcext:value-type="float">
            <text:p>6.8780996799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42700505.25094" calcext:value-type="float">
            <text:p>1442700505.25094</text:p>
          </table:table-cell>
          <table:table-cell office:value-type="float" office:value="8096" calcext:value-type="float">
            <text:p>8096</text:p>
          </table:table-cell>
          <table:table-cell table:formula="of:=[.B1367]-[.B$2]" office:value-type="float" office:value="33.3061108589172" calcext:value-type="float">
            <text:p>33.3061108589</text:p>
          </table:table-cell>
          <table:table-cell table:formula="of:=[.C1367]/([.D1367]-[.D1366])" office:value-type="float" office:value="960813.909342991" calcext:value-type="float">
            <text:p>960813.909342991</text:p>
          </table:table-cell>
          <table:table-cell/>
          <table:table-cell office:value-type="float" office:value="1442700512.12371" calcext:value-type="float">
            <text:p>1442700512.12371</text:p>
          </table:table-cell>
          <table:table-cell table:formula="of:=[.G1367]-[.B1367]" office:value-type="float" office:value="6.8727662563324" calcext:value-type="float">
            <text:p>6.8727662563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42700505.2594" calcext:value-type="float">
            <text:p>1442700505.2594</text:p>
          </table:table-cell>
          <table:table-cell office:value-type="float" office:value="8096" calcext:value-type="float">
            <text:p>8096</text:p>
          </table:table-cell>
          <table:table-cell table:formula="of:=[.B1368]-[.B$2]" office:value-type="float" office:value="33.3145749568939" calcext:value-type="float">
            <text:p>33.3145749569</text:p>
          </table:table-cell>
          <table:table-cell table:formula="of:=[.C1368]/([.D1368]-[.D1367])" office:value-type="float" office:value="956510.666854455" calcext:value-type="float">
            <text:p>956510.666854455</text:p>
          </table:table-cell>
          <table:table-cell/>
          <table:table-cell office:value-type="float" office:value="1442700512.14534" calcext:value-type="float">
            <text:p>1442700512.14534</text:p>
          </table:table-cell>
          <table:table-cell table:formula="of:=[.G1368]-[.B1368]" office:value-type="float" office:value="6.88593912124634" calcext:value-type="float">
            <text:p>6.8859391212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442700505.26783" calcext:value-type="float">
            <text:p>1442700505.26783</text:p>
          </table:table-cell>
          <table:table-cell office:value-type="float" office:value="8096" calcext:value-type="float">
            <text:p>8096</text:p>
          </table:table-cell>
          <table:table-cell table:formula="of:=[.B1369]-[.B$2]" office:value-type="float" office:value="33.323005437851" calcext:value-type="float">
            <text:p>33.3230054379</text:p>
          </table:table-cell>
          <table:table-cell table:formula="of:=[.C1369]/([.D1369]-[.D1368])" office:value-type="float" office:value="960324.807239819" calcext:value-type="float">
            <text:p>960324.807239819</text:p>
          </table:table-cell>
          <table:table-cell/>
          <table:table-cell office:value-type="float" office:value="1442700512.14844" calcext:value-type="float">
            <text:p>1442700512.14844</text:p>
          </table:table-cell>
          <table:table-cell table:formula="of:=[.G1369]-[.B1369]" office:value-type="float" office:value="6.88060235977173" calcext:value-type="float">
            <text:p>6.8806023598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442700505.27625" calcext:value-type="float">
            <text:p>1442700505.27625</text:p>
          </table:table-cell>
          <table:table-cell office:value-type="float" office:value="8096" calcext:value-type="float">
            <text:p>8096</text:p>
          </table:table-cell>
          <table:table-cell table:formula="of:=[.B1370]-[.B$2]" office:value-type="float" office:value="33.3314237594604" calcext:value-type="float">
            <text:p>33.3314237595</text:p>
          </table:table-cell>
          <table:table-cell table:formula="of:=[.C1370]/([.D1370]-[.D1369])" office:value-type="float" office:value="961711.891699" calcext:value-type="float">
            <text:p>961711.891699</text:p>
          </table:table-cell>
          <table:table-cell/>
          <table:table-cell office:value-type="float" office:value="1442700512.15153" calcext:value-type="float">
            <text:p>1442700512.15153</text:p>
          </table:table-cell>
          <table:table-cell table:formula="of:=[.G1370]-[.B1370]" office:value-type="float" office:value="6.87527823448181" calcext:value-type="float">
            <text:p>6.8752782345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42700505.28469" calcext:value-type="float">
            <text:p>1442700505.28469</text:p>
          </table:table-cell>
          <table:table-cell office:value-type="float" office:value="8096" calcext:value-type="float">
            <text:p>8096</text:p>
          </table:table-cell>
          <table:table-cell table:formula="of:=[.B1371]-[.B$2]" office:value-type="float" office:value="33.3398654460907" calcext:value-type="float">
            <text:p>33.3398654461</text:p>
          </table:table-cell>
          <table:table-cell table:formula="of:=[.C1371]/([.D1371]-[.D1370])" office:value-type="float" office:value="959050.051797667" calcext:value-type="float">
            <text:p>959050.051797667</text:p>
          </table:table-cell>
          <table:table-cell/>
          <table:table-cell office:value-type="float" office:value="1442700512.17868" calcext:value-type="float">
            <text:p>1442700512.17868</text:p>
          </table:table-cell>
          <table:table-cell table:formula="of:=[.G1371]-[.B1371]" office:value-type="float" office:value="6.89399003982544" calcext:value-type="float">
            <text:p>6.8939900398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42700505.29312" calcext:value-type="float">
            <text:p>1442700505.29312</text:p>
          </table:table-cell>
          <table:table-cell office:value-type="float" office:value="8096" calcext:value-type="float">
            <text:p>8096</text:p>
          </table:table-cell>
          <table:table-cell table:formula="of:=[.B1372]-[.B$2]" office:value-type="float" office:value="33.3482949733734" calcext:value-type="float">
            <text:p>33.3482949734</text:p>
          </table:table-cell>
          <table:table-cell table:formula="of:=[.C1372]/([.D1372]-[.D1371])" office:value-type="float" office:value="960433.453558095" calcext:value-type="float">
            <text:p>960433.453558095</text:p>
          </table:table-cell>
          <table:table-cell/>
          <table:table-cell office:value-type="float" office:value="1442700512.18177" calcext:value-type="float">
            <text:p>1442700512.18177</text:p>
          </table:table-cell>
          <table:table-cell table:formula="of:=[.G1372]-[.B1372]" office:value-type="float" office:value="6.88864850997925" calcext:value-type="float">
            <text:p>6.88864851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442700505.30155" calcext:value-type="float">
            <text:p>1442700505.30155</text:p>
          </table:table-cell>
          <table:table-cell office:value-type="float" office:value="8096" calcext:value-type="float">
            <text:p>8096</text:p>
          </table:table-cell>
          <table:table-cell table:formula="of:=[.B1373]-[.B$2]" office:value-type="float" office:value="33.3567223548889" calcext:value-type="float">
            <text:p>33.3567223549</text:p>
          </table:table-cell>
          <table:table-cell table:formula="of:=[.C1373]/([.D1373]-[.D1372])" office:value-type="float" office:value="960677.997680143" calcext:value-type="float">
            <text:p>960677.997680143</text:p>
          </table:table-cell>
          <table:table-cell/>
          <table:table-cell office:value-type="float" office:value="1442700512.19025" calcext:value-type="float">
            <text:p>1442700512.19025</text:p>
          </table:table-cell>
          <table:table-cell table:formula="of:=[.G1373]-[.B1373]" office:value-type="float" office:value="6.88870334625244" calcext:value-type="float">
            <text:p>6.8887033463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442700505.30998" calcext:value-type="float">
            <text:p>1442700505.30998</text:p>
          </table:table-cell>
          <table:table-cell office:value-type="float" office:value="8096" calcext:value-type="float">
            <text:p>8096</text:p>
          </table:table-cell>
          <table:table-cell table:formula="of:=[.B1374]-[.B$2]" office:value-type="float" office:value="33.3651521205902" calcext:value-type="float">
            <text:p>33.3651521206</text:p>
          </table:table-cell>
          <table:table-cell table:formula="of:=[.C1374]/([.D1374]-[.D1373])" office:value-type="float" office:value="960406.289673898" calcext:value-type="float">
            <text:p>960406.289673898</text:p>
          </table:table-cell>
          <table:table-cell/>
          <table:table-cell office:value-type="float" office:value="1442700512.19335" calcext:value-type="float">
            <text:p>1442700512.19335</text:p>
          </table:table-cell>
          <table:table-cell table:formula="of:=[.G1374]-[.B1374]" office:value-type="float" office:value="6.88336658477783" calcext:value-type="float">
            <text:p>6.8833665848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42700505.31844" calcext:value-type="float">
            <text:p>1442700505.31844</text:p>
          </table:table-cell>
          <table:table-cell office:value-type="float" office:value="8096" calcext:value-type="float">
            <text:p>8096</text:p>
          </table:table-cell>
          <table:table-cell table:formula="of:=[.B1375]-[.B$2]" office:value-type="float" office:value="33.3736145496368" calcext:value-type="float">
            <text:p>33.3736145496</text:p>
          </table:table-cell>
          <table:table-cell table:formula="of:=[.C1375]/([.D1375]-[.D1374])" office:value-type="float" office:value="956699.306474334" calcext:value-type="float">
            <text:p>956699.306474334</text:p>
          </table:table-cell>
          <table:table-cell/>
          <table:table-cell office:value-type="float" office:value="1442700512.19643" calcext:value-type="float">
            <text:p>1442700512.19643</text:p>
          </table:table-cell>
          <table:table-cell table:formula="of:=[.G1375]-[.B1375]" office:value-type="float" office:value="6.87799143791199" calcext:value-type="float">
            <text:p>6.8779914379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42700505.32685" calcext:value-type="float">
            <text:p>1442700505.32685</text:p>
          </table:table-cell>
          <table:table-cell office:value-type="float" office:value="8096" calcext:value-type="float">
            <text:p>8096</text:p>
          </table:table-cell>
          <table:table-cell table:formula="of:=[.B1376]-[.B$2]" office:value-type="float" office:value="33.382021188736" calcext:value-type="float">
            <text:p>33.3820211887</text:p>
          </table:table-cell>
          <table:table-cell table:formula="of:=[.C1376]/([.D1376]-[.D1375])" office:value-type="float" office:value="963048.360294952" calcext:value-type="float">
            <text:p>963048.360294952</text:p>
          </table:table-cell>
          <table:table-cell/>
          <table:table-cell office:value-type="float" office:value="1442700512.21796" calcext:value-type="float">
            <text:p>1442700512.21796</text:p>
          </table:table-cell>
          <table:table-cell table:formula="of:=[.G1376]-[.B1376]" office:value-type="float" office:value="6.8911120891571" calcext:value-type="float">
            <text:p>6.8911120892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42700505.33528" calcext:value-type="float">
            <text:p>1442700505.33528</text:p>
          </table:table-cell>
          <table:table-cell office:value-type="float" office:value="8096" calcext:value-type="float">
            <text:p>8096</text:p>
          </table:table-cell>
          <table:table-cell table:formula="of:=[.B1377]-[.B$2]" office:value-type="float" office:value="33.3904521465301" calcext:value-type="float">
            <text:p>33.3904521465</text:p>
          </table:table-cell>
          <table:table-cell table:formula="of:=[.C1377]/([.D1377]-[.D1376])" office:value-type="float" office:value="960270.49329789" calcext:value-type="float">
            <text:p>960270.49329789</text:p>
          </table:table-cell>
          <table:table-cell/>
          <table:table-cell office:value-type="float" office:value="1442700512.22105" calcext:value-type="float">
            <text:p>1442700512.22105</text:p>
          </table:table-cell>
          <table:table-cell table:formula="of:=[.G1377]-[.B1377]" office:value-type="float" office:value="6.88576889038086" calcext:value-type="float">
            <text:p>6.8857688904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42700505.34374" calcext:value-type="float">
            <text:p>1442700505.34374</text:p>
          </table:table-cell>
          <table:table-cell office:value-type="float" office:value="8096" calcext:value-type="float">
            <text:p>8096</text:p>
          </table:table-cell>
          <table:table-cell table:formula="of:=[.B1378]-[.B$2]" office:value-type="float" office:value="33.3989160060883" calcext:value-type="float">
            <text:p>33.3989160061</text:p>
          </table:table-cell>
          <table:table-cell table:formula="of:=[.C1378]/([.D1378]-[.D1377])" office:value-type="float" office:value="956537.610816901" calcext:value-type="float">
            <text:p>956537.610816901</text:p>
          </table:table-cell>
          <table:table-cell/>
          <table:table-cell office:value-type="float" office:value="1442700512.22414" calcext:value-type="float">
            <text:p>1442700512.22414</text:p>
          </table:table-cell>
          <table:table-cell table:formula="of:=[.G1378]-[.B1378]" office:value-type="float" office:value="6.88039779663086" calcext:value-type="float">
            <text:p>6.8803977966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42700505.35217" calcext:value-type="float">
            <text:p>1442700505.35217</text:p>
          </table:table-cell>
          <table:table-cell office:value-type="float" office:value="8096" calcext:value-type="float">
            <text:p>8096</text:p>
          </table:table-cell>
          <table:table-cell table:formula="of:=[.B1379]-[.B$2]" office:value-type="float" office:value="33.407345533371" calcext:value-type="float">
            <text:p>33.4073455334</text:p>
          </table:table-cell>
          <table:table-cell table:formula="of:=[.C1379]/([.D1379]-[.D1378])" office:value-type="float" office:value="960433.453558095" calcext:value-type="float">
            <text:p>960433.453558095</text:p>
          </table:table-cell>
          <table:table-cell/>
          <table:table-cell office:value-type="float" office:value="1442700512.24582" calcext:value-type="float">
            <text:p>1442700512.24582</text:p>
          </table:table-cell>
          <table:table-cell table:formula="of:=[.G1379]-[.B1379]" office:value-type="float" office:value="6.89364242553711" calcext:value-type="float">
            <text:p>6.8936424255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42700505.36059" calcext:value-type="float">
            <text:p>1442700505.36059</text:p>
          </table:table-cell>
          <table:table-cell office:value-type="float" office:value="8096" calcext:value-type="float">
            <text:p>8096</text:p>
          </table:table-cell>
          <table:table-cell table:formula="of:=[.B1380]-[.B$2]" office:value-type="float" office:value="33.4157652854919" calcext:value-type="float">
            <text:p>33.4157652855</text:p>
          </table:table-cell>
          <table:table-cell table:formula="of:=[.C1380]/([.D1380]-[.D1379])" office:value-type="float" office:value="961548.4973524" calcext:value-type="float">
            <text:p>961548.4973524</text:p>
          </table:table-cell>
          <table:table-cell/>
          <table:table-cell office:value-type="float" office:value="1442700512.24891" calcext:value-type="float">
            <text:p>1442700512.24891</text:p>
          </table:table-cell>
          <table:table-cell table:formula="of:=[.G1380]-[.B1380]" office:value-type="float" office:value="6.8883113861084" calcext:value-type="float">
            <text:p>6.8883113861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42700505.36903" calcext:value-type="float">
            <text:p>1442700505.36903</text:p>
          </table:table-cell>
          <table:table-cell office:value-type="float" office:value="8096" calcext:value-type="float">
            <text:p>8096</text:p>
          </table:table-cell>
          <table:table-cell table:formula="of:=[.B1381]-[.B$2]" office:value-type="float" office:value="33.4241976737976" calcext:value-type="float">
            <text:p>33.4241976738</text:p>
          </table:table-cell>
          <table:table-cell table:formula="of:=[.C1381]/([.D1381]-[.D1380])" office:value-type="float" office:value="960107.588328433" calcext:value-type="float">
            <text:p>960107.588328433</text:p>
          </table:table-cell>
          <table:table-cell/>
          <table:table-cell office:value-type="float" office:value="1442700512.252" calcext:value-type="float">
            <text:p>1442700512.252</text:p>
          </table:table-cell>
          <table:table-cell table:formula="of:=[.G1381]-[.B1381]" office:value-type="float" office:value="6.88297629356384" calcext:value-type="float">
            <text:p>6.8829762936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42700505.37742" calcext:value-type="float">
            <text:p>1442700505.37742</text:p>
          </table:table-cell>
          <table:table-cell office:value-type="float" office:value="8096" calcext:value-type="float">
            <text:p>8096</text:p>
          </table:table-cell>
          <table:table-cell table:formula="of:=[.B1382]-[.B$2]" office:value-type="float" office:value="33.4325897693634" calcext:value-type="float">
            <text:p>33.4325897694</text:p>
          </table:table-cell>
          <table:table-cell table:formula="of:=[.C1382]/([.D1382]-[.D1381])" office:value-type="float" office:value="964717.326742237" calcext:value-type="float">
            <text:p>964717.326742237</text:p>
          </table:table-cell>
          <table:table-cell/>
          <table:table-cell office:value-type="float" office:value="1442700512.2792" calcext:value-type="float">
            <text:p>1442700512.2792</text:p>
          </table:table-cell>
          <table:table-cell table:formula="of:=[.G1382]-[.B1382]" office:value-type="float" office:value="6.90177750587463" calcext:value-type="float">
            <text:p>6.9017775059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442700505.38585" calcext:value-type="float">
            <text:p>1442700505.38585</text:p>
          </table:table-cell>
          <table:table-cell office:value-type="float" office:value="8096" calcext:value-type="float">
            <text:p>8096</text:p>
          </table:table-cell>
          <table:table-cell table:formula="of:=[.B1383]-[.B$2]" office:value-type="float" office:value="33.4410190582275" calcext:value-type="float">
            <text:p>33.4410190582</text:p>
          </table:table-cell>
          <table:table-cell table:formula="of:=[.C1383]/([.D1383]-[.D1382])" office:value-type="float" office:value="960460.618978928" calcext:value-type="float">
            <text:p>960460.618978928</text:p>
          </table:table-cell>
          <table:table-cell/>
          <table:table-cell office:value-type="float" office:value="1442700512.28228" calcext:value-type="float">
            <text:p>1442700512.28228</text:p>
          </table:table-cell>
          <table:table-cell table:formula="of:=[.G1383]-[.B1383]" office:value-type="float" office:value="6.89643621444702" calcext:value-type="float">
            <text:p>6.8964362144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42700505.3943" calcext:value-type="float">
            <text:p>1442700505.3943</text:p>
          </table:table-cell>
          <table:table-cell office:value-type="float" office:value="8096" calcext:value-type="float">
            <text:p>8096</text:p>
          </table:table-cell>
          <table:table-cell table:formula="of:=[.B1384]-[.B$2]" office:value-type="float" office:value="33.4494676589966" calcext:value-type="float">
            <text:p>33.449467659</text:p>
          </table:table-cell>
          <table:table-cell table:formula="of:=[.C1384]/([.D1384]-[.D1383])" office:value-type="float" office:value="958265.187492945" calcext:value-type="float">
            <text:p>958265.187492945</text:p>
          </table:table-cell>
          <table:table-cell/>
          <table:table-cell office:value-type="float" office:value="1442700512.28538" calcext:value-type="float">
            <text:p>1442700512.28538</text:p>
          </table:table-cell>
          <table:table-cell table:formula="of:=[.G1384]-[.B1384]" office:value-type="float" office:value="6.89107918739319" calcext:value-type="float">
            <text:p>6.8910791874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42700505.40272" calcext:value-type="float">
            <text:p>1442700505.40272</text:p>
          </table:table-cell>
          <table:table-cell office:value-type="float" office:value="8096" calcext:value-type="float">
            <text:p>8096</text:p>
          </table:table-cell>
          <table:table-cell table:formula="of:=[.B1385]-[.B$2]" office:value-type="float" office:value="33.4578900337219" calcext:value-type="float">
            <text:p>33.4578900337</text:p>
          </table:table-cell>
          <table:table-cell table:formula="of:=[.C1385]/([.D1385]-[.D1384])" office:value-type="float" office:value="961249.085206364" calcext:value-type="float">
            <text:p>961249.085206364</text:p>
          </table:table-cell>
          <table:table-cell/>
          <table:table-cell office:value-type="float" office:value="1442700512.30762" calcext:value-type="float">
            <text:p>1442700512.30762</text:p>
          </table:table-cell>
          <table:table-cell table:formula="of:=[.G1385]-[.B1385]" office:value-type="float" office:value="6.90490531921387" calcext:value-type="float">
            <text:p>6.9049053192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42700505.4111" calcext:value-type="float">
            <text:p>1442700505.4111</text:p>
          </table:table-cell>
          <table:table-cell office:value-type="float" office:value="8096" calcext:value-type="float">
            <text:p>8096</text:p>
          </table:table-cell>
          <table:table-cell table:formula="of:=[.B1386]-[.B$2]" office:value-type="float" office:value="33.4662730693817" calcext:value-type="float">
            <text:p>33.4662730694</text:p>
          </table:table-cell>
          <table:table-cell table:formula="of:=[.C1386]/([.D1386]-[.D1385])" office:value-type="float" office:value="965759.93811325" calcext:value-type="float">
            <text:p>965759.93811325</text:p>
          </table:table-cell>
          <table:table-cell/>
          <table:table-cell office:value-type="float" office:value="1442700512.31072" calcext:value-type="float">
            <text:p>1442700512.31072</text:p>
          </table:table-cell>
          <table:table-cell table:formula="of:=[.G1386]-[.B1386]" office:value-type="float" office:value="6.89962315559387" calcext:value-type="float">
            <text:p>6.8996231556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42700505.41952" calcext:value-type="float">
            <text:p>1442700505.41952</text:p>
          </table:table-cell>
          <table:table-cell office:value-type="float" office:value="8096" calcext:value-type="float">
            <text:p>8096</text:p>
          </table:table-cell>
          <table:table-cell table:formula="of:=[.B1387]-[.B$2]" office:value-type="float" office:value="33.4746904373169" calcext:value-type="float">
            <text:p>33.4746904373</text:p>
          </table:table-cell>
          <table:table-cell table:formula="of:=[.C1387]/([.D1387]-[.D1386])" office:value-type="float" office:value="961820.852117264" calcext:value-type="float">
            <text:p>961820.852117264</text:p>
          </table:table-cell>
          <table:table-cell/>
          <table:table-cell office:value-type="float" office:value="1442700512.31382" calcext:value-type="float">
            <text:p>1442700512.31382</text:p>
          </table:table-cell>
          <table:table-cell table:formula="of:=[.G1387]-[.B1387]" office:value-type="float" office:value="6.89430332183838" calcext:value-type="float">
            <text:p>6.8943033218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42700505.42789" calcext:value-type="float">
            <text:p>1442700505.42789</text:p>
          </table:table-cell>
          <table:table-cell office:value-type="float" office:value="8096" calcext:value-type="float">
            <text:p>8096</text:p>
          </table:table-cell>
          <table:table-cell table:formula="of:=[.B1388]-[.B$2]" office:value-type="float" office:value="33.4830584526062" calcext:value-type="float">
            <text:p>33.4830584526</text:p>
          </table:table-cell>
          <table:table-cell table:formula="of:=[.C1388]/([.D1388]-[.D1387])" office:value-type="float" office:value="967493.452162517" calcext:value-type="float">
            <text:p>967493.452162517</text:p>
          </table:table-cell>
          <table:table-cell/>
          <table:table-cell office:value-type="float" office:value="1442700512.33335" calcext:value-type="float">
            <text:p>1442700512.33335</text:p>
          </table:table-cell>
          <table:table-cell table:formula="of:=[.G1388]-[.B1388]" office:value-type="float" office:value="6.90545797348022" calcext:value-type="float">
            <text:p>6.9054579735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42700505.4363" calcext:value-type="float">
            <text:p>1442700505.4363</text:p>
          </table:table-cell>
          <table:table-cell office:value-type="float" office:value="8096" calcext:value-type="float">
            <text:p>8096</text:p>
          </table:table-cell>
          <table:table-cell table:formula="of:=[.B1389]-[.B$2]" office:value-type="float" office:value="33.4914679527283" calcext:value-type="float">
            <text:p>33.4914679527</text:p>
          </table:table-cell>
          <table:table-cell table:formula="of:=[.C1389]/([.D1389]-[.D1388])" office:value-type="float" office:value="962720.718530279" calcext:value-type="float">
            <text:p>962720.718530279</text:p>
          </table:table-cell>
          <table:table-cell/>
          <table:table-cell office:value-type="float" office:value="1442700512.33643" calcext:value-type="float">
            <text:p>1442700512.33643</text:p>
          </table:table-cell>
          <table:table-cell table:formula="of:=[.G1389]-[.B1389]" office:value-type="float" office:value="6.90013670921326" calcext:value-type="float">
            <text:p>6.9001367092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42700505.44476" calcext:value-type="float">
            <text:p>1442700505.44476</text:p>
          </table:table-cell>
          <table:table-cell office:value-type="float" office:value="8096" calcext:value-type="float">
            <text:p>8096</text:p>
          </table:table-cell>
          <table:table-cell table:formula="of:=[.B1390]-[.B$2]" office:value-type="float" office:value="33.4999353885651" calcext:value-type="float">
            <text:p>33.4999353886</text:p>
          </table:table-cell>
          <table:table-cell table:formula="of:=[.C1390]/([.D1390]-[.D1389])" office:value-type="float" office:value="956133.610699704" calcext:value-type="float">
            <text:p>956133.610699704</text:p>
          </table:table-cell>
          <table:table-cell/>
          <table:table-cell office:value-type="float" office:value="1442700512.33952" calcext:value-type="float">
            <text:p>1442700512.33952</text:p>
          </table:table-cell>
          <table:table-cell table:formula="of:=[.G1390]-[.B1390]" office:value-type="float" office:value="6.89475679397583" calcext:value-type="float">
            <text:p>6.894756794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42700505.4532" calcext:value-type="float">
            <text:p>1442700505.4532</text:p>
          </table:table-cell>
          <table:table-cell office:value-type="float" office:value="8096" calcext:value-type="float">
            <text:p>8096</text:p>
          </table:table-cell>
          <table:table-cell table:formula="of:=[.B1391]-[.B$2]" office:value-type="float" office:value="33.5083706378937" calcext:value-type="float">
            <text:p>33.5083706379</text:p>
          </table:table-cell>
          <table:table-cell table:formula="of:=[.C1391]/([.D1391]-[.D1390])" office:value-type="float" office:value="959781.944149237" calcext:value-type="float">
            <text:p>959781.944149237</text:p>
          </table:table-cell>
          <table:table-cell/>
          <table:table-cell office:value-type="float" office:value="1442700512.34616" calcext:value-type="float">
            <text:p>1442700512.34616</text:p>
          </table:table-cell>
          <table:table-cell table:formula="of:=[.G1391]-[.B1391]" office:value-type="float" office:value="6.89296007156372" calcext:value-type="float">
            <text:p>6.8929600716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442700505.46161" calcext:value-type="float">
            <text:p>1442700505.46161</text:p>
          </table:table-cell>
          <table:table-cell office:value-type="float" office:value="8096" calcext:value-type="float">
            <text:p>8096</text:p>
          </table:table-cell>
          <table:table-cell table:formula="of:=[.B1392]-[.B$2]" office:value-type="float" office:value="33.5167775154114" calcext:value-type="float">
            <text:p>33.5167775154</text:p>
          </table:table-cell>
          <table:table-cell table:formula="of:=[.C1392]/([.D1392]-[.D1391])" office:value-type="float" office:value="963021.048296985" calcext:value-type="float">
            <text:p>963021.048296985</text:p>
          </table:table-cell>
          <table:table-cell/>
          <table:table-cell office:value-type="float" office:value="1442700512.37336" calcext:value-type="float">
            <text:p>1442700512.37336</text:p>
          </table:table-cell>
          <table:table-cell table:formula="of:=[.G1392]-[.B1392]" office:value-type="float" office:value="6.91175627708435" calcext:value-type="float">
            <text:p>6.9117562771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42700505.47009" calcext:value-type="float">
            <text:p>1442700505.47009</text:p>
          </table:table-cell>
          <table:table-cell office:value-type="float" office:value="8096" calcext:value-type="float">
            <text:p>8096</text:p>
          </table:table-cell>
          <table:table-cell table:formula="of:=[.B1393]-[.B$2]" office:value-type="float" office:value="33.5252587795258" calcext:value-type="float">
            <text:p>33.5252587795</text:p>
          </table:table-cell>
          <table:table-cell table:formula="of:=[.C1393]/([.D1393]-[.D1392])" office:value-type="float" office:value="954574.682596351" calcext:value-type="float">
            <text:p>954574.682596351</text:p>
          </table:table-cell>
          <table:table-cell/>
          <table:table-cell office:value-type="float" office:value="1442700512.37645" calcext:value-type="float">
            <text:p>1442700512.37645</text:p>
          </table:table-cell>
          <table:table-cell table:formula="of:=[.G1393]-[.B1393]" office:value-type="float" office:value="6.9063618183136" calcext:value-type="float">
            <text:p>6.9063618183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442700505.47855" calcext:value-type="float">
            <text:p>1442700505.47855</text:p>
          </table:table-cell>
          <table:table-cell office:value-type="float" office:value="8096" calcext:value-type="float">
            <text:p>8096</text:p>
          </table:table-cell>
          <table:table-cell table:formula="of:=[.B1394]-[.B$2]" office:value-type="float" office:value="33.5337166786194" calcext:value-type="float">
            <text:p>33.5337166786</text:p>
          </table:table-cell>
          <table:table-cell table:formula="of:=[.C1394]/([.D1394]-[.D1393])" office:value-type="float" office:value="957211.703565891" calcext:value-type="float">
            <text:p>957211.703565891</text:p>
          </table:table-cell>
          <table:table-cell/>
          <table:table-cell office:value-type="float" office:value="1442700512.37953" calcext:value-type="float">
            <text:p>1442700512.37953</text:p>
          </table:table-cell>
          <table:table-cell table:formula="of:=[.G1394]-[.B1394]" office:value-type="float" office:value="6.90098714828491" calcext:value-type="float">
            <text:p>6.9009871483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42700505.48699" calcext:value-type="float">
            <text:p>1442700505.48699</text:p>
          </table:table-cell>
          <table:table-cell office:value-type="float" office:value="8096" calcext:value-type="float">
            <text:p>8096</text:p>
          </table:table-cell>
          <table:table-cell table:formula="of:=[.B1395]-[.B$2]" office:value-type="float" office:value="33.5421607494354" calcext:value-type="float">
            <text:p>33.5421607494</text:p>
          </table:table-cell>
          <table:table-cell table:formula="of:=[.C1395]/([.D1395]-[.D1394])" office:value-type="float" office:value="958779.2637434" calcext:value-type="float">
            <text:p>958779.2637434</text:p>
          </table:table-cell>
          <table:table-cell/>
          <table:table-cell office:value-type="float" office:value="1442700512.39757" calcext:value-type="float">
            <text:p>1442700512.39757</text:p>
          </table:table-cell>
          <table:table-cell table:formula="of:=[.G1395]-[.B1395]" office:value-type="float" office:value="6.91058492660522" calcext:value-type="float">
            <text:p>6.9105849266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442700505.49544" calcext:value-type="float">
            <text:p>1442700505.49544</text:p>
          </table:table-cell>
          <table:table-cell office:value-type="float" office:value="8096" calcext:value-type="float">
            <text:p>8096</text:p>
          </table:table-cell>
          <table:table-cell table:formula="of:=[.B1396]-[.B$2]" office:value-type="float" office:value="33.5506103038788" calcext:value-type="float">
            <text:p>33.5506103039</text:p>
          </table:table-cell>
          <table:table-cell table:formula="of:=[.C1396]/([.D1396]-[.D1395])" office:value-type="float" office:value="958157.031151242" calcext:value-type="float">
            <text:p>958157.031151242</text:p>
          </table:table-cell>
          <table:table-cell/>
          <table:table-cell office:value-type="float" office:value="1442700512.40066" calcext:value-type="float">
            <text:p>1442700512.40066</text:p>
          </table:table-cell>
          <table:table-cell table:formula="of:=[.G1396]-[.B1396]" office:value-type="float" office:value="6.90522503852844" calcext:value-type="float">
            <text:p>6.9052250385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42700505.50387" calcext:value-type="float">
            <text:p>1442700505.50387</text:p>
          </table:table-cell>
          <table:table-cell office:value-type="float" office:value="8096" calcext:value-type="float">
            <text:p>8096</text:p>
          </table:table-cell>
          <table:table-cell table:formula="of:=[.B1397]-[.B$2]" office:value-type="float" office:value="33.5590445995331" calcext:value-type="float">
            <text:p>33.5590445995</text:p>
          </table:table-cell>
          <table:table-cell table:formula="of:=[.C1397]/([.D1397]-[.D1396])" office:value-type="float" office:value="959890.467661692" calcext:value-type="float">
            <text:p>959890.467661692</text:p>
          </table:table-cell>
          <table:table-cell/>
          <table:table-cell office:value-type="float" office:value="1442700512.4038" calcext:value-type="float">
            <text:p>1442700512.4038</text:p>
          </table:table-cell>
          <table:table-cell table:formula="of:=[.G1397]-[.B1397]" office:value-type="float" office:value="6.89992690086365" calcext:value-type="float">
            <text:p>6.8999269009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42700505.51228" calcext:value-type="float">
            <text:p>1442700505.51228</text:p>
          </table:table-cell>
          <table:table-cell office:value-type="float" office:value="8096" calcext:value-type="float">
            <text:p>8096</text:p>
          </table:table-cell>
          <table:table-cell table:formula="of:=[.B1398]-[.B$2]" office:value-type="float" office:value="33.5674479007721" calcext:value-type="float">
            <text:p>33.5674479008</text:p>
          </table:table-cell>
          <table:table-cell table:formula="of:=[.C1398]/([.D1398]-[.D1397])" office:value-type="float" office:value="963430.890994723" calcext:value-type="float">
            <text:p>963430.890994723</text:p>
          </table:table-cell>
          <table:table-cell/>
          <table:table-cell office:value-type="float" office:value="1442700512.42337" calcext:value-type="float">
            <text:p>1442700512.42337</text:p>
          </table:table-cell>
          <table:table-cell table:formula="of:=[.G1398]-[.B1398]" office:value-type="float" office:value="6.91109132766724" calcext:value-type="float">
            <text:p>6.9110913277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42700505.52067" calcext:value-type="float">
            <text:p>1442700505.52067</text:p>
          </table:table-cell>
          <table:table-cell office:value-type="float" office:value="8096" calcext:value-type="float">
            <text:p>8096</text:p>
          </table:table-cell>
          <table:table-cell table:formula="of:=[.B1399]-[.B$2]" office:value-type="float" office:value="33.5758440494537" calcext:value-type="float">
            <text:p>33.5758440495</text:p>
          </table:table-cell>
          <table:table-cell table:formula="of:=[.C1399]/([.D1399]-[.D1398])" office:value-type="float" office:value="964251.62380736" calcext:value-type="float">
            <text:p>964251.62380736</text:p>
          </table:table-cell>
          <table:table-cell/>
          <table:table-cell office:value-type="float" office:value="1442700512.42646" calcext:value-type="float">
            <text:p>1442700512.42646</text:p>
          </table:table-cell>
          <table:table-cell table:formula="of:=[.G1399]-[.B1399]" office:value-type="float" office:value="6.90578937530518" calcext:value-type="float">
            <text:p>6.9057893753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442700505.52909" calcext:value-type="float">
            <text:p>1442700505.52909</text:p>
          </table:table-cell>
          <table:table-cell office:value-type="float" office:value="8096" calcext:value-type="float">
            <text:p>8096</text:p>
          </table:table-cell>
          <table:table-cell table:formula="of:=[.B1400]-[.B$2]" office:value-type="float" office:value="33.5842587947845" calcext:value-type="float">
            <text:p>33.5842587948</text:p>
          </table:table-cell>
          <table:table-cell table:formula="of:=[.C1400]/([.D1400]-[.D1399])" office:value-type="float" office:value="962120.620615402" calcext:value-type="float">
            <text:p>962120.620615402</text:p>
          </table:table-cell>
          <table:table-cell/>
          <table:table-cell office:value-type="float" office:value="1442700512.42955" calcext:value-type="float">
            <text:p>1442700512.42955</text:p>
          </table:table-cell>
          <table:table-cell table:formula="of:=[.G1400]-[.B1400]" office:value-type="float" office:value="6.90046334266663" calcext:value-type="float">
            <text:p>6.9004633427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42700505.53749" calcext:value-type="float">
            <text:p>1442700505.53749</text:p>
          </table:table-cell>
          <table:table-cell office:value-type="float" office:value="8096" calcext:value-type="float">
            <text:p>8096</text:p>
          </table:table-cell>
          <table:table-cell table:formula="of:=[.B1401]-[.B$2]" office:value-type="float" office:value="33.5926616191864" calcext:value-type="float">
            <text:p>33.5926616192</text:p>
          </table:table-cell>
          <table:table-cell table:formula="of:=[.C1401]/([.D1401]-[.D1400])" office:value-type="float" office:value="963485.563046192" calcext:value-type="float">
            <text:p>963485.563046192</text:p>
          </table:table-cell>
          <table:table-cell/>
          <table:table-cell office:value-type="float" office:value="1442700512.44663" calcext:value-type="float">
            <text:p>1442700512.44663</text:p>
          </table:table-cell>
          <table:table-cell table:formula="of:=[.G1401]-[.B1401]" office:value-type="float" office:value="6.90913772583008" calcext:value-type="float">
            <text:p>6.9091377258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42700505.54585" calcext:value-type="float">
            <text:p>1442700505.54585</text:p>
          </table:table-cell>
          <table:table-cell office:value-type="float" office:value="8096" calcext:value-type="float">
            <text:p>8096</text:p>
          </table:table-cell>
          <table:table-cell table:formula="of:=[.B1402]-[.B$2]" office:value-type="float" office:value="33.6010200977325" calcext:value-type="float">
            <text:p>33.6010200977</text:p>
          </table:table-cell>
          <table:table-cell table:formula="of:=[.C1402]/([.D1402]-[.D1401])" office:value-type="float" office:value="968597.329682241" calcext:value-type="float">
            <text:p>968597.329682241</text:p>
          </table:table-cell>
          <table:table-cell/>
          <table:table-cell office:value-type="float" office:value="1442700512.44972" calcext:value-type="float">
            <text:p>1442700512.44972</text:p>
          </table:table-cell>
          <table:table-cell table:formula="of:=[.G1402]-[.B1402]" office:value-type="float" office:value="6.90386700630188" calcext:value-type="float">
            <text:p>6.9038670063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42700505.55423" calcext:value-type="float">
            <text:p>1442700505.55423</text:p>
          </table:table-cell>
          <table:table-cell office:value-type="float" office:value="8096" calcext:value-type="float">
            <text:p>8096</text:p>
          </table:table-cell>
          <table:table-cell table:formula="of:=[.B1403]-[.B$2]" office:value-type="float" office:value="33.609405040741" calcext:value-type="float">
            <text:p>33.6094050407</text:p>
          </table:table-cell>
          <table:table-cell table:formula="of:=[.C1403]/([.D1403]-[.D1402])" office:value-type="float" office:value="965540.253746197" calcext:value-type="float">
            <text:p>965540.253746197</text:p>
          </table:table-cell>
          <table:table-cell/>
          <table:table-cell office:value-type="float" office:value="1442700512.47388" calcext:value-type="float">
            <text:p>1442700512.47388</text:p>
          </table:table-cell>
          <table:table-cell table:formula="of:=[.G1403]-[.B1403]" office:value-type="float" office:value="6.91964340209961" calcext:value-type="float">
            <text:p>6.9196434021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42700505.56261" calcext:value-type="float">
            <text:p>1442700505.56261</text:p>
          </table:table-cell>
          <table:table-cell office:value-type="float" office:value="8096" calcext:value-type="float">
            <text:p>8096</text:p>
          </table:table-cell>
          <table:table-cell table:formula="of:=[.B1404]-[.B$2]" office:value-type="float" office:value="33.6177802085876" calcext:value-type="float">
            <text:p>33.6177802086</text:p>
          </table:table-cell>
          <table:table-cell table:formula="of:=[.C1404]/([.D1404]-[.D1403])" office:value-type="float" office:value="966667.193805511" calcext:value-type="float">
            <text:p>966667.193805511</text:p>
          </table:table-cell>
          <table:table-cell/>
          <table:table-cell office:value-type="float" office:value="1442700512.47696" calcext:value-type="float">
            <text:p>1442700512.47696</text:p>
          </table:table-cell>
          <table:table-cell table:formula="of:=[.G1404]-[.B1404]" office:value-type="float" office:value="6.91435480117798" calcext:value-type="float">
            <text:p>6.9143548012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42700505.57102" calcext:value-type="float">
            <text:p>1442700505.57102</text:p>
          </table:table-cell>
          <table:table-cell office:value-type="float" office:value="8096" calcext:value-type="float">
            <text:p>8096</text:p>
          </table:table-cell>
          <table:table-cell table:formula="of:=[.B1405]-[.B$2]" office:value-type="float" office:value="33.626195192337" calcext:value-type="float">
            <text:p>33.6261951923</text:p>
          </table:table-cell>
          <table:table-cell table:formula="of:=[.C1405]/([.D1405]-[.D1404])" office:value-type="float" office:value="962093.361212636" calcext:value-type="float">
            <text:p>962093.361212636</text:p>
          </table:table-cell>
          <table:table-cell/>
          <table:table-cell office:value-type="float" office:value="1442700512.48005" calcext:value-type="float">
            <text:p>1442700512.48005</text:p>
          </table:table-cell>
          <table:table-cell table:formula="of:=[.G1405]-[.B1405]" office:value-type="float" office:value="6.90902376174927" calcext:value-type="float">
            <text:p>6.9090237617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442700505.57943" calcext:value-type="float">
            <text:p>1442700505.57943</text:p>
          </table:table-cell>
          <table:table-cell office:value-type="float" office:value="8096" calcext:value-type="float">
            <text:p>8096</text:p>
          </table:table-cell>
          <table:table-cell table:formula="of:=[.B1406]-[.B$2]" office:value-type="float" office:value="33.6346035003662" calcext:value-type="float">
            <text:p>33.6346035004</text:p>
          </table:table-cell>
          <table:table-cell table:formula="of:=[.C1406]/([.D1406]-[.D1405])" office:value-type="float" office:value="962857.208835455" calcext:value-type="float">
            <text:p>962857.208835455</text:p>
          </table:table-cell>
          <table:table-cell/>
          <table:table-cell office:value-type="float" office:value="1442700512.49801" calcext:value-type="float">
            <text:p>1442700512.49801</text:p>
          </table:table-cell>
          <table:table-cell table:formula="of:=[.G1406]-[.B1406]" office:value-type="float" office:value="6.91857528686523" calcext:value-type="float">
            <text:p>6.9185752869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42700505.58781" calcext:value-type="float">
            <text:p>1442700505.58781</text:p>
          </table:table-cell>
          <table:table-cell office:value-type="float" office:value="8096" calcext:value-type="float">
            <text:p>8096</text:p>
          </table:table-cell>
          <table:table-cell table:formula="of:=[.B1407]-[.B$2]" office:value-type="float" office:value="33.6429800987244" calcext:value-type="float">
            <text:p>33.6429800987</text:p>
          </table:table-cell>
          <table:table-cell table:formula="of:=[.C1407]/([.D1407]-[.D1406])" office:value-type="float" office:value="966502.111458986" calcext:value-type="float">
            <text:p>966502.111458986</text:p>
          </table:table-cell>
          <table:table-cell/>
          <table:table-cell office:value-type="float" office:value="1442700512.5011" calcext:value-type="float">
            <text:p>1442700512.5011</text:p>
          </table:table-cell>
          <table:table-cell table:formula="of:=[.G1407]-[.B1407]" office:value-type="float" office:value="6.91329526901245" calcext:value-type="float">
            <text:p>6.913295269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42700505.59623" calcext:value-type="float">
            <text:p>1442700505.59623</text:p>
          </table:table-cell>
          <table:table-cell office:value-type="float" office:value="8096" calcext:value-type="float">
            <text:p>8096</text:p>
          </table:table-cell>
          <table:table-cell table:formula="of:=[.B1408]-[.B$2]" office:value-type="float" office:value="33.6514036655426" calcext:value-type="float">
            <text:p>33.6514036655</text:p>
          </table:table-cell>
          <table:table-cell table:formula="of:=[.C1408]/([.D1408]-[.D1407])" office:value-type="float" office:value="961113.050408989" calcext:value-type="float">
            <text:p>961113.050408989</text:p>
          </table:table-cell>
          <table:table-cell/>
          <table:table-cell office:value-type="float" office:value="1442700512.50419" calcext:value-type="float">
            <text:p>1442700512.50419</text:p>
          </table:table-cell>
          <table:table-cell table:formula="of:=[.G1408]-[.B1408]" office:value-type="float" office:value="6.90795946121216" calcext:value-type="float">
            <text:p>6.9079594612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42700505.60468" calcext:value-type="float">
            <text:p>1442700505.60468</text:p>
          </table:table-cell>
          <table:table-cell office:value-type="float" office:value="8096" calcext:value-type="float">
            <text:p>8096</text:p>
          </table:table-cell>
          <table:table-cell table:formula="of:=[.B1409]-[.B$2]" office:value-type="float" office:value="33.6598546504974" calcext:value-type="float">
            <text:p>33.6598546505</text:p>
          </table:table-cell>
          <table:table-cell table:formula="of:=[.C1409]/([.D1409]-[.D1408])" office:value-type="float" office:value="957994.84240817" calcext:value-type="float">
            <text:p>957994.84240817</text:p>
          </table:table-cell>
          <table:table-cell/>
          <table:table-cell office:value-type="float" office:value="1442700512.52372" calcext:value-type="float">
            <text:p>1442700512.52372</text:p>
          </table:table-cell>
          <table:table-cell table:formula="of:=[.G1409]-[.B1409]" office:value-type="float" office:value="6.91903376579285" calcext:value-type="float">
            <text:p>6.9190337658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42700505.61311" calcext:value-type="float">
            <text:p>1442700505.61311</text:p>
          </table:table-cell>
          <table:table-cell office:value-type="float" office:value="8096" calcext:value-type="float">
            <text:p>8096</text:p>
          </table:table-cell>
          <table:table-cell table:formula="of:=[.B1410]-[.B$2]" office:value-type="float" office:value="33.6682798862457" calcext:value-type="float">
            <text:p>33.6682798862</text:p>
          </table:table-cell>
          <table:table-cell table:formula="of:=[.C1410]/([.D1410]-[.D1409])" office:value-type="float" office:value="960922.66636482" calcext:value-type="float">
            <text:p>960922.66636482</text:p>
          </table:table-cell>
          <table:table-cell/>
          <table:table-cell office:value-type="float" office:value="1442700512.5268" calcext:value-type="float">
            <text:p>1442700512.5268</text:p>
          </table:table-cell>
          <table:table-cell table:formula="of:=[.G1410]-[.B1410]" office:value-type="float" office:value="6.91369533538818" calcext:value-type="float">
            <text:p>6.9136953354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442700505.62154" calcext:value-type="float">
            <text:p>1442700505.62154</text:p>
          </table:table-cell>
          <table:table-cell office:value-type="float" office:value="8096" calcext:value-type="float">
            <text:p>8096</text:p>
          </table:table-cell>
          <table:table-cell table:formula="of:=[.B1411]-[.B$2]" office:value-type="float" office:value="33.6767094135284" calcext:value-type="float">
            <text:p>33.6767094135</text:p>
          </table:table-cell>
          <table:table-cell table:formula="of:=[.C1411]/([.D1411]-[.D1410])" office:value-type="float" office:value="960433.453558095" calcext:value-type="float">
            <text:p>960433.453558095</text:p>
          </table:table-cell>
          <table:table-cell/>
          <table:table-cell office:value-type="float" office:value="1442700512.5299" calcext:value-type="float">
            <text:p>1442700512.5299</text:p>
          </table:table-cell>
          <table:table-cell table:formula="of:=[.G1411]-[.B1411]" office:value-type="float" office:value="6.90835952758789" calcext:value-type="float">
            <text:p>6.9083595276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42700505.62992" calcext:value-type="float">
            <text:p>1442700505.62992</text:p>
          </table:table-cell>
          <table:table-cell office:value-type="float" office:value="8096" calcext:value-type="float">
            <text:p>8096</text:p>
          </table:table-cell>
          <table:table-cell table:formula="of:=[.B1412]-[.B$2]" office:value-type="float" office:value="33.6850895881653" calcext:value-type="float">
            <text:p>33.6850895882</text:p>
          </table:table-cell>
          <table:table-cell table:formula="of:=[.C1412]/([.D1412]-[.D1411])" office:value-type="float" office:value="966089.652166491" calcext:value-type="float">
            <text:p>966089.652166491</text:p>
          </table:table-cell>
          <table:table-cell/>
          <table:table-cell office:value-type="float" office:value="1442700512.54716" calcext:value-type="float">
            <text:p>1442700512.54716</text:p>
          </table:table-cell>
          <table:table-cell table:formula="of:=[.G1412]-[.B1412]" office:value-type="float" office:value="6.9172420501709" calcext:value-type="float">
            <text:p>6.9172420502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42700505.63835" calcext:value-type="float">
            <text:p>1442700505.63835</text:p>
          </table:table-cell>
          <table:table-cell office:value-type="float" office:value="8096" calcext:value-type="float">
            <text:p>8096</text:p>
          </table:table-cell>
          <table:table-cell table:formula="of:=[.B1413]-[.B$2]" office:value-type="float" office:value="33.6935181617737" calcext:value-type="float">
            <text:p>33.6935181618</text:p>
          </table:table-cell>
          <table:table-cell table:formula="of:=[.C1413]/([.D1413]-[.D1412])" office:value-type="float" office:value="960542.124462548" calcext:value-type="float">
            <text:p>960542.124462548</text:p>
          </table:table-cell>
          <table:table-cell/>
          <table:table-cell office:value-type="float" office:value="1442700512.55025" calcext:value-type="float">
            <text:p>1442700512.55025</text:p>
          </table:table-cell>
          <table:table-cell table:formula="of:=[.G1413]-[.B1413]" office:value-type="float" office:value="6.91190195083618" calcext:value-type="float">
            <text:p>6.9119019508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42700505.64677" calcext:value-type="float">
            <text:p>1442700505.64677</text:p>
          </table:table-cell>
          <table:table-cell office:value-type="float" office:value="8096" calcext:value-type="float">
            <text:p>8096</text:p>
          </table:table-cell>
          <table:table-cell table:formula="of:=[.B1414]-[.B$2]" office:value-type="float" office:value="33.7019460201263" calcext:value-type="float">
            <text:p>33.7019460201</text:p>
          </table:table-cell>
          <table:table-cell table:formula="of:=[.C1414]/([.D1414]-[.D1413])" office:value-type="float" office:value="960623.643780588" calcext:value-type="float">
            <text:p>960623.643780588</text:p>
          </table:table-cell>
          <table:table-cell/>
          <table:table-cell office:value-type="float" office:value="1442700512.55334" calcext:value-type="float">
            <text:p>1442700512.55334</text:p>
          </table:table-cell>
          <table:table-cell table:formula="of:=[.G1414]-[.B1414]" office:value-type="float" office:value="6.9065637588501" calcext:value-type="float">
            <text:p>6.9065637589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42700505.6552" calcext:value-type="float">
            <text:p>1442700505.6552</text:p>
          </table:table-cell>
          <table:table-cell office:value-type="float" office:value="8096" calcext:value-type="float">
            <text:p>8096</text:p>
          </table:table-cell>
          <table:table-cell table:formula="of:=[.B1415]-[.B$2]" office:value-type="float" office:value="33.7103722095489" calcext:value-type="float">
            <text:p>33.7103722095</text:p>
          </table:table-cell>
          <table:table-cell table:formula="of:=[.C1415]/([.D1415]-[.D1414])" office:value-type="float" office:value="960813.909342991" calcext:value-type="float">
            <text:p>960813.909342991</text:p>
          </table:table-cell>
          <table:table-cell/>
          <table:table-cell office:value-type="float" office:value="1442700512.57433" calcext:value-type="float">
            <text:p>1442700512.57433</text:p>
          </table:table-cell>
          <table:table-cell table:formula="of:=[.G1415]-[.B1415]" office:value-type="float" office:value="6.91912722587585" calcext:value-type="float">
            <text:p>6.9191272259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42700505.66359" calcext:value-type="float">
            <text:p>1442700505.66359</text:p>
          </table:table-cell>
          <table:table-cell office:value-type="float" office:value="8096" calcext:value-type="float">
            <text:p>8096</text:p>
          </table:table-cell>
          <table:table-cell table:formula="of:=[.B1416]-[.B$2]" office:value-type="float" office:value="33.7187647819519" calcext:value-type="float">
            <text:p>33.718764782</text:p>
          </table:table-cell>
          <table:table-cell table:formula="of:=[.C1416]/([.D1416]-[.D1415])" office:value-type="float" office:value="964662.51481492" calcext:value-type="float">
            <text:p>964662.51481492</text:p>
          </table:table-cell>
          <table:table-cell/>
          <table:table-cell office:value-type="float" office:value="1442700512.57742" calcext:value-type="float">
            <text:p>1442700512.57742</text:p>
          </table:table-cell>
          <table:table-cell table:formula="of:=[.G1416]-[.B1416]" office:value-type="float" office:value="6.91382527351379" calcext:value-type="float">
            <text:p>6.9138252735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42700505.672" calcext:value-type="float">
            <text:p>1442700505.672</text:p>
          </table:table-cell>
          <table:table-cell office:value-type="float" office:value="8096" calcext:value-type="float">
            <text:p>8096</text:p>
          </table:table-cell>
          <table:table-cell table:formula="of:=[.B1417]-[.B$2]" office:value-type="float" office:value="33.7271733283997" calcext:value-type="float">
            <text:p>33.7271733284</text:p>
          </table:table-cell>
          <table:table-cell table:formula="of:=[.C1417]/([.D1417]-[.D1416])" office:value-type="float" office:value="962829.907678349" calcext:value-type="float">
            <text:p>962829.907678349</text:p>
          </table:table-cell>
          <table:table-cell/>
          <table:table-cell office:value-type="float" office:value="1442700512.58051" calcext:value-type="float">
            <text:p>1442700512.58051</text:p>
          </table:table-cell>
          <table:table-cell table:formula="of:=[.G1417]-[.B1417]" office:value-type="float" office:value="6.90850639343262" calcext:value-type="float">
            <text:p>6.9085063934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42700505.6804" calcext:value-type="float">
            <text:p>1442700505.6804</text:p>
          </table:table-cell>
          <table:table-cell office:value-type="float" office:value="8096" calcext:value-type="float">
            <text:p>8096</text:p>
          </table:table-cell>
          <table:table-cell table:formula="of:=[.B1418]-[.B$2]" office:value-type="float" office:value="33.7355663776398" calcext:value-type="float">
            <text:p>33.7355663776</text:p>
          </table:table-cell>
          <table:table-cell table:formula="of:=[.C1418]/([.D1418]-[.D1417])" office:value-type="float" office:value="964607.7091157" calcext:value-type="float">
            <text:p>964607.7091157</text:p>
          </table:table-cell>
          <table:table-cell/>
          <table:table-cell office:value-type="float" office:value="1442700512.59842" calcext:value-type="float">
            <text:p>1442700512.59842</text:p>
          </table:table-cell>
          <table:table-cell table:formula="of:=[.G1418]-[.B1418]" office:value-type="float" office:value="6.91802501678467" calcext:value-type="float">
            <text:p>6.9180250168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42700505.68882" calcext:value-type="float">
            <text:p>1442700505.68882</text:p>
          </table:table-cell>
          <table:table-cell office:value-type="float" office:value="8096" calcext:value-type="float">
            <text:p>8096</text:p>
          </table:table-cell>
          <table:table-cell table:formula="of:=[.B1419]-[.B$2]" office:value-type="float" office:value="33.743988275528" calcext:value-type="float">
            <text:p>33.7439882755</text:p>
          </table:table-cell>
          <table:table-cell table:formula="of:=[.C1419]/([.D1419]-[.D1418])" office:value-type="float" office:value="961303.509908278" calcext:value-type="float">
            <text:p>961303.509908278</text:p>
          </table:table-cell>
          <table:table-cell/>
          <table:table-cell office:value-type="float" office:value="1442700512.60151" calcext:value-type="float">
            <text:p>1442700512.60151</text:p>
          </table:table-cell>
          <table:table-cell table:formula="of:=[.G1419]-[.B1419]" office:value-type="float" office:value="6.91269707679749" calcext:value-type="float">
            <text:p>6.9126970768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42700505.69722" calcext:value-type="float">
            <text:p>1442700505.69722</text:p>
          </table:table-cell>
          <table:table-cell office:value-type="float" office:value="8096" calcext:value-type="float">
            <text:p>8096</text:p>
          </table:table-cell>
          <table:table-cell table:formula="of:=[.B1420]-[.B$2]" office:value-type="float" office:value="33.7523941993713" calcext:value-type="float">
            <text:p>33.7523941994</text:p>
          </table:table-cell>
          <table:table-cell table:formula="of:=[.C1420]/([.D1420]-[.D1419])" office:value-type="float" office:value="963130.305584707" calcext:value-type="float">
            <text:p>963130.305584707</text:p>
          </table:table-cell>
          <table:table-cell/>
          <table:table-cell office:value-type="float" office:value="1442700512.6242" calcext:value-type="float">
            <text:p>1442700512.6242</text:p>
          </table:table-cell>
          <table:table-cell table:formula="of:=[.G1420]-[.B1420]" office:value-type="float" office:value="6.92697858810425" calcext:value-type="float">
            <text:p>6.9269785881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42700505.70569" calcext:value-type="float">
            <text:p>1442700505.70569</text:p>
          </table:table-cell>
          <table:table-cell office:value-type="float" office:value="8096" calcext:value-type="float">
            <text:p>8096</text:p>
          </table:table-cell>
          <table:table-cell table:formula="of:=[.B1421]-[.B$2]" office:value-type="float" office:value="33.7608618736267" calcext:value-type="float">
            <text:p>33.7608618736</text:p>
          </table:table-cell>
          <table:table-cell table:formula="of:=[.C1421]/([.D1421]-[.D1420])" office:value-type="float" office:value="956106.68949206" calcext:value-type="float">
            <text:p>956106.68949206</text:p>
          </table:table-cell>
          <table:table-cell/>
          <table:table-cell office:value-type="float" office:value="1442700512.62729" calcext:value-type="float">
            <text:p>1442700512.62729</text:p>
          </table:table-cell>
          <table:table-cell table:formula="of:=[.G1421]-[.B1421]" office:value-type="float" office:value="6.92159748077393" calcext:value-type="float">
            <text:p>6.9215974808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42700505.71414" calcext:value-type="float">
            <text:p>1442700505.71414</text:p>
          </table:table-cell>
          <table:table-cell office:value-type="float" office:value="8096" calcext:value-type="float">
            <text:p>8096</text:p>
          </table:table-cell>
          <table:table-cell table:formula="of:=[.B1422]-[.B$2]" office:value-type="float" office:value="33.7693111896515" calcext:value-type="float">
            <text:p>33.7693111897</text:p>
          </table:table-cell>
          <table:table-cell table:formula="of:=[.C1422]/([.D1422]-[.D1421])" office:value-type="float" office:value="958184.067947741" calcext:value-type="float">
            <text:p>958184.067947741</text:p>
          </table:table-cell>
          <table:table-cell/>
          <table:table-cell office:value-type="float" office:value="1442700512.63038" calcext:value-type="float">
            <text:p>1442700512.63038</text:p>
          </table:table-cell>
          <table:table-cell table:formula="of:=[.G1422]-[.B1422]" office:value-type="float" office:value="6.91623687744141" calcext:value-type="float">
            <text:p>6.9162368774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442700505.72258" calcext:value-type="float">
            <text:p>1442700505.72258</text:p>
          </table:table-cell>
          <table:table-cell office:value-type="float" office:value="8096" calcext:value-type="float">
            <text:p>8096</text:p>
          </table:table-cell>
          <table:table-cell table:formula="of:=[.B1423]-[.B$2]" office:value-type="float" office:value="33.7777500152588" calcext:value-type="float">
            <text:p>33.7777500153</text:p>
          </table:table-cell>
          <table:table-cell table:formula="of:=[.C1423]/([.D1423]-[.D1422])" office:value-type="float" office:value="959375.199434948" calcext:value-type="float">
            <text:p>959375.199434948</text:p>
          </table:table-cell>
          <table:table-cell/>
          <table:table-cell office:value-type="float" office:value="1442700512.65492" calcext:value-type="float">
            <text:p>1442700512.65492</text:p>
          </table:table-cell>
          <table:table-cell table:formula="of:=[.G1423]-[.B1423]" office:value-type="float" office:value="6.9323422908783" calcext:value-type="float">
            <text:p>6.9323422909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42700505.73102" calcext:value-type="float">
            <text:p>1442700505.73102</text:p>
          </table:table-cell>
          <table:table-cell office:value-type="float" office:value="8096" calcext:value-type="float">
            <text:p>8096</text:p>
          </table:table-cell>
          <table:table-cell table:formula="of:=[.B1424]-[.B$2]" office:value-type="float" office:value="33.7861926555634" calcext:value-type="float">
            <text:p>33.7861926556</text:p>
          </table:table-cell>
          <table:table-cell table:formula="of:=[.C1424]/([.D1424]-[.D1423])" office:value-type="float" office:value="958941.718223151" calcext:value-type="float">
            <text:p>958941.718223151</text:p>
          </table:table-cell>
          <table:table-cell/>
          <table:table-cell office:value-type="float" office:value="1442700512.65799" calcext:value-type="float">
            <text:p>1442700512.65799</text:p>
          </table:table-cell>
          <table:table-cell table:formula="of:=[.G1424]-[.B1424]" office:value-type="float" office:value="6.92697358131409" calcext:value-type="float">
            <text:p>6.9269735813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442700505.73943" calcext:value-type="float">
            <text:p>1442700505.73943</text:p>
          </table:table-cell>
          <table:table-cell office:value-type="float" office:value="8096" calcext:value-type="float">
            <text:p>8096</text:p>
          </table:table-cell>
          <table:table-cell table:formula="of:=[.B1425]-[.B$2]" office:value-type="float" office:value="33.7946047782898" calcext:value-type="float">
            <text:p>33.7946047783</text:p>
          </table:table-cell>
          <table:table-cell table:formula="of:=[.C1425]/([.D1425]-[.D1424])" office:value-type="float" office:value="962420.576028116" calcext:value-type="float">
            <text:p>962420.576028116</text:p>
          </table:table-cell>
          <table:table-cell/>
          <table:table-cell office:value-type="float" office:value="1442700512.66108" calcext:value-type="float">
            <text:p>1442700512.66108</text:p>
          </table:table-cell>
          <table:table-cell table:formula="of:=[.G1425]-[.B1425]" office:value-type="float" office:value="6.92165040969849" calcext:value-type="float">
            <text:p>6.9216504097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42700505.74786" calcext:value-type="float">
            <text:p>1442700505.74786</text:p>
          </table:table-cell>
          <table:table-cell office:value-type="float" office:value="8096" calcext:value-type="float">
            <text:p>8096</text:p>
          </table:table-cell>
          <table:table-cell table:formula="of:=[.B1426]-[.B$2]" office:value-type="float" office:value="33.8030292987823" calcext:value-type="float">
            <text:p>33.8030292988</text:p>
          </table:table-cell>
          <table:table-cell table:formula="of:=[.C1426]/([.D1426]-[.D1425])" office:value-type="float" office:value="961004.250290081" calcext:value-type="float">
            <text:p>961004.250290081</text:p>
          </table:table-cell>
          <table:table-cell/>
          <table:table-cell office:value-type="float" office:value="1442700512.68082" calcext:value-type="float">
            <text:p>1442700512.68082</text:p>
          </table:table-cell>
          <table:table-cell table:formula="of:=[.G1426]-[.B1426]" office:value-type="float" office:value="6.93295931816101" calcext:value-type="float">
            <text:p>6.9329593182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42700505.7563" calcext:value-type="float">
            <text:p>1442700505.7563</text:p>
          </table:table-cell>
          <table:table-cell office:value-type="float" office:value="8096" calcext:value-type="float">
            <text:p>8096</text:p>
          </table:table-cell>
          <table:table-cell table:formula="of:=[.B1427]-[.B$2]" office:value-type="float" office:value="33.8114762306213" calcext:value-type="float">
            <text:p>33.8114762306</text:p>
          </table:table-cell>
          <table:table-cell table:formula="of:=[.C1427]/([.D1427]-[.D1426])" office:value-type="float" office:value="958454.519856615" calcext:value-type="float">
            <text:p>958454.519856615</text:p>
          </table:table-cell>
          <table:table-cell/>
          <table:table-cell office:value-type="float" office:value="1442700512.68391" calcext:value-type="float">
            <text:p>1442700512.68391</text:p>
          </table:table-cell>
          <table:table-cell table:formula="of:=[.G1427]-[.B1427]" office:value-type="float" office:value="6.92760443687439" calcext:value-type="float">
            <text:p>6.9276044369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442700505.76473" calcext:value-type="float">
            <text:p>1442700505.76473</text:p>
          </table:table-cell>
          <table:table-cell office:value-type="float" office:value="8096" calcext:value-type="float">
            <text:p>8096</text:p>
          </table:table-cell>
          <table:table-cell table:formula="of:=[.B1428]-[.B$2]" office:value-type="float" office:value="33.8199021816254" calcext:value-type="float">
            <text:p>33.8199021816</text:p>
          </table:table-cell>
          <table:table-cell table:formula="of:=[.C1428]/([.D1428]-[.D1427])" office:value-type="float" office:value="960841.096290427" calcext:value-type="float">
            <text:p>960841.096290427</text:p>
          </table:table-cell>
          <table:table-cell/>
          <table:table-cell office:value-type="float" office:value="1442700512.68698" calcext:value-type="float">
            <text:p>1442700512.68698</text:p>
          </table:table-cell>
          <table:table-cell table:formula="of:=[.G1428]-[.B1428]" office:value-type="float" office:value="6.92225098609924" calcext:value-type="float">
            <text:p>6.9222509861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42700505.77316" calcext:value-type="float">
            <text:p>1442700505.77316</text:p>
          </table:table-cell>
          <table:table-cell office:value-type="float" office:value="8096" calcext:value-type="float">
            <text:p>8096</text:p>
          </table:table-cell>
          <table:table-cell table:formula="of:=[.B1429]-[.B$2]" office:value-type="float" office:value="33.8283314704895" calcext:value-type="float">
            <text:p>33.8283314705</text:p>
          </table:table-cell>
          <table:table-cell table:formula="of:=[.C1429]/([.D1429]-[.D1428])" office:value-type="float" office:value="960460.618978928" calcext:value-type="float">
            <text:p>960460.618978928</text:p>
          </table:table-cell>
          <table:table-cell/>
          <table:table-cell office:value-type="float" office:value="1442700512.70644" calcext:value-type="float">
            <text:p>1442700512.70644</text:p>
          </table:table-cell>
          <table:table-cell table:formula="of:=[.G1429]-[.B1429]" office:value-type="float" office:value="6.93328309059143" calcext:value-type="float">
            <text:p>6.9332830906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442700505.78161" calcext:value-type="float">
            <text:p>1442700505.78161</text:p>
          </table:table-cell>
          <table:table-cell office:value-type="float" office:value="8096" calcext:value-type="float">
            <text:p>8096</text:p>
          </table:table-cell>
          <table:table-cell table:formula="of:=[.B1430]-[.B$2]" office:value-type="float" office:value="33.8367776870728" calcext:value-type="float">
            <text:p>33.8367776871</text:p>
          </table:table-cell>
          <table:table-cell table:formula="of:=[.C1430]/([.D1430]-[.D1429])" office:value-type="float" office:value="958535.685202958" calcext:value-type="float">
            <text:p>958535.685202958</text:p>
          </table:table-cell>
          <table:table-cell/>
          <table:table-cell office:value-type="float" office:value="1442700512.70953" calcext:value-type="float">
            <text:p>1442700512.70953</text:p>
          </table:table-cell>
          <table:table-cell table:formula="of:=[.G1430]-[.B1430]" office:value-type="float" office:value="6.92792510986328" calcext:value-type="float">
            <text:p>6.9279251099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442700505.79008" calcext:value-type="float">
            <text:p>1442700505.79008</text:p>
          </table:table-cell>
          <table:table-cell office:value-type="float" office:value="8096" calcext:value-type="float">
            <text:p>8096</text:p>
          </table:table-cell>
          <table:table-cell table:formula="of:=[.B1431]-[.B$2]" office:value-type="float" office:value="33.8452506065369" calcext:value-type="float">
            <text:p>33.8452506065</text:p>
          </table:table-cell>
          <table:table-cell table:formula="of:=[.C1431]/([.D1431]-[.D1430])" office:value-type="float" office:value="955514.806235579" calcext:value-type="float">
            <text:p>955514.806235579</text:p>
          </table:table-cell>
          <table:table-cell/>
          <table:table-cell office:value-type="float" office:value="1442700512.71262" calcext:value-type="float">
            <text:p>1442700512.71262</text:p>
          </table:table-cell>
          <table:table-cell table:formula="of:=[.G1431]-[.B1431]" office:value-type="float" office:value="6.92253804206848" calcext:value-type="float">
            <text:p>6.9225380421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442700505.79851" calcext:value-type="float">
            <text:p>1442700505.79851</text:p>
          </table:table-cell>
          <table:table-cell office:value-type="float" office:value="8096" calcext:value-type="float">
            <text:p>8096</text:p>
          </table:table-cell>
          <table:table-cell table:formula="of:=[.B1432]-[.B$2]" office:value-type="float" office:value="33.8536834716797" calcext:value-type="float">
            <text:p>33.8536834717</text:p>
          </table:table-cell>
          <table:table-cell table:formula="of:=[.C1432]/([.D1432]-[.D1431])" office:value-type="float" office:value="960053.298953916" calcext:value-type="float">
            <text:p>960053.298953916</text:p>
          </table:table-cell>
          <table:table-cell/>
          <table:table-cell office:value-type="float" office:value="1442700512.73217" calcext:value-type="float">
            <text:p>1442700512.73217</text:p>
          </table:table-cell>
          <table:table-cell table:formula="of:=[.G1432]-[.B1432]" office:value-type="float" office:value="6.9336576461792" calcext:value-type="float">
            <text:p>6.9336576462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42700505.80696" calcext:value-type="float">
            <text:p>1442700505.80696</text:p>
          </table:table-cell>
          <table:table-cell office:value-type="float" office:value="8096" calcext:value-type="float">
            <text:p>8096</text:p>
          </table:table-cell>
          <table:table-cell table:formula="of:=[.B1433]-[.B$2]" office:value-type="float" office:value="33.862131357193" calcext:value-type="float">
            <text:p>33.8621313572</text:p>
          </table:table-cell>
          <table:table-cell table:formula="of:=[.C1433]/([.D1433]-[.D1432])" office:value-type="float" office:value="958346.320774419" calcext:value-type="float">
            <text:p>958346.320774419</text:p>
          </table:table-cell>
          <table:table-cell/>
          <table:table-cell office:value-type="float" office:value="1442700512.73526" calcext:value-type="float">
            <text:p>1442700512.73526</text:p>
          </table:table-cell>
          <table:table-cell table:formula="of:=[.G1433]-[.B1433]" office:value-type="float" office:value="6.92830300331116" calcext:value-type="float">
            <text:p>6.9283030033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442700505.81537" calcext:value-type="float">
            <text:p>1442700505.81537</text:p>
          </table:table-cell>
          <table:table-cell office:value-type="float" office:value="8096" calcext:value-type="float">
            <text:p>8096</text:p>
          </table:table-cell>
          <table:table-cell table:formula="of:=[.B1434]-[.B$2]" office:value-type="float" office:value="33.8705401420593" calcext:value-type="float">
            <text:p>33.8705401421</text:p>
          </table:table-cell>
          <table:table-cell table:formula="of:=[.C1434]/([.D1434]-[.D1433])" office:value-type="float" office:value="962802.608069409" calcext:value-type="float">
            <text:p>962802.608069409</text:p>
          </table:table-cell>
          <table:table-cell/>
          <table:table-cell office:value-type="float" office:value="1442700512.73841" calcext:value-type="float">
            <text:p>1442700512.73841</text:p>
          </table:table-cell>
          <table:table-cell table:formula="of:=[.G1434]-[.B1434]" office:value-type="float" office:value="6.92304563522339" calcext:value-type="float">
            <text:p>6.9230456352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42700505.8238" calcext:value-type="float">
            <text:p>1442700505.8238</text:p>
          </table:table-cell>
          <table:table-cell office:value-type="float" office:value="8096" calcext:value-type="float">
            <text:p>8096</text:p>
          </table:table-cell>
          <table:table-cell table:formula="of:=[.B1435]-[.B$2]" office:value-type="float" office:value="33.8789701461792" calcext:value-type="float">
            <text:p>33.8789701462</text:p>
          </table:table-cell>
          <table:table-cell table:formula="of:=[.C1435]/([.D1435]-[.D1434])" office:value-type="float" office:value="960379.127326206" calcext:value-type="float">
            <text:p>960379.127326206</text:p>
          </table:table-cell>
          <table:table-cell/>
          <table:table-cell office:value-type="float" office:value="1442700512.75539" calcext:value-type="float">
            <text:p>1442700512.75539</text:p>
          </table:table-cell>
          <table:table-cell table:formula="of:=[.G1435]-[.B1435]" office:value-type="float" office:value="6.93158936500549" calcext:value-type="float">
            <text:p>6.931589365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442700505.83222" calcext:value-type="float">
            <text:p>1442700505.83222</text:p>
          </table:table-cell>
          <table:table-cell office:value-type="float" office:value="8096" calcext:value-type="float">
            <text:p>8096</text:p>
          </table:table-cell>
          <table:table-cell table:formula="of:=[.B1436]-[.B$2]" office:value-type="float" office:value="33.887387752533" calcext:value-type="float">
            <text:p>33.8873877525</text:p>
          </table:table-cell>
          <table:table-cell table:formula="of:=[.C1436]/([.D1436]-[.D1435])" office:value-type="float" office:value="961793.609698068" calcext:value-type="float">
            <text:p>961793.609698068</text:p>
          </table:table-cell>
          <table:table-cell/>
          <table:table-cell office:value-type="float" office:value="1442700512.75848" calcext:value-type="float">
            <text:p>1442700512.75848</text:p>
          </table:table-cell>
          <table:table-cell table:formula="of:=[.G1436]-[.B1436]" office:value-type="float" office:value="6.92625904083252" calcext:value-type="float">
            <text:p>6.9262590408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442700505.84068" calcext:value-type="float">
            <text:p>1442700505.84068</text:p>
          </table:table-cell>
          <table:table-cell office:value-type="float" office:value="8096" calcext:value-type="float">
            <text:p>8096</text:p>
          </table:table-cell>
          <table:table-cell table:formula="of:=[.B1437]-[.B$2]" office:value-type="float" office:value="33.8958523273468" calcext:value-type="float">
            <text:p>33.8958523273</text:p>
          </table:table-cell>
          <table:table-cell table:formula="of:=[.C1437]/([.D1437]-[.D1436])" office:value-type="float" office:value="956456.783483086" calcext:value-type="float">
            <text:p>956456.783483086</text:p>
          </table:table-cell>
          <table:table-cell/>
          <table:table-cell office:value-type="float" office:value="1442700512.76156" calcext:value-type="float">
            <text:p>1442700512.76156</text:p>
          </table:table-cell>
          <table:table-cell table:formula="of:=[.G1437]-[.B1437]" office:value-type="float" office:value="6.92088270187378" calcext:value-type="float">
            <text:p>6.9208827019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442700505.84911" calcext:value-type="float">
            <text:p>1442700505.84911</text:p>
          </table:table-cell>
          <table:table-cell office:value-type="float" office:value="8096" calcext:value-type="float">
            <text:p>8096</text:p>
          </table:table-cell>
          <table:table-cell table:formula="of:=[.B1438]-[.B$2]" office:value-type="float" office:value="33.9042816162109" calcext:value-type="float">
            <text:p>33.9042816162</text:p>
          </table:table-cell>
          <table:table-cell table:formula="of:=[.C1438]/([.D1438]-[.D1437])" office:value-type="float" office:value="960460.618978928" calcext:value-type="float">
            <text:p>960460.618978928</text:p>
          </table:table-cell>
          <table:table-cell/>
          <table:table-cell office:value-type="float" office:value="1442700512.78359" calcext:value-type="float">
            <text:p>1442700512.78359</text:p>
          </table:table-cell>
          <table:table-cell table:formula="of:=[.G1438]-[.B1438]" office:value-type="float" office:value="6.93447661399841" calcext:value-type="float">
            <text:p>6.934476614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442700505.85754" calcext:value-type="float">
            <text:p>1442700505.85754</text:p>
          </table:table-cell>
          <table:table-cell office:value-type="float" office:value="8096" calcext:value-type="float">
            <text:p>8096</text:p>
          </table:table-cell>
          <table:table-cell table:formula="of:=[.B1439]-[.B$2]" office:value-type="float" office:value="33.9127147197723" calcext:value-type="float">
            <text:p>33.9127147198</text:p>
          </table:table-cell>
          <table:table-cell table:formula="of:=[.C1439]/([.D1439]-[.D1438])" office:value-type="float" office:value="960026.156568941" calcext:value-type="float">
            <text:p>960026.156568941</text:p>
          </table:table-cell>
          <table:table-cell/>
          <table:table-cell office:value-type="float" office:value="1442700512.78668" calcext:value-type="float">
            <text:p>1442700512.78668</text:p>
          </table:table-cell>
          <table:table-cell table:formula="of:=[.G1439]-[.B1439]" office:value-type="float" office:value="6.92913484573364" calcext:value-type="float">
            <text:p>6.9291348457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442700505.86597" calcext:value-type="float">
            <text:p>1442700505.86597</text:p>
          </table:table-cell>
          <table:table-cell office:value-type="float" office:value="8096" calcext:value-type="float">
            <text:p>8096</text:p>
          </table:table-cell>
          <table:table-cell table:formula="of:=[.B1440]-[.B$2]" office:value-type="float" office:value="33.9211416244507" calcext:value-type="float">
            <text:p>33.9211416245</text:p>
          </table:table-cell>
          <table:table-cell table:formula="of:=[.C1440]/([.D1440]-[.D1439])" office:value-type="float" office:value="960732.357730938" calcext:value-type="float">
            <text:p>960732.357730938</text:p>
          </table:table-cell>
          <table:table-cell/>
          <table:table-cell office:value-type="float" office:value="1442700512.80954" calcext:value-type="float">
            <text:p>1442700512.80954</text:p>
          </table:table-cell>
          <table:table-cell table:formula="of:=[.G1440]-[.B1440]" office:value-type="float" office:value="6.94356536865234" calcext:value-type="float">
            <text:p>6.9435653687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442700505.8745" calcext:value-type="float">
            <text:p>1442700505.8745</text:p>
          </table:table-cell>
          <table:table-cell office:value-type="float" office:value="8096" calcext:value-type="float">
            <text:p>8096</text:p>
          </table:table-cell>
          <table:table-cell table:formula="of:=[.B1441]-[.B$2]" office:value-type="float" office:value="33.9296722412109" calcext:value-type="float">
            <text:p>33.9296722412</text:p>
          </table:table-cell>
          <table:table-cell table:formula="of:=[.C1441]/([.D1441]-[.D1440])" office:value-type="float" office:value="949052.129234209" calcext:value-type="float">
            <text:p>949052.129234209</text:p>
          </table:table-cell>
          <table:table-cell/>
          <table:table-cell office:value-type="float" office:value="1442700512.81263" calcext:value-type="float">
            <text:p>1442700512.81263</text:p>
          </table:table-cell>
          <table:table-cell table:formula="of:=[.G1441]-[.B1441]" office:value-type="float" office:value="6.93812942504883" calcext:value-type="float">
            <text:p>6.938129425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2700505.88296" calcext:value-type="float">
            <text:p>1442700505.88296</text:p>
          </table:table-cell>
          <table:table-cell office:value-type="float" office:value="8096" calcext:value-type="float">
            <text:p>8096</text:p>
          </table:table-cell>
          <table:table-cell table:formula="of:=[.B1442]-[.B$2]" office:value-type="float" office:value="33.938127040863" calcext:value-type="float">
            <text:p>33.9381270409</text:p>
          </table:table-cell>
          <table:table-cell table:formula="of:=[.C1442]/([.D1442]-[.D1441])" office:value-type="float" office:value="957562.60741075" calcext:value-type="float">
            <text:p>957562.60741075</text:p>
          </table:table-cell>
          <table:table-cell/>
          <table:table-cell office:value-type="float" office:value="1442700512.81571" calcext:value-type="float">
            <text:p>1442700512.81571</text:p>
          </table:table-cell>
          <table:table-cell table:formula="of:=[.G1442]-[.B1442]" office:value-type="float" office:value="6.93274998664856" calcext:value-type="float">
            <text:p>6.9327499866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42700505.8914" calcext:value-type="float">
            <text:p>1442700505.8914</text:p>
          </table:table-cell>
          <table:table-cell office:value-type="float" office:value="8096" calcext:value-type="float">
            <text:p>8096</text:p>
          </table:table-cell>
          <table:table-cell table:formula="of:=[.B1443]-[.B$2]" office:value-type="float" office:value="33.9465687274933" calcext:value-type="float">
            <text:p>33.9465687275</text:p>
          </table:table-cell>
          <table:table-cell table:formula="of:=[.C1443]/([.D1443]-[.D1442])" office:value-type="float" office:value="959050.051797667" calcext:value-type="float">
            <text:p>959050.051797667</text:p>
          </table:table-cell>
          <table:table-cell/>
          <table:table-cell office:value-type="float" office:value="1442700512.83528" calcext:value-type="float">
            <text:p>1442700512.83528</text:p>
          </table:table-cell>
          <table:table-cell table:formula="of:=[.G1443]-[.B1443]" office:value-type="float" office:value="6.94388031959534" calcext:value-type="float">
            <text:p>6.9438803196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442700505.89988" calcext:value-type="float">
            <text:p>1442700505.89988</text:p>
          </table:table-cell>
          <table:table-cell office:value-type="float" office:value="8096" calcext:value-type="float">
            <text:p>8096</text:p>
          </table:table-cell>
          <table:table-cell table:formula="of:=[.B1444]-[.B$2]" office:value-type="float" office:value="33.9550495147705" calcext:value-type="float">
            <text:p>33.9550495148</text:p>
          </table:table-cell>
          <table:table-cell table:formula="of:=[.C1444]/([.D1444]-[.D1443])" office:value-type="float" office:value="954628.354108684" calcext:value-type="float">
            <text:p>954628.354108684</text:p>
          </table:table-cell>
          <table:table-cell/>
          <table:table-cell office:value-type="float" office:value="1442700512.83837" calcext:value-type="float">
            <text:p>1442700512.83837</text:p>
          </table:table-cell>
          <table:table-cell table:formula="of:=[.G1444]-[.B1444]" office:value-type="float" office:value="6.93849086761475" calcext:value-type="float">
            <text:p>6.9384908676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442700505.90834" calcext:value-type="float">
            <text:p>1442700505.90834</text:p>
          </table:table-cell>
          <table:table-cell office:value-type="float" office:value="8096" calcext:value-type="float">
            <text:p>8096</text:p>
          </table:table-cell>
          <table:table-cell table:formula="of:=[.B1445]-[.B$2]" office:value-type="float" office:value="33.9635074138641" calcext:value-type="float">
            <text:p>33.9635074139</text:p>
          </table:table-cell>
          <table:table-cell table:formula="of:=[.C1445]/([.D1445]-[.D1444])" office:value-type="float" office:value="957211.703565891" calcext:value-type="float">
            <text:p>957211.703565891</text:p>
          </table:table-cell>
          <table:table-cell/>
          <table:table-cell office:value-type="float" office:value="1442700512.84146" calcext:value-type="float">
            <text:p>1442700512.84146</text:p>
          </table:table-cell>
          <table:table-cell table:formula="of:=[.G1445]-[.B1445]" office:value-type="float" office:value="6.9331202507019" calcext:value-type="float">
            <text:p>6.9331202507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42700505.91676" calcext:value-type="float">
            <text:p>1442700505.91676</text:p>
          </table:table-cell>
          <table:table-cell office:value-type="float" office:value="8096" calcext:value-type="float">
            <text:p>8096</text:p>
          </table:table-cell>
          <table:table-cell table:formula="of:=[.B1446]-[.B$2]" office:value-type="float" office:value="33.9719264507294" calcext:value-type="float">
            <text:p>33.9719264507</text:p>
          </table:table-cell>
          <table:table-cell table:formula="of:=[.C1446]/([.D1446]-[.D1445])" office:value-type="float" office:value="961630.187584957" calcext:value-type="float">
            <text:p>961630.187584957</text:p>
          </table:table-cell>
          <table:table-cell/>
          <table:table-cell office:value-type="float" office:value="1442700512.86099" calcext:value-type="float">
            <text:p>1442700512.86099</text:p>
          </table:table-cell>
          <table:table-cell table:formula="of:=[.G1446]-[.B1446]" office:value-type="float" office:value="6.94423484802246" calcext:value-type="float">
            <text:p>6.944234848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442700505.92518" calcext:value-type="float">
            <text:p>1442700505.92518</text:p>
          </table:table-cell>
          <table:table-cell office:value-type="float" office:value="8096" calcext:value-type="float">
            <text:p>8096</text:p>
          </table:table-cell>
          <table:table-cell table:formula="of:=[.B1447]-[.B$2]" office:value-type="float" office:value="33.9803500175476" calcext:value-type="float">
            <text:p>33.9803500175</text:p>
          </table:table-cell>
          <table:table-cell table:formula="of:=[.C1447]/([.D1447]-[.D1446])" office:value-type="float" office:value="961113.050408989" calcext:value-type="float">
            <text:p>961113.050408989</text:p>
          </table:table-cell>
          <table:table-cell/>
          <table:table-cell office:value-type="float" office:value="1442700512.86409" calcext:value-type="float">
            <text:p>1442700512.86409</text:p>
          </table:table-cell>
          <table:table-cell table:formula="of:=[.G1447]-[.B1447]" office:value-type="float" office:value="6.93891072273254" calcext:value-type="float">
            <text:p>6.9389107227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442700505.9336" calcext:value-type="float">
            <text:p>1442700505.9336</text:p>
          </table:table-cell>
          <table:table-cell office:value-type="float" office:value="8096" calcext:value-type="float">
            <text:p>8096</text:p>
          </table:table-cell>
          <table:table-cell table:formula="of:=[.B1448]-[.B$2]" office:value-type="float" office:value="33.9887728691101" calcext:value-type="float">
            <text:p>33.9887728691</text:p>
          </table:table-cell>
          <table:table-cell table:formula="of:=[.C1448]/([.D1448]-[.D1447])" office:value-type="float" office:value="961194.666666667" calcext:value-type="float">
            <text:p>961194.666666667</text:p>
          </table:table-cell>
          <table:table-cell/>
          <table:table-cell office:value-type="float" office:value="1442700512.86718" calcext:value-type="float">
            <text:p>1442700512.86718</text:p>
          </table:table-cell>
          <table:table-cell table:formula="of:=[.G1448]-[.B1448]" office:value-type="float" office:value="6.93357658386231" calcext:value-type="float">
            <text:p>6.9335765839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442700505.94208" calcext:value-type="float">
            <text:p>1442700505.94208</text:p>
          </table:table-cell>
          <table:table-cell office:value-type="float" office:value="8096" calcext:value-type="float">
            <text:p>8096</text:p>
          </table:table-cell>
          <table:table-cell table:formula="of:=[.B1449]-[.B$2]" office:value-type="float" office:value="33.9972517490387" calcext:value-type="float">
            <text:p>33.997251749</text:p>
          </table:table-cell>
          <table:table-cell table:formula="of:=[.C1449]/([.D1449]-[.D1448])" office:value-type="float" office:value="954843.100525827" calcext:value-type="float">
            <text:p>954843.100525827</text:p>
          </table:table-cell>
          <table:table-cell/>
          <table:table-cell office:value-type="float" office:value="1442700512.91018" calcext:value-type="float">
            <text:p>1442700512.91018</text:p>
          </table:table-cell>
          <table:table-cell table:formula="of:=[.G1449]-[.B1449]" office:value-type="float" office:value="6.96809697151184" calcext:value-type="float">
            <text:p>6.9680969715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42700505.95051" calcext:value-type="float">
            <text:p>1442700505.95051</text:p>
          </table:table-cell>
          <table:table-cell office:value-type="float" office:value="8096" calcext:value-type="float">
            <text:p>8096</text:p>
          </table:table-cell>
          <table:table-cell table:formula="of:=[.B1450]-[.B$2]" office:value-type="float" office:value="34.0056850910187" calcext:value-type="float">
            <text:p>34.005685091</text:p>
          </table:table-cell>
          <table:table-cell table:formula="of:=[.C1450]/([.D1450]-[.D1449])" office:value-type="float" office:value="959999.015718648" calcext:value-type="float">
            <text:p>959999.015718648</text:p>
          </table:table-cell>
          <table:table-cell/>
          <table:table-cell office:value-type="float" office:value="1442700512.91327" calcext:value-type="float">
            <text:p>1442700512.91327</text:p>
          </table:table-cell>
          <table:table-cell table:formula="of:=[.G1450]-[.B1450]" office:value-type="float" office:value="6.96275401115418" calcext:value-type="float">
            <text:p>6.9627540112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42700505.95891" calcext:value-type="float">
            <text:p>1442700505.95891</text:p>
          </table:table-cell>
          <table:table-cell office:value-type="float" office:value="8096" calcext:value-type="float">
            <text:p>8096</text:p>
          </table:table-cell>
          <table:table-cell table:formula="of:=[.B1451]-[.B$2]" office:value-type="float" office:value="34.0140857696533" calcext:value-type="float">
            <text:p>34.0140857697</text:p>
          </table:table-cell>
          <table:table-cell table:formula="of:=[.C1451]/([.D1451]-[.D1450])" office:value-type="float" office:value="963731.664084007" calcext:value-type="float">
            <text:p>963731.664084007</text:p>
          </table:table-cell>
          <table:table-cell/>
          <table:table-cell office:value-type="float" office:value="1442700512.91636" calcext:value-type="float">
            <text:p>1442700512.91636</text:p>
          </table:table-cell>
          <table:table-cell table:formula="of:=[.G1451]-[.B1451]" office:value-type="float" office:value="6.95744252204895" calcext:value-type="float">
            <text:p>6.957442522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42700505.96737" calcext:value-type="float">
            <text:p>1442700505.96737</text:p>
          </table:table-cell>
          <table:table-cell office:value-type="float" office:value="8096" calcext:value-type="float">
            <text:p>8096</text:p>
          </table:table-cell>
          <table:table-cell table:formula="of:=[.B1452]-[.B$2]" office:value-type="float" office:value="34.0225458145142" calcext:value-type="float">
            <text:p>34.0225458145</text:p>
          </table:table-cell>
          <table:table-cell table:formula="of:=[.C1452]/([.D1452]-[.D1451])" office:value-type="float" office:value="956968.920753016" calcext:value-type="float">
            <text:p>956968.920753016</text:p>
          </table:table-cell>
          <table:table-cell/>
          <table:table-cell office:value-type="float" office:value="1442700512.93587" calcext:value-type="float">
            <text:p>1442700512.93587</text:p>
          </table:table-cell>
          <table:table-cell table:formula="of:=[.G1452]-[.B1452]" office:value-type="float" office:value="6.96849274635315" calcext:value-type="float">
            <text:p>6.9684927464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442700505.97581" calcext:value-type="float">
            <text:p>1442700505.97581</text:p>
          </table:table-cell>
          <table:table-cell office:value-type="float" office:value="8096" calcext:value-type="float">
            <text:p>8096</text:p>
          </table:table-cell>
          <table:table-cell table:formula="of:=[.B1453]-[.B$2]" office:value-type="float" office:value="34.0309827327728" calcext:value-type="float">
            <text:p>34.0309827328</text:p>
          </table:table-cell>
          <table:table-cell table:formula="of:=[.C1453]/([.D1453]-[.D1452])" office:value-type="float" office:value="959592.087037613" calcext:value-type="float">
            <text:p>959592.087037613</text:p>
          </table:table-cell>
          <table:table-cell/>
          <table:table-cell office:value-type="float" office:value="1442700512.93895" calcext:value-type="float">
            <text:p>1442700512.93895</text:p>
          </table:table-cell>
          <table:table-cell table:formula="of:=[.G1453]-[.B1453]" office:value-type="float" office:value="6.96313810348511" calcext:value-type="float">
            <text:p>6.9631381035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442700505.98424" calcext:value-type="float">
            <text:p>1442700505.98424</text:p>
          </table:table-cell>
          <table:table-cell office:value-type="float" office:value="8096" calcext:value-type="float">
            <text:p>8096</text:p>
          </table:table-cell>
          <table:table-cell table:formula="of:=[.B1454]-[.B$2]" office:value-type="float" office:value="34.0394146442413" calcext:value-type="float">
            <text:p>34.0394146442</text:p>
          </table:table-cell>
          <table:table-cell table:formula="of:=[.C1454]/([.D1454]-[.D1453])" office:value-type="float" office:value="960161.883843239" calcext:value-type="float">
            <text:p>960161.883843239</text:p>
          </table:table-cell>
          <table:table-cell/>
          <table:table-cell office:value-type="float" office:value="1442700512.94204" calcext:value-type="float">
            <text:p>1442700512.94204</text:p>
          </table:table-cell>
          <table:table-cell table:formula="of:=[.G1454]-[.B1454]" office:value-type="float" office:value="6.95779776573181" calcext:value-type="float">
            <text:p>6.9577977657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42700505.99273" calcext:value-type="float">
            <text:p>1442700505.99273</text:p>
          </table:table-cell>
          <table:table-cell office:value-type="float" office:value="8096" calcext:value-type="float">
            <text:p>8096</text:p>
          </table:table-cell>
          <table:table-cell table:formula="of:=[.B1455]-[.B$2]" office:value-type="float" office:value="34.0479028224945" calcext:value-type="float">
            <text:p>34.0479028225</text:p>
          </table:table-cell>
          <table:table-cell table:formula="of:=[.C1455]/([.D1455]-[.D1454])" office:value-type="float" office:value="953797.123307679" calcext:value-type="float">
            <text:p>953797.123307679</text:p>
          </table:table-cell>
          <table:table-cell/>
          <table:table-cell office:value-type="float" office:value="1442700512.94513" calcext:value-type="float">
            <text:p>1442700512.94513</text:p>
          </table:table-cell>
          <table:table-cell table:formula="of:=[.G1455]-[.B1455]" office:value-type="float" office:value="6.95239353179932" calcext:value-type="float">
            <text:p>6.9523935318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442700506.00135" calcext:value-type="float">
            <text:p>1442700506.00135</text:p>
          </table:table-cell>
          <table:table-cell office:value-type="float" office:value="8096" calcext:value-type="float">
            <text:p>8096</text:p>
          </table:table-cell>
          <table:table-cell table:formula="of:=[.B1456]-[.B$2]" office:value-type="float" office:value="34.0565209388733" calcext:value-type="float">
            <text:p>34.0565209389</text:p>
          </table:table-cell>
          <table:table-cell table:formula="of:=[.C1456]/([.D1456]-[.D1455])" office:value-type="float" office:value="939416.415857471" calcext:value-type="float">
            <text:p>939416.415857471</text:p>
          </table:table-cell>
          <table:table-cell/>
          <table:table-cell office:value-type="float" office:value="1442700512.96147" calcext:value-type="float">
            <text:p>1442700512.96147</text:p>
          </table:table-cell>
          <table:table-cell table:formula="of:=[.G1456]-[.B1456]" office:value-type="float" office:value="6.96011567115784" calcext:value-type="float">
            <text:p>6.9601156712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42700506.00984" calcext:value-type="float">
            <text:p>1442700506.00984</text:p>
          </table:table-cell>
          <table:table-cell office:value-type="float" office:value="8096" calcext:value-type="float">
            <text:p>8096</text:p>
          </table:table-cell>
          <table:table-cell table:formula="of:=[.B1457]-[.B$2]" office:value-type="float" office:value="34.0650155544281" calcext:value-type="float">
            <text:p>34.0650155544</text:p>
          </table:table-cell>
          <table:table-cell table:formula="of:=[.C1457]/([.D1457]-[.D1456])" office:value-type="float" office:value="953074.326644026" calcext:value-type="float">
            <text:p>953074.326644026</text:p>
          </table:table-cell>
          <table:table-cell/>
          <table:table-cell office:value-type="float" office:value="1442700512.96455" calcext:value-type="float">
            <text:p>1442700512.96455</text:p>
          </table:table-cell>
          <table:table-cell table:formula="of:=[.G1457]-[.B1457]" office:value-type="float" office:value="6.95470118522644" calcext:value-type="float">
            <text:p>6.9547011852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442700506.01831" calcext:value-type="float">
            <text:p>1442700506.01831</text:p>
          </table:table-cell>
          <table:table-cell office:value-type="float" office:value="8096" calcext:value-type="float">
            <text:p>8096</text:p>
          </table:table-cell>
          <table:table-cell table:formula="of:=[.B1458]-[.B$2]" office:value-type="float" office:value="34.0734801292419" calcext:value-type="float">
            <text:p>34.0734801292</text:p>
          </table:table-cell>
          <table:table-cell table:formula="of:=[.C1458]/([.D1458]-[.D1457])" office:value-type="float" office:value="956456.783483086" calcext:value-type="float">
            <text:p>956456.783483086</text:p>
          </table:table-cell>
          <table:table-cell/>
          <table:table-cell office:value-type="float" office:value="1442700512.96766" calcext:value-type="float">
            <text:p>1442700512.96766</text:p>
          </table:table-cell>
          <table:table-cell table:formula="of:=[.G1458]-[.B1458]" office:value-type="float" office:value="6.94934749603272" calcext:value-type="float">
            <text:p>6.949347496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442700506.02673" calcext:value-type="float">
            <text:p>1442700506.02673</text:p>
          </table:table-cell>
          <table:table-cell office:value-type="float" office:value="8096" calcext:value-type="float">
            <text:p>8096</text:p>
          </table:table-cell>
          <table:table-cell table:formula="of:=[.B1459]-[.B$2]" office:value-type="float" office:value="34.0819058418274" calcext:value-type="float">
            <text:p>34.0819058418</text:p>
          </table:table-cell>
          <table:table-cell table:formula="of:=[.C1459]/([.D1459]-[.D1458])" office:value-type="float" office:value="960868.284776457" calcext:value-type="float">
            <text:p>960868.284776457</text:p>
          </table:table-cell>
          <table:table-cell/>
          <table:table-cell office:value-type="float" office:value="1442700513.01082" calcext:value-type="float">
            <text:p>1442700513.01082</text:p>
          </table:table-cell>
          <table:table-cell table:formula="of:=[.G1459]-[.B1459]" office:value-type="float" office:value="6.98408436775208" calcext:value-type="float">
            <text:p>6.9840843678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442700506.03514" calcext:value-type="float">
            <text:p>1442700506.03514</text:p>
          </table:table-cell>
          <table:table-cell office:value-type="float" office:value="8096" calcext:value-type="float">
            <text:p>8096</text:p>
          </table:table-cell>
          <table:table-cell table:formula="of:=[.B1460]-[.B$2]" office:value-type="float" office:value="34.0903162956238" calcext:value-type="float">
            <text:p>34.0903162956</text:p>
          </table:table-cell>
          <table:table-cell table:formula="of:=[.C1460]/([.D1460]-[.D1459])" office:value-type="float" office:value="962611.554144461" calcext:value-type="float">
            <text:p>962611.554144461</text:p>
          </table:table-cell>
          <table:table-cell/>
          <table:table-cell office:value-type="float" office:value="1442700513.01366" calcext:value-type="float">
            <text:p>1442700513.01366</text:p>
          </table:table-cell>
          <table:table-cell table:formula="of:=[.G1460]-[.B1460]" office:value-type="float" office:value="6.97851490974426" calcext:value-type="float">
            <text:p>6.9785149097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442700506.04351" calcext:value-type="float">
            <text:p>1442700506.04351</text:p>
          </table:table-cell>
          <table:table-cell office:value-type="float" office:value="8096" calcext:value-type="float">
            <text:p>8096</text:p>
          </table:table-cell>
          <table:table-cell table:formula="of:=[.B1461]-[.B$2]" office:value-type="float" office:value="34.098682641983" calcext:value-type="float">
            <text:p>34.098682642</text:p>
          </table:table-cell>
          <table:table-cell table:formula="of:=[.C1461]/([.D1461]-[.D1460])" office:value-type="float" office:value="967686.449061013" calcext:value-type="float">
            <text:p>967686.449061013</text:p>
          </table:table-cell>
          <table:table-cell/>
          <table:table-cell office:value-type="float" office:value="1442700513.0165" calcext:value-type="float">
            <text:p>1442700513.0165</text:p>
          </table:table-cell>
          <table:table-cell table:formula="of:=[.G1461]-[.B1461]" office:value-type="float" office:value="6.97298622131348" calcext:value-type="float">
            <text:p>6.9729862213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442700506.05191" calcext:value-type="float">
            <text:p>1442700506.05191</text:p>
          </table:table-cell>
          <table:table-cell office:value-type="float" office:value="8096" calcext:value-type="float">
            <text:p>8096</text:p>
          </table:table-cell>
          <table:table-cell table:formula="of:=[.B1462]-[.B$2]" office:value-type="float" office:value="34.1070804595947" calcext:value-type="float">
            <text:p>34.1070804596</text:p>
          </table:table-cell>
          <table:table-cell table:formula="of:=[.C1462]/([.D1462]-[.D1461])" office:value-type="float" office:value="964059.994435454" calcext:value-type="float">
            <text:p>964059.994435454</text:p>
          </table:table-cell>
          <table:table-cell/>
          <table:table-cell office:value-type="float" office:value="1442700513.01931" calcext:value-type="float">
            <text:p>1442700513.01931</text:p>
          </table:table-cell>
          <table:table-cell table:formula="of:=[.G1462]-[.B1462]" office:value-type="float" office:value="6.96740245819092" calcext:value-type="float">
            <text:p>6.9674024582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42700506.0603" calcext:value-type="float">
            <text:p>1442700506.0603</text:p>
          </table:table-cell>
          <table:table-cell office:value-type="float" office:value="8096" calcext:value-type="float">
            <text:p>8096</text:p>
          </table:table-cell>
          <table:table-cell table:formula="of:=[.B1463]-[.B$2]" office:value-type="float" office:value="34.1154713630676" calcext:value-type="float">
            <text:p>34.1154713631</text:p>
          </table:table-cell>
          <table:table-cell table:formula="of:=[.C1463]/([.D1463]-[.D1462])" office:value-type="float" office:value="964854.383815423" calcext:value-type="float">
            <text:p>964854.383815423</text:p>
          </table:table-cell>
          <table:table-cell/>
          <table:table-cell office:value-type="float" office:value="1442700513.02214" calcext:value-type="float">
            <text:p>1442700513.02214</text:p>
          </table:table-cell>
          <table:table-cell table:formula="of:=[.G1463]-[.B1463]" office:value-type="float" office:value="6.96184158325195" calcext:value-type="float">
            <text:p>6.9618415833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442700506.06868" calcext:value-type="float">
            <text:p>1442700506.06868</text:p>
          </table:table-cell>
          <table:table-cell office:value-type="float" office:value="8096" calcext:value-type="float">
            <text:p>8096</text:p>
          </table:table-cell>
          <table:table-cell table:formula="of:=[.B1464]-[.B$2]" office:value-type="float" office:value="34.1238529682159" calcext:value-type="float">
            <text:p>34.1238529682</text:p>
          </table:table-cell>
          <table:table-cell table:formula="of:=[.C1464]/([.D1464]-[.D1463])" office:value-type="float" office:value="965924.767003271" calcext:value-type="float">
            <text:p>965924.767003271</text:p>
          </table:table-cell>
          <table:table-cell/>
          <table:table-cell office:value-type="float" office:value="1442700513.02497" calcext:value-type="float">
            <text:p>1442700513.02497</text:p>
          </table:table-cell>
          <table:table-cell table:formula="of:=[.G1464]-[.B1464]" office:value-type="float" office:value="6.95628643035889" calcext:value-type="float">
            <text:p>6.9562864304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442700506.0771" calcext:value-type="float">
            <text:p>1442700506.0771</text:p>
          </table:table-cell>
          <table:table-cell office:value-type="float" office:value="8096" calcext:value-type="float">
            <text:p>8096</text:p>
          </table:table-cell>
          <table:table-cell table:formula="of:=[.B1465]-[.B$2]" office:value-type="float" office:value="34.1322689056396" calcext:value-type="float">
            <text:p>34.1322689056</text:p>
          </table:table-cell>
          <table:table-cell table:formula="of:=[.C1465]/([.D1465]-[.D1464])" office:value-type="float" office:value="961984.339046432" calcext:value-type="float">
            <text:p>961984.339046432</text:p>
          </table:table-cell>
          <table:table-cell/>
          <table:table-cell office:value-type="float" office:value="1442700513.03628" calcext:value-type="float">
            <text:p>1442700513.03628</text:p>
          </table:table-cell>
          <table:table-cell table:formula="of:=[.G1465]-[.B1465]" office:value-type="float" office:value="6.95918488502502" calcext:value-type="float">
            <text:p>6.959184885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442700506.08551" calcext:value-type="float">
            <text:p>1442700506.08551</text:p>
          </table:table-cell>
          <table:table-cell office:value-type="float" office:value="8096" calcext:value-type="float">
            <text:p>8096</text:p>
          </table:table-cell>
          <table:table-cell table:formula="of:=[.B1466]-[.B$2]" office:value-type="float" office:value="34.1406836509705" calcext:value-type="float">
            <text:p>34.140683651</text:p>
          </table:table-cell>
          <table:table-cell table:formula="of:=[.C1466]/([.D1466]-[.D1465])" office:value-type="float" office:value="962120.620615402" calcext:value-type="float">
            <text:p>962120.620615402</text:p>
          </table:table-cell>
          <table:table-cell/>
          <table:table-cell office:value-type="float" office:value="1442700513.0391" calcext:value-type="float">
            <text:p>1442700513.0391</text:p>
          </table:table-cell>
          <table:table-cell table:formula="of:=[.G1466]-[.B1466]" office:value-type="float" office:value="6.95358371734619" calcext:value-type="float">
            <text:p>6.9535837173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442700506.09391" calcext:value-type="float">
            <text:p>1442700506.09391</text:p>
          </table:table-cell>
          <table:table-cell office:value-type="float" office:value="8096" calcext:value-type="float">
            <text:p>8096</text:p>
          </table:table-cell>
          <table:table-cell table:formula="of:=[.B1467]-[.B$2]" office:value-type="float" office:value="34.149085521698" calcext:value-type="float">
            <text:p>34.1490855217</text:p>
          </table:table-cell>
          <table:table-cell table:formula="of:=[.C1467]/([.D1467]-[.D1466])" office:value-type="float" office:value="963594.925766175" calcext:value-type="float">
            <text:p>963594.925766175</text:p>
          </table:table-cell>
          <table:table-cell/>
          <table:table-cell office:value-type="float" office:value="1442700513.04193" calcext:value-type="float">
            <text:p>1442700513.04193</text:p>
          </table:table-cell>
          <table:table-cell table:formula="of:=[.G1467]-[.B1467]" office:value-type="float" office:value="6.94801926612854" calcext:value-type="float">
            <text:p>6.9480192661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442700506.10238" calcext:value-type="float">
            <text:p>1442700506.10238</text:p>
          </table:table-cell>
          <table:table-cell office:value-type="float" office:value="8096" calcext:value-type="float">
            <text:p>8096</text:p>
          </table:table-cell>
          <table:table-cell table:formula="of:=[.B1468]-[.B$2]" office:value-type="float" office:value="34.1575481891632" calcext:value-type="float">
            <text:p>34.1575481892</text:p>
          </table:table-cell>
          <table:table-cell table:formula="of:=[.C1468]/([.D1468]-[.D1467])" office:value-type="float" office:value="956672.353401888" calcext:value-type="float">
            <text:p>956672.353401888</text:p>
          </table:table-cell>
          <table:table-cell/>
          <table:table-cell office:value-type="float" office:value="1442700513.06201" calcext:value-type="float">
            <text:p>1442700513.06201</text:p>
          </table:table-cell>
          <table:table-cell table:formula="of:=[.G1468]-[.B1468]" office:value-type="float" office:value="6.95963740348816" calcext:value-type="float">
            <text:p>6.9596374035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442700506.11085" calcext:value-type="float">
            <text:p>1442700506.11085</text:p>
          </table:table-cell>
          <table:table-cell office:value-type="float" office:value="8096" calcext:value-type="float">
            <text:p>8096</text:p>
          </table:table-cell>
          <table:table-cell table:formula="of:=[.B1469]-[.B$2]" office:value-type="float" office:value="34.1660211086273" calcext:value-type="float">
            <text:p>34.1660211086</text:p>
          </table:table-cell>
          <table:table-cell table:formula="of:=[.C1469]/([.D1469]-[.D1468])" office:value-type="float" office:value="955514.806235579" calcext:value-type="float">
            <text:p>955514.806235579</text:p>
          </table:table-cell>
          <table:table-cell/>
          <table:table-cell office:value-type="float" office:value="1442700513.06485" calcext:value-type="float">
            <text:p>1442700513.06485</text:p>
          </table:table-cell>
          <table:table-cell table:formula="of:=[.G1469]-[.B1469]" office:value-type="float" office:value="6.95400190353394" calcext:value-type="float">
            <text:p>6.9540019035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442700506.11931" calcext:value-type="float">
            <text:p>1442700506.11931</text:p>
          </table:table-cell>
          <table:table-cell office:value-type="float" office:value="8096" calcext:value-type="float">
            <text:p>8096</text:p>
          </table:table-cell>
          <table:table-cell table:formula="of:=[.B1470]-[.B$2]" office:value-type="float" office:value="34.1744794845581" calcext:value-type="float">
            <text:p>34.1744794846</text:p>
          </table:table-cell>
          <table:table-cell table:formula="of:=[.C1470]/([.D1470]-[.D1469])" office:value-type="float" office:value="957157.741184429" calcext:value-type="float">
            <text:p>957157.741184429</text:p>
          </table:table-cell>
          <table:table-cell/>
          <table:table-cell office:value-type="float" office:value="1442700513.1119" calcext:value-type="float">
            <text:p>1442700513.1119</text:p>
          </table:table-cell>
          <table:table-cell table:formula="of:=[.G1470]-[.B1470]" office:value-type="float" office:value="6.99259257316589" calcext:value-type="float">
            <text:p>6.9925925732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442700506.12776" calcext:value-type="float">
            <text:p>1442700506.12776</text:p>
          </table:table-cell>
          <table:table-cell office:value-type="float" office:value="8096" calcext:value-type="float">
            <text:p>8096</text:p>
          </table:table-cell>
          <table:table-cell table:formula="of:=[.B1471]-[.B$2]" office:value-type="float" office:value="34.1829330921173" calcext:value-type="float">
            <text:p>34.1829330921</text:p>
          </table:table-cell>
          <table:table-cell table:formula="of:=[.C1471]/([.D1471]-[.D1470])" office:value-type="float" office:value="957697.638942945" calcext:value-type="float">
            <text:p>957697.638942945</text:p>
          </table:table-cell>
          <table:table-cell/>
          <table:table-cell office:value-type="float" office:value="1442700513.11471" calcext:value-type="float">
            <text:p>1442700513.11471</text:p>
          </table:table-cell>
          <table:table-cell table:formula="of:=[.G1471]-[.B1471]" office:value-type="float" office:value="6.98694586753845" calcext:value-type="float">
            <text:p>6.9869458675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442700506.13619" calcext:value-type="float">
            <text:p>1442700506.13619</text:p>
          </table:table-cell>
          <table:table-cell office:value-type="float" office:value="8096" calcext:value-type="float">
            <text:p>8096</text:p>
          </table:table-cell>
          <table:table-cell table:formula="of:=[.B1472]-[.B$2]" office:value-type="float" office:value="34.191358089447" calcext:value-type="float">
            <text:p>34.1913580894</text:p>
          </table:table-cell>
          <table:table-cell table:formula="of:=[.C1472]/([.D1472]-[.D1471])" office:value-type="float" office:value="960949.859467414" calcext:value-type="float">
            <text:p>960949.859467414</text:p>
          </table:table-cell>
          <table:table-cell/>
          <table:table-cell office:value-type="float" office:value="1442700513.11752" calcext:value-type="float">
            <text:p>1442700513.11752</text:p>
          </table:table-cell>
          <table:table-cell table:formula="of:=[.G1472]-[.B1472]" office:value-type="float" office:value="6.98133254051209" calcext:value-type="float">
            <text:p>6.9813325405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442700506.14466" calcext:value-type="float">
            <text:p>1442700506.14466</text:p>
          </table:table-cell>
          <table:table-cell office:value-type="float" office:value="8096" calcext:value-type="float">
            <text:p>8096</text:p>
          </table:table-cell>
          <table:table-cell table:formula="of:=[.B1473]-[.B$2]" office:value-type="float" office:value="34.1998348236084" calcext:value-type="float">
            <text:p>34.1998348236</text:p>
          </table:table-cell>
          <table:table-cell table:formula="of:=[.C1473]/([.D1473]-[.D1472])" office:value-type="float" office:value="955084.805760252" calcext:value-type="float">
            <text:p>955084.805760252</text:p>
          </table:table-cell>
          <table:table-cell/>
          <table:table-cell office:value-type="float" office:value="1442700513.12035" calcext:value-type="float">
            <text:p>1442700513.12035</text:p>
          </table:table-cell>
          <table:table-cell table:formula="of:=[.G1473]-[.B1473]" office:value-type="float" office:value="6.97568774223328" calcext:value-type="float">
            <text:p>6.9756877422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442700506.15311" calcext:value-type="float">
            <text:p>1442700506.15311</text:p>
          </table:table-cell>
          <table:table-cell office:value-type="float" office:value="8096" calcext:value-type="float">
            <text:p>8096</text:p>
          </table:table-cell>
          <table:table-cell table:formula="of:=[.B1474]-[.B$2]" office:value-type="float" office:value="34.2082810401916" calcext:value-type="float">
            <text:p>34.2082810402</text:p>
          </table:table-cell>
          <table:table-cell table:formula="of:=[.C1474]/([.D1474]-[.D1473])" office:value-type="float" office:value="958535.685202958" calcext:value-type="float">
            <text:p>958535.685202958</text:p>
          </table:table-cell>
          <table:table-cell/>
          <table:table-cell office:value-type="float" office:value="1442700513.12318" calcext:value-type="float">
            <text:p>1442700513.12318</text:p>
          </table:table-cell>
          <table:table-cell table:formula="of:=[.G1474]-[.B1474]" office:value-type="float" office:value="6.97007393836975" calcext:value-type="float">
            <text:p>6.9700739384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442700506.16171" calcext:value-type="float">
            <text:p>1442700506.16171</text:p>
          </table:table-cell>
          <table:table-cell office:value-type="float" office:value="8096" calcext:value-type="float">
            <text:p>8096</text:p>
          </table:table-cell>
          <table:table-cell table:formula="of:=[.B1475]-[.B$2]" office:value-type="float" office:value="34.216881275177" calcext:value-type="float">
            <text:p>34.2168812752</text:p>
          </table:table-cell>
          <table:table-cell table:formula="of:=[.C1475]/([.D1475]-[.D1474])" office:value-type="float" office:value="941369.626968286" calcext:value-type="float">
            <text:p>941369.626968286</text:p>
          </table:table-cell>
          <table:table-cell/>
          <table:table-cell office:value-type="float" office:value="1442700513.12599" calcext:value-type="float">
            <text:p>1442700513.12599</text:p>
          </table:table-cell>
          <table:table-cell table:formula="of:=[.G1475]-[.B1475]" office:value-type="float" office:value="6.96428203582764" calcext:value-type="float">
            <text:p>6.9642820358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442700506.17014" calcext:value-type="float">
            <text:p>1442700506.17014</text:p>
          </table:table-cell>
          <table:table-cell office:value-type="float" office:value="8096" calcext:value-type="float">
            <text:p>8096</text:p>
          </table:table-cell>
          <table:table-cell table:formula="of:=[.B1476]-[.B$2]" office:value-type="float" office:value="34.2253122329712" calcext:value-type="float">
            <text:p>34.225312233</text:p>
          </table:table-cell>
          <table:table-cell table:formula="of:=[.C1476]/([.D1476]-[.D1475])" office:value-type="float" office:value="960270.49329789" calcext:value-type="float">
            <text:p>960270.49329789</text:p>
          </table:table-cell>
          <table:table-cell/>
          <table:table-cell office:value-type="float" office:value="1442700513.13681" calcext:value-type="float">
            <text:p>1442700513.13681</text:p>
          </table:table-cell>
          <table:table-cell table:formula="of:=[.G1476]-[.B1476]" office:value-type="float" office:value="6.9666702747345" calcext:value-type="float">
            <text:p>6.9666702747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442700506.17859" calcext:value-type="float">
            <text:p>1442700506.17859</text:p>
          </table:table-cell>
          <table:table-cell office:value-type="float" office:value="8096" calcext:value-type="float">
            <text:p>8096</text:p>
          </table:table-cell>
          <table:table-cell table:formula="of:=[.B1477]-[.B$2]" office:value-type="float" office:value="34.2337608337402" calcext:value-type="float">
            <text:p>34.2337608337</text:p>
          </table:table-cell>
          <table:table-cell table:formula="of:=[.C1477]/([.D1477]-[.D1476])" office:value-type="float" office:value="958265.187492945" calcext:value-type="float">
            <text:p>958265.187492945</text:p>
          </table:table-cell>
          <table:table-cell/>
          <table:table-cell office:value-type="float" office:value="1442700513.13964" calcext:value-type="float">
            <text:p>1442700513.13964</text:p>
          </table:table-cell>
          <table:table-cell table:formula="of:=[.G1477]-[.B1477]" office:value-type="float" office:value="6.96105337142944" calcext:value-type="float">
            <text:p>6.9610533714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442700506.187" calcext:value-type="float">
            <text:p>1442700506.187</text:p>
          </table:table-cell>
          <table:table-cell office:value-type="float" office:value="8096" calcext:value-type="float">
            <text:p>8096</text:p>
          </table:table-cell>
          <table:table-cell table:formula="of:=[.B1478]-[.B$2]" office:value-type="float" office:value="34.2421667575836" calcext:value-type="float">
            <text:p>34.2421667576</text:p>
          </table:table-cell>
          <table:table-cell table:formula="of:=[.C1478]/([.D1478]-[.D1477])" office:value-type="float" office:value="963130.305584707" calcext:value-type="float">
            <text:p>963130.305584707</text:p>
          </table:table-cell>
          <table:table-cell/>
          <table:table-cell office:value-type="float" office:value="1442700513.14247" calcext:value-type="float">
            <text:p>1442700513.14247</text:p>
          </table:table-cell>
          <table:table-cell table:formula="of:=[.G1478]-[.B1478]" office:value-type="float" office:value="6.95547580718994" calcext:value-type="float">
            <text:p>6.9554758072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442700506.19545" calcext:value-type="float">
            <text:p>1442700506.19545</text:p>
          </table:table-cell>
          <table:table-cell office:value-type="float" office:value="8096" calcext:value-type="float">
            <text:p>8096</text:p>
          </table:table-cell>
          <table:table-cell table:formula="of:=[.B1479]-[.B$2]" office:value-type="float" office:value="34.250617980957" calcext:value-type="float">
            <text:p>34.250617981</text:p>
          </table:table-cell>
          <table:table-cell table:formula="of:=[.C1479]/([.D1479]-[.D1478])" office:value-type="float" office:value="957967.816289108" calcext:value-type="float">
            <text:p>957967.816289108</text:p>
          </table:table-cell>
          <table:table-cell/>
          <table:table-cell office:value-type="float" office:value="1442700513.16259" calcext:value-type="float">
            <text:p>1442700513.16259</text:p>
          </table:table-cell>
          <table:table-cell table:formula="of:=[.G1479]-[.B1479]" office:value-type="float" office:value="6.96713948249817" calcext:value-type="float">
            <text:p>6.9671394825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442700506.20386" calcext:value-type="float">
            <text:p>1442700506.20386</text:p>
          </table:table-cell>
          <table:table-cell office:value-type="float" office:value="8096" calcext:value-type="float">
            <text:p>8096</text:p>
          </table:table-cell>
          <table:table-cell table:formula="of:=[.B1480]-[.B$2]" office:value-type="float" office:value="34.2590339183807" calcext:value-type="float">
            <text:p>34.2590339184</text:p>
          </table:table-cell>
          <table:table-cell table:formula="of:=[.C1480]/([.D1480]-[.D1479])" office:value-type="float" office:value="961984.339046432" calcext:value-type="float">
            <text:p>961984.339046432</text:p>
          </table:table-cell>
          <table:table-cell/>
          <table:table-cell office:value-type="float" office:value="1442700513.16539" calcext:value-type="float">
            <text:p>1442700513.16539</text:p>
          </table:table-cell>
          <table:table-cell table:formula="of:=[.G1480]-[.B1480]" office:value-type="float" office:value="6.96152853965759" calcext:value-type="float">
            <text:p>6.9615285397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442700506.21225" calcext:value-type="float">
            <text:p>1442700506.21225</text:p>
          </table:table-cell>
          <table:table-cell office:value-type="float" office:value="8096" calcext:value-type="float">
            <text:p>8096</text:p>
          </table:table-cell>
          <table:table-cell table:formula="of:=[.B1481]-[.B$2]" office:value-type="float" office:value="34.2674226760864" calcext:value-type="float">
            <text:p>34.2674226761</text:p>
          </table:table-cell>
          <table:table-cell table:formula="of:=[.C1481]/([.D1481]-[.D1480])" office:value-type="float" office:value="965101.184709393" calcext:value-type="float">
            <text:p>965101.184709393</text:p>
          </table:table-cell>
          <table:table-cell/>
          <table:table-cell office:value-type="float" office:value="1442700513.16822" calcext:value-type="float">
            <text:p>1442700513.16822</text:p>
          </table:table-cell>
          <table:table-cell table:formula="of:=[.G1481]-[.B1481]" office:value-type="float" office:value="6.955970287323" calcext:value-type="float">
            <text:p>6.9559702873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442700506.2207" calcext:value-type="float">
            <text:p>1442700506.2207</text:p>
          </table:table-cell>
          <table:table-cell office:value-type="float" office:value="8096" calcext:value-type="float">
            <text:p>8096</text:p>
          </table:table-cell>
          <table:table-cell table:formula="of:=[.B1482]-[.B$2]" office:value-type="float" office:value="34.2758717536926" calcext:value-type="float">
            <text:p>34.2758717537</text:p>
          </table:table-cell>
          <table:table-cell table:formula="of:=[.C1482]/([.D1482]-[.D1481])" office:value-type="float" office:value="958211.106270106" calcext:value-type="float">
            <text:p>958211.106270106</text:p>
          </table:table-cell>
          <table:table-cell/>
          <table:table-cell office:value-type="float" office:value="1442700513.21232" calcext:value-type="float">
            <text:p>1442700513.21232</text:p>
          </table:table-cell>
          <table:table-cell table:formula="of:=[.G1482]-[.B1482]" office:value-type="float" office:value="6.99161624908447" calcext:value-type="float">
            <text:p>6.9916162491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442700506.22913" calcext:value-type="float">
            <text:p>1442700506.22913</text:p>
          </table:table-cell>
          <table:table-cell office:value-type="float" office:value="8096" calcext:value-type="float">
            <text:p>8096</text:p>
          </table:table-cell>
          <table:table-cell table:formula="of:=[.B1483]-[.B$2]" office:value-type="float" office:value="34.2843005657196" calcext:value-type="float">
            <text:p>34.2843005657</text:p>
          </table:table-cell>
          <table:table-cell table:formula="of:=[.C1483]/([.D1483]-[.D1482])" office:value-type="float" office:value="960514.954431024" calcext:value-type="float">
            <text:p>960514.954431024</text:p>
          </table:table-cell>
          <table:table-cell/>
          <table:table-cell office:value-type="float" office:value="1442700513.21515" calcext:value-type="float">
            <text:p>1442700513.21515</text:p>
          </table:table-cell>
          <table:table-cell table:formula="of:=[.G1483]-[.B1483]" office:value-type="float" office:value="6.98601794242859" calcext:value-type="float">
            <text:p>6.9860179424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442700506.23755" calcext:value-type="float">
            <text:p>1442700506.23755</text:p>
          </table:table-cell>
          <table:table-cell office:value-type="float" office:value="8096" calcext:value-type="float">
            <text:p>8096</text:p>
          </table:table-cell>
          <table:table-cell table:formula="of:=[.B1484]-[.B$2]" office:value-type="float" office:value="34.2927186489105" calcext:value-type="float">
            <text:p>34.2927186489</text:p>
          </table:table-cell>
          <table:table-cell table:formula="of:=[.C1484]/([.D1484]-[.D1483])" office:value-type="float" office:value="961739.129489068" calcext:value-type="float">
            <text:p>961739.129489068</text:p>
          </table:table-cell>
          <table:table-cell/>
          <table:table-cell office:value-type="float" office:value="1442700513.21798" calcext:value-type="float">
            <text:p>1442700513.21798</text:p>
          </table:table-cell>
          <table:table-cell table:formula="of:=[.G1484]-[.B1484]" office:value-type="float" office:value="6.98042893409729" calcext:value-type="float">
            <text:p>6.9804289341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442700506.24597" calcext:value-type="float">
            <text:p>1442700506.24597</text:p>
          </table:table-cell>
          <table:table-cell office:value-type="float" office:value="8096" calcext:value-type="float">
            <text:p>8096</text:p>
          </table:table-cell>
          <table:table-cell table:formula="of:=[.B1485]-[.B$2]" office:value-type="float" office:value="34.3011393547058" calcext:value-type="float">
            <text:p>34.3011393547</text:p>
          </table:table-cell>
          <table:table-cell table:formula="of:=[.C1485]/([.D1485]-[.D1484])" office:value-type="float" office:value="961439.598629633" calcext:value-type="float">
            <text:p>961439.598629633</text:p>
          </table:table-cell>
          <table:table-cell/>
          <table:table-cell office:value-type="float" office:value="1442700513.22081" calcext:value-type="float">
            <text:p>1442700513.22081</text:p>
          </table:table-cell>
          <table:table-cell table:formula="of:=[.G1485]-[.B1485]" office:value-type="float" office:value="6.97483897209168" calcext:value-type="float">
            <text:p>6.9748389721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442700506.25444" calcext:value-type="float">
            <text:p>1442700506.25444</text:p>
          </table:table-cell>
          <table:table-cell office:value-type="float" office:value="8096" calcext:value-type="float">
            <text:p>8096</text:p>
          </table:table-cell>
          <table:table-cell table:formula="of:=[.B1486]-[.B$2]" office:value-type="float" office:value="34.3096091747284" calcext:value-type="float">
            <text:p>34.3096091747</text:p>
          </table:table-cell>
          <table:table-cell table:formula="of:=[.C1486]/([.D1486]-[.D1485])" office:value-type="float" office:value="955864.466826179" calcext:value-type="float">
            <text:p>955864.466826179</text:p>
          </table:table-cell>
          <table:table-cell/>
          <table:table-cell office:value-type="float" office:value="1442700513.22364" calcext:value-type="float">
            <text:p>1442700513.22364</text:p>
          </table:table-cell>
          <table:table-cell table:formula="of:=[.G1486]-[.B1486]" office:value-type="float" office:value="6.96920537948608" calcext:value-type="float">
            <text:p>6.9692053795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442700506.26286" calcext:value-type="float">
            <text:p>1442700506.26286</text:p>
          </table:table-cell>
          <table:table-cell office:value-type="float" office:value="8096" calcext:value-type="float">
            <text:p>8096</text:p>
          </table:table-cell>
          <table:table-cell table:formula="of:=[.B1487]-[.B$2]" office:value-type="float" office:value="34.3180298805237" calcext:value-type="float">
            <text:p>34.3180298805</text:p>
          </table:table-cell>
          <table:table-cell table:formula="of:=[.C1487]/([.D1487]-[.D1486])" office:value-type="float" office:value="961439.598629633" calcext:value-type="float">
            <text:p>961439.598629633</text:p>
          </table:table-cell>
          <table:table-cell/>
          <table:table-cell office:value-type="float" office:value="1442700513.23728" calcext:value-type="float">
            <text:p>1442700513.23728</text:p>
          </table:table-cell>
          <table:table-cell table:formula="of:=[.G1487]-[.B1487]" office:value-type="float" office:value="6.97441744804382" calcext:value-type="float">
            <text:p>6.974417448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442700506.27126" calcext:value-type="float">
            <text:p>1442700506.27126</text:p>
          </table:table-cell>
          <table:table-cell office:value-type="float" office:value="8096" calcext:value-type="float">
            <text:p>8096</text:p>
          </table:table-cell>
          <table:table-cell table:formula="of:=[.B1488]-[.B$2]" office:value-type="float" office:value="34.3264307975769" calcext:value-type="float">
            <text:p>34.3264307976</text:p>
          </table:table-cell>
          <table:table-cell table:formula="of:=[.C1488]/([.D1488]-[.D1487])" office:value-type="float" office:value="963704.313315927" calcext:value-type="float">
            <text:p>963704.313315927</text:p>
          </table:table-cell>
          <table:table-cell/>
          <table:table-cell office:value-type="float" office:value="1442700513.24008" calcext:value-type="float">
            <text:p>1442700513.24008</text:p>
          </table:table-cell>
          <table:table-cell table:formula="of:=[.G1488]-[.B1488]" office:value-type="float" office:value="6.96882152557373" calcext:value-type="float">
            <text:p>6.9688215256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442700506.2797" calcext:value-type="float">
            <text:p>1442700506.2797</text:p>
          </table:table-cell>
          <table:table-cell office:value-type="float" office:value="8096" calcext:value-type="float">
            <text:p>8096</text:p>
          </table:table-cell>
          <table:table-cell table:formula="of:=[.B1489]-[.B$2]" office:value-type="float" office:value="34.3348686695099" calcext:value-type="float">
            <text:p>34.3348686695</text:p>
          </table:table-cell>
          <table:table-cell table:formula="of:=[.C1489]/([.D1489]-[.D1488])" office:value-type="float" office:value="959483.630979628" calcext:value-type="float">
            <text:p>959483.630979628</text:p>
          </table:table-cell>
          <table:table-cell/>
          <table:table-cell office:value-type="float" office:value="1442700513.24291" calcext:value-type="float">
            <text:p>1442700513.24291</text:p>
          </table:table-cell>
          <table:table-cell table:formula="of:=[.G1489]-[.B1489]" office:value-type="float" office:value="6.96321558952332" calcext:value-type="float">
            <text:p>6.9632155895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442700506.28811" calcext:value-type="float">
            <text:p>1442700506.28811</text:p>
          </table:table-cell>
          <table:table-cell office:value-type="float" office:value="8096" calcext:value-type="float">
            <text:p>8096</text:p>
          </table:table-cell>
          <table:table-cell table:formula="of:=[.B1490]-[.B$2]" office:value-type="float" office:value="34.3432841300964" calcext:value-type="float">
            <text:p>34.3432841301</text:p>
          </table:table-cell>
          <table:table-cell table:formula="of:=[.C1490]/([.D1490]-[.D1489])" office:value-type="float" office:value="962038.847040825" calcext:value-type="float">
            <text:p>962038.847040825</text:p>
          </table:table-cell>
          <table:table-cell/>
          <table:table-cell office:value-type="float" office:value="1442700513.26302" calcext:value-type="float">
            <text:p>1442700513.26302</text:p>
          </table:table-cell>
          <table:table-cell table:formula="of:=[.G1490]-[.B1490]" office:value-type="float" office:value="6.97490859031677" calcext:value-type="float">
            <text:p>6.9749085903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442700506.29653" calcext:value-type="float">
            <text:p>1442700506.29653</text:p>
          </table:table-cell>
          <table:table-cell office:value-type="float" office:value="8096" calcext:value-type="float">
            <text:p>8096</text:p>
          </table:table-cell>
          <table:table-cell table:formula="of:=[.B1491]-[.B$2]" office:value-type="float" office:value="34.351705789566" calcext:value-type="float">
            <text:p>34.3517057896</text:p>
          </table:table-cell>
          <table:table-cell table:formula="of:=[.C1491]/([.D1491]-[.D1490])" office:value-type="float" office:value="961330.724570393" calcext:value-type="float">
            <text:p>961330.724570393</text:p>
          </table:table-cell>
          <table:table-cell/>
          <table:table-cell office:value-type="float" office:value="1442700513.26586" calcext:value-type="float">
            <text:p>1442700513.26586</text:p>
          </table:table-cell>
          <table:table-cell table:formula="of:=[.G1491]-[.B1491]" office:value-type="float" office:value="6.9693238735199" calcext:value-type="float">
            <text:p>6.9693238735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442700506.30498" calcext:value-type="float">
            <text:p>1442700506.30498</text:p>
          </table:table-cell>
          <table:table-cell office:value-type="float" office:value="8096" calcext:value-type="float">
            <text:p>8096</text:p>
          </table:table-cell>
          <table:table-cell table:formula="of:=[.B1492]-[.B$2]" office:value-type="float" office:value="34.3601508140564" calcext:value-type="float">
            <text:p>34.3601508141</text:p>
          </table:table-cell>
          <table:table-cell table:formula="of:=[.C1492]/([.D1492]-[.D1491])" office:value-type="float" office:value="958670.991332825" calcext:value-type="float">
            <text:p>958670.991332825</text:p>
          </table:table-cell>
          <table:table-cell/>
          <table:table-cell office:value-type="float" office:value="1442700513.26869" calcext:value-type="float">
            <text:p>1442700513.26869</text:p>
          </table:table-cell>
          <table:table-cell table:formula="of:=[.G1492]-[.B1492]" office:value-type="float" office:value="6.96371150016785" calcext:value-type="float">
            <text:p>6.9637115002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442700506.31338" calcext:value-type="float">
            <text:p>1442700506.31338</text:p>
          </table:table-cell>
          <table:table-cell office:value-type="float" office:value="8096" calcext:value-type="float">
            <text:p>8096</text:p>
          </table:table-cell>
          <table:table-cell table:formula="of:=[.B1493]-[.B$2]" office:value-type="float" office:value="34.368549823761" calcext:value-type="float">
            <text:p>34.3685498238</text:p>
          </table:table-cell>
          <table:table-cell table:formula="of:=[.C1493]/([.D1493]-[.D1492])" office:value-type="float" office:value="963923.162938572" calcext:value-type="float">
            <text:p>963923.162938572</text:p>
          </table:table-cell>
          <table:table-cell/>
          <table:table-cell office:value-type="float" office:value="1442700513.31293" calcext:value-type="float">
            <text:p>1442700513.31293</text:p>
          </table:table-cell>
          <table:table-cell table:formula="of:=[.G1493]-[.B1493]" office:value-type="float" office:value="6.99955439567566" calcext:value-type="float">
            <text:p>6.9995543957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442700506.32183" calcext:value-type="float">
            <text:p>1442700506.32183</text:p>
          </table:table-cell>
          <table:table-cell office:value-type="float" office:value="8096" calcext:value-type="float">
            <text:p>8096</text:p>
          </table:table-cell>
          <table:table-cell table:formula="of:=[.B1494]-[.B$2]" office:value-type="float" office:value="34.3769998550415" calcext:value-type="float">
            <text:p>34.376999855</text:p>
          </table:table-cell>
          <table:table-cell table:formula="of:=[.C1494]/([.D1494]-[.D1493])" office:value-type="float" office:value="958102.96213532" calcext:value-type="float">
            <text:p>958102.96213532</text:p>
          </table:table-cell>
          <table:table-cell/>
          <table:table-cell office:value-type="float" office:value="1442700513.31576" calcext:value-type="float">
            <text:p>1442700513.31576</text:p>
          </table:table-cell>
          <table:table-cell table:formula="of:=[.G1494]-[.B1494]" office:value-type="float" office:value="6.99393367767334" calcext:value-type="float">
            <text:p>6.9939336777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442700506.33024" calcext:value-type="float">
            <text:p>1442700506.33024</text:p>
          </table:table-cell>
          <table:table-cell office:value-type="float" office:value="8096" calcext:value-type="float">
            <text:p>8096</text:p>
          </table:table-cell>
          <table:table-cell table:formula="of:=[.B1495]-[.B$2]" office:value-type="float" office:value="34.3854112625122" calcext:value-type="float">
            <text:p>34.3854112625</text:p>
          </table:table-cell>
          <table:table-cell table:formula="of:=[.C1495]/([.D1495]-[.D1494])" office:value-type="float" office:value="962502.414512472" calcext:value-type="float">
            <text:p>962502.414512472</text:p>
          </table:table-cell>
          <table:table-cell/>
          <table:table-cell office:value-type="float" office:value="1442700513.31859" calcext:value-type="float">
            <text:p>1442700513.31859</text:p>
          </table:table-cell>
          <table:table-cell table:formula="of:=[.G1495]-[.B1495]" office:value-type="float" office:value="6.9883508682251" calcext:value-type="float">
            <text:p>6.9883508682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442700506.33867" calcext:value-type="float">
            <text:p>1442700506.33867</text:p>
          </table:table-cell>
          <table:table-cell office:value-type="float" office:value="8096" calcext:value-type="float">
            <text:p>8096</text:p>
          </table:table-cell>
          <table:table-cell table:formula="of:=[.B1496]-[.B$2]" office:value-type="float" office:value="34.3938429355621" calcext:value-type="float">
            <text:p>34.3938429356</text:p>
          </table:table-cell>
          <table:table-cell table:formula="of:=[.C1496]/([.D1496]-[.D1495])" office:value-type="float" office:value="960189.033903577" calcext:value-type="float">
            <text:p>960189.033903577</text:p>
          </table:table-cell>
          <table:table-cell/>
          <table:table-cell office:value-type="float" office:value="1442700513.32142" calcext:value-type="float">
            <text:p>1442700513.32142</text:p>
          </table:table-cell>
          <table:table-cell table:formula="of:=[.G1496]-[.B1496]" office:value-type="float" office:value="6.98274850845337" calcext:value-type="float">
            <text:p>6.9827485085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442700506.3471" calcext:value-type="float">
            <text:p>1442700506.3471</text:p>
          </table:table-cell>
          <table:table-cell office:value-type="float" office:value="8096" calcext:value-type="float">
            <text:p>8096</text:p>
          </table:table-cell>
          <table:table-cell table:formula="of:=[.B1497]-[.B$2]" office:value-type="float" office:value="34.4022705554962" calcext:value-type="float">
            <text:p>34.4022705555</text:p>
          </table:table-cell>
          <table:table-cell table:formula="of:=[.C1497]/([.D1497]-[.D1496])" office:value-type="float" office:value="960650.819961525" calcext:value-type="float">
            <text:p>960650.819961525</text:p>
          </table:table-cell>
          <table:table-cell/>
          <table:table-cell office:value-type="float" office:value="1442700513.32424" calcext:value-type="float">
            <text:p>1442700513.32424</text:p>
          </table:table-cell>
          <table:table-cell table:formula="of:=[.G1497]-[.B1497]" office:value-type="float" office:value="6.97714424133301" calcext:value-type="float">
            <text:p>6.9771442413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442700506.35551" calcext:value-type="float">
            <text:p>1442700506.35551</text:p>
          </table:table-cell>
          <table:table-cell office:value-type="float" office:value="8096" calcext:value-type="float">
            <text:p>8096</text:p>
          </table:table-cell>
          <table:table-cell table:formula="of:=[.B1498]-[.B$2]" office:value-type="float" office:value="34.4106802940369" calcext:value-type="float">
            <text:p>34.410680294</text:p>
          </table:table-cell>
          <table:table-cell table:formula="of:=[.C1498]/([.D1498]-[.D1497])" office:value-type="float" office:value="962693.425112692" calcext:value-type="float">
            <text:p>962693.425112692</text:p>
          </table:table-cell>
          <table:table-cell/>
          <table:table-cell office:value-type="float" office:value="1442700513.32706" calcext:value-type="float">
            <text:p>1442700513.32706</text:p>
          </table:table-cell>
          <table:table-cell table:formula="of:=[.G1498]-[.B1498]" office:value-type="float" office:value="6.97155570983887" calcext:value-type="float">
            <text:p>6.9715557098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442700506.3639" calcext:value-type="float">
            <text:p>1442700506.3639</text:p>
          </table:table-cell>
          <table:table-cell office:value-type="float" office:value="8096" calcext:value-type="float">
            <text:p>8096</text:p>
          </table:table-cell>
          <table:table-cell table:formula="of:=[.B1499]-[.B$2]" office:value-type="float" office:value="34.4190685749054" calcext:value-type="float">
            <text:p>34.4190685749</text:p>
          </table:table-cell>
          <table:table-cell table:formula="of:=[.C1499]/([.D1499]-[.D1498])" office:value-type="float" office:value="965156.04649973" calcext:value-type="float">
            <text:p>965156.04649973</text:p>
          </table:table-cell>
          <table:table-cell/>
          <table:table-cell office:value-type="float" office:value="1442700513.33784" calcext:value-type="float">
            <text:p>1442700513.33784</text:p>
          </table:table-cell>
          <table:table-cell table:formula="of:=[.G1499]-[.B1499]" office:value-type="float" office:value="6.97393870353699" calcext:value-type="float">
            <text:p>6.9739387035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442700506.3723" calcext:value-type="float">
            <text:p>1442700506.3723</text:p>
          </table:table-cell>
          <table:table-cell office:value-type="float" office:value="8096" calcext:value-type="float">
            <text:p>8096</text:p>
          </table:table-cell>
          <table:table-cell table:formula="of:=[.B1500]-[.B$2]" office:value-type="float" office:value="34.4274744987488" calcext:value-type="float">
            <text:p>34.4274744987</text:p>
          </table:table-cell>
          <table:table-cell table:formula="of:=[.C1500]/([.D1500]-[.D1499])" office:value-type="float" office:value="963130.305584707" calcext:value-type="float">
            <text:p>963130.305584707</text:p>
          </table:table-cell>
          <table:table-cell/>
          <table:table-cell office:value-type="float" office:value="1442700513.34068" calcext:value-type="float">
            <text:p>1442700513.34068</text:p>
          </table:table-cell>
          <table:table-cell table:formula="of:=[.G1500]-[.B1500]" office:value-type="float" office:value="6.96837186813355" calcext:value-type="float">
            <text:p>6.9683718681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442700506.38072" calcext:value-type="float">
            <text:p>1442700506.38072</text:p>
          </table:table-cell>
          <table:table-cell office:value-type="float" office:value="8096" calcext:value-type="float">
            <text:p>8096</text:p>
          </table:table-cell>
          <table:table-cell table:formula="of:=[.B1501]-[.B$2]" office:value-type="float" office:value="34.435887336731" calcext:value-type="float">
            <text:p>34.4358873367</text:p>
          </table:table-cell>
          <table:table-cell table:formula="of:=[.C1501]/([.D1501]-[.D1500])" office:value-type="float" office:value="962338.751459502" calcext:value-type="float">
            <text:p>962338.751459502</text:p>
          </table:table-cell>
          <table:table-cell/>
          <table:table-cell office:value-type="float" office:value="1442700513.34351" calcext:value-type="float">
            <text:p>1442700513.34351</text:p>
          </table:table-cell>
          <table:table-cell table:formula="of:=[.G1501]-[.B1501]" office:value-type="float" office:value="6.96279621124268" calcext:value-type="float">
            <text:p>6.9627962112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42700506.38913" calcext:value-type="float">
            <text:p>1442700506.38913</text:p>
          </table:table-cell>
          <table:table-cell office:value-type="float" office:value="8096" calcext:value-type="float">
            <text:p>8096</text:p>
          </table:table-cell>
          <table:table-cell table:formula="of:=[.B1502]-[.B$2]" office:value-type="float" office:value="34.4443039894104" calcext:value-type="float">
            <text:p>34.4443039894</text:p>
          </table:table-cell>
          <table:table-cell table:formula="of:=[.C1502]/([.D1502]-[.D1501])" office:value-type="float" office:value="961902.588635205" calcext:value-type="float">
            <text:p>961902.588635205</text:p>
          </table:table-cell>
          <table:table-cell/>
          <table:table-cell office:value-type="float" office:value="1442700513.36351" calcext:value-type="float">
            <text:p>1442700513.36351</text:p>
          </table:table-cell>
          <table:table-cell table:formula="of:=[.G1502]-[.B1502]" office:value-type="float" office:value="6.9743800163269" calcext:value-type="float">
            <text:p>6.9743800163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442700506.39752" calcext:value-type="float">
            <text:p>1442700506.39752</text:p>
          </table:table-cell>
          <table:table-cell office:value-type="float" office:value="8096" calcext:value-type="float">
            <text:p>8096</text:p>
          </table:table-cell>
          <table:table-cell table:formula="of:=[.B1503]-[.B$2]" office:value-type="float" office:value="34.4526872634888" calcext:value-type="float">
            <text:p>34.4526872635</text:p>
          </table:table-cell>
          <table:table-cell table:formula="of:=[.C1503]/([.D1503]-[.D1502])" office:value-type="float" office:value="965732.472100563" calcext:value-type="float">
            <text:p>965732.472100563</text:p>
          </table:table-cell>
          <table:table-cell/>
          <table:table-cell office:value-type="float" office:value="1442700513.36633" calcext:value-type="float">
            <text:p>1442700513.36633</text:p>
          </table:table-cell>
          <table:table-cell table:formula="of:=[.G1503]-[.B1503]" office:value-type="float" office:value="6.96881604194641" calcext:value-type="float">
            <text:p>6.9688160419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442700506.40593" calcext:value-type="float">
            <text:p>1442700506.40593</text:p>
          </table:table-cell>
          <table:table-cell office:value-type="float" office:value="8096" calcext:value-type="float">
            <text:p>8096</text:p>
          </table:table-cell>
          <table:table-cell table:formula="of:=[.B1504]-[.B$2]" office:value-type="float" office:value="34.4611010551453" calcext:value-type="float">
            <text:p>34.4611010551</text:p>
          </table:table-cell>
          <table:table-cell table:formula="of:=[.C1504]/([.D1504]-[.D1503])" office:value-type="float" office:value="962229.673675262" calcext:value-type="float">
            <text:p>962229.673675262</text:p>
          </table:table-cell>
          <table:table-cell/>
          <table:table-cell office:value-type="float" office:value="1442700513.36917" calcext:value-type="float">
            <text:p>1442700513.36917</text:p>
          </table:table-cell>
          <table:table-cell table:formula="of:=[.G1504]-[.B1504]" office:value-type="float" office:value="6.96323585510254" calcext:value-type="float">
            <text:p>6.9632358551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442700506.4144" calcext:value-type="float">
            <text:p>1442700506.4144</text:p>
          </table:table-cell>
          <table:table-cell office:value-type="float" office:value="8096" calcext:value-type="float">
            <text:p>8096</text:p>
          </table:table-cell>
          <table:table-cell table:formula="of:=[.B1505]-[.B$2]" office:value-type="float" office:value="34.4695687294006" calcext:value-type="float">
            <text:p>34.4695687294</text:p>
          </table:table-cell>
          <table:table-cell table:formula="of:=[.C1505]/([.D1505]-[.D1504])" office:value-type="float" office:value="956106.68949206" calcext:value-type="float">
            <text:p>956106.68949206</text:p>
          </table:table-cell>
          <table:table-cell/>
          <table:table-cell office:value-type="float" office:value="1442700513.41335" calcext:value-type="float">
            <text:p>1442700513.41335</text:p>
          </table:table-cell>
          <table:table-cell table:formula="of:=[.G1505]-[.B1505]" office:value-type="float" office:value="6.99895668029785" calcext:value-type="float">
            <text:p>6.9989566803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442700506.42281" calcext:value-type="float">
            <text:p>1442700506.42281</text:p>
          </table:table-cell>
          <table:table-cell office:value-type="float" office:value="8096" calcext:value-type="float">
            <text:p>8096</text:p>
          </table:table-cell>
          <table:table-cell table:formula="of:=[.B1506]-[.B$2]" office:value-type="float" office:value="34.4779803752899" calcext:value-type="float">
            <text:p>34.4779803753</text:p>
          </table:table-cell>
          <table:table-cell table:formula="of:=[.C1506]/([.D1506]-[.D1505])" office:value-type="float" office:value="962475.133471273" calcext:value-type="float">
            <text:p>962475.133471273</text:p>
          </table:table-cell>
          <table:table-cell/>
          <table:table-cell office:value-type="float" office:value="1442700513.4162" calcext:value-type="float">
            <text:p>1442700513.4162</text:p>
          </table:table-cell>
          <table:table-cell table:formula="of:=[.G1506]-[.B1506]" office:value-type="float" office:value="6.99339079856873" calcext:value-type="float">
            <text:p>6.9933907986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442700506.43119" calcext:value-type="float">
            <text:p>1442700506.43119</text:p>
          </table:table-cell>
          <table:table-cell office:value-type="float" office:value="8096" calcext:value-type="float">
            <text:p>8096</text:p>
          </table:table-cell>
          <table:table-cell table:formula="of:=[.B1507]-[.B$2]" office:value-type="float" office:value="34.4863638877869" calcext:value-type="float">
            <text:p>34.4863638878</text:p>
          </table:table-cell>
          <table:table-cell table:formula="of:=[.C1507]/([.D1507]-[.D1506])" office:value-type="float" office:value="965705.007650087" calcext:value-type="float">
            <text:p>965705.007650087</text:p>
          </table:table-cell>
          <table:table-cell/>
          <table:table-cell office:value-type="float" office:value="1442700513.41904" calcext:value-type="float">
            <text:p>1442700513.41904</text:p>
          </table:table-cell>
          <table:table-cell table:formula="of:=[.G1507]-[.B1507]" office:value-type="float" office:value="6.98785042762756" calcext:value-type="float">
            <text:p>6.9878504276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442700506.4396" calcext:value-type="float">
            <text:p>1442700506.4396</text:p>
          </table:table-cell>
          <table:table-cell office:value-type="float" office:value="8096" calcext:value-type="float">
            <text:p>8096</text:p>
          </table:table-cell>
          <table:table-cell table:formula="of:=[.B1508]-[.B$2]" office:value-type="float" office:value="34.494772195816" calcext:value-type="float">
            <text:p>34.4947721958</text:p>
          </table:table-cell>
          <table:table-cell table:formula="of:=[.C1508]/([.D1508]-[.D1507])" office:value-type="float" office:value="962857.208835455" calcext:value-type="float">
            <text:p>962857.208835455</text:p>
          </table:table-cell>
          <table:table-cell/>
          <table:table-cell office:value-type="float" office:value="1442700513.42187" calcext:value-type="float">
            <text:p>1442700513.42187</text:p>
          </table:table-cell>
          <table:table-cell table:formula="of:=[.G1508]-[.B1508]" office:value-type="float" office:value="6.98227262496948" calcext:value-type="float">
            <text:p>6.982272625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442700506.44802" calcext:value-type="float">
            <text:p>1442700506.44802</text:p>
          </table:table-cell>
          <table:table-cell office:value-type="float" office:value="8096" calcext:value-type="float">
            <text:p>8096</text:p>
          </table:table-cell>
          <table:table-cell table:formula="of:=[.B1509]-[.B$2]" office:value-type="float" office:value="34.5031864643097" calcext:value-type="float">
            <text:p>34.5031864643</text:p>
          </table:table-cell>
          <table:table-cell table:formula="of:=[.C1509]/([.D1509]-[.D1508])" office:value-type="float" office:value="962175.14405531" calcext:value-type="float">
            <text:p>962175.14405531</text:p>
          </table:table-cell>
          <table:table-cell/>
          <table:table-cell office:value-type="float" office:value="1442700513.4247" calcext:value-type="float">
            <text:p>1442700513.4247</text:p>
          </table:table-cell>
          <table:table-cell table:formula="of:=[.G1509]-[.B1509]" office:value-type="float" office:value="6.9766891002655" calcext:value-type="float">
            <text:p>6.9766891003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442700506.45644" calcext:value-type="float">
            <text:p>1442700506.45644</text:p>
          </table:table-cell>
          <table:table-cell office:value-type="float" office:value="8096" calcext:value-type="float">
            <text:p>8096</text:p>
          </table:table-cell>
          <table:table-cell table:formula="of:=[.B1510]-[.B$2]" office:value-type="float" office:value="34.5116069316864" calcext:value-type="float">
            <text:p>34.5116069317</text:p>
          </table:table-cell>
          <table:table-cell table:formula="of:=[.C1510]/([.D1510]-[.D1509])" office:value-type="float" office:value="961466.820997791" calcext:value-type="float">
            <text:p>961466.820997791</text:p>
          </table:table-cell>
          <table:table-cell/>
          <table:table-cell office:value-type="float" office:value="1442700513.43831" calcext:value-type="float">
            <text:p>1442700513.43831</text:p>
          </table:table-cell>
          <table:table-cell table:formula="of:=[.G1510]-[.B1510]" office:value-type="float" office:value="6.98187351226807" calcext:value-type="float">
            <text:p>6.9818735123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442700506.46486" calcext:value-type="float">
            <text:p>1442700506.46486</text:p>
          </table:table-cell>
          <table:table-cell office:value-type="float" office:value="8096" calcext:value-type="float">
            <text:p>8096</text:p>
          </table:table-cell>
          <table:table-cell table:formula="of:=[.B1511]-[.B$2]" office:value-type="float" office:value="34.5200338363647" calcext:value-type="float">
            <text:p>34.5200338364</text:p>
          </table:table-cell>
          <table:table-cell table:formula="of:=[.C1511]/([.D1511]-[.D1510])" office:value-type="float" office:value="960732.357730938" calcext:value-type="float">
            <text:p>960732.357730938</text:p>
          </table:table-cell>
          <table:table-cell/>
          <table:table-cell office:value-type="float" office:value="1442700513.44115" calcext:value-type="float">
            <text:p>1442700513.44115</text:p>
          </table:table-cell>
          <table:table-cell table:formula="of:=[.G1511]-[.B1511]" office:value-type="float" office:value="6.97628259658814" calcext:value-type="float">
            <text:p>6.9762825966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442700506.47343" calcext:value-type="float">
            <text:p>1442700506.47343</text:p>
          </table:table-cell>
          <table:table-cell office:value-type="float" office:value="8096" calcext:value-type="float">
            <text:p>8096</text:p>
          </table:table-cell>
          <table:table-cell table:formula="of:=[.B1512]-[.B$2]" office:value-type="float" office:value="34.5285966396332" calcext:value-type="float">
            <text:p>34.5285966396</text:p>
          </table:table-cell>
          <table:table-cell table:formula="of:=[.C1512]/([.D1512]-[.D1511])" office:value-type="float" office:value="945484.760796325" calcext:value-type="float">
            <text:p>945484.760796325</text:p>
          </table:table-cell>
          <table:table-cell/>
          <table:table-cell office:value-type="float" office:value="1442700513.44398" calcext:value-type="float">
            <text:p>1442700513.44398</text:p>
          </table:table-cell>
          <table:table-cell table:formula="of:=[.G1512]-[.B1512]" office:value-type="float" office:value="6.97055220603943" calcext:value-type="float">
            <text:p>6.970552206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442700506.48186" calcext:value-type="float">
            <text:p>1442700506.48186</text:p>
          </table:table-cell>
          <table:table-cell office:value-type="float" office:value="8096" calcext:value-type="float">
            <text:p>8096</text:p>
          </table:table-cell>
          <table:table-cell table:formula="of:=[.B1513]-[.B$2]" office:value-type="float" office:value="34.5370330810547" calcext:value-type="float">
            <text:p>34.5370330811</text:p>
          </table:table-cell>
          <table:table-cell table:formula="of:=[.C1513]/([.D1513]-[.D1512])" office:value-type="float" office:value="959646.324261693" calcext:value-type="float">
            <text:p>959646.324261693</text:p>
          </table:table-cell>
          <table:table-cell/>
          <table:table-cell office:value-type="float" office:value="1442700513.46403" calcext:value-type="float">
            <text:p>1442700513.46403</text:p>
          </table:table-cell>
          <table:table-cell table:formula="of:=[.G1513]-[.B1513]" office:value-type="float" office:value="6.98217129707336" calcext:value-type="float">
            <text:p>6.9821712971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442700506.49043" calcext:value-type="float">
            <text:p>1442700506.49043</text:p>
          </table:table-cell>
          <table:table-cell office:value-type="float" office:value="8096" calcext:value-type="float">
            <text:p>8096</text:p>
          </table:table-cell>
          <table:table-cell table:formula="of:=[.B1514]-[.B$2]" office:value-type="float" office:value="34.545604467392" calcext:value-type="float">
            <text:p>34.5456044674</text:p>
          </table:table-cell>
          <table:table-cell table:formula="of:=[.C1514]/([.D1514]-[.D1513])" office:value-type="float" office:value="944537.9873717" calcext:value-type="float">
            <text:p>944537.9873717</text:p>
          </table:table-cell>
          <table:table-cell/>
          <table:table-cell office:value-type="float" office:value="1442700513.46687" calcext:value-type="float">
            <text:p>1442700513.46687</text:p>
          </table:table-cell>
          <table:table-cell table:formula="of:=[.G1514]-[.B1514]" office:value-type="float" office:value="6.97643280029297" calcext:value-type="float">
            <text:p>6.9764328003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442700506.49884" calcext:value-type="float">
            <text:p>1442700506.49884</text:p>
          </table:table-cell>
          <table:table-cell office:value-type="float" office:value="8096" calcext:value-type="float">
            <text:p>8096</text:p>
          </table:table-cell>
          <table:table-cell table:formula="of:=[.B1515]-[.B$2]" office:value-type="float" office:value="34.554013967514" calcext:value-type="float">
            <text:p>34.5540139675</text:p>
          </table:table-cell>
          <table:table-cell table:formula="of:=[.C1515]/([.D1515]-[.D1514])" office:value-type="float" office:value="962720.718530279" calcext:value-type="float">
            <text:p>962720.718530279</text:p>
          </table:table-cell>
          <table:table-cell/>
          <table:table-cell office:value-type="float" office:value="1442700513.46969" calcext:value-type="float">
            <text:p>1442700513.46969</text:p>
          </table:table-cell>
          <table:table-cell table:formula="of:=[.G1515]-[.B1515]" office:value-type="float" office:value="6.97084426879883" calcext:value-type="float">
            <text:p>6.9708442688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442700506.50722" calcext:value-type="float">
            <text:p>1442700506.50722</text:p>
          </table:table-cell>
          <table:table-cell office:value-type="float" office:value="8096" calcext:value-type="float">
            <text:p>8096</text:p>
          </table:table-cell>
          <table:table-cell table:formula="of:=[.B1516]-[.B$2]" office:value-type="float" office:value="34.5623865127563" calcext:value-type="float">
            <text:p>34.5623865128</text:p>
          </table:table-cell>
          <table:table-cell table:formula="of:=[.C1516]/([.D1516]-[.D1515])" office:value-type="float" office:value="966969.991286272" calcext:value-type="float">
            <text:p>966969.991286272</text:p>
          </table:table-cell>
          <table:table-cell/>
          <table:table-cell office:value-type="float" office:value="1442700513.51394" calcext:value-type="float">
            <text:p>1442700513.51394</text:p>
          </table:table-cell>
          <table:table-cell table:formula="of:=[.G1516]-[.B1516]" office:value-type="float" office:value="7.00672745704651" calcext:value-type="float">
            <text:p>7.006727457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442700506.51563" calcext:value-type="float">
            <text:p>1442700506.51563</text:p>
          </table:table-cell>
          <table:table-cell office:value-type="float" office:value="8096" calcext:value-type="float">
            <text:p>8096</text:p>
          </table:table-cell>
          <table:table-cell table:formula="of:=[.B1517]-[.B$2]" office:value-type="float" office:value="34.5707991123199" calcext:value-type="float">
            <text:p>34.5707991123</text:p>
          </table:table-cell>
          <table:table-cell table:formula="of:=[.C1517]/([.D1517]-[.D1516])" office:value-type="float" office:value="962366.024769732" calcext:value-type="float">
            <text:p>962366.024769732</text:p>
          </table:table-cell>
          <table:table-cell/>
          <table:table-cell office:value-type="float" office:value="1442700513.51678" calcext:value-type="float">
            <text:p>1442700513.51678</text:p>
          </table:table-cell>
          <table:table-cell table:formula="of:=[.G1517]-[.B1517]" office:value-type="float" office:value="7.00114822387695" calcext:value-type="float">
            <text:p>7.0011482239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442700506.52409" calcext:value-type="float">
            <text:p>1442700506.52409</text:p>
          </table:table-cell>
          <table:table-cell office:value-type="float" office:value="8096" calcext:value-type="float">
            <text:p>8096</text:p>
          </table:table-cell>
          <table:table-cell table:formula="of:=[.B1518]-[.B$2]" office:value-type="float" office:value="34.5792620182037" calcext:value-type="float">
            <text:p>34.5792620182</text:p>
          </table:table-cell>
          <table:table-cell table:formula="of:=[.C1518]/([.D1518]-[.D1517])" office:value-type="float" office:value="956645.401848096" calcext:value-type="float">
            <text:p>956645.401848096</text:p>
          </table:table-cell>
          <table:table-cell/>
          <table:table-cell office:value-type="float" office:value="1442700513.51961" calcext:value-type="float">
            <text:p>1442700513.51961</text:p>
          </table:table-cell>
          <table:table-cell table:formula="of:=[.G1518]-[.B1518]" office:value-type="float" office:value="6.99551558494568" calcext:value-type="float">
            <text:p>6.9955155849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442700506.5325" calcext:value-type="float">
            <text:p>1442700506.5325</text:p>
          </table:table-cell>
          <table:table-cell office:value-type="float" office:value="8096" calcext:value-type="float">
            <text:p>8096</text:p>
          </table:table-cell>
          <table:table-cell table:formula="of:=[.B1519]-[.B$2]" office:value-type="float" office:value="34.5876750946045" calcext:value-type="float">
            <text:p>34.5876750946</text:p>
          </table:table-cell>
          <table:table-cell table:formula="of:=[.C1519]/([.D1519]-[.D1518])" office:value-type="float" office:value="962311.479695072" calcext:value-type="float">
            <text:p>962311.479695072</text:p>
          </table:table-cell>
          <table:table-cell/>
          <table:table-cell office:value-type="float" office:value="1442700513.52244" calcext:value-type="float">
            <text:p>1442700513.52244</text:p>
          </table:table-cell>
          <table:table-cell table:formula="of:=[.G1519]-[.B1519]" office:value-type="float" office:value="6.9899320602417" calcext:value-type="float">
            <text:p>6.9899320602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442700506.54096" calcext:value-type="float">
            <text:p>1442700506.54096</text:p>
          </table:table-cell>
          <table:table-cell office:value-type="float" office:value="8096" calcext:value-type="float">
            <text:p>8096</text:p>
          </table:table-cell>
          <table:table-cell table:formula="of:=[.B1520]-[.B$2]" office:value-type="float" office:value="34.596132516861" calcext:value-type="float">
            <text:p>34.5961325169</text:p>
          </table:table-cell>
          <table:table-cell table:formula="of:=[.C1520]/([.D1520]-[.D1519])" office:value-type="float" office:value="957265.67203225" calcext:value-type="float">
            <text:p>957265.67203225</text:p>
          </table:table-cell>
          <table:table-cell/>
          <table:table-cell office:value-type="float" office:value="1442700513.52527" calcext:value-type="float">
            <text:p>1442700513.52527</text:p>
          </table:table-cell>
          <table:table-cell table:formula="of:=[.G1520]-[.B1520]" office:value-type="float" office:value="6.98431134223938" calcext:value-type="float">
            <text:p>6.9843113422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442700506.54942" calcext:value-type="float">
            <text:p>1442700506.54942</text:p>
          </table:table-cell>
          <table:table-cell office:value-type="float" office:value="8096" calcext:value-type="float">
            <text:p>8096</text:p>
          </table:table-cell>
          <table:table-cell table:formula="of:=[.B1521]-[.B$2]" office:value-type="float" office:value="34.6045868396759" calcext:value-type="float">
            <text:p>34.6045868397</text:p>
          </table:table-cell>
          <table:table-cell table:formula="of:=[.C1521]/([.D1521]-[.D1520])" office:value-type="float" office:value="957616.615454033" calcext:value-type="float">
            <text:p>957616.615454033</text:p>
          </table:table-cell>
          <table:table-cell/>
          <table:table-cell office:value-type="float" office:value="1442700513.52825" calcext:value-type="float">
            <text:p>1442700513.52825</text:p>
          </table:table-cell>
          <table:table-cell table:formula="of:=[.G1521]-[.B1521]" office:value-type="float" office:value="6.97883224487305" calcext:value-type="float">
            <text:p>6.9788322449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442700506.55784" calcext:value-type="float">
            <text:p>1442700506.55784</text:p>
          </table:table-cell>
          <table:table-cell office:value-type="float" office:value="8096" calcext:value-type="float">
            <text:p>8096</text:p>
          </table:table-cell>
          <table:table-cell table:formula="of:=[.B1522]-[.B$2]" office:value-type="float" office:value="34.6130080223084" calcext:value-type="float">
            <text:p>34.6130080223</text:p>
          </table:table-cell>
          <table:table-cell table:formula="of:=[.C1522]/([.D1522]-[.D1521])" office:value-type="float" office:value="961385.158517596" calcext:value-type="float">
            <text:p>961385.158517596</text:p>
          </table:table-cell>
          <table:table-cell/>
          <table:table-cell office:value-type="float" office:value="1442700513.53112" calcext:value-type="float">
            <text:p>1442700513.53112</text:p>
          </table:table-cell>
          <table:table-cell table:formula="of:=[.G1522]-[.B1522]" office:value-type="float" office:value="6.97328567504883" calcext:value-type="float">
            <text:p>6.973285675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442700506.56625" calcext:value-type="float">
            <text:p>1442700506.56625</text:p>
          </table:table-cell>
          <table:table-cell office:value-type="float" office:value="8096" calcext:value-type="float">
            <text:p>8096</text:p>
          </table:table-cell>
          <table:table-cell table:formula="of:=[.B1523]-[.B$2]" office:value-type="float" office:value="34.6214237213135" calcext:value-type="float">
            <text:p>34.6214237213</text:p>
          </table:table-cell>
          <table:table-cell table:formula="of:=[.C1523]/([.D1523]-[.D1522])" office:value-type="float" office:value="962011.592271517" calcext:value-type="float">
            <text:p>962011.592271517</text:p>
          </table:table-cell>
          <table:table-cell/>
          <table:table-cell office:value-type="float" office:value="1442700513.53899" calcext:value-type="float">
            <text:p>1442700513.53899</text:p>
          </table:table-cell>
          <table:table-cell table:formula="of:=[.G1523]-[.B1523]" office:value-type="float" office:value="6.97274041175842" calcext:value-type="float">
            <text:p>6.9727404118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442700506.57467" calcext:value-type="float">
            <text:p>1442700506.57467</text:p>
          </table:table-cell>
          <table:table-cell office:value-type="float" office:value="8096" calcext:value-type="float">
            <text:p>8096</text:p>
          </table:table-cell>
          <table:table-cell table:formula="of:=[.B1524]-[.B$2]" office:value-type="float" office:value="34.6298389434814" calcext:value-type="float">
            <text:p>34.6298389435</text:p>
          </table:table-cell>
          <table:table-cell table:formula="of:=[.C1524]/([.D1524]-[.D1523])" office:value-type="float" office:value="962066.103354488" calcext:value-type="float">
            <text:p>962066.103354488</text:p>
          </table:table-cell>
          <table:table-cell/>
          <table:table-cell office:value-type="float" office:value="1442700513.54183" calcext:value-type="float">
            <text:p>1442700513.54183</text:p>
          </table:table-cell>
          <table:table-cell table:formula="of:=[.G1524]-[.B1524]" office:value-type="float" office:value="6.96716141700745" calcext:value-type="float">
            <text:p>6.967161417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442700506.58308" calcext:value-type="float">
            <text:p>1442700506.58308</text:p>
          </table:table-cell>
          <table:table-cell office:value-type="float" office:value="8096" calcext:value-type="float">
            <text:p>8096</text:p>
          </table:table-cell>
          <table:table-cell table:formula="of:=[.B1525]-[.B$2]" office:value-type="float" office:value="34.6382508277893" calcext:value-type="float">
            <text:p>34.6382508278</text:p>
          </table:table-cell>
          <table:table-cell table:formula="of:=[.C1525]/([.D1525]-[.D1524])" office:value-type="float" office:value="962447.853976532" calcext:value-type="float">
            <text:p>962447.853976532</text:p>
          </table:table-cell>
          <table:table-cell/>
          <table:table-cell office:value-type="float" office:value="1442700513.54466" calcext:value-type="float">
            <text:p>1442700513.54466</text:p>
          </table:table-cell>
          <table:table-cell table:formula="of:=[.G1525]-[.B1525]" office:value-type="float" office:value="6.96158266067505" calcext:value-type="float">
            <text:p>6.9615826607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442700506.59149" calcext:value-type="float">
            <text:p>1442700506.59149</text:p>
          </table:table-cell>
          <table:table-cell office:value-type="float" office:value="8096" calcext:value-type="float">
            <text:p>8096</text:p>
          </table:table-cell>
          <table:table-cell table:formula="of:=[.B1526]-[.B$2]" office:value-type="float" office:value="34.6466598510742" calcext:value-type="float">
            <text:p>34.6466598511</text:p>
          </table:table-cell>
          <table:table-cell table:formula="of:=[.C1526]/([.D1526]-[.D1525])" office:value-type="float" office:value="962775.310008506" calcext:value-type="float">
            <text:p>962775.310008506</text:p>
          </table:table-cell>
          <table:table-cell/>
          <table:table-cell office:value-type="float" office:value="1442700513.56456" calcext:value-type="float">
            <text:p>1442700513.56456</text:p>
          </table:table-cell>
          <table:table-cell table:formula="of:=[.G1526]-[.B1526]" office:value-type="float" office:value="6.97307252883911" calcext:value-type="float">
            <text:p>6.9730725288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442700506.5999" calcext:value-type="float">
            <text:p>1442700506.5999</text:p>
          </table:table-cell>
          <table:table-cell office:value-type="float" office:value="8096" calcext:value-type="float">
            <text:p>8096</text:p>
          </table:table-cell>
          <table:table-cell table:formula="of:=[.B1527]-[.B$2]" office:value-type="float" office:value="34.6550757884979" calcext:value-type="float">
            <text:p>34.6550757885</text:p>
          </table:table-cell>
          <table:table-cell table:formula="of:=[.C1527]/([.D1527]-[.D1526])" office:value-type="float" office:value="961984.339046432" calcext:value-type="float">
            <text:p>961984.339046432</text:p>
          </table:table-cell>
          <table:table-cell/>
          <table:table-cell office:value-type="float" office:value="1442700513.56738" calcext:value-type="float">
            <text:p>1442700513.56738</text:p>
          </table:table-cell>
          <table:table-cell table:formula="of:=[.G1527]-[.B1527]" office:value-type="float" office:value="6.96747517585754" calcext:value-type="float">
            <text:p>6.9674751759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442700506.60835" calcext:value-type="float">
            <text:p>1442700506.60835</text:p>
          </table:table-cell>
          <table:table-cell office:value-type="float" office:value="8096" calcext:value-type="float">
            <text:p>8096</text:p>
          </table:table-cell>
          <table:table-cell table:formula="of:=[.B1528]-[.B$2]" office:value-type="float" office:value="34.6635251045227" calcext:value-type="float">
            <text:p>34.6635251045</text:p>
          </table:table-cell>
          <table:table-cell table:formula="of:=[.C1528]/([.D1528]-[.D1527])" office:value-type="float" office:value="958184.067947741" calcext:value-type="float">
            <text:p>958184.067947741</text:p>
          </table:table-cell>
          <table:table-cell/>
          <table:table-cell office:value-type="float" office:value="1442700513.57021" calcext:value-type="float">
            <text:p>1442700513.57021</text:p>
          </table:table-cell>
          <table:table-cell table:formula="of:=[.G1528]-[.B1528]" office:value-type="float" office:value="6.9618570804596" calcext:value-type="float">
            <text:p>6.9618570805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442700506.61679" calcext:value-type="float">
            <text:p>1442700506.61679</text:p>
          </table:table-cell>
          <table:table-cell office:value-type="float" office:value="8096" calcext:value-type="float">
            <text:p>8096</text:p>
          </table:table-cell>
          <table:table-cell table:formula="of:=[.B1529]-[.B$2]" office:value-type="float" office:value="34.6719615459442" calcext:value-type="float">
            <text:p>34.6719615459</text:p>
          </table:table-cell>
          <table:table-cell table:formula="of:=[.C1529]/([.D1529]-[.D1528])" office:value-type="float" office:value="959646.324261693" calcext:value-type="float">
            <text:p>959646.324261693</text:p>
          </table:table-cell>
          <table:table-cell/>
          <table:table-cell office:value-type="float" office:value="1442700513.61437" calcext:value-type="float">
            <text:p>1442700513.61437</text:p>
          </table:table-cell>
          <table:table-cell table:formula="of:=[.G1529]-[.B1529]" office:value-type="float" office:value="6.99758386611939" calcext:value-type="float">
            <text:p>6.9975838661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442700506.6252" calcext:value-type="float">
            <text:p>1442700506.6252</text:p>
          </table:table-cell>
          <table:table-cell office:value-type="float" office:value="8096" calcext:value-type="float">
            <text:p>8096</text:p>
          </table:table-cell>
          <table:table-cell table:formula="of:=[.B1530]-[.B$2]" office:value-type="float" office:value="34.6803758144379" calcext:value-type="float">
            <text:p>34.6803758144</text:p>
          </table:table-cell>
          <table:table-cell table:formula="of:=[.C1530]/([.D1530]-[.D1529])" office:value-type="float" office:value="962175.14405531" calcext:value-type="float">
            <text:p>962175.14405531</text:p>
          </table:table-cell>
          <table:table-cell/>
          <table:table-cell office:value-type="float" office:value="1442700513.61721" calcext:value-type="float">
            <text:p>1442700513.61721</text:p>
          </table:table-cell>
          <table:table-cell table:formula="of:=[.G1530]-[.B1530]" office:value-type="float" office:value="6.99200105667114" calcext:value-type="float">
            <text:p>6.9920010567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442700506.63361" calcext:value-type="float">
            <text:p>1442700506.63361</text:p>
          </table:table-cell>
          <table:table-cell office:value-type="float" office:value="8096" calcext:value-type="float">
            <text:p>8096</text:p>
          </table:table-cell>
          <table:table-cell table:formula="of:=[.B1531]-[.B$2]" office:value-type="float" office:value="34.6887784004211" calcext:value-type="float">
            <text:p>34.6887784004</text:p>
          </table:table-cell>
          <table:table-cell table:formula="of:=[.C1531]/([.D1531]-[.D1530])" office:value-type="float" office:value="963512.901398859" calcext:value-type="float">
            <text:p>963512.901398859</text:p>
          </table:table-cell>
          <table:table-cell/>
          <table:table-cell office:value-type="float" office:value="1442700513.62004" calcext:value-type="float">
            <text:p>1442700513.62004</text:p>
          </table:table-cell>
          <table:table-cell table:formula="of:=[.G1531]-[.B1531]" office:value-type="float" office:value="6.98643374443054" calcext:value-type="float">
            <text:p>6.9864337444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442700506.642" calcext:value-type="float">
            <text:p>1442700506.642</text:p>
          </table:table-cell>
          <table:table-cell office:value-type="float" office:value="8096" calcext:value-type="float">
            <text:p>8096</text:p>
          </table:table-cell>
          <table:table-cell table:formula="of:=[.B1532]-[.B$2]" office:value-type="float" office:value="34.6971702575684" calcext:value-type="float">
            <text:p>34.6971702576</text:p>
          </table:table-cell>
          <table:table-cell table:formula="of:=[.C1532]/([.D1532]-[.D1531])" office:value-type="float" office:value="964744.735041764" calcext:value-type="float">
            <text:p>964744.735041764</text:p>
          </table:table-cell>
          <table:table-cell/>
          <table:table-cell office:value-type="float" office:value="1442700513.62287" calcext:value-type="float">
            <text:p>1442700513.62287</text:p>
          </table:table-cell>
          <table:table-cell table:formula="of:=[.G1532]-[.B1532]" office:value-type="float" office:value="6.98086977005005" calcext:value-type="float">
            <text:p>6.9808697701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442700506.65043" calcext:value-type="float">
            <text:p>1442700506.65043</text:p>
          </table:table-cell>
          <table:table-cell office:value-type="float" office:value="8096" calcext:value-type="float">
            <text:p>8096</text:p>
          </table:table-cell>
          <table:table-cell table:formula="of:=[.B1533]-[.B$2]" office:value-type="float" office:value="34.7056005001068" calcext:value-type="float">
            <text:p>34.7056005001</text:p>
          </table:table-cell>
          <table:table-cell table:formula="of:=[.C1533]/([.D1533]-[.D1532])" office:value-type="float" office:value="960351.96651489" calcext:value-type="float">
            <text:p>960351.96651489</text:p>
          </table:table-cell>
          <table:table-cell/>
          <table:table-cell office:value-type="float" office:value="1442700513.62569" calcext:value-type="float">
            <text:p>1442700513.62569</text:p>
          </table:table-cell>
          <table:table-cell table:formula="of:=[.G1533]-[.B1533]" office:value-type="float" office:value="6.97526335716248" calcext:value-type="float">
            <text:p>6.9752633572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442700506.65886" calcext:value-type="float">
            <text:p>1442700506.65886</text:p>
          </table:table-cell>
          <table:table-cell office:value-type="float" office:value="8096" calcext:value-type="float">
            <text:p>8096</text:p>
          </table:table-cell>
          <table:table-cell table:formula="of:=[.B1534]-[.B$2]" office:value-type="float" office:value="34.7140276432037" calcext:value-type="float">
            <text:p>34.7140276432</text:p>
          </table:table-cell>
          <table:table-cell table:formula="of:=[.C1534]/([.D1534]-[.D1533])" office:value-type="float" office:value="960705.17693657" calcext:value-type="float">
            <text:p>960705.17693657</text:p>
          </table:table-cell>
          <table:table-cell/>
          <table:table-cell office:value-type="float" office:value="1442700513.62853" calcext:value-type="float">
            <text:p>1442700513.62853</text:p>
          </table:table-cell>
          <table:table-cell table:formula="of:=[.G1534]-[.B1534]" office:value-type="float" office:value="6.96967172622681" calcext:value-type="float">
            <text:p>6.9696717262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442700506.66724" calcext:value-type="float">
            <text:p>1442700506.66724</text:p>
          </table:table-cell>
          <table:table-cell office:value-type="float" office:value="8096" calcext:value-type="float">
            <text:p>8096</text:p>
          </table:table-cell>
          <table:table-cell table:formula="of:=[.B1535]-[.B$2]" office:value-type="float" office:value="34.7224063873291" calcext:value-type="float">
            <text:p>34.7224063873</text:p>
          </table:table-cell>
          <table:table-cell table:formula="of:=[.C1535]/([.D1535]-[.D1534])" office:value-type="float" office:value="966254.593631733" calcext:value-type="float">
            <text:p>966254.593631733</text:p>
          </table:table-cell>
          <table:table-cell/>
          <table:table-cell office:value-type="float" office:value="1442700513.63954" calcext:value-type="float">
            <text:p>1442700513.63954</text:p>
          </table:table-cell>
          <table:table-cell table:formula="of:=[.G1535]-[.B1535]" office:value-type="float" office:value="6.97230315208435" calcext:value-type="float">
            <text:p>6.9723031521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442700506.67563" calcext:value-type="float">
            <text:p>1442700506.67563</text:p>
          </table:table-cell>
          <table:table-cell office:value-type="float" office:value="8096" calcext:value-type="float">
            <text:p>8096</text:p>
          </table:table-cell>
          <table:table-cell table:formula="of:=[.B1536]-[.B$2]" office:value-type="float" office:value="34.7308051586151" calcext:value-type="float">
            <text:p>34.7308051586</text:p>
          </table:table-cell>
          <table:table-cell table:formula="of:=[.C1536]/([.D1536]-[.D1535])" office:value-type="float" office:value="963950.526130525" calcext:value-type="float">
            <text:p>963950.526130525</text:p>
          </table:table-cell>
          <table:table-cell/>
          <table:table-cell office:value-type="float" office:value="1442700513.64237" calcext:value-type="float">
            <text:p>1442700513.64237</text:p>
          </table:table-cell>
          <table:table-cell table:formula="of:=[.G1536]-[.B1536]" office:value-type="float" office:value="6.96673655509949" calcext:value-type="float">
            <text:p>6.9667365551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442700506.68406" calcext:value-type="float">
            <text:p>1442700506.68406</text:p>
          </table:table-cell>
          <table:table-cell office:value-type="float" office:value="8096" calcext:value-type="float">
            <text:p>8096</text:p>
          </table:table-cell>
          <table:table-cell table:formula="of:=[.B1537]-[.B$2]" office:value-type="float" office:value="34.7392282485962" calcext:value-type="float">
            <text:p>34.7392282486</text:p>
          </table:table-cell>
          <table:table-cell table:formula="of:=[.C1537]/([.D1537]-[.D1536])" office:value-type="float" office:value="961167.459707323" calcext:value-type="float">
            <text:p>961167.459707323</text:p>
          </table:table-cell>
          <table:table-cell/>
          <table:table-cell office:value-type="float" office:value="1442700513.66516" calcext:value-type="float">
            <text:p>1442700513.66516</text:p>
          </table:table-cell>
          <table:table-cell table:formula="of:=[.G1537]-[.B1537]" office:value-type="float" office:value="6.98110246658325" calcext:value-type="float">
            <text:p>6.9811024666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442700506.69249" calcext:value-type="float">
            <text:p>1442700506.69249</text:p>
          </table:table-cell>
          <table:table-cell office:value-type="float" office:value="8096" calcext:value-type="float">
            <text:p>8096</text:p>
          </table:table-cell>
          <table:table-cell table:formula="of:=[.B1538]-[.B$2]" office:value-type="float" office:value="34.7476572990417" calcext:value-type="float">
            <text:p>34.747657299</text:p>
          </table:table-cell>
          <table:table-cell table:formula="of:=[.C1538]/([.D1538]-[.D1537])" office:value-type="float" office:value="960487.785936528" calcext:value-type="float">
            <text:p>960487.785936528</text:p>
          </table:table-cell>
          <table:table-cell/>
          <table:table-cell office:value-type="float" office:value="1442700513.66799" calcext:value-type="float">
            <text:p>1442700513.66799</text:p>
          </table:table-cell>
          <table:table-cell table:formula="of:=[.G1538]-[.B1538]" office:value-type="float" office:value="6.97550535202026" calcext:value-type="float">
            <text:p>6.975505352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442700506.701" calcext:value-type="float">
            <text:p>1442700506.701</text:p>
          </table:table-cell>
          <table:table-cell office:value-type="float" office:value="8096" calcext:value-type="float">
            <text:p>8096</text:p>
          </table:table-cell>
          <table:table-cell table:formula="of:=[.B1539]-[.B$2]" office:value-type="float" office:value="34.7561695575714" calcext:value-type="float">
            <text:p>34.7561695576</text:p>
          </table:table-cell>
          <table:table-cell table:formula="of:=[.C1539]/([.D1539]-[.D1538])" office:value-type="float" office:value="951098.932414643" calcext:value-type="float">
            <text:p>951098.932414643</text:p>
          </table:table-cell>
          <table:table-cell/>
          <table:table-cell office:value-type="float" office:value="1442700513.67082" calcext:value-type="float">
            <text:p>1442700513.67082</text:p>
          </table:table-cell>
          <table:table-cell table:formula="of:=[.G1539]-[.B1539]" office:value-type="float" office:value="6.96982407569885" calcext:value-type="float">
            <text:p>6.9698240757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442700506.70946" calcext:value-type="float">
            <text:p>1442700506.70946</text:p>
          </table:table-cell>
          <table:table-cell office:value-type="float" office:value="8096" calcext:value-type="float">
            <text:p>8096</text:p>
          </table:table-cell>
          <table:table-cell table:formula="of:=[.B1540]-[.B$2]" office:value-type="float" office:value="34.7646353244781" calcext:value-type="float">
            <text:p>34.7646353245</text:p>
          </table:table-cell>
          <table:table-cell table:formula="of:=[.C1540]/([.D1540]-[.D1539])" office:value-type="float" office:value="956322.101610905" calcext:value-type="float">
            <text:p>956322.101610905</text:p>
          </table:table-cell>
          <table:table-cell/>
          <table:table-cell office:value-type="float" office:value="1442700513.71494" calcext:value-type="float">
            <text:p>1442700513.71494</text:p>
          </table:table-cell>
          <table:table-cell table:formula="of:=[.G1540]-[.B1540]" office:value-type="float" office:value="7.0054726600647" calcext:value-type="float">
            <text:p>7.0054726601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442700506.71806" calcext:value-type="float">
            <text:p>1442700506.71806</text:p>
          </table:table-cell>
          <table:table-cell office:value-type="float" office:value="8096" calcext:value-type="float">
            <text:p>8096</text:p>
          </table:table-cell>
          <table:table-cell table:formula="of:=[.B1541]-[.B$2]" office:value-type="float" office:value="34.7732334136963" calcext:value-type="float">
            <text:p>34.7732334137</text:p>
          </table:table-cell>
          <table:table-cell table:formula="of:=[.C1541]/([.D1541]-[.D1540])" office:value-type="float" office:value="941604.558245293" calcext:value-type="float">
            <text:p>941604.558245293</text:p>
          </table:table-cell>
          <table:table-cell/>
          <table:table-cell office:value-type="float" office:value="1442700513.71777" calcext:value-type="float">
            <text:p>1442700513.71777</text:p>
          </table:table-cell>
          <table:table-cell table:formula="of:=[.G1541]-[.B1541]" office:value-type="float" office:value="6.99970650672913" calcext:value-type="float">
            <text:p>6.9997065067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442700506.72653" calcext:value-type="float">
            <text:p>1442700506.72653</text:p>
          </table:table-cell>
          <table:table-cell office:value-type="float" office:value="8096" calcext:value-type="float">
            <text:p>8096</text:p>
          </table:table-cell>
          <table:table-cell table:formula="of:=[.B1542]-[.B$2]" office:value-type="float" office:value="34.7817006111145" calcext:value-type="float">
            <text:p>34.7817006111</text:p>
          </table:table-cell>
          <table:table-cell table:formula="of:=[.C1542]/([.D1542]-[.D1541])" office:value-type="float" office:value="956160.533423439" calcext:value-type="float">
            <text:p>956160.533423439</text:p>
          </table:table-cell>
          <table:table-cell/>
          <table:table-cell office:value-type="float" office:value="1442700513.7206" calcext:value-type="float">
            <text:p>1442700513.7206</text:p>
          </table:table-cell>
          <table:table-cell table:formula="of:=[.G1542]-[.B1542]" office:value-type="float" office:value="6.99407529830933" calcext:value-type="float">
            <text:p>6.9940752983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442700506.73496" calcext:value-type="float">
            <text:p>1442700506.73496</text:p>
          </table:table-cell>
          <table:table-cell office:value-type="float" office:value="8096" calcext:value-type="float">
            <text:p>8096</text:p>
          </table:table-cell>
          <table:table-cell table:formula="of:=[.B1543]-[.B$2]" office:value-type="float" office:value="34.7901270389557" calcext:value-type="float">
            <text:p>34.790127039</text:p>
          </table:table-cell>
          <table:table-cell table:formula="of:=[.C1543]/([.D1543]-[.D1542])" office:value-type="float" office:value="960786.723934018" calcext:value-type="float">
            <text:p>960786.723934018</text:p>
          </table:table-cell>
          <table:table-cell/>
          <table:table-cell office:value-type="float" office:value="1442700513.72346" calcext:value-type="float">
            <text:p>1442700513.72346</text:p>
          </table:table-cell>
          <table:table-cell table:formula="of:=[.G1543]-[.B1543]" office:value-type="float" office:value="6.98850464820862" calcext:value-type="float">
            <text:p>6.9885046482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442700506.74339" calcext:value-type="float">
            <text:p>1442700506.74339</text:p>
          </table:table-cell>
          <table:table-cell office:value-type="float" office:value="8096" calcext:value-type="float">
            <text:p>8096</text:p>
          </table:table-cell>
          <table:table-cell table:formula="of:=[.B1544]-[.B$2]" office:value-type="float" office:value="34.7985601425171" calcext:value-type="float">
            <text:p>34.7985601425</text:p>
          </table:table-cell>
          <table:table-cell table:formula="of:=[.C1544]/([.D1544]-[.D1543])" office:value-type="float" office:value="960026.156568941" calcext:value-type="float">
            <text:p>960026.156568941</text:p>
          </table:table-cell>
          <table:table-cell/>
          <table:table-cell office:value-type="float" office:value="1442700513.72633" calcext:value-type="float">
            <text:p>1442700513.72633</text:p>
          </table:table-cell>
          <table:table-cell table:formula="of:=[.G1544]-[.B1544]" office:value-type="float" office:value="6.98294568061829" calcext:value-type="float">
            <text:p>6.9829456806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442700506.75182" calcext:value-type="float">
            <text:p>1442700506.75182</text:p>
          </table:table-cell>
          <table:table-cell office:value-type="float" office:value="8096" calcext:value-type="float">
            <text:p>8096</text:p>
          </table:table-cell>
          <table:table-cell table:formula="of:=[.B1545]-[.B$2]" office:value-type="float" office:value="34.8069880008698" calcext:value-type="float">
            <text:p>34.8069880009</text:p>
          </table:table-cell>
          <table:table-cell table:formula="of:=[.C1545]/([.D1545]-[.D1544])" office:value-type="float" office:value="960623.643780588" calcext:value-type="float">
            <text:p>960623.643780588</text:p>
          </table:table-cell>
          <table:table-cell/>
          <table:table-cell office:value-type="float" office:value="1442700513.72917" calcext:value-type="float">
            <text:p>1442700513.72917</text:p>
          </table:table-cell>
          <table:table-cell table:formula="of:=[.G1545]-[.B1545]" office:value-type="float" office:value="6.97734999656677" calcext:value-type="float">
            <text:p>6.9773499966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442700506.76024" calcext:value-type="float">
            <text:p>1442700506.76024</text:p>
          </table:table-cell>
          <table:table-cell office:value-type="float" office:value="8096" calcext:value-type="float">
            <text:p>8096</text:p>
          </table:table-cell>
          <table:table-cell table:formula="of:=[.B1546]-[.B$2]" office:value-type="float" office:value="34.8154075145721" calcext:value-type="float">
            <text:p>34.8154075146</text:p>
          </table:table-cell>
          <table:table-cell table:formula="of:=[.C1546]/([.D1546]-[.D1545])" office:value-type="float" office:value="961575.72588775" calcext:value-type="float">
            <text:p>961575.72588775</text:p>
          </table:table-cell>
          <table:table-cell/>
          <table:table-cell office:value-type="float" office:value="1442700513.7401" calcext:value-type="float">
            <text:p>1442700513.7401</text:p>
          </table:table-cell>
          <table:table-cell table:formula="of:=[.G1546]-[.B1546]" office:value-type="float" office:value="6.97986221313477" calcext:value-type="float">
            <text:p>6.9798622131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442700506.7687" calcext:value-type="float">
            <text:p>1442700506.7687</text:p>
          </table:table-cell>
          <table:table-cell office:value-type="float" office:value="8096" calcext:value-type="float">
            <text:p>8096</text:p>
          </table:table-cell>
          <table:table-cell table:formula="of:=[.B1547]-[.B$2]" office:value-type="float" office:value="34.8238680362701" calcext:value-type="float">
            <text:p>34.8238680363</text:p>
          </table:table-cell>
          <table:table-cell table:formula="of:=[.C1547]/([.D1547]-[.D1546])" office:value-type="float" office:value="956914.985740856" calcext:value-type="float">
            <text:p>956914.985740856</text:p>
          </table:table-cell>
          <table:table-cell/>
          <table:table-cell office:value-type="float" office:value="1442700513.74293" calcext:value-type="float">
            <text:p>1442700513.74293</text:p>
          </table:table-cell>
          <table:table-cell table:formula="of:=[.G1547]-[.B1547]" office:value-type="float" office:value="6.9742329120636" calcext:value-type="float">
            <text:p>6.9742329121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442700506.77712" calcext:value-type="float">
            <text:p>1442700506.77712</text:p>
          </table:table-cell>
          <table:table-cell office:value-type="float" office:value="8096" calcext:value-type="float">
            <text:p>8096</text:p>
          </table:table-cell>
          <table:table-cell table:formula="of:=[.B1548]-[.B$2]" office:value-type="float" office:value="34.8322913646698" calcext:value-type="float">
            <text:p>34.8322913647</text:p>
          </table:table-cell>
          <table:table-cell table:formula="of:=[.C1548]/([.D1548]-[.D1547])" office:value-type="float" office:value="961140.25428814" calcext:value-type="float">
            <text:p>961140.25428814</text:p>
          </table:table-cell>
          <table:table-cell/>
          <table:table-cell office:value-type="float" office:value="1442700513.74576" calcext:value-type="float">
            <text:p>1442700513.74576</text:p>
          </table:table-cell>
          <table:table-cell table:formula="of:=[.G1548]-[.B1548]" office:value-type="float" office:value="6.96864175796509" calcext:value-type="float">
            <text:p>6.968641758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442700506.78556" calcext:value-type="float">
            <text:p>1442700506.78556</text:p>
          </table:table-cell>
          <table:table-cell office:value-type="float" office:value="8096" calcext:value-type="float">
            <text:p>8096</text:p>
          </table:table-cell>
          <table:table-cell table:formula="of:=[.B1549]-[.B$2]" office:value-type="float" office:value="34.8407349586487" calcext:value-type="float">
            <text:p>34.8407349586</text:p>
          </table:table-cell>
          <table:table-cell table:formula="of:=[.C1549]/([.D1549]-[.D1548])" office:value-type="float" office:value="958833.409120429" calcext:value-type="float">
            <text:p>958833.409120429</text:p>
          </table:table-cell>
          <table:table-cell/>
          <table:table-cell office:value-type="float" office:value="1442700513.76567" calcext:value-type="float">
            <text:p>1442700513.76567</text:p>
          </table:table-cell>
          <table:table-cell table:formula="of:=[.G1549]-[.B1549]" office:value-type="float" office:value="6.98010492324829" calcext:value-type="float">
            <text:p>6.9801049232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442700506.79405" calcext:value-type="float">
            <text:p>1442700506.79405</text:p>
          </table:table-cell>
          <table:table-cell office:value-type="float" office:value="8096" calcext:value-type="float">
            <text:p>8096</text:p>
          </table:table-cell>
          <table:table-cell table:formula="of:=[.B1550]-[.B$2]" office:value-type="float" office:value="34.8492207527161" calcext:value-type="float">
            <text:p>34.8492207527</text:p>
          </table:table-cell>
          <table:table-cell table:formula="of:=[.C1550]/([.D1550]-[.D1549])" office:value-type="float" office:value="954065.10406833" calcext:value-type="float">
            <text:p>954065.10406833</text:p>
          </table:table-cell>
          <table:table-cell/>
          <table:table-cell office:value-type="float" office:value="1442700513.7685" calcext:value-type="float">
            <text:p>1442700513.7685</text:p>
          </table:table-cell>
          <table:table-cell table:formula="of:=[.G1550]-[.B1550]" office:value-type="float" office:value="6.97444868087769" calcext:value-type="float">
            <text:p>6.9744486809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442700506.8025" calcext:value-type="float">
            <text:p>1442700506.8025</text:p>
          </table:table-cell>
          <table:table-cell office:value-type="float" office:value="8096" calcext:value-type="float">
            <text:p>8096</text:p>
          </table:table-cell>
          <table:table-cell table:formula="of:=[.B1551]-[.B$2]" office:value-type="float" office:value="34.8576760292053" calcext:value-type="float">
            <text:p>34.8576760292</text:p>
          </table:table-cell>
          <table:table-cell table:formula="of:=[.C1551]/([.D1551]-[.D1550])" office:value-type="float" office:value="957508.605459057" calcext:value-type="float">
            <text:p>957508.605459057</text:p>
          </table:table-cell>
          <table:table-cell/>
          <table:table-cell office:value-type="float" office:value="1442700513.77133" calcext:value-type="float">
            <text:p>1442700513.77133</text:p>
          </table:table-cell>
          <table:table-cell table:formula="of:=[.G1551]-[.B1551]" office:value-type="float" office:value="6.96882581710815" calcext:value-type="float">
            <text:p>6.9688258171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442700506.81103" calcext:value-type="float">
            <text:p>1442700506.81103</text:p>
          </table:table-cell>
          <table:table-cell office:value-type="float" office:value="8096" calcext:value-type="float">
            <text:p>8096</text:p>
          </table:table-cell>
          <table:table-cell table:formula="of:=[.B1552]-[.B$2]" office:value-type="float" office:value="34.8661978244782" calcext:value-type="float">
            <text:p>34.8661978245</text:p>
          </table:table-cell>
          <table:table-cell table:formula="of:=[.C1552]/([.D1552]-[.D1551])" office:value-type="float" office:value="950034.557367876" calcext:value-type="float">
            <text:p>950034.557367876</text:p>
          </table:table-cell>
          <table:table-cell/>
          <table:table-cell office:value-type="float" office:value="1442700513.81537" calcext:value-type="float">
            <text:p>1442700513.81537</text:p>
          </table:table-cell>
          <table:table-cell table:formula="of:=[.G1552]-[.B1552]" office:value-type="float" office:value="7.00434470176697" calcext:value-type="float">
            <text:p>7.0043447018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442700506.81944" calcext:value-type="float">
            <text:p>1442700506.81944</text:p>
          </table:table-cell>
          <table:table-cell office:value-type="float" office:value="8096" calcext:value-type="float">
            <text:p>8096</text:p>
          </table:table-cell>
          <table:table-cell table:formula="of:=[.B1553]-[.B$2]" office:value-type="float" office:value="34.8746094703674" calcext:value-type="float">
            <text:p>34.8746094704</text:p>
          </table:table-cell>
          <table:table-cell table:formula="of:=[.C1553]/([.D1553]-[.D1552])" office:value-type="float" office:value="962475.133471273" calcext:value-type="float">
            <text:p>962475.133471273</text:p>
          </table:table-cell>
          <table:table-cell/>
          <table:table-cell office:value-type="float" office:value="1442700513.8182" calcext:value-type="float">
            <text:p>1442700513.8182</text:p>
          </table:table-cell>
          <table:table-cell table:formula="of:=[.G1553]-[.B1553]" office:value-type="float" office:value="6.99876403808594" calcext:value-type="float">
            <text:p>6.9987640381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442700506.82797" calcext:value-type="float">
            <text:p>1442700506.82797</text:p>
          </table:table-cell>
          <table:table-cell office:value-type="float" office:value="8096" calcext:value-type="float">
            <text:p>8096</text:p>
          </table:table-cell>
          <table:table-cell table:formula="of:=[.B1554]-[.B$2]" office:value-type="float" office:value="34.8831391334534" calcext:value-type="float">
            <text:p>34.8831391335</text:p>
          </table:table-cell>
          <table:table-cell table:formula="of:=[.C1554]/([.D1554]-[.D1553])" office:value-type="float" office:value="949158.239713775" calcext:value-type="float">
            <text:p>949158.239713775</text:p>
          </table:table-cell>
          <table:table-cell/>
          <table:table-cell office:value-type="float" office:value="1442700513.82103" calcext:value-type="float">
            <text:p>1442700513.82103</text:p>
          </table:table-cell>
          <table:table-cell table:formula="of:=[.G1554]-[.B1554]" office:value-type="float" office:value="6.99306535720825" calcext:value-type="float">
            <text:p>6.9930653572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442700506.8364" calcext:value-type="float">
            <text:p>1442700506.8364</text:p>
          </table:table-cell>
          <table:table-cell office:value-type="float" office:value="8096" calcext:value-type="float">
            <text:p>8096</text:p>
          </table:table-cell>
          <table:table-cell table:formula="of:=[.B1555]-[.B$2]" office:value-type="float" office:value="34.8915741443634" calcext:value-type="float">
            <text:p>34.8915741444</text:p>
          </table:table-cell>
          <table:table-cell table:formula="of:=[.C1555]/([.D1555]-[.D1554])" office:value-type="float" office:value="959809.072726759" calcext:value-type="float">
            <text:p>959809.072726759</text:p>
          </table:table-cell>
          <table:table-cell/>
          <table:table-cell office:value-type="float" office:value="1442700513.82387" calcext:value-type="float">
            <text:p>1442700513.82387</text:p>
          </table:table-cell>
          <table:table-cell table:formula="of:=[.G1555]-[.B1555]" office:value-type="float" office:value="6.98747205734253" calcext:value-type="float">
            <text:p>6.9874720573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442700506.84483" calcext:value-type="float">
            <text:p>1442700506.84483</text:p>
          </table:table-cell>
          <table:table-cell office:value-type="float" office:value="8096" calcext:value-type="float">
            <text:p>8096</text:p>
          </table:table-cell>
          <table:table-cell table:formula="of:=[.B1556]-[.B$2]" office:value-type="float" office:value="34.9000055789948" calcext:value-type="float">
            <text:p>34.900005579</text:p>
          </table:table-cell>
          <table:table-cell table:formula="of:=[.C1556]/([.D1556]-[.D1555])" office:value-type="float" office:value="960216.185499378" calcext:value-type="float">
            <text:p>960216.185499378</text:p>
          </table:table-cell>
          <table:table-cell/>
          <table:table-cell office:value-type="float" office:value="1442700513.8267" calcext:value-type="float">
            <text:p>1442700513.8267</text:p>
          </table:table-cell>
          <table:table-cell table:formula="of:=[.G1556]-[.B1556]" office:value-type="float" office:value="6.98186945915222" calcext:value-type="float">
            <text:p>6.9818694592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442700506.8533" calcext:value-type="float">
            <text:p>1442700506.8533</text:p>
          </table:table-cell>
          <table:table-cell office:value-type="float" office:value="8096" calcext:value-type="float">
            <text:p>8096</text:p>
          </table:table-cell>
          <table:table-cell table:formula="of:=[.B1557]-[.B$2]" office:value-type="float" office:value="34.9084687232971" calcext:value-type="float">
            <text:p>34.9084687233</text:p>
          </table:table-cell>
          <table:table-cell table:formula="of:=[.C1557]/([.D1557]-[.D1556])" office:value-type="float" office:value="956618.451812829" calcext:value-type="float">
            <text:p>956618.451812829</text:p>
          </table:table-cell>
          <table:table-cell/>
          <table:table-cell office:value-type="float" office:value="1442700513.84074" calcext:value-type="float">
            <text:p>1442700513.84074</text:p>
          </table:table-cell>
          <table:table-cell table:formula="of:=[.G1557]-[.B1557]" office:value-type="float" office:value="6.98744583129883" calcext:value-type="float">
            <text:p>6.9874458313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442700506.86177" calcext:value-type="float">
            <text:p>1442700506.86177</text:p>
          </table:table-cell>
          <table:table-cell office:value-type="float" office:value="8096" calcext:value-type="float">
            <text:p>8096</text:p>
          </table:table-cell>
          <table:table-cell table:formula="of:=[.B1558]-[.B$2]" office:value-type="float" office:value="34.9169447422028" calcext:value-type="float">
            <text:p>34.9169447422</text:p>
          </table:table-cell>
          <table:table-cell table:formula="of:=[.C1558]/([.D1558]-[.D1557])" office:value-type="float" office:value="955165.40136705" calcext:value-type="float">
            <text:p>955165.40136705</text:p>
          </table:table-cell>
          <table:table-cell/>
          <table:table-cell office:value-type="float" office:value="1442700513.84358" calcext:value-type="float">
            <text:p>1442700513.84358</text:p>
          </table:table-cell>
          <table:table-cell table:formula="of:=[.G1558]-[.B1558]" office:value-type="float" office:value="6.98180603981018" calcext:value-type="float">
            <text:p>6.9818060398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442700506.87022" calcext:value-type="float">
            <text:p>1442700506.87022</text:p>
          </table:table-cell>
          <table:table-cell office:value-type="float" office:value="8096" calcext:value-type="float">
            <text:p>8096</text:p>
          </table:table-cell>
          <table:table-cell table:formula="of:=[.B1559]-[.B$2]" office:value-type="float" office:value="34.9253940582275" calcext:value-type="float">
            <text:p>34.9253940582</text:p>
          </table:table-cell>
          <table:table-cell table:formula="of:=[.C1559]/([.D1559]-[.D1558])" office:value-type="float" office:value="958184.067947741" calcext:value-type="float">
            <text:p>958184.067947741</text:p>
          </table:table-cell>
          <table:table-cell/>
          <table:table-cell office:value-type="float" office:value="1442700513.84642" calcext:value-type="float">
            <text:p>1442700513.84642</text:p>
          </table:table-cell>
          <table:table-cell table:formula="of:=[.G1559]-[.B1559]" office:value-type="float" office:value="6.97619962692261" calcext:value-type="float">
            <text:p>6.9761996269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442700506.87868" calcext:value-type="float">
            <text:p>1442700506.87868</text:p>
          </table:table-cell>
          <table:table-cell office:value-type="float" office:value="8096" calcext:value-type="float">
            <text:p>8096</text:p>
          </table:table-cell>
          <table:table-cell table:formula="of:=[.B1560]-[.B$2]" office:value-type="float" office:value="34.9338500499725" calcext:value-type="float">
            <text:p>34.93385005</text:p>
          </table:table-cell>
          <table:table-cell table:formula="of:=[.C1560]/([.D1560]-[.D1559])" office:value-type="float" office:value="957427.613950997" calcext:value-type="float">
            <text:p>957427.613950997</text:p>
          </table:table-cell>
          <table:table-cell/>
          <table:table-cell office:value-type="float" office:value="1442700513.86618" calcext:value-type="float">
            <text:p>1442700513.86618</text:p>
          </table:table-cell>
          <table:table-cell table:formula="of:=[.G1560]-[.B1560]" office:value-type="float" office:value="6.98749828338623" calcext:value-type="float">
            <text:p>6.9874982834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442700506.88714" calcext:value-type="float">
            <text:p>1442700506.88714</text:p>
          </table:table-cell>
          <table:table-cell office:value-type="float" office:value="8096" calcext:value-type="float">
            <text:p>8096</text:p>
          </table:table-cell>
          <table:table-cell table:formula="of:=[.B1561]-[.B$2]" office:value-type="float" office:value="34.9423151016235" calcext:value-type="float">
            <text:p>34.9423151016</text:p>
          </table:table-cell>
          <table:table-cell table:formula="of:=[.C1561]/([.D1561]-[.D1560])" office:value-type="float" office:value="956402.906182228" calcext:value-type="float">
            <text:p>956402.906182228</text:p>
          </table:table-cell>
          <table:table-cell/>
          <table:table-cell office:value-type="float" office:value="1442700513.869" calcext:value-type="float">
            <text:p>1442700513.869</text:p>
          </table:table-cell>
          <table:table-cell table:formula="of:=[.G1561]-[.B1561]" office:value-type="float" office:value="6.98185753822327" calcext:value-type="float">
            <text:p>6.9818575382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442700506.89556" calcext:value-type="float">
            <text:p>1442700506.89556</text:p>
          </table:table-cell>
          <table:table-cell office:value-type="float" office:value="8096" calcext:value-type="float">
            <text:p>8096</text:p>
          </table:table-cell>
          <table:table-cell table:formula="of:=[.B1562]-[.B$2]" office:value-type="float" office:value="34.9507339000702" calcext:value-type="float">
            <text:p>34.9507339001</text:p>
          </table:table-cell>
          <table:table-cell table:formula="of:=[.C1562]/([.D1562]-[.D1561])" office:value-type="float" office:value="961657.420747076" calcext:value-type="float">
            <text:p>961657.420747076</text:p>
          </table:table-cell>
          <table:table-cell/>
          <table:table-cell office:value-type="float" office:value="1442700513.87186" calcext:value-type="float">
            <text:p>1442700513.87186</text:p>
          </table:table-cell>
          <table:table-cell table:formula="of:=[.G1562]-[.B1562]" office:value-type="float" office:value="6.97629928588867" calcext:value-type="float">
            <text:p>6.9762992859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442700506.90401" calcext:value-type="float">
            <text:p>1442700506.90401</text:p>
          </table:table-cell>
          <table:table-cell office:value-type="float" office:value="8096" calcext:value-type="float">
            <text:p>8096</text:p>
          </table:table-cell>
          <table:table-cell table:formula="of:=[.B1563]-[.B$2]" office:value-type="float" office:value="34.9591765403748" calcext:value-type="float">
            <text:p>34.9591765404</text:p>
          </table:table-cell>
          <table:table-cell table:formula="of:=[.C1563]/([.D1563]-[.D1562])" office:value-type="float" office:value="958941.718223151" calcext:value-type="float">
            <text:p>958941.718223151</text:p>
          </table:table-cell>
          <table:table-cell/>
          <table:table-cell office:value-type="float" office:value="1442700513.91601" calcext:value-type="float">
            <text:p>1442700513.91601</text:p>
          </table:table-cell>
          <table:table-cell table:formula="of:=[.G1563]-[.B1563]" office:value-type="float" office:value="7.01200914382935" calcext:value-type="float">
            <text:p>7.0120091438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442700506.91241" calcext:value-type="float">
            <text:p>1442700506.91241</text:p>
          </table:table-cell>
          <table:table-cell office:value-type="float" office:value="8096" calcext:value-type="float">
            <text:p>8096</text:p>
          </table:table-cell>
          <table:table-cell table:formula="of:=[.B1564]-[.B$2]" office:value-type="float" office:value="34.9675858020782" calcext:value-type="float">
            <text:p>34.9675858021</text:p>
          </table:table-cell>
          <table:table-cell table:formula="of:=[.C1564]/([.D1564]-[.D1563])" office:value-type="float" office:value="962748.013495506" calcext:value-type="float">
            <text:p>962748.013495506</text:p>
          </table:table-cell>
          <table:table-cell/>
          <table:table-cell office:value-type="float" office:value="1442700513.91886" calcext:value-type="float">
            <text:p>1442700513.91886</text:p>
          </table:table-cell>
          <table:table-cell table:formula="of:=[.G1564]-[.B1564]" office:value-type="float" office:value="7.00644421577454" calcext:value-type="float">
            <text:p>7.0064442158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442700506.92087" calcext:value-type="float">
            <text:p>1442700506.92087</text:p>
          </table:table-cell>
          <table:table-cell office:value-type="float" office:value="8096" calcext:value-type="float">
            <text:p>8096</text:p>
          </table:table-cell>
          <table:table-cell table:formula="of:=[.B1565]-[.B$2]" office:value-type="float" office:value="34.9760451316833" calcext:value-type="float">
            <text:p>34.9760451317</text:p>
          </table:table-cell>
          <table:table-cell table:formula="of:=[.C1565]/([.D1565]-[.D1564])" office:value-type="float" office:value="957049.834672078" calcext:value-type="float">
            <text:p>957049.834672078</text:p>
          </table:table-cell>
          <table:table-cell/>
          <table:table-cell office:value-type="float" office:value="1442700513.92169" calcext:value-type="float">
            <text:p>1442700513.92169</text:p>
          </table:table-cell>
          <table:table-cell table:formula="of:=[.G1565]-[.B1565]" office:value-type="float" office:value="7.00081825256348" calcext:value-type="float">
            <text:p>7.0008182526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442700506.92947" calcext:value-type="float">
            <text:p>1442700506.92947</text:p>
          </table:table-cell>
          <table:table-cell office:value-type="float" office:value="8096" calcext:value-type="float">
            <text:p>8096</text:p>
          </table:table-cell>
          <table:table-cell table:formula="of:=[.B1566]-[.B$2]" office:value-type="float" office:value="34.9846396446228" calcext:value-type="float">
            <text:p>34.9846396446</text:p>
          </table:table-cell>
          <table:table-cell table:formula="of:=[.C1566]/([.D1566]-[.D1565])" office:value-type="float" office:value="941996.371060808" calcext:value-type="float">
            <text:p>941996.371060808</text:p>
          </table:table-cell>
          <table:table-cell/>
          <table:table-cell office:value-type="float" office:value="1442700513.92452" calcext:value-type="float">
            <text:p>1442700513.92452</text:p>
          </table:table-cell>
          <table:table-cell table:formula="of:=[.G1566]-[.B1566]" office:value-type="float" office:value="6.99505567550659" calcext:value-type="float">
            <text:p>6.9950556755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442700506.93796" calcext:value-type="float">
            <text:p>1442700506.93796</text:p>
          </table:table-cell>
          <table:table-cell office:value-type="float" office:value="8096" calcext:value-type="float">
            <text:p>8096</text:p>
          </table:table-cell>
          <table:table-cell table:formula="of:=[.B1567]-[.B$2]" office:value-type="float" office:value="34.9931290149689" calcext:value-type="float">
            <text:p>34.993129015</text:p>
          </table:table-cell>
          <table:table-cell table:formula="of:=[.C1567]/([.D1567]-[.D1566])" office:value-type="float" office:value="953663.189372876" calcext:value-type="float">
            <text:p>953663.189372876</text:p>
          </table:table-cell>
          <table:table-cell/>
          <table:table-cell office:value-type="float" office:value="1442700513.92735" calcext:value-type="float">
            <text:p>1442700513.92735</text:p>
          </table:table-cell>
          <table:table-cell table:formula="of:=[.G1567]-[.B1567]" office:value-type="float" office:value="6.98939681053162" calcext:value-type="float">
            <text:p>6.9893968105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442700506.94654" calcext:value-type="float">
            <text:p>1442700506.94654</text:p>
          </table:table-cell>
          <table:table-cell office:value-type="float" office:value="8096" calcext:value-type="float">
            <text:p>8096</text:p>
          </table:table-cell>
          <table:table-cell table:formula="of:=[.B1568]-[.B$2]" office:value-type="float" office:value="35.0017094612122" calcext:value-type="float">
            <text:p>35.0017094612</text:p>
          </table:table-cell>
          <table:table-cell table:formula="of:=[.C1568]/([.D1568]-[.D1567])" office:value-type="float" office:value="943540.67031593" calcext:value-type="float">
            <text:p>943540.67031593</text:p>
          </table:table-cell>
          <table:table-cell/>
          <table:table-cell office:value-type="float" office:value="1442700513.93022" calcext:value-type="float">
            <text:p>1442700513.93022</text:p>
          </table:table-cell>
          <table:table-cell table:formula="of:=[.G1568]-[.B1568]" office:value-type="float" office:value="6.98368644714356" calcext:value-type="float">
            <text:p>6.9836864471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442700506.95503" calcext:value-type="float">
            <text:p>1442700506.95503</text:p>
          </table:table-cell>
          <table:table-cell office:value-type="float" office:value="8096" calcext:value-type="float">
            <text:p>8096</text:p>
          </table:table-cell>
          <table:table-cell table:formula="of:=[.B1569]-[.B$2]" office:value-type="float" office:value="35.0102031230927" calcext:value-type="float">
            <text:p>35.0102031231</text:p>
          </table:table-cell>
          <table:table-cell table:formula="of:=[.C1569]/([.D1569]-[.D1568])" office:value-type="float" office:value="953181.338498246" calcext:value-type="float">
            <text:p>953181.338498246</text:p>
          </table:table-cell>
          <table:table-cell/>
          <table:table-cell office:value-type="float" office:value="1442700513.94121" calcext:value-type="float">
            <text:p>1442700513.94121</text:p>
          </table:table-cell>
          <table:table-cell table:formula="of:=[.G1569]-[.B1569]" office:value-type="float" office:value="6.98618054389954" calcext:value-type="float">
            <text:p>6.9861805439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442700506.96339" calcext:value-type="float">
            <text:p>1442700506.96339</text:p>
          </table:table-cell>
          <table:table-cell office:value-type="float" office:value="8096" calcext:value-type="float">
            <text:p>8096</text:p>
          </table:table-cell>
          <table:table-cell table:formula="of:=[.B1570]-[.B$2]" office:value-type="float" office:value="35.0185632705688" calcext:value-type="float">
            <text:p>35.0185632706</text:p>
          </table:table-cell>
          <table:table-cell table:formula="of:=[.C1570]/([.D1570]-[.D1569])" office:value-type="float" office:value="968403.969314131" calcext:value-type="float">
            <text:p>968403.969314131</text:p>
          </table:table-cell>
          <table:table-cell/>
          <table:table-cell office:value-type="float" office:value="1442700513.94404" calcext:value-type="float">
            <text:p>1442700513.94404</text:p>
          </table:table-cell>
          <table:table-cell table:formula="of:=[.G1570]-[.B1570]" office:value-type="float" office:value="6.98065257072449" calcext:value-type="float">
            <text:p>6.9806525707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442700506.97187" calcext:value-type="float">
            <text:p>1442700506.97187</text:p>
          </table:table-cell>
          <table:table-cell office:value-type="float" office:value="8096" calcext:value-type="float">
            <text:p>8096</text:p>
          </table:table-cell>
          <table:table-cell table:formula="of:=[.B1571]-[.B$2]" office:value-type="float" office:value="35.0270421504974" calcext:value-type="float">
            <text:p>35.0270421505</text:p>
          </table:table-cell>
          <table:table-cell table:formula="of:=[.C1571]/([.D1571]-[.D1570])" office:value-type="float" office:value="954843.100525827" calcext:value-type="float">
            <text:p>954843.100525827</text:p>
          </table:table-cell>
          <table:table-cell/>
          <table:table-cell office:value-type="float" office:value="1442700513.94688" calcext:value-type="float">
            <text:p>1442700513.94688</text:p>
          </table:table-cell>
          <table:table-cell table:formula="of:=[.G1571]-[.B1571]" office:value-type="float" office:value="6.97500658035278" calcext:value-type="float">
            <text:p>6.9750065804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442700506.98028" calcext:value-type="float">
            <text:p>1442700506.98028</text:p>
          </table:table-cell>
          <table:table-cell office:value-type="float" office:value="8096" calcext:value-type="float">
            <text:p>8096</text:p>
          </table:table-cell>
          <table:table-cell table:formula="of:=[.B1572]-[.B$2]" office:value-type="float" office:value="35.035453081131" calcext:value-type="float">
            <text:p>35.0354530811</text:p>
          </table:table-cell>
          <table:table-cell table:formula="of:=[.C1572]/([.D1572]-[.D1571])" office:value-type="float" office:value="962556.981234764" calcext:value-type="float">
            <text:p>962556.981234764</text:p>
          </table:table-cell>
          <table:table-cell/>
          <table:table-cell office:value-type="float" office:value="1442700513.96664" calcext:value-type="float">
            <text:p>1442700513.96664</text:p>
          </table:table-cell>
          <table:table-cell table:formula="of:=[.G1572]-[.B1572]" office:value-type="float" office:value="6.98636317253113" calcext:value-type="float">
            <text:p>6.9863631725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442700506.98879" calcext:value-type="float">
            <text:p>1442700506.98879</text:p>
          </table:table-cell>
          <table:table-cell office:value-type="float" office:value="8096" calcext:value-type="float">
            <text:p>8096</text:p>
          </table:table-cell>
          <table:table-cell table:formula="of:=[.B1573]-[.B$2]" office:value-type="float" office:value="35.0439624786377" calcext:value-type="float">
            <text:p>35.0439624786</text:p>
          </table:table-cell>
          <table:table-cell table:formula="of:=[.C1573]/([.D1573]-[.D1572])" office:value-type="float" office:value="951418.710151019" calcext:value-type="float">
            <text:p>951418.710151019</text:p>
          </table:table-cell>
          <table:table-cell/>
          <table:table-cell office:value-type="float" office:value="1442700513.96953" calcext:value-type="float">
            <text:p>1442700513.96953</text:p>
          </table:table-cell>
          <table:table-cell table:formula="of:=[.G1573]-[.B1573]" office:value-type="float" office:value="6.98073434829712" calcext:value-type="float">
            <text:p>6.9807343483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442700506.99729" calcext:value-type="float">
            <text:p>1442700506.99729</text:p>
          </table:table-cell>
          <table:table-cell office:value-type="float" office:value="8096" calcext:value-type="float">
            <text:p>8096</text:p>
          </table:table-cell>
          <table:table-cell table:formula="of:=[.B1574]-[.B$2]" office:value-type="float" office:value="35.0524637699127" calcext:value-type="float">
            <text:p>35.0524637699</text:p>
          </table:table-cell>
          <table:table-cell table:formula="of:=[.C1574]/([.D1574]-[.D1573])" office:value-type="float" office:value="952325.915921138" calcext:value-type="float">
            <text:p>952325.915921138</text:p>
          </table:table-cell>
          <table:table-cell/>
          <table:table-cell office:value-type="float" office:value="1442700520.12737" calcext:value-type="float">
            <text:p>1442700520.12737</text:p>
          </table:table-cell>
          <table:table-cell table:formula="of:=[.G1574]-[.B1574]" office:value-type="float" office:value="13.1300780773163" calcext:value-type="float">
            <text:p>13.1300780773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442700520.0066" calcext:value-type="float">
            <text:p>1442700520.0066</text:p>
          </table:table-cell>
          <table:table-cell office:value-type="float" office:value="8096" calcext:value-type="float">
            <text:p>8096</text:p>
          </table:table-cell>
          <table:table-cell table:formula="of:=[.B1575]-[.B$2]" office:value-type="float" office:value="48.0617697238922" calcext:value-type="float">
            <text:p>48.0617697239</text:p>
          </table:table-cell>
          <table:table-cell table:formula="of:=[.C1575]/([.D1575]-[.D1574])" office:value-type="float" office:value="622.323744913038" calcext:value-type="float">
            <text:p>622.32374491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9T17:14:16.935407374</dc:date>
    <meta:editing-duration>PT1M3S</meta:editing-duration>
    <meta:editing-cycles>1</meta:editing-cycles>
    <meta:document-statistic meta:table-count="1" meta:cell-count="11023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263cm" svg:height="14.324cm" xlink:href=".." xlink:type="simple" chart:class="chart:scatter" chart:style-name="ch1">
        <chart:legend chart:legend-position="end" svg:x="19.696cm" svg:y="6.863cm" style:legend-expansion="high" chart:style-name="ch2"/>
        <chart:plot-area chart:style-name="ch3" table:cell-range-address="'source_2.sender_i.routed_msg_pub.network'.D1:'source_2.sender_i.routed_msg_pub.network'.E1575" chart:data-source-has-labels="row" svg:x="0.465cm" svg:y="0.286cm" svg:width="18.766cm" svg:height="13.752cm">
          <chartooo:coordinate-region svg:x="1.827cm" svg:y="0.485cm" svg:width="17.032cm" svg:height="12.9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2.sender_i.routed_msg_pub.network'.E2:'source_2.sender_i.routed_msg_pub.network'.E1575" chart:label-cell-address="'source_2.sender_i.routed_msg_pub.network'.E1:'source_2.sender_i.routed_msg_pub.network'.E1" chart:class="chart:scatter">
            <chart:domain table:cell-range-address="'source_2.sender_i.routed_msg_pub.network'.D2:'source_2.sender_i.routed_msg_pub.network'.D1575"/>
            <chart:data-point chart:repeated="157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ource_2.sender_i.routed_msg_pub.network'.E1:'source_2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2.sender_i.routed_msg_pub.network'.D2:'source_2.sender_i.routed_msg_pub.network'.D1575</svg:desc>
                </draw:g>
              </table:table-cell>
              <table:table-cell office:value-type="float" office:value="0">
                <text:p>0</text:p>
                <draw:g>
                  <svg:desc>'source_2.sender_i.routed_msg_pub.network'.E2:'source_2.sender_i.routed_msg_pub.network'.E15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0664336681366">
                <text:p>8.0664336681366</text:p>
              </table:table-cell>
              <table:table-cell office:value-type="float" office:value="1003.66535362216">
                <text:p>1003.66535362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07677674293518">
                <text:p>8.07677674293518</text:p>
              </table:table-cell>
              <table:table-cell office:value-type="float" office:value="782745.958784749">
                <text:p>782745.958784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08707666397095">
                <text:p>8.08707666397095</text:p>
              </table:table-cell>
              <table:table-cell office:value-type="float" office:value="786025.443485104">
                <text:p>786025.443485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0973494052887">
                <text:p>8.0973494052887</text:p>
              </table:table-cell>
              <table:table-cell office:value-type="float" office:value="788105.117181517">
                <text:p>788105.117181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0762453079224">
                <text:p>8.10762453079224</text:p>
              </table:table-cell>
              <table:table-cell office:value-type="float" office:value="787922.249437316">
                <text:p>787922.2494373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11795568466187">
                <text:p>8.11795568466187</text:p>
              </table:table-cell>
              <table:table-cell office:value-type="float" office:value="783649.154989384">
                <text:p>783649.154989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12818908691406">
                <text:p>8.12818908691406</text:p>
              </table:table-cell>
              <table:table-cell office:value-type="float" office:value="791134.737057919">
                <text:p>791134.7370579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384220123291">
                <text:p>8.1384220123291</text:p>
              </table:table-cell>
              <table:table-cell office:value-type="float" office:value="791171.602609506">
                <text:p>791171.6026095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14868211746216">
                <text:p>8.14868211746216</text:p>
              </table:table-cell>
              <table:table-cell office:value-type="float" office:value="789075.735093182">
                <text:p>789075.735093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15900754928589">
                <text:p>8.15900754928589</text:p>
              </table:table-cell>
              <table:table-cell office:value-type="float" office:value="784083.429943659">
                <text:p>784083.4299436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6927170753479">
                <text:p>8.16927170753479</text:p>
              </table:table-cell>
              <table:table-cell office:value-type="float" office:value="788764.144479803">
                <text:p>788764.1444798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7951679229736">
                <text:p>8.17951679229736</text:p>
              </table:table-cell>
              <table:table-cell office:value-type="float" office:value="790232.603011333">
                <text:p>790232.603011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1897931098938">
                <text:p>8.1897931098938</text:p>
              </table:table-cell>
              <table:table-cell office:value-type="float" office:value="787830.847385272">
                <text:p>787830.8473852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20003890991211">
                <text:p>8.20003890991211</text:p>
              </table:table-cell>
              <table:table-cell office:value-type="float" office:value="790177.437148043">
                <text:p>790177.437148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21032166481018">
                <text:p>8.21032166481018</text:p>
              </table:table-cell>
              <table:table-cell office:value-type="float" office:value="787337.642514318">
                <text:p>787337.6425143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22058773040772">
                <text:p>8.22058773040772</text:p>
              </table:table-cell>
              <table:table-cell office:value-type="float" office:value="788617.598736617">
                <text:p>788617.5987366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23089122772217">
                <text:p>8.23089122772217</text:p>
              </table:table-cell>
              <table:table-cell office:value-type="float" office:value="785752.619029989">
                <text:p>785752.6190299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4115109443665">
                <text:p>8.24115109443665</text:p>
              </table:table-cell>
              <table:table-cell office:value-type="float" office:value="789094.071619455">
                <text:p>789094.0716194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25143933296204">
                <text:p>8.25143933296204</text:p>
              </table:table-cell>
              <table:table-cell office:value-type="float" office:value="786917.991842788">
                <text:p>786917.9918427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26169872283936">
                <text:p>8.26169872283936</text:p>
              </table:table-cell>
              <table:table-cell office:value-type="float" office:value="789130.747228742">
                <text:p>789130.747228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27199482917786">
                <text:p>8.27199482917786</text:p>
              </table:table-cell>
              <table:table-cell office:value-type="float" office:value="786316.665138358">
                <text:p>786316.665138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28223395347595">
                <text:p>8.28223395347595</text:p>
              </table:table-cell>
              <table:table-cell office:value-type="float" office:value="790692.618264798">
                <text:p>790692.6182647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29253172874451">
                <text:p>8.29253172874451</text:p>
              </table:table-cell>
              <table:table-cell office:value-type="float" office:value="786189.229116503">
                <text:p>786189.2291165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30280303955078">
                <text:p>8.30280303955078</text:p>
              </table:table-cell>
              <table:table-cell office:value-type="float" office:value="788214.878577563">
                <text:p>788214.8785775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31307601928711">
                <text:p>8.31307601928711</text:p>
              </table:table-cell>
              <table:table-cell office:value-type="float" office:value="788086.826587449">
                <text:p>788086.8265874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32334733009338">
                <text:p>8.32334733009338</text:p>
              </table:table-cell>
              <table:table-cell office:value-type="float" office:value="788214.878577563">
                <text:p>788214.8785775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33365869522095">
                <text:p>8.33365869522095</text:p>
              </table:table-cell>
              <table:table-cell office:value-type="float" office:value="785153.071377373">
                <text:p>785153.071377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34393692016602">
                <text:p>8.34393692016602</text:p>
              </table:table-cell>
              <table:table-cell office:value-type="float" office:value="787684.648202273">
                <text:p>787684.6482022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35417461395264">
                <text:p>8.35417461395264</text:p>
              </table:table-cell>
              <table:table-cell office:value-type="float" office:value="790803.101630182">
                <text:p>790803.101630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36446809768677">
                <text:p>8.36446809768677</text:p>
              </table:table-cell>
              <table:table-cell office:value-type="float" office:value="786517.005234632">
                <text:p>786517.0052346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37477922439575">
                <text:p>8.37477922439575</text:p>
              </table:table-cell>
              <table:table-cell office:value-type="float" office:value="785171.226045135">
                <text:p>785171.226045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38504195213318">
                <text:p>8.38504195213318</text:p>
              </table:table-cell>
              <table:table-cell office:value-type="float" office:value="788874.089534208">
                <text:p>788874.0895342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39534044265747">
                <text:p>8.39534044265747</text:p>
              </table:table-cell>
              <table:table-cell office:value-type="float" office:value="786134.626322491">
                <text:p>786134.6263224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40561389923096">
                <text:p>8.40561389923096</text:p>
              </table:table-cell>
              <table:table-cell office:value-type="float" office:value="788050.247946159">
                <text:p>788050.2479461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41589498519897">
                <text:p>8.41589498519897</text:p>
              </table:table-cell>
              <table:table-cell office:value-type="float" office:value="787465.45113863">
                <text:p>787465.451138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42622756958008">
                <text:p>8.42622756958008</text:p>
              </table:table-cell>
              <table:table-cell office:value-type="float" office:value="783540.661405695">
                <text:p>783540.6614056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43650579452515">
                <text:p>8.43650579452515</text:p>
              </table:table-cell>
              <table:table-cell office:value-type="float" office:value="787684.648202273">
                <text:p>787684.6482022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44678735733032">
                <text:p>8.44678735733032</text:p>
              </table:table-cell>
              <table:table-cell office:value-type="float" office:value="787428.930154902">
                <text:p>787428.9301549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45707392692566">
                <text:p>8.45707392692566</text:p>
              </table:table-cell>
              <table:table-cell office:value-type="float" office:value="787045.664248465">
                <text:p>787045.6642484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46734881401062">
                <text:p>8.46734881401062</text:p>
              </table:table-cell>
              <table:table-cell office:value-type="float" office:value="787940.532392798">
                <text:p>787940.5323927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7762274742126">
                <text:p>8.47762274742126</text:p>
              </table:table-cell>
              <table:table-cell office:value-type="float" office:value="788013.672700269">
                <text:p>788013.6727002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8790049552918">
                <text:p>8.48790049552918</text:p>
              </table:table-cell>
              <table:table-cell office:value-type="float" office:value="787721.192910829">
                <text:p>787721.1929108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49817514419556">
                <text:p>8.49817514419556</text:p>
              </table:table-cell>
              <table:table-cell office:value-type="float" office:value="787958.816196775">
                <text:p>787958.8161967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50847291946411">
                <text:p>8.50847291946411</text:p>
              </table:table-cell>
              <table:table-cell office:value-type="float" office:value="786189.229116503">
                <text:p>786189.2291165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51875329017639">
                <text:p>8.51875329017639</text:p>
              </table:table-cell>
              <table:table-cell office:value-type="float" office:value="787520.238966581">
                <text:p>787520.2389665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52903318405151">
                <text:p>8.52903318405151</text:p>
              </table:table-cell>
              <table:table-cell office:value-type="float" office:value="787556.768420809">
                <text:p>787556.7684208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53954601287842">
                <text:p>8.53954601287842</text:p>
              </table:table-cell>
              <table:table-cell office:value-type="float" office:value="770106.708032839">
                <text:p>770106.7080328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54981684684753">
                <text:p>8.54981684684753</text:p>
              </table:table-cell>
              <table:table-cell office:value-type="float" office:value="788251.472504004">
                <text:p>788251.4725040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56009340286255">
                <text:p>8.56009340286255</text:p>
              </table:table-cell>
              <table:table-cell office:value-type="float" office:value="787812.569519523">
                <text:p>787812.5695195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5703616142273">
                <text:p>8.5703616142273</text:p>
              </table:table-cell>
              <table:table-cell office:value-type="float" office:value="788452.799851398">
                <text:p>788452.7998513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58065176010132">
                <text:p>8.58065176010132</text:p>
              </table:table-cell>
              <table:table-cell office:value-type="float" office:value="786772.131232623">
                <text:p>786772.1312326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59092569351196">
                <text:p>8.59092569351196</text:p>
              </table:table-cell>
              <table:table-cell office:value-type="float" office:value="788013.672700269">
                <text:p>788013.6727002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60131120681763">
                <text:p>8.60131120681763</text:p>
              </table:table-cell>
              <table:table-cell office:value-type="float" office:value="779547.41010101">
                <text:p>779547.410101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61165237426758">
                <text:p>8.61165237426758</text:p>
              </table:table-cell>
              <table:table-cell office:value-type="float" office:value="782890.330243925">
                <text:p>782890.330243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6219687461853">
                <text:p>8.6219687461853</text:p>
              </table:table-cell>
              <table:table-cell office:value-type="float" office:value="784772.017194361">
                <text:p>784772.0171943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63226914405823">
                <text:p>8.63226914405823</text:p>
              </table:table-cell>
              <table:table-cell office:value-type="float" office:value="785989.055945189">
                <text:p>785989.0559451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64257264137268">
                <text:p>8.64257264137268</text:p>
              </table:table-cell>
              <table:table-cell office:value-type="float" office:value="785752.619029989">
                <text:p>785752.6190299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65286159515381">
                <text:p>8.65286159515381</text:p>
              </table:table-cell>
              <table:table-cell office:value-type="float" office:value="786863.287776619">
                <text:p>786863.2877766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66314649581909">
                <text:p>8.66314649581909</text:p>
              </table:table-cell>
              <table:table-cell office:value-type="float" office:value="787173.378088924">
                <text:p>787173.3780889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67341709136963">
                <text:p>8.67341709136963</text:p>
              </table:table-cell>
              <table:table-cell office:value-type="float" office:value="788269.770741446">
                <text:p>788269.7707414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6837592124939">
                <text:p>8.6837592124939</text:p>
              </table:table-cell>
              <table:table-cell office:value-type="float" office:value="782818.1378579">
                <text:p>782818.13785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6940712928772">
                <text:p>8.6940712928772</text:p>
              </table:table-cell>
              <table:table-cell office:value-type="float" office:value="785098.612410987">
                <text:p>785098.6124109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70437622070313">
                <text:p>8.70437622070313</text:p>
              </table:table-cell>
              <table:table-cell office:value-type="float" office:value="785643.54227014">
                <text:p>785643.542270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71464824676514">
                <text:p>8.71464824676514</text:p>
              </table:table-cell>
              <table:table-cell office:value-type="float" office:value="788159.994058119">
                <text:p>788159.9940581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72497773170471">
                <text:p>8.72497773170471</text:p>
              </table:table-cell>
              <table:table-cell office:value-type="float" office:value="783775.76881708">
                <text:p>783775.768817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73522019386292">
                <text:p>8.73522019386292</text:p>
              </table:table-cell>
              <table:table-cell office:value-type="float" office:value="790434.943761639">
                <text:p>790434.9437616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74549341201782">
                <text:p>8.74549341201782</text:p>
              </table:table-cell>
              <table:table-cell office:value-type="float" office:value="788068.53684235">
                <text:p>788068.536842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75578045845032">
                <text:p>8.75578045845032</text:p>
              </table:table-cell>
              <table:table-cell office:value-type="float" office:value="787009.182191114">
                <text:p>787009.1821911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76604437828064">
                <text:p>8.76604437828064</text:p>
              </table:table-cell>
              <table:table-cell office:value-type="float" office:value="788782.466527294">
                <text:p>788782.466527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77638578414917">
                <text:p>8.77638578414917</text:p>
              </table:table-cell>
              <table:table-cell office:value-type="float" office:value="782872.280899135">
                <text:p>782872.2808991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78663682937622">
                <text:p>8.78663682937622</text:p>
              </table:table-cell>
              <table:table-cell office:value-type="float" office:value="789773.122709089">
                <text:p>789773.1227090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79687595367432">
                <text:p>8.79687595367432</text:p>
              </table:table-cell>
              <table:table-cell office:value-type="float" office:value="790692.618264798">
                <text:p>790692.6182647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80711984634399">
                <text:p>8.80711984634399</text:p>
              </table:table-cell>
              <table:table-cell office:value-type="float" office:value="790324.563236047">
                <text:p>790324.5632360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81739282608032">
                <text:p>8.81739282608032</text:p>
              </table:table-cell>
              <table:table-cell office:value-type="float" office:value="788086.826587449">
                <text:p>788086.8265874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82767581939697">
                <text:p>8.82767581939697</text:p>
              </table:table-cell>
              <table:table-cell office:value-type="float" office:value="787319.387526084">
                <text:p>787319.3875260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83799505233765">
                <text:p>8.83799505233765</text:p>
              </table:table-cell>
              <table:table-cell office:value-type="float" office:value="784554.437964974">
                <text:p>784554.4379649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84823322296143">
                <text:p>8.84823322296143</text:p>
              </table:table-cell>
              <table:table-cell office:value-type="float" office:value="790766.270411252">
                <text:p>790766.270411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85852742195129">
                <text:p>8.85852742195129</text:p>
              </table:table-cell>
              <table:table-cell office:value-type="float" office:value="786462.356902981">
                <text:p>786462.3569029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86884999275208">
                <text:p>8.86884999275208</text:p>
              </table:table-cell>
              <table:table-cell office:value-type="float" office:value="784300.74796748">
                <text:p>784300.747967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87914156913757">
                <text:p>8.87914156913757</text:p>
              </table:table-cell>
              <table:table-cell office:value-type="float" office:value="786662.771255155">
                <text:p>786662.7712551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8894362449646">
                <text:p>8.8894362449646</text:p>
              </table:table-cell>
              <table:table-cell office:value-type="float" office:value="786425.928900623">
                <text:p>786425.9289006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89973711967468">
                <text:p>8.89973711967468</text:p>
              </table:table-cell>
              <table:table-cell office:value-type="float" office:value="785952.6717741">
                <text:p>785952.67177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91001772880554">
                <text:p>8.91001772880554</text:p>
              </table:table-cell>
              <table:table-cell office:value-type="float" office:value="787501.975510204">
                <text:p>787501.9755102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92028880119324">
                <text:p>8.92028880119324</text:p>
              </table:table-cell>
              <table:table-cell office:value-type="float" office:value="788233.175116063">
                <text:p>788233.1751160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93055820465088">
                <text:p>8.93055820465088</text:p>
              </table:table-cell>
              <table:table-cell office:value-type="float" office:value="788361.274673229">
                <text:p>788361.2746732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94082713127136">
                <text:p>8.94082713127136</text:p>
              </table:table-cell>
              <table:table-cell office:value-type="float" office:value="788397.882194516">
                <text:p>788397.8821945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95109868049622">
                <text:p>8.95109868049622</text:p>
              </table:table-cell>
              <table:table-cell office:value-type="float" office:value="788196.582888445">
                <text:p>788196.5828884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6136593818665">
                <text:p>8.96136593818665</text:p>
              </table:table-cell>
              <table:table-cell office:value-type="float" office:value="788526.035296303">
                <text:p>788526.035296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716489315033">
                <text:p>8.9716489315033</text:p>
              </table:table-cell>
              <table:table-cell office:value-type="float" office:value="787319.387526084">
                <text:p>787319.3875260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8197913169861">
                <text:p>8.98197913169861</text:p>
              </table:table-cell>
              <table:table-cell office:value-type="float" office:value="783721.500738552">
                <text:p>783721.5007385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99225759506226">
                <text:p>8.99225759506226</text:p>
              </table:table-cell>
              <table:table-cell office:value-type="float" office:value="787666.377119529">
                <text:p>787666.3771195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00253176689148">
                <text:p>9.00253176689148</text:p>
              </table:table-cell>
              <table:table-cell office:value-type="float" office:value="787995.386350451">
                <text:p>787995.3863504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01281332969666">
                <text:p>9.01281332969666</text:p>
              </table:table-cell>
              <table:table-cell office:value-type="float" office:value="787428.930154902">
                <text:p>787428.9301549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02310252189636">
                <text:p>9.02310252189636</text:p>
              </table:table-cell>
              <table:table-cell office:value-type="float" office:value="786845.054778015">
                <text:p>786845.0547780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03337597846985">
                <text:p>9.03337597846985</text:p>
              </table:table-cell>
              <table:table-cell office:value-type="float" office:value="788050.247946159">
                <text:p>788050.2479461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04366993904114">
                <text:p>9.04366993904114</text:p>
              </table:table-cell>
              <table:table-cell office:value-type="float" office:value="786480.572169724">
                <text:p>786480.5721697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05399203300476">
                <text:p>9.05399203300476</text:p>
              </table:table-cell>
              <table:table-cell office:value-type="float" office:value="784336.979350487">
                <text:p>784336.9793504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06435561180115">
                <text:p>9.06435561180115</text:p>
              </table:table-cell>
              <table:table-cell office:value-type="float" office:value="781197.321799945">
                <text:p>781197.3217999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07469987869263">
                <text:p>9.07469987869263</text:p>
              </table:table-cell>
              <table:table-cell office:value-type="float" office:value="782655.75365893">
                <text:p>782655.753658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08509612083435">
                <text:p>9.08509612083435</text:p>
              </table:table-cell>
              <table:table-cell office:value-type="float" office:value="778742.923609678">
                <text:p>778742.9236096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09548282623291">
                <text:p>9.09548282623291</text:p>
              </table:table-cell>
              <table:table-cell office:value-type="float" office:value="779457.940640422">
                <text:p>779457.9406404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1058337688446">
                <text:p>9.1058337688446</text:p>
              </table:table-cell>
              <table:table-cell office:value-type="float" office:value="782150.98892088">
                <text:p>782150.988920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11618113517761">
                <text:p>9.11618113517761</text:p>
              </table:table-cell>
              <table:table-cell office:value-type="float" office:value="782421.317603687">
                <text:p>782421.3176036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1265754699707">
                <text:p>9.1265754699707</text:p>
              </table:table-cell>
              <table:table-cell office:value-type="float" office:value="778885.822051976">
                <text:p>778885.8220519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13689088821411">
                <text:p>9.13689088821411</text:p>
              </table:table-cell>
              <table:table-cell office:value-type="float" office:value="784844.570424814">
                <text:p>784844.5704248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1472532749176">
                <text:p>9.1472532749176</text:p>
              </table:table-cell>
              <table:table-cell office:value-type="float" office:value="781287.191036054">
                <text:p>781287.1910360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15764856338501">
                <text:p>9.15764856338501</text:p>
              </table:table-cell>
              <table:table-cell office:value-type="float" office:value="778814.366276003">
                <text:p>778814.3662760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16801238059998">
                <text:p>9.16801238059998</text:p>
              </table:table-cell>
              <table:table-cell office:value-type="float" office:value="781179.350433642">
                <text:p>781179.3504336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1783595085144">
                <text:p>9.1783595085144</text:p>
              </table:table-cell>
              <table:table-cell office:value-type="float" office:value="782439.34616005">
                <text:p>782439.346160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18868136405945">
                <text:p>9.18868136405945</text:p>
              </table:table-cell>
              <table:table-cell office:value-type="float" office:value="784355.096297323">
                <text:p>784355.0962973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1990659236908">
                <text:p>9.1990659236908</text:p>
              </table:table-cell>
              <table:table-cell office:value-type="float" office:value="779619.000459179">
                <text:p>779619.0004591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2093403339386">
                <text:p>9.2093403339386</text:p>
              </table:table-cell>
              <table:table-cell office:value-type="float" office:value="787977.100849306">
                <text:p>787977.1008493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.21961522102356">
                <text:p>9.21961522102356</text:p>
              </table:table-cell>
              <table:table-cell office:value-type="float" office:value="787940.532392798">
                <text:p>787940.5323927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2300181388855">
                <text:p>9.2300181388855</text:p>
              </table:table-cell>
              <table:table-cell office:value-type="float" office:value="778243.191712695">
                <text:p>778243.1917126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24039173126221">
                <text:p>9.24039173126221</text:p>
              </table:table-cell>
              <table:table-cell office:value-type="float" office:value="780443.235669961">
                <text:p>780443.2356699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25074338912964">
                <text:p>9.25074338912964</text:p>
              </table:table-cell>
              <table:table-cell office:value-type="float" office:value="782096.9455986">
                <text:p>782096.94559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26110863685608">
                <text:p>9.26110863685608</text:p>
              </table:table-cell>
              <table:table-cell office:value-type="float" office:value="781071.53959747">
                <text:p>781071.539597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2715003490448">
                <text:p>9.2715003490448</text:p>
              </table:table-cell>
              <table:table-cell office:value-type="float" office:value="779082.393061992">
                <text:p>779082.3930619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28184390068054">
                <text:p>9.28184390068054</text:p>
              </table:table-cell>
              <table:table-cell office:value-type="float" office:value="782709.874239351">
                <text:p>782709.8742393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29219341278076">
                <text:p>9.29219341278076</text:p>
              </table:table-cell>
              <table:table-cell office:value-type="float" office:value="782259.097975074">
                <text:p>782259.0979750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30256223678589">
                <text:p>9.30256223678589</text:p>
              </table:table-cell>
              <table:table-cell office:value-type="float" office:value="780802.142653484">
                <text:p>780802.1426534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.31298518180847">
                <text:p>9.31298518180847</text:p>
              </table:table-cell>
              <table:table-cell office:value-type="float" office:value="776747.836859803">
                <text:p>776747.8368598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.32360363006592">
                <text:p>9.32360363006592</text:p>
              </table:table-cell>
              <table:table-cell office:value-type="float" office:value="762446.621550621">
                <text:p>762446.6215506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.33398127555847">
                <text:p>9.33398127555847</text:p>
              </table:table-cell>
              <table:table-cell office:value-type="float" office:value="780138.42405863">
                <text:p>780138.424058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34427237510681">
                <text:p>9.34427237510681</text:p>
              </table:table-cell>
              <table:table-cell office:value-type="float" office:value="786699.221202854">
                <text:p>786699.2212028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35463118553162">
                <text:p>9.35463118553162</text:p>
              </table:table-cell>
              <table:table-cell office:value-type="float" office:value="781556.922850304">
                <text:p>781556.9228503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36500573158264">
                <text:p>9.36500573158264</text:p>
              </table:table-cell>
              <table:table-cell office:value-type="float" office:value="780371.493864044">
                <text:p>780371.4938640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37536454200745">
                <text:p>9.37536454200745</text:p>
              </table:table-cell>
              <table:table-cell office:value-type="float" office:value="781556.922850304">
                <text:p>781556.9228503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38579392433167">
                <text:p>9.38579392433167</text:p>
              </table:table-cell>
              <table:table-cell office:value-type="float" office:value="776268.406730066">
                <text:p>776268.4067300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39618825912476">
                <text:p>9.39618825912476</text:p>
              </table:table-cell>
              <table:table-cell office:value-type="float" office:value="778885.822051976">
                <text:p>778885.8220519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4065477848053">
                <text:p>9.4065477848053</text:p>
              </table:table-cell>
              <table:table-cell office:value-type="float" office:value="781502.961588916">
                <text:p>781502.9615889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41693425178528">
                <text:p>9.41693425178528</text:p>
              </table:table-cell>
              <table:table-cell office:value-type="float" office:value="779475.832889542">
                <text:p>779475.8328895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42729735374451">
                <text:p>9.42729735374451</text:p>
              </table:table-cell>
              <table:table-cell office:value-type="float" office:value="781233.267013298">
                <text:p>781233.2670132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43759393692017">
                <text:p>9.43759393692017</text:p>
              </table:table-cell>
              <table:table-cell office:value-type="float" office:value="786280.250630977">
                <text:p>786280.2506309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.44795870780945">
                <text:p>9.44795870780945</text:p>
              </table:table-cell>
              <table:table-cell office:value-type="float" office:value="781107.473236262">
                <text:p>781107.4732362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.45834946632385">
                <text:p>9.45834946632385</text:p>
              </table:table-cell>
              <table:table-cell office:value-type="float" office:value="779153.898031297">
                <text:p>779153.8980312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46870493888855">
                <text:p>9.46870493888855</text:p>
              </table:table-cell>
              <table:table-cell office:value-type="float" office:value="781808.840631763">
                <text:p>781808.8406317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47908735275269">
                <text:p>9.47908735275269</text:p>
              </table:table-cell>
              <table:table-cell office:value-type="float" office:value="779780.126851448">
                <text:p>779780.1268514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48943638801575">
                <text:p>9.48943638801575</text:p>
              </table:table-cell>
              <table:table-cell office:value-type="float" office:value="782295.140968047">
                <text:p>782295.1409680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.4997980594635">
                <text:p>9.4997980594635</text:p>
              </table:table-cell>
              <table:table-cell office:value-type="float" office:value="781341.122503451">
                <text:p>781341.1225034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.51015377044678">
                <text:p>9.51015377044678</text:p>
              </table:table-cell>
              <table:table-cell office:value-type="float" office:value="781790.841118913">
                <text:p>781790.8411189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52052855491638">
                <text:p>9.52052855491638</text:p>
              </table:table-cell>
              <table:table-cell office:value-type="float" office:value="780353.5604734">
                <text:p>780353.56047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53087472915649">
                <text:p>9.53087472915649</text:p>
              </table:table-cell>
              <table:table-cell office:value-type="float" office:value="782511.46869455">
                <text:p>782511.468694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5412449836731">
                <text:p>9.5412449836731</text:p>
              </table:table-cell>
              <table:table-cell office:value-type="float" office:value="780694.435902152">
                <text:p>780694.4359021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.55159735679626">
                <text:p>9.55159735679626</text:p>
              </table:table-cell>
              <table:table-cell office:value-type="float" office:value="782042.909744133">
                <text:p>782042.9097441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56199526786804">
                <text:p>9.56199526786804</text:p>
              </table:table-cell>
              <table:table-cell office:value-type="float" office:value="778617.93047785">
                <text:p>778617.930477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57232999801636">
                <text:p>9.57232999801636</text:p>
              </table:table-cell>
              <table:table-cell office:value-type="float" office:value="783377.977345606">
                <text:p>783377.9773456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.58264470100403">
                <text:p>9.58264470100403</text:p>
              </table:table-cell>
              <table:table-cell office:value-type="float" office:value="784898.994152047">
                <text:p>784898.9941520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.59301805496216">
                <text:p>9.59301805496216</text:p>
              </table:table-cell>
              <table:table-cell office:value-type="float" office:value="780461.17318256">
                <text:p>780461.173182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60337829589844">
                <text:p>9.60337829589844</text:p>
              </table:table-cell>
              <table:table-cell office:value-type="float" office:value="781449.00777834">
                <text:p>781449.007778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.61371350288391">
                <text:p>9.61371350288391</text:p>
              </table:table-cell>
              <table:table-cell office:value-type="float" office:value="783341.834505986">
                <text:p>783341.8345059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62409257888794">
                <text:p>9.62409257888794</text:p>
              </table:table-cell>
              <table:table-cell office:value-type="float" office:value="780030.900328486">
                <text:p>780030.9003284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63445544242859">
                <text:p>9.63445544242859</text:p>
              </table:table-cell>
              <table:table-cell office:value-type="float" office:value="781251.240860462">
                <text:p>781251.2408604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64481949806213">
                <text:p>9.64481949806213</text:p>
              </table:table-cell>
              <table:table-cell office:value-type="float" office:value="781161.37989418">
                <text:p>781161.379894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65515947341919">
                <text:p>9.65515947341919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66550779342651">
                <text:p>9.66550779342651</text:p>
              </table:table-cell>
              <table:table-cell office:value-type="float" office:value="782349.211685559">
                <text:p>782349.2116855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67580914497376">
                <text:p>9.67580914497376</text:p>
              </table:table-cell>
              <table:table-cell office:value-type="float" office:value="785916.29097137">
                <text:p>785916.290971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68613839149475">
                <text:p>9.68613839149475</text:p>
              </table:table-cell>
              <table:table-cell office:value-type="float" office:value="783793.859846736">
                <text:p>783793.8598467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6964168548584">
                <text:p>9.6964168548584</text:p>
              </table:table-cell>
              <table:table-cell office:value-type="float" office:value="787666.377119529">
                <text:p>787666.3771195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70669007301331">
                <text:p>9.70669007301331</text:p>
              </table:table-cell>
              <table:table-cell office:value-type="float" office:value="788068.53684235">
                <text:p>788068.536842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71703195571899">
                <text:p>9.71703195571899</text:p>
              </table:table-cell>
              <table:table-cell office:value-type="float" office:value="782836.184706181">
                <text:p>782836.1847061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72736859321594">
                <text:p>9.72736859321594</text:p>
              </table:table-cell>
              <table:table-cell office:value-type="float" office:value="783233.425994695">
                <text:p>783233.4259946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73774766921997">
                <text:p>9.73774766921997</text:p>
              </table:table-cell>
              <table:table-cell office:value-type="float" office:value="780030.900328486">
                <text:p>780030.9003284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74808406829834">
                <text:p>9.74808406829834</text:p>
              </table:table-cell>
              <table:table-cell office:value-type="float" office:value="783251.491996125">
                <text:p>783251.491996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75842428207397">
                <text:p>9.75842428207397</text:p>
              </table:table-cell>
              <table:table-cell office:value-type="float" office:value="782962.535946507">
                <text:p>782962.5359465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76877689361572">
                <text:p>9.76877689361572</text:p>
              </table:table-cell>
              <table:table-cell office:value-type="float" office:value="782024.899451891">
                <text:p>782024.8994518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77914166450501">
                <text:p>9.77914166450501</text:p>
              </table:table-cell>
              <table:table-cell office:value-type="float" office:value="781107.473236262">
                <text:p>781107.4732362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78948903083801">
                <text:p>9.78948903083801</text:p>
              </table:table-cell>
              <table:table-cell office:value-type="float" office:value="782421.317603687">
                <text:p>782421.3176036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79979610443115">
                <text:p>9.79979610443115</text:p>
              </table:table-cell>
              <table:table-cell office:value-type="float" office:value="785479.983900442">
                <text:p>785479.9839004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81010389328003">
                <text:p>9.81010389328003</text:p>
              </table:table-cell>
              <table:table-cell office:value-type="float" office:value="785425.479576259">
                <text:p>785425.4795762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82050967216492">
                <text:p>9.82050967216492</text:p>
              </table:table-cell>
              <table:table-cell office:value-type="float" office:value="778029.217184099">
                <text:p>778029.2171840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83087491989136">
                <text:p>9.83087491989136</text:p>
              </table:table-cell>
              <table:table-cell office:value-type="float" office:value="781071.53959747">
                <text:p>781071.539597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84128308296204">
                <text:p>9.84128308296204</text:p>
              </table:table-cell>
              <table:table-cell office:value-type="float" office:value="777850.994937579">
                <text:p>777850.9949375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.85165405273438">
                <text:p>9.85165405273438</text:p>
              </table:table-cell>
              <table:table-cell office:value-type="float" office:value="780640.59366882">
                <text:p>780640.593668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86206030845642">
                <text:p>9.86206030845642</text:p>
              </table:table-cell>
              <table:table-cell office:value-type="float" office:value="777993.566201572">
                <text:p>777993.5662015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.87243127822876">
                <text:p>9.87243127822876</text:p>
              </table:table-cell>
              <table:table-cell office:value-type="float" office:value="780640.59366882">
                <text:p>780640.593668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.88279700279236">
                <text:p>9.88279700279236</text:p>
              </table:table-cell>
              <table:table-cell office:value-type="float" office:value="781035.609264669">
                <text:p>781035.6092646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.89317536354065">
                <text:p>9.89317536354065</text:p>
              </table:table-cell>
              <table:table-cell office:value-type="float" office:value="780084.658488399">
                <text:p>780084.6584883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.90358066558838">
                <text:p>9.90358066558838</text:p>
              </table:table-cell>
              <table:table-cell office:value-type="float" office:value="778064.871434136">
                <text:p>778064.8714341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.91392183303833">
                <text:p>9.91392183303833</text:p>
              </table:table-cell>
              <table:table-cell office:value-type="float" office:value="782890.330243925">
                <text:p>782890.3302439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92429518699646">
                <text:p>9.92429518699646</text:p>
              </table:table-cell>
              <table:table-cell office:value-type="float" office:value="780461.17318256">
                <text:p>780461.173182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93464112281799">
                <text:p>9.93464112281799</text:p>
              </table:table-cell>
              <table:table-cell office:value-type="float" office:value="782529.501405724">
                <text:p>782529.5014057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94506239891052">
                <text:p>9.94506239891052</text:p>
              </table:table-cell>
              <table:table-cell office:value-type="float" office:value="776872.230244795">
                <text:p>776872.2302447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95547533035278">
                <text:p>9.95547533035278</text:p>
              </table:table-cell>
              <table:table-cell office:value-type="float" office:value="777494.795283343">
                <text:p>777494.7952833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96586489677429">
                <text:p>9.96586489677429</text:p>
              </table:table-cell>
              <table:table-cell office:value-type="float" office:value="779243.297702917">
                <text:p>779243.2977029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97632074356079">
                <text:p>9.97632074356079</text:p>
              </table:table-cell>
              <table:table-cell office:value-type="float" office:value="774303.618378748">
                <text:p>774303.6183787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98667669296265">
                <text:p>9.98667669296265</text:p>
              </table:table-cell>
              <table:table-cell office:value-type="float" office:value="781772.842434847">
                <text:p>781772.8424348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99702453613281">
                <text:p>9.99702453613281</text:p>
              </table:table-cell>
              <table:table-cell office:value-type="float" office:value="782385.262983273">
                <text:p>782385.2629832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.0073781013489">
                <text:p>10.0073781013489</text:p>
              </table:table-cell>
              <table:table-cell office:value-type="float" office:value="781952.866577626">
                <text:p>781952.8665776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0177335739136">
                <text:p>10.0177335739136</text:p>
              </table:table-cell>
              <table:table-cell office:value-type="float" office:value="781808.840631763">
                <text:p>781808.8406317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0280895233154">
                <text:p>10.0280895233154</text:p>
              </table:table-cell>
              <table:table-cell office:value-type="float" office:value="781772.842434847">
                <text:p>781772.8424348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038379907608">
                <text:p>10.038379907608</text:p>
              </table:table-cell>
              <table:table-cell office:value-type="float" office:value="786753.902458238">
                <text:p>786753.9024582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.0487735271454">
                <text:p>10.0487735271454</text:p>
              </table:table-cell>
              <table:table-cell office:value-type="float" office:value="778939.422489333">
                <text:p>778939.422489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058233499527">
                <text:p>10.058233499527</text:p>
              </table:table-cell>
              <table:table-cell office:value-type="float" office:value="855816.452038913">
                <text:p>855816.4520389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.0667064189911">
                <text:p>10.0667064189911</text:p>
              </table:table-cell>
              <table:table-cell office:value-type="float" office:value="955514.806235579">
                <text:p>955514.8062355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.0752136707306">
                <text:p>10.0752136707306</text:p>
              </table:table-cell>
              <table:table-cell office:value-type="float" office:value="951658.684602881">
                <text:p>951658.6846028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.0837879180908">
                <text:p>10.0837879180908</text:p>
              </table:table-cell>
              <table:table-cell office:value-type="float" office:value="944222.817451269">
                <text:p>944222.8174512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.09232878685">
                <text:p>10.09232878685</text:p>
              </table:table-cell>
              <table:table-cell office:value-type="float" office:value="947912.938168216">
                <text:p>947912.9381682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.1008563041687">
                <text:p>10.1008563041687</text:p>
              </table:table-cell>
              <table:table-cell office:value-type="float" office:value="949397.075069198">
                <text:p>949397.0750691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1093428134918">
                <text:p>10.1093428134918</text:p>
              </table:table-cell>
              <table:table-cell office:value-type="float" office:value="953984.69403006">
                <text:p>953984.694030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1179387569427">
                <text:p>10.1179387569427</text:p>
              </table:table-cell>
              <table:table-cell office:value-type="float" office:value="941839.606812004">
                <text:p>941839.6068120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1265089511871">
                <text:p>10.1265089511871</text:p>
              </table:table-cell>
              <table:table-cell office:value-type="float" office:value="944669.370277639">
                <text:p>944669.3702776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1351044178009">
                <text:p>10.1351044178009</text:p>
              </table:table-cell>
              <table:table-cell office:value-type="float" office:value="941891.855763897">
                <text:p>941891.8557638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1436679363251">
                <text:p>10.1436679363251</text:p>
              </table:table-cell>
              <table:table-cell office:value-type="float" office:value="945405.790522858">
                <text:p>945405.7905228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1523101329803">
                <text:p>10.1523101329803</text:p>
              </table:table-cell>
              <table:table-cell office:value-type="float" office:value="936798.862944162">
                <text:p>936798.8629441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1609354019165">
                <text:p>10.1609354019165</text:p>
              </table:table-cell>
              <table:table-cell office:value-type="float" office:value="938637.399010421">
                <text:p>938637.3990104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1695144176483">
                <text:p>10.1695144176483</text:p>
              </table:table-cell>
              <table:table-cell office:value-type="float" office:value="943698.001389545">
                <text:p>943698.0013895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1781756877899">
                <text:p>10.1781756877899</text:p>
              </table:table-cell>
              <table:table-cell office:value-type="float" office:value="934735.883726052">
                <text:p>934735.8837260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1867234706879">
                <text:p>10.1867234706879</text:p>
              </table:table-cell>
              <table:table-cell office:value-type="float" office:value="947146.189445498">
                <text:p>947146.1894454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1952946186066">
                <text:p>10.1952946186066</text:p>
              </table:table-cell>
              <table:table-cell office:value-type="float" office:value="944564.261029207">
                <text:p>944564.2610292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2039039134979">
                <text:p>10.2039039134979</text:p>
              </table:table-cell>
              <table:table-cell office:value-type="float" office:value="940378.985987261">
                <text:p>940378.9859872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2125067710876">
                <text:p>10.2125067710876</text:p>
              </table:table-cell>
              <table:table-cell office:value-type="float" office:value="941082.647895131">
                <text:p>941082.6478951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2210795879364">
                <text:p>10.2210795879364</text:p>
              </table:table-cell>
              <table:table-cell office:value-type="float" office:value="944380.376115916">
                <text:p>944380.3761159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2296299934387">
                <text:p>10.2296299934387</text:p>
              </table:table-cell>
              <table:table-cell office:value-type="float" office:value="946855.678108357">
                <text:p>946855.6781083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2381238937378">
                <text:p>10.2381238937378</text:p>
              </table:table-cell>
              <table:table-cell office:value-type="float" office:value="953154.583281873">
                <text:p>953154.5832818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2465190887451">
                <text:p>10.2465190887451</text:p>
              </table:table-cell>
              <table:table-cell office:value-type="float" office:value="964361.160513461">
                <text:p>964361.1605134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2549011707306">
                <text:p>10.2549011707306</text:p>
              </table:table-cell>
              <table:table-cell office:value-type="float" office:value="965869.817788776">
                <text:p>965869.8177887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2633118629456">
                <text:p>10.2633118629456</text:p>
              </table:table-cell>
              <table:table-cell office:value-type="float" office:value="962584.266916121">
                <text:p>962584.2669161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2717349529266">
                <text:p>10.2717349529266</text:p>
              </table:table-cell>
              <table:table-cell office:value-type="float" office:value="961167.459707323">
                <text:p>961167.4597073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2801373004913">
                <text:p>10.2801373004913</text:p>
              </table:table-cell>
              <table:table-cell office:value-type="float" office:value="963540.241302991">
                <text:p>963540.2413029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.2885460853577">
                <text:p>10.2885460853577</text:p>
              </table:table-cell>
              <table:table-cell office:value-type="float" office:value="962802.608069409">
                <text:p>962802.6080694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2969460487366">
                <text:p>10.2969460487366</text:p>
              </table:table-cell>
              <table:table-cell office:value-type="float" office:value="963813.725703906">
                <text:p>963813.7257039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.3053631782532">
                <text:p>10.3053631782532</text:p>
              </table:table-cell>
              <table:table-cell office:value-type="float" office:value="961848.096079764">
                <text:p>961848.0960797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.3137536048889">
                <text:p>10.3137536048889</text:p>
              </table:table-cell>
              <table:table-cell office:value-type="float" office:value="964909.217549443">
                <text:p>964909.2175494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322160243988">
                <text:p>10.322160243988</text:p>
              </table:table-cell>
              <table:table-cell office:value-type="float" office:value="963048.360294952">
                <text:p>963048.3602949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.3305766582489">
                <text:p>10.3305766582489</text:p>
              </table:table-cell>
              <table:table-cell office:value-type="float" office:value="961929.837228407">
                <text:p>961929.8372284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.3389337062836">
                <text:p>10.3389337062836</text:p>
              </table:table-cell>
              <table:table-cell office:value-type="float" office:value="968763.128608924">
                <text:p>968763.1286089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.3473508358002">
                <text:p>10.3473508358002</text:p>
              </table:table-cell>
              <table:table-cell office:value-type="float" office:value="961848.096079764">
                <text:p>961848.0960797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.3557715415955">
                <text:p>10.3557715415955</text:p>
              </table:table-cell>
              <table:table-cell office:value-type="float" office:value="961439.598629633">
                <text:p>961439.5986296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.364180803299">
                <text:p>10.364180803299</text:p>
              </table:table-cell>
              <table:table-cell office:value-type="float" office:value="962748.013495506">
                <text:p>962748.0134955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372565984726">
                <text:p>10.372565984726</text:p>
              </table:table-cell>
              <table:table-cell office:value-type="float" office:value="965512.800227467">
                <text:p>965512.8002274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.3809762001038">
                <text:p>10.3809762001038</text:p>
              </table:table-cell>
              <table:table-cell office:value-type="float" office:value="962638.842919915">
                <text:p>962638.8429199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.3893904685974">
                <text:p>10.3893904685974</text:p>
              </table:table-cell>
              <table:table-cell office:value-type="float" office:value="962175.14405531">
                <text:p>962175.144055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.3978018760681">
                <text:p>10.3978018760681</text:p>
              </table:table-cell>
              <table:table-cell office:value-type="float" office:value="962502.414512472">
                <text:p>962502.4145124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.4062008857727">
                <text:p>10.4062008857727</text:p>
              </table:table-cell>
              <table:table-cell office:value-type="float" office:value="963923.162938572">
                <text:p>963923.1629385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.414612531662">
                <text:p>10.414612531662</text:p>
              </table:table-cell>
              <table:table-cell office:value-type="float" office:value="962475.133471273">
                <text:p>962475.1334712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.4230213165283">
                <text:p>10.4230213165283</text:p>
              </table:table-cell>
              <table:table-cell office:value-type="float" office:value="962802.608069409">
                <text:p>962802.6080694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.4314169883728">
                <text:p>10.4314169883728</text:p>
              </table:table-cell>
              <table:table-cell office:value-type="float" office:value="964306.38904981">
                <text:p>964306.389049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.4398930072784">
                <text:p>10.4398930072784</text:p>
              </table:table-cell>
              <table:table-cell office:value-type="float" office:value="955165.40136705">
                <text:p>955165.401367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.4482758045197">
                <text:p>10.4482758045197</text:p>
              </table:table-cell>
              <table:table-cell office:value-type="float" office:value="965787.405688282">
                <text:p>965787.4056882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.4566764831543">
                <text:p>10.4566764831543</text:p>
              </table:table-cell>
              <table:table-cell office:value-type="float" office:value="963731.664084007">
                <text:p>963731.6640840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.4651026725769">
                <text:p>10.4651026725769</text:p>
              </table:table-cell>
              <table:table-cell office:value-type="float" office:value="960813.909342991">
                <text:p>960813.9093429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.4735369682312">
                <text:p>10.4735369682312</text:p>
              </table:table-cell>
              <table:table-cell office:value-type="float" office:value="959890.467661692">
                <text:p>959890.4676616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.4819419384003">
                <text:p>10.4819419384003</text:p>
              </table:table-cell>
              <table:table-cell office:value-type="float" office:value="963239.587666298">
                <text:p>963239.5876662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4903872013092">
                <text:p>10.4903872013092</text:p>
              </table:table-cell>
              <table:table-cell office:value-type="float" office:value="958643.927050985">
                <text:p>958643.9270509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.498795747757">
                <text:p>10.498795747757</text:p>
              </table:table-cell>
              <table:table-cell office:value-type="float" office:value="962829.907678349">
                <text:p>962829.9076783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.5071988105774">
                <text:p>10.5071988105774</text:p>
              </table:table-cell>
              <table:table-cell office:value-type="float" office:value="963458.226244858">
                <text:p>963458.2262448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.5156142711639">
                <text:p>10.5156142711639</text:p>
              </table:table-cell>
              <table:table-cell office:value-type="float" office:value="962038.847040825">
                <text:p>962038.8470408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5240879058838">
                <text:p>10.5240879058838</text:p>
              </table:table-cell>
              <table:table-cell office:value-type="float" office:value="955434.151655834">
                <text:p>955434.1516558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5325703620911">
                <text:p>10.5325703620911</text:p>
              </table:table-cell>
              <table:table-cell office:value-type="float" office:value="954440.530215302">
                <text:p>954440.5302153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5409798622131">
                <text:p>10.5409798622131</text:p>
              </table:table-cell>
              <table:table-cell office:value-type="float" office:value="962720.718530279">
                <text:p>962720.7185302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5493984222412">
                <text:p>10.5493984222412</text:p>
              </table:table-cell>
              <table:table-cell office:value-type="float" office:value="961684.655451713">
                <text:p>961684.6554517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5577957630157">
                <text:p>10.5577957630157</text:p>
              </table:table-cell>
              <table:table-cell office:value-type="float" office:value="964114.737912041">
                <text:p>964114.7379120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5662760734558">
                <text:p>10.5662760734558</text:p>
              </table:table-cell>
              <table:table-cell office:value-type="float" office:value="954682.03165678">
                <text:p>954682.031656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5746974945068">
                <text:p>10.5746974945068</text:p>
              </table:table-cell>
              <table:table-cell office:value-type="float" office:value="961357.940773456">
                <text:p>961357.9407734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5831160545349">
                <text:p>10.5831160545349</text:p>
              </table:table-cell>
              <table:table-cell office:value-type="float" office:value="961684.655451713">
                <text:p>961684.6554517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5917174816132">
                <text:p>10.5917174816132</text:p>
              </table:table-cell>
              <table:table-cell office:value-type="float" office:value="941239.160240596">
                <text:p>941239.1602405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6001513004303">
                <text:p>10.6001513004303</text:p>
              </table:table-cell>
              <table:table-cell office:value-type="float" office:value="959944.738621586">
                <text:p>959944.7386215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6085247993469">
                <text:p>10.6085247993469</text:p>
              </table:table-cell>
              <table:table-cell office:value-type="float" office:value="966859.861165684">
                <text:p>966859.8611656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616970539093">
                <text:p>10.616970539093</text:p>
              </table:table-cell>
              <table:table-cell office:value-type="float" office:value="958589.803071364">
                <text:p>958589.8030713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6253635883331">
                <text:p>10.6253635883331</text:p>
              </table:table-cell>
              <table:table-cell office:value-type="float" office:value="964607.7091157">
                <text:p>964607.70911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6337966918945">
                <text:p>10.6337966918945</text:p>
              </table:table-cell>
              <table:table-cell office:value-type="float" office:value="960026.156568941">
                <text:p>960026.1565689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642174243927">
                <text:p>10.642174243927</text:p>
              </table:table-cell>
              <table:table-cell office:value-type="float" office:value="966392.087882065">
                <text:p>966392.0878820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6505661010742">
                <text:p>10.6505661010742</text:p>
              </table:table-cell>
              <table:table-cell office:value-type="float" office:value="964744.735041764">
                <text:p>964744.7350417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6590123176575">
                <text:p>10.6590123176575</text:p>
              </table:table-cell>
              <table:table-cell office:value-type="float" office:value="958535.685202958">
                <text:p>958535.6852029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6674098968506">
                <text:p>10.6674098968506</text:p>
              </table:table-cell>
              <table:table-cell office:value-type="float" office:value="964087.365396627">
                <text:p>964087.3653966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675835609436">
                <text:p>10.675835609436</text:p>
              </table:table-cell>
              <table:table-cell office:value-type="float" office:value="960868.284776457">
                <text:p>960868.2847764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6842751502991">
                <text:p>10.6842751502991</text:p>
              </table:table-cell>
              <table:table-cell office:value-type="float" office:value="959293.891858297">
                <text:p>959293.8918582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6926794052124">
                <text:p>10.6926794052124</text:p>
              </table:table-cell>
              <table:table-cell office:value-type="float" office:value="963321.565503546">
                <text:p>963321.5655035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7010989189148">
                <text:p>10.7010989189148</text:p>
              </table:table-cell>
              <table:table-cell office:value-type="float" office:value="961575.72588775">
                <text:p>961575.725887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7095816135406">
                <text:p>10.7095816135406</text:p>
              </table:table-cell>
              <table:table-cell office:value-type="float" office:value="954413.704263751">
                <text:p>954413.7042637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7179906368256">
                <text:p>10.7179906368256</text:p>
              </table:table-cell>
              <table:table-cell office:value-type="float" office:value="962775.310008506">
                <text:p>962775.3100085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7263991832733">
                <text:p>10.7263991832733</text:p>
              </table:table-cell>
              <table:table-cell office:value-type="float" office:value="962829.907678349">
                <text:p>962829.9076783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7348997592926">
                <text:p>10.7348997592926</text:p>
              </table:table-cell>
              <table:table-cell office:value-type="float" office:value="952406.046558591">
                <text:p>952406.0465585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.7433016300201">
                <text:p>10.7433016300201</text:p>
              </table:table-cell>
              <table:table-cell office:value-type="float" office:value="963594.925766175">
                <text:p>963594.9257661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.7517578601837">
                <text:p>10.7517578601837</text:p>
              </table:table-cell>
              <table:table-cell office:value-type="float" office:value="957400.619826322">
                <text:p>957400.6198263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.7601776123047">
                <text:p>10.7601776123047</text:p>
              </table:table-cell>
              <table:table-cell office:value-type="float" office:value="961548.4973524">
                <text:p>961548.49735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7686669826508">
                <text:p>10.7686669826508</text:p>
              </table:table-cell>
              <table:table-cell office:value-type="float" office:value="953663.189372876">
                <text:p>953663.1893728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.7771003246307">
                <text:p>10.7771003246307</text:p>
              </table:table-cell>
              <table:table-cell office:value-type="float" office:value="959999.015718648">
                <text:p>959999.0157186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7856125831604">
                <text:p>10.7856125831604</text:p>
              </table:table-cell>
              <table:table-cell office:value-type="float" office:value="951098.932414643">
                <text:p>951098.9324146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.794043302536">
                <text:p>10.794043302536</text:p>
              </table:table-cell>
              <table:table-cell office:value-type="float" office:value="960297.649500863">
                <text:p>960297.6495008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.8025667667389">
                <text:p>10.8025667667389</text:p>
              </table:table-cell>
              <table:table-cell office:value-type="float" office:value="949848.536615385">
                <text:p>949848.5366153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.8109800815582">
                <text:p>10.8109800815582</text:p>
              </table:table-cell>
              <table:table-cell office:value-type="float" office:value="962284.209476309">
                <text:p>962284.2094763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.8193809986115">
                <text:p>10.8193809986115</text:p>
              </table:table-cell>
              <table:table-cell office:value-type="float" office:value="963704.313315927">
                <text:p>963704.3133159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.8278391361237">
                <text:p>10.8278391361237</text:p>
              </table:table-cell>
              <table:table-cell office:value-type="float" office:value="957184.721614613">
                <text:p>957184.7216146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.8362333774567">
                <text:p>10.8362333774567</text:p>
              </table:table-cell>
              <table:table-cell office:value-type="float" office:value="964470.722108612">
                <text:p>964470.7221086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.8446218967438">
                <text:p>10.8446218967438</text:p>
              </table:table-cell>
              <table:table-cell office:value-type="float" office:value="965128.61482492">
                <text:p>965128.614824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.8530449867249">
                <text:p>10.8530449867249</text:p>
              </table:table-cell>
              <table:table-cell office:value-type="float" office:value="961167.459707323">
                <text:p>961167.4597073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8614580631256">
                <text:p>10.8614580631256</text:p>
              </table:table-cell>
              <table:table-cell office:value-type="float" office:value="962311.479695072">
                <text:p>962311.4796950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.8698596954346">
                <text:p>10.8698596954346</text:p>
              </table:table-cell>
              <table:table-cell office:value-type="float" office:value="963622.270325492">
                <text:p>963622.2703254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.8782649040222">
                <text:p>10.8782649040222</text:p>
              </table:table-cell>
              <table:table-cell office:value-type="float" office:value="963212.264821013">
                <text:p>963212.2648210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.8866872787476">
                <text:p>10.8866872787476</text:p>
              </table:table-cell>
              <table:table-cell office:value-type="float" office:value="961249.085206364">
                <text:p>961249.0852063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.8951070308685">
                <text:p>10.8951070308685</text:p>
              </table:table-cell>
              <table:table-cell office:value-type="float" office:value="961548.4973524">
                <text:p>961548.49735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.9035396575928">
                <text:p>10.9035396575928</text:p>
              </table:table-cell>
              <table:table-cell office:value-type="float" office:value="960080.442873703">
                <text:p>960080.4428737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.9119393825531">
                <text:p>10.9119393825531</text:p>
              </table:table-cell>
              <table:table-cell office:value-type="float" office:value="963841.082682865">
                <text:p>963841.0826828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.9203391075134">
                <text:p>10.9203391075134</text:p>
              </table:table-cell>
              <table:table-cell office:value-type="float" office:value="963841.082682865">
                <text:p>963841.0826828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.9287168979645">
                <text:p>10.9287168979645</text:p>
              </table:table-cell>
              <table:table-cell office:value-type="float" office:value="966364.585901705">
                <text:p>966364.5859017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.9372222423553">
                <text:p>10.9372222423553</text:p>
              </table:table-cell>
              <table:table-cell office:value-type="float" office:value="951872.096877278">
                <text:p>951872.0968772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945613861084">
                <text:p>10.945613861084</text:p>
              </table:table-cell>
              <table:table-cell office:value-type="float" office:value="964772.144898713">
                <text:p>964772.1448987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9540371894836">
                <text:p>10.9540371894836</text:p>
              </table:table-cell>
              <table:table-cell office:value-type="float" office:value="961140.25428814">
                <text:p>961140.254288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9624149799347">
                <text:p>10.9624149799347</text:p>
              </table:table-cell>
              <table:table-cell office:value-type="float" office:value="966364.585901705">
                <text:p>966364.58590170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9707872867584">
                <text:p>10.9707872867584</text:p>
              </table:table-cell>
              <table:table-cell office:value-type="float" office:value="966997.527736644">
                <text:p>966997.5277366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9791882038116">
                <text:p>10.9791882038116</text:p>
              </table:table-cell>
              <table:table-cell office:value-type="float" office:value="963704.313315927">
                <text:p>963704.3133159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9875946044922">
                <text:p>10.9875946044922</text:p>
              </table:table-cell>
              <table:table-cell office:value-type="float" office:value="963075.67384214">
                <text:p>963075.673842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9961006641388">
                <text:p>10.9961006641388</text:p>
              </table:table-cell>
              <table:table-cell office:value-type="float" office:value="951792.056058525">
                <text:p>951792.0560585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.0045893192291">
                <text:p>11.0045893192291</text:p>
              </table:table-cell>
              <table:table-cell office:value-type="float" office:value="953743.545219638">
                <text:p>953743.5452196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.0130381584167">
                <text:p>11.0130381584167</text:p>
              </table:table-cell>
              <table:table-cell office:value-type="float" office:value="958238.146118464">
                <text:p>958238.1461184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.0214614868164">
                <text:p>11.0214614868164</text:p>
              </table:table-cell>
              <table:table-cell office:value-type="float" office:value="961140.25428814">
                <text:p>961140.254288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.0298671722412">
                <text:p>11.0298671722412</text:p>
              </table:table-cell>
              <table:table-cell office:value-type="float" office:value="963157.623780349">
                <text:p>963157.6237803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.0382766723633">
                <text:p>11.0382766723633</text:p>
              </table:table-cell>
              <table:table-cell office:value-type="float" office:value="962720.718530279">
                <text:p>962720.7185302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.0467042922974">
                <text:p>11.0467042922974</text:p>
              </table:table-cell>
              <table:table-cell office:value-type="float" office:value="960650.819961525">
                <text:p>960650.8199615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.0551164150238">
                <text:p>11.0551164150238</text:p>
              </table:table-cell>
              <table:table-cell office:value-type="float" office:value="962420.576028116">
                <text:p>962420.5760281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.0633623600006">
                <text:p>11.0633623600006</text:p>
              </table:table-cell>
              <table:table-cell office:value-type="float" office:value="981815.913491008">
                <text:p>981815.9134910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.0716297626495">
                <text:p>11.0716297626495</text:p>
              </table:table-cell>
              <table:table-cell office:value-type="float" office:value="979267.654400738">
                <text:p>979267.6544007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.0799493789673">
                <text:p>11.0799493789673</text:p>
              </table:table-cell>
              <table:table-cell office:value-type="float" office:value="973121.79922625">
                <text:p>973121.799226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.0882544517517">
                <text:p>11.0882544517517</text:p>
              </table:table-cell>
              <table:table-cell office:value-type="float" office:value="974825.893781937">
                <text:p>974825.8937819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.0965793132782">
                <text:p>11.0965793132782</text:p>
              </table:table-cell>
              <table:table-cell office:value-type="float" office:value="972508.668671421">
                <text:p>972508.6686714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.104873418808">
                <text:p>11.104873418808</text:p>
              </table:table-cell>
              <table:table-cell office:value-type="float" office:value="976114.901230309">
                <text:p>976114.9012303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.1131527423859">
                <text:p>11.1131527423859</text:p>
              </table:table-cell>
              <table:table-cell office:value-type="float" office:value="977857.662385532">
                <text:p>977857.6623855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.1214661598206">
                <text:p>11.1214661598206</text:p>
              </table:table-cell>
              <table:table-cell office:value-type="float" office:value="973847.405546474">
                <text:p>973847.4055464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.1297376155853">
                <text:p>11.1297376155853</text:p>
              </table:table-cell>
              <table:table-cell office:value-type="float" office:value="978787.801112616">
                <text:p>978787.8011126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.1380190849304">
                <text:p>11.1380190849304</text:p>
              </table:table-cell>
              <table:table-cell office:value-type="float" office:value="977604.29491867">
                <text:p>977604.294918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.1462967395782">
                <text:p>11.1462967395782</text:p>
              </table:table-cell>
              <table:table-cell office:value-type="float" office:value="978054.816786198">
                <text:p>978054.8167861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.1545403003693">
                <text:p>11.1545403003693</text:p>
              </table:table-cell>
              <table:table-cell office:value-type="float" office:value="982099.872281351">
                <text:p>982099.8722813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.1628243923187">
                <text:p>11.1628243923187</text:p>
              </table:table-cell>
              <table:table-cell office:value-type="float" office:value="977294.801818914">
                <text:p>977294.8018189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.1710901260376">
                <text:p>11.1710901260376</text:p>
              </table:table-cell>
              <table:table-cell office:value-type="float" office:value="979465.377830338">
                <text:p>979465.3778303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.1793563365936">
                <text:p>11.1793563365936</text:p>
              </table:table-cell>
              <table:table-cell office:value-type="float" office:value="979408.877274956">
                <text:p>979408.8772749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1876428127289">
                <text:p>11.1876428127289</text:p>
              </table:table-cell>
              <table:table-cell office:value-type="float" office:value="977013.614455058">
                <text:p>977013.6144550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1959376335144">
                <text:p>11.1959376335144</text:p>
              </table:table-cell>
              <table:table-cell office:value-type="float" office:value="976030.731625995">
                <text:p>976030.7316259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2042915821075">
                <text:p>11.2042915821075</text:p>
              </table:table-cell>
              <table:table-cell office:value-type="float" office:value="969122.554410799">
                <text:p>969122.5544107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2125651836395">
                <text:p>11.2125651836395</text:p>
              </table:table-cell>
              <table:table-cell office:value-type="float" office:value="978533.951472538">
                <text:p>978533.9514725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2208397388458">
                <text:p>11.2208397388458</text:p>
              </table:table-cell>
              <table:table-cell office:value-type="float" office:value="978421.171670605">
                <text:p>978421.1716706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229129076004">
                <text:p>11.229129076004</text:p>
              </table:table-cell>
              <table:table-cell office:value-type="float" office:value="976676.403129314">
                <text:p>976676.4031293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2374243736267">
                <text:p>11.2374243736267</text:p>
              </table:table-cell>
              <table:table-cell office:value-type="float" office:value="975974.626620297">
                <text:p>975974.6266202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245706319809">
                <text:p>11.245706319809</text:p>
              </table:table-cell>
              <table:table-cell office:value-type="float" office:value="977548.008866626">
                <text:p>977548.0088666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2540299892426">
                <text:p>11.2540299892426</text:p>
              </table:table-cell>
              <table:table-cell office:value-type="float" office:value="972647.948670944">
                <text:p>972647.9486709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2623023986816">
                <text:p>11.2623023986816</text:p>
              </table:table-cell>
              <table:table-cell office:value-type="float" office:value="978674.962792172">
                <text:p>978674.9627921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2705776691437">
                <text:p>11.2705776691437</text:p>
              </table:table-cell>
              <table:table-cell office:value-type="float" office:value="978336.603877957">
                <text:p>978336.6038779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2788846492767">
                <text:p>11.2788846492767</text:p>
              </table:table-cell>
              <table:table-cell office:value-type="float" office:value="974602.066012284">
                <text:p>974602.0660122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2871699333191">
                <text:p>11.2871699333191</text:p>
              </table:table-cell>
              <table:table-cell office:value-type="float" office:value="977154.187908262">
                <text:p>977154.1879082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2954363822937">
                <text:p>11.2954363822937</text:p>
              </table:table-cell>
              <table:table-cell office:value-type="float" office:value="979380.629441624">
                <text:p>979380.6294416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3037235736847">
                <text:p>11.3037235736847</text:p>
              </table:table-cell>
              <table:table-cell office:value-type="float" office:value="976929.289795449">
                <text:p>976929.28979544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3119852542877">
                <text:p>11.3119852542877</text:p>
              </table:table-cell>
              <table:table-cell office:value-type="float" office:value="979945.895879026">
                <text:p>979945.8958790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3202691078186">
                <text:p>11.3202691078186</text:p>
              </table:table-cell>
              <table:table-cell office:value-type="float" office:value="977322.929457476">
                <text:p>977322.92945747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3285415172577">
                <text:p>11.3285415172577</text:p>
              </table:table-cell>
              <table:table-cell office:value-type="float" office:value="978674.962792172">
                <text:p>978674.9627921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3368108272552">
                <text:p>11.3368108272552</text:p>
              </table:table-cell>
              <table:table-cell office:value-type="float" office:value="979041.782493369">
                <text:p>979041.7824933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3450512886047">
                <text:p>11.3450512886047</text:p>
              </table:table-cell>
              <table:table-cell office:value-type="float" office:value="982469.264357839">
                <text:p>982469.2643578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3533501625061">
                <text:p>11.3533501625061</text:p>
              </table:table-cell>
              <table:table-cell office:value-type="float" office:value="975554.044587451">
                <text:p>975554.0445874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3616194725037">
                <text:p>11.3616194725037</text:p>
              </table:table-cell>
              <table:table-cell office:value-type="float" office:value="979041.782493369">
                <text:p>979041.7824933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3699021339417">
                <text:p>11.3699021339417</text:p>
              </table:table-cell>
              <table:table-cell office:value-type="float" office:value="977463.591940127">
                <text:p>977463.59194012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3781843185425">
                <text:p>11.3781843185425</text:p>
              </table:table-cell>
              <table:table-cell office:value-type="float" office:value="977519.868271058">
                <text:p>977519.8682710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3864841461182">
                <text:p>11.3864841461182</text:p>
              </table:table-cell>
              <table:table-cell office:value-type="float" office:value="975441.95059175">
                <text:p>975441.950591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3947534561157">
                <text:p>11.3947534561157</text:p>
              </table:table-cell>
              <table:table-cell office:value-type="float" office:value="979041.782493369">
                <text:p>979041.7824933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4030275344849">
                <text:p>11.4030275344849</text:p>
              </table:table-cell>
              <table:table-cell office:value-type="float" office:value="978477.558321807">
                <text:p>978477.5583218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4112780094147">
                <text:p>11.4112780094147</text:p>
              </table:table-cell>
              <table:table-cell office:value-type="float" office:value="981276.843924288">
                <text:p>981276.8439242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4195501804352">
                <text:p>11.4195501804352</text:p>
              </table:table-cell>
              <table:table-cell office:value-type="float" office:value="978703.169933134">
                <text:p>978703.16993313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4278037548065">
                <text:p>11.4278037548065</text:p>
              </table:table-cell>
              <table:table-cell office:value-type="float" office:value="980908.347795944">
                <text:p>980908.3477959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4360635280609">
                <text:p>11.4360635280609</text:p>
              </table:table-cell>
              <table:table-cell office:value-type="float" office:value="980172.185198014">
                <text:p>980172.1851980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.4443383216858">
                <text:p>11.4443383216858</text:p>
              </table:table-cell>
              <table:table-cell office:value-type="float" office:value="978392.980781975">
                <text:p>978392.9807819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.4526093006134">
                <text:p>11.4526093006134</text:p>
              </table:table-cell>
              <table:table-cell office:value-type="float" office:value="978844.230030844">
                <text:p>978844.2300308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.4608819484711">
                <text:p>11.4608819484711</text:p>
              </table:table-cell>
              <table:table-cell office:value-type="float" office:value="978646.757277076">
                <text:p>978646.7572770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.4691531658173">
                <text:p>11.4691531658173</text:p>
              </table:table-cell>
              <table:table-cell office:value-type="float" office:value="978816.014758446">
                <text:p>978816.0147584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.4774553775787">
                <text:p>11.4774553775787</text:p>
              </table:table-cell>
              <table:table-cell office:value-type="float" office:value="975161.828269485">
                <text:p>975161.8282694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.4857442378998">
                <text:p>11.4857442378998</text:p>
              </table:table-cell>
              <table:table-cell office:value-type="float" office:value="976732.588851177">
                <text:p>976732.5888511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.4940705299377">
                <text:p>11.4940705299377</text:p>
              </table:table-cell>
              <table:table-cell office:value-type="float" office:value="972341.585316267">
                <text:p>972341.5853162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.5023345947266">
                <text:p>11.5023345947266</text:p>
              </table:table-cell>
              <table:table-cell office:value-type="float" office:value="979663.181120536">
                <text:p>979663.1811205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.5106346607208">
                <text:p>11.5106346607208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.5189368724823">
                <text:p>11.5189368724823</text:p>
              </table:table-cell>
              <table:table-cell office:value-type="float" office:value="975161.828269485">
                <text:p>975161.8282694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.527220249176">
                <text:p>11.527220249176</text:p>
              </table:table-cell>
              <table:table-cell office:value-type="float" office:value="977379.189592148">
                <text:p>977379.1895921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.5355656147003">
                <text:p>11.5355656147003</text:p>
              </table:table-cell>
              <table:table-cell office:value-type="float" office:value="970119.280747364">
                <text:p>970119.2807473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.5439324378967">
                <text:p>11.5439324378967</text:p>
              </table:table-cell>
              <table:table-cell office:value-type="float" office:value="967631.299233465">
                <text:p>967631.2992334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.5522422790527">
                <text:p>11.5522422790527</text:p>
              </table:table-cell>
              <table:table-cell office:value-type="float" office:value="974266.517013829">
                <text:p>974266.5170138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.5605545043945">
                <text:p>11.5605545043945</text:p>
              </table:table-cell>
              <table:table-cell office:value-type="float" office:value="973987.069297843">
                <text:p>973987.0692978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.5688621997833">
                <text:p>11.5688621997833</text:p>
              </table:table-cell>
              <table:table-cell office:value-type="float" office:value="974518.15709571">
                <text:p>974518.157095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.5771598815918">
                <text:p>11.5771598815918</text:p>
              </table:table-cell>
              <table:table-cell office:value-type="float" office:value="975694.198316237">
                <text:p>975694.1983162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.5855073928833">
                <text:p>11.5855073928833</text:p>
              </table:table-cell>
              <table:table-cell office:value-type="float" office:value="969869.907003313">
                <text:p>969869.9070033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.5937693119049">
                <text:p>11.5937693119049</text:p>
              </table:table-cell>
              <table:table-cell office:value-type="float" office:value="979917.617060572">
                <text:p>979917.6170605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.6020660400391">
                <text:p>11.6020660400391</text:p>
              </table:table-cell>
              <table:table-cell office:value-type="float" office:value="975806.350297422">
                <text:p>975806.35029742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.6103665828705">
                <text:p>11.6103665828705</text:p>
              </table:table-cell>
              <table:table-cell office:value-type="float" office:value="975357.89699842">
                <text:p>975357.896998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.6186585426331">
                <text:p>11.6186585426331</text:p>
              </table:table-cell>
              <table:table-cell office:value-type="float" office:value="976367.497167831">
                <text:p>976367.4971678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.6269519329071">
                <text:p>11.6269519329071</text:p>
              </table:table-cell>
              <table:table-cell office:value-type="float" office:value="976199.085352882">
                <text:p>976199.0853528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.6352269649506">
                <text:p>11.6352269649506</text:p>
              </table:table-cell>
              <table:table-cell office:value-type="float" office:value="978364.791517806">
                <text:p>978364.7915178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.6435008049011">
                <text:p>11.6435008049011</text:p>
              </table:table-cell>
              <table:table-cell office:value-type="float" office:value="978505.754084661">
                <text:p>978505.7540846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.6518161296845">
                <text:p>11.6518161296845</text:p>
              </table:table-cell>
              <table:table-cell office:value-type="float" office:value="973624.026837171">
                <text:p>973624.0268371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.6601338386536">
                <text:p>11.6601338386536</text:p>
              </table:table-cell>
              <table:table-cell office:value-type="float" office:value="973344.947516267">
                <text:p>973344.9475162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.6684255599976">
                <text:p>11.6684255599976</text:p>
              </table:table-cell>
              <table:table-cell office:value-type="float" office:value="976395.571453218">
                <text:p>976395.5714532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.676726102829">
                <text:p>11.676726102829</text:p>
              </table:table-cell>
              <table:table-cell office:value-type="float" office:value="975357.89699842">
                <text:p>975357.8969984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.6850070953369">
                <text:p>11.6850070953369</text:p>
              </table:table-cell>
              <table:table-cell office:value-type="float" office:value="977660.587452855">
                <text:p>977660.5874528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.693327665329">
                <text:p>11.693327665329</text:p>
              </table:table-cell>
              <table:table-cell office:value-type="float" office:value="973010.263445944">
                <text:p>973010.2634459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.7016065120697">
                <text:p>11.7016065120697</text:p>
              </table:table-cell>
              <table:table-cell office:value-type="float" office:value="977913.984103214">
                <text:p>977913.9841032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.7098972797394">
                <text:p>11.7098972797394</text:p>
              </table:table-cell>
              <table:table-cell office:value-type="float" office:value="976507.884741474">
                <text:p>976507.8847414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.7181754112244">
                <text:p>11.7181754112244</text:p>
              </table:table-cell>
              <table:table-cell office:value-type="float" office:value="977998.478845655">
                <text:p>977998.4788456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.7264504432678">
                <text:p>11.7264504432678</text:p>
              </table:table-cell>
              <table:table-cell office:value-type="float" office:value="978364.791517806">
                <text:p>978364.79151780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.7347543239594">
                <text:p>11.7347543239594</text:p>
              </table:table-cell>
              <table:table-cell office:value-type="float" office:value="974965.838353097">
                <text:p>974965.8383530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.7430446147919">
                <text:p>11.7430446147919</text:p>
              </table:table-cell>
              <table:table-cell office:value-type="float" office:value="976564.051075578">
                <text:p>976564.0510755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.7513198852539">
                <text:p>11.7513198852539</text:p>
              </table:table-cell>
              <table:table-cell office:value-type="float" office:value="978336.603877957">
                <text:p>978336.6038779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.7595951557159">
                <text:p>11.7595951557159</text:p>
              </table:table-cell>
              <table:table-cell office:value-type="float" office:value="978336.603877957">
                <text:p>978336.6038779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.7678718566895">
                <text:p>11.7678718566895</text:p>
              </table:table-cell>
              <table:table-cell office:value-type="float" office:value="978167.512141726">
                <text:p>978167.51214172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.7761170864105">
                <text:p>11.7761170864105</text:p>
              </table:table-cell>
              <table:table-cell office:value-type="float" office:value="981901.083885146">
                <text:p>981901.0838851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.7843897342682">
                <text:p>11.7843897342682</text:p>
              </table:table-cell>
              <table:table-cell office:value-type="float" office:value="978646.757277076">
                <text:p>978646.7572770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.7926759719849">
                <text:p>11.7926759719849</text:p>
              </table:table-cell>
              <table:table-cell office:value-type="float" office:value="977041.725909941">
                <text:p>977041.7259099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.8009612560272">
                <text:p>11.8009612560272</text:p>
              </table:table-cell>
              <table:table-cell office:value-type="float" office:value="977154.187908262">
                <text:p>977154.1879082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.8092761039734">
                <text:p>11.8092761039734</text:p>
              </table:table-cell>
              <table:table-cell office:value-type="float" office:value="973679.86190681">
                <text:p>973679.861906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.8175675868988">
                <text:p>11.8175675868988</text:p>
              </table:table-cell>
              <table:table-cell office:value-type="float" office:value="976423.647353136">
                <text:p>976423.6473531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.825843334198">
                <text:p>11.825843334198</text:p>
              </table:table-cell>
              <table:table-cell office:value-type="float" office:value="978280.233470658">
                <text:p>978280.2334706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.834151506424">
                <text:p>11.834151506424</text:p>
              </table:table-cell>
              <table:table-cell office:value-type="float" office:value="974462.225844406">
                <text:p>974462.2258444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.8424236774445">
                <text:p>11.8424236774445</text:p>
              </table:table-cell>
              <table:table-cell office:value-type="float" office:value="978703.169933134">
                <text:p>978703.1699331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.8506963253021">
                <text:p>11.8506963253021</text:p>
              </table:table-cell>
              <table:table-cell office:value-type="float" office:value="978646.757277076">
                <text:p>978646.7572770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.8590054512024">
                <text:p>11.8590054512024</text:p>
              </table:table-cell>
              <table:table-cell office:value-type="float" office:value="974350.382600212">
                <text:p>974350.3826002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.8672440052032">
                <text:p>11.8672440052032</text:p>
              </table:table-cell>
              <table:table-cell office:value-type="float" office:value="982696.720706121">
                <text:p>982696.7207061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.8755130767822">
                <text:p>11.8755130767822</text:p>
              </table:table-cell>
              <table:table-cell office:value-type="float" office:value="979070.010783381">
                <text:p>979070.0107833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.8838543891907">
                <text:p>11.8838543891907</text:p>
              </table:table-cell>
              <table:table-cell office:value-type="float" office:value="970590.67009661">
                <text:p>970590.670096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.8921661376953">
                <text:p>11.8921661376953</text:p>
              </table:table-cell>
              <table:table-cell office:value-type="float" office:value="974042.946015719">
                <text:p>974042.9460157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.9004392623901">
                <text:p>11.9004392623901</text:p>
              </table:table-cell>
              <table:table-cell office:value-type="float" office:value="978590.351123919">
                <text:p>978590.3511239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.9087293148041">
                <text:p>11.9087293148041</text:p>
              </table:table-cell>
              <table:table-cell office:value-type="float" office:value="976592.136665612">
                <text:p>976592.1366656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.9170033931732">
                <text:p>11.9170033931732</text:p>
              </table:table-cell>
              <table:table-cell office:value-type="float" office:value="978477.558321807">
                <text:p>978477.55832180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.9255309104919">
                <text:p>11.9255309104919</text:p>
              </table:table-cell>
              <table:table-cell office:value-type="float" office:value="949397.075069198">
                <text:p>949397.0750691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.9338083267212">
                <text:p>11.9338083267212</text:p>
              </table:table-cell>
              <table:table-cell office:value-type="float" office:value="978082.988190564">
                <text:p>978082.9881905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.9420669078827">
                <text:p>11.9420669078827</text:p>
              </table:table-cell>
              <table:table-cell office:value-type="float" office:value="980313.669101302">
                <text:p>980313.66910130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.9503569602966">
                <text:p>11.9503569602966</text:p>
              </table:table-cell>
              <table:table-cell office:value-type="float" office:value="976592.136665612">
                <text:p>976592.1366656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.9586043357849">
                <text:p>11.9586043357849</text:p>
              </table:table-cell>
              <table:table-cell office:value-type="float" office:value="981645.617021277">
                <text:p>981645.6170212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.9668822288513">
                <text:p>11.9668822288513</text:p>
              </table:table-cell>
              <table:table-cell office:value-type="float" office:value="978026.647004608">
                <text:p>978026.6470046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.9751462936401">
                <text:p>11.9751462936401</text:p>
              </table:table-cell>
              <table:table-cell office:value-type="float" office:value="979663.181120536">
                <text:p>979663.1811205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.9834215641022">
                <text:p>11.9834215641022</text:p>
              </table:table-cell>
              <table:table-cell office:value-type="float" office:value="978336.603877957">
                <text:p>978336.6038779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.9917199611664">
                <text:p>11.9917199611664</text:p>
              </table:table-cell>
              <table:table-cell office:value-type="float" office:value="975610.101246912">
                <text:p>975610.1012469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.0000238418579">
                <text:p>12.0000238418579</text:p>
              </table:table-cell>
              <table:table-cell office:value-type="float" office:value="974965.838353097">
                <text:p>974965.8383530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.0083336830139">
                <text:p>12.0083336830139</text:p>
              </table:table-cell>
              <table:table-cell office:value-type="float" office:value="974266.517013829">
                <text:p>974266.51701382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.0165994167328">
                <text:p>12.0165994167328</text:p>
              </table:table-cell>
              <table:table-cell office:value-type="float" office:value="979465.377830338">
                <text:p>979465.3778303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.0248928070068">
                <text:p>12.0248928070068</text:p>
              </table:table-cell>
              <table:table-cell office:value-type="float" office:value="976199.085352882">
                <text:p>976199.0853528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.0331676006317">
                <text:p>12.0331676006317</text:p>
              </table:table-cell>
              <table:table-cell office:value-type="float" office:value="978392.980781975">
                <text:p>978392.9807819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.0415375232697">
                <text:p>12.0415375232697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.0502338409424">
                <text:p>12.0502338409424</text:p>
              </table:table-cell>
              <table:table-cell office:value-type="float" office:value="930968.750760795">
                <text:p>930968.7507607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.0590920448303">
                <text:p>12.0590920448303</text:p>
              </table:table-cell>
              <table:table-cell office:value-type="float" office:value="913955.029983313">
                <text:p>913955.0299833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.0673348903656">
                <text:p>12.0673348903656</text:p>
              </table:table-cell>
              <table:table-cell office:value-type="float" office:value="982185.091950366">
                <text:p>982185.0919503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.0756552219391">
                <text:p>12.0756552219391</text:p>
              </table:table-cell>
              <table:table-cell office:value-type="float" office:value="973038.144993983">
                <text:p>973038.1449939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.0839858055115">
                <text:p>12.0839858055115</text:p>
              </table:table-cell>
              <table:table-cell office:value-type="float" office:value="971840.67954552">
                <text:p>971840.6795455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.0922517776489">
                <text:p>12.0922517776489</text:p>
              </table:table-cell>
              <table:table-cell office:value-type="float" office:value="979437.126737814">
                <text:p>979437.1267378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.1005294322968">
                <text:p>12.1005294322968</text:p>
              </table:table-cell>
              <table:table-cell office:value-type="float" office:value="978054.816786198">
                <text:p>978054.8167861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.1087989807129">
                <text:p>12.1087989807129</text:p>
              </table:table-cell>
              <table:table-cell office:value-type="float" office:value="979013.555831051">
                <text:p>979013.55583105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.1170516014099">
                <text:p>12.1170516014099</text:p>
              </table:table-cell>
              <table:table-cell office:value-type="float" office:value="981021.701739181">
                <text:p>981021.70173918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.1253247261047">
                <text:p>12.1253247261047</text:p>
              </table:table-cell>
              <table:table-cell office:value-type="float" office:value="978590.351123919">
                <text:p>978590.3511239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.1336007118225">
                <text:p>12.1336007118225</text:p>
              </table:table-cell>
              <table:table-cell office:value-type="float" office:value="978252.050702927">
                <text:p>978252.0507029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.1418519020081">
                <text:p>12.1418519020081</text:p>
              </table:table-cell>
              <table:table-cell office:value-type="float" office:value="981191.781784558">
                <text:p>981191.7817845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.1501679420471">
                <text:p>12.1501679420471</text:p>
              </table:table-cell>
              <table:table-cell office:value-type="float" office:value="973540.286238532">
                <text:p>973540.28623853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.1584222316742">
                <text:p>12.1584222316742</text:p>
              </table:table-cell>
              <table:table-cell office:value-type="float" office:value="980823.349527743">
                <text:p>980823.34952774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.1666815280914">
                <text:p>12.1666815280914</text:p>
              </table:table-cell>
              <table:table-cell office:value-type="float" office:value="980228.773858322">
                <text:p>980228.7738583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.1750333309174">
                <text:p>12.1750333309174</text:p>
              </table:table-cell>
              <table:table-cell office:value-type="float" office:value="969371.543933771">
                <text:p>969371.5439337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.1832890510559">
                <text:p>12.1832890510559</text:p>
              </table:table-cell>
              <table:table-cell office:value-type="float" office:value="980653.397175614">
                <text:p>980653.3971756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.1915583610535">
                <text:p>12.1915583610535</text:p>
              </table:table-cell>
              <table:table-cell office:value-type="float" office:value="979041.782493369">
                <text:p>979041.7824933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.19984126091">
                <text:p>12.19984126091</text:p>
              </table:table-cell>
              <table:table-cell office:value-type="float" office:value="977435.456204485">
                <text:p>977435.4562044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.2081034183502">
                <text:p>12.2081034183502</text:p>
              </table:table-cell>
              <table:table-cell office:value-type="float" office:value="979889.339874185">
                <text:p>979889.3398741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.2164380550385">
                <text:p>12.2164380550385</text:p>
              </table:table-cell>
              <table:table-cell office:value-type="float" office:value="971368.075519194">
                <text:p>971368.0755191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.224723815918">
                <text:p>12.224723815918</text:p>
              </table:table-cell>
              <table:table-cell office:value-type="float" office:value="977097.953673064">
                <text:p>977097.95367306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.2330152988434">
                <text:p>12.2330152988434</text:p>
              </table:table-cell>
              <table:table-cell office:value-type="float" office:value="976423.647353136">
                <text:p>976423.6473531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.2412912845612">
                <text:p>12.2412912845612</text:p>
              </table:table-cell>
              <table:table-cell office:value-type="float" office:value="978252.050702927">
                <text:p>978252.0507029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.2495839595795">
                <text:p>12.2495839595795</text:p>
              </table:table-cell>
              <table:table-cell office:value-type="float" office:value="976283.28399747">
                <text:p>976283.283997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.2578475475311">
                <text:p>12.2578475475311</text:p>
              </table:table-cell>
              <table:table-cell office:value-type="float" office:value="979719.71102135">
                <text:p>979719.711021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.2661421298981">
                <text:p>12.2661421298981</text:p>
              </table:table-cell>
              <table:table-cell office:value-type="float" office:value="976058.786547859">
                <text:p>976058.7865478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.2744431495667">
                <text:p>12.2744431495667</text:p>
              </table:table-cell>
              <table:table-cell office:value-type="float" office:value="975301.869316713">
                <text:p>975301.8693167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.2827210426331">
                <text:p>12.2827210426331</text:p>
              </table:table-cell>
              <table:table-cell office:value-type="float" office:value="978026.647004608">
                <text:p>978026.64700460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.2910027503967">
                <text:p>12.2910027503967</text:p>
              </table:table-cell>
              <table:table-cell office:value-type="float" office:value="977576.151082451">
                <text:p>977576.15108245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.2992913722992">
                <text:p>12.2992913722992</text:p>
              </table:table-cell>
              <table:table-cell office:value-type="float" office:value="976760.684136344">
                <text:p>976760.6841363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.3075888156891">
                <text:p>12.3075888156891</text:p>
              </table:table-cell>
              <table:table-cell office:value-type="float" office:value="975722.233894604">
                <text:p>975722.2338946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.3158836364746">
                <text:p>12.3158836364746</text:p>
              </table:table-cell>
              <table:table-cell office:value-type="float" office:value="976030.731625995">
                <text:p>976030.7316259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.3242127895355">
                <text:p>12.3242127895355</text:p>
              </table:table-cell>
              <table:table-cell office:value-type="float" office:value="972007.590782883">
                <text:p>972007.59078288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.3325164318085">
                <text:p>12.3325164318085</text:p>
              </table:table-cell>
              <table:table-cell office:value-type="float" office:value="974993.832089124">
                <text:p>974993.83208912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.3407981395721">
                <text:p>12.3407981395721</text:p>
              </table:table-cell>
              <table:table-cell office:value-type="float" office:value="977576.151082451">
                <text:p>977576.1510824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.3491013050079">
                <text:p>12.3491013050079</text:p>
              </table:table-cell>
              <table:table-cell office:value-type="float" office:value="975049.824384081">
                <text:p>975049.8243840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.3574271202087">
                <text:p>12.3574271202087</text:p>
              </table:table-cell>
              <table:table-cell office:value-type="float" office:value="972397.273388505">
                <text:p>972397.2733885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.3657288551331">
                <text:p>12.3657288551331</text:p>
              </table:table-cell>
              <table:table-cell office:value-type="float" office:value="975217.839862148">
                <text:p>975217.83986214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.374011516571">
                <text:p>12.374011516571</text:p>
              </table:table-cell>
              <table:table-cell office:value-type="float" office:value="977463.591940127">
                <text:p>977463.59194012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.3822729587555">
                <text:p>12.3822729587555</text:p>
              </table:table-cell>
              <table:table-cell office:value-type="float" office:value="979974.176329688">
                <text:p>979974.1763296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.3906137943268">
                <text:p>12.3906137943268</text:p>
              </table:table-cell>
              <table:table-cell office:value-type="float" office:value="970646.157786417">
                <text:p>970646.1577864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.3990399837494">
                <text:p>12.3990399837494</text:p>
              </table:table-cell>
              <table:table-cell office:value-type="float" office:value="960813.909342991">
                <text:p>960813.90934299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.4073190689087">
                <text:p>12.4073190689087</text:p>
              </table:table-cell>
              <table:table-cell office:value-type="float" office:value="977885.822433405">
                <text:p>977885.82243340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.4155776500702">
                <text:p>12.4155776500702</text:p>
              </table:table-cell>
              <table:table-cell office:value-type="float" office:value="980313.669101302">
                <text:p>980313.6691013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.4238905906677">
                <text:p>12.4238905906677</text:p>
              </table:table-cell>
              <table:table-cell office:value-type="float" office:value="973903.266240285">
                <text:p>973903.2662402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.4320909976959">
                <text:p>12.4320909976959</text:p>
              </table:table-cell>
              <table:table-cell office:value-type="float" office:value="987268.067567961">
                <text:p>987268.06756796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.4403548240662">
                <text:p>12.4403548240662</text:p>
              </table:table-cell>
              <table:table-cell office:value-type="float" office:value="979691.445255475">
                <text:p>979691.4452554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.4486238956451">
                <text:p>12.4486238956451</text:p>
              </table:table-cell>
              <table:table-cell office:value-type="float" office:value="979070.010783381">
                <text:p>979070.01078338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.4569146633148">
                <text:p>12.4569146633148</text:p>
              </table:table-cell>
              <table:table-cell office:value-type="float" office:value="976507.884741474">
                <text:p>976507.8847414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.4652366638184">
                <text:p>12.4652366638184</text:p>
              </table:table-cell>
              <table:table-cell office:value-type="float" office:value="972843.007706632">
                <text:p>972843.0077066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.4735162258148">
                <text:p>12.4735162258148</text:p>
              </table:table-cell>
              <table:table-cell office:value-type="float" office:value="977829.503959455">
                <text:p>977829.5039594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.4818072319031">
                <text:p>12.4818072319031</text:p>
              </table:table-cell>
              <table:table-cell office:value-type="float" office:value="976479.803997125">
                <text:p>976479.8039971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.4900975227356">
                <text:p>12.4900975227356</text:p>
              </table:table-cell>
              <table:table-cell office:value-type="float" office:value="976564.051075578">
                <text:p>976564.05107557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.498387336731">
                <text:p>12.498387336731</text:p>
              </table:table-cell>
              <table:table-cell office:value-type="float" office:value="976620.223871153">
                <text:p>976620.2238711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.506668806076">
                <text:p>12.506668806076</text:p>
              </table:table-cell>
              <table:table-cell office:value-type="float" office:value="977604.29491867">
                <text:p>977604.294918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.5150058269501">
                <text:p>12.5150058269501</text:p>
              </table:table-cell>
              <table:table-cell office:value-type="float" office:value="971090.287805994">
                <text:p>971090.2878059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.5232729911804">
                <text:p>12.5232729911804</text:p>
              </table:table-cell>
              <table:table-cell office:value-type="float" office:value="979295.895717376">
                <text:p>979295.89571737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.5315592288971">
                <text:p>12.5315592288971</text:p>
              </table:table-cell>
              <table:table-cell office:value-type="float" office:value="977041.725909941">
                <text:p>977041.7259099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.539891242981">
                <text:p>12.539891242981</text:p>
              </table:table-cell>
              <table:table-cell office:value-type="float" office:value="971673.825621656">
                <text:p>971673.82562165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.5481562614441">
                <text:p>12.5481562614441</text:p>
              </table:table-cell>
              <table:table-cell office:value-type="float" office:value="979550.140887325">
                <text:p>979550.1408873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.5564103126526">
                <text:p>12.5564103126526</text:p>
              </table:table-cell>
              <table:table-cell office:value-type="float" office:value="980851.680647025">
                <text:p>980851.6806470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.5646982192993">
                <text:p>12.5646982192993</text:p>
              </table:table-cell>
              <table:table-cell office:value-type="float" office:value="976844.979690467">
                <text:p>976844.9796904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.5729568004608">
                <text:p>12.5729568004608</text:p>
              </table:table-cell>
              <table:table-cell office:value-type="float" office:value="980313.669101302">
                <text:p>980313.6691013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.5812413692474">
                <text:p>12.5812413692474</text:p>
              </table:table-cell>
              <table:table-cell office:value-type="float" office:value="977238.551398642">
                <text:p>977238.5513986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.5894906520844">
                <text:p>12.5894906520844</text:p>
              </table:table-cell>
              <table:table-cell office:value-type="float" office:value="981418.646936416">
                <text:p>981418.6469364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.5977206230164">
                <text:p>12.5977206230164</text:p>
              </table:table-cell>
              <table:table-cell office:value-type="float" office:value="983721.578956517">
                <text:p>983721.5789565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.6060047149658">
                <text:p>12.6060047149658</text:p>
              </table:table-cell>
              <table:table-cell office:value-type="float" office:value="977294.801818914">
                <text:p>977294.8018189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.6143455505371">
                <text:p>12.6143455505371</text:p>
              </table:table-cell>
              <table:table-cell office:value-type="float" office:value="970646.157786417">
                <text:p>970646.1577864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.6226286888123">
                <text:p>12.6226286888123</text:p>
              </table:table-cell>
              <table:table-cell office:value-type="float" office:value="977407.322088538">
                <text:p>977407.32208853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.6308734416962">
                <text:p>12.6308734416962</text:p>
              </table:table-cell>
              <table:table-cell office:value-type="float" office:value="981957.872357653">
                <text:p>981957.87235765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.6391518115997">
                <text:p>12.6391518115997</text:p>
              </table:table-cell>
              <table:table-cell office:value-type="float" office:value="977970.312309199">
                <text:p>977970.3123091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.647424697876">
                <text:p>12.647424697876</text:p>
              </table:table-cell>
              <table:table-cell office:value-type="float" office:value="978618.553387706">
                <text:p>978618.55338770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.6557290554047">
                <text:p>12.6557290554047</text:p>
              </table:table-cell>
              <table:table-cell office:value-type="float" office:value="974909.855703253">
                <text:p>974909.85570325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.6640286445618">
                <text:p>12.6640286445618</text:p>
              </table:table-cell>
              <table:table-cell office:value-type="float" office:value="975469.97167562">
                <text:p>975469.971675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.6723053455353">
                <text:p>12.6723053455353</text:p>
              </table:table-cell>
              <table:table-cell office:value-type="float" office:value="978167.512141726">
                <text:p>978167.51214172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.6805808544159">
                <text:p>12.6805808544159</text:p>
              </table:table-cell>
              <table:table-cell office:value-type="float" office:value="978308.417862288">
                <text:p>978308.41786228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.6888711452484">
                <text:p>12.6888711452484</text:p>
              </table:table-cell>
              <table:table-cell office:value-type="float" office:value="976564.051075578">
                <text:p>976564.0510755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.6971478462219">
                <text:p>12.6971478462219</text:p>
              </table:table-cell>
              <table:table-cell office:value-type="float" office:value="978167.512141726">
                <text:p>978167.51214172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.7054932117462">
                <text:p>12.7054932117462</text:p>
              </table:table-cell>
              <table:table-cell office:value-type="float" office:value="970119.280747364">
                <text:p>970119.28074736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.7137651443481">
                <text:p>12.7137651443481</text:p>
              </table:table-cell>
              <table:table-cell office:value-type="float" office:value="978731.378700101">
                <text:p>978731.37870010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.7225940227509">
                <text:p>12.7225940227509</text:p>
              </table:table-cell>
              <table:table-cell office:value-type="float" office:value="916990.769463423">
                <text:p>916990.7694634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.7308778762817">
                <text:p>12.7308778762817</text:p>
              </table:table-cell>
              <table:table-cell office:value-type="float" office:value="977322.929457476">
                <text:p>977322.9294574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.7391536235809">
                <text:p>12.7391536235809</text:p>
              </table:table-cell>
              <table:table-cell office:value-type="float" office:value="978280.233470658">
                <text:p>978280.2334706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.7474255561829">
                <text:p>12.7474255561829</text:p>
              </table:table-cell>
              <table:table-cell office:value-type="float" office:value="978731.378700101">
                <text:p>978731.37870010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.7556946277618">
                <text:p>12.7556946277618</text:p>
              </table:table-cell>
              <table:table-cell office:value-type="float" office:value="979070.010783381">
                <text:p>979070.01078338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.7640299797058">
                <text:p>12.7640299797058</text:p>
              </table:table-cell>
              <table:table-cell office:value-type="float" office:value="971284.722519379">
                <text:p>971284.72251937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.7724885940552">
                <text:p>12.7724885940552</text:p>
              </table:table-cell>
              <table:table-cell office:value-type="float" office:value="957130.762275213">
                <text:p>957130.7622752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.7807633876801">
                <text:p>12.7807633876801</text:p>
              </table:table-cell>
              <table:table-cell office:value-type="float" office:value="978392.980781975">
                <text:p>978392.9807819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.7890419960022">
                <text:p>12.7890419960022</text:p>
              </table:table-cell>
              <table:table-cell office:value-type="float" office:value="977942.147395098">
                <text:p>977942.1473950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.7973232269287">
                <text:p>12.7973232269287</text:p>
              </table:table-cell>
              <table:table-cell office:value-type="float" office:value="977632.440375425">
                <text:p>977632.4403754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.8055791854858">
                <text:p>12.8055791854858</text:p>
              </table:table-cell>
              <table:table-cell office:value-type="float" office:value="980625.07750953">
                <text:p>980625.0775095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.8138575553894">
                <text:p>12.8138575553894</text:p>
              </table:table-cell>
              <table:table-cell office:value-type="float" office:value="977970.312309199">
                <text:p>977970.31230919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.82213306427">
                <text:p>12.82213306427</text:p>
              </table:table-cell>
              <table:table-cell office:value-type="float" office:value="978308.417862288">
                <text:p>978308.41786228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.8304088115692">
                <text:p>12.8304088115692</text:p>
              </table:table-cell>
              <table:table-cell office:value-type="float" office:value="978280.233470658">
                <text:p>978280.2334706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.8386857509613">
                <text:p>12.8386857509613</text:p>
              </table:table-cell>
              <table:table-cell office:value-type="float" office:value="978139.335868188">
                <text:p>978139.33586818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.8469572067261">
                <text:p>12.8469572067261</text:p>
              </table:table-cell>
              <table:table-cell office:value-type="float" office:value="978787.801112616">
                <text:p>978787.8011126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2.8552343845367">
                <text:p>12.8552343845367</text:p>
              </table:table-cell>
              <table:table-cell office:value-type="float" office:value="978111.161217847">
                <text:p>978111.16121784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2.8635609149933">
                <text:p>12.8635609149933</text:p>
              </table:table-cell>
              <table:table-cell office:value-type="float" office:value="972313.743671974">
                <text:p>972313.74367197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2.8721182346344">
                <text:p>12.8721182346344</text:p>
              </table:table-cell>
              <table:table-cell office:value-type="float" office:value="946090.638136632">
                <text:p>946090.6381366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2.8804109096527">
                <text:p>12.8804109096527</text:p>
              </table:table-cell>
              <table:table-cell office:value-type="float" office:value="976283.28399747">
                <text:p>976283.2839974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2.8886871337891">
                <text:p>12.8886871337891</text:p>
              </table:table-cell>
              <table:table-cell office:value-type="float" office:value="978223.869558955">
                <text:p>978223.86955895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.896951675415">
                <text:p>12.896951675415</text:p>
              </table:table-cell>
              <table:table-cell office:value-type="float" office:value="979606.657742903">
                <text:p>979606.6577429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2.9052526950836">
                <text:p>12.9052526950836</text:p>
              </table:table-cell>
              <table:table-cell office:value-type="float" office:value="975301.869316713">
                <text:p>975301.8693167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2.9135377407074">
                <text:p>12.9135377407074</text:p>
              </table:table-cell>
              <table:table-cell office:value-type="float" office:value="977182.307453237">
                <text:p>977182.3074532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.92182970047">
                <text:p>12.92182970047</text:p>
              </table:table-cell>
              <table:table-cell office:value-type="float" office:value="976367.497167831">
                <text:p>976367.49716783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.930104970932">
                <text:p>12.930104970932</text:p>
              </table:table-cell>
              <table:table-cell office:value-type="float" office:value="978336.603877957">
                <text:p>978336.6038779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.9383783340454">
                <text:p>12.9383783340454</text:p>
              </table:table-cell>
              <table:table-cell office:value-type="float" office:value="978562.150485577">
                <text:p>978562.1504855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.9466969966888">
                <text:p>12.9466969966888</text:p>
              </table:table-cell>
              <table:table-cell office:value-type="float" office:value="973233.360580092">
                <text:p>973233.36058009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2.9549732208252">
                <text:p>12.9549732208252</text:p>
              </table:table-cell>
              <table:table-cell office:value-type="float" office:value="978223.869558955">
                <text:p>978223.8695589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2.9632520675659">
                <text:p>12.9632520675659</text:p>
              </table:table-cell>
              <table:table-cell office:value-type="float" office:value="977913.984103214">
                <text:p>977913.9841032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.9715259075165">
                <text:p>12.9715259075165</text:p>
              </table:table-cell>
              <table:table-cell office:value-type="float" office:value="978505.754084661">
                <text:p>978505.75408466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2.9798226356506">
                <text:p>12.9798226356506</text:p>
              </table:table-cell>
              <table:table-cell office:value-type="float" office:value="975806.350297422">
                <text:p>975806.35029742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2.988082408905">
                <text:p>12.988082408905</text:p>
              </table:table-cell>
              <table:table-cell office:value-type="float" office:value="980172.185198014">
                <text:p>980172.18519801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2.99636054039">
                <text:p>12.99636054039</text:p>
              </table:table-cell>
              <table:table-cell office:value-type="float" office:value="977998.478845655">
                <text:p>977998.47884565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.0047953128815">
                <text:p>13.0047953128815</text:p>
              </table:table-cell>
              <table:table-cell office:value-type="float" office:value="959836.202837922">
                <text:p>959836.2028379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.0132451057434">
                <text:p>13.0132451057434</text:p>
              </table:table-cell>
              <table:table-cell office:value-type="float" office:value="958129.995880477">
                <text:p>958129.99588047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.0216729640961">
                <text:p>13.0216729640961</text:p>
              </table:table-cell>
              <table:table-cell office:value-type="float" office:value="960623.643780588">
                <text:p>960623.64378058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.0300934314728">
                <text:p>13.0300934314728</text:p>
              </table:table-cell>
              <table:table-cell office:value-type="float" office:value="961466.820997791">
                <text:p>961466.82099779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.0385057926178">
                <text:p>13.0385057926178</text:p>
              </table:table-cell>
              <table:table-cell office:value-type="float" office:value="962393.299625893">
                <text:p>962393.29962589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.0469603538513">
                <text:p>13.0469603538513</text:p>
              </table:table-cell>
              <table:table-cell office:value-type="float" office:value="957589.610670878">
                <text:p>957589.61067087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.0553846359253">
                <text:p>13.0553846359253</text:p>
              </table:table-cell>
              <table:table-cell office:value-type="float" office:value="961031.448010415">
                <text:p>961031.4480104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.0638649463654">
                <text:p>13.0638649463654</text:p>
              </table:table-cell>
              <table:table-cell office:value-type="float" office:value="954682.03165678">
                <text:p>954682.0316567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.0723180770874">
                <text:p>13.0723180770874</text:p>
              </table:table-cell>
              <table:table-cell office:value-type="float" office:value="957751.662219715">
                <text:p>957751.6622197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.0807824134827">
                <text:p>13.0807824134827</text:p>
              </table:table-cell>
              <table:table-cell office:value-type="float" office:value="956483.724409893">
                <text:p>956483.72440989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.0892219543457">
                <text:p>13.0892219543457</text:p>
              </table:table-cell>
              <table:table-cell office:value-type="float" office:value="959293.891858297">
                <text:p>959293.8918582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.0976107120514">
                <text:p>13.0976107120514</text:p>
              </table:table-cell>
              <table:table-cell office:value-type="float" office:value="965101.184709393">
                <text:p>965101.18470939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.1060729026794">
                <text:p>13.1060729026794</text:p>
              </table:table-cell>
              <table:table-cell office:value-type="float" office:value="956726.261065562">
                <text:p>956726.26106556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.1145071983337">
                <text:p>13.1145071983337</text:p>
              </table:table-cell>
              <table:table-cell office:value-type="float" office:value="959890.467661692">
                <text:p>959890.46766169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.122939825058">
                <text:p>13.122939825058</text:p>
              </table:table-cell>
              <table:table-cell office:value-type="float" office:value="960080.442873703">
                <text:p>960080.44287370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3.1314382553101">
                <text:p>13.1314382553101</text:p>
              </table:table-cell>
              <table:table-cell office:value-type="float" office:value="952646.519399635">
                <text:p>952646.51939963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.1398792266846">
                <text:p>13.1398792266846</text:p>
              </table:table-cell>
              <table:table-cell office:value-type="float" office:value="959131.318043159">
                <text:p>959131.3180431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.1482458114624">
                <text:p>13.1482458114624</text:p>
              </table:table-cell>
              <table:table-cell office:value-type="float" office:value="967658.87336145">
                <text:p>967658.873361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.1566622257233">
                <text:p>13.1566622257233</text:p>
              </table:table-cell>
              <table:table-cell office:value-type="float" office:value="961929.837228407">
                <text:p>961929.83722840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.1650907993317">
                <text:p>13.1650907993317</text:p>
              </table:table-cell>
              <table:table-cell office:value-type="float" office:value="960542.124462548">
                <text:p>960542.12446254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.1735351085663">
                <text:p>13.1735351085663</text:p>
              </table:table-cell>
              <table:table-cell office:value-type="float" office:value="958752.193348015">
                <text:p>958752.1933480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.1820182800293">
                <text:p>13.1820182800293</text:p>
              </table:table-cell>
              <table:table-cell office:value-type="float" office:value="954360.056884292">
                <text:p>954360.05688429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.1904346942902">
                <text:p>13.1904346942902</text:p>
              </table:table-cell>
              <table:table-cell office:value-type="float" office:value="961929.837228407">
                <text:p>961929.83722840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.1988301277161">
                <text:p>13.1988301277161</text:p>
              </table:table-cell>
              <table:table-cell office:value-type="float" office:value="964333.774003919">
                <text:p>964333.7740039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.207270860672">
                <text:p>13.207270860672</text:p>
              </table:table-cell>
              <table:table-cell office:value-type="float" office:value="959158.409852272">
                <text:p>959158.4098522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.2156748771667">
                <text:p>13.2156748771667</text:p>
              </table:table-cell>
              <table:table-cell office:value-type="float" office:value="963348.8945502">
                <text:p>963348.894550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.2241759300232">
                <text:p>13.2241759300232</text:p>
              </table:table-cell>
              <table:table-cell office:value-type="float" office:value="952352.624635405">
                <text:p>952352.62463540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.2325999736786">
                <text:p>13.2325999736786</text:p>
              </table:table-cell>
              <table:table-cell office:value-type="float" office:value="961058.647270257">
                <text:p>961058.64727025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.2410199642181">
                <text:p>13.2410199642181</text:p>
              </table:table-cell>
              <table:table-cell office:value-type="float" office:value="961521.270359044">
                <text:p>961521.2703590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.2494378089905">
                <text:p>13.2494378089905</text:p>
              </table:table-cell>
              <table:table-cell office:value-type="float" office:value="961766.368822047">
                <text:p>961766.36882204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.2578575611115">
                <text:p>13.2578575611115</text:p>
              </table:table-cell>
              <table:table-cell office:value-type="float" office:value="961548.4973524">
                <text:p>961548.49735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3.266282081604">
                <text:p>13.266282081604</text:p>
              </table:table-cell>
              <table:table-cell office:value-type="float" office:value="961004.250290081">
                <text:p>961004.25029008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.2746727466583">
                <text:p>13.2746727466583</text:p>
              </table:table-cell>
              <table:table-cell office:value-type="float" office:value="964881.79990339">
                <text:p>964881.799903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.2830619812012">
                <text:p>13.2830619812012</text:p>
              </table:table-cell>
              <table:table-cell office:value-type="float" office:value="965046.329155654">
                <text:p>965046.32915565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3.2914538383484">
                <text:p>13.2914538383484</text:p>
              </table:table-cell>
              <table:table-cell office:value-type="float" office:value="964744.735041764">
                <text:p>964744.73504176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3.2999053001404">
                <text:p>13.2999053001404</text:p>
              </table:table-cell>
              <table:table-cell office:value-type="float" office:value="957940.791694877">
                <text:p>957940.79169487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.3084030151367">
                <text:p>13.3084030151367</text:p>
              </table:table-cell>
              <table:table-cell office:value-type="float" office:value="952726.704000898">
                <text:p>952726.70400089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.3168234825134">
                <text:p>13.3168234825134</text:p>
              </table:table-cell>
              <table:table-cell office:value-type="float" office:value="961466.820997791">
                <text:p>961466.8209977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.3252604007721">
                <text:p>13.3252604007721</text:p>
              </table:table-cell>
              <table:table-cell office:value-type="float" office:value="959592.087037613">
                <text:p>959592.0870376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.3336870670319">
                <text:p>13.3336870670319</text:p>
              </table:table-cell>
              <table:table-cell office:value-type="float" office:value="960759.540063377">
                <text:p>960759.54006337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.3421015739441">
                <text:p>13.3421015739441</text:p>
              </table:table-cell>
              <table:table-cell office:value-type="float" office:value="962147.881562916">
                <text:p>962147.88156291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.3505442142487">
                <text:p>13.3505442142487</text:p>
              </table:table-cell>
              <table:table-cell office:value-type="float" office:value="958941.718223151">
                <text:p>958941.71822315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3.3590579032898">
                <text:p>13.3590579032898</text:p>
              </table:table-cell>
              <table:table-cell office:value-type="float" office:value="950939.124142373">
                <text:p>950939.12414237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.3674812316895">
                <text:p>13.3674812316895</text:p>
              </table:table-cell>
              <table:table-cell office:value-type="float" office:value="961140.25428814">
                <text:p>961140.2542881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.375928401947">
                <text:p>13.375928401947</text:p>
              </table:table-cell>
              <table:table-cell office:value-type="float" office:value="958427.467795653">
                <text:p>958427.46779565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.3843536376953">
                <text:p>13.3843536376953</text:p>
              </table:table-cell>
              <table:table-cell office:value-type="float" office:value="960922.66636482">
                <text:p>960922.6663648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.3927836418152">
                <text:p>13.3927836418152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.4013035297394">
                <text:p>13.4013035297394</text:p>
              </table:table-cell>
              <table:table-cell office:value-type="float" office:value="950247.241751784">
                <text:p>950247.24175178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.4097452163696">
                <text:p>13.4097452163696</text:p>
              </table:table-cell>
              <table:table-cell office:value-type="float" office:value="959050.051797667">
                <text:p>959050.05179766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.4181773662567">
                <text:p>13.4181773662567</text:p>
              </table:table-cell>
              <table:table-cell office:value-type="float" office:value="960134.735318235">
                <text:p>960134.73531823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.4266119003296">
                <text:p>13.4266119003296</text:p>
              </table:table-cell>
              <table:table-cell office:value-type="float" office:value="959863.334482856">
                <text:p>959863.33448285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.435028553009">
                <text:p>13.435028553009</text:p>
              </table:table-cell>
              <table:table-cell office:value-type="float" office:value="961902.588635205">
                <text:p>961902.5886352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.4434297084808">
                <text:p>13.4434297084808</text:p>
              </table:table-cell>
              <table:table-cell office:value-type="float" office:value="963676.964100235">
                <text:p>963676.96410023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.4518933296204">
                <text:p>13.4518933296204</text:p>
              </table:table-cell>
              <table:table-cell office:value-type="float" office:value="956564.55629736">
                <text:p>956564.5562973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.4604256153107">
                <text:p>13.4604256153107</text:p>
              </table:table-cell>
              <table:table-cell office:value-type="float" office:value="948866.492972308">
                <text:p>948866.49297230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.4688477516174">
                <text:p>13.4688477516174</text:p>
              </table:table-cell>
              <table:table-cell office:value-type="float" office:value="961276.296786978">
                <text:p>961276.29678697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.4772801399231">
                <text:p>13.4772801399231</text:p>
              </table:table-cell>
              <table:table-cell office:value-type="float" office:value="960107.588328433">
                <text:p>960107.5883284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.4857606887817">
                <text:p>13.4857606887817</text:p>
              </table:table-cell>
              <table:table-cell office:value-type="float" office:value="954655.192128198">
                <text:p>954655.1921281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.4941759109497">
                <text:p>13.4941759109497</text:p>
              </table:table-cell>
              <table:table-cell office:value-type="float" office:value="962066.103354488">
                <text:p>962066.10335448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.5026140213013">
                <text:p>13.5026140213013</text:p>
              </table:table-cell>
              <table:table-cell office:value-type="float" office:value="959456.52079566">
                <text:p>959456.5207956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.5110595226288">
                <text:p>13.5110595226288</text:p>
              </table:table-cell>
              <table:table-cell office:value-type="float" office:value="958616.864297208">
                <text:p>958616.86429720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.5194194316864">
                <text:p>13.5194194316864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.5278627872467">
                <text:p>13.5278627872467</text:p>
              </table:table-cell>
              <table:table-cell office:value-type="float" office:value="958860.484102332">
                <text:p>958860.48410233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.5362994670868">
                <text:p>13.5362994670868</text:p>
              </table:table-cell>
              <table:table-cell office:value-type="float" office:value="959619.204883287">
                <text:p>959619.20488328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.5446982383728">
                <text:p>13.5446982383728</text:p>
              </table:table-cell>
              <table:table-cell office:value-type="float" office:value="963950.526130525">
                <text:p>963950.5261305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.5531525611877">
                <text:p>13.5531525611877</text:p>
              </table:table-cell>
              <table:table-cell office:value-type="float" office:value="957616.615454033">
                <text:p>957616.61545403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.5616328716278">
                <text:p>13.5616328716278</text:p>
              </table:table-cell>
              <table:table-cell office:value-type="float" office:value="954682.03165678">
                <text:p>954682.0316567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.5700659751892">
                <text:p>13.5700659751892</text:p>
              </table:table-cell>
              <table:table-cell office:value-type="float" office:value="960026.156568941">
                <text:p>960026.1565689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.578516960144">
                <text:p>13.578516960144</text:p>
              </table:table-cell>
              <table:table-cell office:value-type="float" office:value="957994.84240817">
                <text:p>957994.8424081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.5869517326355">
                <text:p>13.5869517326355</text:p>
              </table:table-cell>
              <table:table-cell office:value-type="float" office:value="959836.202837922">
                <text:p>959836.20283792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.5953497886658">
                <text:p>13.5953497886658</text:p>
              </table:table-cell>
              <table:table-cell office:value-type="float" office:value="964032.62502839">
                <text:p>964032.6250283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.6038229465485">
                <text:p>13.6038229465485</text:p>
              </table:table-cell>
              <table:table-cell office:value-type="float" office:value="955487.919862686">
                <text:p>955487.91986268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.6122496128082">
                <text:p>13.6122496128082</text:p>
              </table:table-cell>
              <table:table-cell office:value-type="float" office:value="960759.540063377">
                <text:p>960759.54006337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.6207060813904">
                <text:p>13.6207060813904</text:p>
              </table:table-cell>
              <table:table-cell office:value-type="float" office:value="957373.627223773">
                <text:p>957373.6272237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.6291496753693">
                <text:p>13.6291496753693</text:p>
              </table:table-cell>
              <table:table-cell office:value-type="float" office:value="958833.409120429">
                <text:p>958833.40912042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.6376097202301">
                <text:p>13.6376097202301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.6460328102112">
                <text:p>13.6460328102112</text:p>
              </table:table-cell>
              <table:table-cell office:value-type="float" office:value="961167.459707323">
                <text:p>961167.45970732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.6544809341431">
                <text:p>13.6544809341431</text:p>
              </table:table-cell>
              <table:table-cell office:value-type="float" office:value="958319.274820794">
                <text:p>958319.27482079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.662917137146">
                <text:p>13.662917137146</text:p>
              </table:table-cell>
              <table:table-cell office:value-type="float" office:value="959673.44517296">
                <text:p>959673.4451729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.6713569164276">
                <text:p>13.6713569164276</text:p>
              </table:table-cell>
              <table:table-cell office:value-type="float" office:value="959266.792395265">
                <text:p>959266.79239526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.6798088550568">
                <text:p>13.6798088550568</text:p>
              </table:table-cell>
              <table:table-cell office:value-type="float" office:value="957886.747080395">
                <text:p>957886.7470803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.6882095336914">
                <text:p>13.6882095336914</text:p>
              </table:table-cell>
              <table:table-cell office:value-type="float" office:value="963731.664084007">
                <text:p>963731.66408400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.696620464325">
                <text:p>13.696620464325</text:p>
              </table:table-cell>
              <table:table-cell office:value-type="float" office:value="962556.981234764">
                <text:p>962556.9812347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.7050757408142">
                <text:p>13.7050757408142</text:p>
              </table:table-cell>
              <table:table-cell office:value-type="float" office:value="957508.605459057">
                <text:p>957508.60545905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.7136056423187">
                <text:p>13.7136056423187</text:p>
              </table:table-cell>
              <table:table-cell office:value-type="float" office:value="949131.709869469">
                <text:p>949131.70986946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.7220318317413">
                <text:p>13.7220318317413</text:p>
              </table:table-cell>
              <table:table-cell office:value-type="float" office:value="960813.909342991">
                <text:p>960813.9093429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.7304520606995">
                <text:p>13.7304520606995</text:p>
              </table:table-cell>
              <table:table-cell office:value-type="float" office:value="961494.044907552">
                <text:p>961494.04490755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.7388579845428">
                <text:p>13.7388579845428</text:p>
              </table:table-cell>
              <table:table-cell office:value-type="float" office:value="963130.305584707">
                <text:p>963130.3055847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.7472569942474">
                <text:p>13.7472569942474</text:p>
              </table:table-cell>
              <table:table-cell office:value-type="float" office:value="963923.162938572">
                <text:p>963923.16293857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.7559356689453">
                <text:p>13.7559356689453</text:p>
              </table:table-cell>
              <table:table-cell office:value-type="float" office:value="932861.327545947">
                <text:p>932861.32754594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.7644219398499">
                <text:p>13.7644219398499</text:p>
              </table:table-cell>
              <table:table-cell office:value-type="float" office:value="954011.49587009">
                <text:p>954011.4958700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.7728555202484">
                <text:p>13.7728555202484</text:p>
              </table:table-cell>
              <table:table-cell office:value-type="float" office:value="959971.876402906">
                <text:p>959971.87640290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.7812910079956">
                <text:p>13.7812910079956</text:p>
              </table:table-cell>
              <table:table-cell office:value-type="float" office:value="959754.817105226">
                <text:p>959754.81710522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.7897219657898">
                <text:p>13.7897219657898</text:p>
              </table:table-cell>
              <table:table-cell office:value-type="float" office:value="960270.49329789">
                <text:p>960270.4932978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.7981522083282">
                <text:p>13.7981522083282</text:p>
              </table:table-cell>
              <table:table-cell office:value-type="float" office:value="960351.96651489">
                <text:p>960351.9665148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.8065674304962">
                <text:p>13.8065674304962</text:p>
              </table:table-cell>
              <table:table-cell office:value-type="float" office:value="962066.103354488">
                <text:p>962066.1033544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.8149881362915">
                <text:p>13.8149881362915</text:p>
              </table:table-cell>
              <table:table-cell office:value-type="float" office:value="961439.598629633">
                <text:p>961439.59862963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.8233988285065">
                <text:p>13.8233988285065</text:p>
              </table:table-cell>
              <table:table-cell office:value-type="float" office:value="962584.266916121">
                <text:p>962584.26691612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.8318164348602">
                <text:p>13.8318164348602</text:p>
              </table:table-cell>
              <table:table-cell office:value-type="float" office:value="961793.609698068">
                <text:p>961793.6096980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.8402485847473">
                <text:p>13.8402485847473</text:p>
              </table:table-cell>
              <table:table-cell office:value-type="float" office:value="960134.735318235">
                <text:p>960134.73531823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.8486793041229">
                <text:p>13.8486793041229</text:p>
              </table:table-cell>
              <table:table-cell office:value-type="float" office:value="960297.649500863">
                <text:p>960297.64950086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.8571138381958">
                <text:p>13.8571138381958</text:p>
              </table:table-cell>
              <table:table-cell office:value-type="float" office:value="959863.334482856">
                <text:p>959863.33448285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.8655891418457">
                <text:p>13.8655891418457</text:p>
              </table:table-cell>
              <table:table-cell office:value-type="float" office:value="955246.010577248">
                <text:p>955246.01057724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.8739972114563">
                <text:p>13.8739972114563</text:p>
              </table:table-cell>
              <table:table-cell office:value-type="float" office:value="962884.511540861">
                <text:p>962884.51154086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.8824708461761">
                <text:p>13.8824708461761</text:p>
              </table:table-cell>
              <table:table-cell office:value-type="float" office:value="955434.151655834">
                <text:p>955434.15165583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.8909139633179">
                <text:p>13.8909139633179</text:p>
              </table:table-cell>
              <table:table-cell office:value-type="float" office:value="958887.560613334">
                <text:p>958887.56061333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.8993318080902">
                <text:p>13.8993318080902</text:p>
              </table:table-cell>
              <table:table-cell office:value-type="float" office:value="961766.368822047">
                <text:p>961766.36882204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.9078080654144">
                <text:p>13.9078080654144</text:p>
              </table:table-cell>
              <table:table-cell office:value-type="float" office:value="955138.534653465">
                <text:p>955138.5346534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.916246175766">
                <text:p>13.916246175766</text:p>
              </table:table-cell>
              <table:table-cell office:value-type="float" office:value="959456.52079566">
                <text:p>959456.5207956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.9246921539307">
                <text:p>13.9246921539307</text:p>
              </table:table-cell>
              <table:table-cell office:value-type="float" office:value="958562.743373324">
                <text:p>958562.7433733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.9331095218658">
                <text:p>13.9331095218658</text:p>
              </table:table-cell>
              <table:table-cell office:value-type="float" office:value="961820.852117264">
                <text:p>961820.85211726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.9416065216064">
                <text:p>13.9416065216064</text:p>
              </table:table-cell>
              <table:table-cell office:value-type="float" office:value="952806.90210163">
                <text:p>952806.902101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.9501371383667">
                <text:p>13.9501371383667</text:p>
              </table:table-cell>
              <table:table-cell office:value-type="float" office:value="949052.129234209">
                <text:p>949052.12923420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.9585020542145">
                <text:p>13.9585020542145</text:p>
              </table:table-cell>
              <table:table-cell office:value-type="float" office:value="967851.936269061">
                <text:p>967851.93626906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.9669077396393">
                <text:p>13.9669077396393</text:p>
              </table:table-cell>
              <table:table-cell office:value-type="float" office:value="963157.623780349">
                <text:p>963157.62378034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.9753389358521">
                <text:p>13.9753389358521</text:p>
              </table:table-cell>
              <table:table-cell office:value-type="float" office:value="960243.338630772">
                <text:p>960243.33863077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.9837579727173">
                <text:p>13.9837579727173</text:p>
              </table:table-cell>
              <table:table-cell office:value-type="float" office:value="961630.187584957">
                <text:p>961630.18758495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.9921936988831">
                <text:p>13.9921936988831</text:p>
              </table:table-cell>
              <table:table-cell office:value-type="float" office:value="959727.691594596">
                <text:p>959727.69159459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.0005688667297">
                <text:p>14.0005688667297</text:p>
              </table:table-cell>
              <table:table-cell office:value-type="float" office:value="966667.193805511">
                <text:p>966667.1938055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.0090780258179">
                <text:p>14.0090780258179</text:p>
              </table:table-cell>
              <table:table-cell office:value-type="float" office:value="951445.368002242">
                <text:p>951445.36800224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.0175397396088">
                <text:p>14.0175397396088</text:p>
              </table:table-cell>
              <table:table-cell office:value-type="float" office:value="956780.17480488">
                <text:p>956780.1748048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.0260372161865">
                <text:p>14.0260372161865</text:p>
              </table:table-cell>
              <table:table-cell office:value-type="float" office:value="952753.435201033">
                <text:p>952753.43520103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.034544467926">
                <text:p>14.034544467926</text:p>
              </table:table-cell>
              <table:table-cell office:value-type="float" office:value="951658.684602881">
                <text:p>951658.68460288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.0429906845093">
                <text:p>14.0429906845093</text:p>
              </table:table-cell>
              <table:table-cell office:value-type="float" office:value="958535.685202958">
                <text:p>958535.68520295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.0514521598816">
                <text:p>14.0514521598816</text:p>
              </table:table-cell>
              <table:table-cell office:value-type="float" office:value="956807.133953226">
                <text:p>956807.13395322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.0600373744965">
                <text:p>14.0600373744965</text:p>
              </table:table-cell>
              <table:table-cell office:value-type="float" office:value="943016.612069205">
                <text:p>943016.61206920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.0683770179749">
                <text:p>14.0683770179749</text:p>
              </table:table-cell>
              <table:table-cell office:value-type="float" office:value="970784.904771434">
                <text:p>970784.90477143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.0768024921417">
                <text:p>14.0768024921417</text:p>
              </table:table-cell>
              <table:table-cell office:value-type="float" office:value="960895.474801211">
                <text:p>960895.47480121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.0852694511414">
                <text:p>14.0852694511414</text:p>
              </table:table-cell>
              <table:table-cell office:value-type="float" office:value="956187.457663391">
                <text:p>956187.4576633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.0936951637268">
                <text:p>14.0936951637268</text:p>
              </table:table-cell>
              <table:table-cell office:value-type="float" office:value="960868.284776457">
                <text:p>960868.28477645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.1021173000336">
                <text:p>14.1021173000336</text:p>
              </table:table-cell>
              <table:table-cell office:value-type="float" office:value="961276.296786978">
                <text:p>961276.29678697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.1105287075043">
                <text:p>14.1105287075043</text:p>
              </table:table-cell>
              <table:table-cell office:value-type="float" office:value="962502.414512472">
                <text:p>962502.41451247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.1189520359039">
                <text:p>14.1189520359039</text:p>
              </table:table-cell>
              <table:table-cell office:value-type="float" office:value="961140.25428814">
                <text:p>961140.254288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.1273946762085">
                <text:p>14.1273946762085</text:p>
              </table:table-cell>
              <table:table-cell office:value-type="float" office:value="958941.718223151">
                <text:p>958941.71822315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.1358263492584">
                <text:p>14.1358263492584</text:p>
              </table:table-cell>
              <table:table-cell office:value-type="float" office:value="960189.033903577">
                <text:p>960189.03390357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.1442267894745">
                <text:p>14.1442267894745</text:p>
              </table:table-cell>
              <table:table-cell office:value-type="float" office:value="963759.016404609">
                <text:p>963759.01640460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.1526792049408">
                <text:p>14.1526792049408</text:p>
              </table:table-cell>
              <table:table-cell office:value-type="float" office:value="957832.708563692">
                <text:p>957832.70856369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.1612138748169">
                <text:p>14.1612138748169</text:p>
              </table:table-cell>
              <table:table-cell office:value-type="float" office:value="948601.424253429">
                <text:p>948601.42425342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.1696076393127">
                <text:p>14.1696076393127</text:p>
              </table:table-cell>
              <table:table-cell office:value-type="float" office:value="964525.512242231">
                <text:p>964525.51224223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.1780035495758">
                <text:p>14.1780035495758</text:p>
              </table:table-cell>
              <table:table-cell office:value-type="float" office:value="964279.005651001">
                <text:p>964279.00565100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.1864256858826">
                <text:p>14.1864256858826</text:p>
              </table:table-cell>
              <table:table-cell office:value-type="float" office:value="961276.296786978">
                <text:p>961276.29678697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.194833278656">
                <text:p>14.194833278656</text:p>
              </table:table-cell>
              <table:table-cell office:value-type="float" office:value="962939.121597096">
                <text:p>962939.1215970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.2032470703125">
                <text:p>14.2032470703125</text:p>
              </table:table-cell>
              <table:table-cell office:value-type="float" office:value="962229.673675262">
                <text:p>962229.67367526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.2116758823395">
                <text:p>14.2116758823395</text:p>
              </table:table-cell>
              <table:table-cell office:value-type="float" office:value="960514.954431024">
                <text:p>960514.95443102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.2201011180878">
                <text:p>14.2201011180878</text:p>
              </table:table-cell>
              <table:table-cell office:value-type="float" office:value="960922.66636482">
                <text:p>960922.6663648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.2284908294678">
                <text:p>14.2284908294678</text:p>
              </table:table-cell>
              <table:table-cell office:value-type="float" office:value="964991.479837449">
                <text:p>964991.47983744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.236935377121">
                <text:p>14.236935377121</text:p>
              </table:table-cell>
              <table:table-cell office:value-type="float" office:value="958725.124481211">
                <text:p>958725.1244812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.2453894615173">
                <text:p>14.2453894615173</text:p>
              </table:table-cell>
              <table:table-cell office:value-type="float" office:value="957643.621760343">
                <text:p>957643.62176034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.2538192272186">
                <text:p>14.2538192272186</text:p>
              </table:table-cell>
              <table:table-cell office:value-type="float" office:value="960406.289673898">
                <text:p>960406.28967389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.2622458934784">
                <text:p>14.2622458934784</text:p>
              </table:table-cell>
              <table:table-cell office:value-type="float" office:value="960759.540063377">
                <text:p>960759.54006337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.2706899642944">
                <text:p>14.2706899642944</text:p>
              </table:table-cell>
              <table:table-cell office:value-type="float" office:value="958779.2637434">
                <text:p>958779.263743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.2790853977203">
                <text:p>14.2790853977203</text:p>
              </table:table-cell>
              <table:table-cell office:value-type="float" office:value="964333.774003919">
                <text:p>964333.77400391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.2875311374664">
                <text:p>14.2875311374664</text:p>
              </table:table-cell>
              <table:table-cell office:value-type="float" office:value="958589.803071364">
                <text:p>958589.80307136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.2959678173065">
                <text:p>14.2959678173065</text:p>
              </table:table-cell>
              <table:table-cell office:value-type="float" office:value="959619.204883287">
                <text:p>959619.20488328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.3043918609619">
                <text:p>14.3043918609619</text:p>
              </table:table-cell>
              <table:table-cell office:value-type="float" office:value="961058.647270257">
                <text:p>961058.64727025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.3128018379211">
                <text:p>14.3128018379211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.3212552070618">
                <text:p>14.3212552070618</text:p>
              </table:table-cell>
              <table:table-cell office:value-type="float" office:value="957724.649819495">
                <text:p>957724.64981949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.3296768665314">
                <text:p>14.3296768665314</text:p>
              </table:table-cell>
              <table:table-cell office:value-type="float" office:value="961330.724570393">
                <text:p>961330.72457039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.3381025791168">
                <text:p>14.3381025791168</text:p>
              </table:table-cell>
              <table:table-cell office:value-type="float" office:value="960868.284776457">
                <text:p>960868.28477645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.3464908599854">
                <text:p>14.3464908599854</text:p>
              </table:table-cell>
              <table:table-cell office:value-type="float" office:value="965156.04649973">
                <text:p>965156.0464997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.3549308776855">
                <text:p>14.3549308776855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.3633539676666">
                <text:p>14.3633539676666</text:p>
              </table:table-cell>
              <table:table-cell office:value-type="float" office:value="961167.459707323">
                <text:p>961167.45970732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.3718032836914">
                <text:p>14.3718032836914</text:p>
              </table:table-cell>
              <table:table-cell office:value-type="float" office:value="958184.067947741">
                <text:p>958184.0679477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.3802268505096">
                <text:p>14.3802268505096</text:p>
              </table:table-cell>
              <table:table-cell office:value-type="float" office:value="961113.050408989">
                <text:p>961113.05040898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.3886613845825">
                <text:p>14.3886613845825</text:p>
              </table:table-cell>
              <table:table-cell office:value-type="float" office:value="959863.334482856">
                <text:p>959863.33448285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.3970627784729">
                <text:p>14.3970627784729</text:p>
              </table:table-cell>
              <table:table-cell office:value-type="float" office:value="963649.616436801">
                <text:p>963649.61643680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.4054746627808">
                <text:p>14.4054746627808</text:p>
              </table:table-cell>
              <table:table-cell office:value-type="float" office:value="962447.853976532">
                <text:p>962447.85397653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.4138832092285">
                <text:p>14.4138832092285</text:p>
              </table:table-cell>
              <table:table-cell office:value-type="float" office:value="962829.907678349">
                <text:p>962829.90767834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.4223458766937">
                <text:p>14.4223458766937</text:p>
              </table:table-cell>
              <table:table-cell office:value-type="float" office:value="956672.353401888">
                <text:p>956672.35340188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.4307634830475">
                <text:p>14.4307634830475</text:p>
              </table:table-cell>
              <table:table-cell office:value-type="float" office:value="961793.609698068">
                <text:p>961793.6096980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.4391827583313">
                <text:p>14.4391827583313</text:p>
              </table:table-cell>
              <table:table-cell office:value-type="float" office:value="961602.955965225">
                <text:p>961602.9559652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.4476113319397">
                <text:p>14.4476113319397</text:p>
              </table:table-cell>
              <table:table-cell office:value-type="float" office:value="960542.124462548">
                <text:p>960542.1244625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.4561331272125">
                <text:p>14.4561331272125</text:p>
              </table:table-cell>
              <table:table-cell office:value-type="float" office:value="950034.557367876">
                <text:p>950034.55736787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.4645998477936">
                <text:p>14.4645998477936</text:p>
              </table:table-cell>
              <table:table-cell office:value-type="float" office:value="956214.383419689">
                <text:p>956214.38341968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.4730308055878">
                <text:p>14.4730308055878</text:p>
              </table:table-cell>
              <table:table-cell office:value-type="float" office:value="960270.49329789">
                <text:p>960270.4932978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.4815001487732">
                <text:p>14.4815001487732</text:p>
              </table:table-cell>
              <table:table-cell office:value-type="float" office:value="955918.28347831">
                <text:p>955918.283478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.4899394512177">
                <text:p>14.4899394512177</text:p>
              </table:table-cell>
              <table:table-cell office:value-type="float" office:value="959320.992852502">
                <text:p>959320.99285250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.4984302520752">
                <text:p>14.4984302520752</text:p>
              </table:table-cell>
              <table:table-cell office:value-type="float" office:value="953502.518293881">
                <text:p>953502.51829388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.5068964958191">
                <text:p>14.5068964958191</text:p>
              </table:table-cell>
              <table:table-cell office:value-type="float" office:value="956268.239481836">
                <text:p>956268.23948183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.5153193473816">
                <text:p>14.5153193473816</text:p>
              </table:table-cell>
              <table:table-cell office:value-type="float" office:value="961194.666666667">
                <text:p>961194.66666666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.5238077640533">
                <text:p>14.5238077640533</text:p>
              </table:table-cell>
              <table:table-cell office:value-type="float" office:value="953770.333511221">
                <text:p>953770.33351122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.5322031974792">
                <text:p>14.5322031974792</text:p>
              </table:table-cell>
              <table:table-cell office:value-type="float" office:value="964333.774003919">
                <text:p>964333.77400391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.5406143665314">
                <text:p>14.5406143665314</text:p>
              </table:table-cell>
              <table:table-cell office:value-type="float" office:value="962529.697100258">
                <text:p>962529.69710025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.5490312576294">
                <text:p>14.5490312576294</text:p>
              </table:table-cell>
              <table:table-cell office:value-type="float" office:value="961875.341585701">
                <text:p>961875.34158570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.5574750900269">
                <text:p>14.5574750900269</text:p>
              </table:table-cell>
              <table:table-cell office:value-type="float" office:value="958806.335667495">
                <text:p>958806.33566749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.5658888816833">
                <text:p>14.5658888816833</text:p>
              </table:table-cell>
              <table:table-cell office:value-type="float" office:value="962229.673675262">
                <text:p>962229.6736752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.5742571353912">
                <text:p>14.5742571353912</text:p>
              </table:table-cell>
              <table:table-cell office:value-type="float" office:value="967465.887461181">
                <text:p>967465.88746118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.5826728343964">
                <text:p>14.5826728343964</text:p>
              </table:table-cell>
              <table:table-cell office:value-type="float" office:value="962011.592271517">
                <text:p>962011.5922715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.5911190509796">
                <text:p>14.5911190509796</text:p>
              </table:table-cell>
              <table:table-cell office:value-type="float" office:value="958535.685202958">
                <text:p>958535.68520295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.5995907783508">
                <text:p>14.5995907783508</text:p>
              </table:table-cell>
              <table:table-cell office:value-type="float" office:value="955649.26079982">
                <text:p>955649.2607998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.6079921722412">
                <text:p>14.6079921722412</text:p>
              </table:table-cell>
              <table:table-cell office:value-type="float" office:value="963649.616436801">
                <text:p>963649.61643680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.6165072917938">
                <text:p>14.6165072917938</text:p>
              </table:table-cell>
              <table:table-cell office:value-type="float" office:value="950779.369564609">
                <text:p>950779.36956460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.624986410141">
                <text:p>14.624986410141</text:p>
              </table:table-cell>
              <table:table-cell office:value-type="float" office:value="954816.251940164">
                <text:p>954816.2519401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.6334149837494">
                <text:p>14.6334149837494</text:p>
              </table:table-cell>
              <table:table-cell office:value-type="float" office:value="960542.124462548">
                <text:p>960542.12446254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.6418519020081">
                <text:p>14.6418519020081</text:p>
              </table:table-cell>
              <table:table-cell office:value-type="float" office:value="959592.087037613">
                <text:p>959592.0870376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.6502826213837">
                <text:p>14.6502826213837</text:p>
              </table:table-cell>
              <table:table-cell office:value-type="float" office:value="960297.649500863">
                <text:p>960297.64950086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.6587450504303">
                <text:p>14.6587450504303</text:p>
              </table:table-cell>
              <table:table-cell office:value-type="float" office:value="956699.306474334">
                <text:p>956699.30647433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.6671545505524">
                <text:p>14.6671545505524</text:p>
              </table:table-cell>
              <table:table-cell office:value-type="float" office:value="962720.718530279">
                <text:p>962720.71853027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.6755759716034">
                <text:p>14.6755759716034</text:p>
              </table:table-cell>
              <table:table-cell office:value-type="float" office:value="961357.940773456">
                <text:p>961357.94077345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.6839981079102">
                <text:p>14.6839981079102</text:p>
              </table:table-cell>
              <table:table-cell office:value-type="float" office:value="961276.296786978">
                <text:p>961276.29678697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.6924262046814">
                <text:p>14.6924262046814</text:p>
              </table:table-cell>
              <table:table-cell office:value-type="float" office:value="960596.469137199">
                <text:p>960596.46913719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.7008626461029">
                <text:p>14.7008626461029</text:p>
              </table:table-cell>
              <table:table-cell office:value-type="float" office:value="959646.324261693">
                <text:p>959646.32426169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.7092735767365">
                <text:p>14.7092735767365</text:p>
              </table:table-cell>
              <table:table-cell office:value-type="float" office:value="962556.981234764">
                <text:p>962556.98123476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.7176849842072">
                <text:p>14.7176849842072</text:p>
              </table:table-cell>
              <table:table-cell office:value-type="float" office:value="962502.414512472">
                <text:p>962502.41451247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.7261168956757">
                <text:p>14.7261168956757</text:p>
              </table:table-cell>
              <table:table-cell office:value-type="float" office:value="960161.883843239">
                <text:p>960161.88384323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.7345352172852">
                <text:p>14.7345352172852</text:p>
              </table:table-cell>
              <table:table-cell office:value-type="float" office:value="961711.891699">
                <text:p>961711.89169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.7429530620575">
                <text:p>14.7429530620575</text:p>
              </table:table-cell>
              <table:table-cell office:value-type="float" office:value="961766.368822047">
                <text:p>961766.3688220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.7513973712921">
                <text:p>14.7513973712921</text:p>
              </table:table-cell>
              <table:table-cell office:value-type="float" office:value="958752.193348015">
                <text:p>958752.1933480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.7598457336426">
                <text:p>14.7598457336426</text:p>
              </table:table-cell>
              <table:table-cell office:value-type="float" office:value="958292.230393679">
                <text:p>958292.23039367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.7684075832367">
                <text:p>14.7684075832367</text:p>
              </table:table-cell>
              <table:table-cell office:value-type="float" office:value="945590.075018797">
                <text:p>945590.07501879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.776992559433">
                <text:p>14.776992559433</text:p>
              </table:table-cell>
              <table:table-cell office:value-type="float" office:value="943042.801155299">
                <text:p>943042.80115529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.7854332923889">
                <text:p>14.7854332923889</text:p>
              </table:table-cell>
              <table:table-cell office:value-type="float" office:value="959158.409852272">
                <text:p>959158.4098522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.7938482761383">
                <text:p>14.7938482761383</text:p>
              </table:table-cell>
              <table:table-cell office:value-type="float" office:value="962093.361212636">
                <text:p>962093.3612126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.8022904396057">
                <text:p>14.8022904396057</text:p>
              </table:table-cell>
              <table:table-cell office:value-type="float" office:value="958995.881950917">
                <text:p>958995.8819509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.8107194900513">
                <text:p>14.8107194900513</text:p>
              </table:table-cell>
              <table:table-cell office:value-type="float" office:value="960487.785936528">
                <text:p>960487.78593652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.8191602230072">
                <text:p>14.8191602230072</text:p>
              </table:table-cell>
              <table:table-cell office:value-type="float" office:value="959158.409852272">
                <text:p>959158.40985227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.8275685310364">
                <text:p>14.8275685310364</text:p>
              </table:table-cell>
              <table:table-cell office:value-type="float" office:value="962857.208835455">
                <text:p>962857.20883545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.8359649181366">
                <text:p>14.8359649181366</text:p>
              </table:table-cell>
              <table:table-cell office:value-type="float" office:value="964224.243518755">
                <text:p>964224.2435187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.8443865776062">
                <text:p>14.8443865776062</text:p>
              </table:table-cell>
              <table:table-cell office:value-type="float" office:value="961330.724570393">
                <text:p>961330.72457039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.8528335094452">
                <text:p>14.8528335094452</text:p>
              </table:table-cell>
              <table:table-cell office:value-type="float" office:value="958454.519856615">
                <text:p>958454.5198566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.8612577915192">
                <text:p>14.8612577915192</text:p>
              </table:table-cell>
              <table:table-cell office:value-type="float" office:value="961031.448010415">
                <text:p>961031.4480104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.8696978092194">
                <text:p>14.8696978092194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.8782012462616">
                <text:p>14.8782012462616</text:p>
              </table:table-cell>
              <table:table-cell office:value-type="float" office:value="952085.604889811">
                <text:p>952085.60488981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.8866283893585">
                <text:p>14.8866283893585</text:p>
              </table:table-cell>
              <table:table-cell office:value-type="float" office:value="960705.17693657">
                <text:p>960705.1769365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.8950517177582">
                <text:p>14.8950517177582</text:p>
              </table:table-cell>
              <table:table-cell office:value-type="float" office:value="961140.25428814">
                <text:p>961140.2542881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.9034738540649">
                <text:p>14.9034738540649</text:p>
              </table:table-cell>
              <table:table-cell office:value-type="float" office:value="961276.296786978">
                <text:p>961276.29678697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.91188788414">
                <text:p>14.91188788414</text:p>
              </table:table-cell>
              <table:table-cell office:value-type="float" office:value="962202.408092715">
                <text:p>962202.4080927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.9203288555145">
                <text:p>14.9203288555145</text:p>
              </table:table-cell>
              <table:table-cell office:value-type="float" office:value="959131.318043159">
                <text:p>959131.31804315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.928772687912">
                <text:p>14.928772687912</text:p>
              </table:table-cell>
              <table:table-cell office:value-type="float" office:value="958806.335667495">
                <text:p>958806.33566749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.937260389328">
                <text:p>14.937260389328</text:p>
              </table:table-cell>
              <table:table-cell office:value-type="float" office:value="953850.70741573">
                <text:p>953850.7074157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4.9457278251648">
                <text:p>14.9457278251648</text:p>
              </table:table-cell>
              <table:table-cell office:value-type="float" office:value="956133.610699704">
                <text:p>956133.61069970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4.954197883606">
                <text:p>14.954197883606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4.9626414775848">
                <text:p>14.9626414775848</text:p>
              </table:table-cell>
              <table:table-cell office:value-type="float" office:value="958833.409120429">
                <text:p>958833.40912042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4.9710505008698">
                <text:p>14.9710505008698</text:p>
              </table:table-cell>
              <table:table-cell office:value-type="float" office:value="962775.310008506">
                <text:p>962775.31000850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.9794914722443">
                <text:p>14.9794914722443</text:p>
              </table:table-cell>
              <table:table-cell office:value-type="float" office:value="959131.318043159">
                <text:p>959131.31804315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4.9879152774811">
                <text:p>14.9879152774811</text:p>
              </table:table-cell>
              <table:table-cell office:value-type="float" office:value="961085.848069738">
                <text:p>961085.84806973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4.9964570999146">
                <text:p>14.9964570999146</text:p>
              </table:table-cell>
              <table:table-cell office:value-type="float" office:value="947807.105925699">
                <text:p>947807.10592569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.0048851966858">
                <text:p>15.0048851966858</text:p>
              </table:table-cell>
              <table:table-cell office:value-type="float" office:value="960596.469137199">
                <text:p>960596.46913719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.0133192539215">
                <text:p>15.0133192539215</text:p>
              </table:table-cell>
              <table:table-cell office:value-type="float" office:value="959917.602374558">
                <text:p>959917.60237455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.0217199325562">
                <text:p>15.0217199325562</text:p>
              </table:table-cell>
              <table:table-cell office:value-type="float" office:value="963731.664084007">
                <text:p>963731.6640840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.0301268100739">
                <text:p>15.0301268100739</text:p>
              </table:table-cell>
              <table:table-cell office:value-type="float" office:value="963021.048296985">
                <text:p>963021.04829698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.038544178009">
                <text:p>15.038544178009</text:p>
              </table:table-cell>
              <table:table-cell office:value-type="float" office:value="961820.852117264">
                <text:p>961820.85211726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.0470097064972">
                <text:p>15.0470097064972</text:p>
              </table:table-cell>
              <table:table-cell office:value-type="float" office:value="956349.034950855">
                <text:p>956349.03495085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.0554320812225">
                <text:p>15.0554320812225</text:p>
              </table:table-cell>
              <table:table-cell office:value-type="float" office:value="961249.085206364">
                <text:p>961249.08520636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8.0659730434418">
                <text:p>28.0659730434418</text:p>
              </table:table-cell>
              <table:table-cell office:value-type="float" office:value="622.264671661973">
                <text:p>622.26467166197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8.0766403675079">
                <text:p>28.0766403675079</text:p>
              </table:table-cell>
              <table:table-cell office:value-type="float" office:value="758953.224799964">
                <text:p>758953.22479996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8.087192773819">
                <text:p>28.087192773819</text:p>
              </table:table-cell>
              <table:table-cell office:value-type="float" office:value="767218.372887483">
                <text:p>767218.37288748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8.0980277061462">
                <text:p>28.0980277061462</text:p>
              </table:table-cell>
              <table:table-cell office:value-type="float" office:value="747212.788733634">
                <text:p>747212.78873363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8.1085872650146">
                <text:p>28.1085872650146</text:p>
              </table:table-cell>
              <table:table-cell office:value-type="float" office:value="766698.694603748">
                <text:p>766698.69460374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8.1190793514252">
                <text:p>28.1190793514252</text:p>
              </table:table-cell>
              <table:table-cell office:value-type="float" office:value="771629.17681278">
                <text:p>771629.1768127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8.1295990943909">
                <text:p>28.1295990943909</text:p>
              </table:table-cell>
              <table:table-cell office:value-type="float" office:value="769600.552636947">
                <text:p>769600.55263694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8.1401143074036">
                <text:p>28.1401143074036</text:p>
              </table:table-cell>
              <table:table-cell office:value-type="float" office:value="769932.096499184">
                <text:p>769932.09649918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8.1506237983704">
                <text:p>28.1506237983704</text:p>
              </table:table-cell>
              <table:table-cell office:value-type="float" office:value="770351.297277677">
                <text:p>770351.29727767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8.1612250804901">
                <text:p>28.1612250804901</text:p>
              </table:table-cell>
              <table:table-cell office:value-type="float" office:value="763681.214078489">
                <text:p>763681.21407848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8.1717219352722">
                <text:p>28.1717219352722</text:p>
              </table:table-cell>
              <table:table-cell office:value-type="float" office:value="771278.651373021">
                <text:p>771278.65137302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8.1824796199799">
                <text:p>28.1824796199799</text:p>
              </table:table-cell>
              <table:table-cell office:value-type="float" office:value="752578.293566189">
                <text:p>752578.29356618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8.1931207180023">
                <text:p>28.1931207180023</text:p>
              </table:table-cell>
              <table:table-cell office:value-type="float" office:value="760823.740455279">
                <text:p>760823.74045527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8.2039217948914">
                <text:p>28.2039217948914</text:p>
              </table:table-cell>
              <table:table-cell office:value-type="float" office:value="749554.890051432">
                <text:p>749554.89005143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8.2144594192505">
                <text:p>28.2144594192505</text:p>
              </table:table-cell>
              <table:table-cell office:value-type="float" office:value="768294.610253858">
                <text:p>768294.61025385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8.2250950336456">
                <text:p>28.2250950336456</text:p>
              </table:table-cell>
              <table:table-cell office:value-type="float" office:value="761216.014346881">
                <text:p>761216.01434688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8.2356011867523">
                <text:p>28.2356011867523</text:p>
              </table:table-cell>
              <table:table-cell office:value-type="float" office:value="770596.041937094">
                <text:p>770596.04193709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8.2463777065277">
                <text:p>28.2463777065277</text:p>
              </table:table-cell>
              <table:table-cell office:value-type="float" office:value="751262.946548673">
                <text:p>751262.94654867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8.2570741176605">
                <text:p>28.2570741176605</text:p>
              </table:table-cell>
              <table:table-cell office:value-type="float" office:value="756889.380884451">
                <text:p>756889.38088445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8.2676026821136">
                <text:p>28.2676026821136</text:p>
              </table:table-cell>
              <table:table-cell office:value-type="float" office:value="768955.733333333">
                <text:p>768955.73333333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8.2782421112061">
                <text:p>28.2782421112061</text:p>
              </table:table-cell>
              <table:table-cell office:value-type="float" office:value="760943.085355742">
                <text:p>760943.08535574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8.2887086868286">
                <text:p>28.2887086868286</text:p>
              </table:table-cell>
              <table:table-cell office:value-type="float" office:value="773509.913075171">
                <text:p>773509.91307517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8.2992296218872">
                <text:p>28.2992296218872</text:p>
              </table:table-cell>
              <table:table-cell office:value-type="float" office:value="769513.351704133">
                <text:p>769513.35170413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8.309690952301">
                <text:p>28.309690952301</text:p>
              </table:table-cell>
              <table:table-cell office:value-type="float" office:value="773897.74337937">
                <text:p>773897.7433793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8.3202171325684">
                <text:p>28.3202171325684</text:p>
              </table:table-cell>
              <table:table-cell office:value-type="float" office:value="769129.902242356">
                <text:p>769129.90224235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8.3306365013123">
                <text:p>28.3306365013123</text:p>
              </table:table-cell>
              <table:table-cell office:value-type="float" office:value="777014.442908791">
                <text:p>777014.4429087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8.3413662910461">
                <text:p>28.3413662910461</text:p>
              </table:table-cell>
              <table:table-cell office:value-type="float" office:value="754534.823215714">
                <text:p>754534.82321571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8.3520224094391">
                <text:p>28.3520224094391</text:p>
              </table:table-cell>
              <table:table-cell office:value-type="float" office:value="759751.318581497">
                <text:p>759751.31858149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8.3624272346497">
                <text:p>28.3624272346497</text:p>
              </table:table-cell>
              <table:table-cell office:value-type="float" office:value="778100.528952132">
                <text:p>778100.52895213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8.3729681968689">
                <text:p>28.3729681968689</text:p>
              </table:table-cell>
              <table:table-cell office:value-type="float" office:value="768051.325070117">
                <text:p>768051.32507011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8.383442401886">
                <text:p>28.383442401886</text:p>
              </table:table-cell>
              <table:table-cell office:value-type="float" office:value="772946.489665847">
                <text:p>772946.48966584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8.3939604759216">
                <text:p>28.3939604759216</text:p>
              </table:table-cell>
              <table:table-cell office:value-type="float" office:value="769722.66715024">
                <text:p>769722.667150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8.4044649600983">
                <text:p>28.4044649600983</text:p>
              </table:table-cell>
              <table:table-cell office:value-type="float" office:value="770718.472593568">
                <text:p>770718.47259356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8.4149672985077">
                <text:p>28.4149672985077</text:p>
              </table:table-cell>
              <table:table-cell office:value-type="float" office:value="770875.94061294">
                <text:p>770875.9406129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8.4254400730133">
                <text:p>28.4254400730133</text:p>
              </table:table-cell>
              <table:table-cell office:value-type="float" office:value="773052.069025179">
                <text:p>773052.06902517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8.4358451366425">
                <text:p>28.4358451366425</text:p>
              </table:table-cell>
              <table:table-cell office:value-type="float" office:value="778082.699784611">
                <text:p>778082.6997846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8.4463202953339">
                <text:p>28.4463202953339</text:p>
              </table:table-cell>
              <table:table-cell office:value-type="float" office:value="772876.119446468">
                <text:p>772876.1194464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8.456835269928">
                <text:p>28.456835269928</text:p>
              </table:table-cell>
              <table:table-cell office:value-type="float" office:value="769949.554089291">
                <text:p>769949.55408929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8.4673452377319">
                <text:p>28.4673452377319</text:p>
              </table:table-cell>
              <table:table-cell office:value-type="float" office:value="770316.346445261">
                <text:p>770316.34644526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8.4778196811676">
                <text:p>28.4778196811676</text:p>
              </table:table-cell>
              <table:table-cell office:value-type="float" office:value="772928.895909681">
                <text:p>772928.89590968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8.4882364273071">
                <text:p>28.4882364273071</text:p>
              </table:table-cell>
              <table:table-cell office:value-type="float" office:value="777210.07035774">
                <text:p>777210.0703577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8.4988462924957">
                <text:p>28.4988462924957</text:p>
              </table:table-cell>
              <table:table-cell office:value-type="float" office:value="763063.418440035">
                <text:p>763063.41844003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8.5092277526855">
                <text:p>28.5092277526855</text:p>
              </table:table-cell>
              <table:table-cell office:value-type="float" office:value="779851.759961417">
                <text:p>779851.75996141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8.5197694301605">
                <text:p>28.5197694301605</text:p>
              </table:table-cell>
              <table:table-cell office:value-type="float" office:value="767999.212574918">
                <text:p>767999.21257491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8.5303516387939">
                <text:p>28.5303516387939</text:p>
              </table:table-cell>
              <table:table-cell office:value-type="float" office:value="765057.681288724">
                <text:p>765057.68128872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8.5409080982208">
                <text:p>28.5409080982208</text:p>
              </table:table-cell>
              <table:table-cell office:value-type="float" office:value="766923.802064277">
                <text:p>766923.80206427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8.5513732433319">
                <text:p>28.5513732433319</text:p>
              </table:table-cell>
              <table:table-cell office:value-type="float" office:value="773615.646420923">
                <text:p>773615.64642092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8.5618734359741">
                <text:p>28.5618734359741</text:p>
              </table:table-cell>
              <table:table-cell office:value-type="float" office:value="771033.472991077">
                <text:p>771033.47299107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.5723531246185">
                <text:p>28.5723531246185</text:p>
              </table:table-cell>
              <table:table-cell office:value-type="float" office:value="772542.03580935">
                <text:p>772542.035809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.5828261375427">
                <text:p>28.5828261375427</text:p>
              </table:table-cell>
              <table:table-cell office:value-type="float" office:value="773034.470462358">
                <text:p>773034.47046235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8.5932836532593">
                <text:p>28.5932836532593</text:p>
              </table:table-cell>
              <table:table-cell office:value-type="float" office:value="774180.046144727">
                <text:p>774180.04614472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.6037776470184">
                <text:p>28.6037776470184</text:p>
              </table:table-cell>
              <table:table-cell office:value-type="float" office:value="771488.928410769">
                <text:p>771488.92841076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8.6142632961273">
                <text:p>28.6142632961273</text:p>
              </table:table-cell>
              <table:table-cell office:value-type="float" office:value="772102.891859936">
                <text:p>772102.89185993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8.6246500015259">
                <text:p>28.6246500015259</text:p>
              </table:table-cell>
              <table:table-cell office:value-type="float" office:value="779457.940640422">
                <text:p>779457.94064042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.6351084709167">
                <text:p>28.6351084709167</text:p>
              </table:table-cell>
              <table:table-cell office:value-type="float" office:value="774109.451146674">
                <text:p>774109.45114667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8.6455619335175">
                <text:p>28.6455619335175</text:p>
              </table:table-cell>
              <table:table-cell office:value-type="float" office:value="774480.218588208">
                <text:p>774480.21858820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8.6559710502625">
                <text:p>28.6559710502625</text:p>
              </table:table-cell>
              <table:table-cell office:value-type="float" office:value="777779.728898967">
                <text:p>777779.72889896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8.6664297580719">
                <text:p>28.6664297580719</text:p>
              </table:table-cell>
              <table:table-cell office:value-type="float" office:value="774091.804408781">
                <text:p>774091.80440878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8.6769320964813">
                <text:p>28.6769320964813</text:p>
              </table:table-cell>
              <table:table-cell office:value-type="float" office:value="770875.94061294">
                <text:p>770875.9406129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8.6873359680176">
                <text:p>28.6873359680176</text:p>
              </table:table-cell>
              <table:table-cell office:value-type="float" office:value="778171.853793799">
                <text:p>778171.85379379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8.6976962089539">
                <text:p>28.6976962089539</text:p>
              </table:table-cell>
              <table:table-cell office:value-type="float" office:value="781449.00777834">
                <text:p>781449.0077783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8.7080743312836">
                <text:p>28.7080743312836</text:p>
              </table:table-cell>
              <table:table-cell office:value-type="float" office:value="780102.579521698">
                <text:p>780102.57952169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8.7184772491455">
                <text:p>28.7184772491455</text:p>
              </table:table-cell>
              <table:table-cell office:value-type="float" office:value="778243.191712695">
                <text:p>778243.19171269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8.7288255691528">
                <text:p>28.7288255691528</text:p>
              </table:table-cell>
              <table:table-cell office:value-type="float" office:value="782349.211685559">
                <text:p>782349.21168555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8.7392065525055">
                <text:p>28.7392065525055</text:p>
              </table:table-cell>
              <table:table-cell office:value-type="float" office:value="779887.581451965">
                <text:p>779887.58145196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8.749588727951">
                <text:p>28.749588727951</text:p>
              </table:table-cell>
              <table:table-cell office:value-type="float" office:value="779798.033895191">
                <text:p>779798.03389519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8.7599704265594">
                <text:p>28.7599704265594</text:p>
              </table:table-cell>
              <table:table-cell office:value-type="float" office:value="779833.85045012">
                <text:p>779833.8504501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8.7703597545624">
                <text:p>28.7703597545624</text:p>
              </table:table-cell>
              <table:table-cell office:value-type="float" office:value="779261.180099137">
                <text:p>779261.18009913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8.7807824611664">
                <text:p>28.7807824611664</text:p>
              </table:table-cell>
              <table:table-cell office:value-type="float" office:value="776765.604904383">
                <text:p>776765.60490438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8.7912104129791">
                <text:p>28.7912104129791</text:p>
              </table:table-cell>
              <table:table-cell office:value-type="float" office:value="776374.895605652">
                <text:p>776374.89560565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8.8016011714935">
                <text:p>28.8016011714935</text:p>
              </table:table-cell>
              <table:table-cell office:value-type="float" office:value="779153.898031297">
                <text:p>779153.89803129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8.8120732307434">
                <text:p>28.8120732307434</text:p>
              </table:table-cell>
              <table:table-cell office:value-type="float" office:value="773104.869521663">
                <text:p>773104.86952166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.8225340843201">
                <text:p>28.8225340843201</text:p>
              </table:table-cell>
              <table:table-cell office:value-type="float" office:value="773933.019965357">
                <text:p>773933.01996535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8.8329176902771">
                <text:p>28.8329176902771</text:p>
              </table:table-cell>
              <table:table-cell office:value-type="float" office:value="779690.603967671">
                <text:p>779690.60396767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8.8434045314789">
                <text:p>28.8434045314789</text:p>
              </table:table-cell>
              <table:table-cell office:value-type="float" office:value="772015.122973741">
                <text:p>772015.12297374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8.8538424968719">
                <text:p>28.8538424968719</text:p>
              </table:table-cell>
              <table:table-cell office:value-type="float" office:value="775630.086432161">
                <text:p>775630.08643216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8.8642239570618">
                <text:p>28.8642239570618</text:p>
              </table:table-cell>
              <table:table-cell office:value-type="float" office:value="779851.759961417">
                <text:p>779851.75996141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8.8746819496155">
                <text:p>28.8746819496155</text:p>
              </table:table-cell>
              <table:table-cell office:value-type="float" office:value="774144.747036294">
                <text:p>774144.74703629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8.8851587772369">
                <text:p>28.8851587772369</text:p>
              </table:table-cell>
              <table:table-cell office:value-type="float" office:value="772753.002389459">
                <text:p>772753.00238945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8.8957154750824">
                <text:p>28.8957154750824</text:p>
              </table:table-cell>
              <table:table-cell office:value-type="float" office:value="766906.481412891">
                <text:p>766906.48141289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8.906400680542">
                <text:p>28.906400680542</text:p>
              </table:table-cell>
              <table:table-cell office:value-type="float" office:value="757683.137737912">
                <text:p>757683.13773791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8.9168694019318">
                <text:p>28.9168694019318</text:p>
              </table:table-cell>
              <table:table-cell office:value-type="float" office:value="773351.367236785">
                <text:p>773351.36723678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8.9273865222931">
                <text:p>28.9273865222931</text:p>
              </table:table-cell>
              <table:table-cell office:value-type="float" office:value="769792.46427276">
                <text:p>769792.4642727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8.9379580020905">
                <text:p>28.9379580020905</text:p>
              </table:table-cell>
              <table:table-cell office:value-type="float" office:value="765834.126838069">
                <text:p>765834.12683806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8.94837641716">
                <text:p>28.94837641716</text:p>
              </table:table-cell>
              <table:table-cell office:value-type="float" office:value="777085.568767449">
                <text:p>777085.56876744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8.9588067531586">
                <text:p>28.9588067531586</text:p>
              </table:table-cell>
              <table:table-cell office:value-type="float" office:value="776197.43037396">
                <text:p>776197.4303739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8.9692780971527">
                <text:p>28.9692780971527</text:p>
              </table:table-cell>
              <table:table-cell office:value-type="float" office:value="773157.67723133">
                <text:p>773157.6772313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8.9798035621643">
                <text:p>28.9798035621643</text:p>
              </table:table-cell>
              <table:table-cell office:value-type="float" office:value="769182.168301357">
                <text:p>769182.16830135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8.9903147220612">
                <text:p>28.9903147220612</text:p>
              </table:table-cell>
              <table:table-cell office:value-type="float" office:value="770228.983237689">
                <text:p>770228.98323768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.0008251667023">
                <text:p>29.0008251667023</text:p>
              </table:table-cell>
              <table:table-cell office:value-type="float" office:value="770281.398784139">
                <text:p>770281.39878413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9.0112850666046">
                <text:p>29.0112850666046</text:p>
              </table:table-cell>
              <table:table-cell office:value-type="float" office:value="774003.582786287">
                <text:p>774003.58278628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9.0217115879059">
                <text:p>29.0217115879059</text:p>
              </table:table-cell>
              <table:table-cell office:value-type="float" office:value="776481.413701637">
                <text:p>776481.41370163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.0322170257568">
                <text:p>29.0322170257568</text:p>
              </table:table-cell>
              <table:table-cell office:value-type="float" office:value="770648.507455235">
                <text:p>770648.50745523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.0428984165192">
                <text:p>29.0428984165192</text:p>
              </table:table-cell>
              <table:table-cell office:value-type="float" office:value="757953.732818464">
                <text:p>757953.73281846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.0535995960236">
                <text:p>29.0535995960236</text:p>
              </table:table-cell>
              <table:table-cell office:value-type="float" office:value="756552.116210676">
                <text:p>756552.11621067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9.0642387866974">
                <text:p>29.0642387866974</text:p>
              </table:table-cell>
              <table:table-cell office:value-type="float" office:value="760960.137683758">
                <text:p>760960.13768375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.0749125480652">
                <text:p>29.0749125480652</text:p>
              </table:table-cell>
              <table:table-cell office:value-type="float" office:value="758495.50322768">
                <text:p>758495.5032276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9.0855760574341">
                <text:p>29.0855760574341</text:p>
              </table:table-cell>
              <table:table-cell office:value-type="float" office:value="759224.727988195">
                <text:p>759224.72798819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9.0961420536041">
                <text:p>29.0961420536041</text:p>
              </table:table-cell>
              <table:table-cell office:value-type="float" office:value="766231.585712029">
                <text:p>766231.58571202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9.1067497730255">
                <text:p>29.1067497730255</text:p>
              </table:table-cell>
              <table:table-cell office:value-type="float" office:value="763217.773622224">
                <text:p>763217.77362222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9.1173815727234">
                <text:p>29.1173815727234</text:p>
              </table:table-cell>
              <table:table-cell office:value-type="float" office:value="761489.13919225">
                <text:p>761489.1391922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9.1279969215393">
                <text:p>29.1279969215393</text:p>
              </table:table-cell>
              <table:table-cell office:value-type="float" office:value="762669.238702722">
                <text:p>762669.23870272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9.1385552883148">
                <text:p>29.1385552883148</text:p>
              </table:table-cell>
              <table:table-cell office:value-type="float" office:value="766785.258755786">
                <text:p>766785.25875578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9.1491758823395">
                <text:p>29.1491758823395</text:p>
              </table:table-cell>
              <table:table-cell office:value-type="float" office:value="762292.578099044">
                <text:p>762292.57809904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9.159866809845">
                <text:p>29.159866809845</text:p>
              </table:table-cell>
              <table:table-cell office:value-type="float" office:value="757277.607189849">
                <text:p>757277.60718984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.1704969406128">
                <text:p>29.1704969406128</text:p>
              </table:table-cell>
              <table:table-cell office:value-type="float" office:value="761608.692952945">
                <text:p>761608.69295294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9.1811776161194">
                <text:p>29.1811776161194</text:p>
              </table:table-cell>
              <table:table-cell office:value-type="float" office:value="758004.490914773">
                <text:p>758004.49091477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9.19189620018">
                <text:p>29.19189620018</text:p>
              </table:table-cell>
              <table:table-cell office:value-type="float" office:value="755323.64668461">
                <text:p>755323.6466846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9.2025582790375">
                <text:p>29.2025582790375</text:p>
              </table:table-cell>
              <table:table-cell office:value-type="float" office:value="759326.59177102">
                <text:p>759326.5917710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9.2132298946381">
                <text:p>29.2132298946381</text:p>
              </table:table-cell>
              <table:table-cell office:value-type="float" office:value="758648.015728329">
                <text:p>758648.01572832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9.2239167690277">
                <text:p>29.2239167690277</text:p>
              </table:table-cell>
              <table:table-cell office:value-type="float" office:value="757564.81313582">
                <text:p>757564.8131358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9.234570980072">
                <text:p>29.234570980072</text:p>
              </table:table-cell>
              <table:table-cell office:value-type="float" office:value="759887.331528185">
                <text:p>759887.33152818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9.2452836036682">
                <text:p>29.2452836036682</text:p>
              </table:table-cell>
              <table:table-cell office:value-type="float" office:value="755743.905991276">
                <text:p>755743.90599127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9.2559621334076">
                <text:p>29.2559621334076</text:p>
              </table:table-cell>
              <table:table-cell office:value-type="float" office:value="758156.806001474">
                <text:p>758156.80600147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9.2666397094727">
                <text:p>29.2666397094727</text:p>
              </table:table-cell>
              <table:table-cell office:value-type="float" office:value="758224.521245953">
                <text:p>758224.52124595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9.2772872447968">
                <text:p>29.2772872447968</text:p>
              </table:table-cell>
              <table:table-cell office:value-type="float" office:value="760363.760585772">
                <text:p>760363.76058577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9.2880001068115">
                <text:p>29.2880001068115</text:p>
              </table:table-cell>
              <table:table-cell office:value-type="float" office:value="755727.086640109">
                <text:p>755727.08664010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9.2986359596252">
                <text:p>29.2986359596252</text:p>
              </table:table-cell>
              <table:table-cell office:value-type="float" office:value="761198.950549204">
                <text:p>761198.95054920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.30925989151">
                <text:p>29.30925989151</text:p>
              </table:table-cell>
              <table:table-cell office:value-type="float" office:value="762053.078635548">
                <text:p>762053.07863554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9.3199927806854">
                <text:p>29.3199927806854</text:p>
              </table:table-cell>
              <table:table-cell office:value-type="float" office:value="754316.928804674">
                <text:p>754316.92880467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9.33056640625">
                <text:p>29.33056640625</text:p>
              </table:table-cell>
              <table:table-cell office:value-type="float" office:value="765678.711673318">
                <text:p>765678.71167331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.3412353992462">
                <text:p>29.3412353992462</text:p>
              </table:table-cell>
              <table:table-cell office:value-type="float" office:value="758834.503206776">
                <text:p>758834.50320677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9.3519365787506">
                <text:p>29.3519365787506</text:p>
              </table:table-cell>
              <table:table-cell office:value-type="float" office:value="756552.116210676">
                <text:p>756552.11621067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9.3625748157501">
                <text:p>29.3625748157501</text:p>
              </table:table-cell>
              <table:table-cell office:value-type="float" office:value="761028.354639175">
                <text:p>761028.35463917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9.3731362819672">
                <text:p>29.3731362819672</text:p>
              </table:table-cell>
              <table:table-cell office:value-type="float" office:value="766560.232606438">
                <text:p>766560.23260643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9.3838188648224">
                <text:p>29.3838188648224</text:p>
              </table:table-cell>
              <table:table-cell office:value-type="float" office:value="757869.151095835">
                <text:p>757869.15109583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9.3944797515869">
                <text:p>29.3944797515869</text:p>
              </table:table-cell>
              <table:table-cell office:value-type="float" office:value="759411.499138991">
                <text:p>759411.49913899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9.405116558075">
                <text:p>29.405116558075</text:p>
              </table:table-cell>
              <table:table-cell office:value-type="float" office:value="761130.703008024">
                <text:p>761130.70300802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9.4157781600952">
                <text:p>29.4157781600952</text:p>
              </table:table-cell>
              <table:table-cell office:value-type="float" office:value="759360.552439733">
                <text:p>759360.55243973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9.4264509677887">
                <text:p>29.4264509677887</text:p>
              </table:table-cell>
              <table:table-cell office:value-type="float" office:value="758563.278990283">
                <text:p>758563.27899028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9.4371671676636">
                <text:p>29.4371671676636</text:p>
              </table:table-cell>
              <table:table-cell office:value-type="float" office:value="755491.694306628">
                <text:p>755491.69430662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9.4478907585144">
                <text:p>29.4478907585144</text:p>
              </table:table-cell>
              <table:table-cell office:value-type="float" office:value="754970.989906176">
                <text:p>754970.98990617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9.4585285186768">
                <text:p>29.4585285186768</text:p>
              </table:table-cell>
              <table:table-cell office:value-type="float" office:value="761062.467703617">
                <text:p>761062.46770361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9.4691257476807">
                <text:p>29.4691257476807</text:p>
              </table:table-cell>
              <table:table-cell office:value-type="float" office:value="763973.298776098">
                <text:p>763973.29877609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9.4797055721283">
                <text:p>29.4797055721283</text:p>
              </table:table-cell>
              <table:table-cell office:value-type="float" office:value="765230.088653521">
                <text:p>765230.08865352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9.4903194904327">
                <text:p>29.4903194904327</text:p>
              </table:table-cell>
              <table:table-cell office:value-type="float" office:value="762772.028932117">
                <text:p>762772.0289321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9.5008232593536">
                <text:p>29.5008232593536</text:p>
              </table:table-cell>
              <table:table-cell office:value-type="float" office:value="770770.954784819">
                <text:p>770770.95478481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9.5114376544952">
                <text:p>29.5114376544952</text:p>
              </table:table-cell>
              <table:table-cell office:value-type="float" office:value="762737.762443846">
                <text:p>762737.76244384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9.5219578742981">
                <text:p>29.5219578742981</text:p>
              </table:table-cell>
              <table:table-cell office:value-type="float" office:value="769565.669892351">
                <text:p>769565.66989235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9.5324578285217">
                <text:p>29.5324578285217</text:p>
              </table:table-cell>
              <table:table-cell office:value-type="float" office:value="771050.980563124">
                <text:p>771050.98056312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9.542941570282">
                <text:p>29.542941570282</text:p>
              </table:table-cell>
              <table:table-cell office:value-type="float" office:value="772243.363595015">
                <text:p>772243.36359501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9.5534541606903">
                <text:p>29.5534541606903</text:p>
              </table:table-cell>
              <table:table-cell office:value-type="float" office:value="770124.173542286">
                <text:p>770124.17354228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9.5639371871948">
                <text:p>29.5639371871948</text:p>
              </table:table-cell>
              <table:table-cell office:value-type="float" office:value="772296.053674179">
                <text:p>772296.05367417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9.5744369029999">
                <text:p>29.5744369029999</text:p>
              </table:table-cell>
              <table:table-cell office:value-type="float" office:value="771068.488930266">
                <text:p>771068.48893026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9.5850548744202">
                <text:p>29.5850548744202</text:p>
              </table:table-cell>
              <table:table-cell office:value-type="float" office:value="762480.861883912">
                <text:p>762480.86188391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9.5955533981323">
                <text:p>29.5955533981323</text:p>
              </table:table-cell>
              <table:table-cell office:value-type="float" office:value="771156.042694282">
                <text:p>771156.04269428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9.6061642169952">
                <text:p>29.6061642169952</text:p>
              </table:table-cell>
              <table:table-cell office:value-type="float" office:value="762994.836175711">
                <text:p>762994.83617571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9.6167576313019">
                <text:p>29.6167576313019</text:p>
              </table:table-cell>
              <table:table-cell office:value-type="float" office:value="764248.406193734">
                <text:p>764248.40619373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9.6273863315582">
                <text:p>29.6273863315582</text:p>
              </table:table-cell>
              <table:table-cell office:value-type="float" office:value="761711.197487663">
                <text:p>761711.19748766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9.6380178928375">
                <text:p>29.6380178928375</text:p>
              </table:table-cell>
              <table:table-cell office:value-type="float" office:value="761506.216002871">
                <text:p>761506.21600287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9.648668050766">
                <text:p>29.648668050766</text:p>
              </table:table-cell>
              <table:table-cell office:value-type="float" office:value="760176.520796956">
                <text:p>760176.52079695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9.6592643260956">
                <text:p>29.6592643260956</text:p>
              </table:table-cell>
              <table:table-cell office:value-type="float" office:value="764042.057060571">
                <text:p>764042.05706057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9.6699230670929">
                <text:p>29.6699230670929</text:p>
              </table:table-cell>
              <table:table-cell office:value-type="float" office:value="759564.380262157">
                <text:p>759564.38026215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9.6808965206146">
                <text:p>29.6808965206146</text:p>
              </table:table-cell>
              <table:table-cell office:value-type="float" office:value="737780.497631773">
                <text:p>737780.49763177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9.6915357112884">
                <text:p>29.6915357112884</text:p>
              </table:table-cell>
              <table:table-cell office:value-type="float" office:value="760960.137683758">
                <text:p>760960.13768375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9.7022149562836">
                <text:p>29.7022149562836</text:p>
              </table:table-cell>
              <table:table-cell office:value-type="float" office:value="758106.027504912">
                <text:p>758106.02750491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9.712827205658">
                <text:p>29.712827205658</text:p>
              </table:table-cell>
              <table:table-cell office:value-type="float" office:value="762891.985891128">
                <text:p>762891.98589112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9.7234542369843">
                <text:p>29.7234542369843</text:p>
              </table:table-cell>
              <table:table-cell office:value-type="float" office:value="761830.820990286">
                <text:p>761830.82099028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9.7340750694275">
                <text:p>29.7340750694275</text:p>
              </table:table-cell>
              <table:table-cell office:value-type="float" office:value="762275.4660022">
                <text:p>762275.466002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9.7446792125702">
                <text:p>29.7446792125702</text:p>
              </table:table-cell>
              <table:table-cell office:value-type="float" office:value="763475.171077186">
                <text:p>763475.1710771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9.755298614502">
                <text:p>29.755298614502</text:p>
              </table:table-cell>
              <table:table-cell office:value-type="float" office:value="762378.150108888">
                <text:p>762378.15010888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9.7659430503845">
                <text:p>29.7659430503845</text:p>
              </table:table-cell>
              <table:table-cell office:value-type="float" office:value="760585.16292613">
                <text:p>760585.1629261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9.7764720916748">
                <text:p>29.7764720916748</text:p>
              </table:table-cell>
              <table:table-cell office:value-type="float" office:value="768920.909016802">
                <text:p>768920.90901680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9.7870802879333">
                <text:p>29.7870802879333</text:p>
              </table:table-cell>
              <table:table-cell office:value-type="float" office:value="763183.467074212">
                <text:p>763183.46707421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9.7978591918945">
                <text:p>29.7978591918945</text:p>
              </table:table-cell>
              <table:table-cell office:value-type="float" office:value="751096.774695864">
                <text:p>751096.77469586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9.8084809780121">
                <text:p>29.8084809780121</text:p>
              </table:table-cell>
              <table:table-cell office:value-type="float" office:value="762207.025296851">
                <text:p>762207.02529685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9.8191103935242">
                <text:p>29.8191103935242</text:p>
              </table:table-cell>
              <table:table-cell office:value-type="float" office:value="761659.941771527">
                <text:p>761659.94177152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9.8297748565674">
                <text:p>29.8297748565674</text:p>
              </table:table-cell>
              <table:table-cell office:value-type="float" office:value="759156.833981668">
                <text:p>759156.83398166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9.8404173851013">
                <text:p>29.8404173851013</text:p>
              </table:table-cell>
              <table:table-cell office:value-type="float" office:value="760721.474618038">
                <text:p>760721.47461803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9.8510563373566">
                <text:p>29.8510563373566</text:p>
              </table:table-cell>
              <table:table-cell office:value-type="float" office:value="760977.190776057">
                <text:p>760977.19077605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9.8616678714752">
                <text:p>29.8616678714752</text:p>
              </table:table-cell>
              <table:table-cell office:value-type="float" office:value="762943.407567179">
                <text:p>762943.40756717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9.8723168373108">
                <text:p>29.8723168373108</text:p>
              </table:table-cell>
              <table:table-cell office:value-type="float" office:value="760261.618358894">
                <text:p>760261.61835889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9.8829584121704">
                <text:p>29.8829584121704</text:p>
              </table:table-cell>
              <table:table-cell office:value-type="float" office:value="760789.64878792">
                <text:p>760789.6487879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9.8936629295349">
                <text:p>29.8936629295349</text:p>
              </table:table-cell>
              <table:table-cell office:value-type="float" office:value="756316.209719809">
                <text:p>756316.20971980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.9042932987213">
                <text:p>29.9042932987213</text:p>
              </table:table-cell>
              <table:table-cell office:value-type="float" office:value="761591.611545966">
                <text:p>761591.61154596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9.9148952960968">
                <text:p>29.9148952960968</text:p>
              </table:table-cell>
              <table:table-cell office:value-type="float" office:value="763629.692902762">
                <text:p>763629.69290276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9.9255793094635">
                <text:p>29.9255793094635</text:p>
              </table:table-cell>
              <table:table-cell office:value-type="float" office:value="757767.677943408">
                <text:p>757767.67794340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9.9362323284149">
                <text:p>29.9362323284149</text:p>
              </table:table-cell>
              <table:table-cell office:value-type="float" office:value="759972.364352536">
                <text:p>759972.36435253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9.9469990730286">
                <text:p>29.9469990730286</text:p>
              </table:table-cell>
              <table:table-cell office:value-type="float" office:value="751945.020571758">
                <text:p>751945.02057175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9.9576668739319">
                <text:p>29.9576668739319</text:p>
              </table:table-cell>
              <table:table-cell office:value-type="float" office:value="758919.300554264">
                <text:p>758919.30055426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9.9683213233948">
                <text:p>29.9683213233948</text:p>
              </table:table-cell>
              <table:table-cell office:value-type="float" office:value="759870.327246688">
                <text:p>759870.32724668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9.9787919521332">
                <text:p>29.9787919521332</text:p>
              </table:table-cell>
              <table:table-cell office:value-type="float" office:value="773210.492155657">
                <text:p>773210.49215565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9.9894800186157">
                <text:p>29.9894800186157</text:p>
              </table:table-cell>
              <table:table-cell office:value-type="float" office:value="757480.318186888">
                <text:p>757480.31818688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0.0000097751617">
                <text:p>30.0000097751617</text:p>
              </table:table-cell>
              <table:table-cell office:value-type="float" office:value="768868.678455791">
                <text:p>768868.67845579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0.0104961395264">
                <text:p>30.0104961395264</text:p>
              </table:table-cell>
              <table:table-cell office:value-type="float" office:value="772050.228133597">
                <text:p>772050.22813359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0.0211629867554">
                <text:p>30.0211629867554</text:p>
              </table:table-cell>
              <table:table-cell office:value-type="float" office:value="758987.152078677">
                <text:p>758987.15207867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0.0319213867188">
                <text:p>30.0319213867188</text:p>
              </table:table-cell>
              <table:table-cell office:value-type="float" office:value="752528.259551458">
                <text:p>752528.25955145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0.0425455570221">
                <text:p>30.0425455570221</text:p>
              </table:table-cell>
              <table:table-cell office:value-type="float" office:value="762035.977289558">
                <text:p>762035.97728955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0.0533037185669">
                <text:p>30.0533037185669</text:p>
              </table:table-cell>
              <table:table-cell office:value-type="float" office:value="752544.936817144">
                <text:p>752544.93681714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0.0618162155151">
                <text:p>30.0618162155151</text:p>
              </table:table-cell>
              <table:table-cell office:value-type="float" office:value="951072.293972664">
                <text:p>951072.29397266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0.0704874992371">
                <text:p>30.0704874992371</text:p>
              </table:table-cell>
              <table:table-cell office:value-type="float" office:value="933656.452680781">
                <text:p>933656.45268078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0.0792162418365">
                <text:p>30.0792162418365</text:p>
              </table:table-cell>
              <table:table-cell office:value-type="float" office:value="927510.452705471">
                <text:p>927510.45270547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0.0879225730896">
                <text:p>30.0879225730896</text:p>
              </table:table-cell>
              <table:table-cell office:value-type="float" office:value="929897.997754471">
                <text:p>929897.99775447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0.0965428352356">
                <text:p>30.0965428352356</text:p>
              </table:table-cell>
              <table:table-cell office:value-type="float" office:value="939182.575063613">
                <text:p>939182.5750636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0.1051516532898">
                <text:p>30.1051516532898</text:p>
              </table:table-cell>
              <table:table-cell office:value-type="float" office:value="940431.073003213">
                <text:p>940431.0730032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0.1137893199921">
                <text:p>30.1137893199921</text:p>
              </table:table-cell>
              <table:table-cell office:value-type="float" office:value="937290.159375086">
                <text:p>937290.15937508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0.1224362850189">
                <text:p>30.1224362850189</text:p>
              </table:table-cell>
              <table:table-cell office:value-type="float" office:value="936282.264916731">
                <text:p>936282.26491673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0.1310796737671">
                <text:p>30.1310796737671</text:p>
              </table:table-cell>
              <table:table-cell office:value-type="float" office:value="936669.660000552">
                <text:p>936669.66000055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0.139764547348">
                <text:p>30.139764547348</text:p>
              </table:table-cell>
              <table:table-cell office:value-type="float" office:value="932195.491915338">
                <text:p>932195.49191533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0.1484153270721">
                <text:p>30.1484153270721</text:p>
              </table:table-cell>
              <table:table-cell office:value-type="float" office:value="935869.396538419">
                <text:p>935869.39653841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0.157071352005">
                <text:p>30.157071352005</text:p>
              </table:table-cell>
              <table:table-cell office:value-type="float" office:value="935302.29670027">
                <text:p>935302.2967002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0.1657021045685">
                <text:p>30.1657021045685</text:p>
              </table:table-cell>
              <table:table-cell office:value-type="float" office:value="938041.027182321">
                <text:p>938041.02718232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0.1743543148041">
                <text:p>30.1743543148041</text:p>
              </table:table-cell>
              <table:table-cell office:value-type="float" office:value="935714.664756131">
                <text:p>935714.66475613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0.1829884052277">
                <text:p>30.1829884052277</text:p>
              </table:table-cell>
              <table:table-cell office:value-type="float" office:value="937678.389131275">
                <text:p>937678.38913127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0.1916303634644">
                <text:p>30.1916303634644</text:p>
              </table:table-cell>
              <table:table-cell office:value-type="float" office:value="936824.707810302">
                <text:p>936824.70781030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0.2003331184387">
                <text:p>30.2003331184387</text:p>
              </table:table-cell>
              <table:table-cell office:value-type="float" office:value="930280.12667799">
                <text:p>930280.1266779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0.2089684009552">
                <text:p>30.2089684009552</text:p>
              </table:table-cell>
              <table:table-cell office:value-type="float" office:value="937548.943482702">
                <text:p>937548.94348270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0.2176632881165">
                <text:p>30.2176632881165</text:p>
              </table:table-cell>
              <table:table-cell office:value-type="float" office:value="931121.916806054">
                <text:p>931121.91680605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0.2263107299805">
                <text:p>30.2263107299805</text:p>
              </table:table-cell>
              <table:table-cell office:value-type="float" office:value="936230.636448856">
                <text:p>936230.63644885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0.2349238395691">
                <text:p>30.2349238395691</text:p>
              </table:table-cell>
              <table:table-cell office:value-type="float" office:value="939962.497481039">
                <text:p>939962.49748103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0.2435338497162">
                <text:p>30.2435338497162</text:p>
              </table:table-cell>
              <table:table-cell office:value-type="float" office:value="940300.866280841">
                <text:p>940300.86628084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0.2522156238556">
                <text:p>30.2522156238556</text:p>
              </table:table-cell>
              <table:table-cell office:value-type="float" office:value="932528.290877135">
                <text:p>932528.29087713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0.2608735561371">
                <text:p>30.2608735561371</text:p>
              </table:table-cell>
              <table:table-cell office:value-type="float" office:value="935096.248939803">
                <text:p>935096.24893980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0.2694742679596">
                <text:p>30.2694742679596</text:p>
              </table:table-cell>
              <table:table-cell office:value-type="float" office:value="941317.43593724">
                <text:p>941317.4359372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0.278116941452">
                <text:p>30.278116941452</text:p>
              </table:table-cell>
              <table:table-cell office:value-type="float" office:value="936747.177489655">
                <text:p>936747.17748965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0.2867453098297">
                <text:p>30.2867453098297</text:p>
              </table:table-cell>
              <table:table-cell office:value-type="float" office:value="938300.226139818">
                <text:p>938300.22613981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0.2954442501068">
                <text:p>30.2954442501068</text:p>
              </table:table-cell>
              <table:table-cell office:value-type="float" office:value="930688.077180288">
                <text:p>930688.07718028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0.3040955066681">
                <text:p>30.3040955066681</text:p>
              </table:table-cell>
              <table:table-cell office:value-type="float" office:value="935817.813592019">
                <text:p>935817.81359201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0.312736749649">
                <text:p>30.312736749649</text:p>
              </table:table-cell>
              <table:table-cell office:value-type="float" office:value="936902.250965677">
                <text:p>936902.25096567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0.3213427066803">
                <text:p>30.3213427066803</text:p>
              </table:table-cell>
              <table:table-cell office:value-type="float" office:value="940743.716312057">
                <text:p>940743.71631205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0.3299903869629">
                <text:p>30.3299903869629</text:p>
              </table:table-cell>
              <table:table-cell office:value-type="float" office:value="936204.824350032">
                <text:p>936204.82435003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0.3386514186859">
                <text:p>30.3386514186859</text:p>
              </table:table-cell>
              <table:table-cell office:value-type="float" office:value="934761.614886999">
                <text:p>934761.61488699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0.3472805023193">
                <text:p>30.3472805023193</text:p>
              </table:table-cell>
              <table:table-cell office:value-type="float" office:value="938222.451413257">
                <text:p>938222.45141325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0.3559443950653">
                <text:p>30.3559443950653</text:p>
              </table:table-cell>
              <table:table-cell office:value-type="float" office:value="934452.934423072">
                <text:p>934452.93442307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0.3645737171173">
                <text:p>30.3645737171173</text:p>
              </table:table-cell>
              <table:table-cell office:value-type="float" office:value="938196.529369509">
                <text:p>938196.52936950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0.3732445240021">
                <text:p>30.3732445240021</text:p>
              </table:table-cell>
              <table:table-cell office:value-type="float" office:value="933707.797624285">
                <text:p>933707.79762428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0.3818461894989">
                <text:p>30.3818461894989</text:p>
              </table:table-cell>
              <table:table-cell office:value-type="float" office:value="941213.071234547">
                <text:p>941213.07123454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0.3904728889465">
                <text:p>30.3904728889465</text:p>
              </table:table-cell>
              <table:table-cell office:value-type="float" office:value="938481.750656386">
                <text:p>938481.75065638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0.3990535736084">
                <text:p>30.3990535736084</text:p>
              </table:table-cell>
              <table:table-cell office:value-type="float" office:value="943514.453570436">
                <text:p>943514.45357043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0.4077055454254">
                <text:p>30.4077055454254</text:p>
              </table:table-cell>
              <table:table-cell office:value-type="float" office:value="935740.449833283">
                <text:p>935740.44983328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0.4164180755615">
                <text:p>30.4164180755615</text:p>
              </table:table-cell>
              <table:table-cell office:value-type="float" office:value="929236.384095449">
                <text:p>929236.38409544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0.4250979423523">
                <text:p>30.4250979423523</text:p>
              </table:table-cell>
              <table:table-cell office:value-type="float" office:value="932733.208372246">
                <text:p>932733.20837224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0.4337711334229">
                <text:p>30.4337711334229</text:p>
              </table:table-cell>
              <table:table-cell office:value-type="float" office:value="933451.129363901">
                <text:p>933451.12936390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0.4423973560333">
                <text:p>30.4423973560333</text:p>
              </table:table-cell>
              <table:table-cell office:value-type="float" office:value="938533.627705149">
                <text:p>938533.62770514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0.4509108066559">
                <text:p>30.4509108066559</text:p>
              </table:table-cell>
              <table:table-cell office:value-type="float" office:value="950965.755124902">
                <text:p>950965.75512490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0.4595468044281">
                <text:p>30.4595468044281</text:p>
              </table:table-cell>
              <table:table-cell office:value-type="float" office:value="937471.293247198">
                <text:p>937471.29324719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0.4681613445282">
                <text:p>30.4681613445282</text:p>
              </table:table-cell>
              <table:table-cell office:value-type="float" office:value="939806.4093878">
                <text:p>939806.409387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0.4769296646118">
                <text:p>30.4769296646118</text:p>
              </table:table-cell>
              <table:table-cell office:value-type="float" office:value="923323.957473421">
                <text:p>923323.95747342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0.4857089519501">
                <text:p>30.4857089519501</text:p>
              </table:table-cell>
              <table:table-cell office:value-type="float" office:value="922170.523422861">
                <text:p>922170.52342286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0.4943299293518">
                <text:p>30.4943299293518</text:p>
              </table:table-cell>
              <table:table-cell office:value-type="float" office:value="939104.654000387">
                <text:p>939104.65400038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0.5029911994934">
                <text:p>30.5029911994934</text:p>
              </table:table-cell>
              <table:table-cell office:value-type="float" office:value="934735.883726052">
                <text:p>934735.88372605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0.5115370750427">
                <text:p>30.5115370750427</text:p>
              </table:table-cell>
              <table:table-cell office:value-type="float" office:value="947357.582412677">
                <text:p>947357.58241267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0.5202152729034">
                <text:p>30.5202152729034</text:p>
              </table:table-cell>
              <table:table-cell office:value-type="float" office:value="932912.585071018">
                <text:p>932912.58507101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0.528785943985">
                <text:p>30.528785943985</text:p>
              </table:table-cell>
              <table:table-cell office:value-type="float" office:value="944616.812729498">
                <text:p>944616.81272949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0.537273645401">
                <text:p>30.537273645401</text:p>
              </table:table-cell>
              <table:table-cell office:value-type="float" office:value="953850.70741573">
                <text:p>953850.7074157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0.5456836223602">
                <text:p>30.5456836223602</text:p>
              </table:table-cell>
              <table:table-cell office:value-type="float" office:value="962666.133242615">
                <text:p>962666.13324261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0.5540120601654">
                <text:p>30.5540120601654</text:p>
              </table:table-cell>
              <table:table-cell office:value-type="float" office:value="972091.067903355">
                <text:p>972091.06790335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0.5623443126678">
                <text:p>30.5623443126678</text:p>
              </table:table-cell>
              <table:table-cell office:value-type="float" office:value="971646.022204418">
                <text:p>971646.02220441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0.5707213878632">
                <text:p>30.5707213878632</text:p>
              </table:table-cell>
              <table:table-cell office:value-type="float" office:value="966447.096539162">
                <text:p>966447.09653916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0.579089641571">
                <text:p>30.579089641571</text:p>
              </table:table-cell>
              <table:table-cell office:value-type="float" office:value="967465.887461181">
                <text:p>967465.88746118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0.5874598026276">
                <text:p>30.5874598026276</text:p>
              </table:table-cell>
              <table:table-cell office:value-type="float" office:value="967245.426382203">
                <text:p>967245.42638220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0.5958306789398">
                <text:p>30.5958306789398</text:p>
              </table:table-cell>
              <table:table-cell office:value-type="float" office:value="967162.779379094">
                <text:p>967162.77937909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0.6041996479034">
                <text:p>30.6041996479034</text:p>
              </table:table-cell>
              <table:table-cell office:value-type="float" office:value="967383.202780468">
                <text:p>967383.20278046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0.6125905513763">
                <text:p>30.6125905513763</text:p>
              </table:table-cell>
              <table:table-cell office:value-type="float" office:value="964854.383815423">
                <text:p>964854.38381542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0.6209831237793">
                <text:p>30.6209831237793</text:p>
              </table:table-cell>
              <table:table-cell office:value-type="float" office:value="964662.51481492">
                <text:p>964662.5148149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0.6293478012085">
                <text:p>30.6293478012085</text:p>
              </table:table-cell>
              <table:table-cell office:value-type="float" office:value="967879.522973435">
                <text:p>967879.52297343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0.6376950740814">
                <text:p>30.6376950740814</text:p>
              </table:table-cell>
              <table:table-cell office:value-type="float" office:value="969897.608865785">
                <text:p>969897.60886578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0.6460082530975">
                <text:p>30.6460082530975</text:p>
              </table:table-cell>
              <table:table-cell office:value-type="float" office:value="973875.335092348">
                <text:p>973875.33509234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0.6543383598328">
                <text:p>30.6543383598328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0.6626772880554">
                <text:p>30.6626772880554</text:p>
              </table:table-cell>
              <table:table-cell office:value-type="float" office:value="970868.17200366">
                <text:p>970868.1720036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0.6710288524628">
                <text:p>30.6710288524628</text:p>
              </table:table-cell>
              <table:table-cell office:value-type="float" office:value="969399.217334209">
                <text:p>969399.21733420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0.6793582439423">
                <text:p>30.6793582439423</text:p>
              </table:table-cell>
              <table:table-cell office:value-type="float" office:value="971979.768261965">
                <text:p>971979.76826196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0.6876404285431">
                <text:p>30.6876404285431</text:p>
              </table:table-cell>
              <table:table-cell office:value-type="float" office:value="977519.868271058">
                <text:p>977519.86827105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0.6959962844849">
                <text:p>30.6959962844849</text:p>
              </table:table-cell>
              <table:table-cell office:value-type="float" office:value="968901.337746455">
                <text:p>968901.33774645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0.7043929100037">
                <text:p>30.7043929100037</text:p>
              </table:table-cell>
              <table:table-cell office:value-type="float" office:value="964196.864785053">
                <text:p>964196.86478505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0.7127921581268">
                <text:p>30.7127921581268</text:p>
              </table:table-cell>
              <table:table-cell office:value-type="float" office:value="963895.801300065">
                <text:p>963895.80130006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0.7212600708008">
                <text:p>30.7212600708008</text:p>
              </table:table-cell>
              <table:table-cell office:value-type="float" office:value="956079.769800377">
                <text:p>956079.76980037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0.7298607826233">
                <text:p>30.7298607826233</text:p>
              </table:table-cell>
              <table:table-cell office:value-type="float" office:value="941317.43593724">
                <text:p>941317.4359372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0.7384526729584">
                <text:p>30.7384526729584</text:p>
              </table:table-cell>
              <table:table-cell office:value-type="float" office:value="942283.907761467">
                <text:p>942283.90776146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0.7470104694366">
                <text:p>30.7470104694366</text:p>
              </table:table-cell>
              <table:table-cell office:value-type="float" office:value="946037.922326851">
                <text:p>946037.92232685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0.755580663681">
                <text:p>30.755580663681</text:p>
              </table:table-cell>
              <table:table-cell office:value-type="float" office:value="944669.370277639">
                <text:p>944669.37027763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0.7642047405243">
                <text:p>30.7642047405243</text:p>
              </table:table-cell>
              <table:table-cell office:value-type="float" office:value="938767.145416344">
                <text:p>938767.14541634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0.772830247879">
                <text:p>30.772830247879</text:p>
              </table:table-cell>
              <table:table-cell office:value-type="float" office:value="938611.454032838">
                <text:p>938611.45403283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0.7814757823944">
                <text:p>30.7814757823944</text:p>
              </table:table-cell>
              <table:table-cell office:value-type="float" office:value="936437.184490651">
                <text:p>936437.18449065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0.7901678085327">
                <text:p>30.7901678085327</text:p>
              </table:table-cell>
              <table:table-cell office:value-type="float" office:value="931428.400142634">
                <text:p>931428.40014263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0.7987270355225">
                <text:p>30.7987270355225</text:p>
              </table:table-cell>
              <table:table-cell office:value-type="float" office:value="945879.810139276">
                <text:p>945879.81013927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0.8074116706848">
                <text:p>30.8074116706848</text:p>
              </table:table-cell>
              <table:table-cell office:value-type="float" office:value="932221.083401966">
                <text:p>932221.08340196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0.8159663677216">
                <text:p>30.8159663677216</text:p>
              </table:table-cell>
              <table:table-cell office:value-type="float" office:value="946380.68013712">
                <text:p>946380.6801371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0.8245408535004">
                <text:p>30.8245408535004</text:p>
              </table:table-cell>
              <table:table-cell office:value-type="float" office:value="944196.562785007">
                <text:p>944196.56278500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0.8332936763763">
                <text:p>30.8332936763763</text:p>
              </table:table-cell>
              <table:table-cell office:value-type="float" office:value="924958.737851384">
                <text:p>924958.73785138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0.8418207168579">
                <text:p>30.8418207168579</text:p>
              </table:table-cell>
              <table:table-cell office:value-type="float" office:value="949450.165916399">
                <text:p>949450.16591639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0.8503792285919">
                <text:p>30.8503792285919</text:p>
              </table:table-cell>
              <table:table-cell office:value-type="float" office:value="945958.859626153">
                <text:p>945958.85962615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0.8589248657227">
                <text:p>30.8589248657227</text:p>
              </table:table-cell>
              <table:table-cell office:value-type="float" office:value="947384.013168541">
                <text:p>947384.01316854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0.8674325942993">
                <text:p>30.8674325942993</text:p>
              </table:table-cell>
              <table:table-cell office:value-type="float" office:value="951605.34648582">
                <text:p>951605.3464858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0.8759684562683">
                <text:p>30.8759684562683</text:p>
              </table:table-cell>
              <table:table-cell office:value-type="float" office:value="948468.945422044">
                <text:p>948468.94542204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0.8845961093903">
                <text:p>30.8845961093903</text:p>
              </table:table-cell>
              <table:table-cell office:value-type="float" office:value="938378.013761848">
                <text:p>938378.01376184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0.8932609558105">
                <text:p>30.8932609558105</text:p>
              </table:table-cell>
              <table:table-cell office:value-type="float" office:value="934350.086233938">
                <text:p>934350.08623393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0.9018654823303">
                <text:p>30.9018654823303</text:p>
              </table:table-cell>
              <table:table-cell office:value-type="float" office:value="940900.115932391">
                <text:p>940900.11593239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0.9105393886566">
                <text:p>30.9105393886566</text:p>
              </table:table-cell>
              <table:table-cell office:value-type="float" office:value="933374.156400319">
                <text:p>933374.15640031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0.9191856384277">
                <text:p>30.9191856384277</text:p>
              </table:table-cell>
              <table:table-cell office:value-type="float" office:value="936359.718295878">
                <text:p>936359.71829587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0.9278347492218">
                <text:p>30.9278347492218</text:p>
              </table:table-cell>
              <table:table-cell office:value-type="float" office:value="936049.98164126">
                <text:p>936049.9816412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0.9364743232727">
                <text:p>30.9364743232727</text:p>
              </table:table-cell>
              <table:table-cell office:value-type="float" office:value="937083.234925628">
                <text:p>937083.23492562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0.9451394081116">
                <text:p>30.9451394081116</text:p>
              </table:table-cell>
              <table:table-cell office:value-type="float" office:value="934324.377723971">
                <text:p>934324.37772397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0.9539029598236">
                <text:p>30.9539029598236</text:p>
              </table:table-cell>
              <table:table-cell office:value-type="float" office:value="923826.351007971">
                <text:p>923826.35100797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0.9626076221466">
                <text:p>30.9626076221466</text:p>
              </table:table-cell>
              <table:table-cell office:value-type="float" office:value="930076.285510819">
                <text:p>930076.28551081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0.9712545871735">
                <text:p>30.9712545871735</text:p>
              </table:table-cell>
              <table:table-cell office:value-type="float" office:value="936282.264916731">
                <text:p>936282.26491673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0.9799356460571">
                <text:p>30.9799356460571</text:p>
              </table:table-cell>
              <table:table-cell office:value-type="float" office:value="932605.124385488">
                <text:p>932605.12438548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0.9885499477386">
                <text:p>30.9885499477386</text:p>
              </table:table-cell>
              <table:table-cell office:value-type="float" office:value="939832.420469957">
                <text:p>939832.42046995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0.9972162246704">
                <text:p>30.9972162246704</text:p>
              </table:table-cell>
              <table:table-cell office:value-type="float" office:value="934195.856392198">
                <text:p>934195.85639219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1.005832195282">
                <text:p>31.005832195282</text:p>
              </table:table-cell>
              <table:table-cell office:value-type="float" office:value="939650.373125242">
                <text:p>939650.37312524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1.0144844055176">
                <text:p>31.0144844055176</text:p>
              </table:table-cell>
              <table:table-cell office:value-type="float" office:value="935714.664756131">
                <text:p>935714.66475613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1.0231323242188">
                <text:p>31.0231323242188</text:p>
              </table:table-cell>
              <table:table-cell office:value-type="float" office:value="936179.01367446">
                <text:p>936179.0136744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1.0317957401276">
                <text:p>31.0317957401276</text:p>
              </table:table-cell>
              <table:table-cell office:value-type="float" office:value="934504.367008834">
                <text:p>934504.36700883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1.040402173996">
                <text:p>31.040402173996</text:p>
              </table:table-cell>
              <table:table-cell office:value-type="float" office:value="940691.594658984">
                <text:p>940691.59465898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1.0491261482239">
                <text:p>31.0491261482239</text:p>
              </table:table-cell>
              <table:table-cell office:value-type="float" office:value="928017.41368096">
                <text:p>928017.4136809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1.0584886074066">
                <text:p>31.0584886074066</text:p>
              </table:table-cell>
              <table:table-cell office:value-type="float" office:value="864730.071659579">
                <text:p>864730.07165957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1.0668928623199">
                <text:p>31.0668928623199</text:p>
              </table:table-cell>
              <table:table-cell office:value-type="float" office:value="963321.565503546">
                <text:p>963321.56550354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1.0752325057983">
                <text:p>31.0752325057983</text:p>
              </table:table-cell>
              <table:table-cell office:value-type="float" office:value="970784.904771434">
                <text:p>970784.90477143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1.0835909843445">
                <text:p>31.0835909843445</text:p>
              </table:table-cell>
              <table:table-cell office:value-type="float" office:value="968597.329682241">
                <text:p>968597.32968224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1.0920102596283">
                <text:p>31.0920102596283</text:p>
              </table:table-cell>
              <table:table-cell office:value-type="float" office:value="961602.955965225">
                <text:p>961602.95596522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1.1003470420837">
                <text:p>31.1003470420837</text:p>
              </table:table-cell>
              <table:table-cell office:value-type="float" office:value="971118.05942746">
                <text:p>971118.0594274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1.1088411808014">
                <text:p>31.1088411808014</text:p>
              </table:table-cell>
              <table:table-cell office:value-type="float" office:value="953127.829567463">
                <text:p>953127.82956746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1.1173620223999">
                <text:p>31.1173620223999</text:p>
              </table:table-cell>
              <table:table-cell office:value-type="float" office:value="950140.887657741">
                <text:p>950140.88765774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1.1257033348083">
                <text:p>31.1257033348083</text:p>
              </table:table-cell>
              <table:table-cell office:value-type="float" office:value="970590.67009661">
                <text:p>970590.6700966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1.1340281963348">
                <text:p>31.1340281963348</text:p>
              </table:table-cell>
              <table:table-cell office:value-type="float" office:value="972508.668671421">
                <text:p>972508.66867142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1.1423630714417">
                <text:p>31.1423630714417</text:p>
              </table:table-cell>
              <table:table-cell office:value-type="float" office:value="971340.289596384">
                <text:p>971340.28959638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1.1506960391998">
                <text:p>31.1506960391998</text:p>
              </table:table-cell>
              <table:table-cell office:value-type="float" office:value="971562.62149867">
                <text:p>971562.6214986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1.1590337753296">
                <text:p>31.1590337753296</text:p>
              </table:table-cell>
              <table:table-cell office:value-type="float" office:value="971006.98247119">
                <text:p>971006.9824711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1.1673634052277">
                <text:p>31.1673634052277</text:p>
              </table:table-cell>
              <table:table-cell office:value-type="float" office:value="971951.947333772">
                <text:p>971951.94733377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1.1756868362427">
                <text:p>31.1756868362427</text:p>
              </table:table-cell>
              <table:table-cell office:value-type="float" office:value="972675.809458337">
                <text:p>972675.80945833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1.1840591430664">
                <text:p>31.1840591430664</text:p>
              </table:table-cell>
              <table:table-cell office:value-type="float" office:value="966997.527736644">
                <text:p>966997.52773664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1.1924071311951">
                <text:p>31.1924071311951</text:p>
              </table:table-cell>
              <table:table-cell office:value-type="float" office:value="969814.508025361">
                <text:p>969814.50802536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1.2007615566254">
                <text:p>31.2007615566254</text:p>
              </table:table-cell>
              <table:table-cell office:value-type="float" office:value="969067.240775092">
                <text:p>969067.24077509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1.2090680599213">
                <text:p>31.2090680599213</text:p>
              </table:table-cell>
              <table:table-cell office:value-type="float" office:value="974658.013318025">
                <text:p>974658.01331802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1.2174296379089">
                <text:p>31.2174296379089</text:p>
              </table:table-cell>
              <table:table-cell office:value-type="float" office:value="968238.293290753">
                <text:p>968238.29329075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1.225766658783">
                <text:p>31.225766658783</text:p>
              </table:table-cell>
              <table:table-cell office:value-type="float" office:value="971090.287805994">
                <text:p>971090.28780599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1.234114408493">
                <text:p>31.234114408493</text:p>
              </table:table-cell>
              <table:table-cell office:value-type="float" office:value="969842.206723217">
                <text:p>969842.20672321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1.2424600124359">
                <text:p>31.2424600124359</text:p>
              </table:table-cell>
              <table:table-cell office:value-type="float" office:value="970091.566221003">
                <text:p>970091.56622100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1.2508053779602">
                <text:p>31.2508053779602</text:p>
              </table:table-cell>
              <table:table-cell office:value-type="float" office:value="970119.280747364">
                <text:p>970119.28074736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1.2591507434845">
                <text:p>31.2591507434845</text:p>
              </table:table-cell>
              <table:table-cell office:value-type="float" office:value="970119.280747364">
                <text:p>970119.28074736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1.2675368785858">
                <text:p>31.2675368785858</text:p>
              </table:table-cell>
              <table:table-cell office:value-type="float" office:value="965403.001762666">
                <text:p>965403.00176266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1.2759175300598">
                <text:p>31.2759175300598</text:p>
              </table:table-cell>
              <table:table-cell office:value-type="float" office:value="966034.684191061">
                <text:p>966034.68419106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1.2842929363251">
                <text:p>31.2842929363251</text:p>
              </table:table-cell>
              <table:table-cell office:value-type="float" office:value="966639.676164992">
                <text:p>966639.67616499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1.2926967144012">
                <text:p>31.2926967144012</text:p>
              </table:table-cell>
              <table:table-cell office:value-type="float" office:value="963376.225147526">
                <text:p>963376.22514752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1.3010308742523">
                <text:p>31.3010308742523</text:p>
              </table:table-cell>
              <table:table-cell office:value-type="float" office:value="971423.652134112">
                <text:p>971423.65213411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1.3093671798706">
                <text:p>31.3093671798706</text:p>
              </table:table-cell>
              <table:table-cell office:value-type="float" office:value="971173.607436008">
                <text:p>971173.60743600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1.3176712989807">
                <text:p>31.3176712989807</text:p>
              </table:table-cell>
              <table:table-cell office:value-type="float" office:value="974937.846224519">
                <text:p>974937.84622451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1.3260669708252">
                <text:p>31.3260669708252</text:p>
              </table:table-cell>
              <table:table-cell office:value-type="float" office:value="964306.38904981">
                <text:p>964306.3890498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1.3343844413757">
                <text:p>31.3343844413757</text:p>
              </table:table-cell>
              <table:table-cell office:value-type="float" office:value="973372.848248581">
                <text:p>973372.84824858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1.3426969051361">
                <text:p>31.3426969051361</text:p>
              </table:table-cell>
              <table:table-cell office:value-type="float" office:value="973959.133342894">
                <text:p>973959.13334289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1.3510298728943">
                <text:p>31.3510298728943</text:p>
              </table:table-cell>
              <table:table-cell office:value-type="float" office:value="971562.62149867">
                <text:p>971562.6214986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1.3593447208405">
                <text:p>31.3593447208405</text:p>
              </table:table-cell>
              <table:table-cell office:value-type="float" office:value="973679.86190681">
                <text:p>973679.8619068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1.3676552772522">
                <text:p>31.3676552772522</text:p>
              </table:table-cell>
              <table:table-cell office:value-type="float" office:value="974182.665863385">
                <text:p>974182.66586338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1.3760006427765">
                <text:p>31.3760006427765</text:p>
              </table:table-cell>
              <table:table-cell office:value-type="float" office:value="970119.280747364">
                <text:p>970119.28074736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1.3843207359314">
                <text:p>31.3843207359314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1.3926312923431">
                <text:p>31.3926312923431</text:p>
              </table:table-cell>
              <table:table-cell office:value-type="float" office:value="974182.665863385">
                <text:p>974182.66586338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1.4009788036346">
                <text:p>31.4009788036346</text:p>
              </table:table-cell>
              <table:table-cell office:value-type="float" office:value="969869.907003313">
                <text:p>969869.90700331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1.4092969894409">
                <text:p>31.4092969894409</text:p>
              </table:table-cell>
              <table:table-cell office:value-type="float" office:value="973289.150849838">
                <text:p>973289.15084983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1.4176218509674">
                <text:p>31.4176218509674</text:p>
              </table:table-cell>
              <table:table-cell office:value-type="float" office:value="972508.668671421">
                <text:p>972508.66867142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1.4259517192841">
                <text:p>31.4259517192841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1.4342646598816">
                <text:p>31.4342646598816</text:p>
              </table:table-cell>
              <table:table-cell office:value-type="float" office:value="973903.266240285">
                <text:p>973903.26624028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1.4425721168518">
                <text:p>31.4425721168518</text:p>
              </table:table-cell>
              <table:table-cell office:value-type="float" office:value="974546.125129147">
                <text:p>974546.12512914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1.4508936405182">
                <text:p>31.4508936405182</text:p>
              </table:table-cell>
              <table:table-cell office:value-type="float" office:value="972898.753230381">
                <text:p>972898.75323038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1.4592053890228">
                <text:p>31.4592053890228</text:p>
              </table:table-cell>
              <table:table-cell office:value-type="float" office:value="974042.946015719">
                <text:p>974042.94601571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1.4675524234772">
                <text:p>31.4675524234772</text:p>
              </table:table-cell>
              <table:table-cell office:value-type="float" office:value="969925.312310768">
                <text:p>969925.31231076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1.4758608341217">
                <text:p>31.4758608341217</text:p>
              </table:table-cell>
              <table:table-cell office:value-type="float" office:value="974434.262626263">
                <text:p>974434.26262626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1.4841632843018">
                <text:p>31.4841632843018</text:p>
              </table:table-cell>
              <table:table-cell office:value-type="float" office:value="975133.824885851">
                <text:p>975133.82488585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1.4925544261932">
                <text:p>31.4925544261932</text:p>
              </table:table-cell>
              <table:table-cell office:value-type="float" office:value="964826.96928541">
                <text:p>964826.9692854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1.5008625984192">
                <text:p>31.5008625984192</text:p>
              </table:table-cell>
              <table:table-cell office:value-type="float" office:value="974462.225844406">
                <text:p>974462.22584440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1.5092306137085">
                <text:p>31.5092306137085</text:p>
              </table:table-cell>
              <table:table-cell office:value-type="float" office:value="967493.452162517">
                <text:p>967493.45216251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1.5175471305847">
                <text:p>31.5175471305847</text:p>
              </table:table-cell>
              <table:table-cell office:value-type="float" office:value="973484.467175047">
                <text:p>973484.46717504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1.5258681774139">
                <text:p>31.5258681774139</text:p>
              </table:table-cell>
              <table:table-cell office:value-type="float" office:value="972954.505143119">
                <text:p>972954.50514311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1.5343194007874">
                <text:p>31.5343194007874</text:p>
              </table:table-cell>
              <table:table-cell office:value-type="float" office:value="957967.816289108">
                <text:p>957967.81628910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1.5426261425018">
                <text:p>31.5426261425018</text:p>
              </table:table-cell>
              <table:table-cell office:value-type="float" office:value="974630.03886226">
                <text:p>974630.0388622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1.5509970188141">
                <text:p>31.5509970188141</text:p>
              </table:table-cell>
              <table:table-cell office:value-type="float" office:value="967162.779379094">
                <text:p>967162.77937909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1.5593514442444">
                <text:p>31.5593514442444</text:p>
              </table:table-cell>
              <table:table-cell office:value-type="float" office:value="969067.240775092">
                <text:p>969067.24077509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1.5676918029785">
                <text:p>31.5676918029785</text:p>
              </table:table-cell>
              <table:table-cell office:value-type="float" office:value="970701.651820936">
                <text:p>970701.65182093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1.5760531425476">
                <text:p>31.5760531425476</text:p>
              </table:table-cell>
              <table:table-cell office:value-type="float" office:value="968265.902024522">
                <text:p>968265.90202452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1.5843813419342">
                <text:p>31.5843813419342</text:p>
              </table:table-cell>
              <table:table-cell office:value-type="float" office:value="972118.896796542">
                <text:p>972118.89679654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1.592719078064">
                <text:p>31.592719078064</text:p>
              </table:table-cell>
              <table:table-cell office:value-type="float" office:value="971006.98247119">
                <text:p>971006.9824711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1.6010572910309">
                <text:p>31.6010572910309</text:p>
              </table:table-cell>
              <table:table-cell office:value-type="float" office:value="970951.453521288">
                <text:p>970951.45352128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1.6094088554382">
                <text:p>31.6094088554382</text:p>
              </table:table-cell>
              <table:table-cell office:value-type="float" office:value="969399.217334209">
                <text:p>969399.21733420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1.6177151203156">
                <text:p>31.6177151203156</text:p>
              </table:table-cell>
              <table:table-cell office:value-type="float" office:value="974685.989379718">
                <text:p>974685.98937971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1.6260874271393">
                <text:p>31.6260874271393</text:p>
              </table:table-cell>
              <table:table-cell office:value-type="float" office:value="966997.527736644">
                <text:p>966997.52773664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1.634382724762">
                <text:p>31.634382724762</text:p>
              </table:table-cell>
              <table:table-cell office:value-type="float" office:value="975974.626620297">
                <text:p>975974.62662029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1.6427128314972">
                <text:p>31.6427128314972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1.651031255722">
                <text:p>31.651031255722</text:p>
              </table:table-cell>
              <table:table-cell office:value-type="float" office:value="973261.254915449">
                <text:p>973261.25491544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1.659371137619">
                <text:p>31.659371137619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1.6677718162537">
                <text:p>31.6677718162537</text:p>
              </table:table-cell>
              <table:table-cell office:value-type="float" office:value="963731.664084007">
                <text:p>963731.66408400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1.6760742664337">
                <text:p>31.6760742664337</text:p>
              </table:table-cell>
              <table:table-cell office:value-type="float" office:value="975133.824885851">
                <text:p>975133.82488585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1.6843907833099">
                <text:p>31.6843907833099</text:p>
              </table:table-cell>
              <table:table-cell office:value-type="float" office:value="973484.467175047">
                <text:p>973484.46717504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1.6927275657654">
                <text:p>31.6927275657654</text:p>
              </table:table-cell>
              <table:table-cell office:value-type="float" office:value="971118.05942746">
                <text:p>971118.0594274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1.7010569572449">
                <text:p>31.7010569572449</text:p>
              </table:table-cell>
              <table:table-cell office:value-type="float" office:value="971979.768261965">
                <text:p>971979.76826196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1.7093865871429">
                <text:p>31.7093865871429</text:p>
              </table:table-cell>
              <table:table-cell office:value-type="float" office:value="971951.947333772">
                <text:p>971951.94733377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1.7177407741547">
                <text:p>31.7177407741547</text:p>
              </table:table-cell>
              <table:table-cell office:value-type="float" office:value="969094.896803653">
                <text:p>969094.89680365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1.7260704040527">
                <text:p>31.7260704040527</text:p>
              </table:table-cell>
              <table:table-cell office:value-type="float" office:value="971951.947333772">
                <text:p>971951.94733377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1.7344152927399">
                <text:p>31.7344152927399</text:p>
              </table:table-cell>
              <table:table-cell office:value-type="float" office:value="970174.714551013">
                <text:p>970174.71455101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1.7427461147308">
                <text:p>31.7427461147308</text:p>
              </table:table-cell>
              <table:table-cell office:value-type="float" office:value="971812.866578902">
                <text:p>971812.86657890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1.7510800361633">
                <text:p>31.7510800361633</text:p>
              </table:table-cell>
              <table:table-cell office:value-type="float" office:value="971451.442826491">
                <text:p>971451.44282649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1.7593915462494">
                <text:p>31.7593915462494</text:p>
              </table:table-cell>
              <table:table-cell office:value-type="float" office:value="974070.886778922">
                <text:p>974070.88677892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1.7676830291748">
                <text:p>31.7676830291748</text:p>
              </table:table-cell>
              <table:table-cell office:value-type="float" office:value="976423.647353136">
                <text:p>976423.64735313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1.7760374546051">
                <text:p>31.7760374546051</text:p>
              </table:table-cell>
              <table:table-cell office:value-type="float" office:value="969067.240775092">
                <text:p>969067.24077509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1.7843642234802">
                <text:p>31.7843642234802</text:p>
              </table:table-cell>
              <table:table-cell office:value-type="float" office:value="972285.903622047">
                <text:p>972285.90362204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1.7927236557007">
                <text:p>31.7927236557007</text:p>
              </table:table-cell>
              <table:table-cell office:value-type="float" office:value="968486.828589356">
                <text:p>968486.82858935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1.8011276721954">
                <text:p>31.8011276721954</text:p>
              </table:table-cell>
              <table:table-cell office:value-type="float" office:value="963348.8945502">
                <text:p>963348.894550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1.8096263408661">
                <text:p>31.8096263408661</text:p>
              </table:table-cell>
              <table:table-cell office:value-type="float" office:value="952619.794198508">
                <text:p>952619.79419850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1.8179776668549">
                <text:p>31.8179776668549</text:p>
              </table:table-cell>
              <table:table-cell office:value-type="float" office:value="969426.89231472">
                <text:p>969426.8923147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1.8263039588928">
                <text:p>31.8263039588928</text:p>
              </table:table-cell>
              <table:table-cell office:value-type="float" office:value="972341.585316267">
                <text:p>972341.58531626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1.8346247673035">
                <text:p>31.8346247673035</text:p>
              </table:table-cell>
              <table:table-cell office:value-type="float" office:value="972982.383495702">
                <text:p>972982.38349570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1.8429834842682">
                <text:p>31.8429834842682</text:p>
              </table:table-cell>
              <table:table-cell office:value-type="float" office:value="968569.702045124">
                <text:p>968569.70204512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1.8513243198395">
                <text:p>31.8513243198395</text:p>
              </table:table-cell>
              <table:table-cell office:value-type="float" office:value="970646.157786417">
                <text:p>970646.15778641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1.8596510887146">
                <text:p>31.8596510887146</text:p>
              </table:table-cell>
              <table:table-cell office:value-type="float" office:value="972285.903622047">
                <text:p>972285.90362204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1.8680362701416">
                <text:p>31.8680362701416</text:p>
              </table:table-cell>
              <table:table-cell office:value-type="float" office:value="965512.800227467">
                <text:p>965512.80022746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1.876350402832">
                <text:p>31.876350402832</text:p>
              </table:table-cell>
              <table:table-cell office:value-type="float" office:value="973763.626519844">
                <text:p>973763.62651984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1.8846709728241">
                <text:p>31.8846709728241</text:p>
              </table:table-cell>
              <table:table-cell office:value-type="float" office:value="973010.263445944">
                <text:p>973010.26344594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1.8929922580719">
                <text:p>31.8929922580719</text:p>
              </table:table-cell>
              <table:table-cell office:value-type="float" office:value="972926.628388058">
                <text:p>972926.62838805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1.901312828064">
                <text:p>31.901312828064</text:p>
              </table:table-cell>
              <table:table-cell office:value-type="float" office:value="973010.263445944">
                <text:p>973010.26344594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1.90962266922">
                <text:p>31.90962266922</text:p>
              </table:table-cell>
              <table:table-cell office:value-type="float" office:value="974266.517013829">
                <text:p>974266.51701382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1.917961359024">
                <text:p>31.917961359024</text:p>
              </table:table-cell>
              <table:table-cell office:value-type="float" office:value="970895.930922087">
                <text:p>970895.93092208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1.926290512085">
                <text:p>31.926290512085</text:p>
              </table:table-cell>
              <table:table-cell office:value-type="float" office:value="972007.590782883">
                <text:p>972007.59078288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1.9346127510071">
                <text:p>31.9346127510071</text:p>
              </table:table-cell>
              <table:table-cell office:value-type="float" office:value="972815.137340285">
                <text:p>972815.13734028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1.9429302215576">
                <text:p>31.9429302215576</text:p>
              </table:table-cell>
              <table:table-cell office:value-type="float" office:value="973372.848248581">
                <text:p>973372.84824858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1.9512453079224">
                <text:p>31.9512453079224</text:p>
              </table:table-cell>
              <table:table-cell office:value-type="float" office:value="973651.94357151">
                <text:p>973651.9435715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1.9595606327057">
                <text:p>31.9595606327057</text:p>
              </table:table-cell>
              <table:table-cell office:value-type="float" office:value="973624.026837171">
                <text:p>973624.02683717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1.9678845405579">
                <text:p>31.9678845405579</text:p>
              </table:table-cell>
              <table:table-cell office:value-type="float" office:value="972620.089479564">
                <text:p>972620.08947956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1.9761738777161">
                <text:p>31.9761738777161</text:p>
              </table:table-cell>
              <table:table-cell office:value-type="float" office:value="976676.403129314">
                <text:p>976676.40312931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1.9844708442688">
                <text:p>31.9844708442688</text:p>
              </table:table-cell>
              <table:table-cell office:value-type="float" office:value="975778.309885058">
                <text:p>975778.30988505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1.9927923679352">
                <text:p>31.9927923679352</text:p>
              </table:table-cell>
              <table:table-cell office:value-type="float" office:value="972898.753230381">
                <text:p>972898.75323038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2.0011391639709">
                <text:p>32.0011391639709</text:p>
              </table:table-cell>
              <table:table-cell office:value-type="float" office:value="969953.017338399">
                <text:p>969953.01733839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2.0095410346985">
                <text:p>32.0095410346985</text:p>
              </table:table-cell>
              <table:table-cell office:value-type="float" office:value="963594.925766175">
                <text:p>963594.92576617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2.0179095268249">
                <text:p>32.0179095268249</text:p>
              </table:table-cell>
              <table:table-cell office:value-type="float" office:value="967438.324330484">
                <text:p>967438.32433048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2.0262155532837">
                <text:p>32.0262155532837</text:p>
              </table:table-cell>
              <table:table-cell office:value-type="float" office:value="974713.967047477">
                <text:p>974713.96704747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2.0345585346222">
                <text:p>32.0345585346222</text:p>
              </table:table-cell>
              <table:table-cell office:value-type="float" office:value="970396.513131198">
                <text:p>970396.51313119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2.0428998470306">
                <text:p>32.0428998470306</text:p>
              </table:table-cell>
              <table:table-cell office:value-type="float" office:value="970590.67009661">
                <text:p>970590.6700966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2.0512390136719">
                <text:p>32.0512390136719</text:p>
              </table:table-cell>
              <table:table-cell office:value-type="float" office:value="970840.414672499">
                <text:p>970840.41467249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2.0595862865448">
                <text:p>32.0595862865448</text:p>
              </table:table-cell>
              <table:table-cell office:value-type="float" office:value="969897.608865785">
                <text:p>969897.60886578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2.0678923130035">
                <text:p>32.0678923130035</text:p>
              </table:table-cell>
              <table:table-cell office:value-type="float" office:value="974713.967047477">
                <text:p>974713.96704747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2.0762553215027">
                <text:p>32.0762553215027</text:p>
              </table:table-cell>
              <table:table-cell office:value-type="float" office:value="968072.673945891">
                <text:p>968072.67394589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2.0846104621887">
                <text:p>32.0846104621887</text:p>
              </table:table-cell>
              <table:table-cell office:value-type="float" office:value="968984.282159571">
                <text:p>968984.28215957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2.0929324626923">
                <text:p>32.0929324626923</text:p>
              </table:table-cell>
              <table:table-cell office:value-type="float" office:value="972843.007706632">
                <text:p>972843.00770663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2.1012630462646">
                <text:p>32.1012630462646</text:p>
              </table:table-cell>
              <table:table-cell office:value-type="float" office:value="971840.67954552">
                <text:p>971840.6795455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2.1096723079681">
                <text:p>32.1096723079681</text:p>
              </table:table-cell>
              <table:table-cell office:value-type="float" office:value="962748.013495506">
                <text:p>962748.01349550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2.1180520057678">
                <text:p>32.1180520057678</text:p>
              </table:table-cell>
              <table:table-cell office:value-type="float" office:value="966144.626397701">
                <text:p>966144.62639770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2.1263842582703">
                <text:p>32.1263842582703</text:p>
              </table:table-cell>
              <table:table-cell office:value-type="float" office:value="971646.022204418">
                <text:p>971646.02220441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2.134685754776">
                <text:p>32.134685754776</text:p>
              </table:table-cell>
              <table:table-cell office:value-type="float" office:value="975245.848071455">
                <text:p>975245.84807145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2.1430122852325">
                <text:p>32.1430122852325</text:p>
              </table:table-cell>
              <table:table-cell office:value-type="float" office:value="972313.743671974">
                <text:p>972313.74367197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2.1513361930847">
                <text:p>32.1513361930847</text:p>
              </table:table-cell>
              <table:table-cell office:value-type="float" office:value="972620.089479564">
                <text:p>972620.08947956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2.159654378891">
                <text:p>32.159654378891</text:p>
              </table:table-cell>
              <table:table-cell office:value-type="float" office:value="973289.150849838">
                <text:p>973289.15084983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2.168025970459">
                <text:p>32.168025970459</text:p>
              </table:table-cell>
              <table:table-cell office:value-type="float" office:value="967080.146498448">
                <text:p>967080.14649844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2.1763319969177">
                <text:p>32.1763319969177</text:p>
              </table:table-cell>
              <table:table-cell office:value-type="float" office:value="974713.967047477">
                <text:p>974713.96704747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2.1846330165863">
                <text:p>32.1846330165863</text:p>
              </table:table-cell>
              <table:table-cell office:value-type="float" office:value="975301.869316713">
                <text:p>975301.86931671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2.1929361820221">
                <text:p>32.1929361820221</text:p>
              </table:table-cell>
              <table:table-cell office:value-type="float" office:value="975049.824384081">
                <text:p>975049.82438408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2.2012655735016">
                <text:p>32.2012655735016</text:p>
              </table:table-cell>
              <table:table-cell office:value-type="float" office:value="971979.768261965">
                <text:p>971979.76826196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2.2096011638641">
                <text:p>32.2096011638641</text:p>
              </table:table-cell>
              <table:table-cell office:value-type="float" office:value="971256.94136491">
                <text:p>971256.9413649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2.2179293632507">
                <text:p>32.2179293632507</text:p>
              </table:table-cell>
              <table:table-cell office:value-type="float" office:value="972118.896796542">
                <text:p>972118.89679654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2.2262513637543">
                <text:p>32.2262513637543</text:p>
              </table:table-cell>
              <table:table-cell office:value-type="float" office:value="972843.007706632">
                <text:p>972843.00770663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2.2345683574677">
                <text:p>32.2345683574677</text:p>
              </table:table-cell>
              <table:table-cell office:value-type="float" office:value="973428.654512097">
                <text:p>973428.65451209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2.242927312851">
                <text:p>32.242927312851</text:p>
              </table:table-cell>
              <table:table-cell office:value-type="float" office:value="968542.075984027">
                <text:p>968542.07598402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2.2512533664703">
                <text:p>32.2512533664703</text:p>
              </table:table-cell>
              <table:table-cell office:value-type="float" office:value="972369.428555066">
                <text:p>972369.42855506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2.2595798969269">
                <text:p>32.2595798969269</text:p>
              </table:table-cell>
              <table:table-cell office:value-type="float" office:value="972313.743671974">
                <text:p>972313.74367197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2.2678956985474">
                <text:p>32.2678956985474</text:p>
              </table:table-cell>
              <table:table-cell office:value-type="float" office:value="973568.198170819">
                <text:p>973568.19817081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2.27618932724">
                <text:p>32.27618932724</text:p>
              </table:table-cell>
              <table:table-cell office:value-type="float" office:value="976171.022365319">
                <text:p>976171.02236531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2.2845163345337">
                <text:p>32.2845163345337</text:p>
              </table:table-cell>
              <table:table-cell office:value-type="float" office:value="972258.065166352">
                <text:p>972258.06516635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2.2928447723389">
                <text:p>32.2928447723389</text:p>
              </table:table-cell>
              <table:table-cell office:value-type="float" office:value="972091.067903355">
                <text:p>972091.06790335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2.3012132644653">
                <text:p>32.3012132644653</text:p>
              </table:table-cell>
              <table:table-cell office:value-type="float" office:value="967438.324330484">
                <text:p>967438.32433048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2.3095510005951">
                <text:p>32.3095510005951</text:p>
              </table:table-cell>
              <table:table-cell office:value-type="float" office:value="971006.98247119">
                <text:p>971006.9824711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2.3178739547729">
                <text:p>32.3178739547729</text:p>
              </table:table-cell>
              <table:table-cell office:value-type="float" office:value="972731.535821708">
                <text:p>972731.53582170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2.3261969089508">
                <text:p>32.3261969089508</text:p>
              </table:table-cell>
              <table:table-cell office:value-type="float" office:value="972731.535821708">
                <text:p>972731.53582170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2.3345391750336">
                <text:p>32.3345391750336</text:p>
              </table:table-cell>
              <table:table-cell office:value-type="float" office:value="970479.713746785">
                <text:p>970479.71374678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2.3429043292999">
                <text:p>32.3429043292999</text:p>
              </table:table-cell>
              <table:table-cell office:value-type="float" office:value="967824.351137206">
                <text:p>967824.35113720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2.3512678146362">
                <text:p>32.3512678146362</text:p>
              </table:table-cell>
              <table:table-cell office:value-type="float" office:value="968017.480087802">
                <text:p>968017.48008780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2.3595952987671">
                <text:p>32.3595952987671</text:p>
              </table:table-cell>
              <table:table-cell office:value-type="float" office:value="972202.393037105">
                <text:p>972202.39303710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2.3682091236114">
                <text:p>32.3682091236114</text:p>
              </table:table-cell>
              <table:table-cell office:value-type="float" office:value="939884.446953971">
                <text:p>939884.44695397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2.3765425682068">
                <text:p>32.3765425682068</text:p>
              </table:table-cell>
              <table:table-cell office:value-type="float" office:value="971507.028981775">
                <text:p>971507.02898177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2.3848581314087">
                <text:p>32.3848581314087</text:p>
              </table:table-cell>
              <table:table-cell office:value-type="float" office:value="973596.111703653">
                <text:p>973596.11170365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2.3931694030762">
                <text:p>32.3931694030762</text:p>
              </table:table-cell>
              <table:table-cell office:value-type="float" office:value="974098.829145152">
                <text:p>974098.82914515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2.4016315937042">
                <text:p>32.4016315937042</text:p>
              </table:table-cell>
              <table:table-cell office:value-type="float" office:value="956726.261065562">
                <text:p>956726.26106556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2.4099695682526">
                <text:p>32.4099695682526</text:p>
              </table:table-cell>
              <table:table-cell office:value-type="float" office:value="970979.217202333">
                <text:p>970979.21720233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2.4183094501495">
                <text:p>32.4183094501495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2.4266395568848">
                <text:p>32.4266395568848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2.4349710941315">
                <text:p>32.4349710941315</text:p>
              </table:table-cell>
              <table:table-cell office:value-type="float" office:value="971729.437229933">
                <text:p>971729.43722993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2.4432983398437">
                <text:p>32.4432983398437</text:p>
              </table:table-cell>
              <table:table-cell office:value-type="float" office:value="972230.22830475">
                <text:p>972230.2283047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2.4516172409058">
                <text:p>32.4516172409058</text:p>
              </table:table-cell>
              <table:table-cell office:value-type="float" office:value="973205.467843632">
                <text:p>973205.46784363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2.4599826335907">
                <text:p>32.4599826335907</text:p>
              </table:table-cell>
              <table:table-cell office:value-type="float" office:value="967796.767577735">
                <text:p>967796.76757773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2.4683036804199">
                <text:p>32.4683036804199</text:p>
              </table:table-cell>
              <table:table-cell office:value-type="float" office:value="972954.505143119">
                <text:p>972954.50514311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2.476630449295">
                <text:p>32.476630449295</text:p>
              </table:table-cell>
              <table:table-cell office:value-type="float" office:value="972285.903622047">
                <text:p>972285.90362204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2.4849491119385">
                <text:p>32.4849491119385</text:p>
              </table:table-cell>
              <table:table-cell office:value-type="float" office:value="973233.360580092">
                <text:p>973233.36058009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2.4933230876923">
                <text:p>32.4933230876923</text:p>
              </table:table-cell>
              <table:table-cell office:value-type="float" office:value="966804.805512058">
                <text:p>966804.80551205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2.5016634464264">
                <text:p>32.5016634464264</text:p>
              </table:table-cell>
              <table:table-cell office:value-type="float" office:value="970701.651820936">
                <text:p>970701.65182093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2.5099964141846">
                <text:p>32.5099964141846</text:p>
              </table:table-cell>
              <table:table-cell office:value-type="float" office:value="971562.62149867">
                <text:p>971562.6214986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2.5183327198029">
                <text:p>32.5183327198029</text:p>
              </table:table-cell>
              <table:table-cell office:value-type="float" office:value="971173.607436008">
                <text:p>971173.60743600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2.5266726016998">
                <text:p>32.5266726016998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2.5350270271301">
                <text:p>32.5350270271301</text:p>
              </table:table-cell>
              <table:table-cell office:value-type="float" office:value="969067.240775092">
                <text:p>969067.24077509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2.5433783531189">
                <text:p>32.5433783531189</text:p>
              </table:table-cell>
              <table:table-cell office:value-type="float" office:value="969426.89231472">
                <text:p>969426.8923147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2.5517115592957">
                <text:p>32.5517115592957</text:p>
              </table:table-cell>
              <table:table-cell office:value-type="float" office:value="971534.824444953">
                <text:p>971534.82444495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2.5600945949554">
                <text:p>32.5600945949554</text:p>
              </table:table-cell>
              <table:table-cell office:value-type="float" office:value="965759.93811325">
                <text:p>965759.9381132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2.5684139728546">
                <text:p>32.5684139728546</text:p>
              </table:table-cell>
              <table:table-cell office:value-type="float" office:value="973149.687166848">
                <text:p>973149.68716684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2.576744556427">
                <text:p>32.576744556427</text:p>
              </table:table-cell>
              <table:table-cell office:value-type="float" office:value="971840.67954552">
                <text:p>971840.6795455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2.585077047348">
                <text:p>32.585077047348</text:p>
              </table:table-cell>
              <table:table-cell office:value-type="float" office:value="971618.220378265">
                <text:p>971618.22037826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2.5934579372406">
                <text:p>32.5934579372406</text:p>
              </table:table-cell>
              <table:table-cell office:value-type="float" office:value="966007.20254893">
                <text:p>966007.2025489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2.601870059967">
                <text:p>32.601870059967</text:p>
              </table:table-cell>
              <table:table-cell office:value-type="float" office:value="962420.576028116">
                <text:p>962420.57602811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2.6102094650269">
                <text:p>32.6102094650269</text:p>
              </table:table-cell>
              <table:table-cell office:value-type="float" office:value="970812.658928469">
                <text:p>970812.65892846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2.6185874938965">
                <text:p>32.6185874938965</text:p>
              </table:table-cell>
              <table:table-cell office:value-type="float" office:value="966337.085486625">
                <text:p>966337.08548662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2.6269307136536">
                <text:p>32.6269307136536</text:p>
              </table:table-cell>
              <table:table-cell office:value-type="float" office:value="970368.782762759">
                <text:p>970368.78276275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2.635321855545">
                <text:p>32.635321855545</text:p>
              </table:table-cell>
              <table:table-cell office:value-type="float" office:value="964826.96928541">
                <text:p>964826.9692854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2.6436603069305">
                <text:p>32.6436603069305</text:p>
              </table:table-cell>
              <table:table-cell office:value-type="float" office:value="970923.691427918">
                <text:p>970923.69142791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2.6520371437073">
                <text:p>32.6520371437073</text:p>
              </table:table-cell>
              <table:table-cell office:value-type="float" office:value="966474.603216166">
                <text:p>966474.60321616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2.6603674888611">
                <text:p>32.6603674888611</text:p>
              </table:table-cell>
              <table:table-cell office:value-type="float" office:value="971868.494104179">
                <text:p>971868.49410417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2.6686985492706">
                <text:p>32.6686985492706</text:p>
              </table:table-cell>
              <table:table-cell office:value-type="float" office:value="971785.05520419">
                <text:p>971785.0552041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2.6770832538605">
                <text:p>32.6770832538605</text:p>
              </table:table-cell>
              <table:table-cell office:value-type="float" office:value="965567.708826206">
                <text:p>965567.70882620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2.685455083847">
                <text:p>32.685455083847</text:p>
              </table:table-cell>
              <table:table-cell office:value-type="float" office:value="967052.605342598">
                <text:p>967052.60534259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2.6938052177429">
                <text:p>32.6938052177429</text:p>
              </table:table-cell>
              <table:table-cell office:value-type="float" office:value="969565.290923108">
                <text:p>969565.29092310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2.7021946907043">
                <text:p>32.7021946907043</text:p>
              </table:table-cell>
              <table:table-cell office:value-type="float" office:value="965018.903717176">
                <text:p>965018.90371717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2.7105247974396">
                <text:p>32.7105247974396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2.7188696861267">
                <text:p>32.7188696861267</text:p>
              </table:table-cell>
              <table:table-cell office:value-type="float" office:value="970174.714551013">
                <text:p>970174.71455101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2.7272062301636">
                <text:p>32.7272062301636</text:p>
              </table:table-cell>
              <table:table-cell office:value-type="float" office:value="971145.832637419">
                <text:p>971145.83263741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2.7355499267578">
                <text:p>32.7355499267578</text:p>
              </table:table-cell>
              <table:table-cell office:value-type="float" office:value="970313.326780203">
                <text:p>970313.32678020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2.7438876628876">
                <text:p>32.7438876628876</text:p>
              </table:table-cell>
              <table:table-cell office:value-type="float" office:value="971006.98247119">
                <text:p>971006.9824711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2.7522161006927">
                <text:p>32.7522161006927</text:p>
              </table:table-cell>
              <table:table-cell office:value-type="float" office:value="972091.067903355">
                <text:p>972091.06790335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2.7605440616608">
                <text:p>32.7605440616608</text:p>
              </table:table-cell>
              <table:table-cell office:value-type="float" office:value="972146.727283138">
                <text:p>972146.72728313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2.7688665390015">
                <text:p>32.7688665390015</text:p>
              </table:table-cell>
              <table:table-cell office:value-type="float" office:value="972787.268570774">
                <text:p>972787.26857077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2.7772092819214">
                <text:p>32.7772092819214</text:p>
              </table:table-cell>
              <table:table-cell office:value-type="float" office:value="970424.245084591">
                <text:p>970424.24508459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2.7855319976807">
                <text:p>32.7855319976807</text:p>
              </table:table-cell>
              <table:table-cell office:value-type="float" office:value="972759.40139796">
                <text:p>972759.4013979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2.7938594818115">
                <text:p>32.7938594818115</text:p>
              </table:table-cell>
              <table:table-cell office:value-type="float" office:value="972202.393037105">
                <text:p>972202.39303710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2.8022241592407">
                <text:p>32.8022241592407</text:p>
              </table:table-cell>
              <table:table-cell office:value-type="float" office:value="967879.522973435">
                <text:p>967879.52297343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2.8105475902557">
                <text:p>32.8105475902557</text:p>
              </table:table-cell>
              <table:table-cell office:value-type="float" office:value="972675.809458337">
                <text:p>972675.80945833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2.8188860416412">
                <text:p>32.8188860416412</text:p>
              </table:table-cell>
              <table:table-cell office:value-type="float" office:value="970923.691427918">
                <text:p>970923.69142791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2.827228307724">
                <text:p>32.827228307724</text:p>
              </table:table-cell>
              <table:table-cell office:value-type="float" office:value="970479.713746785">
                <text:p>970479.71374678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2.8355572223663">
                <text:p>32.8355572223663</text:p>
              </table:table-cell>
              <table:table-cell office:value-type="float" office:value="972035.414896662">
                <text:p>972035.41489666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2.8438966274261">
                <text:p>32.8438966274261</text:p>
              </table:table-cell>
              <table:table-cell office:value-type="float" office:value="970812.658928469">
                <text:p>970812.65892846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2.8522193431854">
                <text:p>32.8522193431854</text:p>
              </table:table-cell>
              <table:table-cell office:value-type="float" office:value="972759.40139796">
                <text:p>972759.4013979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2.8605492115021">
                <text:p>32.8605492115021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2.8689947128296">
                <text:p>32.8689947128296</text:p>
              </table:table-cell>
              <table:table-cell office:value-type="float" office:value="958616.864297208">
                <text:p>958616.86429720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2.8773534297943">
                <text:p>32.8773534297943</text:p>
              </table:table-cell>
              <table:table-cell office:value-type="float" office:value="968569.702045124">
                <text:p>968569.70204512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2.8856914043426">
                <text:p>32.8856914043426</text:p>
              </table:table-cell>
              <table:table-cell office:value-type="float" office:value="970979.217202333">
                <text:p>970979.21720233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2.894061088562">
                <text:p>32.894061088562</text:p>
              </table:table-cell>
              <table:table-cell office:value-type="float" office:value="967300.532231876">
                <text:p>967300.53223187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2.902400970459">
                <text:p>32.902400970459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2.9108929634094">
                <text:p>32.9108929634094</text:p>
              </table:table-cell>
              <table:table-cell office:value-type="float" office:value="953368.667078443">
                <text:p>953368.66707844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2.9191954135895">
                <text:p>32.9191954135895</text:p>
              </table:table-cell>
              <table:table-cell office:value-type="float" office:value="975133.824885851">
                <text:p>975133.82488585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2.9275057315826">
                <text:p>32.9275057315826</text:p>
              </table:table-cell>
              <table:table-cell office:value-type="float" office:value="974210.614643103">
                <text:p>974210.61464310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2.9358279705048">
                <text:p>32.9358279705048</text:p>
              </table:table-cell>
              <table:table-cell office:value-type="float" office:value="972815.137340285">
                <text:p>972815.13734028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2.9441456794739">
                <text:p>32.9441456794739</text:p>
              </table:table-cell>
              <table:table-cell office:value-type="float" office:value="973344.947516267">
                <text:p>973344.94751626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2.9524490833282">
                <text:p>32.9524490833282</text:p>
              </table:table-cell>
              <table:table-cell office:value-type="float" office:value="975021.827432739">
                <text:p>975021.82743273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2.9607534408569">
                <text:p>32.9607534408569</text:p>
              </table:table-cell>
              <table:table-cell office:value-type="float" office:value="974909.855703253">
                <text:p>974909.85570325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2.969055891037">
                <text:p>32.969055891037</text:p>
              </table:table-cell>
              <table:table-cell office:value-type="float" office:value="975133.824885851">
                <text:p>975133.82488585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2.977392911911">
                <text:p>32.977392911911</text:p>
              </table:table-cell>
              <table:table-cell office:value-type="float" office:value="971090.287805994">
                <text:p>971090.28780599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2.9856998920441">
                <text:p>32.9856998920441</text:p>
              </table:table-cell>
              <table:table-cell office:value-type="float" office:value="974602.066012284">
                <text:p>974602.06601228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2.9940059185028">
                <text:p>32.9940059185028</text:p>
              </table:table-cell>
              <table:table-cell office:value-type="float" office:value="974713.967047477">
                <text:p>974713.96704747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3.0023112297058">
                <text:p>33.0023112297058</text:p>
              </table:table-cell>
              <table:table-cell office:value-type="float" office:value="974797.909688532">
                <text:p>974797.90968853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3.010617017746">
                <text:p>33.010617017746</text:p>
              </table:table-cell>
              <table:table-cell office:value-type="float" office:value="974741.94632144">
                <text:p>974741.9463214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3.0189459323883">
                <text:p>33.0189459323883</text:p>
              </table:table-cell>
              <table:table-cell office:value-type="float" office:value="972035.414896662">
                <text:p>972035.41489666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3.0272734165192">
                <text:p>33.0272734165192</text:p>
              </table:table-cell>
              <table:table-cell office:value-type="float" office:value="972202.393037105">
                <text:p>972202.39303710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3.0356032848358">
                <text:p>33.0356032848358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3.0441863536835">
                <text:p>33.0441863536835</text:p>
              </table:table-cell>
              <table:table-cell office:value-type="float" office:value="943252.366222222">
                <text:p>943252.36622222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3.0525505542755">
                <text:p>33.0525505542755</text:p>
              </table:table-cell>
              <table:table-cell office:value-type="float" office:value="967934.701100279">
                <text:p>967934.70110027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3.0609726905823">
                <text:p>33.0609726905823</text:p>
              </table:table-cell>
              <table:table-cell office:value-type="float" office:value="961276.296786978">
                <text:p>961276.29678697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3.0694417953491">
                <text:p>33.0694417953491</text:p>
              </table:table-cell>
              <table:table-cell office:value-type="float" office:value="955945.19407691">
                <text:p>955945.1940769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3.0779004096985">
                <text:p>33.0779004096985</text:p>
              </table:table-cell>
              <table:table-cell office:value-type="float" office:value="957130.762275213">
                <text:p>957130.76227521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3.086430311203">
                <text:p>33.086430311203</text:p>
              </table:table-cell>
              <table:table-cell office:value-type="float" office:value="949131.709869469">
                <text:p>949131.70986946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3.0948188304901">
                <text:p>33.0948188304901</text:p>
              </table:table-cell>
              <table:table-cell office:value-type="float" office:value="965128.61482492">
                <text:p>965128.6148249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3.1032774448395">
                <text:p>33.1032774448395</text:p>
              </table:table-cell>
              <table:table-cell office:value-type="float" office:value="957130.762275213">
                <text:p>957130.76227521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3.1117062568665">
                <text:p>33.1117062568665</text:p>
              </table:table-cell>
              <table:table-cell office:value-type="float" office:value="960514.954431024">
                <text:p>960514.95443102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3.1202063560486">
                <text:p>33.1202063560486</text:p>
              </table:table-cell>
              <table:table-cell office:value-type="float" office:value="952459.474475485">
                <text:p>952459.47447548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3.1286423206329">
                <text:p>33.1286423206329</text:p>
              </table:table-cell>
              <table:table-cell office:value-type="float" office:value="959700.567617217">
                <text:p>959700.56761721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3.1371431350708">
                <text:p>33.1371431350708</text:p>
              </table:table-cell>
              <table:table-cell office:value-type="float" office:value="952379.334847847">
                <text:p>952379.33484784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3.1461226940155">
                <text:p>33.1461226940155</text:p>
              </table:table-cell>
              <table:table-cell office:value-type="float" office:value="901603.302551576">
                <text:p>901603.30255157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3.1545739173889">
                <text:p>33.1545739173889</text:p>
              </table:table-cell>
              <table:table-cell office:value-type="float" office:value="957967.816289108">
                <text:p>957967.81628910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3.1630425453186">
                <text:p>33.1630425453186</text:p>
              </table:table-cell>
              <table:table-cell office:value-type="float" office:value="955999.01981982">
                <text:p>955999.0198198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3.1714494228363">
                <text:p>33.1714494228363</text:p>
              </table:table-cell>
              <table:table-cell office:value-type="float" office:value="963021.048296985">
                <text:p>963021.04829698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3.1798665523529">
                <text:p>33.1798665523529</text:p>
              </table:table-cell>
              <table:table-cell office:value-type="float" office:value="961848.096079764">
                <text:p>961848.09607976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3.188309431076">
                <text:p>33.188309431076</text:p>
              </table:table-cell>
              <table:table-cell office:value-type="float" office:value="958914.638653564">
                <text:p>958914.63865356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3.1967210769653">
                <text:p>33.1967210769653</text:p>
              </table:table-cell>
              <table:table-cell office:value-type="float" office:value="962475.133471273">
                <text:p>962475.13347127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3.2051210403442">
                <text:p>33.2051210403442</text:p>
              </table:table-cell>
              <table:table-cell office:value-type="float" office:value="963813.725703906">
                <text:p>963813.72570390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3.2135820388794">
                <text:p>33.2135820388794</text:p>
              </table:table-cell>
              <table:table-cell office:value-type="float" office:value="956861.056807935">
                <text:p>956861.05680793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3.2219707965851">
                <text:p>33.2219707965851</text:p>
              </table:table-cell>
              <table:table-cell office:value-type="float" office:value="965101.184709393">
                <text:p>965101.18470939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3.2303595542908">
                <text:p>33.2303595542908</text:p>
              </table:table-cell>
              <table:table-cell office:value-type="float" office:value="965101.184709393">
                <text:p>965101.18470939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3.2387564182281">
                <text:p>33.2387564182281</text:p>
              </table:table-cell>
              <table:table-cell office:value-type="float" office:value="964169.487606122">
                <text:p>964169.48760612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3.2471430301666">
                <text:p>33.2471430301666</text:p>
              </table:table-cell>
              <table:table-cell office:value-type="float" office:value="965348.111894474">
                <text:p>965348.11189447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3.2555513381958">
                <text:p>33.2555513381958</text:p>
              </table:table-cell>
              <table:table-cell office:value-type="float" office:value="962857.208835455">
                <text:p>962857.20883545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3.2639851570129">
                <text:p>33.2639851570129</text:p>
              </table:table-cell>
              <table:table-cell office:value-type="float" office:value="959944.738621586">
                <text:p>959944.73862158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3.2724277973175">
                <text:p>33.2724277973175</text:p>
              </table:table-cell>
              <table:table-cell office:value-type="float" office:value="958941.718223151">
                <text:p>958941.71822315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3.2808628082275">
                <text:p>33.2808628082275</text:p>
              </table:table-cell>
              <table:table-cell office:value-type="float" office:value="959809.072726759">
                <text:p>959809.07272675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3.289274930954">
                <text:p>33.289274930954</text:p>
              </table:table-cell>
              <table:table-cell office:value-type="float" office:value="962420.576028116">
                <text:p>962420.57602811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3.2976846694946">
                <text:p>33.2976846694946</text:p>
              </table:table-cell>
              <table:table-cell office:value-type="float" office:value="962693.425112692">
                <text:p>962693.42511269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3.3061108589172">
                <text:p>33.3061108589172</text:p>
              </table:table-cell>
              <table:table-cell office:value-type="float" office:value="960813.909342991">
                <text:p>960813.90934299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3.3145749568939">
                <text:p>33.3145749568939</text:p>
              </table:table-cell>
              <table:table-cell office:value-type="float" office:value="956510.666854455">
                <text:p>956510.66685445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3.323005437851">
                <text:p>33.323005437851</text:p>
              </table:table-cell>
              <table:table-cell office:value-type="float" office:value="960324.807239819">
                <text:p>960324.80723981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3.3314237594604">
                <text:p>33.3314237594604</text:p>
              </table:table-cell>
              <table:table-cell office:value-type="float" office:value="961711.891699">
                <text:p>961711.89169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3.3398654460907">
                <text:p>33.3398654460907</text:p>
              </table:table-cell>
              <table:table-cell office:value-type="float" office:value="959050.051797667">
                <text:p>959050.05179766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3.3482949733734">
                <text:p>33.3482949733734</text:p>
              </table:table-cell>
              <table:table-cell office:value-type="float" office:value="960433.453558095">
                <text:p>960433.45355809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3.3567223548889">
                <text:p>33.3567223548889</text:p>
              </table:table-cell>
              <table:table-cell office:value-type="float" office:value="960677.997680143">
                <text:p>960677.99768014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3.3651521205902">
                <text:p>33.3651521205902</text:p>
              </table:table-cell>
              <table:table-cell office:value-type="float" office:value="960406.289673898">
                <text:p>960406.28967389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3.3736145496368">
                <text:p>33.3736145496368</text:p>
              </table:table-cell>
              <table:table-cell office:value-type="float" office:value="956699.306474334">
                <text:p>956699.30647433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3.382021188736">
                <text:p>33.382021188736</text:p>
              </table:table-cell>
              <table:table-cell office:value-type="float" office:value="963048.360294952">
                <text:p>963048.36029495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3.3904521465301">
                <text:p>33.3904521465301</text:p>
              </table:table-cell>
              <table:table-cell office:value-type="float" office:value="960270.49329789">
                <text:p>960270.4932978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3.3989160060883">
                <text:p>33.3989160060883</text:p>
              </table:table-cell>
              <table:table-cell office:value-type="float" office:value="956537.610816901">
                <text:p>956537.61081690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3.407345533371">
                <text:p>33.407345533371</text:p>
              </table:table-cell>
              <table:table-cell office:value-type="float" office:value="960433.453558095">
                <text:p>960433.45355809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3.4157652854919">
                <text:p>33.4157652854919</text:p>
              </table:table-cell>
              <table:table-cell office:value-type="float" office:value="961548.4973524">
                <text:p>961548.497352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3.4241976737976">
                <text:p>33.4241976737976</text:p>
              </table:table-cell>
              <table:table-cell office:value-type="float" office:value="960107.588328433">
                <text:p>960107.58832843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3.4325897693634">
                <text:p>33.4325897693634</text:p>
              </table:table-cell>
              <table:table-cell office:value-type="float" office:value="964717.326742237">
                <text:p>964717.32674223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3.4410190582275">
                <text:p>33.4410190582275</text:p>
              </table:table-cell>
              <table:table-cell office:value-type="float" office:value="960460.618978928">
                <text:p>960460.61897892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3.4494676589966">
                <text:p>33.4494676589966</text:p>
              </table:table-cell>
              <table:table-cell office:value-type="float" office:value="958265.187492945">
                <text:p>958265.18749294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3.4578900337219">
                <text:p>33.4578900337219</text:p>
              </table:table-cell>
              <table:table-cell office:value-type="float" office:value="961249.085206364">
                <text:p>961249.08520636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3.4662730693817">
                <text:p>33.4662730693817</text:p>
              </table:table-cell>
              <table:table-cell office:value-type="float" office:value="965759.93811325">
                <text:p>965759.9381132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3.4746904373169">
                <text:p>33.4746904373169</text:p>
              </table:table-cell>
              <table:table-cell office:value-type="float" office:value="961820.852117264">
                <text:p>961820.85211726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3.4830584526062">
                <text:p>33.4830584526062</text:p>
              </table:table-cell>
              <table:table-cell office:value-type="float" office:value="967493.452162517">
                <text:p>967493.45216251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3.4914679527283">
                <text:p>33.4914679527283</text:p>
              </table:table-cell>
              <table:table-cell office:value-type="float" office:value="962720.718530279">
                <text:p>962720.71853027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3.4999353885651">
                <text:p>33.4999353885651</text:p>
              </table:table-cell>
              <table:table-cell office:value-type="float" office:value="956133.610699704">
                <text:p>956133.61069970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3.5083706378937">
                <text:p>33.5083706378937</text:p>
              </table:table-cell>
              <table:table-cell office:value-type="float" office:value="959781.944149237">
                <text:p>959781.94414923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3.5167775154114">
                <text:p>33.5167775154114</text:p>
              </table:table-cell>
              <table:table-cell office:value-type="float" office:value="963021.048296985">
                <text:p>963021.04829698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3.5252587795258">
                <text:p>33.5252587795258</text:p>
              </table:table-cell>
              <table:table-cell office:value-type="float" office:value="954574.682596351">
                <text:p>954574.68259635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3.5337166786194">
                <text:p>33.5337166786194</text:p>
              </table:table-cell>
              <table:table-cell office:value-type="float" office:value="957211.703565891">
                <text:p>957211.70356589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3.5421607494354">
                <text:p>33.5421607494354</text:p>
              </table:table-cell>
              <table:table-cell office:value-type="float" office:value="958779.2637434">
                <text:p>958779.263743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3.5506103038788">
                <text:p>33.5506103038788</text:p>
              </table:table-cell>
              <table:table-cell office:value-type="float" office:value="958157.031151242">
                <text:p>958157.03115124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3.5590445995331">
                <text:p>33.5590445995331</text:p>
              </table:table-cell>
              <table:table-cell office:value-type="float" office:value="959890.467661692">
                <text:p>959890.46766169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3.5674479007721">
                <text:p>33.5674479007721</text:p>
              </table:table-cell>
              <table:table-cell office:value-type="float" office:value="963430.890994723">
                <text:p>963430.89099472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3.5758440494537">
                <text:p>33.5758440494537</text:p>
              </table:table-cell>
              <table:table-cell office:value-type="float" office:value="964251.62380736">
                <text:p>964251.6238073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3.5842587947845">
                <text:p>33.5842587947845</text:p>
              </table:table-cell>
              <table:table-cell office:value-type="float" office:value="962120.620615402">
                <text:p>962120.62061540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3.5926616191864">
                <text:p>33.5926616191864</text:p>
              </table:table-cell>
              <table:table-cell office:value-type="float" office:value="963485.563046192">
                <text:p>963485.56304619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3.6010200977325">
                <text:p>33.6010200977325</text:p>
              </table:table-cell>
              <table:table-cell office:value-type="float" office:value="968597.329682241">
                <text:p>968597.32968224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3.609405040741">
                <text:p>33.609405040741</text:p>
              </table:table-cell>
              <table:table-cell office:value-type="float" office:value="965540.253746197">
                <text:p>965540.25374619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3.6177802085876">
                <text:p>33.6177802085876</text:p>
              </table:table-cell>
              <table:table-cell office:value-type="float" office:value="966667.193805511">
                <text:p>966667.19380551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3.626195192337">
                <text:p>33.626195192337</text:p>
              </table:table-cell>
              <table:table-cell office:value-type="float" office:value="962093.361212636">
                <text:p>962093.36121263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3.6346035003662">
                <text:p>33.6346035003662</text:p>
              </table:table-cell>
              <table:table-cell office:value-type="float" office:value="962857.208835455">
                <text:p>962857.20883545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3.6429800987244">
                <text:p>33.6429800987244</text:p>
              </table:table-cell>
              <table:table-cell office:value-type="float" office:value="966502.111458986">
                <text:p>966502.11145898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3.6514036655426">
                <text:p>33.6514036655426</text:p>
              </table:table-cell>
              <table:table-cell office:value-type="float" office:value="961113.050408989">
                <text:p>961113.05040898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3.6598546504974">
                <text:p>33.6598546504974</text:p>
              </table:table-cell>
              <table:table-cell office:value-type="float" office:value="957994.84240817">
                <text:p>957994.8424081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3.6682798862457">
                <text:p>33.6682798862457</text:p>
              </table:table-cell>
              <table:table-cell office:value-type="float" office:value="960922.66636482">
                <text:p>960922.6663648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3.6767094135284">
                <text:p>33.6767094135284</text:p>
              </table:table-cell>
              <table:table-cell office:value-type="float" office:value="960433.453558095">
                <text:p>960433.45355809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3.6850895881653">
                <text:p>33.6850895881653</text:p>
              </table:table-cell>
              <table:table-cell office:value-type="float" office:value="966089.652166491">
                <text:p>966089.65216649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3.6935181617737">
                <text:p>33.6935181617737</text:p>
              </table:table-cell>
              <table:table-cell office:value-type="float" office:value="960542.124462548">
                <text:p>960542.12446254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3.7019460201263">
                <text:p>33.7019460201263</text:p>
              </table:table-cell>
              <table:table-cell office:value-type="float" office:value="960623.643780588">
                <text:p>960623.64378058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3.7103722095489">
                <text:p>33.7103722095489</text:p>
              </table:table-cell>
              <table:table-cell office:value-type="float" office:value="960813.909342991">
                <text:p>960813.90934299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3.7187647819519">
                <text:p>33.7187647819519</text:p>
              </table:table-cell>
              <table:table-cell office:value-type="float" office:value="964662.51481492">
                <text:p>964662.5148149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3.7271733283997">
                <text:p>33.7271733283997</text:p>
              </table:table-cell>
              <table:table-cell office:value-type="float" office:value="962829.907678349">
                <text:p>962829.90767834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3.7355663776398">
                <text:p>33.7355663776398</text:p>
              </table:table-cell>
              <table:table-cell office:value-type="float" office:value="964607.7091157">
                <text:p>964607.709115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3.743988275528">
                <text:p>33.743988275528</text:p>
              </table:table-cell>
              <table:table-cell office:value-type="float" office:value="961303.509908278">
                <text:p>961303.50990827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3.7523941993713">
                <text:p>33.7523941993713</text:p>
              </table:table-cell>
              <table:table-cell office:value-type="float" office:value="963130.305584707">
                <text:p>963130.30558470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3.7608618736267">
                <text:p>33.7608618736267</text:p>
              </table:table-cell>
              <table:table-cell office:value-type="float" office:value="956106.68949206">
                <text:p>956106.6894920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3.7693111896515">
                <text:p>33.7693111896515</text:p>
              </table:table-cell>
              <table:table-cell office:value-type="float" office:value="958184.067947741">
                <text:p>958184.06794774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3.7777500152588">
                <text:p>33.7777500152588</text:p>
              </table:table-cell>
              <table:table-cell office:value-type="float" office:value="959375.199434948">
                <text:p>959375.19943494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3.7861926555634">
                <text:p>33.7861926555634</text:p>
              </table:table-cell>
              <table:table-cell office:value-type="float" office:value="958941.718223151">
                <text:p>958941.71822315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3.7946047782898">
                <text:p>33.7946047782898</text:p>
              </table:table-cell>
              <table:table-cell office:value-type="float" office:value="962420.576028116">
                <text:p>962420.57602811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3.8030292987823">
                <text:p>33.8030292987823</text:p>
              </table:table-cell>
              <table:table-cell office:value-type="float" office:value="961004.250290081">
                <text:p>961004.25029008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3.8114762306213">
                <text:p>33.8114762306213</text:p>
              </table:table-cell>
              <table:table-cell office:value-type="float" office:value="958454.519856615">
                <text:p>958454.51985661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3.8199021816254">
                <text:p>33.8199021816254</text:p>
              </table:table-cell>
              <table:table-cell office:value-type="float" office:value="960841.096290427">
                <text:p>960841.09629042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3.8283314704895">
                <text:p>33.8283314704895</text:p>
              </table:table-cell>
              <table:table-cell office:value-type="float" office:value="960460.618978928">
                <text:p>960460.61897892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3.8367776870728">
                <text:p>33.8367776870728</text:p>
              </table:table-cell>
              <table:table-cell office:value-type="float" office:value="958535.685202958">
                <text:p>958535.685202958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3.8452506065369">
                <text:p>33.8452506065369</text:p>
              </table:table-cell>
              <table:table-cell office:value-type="float" office:value="955514.806235579">
                <text:p>955514.80623557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3.8536834716797">
                <text:p>33.8536834716797</text:p>
              </table:table-cell>
              <table:table-cell office:value-type="float" office:value="960053.298953916">
                <text:p>960053.29895391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3.862131357193">
                <text:p>33.862131357193</text:p>
              </table:table-cell>
              <table:table-cell office:value-type="float" office:value="958346.320774419">
                <text:p>958346.32077441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3.8705401420593">
                <text:p>33.8705401420593</text:p>
              </table:table-cell>
              <table:table-cell office:value-type="float" office:value="962802.608069409">
                <text:p>962802.60806940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3.8789701461792">
                <text:p>33.8789701461792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3.887387752533">
                <text:p>33.887387752533</text:p>
              </table:table-cell>
              <table:table-cell office:value-type="float" office:value="961793.609698068">
                <text:p>961793.60969806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3.8958523273468">
                <text:p>33.8958523273468</text:p>
              </table:table-cell>
              <table:table-cell office:value-type="float" office:value="956456.783483086">
                <text:p>956456.78348308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3.9042816162109">
                <text:p>33.9042816162109</text:p>
              </table:table-cell>
              <table:table-cell office:value-type="float" office:value="960460.618978928">
                <text:p>960460.61897892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3.9127147197723">
                <text:p>33.9127147197723</text:p>
              </table:table-cell>
              <table:table-cell office:value-type="float" office:value="960026.156568941">
                <text:p>960026.15656894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3.9211416244507">
                <text:p>33.9211416244507</text:p>
              </table:table-cell>
              <table:table-cell office:value-type="float" office:value="960732.357730938">
                <text:p>960732.35773093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3.9296722412109">
                <text:p>33.9296722412109</text:p>
              </table:table-cell>
              <table:table-cell office:value-type="float" office:value="949052.129234209">
                <text:p>949052.12923420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3.938127040863">
                <text:p>33.938127040863</text:p>
              </table:table-cell>
              <table:table-cell office:value-type="float" office:value="957562.60741075">
                <text:p>957562.6074107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3.9465687274933">
                <text:p>33.9465687274933</text:p>
              </table:table-cell>
              <table:table-cell office:value-type="float" office:value="959050.051797667">
                <text:p>959050.05179766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3.9550495147705">
                <text:p>33.9550495147705</text:p>
              </table:table-cell>
              <table:table-cell office:value-type="float" office:value="954628.354108684">
                <text:p>954628.35410868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3.9635074138641">
                <text:p>33.9635074138641</text:p>
              </table:table-cell>
              <table:table-cell office:value-type="float" office:value="957211.703565891">
                <text:p>957211.70356589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3.9719264507294">
                <text:p>33.9719264507294</text:p>
              </table:table-cell>
              <table:table-cell office:value-type="float" office:value="961630.187584957">
                <text:p>961630.18758495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3.9803500175476">
                <text:p>33.9803500175476</text:p>
              </table:table-cell>
              <table:table-cell office:value-type="float" office:value="961113.050408989">
                <text:p>961113.05040898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3.9887728691101">
                <text:p>33.9887728691101</text:p>
              </table:table-cell>
              <table:table-cell office:value-type="float" office:value="961194.666666667">
                <text:p>961194.66666666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3.9972517490387">
                <text:p>33.9972517490387</text:p>
              </table:table-cell>
              <table:table-cell office:value-type="float" office:value="954843.100525827">
                <text:p>954843.10052582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4.0056850910187">
                <text:p>34.0056850910187</text:p>
              </table:table-cell>
              <table:table-cell office:value-type="float" office:value="959999.015718648">
                <text:p>959999.01571864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4.0140857696533">
                <text:p>34.0140857696533</text:p>
              </table:table-cell>
              <table:table-cell office:value-type="float" office:value="963731.664084007">
                <text:p>963731.66408400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4.0225458145142">
                <text:p>34.0225458145142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4.0309827327728">
                <text:p>34.0309827327728</text:p>
              </table:table-cell>
              <table:table-cell office:value-type="float" office:value="959592.087037613">
                <text:p>959592.08703761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4.0394146442413">
                <text:p>34.0394146442413</text:p>
              </table:table-cell>
              <table:table-cell office:value-type="float" office:value="960161.883843239">
                <text:p>960161.88384323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4.0479028224945">
                <text:p>34.0479028224945</text:p>
              </table:table-cell>
              <table:table-cell office:value-type="float" office:value="953797.123307679">
                <text:p>953797.12330767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4.0565209388733">
                <text:p>34.0565209388733</text:p>
              </table:table-cell>
              <table:table-cell office:value-type="float" office:value="939416.415857471">
                <text:p>939416.41585747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4.0650155544281">
                <text:p>34.0650155544281</text:p>
              </table:table-cell>
              <table:table-cell office:value-type="float" office:value="953074.326644026">
                <text:p>953074.32664402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4.0734801292419">
                <text:p>34.0734801292419</text:p>
              </table:table-cell>
              <table:table-cell office:value-type="float" office:value="956456.783483086">
                <text:p>956456.78348308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4.0819058418274">
                <text:p>34.0819058418274</text:p>
              </table:table-cell>
              <table:table-cell office:value-type="float" office:value="960868.284776457">
                <text:p>960868.28477645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4.0903162956238">
                <text:p>34.0903162956238</text:p>
              </table:table-cell>
              <table:table-cell office:value-type="float" office:value="962611.554144461">
                <text:p>962611.55414446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4.098682641983">
                <text:p>34.098682641983</text:p>
              </table:table-cell>
              <table:table-cell office:value-type="float" office:value="967686.449061013">
                <text:p>967686.44906101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4.1070804595947">
                <text:p>34.1070804595947</text:p>
              </table:table-cell>
              <table:table-cell office:value-type="float" office:value="964059.994435454">
                <text:p>964059.99443545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4.1154713630676">
                <text:p>34.1154713630676</text:p>
              </table:table-cell>
              <table:table-cell office:value-type="float" office:value="964854.383815423">
                <text:p>964854.38381542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4.1238529682159">
                <text:p>34.1238529682159</text:p>
              </table:table-cell>
              <table:table-cell office:value-type="float" office:value="965924.767003271">
                <text:p>965924.76700327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4.1322689056396">
                <text:p>34.1322689056396</text:p>
              </table:table-cell>
              <table:table-cell office:value-type="float" office:value="961984.339046432">
                <text:p>961984.33904643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4.1406836509705">
                <text:p>34.1406836509705</text:p>
              </table:table-cell>
              <table:table-cell office:value-type="float" office:value="962120.620615402">
                <text:p>962120.62061540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4.149085521698">
                <text:p>34.149085521698</text:p>
              </table:table-cell>
              <table:table-cell office:value-type="float" office:value="963594.925766175">
                <text:p>963594.92576617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4.1575481891632">
                <text:p>34.1575481891632</text:p>
              </table:table-cell>
              <table:table-cell office:value-type="float" office:value="956672.353401888">
                <text:p>956672.35340188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4.1660211086273">
                <text:p>34.1660211086273</text:p>
              </table:table-cell>
              <table:table-cell office:value-type="float" office:value="955514.806235579">
                <text:p>955514.80623557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4.1744794845581">
                <text:p>34.1744794845581</text:p>
              </table:table-cell>
              <table:table-cell office:value-type="float" office:value="957157.741184429">
                <text:p>957157.74118442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4.1829330921173">
                <text:p>34.1829330921173</text:p>
              </table:table-cell>
              <table:table-cell office:value-type="float" office:value="957697.638942945">
                <text:p>957697.63894294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4.191358089447">
                <text:p>34.191358089447</text:p>
              </table:table-cell>
              <table:table-cell office:value-type="float" office:value="960949.859467414">
                <text:p>960949.85946741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4.1998348236084">
                <text:p>34.1998348236084</text:p>
              </table:table-cell>
              <table:table-cell office:value-type="float" office:value="955084.805760252">
                <text:p>955084.80576025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4.2082810401916">
                <text:p>34.2082810401916</text:p>
              </table:table-cell>
              <table:table-cell office:value-type="float" office:value="958535.685202958">
                <text:p>958535.68520295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4.216881275177">
                <text:p>34.216881275177</text:p>
              </table:table-cell>
              <table:table-cell office:value-type="float" office:value="941369.626968286">
                <text:p>941369.62696828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4.2253122329712">
                <text:p>34.2253122329712</text:p>
              </table:table-cell>
              <table:table-cell office:value-type="float" office:value="960270.49329789">
                <text:p>960270.4932978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4.2337608337402">
                <text:p>34.2337608337402</text:p>
              </table:table-cell>
              <table:table-cell office:value-type="float" office:value="958265.187492945">
                <text:p>958265.18749294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4.2421667575836">
                <text:p>34.2421667575836</text:p>
              </table:table-cell>
              <table:table-cell office:value-type="float" office:value="963130.305584707">
                <text:p>963130.30558470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4.250617980957">
                <text:p>34.250617980957</text:p>
              </table:table-cell>
              <table:table-cell office:value-type="float" office:value="957967.816289108">
                <text:p>957967.81628910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4.2590339183807">
                <text:p>34.2590339183807</text:p>
              </table:table-cell>
              <table:table-cell office:value-type="float" office:value="961984.339046432">
                <text:p>961984.33904643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4.2674226760864">
                <text:p>34.2674226760864</text:p>
              </table:table-cell>
              <table:table-cell office:value-type="float" office:value="965101.184709393">
                <text:p>965101.18470939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4.2758717536926">
                <text:p>34.2758717536926</text:p>
              </table:table-cell>
              <table:table-cell office:value-type="float" office:value="958211.106270106">
                <text:p>958211.10627010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4.2843005657196">
                <text:p>34.2843005657196</text:p>
              </table:table-cell>
              <table:table-cell office:value-type="float" office:value="960514.954431024">
                <text:p>960514.95443102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4.2927186489105">
                <text:p>34.2927186489105</text:p>
              </table:table-cell>
              <table:table-cell office:value-type="float" office:value="961739.129489068">
                <text:p>961739.12948906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4.3011393547058">
                <text:p>34.3011393547058</text:p>
              </table:table-cell>
              <table:table-cell office:value-type="float" office:value="961439.598629633">
                <text:p>961439.59862963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4.3096091747284">
                <text:p>34.3096091747284</text:p>
              </table:table-cell>
              <table:table-cell office:value-type="float" office:value="955864.466826179">
                <text:p>955864.46682617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4.3180298805237">
                <text:p>34.3180298805237</text:p>
              </table:table-cell>
              <table:table-cell office:value-type="float" office:value="961439.598629633">
                <text:p>961439.59862963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4.3264307975769">
                <text:p>34.3264307975769</text:p>
              </table:table-cell>
              <table:table-cell office:value-type="float" office:value="963704.313315927">
                <text:p>963704.31331592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4.3348686695099">
                <text:p>34.3348686695099</text:p>
              </table:table-cell>
              <table:table-cell office:value-type="float" office:value="959483.630979628">
                <text:p>959483.63097962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4.3432841300964">
                <text:p>34.3432841300964</text:p>
              </table:table-cell>
              <table:table-cell office:value-type="float" office:value="962038.847040825">
                <text:p>962038.84704082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4.351705789566">
                <text:p>34.351705789566</text:p>
              </table:table-cell>
              <table:table-cell office:value-type="float" office:value="961330.724570393">
                <text:p>961330.72457039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4.3601508140564">
                <text:p>34.3601508140564</text:p>
              </table:table-cell>
              <table:table-cell office:value-type="float" office:value="958670.991332825">
                <text:p>958670.99133282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4.368549823761">
                <text:p>34.368549823761</text:p>
              </table:table-cell>
              <table:table-cell office:value-type="float" office:value="963923.162938572">
                <text:p>963923.16293857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4.3769998550415">
                <text:p>34.3769998550415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4.3854112625122">
                <text:p>34.3854112625122</text:p>
              </table:table-cell>
              <table:table-cell office:value-type="float" office:value="962502.414512472">
                <text:p>962502.41451247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4.3938429355621">
                <text:p>34.3938429355621</text:p>
              </table:table-cell>
              <table:table-cell office:value-type="float" office:value="960189.033903577">
                <text:p>960189.03390357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4.4022705554962">
                <text:p>34.4022705554962</text:p>
              </table:table-cell>
              <table:table-cell office:value-type="float" office:value="960650.819961525">
                <text:p>960650.81996152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4.4106802940369">
                <text:p>34.4106802940369</text:p>
              </table:table-cell>
              <table:table-cell office:value-type="float" office:value="962693.425112692">
                <text:p>962693.42511269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4.4190685749054">
                <text:p>34.4190685749054</text:p>
              </table:table-cell>
              <table:table-cell office:value-type="float" office:value="965156.04649973">
                <text:p>965156.0464997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4.4274744987488">
                <text:p>34.4274744987488</text:p>
              </table:table-cell>
              <table:table-cell office:value-type="float" office:value="963130.305584707">
                <text:p>963130.30558470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4.435887336731">
                <text:p>34.435887336731</text:p>
              </table:table-cell>
              <table:table-cell office:value-type="float" office:value="962338.751459502">
                <text:p>962338.75145950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4.4443039894104">
                <text:p>34.4443039894104</text:p>
              </table:table-cell>
              <table:table-cell office:value-type="float" office:value="961902.588635205">
                <text:p>961902.58863520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4.4526872634888">
                <text:p>34.4526872634888</text:p>
              </table:table-cell>
              <table:table-cell office:value-type="float" office:value="965732.472100563">
                <text:p>965732.47210056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4.4611010551453">
                <text:p>34.4611010551453</text:p>
              </table:table-cell>
              <table:table-cell office:value-type="float" office:value="962229.673675262">
                <text:p>962229.67367526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4.4695687294006">
                <text:p>34.4695687294006</text:p>
              </table:table-cell>
              <table:table-cell office:value-type="float" office:value="956106.68949206">
                <text:p>956106.6894920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4.4779803752899">
                <text:p>34.4779803752899</text:p>
              </table:table-cell>
              <table:table-cell office:value-type="float" office:value="962475.133471273">
                <text:p>962475.13347127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4.4863638877869">
                <text:p>34.4863638877869</text:p>
              </table:table-cell>
              <table:table-cell office:value-type="float" office:value="965705.007650087">
                <text:p>965705.00765008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4.494772195816">
                <text:p>34.494772195816</text:p>
              </table:table-cell>
              <table:table-cell office:value-type="float" office:value="962857.208835455">
                <text:p>962857.20883545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4.5031864643097">
                <text:p>34.5031864643097</text:p>
              </table:table-cell>
              <table:table-cell office:value-type="float" office:value="962175.14405531">
                <text:p>962175.1440553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4.5116069316864">
                <text:p>34.5116069316864</text:p>
              </table:table-cell>
              <table:table-cell office:value-type="float" office:value="961466.820997791">
                <text:p>961466.82099779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4.5200338363647">
                <text:p>34.5200338363647</text:p>
              </table:table-cell>
              <table:table-cell office:value-type="float" office:value="960732.357730938">
                <text:p>960732.35773093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4.5285966396332">
                <text:p>34.5285966396332</text:p>
              </table:table-cell>
              <table:table-cell office:value-type="float" office:value="945484.760796325">
                <text:p>945484.76079632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4.5370330810547">
                <text:p>34.5370330810547</text:p>
              </table:table-cell>
              <table:table-cell office:value-type="float" office:value="959646.324261693">
                <text:p>959646.32426169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4.545604467392">
                <text:p>34.545604467392</text:p>
              </table:table-cell>
              <table:table-cell office:value-type="float" office:value="944537.9873717">
                <text:p>944537.987371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4.554013967514">
                <text:p>34.554013967514</text:p>
              </table:table-cell>
              <table:table-cell office:value-type="float" office:value="962720.718530279">
                <text:p>962720.71853027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4.5623865127563">
                <text:p>34.5623865127563</text:p>
              </table:table-cell>
              <table:table-cell office:value-type="float" office:value="966969.991286272">
                <text:p>966969.99128627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4.5707991123199">
                <text:p>34.5707991123199</text:p>
              </table:table-cell>
              <table:table-cell office:value-type="float" office:value="962366.024769732">
                <text:p>962366.02476973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4.5792620182037">
                <text:p>34.5792620182037</text:p>
              </table:table-cell>
              <table:table-cell office:value-type="float" office:value="956645.401848096">
                <text:p>956645.40184809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34.5876750946045">
                <text:p>34.5876750946045</text:p>
              </table:table-cell>
              <table:table-cell office:value-type="float" office:value="962311.479695072">
                <text:p>962311.47969507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4.596132516861">
                <text:p>34.596132516861</text:p>
              </table:table-cell>
              <table:table-cell office:value-type="float" office:value="957265.67203225">
                <text:p>957265.6720322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4.6045868396759">
                <text:p>34.6045868396759</text:p>
              </table:table-cell>
              <table:table-cell office:value-type="float" office:value="957616.615454033">
                <text:p>957616.61545403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4.6130080223084">
                <text:p>34.6130080223084</text:p>
              </table:table-cell>
              <table:table-cell office:value-type="float" office:value="961385.158517596">
                <text:p>961385.15851759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4.6214237213135">
                <text:p>34.6214237213135</text:p>
              </table:table-cell>
              <table:table-cell office:value-type="float" office:value="962011.592271517">
                <text:p>962011.59227151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4.6298389434814">
                <text:p>34.6298389434814</text:p>
              </table:table-cell>
              <table:table-cell office:value-type="float" office:value="962066.103354488">
                <text:p>962066.10335448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4.6382508277893">
                <text:p>34.6382508277893</text:p>
              </table:table-cell>
              <table:table-cell office:value-type="float" office:value="962447.853976532">
                <text:p>962447.85397653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34.6466598510742">
                <text:p>34.6466598510742</text:p>
              </table:table-cell>
              <table:table-cell office:value-type="float" office:value="962775.310008506">
                <text:p>962775.31000850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4.6550757884979">
                <text:p>34.6550757884979</text:p>
              </table:table-cell>
              <table:table-cell office:value-type="float" office:value="961984.339046432">
                <text:p>961984.33904643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34.6635251045227">
                <text:p>34.6635251045227</text:p>
              </table:table-cell>
              <table:table-cell office:value-type="float" office:value="958184.067947741">
                <text:p>958184.06794774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4.6719615459442">
                <text:p>34.6719615459442</text:p>
              </table:table-cell>
              <table:table-cell office:value-type="float" office:value="959646.324261693">
                <text:p>959646.32426169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4.6803758144379">
                <text:p>34.6803758144379</text:p>
              </table:table-cell>
              <table:table-cell office:value-type="float" office:value="962175.14405531">
                <text:p>962175.1440553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4.6887784004211">
                <text:p>34.6887784004211</text:p>
              </table:table-cell>
              <table:table-cell office:value-type="float" office:value="963512.901398859">
                <text:p>963512.90139885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4.6971702575684">
                <text:p>34.6971702575684</text:p>
              </table:table-cell>
              <table:table-cell office:value-type="float" office:value="964744.735041764">
                <text:p>964744.73504176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4.7056005001068">
                <text:p>34.7056005001068</text:p>
              </table:table-cell>
              <table:table-cell office:value-type="float" office:value="960351.96651489">
                <text:p>960351.9665148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4.7140276432037">
                <text:p>34.7140276432037</text:p>
              </table:table-cell>
              <table:table-cell office:value-type="float" office:value="960705.17693657">
                <text:p>960705.1769365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4.7224063873291">
                <text:p>34.7224063873291</text:p>
              </table:table-cell>
              <table:table-cell office:value-type="float" office:value="966254.593631733">
                <text:p>966254.59363173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4.7308051586151">
                <text:p>34.7308051586151</text:p>
              </table:table-cell>
              <table:table-cell office:value-type="float" office:value="963950.526130525">
                <text:p>963950.52613052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4.7392282485962">
                <text:p>34.7392282485962</text:p>
              </table:table-cell>
              <table:table-cell office:value-type="float" office:value="961167.459707323">
                <text:p>961167.45970732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4.7476572990417">
                <text:p>34.7476572990417</text:p>
              </table:table-cell>
              <table:table-cell office:value-type="float" office:value="960487.785936528">
                <text:p>960487.78593652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4.7561695575714">
                <text:p>34.7561695575714</text:p>
              </table:table-cell>
              <table:table-cell office:value-type="float" office:value="951098.932414643">
                <text:p>951098.93241464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4.7646353244781">
                <text:p>34.7646353244781</text:p>
              </table:table-cell>
              <table:table-cell office:value-type="float" office:value="956322.101610905">
                <text:p>956322.10161090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4.7732334136963">
                <text:p>34.7732334136963</text:p>
              </table:table-cell>
              <table:table-cell office:value-type="float" office:value="941604.558245293">
                <text:p>941604.55824529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4.7817006111145">
                <text:p>34.7817006111145</text:p>
              </table:table-cell>
              <table:table-cell office:value-type="float" office:value="956160.533423439">
                <text:p>956160.53342343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4.7901270389557">
                <text:p>34.7901270389557</text:p>
              </table:table-cell>
              <table:table-cell office:value-type="float" office:value="960786.723934018">
                <text:p>960786.72393401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4.7985601425171">
                <text:p>34.7985601425171</text:p>
              </table:table-cell>
              <table:table-cell office:value-type="float" office:value="960026.156568941">
                <text:p>960026.15656894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4.8069880008698">
                <text:p>34.8069880008698</text:p>
              </table:table-cell>
              <table:table-cell office:value-type="float" office:value="960623.643780588">
                <text:p>960623.64378058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4.8154075145721">
                <text:p>34.8154075145721</text:p>
              </table:table-cell>
              <table:table-cell office:value-type="float" office:value="961575.72588775">
                <text:p>961575.7258877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4.8238680362701">
                <text:p>34.8238680362701</text:p>
              </table:table-cell>
              <table:table-cell office:value-type="float" office:value="956914.985740856">
                <text:p>956914.98574085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4.8322913646698">
                <text:p>34.8322913646698</text:p>
              </table:table-cell>
              <table:table-cell office:value-type="float" office:value="961140.25428814">
                <text:p>961140.2542881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4.8407349586487">
                <text:p>34.8407349586487</text:p>
              </table:table-cell>
              <table:table-cell office:value-type="float" office:value="958833.409120429">
                <text:p>958833.40912042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4.8492207527161">
                <text:p>34.8492207527161</text:p>
              </table:table-cell>
              <table:table-cell office:value-type="float" office:value="954065.10406833">
                <text:p>954065.1040683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4.8576760292053">
                <text:p>34.8576760292053</text:p>
              </table:table-cell>
              <table:table-cell office:value-type="float" office:value="957508.605459057">
                <text:p>957508.60545905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4.8661978244782">
                <text:p>34.8661978244782</text:p>
              </table:table-cell>
              <table:table-cell office:value-type="float" office:value="950034.557367876">
                <text:p>950034.55736787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4.8746094703674">
                <text:p>34.8746094703674</text:p>
              </table:table-cell>
              <table:table-cell office:value-type="float" office:value="962475.133471273">
                <text:p>962475.13347127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4.8831391334534">
                <text:p>34.8831391334534</text:p>
              </table:table-cell>
              <table:table-cell office:value-type="float" office:value="949158.239713775">
                <text:p>949158.23971377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4.8915741443634">
                <text:p>34.8915741443634</text:p>
              </table:table-cell>
              <table:table-cell office:value-type="float" office:value="959809.072726759">
                <text:p>959809.07272675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4.9000055789948">
                <text:p>34.9000055789948</text:p>
              </table:table-cell>
              <table:table-cell office:value-type="float" office:value="960216.185499378">
                <text:p>960216.18549937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4.9084687232971">
                <text:p>34.9084687232971</text:p>
              </table:table-cell>
              <table:table-cell office:value-type="float" office:value="956618.451812829">
                <text:p>956618.45181282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4.9169447422028">
                <text:p>34.9169447422028</text:p>
              </table:table-cell>
              <table:table-cell office:value-type="float" office:value="955165.40136705">
                <text:p>955165.4013670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34.9253940582275">
                <text:p>34.9253940582275</text:p>
              </table:table-cell>
              <table:table-cell office:value-type="float" office:value="958184.067947741">
                <text:p>958184.06794774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4.9338500499725">
                <text:p>34.9338500499725</text:p>
              </table:table-cell>
              <table:table-cell office:value-type="float" office:value="957427.613950997">
                <text:p>957427.613950997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4.9423151016235">
                <text:p>34.9423151016235</text:p>
              </table:table-cell>
              <table:table-cell office:value-type="float" office:value="956402.906182228">
                <text:p>956402.90618222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4.9507339000702">
                <text:p>34.9507339000702</text:p>
              </table:table-cell>
              <table:table-cell office:value-type="float" office:value="961657.420747076">
                <text:p>961657.42074707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4.9591765403748">
                <text:p>34.9591765403748</text:p>
              </table:table-cell>
              <table:table-cell office:value-type="float" office:value="958941.718223151">
                <text:p>958941.71822315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4.9675858020782">
                <text:p>34.9675858020782</text:p>
              </table:table-cell>
              <table:table-cell office:value-type="float" office:value="962748.013495506">
                <text:p>962748.01349550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4.9760451316833">
                <text:p>34.9760451316833</text:p>
              </table:table-cell>
              <table:table-cell office:value-type="float" office:value="957049.834672078">
                <text:p>957049.83467207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4.9846396446228">
                <text:p>34.9846396446228</text:p>
              </table:table-cell>
              <table:table-cell office:value-type="float" office:value="941996.371060808">
                <text:p>941996.37106080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4.9931290149689">
                <text:p>34.9931290149689</text:p>
              </table:table-cell>
              <table:table-cell office:value-type="float" office:value="953663.189372876">
                <text:p>953663.18937287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35.0017094612122">
                <text:p>35.0017094612122</text:p>
              </table:table-cell>
              <table:table-cell office:value-type="float" office:value="943540.67031593">
                <text:p>943540.6703159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5.0102031230927">
                <text:p>35.0102031230927</text:p>
              </table:table-cell>
              <table:table-cell office:value-type="float" office:value="953181.338498246">
                <text:p>953181.33849824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35.0185632705688">
                <text:p>35.0185632705688</text:p>
              </table:table-cell>
              <table:table-cell office:value-type="float" office:value="968403.969314131">
                <text:p>968403.96931413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35.0270421504974">
                <text:p>35.0270421504974</text:p>
              </table:table-cell>
              <table:table-cell office:value-type="float" office:value="954843.100525827">
                <text:p>954843.10052582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35.035453081131">
                <text:p>35.035453081131</text:p>
              </table:table-cell>
              <table:table-cell office:value-type="float" office:value="962556.981234764">
                <text:p>962556.98123476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5.0439624786377">
                <text:p>35.0439624786377</text:p>
              </table:table-cell>
              <table:table-cell office:value-type="float" office:value="951418.710151019">
                <text:p>951418.71015101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35.0524637699127">
                <text:p>35.0524637699127</text:p>
              </table:table-cell>
              <table:table-cell office:value-type="float" office:value="952325.915921138">
                <text:p>952325.91592113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8.0617697238922">
                <text:p>48.0617697238922</text:p>
              </table:table-cell>
              <table:table-cell office:value-type="float" office:value="622.323744913038">
                <text:p>622.323744913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